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79.74pt"/>
    </style:style>
    <style:style style:name="co6" style:family="table-column">
      <style:table-column-properties fo:break-before="auto" style:column-width="36.51pt"/>
    </style:style>
    <style:style style:name="co7" style:family="table-column">
      <style:table-column-properties fo:break-before="auto" style:column-width="37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_0509_server" table:style-name="ta1">
        <table:shapes>
          <draw:frame draw:z-index="0" draw:style-name="gr1" draw:text-style-name="P1" svg:width="453.03pt" svg:height="255.23pt" svg:x="68.94pt" svg:y="709.26pt">
            <loext:p draw:notify-on-update-of-ranges="result_0509_server.I52:result_0509_server.DD52 result_0509_server.I53:result_0509_server.DD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12" table:default-cell-style-name="Default"/>
        <table:table-column table:style-name="co8" table:number-columns-repeated="88" table:default-cell-style-name="Default"/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4.8259020477177" calcext:value-type="float">
            <text:p>4.8259020477</text:p>
          </table:table-cell>
          <table:table-cell office:value-type="string" calcext:value-type="string">
            <text:p><text:s/>global min</text:p>
          </table:table-cell>
          <table:table-cell office:value-type="float" office:value="-12.7464077423388" calcext:value-type="float">
            <text:p>-12.7464077423</text:p>
          </table:table-cell>
          <table:table-cell office:value-type="string" calcext:value-type="string">
            <text:p><text:s/>range</text:p>
          </table:table-cell>
          <table:table-cell office:value-type="float" office:value="17.5723097900565" calcext:value-type="float">
            <text:p>17.5723097901</text:p>
          </table:table-cell>
          <table:table-cell office:value-type="string" calcext:value-type="string">
            <text:p><text:s/>regret</text:p>
          </table:table-cell>
          <table:table-cell office:value-type="float" office:value="3.87297717258854" calcext:value-type="float">
            <text:p>3.8729771726</text:p>
          </table:table-cell>
          <table:table-cell office:value-type="float" office:value="4.1330117778094" calcext:value-type="float">
            <text:p>4.1330117778</text:p>
          </table:table-cell>
          <table:table-cell office:value-type="float" office:value="4.29013392744513" calcext:value-type="float">
            <text:p>4.2901339274</text:p>
          </table:table-cell>
          <table:table-cell office:value-type="float" office:value="6.80935902557678" calcext:value-type="float">
            <text:p>6.8093590256</text:p>
          </table:table-cell>
          <table:table-cell office:value-type="float" office:value="6.53679637166785" calcext:value-type="float">
            <text:p>6.5367963717</text:p>
          </table:table-cell>
          <table:table-cell office:value-type="float" office:value="6.40062521943582" calcext:value-type="float">
            <text:p>6.4006252194</text:p>
          </table:table-cell>
          <table:table-cell office:value-type="float" office:value="5.67908687626419" calcext:value-type="float">
            <text:p>5.6790868763</text:p>
          </table:table-cell>
          <table:table-cell office:value-type="float" office:value="5.83310931603097" calcext:value-type="float">
            <text:p>5.833109316</text:p>
          </table:table-cell>
          <table:table-cell office:value-type="float" office:value="6.60668320591656" calcext:value-type="float">
            <text:p>6.6066832059</text:p>
          </table:table-cell>
          <table:table-cell office:value-type="float" office:value="6.38834688478393" calcext:value-type="float">
            <text:p>6.3883468848</text:p>
          </table:table-cell>
          <table:table-cell office:value-type="float" office:value="6.37338345545968" calcext:value-type="float">
            <text:p>6.3733834555</text:p>
          </table:table-cell>
          <table:table-cell office:value-type="float" office:value="6.74436662300329" calcext:value-type="float">
            <text:p>6.744366623</text:p>
          </table:table-cell>
          <table:table-cell office:value-type="float" office:value="6.61782997308858" calcext:value-type="float">
            <text:p>6.6178299731</text:p>
          </table:table-cell>
          <table:table-cell office:value-type="float" office:value="6.5558740687998" calcext:value-type="float">
            <text:p>6.5558740688</text:p>
          </table:table-cell>
          <table:table-cell office:value-type="float" office:value="6.64895940764925" calcext:value-type="float">
            <text:p>6.6489594076</text:p>
          </table:table-cell>
          <table:table-cell office:value-type="float" office:value="6.48731538791293" calcext:value-type="float">
            <text:p>6.4873153879</text:p>
          </table:table-cell>
          <table:table-cell office:value-type="float" office:value="6.39595702898348" calcext:value-type="float">
            <text:p>6.395957029</text:p>
          </table:table-cell>
          <table:table-cell office:value-type="float" office:value="6.35910078835879" calcext:value-type="float">
            <text:p>6.3591007884</text:p>
          </table:table-cell>
          <table:table-cell office:value-type="float" office:value="6.41655077314591" calcext:value-type="float">
            <text:p>6.4165507731</text:p>
          </table:table-cell>
          <table:table-cell office:value-type="float" office:value="6.29192171979998" calcext:value-type="float">
            <text:p>6.2919217198</text:p>
          </table:table-cell>
          <table:table-cell office:value-type="float" office:value="6.02766348580569" calcext:value-type="float">
            <text:p>6.0276634858</text:p>
          </table:table-cell>
          <table:table-cell office:value-type="float" office:value="5.78339950785439" calcext:value-type="float">
            <text:p>5.7833995079</text:p>
          </table:table-cell>
          <table:table-cell office:value-type="float" office:value="5.5603758758119" calcext:value-type="float">
            <text:p>5.5603758758</text:p>
          </table:table-cell>
          <table:table-cell office:value-type="float" office:value="5.35593754643962" calcext:value-type="float">
            <text:p>5.3559375464</text:p>
          </table:table-cell>
          <table:table-cell office:value-type="float" office:value="5.16785428341713" calcext:value-type="float">
            <text:p>5.1678542834</text:p>
          </table:table-cell>
          <table:table-cell office:value-type="float" office:value="4.99423896370405" calcext:value-type="float">
            <text:p>4.9942389637</text:p>
          </table:table-cell>
          <table:table-cell office:value-type="float" office:value="4.8334840380438" calcext:value-type="float">
            <text:p>4.833484038</text:p>
          </table:table-cell>
          <table:table-cell office:value-type="float" office:value="4.68421160707356" calcext:value-type="float">
            <text:p>4.6842116071</text:p>
          </table:table-cell>
          <table:table-cell office:value-type="float" office:value="4.54523382651506" calcext:value-type="float">
            <text:p>4.5452338265</text:p>
          </table:table-cell>
          <table:table-cell office:value-type="float" office:value="4.41552123132713" calcext:value-type="float">
            <text:p>4.4155212313</text:p>
          </table:table-cell>
          <table:table-cell office:value-type="float" office:value="4.29417719066746" calcext:value-type="float">
            <text:p>4.2941771907</text:p>
          </table:table-cell>
          <table:table-cell office:value-type="float" office:value="4.18041715254901" calcext:value-type="float">
            <text:p>4.1804171525</text:p>
          </table:table-cell>
          <table:table-cell office:value-type="float" office:value="4.07355166219532" calcext:value-type="float">
            <text:p>4.0735516622</text:p>
          </table:table-cell>
          <table:table-cell office:value-type="float" office:value="3.97297237715655" calcext:value-type="float">
            <text:p>3.9729723772</text:p>
          </table:table-cell>
          <table:table-cell office:value-type="float" office:value="3.87814047983428" calcext:value-type="float">
            <text:p>3.8781404798</text:p>
          </table:table-cell>
          <table:table-cell office:value-type="float" office:value="3.78857702125214" calcext:value-type="float">
            <text:p>3.7885770213</text:p>
          </table:table-cell>
          <table:table-cell office:value-type="float" office:value="3.70385483070146" calcext:value-type="float">
            <text:p>3.7038548307</text:p>
          </table:table-cell>
          <table:table-cell office:value-type="float" office:value="3.62359170281135" calcext:value-type="float">
            <text:p>3.6235917028</text:p>
          </table:table-cell>
          <table:table-cell office:value-type="float" office:value="3.54744463276176" calcext:value-type="float">
            <text:p>3.5474446328</text:p>
          </table:table-cell>
          <table:table-cell office:value-type="float" office:value="3.47510491621464" calcext:value-type="float">
            <text:p>3.4751049162</text:p>
          </table:table-cell>
          <table:table-cell office:value-type="float" office:value="3.40629396632836" calcext:value-type="float">
            <text:p>3.4062939663</text:p>
          </table:table-cell>
          <table:table-cell office:value-type="float" office:value="3.34075972834143" calcext:value-type="float">
            <text:p>3.3407597283</text:p>
          </table:table-cell>
          <table:table-cell office:value-type="float" office:value="3.27827359444691" calcext:value-type="float">
            <text:p>3.2782735944</text:p>
          </table:table-cell>
          <table:table-cell office:value-type="float" office:value="3.21862773936578" calcext:value-type="float">
            <text:p>3.2186277394</text:p>
          </table:table-cell>
          <table:table-cell office:value-type="float" office:value="3.16163281117715" calcext:value-type="float">
            <text:p>3.1616328112</text:p>
          </table:table-cell>
          <table:table-cell office:value-type="float" office:value="3.10711592334454" calcext:value-type="float">
            <text:p>3.1071159233</text:p>
          </table:table-cell>
          <table:table-cell office:value-type="float" office:value="3.05491890307928" calcext:value-type="float">
            <text:p>3.0549189031</text:p>
          </table:table-cell>
          <table:table-cell office:value-type="float" office:value="3.0048967586584" calcext:value-type="float">
            <text:p>3.0048967587</text:p>
          </table:table-cell>
          <table:table-cell office:value-type="float" office:value="3.03419948618294" calcext:value-type="float">
            <text:p>3.0341994862</text:p>
          </table:table-cell>
          <table:table-cell office:value-type="float" office:value="2.98659261587682" calcext:value-type="float">
            <text:p>2.9865926159</text:p>
          </table:table-cell>
          <table:table-cell office:value-type="float" office:value="2.94085268166114" calcext:value-type="float">
            <text:p>2.9408526817</text:p>
          </table:table-cell>
          <table:table-cell office:value-type="float" office:value="2.89687197568453" calcext:value-type="float">
            <text:p>2.8968719757</text:p>
          </table:table-cell>
          <table:table-cell office:value-type="float" office:value="2.85455091899005" calcext:value-type="float">
            <text:p>2.854550919</text:p>
          </table:table-cell>
          <table:table-cell office:value-type="float" office:value="2.81379730883981" calcext:value-type="float">
            <text:p>2.8137973088</text:p>
          </table:table-cell>
          <table:table-cell office:value-type="float" office:value="2.77452564814958" calcext:value-type="float">
            <text:p>2.7745256481</text:p>
          </table:table-cell>
          <table:table-cell office:value-type="float" office:value="2.73665654676972" calcext:value-type="float">
            <text:p>2.7366565468</text:p>
          </table:table-cell>
          <table:table-cell office:value-type="float" office:value="2.70011618578914" calcext:value-type="float">
            <text:p>2.7001161858</text:p>
          </table:table-cell>
          <table:table-cell office:value-type="float" office:value="2.66483583725618" calcext:value-type="float">
            <text:p>2.6648358373</text:p>
          </table:table-cell>
          <table:table-cell office:value-type="float" office:value="2.63075143274128" calcext:value-type="float">
            <text:p>2.6307514327</text:p>
          </table:table-cell>
          <table:table-cell office:value-type="float" office:value="2.59780317504355" calcext:value-type="float">
            <text:p>2.597803175</text:p>
          </table:table-cell>
          <table:table-cell office:value-type="float" office:value="2.56593518809" calcext:value-type="float">
            <text:p>2.5659351881</text:p>
          </table:table-cell>
          <table:table-cell office:value-type="float" office:value="2.5350952007156" calcext:value-type="float">
            <text:p>2.5350952007</text:p>
          </table:table-cell>
          <table:table-cell office:value-type="float" office:value="2.50523426055943" calcext:value-type="float">
            <text:p>2.5052342606</text:p>
          </table:table-cell>
          <table:table-cell office:value-type="float" office:value="2.47630647478315" calcext:value-type="float">
            <text:p>2.4763064748</text:p>
          </table:table-cell>
          <table:table-cell office:value-type="float" office:value="2.44826877472306" calcext:value-type="float">
            <text:p>2.4482687747</text:p>
          </table:table-cell>
          <table:table-cell office:value-type="float" office:value="2.42108070193751" calcext:value-type="float">
            <text:p>2.4210807019</text:p>
          </table:table-cell>
          <table:table-cell office:value-type="float" office:value="2.39470421341422" calcext:value-type="float">
            <text:p>2.3947042134</text:p>
          </table:table-cell>
          <table:table-cell office:value-type="float" office:value="2.36910350396515" calcext:value-type="float">
            <text:p>2.369103504</text:p>
          </table:table-cell>
          <table:table-cell office:value-type="float" office:value="2.34424484406532" calcext:value-type="float">
            <text:p>2.3442448441</text:p>
          </table:table-cell>
          <table:table-cell office:value-type="float" office:value="2.32009643159121" calcext:value-type="float">
            <text:p>2.3200964316</text:p>
          </table:table-cell>
          <table:table-cell office:value-type="float" office:value="2.29662825608819" calcext:value-type="float">
            <text:p>2.2966282561</text:p>
          </table:table-cell>
          <table:table-cell office:value-type="float" office:value="2.27381197434915" calcext:value-type="float">
            <text:p>2.2738119743</text:p>
          </table:table-cell>
          <table:table-cell office:value-type="float" office:value="2.2516207962194" calcext:value-type="float">
            <text:p>2.2516207962</text:p>
          </table:table-cell>
          <table:table-cell office:value-type="float" office:value="2.23002937966072" calcext:value-type="float">
            <text:p>2.2300293797</text:p>
          </table:table-cell>
          <table:table-cell office:value-type="float" office:value="2.20901373421027" calcext:value-type="float">
            <text:p>2.2090137342</text:p>
          </table:table-cell>
          <table:table-cell office:value-type="float" office:value="2.18855113206115" calcext:value-type="float">
            <text:p>2.1885511321</text:p>
          </table:table-cell>
          <table:table-cell office:value-type="float" office:value="2.16862002607175" calcext:value-type="float">
            <text:p>2.1686200261</text:p>
          </table:table-cell>
          <table:table-cell office:value-type="float" office:value="2.14919997408208" calcext:value-type="float">
            <text:p>2.1491999741</text:p>
          </table:table-cell>
          <table:table-cell office:value-type="float" office:value="2.13027156897822" calcext:value-type="float">
            <text:p>2.130271569</text:p>
          </table:table-cell>
          <table:table-cell office:value-type="float" office:value="2.11181637400195" calcext:value-type="float">
            <text:p>2.111816374</text:p>
          </table:table-cell>
          <table:table-cell office:value-type="float" office:value="2.09381686285226" calcext:value-type="float">
            <text:p>2.0938168629</text:p>
          </table:table-cell>
          <table:table-cell office:value-type="float" office:value="2.07625636416964" calcext:value-type="float">
            <text:p>2.0762563642</text:p>
          </table:table-cell>
          <table:table-cell office:value-type="float" office:value="2.05911901003359" calcext:value-type="float">
            <text:p>2.05911901</text:p>
          </table:table-cell>
          <table:table-cell office:value-type="float" office:value="2.04238968813887" calcext:value-type="float">
            <text:p>2.0423896881</text:p>
          </table:table-cell>
          <table:table-cell office:value-type="float" office:value="2.02605399734755" calcext:value-type="float">
            <text:p>2.0260539973</text:p>
          </table:table-cell>
          <table:table-cell office:value-type="float" office:value="2.01009820634208" calcext:value-type="float">
            <text:p>2.0100982063</text:p>
          </table:table-cell>
          <table:table-cell office:value-type="float" office:value="1.99450921512984" calcext:value-type="float">
            <text:p>1.9945092151</text:p>
          </table:table-cell>
          <table:table-cell office:value-type="float" office:value="1.97927451917243" calcext:value-type="float">
            <text:p>1.9792745192</text:p>
          </table:table-cell>
          <table:table-cell office:value-type="float" office:value="1.96438217593315" calcext:value-type="float">
            <text:p>1.9643821759</text:p>
          </table:table-cell>
          <table:table-cell office:value-type="float" office:value="1.94982077365476" calcext:value-type="float">
            <text:p>1.9498207737</text:p>
          </table:table-cell>
          <table:table-cell office:value-type="float" office:value="1.93557940219566" calcext:value-type="float">
            <text:p>1.9355794022</text:p>
          </table:table-cell>
          <table:table-cell office:value-type="float" office:value="1.92164762576829" calcext:value-type="float">
            <text:p>1.9216476258</text:p>
          </table:table-cell>
          <table:table-cell office:value-type="float" office:value="1.90801545743612" calcext:value-type="float">
            <text:p>1.9080154574</text:p>
          </table:table-cell>
          <table:table-cell office:value-type="float" office:value="1.89467333523869" calcext:value-type="float">
            <text:p>1.8946733352</text:p>
          </table:table-cell>
          <table:table-cell office:value-type="float" office:value="1.88161209982436" calcext:value-type="float">
            <text:p>1.8816120998</text:p>
          </table:table-cell>
          <table:table-cell office:value-type="float" office:value="1.86882297348116" calcext:value-type="float">
            <text:p>1.8688229735</text:p>
          </table:table-cell>
          <table:table-cell office:value-type="float" office:value="1.85629754046462" calcext:value-type="float">
            <text:p>1.8562975405</text:p>
          </table:table-cell>
          <table:table-cell office:value-type="float" office:value="1.84402772853005" calcext:value-type="float">
            <text:p>1.8440277285</text:p>
          </table:table-cell>
          <table:table-cell office:value-type="float" office:value="1.83200579158407" calcext:value-type="float">
            <text:p>1.8320057916</text:p>
          </table:table-cell>
          <table:table-cell office:value-type="float" office:value="1.820224293377" calcext:value-type="float">
            <text:p>1.8202242934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13.683401949805" calcext:value-type="float">
            <text:p>13.6834019498</text:p>
          </table:table-cell>
          <table:table-cell office:value-type="string" calcext:value-type="string">
            <text:p><text:s/>global min</text:p>
          </table:table-cell>
          <table:table-cell office:value-type="float" office:value="-3.54793296649282" calcext:value-type="float">
            <text:p>-3.5479329665</text:p>
          </table:table-cell>
          <table:table-cell office:value-type="string" calcext:value-type="string">
            <text:p><text:s/>range</text:p>
          </table:table-cell>
          <table:table-cell office:value-type="float" office:value="17.2313349162978" calcext:value-type="float">
            <text:p>17.2313349163</text:p>
          </table:table-cell>
          <table:table-cell office:value-type="string" calcext:value-type="string">
            <text:p><text:s/>regret</text:p>
          </table:table-cell>
          <table:table-cell office:value-type="float" office:value="7.60732608789838" calcext:value-type="float">
            <text:p>7.6073260879</text:p>
          </table:table-cell>
          <table:table-cell office:value-type="float" office:value="10.1691510779855" calcext:value-type="float">
            <text:p>10.169151078</text:p>
          </table:table-cell>
          <table:table-cell office:value-type="float" office:value="12.4154100873011" calcext:value-type="float">
            <text:p>12.4154100873</text:p>
          </table:table-cell>
          <table:table-cell office:value-type="float" office:value="11.4618869544211" calcext:value-type="float">
            <text:p>11.4618869544</text:p>
          </table:table-cell>
          <table:table-cell office:value-type="float" office:value="10.9201279099892" calcext:value-type="float">
            <text:p>10.92012791</text:p>
          </table:table-cell>
          <table:table-cell office:value-type="float" office:value="9.86182700387434" calcext:value-type="float">
            <text:p>9.8618270039</text:p>
          </table:table-cell>
          <table:table-cell office:value-type="float" office:value="8.80756127908784" calcext:value-type="float">
            <text:p>8.8075612791</text:p>
          </table:table-cell>
          <table:table-cell office:value-type="float" office:value="8.23184256452579" calcext:value-type="float">
            <text:p>8.2318425645</text:p>
          </table:table-cell>
          <table:table-cell office:value-type="float" office:value="8.07607879837023" calcext:value-type="float">
            <text:p>8.0760787984</text:p>
          </table:table-cell>
          <table:table-cell office:value-type="float" office:value="8.26071731010938" calcext:value-type="float">
            <text:p>8.2607173101</text:p>
          </table:table-cell>
          <table:table-cell office:value-type="float" office:value="7.55794551642018" calcext:value-type="float">
            <text:p>7.5579455164</text:p>
          </table:table-cell>
          <table:table-cell office:value-type="float" office:value="6.92811672338516" calcext:value-type="float">
            <text:p>6.9281167234</text:p>
          </table:table-cell>
          <table:table-cell office:value-type="float" office:value="6.39518466774015" calcext:value-type="float">
            <text:p>6.3951846677</text:p>
          </table:table-cell>
          <table:table-cell office:value-type="float" office:value="5.93838576290157" calcext:value-type="float">
            <text:p>5.9383857629</text:p>
          </table:table-cell>
          <table:table-cell office:value-type="float" office:value="5.54249337870813" calcext:value-type="float">
            <text:p>5.5424933787</text:p>
          </table:table-cell>
          <table:table-cell office:value-type="float" office:value="5.19608754253887" calcext:value-type="float">
            <text:p>5.1960875425</text:p>
          </table:table-cell>
          <table:table-cell office:value-type="float" office:value="4.89043533415423" calcext:value-type="float">
            <text:p>4.8904353342</text:p>
          </table:table-cell>
          <table:table-cell office:value-type="float" office:value="4.61874448225677" calcext:value-type="float">
            <text:p>4.6187444823</text:p>
          </table:table-cell>
          <table:table-cell office:value-type="float" office:value="4.37565266740115" calcext:value-type="float">
            <text:p>4.3756526674</text:p>
          </table:table-cell>
          <table:table-cell office:value-type="float" office:value="4.1568700340311" calcext:value-type="float">
            <text:p>4.156870034</text:p>
          </table:table-cell>
          <table:table-cell office:value-type="float" office:value="3.95892384193438" calcext:value-type="float">
            <text:p>3.9589238419</text:p>
          </table:table-cell>
          <table:table-cell office:value-type="float" office:value="3.77897275821009" calcext:value-type="float">
            <text:p>3.7789727582</text:p>
          </table:table-cell>
          <table:table-cell office:value-type="float" office:value="4.09452325839011" calcext:value-type="float">
            <text:p>4.0945232584</text:p>
          </table:table-cell>
          <table:table-cell office:value-type="float" office:value="3.92391812262385" calcext:value-type="float">
            <text:p>3.9239181226</text:p>
          </table:table-cell>
          <table:table-cell office:value-type="float" office:value="3.7669613977189" calcext:value-type="float">
            <text:p>3.7669613977</text:p>
          </table:table-cell>
          <table:table-cell office:value-type="float" office:value="3.6220782670374" calcext:value-type="float">
            <text:p>3.622078267</text:p>
          </table:table-cell>
          <table:table-cell office:value-type="float" office:value="3.48792722011009" calcext:value-type="float">
            <text:p>3.4879272201</text:p>
          </table:table-cell>
          <table:table-cell office:value-type="float" office:value="3.36335839082045" calcext:value-type="float">
            <text:p>3.3633583908</text:p>
          </table:table-cell>
          <table:table-cell office:value-type="float" office:value="3.24738051527491" calcext:value-type="float">
            <text:p>3.2473805153</text:p>
          </table:table-cell>
          <table:table-cell office:value-type="float" office:value="3.13913449809908" calcext:value-type="float">
            <text:p>3.1391344981</text:p>
          </table:table-cell>
          <table:table-cell office:value-type="float" office:value="3.0378720949346" calcext:value-type="float">
            <text:p>3.0378720949</text:p>
          </table:table-cell>
          <table:table-cell office:value-type="float" office:value="2.94293859196789" calcext:value-type="float">
            <text:p>2.942938592</text:p>
          </table:table-cell>
          <table:table-cell office:value-type="float" office:value="2.85375863463553" calcext:value-type="float">
            <text:p>2.8537586346</text:p>
          </table:table-cell>
          <table:table-cell office:value-type="float" office:value="2.76982455714625" calcext:value-type="float">
            <text:p>2.7698245571</text:p>
          </table:table-cell>
          <table:table-cell office:value-type="float" office:value="2.69068671265636" calcext:value-type="float">
            <text:p>2.6906867127</text:p>
          </table:table-cell>
          <table:table-cell office:value-type="float" office:value="2.61594541508257" calcext:value-type="float">
            <text:p>2.6159454151</text:p>
          </table:table-cell>
          <table:table-cell office:value-type="float" office:value="2.54524418764791" calcext:value-type="float">
            <text:p>2.5452441876</text:p>
          </table:table-cell>
          <table:table-cell office:value-type="float" office:value="2.47826407744665" calcext:value-type="float">
            <text:p>2.4782640774</text:p>
          </table:table-cell>
          <table:table-cell office:value-type="float" office:value="2.4147188446916" calcext:value-type="float">
            <text:p>2.4147188447</text:p>
          </table:table-cell>
          <table:table-cell office:value-type="float" office:value="2.35435087357431" calcext:value-type="float">
            <text:p>2.3543508736</text:p>
          </table:table-cell>
          <table:table-cell office:value-type="float" office:value="2.29692768153592" calcext:value-type="float">
            <text:p>2.2969276815</text:p>
          </table:table-cell>
          <table:table-cell office:value-type="float" office:value="2.24223892721363" calcext:value-type="float">
            <text:p>2.2422389272</text:p>
          </table:table-cell>
          <table:table-cell office:value-type="float" office:value="2.19009383588308" calcext:value-type="float">
            <text:p>2.1900938359</text:p>
          </table:table-cell>
          <table:table-cell office:value-type="float" office:value="2.14031897597665" calcext:value-type="float">
            <text:p>2.140318976</text:p>
          </table:table-cell>
          <table:table-cell office:value-type="float" office:value="2.09275633206606" calcext:value-type="float">
            <text:p>2.0927563321</text:p>
          </table:table-cell>
          <table:table-cell office:value-type="float" office:value="2.04726162919505" calcext:value-type="float">
            <text:p>2.0472616292</text:p>
          </table:table-cell>
          <table:table-cell office:value-type="float" office:value="2.00370287112707" calcext:value-type="float">
            <text:p>2.0037028711</text:p>
          </table:table-cell>
          <table:table-cell office:value-type="float" office:value="1.96195906131193" calcext:value-type="float">
            <text:p>1.9619590613</text:p>
          </table:table-cell>
          <table:table-cell office:value-type="float" office:value="1.92191908046883" calcext:value-type="float">
            <text:p>1.9219190805</text:p>
          </table:table-cell>
          <table:table-cell office:value-type="float" office:value="1.88348069885945" calcext:value-type="float">
            <text:p>1.8834806989</text:p>
          </table:table-cell>
          <table:table-cell office:value-type="float" office:value="1.84654970476417" calcext:value-type="float">
            <text:p>1.8465497048</text:p>
          </table:table-cell>
          <table:table-cell office:value-type="float" office:value="1.8110391335187" calcext:value-type="float">
            <text:p>1.8110391335</text:p>
          </table:table-cell>
          <table:table-cell office:value-type="float" office:value="1.77686858382967" calcext:value-type="float">
            <text:p>1.7768685838</text:p>
          </table:table-cell>
          <table:table-cell office:value-type="float" office:value="1.74396361005505" calcext:value-type="float">
            <text:p>1.7439636101</text:p>
          </table:table-cell>
          <table:table-cell office:value-type="float" office:value="1.71225518078132" calcext:value-type="float">
            <text:p>1.7122551808</text:p>
          </table:table-cell>
          <table:table-cell office:value-type="float" office:value="1.68167919541022" calcext:value-type="float">
            <text:p>1.6816791954</text:p>
          </table:table-cell>
          <table:table-cell office:value-type="float" office:value="1.6521760516311" calcext:value-type="float">
            <text:p>1.6521760516</text:p>
          </table:table-cell>
          <table:table-cell office:value-type="float" office:value="1.62369025763746" calcext:value-type="float">
            <text:p>1.6236902576</text:p>
          </table:table-cell>
          <table:table-cell office:value-type="float" office:value="1.5961700837792" calcext:value-type="float">
            <text:p>1.5961700838</text:p>
          </table:table-cell>
          <table:table-cell office:value-type="float" office:value="1.56956724904954" calcext:value-type="float">
            <text:p>1.569567249</text:p>
          </table:table-cell>
          <table:table-cell office:value-type="float" office:value="1.54383663840939" calcext:value-type="float">
            <text:p>1.5438366384</text:p>
          </table:table-cell>
          <table:table-cell office:value-type="float" office:value="1.5189360474673" calcext:value-type="float">
            <text:p>1.5189360475</text:p>
          </table:table-cell>
          <table:table-cell office:value-type="float" office:value="1.49482595147575" calcext:value-type="float">
            <text:p>1.4948259515</text:p>
          </table:table-cell>
          <table:table-cell office:value-type="float" office:value="1.47146929598395" calcext:value-type="float">
            <text:p>1.471469296</text:p>
          </table:table-cell>
          <table:table-cell office:value-type="float" office:value="1.44883130681496" calcext:value-type="float">
            <text:p>1.4488313068</text:p>
          </table:table-cell>
          <table:table-cell office:value-type="float" office:value="1.42687931731777" calcext:value-type="float">
            <text:p>1.4268793173</text:p>
          </table:table-cell>
          <table:table-cell office:value-type="float" office:value="1.40558261108914" calcext:value-type="float">
            <text:p>1.4055826111</text:p>
          </table:table-cell>
          <table:table-cell office:value-type="float" office:value="1.38491227857313" calcext:value-type="float">
            <text:p>1.3849122786</text:p>
          </table:table-cell>
          <table:table-cell office:value-type="float" office:value="1.36484108613004" calcext:value-type="float">
            <text:p>1.3648410861</text:p>
          </table:table-cell>
          <table:table-cell office:value-type="float" office:value="1.34534335632818" calcext:value-type="float">
            <text:p>1.3453433563</text:p>
          </table:table-cell>
          <table:table-cell office:value-type="float" office:value="1.32639485835173" calcext:value-type="float">
            <text:p>1.3263948584</text:p>
          </table:table-cell>
          <table:table-cell office:value-type="float" office:value="1.30797270754129" calcext:value-type="float">
            <text:p>1.3079727075</text:p>
          </table:table-cell>
          <table:table-cell office:value-type="float" office:value="1.2900552731914" calcext:value-type="float">
            <text:p>1.2900552732</text:p>
          </table:table-cell>
          <table:table-cell office:value-type="float" office:value="1.27262209382395" calcext:value-type="float">
            <text:p>1.2726220938</text:p>
          </table:table-cell>
          <table:table-cell office:value-type="float" office:value="1.25565379923963" calcext:value-type="float">
            <text:p>1.2556537992</text:p>
          </table:table-cell>
          <table:table-cell office:value-type="float" office:value="1.23913203872332" calcext:value-type="float">
            <text:p>1.2391320387</text:p>
          </table:table-cell>
          <table:table-cell office:value-type="float" office:value="1.2230394148438" calcext:value-type="float">
            <text:p>1.2230394148</text:p>
          </table:table-cell>
          <table:table-cell office:value-type="float" office:value="1.2073594223458" calcext:value-type="float">
            <text:p>1.2073594223</text:p>
          </table:table-cell>
          <table:table-cell office:value-type="float" office:value="1.1920763916832" calcext:value-type="float">
            <text:p>1.1920763917</text:p>
          </table:table-cell>
          <table:table-cell office:value-type="float" office:value="1.17717543678716" calcext:value-type="float">
            <text:p>1.1771754368</text:p>
          </table:table-cell>
          <table:table-cell office:value-type="float" office:value="1.16264240670336" calcext:value-type="float">
            <text:p>1.1626424067</text:p>
          </table:table-cell>
          <table:table-cell office:value-type="float" office:value="1.14846384076796" calcext:value-type="float">
            <text:p>1.1484638408</text:p>
          </table:table-cell>
          <table:table-cell office:value-type="float" office:value="1.13462692702377" calcext:value-type="float">
            <text:p>1.134626927</text:p>
          </table:table-cell>
          <table:table-cell office:value-type="float" office:value="1.12111946360682" calcext:value-type="float">
            <text:p>1.1211194636</text:p>
          </table:table-cell>
          <table:table-cell office:value-type="float" office:value="1.1079298228585" calcext:value-type="float">
            <text:p>1.1079298229</text:p>
          </table:table-cell>
          <table:table-cell office:value-type="float" office:value="1.09504691794154" calcext:value-type="float">
            <text:p>1.0950469179</text:p>
          </table:table-cell>
          <table:table-cell office:value-type="float" office:value="1.08246017175831" calcext:value-type="float">
            <text:p>1.0824601718</text:p>
          </table:table-cell>
          <table:table-cell office:value-type="float" office:value="1.07015948798832" calcext:value-type="float">
            <text:p>1.070159488</text:p>
          </table:table-cell>
          <table:table-cell office:value-type="float" office:value="1.05813522407834" calcext:value-type="float">
            <text:p>1.0581352241</text:p>
          </table:table-cell>
          <table:table-cell office:value-type="float" office:value="1.04637816603303" calcext:value-type="float">
            <text:p>1.046378166</text:p>
          </table:table-cell>
          <table:table-cell office:value-type="float" office:value="1.03487950486783" calcext:value-type="float">
            <text:p>1.0348795049</text:p>
          </table:table-cell>
          <table:table-cell office:value-type="float" office:value="1.02363081459753" calcext:value-type="float">
            <text:p>1.0236308146</text:p>
          </table:table-cell>
          <table:table-cell office:value-type="float" office:value="1.01262403164487" calcext:value-type="float">
            <text:p>1.0126240316</text:p>
          </table:table-cell>
          <table:table-cell office:value-type="float" office:value="1.00185143556354" calcext:value-type="float">
            <text:p>1.0018514356</text:p>
          </table:table-cell>
          <table:table-cell office:value-type="float" office:value="0.991305630978658" calcext:value-type="float">
            <text:p>0.991305631</text:p>
          </table:table-cell>
          <table:table-cell office:value-type="float" office:value="0.980979530655964" calcext:value-type="float">
            <text:p>0.9809795307</text:p>
          </table:table-cell>
          <table:table-cell office:value-type="float" office:value="0.970866339618274" calcext:value-type="float">
            <text:p>0.9708663396</text:p>
          </table:table-cell>
          <table:table-cell office:value-type="float" office:value="0.960959540234414" calcext:value-type="float">
            <text:p>0.9609595402</text:p>
          </table:table-cell>
          <table:table-cell office:value-type="float" office:value="0.951252878211844" calcext:value-type="float">
            <text:p>0.9512528782</text:p>
          </table:table-cell>
          <table:table-cell office:value-type="float" office:value="0.941740349429725" calcext:value-type="float">
            <text:p>0.9417403494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5.0744623315404" calcext:value-type="float">
            <text:p>5.0744623315</text:p>
          </table:table-cell>
          <table:table-cell office:value-type="string" calcext:value-type="string">
            <text:p><text:s/>global min</text:p>
          </table:table-cell>
          <table:table-cell office:value-type="float" office:value="-8.34518580338201" calcext:value-type="float">
            <text:p>-8.3451858034</text:p>
          </table:table-cell>
          <table:table-cell office:value-type="string" calcext:value-type="string">
            <text:p><text:s/>range</text:p>
          </table:table-cell>
          <table:table-cell office:value-type="float" office:value="13.4196481349224" calcext:value-type="float">
            <text:p>13.4196481349</text:p>
          </table:table-cell>
          <table:table-cell office:value-type="string" calcext:value-type="string">
            <text:p><text:s/>regret</text:p>
          </table:table-cell>
          <table:table-cell office:value-type="float" office:value="6.58807735028393" calcext:value-type="float">
            <text:p>6.5880773503</text:p>
          </table:table-cell>
          <table:table-cell office:value-type="float" office:value="6.81069862775411" calcext:value-type="float">
            <text:p>6.8106986278</text:p>
          </table:table-cell>
          <table:table-cell office:value-type="float" office:value="6.69608702047393" calcext:value-type="float">
            <text:p>6.6960870205</text:p>
          </table:table-cell>
          <table:table-cell office:value-type="float" office:value="6.00133656572558" calcext:value-type="float">
            <text:p>6.0013365657</text:p>
          </table:table-cell>
          <table:table-cell office:value-type="float" office:value="6.56804988035651" calcext:value-type="float">
            <text:p>6.5680498804</text:p>
          </table:table-cell>
          <table:table-cell office:value-type="float" office:value="6.95720905768195" calcext:value-type="float">
            <text:p>6.9572090577</text:p>
          </table:table-cell>
          <table:table-cell office:value-type="float" office:value="6.01250360953175" calcext:value-type="float">
            <text:p>6.0125036095</text:p>
          </table:table-cell>
          <table:table-cell office:value-type="float" office:value="5.61520574730832" calcext:value-type="float">
            <text:p>5.6152057473</text:p>
          </table:table-cell>
          <table:table-cell office:value-type="float" office:value="6.39659967310488" calcext:value-type="float">
            <text:p>6.3965996731</text:p>
          </table:table-cell>
          <table:table-cell office:value-type="float" office:value="6.45547017595074" calcext:value-type="float">
            <text:p>6.455470176</text:p>
          </table:table-cell>
          <table:table-cell office:value-type="float" office:value="6.34392899558314" calcext:value-type="float">
            <text:p>6.3439289956</text:p>
          </table:table-cell>
          <table:table-cell office:value-type="float" office:value="6.62690207495237" calcext:value-type="float">
            <text:p>6.626902075</text:p>
          </table:table-cell>
          <table:table-cell office:value-type="float" office:value="6.2118393981175" calcext:value-type="float">
            <text:p>6.2118393981</text:p>
          </table:table-cell>
          <table:table-cell office:value-type="float" office:value="6.379594678178" calcext:value-type="float">
            <text:p>6.3795946782</text:p>
          </table:table-cell>
          <table:table-cell office:value-type="float" office:value="6.13547619384562" calcext:value-type="float">
            <text:p>6.1354761938</text:p>
          </table:table-cell>
          <table:table-cell office:value-type="float" office:value="6.12624495708996" calcext:value-type="float">
            <text:p>6.1262449571</text:p>
          </table:table-cell>
          <table:table-cell office:value-type="float" office:value="5.84477171491102" calcext:value-type="float">
            <text:p>5.8447717149</text:p>
          </table:table-cell>
          <table:table-cell office:value-type="float" office:value="6.20588370807034" calcext:value-type="float">
            <text:p>6.2058837081</text:p>
          </table:table-cell>
          <table:table-cell office:value-type="float" office:value="5.8973777718893" calcext:value-type="float">
            <text:p>5.8973777719</text:p>
          </table:table-cell>
          <table:table-cell office:value-type="float" office:value="5.61972242932636" calcext:value-type="float">
            <text:p>5.6197224293</text:p>
          </table:table-cell>
          <table:table-cell office:value-type="float" office:value="5.3685104527218" calcext:value-type="float">
            <text:p>5.3685104527</text:p>
          </table:table-cell>
          <table:table-cell office:value-type="float" office:value="5.14013592853583" calcext:value-type="float">
            <text:p>5.1401359285</text:p>
          </table:table-cell>
          <table:table-cell office:value-type="float" office:value="4.93162005862691" calcext:value-type="float">
            <text:p>4.9316200586</text:p>
          </table:table-cell>
          <table:table-cell office:value-type="float" office:value="4.74048051121039" calcext:value-type="float">
            <text:p>4.7404805112</text:p>
          </table:table-cell>
          <table:table-cell office:value-type="float" office:value="4.5646321275872" calcext:value-type="float">
            <text:p>4.5646321276</text:p>
          </table:table-cell>
          <table:table-cell office:value-type="float" office:value="4.40231054270425" calcext:value-type="float">
            <text:p>4.4023105427</text:p>
          </table:table-cell>
          <table:table-cell office:value-type="float" office:value="4.44558009279442" calcext:value-type="float">
            <text:p>4.4455800928</text:p>
          </table:table-cell>
          <table:table-cell office:value-type="float" office:value="4.29910476521714" calcext:value-type="float">
            <text:p>4.2991047652</text:p>
          </table:table-cell>
          <table:table-cell office:value-type="float" office:value="4.16273118436933" calcext:value-type="float">
            <text:p>4.1627311844</text:p>
          </table:table-cell>
          <table:table-cell office:value-type="float" office:value="4.03544917557804" calcext:value-type="float">
            <text:p>4.0354491756</text:p>
          </table:table-cell>
          <table:table-cell office:value-type="float" office:value="3.91637890928941" calcext:value-type="float">
            <text:p>3.9163789093</text:p>
          </table:table-cell>
          <table:table-cell office:value-type="float" office:value="3.80475053464382" calcext:value-type="float">
            <text:p>3.8047505346</text:p>
          </table:table-cell>
          <table:table-cell office:value-type="float" office:value="3.69988751603735" calcext:value-type="float">
            <text:p>3.699887516</text:p>
          </table:table-cell>
          <table:table-cell office:value-type="float" office:value="3.60119291029009" calcext:value-type="float">
            <text:p>3.6011929103</text:p>
          </table:table-cell>
          <table:table-cell office:value-type="float" office:value="3.50813799629982" calcext:value-type="float">
            <text:p>3.5081379963</text:p>
          </table:table-cell>
          <table:table-cell office:value-type="float" office:value="3.42025279975345" calcext:value-type="float">
            <text:p>3.4202527998</text:p>
          </table:table-cell>
          <table:table-cell office:value-type="float" office:value="3.33711815437175" calcext:value-type="float">
            <text:p>3.3371181544</text:p>
          </table:table-cell>
          <table:table-cell office:value-type="float" office:value="3.25835901664172" calcext:value-type="float">
            <text:p>3.2583590166</text:p>
          </table:table-cell>
          <table:table-cell office:value-type="float" office:value="3.18363880905169" calcext:value-type="float">
            <text:p>3.1836388091</text:p>
          </table:table-cell>
          <table:table-cell office:value-type="float" office:value="3.11265461184116" calcext:value-type="float">
            <text:p>3.1126546118</text:p>
          </table:table-cell>
          <table:table-cell office:value-type="float" office:value="3.045133058397" calcext:value-type="float">
            <text:p>3.0451330584</text:p>
          </table:table-cell>
          <table:table-cell office:value-type="float" office:value="2.98082681702161" calcext:value-type="float">
            <text:p>2.980826817</text:p>
          </table:table-cell>
          <table:table-cell office:value-type="float" office:value="2.91951156361717" calcext:value-type="float">
            <text:p>2.9195115636</text:p>
          </table:table-cell>
          <table:table-cell office:value-type="float" office:value="2.86098336718565" calcext:value-type="float">
            <text:p>2.8609833672</text:p>
          </table:table-cell>
          <table:table-cell office:value-type="float" office:value="2.80505642392887" calcext:value-type="float">
            <text:p>2.8050564239</text:p>
          </table:table-cell>
          <table:table-cell office:value-type="float" office:value="2.75156108690065" calcext:value-type="float">
            <text:p>2.7515610869</text:p>
          </table:table-cell>
          <table:table-cell office:value-type="float" office:value="2.70034214719277" calcext:value-type="float">
            <text:p>2.7003421472</text:p>
          </table:table-cell>
          <table:table-cell office:value-type="float" office:value="2.65125732997273" calcext:value-type="float">
            <text:p>2.65125733</text:p>
          </table:table-cell>
          <table:table-cell office:value-type="float" office:value="2.60417597468003" calcext:value-type="float">
            <text:p>2.6041759747</text:p>
          </table:table-cell>
          <table:table-cell office:value-type="float" office:value="2.55897787359904" calcext:value-type="float">
            <text:p>2.5589778736</text:p>
          </table:table-cell>
          <table:table-cell office:value-type="float" office:value="2.51555224707024" calcext:value-type="float">
            <text:p>2.5155522471</text:p>
          </table:table-cell>
          <table:table-cell office:value-type="float" office:value="2.4737968369464" calcext:value-type="float">
            <text:p>2.4737968369</text:p>
          </table:table-cell>
          <table:table-cell office:value-type="float" office:value="2.43361710267629" calcext:value-type="float">
            <text:p>2.4336171027</text:p>
          </table:table-cell>
          <table:table-cell office:value-type="float" office:value="2.39492550671248" calcext:value-type="float">
            <text:p>2.3949255067</text:p>
          </table:table-cell>
          <table:table-cell office:value-type="float" office:value="2.35764087787463" calcext:value-type="float">
            <text:p>2.3576408779</text:p>
          </table:table-cell>
          <table:table-cell office:value-type="float" office:value="2.32168784292384" calcext:value-type="float">
            <text:p>2.3216878429</text:p>
          </table:table-cell>
          <table:table-cell office:value-type="float" office:value="2.28699631797133" calcext:value-type="float">
            <text:p>2.286996318</text:p>
          </table:table-cell>
          <table:table-cell office:value-type="float" office:value="2.25350105249994" calcext:value-type="float">
            <text:p>2.2535010525</text:p>
          </table:table-cell>
          <table:table-cell office:value-type="float" office:value="2.22114121975639" calcext:value-type="float">
            <text:p>2.2211412198</text:p>
          </table:table-cell>
          <table:table-cell office:value-type="float" office:value="2.18986004810429" calcext:value-type="float">
            <text:p>2.1898600481</text:p>
          </table:table-cell>
          <table:table-cell office:value-type="float" office:value="2.15960448863751" calcext:value-type="float">
            <text:p>2.1596044886</text:p>
          </table:table-cell>
          <table:table-cell office:value-type="float" office:value="2.13032491495998" calcext:value-type="float">
            <text:p>2.130324915</text:p>
          </table:table-cell>
          <table:table-cell office:value-type="float" office:value="2.10197485155792" calcext:value-type="float">
            <text:p>2.1019748516</text:p>
          </table:table-cell>
          <table:table-cell office:value-type="float" office:value="2.07451072763718" calcext:value-type="float">
            <text:p>2.0745107276</text:p>
          </table:table-cell>
          <table:table-cell office:value-type="float" office:value="2.04789165368323" calcext:value-type="float">
            <text:p>2.0478916537</text:p>
          </table:table-cell>
          <table:table-cell office:value-type="float" office:value="2.02207921833395" calcext:value-type="float">
            <text:p>2.0220792183</text:p>
          </table:table-cell>
          <table:table-cell office:value-type="float" office:value="1.99703730344285" calcext:value-type="float">
            <text:p>1.9970373034</text:p>
          </table:table-cell>
          <table:table-cell office:value-type="float" office:value="1.97273191546032" calcext:value-type="float">
            <text:p>1.9727319155</text:p>
          </table:table-cell>
          <table:table-cell office:value-type="float" office:value="1.94913103147728" calcext:value-type="float">
            <text:p>1.9491310315</text:p>
          </table:table-cell>
          <table:table-cell office:value-type="float" office:value="1.92620445846518" calcext:value-type="float">
            <text:p>1.9262044585</text:p>
          </table:table-cell>
          <table:table-cell office:value-type="float" office:value="1.90392370441117" calcext:value-type="float">
            <text:p>1.9039237044</text:p>
          </table:table-cell>
          <table:table-cell office:value-type="float" office:value="1.90503620648365" calcext:value-type="float">
            <text:p>1.9050362065</text:p>
          </table:table-cell>
          <table:table-cell office:value-type="float" office:value="1.8836558601021" calcext:value-type="float">
            <text:p>1.8836558601</text:p>
          </table:table-cell>
          <table:table-cell office:value-type="float" office:value="1.86285336092005" calcext:value-type="float">
            <text:p>1.8628533609</text:p>
          </table:table-cell>
          <table:table-cell office:value-type="float" office:value="1.84260559504953" calcext:value-type="float">
            <text:p>1.842605595</text:p>
          </table:table-cell>
          <table:table-cell office:value-type="float" office:value="1.82289066512296" calcext:value-type="float">
            <text:p>1.8228906651</text:p>
          </table:table-cell>
          <table:table-cell office:value-type="float" office:value="1.80368781129838" calcext:value-type="float">
            <text:p>1.8036878113</text:p>
          </table:table-cell>
          <table:table-cell office:value-type="float" office:value="1.7849773383411" calcext:value-type="float">
            <text:p>1.7849773383</text:p>
          </table:table-cell>
          <table:table-cell office:value-type="float" office:value="1.7667405482435" calcext:value-type="float">
            <text:p>1.7667405482</text:p>
          </table:table-cell>
          <table:table-cell office:value-type="float" office:value="1.74895967789834" calcext:value-type="float">
            <text:p>1.7489596779</text:p>
          </table:table-cell>
          <table:table-cell office:value-type="float" office:value="1.73161784138886" calcext:value-type="float">
            <text:p>1.7316178414</text:p>
          </table:table-cell>
          <table:table-cell office:value-type="float" office:value="1.71469897650156" calcext:value-type="float">
            <text:p>1.7146989765</text:p>
          </table:table-cell>
          <table:table-cell office:value-type="float" office:value="1.69818779510553" calcext:value-type="float">
            <text:p>1.6981877951</text:p>
          </table:table-cell>
          <table:table-cell office:value-type="float" office:value="1.68206973707606" calcext:value-type="float">
            <text:p>1.6820697371</text:p>
          </table:table-cell>
          <table:table-cell office:value-type="float" office:value="1.66633092747082" calcext:value-type="float">
            <text:p>1.6663309275</text:p>
          </table:table-cell>
          <table:table-cell office:value-type="float" office:value="1.65095813669361" calcext:value-type="float">
            <text:p>1.6509581367</text:p>
          </table:table-cell>
          <table:table-cell office:value-type="float" office:value="1.63593874340553" calcext:value-type="float">
            <text:p>1.6359387434</text:p>
          </table:table-cell>
          <table:table-cell office:value-type="float" office:value="1.6212606999649" calcext:value-type="float">
            <text:p>1.6212607</text:p>
          </table:table-cell>
          <table:table-cell office:value-type="float" office:value="1.6069125001971" calcext:value-type="float">
            <text:p>1.6069125002</text:p>
          </table:table-cell>
          <table:table-cell office:value-type="float" office:value="1.59288314931303" calcext:value-type="float">
            <text:p>1.5928831493</text:p>
          </table:table-cell>
          <table:table-cell office:value-type="float" office:value="1.57916213581102" calcext:value-type="float">
            <text:p>1.5791621358</text:p>
          </table:table-cell>
          <table:table-cell office:value-type="float" office:value="1.56573940521124" calcext:value-type="float">
            <text:p>1.5657394052</text:p>
          </table:table-cell>
          <table:table-cell office:value-type="float" office:value="1.55260533548456" calcext:value-type="float">
            <text:p>1.5526053355</text:p>
          </table:table-cell>
          <table:table-cell office:value-type="float" office:value="1.53975071404994" calcext:value-type="float">
            <text:p>1.539750714</text:p>
          </table:table-cell>
          <table:table-cell office:value-type="float" office:value="1.52716671622448" calcext:value-type="float">
            <text:p>1.5271667162</text:p>
          </table:table-cell>
          <table:table-cell office:value-type="float" office:value="1.51484488502037" calcext:value-type="float">
            <text:p>1.514844885</text:p>
          </table:table-cell>
          <table:table-cell office:value-type="float" office:value="1.50277711219161" calcext:value-type="float">
            <text:p>1.5027771122</text:p>
          </table:table-cell>
          <table:table-cell office:value-type="float" office:value="1.49095562044099" calcext:value-type="float">
            <text:p>1.4909556204</text:p>
          </table:table-cell>
          <table:table-cell office:value-type="float" office:value="1.47937294670553" calcext:value-type="float">
            <text:p>1.4793729467</text:p>
          </table:table-cell>
          <table:table-cell office:value-type="float" office:value="1.46802192644478" calcext:value-type="float">
            <text:p>1.4680219264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10.3386768396991" calcext:value-type="float">
            <text:p>10.3386768397</text:p>
          </table:table-cell>
          <table:table-cell office:value-type="string" calcext:value-type="string">
            <text:p><text:s/>global min</text:p>
          </table:table-cell>
          <table:table-cell office:value-type="float" office:value="-4.97309172795802" calcext:value-type="float">
            <text:p>-4.973091728</text:p>
          </table:table-cell>
          <table:table-cell office:value-type="string" calcext:value-type="string">
            <text:p><text:s/>range</text:p>
          </table:table-cell>
          <table:table-cell office:value-type="float" office:value="15.3117685676571" calcext:value-type="float">
            <text:p>15.3117685677</text:p>
          </table:table-cell>
          <table:table-cell office:value-type="string" calcext:value-type="string">
            <text:p><text:s/>regret</text:p>
          </table:table-cell>
          <table:table-cell office:value-type="float" office:value="10.2172013340645" calcext:value-type="float">
            <text:p>10.2172013341</text:p>
          </table:table-cell>
          <table:table-cell office:value-type="float" office:value="5.10860066703227" calcext:value-type="float">
            <text:p>5.108600667</text:p>
          </table:table-cell>
          <table:table-cell office:value-type="float" office:value="6.3504183795138" calcext:value-type="float">
            <text:p>6.3504183795</text:p>
          </table:table-cell>
          <table:table-cell office:value-type="float" office:value="6.88338272075661" calcext:value-type="float">
            <text:p>6.8833827208</text:p>
          </table:table-cell>
          <table:table-cell office:value-type="float" office:value="8.10607428263652" calcext:value-type="float">
            <text:p>8.1060742826</text:p>
          </table:table-cell>
          <table:table-cell office:value-type="float" office:value="7.64361020743257" calcext:value-type="float">
            <text:p>7.6436102074</text:p>
          </table:table-cell>
          <table:table-cell office:value-type="float" office:value="7.99885643377627" calcext:value-type="float">
            <text:p>7.9988564338</text:p>
          </table:table-cell>
          <table:table-cell office:value-type="float" office:value="8.80673437256022" calcext:value-type="float">
            <text:p>8.8067343726</text:p>
          </table:table-cell>
          <table:table-cell office:value-type="float" office:value="7.82820833116464" calcext:value-type="float">
            <text:p>7.8282083312</text:p>
          </table:table-cell>
          <table:table-cell office:value-type="float" office:value="8.24033682666843" calcext:value-type="float">
            <text:p>8.2403368267</text:p>
          </table:table-cell>
          <table:table-cell office:value-type="float" office:value="7.4912152969713" calcext:value-type="float">
            <text:p>7.491215297</text:p>
          </table:table-cell>
          <table:table-cell office:value-type="float" office:value="6.86694735555702" calcext:value-type="float">
            <text:p>6.8669473556</text:p>
          </table:table-cell>
          <table:table-cell office:value-type="float" office:value="6.33872063589879" calcext:value-type="float">
            <text:p>6.3387206359</text:p>
          </table:table-cell>
          <table:table-cell office:value-type="float" office:value="5.88595487619173" calcext:value-type="float">
            <text:p>5.8859548762</text:p>
          </table:table-cell>
          <table:table-cell office:value-type="float" office:value="5.49355788444562" calcext:value-type="float">
            <text:p>5.4935578844</text:p>
          </table:table-cell>
          <table:table-cell office:value-type="float" office:value="5.15021051666777" calcext:value-type="float">
            <text:p>5.1502105167</text:p>
          </table:table-cell>
          <table:table-cell office:value-type="float" office:value="4.84725695686378" calcext:value-type="float">
            <text:p>4.8472569569</text:p>
          </table:table-cell>
          <table:table-cell office:value-type="float" office:value="4.57796490370468" calcext:value-type="float">
            <text:p>4.5779649037</text:p>
          </table:table-cell>
          <table:table-cell office:value-type="float" office:value="4.33701938245707" calcext:value-type="float">
            <text:p>4.3370193825</text:p>
          </table:table-cell>
          <table:table-cell office:value-type="float" office:value="4.12016841333421" calcext:value-type="float">
            <text:p>4.1201684133</text:p>
          </table:table-cell>
          <table:table-cell office:value-type="float" office:value="3.92396991746115" calcext:value-type="float">
            <text:p>3.9239699175</text:p>
          </table:table-cell>
          <table:table-cell office:value-type="float" office:value="3.74560764848565" calcext:value-type="float">
            <text:p>3.7456076485</text:p>
          </table:table-cell>
          <table:table-cell office:value-type="float" office:value="3.58275514202975" calcext:value-type="float">
            <text:p>3.582755142</text:p>
          </table:table-cell>
          <table:table-cell office:value-type="float" office:value="3.95225969339342" calcext:value-type="float">
            <text:p>3.9522596934</text:p>
          </table:table-cell>
          <table:table-cell office:value-type="float" office:value="3.79416930565768" calcext:value-type="float">
            <text:p>3.7941693057</text:p>
          </table:table-cell>
          <table:table-cell office:value-type="float" office:value="3.64823971697854" calcext:value-type="float">
            <text:p>3.648239717</text:p>
          </table:table-cell>
          <table:table-cell office:value-type="float" office:value="3.51311972746082" calcext:value-type="float">
            <text:p>3.5131197275</text:p>
          </table:table-cell>
          <table:table-cell office:value-type="float" office:value="3.38765116576579" calcext:value-type="float">
            <text:p>3.3876511658</text:p>
          </table:table-cell>
          <table:table-cell office:value-type="float" office:value="3.27083560832559" calcext:value-type="float">
            <text:p>3.2708356083</text:p>
          </table:table-cell>
          <table:table-cell office:value-type="float" office:value="3.16180775471473" calcext:value-type="float">
            <text:p>3.1618077547</text:p>
          </table:table-cell>
          <table:table-cell office:value-type="float" office:value="3.05981395617555" calcext:value-type="float">
            <text:p>3.0598139562</text:p>
          </table:table-cell>
          <table:table-cell office:value-type="float" office:value="2.96419477004506" calcext:value-type="float">
            <text:p>2.96419477</text:p>
          </table:table-cell>
          <table:table-cell office:value-type="float" office:value="2.8743706861043" calcext:value-type="float">
            <text:p>2.8743706861</text:p>
          </table:table-cell>
          <table:table-cell office:value-type="float" office:value="2.78983037180712" calcext:value-type="float">
            <text:p>2.7898303718</text:p>
          </table:table-cell>
          <table:table-cell office:value-type="float" office:value="2.71012093261263" calcext:value-type="float">
            <text:p>2.7101209326</text:p>
          </table:table-cell>
          <table:table-cell office:value-type="float" office:value="2.63483979559561" calcext:value-type="float">
            <text:p>2.6348397956</text:p>
          </table:table-cell>
          <table:table-cell office:value-type="float" office:value="2.56362790922816" calcext:value-type="float">
            <text:p>2.5636279092</text:p>
          </table:table-cell>
          <table:table-cell office:value-type="float" office:value="2.49616401688005" calcext:value-type="float">
            <text:p>2.4961640169</text:p>
          </table:table-cell>
          <table:table-cell office:value-type="float" office:value="2.43215981131903" calcext:value-type="float">
            <text:p>2.4321598113</text:p>
          </table:table-cell>
          <table:table-cell office:value-type="float" office:value="2.37135581603605" calcext:value-type="float">
            <text:p>2.371355816</text:p>
          </table:table-cell>
          <table:table-cell office:value-type="float" office:value="2.31351786930346" calcext:value-type="float">
            <text:p>2.3135178693</text:p>
          </table:table-cell>
          <table:table-cell office:value-type="float" office:value="2.25843411051052" calcext:value-type="float">
            <text:p>2.2584341105</text:p>
          </table:table-cell>
          <table:table-cell office:value-type="float" office:value="2.20591238701028" calcext:value-type="float">
            <text:p>2.205912387</text:p>
          </table:table-cell>
          <table:table-cell office:value-type="float" office:value="2.15577801457823" calcext:value-type="float">
            <text:p>2.1557780146</text:p>
          </table:table-cell>
          <table:table-cell office:value-type="float" office:value="2.10787183647649" calcext:value-type="float">
            <text:p>2.1078718365</text:p>
          </table:table-cell>
          <table:table-cell office:value-type="float" office:value="2.06204853568352" calcext:value-type="float">
            <text:p>2.0620485357</text:p>
          </table:table-cell>
          <table:table-cell office:value-type="float" office:value="2.01817516258387" calcext:value-type="float">
            <text:p>2.0181751626</text:p>
          </table:table-cell>
          <table:table-cell office:value-type="float" office:value="1.97612984669671" calcext:value-type="float">
            <text:p>1.9761298467</text:p>
          </table:table-cell>
          <table:table-cell office:value-type="float" office:value="1.93580066615188" calcext:value-type="float">
            <text:p>1.9358006662</text:p>
          </table:table-cell>
          <table:table-cell office:value-type="float" office:value="1.89708465282884" calcext:value-type="float">
            <text:p>1.8970846528</text:p>
          </table:table-cell>
          <table:table-cell office:value-type="float" office:value="1.85988691453808" calcext:value-type="float">
            <text:p>1.8598869145</text:p>
          </table:table-cell>
          <table:table-cell office:value-type="float" office:value="1.82411985848927" calcext:value-type="float">
            <text:p>1.8241198585</text:p>
          </table:table-cell>
          <table:table-cell office:value-type="float" office:value="1.78970250266872" calcext:value-type="float">
            <text:p>1.7897025027</text:p>
          </table:table-cell>
          <table:table-cell office:value-type="float" office:value="1.75655986373041" calcext:value-type="float">
            <text:p>1.7565598637</text:p>
          </table:table-cell>
          <table:table-cell office:value-type="float" office:value="1.72462241166258" calcext:value-type="float">
            <text:p>1.7246224117</text:p>
          </table:table-cell>
          <table:table-cell office:value-type="float" office:value="1.69382558288289" calcext:value-type="float">
            <text:p>1.6938255829</text:p>
          </table:table-cell>
          <table:table-cell office:value-type="float" office:value="1.6641093445867" calcext:value-type="float">
            <text:p>1.6641093446</text:p>
          </table:table-cell>
          <table:table-cell office:value-type="float" office:value="1.63541780416279" calcext:value-type="float">
            <text:p>1.6354178042</text:p>
          </table:table-cell>
          <table:table-cell office:value-type="float" office:value="1.60769885832953" calcext:value-type="float">
            <text:p>1.6076988583</text:p>
          </table:table-cell>
          <table:table-cell office:value-type="float" office:value="1.58090387735737" calcext:value-type="float">
            <text:p>1.5809038774</text:p>
          </table:table-cell>
          <table:table-cell office:value-type="float" office:value="1.55498742035151" calcext:value-type="float">
            <text:p>1.5549874204</text:p>
          </table:table-cell>
          <table:table-cell office:value-type="float" office:value="1.52990697808777" calcext:value-type="float">
            <text:p>1.5299069781</text:p>
          </table:table-cell>
          <table:table-cell office:value-type="float" office:value="1.50562274034035" calcext:value-type="float">
            <text:p>1.5056227403</text:p>
          </table:table-cell>
          <table:table-cell office:value-type="float" office:value="1.48209738502253" calcext:value-type="float">
            <text:p>1.482097385</text:p>
          </table:table-cell>
          <table:table-cell office:value-type="float" office:value="1.45929588679142" calcext:value-type="float">
            <text:p>1.4592958868</text:p>
          </table:table-cell>
          <table:table-cell office:value-type="float" office:value="1.43718534305215" calcext:value-type="float">
            <text:p>1.4371853431</text:p>
          </table:table-cell>
          <table:table-cell office:value-type="float" office:value="1.41573481554391" calcext:value-type="float">
            <text:p>1.4157348155</text:p>
          </table:table-cell>
          <table:table-cell office:value-type="float" office:value="1.39491518590356" calcext:value-type="float">
            <text:p>1.3949151859</text:p>
          </table:table-cell>
          <table:table-cell office:value-type="float" office:value="1.37469902378901" calcext:value-type="float">
            <text:p>1.3746990238</text:p>
          </table:table-cell>
          <table:table-cell office:value-type="float" office:value="1.35506046630631" calcext:value-type="float">
            <text:p>1.3550604663</text:p>
          </table:table-cell>
          <table:table-cell office:value-type="float" office:value="1.33597510762594" calcext:value-type="float">
            <text:p>1.3359751076</text:p>
          </table:table-cell>
          <table:table-cell office:value-type="float" office:value="1.31741989779781" calcext:value-type="float">
            <text:p>1.3174198978</text:p>
          </table:table-cell>
          <table:table-cell office:value-type="float" office:value="1.29937304988277" calcext:value-type="float">
            <text:p>1.2993730499</text:p>
          </table:table-cell>
          <table:table-cell office:value-type="float" office:value="1.28181395461408" calcext:value-type="float">
            <text:p>1.2818139546</text:p>
          </table:table-cell>
          <table:table-cell office:value-type="float" office:value="1.26472310188589" calcext:value-type="float">
            <text:p>1.2647231019</text:p>
          </table:table-cell>
          <table:table-cell office:value-type="float" office:value="1.24808200844003" calcext:value-type="float">
            <text:p>1.2480820084</text:p>
          </table:table-cell>
          <table:table-cell office:value-type="float" office:value="1.23187315118756" calcext:value-type="float">
            <text:p>1.2318731512</text:p>
          </table:table-cell>
          <table:table-cell office:value-type="float" office:value="1.21607990565951" calcext:value-type="float">
            <text:p>1.2160799057</text:p>
          </table:table-cell>
          <table:table-cell office:value-type="float" office:value="1.20068648913218" calcext:value-type="float">
            <text:p>1.2006864891</text:p>
          </table:table-cell>
          <table:table-cell office:value-type="float" office:value="1.18567790801803" calcext:value-type="float">
            <text:p>1.185677908</text:p>
          </table:table-cell>
          <table:table-cell office:value-type="float" office:value="1.17103990915361" calcext:value-type="float">
            <text:p>1.1710399092</text:p>
          </table:table-cell>
          <table:table-cell office:value-type="float" office:value="1.15675893465173" calcext:value-type="float">
            <text:p>1.1567589347</text:p>
          </table:table-cell>
          <table:table-cell office:value-type="float" office:value="1.14282208001737" calcext:value-type="float">
            <text:p>1.14282208</text:p>
          </table:table-cell>
          <table:table-cell office:value-type="float" office:value="1.12921705525526" calcext:value-type="float">
            <text:p>1.1292170553</text:p>
          </table:table-cell>
          <table:table-cell office:value-type="float" office:value="1.11593214872285" calcext:value-type="float">
            <text:p>1.1159321487</text:p>
          </table:table-cell>
          <table:table-cell office:value-type="float" office:value="1.10295619350514" calcext:value-type="float">
            <text:p>1.1029561935</text:p>
          </table:table-cell>
          <table:table-cell office:value-type="float" office:value="1.09027853610853" calcext:value-type="float">
            <text:p>1.0902785361</text:p>
          </table:table-cell>
          <table:table-cell office:value-type="float" office:value="1.07788900728911" calcext:value-type="float">
            <text:p>1.0778890073</text:p>
          </table:table-cell>
          <table:table-cell office:value-type="float" office:value="1.06577789484766" calcext:value-type="float">
            <text:p>1.0657778948</text:p>
          </table:table-cell>
          <table:table-cell office:value-type="float" office:value="1.05393591823824" calcext:value-type="float">
            <text:p>1.0539359182</text:p>
          </table:table-cell>
          <table:table-cell office:value-type="float" office:value="1.04235420485101" calcext:value-type="float">
            <text:p>1.0423542049</text:p>
          </table:table-cell>
          <table:table-cell office:value-type="float" office:value="1.03102426784176" calcext:value-type="float">
            <text:p>1.0310242678</text:p>
          </table:table-cell>
          <table:table-cell office:value-type="float" office:value="1.01993798539185" calcext:value-type="float">
            <text:p>1.0199379854</text:p>
          </table:table-cell>
          <table:table-cell office:value-type="float" office:value="1.00908758129194" calcext:value-type="float">
            <text:p>1.0090875813</text:p>
          </table:table-cell>
          <table:table-cell office:value-type="float" office:value="0.998465606752021" calcext:value-type="float">
            <text:p>0.9984656068</text:p>
          </table:table-cell>
          <table:table-cell office:value-type="float" office:value="0.988064923348354" calcext:value-type="float">
            <text:p>0.9880649233</text:p>
          </table:table-cell>
          <table:table-cell office:value-type="float" office:value="0.977878687025176" calcext:value-type="float">
            <text:p>0.977878687</text:p>
          </table:table-cell>
          <table:table-cell office:value-type="float" office:value="0.967900333075939" calcext:value-type="float">
            <text:p>0.9679003331</text:p>
          </table:table-cell>
          <table:table-cell office:value-type="float" office:value="0.958123562034768" calcext:value-type="float">
            <text:p>0.958123562</text:p>
          </table:table-cell>
          <table:table-cell office:value-type="float" office:value="0.94854232641442" calcext:value-type="float">
            <text:p>0.9485423264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8.36664849565915" calcext:value-type="float">
            <text:p>8.3666484957</text:p>
          </table:table-cell>
          <table:table-cell office:value-type="string" calcext:value-type="string">
            <text:p><text:s/>global min</text:p>
          </table:table-cell>
          <table:table-cell office:value-type="float" office:value="-9.17187702455543" calcext:value-type="float">
            <text:p>-9.1718770246</text:p>
          </table:table-cell>
          <table:table-cell office:value-type="string" calcext:value-type="string">
            <text:p><text:s/>range</text:p>
          </table:table-cell>
          <table:table-cell office:value-type="float" office:value="17.5385255202146" calcext:value-type="float">
            <text:p>17.5385255202</text:p>
          </table:table-cell>
          <table:table-cell office:value-type="string" calcext:value-type="string">
            <text:p><text:s/>regret</text:p>
          </table:table-cell>
          <table:table-cell office:value-type="float" office:value="10.3027096776358" calcext:value-type="float">
            <text:p>10.3027096776</text:p>
          </table:table-cell>
          <table:table-cell office:value-type="float" office:value="7.52720868213007" calcext:value-type="float">
            <text:p>7.5272086821</text:p>
          </table:table-cell>
          <table:table-cell office:value-type="float" office:value="7.30680246421343" calcext:value-type="float">
            <text:p>7.3068024642</text:p>
          </table:table-cell>
          <table:table-cell office:value-type="float" office:value="7.65522226597418" calcext:value-type="float">
            <text:p>7.655222266</text:p>
          </table:table-cell>
          <table:table-cell office:value-type="float" office:value="8.54121724232638" calcext:value-type="float">
            <text:p>8.5412172423</text:p>
          </table:table-cell>
          <table:table-cell office:value-type="float" office:value="9.44935221068097" calcext:value-type="float">
            <text:p>9.4493522107</text:p>
          </table:table-cell>
          <table:table-cell office:value-type="float" office:value="9.44615837301822" calcext:value-type="float">
            <text:p>9.446158373</text:p>
          </table:table-cell>
          <table:table-cell office:value-type="float" office:value="8.89668982929225" calcext:value-type="float">
            <text:p>8.8966898293</text:p>
          </table:table-cell>
          <table:table-cell office:value-type="float" office:value="8.78308982258657" calcext:value-type="float">
            <text:p>8.7830898226</text:p>
          </table:table-cell>
          <table:table-cell office:value-type="float" office:value="8.13358453609283" calcext:value-type="float">
            <text:p>8.1335845361</text:p>
          </table:table-cell>
          <table:table-cell office:value-type="float" office:value="8.15141472091232" calcext:value-type="float">
            <text:p>8.1514147209</text:p>
          </table:table-cell>
          <table:table-cell office:value-type="float" office:value="8.32536105069629" calcext:value-type="float">
            <text:p>8.3253610507</text:p>
          </table:table-cell>
          <table:table-cell office:value-type="float" office:value="7.70077360682024" calcext:value-type="float">
            <text:p>7.7007736068</text:p>
          </table:table-cell>
          <table:table-cell office:value-type="float" office:value="7.71951734895133" calcext:value-type="float">
            <text:p>7.719517349</text:p>
          </table:table-cell>
          <table:table-cell office:value-type="float" office:value="7.31778350516431" calcext:value-type="float">
            <text:p>7.3177835052</text:p>
          </table:table-cell>
          <table:table-cell office:value-type="float" office:value="6.9996259295635" calcext:value-type="float">
            <text:p>6.9996259296</text:p>
          </table:table-cell>
          <table:table-cell office:value-type="float" office:value="6.99868767584513" calcext:value-type="float">
            <text:p>6.9986876758</text:p>
          </table:table-cell>
          <table:table-cell office:value-type="float" office:value="6.70395556563963" calcext:value-type="float">
            <text:p>6.7039555656</text:p>
          </table:table-cell>
          <table:table-cell office:value-type="float" office:value="6.46129511218029" calcext:value-type="float">
            <text:p>6.4612951122</text:p>
          </table:table-cell>
          <table:table-cell office:value-type="float" office:value="6.20200944042704" calcext:value-type="float">
            <text:p>6.2020094404</text:p>
          </table:table-cell>
          <table:table-cell office:value-type="float" office:value="5.96741764217409" calcext:value-type="float">
            <text:p>5.9674176422</text:p>
          </table:table-cell>
          <table:table-cell office:value-type="float" office:value="5.75415237103505" calcext:value-type="float">
            <text:p>5.754152371</text:p>
          </table:table-cell>
          <table:table-cell office:value-type="float" office:value="5.93871546248919" calcext:value-type="float">
            <text:p>5.9387154625</text:p>
          </table:table-cell>
          <table:table-cell office:value-type="float" office:value="5.74441822143194" calcext:value-type="float">
            <text:p>5.7444182214</text:p>
          </table:table-cell>
          <table:table-cell office:value-type="float" office:value="5.56566475965927" calcext:value-type="float">
            <text:p>5.5656647597</text:p>
          </table:table-cell>
          <table:table-cell office:value-type="float" office:value="5.40066156417681" calcext:value-type="float">
            <text:p>5.4006615642</text:p>
          </table:table-cell>
          <table:table-cell office:value-type="float" office:value="5.24788082761897" calcext:value-type="float">
            <text:p>5.2478808276</text:p>
          </table:table-cell>
          <table:table-cell office:value-type="float" office:value="5.10601300081527" calcext:value-type="float">
            <text:p>5.1060130008</text:p>
          </table:table-cell>
          <table:table-cell office:value-type="float" office:value="4.97392916206699" calcext:value-type="float">
            <text:p>4.9739291621</text:p>
          </table:table-cell>
          <table:table-cell office:value-type="float" office:value="4.8506509125686" calcext:value-type="float">
            <text:p>4.8506509126</text:p>
          </table:table-cell>
          <table:table-cell office:value-type="float" office:value="4.73532609852171" calcext:value-type="float">
            <text:p>4.7353260985</text:p>
          </table:table-cell>
          <table:table-cell office:value-type="float" office:value="4.62720908535276" calcext:value-type="float">
            <text:p>4.6272090854</text:p>
          </table:table-cell>
          <table:table-cell office:value-type="float" office:value="4.52564461843647" calcext:value-type="float">
            <text:p>4.5256446184</text:p>
          </table:table-cell>
          <table:table-cell office:value-type="float" office:value="4.43005453192702" calcext:value-type="float">
            <text:p>4.4300545319</text:p>
          </table:table-cell>
          <table:table-cell office:value-type="float" office:value="4.33992673607525" calcext:value-type="float">
            <text:p>4.3399267361</text:p>
          </table:table-cell>
          <table:table-cell office:value-type="float" office:value="4.25480603999303" calcext:value-type="float">
            <text:p>4.25480604</text:p>
          </table:table-cell>
          <table:table-cell office:value-type="float" office:value="4.17428646261795" calcext:value-type="float">
            <text:p>4.1742864626</text:p>
          </table:table-cell>
          <table:table-cell office:value-type="float" office:value="4.0980047577363" calcext:value-type="float">
            <text:p>4.0980047577</text:p>
          </table:table-cell>
          <table:table-cell office:value-type="float" office:value="4.02563493515627" calcext:value-type="float">
            <text:p>4.0256349352</text:p>
          </table:table-cell>
          <table:table-cell office:value-type="float" office:value="3.95688360370524" calcext:value-type="float">
            <text:p>3.9568836037</text:p>
          </table:table-cell>
          <table:table-cell office:value-type="float" office:value="3.89148599573963" calcext:value-type="float">
            <text:p>3.8914859957</text:p>
          </table:table-cell>
          <table:table-cell office:value-type="float" office:value="3.82920255958191" calcext:value-type="float">
            <text:p>3.8292025596</text:p>
          </table:table-cell>
          <table:table-cell office:value-type="float" office:value="3.76981602743152" calcext:value-type="float">
            <text:p>3.7698160274</text:p>
          </table:table-cell>
          <table:table-cell office:value-type="float" office:value="3.71312888310615" calcext:value-type="float">
            <text:p>3.7131288831</text:p>
          </table:table-cell>
          <table:table-cell office:value-type="float" office:value="3.65896116741746" calcext:value-type="float">
            <text:p>3.6589611674</text:p>
          </table:table-cell>
          <table:table-cell office:value-type="float" office:value="3.6071485698022" calcext:value-type="float">
            <text:p>3.6071485698</text:p>
          </table:table-cell>
          <table:table-cell office:value-type="float" office:value="3.55754076357481" calcext:value-type="float">
            <text:p>3.5575407636</text:p>
          </table:table-cell>
          <table:table-cell office:value-type="float" office:value="3.50999994927357" calcext:value-type="float">
            <text:p>3.5099999493</text:p>
          </table:table-cell>
          <table:table-cell office:value-type="float" office:value="3.46439957637238" calcext:value-type="float">
            <text:p>3.4643995764</text:p>
          </table:table-cell>
          <table:table-cell office:value-type="float" office:value="3.60613191168831" calcext:value-type="float">
            <text:p>3.6061319117</text:p>
          </table:table-cell>
          <table:table-cell office:value-type="float" office:value="3.54539928443696" calcext:value-type="float">
            <text:p>3.5453992844</text:p>
          </table:table-cell>
          <table:table-cell office:value-type="float" office:value="3.50732963796512" calcext:value-type="float">
            <text:p>3.507329638</text:p>
          </table:table-cell>
          <table:table-cell office:value-type="float" office:value="3.47069658192617" calcext:value-type="float">
            <text:p>3.4706965819</text:p>
          </table:table-cell>
          <table:table-cell office:value-type="float" office:value="3.43542030574051" calcext:value-type="float">
            <text:p>3.4354203057</text:p>
          </table:table-cell>
          <table:table-cell office:value-type="float" office:value="3.40142680323434" calcext:value-type="float">
            <text:p>3.4014268032</text:p>
          </table:table-cell>
          <table:table-cell office:value-type="float" office:value="3.3686473543891" calcext:value-type="float">
            <text:p>3.3686473544</text:p>
          </table:table-cell>
          <table:table-cell office:value-type="float" office:value="3.33701806164369" calcext:value-type="float">
            <text:p>3.3370180616</text:p>
          </table:table-cell>
          <table:table-cell office:value-type="float" office:value="3.30647943416536" calcext:value-type="float">
            <text:p>3.3064794342</text:p>
          </table:table-cell>
          <table:table-cell office:value-type="float" office:value="3.27697601439817" calcext:value-type="float">
            <text:p>3.2769760144</text:p>
          </table:table-cell>
          <table:table-cell office:value-type="float" office:value="3.24845604195655" calcext:value-type="float">
            <text:p>3.248456042</text:p>
          </table:table-cell>
          <table:table-cell office:value-type="float" office:value="3.22087115057858" calcext:value-type="float">
            <text:p>3.2208711506</text:p>
          </table:table-cell>
          <table:table-cell office:value-type="float" office:value="3.19417609440636" calcext:value-type="float">
            <text:p>3.1941760944</text:p>
          </table:table-cell>
          <table:table-cell office:value-type="float" office:value="3.16832850033485" calcext:value-type="float">
            <text:p>3.1683285003</text:p>
          </table:table-cell>
          <table:table-cell office:value-type="float" office:value="3.14328864357806" calcext:value-type="float">
            <text:p>3.1432886436</text:p>
          </table:table-cell>
          <table:table-cell office:value-type="float" office:value="3.11901924395226" calcext:value-type="float">
            <text:p>3.119019244</text:p>
          </table:table-cell>
          <table:table-cell office:value-type="float" office:value="3.09548528067875" calcext:value-type="float">
            <text:p>3.0954852807</text:p>
          </table:table-cell>
          <table:table-cell office:value-type="float" office:value="3.07265382377162" calcext:value-type="float">
            <text:p>3.0726538238</text:p>
          </table:table-cell>
          <table:table-cell office:value-type="float" office:value="3.05049388030293" calcext:value-type="float">
            <text:p>3.0504938803</text:p>
          </table:table-cell>
          <table:table-cell office:value-type="float" office:value="3.02897625403624" calcext:value-type="float">
            <text:p>3.028976254</text:p>
          </table:table-cell>
          <table:table-cell office:value-type="float" office:value="3.00807341709145" calcext:value-type="float">
            <text:p>3.0080734171</text:p>
          </table:table-cell>
          <table:table-cell office:value-type="float" office:value="2.98775939245496" calcext:value-type="float">
            <text:p>2.9877593925</text:p>
          </table:table-cell>
          <table:table-cell office:value-type="float" office:value="2.96800964628059" calcext:value-type="float">
            <text:p>2.9680096463</text:p>
          </table:table-cell>
          <table:table-cell office:value-type="float" office:value="2.94880098904252" calcext:value-type="float">
            <text:p>2.948800989</text:p>
          </table:table-cell>
          <table:table-cell office:value-type="float" office:value="2.93011148470276" calcext:value-type="float">
            <text:p>2.9301114847</text:p>
          </table:table-cell>
          <table:table-cell office:value-type="float" office:value="2.9119203671454" calcext:value-type="float">
            <text:p>2.9119203671</text:p>
          </table:table-cell>
          <table:table-cell office:value-type="float" office:value="2.89420796320798" calcext:value-type="float">
            <text:p>2.8942079632</text:p>
          </table:table-cell>
          <table:table-cell office:value-type="float" office:value="2.87695562171048" calcext:value-type="float">
            <text:p>2.8769556217</text:p>
          </table:table-cell>
          <table:table-cell office:value-type="float" office:value="2.86014564794369" calcext:value-type="float">
            <text:p>2.8601456479</text:p>
          </table:table-cell>
          <table:table-cell office:value-type="float" office:value="2.84376124313302" calcext:value-type="float">
            <text:p>2.8437612431</text:p>
          </table:table-cell>
          <table:table-cell office:value-type="float" office:value="2.82778644844262" calcext:value-type="float">
            <text:p>2.8277864484</text:p>
          </table:table-cell>
          <table:table-cell office:value-type="float" office:value="2.81220609312729" calcext:value-type="float">
            <text:p>2.8122060931</text:p>
          </table:table-cell>
          <table:table-cell office:value-type="float" office:value="2.79700574647819" calcext:value-type="float">
            <text:p>2.7970057465</text:p>
          </table:table-cell>
          <table:table-cell office:value-type="float" office:value="2.78217167324231" calcext:value-type="float">
            <text:p>2.7821716732</text:p>
          </table:table-cell>
          <table:table-cell office:value-type="float" office:value="2.76769079222634" calcext:value-type="float">
            <text:p>2.7676907922</text:p>
          </table:table-cell>
          <table:table-cell office:value-type="float" office:value="2.75355063782251" calcext:value-type="float">
            <text:p>2.7535506378</text:p>
          </table:table-cell>
          <table:table-cell office:value-type="float" office:value="2.73973932421877" calcext:value-type="float">
            <text:p>2.7397393242</text:p>
          </table:table-cell>
          <table:table-cell office:value-type="float" office:value="2.72624551207719" calcext:value-type="float">
            <text:p>2.7262455121</text:p>
          </table:table-cell>
          <table:table-cell office:value-type="float" office:value="2.71305837748428" calcext:value-type="float">
            <text:p>2.7130583775</text:p>
          </table:table-cell>
          <table:table-cell office:value-type="float" office:value="2.70016758299457" calcext:value-type="float">
            <text:p>2.700167583</text:p>
          </table:table-cell>
          <table:table-cell office:value-type="float" office:value="2.68756325060464" calcext:value-type="float">
            <text:p>2.6875632506</text:p>
          </table:table-cell>
          <table:table-cell office:value-type="float" office:value="2.675235936509" calcext:value-type="float">
            <text:p>2.6752359365</text:p>
          </table:table-cell>
          <table:table-cell office:value-type="float" office:value="2.66317660750239" calcext:value-type="float">
            <text:p>2.6631766075</text:p>
          </table:table-cell>
          <table:table-cell office:value-type="float" office:value="2.65137661890452" calcext:value-type="float">
            <text:p>2.6513766189</text:p>
          </table:table-cell>
          <table:table-cell office:value-type="float" office:value="2.63982769389384" calcext:value-type="float">
            <text:p>2.6398276939</text:p>
          </table:table-cell>
          <table:table-cell office:value-type="float" office:value="2.62852190414655" calcext:value-type="float">
            <text:p>2.6285219041</text:p>
          </table:table-cell>
          <table:table-cell office:value-type="float" office:value="2.61745165168566" calcext:value-type="float">
            <text:p>2.6174516517</text:p>
          </table:table-cell>
          <table:table-cell office:value-type="float" office:value="2.60660965185282" calcext:value-type="float">
            <text:p>2.6066096519</text:p>
          </table:table-cell>
          <table:table-cell office:value-type="float" office:value="2.5959889173227" calcext:value-type="float">
            <text:p>2.5959889173</text:p>
          </table:table-cell>
          <table:table-cell office:value-type="float" office:value="2.58558274308612" calcext:value-type="float">
            <text:p>2.5855827431</text:p>
          </table:table-cell>
          <table:table-cell office:value-type="float" office:value="2.57538469233426" calcext:value-type="float">
            <text:p>2.5753846923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6.70393049715103" calcext:value-type="float">
            <text:p>6.7039304972</text:p>
          </table:table-cell>
          <table:table-cell office:value-type="string" calcext:value-type="string">
            <text:p><text:s/>global min</text:p>
          </table:table-cell>
          <table:table-cell office:value-type="float" office:value="-15.0884585355411" calcext:value-type="float">
            <text:p>-15.0884585355</text:p>
          </table:table-cell>
          <table:table-cell office:value-type="string" calcext:value-type="string">
            <text:p><text:s/>range</text:p>
          </table:table-cell>
          <table:table-cell office:value-type="float" office:value="21.7923890326921" calcext:value-type="float">
            <text:p>21.7923890327</text:p>
          </table:table-cell>
          <table:table-cell office:value-type="string" calcext:value-type="string">
            <text:p><text:s/>regret</text:p>
          </table:table-cell>
          <table:table-cell office:value-type="float" office:value="9.43453253614731" calcext:value-type="float">
            <text:p>9.4345325361</text:p>
          </table:table-cell>
          <table:table-cell office:value-type="float" office:value="13.4973980559021" calcext:value-type="float">
            <text:p>13.4973980559</text:p>
          </table:table-cell>
          <table:table-cell office:value-type="float" office:value="12.8101554261449" calcext:value-type="float">
            <text:p>12.8101554261</text:p>
          </table:table-cell>
          <table:table-cell office:value-type="float" office:value="10.3686451527222" calcext:value-type="float">
            <text:p>10.3686451527</text:p>
          </table:table-cell>
          <table:table-cell office:value-type="float" office:value="9.7700171005785" calcext:value-type="float">
            <text:p>9.7700171006</text:p>
          </table:table-cell>
          <table:table-cell office:value-type="float" office:value="8.88196373990753" calcext:value-type="float">
            <text:p>8.8819637399</text:p>
          </table:table-cell>
          <table:table-cell office:value-type="float" office:value="8.58380320351464" calcext:value-type="float">
            <text:p>8.5838032035</text:p>
          </table:table-cell>
          <table:table-cell office:value-type="float" office:value="7.79279918746104" calcext:value-type="float">
            <text:p>7.7927991875</text:p>
          </table:table-cell>
          <table:table-cell office:value-type="float" office:value="7.62072368217916" calcext:value-type="float">
            <text:p>7.6207236822</text:p>
          </table:table-cell>
          <table:table-cell office:value-type="float" office:value="7.65109974793285" calcext:value-type="float">
            <text:p>7.6510997479</text:p>
          </table:table-cell>
          <table:table-cell office:value-type="float" office:value="8.53739924277446" calcext:value-type="float">
            <text:p>8.5373992428</text:p>
          </table:table-cell>
          <table:table-cell office:value-type="float" office:value="7.83608240442731" calcext:value-type="float">
            <text:p>7.8360824044</text:p>
          </table:table-cell>
          <table:table-cell office:value-type="float" office:value="7.36989173856811" calcext:value-type="float">
            <text:p>7.3698917386</text:p>
          </table:table-cell>
          <table:table-cell office:value-type="float" office:value="7.28973504504756" calcext:value-type="float">
            <text:p>7.289735045</text:p>
          </table:table-cell>
          <table:table-cell office:value-type="float" office:value="6.84382942460019" calcext:value-type="float">
            <text:p>6.8438294246</text:p>
          </table:table-cell>
          <table:table-cell office:value-type="float" office:value="6.52706531982879" calcext:value-type="float">
            <text:p>6.5270653198</text:p>
          </table:table-cell>
          <table:table-cell office:value-type="float" office:value="6.37909526294954" calcext:value-type="float">
            <text:p>6.3790952629</text:p>
          </table:table-cell>
          <table:table-cell office:value-type="float" office:value="6.21980680965651" calcext:value-type="float">
            <text:p>6.2198068097</text:p>
          </table:table-cell>
          <table:table-cell office:value-type="float" office:value="5.98590138537237" calcext:value-type="float">
            <text:p>5.9859013854</text:p>
          </table:table-cell>
          <table:table-cell office:value-type="float" office:value="5.77538650351663" calcext:value-type="float">
            <text:p>5.7753865035</text:p>
          </table:table-cell>
          <table:table-cell office:value-type="float" office:value="5.58492065802812" calcext:value-type="float">
            <text:p>5.584920658</text:p>
          </table:table-cell>
          <table:table-cell office:value-type="float" office:value="5.56817724956051" calcext:value-type="float">
            <text:p>5.5681772496</text:p>
          </table:table-cell>
          <table:table-cell office:value-type="float" office:value="5.37949351990875" calcext:value-type="float">
            <text:p>5.3794935199</text:p>
          </table:table-cell>
          <table:table-cell office:value-type="float" office:value="5.22933144608996" calcext:value-type="float">
            <text:p>5.2293314461</text:p>
          </table:table-cell>
          <table:table-cell office:value-type="float" office:value="5.09118233817667" calcext:value-type="float">
            <text:p>5.0911823382</text:p>
          </table:table-cell>
          <table:table-cell office:value-type="float" office:value="4.94932856863191" calcext:value-type="float">
            <text:p>4.9493285686</text:p>
          </table:table-cell>
          <table:table-cell office:value-type="float" office:value="4.83178320491435" calcext:value-type="float">
            <text:p>4.8317832049</text:p>
          </table:table-cell>
          <table:table-cell office:value-type="float" office:value="4.72263393860519" calcext:value-type="float">
            <text:p>4.7226339386</text:p>
          </table:table-cell>
          <table:table-cell office:value-type="float" office:value="4.62101220790355" calcext:value-type="float">
            <text:p>4.6210122079</text:p>
          </table:table-cell>
          <table:table-cell office:value-type="float" office:value="4.52616525924869" calcext:value-type="float">
            <text:p>4.5261652592</text:p>
          </table:table-cell>
          <table:table-cell office:value-type="float" office:value="4.43743746857157" calcext:value-type="float">
            <text:p>4.4374374686</text:p>
          </table:table-cell>
          <table:table-cell office:value-type="float" office:value="4.35425516481176" calcext:value-type="float">
            <text:p>4.3542551648</text:p>
          </table:table-cell>
          <table:table-cell office:value-type="float" office:value="4.27611421279497" calcext:value-type="float">
            <text:p>4.2761142128</text:p>
          </table:table-cell>
          <table:table-cell office:value-type="float" office:value="4.2025697873674" calcext:value-type="float">
            <text:p>4.2025697874</text:p>
          </table:table-cell>
          <table:table-cell office:value-type="float" office:value="4.11759497823034" calcext:value-type="float">
            <text:p>4.1175949782</text:p>
          </table:table-cell>
          <table:table-cell office:value-type="float" office:value="4.05253966628665" calcext:value-type="float">
            <text:p>4.0525396663</text:p>
          </table:table-cell>
          <table:table-cell office:value-type="float" office:value="3.99100085769128" calcext:value-type="float">
            <text:p>3.9910008577</text:p>
          </table:table-cell>
          <table:table-cell office:value-type="float" office:value="3.93270093375882" calcext:value-type="float">
            <text:p>3.9327009338</text:p>
          </table:table-cell>
          <table:table-cell office:value-type="float" office:value="3.8773907495152" calcext:value-type="float">
            <text:p>3.8773907495</text:p>
          </table:table-cell>
          <table:table-cell office:value-type="float" office:value="3.82484607448376" calcext:value-type="float">
            <text:p>3.8248460745</text:p>
          </table:table-cell>
          <table:table-cell office:value-type="float" office:value="3.77486455433191" calcext:value-type="float">
            <text:p>3.7748645543</text:p>
          </table:table-cell>
          <table:table-cell office:value-type="float" office:value="3.72726310656824" calcext:value-type="float">
            <text:p>3.7272631066</text:p>
          </table:table-cell>
          <table:table-cell office:value-type="float" office:value="3.68187567963079" calcext:value-type="float">
            <text:p>3.6818756796</text:p>
          </table:table-cell>
          <table:table-cell office:value-type="float" office:value="3.63855131755413" calcext:value-type="float">
            <text:p>3.6385513176</text:p>
          </table:table-cell>
          <table:table-cell office:value-type="float" office:value="3.59715248268087" calcext:value-type="float">
            <text:p>3.5971524827</text:p>
          </table:table-cell>
          <table:table-cell office:value-type="float" office:value="3.55755359714994" calcext:value-type="float">
            <text:p>3.5575535971</text:p>
          </table:table-cell>
          <table:table-cell office:value-type="float" office:value="3.51963977057776" calcext:value-type="float">
            <text:p>3.5196397706</text:p>
          </table:table-cell>
          <table:table-cell office:value-type="float" office:value="3.48330568677943" calcext:value-type="float">
            <text:p>3.4833056868</text:p>
          </table:table-cell>
          <table:table-cell office:value-type="float" office:value="3.4484546268096" calcext:value-type="float">
            <text:p>3.4484546268</text:p>
          </table:table-cell>
          <table:table-cell office:value-type="float" office:value="3.41499760923856" calcext:value-type="float">
            <text:p>3.4149976092</text:p>
          </table:table-cell>
          <table:table-cell office:value-type="float" office:value="3.38285263157227" calcext:value-type="float">
            <text:p>3.3828526316</text:p>
          </table:table-cell>
          <table:table-cell office:value-type="float" office:value="3.35194399920084" calcext:value-type="float">
            <text:p>3.3519439992</text:p>
          </table:table-cell>
          <table:table-cell office:value-type="float" office:value="3.32220173031512" calcext:value-type="float">
            <text:p>3.3222017303</text:p>
          </table:table-cell>
          <table:table-cell office:value-type="float" office:value="3.29356102694369" calcext:value-type="float">
            <text:p>3.2935610269</text:p>
          </table:table-cell>
          <table:table-cell office:value-type="float" office:value="3.26596180369485" calcext:value-type="float">
            <text:p>3.2659618037</text:p>
          </table:table-cell>
          <table:table-cell office:value-type="float" office:value="3.23934826699062" calcext:value-type="float">
            <text:p>3.239348267</text:p>
          </table:table-cell>
          <table:table-cell office:value-type="float" office:value="3.2136685385918" calcext:value-type="float">
            <text:p>3.2136685386</text:p>
          </table:table-cell>
          <table:table-cell office:value-type="float" office:value="3.18244984534044" calcext:value-type="float">
            <text:p>3.1824498453</text:p>
          </table:table-cell>
          <table:table-cell office:value-type="float" office:value="3.15860499623734" calcext:value-type="float">
            <text:p>3.1586049962</text:p>
          </table:table-cell>
          <table:table-cell office:value-type="float" office:value="3.13555497543768" calcext:value-type="float">
            <text:p>3.1355549754</text:p>
          </table:table-cell>
          <table:table-cell office:value-type="float" office:value="3.1132606930249" calcext:value-type="float">
            <text:p>3.113260693</text:p>
          </table:table-cell>
          <table:table-cell office:value-type="float" office:value="3.09168558101252" calcext:value-type="float">
            <text:p>3.091685581</text:p>
          </table:table-cell>
          <table:table-cell office:value-type="float" office:value="3.07079539319102" calcext:value-type="float">
            <text:p>3.0707953932</text:p>
          </table:table-cell>
          <table:table-cell office:value-type="float" office:value="3.05055802373893" calcext:value-type="float">
            <text:p>3.0505580237</text:p>
          </table:table-cell>
          <table:table-cell office:value-type="float" office:value="3.03094334257769" calcext:value-type="float">
            <text:p>3.0309433426</text:p>
          </table:table-cell>
          <table:table-cell office:value-type="float" office:value="3.01192304569405" calcext:value-type="float">
            <text:p>3.0119230457</text:p>
          </table:table-cell>
          <table:table-cell office:value-type="float" office:value="2.99347051886664" calcext:value-type="float">
            <text:p>2.9934705189</text:p>
          </table:table-cell>
          <table:table-cell office:value-type="float" office:value="2.96751435634758" calcext:value-type="float">
            <text:p>2.9675143563</text:p>
          </table:table-cell>
          <table:table-cell office:value-type="float" office:value="2.95024028956367" calcext:value-type="float">
            <text:p>2.9502402896</text:p>
          </table:table-cell>
          <table:table-cell office:value-type="float" office:value="2.93345976754501" calcext:value-type="float">
            <text:p>2.9334597675</text:p>
          </table:table-cell>
          <table:table-cell office:value-type="float" office:value="2.91715193628744" calcext:value-type="float">
            <text:p>2.9171519363</text:p>
          </table:table-cell>
          <table:table-cell office:value-type="float" office:value="2.90129710034259" calcext:value-type="float">
            <text:p>2.9012971003</text:p>
          </table:table-cell>
          <table:table-cell office:value-type="float" office:value="2.88587664346471" calcext:value-type="float">
            <text:p>2.8858766435</text:p>
          </table:table-cell>
          <table:table-cell office:value-type="float" office:value="2.87087295569165" calcext:value-type="float">
            <text:p>2.8708729557</text:p>
          </table:table-cell>
          <table:table-cell office:value-type="float" office:value="2.85626936625919" calcext:value-type="float">
            <text:p>2.8562693663</text:p>
          </table:table-cell>
          <table:table-cell office:value-type="float" office:value="2.84205008181181" calcext:value-type="float">
            <text:p>2.8420500818</text:p>
          </table:table-cell>
          <table:table-cell office:value-type="float" office:value="2.82820012942799" calcext:value-type="float">
            <text:p>2.8282001294</text:p>
          </table:table-cell>
          <table:table-cell office:value-type="float" office:value="2.81470530402837" calcext:value-type="float">
            <text:p>2.814705304</text:p>
          </table:table-cell>
          <table:table-cell office:value-type="float" office:value="2.80155211977811" calcext:value-type="float">
            <text:p>2.8015521198</text:p>
          </table:table-cell>
          <table:table-cell office:value-type="float" office:value="2.7887277651341" calcext:value-type="float">
            <text:p>2.7887277651</text:p>
          </table:table-cell>
          <table:table-cell office:value-type="float" office:value="2.77622006122205" calcext:value-type="float">
            <text:p>2.7762200612</text:p>
          </table:table-cell>
          <table:table-cell office:value-type="float" office:value="2.76401742325907" calcext:value-type="float">
            <text:p>2.7640174233</text:p>
          </table:table-cell>
          <table:table-cell office:value-type="float" office:value="2.75210882476508" calcext:value-type="float">
            <text:p>2.7521088248</text:p>
          </table:table-cell>
          <table:table-cell office:value-type="float" office:value="2.74048376433047" calcext:value-type="float">
            <text:p>2.7404837643</text:p>
          </table:table-cell>
          <table:table-cell office:value-type="float" office:value="2.72913223472961" calcext:value-type="float">
            <text:p>2.7291322347</text:p>
          </table:table-cell>
          <table:table-cell office:value-type="float" office:value="2.71804469418924" calcext:value-type="float">
            <text:p>2.7180446942</text:p>
          </table:table-cell>
          <table:table-cell office:value-type="float" office:value="2.73463975015221" calcext:value-type="float">
            <text:p>2.7346397502</text:p>
          </table:table-cell>
          <table:table-cell office:value-type="float" office:value="2.77126758352156" calcext:value-type="float">
            <text:p>2.7712675835</text:p>
          </table:table-cell>
          <table:table-cell office:value-type="float" office:value="2.76008034941747" calcext:value-type="float">
            <text:p>2.7600803494</text:p>
          </table:table-cell>
          <table:table-cell office:value-type="float" office:value="2.74914172051569" calcext:value-type="float">
            <text:p>2.7491417205</text:p>
          </table:table-cell>
          <table:table-cell office:value-type="float" office:value="2.73844350104033" calcext:value-type="float">
            <text:p>2.738443501</text:p>
          </table:table-cell>
          <table:table-cell office:value-type="float" office:value="2.72797785155357" calcext:value-type="float">
            <text:p>2.7279778516</text:p>
          </table:table-cell>
          <table:table-cell office:value-type="float" office:value="2.7177372697977" calcext:value-type="float">
            <text:p>2.7177372698</text:p>
          </table:table-cell>
          <table:table-cell office:value-type="float" office:value="2.70771457276004" calcext:value-type="float">
            <text:p>2.7077145728</text:p>
          </table:table-cell>
          <table:table-cell office:value-type="float" office:value="2.69790287987054" calcext:value-type="float">
            <text:p>2.6979028799</text:p>
          </table:table-cell>
          <table:table-cell office:value-type="float" office:value="2.68829559724957" calcext:value-type="float">
            <text:p>2.6882955972</text:p>
          </table:table-cell>
          <table:table-cell office:value-type="float" office:value="2.67888640293007" calcext:value-type="float">
            <text:p>2.6788864029</text:p>
          </table:table-cell>
          <table:table-cell office:value-type="float" office:value="2.66966923298443" calcext:value-type="float">
            <text:p>2.669669233</text:p>
          </table:table-cell>
          <table:table-cell office:value-type="float" office:value="2.66063826849225" calcext:value-type="float">
            <text:p>2.6606382685</text:p>
          </table:table-cell>
          <table:table-cell office:value-type="float" office:value="2.6517879232899" calcext:value-type="float">
            <text:p>2.6517879233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4.94739250146458" calcext:value-type="float">
            <text:p>4.9473925015</text:p>
          </table:table-cell>
          <table:table-cell office:value-type="string" calcext:value-type="string">
            <text:p><text:s/>global min</text:p>
          </table:table-cell>
          <table:table-cell office:value-type="float" office:value="-9.92582406623839" calcext:value-type="float">
            <text:p>-9.9258240662</text:p>
          </table:table-cell>
          <table:table-cell office:value-type="string" calcext:value-type="string">
            <text:p><text:s/>range</text:p>
          </table:table-cell>
          <table:table-cell office:value-type="float" office:value="14.873216567703" calcext:value-type="float">
            <text:p>14.8732165677</text:p>
          </table:table-cell>
          <table:table-cell office:value-type="string" calcext:value-type="string">
            <text:p><text:s/>regret</text:p>
          </table:table-cell>
          <table:table-cell office:value-type="float" office:value="5.61345313442064" calcext:value-type="float">
            <text:p>5.6134531344</text:p>
          </table:table-cell>
          <table:table-cell office:value-type="float" office:value="9.20421334597584" calcext:value-type="float">
            <text:p>9.204213346</text:p>
          </table:table-cell>
          <table:table-cell office:value-type="float" office:value="6.9376364000749" calcext:value-type="float">
            <text:p>6.9376364001</text:p>
          </table:table-cell>
          <table:table-cell office:value-type="float" office:value="8.42594121493765" calcext:value-type="float">
            <text:p>8.4259412149</text:p>
          </table:table-cell>
          <table:table-cell office:value-type="float" office:value="8.05477502883637" calcext:value-type="float">
            <text:p>8.0547750288</text:p>
          </table:table-cell>
          <table:table-cell office:value-type="float" office:value="8.97681160851096" calcext:value-type="float">
            <text:p>8.9768116085</text:p>
          </table:table-cell>
          <table:table-cell office:value-type="float" office:value="7.95190977443854" calcext:value-type="float">
            <text:p>7.9519097744</text:p>
          </table:table-cell>
          <table:table-cell office:value-type="float" office:value="7.48587318433993" calcext:value-type="float">
            <text:p>7.4858731843</text:p>
          </table:table-cell>
          <table:table-cell office:value-type="float" office:value="7.52836947219461" calcext:value-type="float">
            <text:p>7.5283694722</text:p>
          </table:table-cell>
          <table:table-cell office:value-type="float" office:value="7.7641154934426" calcext:value-type="float">
            <text:p>7.7641154934</text:p>
          </table:table-cell>
          <table:table-cell office:value-type="float" office:value="7.54171362269609" calcext:value-type="float">
            <text:p>7.5417136227</text:p>
          </table:table-cell>
          <table:table-cell office:value-type="float" office:value="7.07035140804261" calcext:value-type="float">
            <text:p>7.070351408</text:p>
          </table:table-cell>
          <table:table-cell office:value-type="float" office:value="6.59511461241152" calcext:value-type="float">
            <text:p>6.5951146124</text:p>
          </table:table-cell>
          <table:table-cell office:value-type="float" office:value="6.20227931035919" calcext:value-type="float">
            <text:p>6.2022793104</text:p>
          </table:table-cell>
          <table:table-cell office:value-type="float" office:value="5.85718694690335" calcext:value-type="float">
            <text:p>5.8571869469</text:p>
          </table:table-cell>
          <table:table-cell office:value-type="float" office:value="5.67600959661249" calcext:value-type="float">
            <text:p>5.6760095966</text:p>
          </table:table-cell>
          <table:table-cell office:value-type="float" office:value="5.63971742838825" calcext:value-type="float">
            <text:p>5.6397174284</text:p>
          </table:table-cell>
          <table:table-cell office:value-type="float" office:value="5.73407010706869" calcext:value-type="float">
            <text:p>5.7340701071</text:p>
          </table:table-cell>
          <table:table-cell office:value-type="float" office:value="5.47549054712313" calcext:value-type="float">
            <text:p>5.4754905471</text:p>
          </table:table-cell>
          <table:table-cell office:value-type="float" office:value="5.41929614746539" calcext:value-type="float">
            <text:p>5.4192961475</text:p>
          </table:table-cell>
          <table:table-cell office:value-type="float" office:value="5.28058564696922" calcext:value-type="float">
            <text:p>5.280585647</text:p>
          </table:table-cell>
          <table:table-cell office:value-type="float" office:value="5.06608219134792" calcext:value-type="float">
            <text:p>5.0660821913</text:p>
          </table:table-cell>
          <table:table-cell office:value-type="float" office:value="4.91011852104242" calcext:value-type="float">
            <text:p>4.910118521</text:p>
          </table:table-cell>
          <table:table-cell office:value-type="float" office:value="4.96254252459805" calcext:value-type="float">
            <text:p>4.9625425246</text:p>
          </table:table-cell>
          <table:table-cell office:value-type="float" office:value="4.85050293231108" calcext:value-type="float">
            <text:p>4.8505029323</text:p>
          </table:table-cell>
          <table:table-cell office:value-type="float" office:value="5.02505819976513" calcext:value-type="float">
            <text:p>5.0250581998</text:p>
          </table:table-cell>
          <table:table-cell office:value-type="float" office:value="4.91205972046432" calcext:value-type="float">
            <text:p>4.9120597205</text:p>
          </table:table-cell>
          <table:table-cell office:value-type="float" office:value="4.76205611236509" calcext:value-type="float">
            <text:p>4.7620561124</text:p>
          </table:table-cell>
          <table:table-cell office:value-type="float" office:value="4.62239758068648" calcext:value-type="float">
            <text:p>4.6223975807</text:p>
          </table:table-cell>
          <table:table-cell office:value-type="float" office:value="4.57704823543867" calcext:value-type="float">
            <text:p>4.5770482354</text:p>
          </table:table-cell>
          <table:table-cell office:value-type="float" office:value="4.53151236050344" calcext:value-type="float">
            <text:p>4.5315123605</text:p>
          </table:table-cell>
          <table:table-cell office:value-type="float" office:value="4.41215130841538" calcext:value-type="float">
            <text:p>4.4121513084</text:p>
          </table:table-cell>
          <table:table-cell office:value-type="float" office:value="4.31369908838277" calcext:value-type="float">
            <text:p>4.3136990884</text:p>
          </table:table-cell>
          <table:table-cell office:value-type="float" office:value="4.20776554736227" calcext:value-type="float">
            <text:p>4.2077655474</text:p>
          </table:table-cell>
          <table:table-cell office:value-type="float" office:value="4.12077876164733" calcext:value-type="float">
            <text:p>4.1207787616</text:p>
          </table:table-cell>
          <table:table-cell office:value-type="float" office:value="4.02608931531506" calcext:value-type="float">
            <text:p>4.0260893153</text:p>
          </table:table-cell>
          <table:table-cell office:value-type="float" office:value="3.94871468645085" calcext:value-type="float">
            <text:p>3.9487146865</text:p>
          </table:table-cell>
          <table:table-cell office:value-type="float" office:value="3.86353689716755" calcext:value-type="float">
            <text:p>3.8635368972</text:p>
          </table:table-cell>
          <table:table-cell office:value-type="float" office:value="3.79429820871042" calcext:value-type="float">
            <text:p>3.7942982087</text:p>
          </table:table-cell>
          <table:table-cell office:value-type="float" office:value="3.7172397208348" calcext:value-type="float">
            <text:p>3.7172397208</text:p>
          </table:table-cell>
          <table:table-cell office:value-type="float" office:value="3.65494675318857" calcext:value-type="float">
            <text:p>3.6549467532</text:p>
          </table:table-cell>
          <table:table-cell office:value-type="float" office:value="3.70354372916493" calcext:value-type="float">
            <text:p>3.7035437292</text:p>
          </table:table-cell>
          <table:table-cell office:value-type="float" office:value="3.64446662028526" calcext:value-type="float">
            <text:p>3.6444666203</text:p>
          </table:table-cell>
          <table:table-cell office:value-type="float" office:value="3.57781871286254" calcext:value-type="float">
            <text:p>3.5778187129</text:p>
          </table:table-cell>
          <table:table-cell office:value-type="float" office:value="3.52416114251758" calcext:value-type="float">
            <text:p>3.5241611425</text:p>
          </table:table-cell>
          <table:table-cell office:value-type="float" office:value="3.46302630667341" calcext:value-type="float">
            <text:p>3.4630263067</text:p>
          </table:table-cell>
          <table:table-cell office:value-type="float" office:value="3.41409442881524" calcext:value-type="float">
            <text:p>3.4140944288</text:p>
          </table:table-cell>
          <table:table-cell office:value-type="float" office:value="3.36720137920115" calcext:value-type="float">
            <text:p>3.3672013792</text:p>
          </table:table-cell>
          <table:table-cell office:value-type="float" office:value="3.31301275296614" calcext:value-type="float">
            <text:p>3.313012753</text:p>
          </table:table-cell>
          <table:table-cell office:value-type="float" office:value="3.27001705885361" calcext:value-type="float">
            <text:p>3.2700170589</text:p>
          </table:table-cell>
          <table:table-cell office:value-type="float" office:value="3.22870747039254" calcext:value-type="float">
            <text:p>3.2287074704</text:p>
          </table:table-cell>
          <table:table-cell office:value-type="float" office:value="3.18030845545587" calcext:value-type="float">
            <text:p>3.1803084555</text:p>
          </table:table-cell>
          <table:table-cell office:value-type="float" office:value="3.14225033454801" calcext:value-type="float">
            <text:p>3.1422503345</text:p>
          </table:table-cell>
          <table:table-cell office:value-type="float" office:value="3.10560177367378" calcext:value-type="float">
            <text:p>3.1056017737</text:p>
          </table:table-cell>
          <table:table-cell office:value-type="float" office:value="3.07028588774042" calcext:value-type="float">
            <text:p>3.0702858877</text:p>
          </table:table-cell>
          <table:table-cell office:value-type="float" office:value="3.0281729021323" calcext:value-type="float">
            <text:p>3.0281729021</text:p>
          </table:table-cell>
          <table:table-cell office:value-type="float" office:value="2.99545457134646" calcext:value-type="float">
            <text:p>2.9954545713</text:p>
          </table:table-cell>
          <table:table-cell office:value-type="float" office:value="2.96386445886358" calcext:value-type="float">
            <text:p>2.9638644589</text:p>
          </table:table-cell>
          <table:table-cell office:value-type="float" office:value="2.9333451976513" calcext:value-type="float">
            <text:p>2.9333451977</text:p>
          </table:table-cell>
          <table:table-cell office:value-type="float" office:value="2.89632208925187" calcext:value-type="float">
            <text:p>2.8963220893</text:p>
          </table:table-cell>
          <table:table-cell office:value-type="float" office:value="2.8679107115156" calcext:value-type="float">
            <text:p>2.8679107115</text:p>
          </table:table-cell>
          <table:table-cell office:value-type="float" office:value="2.84041582983534" calcext:value-type="float">
            <text:p>2.8404158298</text:p>
          </table:table-cell>
          <table:table-cell office:value-type="float" office:value="2.81379380154175" calcext:value-type="float">
            <text:p>2.8137938015</text:p>
          </table:table-cell>
          <table:table-cell office:value-type="float" office:value="2.78800371163234" calcext:value-type="float">
            <text:p>2.7880037116</text:p>
          </table:table-cell>
          <table:table-cell office:value-type="float" office:value="2.7630071629509" calcext:value-type="float">
            <text:p>2.763007163</text:p>
          </table:table-cell>
          <table:table-cell office:value-type="float" office:value="2.73876808544164" calcext:value-type="float">
            <text:p>2.7387680854</text:p>
          </table:table-cell>
          <table:table-cell office:value-type="float" office:value="2.70851719899752" calcext:value-type="float">
            <text:p>2.708517199</text:p>
          </table:table-cell>
          <table:table-cell office:value-type="float" office:value="2.68579235853196" calcext:value-type="float">
            <text:p>2.6857923585</text:p>
          </table:table-cell>
          <table:table-cell office:value-type="float" office:value="2.66372620909438" calcext:value-type="float">
            <text:p>2.6637262091</text:p>
          </table:table-cell>
          <table:table-cell office:value-type="float" office:value="2.64229052106931" calcext:value-type="float">
            <text:p>2.6422905211</text:p>
          </table:table-cell>
          <table:table-cell office:value-type="float" office:value="2.62145865524213" calcext:value-type="float">
            <text:p>2.6214586552</text:p>
          </table:table-cell>
          <table:table-cell office:value-type="float" office:value="2.60120545235459" calcext:value-type="float">
            <text:p>2.6012054524</text:p>
          </table:table-cell>
          <table:table-cell office:value-type="float" office:value="2.58150713173794" calcext:value-type="float">
            <text:p>2.5815071317</text:p>
          </table:table-cell>
          <table:table-cell office:value-type="float" office:value="2.56234119816498" calcext:value-type="float">
            <text:p>2.5623411982</text:p>
          </table:table-cell>
          <table:table-cell office:value-type="float" office:value="2.54368635615397" calcext:value-type="float">
            <text:p>2.5436863562</text:p>
          </table:table-cell>
          <table:table-cell office:value-type="float" office:value="2.52552243103799" calcext:value-type="float">
            <text:p>2.525522431</text:p>
          </table:table-cell>
          <table:table-cell office:value-type="float" office:value="2.50783029618476" calcext:value-type="float">
            <text:p>2.5078302962</text:p>
          </table:table-cell>
          <table:table-cell office:value-type="float" office:value="2.49059180581495" calcext:value-type="float">
            <text:p>2.4905918058</text:p>
          </table:table-cell>
          <table:table-cell office:value-type="float" office:value="2.47378973292285" calcext:value-type="float">
            <text:p>2.4737897329</text:p>
          </table:table-cell>
          <table:table-cell office:value-type="float" office:value="2.45740771185306" calcext:value-type="float">
            <text:p>2.4574077119</text:p>
          </table:table-cell>
          <table:table-cell office:value-type="float" office:value="2.44143018513067" calcext:value-type="float">
            <text:p>2.4414301851</text:p>
          </table:table-cell>
          <table:table-cell office:value-type="float" office:value="2.42584235418199" calcext:value-type="float">
            <text:p>2.4258423542</text:p>
          </table:table-cell>
          <table:table-cell office:value-type="float" office:value="2.40519315345312" calcext:value-type="float">
            <text:p>2.4051931535</text:p>
          </table:table-cell>
          <table:table-cell office:value-type="float" office:value="2.39040785457081" calcext:value-type="float">
            <text:p>2.3904078546</text:p>
          </table:table-cell>
          <table:table-cell office:value-type="float" office:value="2.37597044507397" calcext:value-type="float">
            <text:p>2.3759704451</text:p>
          </table:table-cell>
          <table:table-cell office:value-type="float" office:value="2.36186878928636" calcext:value-type="float">
            <text:p>2.3618687893</text:p>
          </table:table-cell>
          <table:table-cell office:value-type="float" office:value="2.34809130949386" calcext:value-type="float">
            <text:p>2.3480913095</text:p>
          </table:table-cell>
          <table:table-cell office:value-type="float" office:value="2.33462695424211" calcext:value-type="float">
            <text:p>2.3346269542</text:p>
          </table:table-cell>
          <table:table-cell office:value-type="float" office:value="2.32146516877129" calcext:value-type="float">
            <text:p>2.3214651688</text:p>
          </table:table-cell>
          <table:table-cell office:value-type="float" office:value="2.30859586742204" calcext:value-type="float">
            <text:p>2.3085958674</text:p>
          </table:table-cell>
          <table:table-cell office:value-type="float" office:value="2.29600940786069" calcext:value-type="float">
            <text:p>2.2960094079</text:p>
          </table:table-cell>
          <table:table-cell office:value-type="float" office:value="2.28369656698546" calcext:value-type="float">
            <text:p>2.283696567</text:p>
          </table:table-cell>
          <table:table-cell office:value-type="float" office:value="2.27164851838712" calcext:value-type="float">
            <text:p>2.2716485184</text:p>
          </table:table-cell>
          <table:table-cell office:value-type="float" office:value="2.25985681124831" calcext:value-type="float">
            <text:p>2.2598568112</text:p>
          </table:table-cell>
          <table:table-cell office:value-type="float" office:value="2.24831335057558" calcext:value-type="float">
            <text:p>2.2483133506</text:p>
          </table:table-cell>
          <table:table-cell office:value-type="float" office:value="2.23701037866687" calcext:value-type="float">
            <text:p>2.2370103787</text:p>
          </table:table-cell>
          <table:table-cell office:value-type="float" office:value="2.22594045772535" calcext:value-type="float">
            <text:p>2.2259404577</text:p>
          </table:table-cell>
          <table:table-cell office:value-type="float" office:value="2.227762315384" calcext:value-type="float">
            <text:p>2.2277623154</text:p>
          </table:table-cell>
          <table:table-cell office:value-type="float" office:value="2.22954736783742" calcext:value-type="float">
            <text:p>2.2295473678</text:p>
          </table:table-cell>
          <table:table-cell office:value-type="float" office:value="2.24414219690478" calcext:value-type="float">
            <text:p>2.2441421969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6.08026420404055" calcext:value-type="float">
            <text:p>6.080264204</text:p>
          </table:table-cell>
          <table:table-cell office:value-type="string" calcext:value-type="string">
            <text:p><text:s/>global min</text:p>
          </table:table-cell>
          <table:table-cell office:value-type="float" office:value="-6.59466365337448" calcext:value-type="float">
            <text:p>-6.5946636534</text:p>
          </table:table-cell>
          <table:table-cell office:value-type="string" calcext:value-type="string">
            <text:p><text:s/>range</text:p>
          </table:table-cell>
          <table:table-cell office:value-type="float" office:value="12.674927857415" calcext:value-type="float">
            <text:p>12.6749278574</text:p>
          </table:table-cell>
          <table:table-cell office:value-type="string" calcext:value-type="string">
            <text:p><text:s/>regret</text:p>
          </table:table-cell>
          <table:table-cell office:value-type="float" office:value="4.29571269269934" calcext:value-type="float">
            <text:p>4.2957126927</text:p>
          </table:table-cell>
          <table:table-cell office:value-type="float" office:value="8.01970158078055" calcext:value-type="float">
            <text:p>8.0197015808</text:p>
          </table:table-cell>
          <table:table-cell office:value-type="float" office:value="6.98089899321284" calcext:value-type="float">
            <text:p>6.9808989932</text:p>
          </table:table-cell>
          <table:table-cell office:value-type="float" office:value="7.12548179054521" calcext:value-type="float">
            <text:p>7.1254817905</text:p>
          </table:table-cell>
          <table:table-cell office:value-type="float" office:value="6.90141767102338" calcext:value-type="float">
            <text:p>6.901417671</text:p>
          </table:table-cell>
          <table:table-cell office:value-type="float" office:value="6.27993307259646" calcext:value-type="float">
            <text:p>6.2799330726</text:p>
          </table:table-cell>
          <table:table-cell office:value-type="float" office:value="5.87371077599064" calcext:value-type="float">
            <text:p>5.873710776</text:p>
          </table:table-cell>
          <table:table-cell office:value-type="float" office:value="5.72020677093899" calcext:value-type="float">
            <text:p>5.7202067709</text:p>
          </table:table-cell>
          <table:table-cell office:value-type="float" office:value="5.40474852352455" calcext:value-type="float">
            <text:p>5.4047485235</text:p>
          </table:table-cell>
          <table:table-cell office:value-type="float" office:value="5.43354017824191" calcext:value-type="float">
            <text:p>5.4335401782</text:p>
          </table:table-cell>
          <table:table-cell office:value-type="float" office:value="5.9013234098024" calcext:value-type="float">
            <text:p>5.9013234098</text:p>
          </table:table-cell>
          <table:table-cell office:value-type="float" office:value="5.91789854574089" calcext:value-type="float">
            <text:p>5.9178985457</text:p>
          </table:table-cell>
          <table:table-cell office:value-type="float" office:value="5.88138596560423" calcext:value-type="float">
            <text:p>5.8813859656</text:p>
          </table:table-cell>
          <table:table-cell office:value-type="float" office:value="5.77163966223699" calcext:value-type="float">
            <text:p>5.7716396622</text:p>
          </table:table-cell>
          <table:table-cell office:value-type="float" office:value="5.78914025340255" calcext:value-type="float">
            <text:p>5.7891402534</text:p>
          </table:table-cell>
          <table:table-cell office:value-type="float" office:value="5.51866170951645" calcext:value-type="float">
            <text:p>5.5186617095</text:p>
          </table:table-cell>
          <table:table-cell office:value-type="float" office:value="5.51272913259491" calcext:value-type="float">
            <text:p>5.5127291326</text:p>
          </table:table-cell>
          <table:table-cell office:value-type="float" office:value="5.2064664030063" calcext:value-type="float">
            <text:p>5.206466403</text:p>
          </table:table-cell>
          <table:table-cell office:value-type="float" office:value="4.93244185547965" calcext:value-type="float">
            <text:p>4.9324418555</text:p>
          </table:table-cell>
          <table:table-cell office:value-type="float" office:value="4.68581976270567" calcext:value-type="float">
            <text:p>4.6858197627</text:p>
          </table:table-cell>
          <table:table-cell office:value-type="float" office:value="4.46268548829111" calcext:value-type="float">
            <text:p>4.4626854883</text:p>
          </table:table-cell>
          <table:table-cell office:value-type="float" office:value="4.25983614791425" calcext:value-type="float">
            <text:p>4.2598361479</text:p>
          </table:table-cell>
          <table:table-cell office:value-type="float" office:value="4.07462588061363" calcext:value-type="float">
            <text:p>4.0746258806</text:p>
          </table:table-cell>
          <table:table-cell office:value-type="float" office:value="3.90484980225472" calcext:value-type="float">
            <text:p>3.9048498023</text:p>
          </table:table-cell>
          <table:table-cell office:value-type="float" office:value="3.74865581016454" calcext:value-type="float">
            <text:p>3.7486558102</text:p>
          </table:table-cell>
          <table:table-cell office:value-type="float" office:value="3.60447674054282" calcext:value-type="float">
            <text:p>3.6044767405</text:p>
          </table:table-cell>
          <table:table-cell office:value-type="float" office:value="3.4709776020042" calcext:value-type="float">
            <text:p>3.470977602</text:p>
          </table:table-cell>
          <table:table-cell office:value-type="float" office:value="3.34701411621833" calcext:value-type="float">
            <text:p>3.3470141162</text:p>
          </table:table-cell>
          <table:table-cell office:value-type="float" office:value="3.26741396226886" calcext:value-type="float">
            <text:p>3.2674139623</text:p>
          </table:table-cell>
          <table:table-cell office:value-type="float" office:value="3.15850016352656" calcext:value-type="float">
            <text:p>3.1585001635</text:p>
          </table:table-cell>
          <table:table-cell office:value-type="float" office:value="3.05661306147732" calcext:value-type="float">
            <text:p>3.0566130615</text:p>
          </table:table-cell>
          <table:table-cell office:value-type="float" office:value="2.96109390330615" calcext:value-type="float">
            <text:p>2.9610939033</text:p>
          </table:table-cell>
          <table:table-cell office:value-type="float" office:value="2.87136378502415" calcext:value-type="float">
            <text:p>2.871363785</text:p>
          </table:table-cell>
          <table:table-cell office:value-type="float" office:value="2.78691190899402" calcext:value-type="float">
            <text:p>2.786911909</text:p>
          </table:table-cell>
          <table:table-cell office:value-type="float" office:value="2.70728585445134" calcext:value-type="float">
            <text:p>2.7072858545</text:p>
          </table:table-cell>
          <table:table-cell office:value-type="float" office:value="2.63208346960547" calcext:value-type="float">
            <text:p>2.6320834696</text:p>
          </table:table-cell>
          <table:table-cell office:value-type="float" office:value="2.56094607853505" calcext:value-type="float">
            <text:p>2.5609460785</text:p>
          </table:table-cell>
          <table:table-cell office:value-type="float" office:value="2.49355276067886" calcext:value-type="float">
            <text:p>2.4935527607</text:p>
          </table:table-cell>
          <table:table-cell office:value-type="float" office:value="2.42961551040505" calcext:value-type="float">
            <text:p>2.4296155104</text:p>
          </table:table-cell>
          <table:table-cell office:value-type="float" office:value="2.36887512264492" calcext:value-type="float">
            <text:p>2.3688751226</text:p>
          </table:table-cell>
          <table:table-cell office:value-type="float" office:value="2.31109768062919" calcext:value-type="float">
            <text:p>2.3110976806</text:p>
          </table:table-cell>
          <table:table-cell office:value-type="float" office:value="2.25607154537611" calcext:value-type="float">
            <text:p>2.2560715454</text:p>
          </table:table-cell>
          <table:table-cell office:value-type="float" office:value="2.20360476525109" calcext:value-type="float">
            <text:p>2.2036047653</text:p>
          </table:table-cell>
          <table:table-cell office:value-type="float" office:value="2.15352283876811" calcext:value-type="float">
            <text:p>2.1535228388</text:p>
          </table:table-cell>
          <table:table-cell office:value-type="float" office:value="2.10566677568437" calcext:value-type="float">
            <text:p>2.1056667757</text:p>
          </table:table-cell>
          <table:table-cell office:value-type="float" office:value="2.05989141099558" calcext:value-type="float">
            <text:p>2.059891411</text:p>
          </table:table-cell>
          <table:table-cell office:value-type="float" office:value="2.01606393416589" calcext:value-type="float">
            <text:p>2.0160639342</text:p>
          </table:table-cell>
          <table:table-cell office:value-type="float" office:value="1.9740626022041" calcext:value-type="float">
            <text:p>1.9740626022</text:p>
          </table:table-cell>
          <table:table-cell office:value-type="float" office:value="1.93377561032238" calcext:value-type="float">
            <text:p>1.9337756103</text:p>
          </table:table-cell>
          <table:table-cell office:value-type="float" office:value="1.89510009811594" calcext:value-type="float">
            <text:p>1.8951000981</text:p>
          </table:table-cell>
          <table:table-cell office:value-type="float" office:value="1.85794127266268" calcext:value-type="float">
            <text:p>1.8579412727</text:p>
          </table:table-cell>
          <table:table-cell office:value-type="float" office:value="1.82221163280378" calcext:value-type="float">
            <text:p>1.8222116328</text:p>
          </table:table-cell>
          <table:table-cell office:value-type="float" office:value="1.78783028124145" calcext:value-type="float">
            <text:p>1.7878302812</text:p>
          </table:table-cell>
          <table:table-cell office:value-type="float" office:value="1.75472231307031" calcext:value-type="float">
            <text:p>1.7547223131</text:p>
          </table:table-cell>
          <table:table-cell office:value-type="float" office:value="1.72281827101449" calcext:value-type="float">
            <text:p>1.722818271</text:p>
          </table:table-cell>
          <table:table-cell office:value-type="float" office:value="1.69205365903209" calcext:value-type="float">
            <text:p>1.692053659</text:p>
          </table:table-cell>
          <table:table-cell office:value-type="float" office:value="1.66236850711924" calcext:value-type="float">
            <text:p>1.6623685071</text:p>
          </table:table-cell>
          <table:table-cell office:value-type="float" office:value="1.63370698113443" calcext:value-type="float">
            <text:p>1.6337069811</text:p>
          </table:table-cell>
          <table:table-cell office:value-type="float" office:value="1.60601703230164" calcext:value-type="float">
            <text:p>1.6060170323</text:p>
          </table:table-cell>
          <table:table-cell office:value-type="float" office:value="1.57925008176328" calcext:value-type="float">
            <text:p>1.5792500818</text:p>
          </table:table-cell>
          <table:table-cell office:value-type="float" office:value="1.5533607361606" calcext:value-type="float">
            <text:p>1.5533607362</text:p>
          </table:table-cell>
          <table:table-cell office:value-type="float" office:value="1.52830653073866" calcext:value-type="float">
            <text:p>1.5283065307</text:p>
          </table:table-cell>
          <table:table-cell office:value-type="float" office:value="1.50404769691741" calcext:value-type="float">
            <text:p>1.5040476969</text:p>
          </table:table-cell>
          <table:table-cell office:value-type="float" office:value="1.48054695165308" calcext:value-type="float">
            <text:p>1.4805469517</text:p>
          </table:table-cell>
          <table:table-cell office:value-type="float" office:value="1.45776930624303" calcext:value-type="float">
            <text:p>1.4577693062</text:p>
          </table:table-cell>
          <table:table-cell office:value-type="float" office:value="1.43568189251207" calcext:value-type="float">
            <text:p>1.4356818925</text:p>
          </table:table-cell>
          <table:table-cell office:value-type="float" office:value="1.41425380456413" calcext:value-type="float">
            <text:p>1.4142538046</text:p>
          </table:table-cell>
          <table:table-cell office:value-type="float" office:value="1.39345595449701" calcext:value-type="float">
            <text:p>1.3934559545</text:p>
          </table:table-cell>
          <table:table-cell office:value-type="float" office:value="1.37326094066372" calcext:value-type="float">
            <text:p>1.3732609407</text:p>
          </table:table-cell>
          <table:table-cell office:value-type="float" office:value="1.35364292722567" calcext:value-type="float">
            <text:p>1.3536429272</text:p>
          </table:table-cell>
          <table:table-cell office:value-type="float" office:value="1.33457753388446" calcext:value-type="float">
            <text:p>1.3345775339</text:p>
          </table:table-cell>
          <table:table-cell office:value-type="float" office:value="1.31604173480273" calcext:value-type="float">
            <text:p>1.3160417348</text:p>
          </table:table-cell>
          <table:table-cell office:value-type="float" office:value="1.29801376583283" calcext:value-type="float">
            <text:p>1.2980137658</text:p>
          </table:table-cell>
          <table:table-cell office:value-type="float" office:value="1.28047303926752" calcext:value-type="float">
            <text:p>1.2804730393</text:p>
          </table:table-cell>
          <table:table-cell office:value-type="float" office:value="1.26340006541062" calcext:value-type="float">
            <text:p>1.2634000654</text:p>
          </table:table-cell>
          <table:table-cell office:value-type="float" office:value="1.24677638033943" calcext:value-type="float">
            <text:p>1.2467763803</text:p>
          </table:table-cell>
          <table:table-cell office:value-type="float" office:value="1.23058447929606" calcext:value-type="float">
            <text:p>1.2305844793</text:p>
          </table:table-cell>
          <table:table-cell office:value-type="float" office:value="1.21480775520252" calcext:value-type="float">
            <text:p>1.2148077552</text:p>
          </table:table-cell>
          <table:table-cell office:value-type="float" office:value="1.19943044184553" calcext:value-type="float">
            <text:p>1.1994304418</text:p>
          </table:table-cell>
          <table:table-cell office:value-type="float" office:value="1.18443756132246" calcext:value-type="float">
            <text:p>1.1844375613</text:p>
          </table:table-cell>
          <table:table-cell office:value-type="float" office:value="1.16981487538021" calcext:value-type="float">
            <text:p>1.1698148754</text:p>
          </table:table-cell>
          <table:table-cell office:value-type="float" office:value="1.1555488403146" calcext:value-type="float">
            <text:p>1.1555488403</text:p>
          </table:table-cell>
          <table:table-cell office:value-type="float" office:value="1.14162656513008" calcext:value-type="float">
            <text:p>1.1416265651</text:p>
          </table:table-cell>
          <table:table-cell office:value-type="float" office:value="1.12803577268806" calcext:value-type="float">
            <text:p>1.1280357727</text:p>
          </table:table-cell>
          <table:table-cell office:value-type="float" office:value="1.11476476359761" calcext:value-type="float">
            <text:p>1.1147647636</text:p>
          </table:table-cell>
          <table:table-cell office:value-type="float" office:value="1.10180238262554" calcext:value-type="float">
            <text:p>1.1018023826</text:p>
          </table:table-cell>
          <table:table-cell office:value-type="float" office:value="1.08913798742295" calcext:value-type="float">
            <text:p>1.0891379874</text:p>
          </table:table-cell>
          <table:table-cell office:value-type="float" office:value="1.07676141938405" calcext:value-type="float">
            <text:p>1.0767614194</text:p>
          </table:table-cell>
          <table:table-cell office:value-type="float" office:value="1.06466297646963" calcext:value-type="float">
            <text:p>1.0646629765</text:p>
          </table:table-cell>
          <table:table-cell office:value-type="float" office:value="1.05283338784219" calcext:value-type="float">
            <text:p>1.0528333878</text:p>
          </table:table-cell>
          <table:table-cell office:value-type="float" office:value="1.04126379017359" calcext:value-type="float">
            <text:p>1.0412637902</text:p>
          </table:table-cell>
          <table:table-cell office:value-type="float" office:value="1.02994570549779" calcext:value-type="float">
            <text:p>1.0299457055</text:p>
          </table:table-cell>
          <table:table-cell office:value-type="float" office:value="1.01887102049244" calcext:value-type="float">
            <text:p>1.0188710205</text:p>
          </table:table-cell>
          <table:table-cell office:value-type="float" office:value="1.00803196708294" calcext:value-type="float">
            <text:p>1.0080319671</text:p>
          </table:table-cell>
          <table:table-cell office:value-type="float" office:value="1.00835383744716" calcext:value-type="float">
            <text:p>1.0083538374</text:p>
          </table:table-cell>
          <table:table-cell office:value-type="float" office:value="0.997850151640419" calcext:value-type="float">
            <text:p>0.9978501516</text:p>
          </table:table-cell>
          <table:table-cell office:value-type="float" office:value="0.987563036675054" calcext:value-type="float">
            <text:p>0.9875630367</text:p>
          </table:table-cell>
          <table:table-cell office:value-type="float" office:value="0.977485862831431" calcext:value-type="float">
            <text:p>0.9774858628</text:p>
          </table:table-cell>
          <table:table-cell office:value-type="float" office:value="0.967612268257376" calcext:value-type="float">
            <text:p>0.9676122683</text:p>
          </table:table-cell>
          <table:table-cell office:value-type="float" office:value="0.957936145574802" calcext:value-type="float">
            <text:p>0.9579361456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5.54281623200301" calcext:value-type="float">
            <text:p>5.542816232</text:p>
          </table:table-cell>
          <table:table-cell office:value-type="string" calcext:value-type="string">
            <text:p><text:s/>global min</text:p>
          </table:table-cell>
          <table:table-cell office:value-type="float" office:value="-9.06087594839505" calcext:value-type="float">
            <text:p>-9.0608759484</text:p>
          </table:table-cell>
          <table:table-cell office:value-type="string" calcext:value-type="string">
            <text:p><text:s/>range</text:p>
          </table:table-cell>
          <table:table-cell office:value-type="float" office:value="14.6036921803981" calcext:value-type="float">
            <text:p>14.6036921804</text:p>
          </table:table-cell>
          <table:table-cell office:value-type="string" calcext:value-type="string">
            <text:p><text:s/>regret</text:p>
          </table:table-cell>
          <table:table-cell office:value-type="float" office:value="6.38908032127361" calcext:value-type="float">
            <text:p>6.3890803213</text:p>
          </table:table-cell>
          <table:table-cell office:value-type="float" office:value="8.06991708729461" calcext:value-type="float">
            <text:p>8.0699170873</text:p>
          </table:table-cell>
          <table:table-cell office:value-type="float" office:value="8.97948191611002" calcext:value-type="float">
            <text:p>8.9794819161</text:p>
          </table:table-cell>
          <table:table-cell office:value-type="float" office:value="9.27925431604639" calcext:value-type="float">
            <text:p>9.279254316</text:p>
          </table:table-cell>
          <table:table-cell office:value-type="float" office:value="7.79673433352057" calcext:value-type="float">
            <text:p>7.7967343335</text:p>
          </table:table-cell>
          <table:table-cell office:value-type="float" office:value="6.75371281024428" calcext:value-type="float">
            <text:p>6.7537128102</text:p>
          </table:table-cell>
          <table:table-cell office:value-type="float" office:value="7.55508329253873" calcext:value-type="float">
            <text:p>7.5550832925</text:p>
          </table:table-cell>
          <table:table-cell office:value-type="float" office:value="7.00101759680713" calcext:value-type="float">
            <text:p>7.0010175968</text:p>
          </table:table-cell>
          <table:table-cell office:value-type="float" office:value="6.76173686704322" calcext:value-type="float">
            <text:p>6.761736867</text:p>
          </table:table-cell>
          <table:table-cell office:value-type="float" office:value="6.48154303353449" calcext:value-type="float">
            <text:p>6.4815430335</text:p>
          </table:table-cell>
          <table:table-cell office:value-type="float" office:value="7.07193051914893" calcext:value-type="float">
            <text:p>7.0719305191</text:p>
          </table:table-cell>
          <table:table-cell office:value-type="float" office:value="6.50877200168886" calcext:value-type="float">
            <text:p>6.5087720017</text:p>
          </table:table-cell>
          <table:table-cell office:value-type="float" office:value="6.41576630787971" calcext:value-type="float">
            <text:p>6.4157663079</text:p>
          </table:table-cell>
          <table:table-cell office:value-type="float" office:value="6.24842704060244" calcext:value-type="float">
            <text:p>6.2484270406</text:p>
          </table:table-cell>
          <table:table-cell office:value-type="float" office:value="6.35893417060492" calcext:value-type="float">
            <text:p>6.3589341706</text:p>
          </table:table-cell>
          <table:table-cell office:value-type="float" office:value="6.08405942225066" calcext:value-type="float">
            <text:p>6.0840594223</text:p>
          </table:table-cell>
          <table:table-cell office:value-type="float" office:value="5.75455688864777" calcext:value-type="float">
            <text:p>5.7545568886</text:p>
          </table:table-cell>
          <table:table-cell office:value-type="float" office:value="5.76457591008507" calcext:value-type="float">
            <text:p>5.7645759101</text:p>
          </table:table-cell>
          <table:table-cell office:value-type="float" office:value="5.48708915192276" calcext:value-type="float">
            <text:p>5.4870891519</text:p>
          </table:table-cell>
          <table:table-cell office:value-type="float" office:value="5.25541273896509" calcext:value-type="float">
            <text:p>5.255412739</text:p>
          </table:table-cell>
          <table:table-cell office:value-type="float" office:value="5.00515498949056" calcext:value-type="float">
            <text:p>5.0051549895</text:p>
          </table:table-cell>
          <table:table-cell office:value-type="float" office:value="4.83472739158737" calcext:value-type="float">
            <text:p>4.8347273916</text:p>
          </table:table-cell>
          <table:table-cell office:value-type="float" office:value="4.64797695277149" calcext:value-type="float">
            <text:p>4.6479769528</text:p>
          </table:table-cell>
          <table:table-cell office:value-type="float" office:value="4.4767890505236" calcext:value-type="float">
            <text:p>4.4767890505</text:p>
          </table:table-cell>
          <table:table-cell office:value-type="float" office:value="4.36483007707132" calcext:value-type="float">
            <text:p>4.3648300771</text:p>
          </table:table-cell>
          <table:table-cell office:value-type="float" office:value="4.48547375040977" calcext:value-type="float">
            <text:p>4.4854737504</text:p>
          </table:table-cell>
          <table:table-cell office:value-type="float" office:value="4.3281616601458" calcext:value-type="float">
            <text:p>4.3281616601</text:p>
          </table:table-cell>
          <table:table-cell office:value-type="float" office:value="4.18208614775782" calcext:value-type="float">
            <text:p>4.1820861478</text:p>
          </table:table-cell>
          <table:table-cell office:value-type="float" office:value="4.04608480863798" calcext:value-type="float">
            <text:p>4.0460848086</text:p>
          </table:table-cell>
          <table:table-cell office:value-type="float" office:value="3.91915022545946" calcext:value-type="float">
            <text:p>3.9191502255</text:p>
          </table:table-cell>
          <table:table-cell office:value-type="float" office:value="3.80040497022794" calcext:value-type="float">
            <text:p>3.8004049702</text:p>
          </table:table-cell>
          <table:table-cell office:value-type="float" office:value="3.6890812934484" calcext:value-type="float">
            <text:p>3.6890812934</text:p>
          </table:table-cell>
          <table:table-cell office:value-type="float" office:value="3.58450450617064" calcext:value-type="float">
            <text:p>3.5845045062</text:p>
          </table:table-cell>
          <table:table-cell office:value-type="float" office:value="3.48607929461511" calcext:value-type="float">
            <text:p>3.4860792946</text:p>
          </table:table-cell>
          <table:table-cell office:value-type="float" office:value="3.39327838086275" calcext:value-type="float">
            <text:p>3.3932783809</text:p>
          </table:table-cell>
          <table:table-cell office:value-type="float" office:value="3.30563307342996" calcext:value-type="float">
            <text:p>3.3056330734</text:p>
          </table:table-cell>
          <table:table-cell office:value-type="float" office:value="3.22272535018273" calcext:value-type="float">
            <text:p>3.2227253502</text:p>
          </table:table-cell>
          <table:table-cell office:value-type="float" office:value="3.14418119131693" calcext:value-type="float">
            <text:p>3.1441811913</text:p>
          </table:table-cell>
          <table:table-cell office:value-type="float" office:value="3.069664938034" calcext:value-type="float">
            <text:p>3.069664938</text:p>
          </table:table-cell>
          <table:table-cell office:value-type="float" office:value="2.99887449741521" calcext:value-type="float">
            <text:p>2.9988744974</text:p>
          </table:table-cell>
          <table:table-cell office:value-type="float" office:value="2.93153724902173" calcext:value-type="float">
            <text:p>2.931537249</text:p>
          </table:table-cell>
          <table:table-cell office:value-type="float" office:value="2.86740653626603" calcext:value-type="float">
            <text:p>2.8674065363</text:p>
          </table:table-cell>
          <table:table-cell office:value-type="float" office:value="2.80625864735944" calcext:value-type="float">
            <text:p>2.8062586474</text:p>
          </table:table-cell>
          <table:table-cell office:value-type="float" office:value="2.7478902079486" calcext:value-type="float">
            <text:p>2.7478902079</text:p>
          </table:table-cell>
          <table:table-cell office:value-type="float" office:value="2.69211592140046" calcext:value-type="float">
            <text:p>2.6921159214</text:p>
          </table:table-cell>
          <table:table-cell office:value-type="float" office:value="2.63876660383268" calcext:value-type="float">
            <text:p>2.6387666038</text:p>
          </table:table-cell>
          <table:table-cell office:value-type="float" office:value="2.58768746999118" calcext:value-type="float">
            <text:p>2.58768747</text:p>
          </table:table-cell>
          <table:table-cell office:value-type="float" office:value="2.53873663339308" calcext:value-type="float">
            <text:p>2.5387366334</text:p>
          </table:table-cell>
          <table:table-cell office:value-type="float" office:value="2.49178379012552" calcext:value-type="float">
            <text:p>2.4917837901</text:p>
          </table:table-cell>
          <table:table-cell office:value-type="float" office:value="2.44670906058866" calcext:value-type="float">
            <text:p>2.4467090606</text:p>
          </table:table-cell>
          <table:table-cell office:value-type="float" office:value="2.40340196750422" calcext:value-type="float">
            <text:p>2.4034019675</text:p>
          </table:table-cell>
          <table:table-cell office:value-type="float" office:value="2.36176053184611" calcext:value-type="float">
            <text:p>2.3617605318</text:p>
          </table:table-cell>
          <table:table-cell office:value-type="float" office:value="2.3216904711185" calcext:value-type="float">
            <text:p>2.3216904711</text:p>
          </table:table-cell>
          <table:table-cell office:value-type="float" office:value="2.28310448671412" calcext:value-type="float">
            <text:p>2.2831044867</text:p>
          </table:table-cell>
          <table:table-cell office:value-type="float" office:value="2.24592162901537" calcext:value-type="float">
            <text:p>2.245921629</text:p>
          </table:table-cell>
          <table:table-cell office:value-type="float" office:value="2.21006673052014" calcext:value-type="float">
            <text:p>2.2100667305</text:p>
          </table:table-cell>
          <table:table-cell office:value-type="float" office:value="2.17546989863877" calcext:value-type="float">
            <text:p>2.1754698986</text:p>
          </table:table-cell>
          <table:table-cell office:value-type="float" office:value="2.14206606096022" calcext:value-type="float">
            <text:p>2.142066061</text:p>
          </table:table-cell>
          <table:table-cell office:value-type="float" office:value="2.10979455676229" calcext:value-type="float">
            <text:p>2.1097945568</text:p>
          </table:table-cell>
          <table:table-cell office:value-type="float" office:value="2.07859876937096" calcext:value-type="float">
            <text:p>2.0785987694</text:p>
          </table:table-cell>
          <table:table-cell office:value-type="float" office:value="2.04842579468098" calcext:value-type="float">
            <text:p>2.0484257947</text:p>
          </table:table-cell>
          <table:table-cell office:value-type="float" office:value="2.0192261417552" calcext:value-type="float">
            <text:p>2.0192261418</text:p>
          </table:table-cell>
          <table:table-cell office:value-type="float" office:value="1.99095346193817" calcext:value-type="float">
            <text:p>1.9909534619</text:p>
          </table:table-cell>
          <table:table-cell office:value-type="float" office:value="1.96356430336543" calcext:value-type="float">
            <text:p>1.9635643034</text:p>
          </table:table-cell>
          <table:table-cell office:value-type="float" office:value="1.93701788813338" calcext:value-type="float">
            <text:p>1.9370178881</text:p>
          </table:table-cell>
          <table:table-cell office:value-type="float" office:value="1.91127590972655" calcext:value-type="float">
            <text:p>1.9112759097</text:p>
          </table:table-cell>
          <table:table-cell office:value-type="float" office:value="1.88630234858559" calcext:value-type="float">
            <text:p>1.8863023486</text:p>
          </table:table-cell>
          <table:table-cell office:value-type="float" office:value="1.86206330394878" calcext:value-type="float">
            <text:p>1.8620633039</text:p>
          </table:table-cell>
          <table:table-cell office:value-type="float" office:value="1.83852684031594" calcext:value-type="float">
            <text:p>1.8385268403</text:p>
          </table:table-cell>
          <table:table-cell office:value-type="float" office:value="1.8156628470726" calcext:value-type="float">
            <text:p>1.8156628471</text:p>
          </table:table-cell>
          <table:table-cell office:value-type="float" office:value="1.79344290997696" calcext:value-type="float">
            <text:p>1.79344291</text:p>
          </table:table-cell>
          <table:table-cell office:value-type="float" office:value="1.77184019335621" calcext:value-type="float">
            <text:p>1.7718401934</text:p>
          </table:table-cell>
          <table:table-cell office:value-type="float" office:value="1.75082933198533" calcext:value-type="float">
            <text:p>1.750829332</text:p>
          </table:table-cell>
          <table:table-cell office:value-type="float" office:value="1.73038633173259" calcext:value-type="float">
            <text:p>1.7303863317</text:p>
          </table:table-cell>
          <table:table-cell office:value-type="float" office:value="1.71048847815326" calcext:value-type="float">
            <text:p>1.7104884782</text:p>
          </table:table-cell>
          <table:table-cell office:value-type="float" office:value="1.69111425229969" calcext:value-type="float">
            <text:p>1.6911142523</text:p>
          </table:table-cell>
          <table:table-cell office:value-type="float" office:value="1.67224325309168" calcext:value-type="float">
            <text:p>1.6722432531</text:p>
          </table:table-cell>
          <table:table-cell office:value-type="float" office:value="1.65385612565823" calcext:value-type="float">
            <text:p>1.6538561257</text:p>
          </table:table-cell>
          <table:table-cell office:value-type="float" office:value="1.63593449512182" calcext:value-type="float">
            <text:p>1.6359344951</text:p>
          </table:table-cell>
          <table:table-cell office:value-type="float" office:value="1.61846090534883" calcext:value-type="float">
            <text:p>1.6184609053</text:p>
          </table:table-cell>
          <table:table-cell office:value-type="float" office:value="1.6014187622369" calcext:value-type="float">
            <text:p>1.6014187622</text:p>
          </table:table-cell>
          <table:table-cell office:value-type="float" office:value="1.58479228115209" calcext:value-type="float">
            <text:p>1.5847922812</text:p>
          </table:table-cell>
          <table:table-cell office:value-type="float" office:value="1.56856643816571" calcext:value-type="float">
            <text:p>1.5685664382</text:p>
          </table:table-cell>
          <table:table-cell office:value-type="float" office:value="1.55272692477424" calcext:value-type="float">
            <text:p>1.5527269248</text:p>
          </table:table-cell>
          <table:table-cell office:value-type="float" office:value="1.53726010581552" calcext:value-type="float">
            <text:p>1.5372601058</text:p>
          </table:table-cell>
          <table:table-cell office:value-type="float" office:value="1.52215298032095" calcext:value-type="float">
            <text:p>1.5221529803</text:p>
          </table:table-cell>
          <table:table-cell office:value-type="float" office:value="1.50739314506763" calcext:value-type="float">
            <text:p>1.5073931451</text:p>
          </table:table-cell>
          <table:table-cell office:value-type="float" office:value="1.49296876061552" calcext:value-type="float">
            <text:p>1.4929687606</text:p>
          </table:table-cell>
          <table:table-cell office:value-type="float" office:value="1.47886851963425" calcext:value-type="float">
            <text:p>1.4788685196</text:p>
          </table:table-cell>
          <table:table-cell office:value-type="float" office:value="1.46508161734146" calcext:value-type="float">
            <text:p>1.4650816173</text:p>
          </table:table-cell>
          <table:table-cell office:value-type="float" office:value="1.45159772389026" calcext:value-type="float">
            <text:p>1.4515977239</text:p>
          </table:table-cell>
          <table:table-cell office:value-type="float" office:value="1.43840695855757" calcext:value-type="float">
            <text:p>1.4384069586</text:p>
          </table:table-cell>
          <table:table-cell office:value-type="float" office:value="1.42549986559762" calcext:value-type="float">
            <text:p>1.4254998656</text:p>
          </table:table-cell>
          <table:table-cell office:value-type="float" office:value="1.41286739163682" calcext:value-type="float">
            <text:p>1.4128673916</text:p>
          </table:table-cell>
          <table:table-cell office:value-type="float" office:value="1.40050086449625" calcext:value-type="float">
            <text:p>1.4005008645</text:p>
          </table:table-cell>
          <table:table-cell office:value-type="float" office:value="1.38839197333777" calcext:value-type="float">
            <text:p>1.3883919733</text:p>
          </table:table-cell>
          <table:table-cell office:value-type="float" office:value="1.37653275003823" calcext:value-type="float">
            <text:p>1.37653275</text:p>
          </table:table-cell>
          <table:table-cell office:value-type="float" office:value="1.36491555170399" calcext:value-type="float">
            <text:p>1.3649155517</text:p>
          </table:table-cell>
          <table:table-cell office:value-type="float" office:value="1.35353304424518" calcext:value-type="float">
            <text:p>1.3535330442</text:p>
          </table:table-cell>
          <table:table-cell office:value-type="float" office:value="1.34237818693556" calcext:value-type="float">
            <text:p>1.3423781869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13.4797146387694" calcext:value-type="float">
            <text:p>13.4797146388</text:p>
          </table:table-cell>
          <table:table-cell office:value-type="string" calcext:value-type="string">
            <text:p><text:s/>global min</text:p>
          </table:table-cell>
          <table:table-cell office:value-type="float" office:value="-10.1135849464894" calcext:value-type="float">
            <text:p>-10.1135849465</text:p>
          </table:table-cell>
          <table:table-cell office:value-type="string" calcext:value-type="string">
            <text:p><text:s/>range</text:p>
          </table:table-cell>
          <table:table-cell office:value-type="float" office:value="23.5932995852588" calcext:value-type="float">
            <text:p>23.5932995853</text:p>
          </table:table-cell>
          <table:table-cell office:value-type="string" calcext:value-type="string">
            <text:p><text:s/>regret</text:p>
          </table:table-cell>
          <table:table-cell office:value-type="float" office:value="12.4002459289505" calcext:value-type="float">
            <text:p>12.400245929</text:p>
          </table:table-cell>
          <table:table-cell office:value-type="float" office:value="13.2496586948485" calcext:value-type="float">
            <text:p>13.2496586948</text:p>
          </table:table-cell>
          <table:table-cell office:value-type="float" office:value="12.4168620981719" calcext:value-type="float">
            <text:p>12.4168620982</text:p>
          </table:table-cell>
          <table:table-cell office:value-type="float" office:value="12.8796587707331" calcext:value-type="float">
            <text:p>12.8796587707</text:p>
          </table:table-cell>
          <table:table-cell office:value-type="float" office:value="10.7660861776831" calcext:value-type="float">
            <text:p>10.7660861777</text:p>
          </table:table-cell>
          <table:table-cell office:value-type="float" office:value="12.3858988005368" calcext:value-type="float">
            <text:p>12.3858988005</text:p>
          </table:table-cell>
          <table:table-cell office:value-type="float" office:value="12.8225112787829" calcext:value-type="float">
            <text:p>12.8225112788</text:p>
          </table:table-cell>
          <table:table-cell office:value-type="float" office:value="11.9447852274706" calcext:value-type="float">
            <text:p>11.9447852275</text:p>
          </table:table-cell>
          <table:table-cell office:value-type="float" office:value="10.7115487446953" calcext:value-type="float">
            <text:p>10.7115487447</text:p>
          </table:table-cell>
          <table:table-cell office:value-type="float" office:value="9.69604887456326" calcext:value-type="float">
            <text:p>9.6960488746</text:p>
          </table:table-cell>
          <table:table-cell office:value-type="float" office:value="10.7115621729697" calcext:value-type="float">
            <text:p>10.711562173</text:p>
          </table:table-cell>
          <table:table-cell office:value-type="float" office:value="9.86531116217006" calcext:value-type="float">
            <text:p>9.8653111622</text:p>
          </table:table-cell>
          <table:table-cell office:value-type="float" office:value="9.1492526145704" calcext:value-type="float">
            <text:p>9.1492526146</text:p>
          </table:table-cell>
          <table:table-cell office:value-type="float" office:value="8.53548814519927" calcext:value-type="float">
            <text:p>8.5354881452</text:p>
          </table:table-cell>
          <table:table-cell office:value-type="float" office:value="8.00355893841095" calcext:value-type="float">
            <text:p>8.0035589384</text:p>
          </table:table-cell>
          <table:table-cell office:value-type="float" office:value="7.53812088247117" calcext:value-type="float">
            <text:p>7.5381208825</text:p>
          </table:table-cell>
          <table:table-cell office:value-type="float" office:value="7.12744024487725" calcext:value-type="float">
            <text:p>7.1274402449</text:p>
          </table:table-cell>
          <table:table-cell office:value-type="float" office:value="6.76239078923821" calcext:value-type="float">
            <text:p>6.7623907892</text:p>
          </table:table-cell>
          <table:table-cell office:value-type="float" office:value="6.43576759208749" calcext:value-type="float">
            <text:p>6.4357675921</text:p>
          </table:table-cell>
          <table:table-cell office:value-type="float" office:value="6.14180671465184" calcext:value-type="float">
            <text:p>6.1418067147</text:p>
          </table:table-cell>
          <table:table-cell office:value-type="float" office:value="5.87584211125768" calcext:value-type="float">
            <text:p>5.8758421113</text:p>
          </table:table-cell>
          <table:table-cell office:value-type="float" office:value="5.63405610817208" calcext:value-type="float">
            <text:p>5.6340561082</text:p>
          </table:table-cell>
          <table:table-cell office:value-type="float" office:value="5.41329497492001" calcext:value-type="float">
            <text:p>5.4132949749</text:p>
          </table:table-cell>
          <table:table-cell office:value-type="float" office:value="5.21093060277228" calcext:value-type="float">
            <text:p>5.2109306028</text:p>
          </table:table-cell>
          <table:table-cell office:value-type="float" office:value="5.02475538039637" calcext:value-type="float">
            <text:p>5.0247553804</text:p>
          </table:table-cell>
          <table:table-cell office:value-type="float" office:value="4.85290132897245" calcext:value-type="float">
            <text:p>4.852901329</text:p>
          </table:table-cell>
          <table:table-cell office:value-type="float" office:value="4.69377720728364" calcext:value-type="float">
            <text:p>4.6937772073</text:p>
          </table:table-cell>
          <table:table-cell office:value-type="float" office:value="4.54601909428689" calcext:value-type="float">
            <text:p>4.5460190943</text:p>
          </table:table-cell>
          <table:table-cell office:value-type="float" office:value="4.40845119597956" calcext:value-type="float">
            <text:p>4.408451196</text:p>
          </table:table-cell>
          <table:table-cell office:value-type="float" office:value="4.78304479009742" calcext:value-type="float">
            <text:p>4.7830447901</text:p>
          </table:table-cell>
          <table:table-cell office:value-type="float" office:value="4.64670624988055" calcext:value-type="float">
            <text:p>4.6467062499</text:p>
          </table:table-cell>
          <table:table-cell office:value-type="float" office:value="4.51888886842724" calcext:value-type="float">
            <text:p>4.5188888684</text:p>
          </table:table-cell>
          <table:table-cell office:value-type="float" office:value="4.39881799494079" calcext:value-type="float">
            <text:p>4.3988179949</text:p>
          </table:table-cell>
          <table:table-cell office:value-type="float" office:value="4.28581011401237" calcext:value-type="float">
            <text:p>4.285810114</text:p>
          </table:table-cell>
          <table:table-cell office:value-type="float" office:value="4.17925982627986" calcext:value-type="float">
            <text:p>4.1792598263</text:p>
          </table:table-cell>
          <table:table-cell office:value-type="float" office:value="4.07862899897693" calcext:value-type="float">
            <text:p>4.078628999</text:p>
          </table:table-cell>
          <table:table-cell office:value-type="float" office:value="3.98343767585254" calcext:value-type="float">
            <text:p>3.9834376759</text:p>
          </table:table-cell>
          <table:table-cell office:value-type="float" office:value="3.89325642236628" calcext:value-type="float">
            <text:p>3.8932564224</text:p>
          </table:table-cell>
          <table:table-cell office:value-type="float" office:value="3.80769984854598" calcext:value-type="float">
            <text:p>3.8076998485</text:p>
          </table:table-cell>
          <table:table-cell office:value-type="float" office:value="3.72642110341669" calcext:value-type="float">
            <text:p>3.7264211034</text:p>
          </table:table-cell>
          <table:table-cell office:value-type="float" office:value="3.64910717512298" calcext:value-type="float">
            <text:p>3.6491071751</text:p>
          </table:table-cell>
          <table:table-cell office:value-type="float" office:value="3.5754748624623" calcext:value-type="float">
            <text:p>3.5754748625</text:p>
          </table:table-cell>
          <table:table-cell office:value-type="float" office:value="3.50526730853003" calcext:value-type="float">
            <text:p>3.5052673085</text:p>
          </table:table-cell>
          <table:table-cell office:value-type="float" office:value="3.43825100704922" calcext:value-type="float">
            <text:p>3.438251007</text:p>
          </table:table-cell>
          <table:table-cell office:value-type="float" office:value="3.37421320785645" calcext:value-type="float">
            <text:p>3.3742132079</text:p>
          </table:table-cell>
          <table:table-cell office:value-type="float" office:value="3.31295966080249" calcext:value-type="float">
            <text:p>3.3129596608</text:p>
          </table:table-cell>
          <table:table-cell office:value-type="float" office:value="3.25431264766573" calcext:value-type="float">
            <text:p>3.2543126477</text:p>
          </table:table-cell>
          <table:table-cell office:value-type="float" office:value="3.19810926007633" calcext:value-type="float">
            <text:p>3.1981092601</text:p>
          </table:table-cell>
          <table:table-cell office:value-type="float" office:value="3.1441998883069" calcext:value-type="float">
            <text:p>3.1441998883</text:p>
          </table:table-cell>
          <table:table-cell office:value-type="float" office:value="3.09244689140825" calcext:value-type="float">
            <text:p>3.0924468914</text:p>
          </table:table-cell>
          <table:table-cell office:value-type="float" office:value="3.04272342379975" calcext:value-type="float">
            <text:p>3.0427234238</text:p>
          </table:table-cell>
          <table:table-cell office:value-type="float" office:value="2.99491239725311" calcext:value-type="float">
            <text:p>2.9949123973</text:p>
          </table:table-cell>
          <table:table-cell office:value-type="float" office:value="2.94890556038747" calcext:value-type="float">
            <text:p>2.9489055604</text:p>
          </table:table-cell>
          <table:table-cell office:value-type="float" office:value="2.90460268044279" calcext:value-type="float">
            <text:p>2.9046026804</text:p>
          </table:table-cell>
          <table:table-cell office:value-type="float" office:value="2.86191081431427" calcext:value-type="float">
            <text:p>2.8619108143</text:p>
          </table:table-cell>
          <table:table-cell office:value-type="float" office:value="2.82074365769035" calcext:value-type="float">
            <text:p>2.8207436577</text:p>
          </table:table-cell>
          <table:table-cell office:value-type="float" office:value="2.78102096270235" calcext:value-type="float">
            <text:p>2.7810209627</text:p>
          </table:table-cell>
          <table:table-cell office:value-type="float" office:value="2.74266801581739" calcext:value-type="float">
            <text:p>2.7426680158</text:p>
          </table:table-cell>
          <table:table-cell office:value-type="float" office:value="2.70561516882683" calcext:value-type="float">
            <text:p>2.7056151688</text:p>
          </table:table-cell>
          <table:table-cell office:value-type="float" office:value="2.66979741673596" calcext:value-type="float">
            <text:p>2.6697974167</text:p>
          </table:table-cell>
          <table:table-cell office:value-type="float" office:value="2.63515401717266" calcext:value-type="float">
            <text:p>2.6351540172</text:p>
          </table:table-cell>
          <table:table-cell office:value-type="float" office:value="2.60162814662753" calcext:value-type="float">
            <text:p>2.6016281466</text:p>
          </table:table-cell>
          <table:table-cell office:value-type="float" office:value="2.56916658943303" calcext:value-type="float">
            <text:p>2.5691665894</text:p>
          </table:table-cell>
          <table:table-cell office:value-type="float" office:value="2.53771945590087" calcext:value-type="float">
            <text:p>2.5377194559</text:p>
          </table:table-cell>
          <table:table-cell office:value-type="float" office:value="2.50723992647739" calcext:value-type="float">
            <text:p>2.5072399265</text:p>
          </table:table-cell>
          <table:table-cell office:value-type="float" office:value="2.47768401915765" calcext:value-type="float">
            <text:p>2.4776840192</text:p>
          </table:table-cell>
          <table:table-cell office:value-type="float" office:value="2.44901037772805" calcext:value-type="float">
            <text:p>2.4490103777</text:p>
          </table:table-cell>
          <table:table-cell office:value-type="float" office:value="2.42118007869344" calcext:value-type="float">
            <text:p>2.4211800787</text:p>
          </table:table-cell>
          <table:table-cell office:value-type="float" office:value="2.39415645499316" calcext:value-type="float">
            <text:p>2.394156455</text:p>
          </table:table-cell>
          <table:table-cell office:value-type="float" office:value="2.36790493482718" calcext:value-type="float">
            <text:p>2.3679049348</text:p>
          </table:table-cell>
          <table:table-cell office:value-type="float" office:value="2.3423928941025" calcext:value-type="float">
            <text:p>2.3423928941</text:p>
          </table:table-cell>
          <table:table-cell office:value-type="float" office:value="2.31758952117572" calcext:value-type="float">
            <text:p>2.3175895212</text:p>
          </table:table-cell>
          <table:table-cell office:value-type="float" office:value="2.29346569271269" calcext:value-type="float">
            <text:p>2.2934656927</text:p>
          </table:table-cell>
          <table:table-cell office:value-type="float" office:value="2.26999385961352" calcext:value-type="float">
            <text:p>2.2699938596</text:p>
          </table:table-cell>
          <table:table-cell office:value-type="float" office:value="2.24714794206367" calcext:value-type="float">
            <text:p>2.2471479421</text:p>
          </table:table-cell>
          <table:table-cell office:value-type="float" office:value="2.22490323287039" calcext:value-type="float">
            <text:p>2.2249032329</text:p>
          </table:table-cell>
          <table:table-cell office:value-type="float" office:value="2.20323630833148" calcext:value-type="float">
            <text:p>2.2032363083</text:p>
          </table:table-cell>
          <table:table-cell office:value-type="float" office:value="2.18212494596024" calcext:value-type="float">
            <text:p>2.182124946</text:p>
          </table:table-cell>
          <table:table-cell office:value-type="float" office:value="2.16154804845915" calcext:value-type="float">
            <text:p>2.1615480485</text:p>
          </table:table-cell>
          <table:table-cell office:value-type="float" office:value="2.1414855733956" calcext:value-type="float">
            <text:p>2.1414855734</text:p>
          </table:table-cell>
          <table:table-cell office:value-type="float" office:value="2.12191846808669" calcext:value-type="float">
            <text:p>2.1219184681</text:p>
          </table:table-cell>
          <table:table-cell office:value-type="float" office:value="2.10282860924874" calcext:value-type="float">
            <text:p>2.1028286092</text:p>
          </table:table-cell>
          <table:table-cell office:value-type="float" office:value="2.08419874700929" calcext:value-type="float">
            <text:p>2.084198747</text:p>
          </table:table-cell>
          <table:table-cell office:value-type="float" office:value="2.0660124529184" calcext:value-type="float">
            <text:p>2.0660124529</text:p>
          </table:table-cell>
          <table:table-cell office:value-type="float" office:value="2.04825407162965" calcext:value-type="float">
            <text:p>2.0482540716</text:p>
          </table:table-cell>
          <table:table-cell office:value-type="float" office:value="2.03090867595226" calcext:value-type="float">
            <text:p>2.030908676</text:p>
          </table:table-cell>
          <table:table-cell office:value-type="float" office:value="2.01396202500309" calcext:value-type="float">
            <text:p>2.013962025</text:p>
          </table:table-cell>
          <table:table-cell office:value-type="float" office:value="1.99740052521186" calcext:value-type="float">
            <text:p>1.9974005252</text:p>
          </table:table-cell>
          <table:table-cell office:value-type="float" office:value="1.98121119395526" calcext:value-type="float">
            <text:p>1.981211194</text:p>
          </table:table-cell>
          <table:table-cell office:value-type="float" office:value="1.96538162561547" calcext:value-type="float">
            <text:p>1.9653816256</text:p>
          </table:table-cell>
          <table:table-cell office:value-type="float" office:value="1.94989995987656" calcext:value-type="float">
            <text:p>1.9498999599</text:p>
          </table:table-cell>
          <table:table-cell office:value-type="float" office:value="1.9347548520885" calcext:value-type="float">
            <text:p>1.9347548521</text:p>
          </table:table-cell>
          <table:table-cell office:value-type="float" office:value="1.91993544554319" calcext:value-type="float">
            <text:p>1.9199354455</text:p>
          </table:table-cell>
          <table:table-cell office:value-type="float" office:value="1.90543134552011" calcext:value-type="float">
            <text:p>1.9054313455</text:p>
          </table:table-cell>
          <table:table-cell office:value-type="float" office:value="1.89123259497121" calcext:value-type="float">
            <text:p>1.891232595</text:p>
          </table:table-cell>
          <table:table-cell office:value-type="float" office:value="1.87732965172541" calcext:value-type="float">
            <text:p>1.8773296517</text:p>
          </table:table-cell>
          <table:table-cell office:value-type="float" office:value="1.86371336710324" calcext:value-type="float">
            <text:p>1.8637133671</text:p>
          </table:table-cell>
          <table:table-cell office:value-type="float" office:value="1.8503749658407" calcext:value-type="float">
            <text:p>1.8503749658</text:p>
          </table:table-cell>
          <table:table-cell office:value-type="float" office:value="1.83730602722993" calcext:value-type="float">
            <text:p>1.8373060272</text:p>
          </table:table-cell>
          <table:table-cell office:value-type="float" office:value="1.82449846739138" calcext:value-type="float">
            <text:p>1.8244984674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10.9452369269716" calcext:value-type="float">
            <text:p>10.945236927</text:p>
          </table:table-cell>
          <table:table-cell office:value-type="string" calcext:value-type="string">
            <text:p><text:s/>global min</text:p>
          </table:table-cell>
          <table:table-cell office:value-type="float" office:value="-3.59562600985404" calcext:value-type="float">
            <text:p>-3.5956260099</text:p>
          </table:table-cell>
          <table:table-cell office:value-type="string" calcext:value-type="string">
            <text:p><text:s/>range</text:p>
          </table:table-cell>
          <table:table-cell office:value-type="float" office:value="14.5408629368256" calcext:value-type="float">
            <text:p>14.5408629368</text:p>
          </table:table-cell>
          <table:table-cell office:value-type="string" calcext:value-type="string">
            <text:p><text:s/>regret</text:p>
          </table:table-cell>
          <table:table-cell office:value-type="float" office:value="8.89501735873338" calcext:value-type="float">
            <text:p>8.8950173587</text:p>
          </table:table-cell>
          <table:table-cell office:value-type="float" office:value="10.2773094997739" calcext:value-type="float">
            <text:p>10.2773094998</text:p>
          </table:table-cell>
          <table:table-cell office:value-type="float" office:value="9.60551808913062" calcext:value-type="float">
            <text:p>9.6055180891</text:p>
          </table:table-cell>
          <table:table-cell office:value-type="float" office:value="8.12086707363921" calcext:value-type="float">
            <text:p>8.1208670736</text:p>
          </table:table-cell>
          <table:table-cell office:value-type="float" office:value="7.29772999649703" calcext:value-type="float">
            <text:p>7.2977299965</text:p>
          </table:table-cell>
          <table:table-cell office:value-type="float" office:value="6.99098229723424" calcext:value-type="float">
            <text:p>6.9909822972</text:p>
          </table:table-cell>
          <table:table-cell office:value-type="float" office:value="7.04528477114222" calcext:value-type="float">
            <text:p>7.0452847711</text:p>
          </table:table-cell>
          <table:table-cell office:value-type="float" office:value="7.00603096407791" calcext:value-type="float">
            <text:p>7.0060309641</text:p>
          </table:table-cell>
          <table:table-cell office:value-type="float" office:value="7.13552271295353" calcext:value-type="float">
            <text:p>7.135522713</text:p>
          </table:table-cell>
          <table:table-cell office:value-type="float" office:value="6.84804210123705" calcext:value-type="float">
            <text:p>6.8480421012</text:p>
          </table:table-cell>
          <table:table-cell office:value-type="float" office:value="7.01316951036972" calcext:value-type="float">
            <text:p>7.0131695104</text:p>
          </table:table-cell>
          <table:table-cell office:value-type="float" office:value="6.902294099904" calcext:value-type="float">
            <text:p>6.9022940999</text:p>
          </table:table-cell>
          <table:table-cell office:value-type="float" office:value="6.83468696967342" calcext:value-type="float">
            <text:p>6.8346869697</text:p>
          </table:table-cell>
          <table:table-cell office:value-type="float" office:value="6.53187278437766" calcext:value-type="float">
            <text:p>6.5318727844</text:p>
          </table:table-cell>
          <table:table-cell office:value-type="float" office:value="6.63424663801777" calcext:value-type="float">
            <text:p>6.634246638</text:p>
          </table:table-cell>
          <table:table-cell office:value-type="float" office:value="6.30489670582991" calcext:value-type="float">
            <text:p>6.3048967058</text:p>
          </table:table-cell>
          <table:table-cell office:value-type="float" office:value="6.00561182702566" calcext:value-type="float">
            <text:p>6.005611827</text:p>
          </table:table-cell>
          <table:table-cell office:value-type="float" office:value="5.73958082364411" calcext:value-type="float">
            <text:p>5.7395808236</text:p>
          </table:table-cell>
          <table:table-cell office:value-type="float" office:value="5.50155308377641" calcext:value-type="float">
            <text:p>5.5015530838</text:p>
          </table:table-cell>
          <table:table-cell office:value-type="float" office:value="5.28732811789547" calcext:value-type="float">
            <text:p>5.2873281179</text:p>
          </table:table-cell>
          <table:table-cell office:value-type="float" office:value="5.09350552971748" calcext:value-type="float">
            <text:p>5.0935055297</text:p>
          </table:table-cell>
          <table:table-cell office:value-type="float" office:value="4.9173031768284" calcext:value-type="float">
            <text:p>4.9173031768</text:p>
          </table:table-cell>
          <table:table-cell office:value-type="float" office:value="4.75642276766881" calcext:value-type="float">
            <text:p>4.7564227677</text:p>
          </table:table-cell>
          <table:table-cell office:value-type="float" office:value="4.60894905927251" calcext:value-type="float">
            <text:p>4.6089490593</text:p>
          </table:table-cell>
          <table:table-cell office:value-type="float" office:value="4.47327324754792" calcext:value-type="float">
            <text:p>4.4732732475</text:p>
          </table:table-cell>
          <table:table-cell office:value-type="float" office:value="4.34803403672522" calcext:value-type="float">
            <text:p>4.3480340367</text:p>
          </table:table-cell>
          <table:table-cell office:value-type="float" office:value="4.23207180448198" calcext:value-type="float">
            <text:p>4.2320718045</text:p>
          </table:table-cell>
          <table:table-cell office:value-type="float" office:value="4.12439258882754" calcext:value-type="float">
            <text:p>4.1243925888</text:p>
          </table:table-cell>
          <table:table-cell office:value-type="float" office:value="4.02413952597686" calcext:value-type="float">
            <text:p>4.024139526</text:p>
          </table:table-cell>
          <table:table-cell office:value-type="float" office:value="3.93057000064955" calcext:value-type="float">
            <text:p>3.9305700006</text:p>
          </table:table-cell>
          <table:table-cell office:value-type="float" office:value="3.84303721889175" calcext:value-type="float">
            <text:p>3.8430372189</text:p>
          </table:table-cell>
          <table:table-cell office:value-type="float" office:value="3.76097523599381" calcext:value-type="float">
            <text:p>3.760975236</text:p>
          </table:table-cell>
          <table:table-cell office:value-type="float" office:value="3.68388670660484" calcext:value-type="float">
            <text:p>3.6838867066</text:p>
          </table:table-cell>
          <table:table-cell office:value-type="float" office:value="3.61133279659169" calcext:value-type="float">
            <text:p>3.6113327966</text:p>
          </table:table-cell>
          <table:table-cell office:value-type="float" office:value="3.54292482429358" calcext:value-type="float">
            <text:p>3.5429248243</text:p>
          </table:table-cell>
          <table:table-cell office:value-type="float" office:value="3.47831729490091" calcext:value-type="float">
            <text:p>3.4783172949</text:p>
          </table:table-cell>
          <table:table-cell office:value-type="float" office:value="3.41720206439434" calcext:value-type="float">
            <text:p>3.4172020644</text:p>
          </table:table-cell>
          <table:table-cell office:value-type="float" office:value="3.35930342496706" calcext:value-type="float">
            <text:p>3.359303425</text:p>
          </table:table-cell>
          <table:table-cell office:value-type="float" office:value="3.30437394653605" calcext:value-type="float">
            <text:p>3.3043739465</text:p>
          </table:table-cell>
          <table:table-cell office:value-type="float" office:value="3.25219094202659" calcext:value-type="float">
            <text:p>3.252190942</text:p>
          </table:table-cell>
          <table:table-cell office:value-type="float" office:value="3.20255344993223" calcext:value-type="float">
            <text:p>3.2025534499</text:p>
          </table:table-cell>
          <table:table-cell office:value-type="float" office:value="3.1552796479376" calcext:value-type="float">
            <text:p>3.1552796479</text:p>
          </table:table-cell>
          <table:table-cell office:value-type="float" office:value="3.11020462743109" calcext:value-type="float">
            <text:p>3.1102046274</text:p>
          </table:table-cell>
          <table:table-cell office:value-type="float" office:value="3.06717847149306" calcext:value-type="float">
            <text:p>3.0671784715</text:p>
          </table:table-cell>
          <table:table-cell office:value-type="float" office:value="3.02606458915227" calcext:value-type="float">
            <text:p>3.0260645892</text:p>
          </table:table-cell>
          <table:table-cell office:value-type="float" office:value="2.98673826691326" calcext:value-type="float">
            <text:p>2.9867382669</text:p>
          </table:table-cell>
          <table:table-cell office:value-type="float" office:value="2.94908540519506" calcext:value-type="float">
            <text:p>2.9490854052</text:p>
          </table:table-cell>
          <table:table-cell office:value-type="float" office:value="2.91300141271511" calcext:value-type="float">
            <text:p>2.9130014127</text:p>
          </table:table-cell>
          <table:table-cell office:value-type="float" office:value="2.87839023625476" calcext:value-type="float">
            <text:p>2.8783902363</text:p>
          </table:table-cell>
          <table:table-cell office:value-type="float" office:value="2.84516350685282" calcext:value-type="float">
            <text:p>2.8451635069</text:p>
          </table:table-cell>
          <table:table-cell office:value-type="float" office:value="2.81323978644703" calcext:value-type="float">
            <text:p>2.8132397864</text:p>
          </table:table-cell>
          <table:table-cell office:value-type="float" office:value="2.78254390144147" calcext:value-type="float">
            <text:p>2.7825439014</text:p>
          </table:table-cell>
          <table:table-cell office:value-type="float" office:value="2.75300635171913" calcext:value-type="float">
            <text:p>2.7530063517</text:p>
          </table:table-cell>
          <table:table-cell office:value-type="float" office:value="2.72456278531985" calcext:value-type="float">
            <text:p>2.7245627853</text:p>
          </table:table-cell>
          <table:table-cell office:value-type="float" office:value="2.69715353042599" calcext:value-type="float">
            <text:p>2.6971535304</text:p>
          </table:table-cell>
          <table:table-cell office:value-type="float" office:value="2.67072317749263" calcext:value-type="float">
            <text:p>2.6707231775</text:p>
          </table:table-cell>
          <table:table-cell office:value-type="float" office:value="2.64522020536394" calcext:value-type="float">
            <text:p>2.6452202054</text:p>
          </table:table-cell>
          <table:table-cell office:value-type="float" office:value="2.62059664606729" calcext:value-type="float">
            <text:p>2.6205966461</text:p>
          </table:table-cell>
          <table:table-cell office:value-type="float" office:value="2.59680778369594" calcext:value-type="float">
            <text:p>2.5968077837</text:p>
          </table:table-cell>
          <table:table-cell office:value-type="float" office:value="2.57381188340363" calcext:value-type="float">
            <text:p>2.5738118834</text:p>
          </table:table-cell>
          <table:table-cell office:value-type="float" office:value="2.55156994705534" calcext:value-type="float">
            <text:p>2.5515699471</text:p>
          </table:table-cell>
          <table:table-cell office:value-type="float" office:value="2.53004549252473" calcext:value-type="float">
            <text:p>2.5300454925</text:p>
          </table:table-cell>
          <table:table-cell office:value-type="float" office:value="2.50920435401097" calcext:value-type="float">
            <text:p>2.509204354</text:p>
          </table:table-cell>
          <table:table-cell office:value-type="float" office:value="2.48901450107576" calcext:value-type="float">
            <text:p>2.4890145011</text:p>
          </table:table-cell>
          <table:table-cell office:value-type="float" office:value="2.46944587438472" calcext:value-type="float">
            <text:p>2.4694458744</text:p>
          </table:table-cell>
          <table:table-cell office:value-type="float" office:value="2.45047023638128" calcext:value-type="float">
            <text:p>2.4504702364</text:p>
          </table:table-cell>
          <table:table-cell office:value-type="float" office:value="2.43206103533316" calcext:value-type="float">
            <text:p>2.4320610353</text:p>
          </table:table-cell>
          <table:table-cell office:value-type="float" office:value="2.4141932813747" calcext:value-type="float">
            <text:p>2.4141932814</text:p>
          </table:table-cell>
          <table:table-cell office:value-type="float" office:value="2.39684343332808" calcext:value-type="float">
            <text:p>2.3968434333</text:p>
          </table:table-cell>
          <table:table-cell office:value-type="float" office:value="2.37998929522564" calcext:value-type="float">
            <text:p>2.3799892952</text:p>
          </table:table-cell>
          <table:table-cell office:value-type="float" office:value="2.3636099215768" calcext:value-type="float">
            <text:p>2.3636099216</text:p>
          </table:table-cell>
          <table:table-cell office:value-type="float" office:value="2.34768553052931" calcext:value-type="float">
            <text:p>2.3476855305</text:p>
          </table:table-cell>
          <table:table-cell office:value-type="float" office:value="2.33219742416806" calcext:value-type="float">
            <text:p>2.3321974242</text:p>
          </table:table-cell>
          <table:table-cell office:value-type="float" office:value="2.31712791527603" calcext:value-type="float">
            <text:p>2.3171279153</text:p>
          </table:table-cell>
          <table:table-cell office:value-type="float" office:value="2.30246025995445" calcext:value-type="float">
            <text:p>2.30246026</text:p>
          </table:table-cell>
          <table:table-cell office:value-type="float" office:value="2.28817859556239" calcext:value-type="float">
            <text:p>2.2881785956</text:p>
          </table:table-cell>
          <table:table-cell office:value-type="float" office:value="2.2742678834922" calcext:value-type="float">
            <text:p>2.2742678835</text:p>
          </table:table-cell>
          <table:table-cell office:value-type="float" office:value="2.26071385634688" calcext:value-type="float">
            <text:p>2.2607138563</text:p>
          </table:table-cell>
          <table:table-cell office:value-type="float" office:value="2.2475029691293" calcext:value-type="float">
            <text:p>2.2475029691</text:p>
          </table:table-cell>
          <table:table-cell office:value-type="float" office:value="2.23462235409215" calcext:value-type="float">
            <text:p>2.2346223541</text:p>
          </table:table-cell>
          <table:table-cell office:value-type="float" office:value="2.22205977893247" calcext:value-type="float">
            <text:p>2.2220597789</text:p>
          </table:table-cell>
          <table:table-cell office:value-type="float" office:value="2.20980360804497" calcext:value-type="float">
            <text:p>2.209803608</text:p>
          </table:table-cell>
          <table:table-cell office:value-type="float" office:value="2.19784276657645" calcext:value-type="float">
            <text:p>2.1978427666</text:p>
          </table:table-cell>
          <table:table-cell office:value-type="float" office:value="2.18616670704766" calcext:value-type="float">
            <text:p>2.186166707</text:p>
          </table:table-cell>
          <table:table-cell office:value-type="float" office:value="2.1747653783313" calcext:value-type="float">
            <text:p>2.1747653783</text:p>
          </table:table-cell>
          <table:table-cell office:value-type="float" office:value="2.1636291967944" calcext:value-type="float">
            <text:p>2.1636291968</text:p>
          </table:table-cell>
          <table:table-cell office:value-type="float" office:value="2.15274901943076" calcext:value-type="float">
            <text:p>2.1527490194</text:p>
          </table:table-cell>
          <table:table-cell office:value-type="float" office:value="2.14211611882539" calcext:value-type="float">
            <text:p>2.1421161188</text:p>
          </table:table-cell>
          <table:table-cell office:value-type="float" office:value="2.13172215980665" calcext:value-type="float">
            <text:p>2.1317221598</text:p>
          </table:table-cell>
          <table:table-cell office:value-type="float" office:value="2.12155917765499" calcext:value-type="float">
            <text:p>2.1215591777</text:p>
          </table:table-cell>
          <table:table-cell office:value-type="float" office:value="2.11161955774843" calcext:value-type="float">
            <text:p>2.1116195577</text:p>
          </table:table-cell>
          <table:table-cell office:value-type="float" office:value="2.10189601653549" calcext:value-type="float">
            <text:p>2.1018960165</text:p>
          </table:table-cell>
          <table:table-cell office:value-type="float" office:value="2.09238158373573" calcext:value-type="float">
            <text:p>2.0923815837</text:p>
          </table:table-cell>
          <table:table-cell office:value-type="float" office:value="2.08306958567639" calcext:value-type="float">
            <text:p>2.0830695857</text:p>
          </table:table-cell>
          <table:table-cell office:value-type="float" office:value="2.07395362968145" calcext:value-type="float">
            <text:p>2.0739536297</text:p>
          </table:table-cell>
          <table:table-cell office:value-type="float" office:value="2.06502758943641" calcext:value-type="float">
            <text:p>2.0650275894</text:p>
          </table:table-cell>
          <table:table-cell office:value-type="float" office:value="2.05628559125828" calcext:value-type="float">
            <text:p>2.0562855913</text:p>
          </table:table-cell>
          <table:table-cell office:value-type="float" office:value="2.04772200120624" calcext:value-type="float">
            <text:p>2.0477220012</text:p>
          </table:table-cell>
          <table:table-cell office:value-type="float" office:value="2.03933141297342" calcext:value-type="float">
            <text:p>2.039331413</text:p>
          </table:table-cell>
          <table:table-cell office:value-type="float" office:value="2.03110863650527" calcext:value-type="float">
            <text:p>2.0311086365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7.92334764152072" calcext:value-type="float">
            <text:p>7.9233476415</text:p>
          </table:table-cell>
          <table:table-cell office:value-type="string" calcext:value-type="string">
            <text:p><text:s/>global min</text:p>
          </table:table-cell>
          <table:table-cell office:value-type="float" office:value="-3.85912535629595" calcext:value-type="float">
            <text:p>-3.8591253563</text:p>
          </table:table-cell>
          <table:table-cell office:value-type="string" calcext:value-type="string">
            <text:p><text:s/>range</text:p>
          </table:table-cell>
          <table:table-cell office:value-type="float" office:value="11.7824729978167" calcext:value-type="float">
            <text:p>11.7824729978</text:p>
          </table:table-cell>
          <table:table-cell office:value-type="string" calcext:value-type="string">
            <text:p><text:s/>regret</text:p>
          </table:table-cell>
          <table:table-cell office:value-type="float" office:value="1.7378443137988" calcext:value-type="float">
            <text:p>1.7378443138</text:p>
          </table:table-cell>
          <table:table-cell office:value-type="float" office:value="1.56851285561683" calcext:value-type="float">
            <text:p>1.5685128556</text:p>
          </table:table-cell>
          <table:table-cell office:value-type="float" office:value="1.72304641767906" calcext:value-type="float">
            <text:p>1.7230464177</text:p>
          </table:table-cell>
          <table:table-cell office:value-type="float" office:value="2.33128484744175" calcext:value-type="float">
            <text:p>2.3312848474</text:p>
          </table:table-cell>
          <table:table-cell office:value-type="float" office:value="2.1718110153183" calcext:value-type="float">
            <text:p>2.1718110153</text:p>
          </table:table-cell>
          <table:table-cell office:value-type="float" office:value="2.58334258424998" calcext:value-type="float">
            <text:p>2.5833425842</text:p>
          </table:table-cell>
          <table:table-cell office:value-type="float" office:value="3.35540526305754" calcext:value-type="float">
            <text:p>3.3554052631</text:p>
          </table:table-cell>
          <table:table-cell office:value-type="float" office:value="3.97903963102002" calcext:value-type="float">
            <text:p>3.979039631</text:p>
          </table:table-cell>
          <table:table-cell office:value-type="float" office:value="3.85330277645385" calcext:value-type="float">
            <text:p>3.8533027765</text:p>
          </table:table-cell>
          <table:table-cell office:value-type="float" office:value="4.44707054275205" calcext:value-type="float">
            <text:p>4.4470705428</text:p>
          </table:table-cell>
          <table:table-cell office:value-type="float" office:value="4.67360913347861" calcext:value-type="float">
            <text:p>4.6736091335</text:p>
          </table:table-cell>
          <table:table-cell office:value-type="float" office:value="4.78923234703542" calcext:value-type="float">
            <text:p>4.789232347</text:p>
          </table:table-cell>
          <table:table-cell office:value-type="float" office:value="4.51761580626853" calcext:value-type="float">
            <text:p>4.5176158063</text:p>
          </table:table-cell>
          <table:table-cell office:value-type="float" office:value="4.76427802392813" calcext:value-type="float">
            <text:p>4.7642780239</text:p>
          </table:table-cell>
          <table:table-cell office:value-type="float" office:value="4.53993824882858" calcext:value-type="float">
            <text:p>4.5399382488</text:p>
          </table:table-cell>
          <table:table-cell office:value-type="float" office:value="4.33188236979126" calcext:value-type="float">
            <text:p>4.3318823698</text:p>
          </table:table-cell>
          <table:table-cell office:value-type="float" office:value="4.56130331868877" calcext:value-type="float">
            <text:p>4.5613033187</text:p>
          </table:table-cell>
          <table:table-cell office:value-type="float" office:value="4.38562987861911" calcext:value-type="float">
            <text:p>4.3856298786</text:p>
          </table:table-cell>
          <table:table-cell office:value-type="float" office:value="4.17826054602751" calcext:value-type="float">
            <text:p>4.178260546</text:p>
          </table:table-cell>
          <table:table-cell office:value-type="float" office:value="3.99162814669507" calcext:value-type="float">
            <text:p>3.9916281467</text:p>
          </table:table-cell>
          <table:table-cell office:value-type="float" office:value="3.82277026158477" calcext:value-type="float">
            <text:p>3.8227702616</text:p>
          </table:table-cell>
          <table:table-cell office:value-type="float" office:value="3.71260713139613" calcext:value-type="float">
            <text:p>3.7126071314</text:p>
          </table:table-cell>
          <table:table-cell office:value-type="float" office:value="3.57056388913451" calcext:value-type="float">
            <text:p>3.5705638891</text:p>
          </table:table-cell>
          <table:table-cell office:value-type="float" office:value="3.44035758372802" calcext:value-type="float">
            <text:p>3.4403575837</text:p>
          </table:table-cell>
          <table:table-cell office:value-type="float" office:value="3.32056778275405" calcext:value-type="float">
            <text:p>3.3205677828</text:p>
          </table:table-cell>
          <table:table-cell office:value-type="float" office:value="3.209992581855" calcext:value-type="float">
            <text:p>3.2099925819</text:p>
          </table:table-cell>
          <table:table-cell office:value-type="float" office:value="3.1076081365781" calcext:value-type="float">
            <text:p>3.1076081366</text:p>
          </table:table-cell>
          <table:table-cell office:value-type="float" office:value="3.01253686596383" calcext:value-type="float">
            <text:p>3.012536866</text:p>
          </table:table-cell>
          <table:table-cell office:value-type="float" office:value="2.92402223470228" calcext:value-type="float">
            <text:p>2.9240222347</text:p>
          </table:table-cell>
          <table:table-cell office:value-type="float" office:value="2.84140857885816" calcext:value-type="float">
            <text:p>2.8414085789</text:p>
          </table:table-cell>
          <table:table-cell office:value-type="float" office:value="2.76412483629431" calcext:value-type="float">
            <text:p>2.7641248363</text:p>
          </table:table-cell>
          <table:table-cell office:value-type="float" office:value="2.72147035382995" calcext:value-type="float">
            <text:p>2.7214703538</text:p>
          </table:table-cell>
          <table:table-cell office:value-type="float" office:value="2.65250496611931" calcext:value-type="float">
            <text:p>2.6525049661</text:p>
          </table:table-cell>
          <table:table-cell office:value-type="float" office:value="2.58759636592105" calcext:value-type="float">
            <text:p>2.5875963659</text:p>
          </table:table-cell>
          <table:table-cell office:value-type="float" office:value="2.52639682859127" calcext:value-type="float">
            <text:p>2.5263968286</text:p>
          </table:table-cell>
          <table:table-cell office:value-type="float" office:value="2.46859726555759" calcext:value-type="float">
            <text:p>2.4685972656</text:p>
          </table:table-cell>
          <table:table-cell office:value-type="float" office:value="2.41392200322843" calcext:value-type="float">
            <text:p>2.4139220032</text:p>
          </table:table-cell>
          <table:table-cell office:value-type="float" office:value="2.36212438628502" calcext:value-type="float">
            <text:p>2.3621243863</text:p>
          </table:table-cell>
          <table:table-cell office:value-type="float" office:value="2.31298305738999" calcext:value-type="float">
            <text:p>2.3129830574</text:p>
          </table:table-cell>
          <table:table-cell office:value-type="float" office:value="2.26629879493971" calcext:value-type="float">
            <text:p>2.2662987949</text:p>
          </table:table-cell>
          <table:table-cell office:value-type="float" office:value="2.22189181358456" calcext:value-type="float">
            <text:p>2.2218918136</text:p>
          </table:table-cell>
          <table:table-cell office:value-type="float" office:value="2.17959945038918" calcext:value-type="float">
            <text:p>2.1795994504</text:p>
          </table:table-cell>
          <table:table-cell office:value-type="float" office:value="2.13927417385406" calcext:value-type="float">
            <text:p>2.1392741739</text:p>
          </table:table-cell>
          <table:table-cell office:value-type="float" office:value="2.10078186443416" calcext:value-type="float">
            <text:p>2.1007818644</text:p>
          </table:table-cell>
          <table:table-cell office:value-type="float" office:value="2.06400032432182" calcext:value-type="float">
            <text:p>2.0640003243</text:p>
          </table:table-cell>
          <table:table-cell office:value-type="float" office:value="2.02881798160567" calcext:value-type="float">
            <text:p>2.0288179816</text:p>
          </table:table-cell>
          <table:table-cell office:value-type="float" office:value="1.99513275985616" calcext:value-type="float">
            <text:p>1.9951327599</text:p>
          </table:table-cell>
          <table:table-cell office:value-type="float" office:value="1.96285108901288" calcext:value-type="float">
            <text:p>1.962851089</text:p>
          </table:table-cell>
          <table:table-cell office:value-type="float" office:value="1.93188703738769" calcext:value-type="float">
            <text:p>1.9318870374</text:p>
          </table:table-cell>
          <table:table-cell office:value-type="float" office:value="1.90216154782751" calcext:value-type="float">
            <text:p>1.9021615478</text:p>
          </table:table-cell>
          <table:table-cell office:value-type="float" office:value="1.89229919193746" calcext:value-type="float">
            <text:p>1.8922991919</text:p>
          </table:table-cell>
          <table:table-cell office:value-type="float" office:value="1.86447829515748" calcext:value-type="float">
            <text:p>1.8644782952</text:p>
          </table:table-cell>
          <table:table-cell office:value-type="float" office:value="1.83770724353902" calcext:value-type="float">
            <text:p>1.8377072435</text:p>
          </table:table-cell>
          <table:table-cell office:value-type="float" office:value="1.81192771235086" calcext:value-type="float">
            <text:p>1.8119277124</text:p>
          </table:table-cell>
          <table:table-cell office:value-type="float" office:value="1.78708561866046" calcext:value-type="float">
            <text:p>1.7870856187</text:p>
          </table:table-cell>
          <table:table-cell office:value-type="float" office:value="1.76313074260186" calcext:value-type="float">
            <text:p>1.7631307426</text:p>
          </table:table-cell>
          <table:table-cell office:value-type="float" office:value="1.74001638851023" calcext:value-type="float">
            <text:p>1.7400163885</text:p>
          </table:table-cell>
          <table:table-cell office:value-type="float" office:value="1.71769908111141" calcext:value-type="float">
            <text:p>1.7176990811</text:p>
          </table:table-cell>
          <table:table-cell office:value-type="float" office:value="1.69613829260746" calcext:value-type="float">
            <text:p>1.6961382926</text:p>
          </table:table-cell>
          <table:table-cell office:value-type="float" office:value="1.67529619705365" calcext:value-type="float">
            <text:p>1.6752961971</text:p>
          </table:table-cell>
          <table:table-cell office:value-type="float" office:value="1.65513744889505" calcext:value-type="float">
            <text:p>1.6551374489</text:p>
          </table:table-cell>
          <table:table-cell office:value-type="float" office:value="1.6356289829351" calcext:value-type="float">
            <text:p>1.6356289829</text:p>
          </table:table-cell>
          <table:table-cell office:value-type="float" office:value="1.61673983335484" calcext:value-type="float">
            <text:p>1.6167398334</text:p>
          </table:table-cell>
          <table:table-cell office:value-type="float" office:value="1.59844096969897" calcext:value-type="float">
            <text:p>1.5984409697</text:p>
          </table:table-cell>
          <table:table-cell office:value-type="float" office:value="1.58070514800173" calcext:value-type="float">
            <text:p>1.580705148</text:p>
          </table:table-cell>
          <table:table-cell office:value-type="float" office:value="1.56350677544684" calcext:value-type="float">
            <text:p>1.5635067754</text:p>
          </table:table-cell>
          <table:table-cell office:value-type="float" office:value="1.54682178714732" calcext:value-type="float">
            <text:p>1.5468217871</text:p>
          </table:table-cell>
          <table:table-cell office:value-type="float" office:value="1.53062753379778" calcext:value-type="float">
            <text:p>1.5306275338</text:p>
          </table:table-cell>
          <table:table-cell office:value-type="float" office:value="1.51490267909605" calcext:value-type="float">
            <text:p>1.5149026791</text:p>
          </table:table-cell>
          <table:table-cell office:value-type="float" office:value="1.49962710595723" calcext:value-type="float">
            <text:p>1.499627106</text:p>
          </table:table-cell>
          <table:table-cell office:value-type="float" office:value="1.48478183065331" calcext:value-type="float">
            <text:p>1.4847818307</text:p>
          </table:table-cell>
          <table:table-cell office:value-type="float" office:value="1.47034892410783" calcext:value-type="float">
            <text:p>1.4703489241</text:p>
          </table:table-cell>
          <table:table-cell office:value-type="float" office:value="1.45631143965949" calcext:value-type="float">
            <text:p>1.4563114397</text:p>
          </table:table-cell>
          <table:table-cell office:value-type="float" office:value="1.44265334668272" calcext:value-type="float">
            <text:p>1.4426533467</text:p>
          </table:table-cell>
          <table:table-cell office:value-type="float" office:value="1.42935946951867" calcext:value-type="float">
            <text:p>1.4293594695</text:p>
          </table:table-cell>
          <table:table-cell office:value-type="float" office:value="1.41641543122735" calcext:value-type="float">
            <text:p>1.4164154312</text:p>
          </table:table-cell>
          <table:table-cell office:value-type="float" office:value="1.40380760172282" calcext:value-type="float">
            <text:p>1.4038076017</text:p>
          </table:table-cell>
          <table:table-cell office:value-type="float" office:value="1.3915230498979" calcext:value-type="float">
            <text:p>1.3915230499</text:p>
          </table:table-cell>
          <table:table-cell office:value-type="float" office:value="1.379549499385" calcext:value-type="float">
            <text:p>1.3795494994</text:p>
          </table:table-cell>
          <table:table-cell office:value-type="float" office:value="1.36787528763492" calcext:value-type="float">
            <text:p>1.3678752876</text:p>
          </table:table-cell>
          <table:table-cell office:value-type="float" office:value="1.36826178281764" calcext:value-type="float">
            <text:p>1.3682617828</text:p>
          </table:table-cell>
          <table:table-cell office:value-type="float" office:value="1.3570099630196" calcext:value-type="float">
            <text:p>1.357009963</text:p>
          </table:table-cell>
          <table:table-cell office:value-type="float" office:value="1.34602927140947" calcext:value-type="float">
            <text:p>1.3460292714</text:p>
          </table:table-cell>
          <table:table-cell office:value-type="float" office:value="1.33531002483768" calcext:value-type="float">
            <text:p>1.3353100248</text:p>
          </table:table-cell>
          <table:table-cell office:value-type="float" office:value="1.32484299583228" calcext:value-type="float">
            <text:p>1.3248429958</text:p>
          </table:table-cell>
          <table:table-cell office:value-type="float" office:value="1.31461938610607" calcext:value-type="float">
            <text:p>1.3146193861</text:p>
          </table:table-cell>
          <table:table-cell office:value-type="float" office:value="1.30463080189082" calcext:value-type="float">
            <text:p>1.3046308019</text:p>
          </table:table-cell>
          <table:table-cell office:value-type="float" office:value="1.29486923095318" calcext:value-type="float">
            <text:p>1.294869231</text:p>
          </table:table-cell>
          <table:table-cell office:value-type="float" office:value="1.28532702116021" calcext:value-type="float">
            <text:p>1.2853270212</text:p>
          </table:table-cell>
          <table:table-cell office:value-type="float" office:value="1.27599686047375" calcext:value-type="float">
            <text:p>1.2759968605</text:p>
          </table:table-cell>
          <table:table-cell office:value-type="float" office:value="1.26687175826391" calcext:value-type="float">
            <text:p>1.2668717583</text:p>
          </table:table-cell>
          <table:table-cell office:value-type="float" office:value="1.25794502784125" calcext:value-type="float">
            <text:p>1.2579450278</text:p>
          </table:table-cell>
          <table:table-cell office:value-type="float" office:value="1.24921027011584" calcext:value-type="float">
            <text:p>1.2492102701</text:p>
          </table:table-cell>
          <table:table-cell office:value-type="float" office:value="1.24066135829949" calcext:value-type="float">
            <text:p>1.2406613583</text:p>
          </table:table-cell>
          <table:table-cell office:value-type="float" office:value="1.23229242357401" calcext:value-type="float">
            <text:p>1.2322924236</text:p>
          </table:table-cell>
          <table:table-cell office:value-type="float" office:value="1.22409784165531" calcext:value-type="float">
            <text:p>1.2240978417</text:p>
          </table:table-cell>
          <table:table-cell office:value-type="float" office:value="1.21607222018854" calcext:value-type="float">
            <text:p>1.2160722202</text:p>
          </table:table-cell>
          <table:table-cell office:value-type="float" office:value="1.20821038691497" calcext:value-type="float">
            <text:p>1.2082103869</text:p>
          </table:table-cell>
          <table:table-cell office:value-type="float" office:value="1.20050737855602" calcext:value-type="float">
            <text:p>1.2005073786</text:p>
          </table:table-cell>
          <table:table-cell office:value-type="float" office:value="1.19295843036424" calcext:value-type="float">
            <text:p>1.1929584304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12.49019755239" calcext:value-type="float">
            <text:p>12.4901975524</text:p>
          </table:table-cell>
          <table:table-cell office:value-type="string" calcext:value-type="string">
            <text:p><text:s/>global min</text:p>
          </table:table-cell>
          <table:table-cell office:value-type="float" office:value="-2.70085359918085" calcext:value-type="float">
            <text:p>-2.7008535992</text:p>
          </table:table-cell>
          <table:table-cell office:value-type="string" calcext:value-type="string">
            <text:p><text:s/>range</text:p>
          </table:table-cell>
          <table:table-cell office:value-type="float" office:value="15.1910511515709" calcext:value-type="float">
            <text:p>15.1910511516</text:p>
          </table:table-cell>
          <table:table-cell office:value-type="string" calcext:value-type="string">
            <text:p><text:s/>regret</text:p>
          </table:table-cell>
          <table:table-cell office:value-type="float" office:value="10.7611629884642" calcext:value-type="float">
            <text:p>10.7611629885</text:p>
          </table:table-cell>
          <table:table-cell office:value-type="float" office:value="6.25149465920226" calcext:value-type="float">
            <text:p>6.2514946592</text:p>
          </table:table-cell>
          <table:table-cell office:value-type="float" office:value="6.89003151256158" calcext:value-type="float">
            <text:p>6.8900315126</text:p>
          </table:table-cell>
          <table:table-cell office:value-type="float" office:value="7.96967901904012" calcext:value-type="float">
            <text:p>7.969679019</text:p>
          </table:table-cell>
          <table:table-cell office:value-type="float" office:value="7.7672619583084" calcext:value-type="float">
            <text:p>7.7672619583</text:p>
          </table:table-cell>
          <table:table-cell office:value-type="float" office:value="8.09611711036472" calcext:value-type="float">
            <text:p>8.0961171104</text:p>
          </table:table-cell>
          <table:table-cell office:value-type="float" office:value="7.57730078143659" calcext:value-type="float">
            <text:p>7.5773007814</text:p>
          </table:table-cell>
          <table:table-cell office:value-type="float" office:value="8.11863784097948" calcext:value-type="float">
            <text:p>8.118637841</text:p>
          </table:table-cell>
          <table:table-cell office:value-type="float" office:value="7.717627575652" calcext:value-type="float">
            <text:p>7.7176275757</text:p>
          </table:table-cell>
          <table:table-cell office:value-type="float" office:value="7.12004745108083" calcext:value-type="float">
            <text:p>7.1200474511</text:p>
          </table:table-cell>
          <table:table-cell office:value-type="float" office:value="7.6555627576114" calcext:value-type="float">
            <text:p>7.6555627576</text:p>
          </table:table-cell>
          <table:table-cell office:value-type="float" office:value="7.16275138863881" calcext:value-type="float">
            <text:p>7.1627513886</text:p>
          </table:table-cell>
          <table:table-cell office:value-type="float" office:value="6.74575715335431" calcext:value-type="float">
            <text:p>6.7457571534</text:p>
          </table:table-cell>
          <table:table-cell office:value-type="float" office:value="6.38833352311046" calcext:value-type="float">
            <text:p>6.3883335231</text:p>
          </table:table-cell>
          <table:table-cell office:value-type="float" office:value="6.07856637689911" calcext:value-type="float">
            <text:p>6.0785663769</text:p>
          </table:table-cell>
          <table:table-cell office:value-type="float" office:value="5.80752012396419" calcext:value-type="float">
            <text:p>5.807520124</text:p>
          </table:table-cell>
          <table:table-cell office:value-type="float" office:value="5.56836166549219" calcext:value-type="float">
            <text:p>5.5683616655</text:p>
          </table:table-cell>
          <table:table-cell office:value-type="float" office:value="5.35577636907265" calcext:value-type="float">
            <text:p>5.3557763691</text:p>
          </table:table-cell>
          <table:table-cell office:value-type="float" office:value="5.16556847227621" calcext:value-type="float">
            <text:p>5.1655684723</text:p>
          </table:table-cell>
          <table:table-cell office:value-type="float" office:value="4.99438136515941" calcext:value-type="float">
            <text:p>4.9943813652</text:p>
          </table:table-cell>
          <table:table-cell office:value-type="float" office:value="4.83949779205374" calcext:value-type="float">
            <text:p>4.8394977921</text:p>
          </table:table-cell>
          <table:table-cell office:value-type="float" office:value="5.13529503376517" calcext:value-type="float">
            <text:p>5.1352950338</text:p>
          </table:table-cell>
          <table:table-cell office:value-type="float" office:value="4.98775291620757" calcext:value-type="float">
            <text:p>4.9877529162</text:p>
          </table:table-cell>
          <table:table-cell office:value-type="float" office:value="4.8525059751131" calcext:value-type="float">
            <text:p>4.8525059751</text:p>
          </table:table-cell>
          <table:table-cell office:value-type="float" office:value="4.72807878930619" calcext:value-type="float">
            <text:p>4.7280787893</text:p>
          </table:table-cell>
          <table:table-cell office:value-type="float" office:value="4.61322292548442" calcext:value-type="float">
            <text:p>4.6132229255</text:p>
          </table:table-cell>
          <table:table-cell office:value-type="float" office:value="4.50687490342723" calcext:value-type="float">
            <text:p>4.5068749034</text:p>
          </table:table-cell>
          <table:table-cell office:value-type="float" office:value="4.40812316865984" calcext:value-type="float">
            <text:p>4.4081231687</text:p>
          </table:table-cell>
          <table:table-cell office:value-type="float" office:value="4.31618189835917" calcext:value-type="float">
            <text:p>4.3161818984</text:p>
          </table:table-cell>
          <table:table-cell office:value-type="float" office:value="4.23037004607854" calcext:value-type="float">
            <text:p>4.2303700461</text:p>
          </table:table-cell>
          <table:table-cell office:value-type="float" office:value="4.15009444233215" calcext:value-type="float">
            <text:p>4.1500944423</text:p>
          </table:table-cell>
          <table:table-cell office:value-type="float" office:value="4.0748360638199" calcext:value-type="float">
            <text:p>4.0748360638</text:p>
          </table:table-cell>
          <table:table-cell office:value-type="float" office:value="4.00413879915688" calcext:value-type="float">
            <text:p>4.0041387992</text:p>
          </table:table-cell>
          <table:table-cell office:value-type="float" office:value="3.9376001971211" calcext:value-type="float">
            <text:p>3.9376001971</text:p>
          </table:table-cell>
          <table:table-cell office:value-type="float" office:value="3.87486380091594" calcext:value-type="float">
            <text:p>3.8748638009</text:p>
          </table:table-cell>
          <table:table-cell office:value-type="float" office:value="3.8156127600555" calcext:value-type="float">
            <text:p>3.8156127601</text:p>
          </table:table-cell>
          <table:table-cell office:value-type="float" office:value="3.7595644781605" calcext:value-type="float">
            <text:p>3.7595644782</text:p>
          </table:table-cell>
          <table:table-cell office:value-type="float" office:value="3.70646610583891" calcext:value-type="float">
            <text:p>3.7064661058</text:p>
          </table:table-cell>
          <table:table-cell office:value-type="float" office:value="3.65609072696972" calcext:value-type="float">
            <text:p>3.656090727</text:p>
          </table:table-cell>
          <table:table-cell office:value-type="float" office:value="3.60823411704398" calcext:value-type="float">
            <text:p>3.608234117</text:p>
          </table:table-cell>
          <table:table-cell office:value-type="float" office:value="3.56271197589511" calcext:value-type="float">
            <text:p>3.5627119759</text:p>
          </table:table-cell>
          <table:table-cell office:value-type="float" office:value="3.51935755575333" calcext:value-type="float">
            <text:p>3.5193575558</text:p>
          </table:table-cell>
          <table:table-cell office:value-type="float" office:value="3.47801962026931" calcext:value-type="float">
            <text:p>3.4780196203</text:p>
          </table:table-cell>
          <table:table-cell office:value-type="float" office:value="3.43856068185274" calcext:value-type="float">
            <text:p>3.4385606819</text:p>
          </table:table-cell>
          <table:table-cell office:value-type="float" office:value="3.40085547403246" calcext:value-type="float">
            <text:p>3.400855474</text:p>
          </table:table-cell>
          <table:table-cell office:value-type="float" office:value="3.36478962307394" calcext:value-type="float">
            <text:p>3.3647896231</text:p>
          </table:table-cell>
          <table:table-cell office:value-type="float" office:value="3.33025848917748" calcext:value-type="float">
            <text:p>3.3302584892</text:p>
          </table:table-cell>
          <table:table-cell office:value-type="float" office:value="3.2971661525267" calcext:value-type="float">
            <text:p>3.2971661525</text:p>
          </table:table-cell>
          <table:table-cell office:value-type="float" office:value="3.26542452349433" calcext:value-type="float">
            <text:p>3.2654245235</text:p>
          </table:table-cell>
          <table:table-cell office:value-type="float" office:value="3.23495255962325" calcext:value-type="float">
            <text:p>3.2349525596</text:p>
          </table:table-cell>
          <table:table-cell office:value-type="float" office:value="3.2056755747275" calcext:value-type="float">
            <text:p>3.2056755747</text:p>
          </table:table-cell>
          <table:table-cell office:value-type="float" office:value="3.17752462771237" calcext:value-type="float">
            <text:p>3.1775246277</text:p>
          </table:table-cell>
          <table:table-cell office:value-type="float" office:value="3.15043598058459" calcext:value-type="float">
            <text:p>3.1504359806</text:p>
          </table:table-cell>
          <table:table-cell office:value-type="float" office:value="3.12435061668377" calcext:value-type="float">
            <text:p>3.1243506167</text:p>
          </table:table-cell>
          <table:table-cell office:value-type="float" office:value="3.09921381147025" calcext:value-type="float">
            <text:p>3.0992138115</text:p>
          </table:table-cell>
          <table:table-cell office:value-type="float" office:value="3.07497474930008" calcext:value-type="float">
            <text:p>3.0749747493</text:p>
          </table:table-cell>
          <table:table-cell office:value-type="float" office:value="3.05158618053938" calcext:value-type="float">
            <text:p>3.0515861805</text:p>
          </table:table-cell>
          <table:table-cell office:value-type="float" office:value="3.02900411414974" calcext:value-type="float">
            <text:p>3.0290041141</text:p>
          </table:table-cell>
          <table:table-cell office:value-type="float" office:value="3.00718754153602" calcext:value-type="float">
            <text:p>3.0071875415</text:p>
          </table:table-cell>
          <table:table-cell office:value-type="float" office:value="2.98609818800943" calcext:value-type="float">
            <text:p>2.986098188</text:p>
          </table:table-cell>
          <table:table-cell office:value-type="float" office:value="2.96570028869682" calcext:value-type="float">
            <text:p>2.9657002887</text:p>
          </table:table-cell>
          <table:table-cell office:value-type="float" office:value="2.94596038613623" calcext:value-type="float">
            <text:p>2.9459603861</text:p>
          </table:table-cell>
          <table:table-cell office:value-type="float" office:value="2.92684714714899" calcext:value-type="float">
            <text:p>2.9268471471</text:p>
          </table:table-cell>
          <table:table-cell office:value-type="float" office:value="2.9083311968801" calcext:value-type="float">
            <text:p>2.9083311969</text:p>
          </table:table-cell>
          <table:table-cell office:value-type="float" office:value="2.89038496815795" calcext:value-type="float">
            <text:p>2.8903849682</text:p>
          </table:table-cell>
          <table:table-cell office:value-type="float" office:value="2.8729825645486" calcext:value-type="float">
            <text:p>2.8729825645</text:p>
          </table:table-cell>
          <table:table-cell office:value-type="float" office:value="2.85609963567385" calcext:value-type="float">
            <text:p>2.8560996357</text:p>
          </table:table-cell>
          <table:table-cell office:value-type="float" office:value="2.83971326353071" calcext:value-type="float">
            <text:p>2.8397132635</text:p>
          </table:table-cell>
          <table:table-cell office:value-type="float" office:value="2.82380185869606" calcext:value-type="float">
            <text:p>2.8238018587</text:p>
          </table:table-cell>
          <table:table-cell office:value-type="float" office:value="2.80834506542812" calcext:value-type="float">
            <text:p>2.8083450654</text:p>
          </table:table-cell>
          <table:table-cell office:value-type="float" office:value="2.79332367478745" calcext:value-type="float">
            <text:p>2.7933236748</text:p>
          </table:table-cell>
          <table:table-cell office:value-type="float" office:value="2.77871954499791" calcext:value-type="float">
            <text:p>2.778719545</text:p>
          </table:table-cell>
          <table:table-cell office:value-type="float" office:value="2.76451552835328" calcext:value-type="float">
            <text:p>2.7645155284</text:p>
          </table:table-cell>
          <table:table-cell office:value-type="float" office:value="2.7506954040504" calcext:value-type="float">
            <text:p>2.7506954041</text:p>
          </table:table-cell>
          <table:table-cell office:value-type="float" office:value="2.7372438163956" calcext:value-type="float">
            <text:p>2.7372438164</text:p>
          </table:table-cell>
          <table:table-cell office:value-type="float" office:value="2.72414621788961" calcext:value-type="float">
            <text:p>2.7241462179</text:p>
          </table:table-cell>
          <table:table-cell office:value-type="float" office:value="2.71138881674741" calcext:value-type="float">
            <text:p>2.7113888167</text:p>
          </table:table-cell>
          <table:table-cell office:value-type="float" office:value="2.69895852845501" calcext:value-type="float">
            <text:p>2.6989585285</text:p>
          </table:table-cell>
          <table:table-cell office:value-type="float" office:value="2.68684293100546" calcext:value-type="float">
            <text:p>2.686842931</text:p>
          </table:table-cell>
          <table:table-cell office:value-type="float" office:value="2.67503022349215" calcext:value-type="float">
            <text:p>2.6750302235</text:p>
          </table:table-cell>
          <table:table-cell office:value-type="float" office:value="2.66350918776928" calcext:value-type="float">
            <text:p>2.6635091878</text:p>
          </table:table-cell>
          <table:table-cell office:value-type="float" office:value="2.65226915291771" calcext:value-type="float">
            <text:p>2.6522691529</text:p>
          </table:table-cell>
          <table:table-cell office:value-type="float" office:value="2.64129996227943" calcext:value-type="float">
            <text:p>2.6412999623</text:p>
          </table:table-cell>
          <table:table-cell office:value-type="float" office:value="2.63059194284682" calcext:value-type="float">
            <text:p>2.6305919428</text:p>
          </table:table-cell>
          <table:table-cell office:value-type="float" office:value="2.62013587681263" calcext:value-type="float">
            <text:p>2.6201358768</text:p>
          </table:table-cell>
          <table:table-cell office:value-type="float" office:value="2.60992297510481" calcext:value-type="float">
            <text:p>2.6099229751</text:p>
          </table:table-cell>
          <table:table-cell office:value-type="float" office:value="2.5999448527466" calcext:value-type="float">
            <text:p>2.5999448527</text:p>
          </table:table-cell>
          <table:table-cell office:value-type="float" office:value="2.59019350589652" calcext:value-type="float">
            <text:p>2.5901935059</text:p>
          </table:table-cell>
          <table:table-cell office:value-type="float" office:value="2.58066129043634" calcext:value-type="float">
            <text:p>2.5806612904</text:p>
          </table:table-cell>
          <table:table-cell office:value-type="float" office:value="2.57134090198639" calcext:value-type="float">
            <text:p>2.571340902</text:p>
          </table:table-cell>
          <table:table-cell office:value-type="float" office:value="2.56222535723863" calcext:value-type="float">
            <text:p>2.5622253572</text:p>
          </table:table-cell>
          <table:table-cell office:value-type="float" office:value="2.55330797650712" calcext:value-type="float">
            <text:p>2.5533079765</text:p>
          </table:table-cell>
          <table:table-cell office:value-type="float" office:value="2.54458236740426" calcext:value-type="float">
            <text:p>2.5445823674</text:p>
          </table:table-cell>
          <table:table-cell office:value-type="float" office:value="2.53604240955889" calcext:value-type="float">
            <text:p>2.5360424096</text:p>
          </table:table-cell>
          <table:table-cell office:value-type="float" office:value="2.52768224029975" calcext:value-type="float">
            <text:p>2.5276822403</text:p>
          </table:table-cell>
          <table:table-cell office:value-type="float" office:value="2.51949624123351" calcext:value-type="float">
            <text:p>2.5194962412</text:p>
          </table:table-cell>
          <table:table-cell office:value-type="float" office:value="2.51147902565316" calcext:value-type="float">
            <text:p>2.5114790257</text:p>
          </table:table-cell>
          <table:table-cell office:value-type="float" office:value="2.50362542671732" calcext:value-type="float">
            <text:p>2.5036254267</text:p>
          </table:table-cell>
          <table:table-cell office:value-type="float" office:value="2.49593048634583" calcext:value-type="float">
            <text:p>2.4959304863</text:p>
          </table:table-cell>
          <table:table-cell office:value-type="float" office:value="2.48838944478178" calcext:value-type="float">
            <text:p>2.4883894448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5.58235093924413" calcext:value-type="float">
            <text:p>5.5823509392</text:p>
          </table:table-cell>
          <table:table-cell office:value-type="string" calcext:value-type="string">
            <text:p><text:s/>global min</text:p>
          </table:table-cell>
          <table:table-cell office:value-type="float" office:value="-17.3830806342563" calcext:value-type="float">
            <text:p>-17.3830806343</text:p>
          </table:table-cell>
          <table:table-cell office:value-type="string" calcext:value-type="string">
            <text:p><text:s/>range</text:p>
          </table:table-cell>
          <table:table-cell office:value-type="float" office:value="22.9654315735004" calcext:value-type="float">
            <text:p>22.9654315735</text:p>
          </table:table-cell>
          <table:table-cell office:value-type="string" calcext:value-type="string">
            <text:p><text:s/>regret</text:p>
          </table:table-cell>
          <table:table-cell office:value-type="float" office:value="5.33813398103432" calcext:value-type="float">
            <text:p>5.338133981</text:p>
          </table:table-cell>
          <table:table-cell office:value-type="float" office:value="11.7421698098418" calcext:value-type="float">
            <text:p>11.7421698098</text:p>
          </table:table-cell>
          <table:table-cell office:value-type="float" office:value="12.8904958067217" calcext:value-type="float">
            <text:p>12.8904958067</text:p>
          </table:table-cell>
          <table:table-cell office:value-type="float" office:value="10.4995299001752" calcext:value-type="float">
            <text:p>10.4995299002</text:p>
          </table:table-cell>
          <table:table-cell office:value-type="float" office:value="8.53236641835315" calcext:value-type="float">
            <text:p>8.5323664184</text:p>
          </table:table-cell>
          <table:table-cell office:value-type="float" office:value="7.86045235994714" calcext:value-type="float">
            <text:p>7.8604523599</text:p>
          </table:table-cell>
          <table:table-cell office:value-type="float" office:value="7.68883030245884" calcext:value-type="float">
            <text:p>7.6888303025</text:p>
          </table:table-cell>
          <table:table-cell office:value-type="float" office:value="9.19891153090891" calcext:value-type="float">
            <text:p>9.1989115309</text:p>
          </table:table-cell>
          <table:table-cell office:value-type="float" office:value="8.92953858427382" calcext:value-type="float">
            <text:p>8.9295385843</text:p>
          </table:table-cell>
          <table:table-cell office:value-type="float" office:value="9.394333770507" calcext:value-type="float">
            <text:p>9.3943337705</text:p>
          </table:table-cell>
          <table:table-cell office:value-type="float" office:value="9.31206344281737" calcext:value-type="float">
            <text:p>9.3120634428</text:p>
          </table:table-cell>
          <table:table-cell office:value-type="float" office:value="8.75986939889662" calcext:value-type="float">
            <text:p>8.7598693989</text:p>
          </table:table-cell>
          <table:table-cell office:value-type="float" office:value="8.7922039620667" calcext:value-type="float">
            <text:p>8.7922039621</text:p>
          </table:table-cell>
          <table:table-cell office:value-type="float" office:value="8.7345042549176" calcext:value-type="float">
            <text:p>8.7345042549</text:p>
          </table:table-cell>
          <table:table-cell office:value-type="float" office:value="8.60130450354672" calcext:value-type="float">
            <text:p>8.6013045035</text:p>
          </table:table-cell>
          <table:table-cell office:value-type="float" office:value="8.1052050027666" calcext:value-type="float">
            <text:p>8.1052050028</text:p>
          </table:table-cell>
          <table:table-cell office:value-type="float" office:value="8.02435282437159" calcext:value-type="float">
            <text:p>8.0243528244</text:p>
          </table:table-cell>
          <table:table-cell office:value-type="float" office:value="7.6154283614101" calcext:value-type="float">
            <text:p>7.6154283614</text:p>
          </table:table-cell>
          <table:table-cell office:value-type="float" office:value="7.22510064750488" calcext:value-type="float">
            <text:p>7.2251006475</text:p>
          </table:table-cell>
          <table:table-cell office:value-type="float" office:value="6.87380570499018" calcext:value-type="float">
            <text:p>6.873805705</text:p>
          </table:table-cell>
          <table:table-cell office:value-type="float" office:value="6.57808698051754" calcext:value-type="float">
            <text:p>6.5780869805</text:p>
          </table:table-cell>
          <table:table-cell office:value-type="float" office:value="6.55862132692186" calcext:value-type="float">
            <text:p>6.5586213269</text:p>
          </table:table-cell>
          <table:table-cell office:value-type="float" office:value="6.30232094275415" calcext:value-type="float">
            <text:p>6.3023209428</text:p>
          </table:table-cell>
          <table:table-cell office:value-type="float" office:value="6.04802431168985" calcext:value-type="float">
            <text:p>6.0480243117</text:p>
          </table:table-cell>
          <table:table-cell office:value-type="float" office:value="5.83265183886485" calcext:value-type="float">
            <text:p>5.8326518389</text:p>
          </table:table-cell>
          <table:table-cell office:value-type="float" office:value="5.63384647933407" calcext:value-type="float">
            <text:p>5.6338464793</text:p>
          </table:table-cell>
          <table:table-cell office:value-type="float" office:value="5.43256334295914" calcext:value-type="float">
            <text:p>5.432563343</text:p>
          </table:table-cell>
          <table:table-cell office:value-type="float" office:value="5.26224724110577" calcext:value-type="float">
            <text:p>5.2622472411</text:p>
          </table:table-cell>
          <table:table-cell office:value-type="float" office:value="5.2569439587078" calcext:value-type="float">
            <text:p>5.2569439587</text:p>
          </table:table-cell>
          <table:table-cell office:value-type="float" office:value="5.10185237207198" calcext:value-type="float">
            <text:p>5.1018523721</text:p>
          </table:table-cell>
          <table:table-cell office:value-type="float" office:value="4.95676669425137" calcext:value-type="float">
            <text:p>4.9567666943</text:p>
          </table:table-cell>
          <table:table-cell office:value-type="float" office:value="4.82074887129455" calcext:value-type="float">
            <text:p>4.8207488713</text:p>
          </table:table-cell>
          <table:table-cell office:value-type="float" office:value="4.69297455275936" calcext:value-type="float">
            <text:p>4.6929745528</text:p>
          </table:table-cell>
          <table:table-cell office:value-type="float" office:value="4.56080476583146" calcext:value-type="float">
            <text:p>4.5608047658</text:p>
          </table:table-cell>
          <table:table-cell office:value-type="float" office:value="4.43618753815659" calcext:value-type="float">
            <text:p>4.4361875382</text:p>
          </table:table-cell>
          <table:table-cell office:value-type="float" office:value="4.31849348979699" calcext:value-type="float">
            <text:p>4.3184934898</text:p>
          </table:table-cell>
          <table:table-cell office:value-type="float" office:value="4.20716128188925" calcext:value-type="float">
            <text:p>4.2071612819</text:p>
          </table:table-cell>
          <table:table-cell office:value-type="float" office:value="4.1016886638714" calcext:value-type="float">
            <text:p>4.1016886639</text:p>
          </table:table-cell>
          <table:table-cell office:value-type="float" office:value="4.00162489805959" calcext:value-type="float">
            <text:p>4.0016248981</text:p>
          </table:table-cell>
          <table:table-cell office:value-type="float" office:value="3.90656432053838" calcext:value-type="float">
            <text:p>3.9065643205</text:p>
          </table:table-cell>
          <table:table-cell office:value-type="float" office:value="3.81614084435966" calcext:value-type="float">
            <text:p>3.8161408444</text:p>
          </table:table-cell>
          <table:table-cell office:value-type="float" office:value="3.73002324799897" calcext:value-type="float">
            <text:p>3.730023248</text:p>
          </table:table-cell>
          <table:table-cell office:value-type="float" office:value="3.64791112123646" calcext:value-type="float">
            <text:p>3.6479111212</text:p>
          </table:table-cell>
          <table:table-cell office:value-type="float" office:value="3.56953136387224" calcext:value-type="float">
            <text:p>3.5695313639</text:p>
          </table:table-cell>
          <table:table-cell office:value-type="float" office:value="3.49463515127977" calcext:value-type="float">
            <text:p>3.4946351513</text:p>
          </table:table-cell>
          <table:table-cell office:value-type="float" office:value="3.42299529575653" calcext:value-type="float">
            <text:p>3.4229952958</text:p>
          </table:table-cell>
          <table:table-cell office:value-type="float" office:value="3.35440394472364" calcext:value-type="float">
            <text:p>3.3544039447</text:p>
          </table:table-cell>
          <table:table-cell office:value-type="float" office:value="3.28867056665046" calcext:value-type="float">
            <text:p>3.2886705667</text:p>
          </table:table-cell>
          <table:table-cell office:value-type="float" office:value="3.22562018360067" calcext:value-type="float">
            <text:p>3.2256201836</text:p>
          </table:table-cell>
          <table:table-cell office:value-type="float" office:value="3.16509181587288" calcext:value-type="float">
            <text:p>3.1650918159</text:p>
          </table:table-cell>
          <table:table-cell office:value-type="float" office:value="3.1069371096246" calcext:value-type="float">
            <text:p>3.1069371096</text:p>
          </table:table-cell>
          <table:table-cell office:value-type="float" office:value="3.05101912284742" calcext:value-type="float">
            <text:p>3.0510191228</text:p>
          </table:table-cell>
          <table:table-cell office:value-type="float" office:value="2.9972112487788" calcext:value-type="float">
            <text:p>2.9972112488</text:p>
          </table:table-cell>
          <table:table-cell office:value-type="float" office:value="2.94539625893495" calcext:value-type="float">
            <text:p>2.9453962589</text:p>
          </table:table-cell>
          <table:table-cell office:value-type="float" office:value="2.89546545053997" calcext:value-type="float">
            <text:p>2.8954654505</text:p>
          </table:table-cell>
          <table:table-cell office:value-type="float" office:value="2.84731788530195" calcext:value-type="float">
            <text:p>2.8473178853</text:p>
          </table:table-cell>
          <table:table-cell office:value-type="float" office:value="2.8008597083179" calcext:value-type="float">
            <text:p>2.8008597083</text:p>
          </table:table-cell>
          <table:table-cell office:value-type="float" office:value="2.75600353743674" calcext:value-type="float">
            <text:p>2.7560035374</text:p>
          </table:table-cell>
          <table:table-cell office:value-type="float" office:value="2.71266791472105" calcext:value-type="float">
            <text:p>2.7126679147</text:p>
          </table:table-cell>
          <table:table-cell office:value-type="float" office:value="2.67077681276255" calcext:value-type="float">
            <text:p>2.6707768128</text:p>
          </table:table-cell>
          <table:table-cell office:value-type="float" office:value="2.63025918955678" calcext:value-type="float">
            <text:p>2.6302591896</text:p>
          </table:table-cell>
          <table:table-cell office:value-type="float" office:value="2.59104858645443" calcext:value-type="float">
            <text:p>2.5910485865</text:p>
          </table:table-cell>
          <table:table-cell office:value-type="float" office:value="2.55308276440295" calcext:value-type="float">
            <text:p>2.5530827644</text:p>
          </table:table-cell>
          <table:table-cell office:value-type="float" office:value="2.51630337429057" calcext:value-type="float">
            <text:p>2.5163033743</text:p>
          </table:table-cell>
          <table:table-cell office:value-type="float" office:value="2.48065565772011" calcext:value-type="float">
            <text:p>2.4806556577</text:p>
          </table:table-cell>
          <table:table-cell office:value-type="float" office:value="2.44608817498512" calcext:value-type="float">
            <text:p>2.446088175</text:p>
          </table:table-cell>
          <table:table-cell office:value-type="float" office:value="2.41948555283706" calcext:value-type="float">
            <text:p>2.4194855528</text:p>
          </table:table-cell>
          <table:table-cell office:value-type="float" office:value="2.39366536075217" calcext:value-type="float">
            <text:p>2.3936653608</text:p>
          </table:table-cell>
          <table:table-cell office:value-type="float" office:value="2.36859358003206" calcext:value-type="float">
            <text:p>2.36859358</text:p>
          </table:table-cell>
          <table:table-cell office:value-type="float" office:value="2.34423813590396" calcext:value-type="float">
            <text:p>2.3442381359</text:p>
          </table:table-cell>
          <table:table-cell office:value-type="float" office:value="2.32056876062453" calcext:value-type="float">
            <text:p>2.3205687606</text:p>
          </table:table-cell>
          <table:table-cell office:value-type="float" office:value="2.29755686799176" calcext:value-type="float">
            <text:p>2.297556868</text:p>
          </table:table-cell>
          <table:table-cell office:value-type="float" office:value="2.27517543817084" calcext:value-type="float">
            <text:p>2.2751754382</text:p>
          </table:table-cell>
          <table:table-cell office:value-type="float" office:value="2.25339891185859" calcext:value-type="float">
            <text:p>2.2533989119</text:p>
          </table:table-cell>
          <table:table-cell office:value-type="float" office:value="2.23220309291468" calcext:value-type="float">
            <text:p>2.2322030929</text:p>
          </table:table-cell>
          <table:table-cell office:value-type="float" office:value="2.21156505867981" calcext:value-type="float">
            <text:p>2.2115650587</text:p>
          </table:table-cell>
          <table:table-cell office:value-type="float" office:value="2.19146307728221" calcext:value-type="float">
            <text:p>2.1914630773</text:p>
          </table:table-cell>
          <table:table-cell office:value-type="float" office:value="2.17187653130506" calcext:value-type="float">
            <text:p>2.1718765313</text:p>
          </table:table-cell>
          <table:table-cell office:value-type="float" office:value="2.14438442331386" calcext:value-type="float">
            <text:p>2.1443844233</text:p>
          </table:table-cell>
          <table:table-cell office:value-type="float" office:value="2.11757961802244" calcext:value-type="float">
            <text:p>2.117579618</text:p>
          </table:table-cell>
          <table:table-cell office:value-type="float" office:value="2.09143665977525" calcext:value-type="float">
            <text:p>2.0914366598</text:p>
          </table:table-cell>
          <table:table-cell office:value-type="float" office:value="2.06593133465604" calcext:value-type="float">
            <text:p>2.0659313347</text:p>
          </table:table-cell>
          <table:table-cell office:value-type="float" office:value="2.04104059568428" calcext:value-type="float">
            <text:p>2.0410405957</text:p>
          </table:table-cell>
          <table:table-cell office:value-type="float" office:value="2.0167424933547" calcext:value-type="float">
            <text:p>2.0167424934</text:p>
          </table:table-cell>
          <table:table-cell office:value-type="float" office:value="1.99301611107994" calcext:value-type="float">
            <text:p>1.9930161111</text:p>
          </table:table-cell>
          <table:table-cell office:value-type="float" office:value="1.96984150513715" calcext:value-type="float">
            <text:p>1.9698415051</text:p>
          </table:table-cell>
          <table:table-cell office:value-type="float" office:value="1.94719964875626" calcext:value-type="float">
            <text:p>1.9471996488</text:p>
          </table:table-cell>
          <table:table-cell office:value-type="float" office:value="1.9250723800204" calcext:value-type="float">
            <text:p>1.92507238</text:p>
          </table:table-cell>
          <table:table-cell office:value-type="float" office:value="1.9034423532786" calcext:value-type="float">
            <text:p>1.9034423533</text:p>
          </table:table-cell>
          <table:table-cell office:value-type="float" office:value="1.88229299379772" calcext:value-type="float">
            <text:p>1.8822929938</text:p>
          </table:table-cell>
          <table:table-cell office:value-type="float" office:value="1.86160845540434" calcext:value-type="float">
            <text:p>1.8616084554</text:p>
          </table:table-cell>
          <table:table-cell office:value-type="float" office:value="1.84137358088908" calcext:value-type="float">
            <text:p>1.8413735809</text:p>
          </table:table-cell>
          <table:table-cell office:value-type="float" office:value="1.82438207283498" calcext:value-type="float">
            <text:p>1.8243820728</text:p>
          </table:table-cell>
          <table:table-cell office:value-type="float" office:value="1.80775208622885" calcext:value-type="float">
            <text:p>1.8077520862</text:p>
          </table:table-cell>
          <table:table-cell office:value-type="float" office:value="1.7914722046039" calcext:value-type="float">
            <text:p>1.7914722046</text:p>
          </table:table-cell>
          <table:table-cell office:value-type="float" office:value="1.77553148717947" calcext:value-type="float">
            <text:p>1.7755314872</text:p>
          </table:table-cell>
          <table:table-cell office:value-type="float" office:value="1.75991944434111" calcext:value-type="float">
            <text:p>1.7599194443</text:p>
          </table:table-cell>
          <table:table-cell office:value-type="float" office:value="1.7446260146219" calcext:value-type="float">
            <text:p>1.7446260146</text:p>
          </table:table-cell>
          <table:table-cell office:value-type="float" office:value="1.72964154307883" calcext:value-type="float">
            <text:p>1.7296415431</text:p>
          </table:table-cell>
          <table:table-cell office:value-type="float" office:value="1.71495676096663" calcext:value-type="float">
            <text:p>1.714956761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10.8772880299497" calcext:value-type="float">
            <text:p>10.8772880299</text:p>
          </table:table-cell>
          <table:table-cell office:value-type="string" calcext:value-type="string">
            <text:p><text:s/>global min</text:p>
          </table:table-cell>
          <table:table-cell office:value-type="float" office:value="-13.4422147755853" calcext:value-type="float">
            <text:p>-13.4422147756</text:p>
          </table:table-cell>
          <table:table-cell office:value-type="string" calcext:value-type="string">
            <text:p><text:s/>range</text:p>
          </table:table-cell>
          <table:table-cell office:value-type="float" office:value="24.319502805535" calcext:value-type="float">
            <text:p>24.3195028055</text:p>
          </table:table-cell>
          <table:table-cell office:value-type="string" calcext:value-type="string">
            <text:p><text:s/>regret</text:p>
          </table:table-cell>
          <table:table-cell office:value-type="float" office:value="11.375381628033" calcext:value-type="float">
            <text:p>11.375381628</text:p>
          </table:table-cell>
          <table:table-cell office:value-type="float" office:value="17.8396268929838" calcext:value-type="float">
            <text:p>17.839626893</text:p>
          </table:table-cell>
          <table:table-cell office:value-type="float" office:value="12.6040898723534" calcext:value-type="float">
            <text:p>12.6040898724</text:p>
          </table:table-cell>
          <table:table-cell office:value-type="float" office:value="12.8487416622995" calcext:value-type="float">
            <text:p>12.8487416623</text:p>
          </table:table-cell>
          <table:table-cell office:value-type="float" office:value="11.5029273406617" calcext:value-type="float">
            <text:p>11.5029273407</text:p>
          </table:table-cell>
          <table:table-cell office:value-type="float" office:value="11.3525136124927" calcext:value-type="float">
            <text:p>11.3525136125</text:p>
          </table:table-cell>
          <table:table-cell office:value-type="float" office:value="11.0318738455021" calcext:value-type="float">
            <text:p>11.0318738455</text:p>
          </table:table-cell>
          <table:table-cell office:value-type="float" office:value="10.8586261345057" calcext:value-type="float">
            <text:p>10.8586261345</text:p>
          </table:table-cell>
          <table:table-cell office:value-type="float" office:value="9.69488879226817" calcext:value-type="float">
            <text:p>9.6948887923</text:p>
          </table:table-cell>
          <table:table-cell office:value-type="float" office:value="9.61280096890103" calcext:value-type="float">
            <text:p>9.6128009689</text:p>
          </table:table-cell>
          <table:table-cell office:value-type="float" office:value="9.02481016038802" calcext:value-type="float">
            <text:p>9.0248101604</text:p>
          </table:table-cell>
          <table:table-cell office:value-type="float" office:value="8.62357122407143" calcext:value-type="float">
            <text:p>8.6235712241</text:p>
          </table:table-cell>
          <table:table-cell office:value-type="float" office:value="8.01552551480266" calcext:value-type="float">
            <text:p>8.0155255148</text:p>
          </table:table-cell>
          <table:table-cell office:value-type="float" office:value="7.49118999620191" calcext:value-type="float">
            <text:p>7.4911899962</text:p>
          </table:table-cell>
          <table:table-cell office:value-type="float" office:value="7.03676588008126" calcext:value-type="float">
            <text:p>7.0367658801</text:p>
          </table:table-cell>
          <table:table-cell office:value-type="float" office:value="6.63914477847569" calcext:value-type="float">
            <text:p>6.6391447785</text:p>
          </table:table-cell>
          <table:table-cell office:value-type="float" office:value="6.28830263000019" calcext:value-type="float">
            <text:p>6.28830263</text:p>
          </table:table-cell>
          <table:table-cell office:value-type="float" office:value="5.97644294246642" calcext:value-type="float">
            <text:p>5.9764429425</text:p>
          </table:table-cell>
          <table:table-cell office:value-type="float" office:value="5.69741059046251" calcext:value-type="float">
            <text:p>5.6974105905</text:p>
          </table:table-cell>
          <table:table-cell office:value-type="float" office:value="5.44628147365899" calcext:value-type="float">
            <text:p>5.4462814737</text:p>
          </table:table-cell>
          <table:table-cell office:value-type="float" office:value="5.72992711559831" calcext:value-type="float">
            <text:p>5.7299271156</text:p>
          </table:table-cell>
          <table:table-cell office:value-type="float" office:value="5.5001498946344" calcext:value-type="float">
            <text:p>5.5001498946</text:p>
          </table:table-cell>
          <table:table-cell office:value-type="float" office:value="5.29035330158039" calcext:value-type="float">
            <text:p>5.2903533016</text:p>
          </table:table-cell>
          <table:table-cell office:value-type="float" office:value="5.09803975794755" calcext:value-type="float">
            <text:p>5.0980397579</text:p>
          </table:table-cell>
          <table:table-cell office:value-type="float" office:value="4.92111129780533" calcext:value-type="float">
            <text:p>4.9211112978</text:p>
          </table:table-cell>
          <table:table-cell office:value-type="float" office:value="4.75779271921252" calcext:value-type="float">
            <text:p>4.7577927192</text:p>
          </table:table-cell>
          <table:table-cell office:value-type="float" office:value="4.60657181310806" calcext:value-type="float">
            <text:p>4.6065718131</text:p>
          </table:table-cell>
          <table:table-cell office:value-type="float" office:value="4.46615240029678" calcext:value-type="float">
            <text:p>4.4661524003</text:p>
          </table:table-cell>
          <table:table-cell office:value-type="float" office:value="4.33541708492076" calcext:value-type="float">
            <text:p>4.3354170849</text:p>
          </table:table-cell>
          <table:table-cell office:value-type="float" office:value="4.21339745723648" calcext:value-type="float">
            <text:p>4.2133974572</text:p>
          </table:table-cell>
          <table:table-cell office:value-type="float" office:value="4.09925006359634" calcext:value-type="float">
            <text:p>4.0992500636</text:p>
          </table:table-cell>
          <table:table-cell office:value-type="float" office:value="3.99223688205871" calcext:value-type="float">
            <text:p>3.9922368821</text:p>
          </table:table-cell>
          <table:table-cell office:value-type="float" office:value="3.891709347887" calcext:value-type="float">
            <text:p>3.8917093479</text:p>
          </table:table-cell>
          <table:table-cell office:value-type="float" office:value="3.79709519807832" calcext:value-type="float">
            <text:p>3.7970951981</text:p>
          </table:table-cell>
          <table:table-cell office:value-type="float" office:value="3.70788757111586" calcext:value-type="float">
            <text:p>3.7078875711</text:p>
          </table:table-cell>
          <table:table-cell office:value-type="float" office:value="3.6236359234291" calcext:value-type="float">
            <text:p>3.6236359234</text:p>
          </table:table-cell>
          <table:table-cell office:value-type="float" office:value="3.54393841886053" calcext:value-type="float">
            <text:p>3.5439384189</text:p>
          </table:table-cell>
          <table:table-cell office:value-type="float" office:value="3.46843551979557" calcext:value-type="float">
            <text:p>3.4684355198</text:p>
          </table:table-cell>
          <table:table-cell office:value-type="float" office:value="3.39680456427241" calcext:value-type="float">
            <text:p>3.3968045643</text:p>
          </table:table-cell>
          <table:table-cell office:value-type="float" office:value="3.3287551565254" calcext:value-type="float">
            <text:p>3.3287551565</text:p>
          </table:table-cell>
          <table:table-cell office:value-type="float" office:value="3.26402523208313" calcext:value-type="float">
            <text:p>3.2640252321</text:p>
          </table:table-cell>
          <table:table-cell office:value-type="float" office:value="3.20237768499525" calcext:value-type="float">
            <text:p>3.202377685</text:p>
          </table:table-cell>
          <table:table-cell office:value-type="float" office:value="3.1435974656789" calcext:value-type="float">
            <text:p>3.1435974657</text:p>
          </table:table-cell>
          <table:table-cell office:value-type="float" office:value="3.08748907451329" calcext:value-type="float">
            <text:p>3.0874890745</text:p>
          </table:table-cell>
          <table:table-cell office:value-type="float" office:value="3.03387438962171" calcext:value-type="float">
            <text:p>3.0338743896</text:p>
          </table:table-cell>
          <table:table-cell office:value-type="float" office:value="2.98259077798629" calcext:value-type="float">
            <text:p>2.982590778</text:p>
          </table:table-cell>
          <table:table-cell office:value-type="float" office:value="2.93348944769705" calcext:value-type="float">
            <text:p>2.9334894477</text:p>
          </table:table-cell>
          <table:table-cell office:value-type="float" office:value="2.88643400616987" calcext:value-type="float">
            <text:p>2.8864340062</text:p>
          </table:table-cell>
          <table:table-cell office:value-type="float" office:value="2.8412991949091" calcext:value-type="float">
            <text:p>2.8412991949</text:p>
          </table:table-cell>
          <table:table-cell office:value-type="float" office:value="2.79796977609876" calcext:value-type="float">
            <text:p>2.7979697761</text:p>
          </table:table-cell>
          <table:table-cell office:value-type="float" office:value="2.75633955018295" calcext:value-type="float">
            <text:p>2.7563395502</text:p>
          </table:table-cell>
          <table:table-cell office:value-type="float" office:value="2.71631048680235" calcext:value-type="float">
            <text:p>2.7163104868</text:p>
          </table:table-cell>
          <table:table-cell office:value-type="float" office:value="2.67779195411537" calcext:value-type="float">
            <text:p>2.6777919541</text:p>
          </table:table-cell>
          <table:table-cell office:value-type="float" office:value="2.64070003375013" calcext:value-type="float">
            <text:p>2.6407000338</text:p>
          </table:table-cell>
          <table:table-cell office:value-type="float" office:value="2.60495691048907" calcext:value-type="float">
            <text:p>2.6049569105</text:p>
          </table:table-cell>
          <table:table-cell office:value-type="float" office:value="2.57049032734449" calcext:value-type="float">
            <text:p>2.5704903273</text:p>
          </table:table-cell>
          <table:table-cell office:value-type="float" office:value="2.53723309799444" calcext:value-type="float">
            <text:p>2.537233098</text:p>
          </table:table-cell>
          <table:table-cell office:value-type="float" office:value="2.50512266965648" calcext:value-type="float">
            <text:p>2.5051226697</text:p>
          </table:table-cell>
          <table:table-cell office:value-type="float" office:value="2.47410073041471" calcext:value-type="float">
            <text:p>2.4741007304</text:p>
          </table:table-cell>
          <table:table-cell office:value-type="float" office:value="2.44411285581433" calcext:value-type="float">
            <text:p>2.4441128558</text:p>
          </table:table-cell>
          <table:table-cell office:value-type="float" office:value="2.41510819021725" calcext:value-type="float">
            <text:p>2.4151081902</text:p>
          </table:table-cell>
          <table:table-cell office:value-type="float" office:value="2.38703915899426" calcext:value-type="float">
            <text:p>2.387039159</text:p>
          </table:table-cell>
          <table:table-cell office:value-type="float" office:value="2.35986120812756" calcext:value-type="float">
            <text:p>2.3598612081</text:p>
          </table:table-cell>
          <table:table-cell office:value-type="float" office:value="2.33353256822545" calcext:value-type="float">
            <text:p>2.3335325682</text:p>
          </table:table-cell>
          <table:table-cell office:value-type="float" office:value="2.30801404032032" calcext:value-type="float">
            <text:p>2.3080140403</text:p>
          </table:table-cell>
          <table:table-cell office:value-type="float" office:value="2.28326880113959" calcext:value-type="float">
            <text:p>2.2832688011</text:p>
          </table:table-cell>
          <table:table-cell office:value-type="float" office:value="2.259262225815" calcext:value-type="float">
            <text:p>2.2592622258</text:p>
          </table:table-cell>
          <table:table-cell office:value-type="float" office:value="2.23596172623526" calcext:value-type="float">
            <text:p>2.2359617262</text:p>
          </table:table-cell>
          <table:table-cell office:value-type="float" office:value="2.21333660345492" calcext:value-type="float">
            <text:p>2.2133366035</text:p>
          </table:table-cell>
          <table:table-cell office:value-type="float" office:value="2.19135791275403" calcext:value-type="float">
            <text:p>2.1913579128</text:p>
          </table:table-cell>
          <table:table-cell office:value-type="float" office:value="2.16999834010104" calcext:value-type="float">
            <text:p>2.1699983401</text:p>
          </table:table-cell>
          <table:table-cell office:value-type="float" office:value="2.14923208891064" calcext:value-type="float">
            <text:p>2.1492320889</text:p>
          </table:table-cell>
          <table:table-cell office:value-type="float" office:value="2.12903477610902" calcext:value-type="float">
            <text:p>2.1290347761</text:p>
          </table:table-cell>
          <table:table-cell office:value-type="float" office:value="2.10938333662636" calcext:value-type="float">
            <text:p>2.1093833366</text:p>
          </table:table-cell>
          <table:table-cell office:value-type="float" office:value="2.0902559355299" calcext:value-type="float">
            <text:p>2.0902559355</text:p>
          </table:table-cell>
          <table:table-cell office:value-type="float" office:value="2.07163188709388" calcext:value-type="float">
            <text:p>2.0716318871</text:p>
          </table:table-cell>
          <table:table-cell office:value-type="float" office:value="2.05349158017568" calcext:value-type="float">
            <text:p>2.0534915802</text:p>
          </table:table-cell>
          <table:table-cell office:value-type="float" office:value="2.0358164093323" calcext:value-type="float">
            <text:p>2.0358164093</text:p>
          </table:table-cell>
          <table:table-cell office:value-type="float" office:value="2.0185887111685" calcext:value-type="float">
            <text:p>2.0185887112</text:p>
          </table:table-cell>
          <table:table-cell office:value-type="float" office:value="2.0017917054588" calcext:value-type="float">
            <text:p>2.0017917055</text:p>
          </table:table-cell>
          <table:table-cell office:value-type="float" office:value="1.98540944063081" calcext:value-type="float">
            <text:p>1.9854094406</text:p>
          </table:table-cell>
          <table:table-cell office:value-type="float" office:value="1.96942674323766" calcext:value-type="float">
            <text:p>1.9694267432</text:p>
          </table:table-cell>
          <table:table-cell office:value-type="float" office:value="1.95382917108289" calcext:value-type="float">
            <text:p>1.9538291711</text:p>
          </table:table-cell>
          <table:table-cell office:value-type="float" office:value="2.08574568412252" calcext:value-type="float">
            <text:p>2.0857456841</text:p>
          </table:table-cell>
          <table:table-cell office:value-type="float" office:value="2.06914665553745" calcext:value-type="float">
            <text:p>2.0691466555</text:p>
          </table:table-cell>
          <table:table-cell office:value-type="float" office:value="2.05293365087297" calcext:value-type="float">
            <text:p>2.0529336509</text:p>
          </table:table-cell>
          <table:table-cell office:value-type="float" office:value="2.0370933589594" calcext:value-type="float">
            <text:p>2.037093359</text:p>
          </table:table-cell>
          <table:table-cell office:value-type="float" office:value="2.02161307368023" calcext:value-type="float">
            <text:p>2.0216130737</text:p>
          </table:table-cell>
          <table:table-cell office:value-type="float" office:value="2.00648065998036" calcext:value-type="float">
            <text:p>2.00648066</text:p>
          </table:table-cell>
          <table:table-cell office:value-type="float" office:value="1.9916845221405" calcext:value-type="float">
            <text:p>1.9916845221</text:p>
          </table:table-cell>
          <table:table-cell office:value-type="float" office:value="1.97721357414326" calcext:value-type="float">
            <text:p>1.9772135741</text:p>
          </table:table-cell>
          <table:table-cell office:value-type="float" office:value="1.96305721197205" calcext:value-type="float">
            <text:p>1.963057212</text:p>
          </table:table-cell>
          <table:table-cell office:value-type="float" office:value="1.949205287697" calcext:value-type="float">
            <text:p>1.9492052877</text:p>
          </table:table-cell>
          <table:table-cell office:value-type="float" office:value="1.93564808521504" calcext:value-type="float">
            <text:p>1.9356480852</text:p>
          </table:table-cell>
          <table:table-cell office:value-type="float" office:value="1.92237629752216" calcext:value-type="float">
            <text:p>1.9223762975</text:p>
          </table:table-cell>
          <table:table-cell office:value-type="float" office:value="1.90938100540623" calcext:value-type="float">
            <text:p>1.9093810054</text:p>
          </table:table-cell>
          <table:table-cell office:value-type="float" office:value="1.89665365745763" calcext:value-type="float">
            <text:p>1.8966536575</text:p>
          </table:table-cell>
          <table:table-cell office:value-type="float" office:value="1.8841860513039" calcext:value-type="float">
            <text:p>1.8841860513</text:p>
          </table:table-cell>
          <table:table-cell office:value-type="float" office:value="1.87197031598156" calcext:value-type="float">
            <text:p>1.871970316</text:p>
          </table:table-cell>
          <table:table-cell office:value-type="float" office:value="1.85999889536567" calcext:value-type="float">
            <text:p>1.8599988954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5.89151786180074" calcext:value-type="float">
            <text:p>5.8915178618</text:p>
          </table:table-cell>
          <table:table-cell office:value-type="string" calcext:value-type="string">
            <text:p><text:s/>global min</text:p>
          </table:table-cell>
          <table:table-cell office:value-type="float" office:value="-12.429723864423" calcext:value-type="float">
            <text:p>-12.4297238644</text:p>
          </table:table-cell>
          <table:table-cell office:value-type="string" calcext:value-type="string">
            <text:p><text:s/>range</text:p>
          </table:table-cell>
          <table:table-cell office:value-type="float" office:value="18.3212417262238" calcext:value-type="float">
            <text:p>18.3212417262</text:p>
          </table:table-cell>
          <table:table-cell office:value-type="string" calcext:value-type="string">
            <text:p><text:s/>regret</text:p>
          </table:table-cell>
          <table:table-cell office:value-type="float" office:value="6.20162007576779" calcext:value-type="float">
            <text:p>6.2016200758</text:p>
          </table:table-cell>
          <table:table-cell office:value-type="float" office:value="8.72824258093816" calcext:value-type="float">
            <text:p>8.7282425809</text:p>
          </table:table-cell>
          <table:table-cell office:value-type="float" office:value="10.3673050117577" calcext:value-type="float">
            <text:p>10.3673050118</text:p>
          </table:table-cell>
          <table:table-cell office:value-type="float" office:value="9.02209977894537" calcext:value-type="float">
            <text:p>9.0220997789</text:p>
          </table:table-cell>
          <table:table-cell office:value-type="float" office:value="8.56303576846059" calcext:value-type="float">
            <text:p>8.5630357685</text:p>
          </table:table-cell>
          <table:table-cell office:value-type="float" office:value="8.20670240294619" calcext:value-type="float">
            <text:p>8.2067024029</text:p>
          </table:table-cell>
          <table:table-cell office:value-type="float" office:value="8.29094879787012" calcext:value-type="float">
            <text:p>8.2909487979</text:p>
          </table:table-cell>
          <table:table-cell office:value-type="float" office:value="8.06562032028909" calcext:value-type="float">
            <text:p>8.0656203203</text:p>
          </table:table-cell>
          <table:table-cell office:value-type="float" office:value="8.199678345515" calcext:value-type="float">
            <text:p>8.1996783455</text:p>
          </table:table-cell>
          <table:table-cell office:value-type="float" office:value="8.46740654064559" calcext:value-type="float">
            <text:p>8.4674065406</text:p>
          </table:table-cell>
          <table:table-cell office:value-type="float" office:value="7.79624878144653" calcext:value-type="float">
            <text:p>7.7962487814</text:p>
          </table:table-cell>
          <table:table-cell office:value-type="float" office:value="7.74690987825407" calcext:value-type="float">
            <text:p>7.7469098783</text:p>
          </table:table-cell>
          <table:table-cell office:value-type="float" office:value="7.89613619609988" calcext:value-type="float">
            <text:p>7.8961361961</text:p>
          </table:table-cell>
          <table:table-cell office:value-type="float" office:value="7.89284154771194" calcext:value-type="float">
            <text:p>7.8928415477</text:p>
          </table:table-cell>
          <table:table-cell office:value-type="float" office:value="7.47044770062898" calcext:value-type="float">
            <text:p>7.4704477006</text:p>
          </table:table-cell>
          <table:table-cell office:value-type="float" office:value="7.62367842676358" calcext:value-type="float">
            <text:p>7.6236784268</text:p>
          </table:table-cell>
          <table:table-cell office:value-type="float" office:value="7.17522675460102" calcext:value-type="float">
            <text:p>7.1752267546</text:p>
          </table:table-cell>
          <table:table-cell office:value-type="float" office:value="6.77660304601207" calcext:value-type="float">
            <text:p>6.776603046</text:p>
          </table:table-cell>
          <table:table-cell office:value-type="float" office:value="6.41993972780091" calcext:value-type="float">
            <text:p>6.4199397278</text:p>
          </table:table-cell>
          <table:table-cell office:value-type="float" office:value="6.15213519133544" calcext:value-type="float">
            <text:p>6.1521351913</text:p>
          </table:table-cell>
          <table:table-cell office:value-type="float" office:value="5.85917637270042" calcext:value-type="float">
            <text:p>5.8591763727</text:p>
          </table:table-cell>
          <table:table-cell office:value-type="float" office:value="5.59285017394131" calcext:value-type="float">
            <text:p>5.5928501739</text:p>
          </table:table-cell>
          <table:table-cell office:value-type="float" office:value="5.39593707935653" calcext:value-type="float">
            <text:p>5.3959370794</text:p>
          </table:table-cell>
          <table:table-cell office:value-type="float" office:value="5.17110636771667" calcext:value-type="float">
            <text:p>5.1711063677</text:p>
          </table:table-cell>
          <table:table-cell office:value-type="float" office:value="5.00681607294766" calcext:value-type="float">
            <text:p>5.0068160729</text:p>
          </table:table-cell>
          <table:table-cell office:value-type="float" office:value="4.81424622398814" calcext:value-type="float">
            <text:p>4.814246224</text:p>
          </table:table-cell>
          <table:table-cell office:value-type="float" office:value="4.63594080828487" calcext:value-type="float">
            <text:p>4.6359408083</text:p>
          </table:table-cell>
          <table:table-cell office:value-type="float" office:value="4.50836610079225" calcext:value-type="float">
            <text:p>4.5083661008</text:p>
          </table:table-cell>
          <table:table-cell office:value-type="float" office:value="4.35290520076493" calcext:value-type="float">
            <text:p>4.3529052008</text:p>
          </table:table-cell>
          <table:table-cell office:value-type="float" office:value="4.24326999402248" calcext:value-type="float">
            <text:p>4.243269994</text:p>
          </table:table-cell>
          <table:table-cell office:value-type="float" office:value="4.10639031679595" calcext:value-type="float">
            <text:p>4.1063903168</text:p>
          </table:table-cell>
          <table:table-cell office:value-type="float" office:value="4.01131090059893" calcext:value-type="float">
            <text:p>4.0113109006</text:p>
          </table:table-cell>
          <table:table-cell office:value-type="float" office:value="3.88975602482321" calcext:value-type="float">
            <text:p>3.8897560248</text:p>
          </table:table-cell>
          <table:table-cell office:value-type="float" office:value="3.80664111228404" calcext:value-type="float">
            <text:p>3.8066411123</text:p>
          </table:table-cell>
          <table:table-cell office:value-type="float" office:value="3.69787993764735" calcext:value-type="float">
            <text:p>3.6978799376</text:p>
          </table:table-cell>
          <table:table-cell office:value-type="float" office:value="3.62471241155968" calcext:value-type="float">
            <text:p>3.6247124116</text:p>
          </table:table-cell>
          <table:table-cell office:value-type="float" office:value="3.55549988688216" calcext:value-type="float">
            <text:p>3.5554998869</text:p>
          </table:table-cell>
          <table:table-cell office:value-type="float" office:value="3.65471155184672" calcext:value-type="float">
            <text:p>3.6547115518</text:p>
          </table:table-cell>
          <table:table-cell office:value-type="float" office:value="3.56100099923527" calcext:value-type="float">
            <text:p>3.5610009992</text:p>
          </table:table-cell>
          <table:table-cell office:value-type="float" office:value="3.49857219921667" calcext:value-type="float">
            <text:p>3.4985721992</text:p>
          </table:table-cell>
          <table:table-cell office:value-type="float" office:value="3.41324116996748" calcext:value-type="float">
            <text:p>3.41324117</text:p>
          </table:table-cell>
          <table:table-cell office:value-type="float" office:value="3.35730326112282" calcext:value-type="float">
            <text:p>3.3573032611</text:p>
          </table:table-cell>
          <table:table-cell office:value-type="float" office:value="3.2792264410967" calcext:value-type="float">
            <text:p>3.2792264411</text:p>
          </table:table-cell>
          <table:table-cell office:value-type="float" office:value="3.22887695376476" calcext:value-type="float">
            <text:p>3.2288769538</text:p>
          </table:table-cell>
          <table:table-cell office:value-type="float" office:value="3.15712413256999" calcext:value-type="float">
            <text:p>3.1571241326</text:p>
          </table:table-cell>
          <table:table-cell office:value-type="float" office:value="3.11161815139437" calcext:value-type="float">
            <text:p>3.1116181514</text:p>
          </table:table-cell>
          <table:table-cell office:value-type="float" office:value="3.04541350987534" calcext:value-type="float">
            <text:p>3.0454135099</text:p>
          </table:table-cell>
          <table:table-cell office:value-type="float" office:value="3.00413091588818" calcext:value-type="float">
            <text:p>3.0041309159</text:p>
          </table:table-cell>
          <table:table-cell office:value-type="float" office:value="2.94282212168638" calcext:value-type="float">
            <text:p>2.9428221217</text:p>
          </table:table-cell>
          <table:table-cell office:value-type="float" office:value="2.90524265922248" calcext:value-type="float">
            <text:p>2.9052426592</text:p>
          </table:table-cell>
          <table:table-cell office:value-type="float" office:value="2.84827711688478" calcext:value-type="float">
            <text:p>2.8482771169</text:p>
          </table:table-cell>
          <table:table-cell office:value-type="float" office:value="2.81396119153106" calcext:value-type="float">
            <text:p>2.8139611915</text:p>
          </table:table-cell>
          <table:table-cell office:value-type="float" office:value="2.76086758414369" calcext:value-type="float">
            <text:p>2.7608675841</text:p>
          </table:table-cell>
          <table:table-cell office:value-type="float" office:value="2.72944131403901" calcext:value-type="float">
            <text:p>2.729441314</text:p>
          </table:table-cell>
          <table:table-cell office:value-type="float" office:value="2.67981510832921" calcext:value-type="float">
            <text:p>2.6798151083</text:p>
          </table:table-cell>
          <table:table-cell office:value-type="float" office:value="2.63196126710905" calcext:value-type="float">
            <text:p>2.6319612671</text:p>
          </table:table-cell>
          <table:table-cell office:value-type="float" office:value="2.60445052555435" calcext:value-type="float">
            <text:p>2.6044505256</text:p>
          </table:table-cell>
          <table:table-cell office:value-type="float" office:value="2.55954620614824" calcext:value-type="float">
            <text:p>2.5595462061</text:p>
          </table:table-cell>
          <table:table-cell office:value-type="float" office:value="2.53419540601847" calcext:value-type="float">
            <text:p>2.534195406</text:p>
          </table:table-cell>
          <table:table-cell office:value-type="float" office:value="2.49195881591816" calcext:value-type="float">
            <text:p>2.4919588159</text:p>
          </table:table-cell>
          <table:table-cell office:value-type="float" office:value="2.45110703205065" calcext:value-type="float">
            <text:p>2.4511070321</text:p>
          </table:table-cell>
          <table:table-cell office:value-type="float" office:value="2.41157304766274" calcext:value-type="float">
            <text:p>2.4115730477</text:p>
          </table:table-cell>
          <table:table-cell office:value-type="float" office:value="2.39018060243779" calcext:value-type="float">
            <text:p>2.3901806024</text:p>
          </table:table-cell>
          <table:table-cell office:value-type="float" office:value="2.3528340305247" calcext:value-type="float">
            <text:p>2.3528340305</text:p>
          </table:table-cell>
          <table:table-cell office:value-type="float" office:value="2.31663658390125" calcext:value-type="float">
            <text:p>2.3166365839</text:p>
          </table:table-cell>
          <table:table-cell office:value-type="float" office:value="2.28153602959971" calcext:value-type="float">
            <text:p>2.2815360296</text:p>
          </table:table-cell>
          <table:table-cell office:value-type="float" office:value="2.26336159629959" calcext:value-type="float">
            <text:p>2.2633615963</text:p>
          </table:table-cell>
          <table:table-cell office:value-type="float" office:value="2.23007686694224" calcext:value-type="float">
            <text:p>2.2300768669</text:p>
          </table:table-cell>
          <table:table-cell office:value-type="float" office:value="2.19775691234888" calcext:value-type="float">
            <text:p>2.1977569123</text:p>
          </table:table-cell>
          <table:table-cell office:value-type="float" office:value="2.16636038502961" calcext:value-type="float">
            <text:p>2.166360385</text:p>
          </table:table-cell>
          <table:table-cell office:value-type="float" office:value="2.1358482669306" calcext:value-type="float">
            <text:p>2.1358482669</text:p>
          </table:table-cell>
          <table:table-cell office:value-type="float" office:value="2.10618370766767" calcext:value-type="float">
            <text:p>2.1061837077</text:p>
          </table:table-cell>
          <table:table-cell office:value-type="float" office:value="2.07733187605579" calcext:value-type="float">
            <text:p>2.0773318761</text:p>
          </table:table-cell>
          <table:table-cell office:value-type="float" office:value="2.06363616149411" calcext:value-type="float">
            <text:p>2.0636361615</text:p>
          </table:table-cell>
          <table:table-cell office:value-type="float" office:value="2.03612101267418" calcext:value-type="float">
            <text:p>2.0361210127</text:p>
          </table:table-cell>
          <table:table-cell office:value-type="float" office:value="2.00932994671794" calcext:value-type="float">
            <text:p>2.0093299467</text:p>
          </table:table-cell>
          <table:table-cell office:value-type="float" office:value="1.98323475260473" calcext:value-type="float">
            <text:p>1.9832347526</text:p>
          </table:table-cell>
          <table:table-cell office:value-type="float" office:value="1.95780866603287" calcext:value-type="float">
            <text:p>1.957808666</text:p>
          </table:table-cell>
          <table:table-cell office:value-type="float" office:value="1.93302627785524" calcext:value-type="float">
            <text:p>1.9330262779</text:p>
          </table:table-cell>
          <table:table-cell office:value-type="float" office:value="1.90886344938205" calcext:value-type="float">
            <text:p>1.9088634494</text:p>
          </table:table-cell>
          <table:table-cell office:value-type="float" office:value="1.88529723395758" calcext:value-type="float">
            <text:p>1.885297234</text:p>
          </table:table-cell>
          <table:table-cell office:value-type="float" office:value="1.86230580427517" calcext:value-type="float">
            <text:p>1.8623058043</text:p>
          </table:table-cell>
          <table:table-cell office:value-type="float" office:value="1.83986838494655" calcext:value-type="float">
            <text:p>1.8398683849</text:p>
          </table:table-cell>
          <table:table-cell office:value-type="float" office:value="1.81796518988766" calcext:value-type="float">
            <text:p>1.8179651899</text:p>
          </table:table-cell>
          <table:table-cell office:value-type="float" office:value="1.79657736412428" calcext:value-type="float">
            <text:p>1.7965773641</text:p>
          </table:table-cell>
          <table:table-cell office:value-type="float" office:value="1.77568692965772" calcext:value-type="float">
            <text:p>1.7756869297</text:p>
          </table:table-cell>
          <table:table-cell office:value-type="float" office:value="1.75527673506395" calcext:value-type="float">
            <text:p>1.7552767351</text:p>
          </table:table-cell>
          <table:table-cell office:value-type="float" office:value="1.73533040852913" calcext:value-type="float">
            <text:p>1.7353304085</text:p>
          </table:table-cell>
          <table:table-cell office:value-type="float" office:value="1.71583231405128" calcext:value-type="float">
            <text:p>1.7158323141</text:p>
          </table:table-cell>
          <table:table-cell office:value-type="float" office:value="1.69676751056182" calcext:value-type="float">
            <text:p>1.6967675106</text:p>
          </table:table-cell>
          <table:table-cell office:value-type="float" office:value="1.67812171374246" calcext:value-type="float">
            <text:p>1.6781217137</text:p>
          </table:table-cell>
          <table:table-cell office:value-type="float" office:value="1.65988126033222" calcext:value-type="float">
            <text:p>1.6598812603</text:p>
          </table:table-cell>
          <table:table-cell office:value-type="float" office:value="1.64203307473725" calcext:value-type="float">
            <text:p>1.6420330747</text:p>
          </table:table-cell>
          <table:table-cell office:value-type="float" office:value="1.62456463777196" calcext:value-type="float">
            <text:p>1.6245646378</text:p>
          </table:table-cell>
          <table:table-cell office:value-type="float" office:value="1.60746395737436" calcext:value-type="float">
            <text:p>1.6074639574</text:p>
          </table:table-cell>
          <table:table-cell office:value-type="float" office:value="1.59071954115171" calcext:value-type="float">
            <text:p>1.5907195412</text:p>
          </table:table-cell>
          <table:table-cell office:value-type="float" office:value="1.57432037062437" calcext:value-type="float">
            <text:p>1.5743203706</text:p>
          </table:table-cell>
          <table:table-cell office:value-type="float" office:value="1.55825587704657" calcext:value-type="float">
            <text:p>1.558255877</text:p>
          </table:table-cell>
          <table:table-cell office:value-type="float" office:value="1.54251591869256" calcext:value-type="float">
            <text:p>1.5425159187</text:p>
          </table:table-cell>
          <table:table-cell office:value-type="float" office:value="1.52709075950564" calcext:value-type="float">
            <text:p>1.5270907595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6.60983802415159" calcext:value-type="float">
            <text:p>6.6098380242</text:p>
          </table:table-cell>
          <table:table-cell office:value-type="string" calcext:value-type="string">
            <text:p><text:s/>global min</text:p>
          </table:table-cell>
          <table:table-cell office:value-type="float" office:value="-6.79815271784085" calcext:value-type="float">
            <text:p>-6.7981527178</text:p>
          </table:table-cell>
          <table:table-cell office:value-type="string" calcext:value-type="string">
            <text:p><text:s/>range</text:p>
          </table:table-cell>
          <table:table-cell office:value-type="float" office:value="13.4079907419924" calcext:value-type="float">
            <text:p>13.407990742</text:p>
          </table:table-cell>
          <table:table-cell office:value-type="string" calcext:value-type="string">
            <text:p><text:s/>regret</text:p>
          </table:table-cell>
          <table:table-cell office:value-type="float" office:value="7.27926962494529" calcext:value-type="float">
            <text:p>7.2792696249</text:p>
          </table:table-cell>
          <table:table-cell office:value-type="float" office:value="8.78404773002965" calcext:value-type="float">
            <text:p>8.78404773</text:p>
          </table:table-cell>
          <table:table-cell office:value-type="float" office:value="8.46210217284125" calcext:value-type="float">
            <text:p>8.4621021728</text:p>
          </table:table-cell>
          <table:table-cell office:value-type="float" office:value="7.61137476237726" calcext:value-type="float">
            <text:p>7.6113747624</text:p>
          </table:table-cell>
          <table:table-cell office:value-type="float" office:value="7.6998065299294" calcext:value-type="float">
            <text:p>7.6998065299</text:p>
          </table:table-cell>
          <table:table-cell office:value-type="float" office:value="7.01765799799696" calcext:value-type="float">
            <text:p>7.017657998</text:p>
          </table:table-cell>
          <table:table-cell office:value-type="float" office:value="6.97369424818696" calcext:value-type="float">
            <text:p>6.9736942482</text:p>
          </table:table-cell>
          <table:table-cell office:value-type="float" office:value="6.46490510866588" calcext:value-type="float">
            <text:p>6.4649051087</text:p>
          </table:table-cell>
          <table:table-cell office:value-type="float" office:value="7.17691259904548" calcext:value-type="float">
            <text:p>7.176912599</text:p>
          </table:table-cell>
          <table:table-cell office:value-type="float" office:value="6.96125097218616" calcext:value-type="float">
            <text:p>6.9612509722</text:p>
          </table:table-cell>
          <table:table-cell office:value-type="float" office:value="6.88654751635291" calcext:value-type="float">
            <text:p>6.8865475164</text:p>
          </table:table-cell>
          <table:table-cell office:value-type="float" office:value="6.94099895954732" calcext:value-type="float">
            <text:p>6.9409989595</text:p>
          </table:table-cell>
          <table:table-cell office:value-type="float" office:value="6.80090088501321" calcext:value-type="float">
            <text:p>6.800900885</text:p>
          </table:table-cell>
          <table:table-cell office:value-type="float" office:value="6.74317933868338" calcext:value-type="float">
            <text:p>6.7431793387</text:p>
          </table:table-cell>
          <table:table-cell office:value-type="float" office:value="6.75741601276198" calcext:value-type="float">
            <text:p>6.7574160128</text:p>
          </table:table-cell>
          <table:table-cell office:value-type="float" office:value="6.59357844736605" calcext:value-type="float">
            <text:p>6.5935784474</text:p>
          </table:table-cell>
          <table:table-cell office:value-type="float" office:value="6.62608598719744" calcext:value-type="float">
            <text:p>6.6260859872</text:p>
          </table:table-cell>
          <table:table-cell office:value-type="float" office:value="6.36567131654907" calcext:value-type="float">
            <text:p>6.3656713165</text:p>
          </table:table-cell>
          <table:table-cell office:value-type="float" office:value="6.1411927230927" calcext:value-type="float">
            <text:p>6.1411927231</text:p>
          </table:table-cell>
          <table:table-cell office:value-type="float" office:value="5.92373174803837" calcext:value-type="float">
            <text:p>5.923731748</text:p>
          </table:table-cell>
          <table:table-cell office:value-type="float" office:value="5.72698134203684" calcext:value-type="float">
            <text:p>5.726981342</text:p>
          </table:table-cell>
          <table:table-cell office:value-type="float" office:value="5.5481173365809" calcext:value-type="float">
            <text:p>5.5481173366</text:p>
          </table:table-cell>
          <table:table-cell office:value-type="float" office:value="5.38480672290374" calcext:value-type="float">
            <text:p>5.3848067229</text:p>
          </table:table-cell>
          <table:table-cell office:value-type="float" office:value="5.18851620991838" calcext:value-type="float">
            <text:p>5.1885162099</text:p>
          </table:table-cell>
          <table:table-cell office:value-type="float" office:value="5.00792893797184" calcext:value-type="float">
            <text:p>5.007928938</text:p>
          </table:table-cell>
          <table:table-cell office:value-type="float" office:value="4.84123299463658" calcext:value-type="float">
            <text:p>4.8412329946</text:p>
          </table:table-cell>
          <table:table-cell office:value-type="float" office:value="4.68688489895578" calcext:value-type="float">
            <text:p>4.686884899</text:p>
          </table:table-cell>
          <table:table-cell office:value-type="float" office:value="4.54356166725219" calcext:value-type="float">
            <text:p>4.5435616673</text:p>
          </table:table-cell>
          <table:table-cell office:value-type="float" office:value="4.41012279635573" calcext:value-type="float">
            <text:p>4.4101227964</text:p>
          </table:table-cell>
          <table:table-cell office:value-type="float" office:value="4.28557985018571" calcext:value-type="float">
            <text:p>4.2855798502</text:p>
          </table:table-cell>
          <table:table-cell office:value-type="float" office:value="4.16907193280085" calcext:value-type="float">
            <text:p>4.1690719328</text:p>
          </table:table-cell>
          <table:table-cell office:value-type="float" office:value="4.05984576025254" calcext:value-type="float">
            <text:p>4.0598457603</text:p>
          </table:table-cell>
          <table:table-cell office:value-type="float" office:value="3.95723935573747" calcext:value-type="float">
            <text:p>3.9572393557</text:p>
          </table:table-cell>
          <table:table-cell office:value-type="float" office:value="3.86066862207622" calcext:value-type="float">
            <text:p>3.8606686221</text:p>
          </table:table-cell>
          <table:table-cell office:value-type="float" office:value="3.76961621605276" calcext:value-type="float">
            <text:p>3.7696162161</text:p>
          </table:table-cell>
          <table:table-cell office:value-type="float" office:value="3.6836222770306" calcext:value-type="float">
            <text:p>3.683622277</text:p>
          </table:table-cell>
          <table:table-cell office:value-type="float" office:value="3.60227665903667" calcext:value-type="float">
            <text:p>3.602276659</text:p>
          </table:table-cell>
          <table:table-cell office:value-type="float" office:value="3.5252123893582" calcext:value-type="float">
            <text:p>3.5252123894</text:p>
          </table:table-cell>
          <table:table-cell office:value-type="float" office:value="3.45210013350941" calcext:value-type="float">
            <text:p>3.4521001335</text:p>
          </table:table-cell>
          <table:table-cell office:value-type="float" office:value="3.38264349045304" calcext:value-type="float">
            <text:p>3.3826434905</text:p>
          </table:table-cell>
          <table:table-cell office:value-type="float" office:value="3.31657497632626" calcext:value-type="float">
            <text:p>3.3165749763</text:p>
          </table:table-cell>
          <table:table-cell office:value-type="float" office:value="3.25365258191981" calcext:value-type="float">
            <text:p>3.2536525819</text:p>
          </table:table-cell>
          <table:table-cell office:value-type="float" office:value="3.193656810509" calcext:value-type="float">
            <text:p>3.1936568105</text:p>
          </table:table-cell>
          <table:table-cell office:value-type="float" office:value="3.13638811961686" calcext:value-type="float">
            <text:p>3.1363881196</text:p>
          </table:table-cell>
          <table:table-cell office:value-type="float" office:value="3.08166470387549" calcext:value-type="float">
            <text:p>3.0816647039</text:p>
          </table:table-cell>
          <table:table-cell office:value-type="float" office:value="3.02932056707939" calcext:value-type="float">
            <text:p>3.0293205671</text:p>
          </table:table-cell>
          <table:table-cell office:value-type="float" office:value="2.97920384035973" calcext:value-type="float">
            <text:p>2.9792038404</text:p>
          </table:table-cell>
          <table:table-cell office:value-type="float" office:value="2.93117531058671" calcext:value-type="float">
            <text:p>2.9311753106</text:p>
          </table:table-cell>
          <table:table-cell office:value-type="float" office:value="2.8851071289677" calcext:value-type="float">
            <text:p>2.885107129</text:p>
          </table:table-cell>
          <table:table-cell office:value-type="float" office:value="2.84088167461344" calcext:value-type="float">
            <text:p>2.8408816746</text:p>
          </table:table-cell>
          <table:table-cell office:value-type="float" office:value="2.7983905518025" calcext:value-type="float">
            <text:p>2.7983905518</text:p>
          </table:table-cell>
          <table:table-cell office:value-type="float" office:value="2.75753370294581" calcext:value-type="float">
            <text:p>2.7575337029</text:p>
          </table:table-cell>
          <table:table-cell office:value-type="float" office:value="2.71821862197052" calcext:value-type="float">
            <text:p>2.718218622</text:p>
          </table:table-cell>
          <table:table-cell office:value-type="float" office:value="2.68035965510542" calcext:value-type="float">
            <text:p>2.6803596551</text:p>
          </table:table-cell>
          <table:table-cell office:value-type="float" office:value="2.6438773779445" calcext:value-type="float">
            <text:p>2.6438773779</text:p>
          </table:table-cell>
          <table:table-cell office:value-type="float" office:value="2.60869803925362" calcext:value-type="float">
            <text:p>2.6086980393</text:p>
          </table:table-cell>
          <table:table-cell office:value-type="float" office:value="2.57475306332382" calcext:value-type="float">
            <text:p>2.5747530633</text:p>
          </table:table-cell>
          <table:table-cell office:value-type="float" office:value="2.54197860380539" calcext:value-type="float">
            <text:p>2.5419786038</text:p>
          </table:table-cell>
          <table:table-cell office:value-type="float" office:value="2.51031514291471" calcext:value-type="float">
            <text:p>2.5103151429</text:p>
          </table:table-cell>
          <table:table-cell office:value-type="float" office:value="2.47970713072038" calcext:value-type="float">
            <text:p>2.4797071307</text:p>
          </table:table-cell>
          <table:table-cell office:value-type="float" office:value="2.46843280434801" calcext:value-type="float">
            <text:p>2.4684328043</text:p>
          </table:table-cell>
          <table:table-cell office:value-type="float" office:value="2.43948766897555" calcext:value-type="float">
            <text:p>2.439487669</text:p>
          </table:table-cell>
          <table:table-cell office:value-type="float" office:value="2.41146142678951" calcext:value-type="float">
            <text:p>2.4114614268</text:p>
          </table:table-cell>
          <table:table-cell office:value-type="float" office:value="2.38431100467178" calcext:value-type="float">
            <text:p>2.3843110047</text:p>
          </table:table-cell>
          <table:table-cell office:value-type="float" office:value="2.35799598015768" calcext:value-type="float">
            <text:p>2.3579959802</text:p>
          </table:table-cell>
          <table:table-cell office:value-type="float" office:value="2.33247838062885" calcext:value-type="float">
            <text:p>2.3324783806</text:p>
          </table:table-cell>
          <table:table-cell office:value-type="float" office:value="2.30772250048894" calcext:value-type="float">
            <text:p>2.3077225005</text:p>
          </table:table-cell>
          <table:table-cell office:value-type="float" office:value="2.2836947344708" calcext:value-type="float">
            <text:p>2.2836947345</text:p>
          </table:table-cell>
          <table:table-cell office:value-type="float" office:value="2.26036342543868" calcext:value-type="float">
            <text:p>2.2603634254</text:p>
          </table:table-cell>
          <table:table-cell office:value-type="float" office:value="2.23769872523606" calcext:value-type="float">
            <text:p>2.2376987252</text:p>
          </table:table-cell>
          <table:table-cell office:value-type="float" office:value="2.21567246729267" calcext:value-type="float">
            <text:p>2.2156724673</text:p>
          </table:table-cell>
          <table:table-cell office:value-type="float" office:value="2.1942580498477" calcext:value-type="float">
            <text:p>2.1942580498</text:p>
          </table:table-cell>
          <table:table-cell office:value-type="float" office:value="2.17343032877109" calcext:value-type="float">
            <text:p>2.1734303288</text:p>
          </table:table-cell>
          <table:table-cell office:value-type="float" office:value="2.15316551907492" calcext:value-type="float">
            <text:p>2.1531655191</text:p>
          </table:table-cell>
          <table:table-cell office:value-type="float" office:value="2.13344110430399" calcext:value-type="float">
            <text:p>2.1334411043</text:p>
          </table:table-cell>
          <table:table-cell office:value-type="float" office:value="2.11423575307967" calcext:value-type="float">
            <text:p>2.1142357531</text:p>
          </table:table-cell>
          <table:table-cell office:value-type="float" office:value="2.09552924214688" calcext:value-type="float">
            <text:p>2.0955292421</text:p>
          </table:table-cell>
          <table:table-cell office:value-type="float" office:value="2.07730238534057" calcext:value-type="float">
            <text:p>2.0773023853</text:p>
          </table:table-cell>
          <table:table-cell office:value-type="float" office:value="2.05953696794708" calcext:value-type="float">
            <text:p>2.0595369679</text:p>
          </table:table-cell>
          <table:table-cell office:value-type="float" office:value="2.04221568598843" calcext:value-type="float">
            <text:p>2.042215686</text:p>
          </table:table-cell>
          <table:table-cell office:value-type="float" office:value="2.02532209000407" calcext:value-type="float">
            <text:p>2.02532209</text:p>
          </table:table-cell>
          <table:table-cell office:value-type="float" office:value="2.00884053294616" calcext:value-type="float">
            <text:p>2.0088405329</text:p>
          </table:table-cell>
          <table:table-cell office:value-type="float" office:value="1.99275612184144" calcext:value-type="float">
            <text:p>1.9927561218</text:p>
          </table:table-cell>
          <table:table-cell office:value-type="float" office:value="1.97705467290589" calcext:value-type="float">
            <text:p>1.9770546729</text:p>
          </table:table-cell>
          <table:table-cell office:value-type="float" office:value="1.96172266982765" calcext:value-type="float">
            <text:p>1.9617226698</text:p>
          </table:table-cell>
          <table:table-cell office:value-type="float" office:value="1.94674722496052" calcext:value-type="float">
            <text:p>1.946747225</text:p>
          </table:table-cell>
          <table:table-cell office:value-type="float" office:value="1.93211604319379" calcext:value-type="float">
            <text:p>1.9321160432</text:p>
          </table:table-cell>
          <table:table-cell office:value-type="float" office:value="1.9178173882854" calcext:value-type="float">
            <text:p>1.9178173883</text:p>
          </table:table-cell>
          <table:table-cell office:value-type="float" office:value="1.90384005146483" calcext:value-type="float">
            <text:p>1.9038400515</text:p>
          </table:table-cell>
          <table:table-cell office:value-type="float" office:value="1.89017332212917" calcext:value-type="float">
            <text:p>1.8901733221</text:p>
          </table:table-cell>
          <table:table-cell office:value-type="float" office:value="1.87680696047121" calcext:value-type="float">
            <text:p>1.8768069605</text:p>
          </table:table-cell>
          <table:table-cell office:value-type="float" office:value="1.86373117189277" calcext:value-type="float">
            <text:p>1.8637311719</text:p>
          </table:table-cell>
          <table:table-cell office:value-type="float" office:value="1.85093658306871" calcext:value-type="float">
            <text:p>1.8509365831</text:p>
          </table:table-cell>
          <table:table-cell office:value-type="float" office:value="1.83841421953878" calcext:value-type="float">
            <text:p>1.8384142195</text:p>
          </table:table-cell>
          <table:table-cell office:value-type="float" office:value="1.82615548471474" calcext:value-type="float">
            <text:p>1.8261554847</text:p>
          </table:table-cell>
          <table:table-cell office:value-type="float" office:value="1.81415214019953" calcext:value-type="float">
            <text:p>1.8141521402</text:p>
          </table:table-cell>
          <table:table-cell office:value-type="float" office:value="1.80239628732382" calcext:value-type="float">
            <text:p>1.8023962873</text:p>
          </table:table-cell>
          <table:table-cell office:value-type="float" office:value="1.79088034981291" calcext:value-type="float">
            <text:p>1.7908803498</text:p>
          </table:table-cell>
          <table:table-cell office:value-type="float" office:value="1.77959705750425" calcext:value-type="float">
            <text:p>1.7795970575</text:p>
          </table:table-cell>
          <table:table-cell office:value-type="float" office:value="1.76853943104176" calcext:value-type="float">
            <text:p>1.768539431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3.58134841443335" calcext:value-type="float">
            <text:p>3.5813484144</text:p>
          </table:table-cell>
          <table:table-cell office:value-type="string" calcext:value-type="string">
            <text:p><text:s/>global min</text:p>
          </table:table-cell>
          <table:table-cell office:value-type="float" office:value="-17.2224707949843" calcext:value-type="float">
            <text:p>-17.222470795</text:p>
          </table:table-cell>
          <table:table-cell office:value-type="string" calcext:value-type="string">
            <text:p><text:s/>range</text:p>
          </table:table-cell>
          <table:table-cell office:value-type="float" office:value="20.8038192094177" calcext:value-type="float">
            <text:p>20.8038192094</text:p>
          </table:table-cell>
          <table:table-cell office:value-type="string" calcext:value-type="string">
            <text:p><text:s/>regret</text:p>
          </table:table-cell>
          <table:table-cell office:value-type="float" office:value="2.72445212509139" calcext:value-type="float">
            <text:p>2.7244521251</text:p>
          </table:table-cell>
          <table:table-cell office:value-type="float" office:value="4.07717024646383" calcext:value-type="float">
            <text:p>4.0771702465</text:p>
          </table:table-cell>
          <table:table-cell office:value-type="float" office:value="6.3122334840128" calcext:value-type="float">
            <text:p>6.312233484</text:p>
          </table:table-cell>
          <table:table-cell office:value-type="float" office:value="9.81100593005732" calcext:value-type="float">
            <text:p>9.8110059301</text:p>
          </table:table-cell>
          <table:table-cell office:value-type="float" office:value="9.9338816819565" calcext:value-type="float">
            <text:p>9.933881682</text:p>
          </table:table-cell>
          <table:table-cell office:value-type="float" office:value="9.16225480190422" calcext:value-type="float">
            <text:p>9.1622548019</text:p>
          </table:table-cell>
          <table:table-cell office:value-type="float" office:value="8.73254609496323" calcext:value-type="float">
            <text:p>8.732546095</text:p>
          </table:table-cell>
          <table:table-cell office:value-type="float" office:value="8.13725519215726" calcext:value-type="float">
            <text:p>8.1372551922</text:p>
          </table:table-cell>
          <table:table-cell office:value-type="float" office:value="7.88466584836979" calcext:value-type="float">
            <text:p>7.8846658484</text:p>
          </table:table-cell>
          <table:table-cell office:value-type="float" office:value="8.44172024430891" calcext:value-type="float">
            <text:p>8.4417202443</text:p>
          </table:table-cell>
          <table:table-cell office:value-type="float" office:value="8.36021169261683" calcext:value-type="float">
            <text:p>8.3602116926</text:p>
          </table:table-cell>
          <table:table-cell office:value-type="float" office:value="8.15662961436967" calcext:value-type="float">
            <text:p>8.1566296144</text:p>
          </table:table-cell>
          <table:table-cell office:value-type="float" office:value="7.68435251731771" calcext:value-type="float">
            <text:p>7.6843525173</text:p>
          </table:table-cell>
          <table:table-cell office:value-type="float" office:value="7.24712126868806" calcext:value-type="float">
            <text:p>7.2471212687</text:p>
          </table:table-cell>
          <table:table-cell office:value-type="float" office:value="6.94460861852729" calcext:value-type="float">
            <text:p>6.9446086185</text:p>
          </table:table-cell>
          <table:table-cell office:value-type="float" office:value="7.47481471839225" calcext:value-type="float">
            <text:p>7.4748147184</text:p>
          </table:table-cell>
          <table:table-cell office:value-type="float" office:value="7.21960808562345" calcext:value-type="float">
            <text:p>7.2196080856</text:p>
          </table:table-cell>
          <table:table-cell office:value-type="float" office:value="7.00176365381002" calcext:value-type="float">
            <text:p>7.0017636538</text:p>
          </table:table-cell>
          <table:table-cell office:value-type="float" office:value="6.71791895773238" calcext:value-type="float">
            <text:p>6.7179189577</text:p>
          </table:table-cell>
          <table:table-cell office:value-type="float" office:value="6.66553621126857" calcext:value-type="float">
            <text:p>6.6655362113</text:p>
          </table:table-cell>
          <table:table-cell office:value-type="float" office:value="6.35975823549704" calcext:value-type="float">
            <text:p>6.3597582355</text:p>
          </table:table-cell>
          <table:table-cell office:value-type="float" office:value="6.10884423192197" calcext:value-type="float">
            <text:p>6.1088442319</text:p>
          </table:table-cell>
          <table:table-cell office:value-type="float" office:value="6.11775286761658" calcext:value-type="float">
            <text:p>6.1177528676</text:p>
          </table:table-cell>
          <table:table-cell office:value-type="float" office:value="5.98149160548532" calcext:value-type="float">
            <text:p>5.9814916055</text:p>
          </table:table-cell>
          <table:table-cell office:value-type="float" office:value="5.87827017659386" calcext:value-type="float">
            <text:p>5.8782701766</text:p>
          </table:table-cell>
          <table:table-cell office:value-type="float" office:value="5.66711546013326" calcext:value-type="float">
            <text:p>5.6671154601</text:p>
          </table:table-cell>
          <table:table-cell office:value-type="float" office:value="5.54256322206606" calcext:value-type="float">
            <text:p>5.5425632221</text:p>
          </table:table-cell>
          <table:table-cell office:value-type="float" office:value="5.6560724080023" calcext:value-type="float">
            <text:p>5.656072408</text:p>
          </table:table-cell>
          <table:table-cell office:value-type="float" office:value="5.46398616178362" calcext:value-type="float">
            <text:p>5.4639861618</text:p>
          </table:table-cell>
          <table:table-cell office:value-type="float" office:value="5.29692448118044" calcext:value-type="float">
            <text:p>5.2969244812</text:p>
          </table:table-cell>
          <table:table-cell office:value-type="float" office:value="5.12970450857716" calcext:value-type="float">
            <text:p>5.1297045086</text:p>
          </table:table-cell>
          <table:table-cell office:value-type="float" office:value="4.97293578426158" calcext:value-type="float">
            <text:p>4.9729357843</text:p>
          </table:table-cell>
          <table:table-cell office:value-type="float" office:value="4.82566819475301" calcext:value-type="float">
            <text:p>4.8256681948</text:p>
          </table:table-cell>
          <table:table-cell office:value-type="float" office:value="4.6870634046273" calcext:value-type="float">
            <text:p>4.6870634046</text:p>
          </table:table-cell>
          <table:table-cell office:value-type="float" office:value="4.56068890630992" calcext:value-type="float">
            <text:p>4.5606889063</text:p>
          </table:table-cell>
          <table:table-cell office:value-type="float" office:value="4.43960007796493" calcext:value-type="float">
            <text:p>4.439600078</text:p>
          </table:table-cell>
          <table:table-cell office:value-type="float" office:value="4.32505659169264" calcext:value-type="float">
            <text:p>4.3250565917</text:p>
          </table:table-cell>
          <table:table-cell office:value-type="float" office:value="4.216541709961" calcext:value-type="float">
            <text:p>4.21654171</text:p>
          </table:table-cell>
          <table:table-cell office:value-type="float" office:value="4.1130306491362" calcext:value-type="float">
            <text:p>4.1130306491</text:p>
          </table:table-cell>
          <table:table-cell office:value-type="float" office:value="4.01469514135265" calcext:value-type="float">
            <text:p>4.0146951414</text:p>
          </table:table-cell>
          <table:table-cell office:value-type="float" office:value="3.92115648760731" calcext:value-type="float">
            <text:p>3.9211564876</text:p>
          </table:table-cell>
          <table:table-cell office:value-type="float" office:value="3.82976239939689" calcext:value-type="float">
            <text:p>3.8297623994</text:p>
          </table:table-cell>
          <table:table-cell office:value-type="float" office:value="3.74487514215031" calcext:value-type="float">
            <text:p>3.7448751422</text:p>
          </table:table-cell>
          <table:table-cell office:value-type="float" office:value="3.66384639659675" calcext:value-type="float">
            <text:p>3.6638463966</text:p>
          </table:table-cell>
          <table:table-cell office:value-type="float" office:value="3.58426324962281" calcext:value-type="float">
            <text:p>3.5842632496</text:p>
          </table:table-cell>
          <table:table-cell office:value-type="float" office:value="3.5102490558874" calcext:value-type="float">
            <text:p>3.5102490559</text:p>
          </table:table-cell>
          <table:table-cell office:value-type="float" office:value="3.43938440231095" calcext:value-type="float">
            <text:p>3.4393844023</text:p>
          </table:table-cell>
          <table:table-cell office:value-type="float" office:value="3.37147244263351" calcext:value-type="float">
            <text:p>3.3714724426</text:p>
          </table:table-cell>
          <table:table-cell office:value-type="float" office:value="3.30435269447302" calcext:value-type="float">
            <text:p>3.3043526945</text:p>
          </table:table-cell>
          <table:table-cell office:value-type="float" office:value="3.24185784733944" calcext:value-type="float">
            <text:p>3.2418578473</text:p>
          </table:table-cell>
          <table:table-cell office:value-type="float" office:value="3.18181377852482" calcext:value-type="float">
            <text:p>3.1818137785</text:p>
          </table:table-cell>
          <table:table-cell office:value-type="float" office:value="3.12407909697231" calcext:value-type="float">
            <text:p>3.124079097</text:p>
          </table:table-cell>
          <table:table-cell office:value-type="float" office:value="3.06669278915716" calcext:value-type="float">
            <text:p>3.0666927892</text:p>
          </table:table-cell>
          <table:table-cell office:value-type="float" office:value="3.0132282993171" calcext:value-type="float">
            <text:p>3.0132282993</text:p>
          </table:table-cell>
          <table:table-cell office:value-type="float" office:value="2.96170797274395" calcext:value-type="float">
            <text:p>2.9617079727</text:p>
          </table:table-cell>
          <table:table-cell office:value-type="float" office:value="2.91202765783413" calcext:value-type="float">
            <text:p>2.9120276578</text:p>
          </table:table-cell>
          <table:table-cell office:value-type="float" office:value="2.86409051186851" calcext:value-type="float">
            <text:p>2.8640905119</text:p>
          </table:table-cell>
          <table:table-cell office:value-type="float" office:value="2.81780637093619" calcext:value-type="float">
            <text:p>2.8178063709</text:p>
          </table:table-cell>
          <table:table-cell office:value-type="float" office:value="2.77144702198421" calcext:value-type="float">
            <text:p>2.771447022</text:p>
          </table:table-cell>
          <table:table-cell office:value-type="float" office:value="2.72824974391437" calcext:value-type="float">
            <text:p>2.7282497439</text:p>
          </table:table-cell>
          <table:table-cell office:value-type="float" office:value="2.68646877004355" calcext:value-type="float">
            <text:p>2.68646877</text:p>
          </table:table-cell>
          <table:table-cell office:value-type="float" office:value="2.64603556952339" calcext:value-type="float">
            <text:p>2.6460355695</text:p>
          </table:table-cell>
          <table:table-cell office:value-type="float" office:value="2.60688596267055" calcext:value-type="float">
            <text:p>2.6068859627</text:p>
          </table:table-cell>
          <table:table-cell office:value-type="float" office:value="2.56895978103185" calcext:value-type="float">
            <text:p>2.568959781</text:p>
          </table:table-cell>
          <table:table-cell office:value-type="float" office:value="2.53220055882819" calcext:value-type="float">
            <text:p>2.5322005588</text:p>
          </table:table-cell>
          <table:table-cell office:value-type="float" office:value="2.49655525244888" calcext:value-type="float">
            <text:p>2.4965552524</text:p>
          </table:table-cell>
          <table:table-cell office:value-type="float" office:value="2.46197398506598" calcext:value-type="float">
            <text:p>2.4619739851</text:p>
          </table:table-cell>
          <table:table-cell office:value-type="float" office:value="2.42698326150279" calcext:value-type="float">
            <text:p>2.4269832615</text:p>
          </table:table-cell>
          <table:table-cell office:value-type="float" office:value="2.39441263942005" calcext:value-type="float">
            <text:p>2.3944126394</text:p>
          </table:table-cell>
          <table:table-cell office:value-type="float" office:value="2.36277260653968" calcext:value-type="float">
            <text:p>2.3627726065</text:p>
          </table:table-cell>
          <table:table-cell office:value-type="float" office:value="2.33202384219115" calcext:value-type="float">
            <text:p>2.3320238422</text:p>
          </table:table-cell>
          <table:table-cell office:value-type="float" office:value="2.30212921018563" calcext:value-type="float">
            <text:p>2.3021292102</text:p>
          </table:table-cell>
          <table:table-cell office:value-type="float" office:value="2.27305360919397" calcext:value-type="float">
            <text:p>2.2730536092</text:p>
          </table:table-cell>
          <table:table-cell office:value-type="float" office:value="2.24476383525613" calcext:value-type="float">
            <text:p>2.2447638353</text:p>
          </table:table-cell>
          <table:table-cell office:value-type="float" office:value="2.21722845528997" calcext:value-type="float">
            <text:p>2.2172284553</text:p>
          </table:table-cell>
          <table:table-cell office:value-type="float" office:value="2.19041769058607" calcext:value-type="float">
            <text:p>2.1904176906</text:p>
          </table:table-cell>
          <table:table-cell office:value-type="float" office:value="2.16430330938098" calcext:value-type="float">
            <text:p>2.1643033094</text:p>
          </table:table-cell>
          <table:table-cell office:value-type="float" office:value="2.13885852769397" calcext:value-type="float">
            <text:p>2.1388585277</text:p>
          </table:table-cell>
          <table:table-cell office:value-type="float" office:value="2.11405791769523" calcext:value-type="float">
            <text:p>2.1140579177</text:p>
          </table:table-cell>
          <table:table-cell office:value-type="float" office:value="2.08987732294647" calcext:value-type="float">
            <text:p>2.0898773229</text:p>
          </table:table-cell>
          <table:table-cell office:value-type="float" office:value="2.0662937799199" calcext:value-type="float">
            <text:p>2.0662937799</text:p>
          </table:table-cell>
          <table:table-cell office:value-type="float" office:value="2.04210245068635" calcext:value-type="float">
            <text:p>2.0421024507</text:p>
          </table:table-cell>
          <table:table-cell office:value-type="float" office:value="2.0196627866756" calcext:value-type="float">
            <text:p>2.0196627867</text:p>
          </table:table-cell>
          <table:table-cell office:value-type="float" office:value="1.99775740037939" calcext:value-type="float">
            <text:p>1.9977574004</text:p>
          </table:table-cell>
          <table:table-cell office:value-type="float" office:value="1.97636743493721" calcext:value-type="float">
            <text:p>1.9763674349</text:p>
          </table:table-cell>
          <table:table-cell office:value-type="float" office:value="1.95547491055182" calcext:value-type="float">
            <text:p>1.9554749106</text:p>
          </table:table-cell>
          <table:table-cell office:value-type="float" office:value="1.93506267408334" calcext:value-type="float">
            <text:p>1.9350626741</text:p>
          </table:table-cell>
          <table:table-cell office:value-type="float" office:value="1.91511435208005" calcext:value-type="float">
            <text:p>1.9151143521</text:p>
          </table:table-cell>
          <table:table-cell office:value-type="float" office:value="1.89561430697572" calcext:value-type="float">
            <text:p>1.895614307</text:p>
          </table:table-cell>
          <table:table-cell office:value-type="float" office:value="1.87654759620703" calcext:value-type="float">
            <text:p>1.8765475962</text:p>
          </table:table-cell>
          <table:table-cell office:value-type="float" office:value="1.85789993402667" calcext:value-type="float">
            <text:p>1.857899934</text:p>
          </table:table-cell>
          <table:table-cell office:value-type="float" office:value="1.83965765580675" calcext:value-type="float">
            <text:p>1.8396576558</text:p>
          </table:table-cell>
          <table:table-cell office:value-type="float" office:value="1.82180768464532" calcext:value-type="float">
            <text:p>1.8218076846</text:p>
          </table:table-cell>
          <table:table-cell office:value-type="float" office:value="1.80433750010435" calcext:value-type="float">
            <text:p>1.8043375001</text:p>
          </table:table-cell>
          <table:table-cell office:value-type="float" office:value="1.78723510892213" calcext:value-type="float">
            <text:p>1.7872351089</text:p>
          </table:table-cell>
          <table:table-cell office:value-type="float" office:value="1.77048901755622" calcext:value-type="float">
            <text:p>1.7704890176</text:p>
          </table:table-cell>
          <table:table-cell office:value-type="float" office:value="1.75408820642465" calcext:value-type="float">
            <text:p>1.7540882064</text:p>
          </table:table-cell>
          <table:table-cell office:value-type="float" office:value="1.73802210572433" calcext:value-type="float">
            <text:p>1.7380221057</text:p>
          </table:table-cell>
          <table:table-cell office:value-type="float" office:value="1.72228057271494" calcext:value-type="float">
            <text:p>1.7222805727</text:p>
          </table:table-cell>
          <table:table-cell office:value-type="float" office:value="1.70685387036573" calcext:value-type="float">
            <text:p>1.7068538704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5.13751478376989" calcext:value-type="float">
            <text:p>5.1375147838</text:p>
          </table:table-cell>
          <table:table-cell office:value-type="string" calcext:value-type="string">
            <text:p><text:s/>global min</text:p>
          </table:table-cell>
          <table:table-cell office:value-type="float" office:value="-9.19295087937265" calcext:value-type="float">
            <text:p>-9.1929508794</text:p>
          </table:table-cell>
          <table:table-cell office:value-type="string" calcext:value-type="string">
            <text:p><text:s/>range</text:p>
          </table:table-cell>
          <table:table-cell office:value-type="float" office:value="14.3304656631425" calcext:value-type="float">
            <text:p>14.3304656631</text:p>
          </table:table-cell>
          <table:table-cell office:value-type="string" calcext:value-type="string">
            <text:p><text:s/>regret</text:p>
          </table:table-cell>
          <table:table-cell office:value-type="float" office:value="4.31777147016981" calcext:value-type="float">
            <text:p>4.3177714702</text:p>
          </table:table-cell>
          <table:table-cell office:value-type="float" office:value="2.75818015111204" calcext:value-type="float">
            <text:p>2.7581801511</text:p>
          </table:table-cell>
          <table:table-cell office:value-type="float" office:value="3.20611516881022" calcext:value-type="float">
            <text:p>3.2061151688</text:p>
          </table:table-cell>
          <table:table-cell office:value-type="float" office:value="2.67863322952604" calcext:value-type="float">
            <text:p>2.6786332295</text:p>
          </table:table-cell>
          <table:table-cell office:value-type="float" office:value="2.98092558291541" calcext:value-type="float">
            <text:p>2.9809255829</text:p>
          </table:table-cell>
          <table:table-cell office:value-type="float" office:value="2.77419528278208" calcext:value-type="float">
            <text:p>2.7741952828</text:p>
          </table:table-cell>
          <table:table-cell office:value-type="float" office:value="2.76691307076303" calcext:value-type="float">
            <text:p>2.7669130708</text:p>
          </table:table-cell>
          <table:table-cell office:value-type="float" office:value="2.9162033139677" calcext:value-type="float">
            <text:p>2.916203314</text:p>
          </table:table-cell>
          <table:table-cell office:value-type="float" office:value="2.78751370087955" calcext:value-type="float">
            <text:p>2.7875137009</text:p>
          </table:table-cell>
          <table:table-cell office:value-type="float" office:value="3.03541652893875" calcext:value-type="float">
            <text:p>3.0354165289</text:p>
          </table:table-cell>
          <table:table-cell office:value-type="float" office:value="2.94253104789381" calcext:value-type="float">
            <text:p>2.9425310479</text:p>
          </table:table-cell>
          <table:table-cell office:value-type="float" office:value="3.56045403469234" calcext:value-type="float">
            <text:p>3.5604540347</text:p>
          </table:table-cell>
          <table:table-cell office:value-type="float" office:value="3.42740103294077" calcext:value-type="float">
            <text:p>3.4274010329</text:p>
          </table:table-cell>
          <table:table-cell office:value-type="float" office:value="4.13937733297397" calcext:value-type="float">
            <text:p>4.139377333</text:p>
          </table:table-cell>
          <table:table-cell office:value-type="float" office:value="4.06831744668023" calcext:value-type="float">
            <text:p>4.0683174467</text:p>
          </table:table-cell>
          <table:table-cell office:value-type="float" office:value="3.92047067662149" calcext:value-type="float">
            <text:p>3.9204706766</text:p>
          </table:table-cell>
          <table:table-cell office:value-type="float" office:value="3.83697988237939" calcext:value-type="float">
            <text:p>3.8369798824</text:p>
          </table:table-cell>
          <table:table-cell office:value-type="float" office:value="4.23878181743367" calcext:value-type="float">
            <text:p>4.2387818174</text:p>
          </table:table-cell>
          <table:table-cell office:value-type="float" office:value="4.07877166030844" calcext:value-type="float">
            <text:p>4.0787716603</text:p>
          </table:table-cell>
          <table:table-cell office:value-type="float" office:value="3.93476251889573" calcext:value-type="float">
            <text:p>3.9347625189</text:p>
          </table:table-cell>
          <table:table-cell office:value-type="float" office:value="3.81406613845205" calcext:value-type="float">
            <text:p>3.8140661385</text:p>
          </table:table-cell>
          <table:table-cell office:value-type="float" office:value="3.69518080634306" calcext:value-type="float">
            <text:p>3.6951808063</text:p>
          </table:table-cell>
          <table:table-cell office:value-type="float" office:value="3.59193985614493" calcext:value-type="float">
            <text:p>3.5919398561</text:p>
          </table:table-cell>
          <table:table-cell office:value-type="float" office:value="3.49221689680781" calcext:value-type="float">
            <text:p>3.4922168968</text:p>
          </table:table-cell>
          <table:table-cell office:value-type="float" office:value="3.40047177421767" calcext:value-type="float">
            <text:p>3.4004717742</text:p>
          </table:table-cell>
          <table:table-cell office:value-type="float" office:value="3.31578396874985" calcext:value-type="float">
            <text:p>3.3157839687</text:p>
          </table:table-cell>
          <table:table-cell office:value-type="float" office:value="3.23736933405742" calcext:value-type="float">
            <text:p>3.2373693341</text:p>
          </table:table-cell>
          <table:table-cell office:value-type="float" office:value="3.16455574470017" calcext:value-type="float">
            <text:p>3.1645557447</text:p>
          </table:table-cell>
          <table:table-cell office:value-type="float" office:value="3.09676378219513" calcext:value-type="float">
            <text:p>3.0967637822</text:p>
          </table:table-cell>
          <table:table-cell office:value-type="float" office:value="3.03349128385711" calcext:value-type="float">
            <text:p>3.0334912839</text:p>
          </table:table-cell>
          <table:table-cell office:value-type="float" office:value="2.97430088218605" calcext:value-type="float">
            <text:p>2.9743008822</text:p>
          </table:table-cell>
          <table:table-cell office:value-type="float" office:value="2.91880988061943" calcext:value-type="float">
            <text:p>2.9188098806</text:p>
          </table:table-cell>
          <table:table-cell office:value-type="float" office:value="2.86668197005685" calcext:value-type="float">
            <text:p>2.8666819701</text:p>
          </table:table-cell>
          <table:table-cell office:value-type="float" office:value="2.81762040717442" calcext:value-type="float">
            <text:p>2.8176204072</text:p>
          </table:table-cell>
          <table:table-cell office:value-type="float" office:value="2.77136236217099" calcext:value-type="float">
            <text:p>2.7713623622</text:p>
          </table:table-cell>
          <table:table-cell office:value-type="float" office:value="2.72767420855663" calcext:value-type="float">
            <text:p>2.7276742086</text:p>
          </table:table-cell>
          <table:table-cell office:value-type="float" office:value="2.68634757675927" calcext:value-type="float">
            <text:p>2.6863475768</text:p>
          </table:table-cell>
          <table:table-cell office:value-type="float" office:value="2.64719603084598" calcext:value-type="float">
            <text:p>2.6471960308</text:p>
          </table:table-cell>
          <table:table-cell office:value-type="float" office:value="2.61005225651799" calcext:value-type="float">
            <text:p>2.6100522565</text:p>
          </table:table-cell>
          <table:table-cell office:value-type="float" office:value="2.5747656709064" calcext:value-type="float">
            <text:p>2.5747656709</text:p>
          </table:table-cell>
          <table:table-cell office:value-type="float" office:value="2.5412003821539" calcext:value-type="float">
            <text:p>2.5412003822</text:p>
          </table:table-cell>
          <table:table-cell office:value-type="float" office:value="2.50923344048487" calcext:value-type="float">
            <text:p>2.5092334405</text:p>
          </table:table-cell>
          <table:table-cell office:value-type="float" office:value="2.47875333331206" calcext:value-type="float">
            <text:p>2.4787533333</text:p>
          </table:table-cell>
          <table:table-cell office:value-type="float" office:value="2.4496586855562" calcext:value-type="float">
            <text:p>2.4496586856</text:p>
          </table:table-cell>
          <table:table-cell office:value-type="float" office:value="2.42185713325616" calcext:value-type="float">
            <text:p>2.4218571333</text:p>
          </table:table-cell>
          <table:table-cell office:value-type="float" office:value="2.3952643440996" calcext:value-type="float">
            <text:p>2.3952643441</text:p>
          </table:table-cell>
          <table:table-cell office:value-type="float" office:value="2.36980316299225" calcext:value-type="float">
            <text:p>2.369803163</text:p>
          </table:table-cell>
          <table:table-cell office:value-type="float" office:value="2.45817469730142" calcext:value-type="float">
            <text:p>2.4581746973</text:p>
          </table:table-cell>
          <table:table-cell office:value-type="float" office:value="2.43246886331679" calcext:value-type="float">
            <text:p>2.4324688633</text:p>
          </table:table-cell>
          <table:table-cell office:value-type="float" office:value="2.40779126269154" calcext:value-type="float">
            <text:p>2.4077912627</text:p>
          </table:table-cell>
          <table:table-cell office:value-type="float" office:value="2.38408141111041" calcext:value-type="float">
            <text:p>2.3840814111</text:p>
          </table:table-cell>
          <table:table-cell office:value-type="float" office:value="2.3612834768978" calcext:value-type="float">
            <text:p>2.3612834769</text:p>
          </table:table-cell>
          <table:table-cell office:value-type="float" office:value="2.33934584208943" calcext:value-type="float">
            <text:p>2.3393458421</text:p>
          </table:table-cell>
          <table:table-cell office:value-type="float" office:value="2.31822071227396" calcext:value-type="float">
            <text:p>2.3182207123</text:p>
          </table:table-cell>
          <table:table-cell office:value-type="float" office:value="2.29786376899724" calcext:value-type="float">
            <text:p>2.297863769</text:p>
          </table:table-cell>
          <table:table-cell office:value-type="float" office:value="2.27823385940897" calcext:value-type="float">
            <text:p>2.2782338594</text:p>
          </table:table-cell>
          <table:table-cell office:value-type="float" office:value="2.25929271857819" calcext:value-type="float">
            <text:p>2.2592927186</text:p>
          </table:table-cell>
          <table:table-cell office:value-type="float" office:value="2.24100472053467" calcext:value-type="float">
            <text:p>2.2410047205</text:p>
          </table:table-cell>
          <table:table-cell office:value-type="float" office:value="2.22333665462822" calcext:value-type="float">
            <text:p>2.2233366546</text:p>
          </table:table-cell>
          <table:table-cell office:value-type="float" office:value="2.20625752425199" calcext:value-type="float">
            <text:p>2.2062575243</text:p>
          </table:table-cell>
          <table:table-cell office:value-type="float" office:value="2.1897383653635" calcext:value-type="float">
            <text:p>2.1897383654</text:p>
          </table:table-cell>
          <table:table-cell office:value-type="float" office:value="2.17375208256819" calcext:value-type="float">
            <text:p>2.1737520826</text:p>
          </table:table-cell>
          <table:table-cell office:value-type="float" office:value="2.15827330081401" calcext:value-type="float">
            <text:p>2.1582733008</text:p>
          </table:table-cell>
          <table:table-cell office:value-type="float" office:value="2.14327823098963" calcext:value-type="float">
            <text:p>2.143278231</text:p>
          </table:table-cell>
          <table:table-cell office:value-type="float" office:value="2.12874454792909" calcext:value-type="float">
            <text:p>2.1287445479</text:p>
          </table:table-cell>
          <table:table-cell office:value-type="float" office:value="2.11465127950674" calcext:value-type="float">
            <text:p>2.1146512795</text:p>
          </table:table-cell>
          <table:table-cell office:value-type="float" office:value="2.10097870566417" calcext:value-type="float">
            <text:p>2.1009787057</text:p>
          </table:table-cell>
          <table:table-cell office:value-type="float" office:value="2.08770826634638" calcext:value-type="float">
            <text:p>2.0877082663</text:p>
          </table:table-cell>
          <table:table-cell office:value-type="float" office:value="2.09966962344324" calcext:value-type="float">
            <text:p>2.0996696234</text:p>
          </table:table-cell>
          <table:table-cell office:value-type="float" office:value="2.08679704070911" calcext:value-type="float">
            <text:p>2.0867970407</text:p>
          </table:table-cell>
          <table:table-cell office:value-type="float" office:value="2.07428706593932" calcext:value-type="float">
            <text:p>2.0742870659</text:p>
          </table:table-cell>
          <table:table-cell office:value-type="float" office:value="2.0621245904687" calcext:value-type="float">
            <text:p>2.0621245905</text:p>
          </table:table-cell>
          <table:table-cell office:value-type="float" office:value="2.05029533350412" calcext:value-type="float">
            <text:p>2.0502953335</text:p>
          </table:table-cell>
          <table:table-cell office:value-type="float" office:value="2.03878578618723" calcext:value-type="float">
            <text:p>2.0387857862</text:p>
          </table:table-cell>
          <table:table-cell office:value-type="float" office:value="2.02758316013212" calcext:value-type="float">
            <text:p>2.0275831601</text:p>
          </table:table-cell>
          <table:table-cell office:value-type="float" office:value="2.01667534002583" calcext:value-type="float">
            <text:p>2.01667534</text:p>
          </table:table-cell>
          <table:table-cell office:value-type="float" office:value="2.00605083992231" calcext:value-type="float">
            <text:p>2.0060508399</text:p>
          </table:table-cell>
          <table:table-cell office:value-type="float" office:value="1.99569876289836" calcext:value-type="float">
            <text:p>1.9956987629</text:p>
          </table:table-cell>
          <table:table-cell office:value-type="float" office:value="1.98560876377375" calcext:value-type="float">
            <text:p>1.9856087638</text:p>
          </table:table-cell>
          <table:table-cell office:value-type="float" office:value="1.97577101462726" calcext:value-type="float">
            <text:p>1.9757710146</text:p>
          </table:table-cell>
          <table:table-cell office:value-type="float" office:value="1.96617617286709" calcext:value-type="float">
            <text:p>1.9661761729</text:p>
          </table:table-cell>
          <table:table-cell office:value-type="float" office:value="1.95681535163767" calcext:value-type="float">
            <text:p>1.9568153516</text:p>
          </table:table-cell>
          <table:table-cell office:value-type="float" office:value="1.94768009236558" calcext:value-type="float">
            <text:p>1.9476800924</text:p>
          </table:table-cell>
          <table:table-cell office:value-type="float" office:value="1.93876233926664" calcext:value-type="float">
            <text:p>1.9387623393</text:p>
          </table:table-cell>
          <table:table-cell office:value-type="float" office:value="1.93005441565237" calcext:value-type="float">
            <text:p>1.9300544157</text:p>
          </table:table-cell>
          <table:table-cell office:value-type="float" office:value="1.9215490018896" calcext:value-type="float">
            <text:p>1.9215490019</text:p>
          </table:table-cell>
          <table:table-cell office:value-type="float" office:value="1.91323911488" calcext:value-type="float">
            <text:p>1.9132391149</text:p>
          </table:table-cell>
          <table:table-cell office:value-type="float" office:value="1.9051180889388" calcext:value-type="float">
            <text:p>1.9051180889</text:p>
          </table:table-cell>
          <table:table-cell office:value-type="float" office:value="1.89717955796257" calcext:value-type="float">
            <text:p>1.897179558</text:p>
          </table:table-cell>
          <table:table-cell office:value-type="float" office:value="1.88941743878581" calcext:value-type="float">
            <text:p>1.8894174388</text:p>
          </table:table-cell>
          <table:table-cell office:value-type="float" office:value="1.88182591563492" calcext:value-type="float">
            <text:p>1.8818259156</text:p>
          </table:table-cell>
          <table:table-cell office:value-type="float" office:value="1.874399425596" calcext:value-type="float">
            <text:p>1.8743994256</text:p>
          </table:table-cell>
          <table:table-cell office:value-type="float" office:value="1.86713264502028" calcext:value-type="float">
            <text:p>1.867132645</text:p>
          </table:table-cell>
          <table:table-cell office:value-type="float" office:value="1.86002047679724" calcext:value-type="float">
            <text:p>1.8600204768</text:p>
          </table:table-cell>
          <table:table-cell office:value-type="float" office:value="1.85305803843152" calcext:value-type="float">
            <text:p>1.8530580384</text:p>
          </table:table-cell>
          <table:table-cell office:value-type="float" office:value="1.84624065086509" calcext:value-type="float">
            <text:p>1.8462406509</text:p>
          </table:table-cell>
          <table:table-cell office:value-type="float" office:value="1.83956382799075" calcext:value-type="float">
            <text:p>1.839563828</text:p>
          </table:table-cell>
          <table:table-cell office:value-type="float" office:value="1.83302326680773" calcext:value-type="float">
            <text:p>1.8330232668</text:p>
          </table:table-cell>
          <table:table-cell office:value-type="float" office:value="1.82661483817385" calcext:value-type="float">
            <text:p>1.8266148382</text:p>
          </table:table-cell>
          <table:table-cell office:value-type="float" office:value="1.82033457811266" calcext:value-type="float">
            <text:p>1.8203345781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9.384486665417" calcext:value-type="float">
            <text:p>9.3844866654</text:p>
          </table:table-cell>
          <table:table-cell office:value-type="string" calcext:value-type="string">
            <text:p><text:s/>global min</text:p>
          </table:table-cell>
          <table:table-cell office:value-type="float" office:value="-7.55358324948806" calcext:value-type="float">
            <text:p>-7.5535832495</text:p>
          </table:table-cell>
          <table:table-cell office:value-type="string" calcext:value-type="string">
            <text:p><text:s/>range</text:p>
          </table:table-cell>
          <table:table-cell office:value-type="float" office:value="16.9380699149051" calcext:value-type="float">
            <text:p>16.9380699149</text:p>
          </table:table-cell>
          <table:table-cell office:value-type="string" calcext:value-type="string">
            <text:p><text:s/>regret</text:p>
          </table:table-cell>
          <table:table-cell office:value-type="float" office:value="4.38346769627516" calcext:value-type="float">
            <text:p>4.3834676963</text:p>
          </table:table-cell>
          <table:table-cell office:value-type="float" office:value="4.91075217019171" calcext:value-type="float">
            <text:p>4.9107521702</text:p>
          </table:table-cell>
          <table:table-cell office:value-type="float" office:value="5.91050223691956" calcext:value-type="float">
            <text:p>5.9105022369</text:p>
          </table:table-cell>
          <table:table-cell office:value-type="float" office:value="7.48696350760628" calcext:value-type="float">
            <text:p>7.4869635076</text:p>
          </table:table-cell>
          <table:table-cell office:value-type="float" office:value="6.34558601495886" calcext:value-type="float">
            <text:p>6.345586015</text:p>
          </table:table-cell>
          <table:table-cell office:value-type="float" office:value="7.26739629582274" calcext:value-type="float">
            <text:p>7.2673962958</text:p>
          </table:table-cell>
          <table:table-cell office:value-type="float" office:value="8.36343579489971" calcext:value-type="float">
            <text:p>8.3634357949</text:p>
          </table:table-cell>
          <table:table-cell office:value-type="float" office:value="8.62505831057936" calcext:value-type="float">
            <text:p>8.6250583106</text:p>
          </table:table-cell>
          <table:table-cell office:value-type="float" office:value="7.94911533693358" calcext:value-type="float">
            <text:p>7.9491153369</text:p>
          </table:table-cell>
          <table:table-cell office:value-type="float" office:value="7.91366521018272" calcext:value-type="float">
            <text:p>7.9136652102</text:p>
          </table:table-cell>
          <table:table-cell office:value-type="float" office:value="7.60916781297368" calcext:value-type="float">
            <text:p>7.609167813</text:p>
          </table:table-cell>
          <table:table-cell office:value-type="float" office:value="7.72128853956649" calcext:value-type="float">
            <text:p>7.7212885396</text:p>
          </table:table-cell>
          <table:table-cell office:value-type="float" office:value="7.84073666055806" calcext:value-type="float">
            <text:p>7.8407366606</text:p>
          </table:table-cell>
          <table:table-cell office:value-type="float" office:value="7.28068404194677" calcext:value-type="float">
            <text:p>7.2806840419</text:p>
          </table:table-cell>
          <table:table-cell office:value-type="float" office:value="6.96980870847115" calcext:value-type="float">
            <text:p>6.9698087085</text:p>
          </table:table-cell>
          <table:table-cell office:value-type="float" office:value="7.04779409082648" calcext:value-type="float">
            <text:p>7.0477940908</text:p>
          </table:table-cell>
          <table:table-cell office:value-type="float" office:value="6.78719173488448" calcext:value-type="float">
            <text:p>6.7871917349</text:p>
          </table:table-cell>
          <table:table-cell office:value-type="float" office:value="6.99869622247637" calcext:value-type="float">
            <text:p>6.9986962225</text:p>
          </table:table-cell>
          <table:table-cell office:value-type="float" office:value="6.74300458936783" calcext:value-type="float">
            <text:p>6.7430045894</text:p>
          </table:table-cell>
          <table:table-cell office:value-type="float" office:value="6.50151690900013" calcext:value-type="float">
            <text:p>6.501516909</text:p>
          </table:table-cell>
          <table:table-cell office:value-type="float" office:value="6.28302805533411" calcext:value-type="float">
            <text:p>6.2830280553</text:p>
          </table:table-cell>
          <table:table-cell office:value-type="float" office:value="6.17632317823594" calcext:value-type="float">
            <text:p>6.1763231782</text:p>
          </table:table-cell>
          <table:table-cell office:value-type="float" office:value="5.9909722131828" calcext:value-type="float">
            <text:p>5.9909722132</text:p>
          </table:table-cell>
          <table:table-cell office:value-type="float" office:value="5.8210671618841" calcext:value-type="float">
            <text:p>5.8210671619</text:p>
          </table:table-cell>
          <table:table-cell office:value-type="float" office:value="5.66475451468928" calcext:value-type="float">
            <text:p>5.6647545147</text:p>
          </table:table-cell>
          <table:table-cell office:value-type="float" office:value="5.52046591727869" calcext:value-type="float">
            <text:p>5.5204659173</text:p>
          </table:table-cell>
          <table:table-cell office:value-type="float" office:value="5.38686536412073" calcext:value-type="float">
            <text:p>5.3868653641</text:p>
          </table:table-cell>
          <table:table-cell office:value-type="float" office:value="5.26280770761691" calcext:value-type="float">
            <text:p>5.2628077076</text:p>
          </table:table-cell>
          <table:table-cell office:value-type="float" office:value="5.14730575156163" calcext:value-type="float">
            <text:p>5.1473057516</text:p>
          </table:table-cell>
          <table:table-cell office:value-type="float" office:value="5.03950392591003" calcext:value-type="float">
            <text:p>5.0395039259</text:p>
          </table:table-cell>
          <table:table-cell office:value-type="float" office:value="4.93865705675209" calcext:value-type="float">
            <text:p>4.9386570568</text:p>
          </table:table-cell>
          <table:table-cell office:value-type="float" office:value="4.84411311691652" calcext:value-type="float">
            <text:p>4.8441131169</text:p>
          </table:table-cell>
          <table:table-cell office:value-type="float" office:value="4.75529911282856" calcext:value-type="float">
            <text:p>4.7552991128</text:p>
          </table:table-cell>
          <table:table-cell office:value-type="float" office:value="4.67170946192224" calcext:value-type="float">
            <text:p>4.6717094619</text:p>
          </table:table-cell>
          <table:table-cell office:value-type="float" office:value="4.59289636249628" calcext:value-type="float">
            <text:p>4.5928963625</text:p>
          </table:table-cell>
          <table:table-cell office:value-type="float" office:value="4.51846176859399" calcext:value-type="float">
            <text:p>4.5184617686</text:p>
          </table:table-cell>
          <table:table-cell office:value-type="float" office:value="4.44805066625399" calcext:value-type="float">
            <text:p>4.4480506663</text:p>
          </table:table-cell>
          <table:table-cell office:value-type="float" office:value="4.38134541140556" calcext:value-type="float">
            <text:p>4.3813454114</text:p>
          </table:table-cell>
          <table:table-cell office:value-type="float" office:value="4.31806093885705" calcext:value-type="float">
            <text:p>4.3180609389</text:p>
          </table:table-cell>
          <table:table-cell office:value-type="float" office:value="4.25794068993597" calcext:value-type="float">
            <text:p>4.2579406899</text:p>
          </table:table-cell>
          <table:table-cell office:value-type="float" office:value="4.20075313608421" calcext:value-type="float">
            <text:p>4.2007531361</text:p>
          </table:table-cell>
          <table:table-cell office:value-type="float" office:value="4.14628879908253" calcext:value-type="float">
            <text:p>4.1462887991</text:p>
          </table:table-cell>
          <table:table-cell office:value-type="float" office:value="4.09435768705768" calcext:value-type="float">
            <text:p>4.0943576871</text:p>
          </table:table-cell>
          <table:table-cell office:value-type="float" office:value="4.04478708012486" calcext:value-type="float">
            <text:p>4.0447870801</text:p>
          </table:table-cell>
          <table:table-cell office:value-type="float" office:value="3.99741961127795" calcext:value-type="float">
            <text:p>3.9974196113</text:p>
          </table:table-cell>
          <table:table-cell office:value-type="float" office:value="3.95211159759829" calcext:value-type="float">
            <text:p>3.9521115976</text:p>
          </table:table-cell>
          <table:table-cell office:value-type="float" office:value="3.90873158450075" calcext:value-type="float">
            <text:p>3.9087315845</text:p>
          </table:table-cell>
          <table:table-cell office:value-type="float" office:value="3.86715907194894" calcext:value-type="float">
            <text:p>3.8671590719</text:p>
          </table:table-cell>
          <table:table-cell office:value-type="float" office:value="3.82728339664414" calcext:value-type="float">
            <text:p>3.8272833966</text:p>
          </table:table-cell>
          <table:table-cell office:value-type="float" office:value="3.78900274835153" calcext:value-type="float">
            <text:p>3.7890027484</text:p>
          </table:table-cell>
          <table:table-cell office:value-type="float" office:value="3.75222330195275" calcext:value-type="float">
            <text:p>3.752223302</text:p>
          </table:table-cell>
          <table:table-cell office:value-type="float" office:value="3.71685844964624" calcext:value-type="float">
            <text:p>3.7168584496</text:p>
          </table:table-cell>
          <table:table-cell office:value-type="float" office:value="3.68282812006827" calcext:value-type="float">
            <text:p>3.6828281201</text:p>
          </table:table-cell>
          <table:table-cell office:value-type="float" office:value="3.65005817306726" calcext:value-type="float">
            <text:p>3.6500581731</text:p>
          </table:table-cell>
          <table:table-cell office:value-type="float" office:value="3.61847986050265" calcext:value-type="float">
            <text:p>3.6184798605</text:p>
          </table:table-cell>
          <table:table-cell office:value-type="float" office:value="3.58802934481535" calcext:value-type="float">
            <text:p>3.5880293448</text:p>
          </table:table-cell>
          <table:table-cell office:value-type="float" office:value="3.69372963697761" calcext:value-type="float">
            <text:p>3.693729637</text:p>
          </table:table-cell>
          <table:table-cell office:value-type="float" office:value="3.6630317291334" calcext:value-type="float">
            <text:p>3.6630317291</text:p>
          </table:table-cell>
          <table:table-cell office:value-type="float" office:value="3.63337442833477" calcext:value-type="float">
            <text:p>3.6333744283</text:p>
          </table:table-cell>
          <table:table-cell office:value-type="float" office:value="3.60470570422942" calcext:value-type="float">
            <text:p>3.6047057042</text:p>
          </table:table-cell>
          <table:table-cell office:value-type="float" office:value="3.57697693829145" calcext:value-type="float">
            <text:p>3.5769769383</text:p>
          </table:table-cell>
          <table:table-cell office:value-type="float" office:value="3.55014264867407" calcext:value-type="float">
            <text:p>3.5501426487</text:p>
          </table:table-cell>
          <table:table-cell office:value-type="float" office:value="3.61314408000705" calcext:value-type="float">
            <text:p>3.61314408</text:p>
          </table:table-cell>
          <table:table-cell office:value-type="float" office:value="3.5865832503509" calcext:value-type="float">
            <text:p>3.5865832504</text:p>
          </table:table-cell>
          <table:table-cell office:value-type="float" office:value="3.56083967699187" calcext:value-type="float">
            <text:p>3.560839677</text:p>
          </table:table-cell>
          <table:table-cell office:value-type="float" office:value="3.53587621191645" calcext:value-type="float">
            <text:p>3.5358762119</text:p>
          </table:table-cell>
          <table:table-cell office:value-type="float" office:value="3.51165792490297" calcext:value-type="float">
            <text:p>3.5116579249</text:p>
          </table:table-cell>
          <table:table-cell office:value-type="float" office:value="3.48815194044872" calcext:value-type="float">
            <text:p>3.4881519404</text:p>
          </table:table-cell>
          <table:table-cell office:value-type="float" office:value="3.4653272888772" calcext:value-type="float">
            <text:p>3.4653272889</text:p>
          </table:table-cell>
          <table:table-cell office:value-type="float" office:value="3.44315477020772" calcext:value-type="float">
            <text:p>3.4431547702</text:p>
          </table:table-cell>
          <table:table-cell office:value-type="float" office:value="3.42160682952893" calcext:value-type="float">
            <text:p>3.4216068295</text:p>
          </table:table-cell>
          <table:table-cell office:value-type="float" office:value="3.40065744275789" calcext:value-type="float">
            <text:p>3.4006574428</text:p>
          </table:table-cell>
          <table:table-cell office:value-type="float" office:value="3.38028201178879" calcext:value-type="float">
            <text:p>3.3802820118</text:p>
          </table:table-cell>
          <table:table-cell office:value-type="float" office:value="3.36045726814319" calcext:value-type="float">
            <text:p>3.3604572681</text:p>
          </table:table-cell>
          <table:table-cell office:value-type="float" office:value="3.34116118432813" calcext:value-type="float">
            <text:p>3.3411611843</text:p>
          </table:table-cell>
          <table:table-cell office:value-type="float" office:value="3.32237289219241" calcext:value-type="float">
            <text:p>3.3223728922</text:p>
          </table:table-cell>
          <table:table-cell office:value-type="float" office:value="3.30407260764464" calcext:value-type="float">
            <text:p>3.3040726076</text:p>
          </table:table-cell>
          <table:table-cell office:value-type="float" office:value="3.28624156116219" calcext:value-type="float">
            <text:p>3.2862415612</text:p>
          </table:table-cell>
          <table:table-cell office:value-type="float" office:value="3.26886193357803" calcext:value-type="float">
            <text:p>3.2688619336</text:p>
          </table:table-cell>
          <table:table-cell office:value-type="float" office:value="3.25191679668348" calcext:value-type="float">
            <text:p>3.2519167967</text:p>
          </table:table-cell>
          <table:table-cell office:value-type="float" office:value="3.23539005823077" calcext:value-type="float">
            <text:p>3.2353900582</text:p>
          </table:table-cell>
          <table:table-cell office:value-type="float" office:value="3.21926641095983" calcext:value-type="float">
            <text:p>3.219266411</text:p>
          </table:table-cell>
          <table:table-cell office:value-type="float" office:value="3.20353128530988" calcext:value-type="float">
            <text:p>3.2035312853</text:p>
          </table:table-cell>
          <table:table-cell office:value-type="float" office:value="3.18817080550873" calcext:value-type="float">
            <text:p>3.1881708055</text:p>
          </table:table-cell>
          <table:table-cell office:value-type="float" office:value="3.17317174876173" calcext:value-type="float">
            <text:p>3.1731717488</text:p>
          </table:table-cell>
          <table:table-cell office:value-type="float" office:value="3.15852150728792" calcext:value-type="float">
            <text:p>3.1585215073</text:p>
          </table:table-cell>
          <table:table-cell office:value-type="float" office:value="3.14420805297442" calcext:value-type="float">
            <text:p>3.144208053</text:p>
          </table:table-cell>
          <table:table-cell office:value-type="float" office:value="3.13021990444078" calcext:value-type="float">
            <text:p>3.1302199044</text:p>
          </table:table-cell>
          <table:table-cell office:value-type="float" office:value="3.11654609632362" calcext:value-type="float">
            <text:p>3.1165460963</text:p>
          </table:table-cell>
          <table:table-cell office:value-type="float" office:value="3.10317615060907" calcext:value-type="float">
            <text:p>3.1031761506</text:p>
          </table:table-cell>
          <table:table-cell office:value-type="float" office:value="3.09010004985527" calcext:value-type="float">
            <text:p>3.0901000499</text:p>
          </table:table-cell>
          <table:table-cell office:value-type="float" office:value="3.07730821216135" calcext:value-type="float">
            <text:p>3.0773082122</text:p>
          </table:table-cell>
          <table:table-cell office:value-type="float" office:value="3.06479146775116" calcext:value-type="float">
            <text:p>3.0647914678</text:p>
          </table:table-cell>
          <table:table-cell office:value-type="float" office:value="3.05254103705182" calcext:value-type="float">
            <text:p>3.0525410371</text:p>
          </table:table-cell>
          <table:table-cell office:value-type="float" office:value="3.04054851015669" calcext:value-type="float">
            <text:p>3.0405485102</text:p>
          </table:table-cell>
          <table:table-cell office:value-type="float" office:value="3.02880582757186" calcext:value-type="float">
            <text:p>3.0288058276</text:p>
          </table:table-cell>
          <table:table-cell office:value-type="float" office:value="3.01730526215374" calcext:value-type="float">
            <text:p>3.0173052622</text:p>
          </table:table-cell>
          <table:table-cell office:value-type="float" office:value="3.00603940215231" calcext:value-type="float">
            <text:p>3.0060394022</text:p>
          </table:table-cell>
          <table:table-cell office:value-type="float" office:value="2.99500113528223" calcext:value-type="float">
            <text:p>2.9950011353</text:p>
          </table:table-cell>
          <table:table-cell office:value-type="float" office:value="2.98418363374954" calcext:value-type="float">
            <text:p>2.9841836337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4.92860112156353" calcext:value-type="float">
            <text:p>4.9286011216</text:p>
          </table:table-cell>
          <table:table-cell office:value-type="string" calcext:value-type="string">
            <text:p><text:s/>global min</text:p>
          </table:table-cell>
          <table:table-cell office:value-type="float" office:value="-4.33112088028824" calcext:value-type="float">
            <text:p>-4.3311208803</text:p>
          </table:table-cell>
          <table:table-cell office:value-type="string" calcext:value-type="string">
            <text:p><text:s/>range</text:p>
          </table:table-cell>
          <table:table-cell office:value-type="float" office:value="9.25972200185177" calcext:value-type="float">
            <text:p>9.2597220019</text:p>
          </table:table-cell>
          <table:table-cell office:value-type="string" calcext:value-type="string">
            <text:p><text:s/>regret</text:p>
          </table:table-cell>
          <table:table-cell office:value-type="float" office:value="3.34743590063799" calcext:value-type="float">
            <text:p>3.3474359006</text:p>
          </table:table-cell>
          <table:table-cell office:value-type="float" office:value="2.28862457435165" calcext:value-type="float">
            <text:p>2.2886245744</text:p>
          </table:table-cell>
          <table:table-cell office:value-type="float" office:value="2.98847235657326" calcext:value-type="float">
            <text:p>2.9884723566</text:p>
          </table:table-cell>
          <table:table-cell office:value-type="float" office:value="3.85368674235921" calcext:value-type="float">
            <text:p>3.8536867424</text:p>
          </table:table-cell>
          <table:table-cell office:value-type="float" office:value="4.20661775212745" calcext:value-type="float">
            <text:p>4.2066177521</text:p>
          </table:table-cell>
          <table:table-cell office:value-type="float" office:value="4.14683628923797" calcext:value-type="float">
            <text:p>4.1468362892</text:p>
          </table:table-cell>
          <table:table-cell office:value-type="float" office:value="4.41724707105906" calcext:value-type="float">
            <text:p>4.4172470711</text:p>
          </table:table-cell>
          <table:table-cell office:value-type="float" office:value="4.38405415363905" calcext:value-type="float">
            <text:p>4.3840541536</text:p>
          </table:table-cell>
          <table:table-cell office:value-type="float" office:value="4.48228435362715" calcext:value-type="float">
            <text:p>4.4822843536</text:p>
          </table:table-cell>
          <table:table-cell office:value-type="float" office:value="4.65214348429162" calcext:value-type="float">
            <text:p>4.6521434843</text:p>
          </table:table-cell>
          <table:table-cell office:value-type="float" office:value="4.6652977697404" calcext:value-type="float">
            <text:p>4.6652977697</text:p>
          </table:table-cell>
          <table:table-cell office:value-type="float" office:value="4.89609514170404" calcext:value-type="float">
            <text:p>4.8960951417</text:p>
          </table:table-cell>
          <table:table-cell office:value-type="float" office:value="4.9108063684442" calcext:value-type="float">
            <text:p>4.9108063684</text:p>
          </table:table-cell>
          <table:table-cell office:value-type="float" office:value="4.83095144092123" calcext:value-type="float">
            <text:p>4.8309514409</text:p>
          </table:table-cell>
          <table:table-cell office:value-type="float" office:value="4.9752125923504" calcext:value-type="float">
            <text:p>4.9752125924</text:p>
          </table:table-cell>
          <table:table-cell office:value-type="float" office:value="4.7335178780545" calcext:value-type="float">
            <text:p>4.7335178781</text:p>
          </table:table-cell>
          <table:table-cell office:value-type="float" office:value="4.72683192313809" calcext:value-type="float">
            <text:p>4.7268319231</text:p>
          </table:table-cell>
          <table:table-cell office:value-type="float" office:value="4.53255310785627" calcext:value-type="float">
            <text:p>4.5325531079</text:p>
          </table:table-cell>
          <table:table-cell office:value-type="float" office:value="4.5396483557842" calcext:value-type="float">
            <text:p>4.5396483558</text:p>
          </table:table-cell>
          <table:table-cell office:value-type="float" office:value="4.37415660039826" calcext:value-type="float">
            <text:p>4.3741566004</text:p>
          </table:table-cell>
          <table:table-cell office:value-type="float" office:value="4.22442596457288" calcext:value-type="float">
            <text:p>4.2244259646</text:p>
          </table:table-cell>
          <table:table-cell office:value-type="float" office:value="4.08830720473163" calcext:value-type="float">
            <text:p>4.0883072047</text:p>
          </table:table-cell>
          <table:table-cell office:value-type="float" office:value="4.15230296516562" calcext:value-type="float">
            <text:p>4.1523029652</text:p>
          </table:table-cell>
          <table:table-cell office:value-type="float" office:value="4.2539013735566" calcext:value-type="float">
            <text:p>4.2539013736</text:p>
          </table:table-cell>
          <table:table-cell office:value-type="float" office:value="4.13293784853695" calcext:value-type="float">
            <text:p>4.1329378485</text:p>
          </table:table-cell>
          <table:table-cell office:value-type="float" office:value="4.02127921005727" calcext:value-type="float">
            <text:p>4.0212792101</text:p>
          </table:table-cell>
          <table:table-cell office:value-type="float" office:value="3.91789158183535" calcext:value-type="float">
            <text:p>3.9178915818</text:p>
          </table:table-cell>
          <table:table-cell office:value-type="float" office:value="3.82188878420071" calcext:value-type="float">
            <text:p>3.8218887842</text:p>
          </table:table-cell>
          <table:table-cell office:value-type="float" office:value="3.73250686916156" calcext:value-type="float">
            <text:p>3.7325068692</text:p>
          </table:table-cell>
          <table:table-cell office:value-type="float" office:value="3.66601112871704" calcext:value-type="float">
            <text:p>3.6660111287</text:p>
          </table:table-cell>
          <table:table-cell office:value-type="float" office:value="3.58742410030892" calcext:value-type="float">
            <text:p>3.5874241003</text:p>
          </table:table-cell>
          <table:table-cell office:value-type="float" office:value="3.5137487611763" calcext:value-type="float">
            <text:p>3.5137487612</text:p>
          </table:table-cell>
          <table:table-cell office:value-type="float" office:value="3.44453859411233" calcext:value-type="float">
            <text:p>3.4445385941</text:p>
          </table:table-cell>
          <table:table-cell office:value-type="float" office:value="3.37939961334625" calcext:value-type="float">
            <text:p>3.3793996133</text:p>
          </table:table-cell>
          <table:table-cell office:value-type="float" office:value="3.3179828600525" calcext:value-type="float">
            <text:p>3.3179828601</text:p>
          </table:table-cell>
          <table:table-cell office:value-type="float" office:value="3.25997814860842" calcext:value-type="float">
            <text:p>3.2599781486</text:p>
          </table:table-cell>
          <table:table-cell office:value-type="float" office:value="3.20510882697212" calcext:value-type="float">
            <text:p>3.205108827</text:p>
          </table:table-cell>
          <table:table-cell office:value-type="float" office:value="3.15312736436931" calcext:value-type="float">
            <text:p>3.1531273644</text:p>
          </table:table-cell>
          <table:table-cell office:value-type="float" office:value="3.10381161779741" calcext:value-type="float">
            <text:p>3.1038116178</text:p>
          </table:table-cell>
          <table:table-cell office:value-type="float" office:value="3.05696165855411" calcext:value-type="float">
            <text:p>3.0569616586</text:p>
          </table:table-cell>
          <table:table-cell office:value-type="float" office:value="3.01239706317633" calcext:value-type="float">
            <text:p>3.0123970632</text:p>
          </table:table-cell>
          <table:table-cell office:value-type="float" office:value="2.96995459138797" calcext:value-type="float">
            <text:p>2.9699545914</text:p>
          </table:table-cell>
          <table:table-cell office:value-type="float" office:value="2.92948618805489" calcext:value-type="float">
            <text:p>2.9294861881</text:p>
          </table:table-cell>
          <table:table-cell office:value-type="float" office:value="2.89085725760058" calcext:value-type="float">
            <text:p>2.8908572576</text:p>
          </table:table-cell>
          <table:table-cell office:value-type="float" office:value="2.8539451684998" calcext:value-type="float">
            <text:p>2.8539451685</text:p>
          </table:table-cell>
          <table:table-cell office:value-type="float" office:value="2.81863795283818" calcext:value-type="float">
            <text:p>2.8186379528</text:p>
          </table:table-cell>
          <table:table-cell office:value-type="float" office:value="2.78483317188556" calcext:value-type="float">
            <text:p>2.7848331719</text:p>
          </table:table-cell>
          <table:table-cell office:value-type="float" office:value="2.75243692347264" calcext:value-type="float">
            <text:p>2.7524369235</text:p>
          </table:table-cell>
          <table:table-cell office:value-type="float" office:value="2.72136297091331" calcext:value-type="float">
            <text:p>2.7213629709</text:p>
          </table:table-cell>
          <table:table-cell office:value-type="float" office:value="2.69153197645635" calcext:value-type="float">
            <text:p>2.6915319765</text:p>
          </table:table-cell>
          <table:table-cell office:value-type="float" office:value="2.66287082491927" calcext:value-type="float">
            <text:p>2.6628708249</text:p>
          </table:table-cell>
          <table:table-cell office:value-type="float" office:value="2.63531202536439" calcext:value-type="float">
            <text:p>2.6353120254</text:p>
          </table:table-cell>
          <table:table-cell office:value-type="float" office:value="2.60879318050969" calcext:value-type="float">
            <text:p>2.6087931805</text:p>
          </table:table-cell>
          <table:table-cell office:value-type="float" office:value="2.58325651509405" calcext:value-type="float">
            <text:p>2.5832565151</text:p>
          </table:table-cell>
          <table:table-cell office:value-type="float" office:value="2.55864845569353" calcext:value-type="float">
            <text:p>2.5586484557</text:p>
          </table:table-cell>
          <table:table-cell office:value-type="float" office:value="2.53491925555731" calcext:value-type="float">
            <text:p>2.5349192556</text:p>
          </table:table-cell>
          <table:table-cell office:value-type="float" office:value="2.51202265893464" calcext:value-type="float">
            <text:p>2.5120226589</text:p>
          </table:table-cell>
          <table:table-cell office:value-type="float" office:value="2.48991560012655" calcext:value-type="float">
            <text:p>2.4899156001</text:p>
          </table:table-cell>
          <table:table-cell office:value-type="float" office:value="2.46855793314246" calcext:value-type="float">
            <text:p>2.4685579331</text:p>
          </table:table-cell>
          <table:table-cell office:value-type="float" office:value="2.44791218839118" calcext:value-type="float">
            <text:p>2.4479121884</text:p>
          </table:table-cell>
          <table:table-cell office:value-type="float" office:value="2.42794335330387" calcext:value-type="float">
            <text:p>2.4279433533</text:p>
          </table:table-cell>
          <table:table-cell office:value-type="float" office:value="2.40861867418712" calcext:value-type="float">
            <text:p>2.4086186742</text:p>
          </table:table-cell>
          <table:table-cell office:value-type="float" office:value="2.38990747694709" calcext:value-type="float">
            <text:p>2.3899074769</text:p>
          </table:table-cell>
          <table:table-cell office:value-type="float" office:value="2.37178100462081" calcext:value-type="float">
            <text:p>2.3717810046</text:p>
          </table:table-cell>
          <table:table-cell office:value-type="float" office:value="2.35421226990457" calcext:value-type="float">
            <text:p>2.3542122699</text:p>
          </table:table-cell>
          <table:table-cell office:value-type="float" office:value="2.33717592108883" calcext:value-type="float">
            <text:p>2.3371759211</text:p>
          </table:table-cell>
          <table:table-cell office:value-type="float" office:value="2.32064811999892" calcext:value-type="float">
            <text:p>2.32064812</text:p>
          </table:table-cell>
          <table:table-cell office:value-type="float" office:value="2.30460643070578" calcext:value-type="float">
            <text:p>2.3046064307</text:p>
          </table:table-cell>
          <table:table-cell office:value-type="float" office:value="2.28902971791389" calcext:value-type="float">
            <text:p>2.2890297179</text:p>
          </table:table-cell>
          <table:table-cell office:value-type="float" office:value="2.27389805405891" calcext:value-type="float">
            <text:p>2.2738980541</text:p>
          </table:table-cell>
          <table:table-cell office:value-type="float" office:value="2.25919263425618" calcext:value-type="float">
            <text:p>2.2591926343</text:p>
          </table:table-cell>
          <table:table-cell office:value-type="float" office:value="2.24489569833687" calcext:value-type="float">
            <text:p>2.2448956983</text:p>
          </table:table-cell>
          <table:table-cell office:value-type="float" office:value="2.23099045929205" calcext:value-type="float">
            <text:p>2.2309904593</text:p>
          </table:table-cell>
          <table:table-cell office:value-type="float" office:value="2.21746103751872" calcext:value-type="float">
            <text:p>2.2174610375</text:p>
          </table:table-cell>
          <table:table-cell office:value-type="float" office:value="2.20429240032601" calcext:value-type="float">
            <text:p>2.2042924003</text:p>
          </table:table-cell>
          <table:table-cell office:value-type="float" office:value="2.19147030621731" calcext:value-type="float">
            <text:p>2.1914703062</text:p>
          </table:table-cell>
          <table:table-cell office:value-type="float" office:value="2.17898125351404" calcext:value-type="float">
            <text:p>2.1789812535</text:p>
          </table:table-cell>
          <table:table-cell office:value-type="float" office:value="2.16681243293136" calcext:value-type="float">
            <text:p>2.1668124329</text:p>
          </table:table-cell>
          <table:table-cell office:value-type="float" office:value="2.15495168375584" calcext:value-type="float">
            <text:p>2.1549516838</text:p>
          </table:table-cell>
          <table:table-cell office:value-type="float" office:value="2.14338745330971" calcext:value-type="float">
            <text:p>2.1433874533</text:p>
          </table:table-cell>
          <table:table-cell office:value-type="float" office:value="2.13210875941781" calcext:value-type="float">
            <text:p>2.1321087594</text:p>
          </table:table-cell>
          <table:table-cell office:value-type="float" office:value="2.12110515562083" calcext:value-type="float">
            <text:p>2.1211051556</text:p>
          </table:table-cell>
          <table:table-cell office:value-type="float" office:value="2.11036669890329" calcext:value-type="float">
            <text:p>2.1103666989</text:p>
          </table:table-cell>
          <table:table-cell office:value-type="float" office:value="2.09988391972665" calcext:value-type="float">
            <text:p>2.0998839197</text:p>
          </table:table-cell>
          <table:table-cell office:value-type="float" office:value="2.08964779417769" calcext:value-type="float">
            <text:p>2.0896477942</text:p>
          </table:table-cell>
          <table:table-cell office:value-type="float" office:value="2.0796497180601" calcext:value-type="float">
            <text:p>2.0796497181</text:p>
          </table:table-cell>
          <table:table-cell office:value-type="float" office:value="2.06988148277281" calcext:value-type="float">
            <text:p>2.0698814828</text:p>
          </table:table-cell>
          <table:table-cell office:value-type="float" office:value="2.06033525283295" calcext:value-type="float">
            <text:p>2.0603352528</text:p>
          </table:table-cell>
          <table:table-cell office:value-type="float" office:value="2.05100354491421" calcext:value-type="float">
            <text:p>2.0510035449</text:p>
          </table:table-cell>
          <table:table-cell office:value-type="float" office:value="2.04187920828256" calcext:value-type="float">
            <text:p>2.0418792083</text:p>
          </table:table-cell>
          <table:table-cell office:value-type="float" office:value="2.03295540652193" calcext:value-type="float">
            <text:p>2.0329554065</text:p>
          </table:table-cell>
          <table:table-cell office:value-type="float" office:value="2.02422560045175" calcext:value-type="float">
            <text:p>2.0242256005</text:p>
          </table:table-cell>
          <table:table-cell office:value-type="float" office:value="2.01568353214652" calcext:value-type="float">
            <text:p>2.0156835321</text:p>
          </table:table-cell>
          <table:table-cell office:value-type="float" office:value="2.00732320997544" calcext:value-type="float">
            <text:p>2.00732321</text:p>
          </table:table-cell>
          <table:table-cell office:value-type="float" office:value="1.99913889458691" calcext:value-type="float">
            <text:p>1.9991388946</text:p>
          </table:table-cell>
          <table:table-cell office:value-type="float" office:value="1.99112508576898" calcext:value-type="float">
            <text:p>1.9911250858</text:p>
          </table:table-cell>
          <table:table-cell office:value-type="float" office:value="1.98327651012255" calcext:value-type="float">
            <text:p>1.9832765101</text:p>
          </table:table-cell>
          <table:table-cell office:value-type="float" office:value="1.97558810948931" calcext:value-type="float">
            <text:p>1.9755881095</text:p>
          </table:table-cell>
          <table:table-cell office:value-type="float" office:value="1.96805503008099" calcext:value-type="float">
            <text:p>1.9680550301</text:p>
          </table:table-cell>
          <table:table-cell office:value-type="float" office:value="1.96067261226083" calcext:value-type="float">
            <text:p>1.9606726123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9.45694872410264" calcext:value-type="float">
            <text:p>9.4569487241</text:p>
          </table:table-cell>
          <table:table-cell office:value-type="string" calcext:value-type="string">
            <text:p><text:s/>global min</text:p>
          </table:table-cell>
          <table:table-cell office:value-type="float" office:value="-9.19682273853046" calcext:value-type="float">
            <text:p>-9.1968227385</text:p>
          </table:table-cell>
          <table:table-cell office:value-type="string" calcext:value-type="string">
            <text:p><text:s/>range</text:p>
          </table:table-cell>
          <table:table-cell office:value-type="float" office:value="18.6537714626331" calcext:value-type="float">
            <text:p>18.6537714626</text:p>
          </table:table-cell>
          <table:table-cell office:value-type="string" calcext:value-type="string">
            <text:p><text:s/>regret</text:p>
          </table:table-cell>
          <table:table-cell office:value-type="float" office:value="9.20491726851394" calcext:value-type="float">
            <text:p>9.2049172685</text:p>
          </table:table-cell>
          <table:table-cell office:value-type="float" office:value="9.32430549612423" calcext:value-type="float">
            <text:p>9.3243054961</text:p>
          </table:table-cell>
          <table:table-cell office:value-type="float" office:value="8.89445545541538" calcext:value-type="float">
            <text:p>8.8944554554</text:p>
          </table:table-cell>
          <table:table-cell office:value-type="float" office:value="10.6388805887754" calcext:value-type="float">
            <text:p>10.6388805888</text:p>
          </table:table-cell>
          <table:table-cell office:value-type="float" office:value="9.19770163604125" calcext:value-type="float">
            <text:p>9.197701636</text:p>
          </table:table-cell>
          <table:table-cell office:value-type="float" office:value="8.14592157116485" calcext:value-type="float">
            <text:p>8.1459215712</text:p>
          </table:table-cell>
          <table:table-cell office:value-type="float" office:value="7.91229713063577" calcext:value-type="float">
            <text:p>7.9122971306</text:p>
          </table:table-cell>
          <table:table-cell office:value-type="float" office:value="8.49334651530895" calcext:value-type="float">
            <text:p>8.4933465153</text:p>
          </table:table-cell>
          <table:table-cell office:value-type="float" office:value="8.332583724915" calcext:value-type="float">
            <text:p>8.3325837249</text:p>
          </table:table-cell>
          <table:table-cell office:value-type="float" office:value="8.20439213873783" calcext:value-type="float">
            <text:p>8.2043921387</text:p>
          </table:table-cell>
          <table:table-cell office:value-type="float" office:value="8.13769096482518" calcext:value-type="float">
            <text:p>8.1376909648</text:p>
          </table:table-cell>
          <table:table-cell office:value-type="float" office:value="7.51764579672883" calcext:value-type="float">
            <text:p>7.5176457967</text:p>
          </table:table-cell>
          <table:table-cell office:value-type="float" office:value="7.3428922989358" calcext:value-type="float">
            <text:p>7.3428922989</text:p>
          </table:table-cell>
          <table:table-cell office:value-type="float" office:value="6.92461597412116" calcext:value-type="float">
            <text:p>6.9246159741</text:p>
          </table:table-cell>
          <table:table-cell office:value-type="float" office:value="6.87506610486698" calcext:value-type="float">
            <text:p>6.8750661049</text:p>
          </table:table-cell>
          <table:table-cell office:value-type="float" office:value="6.4889462825421" calcext:value-type="float">
            <text:p>6.4889462825</text:p>
          </table:table-cell>
          <table:table-cell office:value-type="float" office:value="6.14825232166721" calcext:value-type="float">
            <text:p>6.1482523217</text:p>
          </table:table-cell>
          <table:table-cell office:value-type="float" office:value="6.23541168640507" calcext:value-type="float">
            <text:p>6.2354116864</text:p>
          </table:table-cell>
          <table:table-cell office:value-type="float" office:value="5.94392417384001" calcext:value-type="float">
            <text:p>5.9439241738</text:p>
          </table:table-cell>
          <table:table-cell office:value-type="float" office:value="5.68158541253146" calcext:value-type="float">
            <text:p>5.6815854125</text:p>
          </table:table-cell>
          <table:table-cell office:value-type="float" office:value="5.41166272585398" calcext:value-type="float">
            <text:p>5.4116627259</text:p>
          </table:table-cell>
          <table:table-cell office:value-type="float" office:value="5.16627846523809" calcext:value-type="float">
            <text:p>5.1662784652</text:p>
          </table:table-cell>
          <table:table-cell office:value-type="float" office:value="4.94223196641488" calcext:value-type="float">
            <text:p>4.9422319664</text:p>
          </table:table-cell>
          <table:table-cell office:value-type="float" office:value="4.73685600916028" calcext:value-type="float">
            <text:p>4.7368560092</text:p>
          </table:table-cell>
          <table:table-cell office:value-type="float" office:value="4.54791012848604" calcext:value-type="float">
            <text:p>4.5479101285</text:p>
          </table:table-cell>
          <table:table-cell office:value-type="float" office:value="4.3734985463252" calcext:value-type="float">
            <text:p>4.3734985463</text:p>
          </table:table-cell>
          <table:table-cell office:value-type="float" office:value="4.21200634062073" calcext:value-type="float">
            <text:p>4.2120063406</text:p>
          </table:table-cell>
          <table:table-cell office:value-type="float" office:value="4.06204929246657" calcext:value-type="float">
            <text:p>4.0620492925</text:p>
          </table:table-cell>
          <table:table-cell office:value-type="float" office:value="3.92243410970236" calcext:value-type="float">
            <text:p>3.9224341097</text:p>
          </table:table-cell>
          <table:table-cell office:value-type="float" office:value="3.79212660578909" calcext:value-type="float">
            <text:p>3.7921266058</text:p>
          </table:table-cell>
          <table:table-cell office:value-type="float" office:value="3.67022603761216" calcext:value-type="float">
            <text:p>3.6702260376</text:p>
          </table:table-cell>
          <table:table-cell office:value-type="float" office:value="3.55594425494629" calcext:value-type="float">
            <text:p>3.5559442549</text:p>
          </table:table-cell>
          <table:table-cell office:value-type="float" office:value="3.44858864092684" calcext:value-type="float">
            <text:p>3.4485886409</text:p>
          </table:table-cell>
          <table:table-cell office:value-type="float" office:value="3.34754806302618" calcext:value-type="float">
            <text:p>3.347548063</text:p>
          </table:table-cell>
          <table:table-cell office:value-type="float" office:value="3.25228123243413" calcext:value-type="float">
            <text:p>3.2522812324</text:p>
          </table:table-cell>
          <table:table-cell office:value-type="float" office:value="3.16230700354163" calcext:value-type="float">
            <text:p>3.1623070035</text:p>
          </table:table-cell>
          <table:table-cell office:value-type="float" office:value="3.45112723189425" calcext:value-type="float">
            <text:p>3.4511272319</text:p>
          </table:table-cell>
          <table:table-cell office:value-type="float" office:value="3.36065569927346" calcext:value-type="float">
            <text:p>3.3606556993</text:p>
          </table:table-cell>
          <table:table-cell office:value-type="float" office:value="3.2748237324281" calcext:value-type="float">
            <text:p>3.2748237324</text:p>
          </table:table-cell>
          <table:table-cell office:value-type="float" office:value="3.19328336392501" calcext:value-type="float">
            <text:p>3.1932833639</text:p>
          </table:table-cell>
          <table:table-cell office:value-type="float" office:value="3.11572057437328" calcext:value-type="float">
            <text:p>3.1157205744</text:p>
          </table:table-cell>
          <table:table-cell office:value-type="float" office:value="3.04185125099069" calcext:value-type="float">
            <text:p>3.041851251</text:p>
          </table:table-cell>
          <table:table-cell office:value-type="float" office:value="2.97141771009101" calcext:value-type="float">
            <text:p>2.9714177101</text:p>
          </table:table-cell>
          <table:table-cell office:value-type="float" office:value="2.90418569377767" calcext:value-type="float">
            <text:p>2.9041856938</text:p>
          </table:table-cell>
          <table:table-cell office:value-type="float" office:value="2.83994176707827" calcext:value-type="float">
            <text:p>2.8399417671</text:p>
          </table:table-cell>
          <table:table-cell office:value-type="float" office:value="2.77849105458318" calcext:value-type="float">
            <text:p>2.7784910546</text:p>
          </table:table-cell>
          <table:table-cell office:value-type="float" office:value="2.71965526602406" calcext:value-type="float">
            <text:p>2.719655266</text:p>
          </table:table-cell>
          <table:table-cell office:value-type="float" office:value="2.6632709686549" calcext:value-type="float">
            <text:p>2.6632709687</text:p>
          </table:table-cell>
          <table:table-cell office:value-type="float" office:value="2.60918807117836" calcext:value-type="float">
            <text:p>2.6091880712</text:p>
          </table:table-cell>
          <table:table-cell office:value-type="float" office:value="2.55726848960087" calcext:value-type="float">
            <text:p>2.5572684896</text:p>
          </table:table-cell>
          <table:table-cell office:value-type="float" office:value="2.50738497004604" calcext:value-type="float">
            <text:p>2.50738497</text:p>
          </table:table-cell>
          <table:table-cell office:value-type="float" office:value="2.45942004739716" calcext:value-type="float">
            <text:p>2.4594200474</text:p>
          </table:table-cell>
          <table:table-cell office:value-type="float" office:value="2.41326512182937" calcext:value-type="float">
            <text:p>2.4132651218</text:p>
          </table:table-cell>
          <table:table-cell office:value-type="float" office:value="2.36881963794928" calcext:value-type="float">
            <text:p>2.3688196379</text:p>
          </table:table-cell>
          <table:table-cell office:value-type="float" office:value="2.32599035348301" calcext:value-type="float">
            <text:p>2.3259903535</text:p>
          </table:table-cell>
          <table:table-cell office:value-type="float" office:value="2.2846906863191" calcext:value-type="float">
            <text:p>2.2846906863</text:p>
          </table:table-cell>
          <table:table-cell office:value-type="float" office:value="2.24484013028376" calcext:value-type="float">
            <text:p>2.2448401303</text:p>
          </table:table-cell>
          <table:table-cell office:value-type="float" office:value="2.20636373135308" calcext:value-type="float">
            <text:p>2.2063637314</text:p>
          </table:table-cell>
          <table:table-cell office:value-type="float" office:value="2.16919161713191" calcext:value-type="float">
            <text:p>2.1691916171</text:p>
          </table:table-cell>
          <table:table-cell office:value-type="float" office:value="2.13325857338479" calcext:value-type="float">
            <text:p>2.1332585734</text:p>
          </table:table-cell>
          <table:table-cell office:value-type="float" office:value="2.09850366221953" calcext:value-type="float">
            <text:p>2.0985036622</text:p>
          </table:table-cell>
          <table:table-cell office:value-type="float" office:value="2.0648698772209" calcext:value-type="float">
            <text:p>2.0648698772</text:p>
          </table:table-cell>
          <table:table-cell office:value-type="float" office:value="2.03230383142858" calcext:value-type="float">
            <text:p>2.0323038314</text:p>
          </table:table-cell>
          <table:table-cell office:value-type="float" office:value="2.00075547456726" calcext:value-type="float">
            <text:p>2.0007554746</text:p>
          </table:table-cell>
          <table:table-cell office:value-type="float" office:value="1.9701778363786" calcext:value-type="float">
            <text:p>1.9701778364</text:p>
          </table:table-cell>
          <table:table-cell office:value-type="float" office:value="1.94052679328657" calcext:value-type="float">
            <text:p>1.9405267933</text:p>
          </table:table-cell>
          <table:table-cell office:value-type="float" office:value="1.91176085595847" calcext:value-type="float">
            <text:p>1.911760856</text:p>
          </table:table-cell>
          <table:table-cell office:value-type="float" office:value="1.88384097561062" calcext:value-type="float">
            <text:p>1.8838409756</text:p>
          </table:table-cell>
          <table:table-cell office:value-type="float" office:value="1.8567303671569" calcext:value-type="float">
            <text:p>1.8567303672</text:p>
          </table:table-cell>
          <table:table-cell office:value-type="float" office:value="1.83039434751615" calcext:value-type="float">
            <text:p>1.8303943475</text:p>
          </table:table-cell>
          <table:table-cell office:value-type="float" office:value="1.80480018758359" calcext:value-type="float">
            <text:p>1.8048001876</text:p>
          </table:table-cell>
          <table:table-cell office:value-type="float" office:value="1.77991697653805" calcext:value-type="float">
            <text:p>1.7799169765</text:p>
          </table:table-cell>
          <table:table-cell office:value-type="float" office:value="1.75571549730197" calcext:value-type="float">
            <text:p>1.7557154973</text:p>
          </table:table-cell>
          <table:table-cell office:value-type="float" office:value="1.7321681120993" calcext:value-type="float">
            <text:p>1.7321681121</text:p>
          </table:table-cell>
          <table:table-cell office:value-type="float" office:value="1.7092486571687" calcext:value-type="float">
            <text:p>1.7092486572</text:p>
          </table:table-cell>
          <table:table-cell office:value-type="float" office:value="1.68693234578891" calcext:value-type="float">
            <text:p>1.6869323458</text:p>
          </table:table-cell>
          <table:table-cell office:value-type="float" office:value="1.66519567886054" calcext:value-type="float">
            <text:p>1.6651956789</text:p>
          </table:table-cell>
          <table:table-cell office:value-type="float" office:value="1.64401636236623" calcext:value-type="float">
            <text:p>1.6440163624</text:p>
          </table:table-cell>
          <table:table-cell office:value-type="float" office:value="1.62337323109962" calcext:value-type="float">
            <text:p>1.6233732311</text:p>
          </table:table-cell>
          <table:table-cell office:value-type="float" office:value="1.60324617811468" calcext:value-type="float">
            <text:p>1.6032461781</text:p>
          </table:table-cell>
          <table:table-cell office:value-type="float" office:value="1.58361608940097" calcext:value-type="float">
            <text:p>1.5836160894</text:p>
          </table:table-cell>
          <table:table-cell office:value-type="float" office:value="1.56446478333882" calcext:value-type="float">
            <text:p>1.5644647833</text:p>
          </table:table-cell>
          <table:table-cell office:value-type="float" office:value="1.54577495453117" calcext:value-type="float">
            <text:p>1.5457749545</text:p>
          </table:table-cell>
          <table:table-cell office:value-type="float" office:value="1.52753012164752" calcext:value-type="float">
            <text:p>1.5275301216</text:p>
          </table:table-cell>
          <table:table-cell office:value-type="float" office:value="1.50971457894937" calcext:value-type="float">
            <text:p>1.5097145789</text:p>
          </table:table-cell>
          <table:table-cell office:value-type="float" office:value="1.49231335119768" calcext:value-type="float">
            <text:p>1.4923133512</text:p>
          </table:table-cell>
          <table:table-cell office:value-type="float" office:value="1.47531215167017" calcext:value-type="float">
            <text:p>1.4753121517</text:p>
          </table:table-cell>
          <table:table-cell office:value-type="float" office:value="1.45869734304101" calcext:value-type="float">
            <text:p>1.458697343</text:p>
          </table:table-cell>
          <table:table-cell office:value-type="float" office:value="1.4424559008979" calcext:value-type="float">
            <text:p>1.4424559009</text:p>
          </table:table-cell>
          <table:table-cell office:value-type="float" office:value="1.42657537969131" calcext:value-type="float">
            <text:p>1.4265753797</text:p>
          </table:table-cell>
          <table:table-cell office:value-type="float" office:value="1.41104388092881" calcext:value-type="float">
            <text:p>1.4110438809</text:p>
          </table:table-cell>
          <table:table-cell office:value-type="float" office:value="1.4962863084368" calcext:value-type="float">
            <text:p>1.4962863084</text:p>
          </table:table-cell>
          <table:table-cell office:value-type="float" office:value="1.4803392405214" calcext:value-type="float">
            <text:p>1.4803392405</text:p>
          </table:table-cell>
          <table:table-cell office:value-type="float" office:value="1.46473147192334" calcext:value-type="float">
            <text:p>1.4647314719</text:p>
          </table:table-cell>
          <table:table-cell office:value-type="float" office:value="1.44945228792736" calcext:value-type="float">
            <text:p>1.4494522879</text:p>
          </table:table-cell>
          <table:table-cell office:value-type="float" office:value="1.43449142026461" calcext:value-type="float">
            <text:p>1.4344914203</text:p>
          </table:table-cell>
          <table:table-cell office:value-type="float" office:value="1.41983902410008" calcext:value-type="float">
            <text:p>1.4198390241</text:p>
          </table:table-cell>
          <table:table-cell office:value-type="float" office:value="1.40548565642869" calcext:value-type="float">
            <text:p>1.4054856564</text:p>
          </table:table-cell>
          <table:table-cell office:value-type="float" office:value="1.39142225578097" calcext:value-type="float">
            <text:p>1.3914222558</text:p>
          </table:table-cell>
          <table:table-cell office:value-type="float" office:value="1.3776401231462" calcext:value-type="float">
            <text:p>1.3776401231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3.89911502872251" calcext:value-type="float">
            <text:p>3.8991150287</text:p>
          </table:table-cell>
          <table:table-cell office:value-type="string" calcext:value-type="string">
            <text:p><text:s/>global min</text:p>
          </table:table-cell>
          <table:table-cell office:value-type="float" office:value="-9.38439761251404" calcext:value-type="float">
            <text:p>-9.3843976125</text:p>
          </table:table-cell>
          <table:table-cell office:value-type="string" calcext:value-type="string">
            <text:p><text:s/>range</text:p>
          </table:table-cell>
          <table:table-cell office:value-type="float" office:value="13.2835126412365" calcext:value-type="float">
            <text:p>13.2835126412</text:p>
          </table:table-cell>
          <table:table-cell office:value-type="string" calcext:value-type="string">
            <text:p><text:s/>regret</text:p>
          </table:table-cell>
          <table:table-cell office:value-type="float" office:value="3.13548026784243" calcext:value-type="float">
            <text:p>3.1354802678</text:p>
          </table:table-cell>
          <table:table-cell office:value-type="float" office:value="4.84805600268448" calcext:value-type="float">
            <text:p>4.8480560027</text:p>
          </table:table-cell>
          <table:table-cell office:value-type="float" office:value="4.77233419749431" calcext:value-type="float">
            <text:p>4.7723341975</text:p>
          </table:table-cell>
          <table:table-cell office:value-type="float" office:value="5.88204542347759" calcext:value-type="float">
            <text:p>5.8820454235</text:p>
          </table:table-cell>
          <table:table-cell office:value-type="float" office:value="6.77856920556982" calcext:value-type="float">
            <text:p>6.7785692056</text:p>
          </table:table-cell>
          <table:table-cell office:value-type="float" office:value="6.60465044401397" calcext:value-type="float">
            <text:p>6.604650444</text:p>
          </table:table-cell>
          <table:table-cell office:value-type="float" office:value="6.34703049689347" calcext:value-type="float">
            <text:p>6.3470304969</text:p>
          </table:table-cell>
          <table:table-cell office:value-type="float" office:value="5.96873043763062" calcext:value-type="float">
            <text:p>5.9687304376</text:p>
          </table:table-cell>
          <table:table-cell office:value-type="float" office:value="6.11560354243822" calcext:value-type="float">
            <text:p>6.1156035424</text:p>
          </table:table-cell>
          <table:table-cell office:value-type="float" office:value="5.73837169242901" calcext:value-type="float">
            <text:p>5.7383716924</text:p>
          </table:table-cell>
          <table:table-cell office:value-type="float" office:value="6.21119501212191" calcext:value-type="float">
            <text:p>6.2111950121</text:p>
          </table:table-cell>
          <table:table-cell office:value-type="float" office:value="5.96302119457357" calcext:value-type="float">
            <text:p>5.9630211946</text:p>
          </table:table-cell>
          <table:table-cell office:value-type="float" office:value="5.76410501073196" calcext:value-type="float">
            <text:p>5.7641050107</text:p>
          </table:table-cell>
          <table:table-cell office:value-type="float" office:value="5.64427960327675" calcext:value-type="float">
            <text:p>5.6442796033</text:p>
          </table:table-cell>
          <table:table-cell office:value-type="float" office:value="5.48572358231403" calcext:value-type="float">
            <text:p>5.4857235823</text:p>
          </table:table-cell>
          <table:table-cell office:value-type="float" office:value="5.52347081584806" calcext:value-type="float">
            <text:p>5.5234708158</text:p>
          </table:table-cell>
          <table:table-cell office:value-type="float" office:value="5.29489482240046" calcext:value-type="float">
            <text:p>5.2948948224</text:p>
          </table:table-cell>
          <table:table-cell office:value-type="float" office:value="5.18473631141243" calcext:value-type="float">
            <text:p>5.1847363114</text:p>
          </table:table-cell>
          <table:table-cell office:value-type="float" office:value="5.22384593682103" calcext:value-type="float">
            <text:p>5.2238459368</text:p>
          </table:table-cell>
          <table:table-cell office:value-type="float" office:value="5.21156034264735" calcext:value-type="float">
            <text:p>5.2115603426</text:p>
          </table:table-cell>
          <table:table-cell office:value-type="float" office:value="5.13319084053906" calcext:value-type="float">
            <text:p>5.1331908405</text:p>
          </table:table-cell>
          <table:table-cell office:value-type="float" office:value="4.93773213590789" calcext:value-type="float">
            <text:p>4.9377321359</text:p>
          </table:table-cell>
          <table:table-cell office:value-type="float" office:value="4.81569131026249" calcext:value-type="float">
            <text:p>4.8156913103</text:p>
          </table:table-cell>
          <table:table-cell office:value-type="float" office:value="4.70382055342088" calcext:value-type="float">
            <text:p>4.7038205534</text:p>
          </table:table-cell>
          <table:table-cell office:value-type="float" office:value="4.54899170483017" calcext:value-type="float">
            <text:p>4.5489917048</text:p>
          </table:table-cell>
          <table:table-cell office:value-type="float" office:value="4.45598406795454" calcext:value-type="float">
            <text:p>4.455984068</text:p>
          </table:table-cell>
          <table:table-cell office:value-type="float" office:value="4.3218031520545" calcext:value-type="float">
            <text:p>4.3218031521</text:p>
          </table:table-cell>
          <table:table-cell office:value-type="float" office:value="4.19720658729017" calcext:value-type="float">
            <text:p>4.1972065873</text:p>
          </table:table-cell>
          <table:table-cell office:value-type="float" office:value="4.12595095138581" calcext:value-type="float">
            <text:p>4.1259509514</text:p>
          </table:table-cell>
          <table:table-cell office:value-type="float" office:value="4.01618923096139" calcext:value-type="float">
            <text:p>4.016189231</text:p>
          </table:table-cell>
          <table:table-cell office:value-type="float" office:value="3.91350891185468" calcext:value-type="float">
            <text:p>3.9135089119</text:p>
          </table:table-cell>
          <table:table-cell office:value-type="float" office:value="3.81724611269213" calcext:value-type="float">
            <text:p>3.8172461127</text:p>
          </table:table-cell>
          <table:table-cell office:value-type="float" office:value="3.72681742256974" calcext:value-type="float">
            <text:p>3.7268174226</text:p>
          </table:table-cell>
          <table:table-cell office:value-type="float" office:value="3.64170806716043" calcext:value-type="float">
            <text:p>3.6417080672</text:p>
          </table:table-cell>
          <table:table-cell office:value-type="float" office:value="3.5614621034888" calcext:value-type="float">
            <text:p>3.5614621035</text:p>
          </table:table-cell>
          <table:table-cell office:value-type="float" office:value="3.48567424891004" calcext:value-type="float">
            <text:p>3.4856742489</text:p>
          </table:table-cell>
          <table:table-cell office:value-type="float" office:value="3.41398303511931" calcext:value-type="float">
            <text:p>3.4139830351</text:p>
          </table:table-cell>
          <table:table-cell office:value-type="float" office:value="3.34606504310705" calcext:value-type="float">
            <text:p>3.3460650431</text:p>
          </table:table-cell>
          <table:table-cell office:value-type="float" office:value="3.28163002504413" calcext:value-type="float">
            <text:p>3.281630025</text:p>
          </table:table-cell>
          <table:table-cell office:value-type="float" office:value="3.22041675788436" calcext:value-type="float">
            <text:p>3.2204167579</text:p>
          </table:table-cell>
          <table:table-cell office:value-type="float" office:value="3.16218950375677" calcext:value-type="float">
            <text:p>3.1621895038</text:p>
          </table:table-cell>
          <table:table-cell office:value-type="float" office:value="3.10673497601621" calcext:value-type="float">
            <text:p>3.106734976</text:p>
          </table:table-cell>
          <table:table-cell office:value-type="float" office:value="3.05385972863568" calcext:value-type="float">
            <text:p>3.0538597286</text:p>
          </table:table-cell>
          <table:table-cell office:value-type="float" office:value="3.00338790159063" calcext:value-type="float">
            <text:p>3.0033879016</text:p>
          </table:table-cell>
          <table:table-cell office:value-type="float" office:value="2.95515926685869" calcext:value-type="float">
            <text:p>2.9551592669</text:p>
          </table:table-cell>
          <table:table-cell office:value-type="float" office:value="2.93723826423271" calcext:value-type="float">
            <text:p>2.9372382642</text:p>
          </table:table-cell>
          <table:table-cell office:value-type="float" office:value="2.89246935092251" calcext:value-type="float">
            <text:p>2.8924693509</text:p>
          </table:table-cell>
          <table:table-cell office:value-type="float" office:value="2.84956580900023" calcext:value-type="float">
            <text:p>2.849565809</text:p>
          </table:table-cell>
          <table:table-cell office:value-type="float" office:value="2.80841343205438" calcext:value-type="float">
            <text:p>2.8084134321</text:p>
          </table:table-cell>
          <table:table-cell office:value-type="float" office:value="2.76890715018635" calcext:value-type="float">
            <text:p>2.7689071502</text:p>
          </table:table-cell>
          <table:table-cell office:value-type="float" office:value="2.73095013427394" calcext:value-type="float">
            <text:p>2.7309501343</text:p>
          </table:table-cell>
          <table:table-cell office:value-type="float" office:value="2.69445300358893" calcext:value-type="float">
            <text:p>2.6944530036</text:p>
          </table:table-cell>
          <table:table-cell office:value-type="float" office:value="2.65933312311844" calcext:value-type="float">
            <text:p>2.6593331231</text:p>
          </table:table-cell>
          <table:table-cell office:value-type="float" office:value="2.62551397896168" calcext:value-type="float">
            <text:p>2.625513979</text:p>
          </table:table-cell>
          <table:table-cell office:value-type="float" office:value="2.59292462186517" calcext:value-type="float">
            <text:p>2.5929246219</text:p>
          </table:table-cell>
          <table:table-cell office:value-type="float" office:value="2.56149917037924" calcext:value-type="float">
            <text:p>2.5614991704</text:p>
          </table:table-cell>
          <table:table-cell office:value-type="float" office:value="2.53117636631387" calcext:value-type="float">
            <text:p>2.5311763663</text:p>
          </table:table-cell>
          <table:table-cell office:value-type="float" office:value="2.50189917618179" calcext:value-type="float">
            <text:p>2.5018991762</text:p>
          </table:table-cell>
          <table:table-cell office:value-type="float" office:value="2.47361443317283" calcext:value-type="float">
            <text:p>2.4736144332</text:p>
          </table:table-cell>
          <table:table-cell office:value-type="float" office:value="2.44627251493084" calcext:value-type="float">
            <text:p>2.4462725149</text:p>
          </table:table-cell>
          <table:table-cell office:value-type="float" office:value="2.41982705302465" calcext:value-type="float">
            <text:p>2.419827053</text:p>
          </table:table-cell>
          <table:table-cell office:value-type="float" office:value="2.39423467053479" calcext:value-type="float">
            <text:p>2.3942346705</text:p>
          </table:table-cell>
          <table:table-cell office:value-type="float" office:value="2.36945474463191" calcext:value-type="float">
            <text:p>2.3694547446</text:p>
          </table:table-cell>
          <table:table-cell office:value-type="float" office:value="2.34544919141349" calcext:value-type="float">
            <text:p>2.3454491914</text:p>
          </table:table-cell>
          <table:table-cell office:value-type="float" office:value="2.3221822706018" calcext:value-type="float">
            <text:p>2.3221822706</text:p>
          </table:table-cell>
          <table:table-cell office:value-type="float" office:value="2.29962040799652" calcext:value-type="float">
            <text:p>2.299620408</text:p>
          </table:table-cell>
          <table:table-cell office:value-type="float" office:value="2.27773203382721" calcext:value-type="float">
            <text:p>2.2777320338</text:p>
          </table:table-cell>
          <table:table-cell office:value-type="float" office:value="2.25648743536877" calcext:value-type="float">
            <text:p>2.2564874354</text:p>
          </table:table-cell>
          <table:table-cell office:value-type="float" office:value="2.2358586223729" calcext:value-type="float">
            <text:p>2.2358586224</text:p>
          </table:table-cell>
          <table:table-cell office:value-type="float" office:value="2.21581920403405" calcext:value-type="float">
            <text:p>2.215819204</text:p>
          </table:table-cell>
          <table:table-cell office:value-type="float" office:value="2.19634427635263" calcext:value-type="float">
            <text:p>2.1963442764</text:p>
          </table:table-cell>
          <table:table-cell office:value-type="float" office:value="2.17741031888458" calcext:value-type="float">
            <text:p>2.1774103189</text:p>
          </table:table-cell>
          <table:table-cell office:value-type="float" office:value="2.1589950999773" calcext:value-type="float">
            <text:p>2.1589951</text:p>
          </table:table-cell>
          <table:table-cell office:value-type="float" office:value="2.14107758968914" calcext:value-type="float">
            <text:p>2.1410775897</text:p>
          </table:table-cell>
          <table:table-cell office:value-type="float" office:value="2.12363787967533" calcext:value-type="float">
            <text:p>2.1236378797</text:p>
          </table:table-cell>
          <table:table-cell office:value-type="float" office:value="2.10665710939872" calcext:value-type="float">
            <text:p>2.1066571094</text:p>
          </table:table-cell>
          <table:table-cell office:value-type="float" office:value="2.09011739809034" calcext:value-type="float">
            <text:p>2.0901173981</text:p>
          </table:table-cell>
          <table:table-cell office:value-type="float" office:value="2.07400178194371" calcext:value-type="float">
            <text:p>2.0740017819</text:p>
          </table:table-cell>
          <table:table-cell office:value-type="float" office:value="2.05829415607927" calcext:value-type="float">
            <text:p>2.0582941561</text:p>
          </table:table-cell>
          <table:table-cell office:value-type="float" office:value="2.04297922086145" calcext:value-type="float">
            <text:p>2.0429792209</text:p>
          </table:table-cell>
          <table:table-cell office:value-type="float" office:value="2.02804243219221" calcext:value-type="float">
            <text:p>2.0280424322</text:p>
          </table:table-cell>
          <table:table-cell office:value-type="float" office:value="2.01346995544174" calcext:value-type="float">
            <text:p>2.0134699554</text:p>
          </table:table-cell>
          <table:table-cell office:value-type="float" office:value="1.99924862270935" calcext:value-type="float">
            <text:p>1.9992486227</text:p>
          </table:table-cell>
          <table:table-cell office:value-type="float" office:value="1.98536589313725" calcext:value-type="float">
            <text:p>1.9853658931</text:p>
          </table:table-cell>
          <table:table-cell office:value-type="float" office:value="1.97180981602568" calcext:value-type="float">
            <text:p>1.971809816</text:p>
          </table:table-cell>
          <table:table-cell office:value-type="float" office:value="1.95856899652134" calcext:value-type="float">
            <text:p>1.9585689965</text:p>
          </table:table-cell>
          <table:table-cell office:value-type="float" office:value="1.94563256367229" calcext:value-type="float">
            <text:p>1.9456325637</text:p>
          </table:table-cell>
          <table:table-cell office:value-type="float" office:value="1.93299014066071" calcext:value-type="float">
            <text:p>1.9329901407</text:p>
          </table:table-cell>
          <table:table-cell office:value-type="float" office:value="1.92063181704265" calcext:value-type="float">
            <text:p>1.920631817</text:p>
          </table:table-cell>
          <table:table-cell office:value-type="float" office:value="1.90854812283832" calcext:value-type="float">
            <text:p>1.9085481228</text:p>
          </table:table-cell>
          <table:table-cell office:value-type="float" office:value="1.89673000433079" calcext:value-type="float">
            <text:p>1.8967300043</text:p>
          </table:table-cell>
          <table:table-cell office:value-type="float" office:value="1.88516880144299" calcext:value-type="float">
            <text:p>1.8851688014</text:p>
          </table:table-cell>
          <table:table-cell office:value-type="float" office:value="1.87385622657429" calcext:value-type="float">
            <text:p>1.8738562266</text:p>
          </table:table-cell>
          <table:table-cell office:value-type="float" office:value="1.86278434478789" calcext:value-type="float">
            <text:p>1.8627843448</text:p>
          </table:table-cell>
          <table:table-cell office:value-type="float" office:value="1.85194555524963" calcext:value-type="float">
            <text:p>1.8519455552</text:p>
          </table:table-cell>
          <table:table-cell office:value-type="float" office:value="1.84133257382675" calcext:value-type="float">
            <text:p>1.8413325738</text:p>
          </table:table-cell>
          <table:table-cell office:value-type="float" office:value="1.83093841676311" calcext:value-type="float">
            <text:p>1.8309384168</text:p>
          </table:table-cell>
          <table:table-cell office:value-type="float" office:value="1.82075638535383" calcext:value-type="float">
            <text:p>1.8207563854</text:p>
          </table:table-cell>
          <table:table-cell office:value-type="float" office:value="1.81078005154877" calcext:value-type="float">
            <text:p>1.8107800515</text:p>
          </table:table-cell>
          <table:table-cell office:value-type="float" office:value="1.80100324441982" calcext:value-type="float">
            <text:p>1.8010032444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13.7284873396141" calcext:value-type="float">
            <text:p>13.7284873396</text:p>
          </table:table-cell>
          <table:table-cell office:value-type="string" calcext:value-type="string">
            <text:p><text:s/>global min</text:p>
          </table:table-cell>
          <table:table-cell office:value-type="float" office:value="-7.87057084526833" calcext:value-type="float">
            <text:p>-7.8705708453</text:p>
          </table:table-cell>
          <table:table-cell office:value-type="string" calcext:value-type="string">
            <text:p><text:s/>range</text:p>
          </table:table-cell>
          <table:table-cell office:value-type="float" office:value="21.5990581848824" calcext:value-type="float">
            <text:p>21.5990581849</text:p>
          </table:table-cell>
          <table:table-cell office:value-type="string" calcext:value-type="string">
            <text:p><text:s/>regret</text:p>
          </table:table-cell>
          <table:table-cell office:value-type="float" office:value="18.6962971201465" calcext:value-type="float">
            <text:p>18.6962971201</text:p>
          </table:table-cell>
          <table:table-cell office:value-type="float" office:value="12.316023121203" calcext:value-type="float">
            <text:p>12.3160231212</text:p>
          </table:table-cell>
          <table:table-cell office:value-type="float" office:value="9.8539688281784" calcext:value-type="float">
            <text:p>9.8539688282</text:p>
          </table:table-cell>
          <table:table-cell office:value-type="float" office:value="8.78572147642352" calcext:value-type="float">
            <text:p>8.7857214764</text:p>
          </table:table-cell>
          <table:table-cell office:value-type="float" office:value="8.10400626289878" calcext:value-type="float">
            <text:p>8.1040062629</text:p>
          </table:table-cell>
          <table:table-cell office:value-type="float" office:value="6.85806051397822" calcext:value-type="float">
            <text:p>6.858060514</text:p>
          </table:table-cell>
          <table:table-cell office:value-type="float" office:value="7.73403264748601" calcext:value-type="float">
            <text:p>7.7340326475</text:p>
          </table:table-cell>
          <table:table-cell office:value-type="float" office:value="7.09560416414656" calcext:value-type="float">
            <text:p>7.0956041641</text:p>
          </table:table-cell>
          <table:table-cell office:value-type="float" office:value="6.47598904323699" calcext:value-type="float">
            <text:p>6.4759890432</text:p>
          </table:table-cell>
          <table:table-cell office:value-type="float" office:value="6.61999864870518" calcext:value-type="float">
            <text:p>6.6199986487</text:p>
          </table:table-cell>
          <table:table-cell office:value-type="float" office:value="6.50217650396743" calcext:value-type="float">
            <text:p>6.502176504</text:p>
          </table:table-cell>
          <table:table-cell office:value-type="float" office:value="5.98034566859903" calcext:value-type="float">
            <text:p>5.9803456686</text:p>
          </table:table-cell>
          <table:table-cell office:value-type="float" office:value="6.89726363122235" calcext:value-type="float">
            <text:p>6.8972636312</text:p>
          </table:table-cell>
          <table:table-cell office:value-type="float" office:value="6.42175954895979" calcext:value-type="float">
            <text:p>6.421759549</text:p>
          </table:table-cell>
          <table:table-cell office:value-type="float" office:value="6.00965601099891" calcext:value-type="float">
            <text:p>6.009656011</text:p>
          </table:table-cell>
          <table:table-cell office:value-type="float" office:value="5.68184434542145" calcext:value-type="float">
            <text:p>5.6818443454</text:p>
          </table:table-cell>
          <table:table-cell office:value-type="float" office:value="5.36174800036999" calcext:value-type="float">
            <text:p>5.3617480004</text:p>
          </table:table-cell>
          <table:table-cell office:value-type="float" office:value="5.20777838782147" calcext:value-type="float">
            <text:p>5.2077783878</text:p>
          </table:table-cell>
          <table:table-cell office:value-type="float" office:value="4.97393054434453" calcext:value-type="float">
            <text:p>4.9739305443</text:p>
          </table:table-cell>
          <table:table-cell office:value-type="float" office:value="4.73724434110463" calcext:value-type="float">
            <text:p>4.7372443411</text:p>
          </table:table-cell>
          <table:table-cell office:value-type="float" office:value="4.52309968103044" calcext:value-type="float">
            <text:p>4.523099681</text:p>
          </table:table-cell>
          <table:table-cell office:value-type="float" office:value="4.32842271732663" calcext:value-type="float">
            <text:p>4.3284227173</text:p>
          </table:table-cell>
          <table:table-cell office:value-type="float" office:value="4.17347691925849" calcext:value-type="float">
            <text:p>4.1734769193</text:p>
          </table:table-cell>
          <table:table-cell office:value-type="float" office:value="4.00959065093717" calcext:value-type="float">
            <text:p>4.0095906509</text:p>
          </table:table-cell>
          <table:table-cell office:value-type="float" office:value="3.85881528408154" calcext:value-type="float">
            <text:p>3.8588152841</text:p>
          </table:table-cell>
          <table:table-cell office:value-type="float" office:value="3.71963802236866" calcext:value-type="float">
            <text:p>3.7196380224</text:p>
          </table:table-cell>
          <table:table-cell office:value-type="float" office:value="3.59077018744932" calcext:value-type="float">
            <text:p>3.5907701874</text:p>
          </table:table-cell>
          <table:table-cell office:value-type="float" office:value="3.47110719788137" calcext:value-type="float">
            <text:p>3.4711071979</text:p>
          </table:table-cell>
          <table:table-cell office:value-type="float" office:value="3.35969682828362" calcext:value-type="float">
            <text:p>3.3596968283</text:p>
          </table:table-cell>
          <table:table-cell office:value-type="float" office:value="3.25571381665905" calcext:value-type="float">
            <text:p>3.2557138167</text:p>
          </table:table-cell>
          <table:table-cell office:value-type="float" office:value="3.15843938642962" calcext:value-type="float">
            <text:p>3.1584393864</text:p>
          </table:table-cell>
          <table:table-cell office:value-type="float" office:value="3.08363407315868" calcext:value-type="float">
            <text:p>3.0836340732</text:p>
          </table:table-cell>
          <table:table-cell office:value-type="float" office:value="2.99746960062498" calcext:value-type="float">
            <text:p>2.9974696006</text:p>
          </table:table-cell>
          <table:table-cell office:value-type="float" office:value="2.91637362647561" calcext:value-type="float">
            <text:p>2.9163736265</text:p>
          </table:table-cell>
          <table:table-cell office:value-type="float" office:value="2.83991170799193" calcext:value-type="float">
            <text:p>2.839911708</text:p>
          </table:table-cell>
          <table:table-cell office:value-type="float" office:value="2.76769767386845" calcext:value-type="float">
            <text:p>2.7676976739</text:p>
          </table:table-cell>
          <table:table-cell office:value-type="float" office:value="2.69938710104894" calcext:value-type="float">
            <text:p>2.699387101</text:p>
          </table:table-cell>
          <table:table-cell office:value-type="float" office:value="2.63467182153572" calcext:value-type="float">
            <text:p>2.6346718215</text:p>
          </table:table-cell>
          <table:table-cell office:value-type="float" office:value="2.57327527430523" calcext:value-type="float">
            <text:p>2.5732752743</text:p>
          </table:table-cell>
          <table:table-cell office:value-type="float" office:value="2.51494855443626" calcext:value-type="float">
            <text:p>2.5149485544</text:p>
          </table:table-cell>
          <table:table-cell office:value-type="float" office:value="2.45946704041456" calcext:value-type="float">
            <text:p>2.4594670404</text:p>
          </table:table-cell>
          <table:table-cell office:value-type="float" office:value="2.40662750325104" calcext:value-type="float">
            <text:p>2.4066275033</text:p>
          </table:table-cell>
          <table:table-cell office:value-type="float" office:value="2.35624561897884" calcext:value-type="float">
            <text:p>2.356245619</text:p>
          </table:table-cell>
          <table:table-cell office:value-type="float" office:value="2.30815382035538" calcext:value-type="float">
            <text:p>2.3081538204</text:p>
          </table:table-cell>
          <table:table-cell office:value-type="float" office:value="2.26219943500408" calcext:value-type="float">
            <text:p>2.262199435</text:p>
          </table:table-cell>
          <table:table-cell office:value-type="float" office:value="2.21824306640717" calcext:value-type="float">
            <text:p>2.2182430664</text:p>
          </table:table-cell>
          <table:table-cell office:value-type="float" office:value="2.17615718158035" calcext:value-type="float">
            <text:p>2.1761571816</text:p>
          </table:table-cell>
          <table:table-cell office:value-type="float" office:value="2.13582487528798" calcext:value-type="float">
            <text:p>2.1358248753</text:p>
          </table:table-cell>
          <table:table-cell office:value-type="float" office:value="2.09713878557898" calcext:value-type="float">
            <text:p>2.0971387856</text:p>
          </table:table-cell>
          <table:table-cell office:value-type="float" office:value="2.06000013945833" calcext:value-type="float">
            <text:p>2.0600001395</text:p>
          </table:table-cell>
          <table:table-cell office:value-type="float" office:value="2.02431791083261" calcext:value-type="float">
            <text:p>2.0243179108</text:p>
          </table:table-cell>
          <table:table-cell office:value-type="float" office:value="1.99000807561557" calcext:value-type="float">
            <text:p>1.9900080756</text:p>
          </table:table-cell>
          <table:table-cell office:value-type="float" office:value="1.95699295116144" calcext:value-type="float">
            <text:p>1.9569929512</text:p>
          </table:table-cell>
          <table:table-cell office:value-type="float" office:value="1.9252006090945" calcext:value-type="float">
            <text:p>1.9252006091</text:p>
          </table:table-cell>
          <table:table-cell office:value-type="float" office:value="1.89456435219363" calcext:value-type="float">
            <text:p>1.8945643522</text:p>
          </table:table-cell>
          <table:table-cell office:value-type="float" office:value="1.86502224732493" calcext:value-type="float">
            <text:p>1.8650222473</text:p>
          </table:table-cell>
          <table:table-cell office:value-type="float" office:value="1.83651670753934" calcext:value-type="float">
            <text:p>1.8365167075</text:p>
          </table:table-cell>
          <table:table-cell office:value-type="float" office:value="1.80899411740154" calcext:value-type="float">
            <text:p>1.8089941174</text:p>
          </table:table-cell>
          <table:table-cell office:value-type="float" office:value="1.78240449642094" calcext:value-type="float">
            <text:p>1.7824044964</text:p>
          </table:table-cell>
          <table:table-cell office:value-type="float" office:value="1.75670119613971" calcext:value-type="float">
            <text:p>1.7567011961</text:p>
          </table:table-cell>
          <table:table-cell office:value-type="float" office:value="1.73184062701523" calcext:value-type="float">
            <text:p>1.731840627</text:p>
          </table:table-cell>
          <table:table-cell office:value-type="float" office:value="1.70778201173348" calcext:value-type="float">
            <text:p>1.7077820117</text:p>
          </table:table-cell>
          <table:table-cell office:value-type="float" office:value="1.68448716201622" calcext:value-type="float">
            <text:p>1.684487162</text:p>
          </table:table-cell>
          <table:table-cell office:value-type="float" office:value="1.66192027635264" calcext:value-type="float">
            <text:p>1.6619202764</text:p>
          </table:table-cell>
          <table:table-cell office:value-type="float" office:value="1.64004775640177" calcext:value-type="float">
            <text:p>1.6400477564</text:p>
          </table:table-cell>
          <table:table-cell office:value-type="float" office:value="1.61883804008579" calcext:value-type="float">
            <text:p>1.6188380401</text:p>
          </table:table-cell>
          <table:table-cell office:value-type="float" office:value="1.59826144962998" calcext:value-type="float">
            <text:p>1.5982614496</text:p>
          </table:table-cell>
          <table:table-cell office:value-type="float" office:value="1.5782900530111" calcext:value-type="float">
            <text:p>1.578290053</text:p>
          </table:table-cell>
          <table:table-cell office:value-type="float" office:value="1.55889753745365" calcext:value-type="float">
            <text:p>1.5588975375</text:p>
          </table:table-cell>
          <table:table-cell office:value-type="float" office:value="1.54005909376926" calcext:value-type="float">
            <text:p>1.5400590938</text:p>
          </table:table-cell>
          <table:table-cell office:value-type="float" office:value="1.52175131047035" calcext:value-type="float">
            <text:p>1.5217513105</text:p>
          </table:table-cell>
          <table:table-cell office:value-type="float" office:value="1.50395207670752" calcext:value-type="float">
            <text:p>1.5039520767</text:p>
          </table:table-cell>
          <table:table-cell office:value-type="float" office:value="1.48664049318477" calcext:value-type="float">
            <text:p>1.4866404932</text:p>
          </table:table-cell>
          <table:table-cell office:value-type="float" office:value="1.46979679029777" calcext:value-type="float">
            <text:p>1.4697967903</text:p>
          </table:table-cell>
          <table:table-cell office:value-type="float" office:value="1.45340225282108" calcext:value-type="float">
            <text:p>1.4534022528</text:p>
          </table:table-cell>
          <table:table-cell office:value-type="float" office:value="1.43743915054116" calcext:value-type="float">
            <text:p>1.4374391505</text:p>
          </table:table-cell>
          <table:table-cell office:value-type="float" office:value="1.42189067429447" calcext:value-type="float">
            <text:p>1.4218906743</text:p>
          </table:table-cell>
          <table:table-cell office:value-type="float" office:value="1.40674087692591" calcext:value-type="float">
            <text:p>1.4067408769</text:p>
          </table:table-cell>
          <table:table-cell office:value-type="float" office:value="1.39197461873124" calcext:value-type="float">
            <text:p>1.3919746187</text:p>
          </table:table-cell>
          <table:table-cell office:value-type="float" office:value="1.37757751699143" calcext:value-type="float">
            <text:p>1.377577517</text:p>
          </table:table-cell>
          <table:table-cell office:value-type="float" office:value="1.36353589924519" calcext:value-type="float">
            <text:p>1.3635358992</text:p>
          </table:table-cell>
          <table:table-cell office:value-type="float" office:value="1.34983675998058" calcext:value-type="float">
            <text:p>1.34983676</text:p>
          </table:table-cell>
          <table:table-cell office:value-type="float" office:value="1.34278655036346" calcext:value-type="float">
            <text:p>1.3427865504</text:p>
          </table:table-cell>
          <table:table-cell office:value-type="float" office:value="1.32966059713945" calcext:value-type="float">
            <text:p>1.3296605971</text:p>
          </table:table-cell>
          <table:table-cell office:value-type="float" office:value="1.31684348987365" calcext:value-type="float">
            <text:p>1.3168434899</text:p>
          </table:table-cell>
          <table:table-cell office:value-type="float" office:value="1.30432445486985" calcext:value-type="float">
            <text:p>1.3043244549</text:p>
          </table:table-cell>
          <table:table-cell office:value-type="float" office:value="1.29209321377418" calcext:value-type="float">
            <text:p>1.2920932138</text:p>
          </table:table-cell>
          <table:table-cell office:value-type="float" office:value="1.28013995543068" calcext:value-type="float">
            <text:p>1.2801399554</text:p>
          </table:table-cell>
          <table:table-cell office:value-type="float" office:value="1.26845530963423" calcext:value-type="float">
            <text:p>1.2684553096</text:p>
          </table:table-cell>
          <table:table-cell office:value-type="float" office:value="1.25703032263326" calcext:value-type="float">
            <text:p>1.2570303226</text:p>
          </table:table-cell>
          <table:table-cell office:value-type="float" office:value="1.24585643424769" calcext:value-type="float">
            <text:p>1.2458564342</text:p>
          </table:table-cell>
          <table:table-cell office:value-type="float" office:value="1.2349254564792" calcext:value-type="float">
            <text:p>1.2349254565</text:p>
          </table:table-cell>
          <table:table-cell office:value-type="float" office:value="1.22422955350143" calcext:value-type="float">
            <text:p>1.2242295535</text:p>
          </table:table-cell>
          <table:table-cell office:value-type="float" office:value="1.21376122292744" calcext:value-type="float">
            <text:p>1.2137612229</text:p>
          </table:table-cell>
          <table:table-cell office:value-type="float" office:value="1.20351327826027" calcext:value-type="float">
            <text:p>1.2035132783</text:p>
          </table:table-cell>
          <table:table-cell office:value-type="float" office:value="1.19347883244034" calcext:value-type="float">
            <text:p>1.1934788324</text:p>
          </table:table-cell>
          <table:table-cell office:value-type="float" office:value="1.18365128241051" calcext:value-type="float">
            <text:p>1.1836512824</text:p>
          </table:table-cell>
          <table:table-cell office:value-type="float" office:value="1.17402429462618" calcext:value-type="float">
            <text:p>1.1740242946</text:p>
          </table:table-cell>
          <table:table-cell office:value-type="float" office:value="1.16459179144356" calcext:value-type="float">
            <text:p>1.1645917914</text:p>
          </table:table-cell>
          <table:table-cell office:value-type="float" office:value="1.15534793832459" calcext:value-type="float">
            <text:p>1.1553479383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5.13358935262614" calcext:value-type="float">
            <text:p>5.1335893526</text:p>
          </table:table-cell>
          <table:table-cell office:value-type="string" calcext:value-type="string">
            <text:p><text:s/>global min</text:p>
          </table:table-cell>
          <table:table-cell office:value-type="float" office:value="-12.1181080641411" calcext:value-type="float">
            <text:p>-12.1181080641</text:p>
          </table:table-cell>
          <table:table-cell office:value-type="string" calcext:value-type="string">
            <text:p><text:s/>range</text:p>
          </table:table-cell>
          <table:table-cell office:value-type="float" office:value="17.2516974167672" calcext:value-type="float">
            <text:p>17.2516974168</text:p>
          </table:table-cell>
          <table:table-cell office:value-type="string" calcext:value-type="string">
            <text:p><text:s/>regret</text:p>
          </table:table-cell>
          <table:table-cell office:value-type="float" office:value="2.95847434537644" calcext:value-type="float">
            <text:p>2.9584743454</text:p>
          </table:table-cell>
          <table:table-cell office:value-type="float" office:value="9.23574753501629" calcext:value-type="float">
            <text:p>9.235747535</text:p>
          </table:table-cell>
          <table:table-cell office:value-type="float" office:value="11.5123709347513" calcext:value-type="float">
            <text:p>11.5123709348</text:p>
          </table:table-cell>
          <table:table-cell office:value-type="float" office:value="9.6117242881461" calcext:value-type="float">
            <text:p>9.6117242881</text:p>
          </table:table-cell>
          <table:table-cell office:value-type="float" office:value="9.22793385876813" calcext:value-type="float">
            <text:p>9.2279338588</text:p>
          </table:table-cell>
          <table:table-cell office:value-type="float" office:value="8.28425324048485" calcext:value-type="float">
            <text:p>8.2842532405</text:p>
          </table:table-cell>
          <table:table-cell office:value-type="float" office:value="8.27840003899825" calcext:value-type="float">
            <text:p>8.278400039</text:p>
          </table:table-cell>
          <table:table-cell office:value-type="float" office:value="7.52608308468788" calcext:value-type="float">
            <text:p>7.5260830847</text:p>
          </table:table-cell>
          <table:table-cell office:value-type="float" office:value="7.27177634762312" calcext:value-type="float">
            <text:p>7.2717763476</text:p>
          </table:table-cell>
          <table:table-cell office:value-type="float" office:value="6.67347406157421" calcext:value-type="float">
            <text:p>6.6734740616</text:p>
          </table:table-cell>
          <table:table-cell office:value-type="float" office:value="6.82613947694832" calcext:value-type="float">
            <text:p>6.8261394769</text:p>
          </table:table-cell>
          <table:table-cell office:value-type="float" office:value="6.66220090572204" calcext:value-type="float">
            <text:p>6.6622009057</text:p>
          </table:table-cell>
          <table:table-cell office:value-type="float" office:value="6.73145562828023" calcext:value-type="float">
            <text:p>6.7314556283</text:p>
          </table:table-cell>
          <table:table-cell office:value-type="float" office:value="6.79172975330294" calcext:value-type="float">
            <text:p>6.7917297533</text:p>
          </table:table-cell>
          <table:table-cell office:value-type="float" office:value="6.63172808280503" calcext:value-type="float">
            <text:p>6.6317280828</text:p>
          </table:table-cell>
          <table:table-cell office:value-type="float" office:value="6.5311398453308" calcext:value-type="float">
            <text:p>6.5311398453</text:p>
          </table:table-cell>
          <table:table-cell office:value-type="float" office:value="6.4226491611778" calcext:value-type="float">
            <text:p>6.4226491612</text:p>
          </table:table-cell>
          <table:table-cell office:value-type="float" office:value="6.2365700708198" calcext:value-type="float">
            <text:p>6.2365700708</text:p>
          </table:table-cell>
          <table:table-cell office:value-type="float" office:value="6.06248329336776" calcext:value-type="float">
            <text:p>6.0624832934</text:p>
          </table:table-cell>
          <table:table-cell office:value-type="float" office:value="5.99863016712773" calcext:value-type="float">
            <text:p>5.9986301671</text:p>
          </table:table-cell>
          <table:table-cell office:value-type="float" office:value="5.88837589343697" calcext:value-type="float">
            <text:p>5.8883758934</text:p>
          </table:table-cell>
          <table:table-cell office:value-type="float" office:value="5.81000814218063" calcext:value-type="float">
            <text:p>5.8100081422</text:p>
          </table:table-cell>
          <table:table-cell office:value-type="float" office:value="5.61871050076208" calcext:value-type="float">
            <text:p>5.6187105008</text:p>
          </table:table-cell>
          <table:table-cell office:value-type="float" office:value="5.44335432946174" calcext:value-type="float">
            <text:p>5.4433543295</text:p>
          </table:table-cell>
          <table:table-cell office:value-type="float" office:value="5.28202665186543" calcext:value-type="float">
            <text:p>5.2820266519</text:p>
          </table:table-cell>
          <table:table-cell office:value-type="float" office:value="5.13014744188542" calcext:value-type="float">
            <text:p>5.1301474419</text:p>
          </table:table-cell>
          <table:table-cell office:value-type="float" office:value="4.992370217725" calcext:value-type="float">
            <text:p>4.9923702177</text:p>
          </table:table-cell>
          <table:table-cell office:value-type="float" office:value="4.86168439539143" calcext:value-type="float">
            <text:p>4.8616843954</text:p>
          </table:table-cell>
          <table:table-cell office:value-type="float" office:value="4.74266639519014" calcext:value-type="float">
            <text:p>4.7426663952</text:p>
          </table:table-cell>
          <table:table-cell office:value-type="float" office:value="4.62901642176331" calcext:value-type="float">
            <text:p>4.6290164218</text:p>
          </table:table-cell>
          <table:table-cell office:value-type="float" office:value="4.52269870468659" calcext:value-type="float">
            <text:p>4.5226987047</text:p>
          </table:table-cell>
          <table:table-cell office:value-type="float" office:value="4.42543194483869" calcext:value-type="float">
            <text:p>4.4254319448</text:p>
          </table:table-cell>
          <table:table-cell office:value-type="float" office:value="4.3317269523401" calcext:value-type="float">
            <text:p>4.3317269523</text:p>
          </table:table-cell>
          <table:table-cell office:value-type="float" office:value="4.24353401822378" calcext:value-type="float">
            <text:p>4.2435340182</text:p>
          </table:table-cell>
          <table:table-cell office:value-type="float" office:value="4.16038068034267" calcext:value-type="float">
            <text:p>4.1603806803</text:p>
          </table:table-cell>
          <table:table-cell office:value-type="float" office:value="4.08184697234385" calcext:value-type="float">
            <text:p>4.0818469723</text:p>
          </table:table-cell>
          <table:table-cell office:value-type="float" office:value="4.00755832964226" calcext:value-type="float">
            <text:p>4.0075583296</text:p>
          </table:table-cell>
          <table:table-cell office:value-type="float" office:value="3.93717961550392" calcext:value-type="float">
            <text:p>3.9371796155</text:p>
          </table:table-cell>
          <table:table-cell office:value-type="float" office:value="3.87238430201802" calcext:value-type="float">
            <text:p>3.872384302</text:p>
          </table:table-cell>
          <table:table-cell office:value-type="float" office:value="3.8089038742772" calcext:value-type="float">
            <text:p>3.8089038743</text:p>
          </table:table-cell>
          <table:table-cell office:value-type="float" office:value="3.74852005276763" calcext:value-type="float">
            <text:p>3.7485200528</text:p>
          </table:table-cell>
          <table:table-cell office:value-type="float" office:value="3.69101165132995" calcext:value-type="float">
            <text:p>3.6910116513</text:p>
          </table:table-cell>
          <table:table-cell office:value-type="float" office:value="3.63617805926147" calcext:value-type="float">
            <text:p>3.6361780593</text:p>
          </table:table-cell>
          <table:table-cell office:value-type="float" office:value="3.74563760329657" calcext:value-type="float">
            <text:p>3.7456376033</text:p>
          </table:table-cell>
          <table:table-cell office:value-type="float" office:value="3.895965500481" calcext:value-type="float">
            <text:p>3.8959655005</text:p>
          </table:table-cell>
          <table:table-cell office:value-type="float" office:value="3.86043433046501" calcext:value-type="float">
            <text:p>3.8604343305</text:p>
          </table:table-cell>
          <table:table-cell office:value-type="float" office:value="3.83601508041847" calcext:value-type="float">
            <text:p>3.8360150804</text:p>
          </table:table-cell>
          <table:table-cell office:value-type="float" office:value="3.77572706356837" calcext:value-type="float">
            <text:p>3.7757270636</text:p>
          </table:table-cell>
          <table:table-cell office:value-type="float" office:value="3.71789978209991" calcext:value-type="float">
            <text:p>3.7178997821</text:p>
          </table:table-cell>
          <table:table-cell office:value-type="float" office:value="3.66238559189019" calcext:value-type="float">
            <text:p>3.6623855919</text:p>
          </table:table-cell>
          <table:table-cell office:value-type="float" office:value="3.60904842874752" calcext:value-type="float">
            <text:p>3.6090484287</text:p>
          </table:table-cell>
          <table:table-cell office:value-type="float" office:value="3.55776269495649" calcext:value-type="float">
            <text:p>3.557762695</text:p>
          </table:table-cell>
          <table:table-cell office:value-type="float" office:value="3.50841227187455" calcext:value-type="float">
            <text:p>3.5084122719</text:p>
          </table:table-cell>
          <table:table-cell office:value-type="float" office:value="3.4608896422401" calcext:value-type="float">
            <text:p>3.4608896422</text:p>
          </table:table-cell>
          <table:table-cell office:value-type="float" office:value="3.41509510822871" calcext:value-type="float">
            <text:p>3.4150951082</text:p>
          </table:table-cell>
          <table:table-cell office:value-type="float" office:value="3.37093609328916" calcext:value-type="float">
            <text:p>3.3709360933</text:p>
          </table:table-cell>
          <table:table-cell office:value-type="float" office:value="3.3283265174703" calcext:value-type="float">
            <text:p>3.3283265175</text:p>
          </table:table-cell>
          <table:table-cell office:value-type="float" office:value="3.28718623736932" calcext:value-type="float">
            <text:p>3.2871862374</text:p>
          </table:table-cell>
          <table:table-cell office:value-type="float" office:value="3.26720819282521" calcext:value-type="float">
            <text:p>3.2672081928</text:p>
          </table:table-cell>
          <table:table-cell office:value-type="float" office:value="3.23625742943736" calcext:value-type="float">
            <text:p>3.2362574294</text:p>
          </table:table-cell>
          <table:table-cell office:value-type="float" office:value="3.20632144517697" calcext:value-type="float">
            <text:p>3.2063214452</text:p>
          </table:table-cell>
          <table:table-cell office:value-type="float" office:value="3.17735113782822" calcext:value-type="float">
            <text:p>3.1773511378</text:p>
          </table:table-cell>
          <table:table-cell office:value-type="float" office:value="3.14930052277625" calcext:value-type="float">
            <text:p>3.1493005228</text:p>
          </table:table-cell>
          <table:table-cell office:value-type="float" office:value="3.12212648944465" calcext:value-type="float">
            <text:p>3.1221264894</text:p>
          </table:table-cell>
          <table:table-cell office:value-type="float" office:value="3.09578858021556" calcext:value-type="float">
            <text:p>3.0957885802</text:p>
          </table:table-cell>
          <table:table-cell office:value-type="float" office:value="3.07024878944796" calcext:value-type="float">
            <text:p>3.0702487894</text:p>
          </table:table-cell>
          <table:table-cell office:value-type="float" office:value="3.04547138049432" calcext:value-type="float">
            <text:p>3.0454713805</text:p>
          </table:table-cell>
          <table:table-cell office:value-type="float" office:value="3.02142271886285" calcext:value-type="float">
            <text:p>3.0214227189</text:p>
          </table:table-cell>
          <table:table-cell office:value-type="float" office:value="2.99807111988735" calcext:value-type="float">
            <text:p>2.9980711199</text:p>
          </table:table-cell>
          <table:table-cell office:value-type="float" office:value="2.97538670945402" calcext:value-type="float">
            <text:p>2.9753867095</text:p>
          </table:table-cell>
          <table:table-cell office:value-type="float" office:value="2.95334129649768" calcext:value-type="float">
            <text:p>2.9533412965</text:p>
          </table:table-cell>
          <table:table-cell office:value-type="float" office:value="2.93190825612347" calcext:value-type="float">
            <text:p>2.9319082561</text:p>
          </table:table-cell>
          <table:table-cell office:value-type="float" office:value="2.91106242233484" calcext:value-type="float">
            <text:p>2.9110624223</text:p>
          </table:table-cell>
          <table:table-cell office:value-type="float" office:value="2.89077998945943" calcext:value-type="float">
            <text:p>2.8907799895</text:p>
          </table:table-cell>
          <table:table-cell office:value-type="float" office:value="2.87103842146069" calcext:value-type="float">
            <text:p>2.8710384215</text:p>
          </table:table-cell>
          <table:table-cell office:value-type="float" office:value="2.85181636840928" calcext:value-type="float">
            <text:p>2.8518163684</text:p>
          </table:table-cell>
          <table:table-cell office:value-type="float" office:value="2.83309358946311" calcext:value-type="float">
            <text:p>2.8330935895</text:p>
          </table:table-cell>
          <table:table-cell office:value-type="float" office:value="2.81485088177197" calcext:value-type="float">
            <text:p>2.8148508818</text:p>
          </table:table-cell>
          <table:table-cell office:value-type="float" office:value="2.79707001478187" calcext:value-type="float">
            <text:p>2.7970700148</text:p>
          </table:table-cell>
          <table:table-cell office:value-type="float" office:value="2.77973366946652" calcext:value-type="float">
            <text:p>2.7797336695</text:p>
          </table:table-cell>
          <table:table-cell office:value-type="float" office:value="2.76282538206019" calcext:value-type="float">
            <text:p>2.7628253821</text:p>
          </table:table-cell>
          <table:table-cell office:value-type="float" office:value="2.74632949190768" calcext:value-type="float">
            <text:p>2.7463294919</text:p>
          </table:table-cell>
          <table:table-cell office:value-type="float" office:value="2.73023109308414" calcext:value-type="float">
            <text:p>2.7302310931</text:p>
          </table:table-cell>
          <table:table-cell office:value-type="float" office:value="2.71451598947069" calcext:value-type="float">
            <text:p>2.7145159895</text:p>
          </table:table-cell>
          <table:table-cell office:value-type="float" office:value="2.69917065300108" calcext:value-type="float">
            <text:p>2.699170653</text:p>
          </table:table-cell>
          <table:table-cell office:value-type="float" office:value="2.68418218482146" calcext:value-type="float">
            <text:p>2.6841821848</text:p>
          </table:table-cell>
          <table:table-cell office:value-type="float" office:value="2.66953827912873" calcext:value-type="float">
            <text:p>2.6695382791</text:p>
          </table:table-cell>
          <table:table-cell office:value-type="float" office:value="2.65522718947447" calcext:value-type="float">
            <text:p>2.6552271895</text:p>
          </table:table-cell>
          <table:table-cell office:value-type="float" office:value="2.64123769734053" calcext:value-type="float">
            <text:p>2.6412376973</text:p>
          </table:table-cell>
          <table:table-cell office:value-type="float" office:value="2.62755908280957" calcext:value-type="float">
            <text:p>2.6275590828</text:p>
          </table:table-cell>
          <table:table-cell office:value-type="float" office:value="2.6141810971694" calcext:value-type="float">
            <text:p>2.6141810972</text:p>
          </table:table-cell>
          <table:table-cell office:value-type="float" office:value="2.60109393730402" calcext:value-type="float">
            <text:p>2.6010939373</text:p>
          </table:table-cell>
          <table:table-cell office:value-type="float" office:value="2.58828822173681" calcext:value-type="float">
            <text:p>2.5882882217</text:p>
          </table:table-cell>
          <table:table-cell office:value-type="float" office:value="2.57575496820295" calcext:value-type="float">
            <text:p>2.5757549682</text:p>
          </table:table-cell>
          <table:table-cell office:value-type="float" office:value="2.56348557263823" calcext:value-type="float">
            <text:p>2.5634855726</text:p>
          </table:table-cell>
          <table:table-cell office:value-type="float" office:value="2.5514717894811" calcext:value-type="float">
            <text:p>2.5514717895</text:p>
          </table:table-cell>
          <table:table-cell office:value-type="float" office:value="2.53970571319319" calcext:value-type="float">
            <text:p>2.5397057132</text:p>
          </table:table-cell>
          <table:table-cell office:value-type="float" office:value="2.52817976091116" calcext:value-type="float">
            <text:p>2.5281797609</text:p>
          </table:table-cell>
          <table:table-cell office:value-type="float" office:value="2.51688665614998" calcext:value-type="float">
            <text:p>2.5168866561</text:p>
          </table:table-cell>
          <table:table-cell office:value-type="float" office:value="2.50581941348402" calcext:value-type="float">
            <text:p>2.5058194135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4.8259020477177" calcext:value-type="float">
            <text:p>4.8259020477</text:p>
          </table:table-cell>
          <table:table-cell office:value-type="string" calcext:value-type="string">
            <text:p><text:s/>global min</text:p>
          </table:table-cell>
          <table:table-cell office:value-type="float" office:value="-12.7464077423388" calcext:value-type="float">
            <text:p>-12.7464077423</text:p>
          </table:table-cell>
          <table:table-cell office:value-type="string" calcext:value-type="string">
            <text:p><text:s/>range</text:p>
          </table:table-cell>
          <table:table-cell office:value-type="float" office:value="17.5723097900565" calcext:value-type="float">
            <text:p>17.5723097901</text:p>
          </table:table-cell>
          <table:table-cell office:value-type="string" calcext:value-type="string">
            <text:p><text:s/>regret</text:p>
          </table:table-cell>
          <table:table-cell office:value-type="float" office:value="3.87297717258854" calcext:value-type="float">
            <text:p>3.8729771726</text:p>
          </table:table-cell>
          <table:table-cell office:value-type="float" office:value="4.1330117778094" calcext:value-type="float">
            <text:p>4.1330117778</text:p>
          </table:table-cell>
          <table:table-cell office:value-type="float" office:value="4.54940685965822" calcext:value-type="float">
            <text:p>4.5494068597</text:p>
          </table:table-cell>
          <table:table-cell office:value-type="float" office:value="7.3309696295033" calcext:value-type="float">
            <text:p>7.3309696295</text:p>
          </table:table-cell>
          <table:table-cell office:value-type="float" office:value="7.607475355025" calcext:value-type="float">
            <text:p>7.607475355</text:p>
          </table:table-cell>
          <table:table-cell office:value-type="float" office:value="7.70411612937785" calcext:value-type="float">
            <text:p>7.7041161294</text:p>
          </table:table-cell>
          <table:table-cell office:value-type="float" office:value="7.03944917819589" calcext:value-type="float">
            <text:p>7.0394491782</text:p>
          </table:table-cell>
          <table:table-cell office:value-type="float" office:value="6.57649039404585" calcext:value-type="float">
            <text:p>6.576490394</text:p>
          </table:table-cell>
          <table:table-cell office:value-type="float" office:value="6.53047514740067" calcext:value-type="float">
            <text:p>6.5304751474</text:p>
          </table:table-cell>
          <table:table-cell office:value-type="float" office:value="7.36310060384739" calcext:value-type="float">
            <text:p>7.3631006038</text:p>
          </table:table-cell>
          <table:table-cell office:value-type="float" office:value="7.3918294203425" calcext:value-type="float">
            <text:p>7.3918294203</text:p>
          </table:table-cell>
          <table:table-cell office:value-type="float" office:value="7.62672335318806" calcext:value-type="float">
            <text:p>7.6267233532</text:p>
          </table:table-cell>
          <table:table-cell office:value-type="float" office:value="7.52461950027775" calcext:value-type="float">
            <text:p>7.5246195003</text:p>
          </table:table-cell>
          <table:table-cell office:value-type="float" office:value="7.43940624602628" calcext:value-type="float">
            <text:p>7.439406246</text:p>
          </table:table-cell>
          <table:table-cell office:value-type="float" office:value="7.29511921364647" calcext:value-type="float">
            <text:p>7.2951192136</text:p>
          </table:table-cell>
          <table:table-cell office:value-type="float" office:value="7.19276383034329" calcext:value-type="float">
            <text:p>7.1927638303</text:p>
          </table:table-cell>
          <table:table-cell office:value-type="float" office:value="6.79984686866862" calcext:value-type="float">
            <text:p>6.7998468687</text:p>
          </table:table-cell>
          <table:table-cell office:value-type="float" office:value="6.59679273754436" calcext:value-type="float">
            <text:p>6.5967927375</text:p>
          </table:table-cell>
          <table:table-cell office:value-type="float" office:value="6.63838322423529" calcext:value-type="float">
            <text:p>6.6383832242</text:p>
          </table:table-cell>
          <table:table-cell office:value-type="float" office:value="6.33212283711723" calcext:value-type="float">
            <text:p>6.3321228371</text:p>
          </table:table-cell>
          <table:table-cell office:value-type="float" office:value="6.05503010591517" calcext:value-type="float">
            <text:p>6.0550301059</text:p>
          </table:table-cell>
          <table:table-cell office:value-type="float" office:value="5.95340192369917" calcext:value-type="float">
            <text:p>5.9534019237</text:p>
          </table:table-cell>
          <table:table-cell office:value-type="float" office:value="5.71687033927199" calcext:value-type="float">
            <text:p>5.7168703393</text:p>
          </table:table-cell>
          <table:table-cell office:value-type="float" office:value="5.50004972021374" calcext:value-type="float">
            <text:p>5.5000497202</text:p>
          </table:table-cell>
          <table:table-cell office:value-type="float" office:value="5.30057475068015" calcext:value-type="float">
            <text:p>5.3005747507</text:p>
          </table:table-cell>
          <table:table-cell office:value-type="float" office:value="5.12217899269279" calcext:value-type="float">
            <text:p>5.1221789927</text:p>
          </table:table-cell>
          <table:table-cell office:value-type="float" office:value="4.95147515895876" calcext:value-type="float">
            <text:p>4.951475159</text:p>
          </table:table-cell>
          <table:table-cell office:value-type="float" office:value="4.79296445620573" calcext:value-type="float">
            <text:p>4.7929644562</text:p>
          </table:table-cell>
          <table:table-cell office:value-type="float" office:value="4.64538552605636" calcext:value-type="float">
            <text:p>4.6453855261</text:p>
          </table:table-cell>
          <table:table-cell office:value-type="float" office:value="4.51261550995478" calcext:value-type="float">
            <text:p>4.51261551</text:p>
          </table:table-cell>
          <table:table-cell office:value-type="float" office:value="4.38360131550056" calcext:value-type="float">
            <text:p>4.3836013155</text:p>
          </table:table-cell>
          <table:table-cell office:value-type="float" office:value="4.26265050819974" calcext:value-type="float">
            <text:p>4.2626505082</text:p>
          </table:table-cell>
          <table:table-cell office:value-type="float" office:value="4.14903005285653" calcext:value-type="float">
            <text:p>4.1490300529</text:p>
          </table:table-cell>
          <table:table-cell office:value-type="float" office:value="4.04209315370999" calcext:value-type="float">
            <text:p>4.0420931537</text:p>
          </table:table-cell>
          <table:table-cell office:value-type="float" office:value="3.94126693451467" calcext:value-type="float">
            <text:p>3.9412669345</text:p>
          </table:table-cell>
          <table:table-cell office:value-type="float" office:value="3.85018410419507" calcext:value-type="float">
            <text:p>3.8501841042</text:p>
          </table:table-cell>
          <table:table-cell office:value-type="float" office:value="3.75999468197017" calcext:value-type="float">
            <text:p>3.759994682</text:p>
          </table:table-cell>
          <table:table-cell office:value-type="float" office:value="3.67455207144133" calcext:value-type="float">
            <text:p>3.6745520714</text:p>
          </table:table-cell>
          <table:table-cell office:value-type="float" office:value="3.59349113324729" calcext:value-type="float">
            <text:p>3.5934911332</text:p>
          </table:table-cell>
          <table:table-cell office:value-type="float" office:value="3.51648324196296" calcext:value-type="float">
            <text:p>3.516483242</text:p>
          </table:table-cell>
          <table:table-cell office:value-type="float" office:value="3.4432318331803" calcext:value-type="float">
            <text:p>3.4432318332</text:p>
          </table:table-cell>
          <table:table-cell office:value-type="float" office:value="3.37346858672063" calcext:value-type="float">
            <text:p>3.3734685867</text:p>
          </table:table-cell>
          <table:table-cell office:value-type="float" office:value="3.30695014242187" calcext:value-type="float">
            <text:p>3.3069501424</text:p>
          </table:table-cell>
          <table:table-cell office:value-type="float" office:value="3.24345526377305" calcext:value-type="float">
            <text:p>3.2434552638</text:p>
          </table:table-cell>
          <table:table-cell office:value-type="float" office:value="3.18609592553385" calcext:value-type="float">
            <text:p>3.1860959255</text:p>
          </table:table-cell>
          <table:table-cell office:value-type="float" office:value="3.12798895936733" calcext:value-type="float">
            <text:p>3.1279889594</text:p>
          </table:table-cell>
          <table:table-cell office:value-type="float" office:value="3.07235463005896" calcext:value-type="float">
            <text:p>3.0723546301</text:p>
          </table:table-cell>
          <table:table-cell office:value-type="float" office:value="3.01903839780511" calcext:value-type="float">
            <text:p>3.0190383978</text:p>
          </table:table-cell>
          <table:table-cell office:value-type="float" office:value="2.96789833829631" calcext:value-type="float">
            <text:p>2.9678983383</text:p>
          </table:table-cell>
          <table:table-cell office:value-type="float" office:value="2.91880388116787" calcext:value-type="float">
            <text:p>2.9188038812</text:p>
          </table:table-cell>
          <table:table-cell office:value-type="float" office:value="2.87163469686799" calcext:value-type="float">
            <text:p>2.8716346969</text:p>
          </table:table-cell>
          <table:table-cell office:value-type="float" office:value="2.82627971196426" calcext:value-type="float">
            <text:p>2.826279712</text:p>
          </table:table-cell>
          <table:table-cell office:value-type="float" office:value="2.78263623592482" calcext:value-type="float">
            <text:p>2.7826362359</text:p>
          </table:table-cell>
          <table:table-cell office:value-type="float" office:value="2.74060918492388" calcext:value-type="float">
            <text:p>2.7406091849</text:p>
          </table:table-cell>
          <table:table-cell office:value-type="float" office:value="2.70011039032297" calcext:value-type="float">
            <text:p>2.7001103903</text:p>
          </table:table-cell>
          <table:table-cell office:value-type="float" office:value="2.66105798124352" calcext:value-type="float">
            <text:p>2.6610579812</text:p>
          </table:table-cell>
          <table:table-cell office:value-type="float" office:value="2.62337583213178" calcext:value-type="float">
            <text:p>2.6233758321</text:p>
          </table:table-cell>
          <table:table-cell office:value-type="float" office:value="2.58699306747216" calcext:value-type="float">
            <text:p>2.5869930675</text:p>
          </table:table-cell>
          <table:table-cell office:value-type="float" office:value="2.5518436168688" calcext:value-type="float">
            <text:p>2.5518436169</text:p>
          </table:table-cell>
          <table:table-cell office:value-type="float" office:value="2.51786581461889" calcext:value-type="float">
            <text:p>2.5178658146</text:p>
          </table:table-cell>
          <table:table-cell office:value-type="float" office:value="2.48500203867225" calcext:value-type="float">
            <text:p>2.4850020387</text:p>
          </table:table-cell>
          <table:table-cell office:value-type="float" office:value="2.45560337745187" calcext:value-type="float">
            <text:p>2.4556033775</text:p>
          </table:table-cell>
          <table:table-cell office:value-type="float" office:value="2.42477118863318" calcext:value-type="float">
            <text:p>2.4247711886</text:p>
          </table:table-cell>
          <table:table-cell office:value-type="float" office:value="2.39490250571507" calcext:value-type="float">
            <text:p>2.3949025057</text:p>
          </table:table-cell>
          <table:table-cell office:value-type="float" office:value="2.36595285919444" calcext:value-type="float">
            <text:p>2.3659528592</text:p>
          </table:table-cell>
          <table:table-cell office:value-type="float" office:value="2.33788047468958" calcext:value-type="float">
            <text:p>2.3378804747</text:p>
          </table:table-cell>
          <table:table-cell office:value-type="float" office:value="2.31064607181174" calcext:value-type="float">
            <text:p>2.3106460718</text:p>
          </table:table-cell>
          <table:table-cell office:value-type="float" office:value="2.28421268078324" calcext:value-type="float">
            <text:p>2.2842126808</text:p>
          </table:table-cell>
          <table:table-cell office:value-type="float" office:value="2.25854547500195" calcext:value-type="float">
            <text:p>2.258545475</text:p>
          </table:table-cell>
          <table:table-cell office:value-type="float" office:value="2.23361161795726" calcext:value-type="float">
            <text:p>2.233611618</text:p>
          </table:table-cell>
          <table:table-cell office:value-type="float" office:value="2.20938012308285" calcext:value-type="float">
            <text:p>2.2093801231</text:p>
          </table:table-cell>
          <table:table-cell office:value-type="float" office:value="2.18582172528828" calcext:value-type="float">
            <text:p>2.1858217253</text:p>
          </table:table-cell>
          <table:table-cell office:value-type="float" office:value="2.16290876304973" calcext:value-type="float">
            <text:p>2.162908763</text:p>
          </table:table-cell>
          <table:table-cell office:value-type="float" office:value="2.14061507006087" calcext:value-type="float">
            <text:p>2.1406150701</text:p>
          </table:table-cell>
          <table:table-cell office:value-type="float" office:value="2.11891587555171" calcext:value-type="float">
            <text:p>2.1189158756</text:p>
          </table:table-cell>
          <table:table-cell office:value-type="float" office:value="2.097787712477" calcext:value-type="float">
            <text:p>2.0977877125</text:p>
          </table:table-cell>
          <table:table-cell office:value-type="float" office:value="2.07720833285878" calcext:value-type="float">
            <text:p>2.0772083329</text:p>
          </table:table-cell>
          <table:table-cell office:value-type="float" office:value="2.05715662964103" calcext:value-type="float">
            <text:p>2.0571566296</text:p>
          </table:table-cell>
          <table:table-cell office:value-type="float" office:value="2.03761256447942" calcext:value-type="float">
            <text:p>2.0376125645</text:p>
          </table:table-cell>
          <table:table-cell office:value-type="float" office:value="2.01855710094685" calcext:value-type="float">
            <text:p>2.0185571009</text:p>
          </table:table-cell>
          <table:table-cell office:value-type="float" office:value="2.07141617675394" calcext:value-type="float">
            <text:p>2.0714161768</text:p>
          </table:table-cell>
          <table:table-cell office:value-type="float" office:value="2.05241324145052" calcext:value-type="float">
            <text:p>2.0524132415</text:p>
          </table:table-cell>
          <table:table-cell office:value-type="float" office:value="2.03386820820261" calcext:value-type="float">
            <text:p>2.0338682082</text:p>
          </table:table-cell>
          <table:table-cell office:value-type="float" office:value="2.01576472336537" calcext:value-type="float">
            <text:p>2.0157647234</text:p>
          </table:table-cell>
          <table:table-cell office:value-type="float" office:value="1.99808720287723" calcext:value-type="float">
            <text:p>1.9980872029</text:p>
          </table:table-cell>
          <table:table-cell office:value-type="float" office:value="1.98082078751673" calcext:value-type="float">
            <text:p>1.9808207875</text:p>
          </table:table-cell>
          <table:table-cell office:value-type="float" office:value="1.96395130124498" calcext:value-type="float">
            <text:p>1.9639513012</text:p>
          </table:table-cell>
          <table:table-cell office:value-type="float" office:value="1.94746521238849" calcext:value-type="float">
            <text:p>1.9474652124</text:p>
          </table:table-cell>
          <table:table-cell office:value-type="float" office:value="1.93134959743889" calcext:value-type="float">
            <text:p>1.9313495974</text:p>
          </table:table-cell>
          <table:table-cell office:value-type="float" office:value="1.91559210726594" calcext:value-type="float">
            <text:p>1.9155921073</text:p>
          </table:table-cell>
          <table:table-cell office:value-type="float" office:value="1.90018093555834" calcext:value-type="float">
            <text:p>1.9001809356</text:p>
          </table:table-cell>
          <table:table-cell office:value-type="float" office:value="1.88510478932264" calcext:value-type="float">
            <text:p>1.8851047893</text:p>
          </table:table-cell>
          <table:table-cell office:value-type="float" office:value="1.87035286128556" calcext:value-type="float">
            <text:p>1.8703528613</text:p>
          </table:table-cell>
          <table:table-cell office:value-type="float" office:value="1.85591480405778" calcext:value-type="float">
            <text:p>1.8559148041</text:p>
          </table:table-cell>
          <table:table-cell office:value-type="float" office:value="1.84178070592953" calcext:value-type="float">
            <text:p>1.8417807059</text:p>
          </table:table-cell>
          <table:table-cell office:value-type="float" office:value="1.82794106817895" calcext:value-type="float">
            <text:p>1.8279410682</text:p>
          </table:table-cell>
          <table:table-cell office:value-type="float" office:value="1.81438678378405" calcext:value-type="float">
            <text:p>1.8143867838</text:p>
          </table:table-cell>
          <table:table-cell office:value-type="float" office:value="1.80110911743803" calcext:value-type="float">
            <text:p>1.8011091174</text:p>
          </table:table-cell>
          <table:table-cell office:value-type="float" office:value="1.78809968677577" calcext:value-type="float">
            <text:p>1.7880996868</text:p>
          </table:table-cell>
          <table:table-cell office:value-type="float" office:value="1.77535044472675" calcext:value-type="float">
            <text:p>1.7753504447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13.683401949805" calcext:value-type="float">
            <text:p>13.6834019498</text:p>
          </table:table-cell>
          <table:table-cell office:value-type="string" calcext:value-type="string">
            <text:p><text:s/>global min</text:p>
          </table:table-cell>
          <table:table-cell office:value-type="float" office:value="-3.54793296649282" calcext:value-type="float">
            <text:p>-3.5479329665</text:p>
          </table:table-cell>
          <table:table-cell office:value-type="string" calcext:value-type="string">
            <text:p><text:s/>range</text:p>
          </table:table-cell>
          <table:table-cell office:value-type="float" office:value="17.2313349162978" calcext:value-type="float">
            <text:p>17.2313349163</text:p>
          </table:table-cell>
          <table:table-cell office:value-type="string" calcext:value-type="string">
            <text:p><text:s/>regret</text:p>
          </table:table-cell>
          <table:table-cell office:value-type="float" office:value="7.60732608789838" calcext:value-type="float">
            <text:p>7.6073260879</text:p>
          </table:table-cell>
          <table:table-cell office:value-type="float" office:value="10.1691510779855" calcext:value-type="float">
            <text:p>10.169151078</text:p>
          </table:table-cell>
          <table:table-cell office:value-type="float" office:value="12.2748988214903" calcext:value-type="float">
            <text:p>12.2748988215</text:p>
          </table:table-cell>
          <table:table-cell office:value-type="float" office:value="11.356503505063" calcext:value-type="float">
            <text:p>11.3565035051</text:p>
          </table:table-cell>
          <table:table-cell office:value-type="float" office:value="11.1967697504609" calcext:value-type="float">
            <text:p>11.1967697505</text:p>
          </table:table-cell>
          <table:table-cell office:value-type="float" office:value="10.4653294750333" calcext:value-type="float">
            <text:p>10.465329475</text:p>
          </table:table-cell>
          <table:table-cell office:value-type="float" office:value="9.24347252857558" calcext:value-type="float">
            <text:p>9.2434725286</text:p>
          </table:table-cell>
          <table:table-cell office:value-type="float" office:value="8.49443218783064" calcext:value-type="float">
            <text:p>8.4944321878</text:p>
          </table:table-cell>
          <table:table-cell office:value-type="float" office:value="8.38072451565387" calcext:value-type="float">
            <text:p>8.3807245157</text:p>
          </table:table-cell>
          <table:table-cell office:value-type="float" office:value="7.64530472529975" calcext:value-type="float">
            <text:p>7.6453047253</text:p>
          </table:table-cell>
          <table:table-cell office:value-type="float" office:value="7.86526118997544" calcext:value-type="float">
            <text:p>7.86526119</text:p>
          </table:table-cell>
          <table:table-cell office:value-type="float" office:value="7.20982275747749" calcext:value-type="float">
            <text:p>7.2098227575</text:p>
          </table:table-cell>
          <table:table-cell office:value-type="float" office:value="6.65522100690229" calcext:value-type="float">
            <text:p>6.6552210069</text:p>
          </table:table-cell>
          <table:table-cell office:value-type="float" office:value="6.17984807783784" calcext:value-type="float">
            <text:p>6.1798480778</text:p>
          </table:table-cell>
          <table:table-cell office:value-type="float" office:value="5.76785820598199" calcext:value-type="float">
            <text:p>5.767858206</text:p>
          </table:table-cell>
          <table:table-cell office:value-type="float" office:value="5.40736706810811" calcext:value-type="float">
            <text:p>5.4073670681</text:p>
          </table:table-cell>
          <table:table-cell office:value-type="float" office:value="5.08928665233705" calcext:value-type="float">
            <text:p>5.0892866523</text:p>
          </table:table-cell>
          <table:table-cell office:value-type="float" office:value="4.80654850498499" calcext:value-type="float">
            <text:p>4.806548505</text:p>
          </table:table-cell>
          <table:table-cell office:value-type="float" office:value="4.55357226788052" calcext:value-type="float">
            <text:p>4.5535722679</text:p>
          </table:table-cell>
          <table:table-cell office:value-type="float" office:value="4.32589365448649" calcext:value-type="float">
            <text:p>4.3258936545</text:p>
          </table:table-cell>
          <table:table-cell office:value-type="float" office:value="4.11989871855856" calcext:value-type="float">
            <text:p>4.1198987186</text:p>
          </table:table-cell>
          <table:table-cell office:value-type="float" office:value="3.93263059498772" calcext:value-type="float">
            <text:p>3.932630595</text:p>
          </table:table-cell>
          <table:table-cell office:value-type="float" office:value="3.76164665607521" calcext:value-type="float">
            <text:p>3.7616466561</text:p>
          </table:table-cell>
          <table:table-cell office:value-type="float" office:value="3.60491137873874" calcext:value-type="float">
            <text:p>3.6049113787</text:p>
          </table:table-cell>
          <table:table-cell office:value-type="float" office:value="3.46071492358919" calcext:value-type="float">
            <text:p>3.4607149236</text:p>
          </table:table-cell>
          <table:table-cell office:value-type="float" office:value="3.32761050345115" calcext:value-type="float">
            <text:p>3.3276105035</text:p>
          </table:table-cell>
          <table:table-cell office:value-type="float" office:value="3.20436566998999" calcext:value-type="float">
            <text:p>3.20436567</text:p>
          </table:table-cell>
          <table:table-cell office:value-type="float" office:value="3.08992403891892" calcext:value-type="float">
            <text:p>3.0899240389</text:p>
          </table:table-cell>
          <table:table-cell office:value-type="float" office:value="2.98337493412861" calcext:value-type="float">
            <text:p>2.9833749341</text:p>
          </table:table-cell>
          <table:table-cell office:value-type="float" office:value="2.88392910299099" calcext:value-type="float">
            <text:p>2.883929103</text:p>
          </table:table-cell>
          <table:table-cell office:value-type="float" office:value="2.79089913192677" calcext:value-type="float">
            <text:p>2.7908991319</text:p>
          </table:table-cell>
          <table:table-cell office:value-type="float" office:value="2.70368353405406" calcext:value-type="float">
            <text:p>2.7036835341</text:p>
          </table:table-cell>
          <table:table-cell office:value-type="float" office:value="2.62175372999181" calcext:value-type="float">
            <text:p>2.62175373</text:p>
          </table:table-cell>
          <table:table-cell office:value-type="float" office:value="2.54464332616852" calcext:value-type="float">
            <text:p>2.5446433262</text:p>
          </table:table-cell>
          <table:table-cell office:value-type="float" office:value="2.47193923113514" calcext:value-type="float">
            <text:p>2.4719392311</text:p>
          </table:table-cell>
          <table:table-cell office:value-type="float" office:value="2.40327425249249" calcext:value-type="float">
            <text:p>2.4032742525</text:p>
          </table:table-cell>
          <table:table-cell office:value-type="float" office:value="2.61172892591994" calcext:value-type="float">
            <text:p>2.6117289259</text:p>
          </table:table-cell>
          <table:table-cell office:value-type="float" office:value="2.5429992173431" calcext:value-type="float">
            <text:p>2.5429992173</text:p>
          </table:table-cell>
          <table:table-cell office:value-type="float" office:value="2.4777941092061" calcext:value-type="float">
            <text:p>2.4777941092</text:p>
          </table:table-cell>
          <table:table-cell office:value-type="float" office:value="2.41584925647594" calcext:value-type="float">
            <text:p>2.4158492565</text:p>
          </table:table-cell>
          <table:table-cell office:value-type="float" office:value="2.35692610387897" calcext:value-type="float">
            <text:p>2.3569261039</text:p>
          </table:table-cell>
          <table:table-cell office:value-type="float" office:value="2.30080881569138" calcext:value-type="float">
            <text:p>2.3008088157</text:p>
          </table:table-cell>
          <table:table-cell office:value-type="float" office:value="2.24730163393111" calcext:value-type="float">
            <text:p>2.2473016339</text:p>
          </table:table-cell>
          <table:table-cell office:value-type="float" office:value="2.19622659679631" calcext:value-type="float">
            <text:p>2.1962265968</text:p>
          </table:table-cell>
          <table:table-cell office:value-type="float" office:value="2.14742156131195" calcext:value-type="float">
            <text:p>2.1474215613</text:p>
          </table:table-cell>
          <table:table-cell office:value-type="float" office:value="2.10073848389213" calcext:value-type="float">
            <text:p>2.1007384839</text:p>
          </table:table-cell>
          <table:table-cell office:value-type="float" office:value="2.05604192040506" calcext:value-type="float">
            <text:p>2.0560419204</text:p>
          </table:table-cell>
          <table:table-cell office:value-type="float" office:value="2.01320771372995" calcext:value-type="float">
            <text:p>2.0132077137</text:p>
          </table:table-cell>
          <table:table-cell office:value-type="float" office:value="1.97212184202118" calcext:value-type="float">
            <text:p>1.972121842</text:p>
          </table:table-cell>
          <table:table-cell office:value-type="float" office:value="1.93267940518076" calcext:value-type="float">
            <text:p>1.9326794052</text:p>
          </table:table-cell>
          <table:table-cell office:value-type="float" office:value="1.89478373056937" calcext:value-type="float">
            <text:p>1.8947837306</text:p>
          </table:table-cell>
          <table:table-cell office:value-type="float" office:value="1.85834558190457" calcext:value-type="float">
            <text:p>1.8583455819</text:p>
          </table:table-cell>
          <table:table-cell office:value-type="float" office:value="1.82328245771769" calcext:value-type="float">
            <text:p>1.8232824577</text:p>
          </table:table-cell>
          <table:table-cell office:value-type="float" office:value="1.78951796775996" calcext:value-type="float">
            <text:p>1.7895179678</text:p>
          </table:table-cell>
          <table:table-cell office:value-type="float" office:value="1.75698127743705" calcext:value-type="float">
            <text:p>1.7569812774</text:p>
          </table:table-cell>
          <table:table-cell office:value-type="float" office:value="1.72560661176853" calcext:value-type="float">
            <text:p>1.7256066118</text:p>
          </table:table-cell>
          <table:table-cell office:value-type="float" office:value="1.69533281156207" calcext:value-type="float">
            <text:p>1.6953328116</text:p>
          </table:table-cell>
          <table:table-cell office:value-type="float" office:value="1.66610293550065" calcext:value-type="float">
            <text:p>1.6661029355</text:p>
          </table:table-cell>
          <table:table-cell office:value-type="float" office:value="1.63786390269556" calcext:value-type="float">
            <text:p>1.6378639027</text:p>
          </table:table-cell>
          <table:table-cell office:value-type="float" office:value="1.61056617098396" calcext:value-type="float">
            <text:p>1.610566171</text:p>
          </table:table-cell>
          <table:table-cell office:value-type="float" office:value="1.58416344686947" calcext:value-type="float">
            <text:p>1.5841634469</text:p>
          </table:table-cell>
          <table:table-cell office:value-type="float" office:value="1.55861242353287" calcext:value-type="float">
            <text:p>1.5586124235</text:p>
          </table:table-cell>
          <table:table-cell office:value-type="float" office:value="1.53387254379425" calcext:value-type="float">
            <text:p>1.5338725438</text:p>
          </table:table-cell>
          <table:table-cell office:value-type="float" office:value="1.50990578529747" calcext:value-type="float">
            <text:p>1.5099057853</text:p>
          </table:table-cell>
          <table:table-cell office:value-type="float" office:value="1.48667646552366" calcext:value-type="float">
            <text:p>1.4866764655</text:p>
          </table:table-cell>
          <table:table-cell office:value-type="float" office:value="1.46415106453088" calcext:value-type="float">
            <text:p>1.4641510645</text:p>
          </table:table-cell>
          <table:table-cell office:value-type="float" office:value="1.44229806356773" calcext:value-type="float">
            <text:p>1.4422980636</text:p>
          </table:table-cell>
          <table:table-cell office:value-type="float" office:value="1.42108779792703" calcext:value-type="float">
            <text:p>1.4210877979</text:p>
          </table:table-cell>
          <table:table-cell office:value-type="float" office:value="1.40049232259475" calcext:value-type="float">
            <text:p>1.4004923226</text:p>
          </table:table-cell>
          <table:table-cell office:value-type="float" office:value="1.38048528941483" calcext:value-type="float">
            <text:p>1.3804852894</text:p>
          </table:table-cell>
          <table:table-cell office:value-type="float" office:value="1.36104183463434" calcext:value-type="float">
            <text:p>1.3610418346</text:p>
          </table:table-cell>
          <table:table-cell office:value-type="float" office:value="1.34213847581997" calcext:value-type="float">
            <text:p>1.3421384758</text:p>
          </table:table-cell>
          <table:table-cell office:value-type="float" office:value="1.32375301724709" calcext:value-type="float">
            <text:p>1.3237530172</text:p>
          </table:table-cell>
          <table:table-cell office:value-type="float" office:value="1.30586446295997" calcext:value-type="float">
            <text:p>1.305864463</text:p>
          </table:table-cell>
          <table:table-cell office:value-type="float" office:value="1.28845293678717" calcext:value-type="float">
            <text:p>1.2884529368</text:p>
          </table:table-cell>
          <table:table-cell office:value-type="float" office:value="1.27149960867155" calcext:value-type="float">
            <text:p>1.2714996087</text:p>
          </table:table-cell>
          <table:table-cell office:value-type="float" office:value="1.25498662674075" calcext:value-type="float">
            <text:p>1.2549866267</text:p>
          </table:table-cell>
          <table:table-cell office:value-type="float" office:value="1.23889705460305" calcext:value-type="float">
            <text:p>1.2388970546</text:p>
          </table:table-cell>
          <table:table-cell office:value-type="float" office:value="1.22321481340554" calcext:value-type="float">
            <text:p>1.2232148134</text:p>
          </table:table-cell>
          <table:table-cell office:value-type="float" office:value="1.20792462823797" calcext:value-type="float">
            <text:p>1.2079246282</text:p>
          </table:table-cell>
          <table:table-cell office:value-type="float" office:value="1.19301197850664" calcext:value-type="float">
            <text:p>1.1930119785</text:p>
          </table:table-cell>
          <table:table-cell office:value-type="float" office:value="1.17846305193949" calcext:value-type="float">
            <text:p>1.1784630519</text:p>
          </table:table-cell>
          <table:table-cell office:value-type="float" office:value="1.16426470191612" calcext:value-type="float">
            <text:p>1.1642647019</text:p>
          </table:table-cell>
          <table:table-cell office:value-type="float" office:value="1.15040440784569" calcext:value-type="float">
            <text:p>1.1504044078</text:p>
          </table:table-cell>
          <table:table-cell office:value-type="float" office:value="1.13687023834162" calcext:value-type="float">
            <text:p>1.1368702383</text:p>
          </table:table-cell>
          <table:table-cell office:value-type="float" office:value="1.12365081696556" calcext:value-type="float">
            <text:p>1.123650817</text:p>
          </table:table-cell>
          <table:table-cell office:value-type="float" office:value="1.11073529033377" calcext:value-type="float">
            <text:p>1.1107352903</text:p>
          </table:table-cell>
          <table:table-cell office:value-type="float" office:value="1.09811329839816" calcext:value-type="float">
            <text:p>1.0981132984</text:p>
          </table:table-cell>
          <table:table-cell office:value-type="float" office:value="1.08577494673076" calcext:value-type="float">
            <text:p>1.0857749467</text:p>
          </table:table-cell>
          <table:table-cell office:value-type="float" office:value="1.07371078065598" calcext:value-type="float">
            <text:p>1.0737107807</text:p>
          </table:table-cell>
          <table:table-cell office:value-type="float" office:value="1.06191176108833" calcext:value-type="float">
            <text:p>1.0619117611</text:p>
          </table:table-cell>
          <table:table-cell office:value-type="float" office:value="1.05036924194606" calcext:value-type="float">
            <text:p>1.0503692419</text:p>
          </table:table-cell>
          <table:table-cell office:value-type="float" office:value="1.03907494902191" calcext:value-type="float">
            <text:p>1.039074949</text:p>
          </table:table-cell>
          <table:table-cell office:value-type="float" office:value="1.02802096020253" calcext:value-type="float">
            <text:p>1.0280209602</text:p>
          </table:table-cell>
          <table:table-cell office:value-type="float" office:value="1.01719968693724" calcext:value-type="float">
            <text:p>1.0171996869</text:p>
          </table:table-cell>
          <table:table-cell office:value-type="float" office:value="1.00660385686498" calcext:value-type="float">
            <text:p>1.0066038569</text:p>
          </table:table-cell>
          <table:table-cell office:value-type="float" office:value="0.996226497515853" calcext:value-type="float">
            <text:p>0.9962264975</text:p>
          </table:table-cell>
          <table:table-cell office:value-type="float" office:value="0.98606092101059" calcext:value-type="float">
            <text:p>0.986060921</text:p>
          </table:table-cell>
          <table:table-cell office:value-type="float" office:value="0.97610070968725" calcext:value-type="float">
            <text:p>0.9761007097</text:p>
          </table:table-cell>
          <table:table-cell office:value-type="float" office:value="0.966339702590378" calcext:value-type="float">
            <text:p>0.9663397026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5.0744623315404" calcext:value-type="float">
            <text:p>5.0744623315</text:p>
          </table:table-cell>
          <table:table-cell office:value-type="string" calcext:value-type="string">
            <text:p><text:s/>global min</text:p>
          </table:table-cell>
          <table:table-cell office:value-type="float" office:value="-8.34518580338201" calcext:value-type="float">
            <text:p>-8.3451858034</text:p>
          </table:table-cell>
          <table:table-cell office:value-type="string" calcext:value-type="string">
            <text:p><text:s/>range</text:p>
          </table:table-cell>
          <table:table-cell office:value-type="float" office:value="13.4196481349224" calcext:value-type="float">
            <text:p>13.4196481349</text:p>
          </table:table-cell>
          <table:table-cell office:value-type="string" calcext:value-type="string">
            <text:p><text:s/>regret</text:p>
          </table:table-cell>
          <table:table-cell office:value-type="float" office:value="6.58807735028393" calcext:value-type="float">
            <text:p>6.5880773503</text:p>
          </table:table-cell>
          <table:table-cell office:value-type="float" office:value="6.81069862775411" calcext:value-type="float">
            <text:p>6.8106986278</text:p>
          </table:table-cell>
          <table:table-cell office:value-type="float" office:value="6.60798006404648" calcext:value-type="float">
            <text:p>6.607980064</text:p>
          </table:table-cell>
          <table:table-cell office:value-type="float" office:value="5.72687943847148" calcext:value-type="float">
            <text:p>5.7268794385</text:p>
          </table:table-cell>
          <table:table-cell office:value-type="float" office:value="5.57552219230234" calcext:value-type="float">
            <text:p>5.5755221923</text:p>
          </table:table-cell>
          <table:table-cell office:value-type="float" office:value="6.34115026422906" calcext:value-type="float">
            <text:p>6.3411502642</text:p>
          </table:table-cell>
          <table:table-cell office:value-type="float" office:value="7.00547532263282" calcext:value-type="float">
            <text:p>7.0054753226</text:p>
          </table:table-cell>
          <table:table-cell office:value-type="float" office:value="6.28960782214141" calcext:value-type="float">
            <text:p>6.2896078221</text:p>
          </table:table-cell>
          <table:table-cell office:value-type="float" office:value="5.80327677783026" calcext:value-type="float">
            <text:p>5.8032767778</text:p>
          </table:table-cell>
          <table:table-cell office:value-type="float" office:value="5.77644421481454" calcext:value-type="float">
            <text:p>5.7764442148</text:p>
          </table:table-cell>
          <table:table-cell office:value-type="float" office:value="6.00597326299972" calcext:value-type="float">
            <text:p>6.005973263</text:p>
          </table:table-cell>
          <table:table-cell office:value-type="float" office:value="6.16054430531942" calcext:value-type="float">
            <text:p>6.1605443053</text:p>
          </table:table-cell>
          <table:table-cell office:value-type="float" office:value="5.69493448722186" calcext:value-type="float">
            <text:p>5.6949344872</text:p>
          </table:table-cell>
          <table:table-cell office:value-type="float" office:value="5.68794719693705" calcext:value-type="float">
            <text:p>5.6879471969</text:p>
          </table:table-cell>
          <table:table-cell office:value-type="float" office:value="5.83595339261436" calcext:value-type="float">
            <text:p>5.8359533926</text:p>
          </table:table-cell>
          <table:table-cell office:value-type="float" office:value="5.6465960849164" calcext:value-type="float">
            <text:p>5.6465960849</text:p>
          </table:table-cell>
          <table:table-cell office:value-type="float" office:value="5.44268292424425" calcext:value-type="float">
            <text:p>5.4426829242</text:p>
          </table:table-cell>
          <table:table-cell office:value-type="float" office:value="5.17381747123303" calcext:value-type="float">
            <text:p>5.1738174712</text:p>
          </table:table-cell>
          <table:table-cell office:value-type="float" office:value="4.92701718636444" calcext:value-type="float">
            <text:p>4.9270171864</text:p>
          </table:table-cell>
          <table:table-cell office:value-type="float" office:value="4.97516878402141" calcext:value-type="float">
            <text:p>4.975168784</text:p>
          </table:table-cell>
          <table:table-cell office:value-type="float" office:value="4.81217810095115" calcext:value-type="float">
            <text:p>4.812178101</text:p>
          </table:table-cell>
          <table:table-cell office:value-type="float" office:value="4.59880625957568" calcext:value-type="float">
            <text:p>4.5988062596</text:p>
          </table:table-cell>
          <table:table-cell office:value-type="float" office:value="4.47471944679429" calcext:value-type="float">
            <text:p>4.4747194468</text:p>
          </table:table-cell>
          <table:table-cell office:value-type="float" office:value="4.31888654994282" calcext:value-type="float">
            <text:p>4.3188865499</text:p>
          </table:table-cell>
          <table:table-cell office:value-type="float" office:value="4.22549204209028" calcext:value-type="float">
            <text:p>4.2254920421</text:p>
          </table:table-cell>
          <table:table-cell office:value-type="float" office:value="4.42155045933197" calcext:value-type="float">
            <text:p>4.4215504593</text:p>
          </table:table-cell>
          <table:table-cell office:value-type="float" office:value="4.52826278194184" calcext:value-type="float">
            <text:p>4.5282627819</text:p>
          </table:table-cell>
          <table:table-cell office:value-type="float" office:value="4.39880926489137" calcext:value-type="float">
            <text:p>4.3988092649</text:p>
          </table:table-cell>
          <table:table-cell office:value-type="float" office:value="4.2600061193917" calcext:value-type="float">
            <text:p>4.2600061194</text:p>
          </table:table-cell>
          <table:table-cell office:value-type="float" office:value="4.12159313774702" calcext:value-type="float">
            <text:p>4.1215931377</text:p>
          </table:table-cell>
          <table:table-cell office:value-type="float" office:value="4.37069107980972" calcext:value-type="float">
            <text:p>4.3706910798</text:p>
          </table:table-cell>
          <table:table-cell office:value-type="float" office:value="4.25460311522872" calcext:value-type="float">
            <text:p>4.2546031152</text:p>
          </table:table-cell>
          <table:table-cell office:value-type="float" office:value="4.16298142313388" calcext:value-type="float">
            <text:p>4.1629814231</text:p>
          </table:table-cell>
          <table:table-cell office:value-type="float" office:value="4.04370598921969" calcext:value-type="float">
            <text:p>4.0437059892</text:p>
          </table:table-cell>
          <table:table-cell office:value-type="float" office:value="3.96191021971016" calcext:value-type="float">
            <text:p>3.9619102197</text:p>
          </table:table-cell>
          <table:table-cell office:value-type="float" office:value="3.88605402683208" calcext:value-type="float">
            <text:p>3.8860540268</text:p>
          </table:table-cell>
          <table:table-cell office:value-type="float" office:value="3.82223803091141" calcext:value-type="float">
            <text:p>3.8222380309</text:p>
          </table:table-cell>
          <table:table-cell office:value-type="float" office:value="3.75272792631865" calcext:value-type="float">
            <text:p>3.7527279263</text:p>
          </table:table-cell>
          <table:table-cell office:value-type="float" office:value="3.67967244883685" calcext:value-type="float">
            <text:p>3.6796724488</text:p>
          </table:table-cell>
          <table:table-cell office:value-type="float" office:value="3.63630309786094" calcext:value-type="float">
            <text:p>3.6363030979</text:p>
          </table:table-cell>
          <table:table-cell office:value-type="float" office:value="3.56965093216991" calcext:value-type="float">
            <text:p>3.5696509322</text:p>
          </table:table-cell>
          <table:table-cell office:value-type="float" office:value="3.50617267913083" calcext:value-type="float">
            <text:p>3.5061726791</text:p>
          </table:table-cell>
          <table:table-cell office:value-type="float" office:value="3.43332024578827" calcext:value-type="float">
            <text:p>3.4333202458</text:p>
          </table:table-cell>
          <table:table-cell office:value-type="float" office:value="3.36377928668856" calcext:value-type="float">
            <text:p>3.3637792867</text:p>
          </table:table-cell>
          <table:table-cell office:value-type="float" office:value="3.29732903688218" calcext:value-type="float">
            <text:p>3.2973290369</text:p>
          </table:table-cell>
          <table:table-cell office:value-type="float" office:value="3.23376792837172" calcext:value-type="float">
            <text:p>3.2337679284</text:p>
          </table:table-cell>
          <table:table-cell office:value-type="float" office:value="3.17291154788298" calcext:value-type="float">
            <text:p>3.1729115479</text:p>
          </table:table-cell>
          <table:table-cell office:value-type="float" office:value="3.11459084991461" calcext:value-type="float">
            <text:p>3.1145908499</text:p>
          </table:table-cell>
          <table:table-cell office:value-type="float" office:value="3.05322402991739" calcext:value-type="float">
            <text:p>3.0532240299</text:p>
          </table:table-cell>
          <table:table-cell office:value-type="float" office:value="3.01577663044678" calcext:value-type="float">
            <text:p>3.0157766304</text:p>
          </table:table-cell>
          <table:table-cell office:value-type="float" office:value="2.97436070248759" calcext:value-type="float">
            <text:p>2.9743607025</text:p>
          </table:table-cell>
          <table:table-cell office:value-type="float" office:value="2.93453769483453" calcext:value-type="float">
            <text:p>2.9345376948</text:p>
          </table:table-cell>
          <table:table-cell office:value-type="float" office:value="2.88621656937353" calcext:value-type="float">
            <text:p>2.8862165694</text:p>
          </table:table-cell>
          <table:table-cell office:value-type="float" office:value="2.83968511522589" calcext:value-type="float">
            <text:p>2.8396851152</text:p>
          </table:table-cell>
          <table:table-cell office:value-type="float" office:value="2.79484571395635" calcext:value-type="float">
            <text:p>2.794845714</text:p>
          </table:table-cell>
          <table:table-cell office:value-type="float" office:value="2.751607719875" calcext:value-type="float">
            <text:p>2.7516077199</text:p>
          </table:table-cell>
          <table:table-cell office:value-type="float" office:value="2.709886848393" calcext:value-type="float">
            <text:p>2.7098868484</text:p>
          </table:table-cell>
          <table:table-cell office:value-type="float" office:value="2.66960462765176" calcext:value-type="float">
            <text:p>2.6696046277</text:p>
          </table:table-cell>
          <table:table-cell office:value-type="float" office:value="2.6306879059187" calcext:value-type="float">
            <text:p>2.6306879059</text:p>
          </table:table-cell>
          <table:table-cell office:value-type="float" office:value="2.58863671865424" calcext:value-type="float">
            <text:p>2.5886367187</text:p>
          </table:table-cell>
          <table:table-cell office:value-type="float" office:value="2.56555831435477" calcext:value-type="float">
            <text:p>2.5655583144</text:p>
          </table:table-cell>
          <table:table-cell office:value-type="float" office:value="2.53875195935757" calcext:value-type="float">
            <text:p>2.5387519594</text:p>
          </table:table-cell>
          <table:table-cell office:value-type="float" office:value="2.51279659975711" calcext:value-type="float">
            <text:p>2.5127965998</text:p>
          </table:table-cell>
          <table:table-cell office:value-type="float" office:value="2.4793703723453" calcext:value-type="float">
            <text:p>2.4793703723</text:p>
          </table:table-cell>
          <table:table-cell office:value-type="float" office:value="2.44697264423846" calcext:value-type="float">
            <text:p>2.4469726442</text:p>
          </table:table-cell>
          <table:table-cell office:value-type="float" office:value="2.4155566654682" calcext:value-type="float">
            <text:p>2.4155566655</text:p>
          </table:table-cell>
          <table:table-cell office:value-type="float" office:value="2.38507847710899" calcext:value-type="float">
            <text:p>2.3850784771</text:p>
          </table:table-cell>
          <table:table-cell office:value-type="float" office:value="2.35549670605446" calcext:value-type="float">
            <text:p>2.3554967061</text:p>
          </table:table-cell>
          <table:table-cell office:value-type="float" office:value="2.32677237763919" calcext:value-type="float">
            <text:p>2.3267723776</text:p>
          </table:table-cell>
          <table:table-cell office:value-type="float" office:value="2.29886874432151" calcext:value-type="float">
            <text:p>2.2988687443</text:p>
          </table:table-cell>
          <table:table-cell office:value-type="float" office:value="2.27175112884376" calcext:value-type="float">
            <text:p>2.2717511288</text:p>
          </table:table-cell>
          <table:table-cell office:value-type="float" office:value="2.24538678046261" calcext:value-type="float">
            <text:p>2.2453867805</text:p>
          </table:table-cell>
          <table:table-cell office:value-type="float" office:value="2.21974474299601" calcext:value-type="float">
            <text:p>2.219744743</text:p>
          </table:table-cell>
          <table:table-cell office:value-type="float" office:value="2.19479573356905" calcext:value-type="float">
            <text:p>2.1947957336</text:p>
          </table:table-cell>
          <table:table-cell office:value-type="float" office:value="2.17051203106015" calcext:value-type="float">
            <text:p>2.1705120311</text:p>
          </table:table-cell>
          <table:table-cell office:value-type="float" office:value="2.14686737335411" calcext:value-type="float">
            <text:p>2.1468673734</text:p>
          </table:table-cell>
          <table:table-cell office:value-type="float" office:value="2.12383686260147" calcext:value-type="float">
            <text:p>2.1238368626</text:p>
          </table:table-cell>
          <table:table-cell office:value-type="float" office:value="2.0979878857739" calcext:value-type="float">
            <text:p>2.0979878858</text:p>
          </table:table-cell>
          <table:table-cell office:value-type="float" office:value="2.08637859679431" calcext:value-type="float">
            <text:p>2.0863785968</text:p>
          </table:table-cell>
          <table:table-cell office:value-type="float" office:value="2.07159341814099" calcext:value-type="float">
            <text:p>2.0715934181</text:p>
          </table:table-cell>
          <table:table-cell office:value-type="float" office:value="2.05062952465037" calcext:value-type="float">
            <text:p>2.0506295247</text:p>
          </table:table-cell>
          <table:table-cell office:value-type="float" office:value="2.03017694563514" calcext:value-type="float">
            <text:p>2.0301769456</text:p>
          </table:table-cell>
          <table:table-cell office:value-type="float" office:value="2.01021719984919" calcext:value-type="float">
            <text:p>2.0102171998</text:p>
          </table:table-cell>
          <table:table-cell office:value-type="float" office:value="1.99073268610576" calcext:value-type="float">
            <text:p>1.9907326861</text:p>
          </table:table-cell>
          <table:table-cell office:value-type="float" office:value="1.97170663150923" calcext:value-type="float">
            <text:p>1.9717066315</text:p>
          </table:table-cell>
          <table:table-cell office:value-type="float" office:value="1.95312304329867" calcext:value-type="float">
            <text:p>1.9531230433</text:p>
          </table:table-cell>
          <table:table-cell office:value-type="float" office:value="1.93496666401249" calcext:value-type="float">
            <text:p>1.934966664</text:p>
          </table:table-cell>
          <table:table-cell office:value-type="float" office:value="1.91722292971009" calcext:value-type="float">
            <text:p>1.9172229297</text:p>
          </table:table-cell>
          <table:table-cell office:value-type="float" office:value="1.89987793100999" calcext:value-type="float">
            <text:p>1.899877931</text:p>
          </table:table-cell>
          <table:table-cell office:value-type="float" office:value="1.88291837672545" calcext:value-type="float">
            <text:p>1.8829183767</text:p>
          </table:table-cell>
          <table:table-cell office:value-type="float" office:value="1.86633155989771" calcext:value-type="float">
            <text:p>1.8663315599</text:p>
          </table:table-cell>
          <table:table-cell office:value-type="float" office:value="1.85010532604448" calcext:value-type="float">
            <text:p>1.850105326</text:p>
          </table:table-cell>
          <table:table-cell office:value-type="float" office:value="1.83422804345692" calcext:value-type="float">
            <text:p>1.8342280435</text:p>
          </table:table-cell>
          <table:table-cell office:value-type="float" office:value="1.81868857539249" calcext:value-type="float">
            <text:p>1.8186885754</text:p>
          </table:table-cell>
          <table:table-cell office:value-type="float" office:value="1.80347625402416" calcext:value-type="float">
            <text:p>1.803476254</text:p>
          </table:table-cell>
          <table:table-cell office:value-type="float" office:value="1.78858085601767" calcext:value-type="float">
            <text:p>1.788580856</text:p>
          </table:table-cell>
          <table:table-cell office:value-type="float" office:value="1.77399257961956" calcext:value-type="float">
            <text:p>1.7739925796</text:p>
          </table:table-cell>
          <table:table-cell office:value-type="float" office:value="1.75970202314795" calcext:value-type="float">
            <text:p>1.7597020231</text:p>
          </table:table-cell>
          <table:table-cell office:value-type="float" office:value="1.74570016478687" calcext:value-type="float">
            <text:p>1.7457001648</text:p>
          </table:table-cell>
          <table:table-cell office:value-type="float" office:value="1.73197834359301" calcext:value-type="float">
            <text:p>1.7319783436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10.3386768396991" calcext:value-type="float">
            <text:p>10.3386768397</text:p>
          </table:table-cell>
          <table:table-cell office:value-type="string" calcext:value-type="string">
            <text:p><text:s/>global min</text:p>
          </table:table-cell>
          <table:table-cell office:value-type="float" office:value="-4.97309172795802" calcext:value-type="float">
            <text:p>-4.973091728</text:p>
          </table:table-cell>
          <table:table-cell office:value-type="string" calcext:value-type="string">
            <text:p><text:s/>range</text:p>
          </table:table-cell>
          <table:table-cell office:value-type="float" office:value="15.3117685676571" calcext:value-type="float">
            <text:p>15.3117685677</text:p>
          </table:table-cell>
          <table:table-cell office:value-type="string" calcext:value-type="string">
            <text:p><text:s/>regret</text:p>
          </table:table-cell>
          <table:table-cell office:value-type="float" office:value="10.2172013340645" calcext:value-type="float">
            <text:p>10.2172013341</text:p>
          </table:table-cell>
          <table:table-cell office:value-type="float" office:value="5.10860066703227" calcext:value-type="float">
            <text:p>5.108600667</text:p>
          </table:table-cell>
          <table:table-cell office:value-type="float" office:value="6.70234425784342" calcext:value-type="float">
            <text:p>6.7023442578</text:p>
          </table:table-cell>
          <table:table-cell office:value-type="float" office:value="6.75690233854802" calcext:value-type="float">
            <text:p>6.7569023385</text:p>
          </table:table-cell>
          <table:table-cell office:value-type="float" office:value="7.90991110244918" calcext:value-type="float">
            <text:p>7.9099111024</text:p>
          </table:table-cell>
          <table:table-cell office:value-type="float" office:value="8.54960260350755" calcext:value-type="float">
            <text:p>8.5496026035</text:p>
          </table:table-cell>
          <table:table-cell office:value-type="float" office:value="9.04628748855715" calcext:value-type="float">
            <text:p>9.0462874886</text:p>
          </table:table-cell>
          <table:table-cell office:value-type="float" office:value="8.60319681337665" calcext:value-type="float">
            <text:p>8.6031968134</text:p>
          </table:table-cell>
          <table:table-cell office:value-type="float" office:value="9.14053209358158" calcext:value-type="float">
            <text:p>9.1405320936</text:p>
          </table:table-cell>
          <table:table-cell office:value-type="float" office:value="8.22647888422342" calcext:value-type="float">
            <text:p>8.2264788842</text:p>
          </table:table-cell>
          <table:table-cell office:value-type="float" office:value="7.47861716747584" calcext:value-type="float">
            <text:p>7.4786171675</text:p>
          </table:table-cell>
          <table:table-cell office:value-type="float" office:value="6.85539907018618" calcext:value-type="float">
            <text:p>6.8553990702</text:p>
          </table:table-cell>
          <table:table-cell office:value-type="float" office:value="6.32806068017186" calcext:value-type="float">
            <text:p>6.3280606802</text:p>
          </table:table-cell>
          <table:table-cell office:value-type="float" office:value="5.87605634587387" calcext:value-type="float">
            <text:p>5.8760563459</text:p>
          </table:table-cell>
          <table:table-cell office:value-type="float" office:value="6.28218771393398" calcext:value-type="float">
            <text:p>6.2821877139</text:p>
          </table:table-cell>
          <table:table-cell office:value-type="float" office:value="5.88955098181311" calcext:value-type="float">
            <text:p>5.8895509818</text:p>
          </table:table-cell>
          <table:table-cell office:value-type="float" office:value="5.54310680641234" calcext:value-type="float">
            <text:p>5.5431068064</text:p>
          </table:table-cell>
          <table:table-cell office:value-type="float" office:value="5.23515642827832" calcext:value-type="float">
            <text:p>5.2351564283</text:p>
          </table:table-cell>
          <table:table-cell office:value-type="float" office:value="4.95962187942157" calcext:value-type="float">
            <text:p>4.9596218794</text:p>
          </table:table-cell>
          <table:table-cell office:value-type="float" office:value="4.71164078545049" calcext:value-type="float">
            <text:p>4.7116407855</text:p>
          </table:table-cell>
          <table:table-cell office:value-type="float" office:value="4.48727693852428" calcext:value-type="float">
            <text:p>4.4872769385</text:p>
          </table:table-cell>
          <table:table-cell office:value-type="float" office:value="4.28330980495499" calcext:value-type="float">
            <text:p>4.283309805</text:p>
          </table:table-cell>
          <table:table-cell office:value-type="float" office:value="4.09707894386999" calcext:value-type="float">
            <text:p>4.0970789439</text:p>
          </table:table-cell>
          <table:table-cell office:value-type="float" office:value="3.92636732120874" calcext:value-type="float">
            <text:p>3.9263673212</text:p>
          </table:table-cell>
          <table:table-cell office:value-type="float" office:value="3.76931262836039" calcext:value-type="float">
            <text:p>3.7693126284</text:p>
          </table:table-cell>
          <table:table-cell office:value-type="float" office:value="3.62433906573114" calcext:value-type="float">
            <text:p>3.6243390657</text:p>
          </table:table-cell>
          <table:table-cell office:value-type="float" office:value="3.49010428551888" calcext:value-type="float">
            <text:p>3.4901042855</text:p>
          </table:table-cell>
          <table:table-cell office:value-type="float" office:value="3.36545770389321" calcext:value-type="float">
            <text:p>3.3654577039</text:p>
          </table:table-cell>
          <table:table-cell office:value-type="float" office:value="3.24940743824172" calcext:value-type="float">
            <text:p>3.2494074382</text:p>
          </table:table-cell>
          <table:table-cell office:value-type="float" office:value="3.14109385696699" calcext:value-type="float">
            <text:p>3.141093857</text:p>
          </table:table-cell>
          <table:table-cell office:value-type="float" office:value="3.03976824867773" calcext:value-type="float">
            <text:p>3.0397682487</text:p>
          </table:table-cell>
          <table:table-cell office:value-type="float" office:value="2.94477549090656" calcext:value-type="float">
            <text:p>2.9447754909</text:p>
          </table:table-cell>
          <table:table-cell office:value-type="float" office:value="2.85553986996999" calcext:value-type="float">
            <text:p>2.85553987</text:p>
          </table:table-cell>
          <table:table-cell office:value-type="float" office:value="2.77155340320617" calcext:value-type="float">
            <text:p>2.7715534032</text:p>
          </table:table-cell>
          <table:table-cell office:value-type="float" office:value="2.69236616311457" calcext:value-type="float">
            <text:p>2.6923661631</text:p>
          </table:table-cell>
          <table:table-cell office:value-type="float" office:value="2.92955925930684" calcext:value-type="float">
            <text:p>2.9295592593</text:p>
          </table:table-cell>
          <table:table-cell office:value-type="float" office:value="2.85038198202828" calcext:value-type="float">
            <text:p>2.850381982</text:p>
          </table:table-cell>
          <table:table-cell office:value-type="float" office:value="3.08094713309549" calcext:value-type="float">
            <text:p>3.0809471331</text:p>
          </table:table-cell>
          <table:table-cell office:value-type="float" office:value="3.00194848865714" calcext:value-type="float">
            <text:p>3.0019484887</text:p>
          </table:table-cell>
          <table:table-cell office:value-type="float" office:value="2.92689977644071" calcext:value-type="float">
            <text:p>2.9268997764</text:p>
          </table:table-cell>
          <table:table-cell office:value-type="float" office:value="2.85551197701533" calcext:value-type="float">
            <text:p>2.855511977</text:p>
          </table:table-cell>
          <table:table-cell office:value-type="float" office:value="2.7875235966102" calcext:value-type="float">
            <text:p>2.7875235966</text:p>
          </table:table-cell>
          <table:table-cell office:value-type="float" office:value="2.72269746645648" calcext:value-type="float">
            <text:p>2.7226974665</text:p>
          </table:table-cell>
          <table:table-cell office:value-type="float" office:value="2.66081797858247" calcext:value-type="float">
            <text:p>2.6608179786</text:p>
          </table:table-cell>
          <table:table-cell office:value-type="float" office:value="2.60168869016952" calcext:value-type="float">
            <text:p>2.6016886902</text:p>
          </table:table-cell>
          <table:table-cell office:value-type="float" office:value="2.54513024038323" calcext:value-type="float">
            <text:p>2.5451302404</text:p>
          </table:table-cell>
          <table:table-cell office:value-type="float" office:value="2.49097853314103" calcext:value-type="float">
            <text:p>2.4909785331</text:p>
          </table:table-cell>
          <table:table-cell office:value-type="float" office:value="2.43908314703393" calcext:value-type="float">
            <text:p>2.439083147</text:p>
          </table:table-cell>
          <table:table-cell office:value-type="float" office:value="2.3893059399516" calcext:value-type="float">
            <text:p>2.38930594</text:p>
          </table:table-cell>
          <table:table-cell office:value-type="float" office:value="2.34151982115257" calcext:value-type="float">
            <text:p>2.3415198212</text:p>
          </table:table-cell>
          <table:table-cell office:value-type="float" office:value="2.29560766779664" calcext:value-type="float">
            <text:p>2.2956076678</text:p>
          </table:table-cell>
          <table:table-cell office:value-type="float" office:value="2.25146136649286" calcext:value-type="float">
            <text:p>2.2514613665</text:p>
          </table:table-cell>
          <table:table-cell office:value-type="float" office:value="2.20898096335148" calcext:value-type="float">
            <text:p>2.2089809634</text:p>
          </table:table-cell>
          <table:table-cell office:value-type="float" office:value="2.1680739084746" calcext:value-type="float">
            <text:p>2.1680739085</text:p>
          </table:table-cell>
          <table:table-cell office:value-type="float" office:value="2.12865438286597" calcext:value-type="float">
            <text:p>2.1286543829</text:p>
          </table:table-cell>
          <table:table-cell office:value-type="float" office:value="2.09064269745765" calcext:value-type="float">
            <text:p>2.0906426975</text:p>
          </table:table-cell>
          <table:table-cell office:value-type="float" office:value="2.05396475539699" calcext:value-type="float">
            <text:p>2.0539647554</text:p>
          </table:table-cell>
          <table:table-cell office:value-type="float" office:value="2.01855156995911" calcext:value-type="float">
            <text:p>2.01855157</text:p>
          </table:table-cell>
          <table:table-cell office:value-type="float" office:value="1.98433883148523" calcext:value-type="float">
            <text:p>1.9843388315</text:p>
          </table:table-cell>
          <table:table-cell office:value-type="float" office:value="1.95126651762714" calcext:value-type="float">
            <text:p>1.9512665176</text:p>
          </table:table-cell>
          <table:table-cell office:value-type="float" office:value="1.91927854192834" calcext:value-type="float">
            <text:p>1.9192785419</text:p>
          </table:table-cell>
          <table:table-cell office:value-type="float" office:value="1.88832243641336" calcext:value-type="float">
            <text:p>1.8883224364</text:p>
          </table:table-cell>
          <table:table-cell office:value-type="float" office:value="1.8583490644068" calcext:value-type="float">
            <text:p>1.8583490644</text:p>
          </table:table-cell>
          <table:table-cell office:value-type="float" office:value="1.82931236027545" calcext:value-type="float">
            <text:p>1.8293123603</text:p>
          </table:table-cell>
          <table:table-cell office:value-type="float" office:value="1.80116909319428" calcext:value-type="float">
            <text:p>1.8011690932</text:p>
          </table:table-cell>
          <table:table-cell office:value-type="float" office:value="1.77387865238831" calcext:value-type="float">
            <text:p>1.7738786524</text:p>
          </table:table-cell>
          <table:table-cell office:value-type="float" office:value="1.7474028516064" calcext:value-type="float">
            <text:p>1.7474028516</text:p>
          </table:table-cell>
          <table:table-cell office:value-type="float" office:value="1.72170575084748" calcext:value-type="float">
            <text:p>1.7217057508</text:p>
          </table:table-cell>
          <table:table-cell office:value-type="float" office:value="1.69675349358882" calcext:value-type="float">
            <text:p>1.6967534936</text:p>
          </table:table-cell>
          <table:table-cell office:value-type="float" office:value="1.67251415796612" calcext:value-type="float">
            <text:p>1.672514158</text:p>
          </table:table-cell>
          <table:table-cell office:value-type="float" office:value="1.64895762052998" calcext:value-type="float">
            <text:p>1.6489576205</text:p>
          </table:table-cell>
          <table:table-cell office:value-type="float" office:value="1.62605543135595" calcext:value-type="float">
            <text:p>1.6260554314</text:p>
          </table:table-cell>
          <table:table-cell office:value-type="float" office:value="1.60378069941957" calcext:value-type="float">
            <text:p>1.6037806994</text:p>
          </table:table-cell>
          <table:table-cell office:value-type="float" office:value="1.58210798726525" calcext:value-type="float">
            <text:p>1.5821079873</text:p>
          </table:table-cell>
          <table:table-cell office:value-type="float" office:value="1.56101321410171" calcext:value-type="float">
            <text:p>1.5610132141</text:p>
          </table:table-cell>
          <table:table-cell office:value-type="float" office:value="1.54047356654774" calcext:value-type="float">
            <text:p>1.5404735665</text:p>
          </table:table-cell>
          <table:table-cell office:value-type="float" office:value="1.52046741633284" calcext:value-type="float">
            <text:p>1.5204674163</text:p>
          </table:table-cell>
          <table:table-cell office:value-type="float" office:value="1.50097424432857" calcext:value-type="float">
            <text:p>1.5009742443</text:p>
          </table:table-cell>
          <table:table-cell office:value-type="float" office:value="1.48197457034973" calcext:value-type="float">
            <text:p>1.4819745703</text:p>
          </table:table-cell>
          <table:table-cell office:value-type="float" office:value="1.46344988822036" calcext:value-type="float">
            <text:p>1.4634498882</text:p>
          </table:table-cell>
          <table:table-cell office:value-type="float" office:value="1.44538260564973" calcext:value-type="float">
            <text:p>1.4453826056</text:p>
          </table:table-cell>
          <table:table-cell office:value-type="float" office:value="1.42775598850766" calcext:value-type="float">
            <text:p>1.4277559885</text:p>
          </table:table-cell>
          <table:table-cell office:value-type="float" office:value="1.41055410912805" calcext:value-type="float">
            <text:p>1.4105541091</text:p>
          </table:table-cell>
          <table:table-cell office:value-type="float" office:value="1.3937617983051" calcext:value-type="float">
            <text:p>1.3937617983</text:p>
          </table:table-cell>
          <table:table-cell office:value-type="float" office:value="1.37736460067798" calcext:value-type="float">
            <text:p>1.3773646007</text:p>
          </table:table-cell>
          <table:table-cell office:value-type="float" office:value="1.36134873322824" calcext:value-type="float">
            <text:p>1.3613487332</text:p>
          </table:table-cell>
          <table:table-cell office:value-type="float" office:value="1.34570104663941" calcext:value-type="float">
            <text:p>1.3457010466</text:p>
          </table:table-cell>
          <table:table-cell office:value-type="float" office:value="1.33040898929123" calcext:value-type="float">
            <text:p>1.3304089893</text:p>
          </table:table-cell>
          <table:table-cell office:value-type="float" office:value="1.31546057368122" calcext:value-type="float">
            <text:p>1.3154605737</text:p>
          </table:table-cell>
          <table:table-cell office:value-type="float" office:value="1.30084434508476" calcext:value-type="float">
            <text:p>1.3008443451</text:p>
          </table:table-cell>
          <table:table-cell office:value-type="float" office:value="1.28654935228163" calcext:value-type="float">
            <text:p>1.2865493523</text:p>
          </table:table-cell>
          <table:table-cell office:value-type="float" office:value="1.27256512019161" calcext:value-type="float">
            <text:p>1.2725651202</text:p>
          </table:table-cell>
          <table:table-cell office:value-type="float" office:value="1.25888162427558" calcext:value-type="float">
            <text:p>1.2588816243</text:p>
          </table:table-cell>
          <table:table-cell office:value-type="float" office:value="1.24548926657052" calcext:value-type="float">
            <text:p>1.2454892666</text:p>
          </table:table-cell>
          <table:table-cell office:value-type="float" office:value="1.23237885323819" calcext:value-type="float">
            <text:p>1.2323788532</text:p>
          </table:table-cell>
          <table:table-cell office:value-type="float" office:value="1.21954157351696" calcext:value-type="float">
            <text:p>1.2195415735</text:p>
          </table:table-cell>
          <table:table-cell office:value-type="float" office:value="1.20696897997555" calcext:value-type="float">
            <text:p>1.20696898</text:p>
          </table:table-cell>
          <table:table-cell office:value-type="float" office:value="1.1946529699758" calcext:value-type="float">
            <text:p>1.19465297</text:p>
          </table:table-cell>
          <table:table-cell office:value-type="float" office:value="1.18258576825887" calcext:value-type="float">
            <text:p>1.1825857683</text:p>
          </table:table-cell>
          <table:table-cell office:value-type="float" office:value="1.17075991057629" calcext:value-type="float">
            <text:p>1.1707599106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8.36664849565915" calcext:value-type="float">
            <text:p>8.3666484957</text:p>
          </table:table-cell>
          <table:table-cell office:value-type="string" calcext:value-type="string">
            <text:p><text:s/>global min</text:p>
          </table:table-cell>
          <table:table-cell office:value-type="float" office:value="-9.17187702455543" calcext:value-type="float">
            <text:p>-9.1718770246</text:p>
          </table:table-cell>
          <table:table-cell office:value-type="string" calcext:value-type="string">
            <text:p><text:s/>range</text:p>
          </table:table-cell>
          <table:table-cell office:value-type="float" office:value="17.5385255202146" calcext:value-type="float">
            <text:p>17.5385255202</text:p>
          </table:table-cell>
          <table:table-cell office:value-type="string" calcext:value-type="string">
            <text:p><text:s/>regret</text:p>
          </table:table-cell>
          <table:table-cell office:value-type="float" office:value="10.3027096776358" calcext:value-type="float">
            <text:p>10.3027096776</text:p>
          </table:table-cell>
          <table:table-cell office:value-type="float" office:value="7.52720868213007" calcext:value-type="float">
            <text:p>7.5272086821</text:p>
          </table:table-cell>
          <table:table-cell office:value-type="float" office:value="6.03104016367129" calcext:value-type="float">
            <text:p>6.0310401637</text:p>
          </table:table-cell>
          <table:table-cell office:value-type="float" office:value="5.10945321703847" calcext:value-type="float">
            <text:p>5.109453217</text:p>
          </table:table-cell>
          <table:table-cell office:value-type="float" office:value="6.8207370360428" calcext:value-type="float">
            <text:p>6.820737036</text:p>
          </table:table-cell>
          <table:table-cell office:value-type="float" office:value="5.93780038605109" calcext:value-type="float">
            <text:p>5.9378003861</text:p>
          </table:table-cell>
          <table:table-cell office:value-type="float" office:value="6.46197290277298" calcext:value-type="float">
            <text:p>6.4619729028</text:p>
          </table:table-cell>
          <table:table-cell office:value-type="float" office:value="6.95292517870522" calcext:value-type="float">
            <text:p>6.9529251787</text:p>
          </table:table-cell>
          <table:table-cell office:value-type="float" office:value="7.96042427816945" calcext:value-type="float">
            <text:p>7.9604242782</text:p>
          </table:table-cell>
          <table:table-cell office:value-type="float" office:value="7.98343633415641" calcext:value-type="float">
            <text:p>7.9834363342</text:p>
          </table:table-cell>
          <table:table-cell office:value-type="float" office:value="7.5269461965095" calcext:value-type="float">
            <text:p>7.5269461965</text:p>
          </table:table-cell>
          <table:table-cell office:value-type="float" office:value="7.28076216564214" calcext:value-type="float">
            <text:p>7.2807621656</text:p>
          </table:table-cell>
          <table:table-cell office:value-type="float" office:value="7.36145096590868" calcext:value-type="float">
            <text:p>7.3614509659</text:p>
          </table:table-cell>
          <table:table-cell office:value-type="float" office:value="7.629397482009" calcext:value-type="float">
            <text:p>7.629397482</text:p>
          </table:table-cell>
          <table:table-cell office:value-type="float" office:value="7.68570716645334" calcext:value-type="float">
            <text:p>7.6857071665</text:p>
          </table:table-cell>
          <table:table-cell office:value-type="float" office:value="7.79752357834403" calcext:value-type="float">
            <text:p>7.7975235783</text:p>
          </table:table-cell>
          <table:table-cell office:value-type="float" office:value="7.38576775836398" calcext:value-type="float">
            <text:p>7.3857677584</text:p>
          </table:table-cell>
          <table:table-cell office:value-type="float" office:value="7.01976258504837" calcext:value-type="float">
            <text:p>7.019762585</text:p>
          </table:table-cell>
          <table:table-cell office:value-type="float" office:value="6.69228427208178" calcext:value-type="float">
            <text:p>6.6922842721</text:p>
          </table:table-cell>
          <table:table-cell office:value-type="float" office:value="6.39755379041185" calcext:value-type="float">
            <text:p>6.3975537904</text:p>
          </table:table-cell>
          <table:table-cell office:value-type="float" office:value="6.3421416950742" calcext:value-type="float">
            <text:p>6.3421416951</text:p>
          </table:table-cell>
          <table:table-cell office:value-type="float" office:value="6.09012046523824" calcext:value-type="float">
            <text:p>6.0901204652</text:p>
          </table:table-cell>
          <table:table-cell office:value-type="float" office:value="5.86001412495323" calcext:value-type="float">
            <text:p>5.860014125</text:p>
          </table:table-cell>
          <table:table-cell office:value-type="float" office:value="5.93064007141456" calcext:value-type="float">
            <text:p>5.9306400714</text:p>
          </table:table-cell>
          <table:table-cell office:value-type="float" office:value="5.7253214541053" calcext:value-type="float">
            <text:p>5.7253214541</text:p>
          </table:table-cell>
          <table:table-cell office:value-type="float" office:value="5.53579657658906" calcext:value-type="float">
            <text:p>5.5357965766</text:p>
          </table:table-cell>
          <table:table-cell office:value-type="float" office:value="5.36031057888884" calcext:value-type="float">
            <text:p>5.3603105789</text:p>
          </table:table-cell>
          <table:table-cell office:value-type="float" office:value="5.19735929531007" calcext:value-type="float">
            <text:p>5.1973592953</text:p>
          </table:table-cell>
          <table:table-cell office:value-type="float" office:value="5.04564603128845" calcext:value-type="float">
            <text:p>5.0456460313</text:p>
          </table:table-cell>
          <table:table-cell office:value-type="float" office:value="4.90404698486827" calcext:value-type="float">
            <text:p>4.9040469849</text:p>
          </table:table-cell>
          <table:table-cell office:value-type="float" office:value="4.77158336079778" calcext:value-type="float">
            <text:p>4.7715833608</text:p>
          </table:table-cell>
          <table:table-cell office:value-type="float" office:value="4.6473987132317" calcext:value-type="float">
            <text:p>4.6473987132</text:p>
          </table:table-cell>
          <table:table-cell office:value-type="float" office:value="4.53074040794234" calcext:value-type="float">
            <text:p>4.5307404079</text:p>
          </table:table-cell>
          <table:table-cell office:value-type="float" office:value="4.42094435590531" calcext:value-type="float">
            <text:p>4.4209443559</text:p>
          </table:table-cell>
          <table:table-cell office:value-type="float" office:value="4.31742236398467" calcext:value-type="float">
            <text:p>4.317422364</text:p>
          </table:table-cell>
          <table:table-cell office:value-type="float" office:value="4.21965159383741" calcext:value-type="float">
            <text:p>4.2196515938</text:p>
          </table:table-cell>
          <table:table-cell office:value-type="float" office:value="4.12716573018459" calcext:value-type="float">
            <text:p>4.1271657302</text:p>
          </table:table-cell>
          <table:table-cell office:value-type="float" office:value="4.03954754356613" calcext:value-type="float">
            <text:p>4.0395475436</text:p>
          </table:table-cell>
          <table:table-cell office:value-type="float" office:value="3.95642259728708" calcext:value-type="float">
            <text:p>3.9564225973</text:p>
          </table:table-cell>
          <table:table-cell office:value-type="float" office:value="3.87745389832198" calcext:value-type="float">
            <text:p>3.8774538983</text:p>
          </table:table-cell>
          <table:table-cell office:value-type="float" office:value="3.82107155123853" calcext:value-type="float">
            <text:p>3.8210715512</text:p>
          </table:table-cell>
          <table:table-cell office:value-type="float" office:value="3.74839663904317" calcext:value-type="float">
            <text:p>3.748396639</text:p>
          </table:table-cell>
          <table:table-cell office:value-type="float" office:value="3.67977519717433" calcext:value-type="float">
            <text:p>3.6797751972</text:p>
          </table:table-cell>
          <table:table-cell office:value-type="float" office:value="3.61427291175407" calcext:value-type="float">
            <text:p>3.6142729118</text:p>
          </table:table-cell>
          <table:table-cell office:value-type="float" office:value="3.55168183901916" calcext:value-type="float">
            <text:p>3.551681839</text:p>
          </table:table-cell>
          <table:table-cell office:value-type="float" office:value="3.49181211727273" calcext:value-type="float">
            <text:p>3.4918121173</text:p>
          </table:table-cell>
          <table:table-cell office:value-type="float" office:value="3.43449004326018" calcext:value-type="float">
            <text:p>3.4344900433</text:p>
          </table:table-cell>
          <table:table-cell office:value-type="float" office:value="3.37955638899816" calcext:value-type="float">
            <text:p>3.379556389</text:p>
          </table:table-cell>
          <table:table-cell office:value-type="float" office:value="3.32686492470601" calcext:value-type="float">
            <text:p>3.3268649247</text:p>
          </table:table-cell>
          <table:table-cell office:value-type="float" office:value="3.27628111898556" calcext:value-type="float">
            <text:p>3.276281119</text:p>
          </table:table-cell>
          <table:table-cell office:value-type="float" office:value="3.2276809919208" calcext:value-type="float">
            <text:p>3.2276809919</text:p>
          </table:table-cell>
          <table:table-cell office:value-type="float" office:value="3.18095010051238" calcext:value-type="float">
            <text:p>3.1809501005</text:p>
          </table:table-cell>
          <table:table-cell office:value-type="float" office:value="3.13598263896844" calcext:value-type="float">
            <text:p>3.135982639</text:p>
          </table:table-cell>
          <table:table-cell office:value-type="float" office:value="3.09268063896315" calcext:value-type="float">
            <text:p>3.092680639</text:p>
          </table:table-cell>
          <table:table-cell office:value-type="float" office:value="3.05095325713988" calcext:value-type="float">
            <text:p>3.0509532571</text:p>
          </table:table-cell>
          <table:table-cell office:value-type="float" office:value="3.01071613895315" calcext:value-type="float">
            <text:p>3.010716139</text:p>
          </table:table-cell>
          <table:table-cell office:value-type="float" office:value="2.97189084947473" calcext:value-type="float">
            <text:p>2.9718908495</text:p>
          </table:table-cell>
          <table:table-cell office:value-type="float" office:value="2.93440436308177" calcext:value-type="float">
            <text:p>2.9344043631</text:p>
          </table:table-cell>
          <table:table-cell office:value-type="float" office:value="2.89818860504111" calcext:value-type="float">
            <text:p>2.898188605</text:p>
          </table:table-cell>
          <table:table-cell office:value-type="float" office:value="2.86318003893515" calcext:value-type="float">
            <text:p>2.8631800389</text:p>
          </table:table-cell>
          <table:table-cell office:value-type="float" office:value="2.82931929466872" calcext:value-type="float">
            <text:p>2.8293192947</text:p>
          </table:table-cell>
          <table:table-cell office:value-type="float" office:value="2.7965508324754" calcext:value-type="float">
            <text:p>2.7965508325</text:p>
          </table:table-cell>
          <table:table-cell office:value-type="float" office:value="2.76482263892314" calcext:value-type="float">
            <text:p>2.7648226389</text:p>
          </table:table-cell>
          <table:table-cell office:value-type="float" office:value="2.73408595141939" calcext:value-type="float">
            <text:p>2.7340859514</text:p>
          </table:table-cell>
          <table:table-cell office:value-type="float" office:value="2.70429500814653" calcext:value-type="float">
            <text:p>2.7042950081</text:p>
          </table:table-cell>
          <table:table-cell office:value-type="float" office:value="2.67540682073041" calcext:value-type="float">
            <text:p>2.6754068207</text:p>
          </table:table-cell>
          <table:table-cell office:value-type="float" office:value="2.64738096726702" calcext:value-type="float">
            <text:p>2.6473809673</text:p>
          </table:table-cell>
          <table:table-cell office:value-type="float" office:value="2.62017940361138" calcext:value-type="float">
            <text:p>2.6201794036</text:p>
          </table:table-cell>
          <table:table-cell office:value-type="float" office:value="2.59376629107618" calcext:value-type="float">
            <text:p>2.5937662911</text:p>
          </table:table-cell>
          <table:table-cell office:value-type="float" office:value="2.56810783889914" calcext:value-type="float">
            <text:p>2.5681078389</text:p>
          </table:table-cell>
          <table:table-cell office:value-type="float" office:value="2.54317216002286" calcext:value-type="float">
            <text:p>2.54317216</text:p>
          </table:table-cell>
          <table:table-cell office:value-type="float" office:value="2.51892913889314" calcext:value-type="float">
            <text:p>2.5189291389</text:p>
          </table:table-cell>
          <table:table-cell office:value-type="float" office:value="2.49535031012314" calcext:value-type="float">
            <text:p>2.4953503101</text:p>
          </table:table-cell>
          <table:table-cell office:value-type="float" office:value="2.47240874699557" calcext:value-type="float">
            <text:p>2.472408747</text:p>
          </table:table-cell>
          <table:table-cell office:value-type="float" office:value="2.45007895888474" calcext:value-type="float">
            <text:p>2.4500789589</text:p>
          </table:table-cell>
          <table:table-cell office:value-type="float" office:value="2.42833679677682" calcext:value-type="float">
            <text:p>2.4283367968</text:p>
          </table:table-cell>
          <table:table-cell office:value-type="float" office:value="2.40715936615223" calcext:value-type="float">
            <text:p>2.4071593662</text:p>
          </table:table-cell>
          <table:table-cell office:value-type="float" office:value="2.38652494656929" calcext:value-type="float">
            <text:p>2.3865249466</text:p>
          </table:table-cell>
          <table:table-cell office:value-type="float" office:value="2.36641291735554" calcext:value-type="float">
            <text:p>2.3664129174</text:p>
          </table:table-cell>
          <table:table-cell office:value-type="float" office:value="2.34680368887213" calcext:value-type="float">
            <text:p>2.3468036889</text:p>
          </table:table-cell>
          <table:table-cell office:value-type="float" office:value="2.3276786388698" calcext:value-type="float">
            <text:p>2.3276786389</text:p>
          </table:table-cell>
          <table:table-cell office:value-type="float" office:value="2.30902005350167" calcext:value-type="float">
            <text:p>2.3090200535</text:p>
          </table:table-cell>
          <table:table-cell office:value-type="float" office:value="2.29081107260024" calcext:value-type="float">
            <text:p>2.2908110726</text:p>
          </table:table-cell>
          <table:table-cell office:value-type="float" office:value="2.27303563886313" calcext:value-type="float">
            <text:p>2.2730356389</text:p>
          </table:table-cell>
          <table:table-cell office:value-type="float" office:value="2.25567845062572" calcext:value-type="float">
            <text:p>2.2556784506</text:p>
          </table:table-cell>
          <table:table-cell office:value-type="float" office:value="2.23872491792871" calcext:value-type="float">
            <text:p>2.2387249179</text:p>
          </table:table-cell>
          <table:table-cell office:value-type="float" office:value="2.22216112161555" calcext:value-type="float">
            <text:p>2.2221611216</text:p>
          </table:table-cell>
          <table:table-cell office:value-type="float" office:value="2.20597377521859" calcext:value-type="float">
            <text:p>2.2059737752</text:p>
          </table:table-cell>
          <table:table-cell office:value-type="float" office:value="2.19015018941482" calcext:value-type="float">
            <text:p>2.1901501894</text:p>
          </table:table-cell>
          <table:table-cell office:value-type="float" office:value="2.17467823885113" calcext:value-type="float">
            <text:p>2.1746782389</text:p>
          </table:table-cell>
          <table:table-cell office:value-type="float" office:value="2.15954633115698" calcext:value-type="float">
            <text:p>2.1595463312</text:p>
          </table:table-cell>
          <table:table-cell office:value-type="float" office:value="2.14474337797791" calcext:value-type="float">
            <text:p>2.144743378</text:p>
          </table:table-cell>
          <table:table-cell office:value-type="float" office:value="2.13025876787797" calcext:value-type="float">
            <text:p>2.1302587679</text:p>
          </table:table-cell>
          <table:table-cell office:value-type="float" office:value="2.11608234097164" calcext:value-type="float">
            <text:p>2.116082341</text:p>
          </table:table-cell>
          <table:table-cell office:value-type="float" office:value="2.10220436515808" calcext:value-type="float">
            <text:p>2.1022043652</text:p>
          </table:table-cell>
          <table:table-cell office:value-type="float" office:value="2.08861551384063" calcext:value-type="float">
            <text:p>2.0886155138</text:p>
          </table:table-cell>
          <table:table-cell office:value-type="float" office:value="2.07530684502457" calcext:value-type="float">
            <text:p>2.075306845</text:p>
          </table:table-cell>
          <table:table-cell office:value-type="float" office:value="2.06226978169456" calcext:value-type="float">
            <text:p>2.0622697817</text:p>
          </table:table-cell>
          <table:table-cell office:value-type="float" office:value="2.04949609338131" calcext:value-type="float">
            <text:p>2.0494960934</text:p>
          </table:table-cell>
          <table:table-cell office:value-type="float" office:value="2.03697787883433" calcext:value-type="float">
            <text:p>2.0369778788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6.70393049715103" calcext:value-type="float">
            <text:p>6.7039304972</text:p>
          </table:table-cell>
          <table:table-cell office:value-type="string" calcext:value-type="string">
            <text:p><text:s/>global min</text:p>
          </table:table-cell>
          <table:table-cell office:value-type="float" office:value="-15.0884585355411" calcext:value-type="float">
            <text:p>-15.0884585355</text:p>
          </table:table-cell>
          <table:table-cell office:value-type="string" calcext:value-type="string">
            <text:p><text:s/>range</text:p>
          </table:table-cell>
          <table:table-cell office:value-type="float" office:value="21.7923890326921" calcext:value-type="float">
            <text:p>21.7923890327</text:p>
          </table:table-cell>
          <table:table-cell office:value-type="string" calcext:value-type="string">
            <text:p><text:s/>regret</text:p>
          </table:table-cell>
          <table:table-cell office:value-type="float" office:value="9.43453253614731" calcext:value-type="float">
            <text:p>9.4345325361</text:p>
          </table:table-cell>
          <table:table-cell office:value-type="float" office:value="13.4973980559021" calcext:value-type="float">
            <text:p>13.4973980559</text:p>
          </table:table-cell>
          <table:table-cell office:value-type="float" office:value="10.4005949563125" calcext:value-type="float">
            <text:p>10.4005949563</text:p>
          </table:table-cell>
          <table:table-cell office:value-type="float" office:value="12.3095868422364" calcext:value-type="float">
            <text:p>12.3095868422</text:p>
          </table:table-cell>
          <table:table-cell office:value-type="float" office:value="11.0459990697934" calcext:value-type="float">
            <text:p>11.0459990698</text:p>
          </table:table-cell>
          <table:table-cell office:value-type="float" office:value="10.1311684764437" calcext:value-type="float">
            <text:p>10.1311684764</text:p>
          </table:table-cell>
          <table:table-cell office:value-type="float" office:value="9.63153610069061" calcext:value-type="float">
            <text:p>9.6315361007</text:p>
          </table:table-cell>
          <table:table-cell office:value-type="float" office:value="9.17230067863063" calcext:value-type="float">
            <text:p>9.1723006786</text:p>
          </table:table-cell>
          <table:table-cell office:value-type="float" office:value="8.31093751853428" calcext:value-type="float">
            <text:p>8.3109375185</text:p>
          </table:table-cell>
          <table:table-cell office:value-type="float" office:value="8.09317648972362" calcext:value-type="float">
            <text:p>8.0931764897</text:p>
          </table:table-cell>
          <table:table-cell office:value-type="float" office:value="7.44996346014753" calcext:value-type="float">
            <text:p>7.4499634601</text:p>
          </table:table-cell>
          <table:table-cell office:value-type="float" office:value="6.98186929302033" calcext:value-type="float">
            <text:p>6.981869293</text:p>
          </table:table-cell>
          <table:table-cell office:value-type="float" office:value="6.88247024815574" calcext:value-type="float">
            <text:p>6.8824702482</text:p>
          </table:table-cell>
          <table:table-cell office:value-type="float" office:value="6.941179148897" calcext:value-type="float">
            <text:p>6.9411791489</text:p>
          </table:table-cell>
          <table:table-cell office:value-type="float" office:value="6.5462894165963" calcext:value-type="float">
            <text:p>6.5462894166</text:p>
          </table:table-cell>
          <table:table-cell office:value-type="float" office:value="6.13714632805903" calcext:value-type="float">
            <text:p>6.1371463281</text:p>
          </table:table-cell>
          <table:table-cell office:value-type="float" office:value="5.77613772052615" calcext:value-type="float">
            <text:p>5.7761377205</text:p>
          </table:table-cell>
          <table:table-cell office:value-type="float" office:value="5.45524118049692" calcext:value-type="float">
            <text:p>5.4552411805</text:p>
          </table:table-cell>
          <table:table-cell office:value-type="float" office:value="5.16812322362866" calcext:value-type="float">
            <text:p>5.1681232236</text:p>
          </table:table-cell>
          <table:table-cell office:value-type="float" office:value="4.90971706244723" calcext:value-type="float">
            <text:p>4.9097170624</text:p>
          </table:table-cell>
          <table:table-cell office:value-type="float" office:value="4.6759210118545" calcext:value-type="float">
            <text:p>4.6759210119</text:p>
          </table:table-cell>
          <table:table-cell office:value-type="float" office:value="4.4633791476793" calcext:value-type="float">
            <text:p>4.4633791477</text:p>
          </table:table-cell>
          <table:table-cell office:value-type="float" office:value="4.26931918473672" calcext:value-type="float">
            <text:p>4.2693191847</text:p>
          </table:table-cell>
          <table:table-cell office:value-type="float" office:value="4.09143088537269" calcext:value-type="float">
            <text:p>4.0914308854</text:p>
          </table:table-cell>
          <table:table-cell office:value-type="float" office:value="3.92777364995778" calcext:value-type="float">
            <text:p>3.92777365</text:p>
          </table:table-cell>
          <table:table-cell office:value-type="float" office:value="3.77670543265171" calcext:value-type="float">
            <text:p>3.7767054327</text:p>
          </table:table-cell>
          <table:table-cell office:value-type="float" office:value="3.63682745366461" calcext:value-type="float">
            <text:p>3.6368274537</text:p>
          </table:table-cell>
          <table:table-cell office:value-type="float" office:value="3.50694075889088" calcext:value-type="float">
            <text:p>3.5069407589</text:p>
          </table:table-cell>
          <table:table-cell office:value-type="float" office:value="3.38601176720498" calcext:value-type="float">
            <text:p>3.3860117672</text:p>
          </table:table-cell>
          <table:table-cell office:value-type="float" office:value="3.27314470829815" calcext:value-type="float">
            <text:p>3.2731447083</text:p>
          </table:table-cell>
          <table:table-cell office:value-type="float" office:value="3.16755939512724" calcext:value-type="float">
            <text:p>3.1675593951</text:p>
          </table:table-cell>
          <table:table-cell office:value-type="float" office:value="3.06857316402952" calcext:value-type="float">
            <text:p>3.068573164</text:p>
          </table:table-cell>
          <table:table-cell office:value-type="float" office:value="2.97558609845287" calcext:value-type="float">
            <text:p>2.9755860985</text:p>
          </table:table-cell>
          <table:table-cell office:value-type="float" office:value="2.88806886026307" calcext:value-type="float">
            <text:p>2.8880688603</text:p>
          </table:table-cell>
          <table:table-cell office:value-type="float" office:value="2.8055526071127" calcext:value-type="float">
            <text:p>2.8055526071</text:p>
          </table:table-cell>
          <table:table-cell office:value-type="float" office:value="2.72762059024846" calcext:value-type="float">
            <text:p>2.7276205902</text:p>
          </table:table-cell>
          <table:table-cell office:value-type="float" office:value="2.65390111483634" calcext:value-type="float">
            <text:p>2.6539011148</text:p>
          </table:table-cell>
          <table:table-cell office:value-type="float" office:value="2.58406161181433" calcext:value-type="float">
            <text:p>2.5840616118</text:p>
          </table:table-cell>
          <table:table-cell office:value-type="float" office:value="2.51780362176781" calcext:value-type="float">
            <text:p>2.5178036218</text:p>
          </table:table-cell>
          <table:table-cell office:value-type="float" office:value="2.45485853122361" calcext:value-type="float">
            <text:p>2.4548585312</text:p>
          </table:table-cell>
          <table:table-cell office:value-type="float" office:value="2.483243434268" calcext:value-type="float">
            <text:p>2.4832434343</text:p>
          </table:table-cell>
          <table:table-cell office:value-type="float" office:value="2.42411859059495" calcext:value-type="float">
            <text:p>2.4241185906</text:p>
          </table:table-cell>
          <table:table-cell office:value-type="float" office:value="2.36774373965088" calcext:value-type="float">
            <text:p>2.3677437397</text:p>
          </table:table-cell>
          <table:table-cell office:value-type="float" office:value="2.31393138193154" calcext:value-type="float">
            <text:p>2.3139313819</text:p>
          </table:table-cell>
          <table:table-cell office:value-type="float" office:value="2.26251068455529" calcext:value-type="float">
            <text:p>2.2625106846</text:p>
          </table:table-cell>
          <table:table-cell office:value-type="float" office:value="2.21332566967365" calcext:value-type="float">
            <text:p>2.2133256697</text:p>
          </table:table-cell>
          <table:table-cell office:value-type="float" office:value="2.16623363414868" calcext:value-type="float">
            <text:p>2.1662336341</text:p>
          </table:table-cell>
          <table:table-cell office:value-type="float" office:value="2.12110376677058" calcext:value-type="float">
            <text:p>2.1211037668</text:p>
          </table:table-cell>
          <table:table-cell office:value-type="float" office:value="2.07781593479567" calcext:value-type="float">
            <text:p>2.0778159348</text:p>
          </table:table-cell>
          <table:table-cell office:value-type="float" office:value="2.03625961609976" calcext:value-type="float">
            <text:p>2.0362596161</text:p>
          </table:table-cell>
          <table:table-cell office:value-type="float" office:value="1.99633295696055" calcext:value-type="float">
            <text:p>1.996332957</text:p>
          </table:table-cell>
          <table:table-cell office:value-type="float" office:value="1.95794193855746" calcext:value-type="float">
            <text:p>1.9579419386</text:p>
          </table:table-cell>
          <table:table-cell office:value-type="float" office:value="1.92099963782996" calcext:value-type="float">
            <text:p>1.9209996378</text:p>
          </table:table-cell>
          <table:table-cell office:value-type="float" office:value="1.88542557046274" calcext:value-type="float">
            <text:p>1.8854255705</text:p>
          </table:table-cell>
          <table:table-cell office:value-type="float" office:value="1.85114510554523" calcext:value-type="float">
            <text:p>1.8511451055</text:p>
          </table:table-cell>
          <table:table-cell office:value-type="float" office:value="1.81808894294621" calcext:value-type="float">
            <text:p>1.8180889429</text:p>
          </table:table-cell>
          <table:table-cell office:value-type="float" office:value="1.78619264570154" calcext:value-type="float">
            <text:p>1.7861926457</text:p>
          </table:table-cell>
          <table:table-cell office:value-type="float" office:value="1.75539622077565" calcext:value-type="float">
            <text:p>1.7553962208</text:p>
          </table:table-cell>
          <table:table-cell office:value-type="float" office:value="1.72564374245742" calcext:value-type="float">
            <text:p>1.7256437425</text:p>
          </table:table-cell>
          <table:table-cell office:value-type="float" office:value="1.69688301341647" calcext:value-type="float">
            <text:p>1.6968830134</text:p>
          </table:table-cell>
          <table:table-cell office:value-type="float" office:value="1.66906525909816" calcext:value-type="float">
            <text:p>1.6690652591</text:p>
          </table:table-cell>
          <table:table-cell office:value-type="float" office:value="1.64214485169335" calcext:value-type="float">
            <text:p>1.6421448517</text:p>
          </table:table-cell>
          <table:table-cell office:value-type="float" office:value="1.61607906039663" calcext:value-type="float">
            <text:p>1.6160790604</text:p>
          </table:table-cell>
          <table:table-cell office:value-type="float" office:value="1.59082782507794" calcext:value-type="float">
            <text:p>1.5908278251</text:p>
          </table:table-cell>
          <table:table-cell office:value-type="float" office:value="1.56635355084597" calcext:value-type="float">
            <text:p>1.5663535508</text:p>
          </table:table-cell>
          <table:table-cell office:value-type="float" office:value="1.5426209212877" calcext:value-type="float">
            <text:p>1.5426209213</text:p>
          </table:table-cell>
          <table:table-cell office:value-type="float" office:value="1.51959672843266" calcext:value-type="float">
            <text:p>1.5195967284</text:p>
          </table:table-cell>
          <table:table-cell office:value-type="float" office:value="1.49724971772041" calcext:value-type="float">
            <text:p>1.4972497177</text:p>
          </table:table-cell>
          <table:table-cell office:value-type="float" office:value="1.4755504464491" calcext:value-type="float">
            <text:p>1.4755504464</text:p>
          </table:table-cell>
          <table:table-cell office:value-type="float" office:value="1.45447115435697" calcext:value-type="float">
            <text:p>1.4544711544</text:p>
          </table:table-cell>
          <table:table-cell office:value-type="float" office:value="1.43398564514068" calcext:value-type="float">
            <text:p>1.4339856451</text:p>
          </table:table-cell>
          <table:table-cell office:value-type="float" office:value="1.41406917784705" calcext:value-type="float">
            <text:p>1.4140691778</text:p>
          </table:table-cell>
          <table:table-cell office:value-type="float" office:value="1.39469836719162" calcext:value-type="float">
            <text:p>1.3946983672</text:p>
          </table:table-cell>
          <table:table-cell office:value-type="float" office:value="1.3758510919593" calcext:value-type="float">
            <text:p>1.375851092</text:p>
          </table:table-cell>
          <table:table-cell office:value-type="float" office:value="1.35750641073317" calcext:value-type="float">
            <text:p>1.3575064107</text:p>
          </table:table-cell>
          <table:table-cell office:value-type="float" office:value="1.33964448427616" calcext:value-type="float">
            <text:p>1.3396444843</text:p>
          </table:table-cell>
          <table:table-cell office:value-type="float" office:value="1.32224650396088" calcext:value-type="float">
            <text:p>1.322246504</text:p>
          </table:table-cell>
          <table:table-cell office:value-type="float" office:value="1.30529462570497" calcext:value-type="float">
            <text:p>1.3052946257</text:p>
          </table:table-cell>
          <table:table-cell office:value-type="float" office:value="1.2887719089239" calcext:value-type="float">
            <text:p>1.2887719089</text:p>
          </table:table-cell>
          <table:table-cell office:value-type="float" office:value="1.27266226006235" calcext:value-type="float">
            <text:p>1.2726622601</text:p>
          </table:table-cell>
          <table:table-cell office:value-type="float" office:value="1.25695038030849" calcext:value-type="float">
            <text:p>1.2569503803</text:p>
          </table:table-cell>
          <table:table-cell office:value-type="float" office:value="1.241621717134" calcext:value-type="float">
            <text:p>1.2416217171</text:p>
          </table:table-cell>
          <table:table-cell office:value-type="float" office:value="1.2266624193372" calcext:value-type="float">
            <text:p>1.2266624193</text:p>
          </table:table-cell>
          <table:table-cell office:value-type="float" office:value="1.21205929529748" calcext:value-type="float">
            <text:p>1.2120592953</text:p>
          </table:table-cell>
          <table:table-cell office:value-type="float" office:value="1.19779977417633" calcext:value-type="float">
            <text:p>1.1977997742</text:p>
          </table:table-cell>
          <table:table-cell office:value-type="float" office:value="1.18387186982544" calcext:value-type="float">
            <text:p>1.1838718698</text:p>
          </table:table-cell>
          <table:table-cell office:value-type="float" office:value="1.17026414718377" calcext:value-type="float">
            <text:p>1.1702641472</text:p>
          </table:table-cell>
          <table:table-cell office:value-type="float" office:value="1.15696569096577" calcext:value-type="float">
            <text:p>1.156965691</text:p>
          </table:table-cell>
          <table:table-cell office:value-type="float" office:value="1.18362168507711" calcext:value-type="float">
            <text:p>1.1836216851</text:p>
          </table:table-cell>
          <table:table-cell office:value-type="float" office:value="1.1704703330207" calcext:value-type="float">
            <text:p>1.170470333</text:p>
          </table:table-cell>
          <table:table-cell office:value-type="float" office:value="1.15760802166882" calcext:value-type="float">
            <text:p>1.1576080217</text:p>
          </table:table-cell>
          <table:table-cell office:value-type="float" office:value="1.14502532578112" calcext:value-type="float">
            <text:p>1.1450253258</text:p>
          </table:table-cell>
          <table:table-cell office:value-type="float" office:value="1.1327132255039" calcext:value-type="float">
            <text:p>1.1327132255</text:p>
          </table:table-cell>
          <table:table-cell office:value-type="float" office:value="1.12066308480705" calcext:value-type="float">
            <text:p>1.1206630848</text:p>
          </table:table-cell>
          <table:table-cell office:value-type="float" office:value="1.10886663128277" calcext:value-type="float">
            <text:p>1.1088666313</text:p>
          </table:table-cell>
          <table:table-cell office:value-type="float" office:value="1.0973159372069" calcext:value-type="float">
            <text:p>1.0973159372</text:p>
          </table:table-cell>
          <table:table-cell office:value-type="float" office:value="1.08600340177178" calcext:value-type="float">
            <text:p>1.0860034018</text:p>
          </table:table-cell>
          <table:table-cell office:value-type="float" office:value="1.07492173440676" calcext:value-type="float">
            <text:p>1.0749217344</text:p>
          </table:table-cell>
          <table:table-cell office:value-type="float" office:value="1.06406393910972" calcext:value-type="float">
            <text:p>1.0640639391</text:p>
          </table:table-cell>
          <table:table-cell office:value-type="float" office:value="1.05342329971863" calcext:value-type="float">
            <text:p>1.0534232997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4.94739250146458" calcext:value-type="float">
            <text:p>4.9473925015</text:p>
          </table:table-cell>
          <table:table-cell office:value-type="string" calcext:value-type="string">
            <text:p><text:s/>global min</text:p>
          </table:table-cell>
          <table:table-cell office:value-type="float" office:value="-9.92582406623839" calcext:value-type="float">
            <text:p>-9.9258240662</text:p>
          </table:table-cell>
          <table:table-cell office:value-type="string" calcext:value-type="string">
            <text:p><text:s/>range</text:p>
          </table:table-cell>
          <table:table-cell office:value-type="float" office:value="14.873216567703" calcext:value-type="float">
            <text:p>14.8732165677</text:p>
          </table:table-cell>
          <table:table-cell office:value-type="string" calcext:value-type="string">
            <text:p><text:s/>regret</text:p>
          </table:table-cell>
          <table:table-cell office:value-type="float" office:value="5.61345313442064" calcext:value-type="float">
            <text:p>5.6134531344</text:p>
          </table:table-cell>
          <table:table-cell office:value-type="float" office:value="9.20421334597584" calcext:value-type="float">
            <text:p>9.204213346</text:p>
          </table:table-cell>
          <table:table-cell office:value-type="float" office:value="6.97202527222273" calcext:value-type="float">
            <text:p>6.9720252722</text:p>
          </table:table-cell>
          <table:table-cell office:value-type="float" office:value="8.71813202029217" calcext:value-type="float">
            <text:p>8.7181320203</text:p>
          </table:table-cell>
          <table:table-cell office:value-type="float" office:value="8.68687205334544" calcext:value-type="float">
            <text:p>8.6868720533</text:p>
          </table:table-cell>
          <table:table-cell office:value-type="float" office:value="8.49320692983333" calcext:value-type="float">
            <text:p>8.4932069298</text:p>
          </table:table-cell>
          <table:table-cell office:value-type="float" office:value="8.40394019343315" calcext:value-type="float">
            <text:p>8.4039401934</text:p>
          </table:table-cell>
          <table:table-cell office:value-type="float" office:value="8.383662609798" calcext:value-type="float">
            <text:p>8.3836626098</text:p>
          </table:table-cell>
          <table:table-cell office:value-type="float" office:value="8.38406001252714" calcext:value-type="float">
            <text:p>8.3840600125</text:p>
          </table:table-cell>
          <table:table-cell office:value-type="float" office:value="7.6018049736045" calcext:value-type="float">
            <text:p>7.6018049736</text:p>
          </table:table-cell>
          <table:table-cell office:value-type="float" office:value="7.06445684901941" calcext:value-type="float">
            <text:p>7.064456849</text:p>
          </table:table-cell>
          <table:table-cell office:value-type="float" office:value="6.51574838289648" calcext:value-type="float">
            <text:p>6.5157483829</text:p>
          </table:table-cell>
          <table:table-cell office:value-type="float" office:value="6.20506249367007" calcext:value-type="float">
            <text:p>6.2050624937</text:p>
          </table:table-cell>
          <table:table-cell office:value-type="float" office:value="6.26962014764506" calcext:value-type="float">
            <text:p>6.2696201476</text:p>
          </table:table-cell>
          <table:table-cell office:value-type="float" office:value="5.99574898563031" calcext:value-type="float">
            <text:p>5.9957489856</text:p>
          </table:table-cell>
          <table:table-cell office:value-type="float" office:value="6.47256463100503" calcext:value-type="float">
            <text:p>6.472564631</text:p>
          </table:table-cell>
          <table:table-cell office:value-type="float" office:value="6.14258948164682" calcext:value-type="float">
            <text:p>6.1425894816</text:p>
          </table:table-cell>
          <table:table-cell office:value-type="float" office:value="6.00029097865233" calcext:value-type="float">
            <text:p>6.0002909787</text:p>
          </table:table-cell>
          <table:table-cell office:value-type="float" office:value="5.7457947207871" calcext:value-type="float">
            <text:p>5.7457947208</text:p>
          </table:table-cell>
          <table:table-cell office:value-type="float" office:value="5.68974129303874" calcext:value-type="float">
            <text:p>5.689741293</text:p>
          </table:table-cell>
          <table:table-cell office:value-type="float" office:value="5.62538697834475" calcext:value-type="float">
            <text:p>5.6253869783</text:p>
          </table:table-cell>
          <table:table-cell office:value-type="float" office:value="5.44967218326202" calcext:value-type="float">
            <text:p>5.4496721833</text:p>
          </table:table-cell>
          <table:table-cell office:value-type="float" office:value="5.24942566129055" calcext:value-type="float">
            <text:p>5.2494256613</text:p>
          </table:table-cell>
          <table:table-cell office:value-type="float" office:value="5.03920832381716" calcext:value-type="float">
            <text:p>5.0392083238</text:p>
          </table:table-cell>
          <table:table-cell office:value-type="float" office:value="4.87588495334904" calcext:value-type="float">
            <text:p>4.8758849533</text:p>
          </table:table-cell>
          <table:table-cell office:value-type="float" office:value="4.91579039117649" calcext:value-type="float">
            <text:p>4.9157903912</text:p>
          </table:table-cell>
          <table:table-cell office:value-type="float" office:value="4.82338512500582" calcext:value-type="float">
            <text:p>4.823385125</text:p>
          </table:table-cell>
          <table:table-cell office:value-type="float" office:value="4.68322813104755" calcext:value-type="float">
            <text:p>4.683228131</text:p>
          </table:table-cell>
          <table:table-cell office:value-type="float" office:value="4.55470730108433" calcext:value-type="float">
            <text:p>4.5547073011</text:p>
          </table:table-cell>
          <table:table-cell office:value-type="float" office:value="4.52585140020062" calcext:value-type="float">
            <text:p>4.5258514002</text:p>
          </table:table-cell>
          <table:table-cell office:value-type="float" office:value="4.41737967914058" calcext:value-type="float">
            <text:p>4.4173796791</text:p>
          </table:table-cell>
          <table:table-cell office:value-type="float" office:value="4.29157336226954" calcext:value-type="float">
            <text:p>4.2915733623</text:p>
          </table:table-cell>
          <table:table-cell office:value-type="float" office:value="4.17339167066341" calcext:value-type="float">
            <text:p>4.1733916707</text:p>
          </table:table-cell>
          <table:table-cell office:value-type="float" office:value="4.0621618432694" calcext:value-type="float">
            <text:p>4.0621618433</text:p>
          </table:table-cell>
          <table:table-cell office:value-type="float" office:value="3.9572880060122" calcext:value-type="float">
            <text:p>3.957288006</text:p>
          </table:table-cell>
          <table:table-cell office:value-type="float" office:value="3.85824049304706" calcext:value-type="float">
            <text:p>3.858240493</text:p>
          </table:table-cell>
          <table:table-cell office:value-type="float" office:value="3.76454689970166" calcext:value-type="float">
            <text:p>3.7645468997</text:p>
          </table:table-cell>
          <table:table-cell office:value-type="float" office:value="3.67578454811128" calcext:value-type="float">
            <text:p>3.6757845481</text:p>
          </table:table-cell>
          <table:table-cell office:value-type="float" office:value="3.59157411198707" calcext:value-type="float">
            <text:p>3.591574112</text:p>
          </table:table-cell>
          <table:table-cell office:value-type="float" office:value="3.51573738570244" calcext:value-type="float">
            <text:p>3.5157373857</text:p>
          </table:table-cell>
          <table:table-cell office:value-type="float" office:value="3.45835910915699" calcext:value-type="float">
            <text:p>3.4583591092</text:p>
          </table:table-cell>
          <table:table-cell office:value-type="float" office:value="3.38534050035009" calcext:value-type="float">
            <text:p>3.3853405004</text:p>
          </table:table-cell>
          <table:table-cell office:value-type="float" office:value="3.31571810590631" calcext:value-type="float">
            <text:p>3.3157181059</text:p>
          </table:table-cell>
          <table:table-cell office:value-type="float" office:value="3.24926036575542" calcext:value-type="float">
            <text:p>3.2492603658</text:p>
          </table:table-cell>
          <table:table-cell office:value-type="float" office:value="3.18575630294457" calcext:value-type="float">
            <text:p>3.1857563029</text:p>
          </table:table-cell>
          <table:table-cell office:value-type="float" office:value="3.12501328634289" calcext:value-type="float">
            <text:p>3.1250132863</text:p>
          </table:table-cell>
          <table:table-cell office:value-type="float" office:value="3.0668550789583" calcext:value-type="float">
            <text:p>3.066855079</text:p>
          </table:table-cell>
          <table:table-cell office:value-type="float" office:value="3.01112013021474" calcext:value-type="float">
            <text:p>3.0111201302</text:p>
          </table:table-cell>
          <table:table-cell office:value-type="float" office:value="2.95766007733826" calcext:value-type="float">
            <text:p>2.9576600773</text:p>
          </table:table-cell>
          <table:table-cell office:value-type="float" office:value="2.90633842657684" calcext:value-type="float">
            <text:p>2.9063384266</text:p>
          </table:table-cell>
          <table:table-cell office:value-type="float" office:value="2.85702938957077" calcext:value-type="float">
            <text:p>2.8570293896</text:p>
          </table:table-cell>
          <table:table-cell office:value-type="float" office:value="2.80961685398801" calcext:value-type="float">
            <text:p>2.809616854</text:p>
          </table:table-cell>
          <table:table-cell office:value-type="float" office:value="2.76399347069139" calcext:value-type="float">
            <text:p>2.7639934707</text:p>
          </table:table-cell>
          <table:table-cell office:value-type="float" office:value="2.72005984233169" calcext:value-type="float">
            <text:p>2.7200598423</text:p>
          </table:table-cell>
          <table:table-cell office:value-type="float" office:value="2.67772380045779" calcext:value-type="float">
            <text:p>2.6777238005</text:p>
          </table:table-cell>
          <table:table-cell office:value-type="float" office:value="2.63689976007939" calcext:value-type="float">
            <text:p>2.6368997601</text:p>
          </table:table-cell>
          <table:table-cell office:value-type="float" office:value="2.5975081421704" calcext:value-type="float">
            <text:p>2.5975081422</text:p>
          </table:table-cell>
          <table:table-cell office:value-type="float" office:value="2.55947485591345" calcext:value-type="float">
            <text:p>2.5594748559</text:p>
          </table:table-cell>
          <table:table-cell office:value-type="float" office:value="2.52273083359741" calcext:value-type="float">
            <text:p>2.5227308336</text:p>
          </table:table-cell>
          <table:table-cell office:value-type="float" office:value="2.48721161202524" calcext:value-type="float">
            <text:p>2.487211612</text:p>
          </table:table-cell>
          <table:table-cell office:value-type="float" office:value="2.45285695509478" calcext:value-type="float">
            <text:p>2.4528569551</text:p>
          </table:table-cell>
          <table:table-cell office:value-type="float" office:value="2.41961051290402" calcext:value-type="float">
            <text:p>2.4196105129</text:p>
          </table:table-cell>
          <table:table-cell office:value-type="float" office:value="2.38741951332248" calcext:value-type="float">
            <text:p>2.3874195133</text:p>
          </table:table-cell>
          <table:table-cell office:value-type="float" office:value="2.35623448247787" calcext:value-type="float">
            <text:p>2.3562344825</text:p>
          </table:table-cell>
          <table:table-cell office:value-type="float" office:value="2.32600899104386" calcext:value-type="float">
            <text:p>2.326008991</text:p>
          </table:table-cell>
          <table:table-cell office:value-type="float" office:value="2.2966994235927" calcext:value-type="float">
            <text:p>2.2966994236</text:p>
          </table:table-cell>
          <table:table-cell office:value-type="float" office:value="2.26826476860277" calcext:value-type="float">
            <text:p>2.2682647686</text:p>
          </table:table-cell>
          <table:table-cell office:value-type="float" office:value="2.24066642699489" calcext:value-type="float">
            <text:p>2.240666427</text:p>
          </table:table-cell>
          <table:table-cell office:value-type="float" office:value="2.21386803731768" calcext:value-type="float">
            <text:p>2.2138680373</text:p>
          </table:table-cell>
          <table:table-cell office:value-type="float" office:value="2.18783531591696" calcext:value-type="float">
            <text:p>2.1878353159</text:p>
          </table:table-cell>
          <table:table-cell office:value-type="float" office:value="2.16253591061203" calcext:value-type="float">
            <text:p>2.1625359106</text:p>
          </table:table-cell>
          <table:table-cell office:value-type="float" office:value="2.13793926656558" calcext:value-type="float">
            <text:p>2.1379392666</text:p>
          </table:table-cell>
          <table:table-cell office:value-type="float" office:value="2.11401650317793" calcext:value-type="float">
            <text:p>2.1140165032</text:p>
          </table:table-cell>
          <table:table-cell office:value-type="float" office:value="2.09074030096292" calcext:value-type="float">
            <text:p>2.090740301</text:p>
          </table:table-cell>
          <table:table-cell office:value-type="float" office:value="2.06808479747365" calcext:value-type="float">
            <text:p>2.0680847975</text:p>
          </table:table-cell>
          <table:table-cell office:value-type="float" office:value="2.04602549144462" calcext:value-type="float">
            <text:p>2.0460254914</text:p>
          </table:table-cell>
          <table:table-cell office:value-type="float" office:value="2.02453915440335" calcext:value-type="float">
            <text:p>2.0245391544</text:p>
          </table:table-cell>
          <table:table-cell office:value-type="float" office:value="2.00360374908109" calcext:value-type="float">
            <text:p>2.0036037491</text:p>
          </table:table-cell>
          <table:table-cell office:value-type="float" office:value="1.98319835402016" calcext:value-type="float">
            <text:p>1.983198354</text:p>
          </table:table-cell>
          <table:table-cell office:value-type="float" office:value="1.96330309383575" calcext:value-type="float">
            <text:p>1.9633030938</text:p>
          </table:table-cell>
          <table:table-cell office:value-type="float" office:value="1.94389907464354" calcext:value-type="float">
            <text:p>1.9438990746</text:p>
          </table:table-cell>
          <table:table-cell office:value-type="float" office:value="1.92699914764303" calcext:value-type="float">
            <text:p>1.9269991476</text:p>
          </table:table-cell>
          <table:table-cell office:value-type="float" office:value="1.91461348675786" calcext:value-type="float">
            <text:p>1.9146134868</text:p>
          </table:table-cell>
          <table:table-cell office:value-type="float" office:value="1.90566842200288" calcext:value-type="float">
            <text:p>1.905668422</text:p>
          </table:table-cell>
          <table:table-cell office:value-type="float" office:value="1.88389538256834" calcext:value-type="float">
            <text:p>1.8838953826</text:p>
          </table:table-cell>
          <table:table-cell office:value-type="float" office:value="1.87026821176738" calcext:value-type="float">
            <text:p>1.8702682118</text:p>
          </table:table-cell>
          <table:table-cell office:value-type="float" office:value="1.85518587669651" calcext:value-type="float">
            <text:p>1.8551858767</text:p>
          </table:table-cell>
          <table:table-cell office:value-type="float" office:value="1.83855396377118" calcext:value-type="float">
            <text:p>1.8385539638</text:p>
          </table:table-cell>
          <table:table-cell office:value-type="float" office:value="1.8222958016981" calcext:value-type="float">
            <text:p>1.8222958017</text:p>
          </table:table-cell>
          <table:table-cell office:value-type="float" office:value="1.80639893211553" calcext:value-type="float">
            <text:p>1.8063989321</text:p>
          </table:table-cell>
          <table:table-cell office:value-type="float" office:value="1.79085144428204" calcext:value-type="float">
            <text:p>1.7908514443</text:p>
          </table:table-cell>
          <table:table-cell office:value-type="float" office:value="1.77564194531448" calcext:value-type="float">
            <text:p>1.7756419453</text:p>
          </table:table-cell>
          <table:table-cell office:value-type="float" office:value="1.76075953234623" calcext:value-type="float">
            <text:p>1.7607595323</text:p>
          </table:table-cell>
          <table:table-cell office:value-type="float" office:value="1.74619376646241" calcext:value-type="float">
            <text:p>1.7461937665</text:p>
          </table:table-cell>
          <table:table-cell office:value-type="float" office:value="1.73193464828141" calcext:value-type="float">
            <text:p>1.7319346483</text:p>
          </table:table-cell>
          <table:table-cell office:value-type="float" office:value="1.71797259506252" calcext:value-type="float">
            <text:p>1.7179725951</text:p>
          </table:table-cell>
          <table:table-cell office:value-type="float" office:value="1.70429841922958" calcext:value-type="float">
            <text:p>1.7042984192</text:p>
          </table:table-cell>
          <table:table-cell office:value-type="float" office:value="1.69090330820955" calcext:value-type="float">
            <text:p>1.6909033082</text:p>
          </table:table-cell>
          <table:table-cell office:value-type="float" office:value="1.67777880549296" calcext:value-type="float">
            <text:p>1.6777788055</text:p>
          </table:table-cell>
          <table:table-cell office:value-type="float" office:value="1.66491679283071" calcext:value-type="float">
            <text:p>1.6649167928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6.08026420404055" calcext:value-type="float">
            <text:p>6.080264204</text:p>
          </table:table-cell>
          <table:table-cell office:value-type="string" calcext:value-type="string">
            <text:p><text:s/>global min</text:p>
          </table:table-cell>
          <table:table-cell office:value-type="float" office:value="-6.59466365337448" calcext:value-type="float">
            <text:p>-6.5946636534</text:p>
          </table:table-cell>
          <table:table-cell office:value-type="string" calcext:value-type="string">
            <text:p><text:s/>range</text:p>
          </table:table-cell>
          <table:table-cell office:value-type="float" office:value="12.674927857415" calcext:value-type="float">
            <text:p>12.6749278574</text:p>
          </table:table-cell>
          <table:table-cell office:value-type="string" calcext:value-type="string">
            <text:p><text:s/>regret</text:p>
          </table:table-cell>
          <table:table-cell office:value-type="float" office:value="4.29571269269934" calcext:value-type="float">
            <text:p>4.2957126927</text:p>
          </table:table-cell>
          <table:table-cell office:value-type="float" office:value="8.01970158078055" calcext:value-type="float">
            <text:p>8.0197015808</text:p>
          </table:table-cell>
          <table:table-cell office:value-type="float" office:value="7.86019692258951" calcext:value-type="float">
            <text:p>7.8601969226</text:p>
          </table:table-cell>
          <table:table-cell office:value-type="float" office:value="7.24129335972242" calcext:value-type="float">
            <text:p>7.2412933597</text:p>
          </table:table-cell>
          <table:table-cell office:value-type="float" office:value="6.81874373622516" calcext:value-type="float">
            <text:p>6.8187437362</text:p>
          </table:table-cell>
          <table:table-cell office:value-type="float" office:value="6.35178184501437" calcext:value-type="float">
            <text:p>6.351781845</text:p>
          </table:table-cell>
          <table:table-cell office:value-type="float" office:value="5.7279725537004" calcext:value-type="float">
            <text:p>5.7279725537</text:p>
          </table:table-cell>
          <table:table-cell office:value-type="float" office:value="5.68632946065099" calcext:value-type="float">
            <text:p>5.6863294607</text:p>
          </table:table-cell>
          <table:table-cell office:value-type="float" office:value="5.65786336051865" calcext:value-type="float">
            <text:p>5.6578633605</text:p>
          </table:table-cell>
          <table:table-cell office:value-type="float" office:value="5.28950392801297" calcext:value-type="float">
            <text:p>5.289503928</text:p>
          </table:table-cell>
          <table:table-cell office:value-type="float" office:value="5.32873380034009" calcext:value-type="float">
            <text:p>5.3287338003</text:p>
          </table:table-cell>
          <table:table-cell office:value-type="float" office:value="5.75537005097413" calcext:value-type="float">
            <text:p>5.755370051</text:p>
          </table:table-cell>
          <table:table-cell office:value-type="float" office:value="5.86609779458173" calcext:value-type="float">
            <text:p>5.8660977946</text:p>
          </table:table-cell>
          <table:table-cell office:value-type="float" office:value="5.71424018808945" calcext:value-type="float">
            <text:p>5.7142401881</text:p>
          </table:table-cell>
          <table:table-cell office:value-type="float" office:value="5.74256228079511" calcext:value-type="float">
            <text:p>5.7425622808</text:p>
          </table:table-cell>
          <table:table-cell office:value-type="float" office:value="5.47499486019697" calcext:value-type="float">
            <text:p>5.4749948602</text:p>
          </table:table-cell>
          <table:table-cell office:value-type="float" office:value="5.49254729306165" calcext:value-type="float">
            <text:p>5.4925472931</text:p>
          </table:table-cell>
          <table:table-cell office:value-type="float" office:value="5.27667372801988" calcext:value-type="float">
            <text:p>5.276673728</text:p>
          </table:table-cell>
          <table:table-cell office:value-type="float" office:value="5.27682243071937" calcext:value-type="float">
            <text:p>5.2768224307</text:p>
          </table:table-cell>
          <table:table-cell office:value-type="float" office:value="5.01298130918341" calcext:value-type="float">
            <text:p>5.0129813092</text:p>
          </table:table-cell>
          <table:table-cell office:value-type="float" office:value="4.77426791350801" calcext:value-type="float">
            <text:p>4.7742679135</text:p>
          </table:table-cell>
          <table:table-cell office:value-type="float" office:value="4.55725573562128" calcext:value-type="float">
            <text:p>4.5572557356</text:p>
          </table:table-cell>
          <table:table-cell office:value-type="float" office:value="4.35911418189861" calcext:value-type="float">
            <text:p>4.3591141819</text:p>
          </table:table-cell>
          <table:table-cell office:value-type="float" office:value="4.1774844243195" calcext:value-type="float">
            <text:p>4.1774844243</text:p>
          </table:table-cell>
          <table:table-cell office:value-type="float" office:value="4.01038504734673" calcext:value-type="float">
            <text:p>4.0103850473</text:p>
          </table:table-cell>
          <table:table-cell office:value-type="float" office:value="3.85613946860262" calcext:value-type="float">
            <text:p>3.8561394686</text:p>
          </table:table-cell>
          <table:table-cell office:value-type="float" office:value="3.713319488284" calcext:value-type="float">
            <text:p>3.7133194883</text:p>
          </table:table-cell>
          <table:table-cell office:value-type="float" office:value="3.580700935131" calcext:value-type="float">
            <text:p>3.5807009351</text:p>
          </table:table-cell>
          <table:table-cell office:value-type="float" office:value="3.457228489092" calcext:value-type="float">
            <text:p>3.4572284891</text:p>
          </table:table-cell>
          <table:table-cell office:value-type="float" office:value="3.3419875394556" calcext:value-type="float">
            <text:p>3.3419875395</text:p>
          </table:table-cell>
          <table:table-cell office:value-type="float" office:value="3.23418148979575" calcext:value-type="float">
            <text:p>3.2341814898</text:p>
          </table:table-cell>
          <table:table-cell office:value-type="float" office:value="3.13311331823963" calcext:value-type="float">
            <text:p>3.1331133182</text:p>
          </table:table-cell>
          <table:table-cell office:value-type="float" office:value="3.03817049041419" calcext:value-type="float">
            <text:p>3.0381704904</text:p>
          </table:table-cell>
          <table:table-cell office:value-type="float" office:value="2.94881253481377" calcext:value-type="float">
            <text:p>2.9488125348</text:p>
          </table:table-cell>
          <table:table-cell office:value-type="float" office:value="2.8645607481048" calcext:value-type="float">
            <text:p>2.8645607481</text:p>
          </table:table-cell>
          <table:table-cell office:value-type="float" office:value="2.784989616213" calcext:value-type="float">
            <text:p>2.7849896162</text:p>
          </table:table-cell>
          <table:table-cell office:value-type="float" office:value="2.70971962658562" calcext:value-type="float">
            <text:p>2.7097196266</text:p>
          </table:table-cell>
          <table:table-cell office:value-type="float" office:value="2.63841121535969" calcext:value-type="float">
            <text:p>2.6384112154</text:p>
          </table:table-cell>
          <table:table-cell office:value-type="float" office:value="2.57075964573508" calcext:value-type="float">
            <text:p>2.5707596457</text:p>
          </table:table-cell>
          <table:table-cell office:value-type="float" office:value="2.5064906545917" calcext:value-type="float">
            <text:p>2.5064906546</text:p>
          </table:table-cell>
          <table:table-cell office:value-type="float" office:value="2.44535673618703" calcext:value-type="float">
            <text:p>2.4453567362</text:p>
          </table:table-cell>
          <table:table-cell office:value-type="float" office:value="2.387133956754" calcext:value-type="float">
            <text:p>2.3871339568</text:p>
          </table:table-cell>
          <table:table-cell office:value-type="float" office:value="2.33161921357368" calcext:value-type="float">
            <text:p>2.3316192136</text:p>
          </table:table-cell>
          <table:table-cell office:value-type="float" office:value="2.27862786781064" calcext:value-type="float">
            <text:p>2.2786278678</text:p>
          </table:table-cell>
          <table:table-cell office:value-type="float" office:value="2.2279916929704" calcext:value-type="float">
            <text:p>2.227991693</text:p>
          </table:table-cell>
          <table:table-cell office:value-type="float" office:value="2.17955709094931" calcext:value-type="float">
            <text:p>2.1795570909</text:p>
          </table:table-cell>
          <table:table-cell office:value-type="float" office:value="2.13318353582273" calcext:value-type="float">
            <text:p>2.1331835358</text:p>
          </table:table-cell>
          <table:table-cell office:value-type="float" office:value="2.08874221215975" calcext:value-type="float">
            <text:p>2.0887422122</text:p>
          </table:table-cell>
          <table:table-cell office:value-type="float" office:value="2.04611482007486" calcext:value-type="float">
            <text:p>2.0461148201</text:p>
          </table:table-cell>
          <table:table-cell office:value-type="float" office:value="2.00519252367336" calcext:value-type="float">
            <text:p>2.0051925237</text:p>
          </table:table-cell>
          <table:table-cell office:value-type="float" office:value="1.96587502320918" calcext:value-type="float">
            <text:p>1.9658750232</text:p>
          </table:table-cell>
          <table:table-cell office:value-type="float" office:value="1.92806973430131" calcext:value-type="float">
            <text:p>1.9280697343</text:p>
          </table:table-cell>
          <table:table-cell office:value-type="float" office:value="1.89169106006921" calcext:value-type="float">
            <text:p>1.8916910601</text:p>
          </table:table-cell>
          <table:table-cell office:value-type="float" office:value="1.856659744142" calcext:value-type="float">
            <text:p>1.8566597441</text:p>
          </table:table-cell>
          <table:table-cell office:value-type="float" office:value="1.82290229424851" calcext:value-type="float">
            <text:p>1.8229022942</text:p>
          </table:table-cell>
          <table:table-cell office:value-type="float" office:value="1.7903504675655" calcext:value-type="float">
            <text:p>1.7903504676</text:p>
          </table:table-cell>
          <table:table-cell office:value-type="float" office:value="1.75894081023979" calcext:value-type="float">
            <text:p>1.7589408102</text:p>
          </table:table-cell>
          <table:table-cell office:value-type="float" office:value="1.728614244546" calcext:value-type="float">
            <text:p>1.7286142445</text:p>
          </table:table-cell>
          <table:table-cell office:value-type="float" office:value="1.69931569802827" calcext:value-type="float">
            <text:p>1.699315698</text:p>
          </table:table-cell>
          <table:table-cell office:value-type="float" office:value="1.6709937697278" calcext:value-type="float">
            <text:p>1.6709937697</text:p>
          </table:table-cell>
          <table:table-cell office:value-type="float" office:value="1.64360042924046" calcext:value-type="float">
            <text:p>1.6436004292</text:p>
          </table:table-cell>
          <table:table-cell office:value-type="float" office:value="1.61709074489787" calcext:value-type="float">
            <text:p>1.6170907449</text:p>
          </table:table-cell>
          <table:table-cell office:value-type="float" office:value="1.591422637836" calcext:value-type="float">
            <text:p>1.5914226378</text:p>
          </table:table-cell>
          <table:table-cell office:value-type="float" office:value="1.56655665911981" calcext:value-type="float">
            <text:p>1.5665566591</text:p>
          </table:table-cell>
          <table:table-cell office:value-type="float" office:value="1.54245578744105" calcext:value-type="float">
            <text:p>1.5424557874</text:p>
          </table:table-cell>
          <table:table-cell office:value-type="float" office:value="1.51908524520709" calcext:value-type="float">
            <text:p>1.5190852452</text:p>
          </table:table-cell>
          <table:table-cell office:value-type="float" office:value="1.49641233109952" calcext:value-type="float">
            <text:p>1.4964123311</text:p>
          </table:table-cell>
          <table:table-cell office:value-type="float" office:value="1.47440626740688" calcext:value-type="float">
            <text:p>1.4744062674</text:p>
          </table:table-cell>
          <table:table-cell office:value-type="float" office:value="1.45303806063287" calcext:value-type="float">
            <text:p>1.4530380606</text:p>
          </table:table-cell>
          <table:table-cell office:value-type="float" office:value="1.4322803740524" calcext:value-type="float">
            <text:p>1.4322803741</text:p>
          </table:table-cell>
          <table:table-cell office:value-type="float" office:value="1.41210741103758" calcext:value-type="float">
            <text:p>1.412107411</text:p>
          </table:table-cell>
          <table:table-cell office:value-type="float" office:value="1.3924948081065" calcext:value-type="float">
            <text:p>1.3924948081</text:p>
          </table:table-cell>
          <table:table-cell office:value-type="float" office:value="1.37341953676258" calcext:value-type="float">
            <text:p>1.3734195368</text:p>
          </table:table-cell>
          <table:table-cell office:value-type="float" office:value="1.35485981329281" calcext:value-type="float">
            <text:p>1.3548598133</text:p>
          </table:table-cell>
          <table:table-cell office:value-type="float" office:value="1.33679501578224" calcext:value-type="float">
            <text:p>1.3367950158</text:p>
          </table:table-cell>
          <table:table-cell office:value-type="float" office:value="1.31920560767984" calcext:value-type="float">
            <text:p>1.3192056077</text:p>
          </table:table-cell>
          <table:table-cell office:value-type="float" office:value="1.30207306732037" calcext:value-type="float">
            <text:p>1.3020730673</text:p>
          </table:table-cell>
          <table:table-cell office:value-type="float" office:value="1.28537982286754" calcext:value-type="float">
            <text:p>1.2853798229</text:p>
          </table:table-cell>
          <table:table-cell office:value-type="float" office:value="1.26910919219833" calcext:value-type="float">
            <text:p>1.2691091922</text:p>
          </table:table-cell>
          <table:table-cell office:value-type="float" office:value="1.25324532729585" calcext:value-type="float">
            <text:p>1.2532453273</text:p>
          </table:table-cell>
          <table:table-cell office:value-type="float" office:value="1.23777316276133" calcext:value-type="float">
            <text:p>1.2377731628</text:p>
          </table:table-cell>
          <table:table-cell office:value-type="float" office:value="1.22267836809351" calcext:value-type="float">
            <text:p>1.2226783681</text:p>
          </table:table-cell>
          <table:table-cell office:value-type="float" office:value="1.20794730341769" calcext:value-type="float">
            <text:p>1.2079473034</text:p>
          </table:table-cell>
          <table:table-cell office:value-type="float" office:value="1.193566978377" calcext:value-type="float">
            <text:p>1.1935669784</text:p>
          </table:table-cell>
          <table:table-cell office:value-type="float" office:value="1.17952501392551" calcext:value-type="float">
            <text:p>1.1795250139</text:p>
          </table:table-cell>
          <table:table-cell office:value-type="float" office:value="1.16580960678684" calcext:value-type="float">
            <text:p>1.1658096068</text:p>
          </table:table-cell>
          <table:table-cell office:value-type="float" office:value="1.152409496364" calcext:value-type="float">
            <text:p>1.1524094964</text:p>
          </table:table-cell>
          <table:table-cell office:value-type="float" office:value="1.13931393390532" calcext:value-type="float">
            <text:p>1.1393139339</text:p>
          </table:table-cell>
          <table:table-cell office:value-type="float" office:value="1.12651265374908" calcext:value-type="float">
            <text:p>1.1265126537</text:p>
          </table:table-cell>
          <table:table-cell office:value-type="float" office:value="1.1139958464852" calcext:value-type="float">
            <text:p>1.1139958465</text:p>
          </table:table-cell>
          <table:table-cell office:value-type="float" office:value="1.10175413388646" calcext:value-type="float">
            <text:p>1.1017541339</text:p>
          </table:table-cell>
          <table:table-cell office:value-type="float" office:value="1.08977854547465" calcext:value-type="float">
            <text:p>1.0897785455</text:p>
          </table:table-cell>
          <table:table-cell office:value-type="float" office:value="1.07806049659858" calcext:value-type="float">
            <text:p>1.0780604966</text:p>
          </table:table-cell>
          <table:table-cell office:value-type="float" office:value="1.06659176791136" calcext:value-type="float">
            <text:p>1.0665917679</text:p>
          </table:table-cell>
          <table:table-cell office:value-type="float" office:value="1.05536448614388" calcext:value-type="float">
            <text:p>1.0553644861</text:p>
          </table:table-cell>
          <table:table-cell office:value-type="float" office:value="1.04437110607988" calcext:value-type="float">
            <text:p>1.0443711061</text:p>
          </table:table-cell>
          <table:table-cell office:value-type="float" office:value="1.03360439364606" calcext:value-type="float">
            <text:p>1.0336043936</text:p>
          </table:table-cell>
          <table:table-cell office:value-type="float" office:value="1.02305741003743" calcext:value-type="float">
            <text:p>1.02305741</text:p>
          </table:table-cell>
          <table:table-cell office:value-type="float" office:value="1.01272349680473" calcext:value-type="float">
            <text:p>1.0127234968</text:p>
          </table:table-cell>
          <table:table-cell office:value-type="float" office:value="1.00259626183668" calcext:value-type="float">
            <text:p>1.0025962618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5.54281623200301" calcext:value-type="float">
            <text:p>5.542816232</text:p>
          </table:table-cell>
          <table:table-cell office:value-type="string" calcext:value-type="string">
            <text:p><text:s/>global min</text:p>
          </table:table-cell>
          <table:table-cell office:value-type="float" office:value="-9.06087594839505" calcext:value-type="float">
            <text:p>-9.0608759484</text:p>
          </table:table-cell>
          <table:table-cell office:value-type="string" calcext:value-type="string">
            <text:p><text:s/>range</text:p>
          </table:table-cell>
          <table:table-cell office:value-type="float" office:value="14.6036921803981" calcext:value-type="float">
            <text:p>14.6036921804</text:p>
          </table:table-cell>
          <table:table-cell office:value-type="string" calcext:value-type="string">
            <text:p><text:s/>regret</text:p>
          </table:table-cell>
          <table:table-cell office:value-type="float" office:value="6.38908032127361" calcext:value-type="float">
            <text:p>6.3890803213</text:p>
          </table:table-cell>
          <table:table-cell office:value-type="float" office:value="8.06991708729461" calcext:value-type="float">
            <text:p>8.0699170873</text:p>
          </table:table-cell>
          <table:table-cell office:value-type="float" office:value="8.20050967156398" calcext:value-type="float">
            <text:p>8.2005096716</text:p>
          </table:table-cell>
          <table:table-cell office:value-type="float" office:value="9.5954487952949" calcext:value-type="float">
            <text:p>9.5954487953</text:p>
          </table:table-cell>
          <table:table-cell office:value-type="float" office:value="8.42006539858454" calcext:value-type="float">
            <text:p>8.4200653986</text:p>
          </table:table-cell>
          <table:table-cell office:value-type="float" office:value="7.09877574965397" calcext:value-type="float">
            <text:p>7.0987757497</text:p>
          </table:table-cell>
          <table:table-cell office:value-type="float" office:value="7.89697845637809" calcext:value-type="float">
            <text:p>7.8969784564</text:p>
          </table:table-cell>
          <table:table-cell office:value-type="float" office:value="7.11240839233044" calcext:value-type="float">
            <text:p>7.1124083923</text:p>
          </table:table-cell>
          <table:table-cell office:value-type="float" office:value="6.70991040132461" calcext:value-type="float">
            <text:p>6.7099104013</text:p>
          </table:table-cell>
          <table:table-cell office:value-type="float" office:value="6.75988341751656" calcext:value-type="float">
            <text:p>6.7598834175</text:p>
          </table:table-cell>
          <table:table-cell office:value-type="float" office:value="6.63098767669872" calcext:value-type="float">
            <text:p>6.6309876767</text:p>
          </table:table-cell>
          <table:table-cell office:value-type="float" office:value="6.26813107366946" calcext:value-type="float">
            <text:p>6.2681310737</text:p>
          </table:table-cell>
          <table:table-cell office:value-type="float" office:value="6.84693967130831" calcext:value-type="float">
            <text:p>6.8469396713</text:p>
          </table:table-cell>
          <table:table-cell office:value-type="float" office:value="6.49581153908393" calcext:value-type="float">
            <text:p>6.4958115391</text:p>
          </table:table-cell>
          <table:table-cell office:value-type="float" office:value="6.50032613433394" calcext:value-type="float">
            <text:p>6.5003261343</text:p>
          </table:table-cell>
          <table:table-cell office:value-type="float" office:value="6.23977676567732" calcext:value-type="float">
            <text:p>6.2397767657</text:p>
          </table:table-cell>
          <table:table-cell office:value-type="float" office:value="6.33273934525072" calcext:value-type="float">
            <text:p>6.3327393453</text:p>
          </table:table-cell>
          <table:table-cell office:value-type="float" office:value="5.9941453434747" calcext:value-type="float">
            <text:p>5.9941453435</text:p>
          </table:table-cell>
          <table:table-cell office:value-type="float" office:value="5.87432874072636" calcext:value-type="float">
            <text:p>5.8743287407</text:p>
          </table:table-cell>
          <table:table-cell office:value-type="float" office:value="5.60370625682597" calcext:value-type="float">
            <text:p>5.6037062568</text:p>
          </table:table-cell>
          <table:table-cell office:value-type="float" office:value="5.68423939339524" calcext:value-type="float">
            <text:p>5.6842393934</text:p>
          </table:table-cell>
          <table:table-cell office:value-type="float" office:value="5.4987875433978" calcext:value-type="float">
            <text:p>5.4987875434</text:p>
          </table:table-cell>
          <table:table-cell office:value-type="float" office:value="5.28068879590231" calcext:value-type="float">
            <text:p>5.2806887959</text:p>
          </table:table-cell>
          <table:table-cell office:value-type="float" office:value="5.08313790019064" calcext:value-type="float">
            <text:p>5.0831379002</text:p>
          </table:table-cell>
          <table:table-cell office:value-type="float" office:value="4.94692497275168" calcext:value-type="float">
            <text:p>4.9469249728</text:p>
          </table:table-cell>
          <table:table-cell office:value-type="float" office:value="4.77117469511285" calcext:value-type="float">
            <text:p>4.7711746951</text:p>
          </table:table-cell>
          <table:table-cell office:value-type="float" office:value="4.60844295655839" calcext:value-type="float">
            <text:p>4.6084429566</text:p>
          </table:table-cell>
          <table:table-cell office:value-type="float" office:value="4.45733491361495" calcext:value-type="float">
            <text:p>4.4573349136</text:p>
          </table:table-cell>
          <table:table-cell office:value-type="float" office:value="4.31664811501245" calcext:value-type="float">
            <text:p>4.316648115</text:p>
          </table:table-cell>
          <table:table-cell office:value-type="float" office:value="4.18534043631677" calcext:value-type="float">
            <text:p>4.1853404363</text:p>
          </table:table-cell>
          <table:table-cell office:value-type="float" office:value="4.06250422076275" calcext:value-type="float">
            <text:p>4.0625042208</text:p>
          </table:table-cell>
          <table:table-cell office:value-type="float" office:value="3.94734526868086" calcext:value-type="float">
            <text:p>3.9473452687</text:p>
          </table:table-cell>
          <table:table-cell office:value-type="float" office:value="3.83916564702818" calcext:value-type="float">
            <text:p>3.839165647</text:p>
          </table:table-cell>
          <table:table-cell office:value-type="float" office:value="3.73734953253153" calcext:value-type="float">
            <text:p>3.7373495325</text:p>
          </table:table-cell>
          <table:table-cell office:value-type="float" office:value="3.64135148172041" calcext:value-type="float">
            <text:p>3.6413514817</text:p>
          </table:table-cell>
          <table:table-cell office:value-type="float" office:value="3.55068665595435" calcext:value-type="float">
            <text:p>3.550686656</text:p>
          </table:table-cell>
          <table:table-cell office:value-type="float" office:value="3.46492263158105" calcext:value-type="float">
            <text:p>3.4649226316</text:p>
          </table:table-cell>
          <table:table-cell office:value-type="float" office:value="3.3836725032274" calcext:value-type="float">
            <text:p>3.3836725032</text:p>
          </table:table-cell>
          <table:table-cell office:value-type="float" office:value="3.30658904812265" calcext:value-type="float">
            <text:p>3.3065890481</text:p>
          </table:table-cell>
          <table:table-cell office:value-type="float" office:value="3.23335976577314" calcext:value-type="float">
            <text:p>3.2333597658</text:p>
          </table:table-cell>
          <table:table-cell office:value-type="float" office:value="3.16370264353824" calcext:value-type="float">
            <text:p>3.1637026435</text:p>
          </table:table-cell>
          <table:table-cell office:value-type="float" office:value="3.09736252712405" calcext:value-type="float">
            <text:p>3.0973625271</text:p>
          </table:table-cell>
          <table:table-cell office:value-type="float" office:value="3.03410799751982" calcext:value-type="float">
            <text:p>3.0341079975</text:p>
          </table:table-cell>
          <table:table-cell office:value-type="float" office:value="2.9737286738067" calcext:value-type="float">
            <text:p>2.9737286738</text:p>
          </table:table-cell>
          <table:table-cell office:value-type="float" office:value="2.91603287559193" calcext:value-type="float">
            <text:p>2.9160328756</text:p>
          </table:table-cell>
          <table:table-cell office:value-type="float" office:value="2.86084559034302" calcext:value-type="float">
            <text:p>2.8608455903</text:p>
          </table:table-cell>
          <table:table-cell office:value-type="float" office:value="2.80800670021109" calcext:value-type="float">
            <text:p>2.8080067002</text:p>
          </table:table-cell>
          <table:table-cell office:value-type="float" office:value="2.75736943050132" calcext:value-type="float">
            <text:p>2.7573694305</text:p>
          </table:table-cell>
          <table:table-cell office:value-type="float" office:value="2.70879898812665" calcext:value-type="float">
            <text:p>2.7087989881</text:p>
          </table:table-cell>
          <table:table-cell office:value-type="float" office:value="2.66217136344696" calcext:value-type="float">
            <text:p>2.6621713634</text:p>
          </table:table-cell>
          <table:table-cell office:value-type="float" office:value="2.61737227306844" calcext:value-type="float">
            <text:p>2.6173722731</text:p>
          </table:table-cell>
          <table:table-cell office:value-type="float" office:value="2.57429622462755" calcext:value-type="float">
            <text:p>2.5742962246</text:p>
          </table:table-cell>
          <table:table-cell office:value-type="float" office:value="2.53284568744858" calcext:value-type="float">
            <text:p>2.5328456874</text:p>
          </table:table-cell>
          <table:table-cell office:value-type="float" office:value="2.49293035535032" calcext:value-type="float">
            <text:p>2.4929303554</text:p>
          </table:table-cell>
          <table:table-cell office:value-type="float" office:value="2.4544664898738" calcext:value-type="float">
            <text:p>2.4544664899</text:p>
          </table:table-cell>
          <table:table-cell office:value-type="float" office:value="2.4173763338786" calcext:value-type="float">
            <text:p>2.4173763339</text:p>
          </table:table-cell>
          <table:table-cell office:value-type="float" office:value="2.38158758686568" calcext:value-type="float">
            <text:p>2.3815875869</text:p>
          </table:table-cell>
          <table:table-cell office:value-type="float" office:value="2.34703293457735" calcext:value-type="float">
            <text:p>2.3470329346</text:p>
          </table:table-cell>
          <table:table-cell office:value-type="float" office:value="2.31364962643438" calcext:value-type="float">
            <text:p>2.3136496264</text:p>
          </table:table-cell>
          <table:table-cell office:value-type="float" office:value="2.28137909522951" calcext:value-type="float">
            <text:p>2.2813790952</text:p>
          </table:table-cell>
          <table:table-cell office:value-type="float" office:value="2.25016661422808" calcext:value-type="float">
            <text:p>2.2501666142</text:p>
          </table:table-cell>
          <table:table-cell office:value-type="float" office:value="2.2199609874525" calcext:value-type="float">
            <text:p>2.2199609875</text:p>
          </table:table-cell>
          <table:table-cell office:value-type="float" office:value="2.19071426946345" calcext:value-type="float">
            <text:p>2.1907142695</text:p>
          </table:table-cell>
          <table:table-cell office:value-type="float" office:value="2.16238151141156" calcext:value-type="float">
            <text:p>2.1623815114</text:p>
          </table:table-cell>
          <table:table-cell office:value-type="float" office:value="2.13492053053049" calcext:value-type="float">
            <text:p>2.1349205305</text:p>
          </table:table-cell>
          <table:table-cell office:value-type="float" office:value="2.10829170058521" calcext:value-type="float">
            <text:p>2.1082917006</text:p>
          </table:table-cell>
          <table:table-cell office:value-type="float" office:value="2.08245776108606" calcext:value-type="float">
            <text:p>2.0824577611</text:p>
          </table:table-cell>
          <table:table-cell office:value-type="float" office:value="2.05738364333689" calcext:value-type="float">
            <text:p>2.0573836433</text:p>
          </table:table-cell>
          <table:table-cell office:value-type="float" office:value="2.03303631160943" calcext:value-type="float">
            <text:p>2.0330363116</text:p>
          </table:table-cell>
          <table:table-cell office:value-type="float" office:value="2.00938461793133" calcext:value-type="float">
            <text:p>2.0093846179</text:p>
          </table:table-cell>
          <table:table-cell office:value-type="float" office:value="1.98639916914557" calcext:value-type="float">
            <text:p>1.9863991691</text:p>
          </table:table-cell>
          <table:table-cell office:value-type="float" office:value="1.9640522050483" calcext:value-type="float">
            <text:p>1.964052205</text:p>
          </table:table-cell>
          <table:table-cell office:value-type="float" office:value="1.94231748654274" calcext:value-type="float">
            <text:p>1.9423174865</text:p>
          </table:table-cell>
          <table:table-cell office:value-type="float" office:value="1.92117019286165" calcext:value-type="float">
            <text:p>1.9211701929</text:p>
          </table:table-cell>
          <table:table-cell office:value-type="float" office:value="1.90058682701206" calcext:value-type="float">
            <text:p>1.900586827</text:p>
          </table:table-cell>
          <table:table-cell office:value-type="float" office:value="1.88054512868482" calcext:value-type="float">
            <text:p>1.8805451287</text:p>
          </table:table-cell>
          <table:table-cell office:value-type="float" office:value="1.8610239939505" calcext:value-type="float">
            <text:p>1.861023994</text:p>
          </table:table-cell>
          <table:table-cell office:value-type="float" office:value="1.84200340113245" calcext:value-type="float">
            <text:p>1.8420034011</text:p>
          </table:table-cell>
          <table:table-cell office:value-type="float" office:value="1.82346434230979" calcext:value-type="float">
            <text:p>1.8234643423</text:p>
          </table:table-cell>
          <table:table-cell office:value-type="float" office:value="1.80538875995769" calcext:value-type="float">
            <text:p>1.80538876</text:p>
          </table:table-cell>
          <table:table-cell office:value-type="float" office:value="1.78775948828096" calcext:value-type="float">
            <text:p>1.7877594883</text:p>
          </table:table-cell>
          <table:table-cell office:value-type="float" office:value="1.77056019884024" calcext:value-type="float">
            <text:p>1.7705601988</text:p>
          </table:table-cell>
          <table:table-cell office:value-type="float" office:value="1.75377535010894" calcext:value-type="float">
            <text:p>1.7537753501</text:p>
          </table:table-cell>
          <table:table-cell office:value-type="float" office:value="1.73739014063315" calcext:value-type="float">
            <text:p>1.7373901406</text:p>
          </table:table-cell>
          <table:table-cell office:value-type="float" office:value="1.72139046549796" calcext:value-type="float">
            <text:p>1.7213904655</text:p>
          </table:table-cell>
          <table:table-cell office:value-type="float" office:value="1.70576287583103" calcext:value-type="float">
            <text:p>1.7057628758</text:p>
          </table:table-cell>
          <table:table-cell office:value-type="float" office:value="1.69049454109898" calcext:value-type="float">
            <text:p>1.6904945411</text:p>
          </table:table-cell>
          <table:table-cell office:value-type="float" office:value="1.67557321397447" calcext:value-type="float">
            <text:p>1.675573214</text:p>
          </table:table-cell>
          <table:table-cell office:value-type="float" office:value="1.66098719757186" calcext:value-type="float">
            <text:p>1.6609871976</text:p>
          </table:table-cell>
          <table:table-cell office:value-type="float" office:value="1.64672531486709" calcext:value-type="float">
            <text:p>1.6467253149</text:p>
          </table:table-cell>
          <table:table-cell office:value-type="float" office:value="1.63277688013385" calcext:value-type="float">
            <text:p>1.6327768801</text:p>
          </table:table-cell>
          <table:table-cell office:value-type="float" office:value="1.61913167224264" calcext:value-type="float">
            <text:p>1.6191316722</text:p>
          </table:table-cell>
          <table:table-cell office:value-type="float" office:value="1.60577990968242" calcext:value-type="float">
            <text:p>1.6057799097</text:p>
          </table:table-cell>
          <table:table-cell office:value-type="float" office:value="1.59271222717667" calcext:value-type="float">
            <text:p>1.5927122272</text:p>
          </table:table-cell>
          <table:table-cell office:value-type="float" office:value="1.57991965377631" calcext:value-type="float">
            <text:p>1.5799196538</text:p>
          </table:table-cell>
          <table:table-cell office:value-type="float" office:value="1.56739359232179" calcext:value-type="float">
            <text:p>1.5673935923</text:p>
          </table:table-cell>
          <table:table-cell office:value-type="float" office:value="1.55512580017561" calcext:value-type="float">
            <text:p>1.5551258002</text:p>
          </table:table-cell>
          <table:table-cell office:value-type="float" office:value="1.54310837113445" calcext:value-type="float">
            <text:p>1.5431083711</text:p>
          </table:table-cell>
          <table:table-cell office:value-type="float" office:value="1.53133371843756" calcext:value-type="float">
            <text:p>1.5313337184</text:p>
          </table:table-cell>
          <table:table-cell office:value-type="float" office:value="1.5197945587946" calcext:value-type="float">
            <text:p>1.5197945588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13.4797146387694" calcext:value-type="float">
            <text:p>13.4797146388</text:p>
          </table:table-cell>
          <table:table-cell office:value-type="string" calcext:value-type="string">
            <text:p><text:s/>global min</text:p>
          </table:table-cell>
          <table:table-cell office:value-type="float" office:value="-10.1135849464894" calcext:value-type="float">
            <text:p>-10.1135849465</text:p>
          </table:table-cell>
          <table:table-cell office:value-type="string" calcext:value-type="string">
            <text:p><text:s/>range</text:p>
          </table:table-cell>
          <table:table-cell office:value-type="float" office:value="23.5932995852588" calcext:value-type="float">
            <text:p>23.5932995853</text:p>
          </table:table-cell>
          <table:table-cell office:value-type="string" calcext:value-type="string">
            <text:p><text:s/>regret</text:p>
          </table:table-cell>
          <table:table-cell office:value-type="float" office:value="12.4002459289505" calcext:value-type="float">
            <text:p>12.400245929</text:p>
          </table:table-cell>
          <table:table-cell office:value-type="float" office:value="13.2496586948485" calcext:value-type="float">
            <text:p>13.2496586948</text:p>
          </table:table-cell>
          <table:table-cell office:value-type="float" office:value="12.2682142116898" calcext:value-type="float">
            <text:p>12.2682142117</text:p>
          </table:table-cell>
          <table:table-cell office:value-type="float" office:value="14.1523693497803" calcext:value-type="float">
            <text:p>14.1523693498</text:p>
          </table:table-cell>
          <table:table-cell office:value-type="float" office:value="15.3055127832205" calcext:value-type="float">
            <text:p>15.3055127832</text:p>
          </table:table-cell>
          <table:table-cell office:value-type="float" office:value="12.8155998198563" calcext:value-type="float">
            <text:p>12.8155998199</text:p>
          </table:table-cell>
          <table:table-cell office:value-type="float" office:value="13.8737859021305" calcext:value-type="float">
            <text:p>13.8737859021</text:p>
          </table:table-cell>
          <table:table-cell office:value-type="float" office:value="12.3852922174046" calcext:value-type="float">
            <text:p>12.3852922174</text:p>
          </table:table-cell>
          <table:table-cell office:value-type="float" office:value="11.1031105135256" calcext:value-type="float">
            <text:p>11.1031105135</text:p>
          </table:table-cell>
          <table:table-cell office:value-type="float" office:value="10.0484544665105" calcext:value-type="float">
            <text:p>10.0484544665</text:p>
          </table:table-cell>
          <table:table-cell office:value-type="float" office:value="9.1349586059186" calcext:value-type="float">
            <text:p>9.1349586059</text:p>
          </table:table-cell>
          <table:table-cell office:value-type="float" office:value="8.37371205542538" calcext:value-type="float">
            <text:p>8.3737120554</text:p>
          </table:table-cell>
          <table:table-cell office:value-type="float" office:value="7.7295803588542" calcext:value-type="float">
            <text:p>7.7295803589</text:p>
          </table:table-cell>
          <table:table-cell office:value-type="float" office:value="7.1774674760789" calcext:value-type="float">
            <text:p>7.1774674761</text:p>
          </table:table-cell>
          <table:table-cell office:value-type="float" office:value="6.69896964434031" calcext:value-type="float">
            <text:p>6.6989696443</text:p>
          </table:table-cell>
          <table:table-cell office:value-type="float" office:value="6.28028404156904" calcext:value-type="float">
            <text:p>6.2802840416</text:p>
          </table:table-cell>
          <table:table-cell office:value-type="float" office:value="5.91085556853556" calcext:value-type="float">
            <text:p>5.9108555685</text:p>
          </table:table-cell>
          <table:table-cell office:value-type="float" office:value="5.58247470361692" calcext:value-type="float">
            <text:p>5.5824747036</text:p>
          </table:table-cell>
          <table:table-cell office:value-type="float" office:value="6.18127709209232" calcext:value-type="float">
            <text:p>6.1812770921</text:p>
          </table:table-cell>
          <table:table-cell office:value-type="float" office:value="5.87221323748771" calcext:value-type="float">
            <text:p>5.8722132375</text:p>
          </table:table-cell>
          <table:table-cell office:value-type="float" office:value="5.59258403570258" calcext:value-type="float">
            <text:p>5.5925840357</text:p>
          </table:table-cell>
          <table:table-cell office:value-type="float" office:value="5.33837567044337" calcext:value-type="float">
            <text:p>5.3383756704</text:p>
          </table:table-cell>
          <table:table-cell office:value-type="float" office:value="5.10627238042409" calcext:value-type="float">
            <text:p>5.1062723804</text:p>
          </table:table-cell>
          <table:table-cell office:value-type="float" office:value="4.89351103123976" calcext:value-type="float">
            <text:p>4.8935110312</text:p>
          </table:table-cell>
          <table:table-cell office:value-type="float" office:value="4.69777058999017" calcext:value-type="float">
            <text:p>4.69777059</text:p>
          </table:table-cell>
          <table:table-cell office:value-type="float" office:value="4.51708710575978" calcext:value-type="float">
            <text:p>4.5170871058</text:p>
          </table:table-cell>
          <table:table-cell office:value-type="float" office:value="4.34978758332423" calcext:value-type="float">
            <text:p>4.3497875833</text:p>
          </table:table-cell>
          <table:table-cell office:value-type="float" office:value="4.19443802677693" calcext:value-type="float">
            <text:p>4.1944380268</text:p>
          </table:table-cell>
          <table:table-cell office:value-type="float" office:value="4.04980223275014" calcext:value-type="float">
            <text:p>4.0498022328</text:p>
          </table:table-cell>
          <table:table-cell office:value-type="float" office:value="3.9148088249918" calcext:value-type="float">
            <text:p>3.914808825</text:p>
          </table:table-cell>
          <table:table-cell office:value-type="float" office:value="3.78852466934691" calcext:value-type="float">
            <text:p>3.7885246693</text:p>
          </table:table-cell>
          <table:table-cell office:value-type="float" office:value="3.67013327342982" calcext:value-type="float">
            <text:p>3.6701332734</text:p>
          </table:table-cell>
          <table:table-cell office:value-type="float" office:value="3.55891711362891" calcext:value-type="float">
            <text:p>3.5589171136</text:p>
          </table:table-cell>
          <table:table-cell office:value-type="float" office:value="3.45424308087512" calcext:value-type="float">
            <text:p>3.4542430809</text:p>
          </table:table-cell>
          <table:table-cell office:value-type="float" office:value="3.35555042142155" calcext:value-type="float">
            <text:p>3.3555504214</text:p>
          </table:table-cell>
          <table:table-cell office:value-type="float" office:value="3.26234068749317" calcext:value-type="float">
            <text:p>3.2623406875</text:p>
          </table:table-cell>
          <table:table-cell office:value-type="float" office:value="3.17416931756092" calcext:value-type="float">
            <text:p>3.1741693176</text:p>
          </table:table-cell>
          <table:table-cell office:value-type="float" office:value="3.09063854604616" calcext:value-type="float">
            <text:p>3.090638546</text:p>
          </table:table-cell>
          <table:table-cell office:value-type="float" office:value="3.01139140383985" calcext:value-type="float">
            <text:p>3.0113914038</text:p>
          </table:table-cell>
          <table:table-cell office:value-type="float" office:value="2.93610661874385" calcext:value-type="float">
            <text:p>2.9361066187</text:p>
          </table:table-cell>
          <table:table-cell office:value-type="float" office:value="2.86449426218913" calcext:value-type="float">
            <text:p>2.8644942622</text:p>
          </table:table-cell>
          <table:table-cell office:value-type="float" office:value="2.79629201785129" calcext:value-type="float">
            <text:p>2.7962920179</text:p>
          </table:table-cell>
          <table:table-cell office:value-type="float" office:value="2.73126197092452" calcext:value-type="float">
            <text:p>2.7312619709</text:p>
          </table:table-cell>
          <table:table-cell office:value-type="float" office:value="2.66918783522169" calcext:value-type="float">
            <text:p>2.6691878352</text:p>
          </table:table-cell>
          <table:table-cell office:value-type="float" office:value="2.60987254999454" calcext:value-type="float">
            <text:p>2.60987255</text:p>
          </table:table-cell>
          <table:table-cell office:value-type="float" office:value="2.55313619021205" calcext:value-type="float">
            <text:p>2.5531361902</text:p>
          </table:table-cell>
          <table:table-cell office:value-type="float" office:value="2.49881414361179" calcext:value-type="float">
            <text:p>2.4988141436</text:p>
          </table:table-cell>
          <table:table-cell office:value-type="float" office:value="2.44675551561988" calcext:value-type="float">
            <text:p>2.4467555156</text:p>
          </table:table-cell>
          <table:table-cell office:value-type="float" office:value="2.39682172958682" calcext:value-type="float">
            <text:p>2.3968217296</text:p>
          </table:table-cell>
          <table:table-cell office:value-type="float" office:value="2.34888529499508" calcext:value-type="float">
            <text:p>2.348885295</text:p>
          </table:table-cell>
          <table:table-cell office:value-type="float" office:value="2.30282872058341" calcext:value-type="float">
            <text:p>2.3028287206</text:p>
          </table:table-cell>
          <table:table-cell office:value-type="float" office:value="2.25854355287989" calcext:value-type="float">
            <text:p>2.2585435529</text:p>
          </table:table-cell>
          <table:table-cell office:value-type="float" office:value="2.21592952358027" calcext:value-type="float">
            <text:p>2.2159295236</text:p>
          </table:table-cell>
          <table:table-cell office:value-type="float" office:value="2.17489379166211" calcext:value-type="float">
            <text:p>2.1748937917</text:p>
          </table:table-cell>
          <table:table-cell office:value-type="float" office:value="2.13535026817735" calcext:value-type="float">
            <text:p>2.1353502682</text:p>
          </table:table-cell>
          <table:table-cell office:value-type="float" office:value="2.09721901338847" calcext:value-type="float">
            <text:p>2.0972190134</text:p>
          </table:table-cell>
          <table:table-cell office:value-type="float" office:value="2.06042569736411" calcext:value-type="float">
            <text:p>2.0604256974</text:p>
          </table:table-cell>
          <table:table-cell office:value-type="float" office:value="2.02490111637507" calcext:value-type="float">
            <text:p>2.0249011164</text:p>
          </table:table-cell>
          <table:table-cell office:value-type="float" office:value="1.99058075847041" calcext:value-type="float">
            <text:p>1.9905807585</text:p>
          </table:table-cell>
          <table:table-cell office:value-type="float" office:value="1.9574044124959" calcext:value-type="float">
            <text:p>1.9574044125</text:p>
          </table:table-cell>
          <table:table-cell office:value-type="float" office:value="1.92531581556974" calcext:value-type="float">
            <text:p>1.9253158156</text:p>
          </table:table-cell>
          <table:table-cell office:value-type="float" office:value="1.89426233467345" calcext:value-type="float">
            <text:p>1.8942623347</text:p>
          </table:table-cell>
          <table:table-cell office:value-type="float" office:value="1.86419467856753" calcext:value-type="float">
            <text:p>1.8641946786</text:p>
          </table:table-cell>
          <table:table-cell office:value-type="float" office:value="1.83506663671491" calcext:value-type="float">
            <text:p>1.8350666367</text:p>
          </table:table-cell>
          <table:table-cell office:value-type="float" office:value="1.80683484230391" calcext:value-type="float">
            <text:p>1.8068348423</text:p>
          </table:table-cell>
          <table:table-cell office:value-type="float" office:value="1.77945855681446" calcext:value-type="float">
            <text:p>1.7794585568</text:p>
          </table:table-cell>
          <table:table-cell office:value-type="float" office:value="1.75289947387693" calcext:value-type="float">
            <text:p>1.7528994739</text:p>
          </table:table-cell>
          <table:table-cell office:value-type="float" office:value="1.72712154043756" calcext:value-type="float">
            <text:p>1.7271215404</text:p>
          </table:table-cell>
          <table:table-cell office:value-type="float" office:value="1.7020907934747" calcext:value-type="float">
            <text:p>1.7020907935</text:p>
          </table:table-cell>
          <table:table-cell office:value-type="float" office:value="1.67777521071077" calcext:value-type="float">
            <text:p>1.6777752107</text:p>
          </table:table-cell>
          <table:table-cell office:value-type="float" office:value="1.6541445739402" calcext:value-type="float">
            <text:p>1.6541445739</text:p>
          </table:table-cell>
          <table:table-cell office:value-type="float" office:value="1.63117034374659" calcext:value-type="float">
            <text:p>1.6311703437</text:p>
          </table:table-cell>
          <table:table-cell office:value-type="float" office:value="1.60882554451718" calcext:value-type="float">
            <text:p>1.6088255445</text:p>
          </table:table-cell>
          <table:table-cell office:value-type="float" office:value="1.58708465878046" calcext:value-type="float">
            <text:p>1.5870846588</text:p>
          </table:table-cell>
          <table:table-cell office:value-type="float" office:value="1.56592352999672" calcext:value-type="float">
            <text:p>1.56592353</text:p>
          </table:table-cell>
          <table:table-cell office:value-type="float" office:value="1.54531927302308" calcext:value-type="float">
            <text:p>1.545319273</text:p>
          </table:table-cell>
          <table:table-cell office:value-type="float" office:value="1.52525019155525" calcext:value-type="float">
            <text:p>1.5252501916</text:p>
          </table:table-cell>
          <table:table-cell office:value-type="float" office:value="1.50569570191993" calcext:value-type="float">
            <text:p>1.5056957019</text:p>
          </table:table-cell>
          <table:table-cell office:value-type="float" office:value="1.48663626265512" calcext:value-type="float">
            <text:p>1.4866362627</text:p>
          </table:table-cell>
          <table:table-cell office:value-type="float" office:value="1.46805330937193" calcext:value-type="float">
            <text:p>1.4680533094</text:p>
          </table:table-cell>
          <table:table-cell office:value-type="float" office:value="1.44992919444141" calcext:value-type="float">
            <text:p>1.4499291944</text:p>
          </table:table-cell>
          <table:table-cell office:value-type="float" office:value="1.43224713109456" calcext:value-type="float">
            <text:p>1.4322471311</text:p>
          </table:table-cell>
          <table:table-cell office:value-type="float" office:value="1.4149911415633" calcext:value-type="float">
            <text:p>1.4149911416</text:p>
          </table:table-cell>
          <table:table-cell office:value-type="float" office:value="1.39814600892564" calcext:value-type="float">
            <text:p>1.3981460089</text:p>
          </table:table-cell>
          <table:table-cell office:value-type="float" office:value="1.38169723235005" calcext:value-type="float">
            <text:p>1.3816972324</text:p>
          </table:table-cell>
          <table:table-cell office:value-type="float" office:value="1.36563098546226" calcext:value-type="float">
            <text:p>1.3656309855</text:p>
          </table:table-cell>
          <table:table-cell office:value-type="float" office:value="1.34993407758338" calcext:value-type="float">
            <text:p>1.3499340776</text:p>
          </table:table-cell>
          <table:table-cell office:value-type="float" office:value="1.33459391761084" calcext:value-type="float">
            <text:p>1.3345939176</text:p>
          </table:table-cell>
          <table:table-cell office:value-type="float" office:value="1.31959848033432" calcext:value-type="float">
            <text:p>1.3195984803</text:p>
          </table:table-cell>
          <table:table-cell office:value-type="float" office:value="1.30493627499727" calcext:value-type="float">
            <text:p>1.304936275</text:p>
          </table:table-cell>
          <table:table-cell office:value-type="float" office:value="1.29059631593136" calcext:value-type="float">
            <text:p>1.2905963159</text:p>
          </table:table-cell>
          <table:table-cell office:value-type="float" office:value="1.27656809510602" calcext:value-type="float">
            <text:p>1.2765680951</text:p>
          </table:table-cell>
          <table:table-cell office:value-type="float" office:value="1.26284155644897" calcext:value-type="float">
            <text:p>1.2628415564</text:p>
          </table:table-cell>
          <table:table-cell office:value-type="float" office:value="1.2494070718059" calcext:value-type="float">
            <text:p>1.2494070718</text:p>
          </table:table-cell>
          <table:table-cell office:value-type="float" office:value="1.23625541841846" calcext:value-type="float">
            <text:p>1.2362554184</text:p>
          </table:table-cell>
          <table:table-cell office:value-type="float" office:value="1.22337775780994" calcext:value-type="float">
            <text:p>1.2233777578</text:p>
          </table:table-cell>
          <table:table-cell office:value-type="float" office:value="1.21076561597685" calcext:value-type="float">
            <text:p>1.210765616</text:p>
          </table:table-cell>
          <table:table-cell office:value-type="float" office:value="1.19841086479341" calcext:value-type="float">
            <text:p>1.1984108648</text:p>
          </table:table-cell>
          <table:table-cell office:value-type="float" office:value="1.18630570454297" calcext:value-type="float">
            <text:p>1.1863057045</text:p>
          </table:table-cell>
          <table:table-cell office:value-type="float" office:value="1.17444264749754" calcext:value-type="float">
            <text:p>1.1744426475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10.9452369269716" calcext:value-type="float">
            <text:p>10.945236927</text:p>
          </table:table-cell>
          <table:table-cell office:value-type="string" calcext:value-type="string">
            <text:p><text:s/>global min</text:p>
          </table:table-cell>
          <table:table-cell office:value-type="float" office:value="-3.59562600985404" calcext:value-type="float">
            <text:p>-3.5956260099</text:p>
          </table:table-cell>
          <table:table-cell office:value-type="string" calcext:value-type="string">
            <text:p><text:s/>range</text:p>
          </table:table-cell>
          <table:table-cell office:value-type="float" office:value="14.5408629368256" calcext:value-type="float">
            <text:p>14.5408629368</text:p>
          </table:table-cell>
          <table:table-cell office:value-type="string" calcext:value-type="string">
            <text:p><text:s/>regret</text:p>
          </table:table-cell>
          <table:table-cell office:value-type="float" office:value="8.89501735873338" calcext:value-type="float">
            <text:p>8.8950173587</text:p>
          </table:table-cell>
          <table:table-cell office:value-type="float" office:value="10.2773094997739" calcext:value-type="float">
            <text:p>10.2773094998</text:p>
          </table:table-cell>
          <table:table-cell office:value-type="float" office:value="7.81413644712596" calcext:value-type="float">
            <text:p>7.8141364471</text:p>
          </table:table-cell>
          <table:table-cell office:value-type="float" office:value="6.85663613660407" calcext:value-type="float">
            <text:p>6.8566361366</text:p>
          </table:table-cell>
          <table:table-cell office:value-type="float" office:value="6.72576682200356" calcext:value-type="float">
            <text:p>6.725766822</text:p>
          </table:table-cell>
          <table:table-cell office:value-type="float" office:value="6.68561585700191" calcext:value-type="float">
            <text:p>6.685615857</text:p>
          </table:table-cell>
          <table:table-cell office:value-type="float" office:value="6.69894439877483" calcext:value-type="float">
            <text:p>6.6989443988</text:p>
          </table:table-cell>
          <table:table-cell office:value-type="float" office:value="6.90475315056491" calcext:value-type="float">
            <text:p>6.9047531506</text:p>
          </table:table-cell>
          <table:table-cell office:value-type="float" office:value="7.17139226624337" calcext:value-type="float">
            <text:p>7.1713922662</text:p>
          </table:table-cell>
          <table:table-cell office:value-type="float" office:value="7.03107502059075" calcext:value-type="float">
            <text:p>7.0310750206</text:p>
          </table:table-cell>
          <table:table-cell office:value-type="float" office:value="6.71279827858433" calcext:value-type="float">
            <text:p>6.7127982786</text:p>
          </table:table-cell>
          <table:table-cell office:value-type="float" office:value="6.81353701691745" calcext:value-type="float">
            <text:p>6.8135370169</text:p>
          </table:table-cell>
          <table:table-cell office:value-type="float" office:value="6.63987983541638" calcext:value-type="float">
            <text:p>6.6398798354</text:p>
          </table:table-cell>
          <table:table-cell office:value-type="float" office:value="6.66140519618857" calcext:value-type="float">
            <text:p>6.6614051962</text:p>
          </table:table-cell>
          <table:table-cell office:value-type="float" office:value="6.30828803131013" calcext:value-type="float">
            <text:p>6.3082880313</text:p>
          </table:table-cell>
          <table:table-cell office:value-type="float" office:value="6.511283534478" calcext:value-type="float">
            <text:p>6.5112835345</text:p>
          </table:table-cell>
          <table:table-cell office:value-type="float" office:value="6.20854025145059" calcext:value-type="float">
            <text:p>6.2085402515</text:p>
          </table:table-cell>
          <table:table-cell office:value-type="float" office:value="5.93943511098178" calcext:value-type="float">
            <text:p>5.939435111</text:p>
          </table:table-cell>
          <table:table-cell office:value-type="float" office:value="5.65123341341496" calcext:value-type="float">
            <text:p>5.6512334134</text:p>
          </table:table-cell>
          <table:table-cell office:value-type="float" office:value="5.39185188560482" calcext:value-type="float">
            <text:p>5.3918518856</text:p>
          </table:table-cell>
          <table:table-cell office:value-type="float" office:value="5.15717336044327" calcext:value-type="float">
            <text:p>5.1571733604</text:p>
          </table:table-cell>
          <table:table-cell office:value-type="float" office:value="4.94382924666004" calcext:value-type="float">
            <text:p>4.9438292467</text:p>
          </table:table-cell>
          <table:table-cell office:value-type="float" office:value="4.74903679494492" calcext:value-type="float">
            <text:p>4.7490367949</text:p>
          </table:table-cell>
          <table:table-cell office:value-type="float" office:value="4.57047704753939" calcext:value-type="float">
            <text:p>4.5704770475</text:p>
          </table:table-cell>
          <table:table-cell office:value-type="float" office:value="4.4422438745583" calcext:value-type="float">
            <text:p>4.4422438746</text:p>
          </table:table-cell>
          <table:table-cell office:value-type="float" office:value="4.28921922004499" calcext:value-type="float">
            <text:p>4.28921922</text:p>
          </table:table-cell>
          <table:table-cell office:value-type="float" office:value="4.14752972512525" calcext:value-type="float">
            <text:p>4.1475297251</text:p>
          </table:table-cell>
          <table:table-cell office:value-type="float" office:value="4.01596090841407" calcext:value-type="float">
            <text:p>4.0159609084</text:p>
          </table:table-cell>
          <table:table-cell office:value-type="float" office:value="3.89346580320022" calcext:value-type="float">
            <text:p>3.8934658032</text:p>
          </table:table-cell>
          <table:table-cell office:value-type="float" office:value="3.77913703833395" calcext:value-type="float">
            <text:p>3.7791370383</text:p>
          </table:table-cell>
          <table:table-cell office:value-type="float" office:value="3.6721843228139" calcext:value-type="float">
            <text:p>3.6721843228</text:p>
          </table:table-cell>
          <table:table-cell office:value-type="float" office:value="3.57191615201384" calcext:value-type="float">
            <text:p>3.571916152</text:p>
          </table:table-cell>
          <table:table-cell office:value-type="float" office:value="3.47772484005016" calcext:value-type="float">
            <text:p>3.4777248401</text:p>
          </table:table-cell>
          <table:table-cell office:value-type="float" office:value="3.3890741934961" calcext:value-type="float">
            <text:p>3.3890741935</text:p>
          </table:table-cell>
          <table:table-cell office:value-type="float" office:value="3.30548929817371" calcext:value-type="float">
            <text:p>3.3054892982</text:p>
          </table:table-cell>
          <table:table-cell office:value-type="float" office:value="3.226548008147" calcext:value-type="float">
            <text:p>3.2265480081</text:p>
          </table:table-cell>
          <table:table-cell office:value-type="float" office:value="3.15187381487849" calcext:value-type="float">
            <text:p>3.1518738149</text:p>
          </table:table-cell>
          <table:table-cell office:value-type="float" office:value="3.08112984230833" calcext:value-type="float">
            <text:p>3.0811298423</text:p>
          </table:table-cell>
          <table:table-cell office:value-type="float" office:value="3.0140137657674" calcext:value-type="float">
            <text:p>3.0140137658</text:p>
          </table:table-cell>
          <table:table-cell office:value-type="float" office:value="2.95025349305352" calcext:value-type="float">
            <text:p>2.9502534931</text:p>
          </table:table-cell>
          <table:table-cell office:value-type="float" office:value="2.8896034775452" calcext:value-type="float">
            <text:p>2.8896034775</text:p>
          </table:table-cell>
          <table:table-cell office:value-type="float" office:value="2.83184155801346" calcext:value-type="float">
            <text:p>2.831841558</text:p>
          </table:table-cell>
          <table:table-cell office:value-type="float" office:value="2.77676623939018" calcext:value-type="float">
            <text:p>2.7767662394</text:p>
          </table:table-cell>
          <table:table-cell office:value-type="float" office:value="2.72419434434068" calcext:value-type="float">
            <text:p>2.7241943443</text:p>
          </table:table-cell>
          <table:table-cell office:value-type="float" office:value="2.67395897796005" calcext:value-type="float">
            <text:p>2.673958978</text:p>
          </table:table-cell>
          <table:table-cell office:value-type="float" office:value="2.62590775794379" calcext:value-type="float">
            <text:p>2.6259077579</text:p>
          </table:table-cell>
          <table:table-cell office:value-type="float" office:value="2.57990127069418" calcext:value-type="float">
            <text:p>2.5799012707</text:p>
          </table:table-cell>
          <table:table-cell office:value-type="float" office:value="2.53581172041331" calcext:value-type="float">
            <text:p>2.5358117204</text:p>
          </table:table-cell>
          <table:table-cell office:value-type="float" office:value="2.49352174361329" calcext:value-type="float">
            <text:p>2.4935217436</text:p>
          </table:table-cell>
          <table:table-cell office:value-type="float" office:value="2.45292336588527" calcext:value-type="float">
            <text:p>2.4529233659</text:p>
          </table:table-cell>
          <table:table-cell office:value-type="float" office:value="2.41391708140148" calcext:value-type="float">
            <text:p>2.4139170814</text:p>
          </table:table-cell>
          <table:table-cell office:value-type="float" office:value="2.37641103862861" calcext:value-type="float">
            <text:p>2.3764110386</text:p>
          </table:table-cell>
          <table:table-cell office:value-type="float" office:value="2.34032031822453" calcext:value-type="float">
            <text:p>2.3403203182</text:p>
          </table:table-cell>
          <table:table-cell office:value-type="float" office:value="2.30556629116875" calcext:value-type="float">
            <text:p>2.3055662912</text:p>
          </table:table-cell>
          <table:table-cell office:value-type="float" office:value="2.27207604691499" calcext:value-type="float">
            <text:p>2.2720760469</text:p>
          </table:table-cell>
          <table:table-cell office:value-type="float" office:value="2.23978188281316" calcext:value-type="float">
            <text:p>2.2397818828</text:p>
          </table:table-cell>
          <table:table-cell office:value-type="float" office:value="2.2086208472763" calcext:value-type="float">
            <text:p>2.2086208473</text:p>
          </table:table-cell>
          <table:table-cell office:value-type="float" office:value="2.17853433020623" calcext:value-type="float">
            <text:p>2.1785343302</text:p>
          </table:table-cell>
          <table:table-cell office:value-type="float" office:value="2.14946769507074" calcext:value-type="float">
            <text:p>2.1494676951</text:p>
          </table:table-cell>
          <table:table-cell office:value-type="float" office:value="2.1213699477731" calcext:value-type="float">
            <text:p>2.1213699478</text:p>
          </table:table-cell>
          <table:table-cell office:value-type="float" office:value="2.09419343809177" calcext:value-type="float">
            <text:p>2.0941934381</text:p>
          </table:table-cell>
          <table:table-cell office:value-type="float" office:value="2.06789359001307" calcext:value-type="float">
            <text:p>2.06789359</text:p>
          </table:table-cell>
          <table:table-cell office:value-type="float" office:value="2.04242865774639" calcext:value-type="float">
            <text:p>2.0424286577</text:p>
          </table:table-cell>
          <table:table-cell office:value-type="float" office:value="2.01775950461304" calcext:value-type="float">
            <text:p>2.0177595046</text:p>
          </table:table-cell>
          <table:table-cell office:value-type="float" office:value="1.99384940234534" calcext:value-type="float">
            <text:p>1.9938494023</text:p>
          </table:table-cell>
          <table:table-cell office:value-type="float" office:value="1.9706638486312" calcext:value-type="float">
            <text:p>1.9706638486</text:p>
          </table:table-cell>
          <table:table-cell office:value-type="float" office:value="1.94817040099808" calcext:value-type="float">
            <text:p>1.948170401</text:p>
          </table:table-cell>
          <table:table-cell office:value-type="float" office:value="1.92633852535417" calcext:value-type="float">
            <text:p>1.9263385254</text:p>
          </table:table-cell>
          <table:table-cell office:value-type="float" office:value="1.90513945769994" calcext:value-type="float">
            <text:p>1.9051394577</text:p>
          </table:table-cell>
          <table:table-cell office:value-type="float" office:value="1.88454607769297" calcext:value-type="float">
            <text:p>1.8845460777</text:p>
          </table:table-cell>
          <table:table-cell office:value-type="float" office:value="1.86453279289747" calcext:value-type="float">
            <text:p>1.8645327929</text:p>
          </table:table-cell>
          <table:table-cell office:value-type="float" office:value="1.84507543267962" calcext:value-type="float">
            <text:p>1.8450754327</text:p>
          </table:table-cell>
          <table:table-cell office:value-type="float" office:value="1.8261511508239" calcext:value-type="float">
            <text:p>1.8261511508</text:p>
          </table:table-cell>
          <table:table-cell office:value-type="float" office:value="1.80773833604537" calcext:value-type="float">
            <text:p>1.807738336</text:p>
          </table:table-cell>
          <table:table-cell office:value-type="float" office:value="1.78981652966092" calcext:value-type="float">
            <text:p>1.7898165297</text:p>
          </table:table-cell>
          <table:table-cell office:value-type="float" office:value="1.77236634976028" calcext:value-type="float">
            <text:p>1.7723663498</text:p>
          </table:table-cell>
          <table:table-cell office:value-type="float" office:value="1.75536942128563" calcext:value-type="float">
            <text:p>1.7553694213</text:p>
          </table:table-cell>
          <table:table-cell office:value-type="float" office:value="1.73880831148982" calcext:value-type="float">
            <text:p>1.7388083115</text:p>
          </table:table-cell>
          <table:table-cell office:value-type="float" office:value="1.72266647029643" calcext:value-type="float">
            <text:p>1.7226664703</text:p>
          </table:table-cell>
          <table:table-cell office:value-type="float" office:value="1.70692817513288" calcext:value-type="float">
            <text:p>1.7069281751</text:p>
          </table:table-cell>
          <table:table-cell office:value-type="float" office:value="1.69157847984991" calcext:value-type="float">
            <text:p>1.6915784798</text:p>
          </table:table-cell>
          <table:table-cell office:value-type="float" office:value="1.67660316737872" calcext:value-type="float">
            <text:p>1.6766031674</text:p>
          </table:table-cell>
          <table:table-cell office:value-type="float" office:value="1.66198870581045" calcext:value-type="float">
            <text:p>1.6619887058</text:p>
          </table:table-cell>
          <table:table-cell office:value-type="float" office:value="1.64772220761285" calcext:value-type="float">
            <text:p>1.6477222076</text:p>
          </table:table-cell>
          <table:table-cell office:value-type="float" office:value="1.63379139172578" calcext:value-type="float">
            <text:p>1.6337913917</text:p>
          </table:table-cell>
          <table:table-cell office:value-type="float" office:value="1.62018454830121" calcext:value-type="float">
            <text:p>1.6201845483</text:p>
          </table:table-cell>
          <table:table-cell office:value-type="float" office:value="1.6068905058749" calcext:value-type="float">
            <text:p>1.6068905059</text:p>
          </table:table-cell>
          <table:table-cell office:value-type="float" office:value="1.59389860077646" calcext:value-type="float">
            <text:p>1.5938986008</text:p>
          </table:table-cell>
          <table:table-cell office:value-type="float" office:value="1.58119864860158" calcext:value-type="float">
            <text:p>1.5811986486</text:p>
          </table:table-cell>
          <table:table-cell office:value-type="float" office:value="1.56878091758614" calcext:value-type="float">
            <text:p>1.5687809176</text:p>
          </table:table-cell>
          <table:table-cell office:value-type="float" office:value="1.55663610373588" calcext:value-type="float">
            <text:p>1.5566361037</text:p>
          </table:table-cell>
          <table:table-cell office:value-type="float" office:value="1.54475530757801" calcext:value-type="float">
            <text:p>1.5447553076</text:p>
          </table:table-cell>
          <table:table-cell office:value-type="float" office:value="1.53313001241279" calcext:value-type="float">
            <text:p>1.5331300124</text:p>
          </table:table-cell>
          <table:table-cell office:value-type="float" office:value="1.52175206395321" calcext:value-type="float">
            <text:p>1.521752064</text:p>
          </table:table-cell>
          <table:table-cell office:value-type="float" office:value="1.51061365125067" calcext:value-type="float">
            <text:p>1.5106136513</text:p>
          </table:table-cell>
          <table:table-cell office:value-type="float" office:value="1.49970728881277" calcext:value-type="float">
            <text:p>1.4997072888</text:p>
          </table:table-cell>
          <table:table-cell office:value-type="float" office:value="1.4890257998272" calcext:value-type="float">
            <text:p>1.4890257998</text:p>
          </table:table-cell>
          <table:table-cell office:value-type="float" office:value="1.47856230041276" calcext:value-type="float">
            <text:p>1.4785623004</text:p>
          </table:table-cell>
          <table:table-cell office:value-type="float" office:value="1.46831018482488" calcext:value-type="float">
            <text:p>1.4683101848</text:p>
          </table:table-cell>
          <table:table-cell office:value-type="float" office:value="1.45826311154875" calcext:value-type="float">
            <text:p>1.4582631115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7.92334764152072" calcext:value-type="float">
            <text:p>7.9233476415</text:p>
          </table:table-cell>
          <table:table-cell office:value-type="string" calcext:value-type="string">
            <text:p><text:s/>global min</text:p>
          </table:table-cell>
          <table:table-cell office:value-type="float" office:value="-3.85912535629595" calcext:value-type="float">
            <text:p>-3.8591253563</text:p>
          </table:table-cell>
          <table:table-cell office:value-type="string" calcext:value-type="string">
            <text:p><text:s/>range</text:p>
          </table:table-cell>
          <table:table-cell office:value-type="float" office:value="11.7824729978167" calcext:value-type="float">
            <text:p>11.7824729978</text:p>
          </table:table-cell>
          <table:table-cell office:value-type="string" calcext:value-type="string">
            <text:p><text:s/>regret</text:p>
          </table:table-cell>
          <table:table-cell office:value-type="float" office:value="1.7378443137988" calcext:value-type="float">
            <text:p>1.7378443138</text:p>
          </table:table-cell>
          <table:table-cell office:value-type="float" office:value="1.56851285561683" calcext:value-type="float">
            <text:p>1.5685128556</text:p>
          </table:table-cell>
          <table:table-cell office:value-type="float" office:value="1.87250246670725" calcext:value-type="float">
            <text:p>1.8725024667</text:p>
          </table:table-cell>
          <table:table-cell office:value-type="float" office:value="2.58828056341906" calcext:value-type="float">
            <text:p>2.5882805634</text:p>
          </table:table-cell>
          <table:table-cell office:value-type="float" office:value="2.35784626664527" calcext:value-type="float">
            <text:p>2.3578462666</text:p>
          </table:table-cell>
          <table:table-cell office:value-type="float" office:value="3.63380512347605" calcext:value-type="float">
            <text:p>3.6338051235</text:p>
          </table:table-cell>
          <table:table-cell office:value-type="float" office:value="3.58617536626065" calcext:value-type="float">
            <text:p>3.5861753663</text:p>
          </table:table-cell>
          <table:table-cell office:value-type="float" office:value="4.00865830859509" calcext:value-type="float">
            <text:p>4.0086583086</text:p>
          </table:table-cell>
          <table:table-cell office:value-type="float" office:value="4.81813300027006" calcext:value-type="float">
            <text:p>4.8181330003</text:p>
          </table:table-cell>
          <table:table-cell office:value-type="float" office:value="4.58129654300762" calcext:value-type="float">
            <text:p>4.581296543</text:p>
          </table:table-cell>
          <table:table-cell office:value-type="float" office:value="4.85689098271476" calcext:value-type="float">
            <text:p>4.8568909827</text:p>
          </table:table-cell>
          <table:table-cell office:value-type="float" office:value="5.10397507178322" calcext:value-type="float">
            <text:p>5.1039750718</text:p>
          </table:table-cell>
          <table:table-cell office:value-type="float" office:value="5.21337601989853" calcext:value-type="float">
            <text:p>5.2133760199</text:p>
          </table:table-cell>
          <table:table-cell office:value-type="float" office:value="5.00536764031619" calcext:value-type="float">
            <text:p>5.0053676403</text:p>
          </table:table-cell>
          <table:table-cell office:value-type="float" office:value="4.7649552241241" calcext:value-type="float">
            <text:p>4.7649552241</text:p>
          </table:table-cell>
          <table:table-cell office:value-type="float" office:value="4.57793485747378" calcext:value-type="float">
            <text:p>4.5779348575</text:p>
          </table:table-cell>
          <table:table-cell office:value-type="float" office:value="4.39094935982444" calcext:value-type="float">
            <text:p>4.3909493598</text:p>
          </table:table-cell>
          <table:table-cell office:value-type="float" office:value="4.22474002858057" calcext:value-type="float">
            <text:p>4.2247400286</text:p>
          </table:table-cell>
          <table:table-cell office:value-type="float" office:value="4.07602641641501" calcext:value-type="float">
            <text:p>4.0760264164</text:p>
          </table:table-cell>
          <table:table-cell office:value-type="float" office:value="4.28297260828433" calcext:value-type="float">
            <text:p>4.2829726083</text:p>
          </table:table-cell>
          <table:table-cell office:value-type="float" office:value="4.21135890423378" calcext:value-type="float">
            <text:p>4.2113589042</text:p>
          </table:table-cell>
          <table:table-cell office:value-type="float" office:value="4.08353265392474" calcext:value-type="float">
            <text:p>4.0835326539</text:p>
          </table:table-cell>
          <table:table-cell office:value-type="float" office:value="3.96682172972953" calcext:value-type="float">
            <text:p>3.9668217297</text:p>
          </table:table-cell>
          <table:table-cell office:value-type="float" office:value="3.85983671588391" calcext:value-type="float">
            <text:p>3.8598367159</text:p>
          </table:table-cell>
          <table:table-cell office:value-type="float" office:value="3.76141050314595" calcext:value-type="float">
            <text:p>3.7614105031</text:p>
          </table:table-cell>
          <table:table-cell office:value-type="float" office:value="3.67055553754168" calcext:value-type="float">
            <text:p>3.6705555375</text:p>
          </table:table-cell>
          <table:table-cell office:value-type="float" office:value="3.58643056938957" calcext:value-type="float">
            <text:p>3.5864305694</text:p>
          </table:table-cell>
          <table:table-cell office:value-type="float" office:value="3.50831452753405" calcext:value-type="float">
            <text:p>3.5083145275</text:p>
          </table:table-cell>
          <table:table-cell office:value-type="float" office:value="3.43558579890994" calcext:value-type="float">
            <text:p>3.4355857989</text:p>
          </table:table-cell>
          <table:table-cell office:value-type="float" office:value="3.3677056521941" calcext:value-type="float">
            <text:p>3.3677056522</text:p>
          </table:table-cell>
          <table:table-cell office:value-type="float" office:value="3.30420486978251" calcext:value-type="float">
            <text:p>3.3042048698</text:p>
          </table:table-cell>
          <table:table-cell office:value-type="float" office:value="3.24467288627165" calcext:value-type="float">
            <text:p>3.2446728863</text:p>
          </table:table-cell>
          <table:table-cell office:value-type="float" office:value="3.18874890176144" calcext:value-type="float">
            <text:p>3.1887489018</text:p>
          </table:table-cell>
          <table:table-cell office:value-type="float" office:value="3.1361145633989" calcext:value-type="float">
            <text:p>3.1361145634</text:p>
          </table:table-cell>
          <table:table-cell office:value-type="float" office:value="3.08648790151421" calcext:value-type="float">
            <text:p>3.0864879015</text:p>
          </table:table-cell>
          <table:table-cell office:value-type="float" office:value="3.0396182764009" calcext:value-type="float">
            <text:p>3.0396182764</text:p>
          </table:table-cell>
          <table:table-cell office:value-type="float" office:value="2.99528214453695" calcext:value-type="float">
            <text:p>2.9952821445</text:p>
          </table:table-cell>
          <table:table-cell office:value-type="float" office:value="2.95327949329742" calcext:value-type="float">
            <text:p>2.9532794933</text:p>
          </table:table-cell>
          <table:table-cell office:value-type="float" office:value="2.91343082417274" calcext:value-type="float">
            <text:p>2.9134308242</text:p>
          </table:table-cell>
          <table:table-cell office:value-type="float" office:value="2.87557458850429" calcext:value-type="float">
            <text:p>2.8755745885</text:p>
          </table:table-cell>
          <table:table-cell office:value-type="float" office:value="2.83956499847821" calcext:value-type="float">
            <text:p>2.8395649985</text:p>
          </table:table-cell>
          <table:table-cell office:value-type="float" office:value="2.80527015083432" calcext:value-type="float">
            <text:p>2.8052701508</text:p>
          </table:table-cell>
          <table:table-cell office:value-type="float" office:value="2.77257041238317" calcext:value-type="float">
            <text:p>2.7725704124</text:p>
          </table:table-cell>
          <table:table-cell office:value-type="float" office:value="2.7413570256798" calcext:value-type="float">
            <text:p>2.7413570257</text:p>
          </table:table-cell>
          <table:table-cell office:value-type="float" office:value="2.71153090060769" calcext:value-type="float">
            <text:p>2.7115309006</text:p>
          </table:table-cell>
          <table:table-cell office:value-type="float" office:value="2.68300156358219" calcext:value-type="float">
            <text:p>2.6830015636</text:p>
          </table:table-cell>
          <table:table-cell office:value-type="float" office:value="2.65568624089821" calcext:value-type="float">
            <text:p>2.6556862409</text:p>
          </table:table-cell>
          <table:table-cell office:value-type="float" office:value="2.78430500600955" calcext:value-type="float">
            <text:p>2.784305006</text:p>
          </table:table-cell>
          <table:table-cell office:value-type="float" office:value="2.75603717726313" calcext:value-type="float">
            <text:p>2.7560371773</text:p>
          </table:table-cell>
          <table:table-cell office:value-type="float" office:value="2.72890006166656" calcext:value-type="float">
            <text:p>2.7289000617</text:p>
          </table:table-cell>
          <table:table-cell office:value-type="float" office:value="2.70282714668162" calcext:value-type="float">
            <text:p>2.7028271467</text:p>
          </table:table-cell>
          <table:table-cell office:value-type="float" office:value="2.67775703611919" calcext:value-type="float">
            <text:p>2.6777570361</text:p>
          </table:table-cell>
          <table:table-cell office:value-type="float" office:value="2.65363296746477" calcext:value-type="float">
            <text:p>2.6536329675</text:p>
          </table:table-cell>
          <table:table-cell office:value-type="float" office:value="2.63040238283458" calcext:value-type="float">
            <text:p>2.6304023828</text:p>
          </table:table-cell>
          <table:table-cell office:value-type="float" office:value="2.60801654673641" calcext:value-type="float">
            <text:p>2.6080165467</text:p>
          </table:table-cell>
          <table:table-cell office:value-type="float" office:value="2.58643020478459" calcext:value-type="float">
            <text:p>2.5864302048</text:p>
          </table:table-cell>
          <table:table-cell office:value-type="float" office:value="2.56560127833986" calcext:value-type="float">
            <text:p>2.5656012783</text:p>
          </table:table-cell>
          <table:table-cell office:value-type="float" office:value="2.54549059073805" calcext:value-type="float">
            <text:p>2.5454905907</text:p>
          </table:table-cell>
          <table:table-cell office:value-type="float" office:value="2.52606162136003" calcext:value-type="float">
            <text:p>2.5260616214</text:p>
          </table:table-cell>
          <table:table-cell office:value-type="float" office:value="2.50728028429461" calcext:value-type="float">
            <text:p>2.5072802843</text:p>
          </table:table-cell>
          <table:table-cell office:value-type="float" office:value="2.48911472877232" calcext:value-type="float">
            <text:p>2.4891147288</text:p>
          </table:table-cell>
          <table:table-cell office:value-type="float" office:value="2.47153515891204" calcext:value-type="float">
            <text:p>2.4715351589</text:p>
          </table:table-cell>
          <table:table-cell office:value-type="float" office:value="2.45451367063462" calcext:value-type="float">
            <text:p>2.4545136706</text:p>
          </table:table-cell>
          <table:table-cell office:value-type="float" office:value="2.43802410386588" calcext:value-type="float">
            <text:p>2.4380241039</text:p>
          </table:table-cell>
          <table:table-cell office:value-type="float" office:value="2.42204190838232" calcext:value-type="float">
            <text:p>2.4220419084</text:p>
          </table:table-cell>
          <table:table-cell office:value-type="float" office:value="2.40654402185281" calcext:value-type="float">
            <text:p>2.4065440219</text:p>
          </table:table-cell>
          <table:table-cell office:value-type="float" office:value="2.3915087588018" calcext:value-type="float">
            <text:p>2.3915087588</text:p>
          </table:table-cell>
          <table:table-cell office:value-type="float" office:value="2.37691570936993" calcext:value-type="float">
            <text:p>2.3769157094</text:p>
          </table:table-cell>
          <table:table-cell office:value-type="float" office:value="2.36274564687812" calcext:value-type="float">
            <text:p>2.3627456469</text:p>
          </table:table-cell>
          <table:table-cell office:value-type="float" office:value="2.34898044331465" calcext:value-type="float">
            <text:p>2.3489804433</text:p>
          </table:table-cell>
          <table:table-cell office:value-type="float" office:value="2.33560299196423" calcext:value-type="float">
            <text:p>2.335602992</text:p>
          </table:table-cell>
          <table:table-cell office:value-type="float" office:value="2.32259713648465" calcext:value-type="float">
            <text:p>2.3225971365</text:p>
          </table:table-cell>
          <table:table-cell office:value-type="float" office:value="2.30994760581274" calcext:value-type="float">
            <text:p>2.3099476058</text:p>
          </table:table-cell>
          <table:table-cell office:value-type="float" office:value="2.29763995434817" calcext:value-type="float">
            <text:p>2.2976399543</text:p>
          </table:table-cell>
          <table:table-cell office:value-type="float" office:value="2.28566050692266" calcext:value-type="float">
            <text:p>2.2856605069</text:p>
          </table:table-cell>
          <table:table-cell office:value-type="float" office:value="2.27399630811361" calcext:value-type="float">
            <text:p>2.2739963081</text:p>
          </table:table-cell>
          <table:table-cell office:value-type="float" office:value="2.26263507550739" calcext:value-type="float">
            <text:p>2.2626350755</text:p>
          </table:table-cell>
          <table:table-cell office:value-type="float" office:value="2.25156515655774" calcext:value-type="float">
            <text:p>2.2515651566</text:p>
          </table:table-cell>
          <table:table-cell office:value-type="float" office:value="2.24077548872075" calcext:value-type="float">
            <text:p>2.2407754887</text:p>
          </table:table-cell>
          <table:table-cell office:value-type="float" office:value="2.23025556257967" calcext:value-type="float">
            <text:p>2.2302555626</text:p>
          </table:table-cell>
          <table:table-cell office:value-type="float" office:value="2.21999538770134" calcext:value-type="float">
            <text:p>2.2199953877</text:p>
          </table:table-cell>
          <table:table-cell office:value-type="float" office:value="2.20998546099077" calcext:value-type="float">
            <text:p>2.209985461</text:p>
          </table:table-cell>
          <table:table-cell office:value-type="float" office:value="2.20021673733347" calcext:value-type="float">
            <text:p>2.2002167373</text:p>
          </table:table-cell>
          <table:table-cell office:value-type="float" office:value="2.20420323475005" calcext:value-type="float">
            <text:p>2.2042032348</text:p>
          </table:table-cell>
          <table:table-cell office:value-type="float" office:value="2.19473238960517" calcext:value-type="float">
            <text:p>2.1947323896</text:p>
          </table:table-cell>
          <table:table-cell office:value-type="float" office:value="2.18548179667296" calcext:value-type="float">
            <text:p>2.1854817967</text:p>
          </table:table-cell>
          <table:table-cell office:value-type="float" office:value="2.17644386104953" calcext:value-type="float">
            <text:p>2.176443861</text:p>
          </table:table-cell>
          <table:table-cell office:value-type="float" office:value="2.16761133305391" calcext:value-type="float">
            <text:p>2.1676113331</text:p>
          </table:table-cell>
          <table:table-cell office:value-type="float" office:value="2.15897728883347" calcext:value-type="float">
            <text:p>2.1589772888</text:p>
          </table:table-cell>
          <table:table-cell office:value-type="float" office:value="2.15053511226237" calcext:value-type="float">
            <text:p>2.1505351123</text:p>
          </table:table-cell>
          <table:table-cell office:value-type="float" office:value="2.1422784780335" calcext:value-type="float">
            <text:p>2.142278478</text:p>
          </table:table-cell>
          <table:table-cell office:value-type="float" office:value="2.13420133585308" calcext:value-type="float">
            <text:p>2.1342013359</text:p>
          </table:table-cell>
          <table:table-cell office:value-type="float" office:value="2.12629789565503" calcext:value-type="float">
            <text:p>2.1262978957</text:p>
          </table:table-cell>
          <table:table-cell office:value-type="float" office:value="2.11856261375908" calcext:value-type="float">
            <text:p>2.1185626138</text:p>
          </table:table-cell>
          <table:table-cell office:value-type="float" office:value="2.11099017990303" calcext:value-type="float">
            <text:p>2.1109901799</text:p>
          </table:table-cell>
          <table:table-cell office:value-type="float" office:value="2.10357550508565" calcext:value-type="float">
            <text:p>2.1035755051</text:p>
          </table:table-cell>
          <table:table-cell office:value-type="float" office:value="2.09631371016142" calcext:value-type="float">
            <text:p>2.0963137102</text:p>
          </table:table-cell>
          <table:table-cell office:value-type="float" office:value="2.0892001151336" calcext:value-type="float">
            <text:p>2.0892001151</text:p>
          </table:table-cell>
          <table:table-cell office:value-type="float" office:value="2.08223022909624" calcext:value-type="float">
            <text:p>2.0822302291</text:p>
          </table:table-cell>
          <table:table-cell office:value-type="float" office:value="2.07539974077962" calcext:value-type="float">
            <text:p>2.0753997408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12.49019755239" calcext:value-type="float">
            <text:p>12.4901975524</text:p>
          </table:table-cell>
          <table:table-cell office:value-type="string" calcext:value-type="string">
            <text:p><text:s/>global min</text:p>
          </table:table-cell>
          <table:table-cell office:value-type="float" office:value="-2.70085359918085" calcext:value-type="float">
            <text:p>-2.7008535992</text:p>
          </table:table-cell>
          <table:table-cell office:value-type="string" calcext:value-type="string">
            <text:p><text:s/>range</text:p>
          </table:table-cell>
          <table:table-cell office:value-type="float" office:value="15.1910511515709" calcext:value-type="float">
            <text:p>15.1910511516</text:p>
          </table:table-cell>
          <table:table-cell office:value-type="string" calcext:value-type="string">
            <text:p><text:s/>regret</text:p>
          </table:table-cell>
          <table:table-cell office:value-type="float" office:value="10.7611629884642" calcext:value-type="float">
            <text:p>10.7611629885</text:p>
          </table:table-cell>
          <table:table-cell office:value-type="float" office:value="6.25149465920226" calcext:value-type="float">
            <text:p>6.2514946592</text:p>
          </table:table-cell>
          <table:table-cell office:value-type="float" office:value="6.76883714465639" calcext:value-type="float">
            <text:p>6.7688371447</text:p>
          </table:table-cell>
          <table:table-cell office:value-type="float" office:value="7.9886587345084" calcext:value-type="float">
            <text:p>7.9886587345</text:p>
          </table:table-cell>
          <table:table-cell office:value-type="float" office:value="7.43828443620567" calcext:value-type="float">
            <text:p>7.4382844362</text:p>
          </table:table-cell>
          <table:table-cell office:value-type="float" office:value="7.89470690497224" calcext:value-type="float">
            <text:p>7.894706905</text:p>
          </table:table-cell>
          <table:table-cell office:value-type="float" office:value="7.33500216762722" calcext:value-type="float">
            <text:p>7.3350021676</text:p>
          </table:table-cell>
          <table:table-cell office:value-type="float" office:value="7.85378873588888" calcext:value-type="float">
            <text:p>7.8537887359</text:p>
          </table:table-cell>
          <table:table-cell office:value-type="float" office:value="7.61981005817641" calcext:value-type="float">
            <text:p>7.6198100582</text:p>
          </table:table-cell>
          <table:table-cell office:value-type="float" office:value="8.21037696203286" calcext:value-type="float">
            <text:p>8.210376962</text:p>
          </table:table-cell>
          <table:table-cell office:value-type="float" office:value="7.6223269045699" calcext:value-type="float">
            <text:p>7.6223269046</text:p>
          </table:table-cell>
          <table:table-cell office:value-type="float" office:value="7.13228519001743" calcext:value-type="float">
            <text:p>7.13228519</text:p>
          </table:table-cell>
          <table:table-cell office:value-type="float" office:value="6.71763450847304" calcext:value-type="float">
            <text:p>6.7176345085</text:p>
          </table:table-cell>
          <table:table-cell office:value-type="float" office:value="6.36221963857784" calcext:value-type="float">
            <text:p>6.3622196386</text:p>
          </table:table-cell>
          <table:table-cell office:value-type="float" office:value="6.05419341800201" calcext:value-type="float">
            <text:p>6.054193418</text:p>
          </table:table-cell>
          <table:table-cell office:value-type="float" office:value="5.78467047499815" calcext:value-type="float">
            <text:p>5.784670475</text:p>
          </table:table-cell>
          <table:table-cell office:value-type="float" office:value="5.54685611352416" calcext:value-type="float">
            <text:p>5.5468561135</text:p>
          </table:table-cell>
          <table:table-cell office:value-type="float" office:value="5.33546556999172" calcext:value-type="float">
            <text:p>5.33546557</text:p>
          </table:table-cell>
          <table:table-cell office:value-type="float" office:value="5.1463266626206" calcext:value-type="float">
            <text:p>5.1463266626</text:p>
          </table:table-cell>
          <table:table-cell office:value-type="float" office:value="4.97610164598658" calcext:value-type="float">
            <text:p>4.976101646</text:p>
          </table:table-cell>
          <table:table-cell office:value-type="float" office:value="4.82208853569866" calcext:value-type="float">
            <text:p>4.8220885357</text:p>
          </table:table-cell>
          <table:table-cell office:value-type="float" office:value="4.6820766172551" calcext:value-type="float">
            <text:p>4.6820766173</text:p>
          </table:table-cell>
          <table:table-cell office:value-type="float" office:value="4.55423964824142" calcext:value-type="float">
            <text:p>4.5542396482</text:p>
          </table:table-cell>
          <table:table-cell office:value-type="float" office:value="4.43705575997887" calcext:value-type="float">
            <text:p>4.43705576</text:p>
          </table:table-cell>
          <table:table-cell office:value-type="float" office:value="4.32924658277733" calcext:value-type="float">
            <text:p>4.3292465828</text:p>
          </table:table-cell>
          <table:table-cell office:value-type="float" office:value="4.22973041920667" calcext:value-type="float">
            <text:p>4.2297304192</text:p>
          </table:table-cell>
          <table:table-cell office:value-type="float" office:value="4.44564176678835" calcext:value-type="float">
            <text:p>4.4456417668</text:p>
          </table:table-cell>
          <table:table-cell office:value-type="float" office:value="4.34907692975806" calcext:value-type="float">
            <text:p>4.3490769298</text:p>
          </table:table-cell>
          <table:table-cell office:value-type="float" office:value="4.2591717366609" calcext:value-type="float">
            <text:p>4.2591717367</text:p>
          </table:table-cell>
          <table:table-cell office:value-type="float" office:value="4.17526022310354" calcext:value-type="float">
            <text:p>4.1752602231</text:p>
          </table:table-cell>
          <table:table-cell office:value-type="float" office:value="4.09676235558215" calcext:value-type="float">
            <text:p>4.0967623556</text:p>
          </table:table-cell>
          <table:table-cell office:value-type="float" office:value="4.02317060478084" calcext:value-type="float">
            <text:p>4.0231706048</text:p>
          </table:table-cell>
          <table:table-cell office:value-type="float" office:value="3.9540389600887" calcext:value-type="float">
            <text:p>3.9540389601</text:p>
          </table:table-cell>
          <table:table-cell office:value-type="float" office:value="3.8889738827314" calcext:value-type="float">
            <text:p>3.8889738827</text:p>
          </table:table-cell>
          <table:table-cell office:value-type="float" office:value="3.82762680979451" calcext:value-type="float">
            <text:p>3.8276268098</text:p>
          </table:table-cell>
          <table:table-cell office:value-type="float" office:value="3.76968790757634" calcext:value-type="float">
            <text:p>3.7696879076</text:p>
          </table:table-cell>
          <table:table-cell office:value-type="float" office:value="3.7148808379105" calcext:value-type="float">
            <text:p>3.7148808379</text:p>
          </table:table-cell>
          <table:table-cell office:value-type="float" office:value="3.66295835085865" calcext:value-type="float">
            <text:p>3.6629583509</text:p>
          </table:table-cell>
          <table:table-cell office:value-type="float" office:value="3.61369855545049" calcext:value-type="float">
            <text:p>3.6136985555</text:p>
          </table:table-cell>
          <table:table-cell office:value-type="float" office:value="3.56690174981273" calcext:value-type="float">
            <text:p>3.5669017498</text:p>
          </table:table-cell>
          <table:table-cell office:value-type="float" office:value="3.5223877151817" calcext:value-type="float">
            <text:p>3.5223877152</text:p>
          </table:table-cell>
          <table:table-cell office:value-type="float" office:value="3.47999339648548" calcext:value-type="float">
            <text:p>3.4799933965</text:p>
          </table:table-cell>
          <table:table-cell office:value-type="float" office:value="3.43957090656582" calcext:value-type="float">
            <text:p>3.4395709066</text:p>
          </table:table-cell>
          <table:table-cell office:value-type="float" office:value="3.40098580255161" calcext:value-type="float">
            <text:p>3.4009858026</text:p>
          </table:table-cell>
          <table:table-cell office:value-type="float" office:value="3.36411559204913" calcext:value-type="float">
            <text:p>3.364115592</text:p>
          </table:table-cell>
          <table:table-cell office:value-type="float" office:value="3.3288484341772" calcext:value-type="float">
            <text:p>3.3288484342</text:p>
          </table:table-cell>
          <table:table-cell office:value-type="float" office:value="3.29508200642748" calcext:value-type="float">
            <text:p>3.2950820064</text:p>
          </table:table-cell>
          <table:table-cell office:value-type="float" office:value="3.26272251316733" calcext:value-type="float">
            <text:p>3.2627225132</text:p>
          </table:table-cell>
          <table:table-cell office:value-type="float" office:value="3.23168381555045" calcext:value-type="float">
            <text:p>3.2316838156</text:p>
          </table:table-cell>
          <table:table-cell office:value-type="float" office:value="3.20188666583825" calcext:value-type="float">
            <text:p>3.2018866658</text:p>
          </table:table-cell>
          <table:table-cell office:value-type="float" office:value="3.17325803180104" calcext:value-type="float">
            <text:p>3.1732580318</text:p>
          </table:table-cell>
          <table:table-cell office:value-type="float" office:value="3.14573049907294" calcext:value-type="float">
            <text:p>3.1457304991</text:p>
          </table:table-cell>
          <table:table-cell office:value-type="float" office:value="3.11924174116478" calcext:value-type="float">
            <text:p>3.1192417412</text:p>
          </table:table-cell>
          <table:table-cell office:value-type="float" office:value="3.09373404836433" calcext:value-type="float">
            <text:p>3.0937340484</text:p>
          </table:table-cell>
          <table:table-cell office:value-type="float" office:value="3.06915390802935" calcext:value-type="float">
            <text:p>3.069153908</text:p>
          </table:table-cell>
          <table:table-cell office:value-type="float" office:value="3.04545162984918" calcext:value-type="float">
            <text:p>3.0454516298</text:p>
          </table:table-cell>
          <table:table-cell office:value-type="float" office:value="3.02258101055254" calcext:value-type="float">
            <text:p>3.0225810106</text:p>
          </table:table-cell>
          <table:table-cell office:value-type="float" office:value="3.0004990333006" calcext:value-type="float">
            <text:p>3.0004990333</text:p>
          </table:table-cell>
          <table:table-cell office:value-type="float" office:value="2.97916559765043" calcext:value-type="float">
            <text:p>2.9791655977</text:p>
          </table:table-cell>
          <table:table-cell office:value-type="float" office:value="2.95854327652193" calcext:value-type="float">
            <text:p>2.9585432765</text:p>
          </table:table-cell>
          <table:table-cell office:value-type="float" office:value="2.93859709706977" calcext:value-type="float">
            <text:p>2.9385970971</text:p>
          </table:table-cell>
          <table:table-cell office:value-type="float" office:value="2.91929434276123" calcext:value-type="float">
            <text:p>2.9192943428</text:p>
          </table:table-cell>
          <table:table-cell office:value-type="float" office:value="2.90060437430376" calcext:value-type="float">
            <text:p>2.9006043743</text:p>
          </table:table-cell>
          <table:table-cell office:value-type="float" office:value="2.88249846736058" calcext:value-type="float">
            <text:p>2.8824984674</text:p>
          </table:table-cell>
          <table:table-cell office:value-type="float" office:value="2.86494966524642" calcext:value-type="float">
            <text:p>2.8649496652</text:p>
          </table:table-cell>
          <table:table-cell office:value-type="float" office:value="2.84793264501451" calcext:value-type="float">
            <text:p>2.847932645</text:p>
          </table:table-cell>
          <table:table-cell office:value-type="float" office:value="2.83142359553579" calcext:value-type="float">
            <text:p>2.8314235955</text:p>
          </table:table-cell>
          <table:table-cell office:value-type="float" office:value="2.81540010633585" calcext:value-type="float">
            <text:p>2.8154001063</text:p>
          </table:table-cell>
          <table:table-cell office:value-type="float" office:value="2.94474986620504" calcext:value-type="float">
            <text:p>2.9447498662</text:p>
          </table:table-cell>
          <table:table-cell office:value-type="float" office:value="2.9275652442584" calcext:value-type="float">
            <text:p>2.9275652443</text:p>
          </table:table-cell>
          <table:table-cell office:value-type="float" office:value="2.91086469616941" calcext:value-type="float">
            <text:p>2.9108646962</text:p>
          </table:table-cell>
          <table:table-cell office:value-type="float" office:value="2.89462805219401" calcext:value-type="float">
            <text:p>2.8946280522</text:p>
          </table:table-cell>
          <table:table-cell office:value-type="float" office:value="2.87883624777957" calcext:value-type="float">
            <text:p>2.8788362478</text:p>
          </table:table-cell>
          <table:table-cell office:value-type="float" office:value="2.86347124888985" calcext:value-type="float">
            <text:p>2.8634712489</text:p>
          </table:table-cell>
          <table:table-cell office:value-type="float" office:value="2.84851598330386" calcext:value-type="float">
            <text:p>2.8485159833</text:p>
          </table:table-cell>
          <table:table-cell office:value-type="float" office:value="2.83395427733855" calcext:value-type="float">
            <text:p>2.8339542773</text:p>
          </table:table-cell>
          <table:table-cell office:value-type="float" office:value="2.81977079750221" calcext:value-type="float">
            <text:p>2.8197707975</text:p>
          </table:table-cell>
          <table:table-cell office:value-type="float" office:value="2.80595099663603" calcext:value-type="float">
            <text:p>2.8059509966</text:p>
          </table:table-cell>
          <table:table-cell office:value-type="float" office:value="2.79248106414621" calcext:value-type="float">
            <text:p>2.7924810641</text:p>
          </table:table-cell>
          <table:table-cell office:value-type="float" office:value="2.77934787996864" calcext:value-type="float">
            <text:p>2.77934788</text:p>
          </table:table-cell>
          <table:table-cell office:value-type="float" office:value="2.7665389719436" calcext:value-type="float">
            <text:p>2.7665389719</text:p>
          </table:table-cell>
          <table:table-cell office:value-type="float" office:value="2.75404247630941" calcext:value-type="float">
            <text:p>2.7540424763</text:p>
          </table:table-cell>
          <table:table-cell office:value-type="float" office:value="2.74184710105195" calcext:value-type="float">
            <text:p>2.7418471011</text:p>
          </table:table-cell>
          <table:table-cell office:value-type="float" office:value="2.72994209187205" calcext:value-type="float">
            <text:p>2.7299420919</text:p>
          </table:table-cell>
          <table:table-cell office:value-type="float" office:value="2.71831720055521" calcext:value-type="float">
            <text:p>2.7183172006</text:p>
          </table:table-cell>
          <table:table-cell office:value-type="float" office:value="2.70696265554806" calcext:value-type="float">
            <text:p>2.7069626555</text:p>
          </table:table-cell>
          <table:table-cell office:value-type="float" office:value="2.69586913456406" calcext:value-type="float">
            <text:p>2.6958691346</text:p>
          </table:table-cell>
          <table:table-cell office:value-type="float" office:value="2.68502773905697" calcext:value-type="float">
            <text:p>2.6850277391</text:p>
          </table:table-cell>
          <table:table-cell office:value-type="float" office:value="2.67442997041521" calcext:value-type="float">
            <text:p>2.6744299704</text:p>
          </table:table-cell>
          <table:table-cell office:value-type="float" office:value="2.66406770774327" calcext:value-type="float">
            <text:p>2.6640677077</text:p>
          </table:table-cell>
          <table:table-cell office:value-type="float" office:value="2.65393318710807" calcext:value-type="float">
            <text:p>2.6539331871</text:p>
          </table:table-cell>
          <table:table-cell office:value-type="float" office:value="2.64401898213886" calcext:value-type="float">
            <text:p>2.6440189821</text:p>
          </table:table-cell>
          <table:table-cell office:value-type="float" office:value="2.63431798587866" calcext:value-type="float">
            <text:p>2.6343179859</text:p>
          </table:table-cell>
          <table:table-cell office:value-type="float" office:value="2.62482339379421" calcext:value-type="float">
            <text:p>2.6248233938</text:p>
          </table:table-cell>
          <table:table-cell office:value-type="float" office:value="2.6155286878589" calcext:value-type="float">
            <text:p>2.6155286879</text:p>
          </table:table-cell>
          <table:table-cell office:value-type="float" office:value="2.60642762163058" calcext:value-type="float">
            <text:p>2.6064276216</text:p>
          </table:table-cell>
          <table:table-cell office:value-type="float" office:value="2.59751420625233" calcext:value-type="float">
            <text:p>2.5975142063</text:p>
          </table:table-cell>
          <table:table-cell office:value-type="float" office:value="2.58878269731037" calcext:value-type="float">
            <text:p>2.5887826973</text:p>
          </table:table-cell>
          <table:table-cell office:value-type="float" office:value="2.58022758248845" calcext:value-type="float">
            <text:p>2.5802275825</text:p>
          </table:table-cell>
          <table:table-cell office:value-type="float" office:value="2.57184356996297" calcext:value-type="float">
            <text:p>2.57184357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5.58235093924413" calcext:value-type="float">
            <text:p>5.5823509392</text:p>
          </table:table-cell>
          <table:table-cell office:value-type="string" calcext:value-type="string">
            <text:p><text:s/>global min</text:p>
          </table:table-cell>
          <table:table-cell office:value-type="float" office:value="-17.3830806342563" calcext:value-type="float">
            <text:p>-17.3830806343</text:p>
          </table:table-cell>
          <table:table-cell office:value-type="string" calcext:value-type="string">
            <text:p><text:s/>range</text:p>
          </table:table-cell>
          <table:table-cell office:value-type="float" office:value="22.9654315735004" calcext:value-type="float">
            <text:p>22.9654315735</text:p>
          </table:table-cell>
          <table:table-cell office:value-type="string" calcext:value-type="string">
            <text:p><text:s/>regret</text:p>
          </table:table-cell>
          <table:table-cell office:value-type="float" office:value="5.33813398103432" calcext:value-type="float">
            <text:p>5.338133981</text:p>
          </table:table-cell>
          <table:table-cell office:value-type="float" office:value="11.7421698098418" calcext:value-type="float">
            <text:p>11.7421698098</text:p>
          </table:table-cell>
          <table:table-cell office:value-type="float" office:value="13.0799126617306" calcext:value-type="float">
            <text:p>13.0799126617</text:p>
          </table:table-cell>
          <table:table-cell office:value-type="float" office:value="12.5798691323489" calcext:value-type="float">
            <text:p>12.5798691323</text:p>
          </table:table-cell>
          <table:table-cell office:value-type="float" office:value="11.4498997209342" calcext:value-type="float">
            <text:p>11.4498997209</text:p>
          </table:table-cell>
          <table:table-cell office:value-type="float" office:value="10.2102544724895" calcext:value-type="float">
            <text:p>10.2102544725</text:p>
          </table:table-cell>
          <table:table-cell office:value-type="float" office:value="10.0732931226999" calcext:value-type="float">
            <text:p>10.0732931227</text:p>
          </table:table-cell>
          <table:table-cell office:value-type="float" office:value="11.4347947905726" calcext:value-type="float">
            <text:p>11.4347947906</text:p>
          </table:table-cell>
          <table:table-cell office:value-type="float" office:value="11.9526701399825" calcext:value-type="float">
            <text:p>11.95267014</text:p>
          </table:table-cell>
          <table:table-cell office:value-type="float" office:value="11.1182906160929" calcext:value-type="float">
            <text:p>11.1182906161</text:p>
          </table:table-cell>
          <table:table-cell office:value-type="float" office:value="10.7127394083194" calcext:value-type="float">
            <text:p>10.7127394083</text:p>
          </table:table-cell>
          <table:table-cell office:value-type="float" office:value="10.4076506821003" calcext:value-type="float">
            <text:p>10.4076506821</text:p>
          </table:table-cell>
          <table:table-cell office:value-type="float" office:value="9.63337935005312" calcext:value-type="float">
            <text:p>9.6333793501</text:p>
          </table:table-cell>
          <table:table-cell office:value-type="float" office:value="9.54438574438721" calcext:value-type="float">
            <text:p>9.5443857444</text:p>
          </table:table-cell>
          <table:table-cell office:value-type="float" office:value="9.37705389186258" calcext:value-type="float">
            <text:p>9.3770538919</text:p>
          </table:table-cell>
          <table:table-cell office:value-type="float" office:value="8.90870984164306" calcext:value-type="float">
            <text:p>8.9087098416</text:p>
          </table:table-cell>
          <table:table-cell office:value-type="float" office:value="8.74954625323324" calcext:value-type="float">
            <text:p>8.7495462532</text:p>
          </table:table-cell>
          <table:table-cell office:value-type="float" office:value="8.3003332664461" calcext:value-type="float">
            <text:p>8.3003332664</text:p>
          </table:table-cell>
          <table:table-cell office:value-type="float" office:value="7.90721926870712" calcext:value-type="float">
            <text:p>7.9072192687</text:p>
          </table:table-cell>
          <table:table-cell office:value-type="float" office:value="7.53607753339967" calcext:value-type="float">
            <text:p>7.5360775334</text:p>
          </table:table-cell>
          <table:table-cell office:value-type="float" office:value="7.20028263002626" calcext:value-type="float">
            <text:p>7.20028263</text:p>
          </table:table-cell>
          <table:table-cell office:value-type="float" office:value="7.12902926917657" calcext:value-type="float">
            <text:p>7.1290292692</text:p>
          </table:table-cell>
          <table:table-cell office:value-type="float" office:value="6.84013167323664" calcext:value-type="float">
            <text:p>6.8401316732</text:p>
          </table:table-cell>
          <table:table-cell office:value-type="float" office:value="6.57530887695837" calcext:value-type="float">
            <text:p>6.575308877</text:p>
          </table:table-cell>
          <table:table-cell office:value-type="float" office:value="6.33759160316522" calcext:value-type="float">
            <text:p>6.3375916032</text:p>
          </table:table-cell>
          <table:table-cell office:value-type="float" office:value="6.11816027351001" calcext:value-type="float">
            <text:p>6.1181602735</text:p>
          </table:table-cell>
          <table:table-cell office:value-type="float" office:value="5.90950191384512" calcext:value-type="float">
            <text:p>5.9095019138</text:p>
          </table:table-cell>
          <table:table-cell office:value-type="float" office:value="5.72103316806957" calcext:value-type="float">
            <text:p>5.7210331681</text:p>
          </table:table-cell>
          <table:table-cell office:value-type="float" office:value="5.54045907822435" calcext:value-type="float">
            <text:p>5.5404590782</text:p>
          </table:table-cell>
          <table:table-cell office:value-type="float" office:value="5.37192326103548" calcext:value-type="float">
            <text:p>5.371923261</text:p>
          </table:table-cell>
          <table:table-cell office:value-type="float" office:value="5.21903467300626" calcext:value-type="float">
            <text:p>5.219034673</text:p>
          </table:table-cell>
          <table:table-cell office:value-type="float" office:value="5.07107685705476" calcext:value-type="float">
            <text:p>5.0710768571</text:p>
          </table:table-cell>
          <table:table-cell office:value-type="float" office:value="4.93208618146395" calcext:value-type="float">
            <text:p>4.9320861815</text:p>
          </table:table-cell>
          <table:table-cell office:value-type="float" office:value="4.80127142796672" calcext:value-type="float">
            <text:p>4.801271428</text:p>
          </table:table-cell>
          <table:table-cell office:value-type="float" office:value="4.68216015951423" calcext:value-type="float">
            <text:p>4.6821601595</text:p>
          </table:table-cell>
          <table:table-cell office:value-type="float" office:value="4.56555528182101" calcext:value-type="float">
            <text:p>4.5655552818</text:p>
          </table:table-cell>
          <table:table-cell office:value-type="float" office:value="4.45525337048958" calcext:value-type="float">
            <text:p>4.4552533705</text:p>
          </table:table-cell>
          <table:table-cell office:value-type="float" office:value="4.35075682291244" calcext:value-type="float">
            <text:p>4.3507568229</text:p>
          </table:table-cell>
          <table:table-cell office:value-type="float" office:value="4.25161907264695" calcext:value-type="float">
            <text:p>4.2516190726</text:p>
          </table:table-cell>
          <table:table-cell office:value-type="float" office:value="4.15743820989473" calcext:value-type="float">
            <text:p>4.1574382099</text:p>
          </table:table-cell>
          <table:table-cell office:value-type="float" office:value="4.07146110799802" calcext:value-type="float">
            <text:p>4.071461108</text:p>
          </table:table-cell>
          <table:table-cell office:value-type="float" office:value="4.09214700447003" calcext:value-type="float">
            <text:p>4.0921470045</text:p>
          </table:table-cell>
          <table:table-cell office:value-type="float" office:value="4.01168723767142" calcext:value-type="float">
            <text:p>4.0116872377</text:p>
          </table:table-cell>
          <table:table-cell office:value-type="float" office:value="3.93488473300002" calcext:value-type="float">
            <text:p>3.934884733</text:p>
          </table:table-cell>
          <table:table-cell office:value-type="float" office:value="3.86149567298067" calcext:value-type="float">
            <text:p>3.861495673</text:p>
          </table:table-cell>
          <table:table-cell office:value-type="float" office:value="3.78808021405844" calcext:value-type="float">
            <text:p>3.7880802141</text:p>
          </table:table-cell>
          <table:table-cell office:value-type="float" office:value="3.71778881721801" calcext:value-type="float">
            <text:p>3.7177888172</text:p>
          </table:table-cell>
          <table:table-cell office:value-type="float" office:value="3.65042622857927" calcext:value-type="float">
            <text:p>3.6504262286</text:p>
          </table:table-cell>
          <table:table-cell office:value-type="float" office:value="3.58581313335435" calcext:value-type="float">
            <text:p>3.5858131334</text:p>
          </table:table-cell>
          <table:table-cell office:value-type="float" office:value="3.52378456193842" calcext:value-type="float">
            <text:p>3.5237845619</text:p>
          </table:table-cell>
          <table:table-cell office:value-type="float" office:value="3.4641884835192" calcext:value-type="float">
            <text:p>3.4641884835</text:p>
          </table:table-cell>
          <table:table-cell office:value-type="float" office:value="3.40688456196226" calcext:value-type="float">
            <text:p>3.406884562</text:p>
          </table:table-cell>
          <table:table-cell office:value-type="float" office:value="3.35174305253954" calcext:value-type="float">
            <text:p>3.3517430525</text:p>
          </table:table-cell>
          <table:table-cell office:value-type="float" office:value="3.29864382124359" calcext:value-type="float">
            <text:p>3.2986438212</text:p>
          </table:table-cell>
          <table:table-cell office:value-type="float" office:value="3.24747547108567" calcext:value-type="float">
            <text:p>3.2474754711</text:p>
          </table:table-cell>
          <table:table-cell office:value-type="float" office:value="3.19813456200483" calcext:value-type="float">
            <text:p>3.198134562</text:p>
          </table:table-cell>
          <table:table-cell office:value-type="float" office:value="3.15052491289173" calcext:value-type="float">
            <text:p>3.1505249129</text:p>
          </table:table-cell>
          <table:table-cell office:value-type="float" office:value="3.10455697581701" calcext:value-type="float">
            <text:p>3.1045569758</text:p>
          </table:table-cell>
          <table:table-cell office:value-type="float" office:value="3.06014727389737" calcext:value-type="float">
            <text:p>3.0601472739</text:p>
          </table:table-cell>
          <table:table-cell office:value-type="float" office:value="3.01721789537505" calcext:value-type="float">
            <text:p>3.0172178954</text:p>
          </table:table-cell>
          <table:table-cell office:value-type="float" office:value="2.97569603746002" calcext:value-type="float">
            <text:p>2.9756960375</text:p>
          </table:table-cell>
          <table:table-cell office:value-type="float" office:value="2.93551359431644" calcext:value-type="float">
            <text:p>2.9355135943</text:p>
          </table:table-cell>
          <table:table-cell office:value-type="float" office:value="2.89660678428853" calcext:value-type="float">
            <text:p>2.8966067843</text:p>
          </table:table-cell>
          <table:table-cell office:value-type="float" office:value="2.858915812074" calcext:value-type="float">
            <text:p>2.8589158121</text:p>
          </table:table-cell>
          <table:table-cell office:value-type="float" office:value="2.82238456208144" calcext:value-type="float">
            <text:p>2.8223845621</text:p>
          </table:table-cell>
          <table:table-cell office:value-type="float" office:value="2.78696031966443" calcext:value-type="float">
            <text:p>2.7869603197</text:p>
          </table:table-cell>
          <table:table-cell office:value-type="float" office:value="2.75259351731956" calcext:value-type="float">
            <text:p>2.7525935173</text:p>
          </table:table-cell>
          <table:table-cell office:value-type="float" office:value="2.71923750327895" calcext:value-type="float">
            <text:p>2.7192375033</text:p>
          </table:table-cell>
          <table:table-cell office:value-type="float" office:value="2.68684833022502" calcext:value-type="float">
            <text:p>2.6868483302</text:p>
          </table:table-cell>
          <table:table-cell office:value-type="float" office:value="2.6553845621155" calcext:value-type="float">
            <text:p>2.6553845621</text:p>
          </table:table-cell>
          <table:table-cell office:value-type="float" office:value="2.624807097333" calcext:value-type="float">
            <text:p>2.6248070973</text:p>
          </table:table-cell>
          <table:table-cell office:value-type="float" office:value="2.59507900657224" calcext:value-type="float">
            <text:p>2.5950790066</text:p>
          </table:table-cell>
          <table:table-cell office:value-type="float" office:value="2.5661653840515" calcext:value-type="float">
            <text:p>2.5661653841</text:p>
          </table:table-cell>
          <table:table-cell office:value-type="float" office:value="2.53803321078807" calcext:value-type="float">
            <text:p>2.5380332108</text:p>
          </table:table-cell>
          <table:table-cell office:value-type="float" office:value="2.51065122881168" calcext:value-type="float">
            <text:p>2.5106512288</text:p>
          </table:table-cell>
          <table:table-cell office:value-type="float" office:value="2.48398982530834" calcext:value-type="float">
            <text:p>2.4839898253</text:p>
          </table:table-cell>
          <table:table-cell office:value-type="float" office:value="2.4580209257921" calcext:value-type="float">
            <text:p>2.4580209258</text:p>
          </table:table-cell>
          <table:table-cell office:value-type="float" office:value="2.43271789549423" calcext:value-type="float">
            <text:p>2.4327178955</text:p>
          </table:table-cell>
          <table:table-cell office:value-type="float" office:value="2.40805544824188" calcext:value-type="float">
            <text:p>2.4080554482</text:p>
          </table:table-cell>
          <table:table-cell office:value-type="float" office:value="2.38400956217083" calcext:value-type="float">
            <text:p>2.3840095622</text:p>
          </table:table-cell>
          <table:table-cell office:value-type="float" office:value="2.36055740168179" calcext:value-type="float">
            <text:p>2.3605574017</text:p>
          </table:table-cell>
          <table:table-cell office:value-type="float" office:value="2.33767724510711" calcext:value-type="float">
            <text:p>2.3376772451</text:p>
          </table:table-cell>
          <table:table-cell office:value-type="float" office:value="2.31534841760652" calcext:value-type="float">
            <text:p>2.3153484176</text:p>
          </table:table-cell>
          <table:table-cell office:value-type="float" office:value="2.29355122885594" calcext:value-type="float">
            <text:p>2.2935512289</text:p>
          </table:table-cell>
          <table:table-cell office:value-type="float" office:value="2.27226691513479" calcext:value-type="float">
            <text:p>2.2722669151</text:p>
          </table:table-cell>
          <table:table-cell office:value-type="float" office:value="2.25147758545367" calcext:value-type="float">
            <text:p>2.2514775855</text:p>
          </table:table-cell>
          <table:table-cell office:value-type="float" office:value="2.2311661713974" calcext:value-type="float">
            <text:p>2.2311661714</text:p>
          </table:table-cell>
          <table:table-cell office:value-type="float" office:value="2.21131638038786" calcext:value-type="float">
            <text:p>2.2113163804</text:p>
          </table:table-cell>
          <table:table-cell office:value-type="float" office:value="2.19191265209764" calcext:value-type="float">
            <text:p>2.1919126521</text:p>
          </table:table-cell>
          <table:table-cell office:value-type="float" office:value="2.17294011776943" calcext:value-type="float">
            <text:p>2.1729401178</text:p>
          </table:table-cell>
          <table:table-cell office:value-type="float" office:value="2.15601085309207" calcext:value-type="float">
            <text:p>2.1560108531</text:p>
          </table:table-cell>
          <table:table-cell office:value-type="float" office:value="2.137841002108" calcext:value-type="float">
            <text:p>2.1378410021</text:p>
          </table:table-cell>
          <table:table-cell office:value-type="float" office:value="2.12006190060747" calcext:value-type="float">
            <text:p>2.1200619006</text:p>
          </table:table-cell>
          <table:table-cell office:value-type="float" office:value="2.10266107786226" calcext:value-type="float">
            <text:p>2.1026610779</text:p>
          </table:table-cell>
          <table:table-cell office:value-type="float" office:value="2.08562658822748" calcext:value-type="float">
            <text:p>2.0856265882</text:p>
          </table:table-cell>
          <table:table-cell office:value-type="float" office:value="2.06894698379343" calcext:value-type="float">
            <text:p>2.0689469838</text:p>
          </table:table-cell>
          <table:table-cell office:value-type="float" office:value="2.05261128872915" calcext:value-type="float">
            <text:p>2.0526112887</text:p>
          </table:table-cell>
          <table:table-cell office:value-type="float" office:value="2.03660897519679" calcext:value-type="float">
            <text:p>2.0366089752</text:p>
          </table:table-cell>
          <table:table-cell office:value-type="float" office:value="2.02092994072569" calcext:value-type="float">
            <text:p>2.0209299407</text:p>
          </table:table-cell>
          <table:table-cell office:value-type="float" office:value="2.00556448694402" calcext:value-type="float">
            <text:p>2.0055644869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10.8772880299497" calcext:value-type="float">
            <text:p>10.8772880299</text:p>
          </table:table-cell>
          <table:table-cell office:value-type="string" calcext:value-type="string">
            <text:p><text:s/>global min</text:p>
          </table:table-cell>
          <table:table-cell office:value-type="float" office:value="-13.4422147755853" calcext:value-type="float">
            <text:p>-13.4422147756</text:p>
          </table:table-cell>
          <table:table-cell office:value-type="string" calcext:value-type="string">
            <text:p><text:s/>range</text:p>
          </table:table-cell>
          <table:table-cell office:value-type="float" office:value="24.319502805535" calcext:value-type="float">
            <text:p>24.3195028055</text:p>
          </table:table-cell>
          <table:table-cell office:value-type="string" calcext:value-type="string">
            <text:p><text:s/>regret</text:p>
          </table:table-cell>
          <table:table-cell office:value-type="float" office:value="11.375381628033" calcext:value-type="float">
            <text:p>11.375381628</text:p>
          </table:table-cell>
          <table:table-cell office:value-type="float" office:value="17.8396268929838" calcext:value-type="float">
            <text:p>17.839626893</text:p>
          </table:table-cell>
          <table:table-cell office:value-type="float" office:value="12.6040898723534" calcext:value-type="float">
            <text:p>12.6040898724</text:p>
          </table:table-cell>
          <table:table-cell office:value-type="float" office:value="13.0594768755996" calcext:value-type="float">
            <text:p>13.0594768756</text:p>
          </table:table-cell>
          <table:table-cell office:value-type="float" office:value="11.7635490172016" calcext:value-type="float">
            <text:p>11.7635490172</text:p>
          </table:table-cell>
          <table:table-cell office:value-type="float" office:value="11.1968335410974" calcext:value-type="float">
            <text:p>11.1968335411</text:p>
          </table:table-cell>
          <table:table-cell office:value-type="float" office:value="11.4047552441897" calcext:value-type="float">
            <text:p>11.4047552442</text:p>
          </table:table-cell>
          <table:table-cell office:value-type="float" office:value="11.2829874203305" calcext:value-type="float">
            <text:p>11.2829874203</text:p>
          </table:table-cell>
          <table:table-cell office:value-type="float" office:value="10.9197832172586" calcext:value-type="float">
            <text:p>10.9197832173</text:p>
          </table:table-cell>
          <table:table-cell office:value-type="float" office:value="9.86630390096952" calcext:value-type="float">
            <text:p>9.866303901</text:p>
          </table:table-cell>
          <table:table-cell office:value-type="float" office:value="10.033002668557" calcext:value-type="float">
            <text:p>10.0330026686</text:p>
          </table:table-cell>
          <table:table-cell office:value-type="float" office:value="9.26284282759981" calcext:value-type="float">
            <text:p>9.2628428276</text:p>
          </table:table-cell>
          <table:table-cell office:value-type="float" office:value="8.60562237959809" calcext:value-type="float">
            <text:p>8.6056223796</text:p>
          </table:table-cell>
          <table:table-cell office:value-type="float" office:value="8.04229056702518" calcext:value-type="float">
            <text:p>8.042290567</text:p>
          </table:table-cell>
          <table:table-cell office:value-type="float" office:value="7.55406966279532" calcext:value-type="float">
            <text:p>7.5540696628</text:p>
          </table:table-cell>
          <table:table-cell office:value-type="float" office:value="7.12411707477013" calcext:value-type="float">
            <text:p>7.1241170748</text:p>
          </table:table-cell>
          <table:table-cell office:value-type="float" office:value="6.74474714415966" calcext:value-type="float">
            <text:p>6.7447471442</text:p>
          </table:table-cell>
          <table:table-cell office:value-type="float" office:value="6.40998213634953" calcext:value-type="float">
            <text:p>6.4099821363</text:p>
          </table:table-cell>
          <table:table-cell office:value-type="float" office:value="6.10813193203599" calcext:value-type="float">
            <text:p>6.108131932</text:p>
          </table:table-cell>
          <table:table-cell office:value-type="float" office:value="5.8364667481538" calcext:value-type="float">
            <text:p>5.8364667482</text:p>
          </table:table-cell>
          <table:table-cell office:value-type="float" office:value="5.75901323274595" calcext:value-type="float">
            <text:p>5.7590132327</text:p>
          </table:table-cell>
          <table:table-cell office:value-type="float" office:value="6.00698960541503" calcext:value-type="float">
            <text:p>6.0069896054</text:p>
          </table:table-cell>
          <table:table-cell office:value-type="float" office:value="6.09335778022729" calcext:value-type="float">
            <text:p>6.0933577802</text:p>
          </table:table-cell>
          <table:table-cell office:value-type="float" office:value="6.00870399628314" calcext:value-type="float">
            <text:p>6.0087039963</text:p>
          </table:table-cell>
          <table:table-cell office:value-type="float" office:value="5.79711491657491" calcext:value-type="float">
            <text:p>5.7971149166</text:p>
          </table:table-cell>
          <table:table-cell office:value-type="float" office:value="5.60010389110635" calcext:value-type="float">
            <text:p>5.6001038911</text:p>
          </table:table-cell>
          <table:table-cell office:value-type="float" office:value="5.41768627493175" calcext:value-type="float">
            <text:p>5.4176862749</text:p>
          </table:table-cell>
          <table:table-cell office:value-type="float" office:value="5.24829848848391" calcext:value-type="float">
            <text:p>5.2482984885</text:p>
          </table:table-cell>
          <table:table-cell office:value-type="float" office:value="5.09211498900437" calcext:value-type="float">
            <text:p>5.092114989</text:p>
          </table:table-cell>
          <table:table-cell office:value-type="float" office:value="4.94487209785063" calcext:value-type="float">
            <text:p>4.9448720979</text:p>
          </table:table-cell>
          <table:table-cell office:value-type="float" office:value="4.80712874806165" calcext:value-type="float">
            <text:p>4.8071287481</text:p>
          </table:table-cell>
          <table:table-cell office:value-type="float" office:value="4.67937400604652" calcext:value-type="float">
            <text:p>4.679374006</text:p>
          </table:table-cell>
          <table:table-cell office:value-type="float" office:value="4.55802413478426" calcext:value-type="float">
            <text:p>4.5580241348</text:p>
          </table:table-cell>
          <table:table-cell office:value-type="float" office:value="4.44381249124332" calcext:value-type="float">
            <text:p>4.4438124912</text:p>
          </table:table-cell>
          <table:table-cell office:value-type="float" office:value="4.33738862016715" calcext:value-type="float">
            <text:p>4.3373886202</text:p>
          </table:table-cell>
          <table:table-cell office:value-type="float" office:value="4.23565083222896" calcext:value-type="float">
            <text:p>4.2356508322</text:p>
          </table:table-cell>
          <table:table-cell office:value-type="float" office:value="4.13941238417932" calcext:value-type="float">
            <text:p>4.1394123842</text:p>
          </table:table-cell>
          <table:table-cell office:value-type="float" office:value="4.04823911760597" calcext:value-type="float">
            <text:p>4.0482391176</text:p>
          </table:table-cell>
          <table:table-cell office:value-type="float" office:value="3.96287342237447" calcext:value-type="float">
            <text:p>3.9628734224</text:p>
          </table:table-cell>
          <table:table-cell office:value-type="float" office:value="3.88067229317491" calcext:value-type="float">
            <text:p>3.8806722932</text:p>
          </table:table-cell>
          <table:table-cell office:value-type="float" office:value="3.80248097515582" calcext:value-type="float">
            <text:p>3.8024809752</text:p>
          </table:table-cell>
          <table:table-cell office:value-type="float" office:value="3.72906421392776" calcext:value-type="float">
            <text:p>3.7290642139</text:p>
          </table:table-cell>
          <table:table-cell office:value-type="float" office:value="3.65803547068275" calcext:value-type="float">
            <text:p>3.6580354707</text:p>
          </table:table-cell>
          <table:table-cell office:value-type="float" office:value="3.59023530667614" calcext:value-type="float">
            <text:p>3.5902353067</text:p>
          </table:table-cell>
          <table:table-cell office:value-type="float" office:value="3.52544848329206" calcext:value-type="float">
            <text:p>3.5254484833</text:p>
          </table:table-cell>
          <table:table-cell office:value-type="float" office:value="3.46443823373304" calcext:value-type="float">
            <text:p>3.4644382337</text:p>
          </table:table-cell>
          <table:table-cell office:value-type="float" office:value="3.40508482991728" calcext:value-type="float">
            <text:p>3.4050848299</text:p>
          </table:table-cell>
          <table:table-cell office:value-type="float" office:value="3.34820448459384" calcext:value-type="float">
            <text:p>3.3482044846</text:p>
          </table:table-cell>
          <table:table-cell office:value-type="float" office:value="3.29364578601829" calcext:value-type="float">
            <text:p>3.293645786</text:p>
          </table:table-cell>
          <table:table-cell office:value-type="float" office:value="3.24215241036948" calcext:value-type="float">
            <text:p>3.2421524104</text:p>
          </table:table-cell>
          <table:table-cell office:value-type="float" office:value="3.19181272103659" calcext:value-type="float">
            <text:p>3.191812721</text:p>
          </table:table-cell>
          <table:table-cell office:value-type="float" office:value="3.14340917360112" calcext:value-type="float">
            <text:p>3.1434091736</text:p>
          </table:table-cell>
          <table:table-cell office:value-type="float" office:value="3.09683217512548" calcext:value-type="float">
            <text:p>3.0968321751</text:p>
          </table:table-cell>
          <table:table-cell office:value-type="float" office:value="3.05279782009681" calcext:value-type="float">
            <text:p>3.0527978201</text:p>
          </table:table-cell>
          <table:table-cell office:value-type="float" office:value="3.00956200981127" calcext:value-type="float">
            <text:p>3.0095620098</text:p>
          </table:table-cell>
          <table:table-cell office:value-type="float" office:value="2.96787033560736" calcext:value-type="float">
            <text:p>2.9678703356</text:p>
          </table:table-cell>
          <table:table-cell office:value-type="float" office:value="2.92764152716499" calcext:value-type="float">
            <text:p>2.9276415272</text:p>
          </table:table-cell>
          <table:table-cell office:value-type="float" office:value="2.88956110434451" calcext:value-type="float">
            <text:p>2.8895611043</text:p>
          </table:table-cell>
          <table:table-cell office:value-type="float" office:value="2.85202325943007" calcext:value-type="float">
            <text:p>2.8520232594</text:p>
          </table:table-cell>
          <table:table-cell office:value-type="float" office:value="2.81573667601277" calcext:value-type="float">
            <text:p>2.815736676</text:p>
          </table:table-cell>
          <table:table-cell office:value-type="float" office:value="2.78063981664194" calcext:value-type="float">
            <text:p>2.7806398166</text:p>
          </table:table-cell>
          <table:table-cell office:value-type="float" office:value="2.74667511402501" calcext:value-type="float">
            <text:p>2.746675114</text:p>
          </table:table-cell>
          <table:table-cell office:value-type="float" office:value="2.71448942973219" calcext:value-type="float">
            <text:p>2.7144894297</text:p>
          </table:table-cell>
          <table:table-cell office:value-type="float" office:value="2.6826197238675" calcext:value-type="float">
            <text:p>2.6826197239</text:p>
          </table:table-cell>
          <table:table-cell office:value-type="float" office:value="2.65173062433711" calcext:value-type="float">
            <text:p>2.6517306243</text:p>
          </table:table-cell>
          <table:table-cell office:value-type="float" office:value="2.62177755812582" calcext:value-type="float">
            <text:p>2.6217775581</text:p>
          </table:table-cell>
          <table:table-cell office:value-type="float" office:value="2.59337754984898" calcext:value-type="float">
            <text:p>2.5933775498</text:p>
          </table:table-cell>
          <table:table-cell office:value-type="float" office:value="2.56516358962168" calcext:value-type="float">
            <text:p>2.5651635896</text:p>
          </table:table-cell>
          <table:table-cell office:value-type="float" office:value="2.53776742534299" calcext:value-type="float">
            <text:p>2.5377674253</text:p>
          </table:table-cell>
          <table:table-cell office:value-type="float" office:value="2.51115400861512" calcext:value-type="float">
            <text:p>2.5111540086</text:p>
          </table:table-cell>
          <table:table-cell office:value-type="float" office:value="2.4852902655979" calcext:value-type="float">
            <text:p>2.4852902656</text:p>
          </table:table-cell>
          <table:table-cell office:value-type="float" office:value="2.46075813695872" calcext:value-type="float">
            <text:p>2.460758137</text:p>
          </table:table-cell>
          <table:table-cell office:value-type="float" office:value="2.43629334404685" calcext:value-type="float">
            <text:p>2.436293344</text:p>
          </table:table-cell>
          <table:table-cell office:value-type="float" office:value="2.41248976175422" calcext:value-type="float">
            <text:p>2.4124897618</text:p>
          </table:table-cell>
          <table:table-cell office:value-type="float" office:value="2.38932094165606" calcext:value-type="float">
            <text:p>2.3893209417</text:p>
          </table:table-cell>
          <table:table-cell office:value-type="float" office:value="2.36676182734996" calcext:value-type="float">
            <text:p>2.3667618273</text:p>
          </table:table-cell>
          <table:table-cell office:value-type="float" office:value="2.34536202444382" calcext:value-type="float">
            <text:p>2.3453620244</text:p>
          </table:table-cell>
          <table:table-cell office:value-type="float" office:value="2.32394492482777" calcext:value-type="float">
            <text:p>2.3239449248</text:p>
          </table:table-cell>
          <table:table-cell office:value-type="float" office:value="2.3030700302653" calcext:value-type="float">
            <text:p>2.3030700303</text:p>
          </table:table-cell>
          <table:table-cell office:value-type="float" office:value="2.28271700806688" calcext:value-type="float">
            <text:p>2.2827170081</text:p>
          </table:table-cell>
          <table:table-cell office:value-type="float" office:value="2.26286652962645" calcext:value-type="float">
            <text:p>2.2628665296</text:p>
          </table:table-cell>
          <table:table-cell office:value-type="float" office:value="2.24403860857708" calcext:value-type="float">
            <text:p>2.2440386086</text:p>
          </table:table-cell>
          <table:table-cell office:value-type="float" office:value="2.22513245973147" calcext:value-type="float">
            <text:p>2.2251324597</text:p>
          </table:table-cell>
          <table:table-cell office:value-type="float" office:value="2.20667645728696" calcext:value-type="float">
            <text:p>2.2066764573</text:p>
          </table:table-cell>
          <table:table-cell office:value-type="float" office:value="2.18865471372349" calcext:value-type="float">
            <text:p>2.1886547137</text:p>
          </table:table-cell>
          <table:table-cell office:value-type="float" office:value="2.17105208047545" calcext:value-type="float">
            <text:p>2.1710520805</text:p>
          </table:table-cell>
          <table:table-cell office:value-type="float" office:value="2.15436156235019" calcext:value-type="float">
            <text:p>2.1543615624</text:p>
          </table:table-cell>
          <table:table-cell office:value-type="float" office:value="2.13754868385066" calcext:value-type="float">
            <text:p>2.1375486839</text:p>
          </table:table-cell>
          <table:table-cell office:value-type="float" office:value="2.12111362284551" calcext:value-type="float">
            <text:p>2.1211136228</text:p>
          </table:table-cell>
          <table:table-cell office:value-type="float" office:value="2.10504378541825" calcext:value-type="float">
            <text:p>2.1050437854</text:p>
          </table:table-cell>
          <table:table-cell office:value-type="float" office:value="2.08932713123115" calcext:value-type="float">
            <text:p>2.0893271312</text:p>
          </table:table-cell>
          <table:table-cell office:value-type="float" office:value="2.07395214343943" calcext:value-type="float">
            <text:p>2.0739521434</text:p>
          </table:table-cell>
          <table:table-cell office:value-type="float" office:value="2.05938251827962" calcext:value-type="float">
            <text:p>2.0593825183</text:p>
          </table:table-cell>
          <table:table-cell office:value-type="float" office:value="2.04465321759997" calcext:value-type="float">
            <text:p>2.0446532176</text:p>
          </table:table-cell>
          <table:table-cell office:value-type="float" office:value="2.03023400746094" calcext:value-type="float">
            <text:p>2.0302340075</text:p>
          </table:table-cell>
          <table:table-cell office:value-type="float" office:value="2.01611519753314" calcext:value-type="float">
            <text:p>2.0161151975</text:p>
          </table:table-cell>
          <table:table-cell office:value-type="float" office:value="2.00228749708838" calcext:value-type="float">
            <text:p>2.0022874971</text:p>
          </table:table-cell>
          <table:table-cell office:value-type="float" office:value="1.98874199461189" calcext:value-type="float">
            <text:p>1.9887419946</text:p>
          </table:table-cell>
          <table:table-cell office:value-type="float" office:value="1.97591608561154" calcext:value-type="float">
            <text:p>1.9759160856</text:p>
          </table:table-cell>
          <table:table-cell office:value-type="float" office:value="1.96290520729935" calcext:value-type="float">
            <text:p>1.9629052073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5.89151786180074" calcext:value-type="float">
            <text:p>5.8915178618</text:p>
          </table:table-cell>
          <table:table-cell office:value-type="string" calcext:value-type="string">
            <text:p><text:s/>global min</text:p>
          </table:table-cell>
          <table:table-cell office:value-type="float" office:value="-12.429723864423" calcext:value-type="float">
            <text:p>-12.4297238644</text:p>
          </table:table-cell>
          <table:table-cell office:value-type="string" calcext:value-type="string">
            <text:p><text:s/>range</text:p>
          </table:table-cell>
          <table:table-cell office:value-type="float" office:value="18.3212417262238" calcext:value-type="float">
            <text:p>18.3212417262</text:p>
          </table:table-cell>
          <table:table-cell office:value-type="string" calcext:value-type="string">
            <text:p><text:s/>regret</text:p>
          </table:table-cell>
          <table:table-cell office:value-type="float" office:value="6.20162007576779" calcext:value-type="float">
            <text:p>6.2016200758</text:p>
          </table:table-cell>
          <table:table-cell office:value-type="float" office:value="8.72824258093816" calcext:value-type="float">
            <text:p>8.7282425809</text:p>
          </table:table-cell>
          <table:table-cell office:value-type="float" office:value="10.7276014737218" calcext:value-type="float">
            <text:p>10.7276014737</text:p>
          </table:table-cell>
          <table:table-cell office:value-type="float" office:value="9.42915280526703" calcext:value-type="float">
            <text:p>9.4291528053</text:p>
          </table:table-cell>
          <table:table-cell office:value-type="float" office:value="9.19019487833354" calcext:value-type="float">
            <text:p>9.1901948783</text:p>
          </table:table-cell>
          <table:table-cell office:value-type="float" office:value="8.76568319674052" calcext:value-type="float">
            <text:p>8.7656831967</text:p>
          </table:table-cell>
          <table:table-cell office:value-type="float" office:value="8.77007519255097" calcext:value-type="float">
            <text:p>8.7700751926</text:p>
          </table:table-cell>
          <table:table-cell office:value-type="float" office:value="8.52238226514637" calcext:value-type="float">
            <text:p>8.5223822651</text:p>
          </table:table-cell>
          <table:table-cell office:value-type="float" office:value="8.73425474936898" calcext:value-type="float">
            <text:p>8.7342547494</text:p>
          </table:table-cell>
          <table:table-cell office:value-type="float" office:value="9.11253471601382" calcext:value-type="float">
            <text:p>9.112534716</text:p>
          </table:table-cell>
          <table:table-cell office:value-type="float" office:value="8.99177688230599" calcext:value-type="float">
            <text:p>8.9917768823</text:p>
          </table:table-cell>
          <table:table-cell office:value-type="float" office:value="8.33285140790182" calcext:value-type="float">
            <text:p>8.3328514079</text:p>
          </table:table-cell>
          <table:table-cell office:value-type="float" office:value="8.51592796867179" calcext:value-type="float">
            <text:p>8.5159279687</text:p>
          </table:table-cell>
          <table:table-cell office:value-type="float" office:value="8.52319768222375" calcext:value-type="float">
            <text:p>8.5231976822</text:p>
          </table:table-cell>
          <table:table-cell office:value-type="float" office:value="8.05878009284" calcext:value-type="float">
            <text:p>8.0587800928</text:p>
          </table:table-cell>
          <table:table-cell office:value-type="float" office:value="8.05355315037603" calcext:value-type="float">
            <text:p>8.0535531504</text:p>
          </table:table-cell>
          <table:table-cell office:value-type="float" office:value="7.70879555115099" calcext:value-type="float">
            <text:p>7.7087955512</text:p>
          </table:table-cell>
          <table:table-cell office:value-type="float" office:value="7.65638988985398" calcext:value-type="float">
            <text:p>7.6563898899</text:p>
          </table:table-cell>
          <table:table-cell office:value-type="float" office:value="7.30941405346647" calcext:value-type="float">
            <text:p>7.3094140535</text:p>
          </table:table-cell>
          <table:table-cell office:value-type="float" office:value="7.04098765462308" calcext:value-type="float">
            <text:p>7.0409876546</text:p>
          </table:table-cell>
          <table:table-cell office:value-type="float" office:value="6.78311464203027" calcext:value-type="float">
            <text:p>6.783114642</text:p>
          </table:table-cell>
          <table:table-cell office:value-type="float" office:value="6.54868463058227" calcext:value-type="float">
            <text:p>6.5486846306</text:p>
          </table:table-cell>
          <table:table-cell office:value-type="float" office:value="6.32931417242474" calcext:value-type="float">
            <text:p>6.3293141724</text:p>
          </table:table-cell>
          <table:table-cell office:value-type="float" office:value="6.32441340216732" calcext:value-type="float">
            <text:p>6.3244134022</text:p>
          </table:table-cell>
          <table:table-cell office:value-type="float" office:value="6.13156342979899" calcext:value-type="float">
            <text:p>6.1315634298</text:p>
          </table:table-cell>
          <table:table-cell office:value-type="float" office:value="5.95825923596727" calcext:value-type="float">
            <text:p>5.958259236</text:p>
          </table:table-cell>
          <table:table-cell office:value-type="float" office:value="5.79325571215215" calcext:value-type="float">
            <text:p>5.7932557122</text:p>
          </table:table-cell>
          <table:table-cell office:value-type="float" office:value="5.64003815432383" calcext:value-type="float">
            <text:p>5.6400381543</text:p>
          </table:table-cell>
          <table:table-cell office:value-type="float" office:value="5.4973873246216" calcext:value-type="float">
            <text:p>5.4973873246</text:p>
          </table:table-cell>
          <table:table-cell office:value-type="float" office:value="5.36832956014002" calcext:value-type="float">
            <text:p>5.3683295601</text:p>
          </table:table-cell>
          <table:table-cell office:value-type="float" office:value="5.24364680313418" calcext:value-type="float">
            <text:p>5.2436468031</text:p>
          </table:table-cell>
          <table:table-cell office:value-type="float" office:value="5.12675671844121" calcext:value-type="float">
            <text:p>5.1267567184</text:p>
          </table:table-cell>
          <table:table-cell office:value-type="float" office:value="5.01695088130539" calcext:value-type="float">
            <text:p>5.0169508813</text:p>
          </table:table-cell>
          <table:table-cell office:value-type="float" office:value="5.14824776624154" calcext:value-type="float">
            <text:p>5.1482477662</text:p>
          </table:table-cell>
          <table:table-cell office:value-type="float" office:value="5.04410251843347" calcext:value-type="float">
            <text:p>5.0441025184</text:p>
          </table:table-cell>
          <table:table-cell office:value-type="float" office:value="4.94574311772585" calcext:value-type="float">
            <text:p>4.9457431177</text:p>
          </table:table-cell>
          <table:table-cell office:value-type="float" office:value="4.85270044138081" calcext:value-type="float">
            <text:p>4.8527004414</text:p>
          </table:table-cell>
          <table:table-cell office:value-type="float" office:value="4.76777817687537" calcext:value-type="float">
            <text:p>4.7677781769</text:p>
          </table:table-cell>
          <table:table-cell office:value-type="float" office:value="4.68407012344162" calcext:value-type="float">
            <text:p>4.6840701234</text:p>
          </table:table-cell>
          <table:table-cell office:value-type="float" office:value="4.60454747267955" calcext:value-type="float">
            <text:p>4.6045474727</text:p>
          </table:table-cell>
          <table:table-cell office:value-type="float" office:value="4.5289039756132" calcext:value-type="float">
            <text:p>4.5289039756</text:p>
          </table:table-cell>
          <table:table-cell office:value-type="float" office:value="4.45686254983572" calcext:value-type="float">
            <text:p>4.4568625498</text:p>
          </table:table-cell>
          <table:table-cell office:value-type="float" office:value="4.38817188804789" calcext:value-type="float">
            <text:p>4.388171888</text:p>
          </table:table-cell>
          <table:table-cell office:value-type="float" office:value="4.3226035290686" calcext:value-type="float">
            <text:p>4.3226035291</text:p>
          </table:table-cell>
          <table:table-cell office:value-type="float" office:value="4.26267132598206" calcext:value-type="float">
            <text:p>4.262671326</text:p>
          </table:table-cell>
          <table:table-cell office:value-type="float" office:value="4.20268203830765" calcext:value-type="float">
            <text:p>4.2026820383</text:p>
          </table:table-cell>
          <table:table-cell office:value-type="float" office:value="4.14524548627896" calcext:value-type="float">
            <text:p>4.1452454863</text:p>
          </table:table-cell>
          <table:table-cell office:value-type="float" office:value="4.09020212391812" calcext:value-type="float">
            <text:p>4.0902021239</text:p>
          </table:table-cell>
          <table:table-cell office:value-type="float" office:value="4.03740542940876" calcext:value-type="float">
            <text:p>4.0374054294</text:p>
          </table:table-cell>
          <table:table-cell office:value-type="float" office:value="3.98672060267976" calcext:value-type="float">
            <text:p>3.9867206027</text:p>
          </table:table-cell>
          <table:table-cell office:value-type="float" office:value="3.93802341621465" calcext:value-type="float">
            <text:p>3.9380234162</text:p>
          </table:table-cell>
          <table:table-cell office:value-type="float" office:value="3.89119919845974" calcext:value-type="float">
            <text:p>3.8911991985</text:p>
          </table:table-cell>
          <table:table-cell office:value-type="float" office:value="3.84614193231822" calcext:value-type="float">
            <text:p>3.8461419323</text:p>
          </table:table-cell>
          <table:table-cell office:value-type="float" office:value="3.80275345381157" calcext:value-type="float">
            <text:p>3.8027534538</text:p>
          </table:table-cell>
          <table:table-cell office:value-type="float" office:value="3.7631698344727" calcext:value-type="float">
            <text:p>3.7631698345</text:p>
          </table:table-cell>
          <table:table-cell office:value-type="float" office:value="3.72281258908853" calcext:value-type="float">
            <text:p>3.7228125891</text:p>
          </table:table-cell>
          <table:table-cell office:value-type="float" office:value="3.68387138740205" calcext:value-type="float">
            <text:p>3.6838713874</text:p>
          </table:table-cell>
          <table:table-cell office:value-type="float" office:value="3.64627298577372" calcext:value-type="float">
            <text:p>3.6462729858</text:p>
          </table:table-cell>
          <table:table-cell office:value-type="float" office:value="3.60994910623449" calcext:value-type="float">
            <text:p>3.6099491062</text:p>
          </table:table-cell>
          <table:table-cell office:value-type="float" office:value="3.5748360226799" calcext:value-type="float">
            <text:p>3.5748360227</text:p>
          </table:table-cell>
          <table:table-cell office:value-type="float" office:value="3.54087418776645" calcext:value-type="float">
            <text:p>3.5408741878</text:p>
          </table:table-cell>
          <table:table-cell office:value-type="float" office:value="3.50800789591472" calcext:value-type="float">
            <text:p>3.5080078959</text:p>
          </table:table-cell>
          <table:table-cell office:value-type="float" office:value="3.47618497840749" calcext:value-type="float">
            <text:p>3.4761849784</text:p>
          </table:table-cell>
          <table:table-cell office:value-type="float" office:value="3.44535652707235" calcext:value-type="float">
            <text:p>3.4453565271</text:p>
          </table:table-cell>
          <table:table-cell office:value-type="float" office:value="3.41547664347061" calcext:value-type="float">
            <text:p>3.4154766435</text:p>
          </table:table-cell>
          <table:table-cell office:value-type="float" office:value="3.3865022108871" calcext:value-type="float">
            <text:p>3.3865022109</text:p>
          </table:table-cell>
          <table:table-cell office:value-type="float" office:value="3.35839268673892" calcext:value-type="float">
            <text:p>3.3583926867</text:p>
          </table:table-cell>
          <table:table-cell office:value-type="float" office:value="3.33110991330099" calcext:value-type="float">
            <text:p>3.3311099133</text:p>
          </table:table-cell>
          <table:table-cell office:value-type="float" office:value="3.306393166589" calcext:value-type="float">
            <text:p>3.3063931666</text:p>
          </table:table-cell>
          <table:table-cell office:value-type="float" office:value="3.28063275125143" calcext:value-type="float">
            <text:p>3.2806327513</text:p>
          </table:table-cell>
          <table:table-cell office:value-type="float" office:value="3.25559798141633" calcext:value-type="float">
            <text:p>3.2555979814</text:p>
          </table:table-cell>
          <table:table-cell office:value-type="float" office:value="3.23125862185442" calcext:value-type="float">
            <text:p>3.2312586219</text:p>
          </table:table-cell>
          <table:table-cell office:value-type="float" office:value="3.20758609406134" calcext:value-type="float">
            <text:p>3.2075860941</text:p>
          </table:table-cell>
          <table:table-cell office:value-type="float" office:value="3.18455336431671" calcext:value-type="float">
            <text:p>3.1845533643</text:p>
          </table:table-cell>
          <table:table-cell office:value-type="float" office:value="3.16213484069861" calcext:value-type="float">
            <text:p>3.1621348407</text:p>
          </table:table-cell>
          <table:table-cell office:value-type="float" office:value="3.14030627822835" calcext:value-type="float">
            <text:p>3.1403062782</text:p>
          </table:table-cell>
          <table:table-cell office:value-type="float" office:value="3.11904469140668" calcext:value-type="float">
            <text:p>3.1190446914</text:p>
          </table:table-cell>
          <table:table-cell office:value-type="float" office:value="3.09832827347786" calcext:value-type="float">
            <text:p>3.0983282735</text:p>
          </table:table-cell>
          <table:table-cell office:value-type="float" office:value="3.07813632182572" calcext:value-type="float">
            <text:p>3.0781363218</text:p>
          </table:table-cell>
          <table:table-cell office:value-type="float" office:value="3.05844916896489" calcext:value-type="float">
            <text:p>3.058449169</text:p>
          </table:table-cell>
          <table:table-cell office:value-type="float" office:value="3.03924811864383" calcext:value-type="float">
            <text:p>3.0392481186</text:p>
          </table:table-cell>
          <table:table-cell office:value-type="float" office:value="3.02051538662329" calcext:value-type="float">
            <text:p>3.0205153866</text:p>
          </table:table-cell>
          <table:table-cell office:value-type="float" office:value="3.00223404573577" calcext:value-type="float">
            <text:p>3.0022340457</text:p>
          </table:table-cell>
          <table:table-cell office:value-type="float" office:value="2.98438797486938" calcext:value-type="float">
            <text:p>2.9843879749</text:p>
          </table:table-cell>
          <table:table-cell office:value-type="float" office:value="2.96696181155279" calcext:value-type="float">
            <text:p>2.9669618116</text:p>
          </table:table-cell>
          <table:table-cell office:value-type="float" office:value="2.94994090784821" calcext:value-type="float">
            <text:p>2.9499409078</text:p>
          </table:table-cell>
          <table:table-cell office:value-type="float" office:value="2.93331128928626" calcext:value-type="float">
            <text:p>2.9333112893</text:p>
          </table:table-cell>
          <table:table-cell office:value-type="float" office:value="2.91705961660073" calcext:value-type="float">
            <text:p>2.9170596166</text:p>
          </table:table-cell>
          <table:table-cell office:value-type="float" office:value="2.90117315004296" calcext:value-type="float">
            <text:p>2.90117315</text:p>
          </table:table-cell>
          <table:table-cell office:value-type="float" office:value="2.88563971607536" calcext:value-type="float">
            <text:p>2.8856397161</text:p>
          </table:table-cell>
          <table:table-cell office:value-type="float" office:value="2.87179372348304" calcext:value-type="float">
            <text:p>2.8717937235</text:p>
          </table:table-cell>
          <table:table-cell office:value-type="float" office:value="2.8569173144556" calcext:value-type="float">
            <text:p>2.8569173145</text:p>
          </table:table-cell>
          <table:table-cell office:value-type="float" office:value="2.84236082820295" calcext:value-type="float">
            <text:p>2.8423608282</text:p>
          </table:table-cell>
          <table:table-cell office:value-type="float" office:value="2.82811405442376" calcext:value-type="float">
            <text:p>2.8281140544</text:p>
          </table:table-cell>
          <table:table-cell office:value-type="float" office:value="2.81416721272413" calcext:value-type="float">
            <text:p>2.8141672127</text:p>
          </table:table-cell>
          <table:table-cell office:value-type="float" office:value="2.80051093022658" calcext:value-type="float">
            <text:p>2.8005109302</text:p>
          </table:table-cell>
          <table:table-cell office:value-type="float" office:value="2.78713622056403" calcext:value-type="float">
            <text:p>2.7871362206</text:p>
          </table:table-cell>
          <table:table-cell office:value-type="float" office:value="2.7740344641599" calcext:value-type="float">
            <text:p>2.7740344642</text:p>
          </table:table-cell>
          <table:table-cell office:value-type="float" office:value="2.76119738970332" calcext:value-type="float">
            <text:p>2.7611973897</text:p>
          </table:table-cell>
          <table:table-cell office:value-type="float" office:value="2.74861705673588" calcext:value-type="float">
            <text:p>2.7486170567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6.60983802415159" calcext:value-type="float">
            <text:p>6.6098380242</text:p>
          </table:table-cell>
          <table:table-cell office:value-type="string" calcext:value-type="string">
            <text:p><text:s/>global min</text:p>
          </table:table-cell>
          <table:table-cell office:value-type="float" office:value="-6.79815271784085" calcext:value-type="float">
            <text:p>-6.7981527178</text:p>
          </table:table-cell>
          <table:table-cell office:value-type="string" calcext:value-type="string">
            <text:p><text:s/>range</text:p>
          </table:table-cell>
          <table:table-cell office:value-type="float" office:value="13.4079907419924" calcext:value-type="float">
            <text:p>13.407990742</text:p>
          </table:table-cell>
          <table:table-cell office:value-type="string" calcext:value-type="string">
            <text:p><text:s/>regret</text:p>
          </table:table-cell>
          <table:table-cell office:value-type="float" office:value="7.27926962494529" calcext:value-type="float">
            <text:p>7.2792696249</text:p>
          </table:table-cell>
          <table:table-cell office:value-type="float" office:value="8.78404773002965" calcext:value-type="float">
            <text:p>8.78404773</text:p>
          </table:table-cell>
          <table:table-cell office:value-type="float" office:value="8.19789136047258" calcext:value-type="float">
            <text:p>8.1978913605</text:p>
          </table:table-cell>
          <table:table-cell office:value-type="float" office:value="7.46383385800322" calcext:value-type="float">
            <text:p>7.463833858</text:p>
          </table:table-cell>
          <table:table-cell office:value-type="float" office:value="8.13473968038586" calcext:value-type="float">
            <text:p>8.1347396804</text:p>
          </table:table-cell>
          <table:table-cell office:value-type="float" office:value="6.99598001511758" calcext:value-type="float">
            <text:p>6.9959800151</text:p>
          </table:table-cell>
          <table:table-cell office:value-type="float" office:value="7.21890554403642" calcext:value-type="float">
            <text:p>7.218905544</text:p>
          </table:table-cell>
          <table:table-cell office:value-type="float" office:value="7.06971218891962" calcext:value-type="float">
            <text:p>7.0697121889</text:p>
          </table:table-cell>
          <table:table-cell office:value-type="float" office:value="6.78424556855213" calcext:value-type="float">
            <text:p>6.7842455686</text:p>
          </table:table-cell>
          <table:table-cell office:value-type="float" office:value="6.76503399313159" calcext:value-type="float">
            <text:p>6.7650339931</text:p>
          </table:table-cell>
          <table:table-cell office:value-type="float" office:value="6.83569780375478" calcext:value-type="float">
            <text:p>6.8356978038</text:p>
          </table:table-cell>
          <table:table-cell office:value-type="float" office:value="6.88421315389794" calcext:value-type="float">
            <text:p>6.8842131539</text:p>
          </table:table-cell>
          <table:table-cell office:value-type="float" office:value="6.65711998882854" calcext:value-type="float">
            <text:p>6.6571199888</text:p>
          </table:table-cell>
          <table:table-cell office:value-type="float" office:value="6.49395728289922" calcext:value-type="float">
            <text:p>6.4939572829</text:p>
          </table:table-cell>
          <table:table-cell office:value-type="float" office:value="6.39217520760911" calcext:value-type="float">
            <text:p>6.3921752076</text:p>
          </table:table-cell>
          <table:table-cell office:value-type="float" office:value="6.39475608958117" calcext:value-type="float">
            <text:p>6.3947560896</text:p>
          </table:table-cell>
          <table:table-cell office:value-type="float" office:value="6.71401990427201" calcext:value-type="float">
            <text:p>6.7140199043</text:p>
          </table:table-cell>
          <table:table-cell office:value-type="float" office:value="6.759718160662" calcext:value-type="float">
            <text:p>6.7597181607</text:p>
          </table:table-cell>
          <table:table-cell office:value-type="float" office:value="6.66816964328254" calcext:value-type="float">
            <text:p>6.6681696433</text:p>
          </table:table-cell>
          <table:table-cell office:value-type="float" office:value="6.42435982221872" calcext:value-type="float">
            <text:p>6.4243598222</text:p>
          </table:table-cell>
          <table:table-cell office:value-type="float" office:value="6.20376998411336" calcext:value-type="float">
            <text:p>6.2037699841</text:p>
          </table:table-cell>
          <table:table-cell office:value-type="float" office:value="5.95240927625617" calcext:value-type="float">
            <text:p>5.9524092763</text:p>
          </table:table-cell>
          <table:table-cell office:value-type="float" office:value="5.72290602125612" calcext:value-type="float">
            <text:p>5.7229060213</text:p>
          </table:table-cell>
          <table:table-cell office:value-type="float" office:value="5.51252803750607" calcext:value-type="float">
            <text:p>5.5125280375</text:p>
          </table:table-cell>
          <table:table-cell office:value-type="float" office:value="5.31898029245603" calcext:value-type="float">
            <text:p>5.3189802925</text:p>
          </table:table-cell>
          <table:table-cell office:value-type="float" office:value="5.14032083548676" calcext:value-type="float">
            <text:p>5.1403208355</text:p>
          </table:table-cell>
          <table:table-cell office:value-type="float" office:value="4.97489541236707" calcext:value-type="float">
            <text:p>4.9748954124</text:p>
          </table:table-cell>
          <table:table-cell office:value-type="float" office:value="4.82128609089878" calcext:value-type="float">
            <text:p>4.8212860909</text:p>
          </table:table-cell>
          <table:table-cell office:value-type="float" office:value="4.67827051573866" calcext:value-type="float">
            <text:p>4.6782705157</text:p>
          </table:table-cell>
          <table:table-cell office:value-type="float" office:value="4.54478931225587" calcext:value-type="float">
            <text:p>4.5447893123</text:p>
          </table:table-cell>
          <table:table-cell office:value-type="float" office:value="4.41991979932036" calcext:value-type="float">
            <text:p>4.4199197993</text:p>
          </table:table-cell>
          <table:table-cell office:value-type="float" office:value="4.30285463094331" calcext:value-type="float">
            <text:p>4.3028546309</text:p>
          </table:table-cell>
          <table:table-cell office:value-type="float" office:value="4.19288432125579" calcext:value-type="float">
            <text:p>4.1928843213</text:p>
          </table:table-cell>
          <table:table-cell office:value-type="float" office:value="4.08938285331459" calcext:value-type="float">
            <text:p>4.0893828533</text:p>
          </table:table-cell>
          <table:table-cell office:value-type="float" office:value="3.99179575497004" calcext:value-type="float">
            <text:p>3.991795755</text:p>
          </table:table-cell>
          <table:table-cell office:value-type="float" office:value="3.89963016208906" calcext:value-type="float">
            <text:p>3.8996301621</text:p>
          </table:table-cell>
          <table:table-cell office:value-type="float" office:value="3.8124464931476" calcext:value-type="float">
            <text:p>3.8124464931</text:p>
          </table:table-cell>
          <table:table-cell office:value-type="float" office:value="3.72985143836096" calcext:value-type="float">
            <text:p>3.7298514384</text:p>
          </table:table-cell>
          <table:table-cell office:value-type="float" office:value="3.65149202740952" calcext:value-type="float">
            <text:p>3.6514920274</text:p>
          </table:table-cell>
          <table:table-cell office:value-type="float" office:value="3.57705058700566" calcext:value-type="float">
            <text:p>3.577050587</text:p>
          </table:table-cell>
          <table:table-cell office:value-type="float" office:value="3.5062404363776" calcext:value-type="float">
            <text:p>3.5062404364</text:p>
          </table:table-cell>
          <table:table-cell office:value-type="float" office:value="3.4388021976842" calcext:value-type="float">
            <text:p>3.4388021977</text:p>
          </table:table-cell>
          <table:table-cell office:value-type="float" office:value="3.37450062125562" calcext:value-type="float">
            <text:p>3.3745006213</text:p>
          </table:table-cell>
          <table:table-cell office:value-type="float" office:value="3.31312184375561" calcext:value-type="float">
            <text:p>3.3131218438</text:p>
          </table:table-cell>
          <table:table-cell office:value-type="float" office:value="3.25447101192226" calcext:value-type="float">
            <text:p>3.2544710119</text:p>
          </table:table-cell>
          <table:table-cell office:value-type="float" office:value="3.19837021625558" calcext:value-type="float">
            <text:p>3.1983702163</text:p>
          </table:table-cell>
          <table:table-cell office:value-type="float" office:value="3.14465668848961" calcext:value-type="float">
            <text:p>3.1446566885</text:p>
          </table:table-cell>
          <table:table-cell office:value-type="float" office:value="3.09318122438056" calcext:value-type="float">
            <text:p>3.0931812244</text:p>
          </table:table-cell>
          <table:table-cell office:value-type="float" office:value="3.04380679962289" calcext:value-type="float">
            <text:p>3.0438067996</text:p>
          </table:table-cell>
          <table:table-cell office:value-type="float" office:value="2.99640735185554" calcext:value-type="float">
            <text:p>2.9964073519</text:p>
          </table:table-cell>
          <table:table-cell office:value-type="float" office:value="2.95086670596141" calcext:value-type="float">
            <text:p>2.950866706</text:p>
          </table:table-cell>
          <table:table-cell office:value-type="float" office:value="2.9070776233709" calcext:value-type="float">
            <text:p>2.9070776234</text:p>
          </table:table-cell>
          <table:table-cell office:value-type="float" office:value="2.86494095899136" calcext:value-type="float">
            <text:p>2.864940959</text:p>
          </table:table-cell>
          <table:table-cell office:value-type="float" office:value="2.82436491181106" calcext:value-type="float">
            <text:p>2.8243649118</text:p>
          </table:table-cell>
          <table:table-cell office:value-type="float" office:value="2.78526435725549" calcext:value-type="float">
            <text:p>2.7852643573</text:p>
          </table:table-cell>
          <table:table-cell office:value-type="float" office:value="2.74756025107691" calcext:value-type="float">
            <text:p>2.7475602511</text:p>
          </table:table-cell>
          <table:table-cell office:value-type="float" office:value="2.71117909599232" calcext:value-type="float">
            <text:p>2.711179096</text:p>
          </table:table-cell>
          <table:table-cell office:value-type="float" office:value="2.67605246349685" calcext:value-type="float">
            <text:p>2.6760524635</text:p>
          </table:table-cell>
          <table:table-cell office:value-type="float" office:value="2.64211656430631" calcext:value-type="float">
            <text:p>2.6421165643</text:p>
          </table:table-cell>
          <table:table-cell office:value-type="float" office:value="2.60931186175546" calcext:value-type="float">
            <text:p>2.6093118618</text:p>
          </table:table-cell>
          <table:table-cell office:value-type="float" office:value="2.57758272322266" calcext:value-type="float">
            <text:p>2.5775827232</text:p>
          </table:table-cell>
          <table:table-cell office:value-type="float" office:value="2.5468771052877" calcext:value-type="float">
            <text:p>2.5468771053</text:p>
          </table:table-cell>
          <table:table-cell office:value-type="float" office:value="2.51714626887448" calcext:value-type="float">
            <text:p>2.5171462689</text:p>
          </table:table-cell>
          <table:table-cell office:value-type="float" office:value="2.48834452109918" calcext:value-type="float">
            <text:p>2.4883445211</text:p>
          </table:table-cell>
          <table:table-cell office:value-type="float" office:value="2.46042898094773" calcext:value-type="float">
            <text:p>2.4604289809</text:p>
          </table:table-cell>
          <table:table-cell office:value-type="float" office:value="2.43335936625542" calcext:value-type="float">
            <text:p>2.4333593663</text:p>
          </table:table-cell>
          <table:table-cell office:value-type="float" office:value="2.40709779976288" calcext:value-type="float">
            <text:p>2.4070977998</text:p>
          </table:table-cell>
          <table:table-cell office:value-type="float" office:value="2.38160863228482" calcext:value-type="float">
            <text:p>2.3816086323</text:p>
          </table:table-cell>
          <table:table-cell office:value-type="float" office:value="2.3568582812554" calcext:value-type="float">
            <text:p>2.3568582813</text:p>
          </table:table-cell>
          <table:table-cell office:value-type="float" office:value="2.33281508311254" calcext:value-type="float">
            <text:p>2.3328150831</text:p>
          </table:table-cell>
          <table:table-cell office:value-type="float" office:value="2.3094491581568" calcext:value-type="float">
            <text:p>2.3094491582</text:p>
          </table:table-cell>
          <table:table-cell office:value-type="float" office:value="2.28673228667205" calcext:value-type="float">
            <text:p>2.2867322867</text:p>
          </table:table-cell>
          <table:table-cell office:value-type="float" office:value="2.26463779522799" calcext:value-type="float">
            <text:p>2.2646377952</text:p>
          </table:table-cell>
          <table:table-cell office:value-type="float" office:value="2.24314045220132" calcext:value-type="float">
            <text:p>2.2431404522</text:p>
          </table:table-cell>
          <table:table-cell office:value-type="float" office:value="2.22221637165537" calcext:value-type="float">
            <text:p>2.2222163717</text:p>
          </table:table-cell>
          <table:table-cell office:value-type="float" office:value="2.201842924808" calcext:value-type="float">
            <text:p>2.2018429248</text:p>
          </table:table-cell>
          <table:table-cell office:value-type="float" office:value="2.18199865839822" calcext:value-type="float">
            <text:p>2.1819986584</text:p>
          </table:table-cell>
          <table:table-cell office:value-type="float" office:value="2.16266321933228" calcext:value-type="float">
            <text:p>2.1626632193</text:p>
          </table:table-cell>
          <table:table-cell office:value-type="float" office:value="2.14381728505283" calcext:value-type="float">
            <text:p>2.1438172851</text:p>
          </table:table-cell>
          <table:table-cell office:value-type="float" office:value="2.13941923426474" calcext:value-type="float">
            <text:p>2.1394192343</text:p>
          </table:table-cell>
          <table:table-cell office:value-type="float" office:value="2.1213255944745" calcext:value-type="float">
            <text:p>2.1213255945</text:p>
          </table:table-cell>
          <table:table-cell office:value-type="float" office:value="2.10367326297182" calcext:value-type="float">
            <text:p>2.103673263</text:p>
          </table:table-cell>
          <table:table-cell office:value-type="float" office:value="2.08644628885475" calcext:value-type="float">
            <text:p>2.0864462889</text:p>
          </table:table-cell>
          <table:table-cell office:value-type="float" office:value="2.06962948078809" calcext:value-type="float">
            <text:p>2.0696294808</text:p>
          </table:table-cell>
          <table:table-cell office:value-type="float" office:value="2.053208362323" calcext:value-type="float">
            <text:p>2.0532083623</text:p>
          </table:table-cell>
          <table:table-cell office:value-type="float" office:value="2.03716913033383" calcext:value-type="float">
            <text:p>2.0371691303</text:p>
          </table:table-cell>
          <table:table-cell office:value-type="float" office:value="2.02149861632143" calcext:value-type="float">
            <text:p>2.0214986163</text:p>
          </table:table-cell>
          <table:table-cell office:value-type="float" office:value="2.00618425035477" calcext:value-type="float">
            <text:p>2.0061842504</text:p>
          </table:table-cell>
          <table:table-cell office:value-type="float" office:value="1.99121402744354" calcext:value-type="float">
            <text:p>1.9912140274</text:p>
          </table:table-cell>
          <table:table-cell office:value-type="float" office:value="1.97657647615255" calcext:value-type="float">
            <text:p>1.9765764762</text:p>
          </table:table-cell>
          <table:table-cell office:value-type="float" office:value="1.96226062928555" calcext:value-type="float">
            <text:p>1.9622606293</text:p>
          </table:table-cell>
          <table:table-cell office:value-type="float" office:value="1.94825599648087" calcext:value-type="float">
            <text:p>1.9482559965</text:p>
          </table:table-cell>
          <table:table-cell office:value-type="float" office:value="1.93455253857521" calcext:value-type="float">
            <text:p>1.9345525386</text:p>
          </table:table-cell>
          <table:table-cell office:value-type="float" office:value="1.92114064360372" calcext:value-type="float">
            <text:p>1.9211406436</text:p>
          </table:table-cell>
          <table:table-cell office:value-type="float" office:value="1.90801110431584" calcext:value-type="float">
            <text:p>1.9080111043</text:p>
          </table:table-cell>
          <table:table-cell office:value-type="float" office:value="1.89515509709646" calcext:value-type="float">
            <text:p>1.8951550971</text:p>
          </table:table-cell>
          <table:table-cell office:value-type="float" office:value="1.88256416219088" calcext:value-type="float">
            <text:p>1.8825641622</text:p>
          </table:table-cell>
          <table:table-cell office:value-type="float" office:value="1.87023018514051" calcext:value-type="float">
            <text:p>1.8702301851</text:p>
          </table:table-cell>
          <table:table-cell office:value-type="float" office:value="1.85814537934369" calcext:value-type="float">
            <text:p>1.8581453793</text:p>
          </table:table-cell>
          <table:table-cell office:value-type="float" office:value="1.8463022696628" calcext:value-type="float">
            <text:p>1.8463022697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3.58134841443335" calcext:value-type="float">
            <text:p>3.5813484144</text:p>
          </table:table-cell>
          <table:table-cell office:value-type="string" calcext:value-type="string">
            <text:p><text:s/>global min</text:p>
          </table:table-cell>
          <table:table-cell office:value-type="float" office:value="-17.2224707949843" calcext:value-type="float">
            <text:p>-17.222470795</text:p>
          </table:table-cell>
          <table:table-cell office:value-type="string" calcext:value-type="string">
            <text:p><text:s/>range</text:p>
          </table:table-cell>
          <table:table-cell office:value-type="float" office:value="20.8038192094177" calcext:value-type="float">
            <text:p>20.8038192094</text:p>
          </table:table-cell>
          <table:table-cell office:value-type="string" calcext:value-type="string">
            <text:p><text:s/>regret</text:p>
          </table:table-cell>
          <table:table-cell office:value-type="float" office:value="2.72445212509139" calcext:value-type="float">
            <text:p>2.7244521251</text:p>
          </table:table-cell>
          <table:table-cell office:value-type="float" office:value="4.07717024646383" calcext:value-type="float">
            <text:p>4.0771702465</text:p>
          </table:table-cell>
          <table:table-cell office:value-type="float" office:value="5.87398873827261" calcext:value-type="float">
            <text:p>5.8739887383</text:p>
          </table:table-cell>
          <table:table-cell office:value-type="float" office:value="9.44578119268997" calcext:value-type="float">
            <text:p>9.4457811927</text:p>
          </table:table-cell>
          <table:table-cell office:value-type="float" office:value="9.82540613369226" calcext:value-type="float">
            <text:p>9.8254061337</text:p>
          </table:table-cell>
          <table:table-cell office:value-type="float" office:value="8.98455395435648" calcext:value-type="float">
            <text:p>8.9845539544</text:p>
          </table:table-cell>
          <table:table-cell office:value-type="float" office:value="8.59536138503282" calcext:value-type="float">
            <text:p>8.595361385</text:p>
          </table:table-cell>
          <table:table-cell office:value-type="float" office:value="7.92760570870138" calcext:value-type="float">
            <text:p>7.9276057087</text:p>
          </table:table-cell>
          <table:table-cell office:value-type="float" office:value="7.69507118433438" calcext:value-type="float">
            <text:p>7.6950711843</text:p>
          </table:table-cell>
          <table:table-cell office:value-type="float" office:value="7.72163971364662" calcext:value-type="float">
            <text:p>7.7216397136</text:p>
          </table:table-cell>
          <table:table-cell office:value-type="float" office:value="7.58437089620087" calcext:value-type="float">
            <text:p>7.5843708962</text:p>
          </table:table-cell>
          <table:table-cell office:value-type="float" office:value="8.17846041815654" calcext:value-type="float">
            <text:p>8.1784604182</text:p>
          </table:table-cell>
          <table:table-cell office:value-type="float" office:value="7.74103581871726" calcext:value-type="float">
            <text:p>7.7410358187</text:p>
          </table:table-cell>
          <table:table-cell office:value-type="float" office:value="7.38389843416171" calcext:value-type="float">
            <text:p>7.3838984342</text:p>
          </table:table-cell>
          <table:table-cell office:value-type="float" office:value="7.07628060213603" calcext:value-type="float">
            <text:p>7.0762806021</text:p>
          </table:table-cell>
          <table:table-cell office:value-type="float" office:value="7.53847603347475" calcext:value-type="float">
            <text:p>7.5384760335</text:p>
          </table:table-cell>
          <table:table-cell office:value-type="float" office:value="7.31120874102517" calcext:value-type="float">
            <text:p>7.311208741</text:p>
          </table:table-cell>
          <table:table-cell office:value-type="float" office:value="7.21694265818594" calcext:value-type="float">
            <text:p>7.2169426582</text:p>
          </table:table-cell>
          <table:table-cell office:value-type="float" office:value="6.95831773713086" calcext:value-type="float">
            <text:p>6.9583177371</text:p>
          </table:table-cell>
          <table:table-cell office:value-type="float" office:value="6.83410097802677" calcext:value-type="float">
            <text:p>6.834100978</text:p>
          </table:table-cell>
          <table:table-cell office:value-type="float" office:value="6.53302680791397" calcext:value-type="float">
            <text:p>6.5330268079</text:p>
          </table:table-cell>
          <table:table-cell office:value-type="float" office:value="6.24701050142999" calcext:value-type="float">
            <text:p>6.2470105014</text:p>
          </table:table-cell>
          <table:table-cell office:value-type="float" office:value="6.06142372985462" calcext:value-type="float">
            <text:p>6.0614237299</text:p>
          </table:table-cell>
          <table:table-cell office:value-type="float" office:value="5.81634817185209" calcext:value-type="float">
            <text:p>5.8163481719</text:p>
          </table:table-cell>
          <table:table-cell office:value-type="float" office:value="5.89532767622457" calcext:value-type="float">
            <text:p>5.8953276762</text:p>
          </table:table-cell>
          <table:table-cell office:value-type="float" office:value="5.95491656020607" calcext:value-type="float">
            <text:p>5.9549165602</text:p>
          </table:table-cell>
          <table:table-cell office:value-type="float" office:value="5.78282173325971" calcext:value-type="float">
            <text:p>5.7828217333</text:p>
          </table:table-cell>
          <table:table-cell office:value-type="float" office:value="5.61704921685829" calcext:value-type="float">
            <text:p>5.6170492169</text:p>
          </table:table-cell>
          <table:table-cell office:value-type="float" office:value="5.42725804836245" calcext:value-type="float">
            <text:p>5.4272580484</text:p>
          </table:table-cell>
          <table:table-cell office:value-type="float" office:value="5.24969208755936" calcext:value-type="float">
            <text:p>5.2496920876</text:p>
          </table:table-cell>
          <table:table-cell office:value-type="float" office:value="5.08358199519517" calcext:value-type="float">
            <text:p>5.0835819952</text:p>
          </table:table-cell>
          <table:table-cell office:value-type="float" office:value="4.92785378360375" calcext:value-type="float">
            <text:p>4.9278537836</text:p>
          </table:table-cell>
          <table:table-cell office:value-type="float" office:value="4.78156364544212" calcext:value-type="float">
            <text:p>4.7815636454</text:p>
          </table:table-cell>
          <table:table-cell office:value-type="float" office:value="4.64387880952528" calcext:value-type="float">
            <text:p>4.6438788095</text:p>
          </table:table-cell>
          <table:table-cell office:value-type="float" office:value="4.51406167851798" calcext:value-type="float">
            <text:p>4.5140616785</text:p>
          </table:table-cell>
          <table:table-cell office:value-type="float" office:value="4.39145661034442" calcext:value-type="float">
            <text:p>4.3914566103</text:p>
          </table:table-cell>
          <table:table-cell office:value-type="float" office:value="4.27547884315321" calcext:value-type="float">
            <text:p>4.2754788432</text:p>
          </table:table-cell>
          <table:table-cell office:value-type="float" office:value="4.16560516897206" calcext:value-type="float">
            <text:p>4.165605169</text:p>
          </table:table-cell>
          <table:table-cell office:value-type="float" office:value="4.06136604218482" calcext:value-type="float">
            <text:p>4.0613660422</text:p>
          </table:table-cell>
          <table:table-cell office:value-type="float" office:value="3.96233887173695" calcext:value-type="float">
            <text:p>3.9623388717</text:p>
          </table:table-cell>
          <table:table-cell office:value-type="float" office:value="3.86814229496946" calcext:value-type="float">
            <text:p>3.868142295</text:p>
          </table:table-cell>
          <table:table-cell office:value-type="float" office:value="3.7784312694766" calcext:value-type="float">
            <text:p>3.7784312695</text:p>
          </table:table-cell>
          <table:table-cell office:value-type="float" office:value="3.69289284982063" calcext:value-type="float">
            <text:p>3.6928928498</text:p>
          </table:table-cell>
          <table:table-cell office:value-type="float" office:value="3.61124254014902" calcext:value-type="float">
            <text:p>3.6112425401</text:p>
          </table:table-cell>
          <table:table-cell office:value-type="float" office:value="3.53322113312948" calcext:value-type="float">
            <text:p>3.5332211331</text:p>
          </table:table-cell>
          <table:table-cell office:value-type="float" office:value="3.45859196119774" calcext:value-type="float">
            <text:p>3.4585919612</text:p>
          </table:table-cell>
          <table:table-cell office:value-type="float" office:value="3.38713849870991" calcext:value-type="float">
            <text:p>3.3871384987</text:p>
          </table:table-cell>
          <table:table-cell office:value-type="float" office:value="3.31866226382574" calcext:value-type="float">
            <text:p>3.3186622638</text:p>
          </table:table-cell>
          <table:table-cell office:value-type="float" office:value="3.25298097730419" calcext:value-type="float">
            <text:p>3.2529809773</text:p>
          </table:table-cell>
          <table:table-cell office:value-type="float" office:value="3.1899269422435" calcext:value-type="float">
            <text:p>3.1899269422</text:p>
          </table:table-cell>
          <table:table-cell office:value-type="float" office:value="3.1293456144401" calcext:value-type="float">
            <text:p>3.1293456144</text:p>
          </table:table-cell>
          <table:table-cell office:value-type="float" office:value="3.07134099359469" calcext:value-type="float">
            <text:p>3.0713409936</text:p>
          </table:table-cell>
          <table:table-cell office:value-type="float" office:value="3.01528322436214" calcext:value-type="float">
            <text:p>3.0152832244</text:p>
          </table:table-cell>
          <table:table-cell office:value-type="float" office:value="2.96130166880487" calcext:value-type="float">
            <text:p>2.9613016688</text:p>
          </table:table-cell>
          <table:table-cell office:value-type="float" office:value="2.90928307890423" calcext:value-type="float">
            <text:p>2.9092830789</text:p>
          </table:table-cell>
          <table:table-cell office:value-type="float" office:value="2.85912229578576" calcext:value-type="float">
            <text:p>2.8591222958</text:p>
          </table:table-cell>
          <table:table-cell office:value-type="float" office:value="2.81072154014513" calcext:value-type="float">
            <text:p>2.8107215401</text:p>
          </table:table-cell>
          <table:table-cell office:value-type="float" office:value="2.76398977607831" calcext:value-type="float">
            <text:p>2.7639897761</text:p>
          </table:table-cell>
          <table:table-cell office:value-type="float" office:value="2.85386513473834" calcext:value-type="float">
            <text:p>2.8538651347</text:p>
          </table:table-cell>
          <table:table-cell office:value-type="float" office:value="2.80797203623053" calcext:value-type="float">
            <text:p>2.8079720362</text:p>
          </table:table-cell>
          <table:table-cell office:value-type="float" office:value="2.76358362947707" calcext:value-type="float">
            <text:p>2.7635836295</text:p>
          </table:table-cell>
          <table:table-cell office:value-type="float" office:value="2.72062710681244" calcext:value-type="float">
            <text:p>2.7206271068</text:p>
          </table:table-cell>
          <table:table-cell office:value-type="float" office:value="2.67903428328001" calcext:value-type="float">
            <text:p>2.6790342833</text:p>
          </table:table-cell>
          <table:table-cell office:value-type="float" office:value="2.63874123548298" calcext:value-type="float">
            <text:p>2.6387412355</text:p>
          </table:table-cell>
          <table:table-cell office:value-type="float" office:value="2.599687973772" calcext:value-type="float">
            <text:p>2.5996879738</text:p>
          </table:table-cell>
          <table:table-cell office:value-type="float" office:value="2.56181814423409" calcext:value-type="float">
            <text:p>2.5618181442</text:p>
          </table:table-cell>
          <table:table-cell office:value-type="float" office:value="2.52507875736895" calcext:value-type="float">
            <text:p>2.5250787574</text:p>
          </table:table-cell>
          <table:table-cell office:value-type="float" office:value="2.48941994070573" calcext:value-type="float">
            <text:p>2.4894199407</text:p>
          </table:table-cell>
          <table:table-cell office:value-type="float" office:value="2.45479471293129" calcext:value-type="float">
            <text:p>2.4547947129</text:p>
          </table:table-cell>
          <table:table-cell office:value-type="float" office:value="2.42115877737898" calcext:value-type="float">
            <text:p>2.4211587774</text:p>
          </table:table-cell>
          <table:table-cell office:value-type="float" office:value="2.38865098235222" calcext:value-type="float">
            <text:p>2.3886509824</text:p>
          </table:table-cell>
          <table:table-cell office:value-type="float" office:value="2.35686804126774" calcext:value-type="float">
            <text:p>2.3568680413</text:p>
          </table:table-cell>
          <table:table-cell office:value-type="float" office:value="2.32595586569243" calcext:value-type="float">
            <text:p>2.3259558657</text:p>
          </table:table-cell>
          <table:table-cell office:value-type="float" office:value="2.29587915432185" calcext:value-type="float">
            <text:p>2.2958791543</text:p>
          </table:table-cell>
          <table:table-cell office:value-type="float" office:value="2.26660448858782" calcext:value-type="float">
            <text:p>2.2666044886</text:p>
          </table:table-cell>
          <table:table-cell office:value-type="float" office:value="2.23810020879416" calcext:value-type="float">
            <text:p>2.2381002088</text:p>
          </table:table-cell>
          <table:table-cell office:value-type="float" office:value="2.21033629990423" calcext:value-type="float">
            <text:p>2.2103362999</text:p>
          </table:table-cell>
          <table:table-cell office:value-type="float" office:value="2.18328428611405" calcext:value-type="float">
            <text:p>2.1832842861</text:p>
          </table:table-cell>
          <table:table-cell office:value-type="float" office:value="2.15691713343247" calcext:value-type="float">
            <text:p>2.1569171334</text:p>
          </table:table-cell>
          <table:table-cell office:value-type="float" office:value="2.13120915956794" calcext:value-type="float">
            <text:p>2.1312091596</text:p>
          </table:table-cell>
          <table:table-cell office:value-type="float" office:value="2.10613595049018" calcext:value-type="float">
            <text:p>2.1061359505</text:p>
          </table:table-cell>
          <table:table-cell office:value-type="float" office:value="2.08167428309725" calcext:value-type="float">
            <text:p>2.0816742831</text:p>
          </table:table-cell>
          <table:table-cell office:value-type="float" office:value="2.05780205347282" calcext:value-type="float">
            <text:p>2.0578020535</text:p>
          </table:table-cell>
          <table:table-cell office:value-type="float" office:value="2.03449821026802" calcext:value-type="float">
            <text:p>2.0344982103</text:p>
          </table:table-cell>
          <table:table-cell office:value-type="float" office:value="2.01174269278569" calcext:value-type="float">
            <text:p>2.0117426928</text:p>
          </table:table-cell>
          <table:table-cell office:value-type="float" office:value="1.98951637338434" calcext:value-type="float">
            <text:p>1.9895163734</text:p>
          </table:table-cell>
          <table:table-cell office:value-type="float" office:value="1.96780100385429" calcext:value-type="float">
            <text:p>1.9678010039</text:p>
          </table:table-cell>
          <table:table-cell office:value-type="float" office:value="1.94657916544992" calcext:value-type="float">
            <text:p>1.9465791654</text:p>
          </table:table-cell>
          <table:table-cell office:value-type="float" office:value="1.92583422229059" calcext:value-type="float">
            <text:p>1.9258342223</text:p>
          </table:table-cell>
          <table:table-cell office:value-type="float" office:value="1.94567168007351" calcext:value-type="float">
            <text:p>1.9456716801</text:p>
          </table:table-cell>
          <table:table-cell office:value-type="float" office:value="1.92553358831972" calcext:value-type="float">
            <text:p>1.9255335883</text:p>
          </table:table-cell>
          <table:table-cell office:value-type="float" office:value="1.90583328116927" calcext:value-type="float">
            <text:p>1.9058332812</text:p>
          </table:table-cell>
          <table:table-cell office:value-type="float" office:value="1.88641872141767" calcext:value-type="float">
            <text:p>1.8864187214</text:p>
          </table:table-cell>
          <table:table-cell office:value-type="float" office:value="1.86741723740545" calcext:value-type="float">
            <text:p>1.8674172374</text:p>
          </table:table-cell>
          <table:table-cell office:value-type="float" office:value="1.8488157846356" calcext:value-type="float">
            <text:p>1.8488157846</text:p>
          </table:table-cell>
          <table:table-cell office:value-type="float" office:value="1.83060186213179" calcext:value-type="float">
            <text:p>1.8306018621</text:p>
          </table:table-cell>
          <table:table-cell office:value-type="float" office:value="1.81276348442187" calcext:value-type="float">
            <text:p>1.8127634844</text:p>
          </table:table-cell>
          <table:table-cell office:value-type="float" office:value="1.79528915523665" calcext:value-type="float">
            <text:p>1.7952891552</text:p>
          </table:table-cell>
          <table:table-cell office:value-type="float" office:value="1.77816784280264" calcext:value-type="float">
            <text:p>1.7781678428</text:p>
          </table:table-cell>
          <table:table-cell office:value-type="float" office:value="1.76138895661731" calcext:value-type="float">
            <text:p>1.7613889566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5.13751478376989" calcext:value-type="float">
            <text:p>5.1375147838</text:p>
          </table:table-cell>
          <table:table-cell office:value-type="string" calcext:value-type="string">
            <text:p><text:s/>global min</text:p>
          </table:table-cell>
          <table:table-cell office:value-type="float" office:value="-9.19295087937265" calcext:value-type="float">
            <text:p>-9.1929508794</text:p>
          </table:table-cell>
          <table:table-cell office:value-type="string" calcext:value-type="string">
            <text:p><text:s/>range</text:p>
          </table:table-cell>
          <table:table-cell office:value-type="float" office:value="14.3304656631425" calcext:value-type="float">
            <text:p>14.3304656631</text:p>
          </table:table-cell>
          <table:table-cell office:value-type="string" calcext:value-type="string">
            <text:p><text:s/>regret</text:p>
          </table:table-cell>
          <table:table-cell office:value-type="float" office:value="4.31777147016981" calcext:value-type="float">
            <text:p>4.3177714702</text:p>
          </table:table-cell>
          <table:table-cell office:value-type="float" office:value="2.75818015111204" calcext:value-type="float">
            <text:p>2.7581801511</text:p>
          </table:table-cell>
          <table:table-cell office:value-type="float" office:value="2.23622677032873" calcext:value-type="float">
            <text:p>2.2362267703</text:p>
          </table:table-cell>
          <table:table-cell office:value-type="float" office:value="1.81899609466691" calcext:value-type="float">
            <text:p>1.8189960947</text:p>
          </table:table-cell>
          <table:table-cell office:value-type="float" office:value="2.26613371247671" calcext:value-type="float">
            <text:p>2.2661337125</text:p>
          </table:table-cell>
          <table:table-cell office:value-type="float" office:value="2.14821155945089" calcext:value-type="float">
            <text:p>2.1482115595</text:p>
          </table:table-cell>
          <table:table-cell office:value-type="float" office:value="2.31035986169438" calcext:value-type="float">
            <text:p>2.3103598617</text:p>
          </table:table-cell>
          <table:table-cell office:value-type="float" office:value="2.22311235724795" calcext:value-type="float">
            <text:p>2.2231123572</text:p>
          </table:table-cell>
          <table:table-cell office:value-type="float" office:value="2.30595511570261" calcext:value-type="float">
            <text:p>2.3059551157</text:p>
          </table:table-cell>
          <table:table-cell office:value-type="float" office:value="2.4363403688072" calcext:value-type="float">
            <text:p>2.4363403688</text:p>
          </table:table-cell>
          <table:table-cell office:value-type="float" office:value="3.09300387760505" calcext:value-type="float">
            <text:p>3.0930038776</text:p>
          </table:table-cell>
          <table:table-cell office:value-type="float" office:value="3.08428879154997" calcext:value-type="float">
            <text:p>3.0842887915</text:p>
          </table:table-cell>
          <table:table-cell office:value-type="float" office:value="3.01894623909035" calcext:value-type="float">
            <text:p>3.0189462391</text:p>
          </table:table-cell>
          <table:table-cell office:value-type="float" office:value="3.74540036951916" calcext:value-type="float">
            <text:p>3.7454003695</text:p>
          </table:table-cell>
          <table:table-cell office:value-type="float" office:value="3.70507414302252" calcext:value-type="float">
            <text:p>3.705074143</text:p>
          </table:table-cell>
          <table:table-cell office:value-type="float" office:value="4.25747633410829" calcext:value-type="float">
            <text:p>4.2574763341</text:p>
          </table:table-cell>
          <table:table-cell office:value-type="float" office:value="4.15599696521008" calcext:value-type="float">
            <text:p>4.1559969652</text:p>
          </table:table-cell>
          <table:table-cell office:value-type="float" office:value="4.05780731223935" calcext:value-type="float">
            <text:p>4.0578073122</text:p>
          </table:table-cell>
          <table:table-cell office:value-type="float" office:value="3.96015476128849" calcext:value-type="float">
            <text:p>3.9601547613</text:p>
          </table:table-cell>
          <table:table-cell office:value-type="float" office:value="3.82207646482678" calcext:value-type="float">
            <text:p>3.8220764648</text:p>
          </table:table-cell>
          <table:table-cell office:value-type="float" office:value="4.07804140604545" calcext:value-type="float">
            <text:p>4.078041406</text:p>
          </table:table-cell>
          <table:table-cell office:value-type="float" office:value="3.94785582395258" calcext:value-type="float">
            <text:p>3.947855824</text:p>
          </table:table-cell>
          <table:table-cell office:value-type="float" office:value="3.82832247647874" calcext:value-type="float">
            <text:p>3.8283224765</text:p>
          </table:table-cell>
          <table:table-cell office:value-type="float" office:value="3.71875024129439" calcext:value-type="float">
            <text:p>3.7187502413</text:p>
          </table:table-cell>
          <table:table-cell office:value-type="float" office:value="3.61794378492478" calcext:value-type="float">
            <text:p>3.6179437849</text:p>
          </table:table-cell>
          <table:table-cell office:value-type="float" office:value="3.61402770921868" calcext:value-type="float">
            <text:p>3.6140277092</text:p>
          </table:table-cell>
          <table:table-cell office:value-type="float" office:value="3.52456701006444" calcext:value-type="float">
            <text:p>3.5245670101</text:p>
          </table:table-cell>
          <table:table-cell office:value-type="float" office:value="3.44149636084979" calcext:value-type="float">
            <text:p>3.4414963608</text:p>
          </table:table-cell>
          <table:table-cell office:value-type="float" office:value="3.36415472192581" calcext:value-type="float">
            <text:p>3.3641547219</text:p>
          </table:table-cell>
          <table:table-cell office:value-type="float" office:value="3.29196919226342" calcext:value-type="float">
            <text:p>3.2919691923</text:p>
          </table:table-cell>
          <table:table-cell office:value-type="float" office:value="3.23698810545874" calcext:value-type="float">
            <text:p>3.2369881055</text:p>
          </table:table-cell>
          <table:table-cell office:value-type="float" office:value="3.17328812816485" calcext:value-type="float">
            <text:p>3.1732881282</text:p>
          </table:table-cell>
          <table:table-cell office:value-type="float" office:value="3.11344875555543" calcext:value-type="float">
            <text:p>3.1134487556</text:p>
          </table:table-cell>
          <table:table-cell office:value-type="float" office:value="3.05712934604069" calcext:value-type="float">
            <text:p>3.057129346</text:p>
          </table:table-cell>
          <table:table-cell office:value-type="float" office:value="3.00402818849823" calcext:value-type="float">
            <text:p>3.0040281885</text:p>
          </table:table-cell>
          <table:table-cell office:value-type="float" office:value="2.95387709526367" calcext:value-type="float">
            <text:p>2.9538770953</text:p>
          </table:table-cell>
          <table:table-cell office:value-type="float" office:value="2.90643687193369" calcext:value-type="float">
            <text:p>2.9064368719</text:p>
          </table:table-cell>
          <table:table-cell office:value-type="float" office:value="2.82995169109333" calcext:value-type="float">
            <text:p>2.8299516911</text:p>
          </table:table-cell>
          <table:table-cell office:value-type="float" office:value="2.75738882721914" calcext:value-type="float">
            <text:p>2.7573888272</text:p>
          </table:table-cell>
          <table:table-cell office:value-type="float" office:value="2.72202573242396" calcext:value-type="float">
            <text:p>2.7220257324</text:p>
          </table:table-cell>
          <table:table-cell office:value-type="float" office:value="2.68486873485397" calcext:value-type="float">
            <text:p>2.6848687349</text:p>
          </table:table-cell>
          <table:table-cell office:value-type="float" office:value="2.64948111812064" calcext:value-type="float">
            <text:p>2.6494811181</text:p>
          </table:table-cell>
          <table:table-cell office:value-type="float" office:value="2.61573943704933" calcext:value-type="float">
            <text:p>2.615739437</text:p>
          </table:table-cell>
          <table:table-cell office:value-type="float" office:value="2.58353146875399" calcext:value-type="float">
            <text:p>2.5835314688</text:p>
          </table:table-cell>
          <table:table-cell office:value-type="float" office:value="2.55275496571622" calcext:value-type="float">
            <text:p>2.5527549657</text:p>
          </table:table-cell>
          <table:table-cell office:value-type="float" office:value="2.52331657150618" calcext:value-type="float">
            <text:p>2.5233165715</text:p>
          </table:table-cell>
          <table:table-cell office:value-type="float" office:value="2.49513087492209" calcext:value-type="float">
            <text:p>2.4951308749</text:p>
          </table:table-cell>
          <table:table-cell office:value-type="float" office:value="2.46811958236235" calcext:value-type="float">
            <text:p>2.4681195824</text:p>
          </table:table-cell>
          <table:table-cell office:value-type="float" office:value="2.44221079153973" calcext:value-type="float">
            <text:p>2.4422107915</text:p>
          </table:table-cell>
          <table:table-cell office:value-type="float" office:value="2.41733835235002" calcext:value-type="float">
            <text:p>2.4173383524</text:p>
          </table:table-cell>
          <table:table-cell office:value-type="float" office:value="2.40475863040844" calcext:value-type="float">
            <text:p>2.4047586304</text:p>
          </table:table-cell>
          <table:table-cell office:value-type="float" office:value="2.38156305736317" calcext:value-type="float">
            <text:p>2.3815630574</text:p>
          </table:table-cell>
          <table:table-cell office:value-type="float" office:value="2.35924278896112" calcext:value-type="float">
            <text:p>2.359242789</text:p>
          </table:table-cell>
          <table:table-cell office:value-type="float" office:value="2.36949832816609" calcext:value-type="float">
            <text:p>2.3694983282</text:p>
          </table:table-cell>
          <table:table-cell office:value-type="float" office:value="2.34820906460042" calcext:value-type="float">
            <text:p>2.3482090646</text:p>
          </table:table-cell>
          <table:table-cell office:value-type="float" office:value="2.32768013187639" calcext:value-type="float">
            <text:p>2.3276801319</text:p>
          </table:table-cell>
          <table:table-cell office:value-type="float" office:value="2.30787151258126" calcext:value-type="float">
            <text:p>2.3078715126</text:p>
          </table:table-cell>
          <table:table-cell office:value-type="float" office:value="2.2887459491239" calcext:value-type="float">
            <text:p>2.2887459491</text:p>
          </table:table-cell>
          <table:table-cell office:value-type="float" office:value="2.27026870985153" calcext:value-type="float">
            <text:p>2.2702687099</text:p>
          </table:table-cell>
          <table:table-cell office:value-type="float" office:value="2.25240737855491" calcext:value-type="float">
            <text:p>2.2524073786</text:p>
          </table:table-cell>
          <table:table-cell office:value-type="float" office:value="2.23513166467785" calcext:value-type="float">
            <text:p>2.2351316647</text:p>
          </table:table-cell>
          <table:table-cell office:value-type="float" office:value="2.2184132318936" calcext:value-type="float">
            <text:p>2.2184132319</text:p>
          </table:table-cell>
          <table:table-cell office:value-type="float" office:value="2.20222554300726" calcext:value-type="float">
            <text:p>2.202225543</text:p>
          </table:table-cell>
          <table:table-cell office:value-type="float" office:value="2.18654371939862" calcext:value-type="float">
            <text:p>2.1865437194</text:p>
          </table:table-cell>
          <table:table-cell office:value-type="float" office:value="2.17134441343948" calcext:value-type="float">
            <text:p>2.1713444134</text:p>
          </table:table-cell>
          <table:table-cell office:value-type="float" office:value="2.1566056925094" calcext:value-type="float">
            <text:p>2.1566056925</text:p>
          </table:table-cell>
          <table:table-cell office:value-type="float" office:value="2.14230693339813" calcext:value-type="float">
            <text:p>2.1423069334</text:p>
          </table:table-cell>
          <table:table-cell office:value-type="float" office:value="2.12842872602542" calcext:value-type="float">
            <text:p>2.128428726</text:p>
          </table:table-cell>
          <table:table-cell office:value-type="float" office:value="2.11495278553309" calcext:value-type="float">
            <text:p>2.1149527855</text:p>
          </table:table-cell>
          <table:table-cell office:value-type="float" office:value="2.10186187191196" calcext:value-type="float">
            <text:p>2.1018618719</text:p>
          </table:table-cell>
          <table:table-cell office:value-type="float" office:value="2.08913971642101" calcext:value-type="float">
            <text:p>2.0891397164</text:p>
          </table:table-cell>
          <table:table-cell office:value-type="float" office:value="2.07677095413814" calcext:value-type="float">
            <text:p>2.0767709541</text:p>
          </table:table-cell>
          <table:table-cell office:value-type="float" office:value="2.0647410620548" calcext:value-type="float">
            <text:p>2.0647410621</text:p>
          </table:table-cell>
          <table:table-cell office:value-type="float" office:value="2.05303630218992" calcext:value-type="float">
            <text:p>2.0530363022</text:p>
          </table:table-cell>
          <table:table-cell office:value-type="float" office:value="2.04164366925478" calcext:value-type="float">
            <text:p>2.0416436693</text:p>
          </table:table-cell>
          <table:table-cell office:value-type="float" office:value="2.03055084244951" calcext:value-type="float">
            <text:p>2.0305508424</text:p>
          </table:table-cell>
          <table:table-cell office:value-type="float" office:value="2.01974614101581" calcext:value-type="float">
            <text:p>2.019746141</text:p>
          </table:table-cell>
          <table:table-cell office:value-type="float" office:value="2.00921848320861" calcext:value-type="float">
            <text:p>2.0092184832</text:p>
          </table:table-cell>
          <table:table-cell office:value-type="float" office:value="1.99895734838387" calcext:value-type="float">
            <text:p>1.9989573484</text:p>
          </table:table-cell>
          <table:table-cell office:value-type="float" office:value="1.98895274192975" calcext:value-type="float">
            <text:p>1.9889527419</text:p>
          </table:table-cell>
          <table:table-cell office:value-type="float" office:value="1.97919516279548" calcext:value-type="float">
            <text:p>1.9791951628</text:p>
          </table:table-cell>
          <table:table-cell office:value-type="float" office:value="1.9696755733962" calcext:value-type="float">
            <text:p>1.9696755734</text:p>
          </table:table-cell>
          <table:table-cell office:value-type="float" office:value="1.96038537169329" calcext:value-type="float">
            <text:p>1.9603853717</text:p>
          </table:table-cell>
          <table:table-cell office:value-type="float" office:value="1.95131636526901" calcext:value-type="float">
            <text:p>1.9513163653</text:p>
          </table:table-cell>
          <table:table-cell office:value-type="float" office:value="1.94246074723119" calcext:value-type="float">
            <text:p>1.9424607472</text:p>
          </table:table-cell>
          <table:table-cell office:value-type="float" office:value="1.9338110737989" calcext:value-type="float">
            <text:p>1.9338110738</text:p>
          </table:table-cell>
          <table:table-cell office:value-type="float" office:value="1.92536024343402" calcext:value-type="float">
            <text:p>1.9253602434</text:p>
          </table:table-cell>
          <table:table-cell office:value-type="float" office:value="1.91710147739562" calcext:value-type="float">
            <text:p>1.9171014774</text:p>
          </table:table-cell>
          <table:table-cell office:value-type="float" office:value="1.90902830160526" calcext:value-type="float">
            <text:p>1.9090283016</text:p>
          </table:table-cell>
          <table:table-cell office:value-type="float" office:value="1.90113452972136" calcext:value-type="float">
            <text:p>1.9011345297</text:p>
          </table:table-cell>
          <table:table-cell office:value-type="float" office:value="1.89341424732942" calcext:value-type="float">
            <text:p>1.8934142473</text:p>
          </table:table-cell>
          <table:table-cell office:value-type="float" office:value="1.88586179716338" calcext:value-type="float">
            <text:p>1.8858617972</text:p>
          </table:table-cell>
          <table:table-cell office:value-type="float" office:value="1.87847176528049" calcext:value-type="float">
            <text:p>1.8784717653</text:p>
          </table:table-cell>
          <table:table-cell office:value-type="float" office:value="1.87123896811851" calcext:value-type="float">
            <text:p>1.8712389681</text:p>
          </table:table-cell>
          <table:table-cell office:value-type="float" office:value="1.86415844037046" calcext:value-type="float">
            <text:p>1.8641584404</text:p>
          </table:table-cell>
          <table:table-cell office:value-type="float" office:value="1.85722542361717" calcext:value-type="float">
            <text:p>1.8572254236</text:p>
          </table:table-cell>
          <table:table-cell office:value-type="float" office:value="1.85043535566291" calcext:value-type="float">
            <text:p>1.8504353557</text:p>
          </table:table-cell>
          <table:table-cell office:value-type="float" office:value="1.84378386052405" calcext:value-type="float">
            <text:p>1.8437838605</text:p>
          </table:table-cell>
          <table:table-cell office:value-type="float" office:value="1.89287009858871" calcext:value-type="float">
            <text:p>1.8928700986</text:p>
          </table:table-cell>
          <table:table-cell office:value-type="float" office:value="1.88592728592337" calcext:value-type="float">
            <text:p>1.8859272859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9.384486665417" calcext:value-type="float">
            <text:p>9.3844866654</text:p>
          </table:table-cell>
          <table:table-cell office:value-type="string" calcext:value-type="string">
            <text:p><text:s/>global min</text:p>
          </table:table-cell>
          <table:table-cell office:value-type="float" office:value="-7.55358324948806" calcext:value-type="float">
            <text:p>-7.5535832495</text:p>
          </table:table-cell>
          <table:table-cell office:value-type="string" calcext:value-type="string">
            <text:p><text:s/>range</text:p>
          </table:table-cell>
          <table:table-cell office:value-type="float" office:value="16.9380699149051" calcext:value-type="float">
            <text:p>16.9380699149</text:p>
          </table:table-cell>
          <table:table-cell office:value-type="string" calcext:value-type="string">
            <text:p><text:s/>regret</text:p>
          </table:table-cell>
          <table:table-cell office:value-type="float" office:value="4.38346769627516" calcext:value-type="float">
            <text:p>4.3834676963</text:p>
          </table:table-cell>
          <table:table-cell office:value-type="float" office:value="4.91075217019171" calcext:value-type="float">
            <text:p>4.9107521702</text:p>
          </table:table-cell>
          <table:table-cell office:value-type="float" office:value="6.5787889821428" calcext:value-type="float">
            <text:p>6.5787889821</text:p>
          </table:table-cell>
          <table:table-cell office:value-type="float" office:value="7.23311601567397" calcext:value-type="float">
            <text:p>7.2331160157</text:p>
          </table:table-cell>
          <table:table-cell office:value-type="float" office:value="6.15502865132459" calcext:value-type="float">
            <text:p>6.1550286513</text:p>
          </table:table-cell>
          <table:table-cell office:value-type="float" office:value="6.60169873141713" calcext:value-type="float">
            <text:p>6.6016987314</text:p>
          </table:table-cell>
          <table:table-cell office:value-type="float" office:value="7.35523429837785" calcext:value-type="float">
            <text:p>7.3552342984</text:p>
          </table:table-cell>
          <table:table-cell office:value-type="float" office:value="7.72053500079261" calcext:value-type="float">
            <text:p>7.7205350008</text:p>
          </table:table-cell>
          <table:table-cell office:value-type="float" office:value="8.44370366601169" calcext:value-type="float">
            <text:p>8.443703666</text:p>
          </table:table-cell>
          <table:table-cell office:value-type="float" office:value="7.86202255647042" calcext:value-type="float">
            <text:p>7.8620225565</text:p>
          </table:table-cell>
          <table:table-cell office:value-type="float" office:value="7.84169587121123" calcext:value-type="float">
            <text:p>7.8416958712</text:p>
          </table:table-cell>
          <table:table-cell office:value-type="float" office:value="7.89377083849212" calcext:value-type="float">
            <text:p>7.8937708385</text:p>
          </table:table-cell>
          <table:table-cell office:value-type="float" office:value="8.12007602366166" calcext:value-type="float">
            <text:p>8.1200760237</text:p>
          </table:table-cell>
          <table:table-cell office:value-type="float" office:value="7.75150477039218" calcext:value-type="float">
            <text:p>7.7515047704</text:p>
          </table:table-cell>
          <table:table-cell office:value-type="float" office:value="7.78573070495227" calcext:value-type="float">
            <text:p>7.785730705</text:p>
          </table:table-cell>
          <table:table-cell office:value-type="float" office:value="8.07411060227721" calcext:value-type="float">
            <text:p>8.0741106023</text:p>
          </table:table-cell>
          <table:table-cell office:value-type="float" office:value="7.75313668683811" calcext:value-type="float">
            <text:p>7.7531366868</text:p>
          </table:table-cell>
          <table:table-cell office:value-type="float" office:value="7.46436750866281" calcext:value-type="float">
            <text:p>7.4643675087</text:p>
          </table:table-cell>
          <table:table-cell office:value-type="float" office:value="7.18122187117637" calcext:value-type="float">
            <text:p>7.1812218712</text:p>
          </table:table-cell>
          <table:table-cell office:value-type="float" office:value="6.90978242461294" calcext:value-type="float">
            <text:p>6.9097824246</text:p>
          </table:table-cell>
          <table:table-cell office:value-type="float" office:value="6.63131089953525" calcext:value-type="float">
            <text:p>6.6313108995</text:p>
          </table:table-cell>
          <table:table-cell office:value-type="float" office:value="6.40954371955219" calcext:value-type="float">
            <text:p>6.4095437196</text:p>
          </table:table-cell>
          <table:table-cell office:value-type="float" office:value="6.17703661861433" calcext:value-type="float">
            <text:p>6.1770366186</text:p>
          </table:table-cell>
          <table:table-cell office:value-type="float" office:value="5.96390510942129" calcext:value-type="float">
            <text:p>5.9639051094</text:p>
          </table:table-cell>
          <table:table-cell office:value-type="float" office:value="5.79544622264075" calcext:value-type="float">
            <text:p>5.7954462226</text:p>
          </table:table-cell>
          <table:table-cell office:value-type="float" office:value="5.6133859986154" calcext:value-type="float">
            <text:p>5.6133859986</text:p>
          </table:table-cell>
          <table:table-cell office:value-type="float" office:value="5.44481171711043" calcext:value-type="float">
            <text:p>5.4448117171</text:p>
          </table:table-cell>
          <table:table-cell office:value-type="float" office:value="5.28827845571297" calcext:value-type="float">
            <text:p>5.2882784557</text:p>
          </table:table-cell>
          <table:table-cell office:value-type="float" office:value="5.14254059165326" calcext:value-type="float">
            <text:p>5.1425405917</text:p>
          </table:table-cell>
          <table:table-cell office:value-type="float" office:value="5.00651858519754" calcext:value-type="float">
            <text:p>5.0065185852</text:p>
          </table:table-cell>
          <table:table-cell office:value-type="float" office:value="4.87927219206153" calcext:value-type="float">
            <text:p>4.8792721921</text:p>
          </table:table-cell>
          <table:table-cell office:value-type="float" office:value="4.75997869849653" calcext:value-type="float">
            <text:p>4.7599786985</text:p>
          </table:table-cell>
          <table:table-cell office:value-type="float" office:value="4.64791511363244" calcext:value-type="float">
            <text:p>4.6479151136</text:p>
          </table:table-cell>
          <table:table-cell office:value-type="float" office:value="4.56275387322877" calcext:value-type="float">
            <text:p>4.5627538732</text:p>
          </table:table-cell>
          <table:table-cell office:value-type="float" office:value="4.46272891679314" calcext:value-type="float">
            <text:p>4.4627289168</text:p>
          </table:table-cell>
          <table:table-cell office:value-type="float" office:value="4.3682609023817" calcext:value-type="float">
            <text:p>4.3682609024</text:p>
          </table:table-cell>
          <table:table-cell office:value-type="float" office:value="4.27889926712764" calcext:value-type="float">
            <text:p>4.2788992671</text:p>
          </table:table-cell>
          <table:table-cell office:value-type="float" office:value="4.19424087583432" calcext:value-type="float">
            <text:p>4.1942408758</text:p>
          </table:table-cell>
          <table:table-cell office:value-type="float" office:value="4.11392394050476" calcext:value-type="float">
            <text:p>4.1139239405</text:p>
          </table:table-cell>
          <table:table-cell office:value-type="float" office:value="4.03762285194168" calcext:value-type="float">
            <text:p>4.0376228519</text:p>
          </table:table-cell>
          <table:table-cell office:value-type="float" office:value="3.96504376769874" calcext:value-type="float">
            <text:p>3.9650437677</text:p>
          </table:table-cell>
          <table:table-cell office:value-type="float" office:value="3.89592083032452" calcext:value-type="float">
            <text:p>3.8959208303</text:p>
          </table:table-cell>
          <table:table-cell office:value-type="float" office:value="3.83001291329329" calcext:value-type="float">
            <text:p>3.8300129133</text:p>
          </table:table-cell>
          <table:table-cell office:value-type="float" office:value="3.76710081067256" calcext:value-type="float">
            <text:p>3.7671008107</text:p>
          </table:table-cell>
          <table:table-cell office:value-type="float" office:value="3.70698480150165" calcext:value-type="float">
            <text:p>3.7069848015</text:p>
          </table:table-cell>
          <table:table-cell office:value-type="float" office:value="3.64948253185991" calcext:value-type="float">
            <text:p>3.6494825319</text:p>
          </table:table-cell>
          <table:table-cell office:value-type="float" office:value="3.5944271673093" calcext:value-type="float">
            <text:p>3.5944271673</text:p>
          </table:table-cell>
          <table:table-cell office:value-type="float" office:value="3.54166577628164" calcext:value-type="float">
            <text:p>3.5416657763</text:p>
          </table:table-cell>
          <table:table-cell office:value-type="float" office:value="3.49105791141837" calcext:value-type="float">
            <text:p>3.4910579114</text:p>
          </table:table-cell>
          <table:table-cell office:value-type="float" office:value="3.44247436114963" calcext:value-type="float">
            <text:p>3.4424743611</text:p>
          </table:table-cell>
          <table:table-cell office:value-type="float" office:value="3.39579604814633" calcext:value-type="float">
            <text:p>3.3957960481</text:p>
          </table:table-cell>
          <table:table-cell office:value-type="float" office:value="3.35091305487393" calcext:value-type="float">
            <text:p>3.3509130549</text:p>
          </table:table-cell>
          <table:table-cell office:value-type="float" office:value="3.30772375946087" calcext:value-type="float">
            <text:p>3.3077237595</text:p>
          </table:table-cell>
          <table:table-cell office:value-type="float" office:value="3.26613406758162" calcext:value-type="float">
            <text:p>3.2661340676</text:p>
          </table:table-cell>
          <table:table-cell office:value-type="float" office:value="3.22605672813434" calcext:value-type="float">
            <text:p>3.2260567281</text:p>
          </table:table-cell>
          <table:table-cell office:value-type="float" office:value="3.18741072223876" calcext:value-type="float">
            <text:p>3.1874107222</text:p>
          </table:table-cell>
          <table:table-cell office:value-type="float" office:value="3.15012071655003" calcext:value-type="float">
            <text:p>3.1501207166</text:p>
          </table:table-cell>
          <table:table-cell office:value-type="float" office:value="3.11411657312643" calcext:value-type="float">
            <text:p>3.1141165731</text:p>
          </table:table-cell>
          <table:table-cell office:value-type="float" office:value="3.07933290914093" calcext:value-type="float">
            <text:p>3.0793329091</text:p>
          </table:table-cell>
          <table:table-cell office:value-type="float" office:value="3.0457087006216" calcext:value-type="float">
            <text:p>3.0457087006</text:p>
          </table:table-cell>
          <table:table-cell office:value-type="float" office:value="3.01318692516848" calcext:value-type="float">
            <text:p>3.0131869252</text:p>
          </table:table-cell>
          <table:table-cell office:value-type="float" office:value="2.98171423924611" calcext:value-type="float">
            <text:p>2.9817142392</text:p>
          </table:table-cell>
          <table:table-cell office:value-type="float" office:value="2.95124068621017" calcext:value-type="float">
            <text:p>2.9512406862</text:p>
          </table:table-cell>
          <table:table-cell office:value-type="float" office:value="2.92171943170659" calcext:value-type="float">
            <text:p>2.9217194317</text:p>
          </table:table-cell>
          <table:table-cell office:value-type="float" office:value="2.89310652349544" calcext:value-type="float">
            <text:p>2.8931065235</text:p>
          </table:table-cell>
          <table:table-cell office:value-type="float" office:value="2.86536067310886" calcext:value-type="float">
            <text:p>2.8653606731</text:p>
          </table:table-cell>
          <table:table-cell office:value-type="float" office:value="2.83844305706218" calcext:value-type="float">
            <text:p>2.8384430571</text:p>
          </table:table-cell>
          <table:table-cell office:value-type="float" office:value="2.81231713560511" calcext:value-type="float">
            <text:p>2.8123171356</text:p>
          </table:table-cell>
          <table:table-cell office:value-type="float" office:value="2.78694848723376" calcext:value-type="float">
            <text:p>2.7869484872</text:p>
          </table:table-cell>
          <table:table-cell office:value-type="float" office:value="2.76230465738729" calcext:value-type="float">
            <text:p>2.7623046574</text:p>
          </table:table-cell>
          <table:table-cell office:value-type="float" office:value="2.73835501993087" calcext:value-type="float">
            <text:p>2.7383550199</text:p>
          </table:table-cell>
          <table:table-cell office:value-type="float" office:value="2.71507065018158" calcext:value-type="float">
            <text:p>2.7150706502</text:p>
          </table:table-cell>
          <table:table-cell office:value-type="float" office:value="2.69242420837062" calcext:value-type="float">
            <text:p>2.6924242084</text:p>
          </table:table-cell>
          <table:table-cell office:value-type="float" office:value="2.67038983255455" calcext:value-type="float">
            <text:p>2.6703898326</text:p>
          </table:table-cell>
          <table:table-cell office:value-type="float" office:value="2.64894304009357" calcext:value-type="float">
            <text:p>2.6489430401</text:p>
          </table:table-cell>
          <table:table-cell office:value-type="float" office:value="2.62806063690789" calcext:value-type="float">
            <text:p>2.6280606369</text:p>
          </table:table-cell>
          <table:table-cell office:value-type="float" office:value="2.60772063380495" calcext:value-type="float">
            <text:p>2.6077206338</text:p>
          </table:table-cell>
          <table:table-cell office:value-type="float" office:value="2.58790216924311" calcext:value-type="float">
            <text:p>2.5879021692</text:p>
          </table:table-cell>
          <table:table-cell office:value-type="float" office:value="2.56858543796131" calcext:value-type="float">
            <text:p>2.568585438</text:p>
          </table:table-cell>
          <table:table-cell office:value-type="float" office:value="2.54975162496157" calcext:value-type="float">
            <text:p>2.549751625</text:p>
          </table:table-cell>
          <table:table-cell office:value-type="float" office:value="2.63316605948673" calcext:value-type="float">
            <text:p>2.6331660595</text:p>
          </table:table-cell>
          <table:table-cell office:value-type="float" office:value="2.61400403922447" calcext:value-type="float">
            <text:p>2.6140040392</text:p>
          </table:table-cell>
          <table:table-cell office:value-type="float" office:value="2.59530375439022" calcext:value-type="float">
            <text:p>2.5953037544</text:p>
          </table:table-cell>
          <table:table-cell office:value-type="float" office:value="2.57704871443297" calcext:value-type="float">
            <text:p>2.5770487144</text:p>
          </table:table-cell>
          <table:table-cell office:value-type="float" office:value="2.55922320482766" calcext:value-type="float">
            <text:p>2.5592232048</text:p>
          </table:table-cell>
          <table:table-cell office:value-type="float" office:value="2.54181224195735" calcext:value-type="float">
            <text:p>2.541812242</text:p>
          </table:table-cell>
          <table:table-cell office:value-type="float" office:value="2.52480153110706" calcext:value-type="float">
            <text:p>2.5248015311</text:p>
          </table:table-cell>
          <table:table-cell office:value-type="float" office:value="2.50817742732154" calcext:value-type="float">
            <text:p>2.5081774273</text:p>
          </table:table-cell>
          <table:table-cell office:value-type="float" office:value="2.49192689890199" calcext:value-type="float">
            <text:p>2.4919268989</text:p>
          </table:table-cell>
          <table:table-cell office:value-type="float" office:value="2.4760374933362" calcext:value-type="float">
            <text:p>2.4760374933</text:p>
          </table:table-cell>
          <table:table-cell office:value-type="float" office:value="2.46049730547516" calcext:value-type="float">
            <text:p>2.4604973055</text:p>
          </table:table-cell>
          <table:table-cell office:value-type="float" office:value="2.44529494778501" calcext:value-type="float">
            <text:p>2.4452949478</text:p>
          </table:table-cell>
          <table:table-cell office:value-type="float" office:value="2.43041952251831" calcext:value-type="float">
            <text:p>2.4304195225</text:p>
          </table:table-cell>
          <table:table-cell office:value-type="float" office:value="2.41586059566153" calcext:value-type="float">
            <text:p>2.4158605957</text:p>
          </table:table-cell>
          <table:table-cell office:value-type="float" office:value="2.40160817252806" calcext:value-type="float">
            <text:p>2.4016081725</text:p>
          </table:table-cell>
          <table:table-cell office:value-type="float" office:value="2.38765267487653" calcext:value-type="float">
            <text:p>2.3876526749</text:p>
          </table:table-cell>
          <table:table-cell office:value-type="float" office:value="2.37398491944462" calcext:value-type="float">
            <text:p>2.3739849194</text:p>
          </table:table-cell>
          <table:table-cell office:value-type="float" office:value="2.36059609779704" calcext:value-type="float">
            <text:p>2.3605960978</text:p>
          </table:table-cell>
          <table:table-cell office:value-type="float" office:value="2.34747775739486" calcext:value-type="float">
            <text:p>2.3474777574</text:p>
          </table:table-cell>
          <table:table-cell office:value-type="float" office:value="2.33462178380073" calcext:value-type="float">
            <text:p>2.3346217838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4.92860112156353" calcext:value-type="float">
            <text:p>4.9286011216</text:p>
          </table:table-cell>
          <table:table-cell office:value-type="string" calcext:value-type="string">
            <text:p><text:s/>global min</text:p>
          </table:table-cell>
          <table:table-cell office:value-type="float" office:value="-4.33112088028824" calcext:value-type="float">
            <text:p>-4.3311208803</text:p>
          </table:table-cell>
          <table:table-cell office:value-type="string" calcext:value-type="string">
            <text:p><text:s/>range</text:p>
          </table:table-cell>
          <table:table-cell office:value-type="float" office:value="9.25972200185177" calcext:value-type="float">
            <text:p>9.2597220019</text:p>
          </table:table-cell>
          <table:table-cell office:value-type="string" calcext:value-type="string">
            <text:p><text:s/>regret</text:p>
          </table:table-cell>
          <table:table-cell office:value-type="float" office:value="3.34743590063799" calcext:value-type="float">
            <text:p>3.3474359006</text:p>
          </table:table-cell>
          <table:table-cell office:value-type="float" office:value="2.28862457435165" calcext:value-type="float">
            <text:p>2.2886245744</text:p>
          </table:table-cell>
          <table:table-cell office:value-type="float" office:value="3.71574749316688" calcext:value-type="float">
            <text:p>3.7157474932</text:p>
          </table:table-cell>
          <table:table-cell office:value-type="float" office:value="4.48481817253154" calcext:value-type="float">
            <text:p>4.4848181725</text:p>
          </table:table-cell>
          <table:table-cell office:value-type="float" office:value="4.73258921760305" calcext:value-type="float">
            <text:p>4.7325892176</text:p>
          </table:table-cell>
          <table:table-cell office:value-type="float" office:value="5.11082024263047" calcext:value-type="float">
            <text:p>5.1108202426</text:p>
          </table:table-cell>
          <table:table-cell office:value-type="float" office:value="5.08076501663662" calcext:value-type="float">
            <text:p>5.0807650166</text:p>
          </table:table-cell>
          <table:table-cell office:value-type="float" office:value="4.95881241571276" calcext:value-type="float">
            <text:p>4.9588124157</text:p>
          </table:table-cell>
          <table:table-cell office:value-type="float" office:value="4.80696700966878" calcext:value-type="float">
            <text:p>4.8069670097</text:p>
          </table:table-cell>
          <table:table-cell office:value-type="float" office:value="4.71318758919097" calcext:value-type="float">
            <text:p>4.7131875892</text:p>
          </table:table-cell>
          <table:table-cell office:value-type="float" office:value="4.87198582351826" calcext:value-type="float">
            <text:p>4.8719858235</text:p>
          </table:table-cell>
          <table:table-cell office:value-type="float" office:value="4.97201845014818" calcext:value-type="float">
            <text:p>4.9720184501</text:p>
          </table:table-cell>
          <table:table-cell office:value-type="float" office:value="4.96283011780438" calcext:value-type="float">
            <text:p>4.9628301178</text:p>
          </table:table-cell>
          <table:table-cell office:value-type="float" office:value="5.01521884684306" calcext:value-type="float">
            <text:p>5.0152188468</text:p>
          </table:table-cell>
          <table:table-cell office:value-type="float" office:value="5.1395209257066" calcext:value-type="float">
            <text:p>5.1395209257</text:p>
          </table:table-cell>
          <table:table-cell office:value-type="float" office:value="5.22284018904027" calcext:value-type="float">
            <text:p>5.222840189</text:p>
          </table:table-cell>
          <table:table-cell office:value-type="float" office:value="5.234812043253" calcext:value-type="float">
            <text:p>5.2348120433</text:p>
          </table:table-cell>
          <table:table-cell office:value-type="float" office:value="5.01231211018702" calcext:value-type="float">
            <text:p>5.0123121102</text:p>
          </table:table-cell>
          <table:table-cell office:value-type="float" office:value="4.98481860768213" calcext:value-type="float">
            <text:p>4.9848186077</text:p>
          </table:table-cell>
          <table:table-cell office:value-type="float" office:value="4.79706833970129" calcext:value-type="float">
            <text:p>4.7970683397</text:p>
          </table:table-cell>
          <table:table-cell office:value-type="float" office:value="4.62719904962338" calcext:value-type="float">
            <text:p>4.6271990496</text:p>
          </table:table-cell>
          <table:table-cell office:value-type="float" office:value="4.47277242227984" calcext:value-type="float">
            <text:p>4.4727724223</text:p>
          </table:table-cell>
          <table:table-cell office:value-type="float" office:value="4.33177419731399" calcext:value-type="float">
            <text:p>4.3317741973</text:p>
          </table:table-cell>
          <table:table-cell office:value-type="float" office:value="4.44265998161136" calcext:value-type="float">
            <text:p>4.4426599816</text:p>
          </table:table-cell>
          <table:table-cell office:value-type="float" office:value="4.4127657753842" calcext:value-type="float">
            <text:p>4.4127657754</text:p>
          </table:table-cell>
          <table:table-cell office:value-type="float" office:value="4.44192970207759" calcext:value-type="float">
            <text:p>4.4419297021</text:p>
          </table:table-cell>
          <table:table-cell office:value-type="float" office:value="4.49156406943687" calcext:value-type="float">
            <text:p>4.4915640694</text:p>
          </table:table-cell>
          <table:table-cell office:value-type="float" office:value="4.3750729686736" calcext:value-type="float">
            <text:p>4.3750729687</text:p>
          </table:table-cell>
          <table:table-cell office:value-type="float" office:value="4.26661573692849" calcext:value-type="float">
            <text:p>4.2666157369</text:p>
          </table:table-cell>
          <table:table-cell office:value-type="float" office:value="4.16538898729972" calcext:value-type="float">
            <text:p>4.1653889873</text:p>
          </table:table-cell>
          <table:table-cell office:value-type="float" office:value="4.07069299571151" calcext:value-type="float">
            <text:p>4.0706929957</text:p>
          </table:table-cell>
          <table:table-cell office:value-type="float" office:value="3.98191550359757" calcext:value-type="float">
            <text:p>3.9819155036</text:p>
          </table:table-cell>
          <table:table-cell office:value-type="float" office:value="3.89851846555114" calcext:value-type="float">
            <text:p>3.8985184656</text:p>
          </table:table-cell>
          <table:table-cell office:value-type="float" office:value="3.82002713562508" calcext:value-type="float">
            <text:p>3.8200271356</text:p>
          </table:table-cell>
          <table:table-cell office:value-type="float" office:value="3.74602102455195" calcext:value-type="float">
            <text:p>3.7460210246</text:p>
          </table:table-cell>
          <table:table-cell office:value-type="float" office:value="3.67612636409398" calcext:value-type="float">
            <text:p>3.6761263641</text:p>
          </table:table-cell>
          <table:table-cell office:value-type="float" office:value="3.61000979339051" calcext:value-type="float">
            <text:p>3.6100097934</text:p>
          </table:table-cell>
          <table:table-cell office:value-type="float" office:value="3.54737304219774" calcext:value-type="float">
            <text:p>3.5473730422</text:p>
          </table:table-cell>
          <table:table-cell office:value-type="float" office:value="3.48794843209178" calcext:value-type="float">
            <text:p>3.4879484321</text:p>
          </table:table-cell>
          <table:table-cell office:value-type="float" office:value="3.43149505249112" calcext:value-type="float">
            <text:p>3.4314950525</text:p>
          </table:table-cell>
          <table:table-cell office:value-type="float" office:value="3.37779549628561" calcext:value-type="float">
            <text:p>3.3777954963</text:p>
          </table:table-cell>
          <table:table-cell office:value-type="float" office:value="3.32665306180417" calcext:value-type="float">
            <text:p>3.3266530618</text:p>
          </table:table-cell>
          <table:table-cell office:value-type="float" office:value="3.2778893452056" calcext:value-type="float">
            <text:p>3.2778893452</text:p>
          </table:table-cell>
          <table:table-cell office:value-type="float" office:value="3.23134216117968" calcext:value-type="float">
            <text:p>3.2313421612</text:p>
          </table:table-cell>
          <table:table-cell office:value-type="float" office:value="3.18686374088825" calcext:value-type="float">
            <text:p>3.1868637409</text:p>
          </table:table-cell>
          <table:table-cell office:value-type="float" office:value="3.14431916495732" calcext:value-type="float">
            <text:p>3.144319165</text:p>
          </table:table-cell>
          <table:table-cell office:value-type="float" office:value="3.10358499651281" calcext:value-type="float">
            <text:p>3.1035849965</text:p>
          </table:table-cell>
          <table:table-cell office:value-type="float" office:value="3.06454808508682" calcext:value-type="float">
            <text:p>3.0645480851</text:p>
          </table:table-cell>
          <table:table-cell office:value-type="float" office:value="3.02710451698434" calcext:value-type="float">
            <text:p>3.027104517</text:p>
          </table:table-cell>
          <table:table-cell office:value-type="float" office:value="2.99115869160596" calcext:value-type="float">
            <text:p>2.9911586916</text:p>
          </table:table-cell>
          <table:table-cell office:value-type="float" office:value="2.95662250643849" calcext:value-type="float">
            <text:p>2.9566225064</text:p>
          </table:table-cell>
          <table:table-cell office:value-type="float" office:value="2.92341463608516" calcext:value-type="float">
            <text:p>2.9234146361</text:p>
          </table:table-cell>
          <table:table-cell office:value-type="float" office:value="2.89145989291498" calcext:value-type="float">
            <text:p>2.8914598929</text:p>
          </table:table-cell>
          <table:table-cell office:value-type="float" office:value="2.8606886587511" calcext:value-type="float">
            <text:p>2.8606886588</text:p>
          </table:table-cell>
          <table:table-cell office:value-type="float" office:value="2.83103637855681" calcext:value-type="float">
            <text:p>2.8310363786</text:p>
          </table:table-cell>
          <table:table-cell office:value-type="float" office:value="2.80244310836946" calcext:value-type="float">
            <text:p>2.8024431084</text:p>
          </table:table-cell>
          <table:table-cell office:value-type="float" office:value="2.77485311082027" calcext:value-type="float">
            <text:p>2.7748531108</text:p>
          </table:table-cell>
          <table:table-cell office:value-type="float" office:value="2.7482144924969" calcext:value-type="float">
            <text:p>2.7482144925</text:p>
          </table:table-cell>
          <table:table-cell office:value-type="float" office:value="2.72247887818451" calcext:value-type="float">
            <text:p>2.7224788782</text:p>
          </table:table-cell>
          <table:table-cell office:value-type="float" office:value="2.69760111768252" calcext:value-type="float">
            <text:p>2.6976011177</text:p>
          </table:table-cell>
          <table:table-cell office:value-type="float" office:value="2.67353902145929" calcext:value-type="float">
            <text:p>2.6735390215</text:p>
          </table:table-cell>
          <table:table-cell office:value-type="float" office:value="2.65025312188841" calcext:value-type="float">
            <text:p>2.6502531219</text:p>
          </table:table-cell>
          <table:table-cell office:value-type="float" office:value="2.62770645722456" calcext:value-type="float">
            <text:p>2.6277064572</text:p>
          </table:table-cell>
          <table:table-cell office:value-type="float" office:value="2.60586437583144" calcext:value-type="float">
            <text:p>2.6058643758</text:p>
          </table:table-cell>
          <table:table-cell office:value-type="float" office:value="2.5846943584812" calcext:value-type="float">
            <text:p>2.5846943585</text:p>
          </table:table-cell>
          <table:table-cell office:value-type="float" office:value="2.56416585680823" calcext:value-type="float">
            <text:p>2.5641658568</text:p>
          </table:table-cell>
          <table:table-cell office:value-type="float" office:value="2.54425014622998" calcext:value-type="float">
            <text:p>2.5442501462</text:p>
          </table:table-cell>
          <table:table-cell office:value-type="float" office:value="2.5249201918452" calcext:value-type="float">
            <text:p>2.5249201918</text:p>
          </table:table-cell>
          <table:table-cell office:value-type="float" office:value="2.50615052599332" calcext:value-type="float">
            <text:p>2.506150526</text:p>
          </table:table-cell>
          <table:table-cell office:value-type="float" office:value="2.48791713630863" calcext:value-type="float">
            <text:p>2.4879171363</text:p>
          </table:table-cell>
          <table:table-cell office:value-type="float" office:value="2.47019736323478" calcext:value-type="float">
            <text:p>2.4701973632</text:p>
          </table:table-cell>
          <table:table-cell office:value-type="float" office:value="2.45296980607965" calcext:value-type="float">
            <text:p>2.4529698061</text:p>
          </table:table-cell>
          <table:table-cell office:value-type="float" office:value="2.43621423679178" calcext:value-type="float">
            <text:p>2.4362142368</text:p>
          </table:table-cell>
          <table:table-cell office:value-type="float" office:value="2.41991152072791" calcext:value-type="float">
            <text:p>2.4199115207</text:p>
          </table:table-cell>
          <table:table-cell office:value-type="float" office:value="2.40404354375908" calcext:value-type="float">
            <text:p>2.4040435438</text:p>
          </table:table-cell>
          <table:table-cell office:value-type="float" office:value="2.38859314513153" calcext:value-type="float">
            <text:p>2.3885931451</text:p>
          </table:table-cell>
          <table:table-cell office:value-type="float" office:value="2.37354405555924" calcext:value-type="float">
            <text:p>2.3735440556</text:p>
          </table:table-cell>
          <table:table-cell office:value-type="float" office:value="2.35888084007855" calcext:value-type="float">
            <text:p>2.3588808401</text:p>
          </table:table-cell>
          <table:table-cell office:value-type="float" office:value="2.34458884524294" calcext:value-type="float">
            <text:p>2.3445888452</text:p>
          </table:table-cell>
          <table:table-cell office:value-type="float" office:value="2.33065415027822" calcext:value-type="float">
            <text:p>2.3306541503</text:p>
          </table:table-cell>
          <table:table-cell office:value-type="float" office:value="2.31706352185584" calcext:value-type="float">
            <text:p>2.3170635219</text:p>
          </table:table-cell>
          <table:table-cell office:value-type="float" office:value="2.30380437217546" calcext:value-type="float">
            <text:p>2.3038043722</text:p>
          </table:table-cell>
          <table:table-cell office:value-type="float" office:value="2.29086472007775" calcext:value-type="float">
            <text:p>2.2908647201</text:p>
          </table:table-cell>
          <table:table-cell office:value-type="float" office:value="2.27823315493475" calcext:value-type="float">
            <text:p>2.2782331549</text:p>
          </table:table-cell>
          <table:table-cell office:value-type="float" office:value="2.26589880308922" calcext:value-type="float">
            <text:p>2.2658988031</text:p>
          </table:table-cell>
          <table:table-cell office:value-type="float" office:value="2.25385129663546" calcext:value-type="float">
            <text:p>2.2538512966</text:p>
          </table:table-cell>
          <table:table-cell office:value-type="float" office:value="2.24208074435304" calcext:value-type="float">
            <text:p>2.2420807444</text:p>
          </table:table-cell>
          <table:table-cell office:value-type="float" office:value="2.2305777046225" calcext:value-type="float">
            <text:p>2.2305777046</text:p>
          </table:table-cell>
          <table:table-cell office:value-type="float" office:value="2.2193331601668" calcext:value-type="float">
            <text:p>2.2193331602</text:p>
          </table:table-cell>
          <table:table-cell office:value-type="float" office:value="2.20833849447679" calcext:value-type="float">
            <text:p>2.2083384945</text:p>
          </table:table-cell>
          <table:table-cell office:value-type="float" office:value="2.19758546979094" calcext:value-type="float">
            <text:p>2.1975854698</text:p>
          </table:table-cell>
          <table:table-cell office:value-type="float" office:value="2.18706620651132" calcext:value-type="float">
            <text:p>2.1870662065</text:p>
          </table:table-cell>
          <table:table-cell office:value-type="float" office:value="2.17677316394738" calcext:value-type="float">
            <text:p>2.1767731639</text:p>
          </table:table-cell>
          <table:table-cell office:value-type="float" office:value="2.16669912228906" calcext:value-type="float">
            <text:p>2.1666991223</text:p>
          </table:table-cell>
          <table:table-cell office:value-type="float" office:value="2.15683716571829" calcext:value-type="float">
            <text:p>2.1568371657</text:p>
          </table:table-cell>
          <table:table-cell office:value-type="float" office:value="2.14718066657607" calcext:value-type="float">
            <text:p>2.1471806666</text:p>
          </table:table-cell>
          <table:table-cell office:value-type="float" office:value="2.13772327050895" calcext:value-type="float">
            <text:p>2.1377232705</text:p>
          </table:table-cell>
          <table:table-cell office:value-type="float" office:value="2.12845888252483" calcext:value-type="float">
            <text:p>2.1284588825</text:p>
          </table:table-cell>
          <table:table-cell office:value-type="float" office:value="2.11938165389392" calcext:value-type="float">
            <text:p>2.1193816539</text:p>
          </table:table-cell>
          <table:table-cell office:value-type="float" office:value="2.11048596983564" calcext:value-type="float">
            <text:p>2.1104859698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9.45694872410264" calcext:value-type="float">
            <text:p>9.4569487241</text:p>
          </table:table-cell>
          <table:table-cell office:value-type="string" calcext:value-type="string">
            <text:p><text:s/>global min</text:p>
          </table:table-cell>
          <table:table-cell office:value-type="float" office:value="-9.19682273853046" calcext:value-type="float">
            <text:p>-9.1968227385</text:p>
          </table:table-cell>
          <table:table-cell office:value-type="string" calcext:value-type="string">
            <text:p><text:s/>range</text:p>
          </table:table-cell>
          <table:table-cell office:value-type="float" office:value="18.6537714626331" calcext:value-type="float">
            <text:p>18.6537714626</text:p>
          </table:table-cell>
          <table:table-cell office:value-type="string" calcext:value-type="string">
            <text:p><text:s/>regret</text:p>
          </table:table-cell>
          <table:table-cell office:value-type="float" office:value="9.20491726851394" calcext:value-type="float">
            <text:p>9.2049172685</text:p>
          </table:table-cell>
          <table:table-cell office:value-type="float" office:value="9.32430549612423" calcext:value-type="float">
            <text:p>9.3243054961</text:p>
          </table:table-cell>
          <table:table-cell office:value-type="float" office:value="8.48616922014285" calcext:value-type="float">
            <text:p>8.4861692201</text:p>
          </table:table-cell>
          <table:table-cell office:value-type="float" office:value="10.3373566346977" calcext:value-type="float">
            <text:p>10.3373566347</text:p>
          </table:table-cell>
          <table:table-cell office:value-type="float" office:value="9.25406673077532" calcext:value-type="float">
            <text:p>9.2540667308</text:p>
          </table:table-cell>
          <table:table-cell office:value-type="float" office:value="8.56312786922717" calcext:value-type="float">
            <text:p>8.5631278692</text:p>
          </table:table-cell>
          <table:table-cell office:value-type="float" office:value="7.80031147437692" calcext:value-type="float">
            <text:p>7.8003114744</text:p>
          </table:table-cell>
          <table:table-cell office:value-type="float" office:value="8.14894128628826" calcext:value-type="float">
            <text:p>8.1489412863</text:p>
          </table:table-cell>
          <table:table-cell office:value-type="float" office:value="8.02727839253464" calcext:value-type="float">
            <text:p>8.0272783925</text:p>
          </table:table-cell>
          <table:table-cell office:value-type="float" office:value="7.99587824346162" calcext:value-type="float">
            <text:p>7.9958782435</text:p>
          </table:table-cell>
          <table:table-cell office:value-type="float" office:value="7.97033486245739" calcext:value-type="float">
            <text:p>7.9703348625</text:p>
          </table:table-cell>
          <table:table-cell office:value-type="float" office:value="7.30724103994463" calcext:value-type="float">
            <text:p>7.3072410399</text:p>
          </table:table-cell>
          <table:table-cell office:value-type="float" office:value="6.74616165166461" calcext:value-type="float">
            <text:p>6.7461616517</text:p>
          </table:table-cell>
          <table:table-cell office:value-type="float" office:value="6.81669260739136" calcext:value-type="float">
            <text:p>6.8166926074</text:p>
          </table:table-cell>
          <table:table-cell office:value-type="float" office:value="6.69357664006746" calcext:value-type="float">
            <text:p>6.6935766401</text:p>
          </table:table-cell>
          <table:table-cell office:value-type="float" office:value="6.27605366208226" calcext:value-type="float">
            <text:p>6.2760536621</text:p>
          </table:table-cell>
          <table:table-cell office:value-type="float" office:value="5.90765103444827" calcext:value-type="float">
            <text:p>5.9076510344</text:p>
          </table:table-cell>
          <table:table-cell office:value-type="float" office:value="5.58018203210694" calcext:value-type="float">
            <text:p>5.5801820321</text:p>
          </table:table-cell>
          <table:table-cell office:value-type="float" office:value="5.2871834510647" calcext:value-type="float">
            <text:p>5.2871834511</text:p>
          </table:table-cell>
          <table:table-cell office:value-type="float" office:value="5.02348472812668" calcext:value-type="float">
            <text:p>5.0234847281</text:p>
          </table:table-cell>
          <table:table-cell office:value-type="float" office:value="4.85508182447926" calcext:value-type="float">
            <text:p>4.8550818245</text:p>
          </table:table-cell>
          <table:table-cell office:value-type="float" office:value="5.15306759885393" calcext:value-type="float">
            <text:p>5.1530675989</text:p>
          </table:table-cell>
          <table:table-cell office:value-type="float" office:value="5.18343463621449" calcext:value-type="float">
            <text:p>5.1834346362</text:p>
          </table:table-cell>
          <table:table-cell office:value-type="float" office:value="4.96745819303889" calcext:value-type="float">
            <text:p>4.967458193</text:p>
          </table:table-cell>
          <table:table-cell office:value-type="float" office:value="4.76875986531733" calcext:value-type="float">
            <text:p>4.7687598653</text:p>
          </table:table-cell>
          <table:table-cell office:value-type="float" office:value="4.58534602434359" calcext:value-type="float">
            <text:p>4.5853460243</text:p>
          </table:table-cell>
          <table:table-cell office:value-type="float" office:value="4.41551839381235" calcext:value-type="float">
            <text:p>4.4155183938</text:p>
          </table:table-cell>
          <table:table-cell office:value-type="float" office:value="4.28271948502151" calcext:value-type="float">
            <text:p>4.282719485</text:p>
          </table:table-cell>
          <table:table-cell office:value-type="float" office:value="4.15907912166453" calcext:value-type="float">
            <text:p>4.1590791217</text:p>
          </table:table-cell>
          <table:table-cell office:value-type="float" office:value="4.04368144919801" calcext:value-type="float">
            <text:p>4.0436814492</text:p>
          </table:table-cell>
          <table:table-cell office:value-type="float" office:value="3.91366620865305" calcext:value-type="float">
            <text:p>3.9136662087</text:p>
          </table:table-cell>
          <table:table-cell office:value-type="float" office:value="3.79177692064215" calcext:value-type="float">
            <text:p>3.7917769206</text:p>
          </table:table-cell>
          <table:table-cell office:value-type="float" office:value="3.67727486220767" calcext:value-type="float">
            <text:p>3.6772748622</text:p>
          </table:table-cell>
          <table:table-cell office:value-type="float" office:value="3.56950821897522" calcext:value-type="float">
            <text:p>3.569508219</text:p>
          </table:table-cell>
          <table:table-cell office:value-type="float" office:value="3.46789966964177" calcext:value-type="float">
            <text:p>3.4678996696</text:p>
          </table:table-cell>
          <table:table-cell office:value-type="float" office:value="3.37193603971573" calcext:value-type="float">
            <text:p>3.3719360397</text:p>
          </table:table-cell>
          <table:table-cell office:value-type="float" office:value="3.32099246435938" calcext:value-type="float">
            <text:p>3.3209924644</text:p>
          </table:table-cell>
          <table:table-cell office:value-type="float" office:value="3.24186679027603" calcext:value-type="float">
            <text:p>3.2418667903</text:p>
          </table:table-cell>
          <table:table-cell office:value-type="float" office:value="3.15874200078178" calcext:value-type="float">
            <text:p>3.1587420008</text:p>
          </table:table-cell>
          <table:table-cell office:value-type="float" office:value="3.07977345076223" calcext:value-type="float">
            <text:p>3.0797734508</text:p>
          </table:table-cell>
          <table:table-cell office:value-type="float" office:value="3.00465702513389" calcext:value-type="float">
            <text:p>3.0046570251</text:p>
          </table:table-cell>
          <table:table-cell office:value-type="float" office:value="2.9405989257067" calcext:value-type="float">
            <text:p>2.9405989257</text:p>
          </table:table-cell>
          <table:table-cell office:value-type="float" office:value="2.87221290417864" calcext:value-type="float">
            <text:p>2.8722129042</text:p>
          </table:table-cell>
          <table:table-cell office:value-type="float" office:value="2.80693533817458" calcext:value-type="float">
            <text:p>2.8069353382</text:p>
          </table:table-cell>
          <table:table-cell office:value-type="float" office:value="2.74455899732626" calcext:value-type="float">
            <text:p>2.7445589973</text:p>
          </table:table-cell>
          <table:table-cell office:value-type="float" office:value="2.68489467129742" calcext:value-type="float">
            <text:p>2.6848946713</text:p>
          </table:table-cell>
          <table:table-cell office:value-type="float" office:value="2.62776925275918" calcext:value-type="float">
            <text:p>2.6277692528</text:p>
          </table:table-cell>
          <table:table-cell office:value-type="float" office:value="2.57302405999337" calcext:value-type="float">
            <text:p>2.57302406</text:p>
          </table:table-cell>
          <table:table-cell office:value-type="float" office:value="2.52692595365048" calcext:value-type="float">
            <text:p>2.5269259537</text:p>
          </table:table-cell>
          <table:table-cell office:value-type="float" office:value="2.47638743457747" calcext:value-type="float">
            <text:p>2.4763874346</text:p>
          </table:table-cell>
          <table:table-cell office:value-type="float" office:value="2.42783081821321" calcext:value-type="float">
            <text:p>2.4278308182</text:p>
          </table:table-cell>
          <table:table-cell office:value-type="float" office:value="2.3811417640168" calcext:value-type="float">
            <text:p>2.381141764</text:p>
          </table:table-cell>
          <table:table-cell office:value-type="float" office:value="2.33621456092215" calcext:value-type="float">
            <text:p>2.3362145609</text:p>
          </table:table-cell>
          <table:table-cell office:value-type="float" office:value="2.29295132831248" calcext:value-type="float">
            <text:p>2.2929513283</text:p>
          </table:table-cell>
          <table:table-cell office:value-type="float" office:value="2.25126130416134" calcext:value-type="float">
            <text:p>2.2512613042</text:p>
          </table:table-cell>
          <table:table-cell office:value-type="float" office:value="2.21106020944417" calcext:value-type="float">
            <text:p>2.2110602094</text:p>
          </table:table-cell>
          <table:table-cell office:value-type="float" office:value="2.17226967945392" calcext:value-type="float">
            <text:p>2.1722696795</text:p>
          </table:table-cell>
          <table:table-cell office:value-type="float" office:value="2.14023428582872" calcext:value-type="float">
            <text:p>2.1402342858</text:p>
          </table:table-cell>
          <table:table-cell office:value-type="float" office:value="2.10395912844179" calcext:value-type="float">
            <text:p>2.1039591284</text:p>
          </table:table-cell>
          <table:table-cell office:value-type="float" office:value="2.06889314296776" calcext:value-type="float">
            <text:p>2.068893143</text:p>
          </table:table-cell>
          <table:table-cell office:value-type="float" office:value="2.03497686193551" calcext:value-type="float">
            <text:p>2.0349768619</text:p>
          </table:table-cell>
          <table:table-cell office:value-type="float" office:value="2.00215465448493" calcext:value-type="float">
            <text:p>2.0021546545</text:p>
          </table:table-cell>
          <table:table-cell office:value-type="float" office:value="1.97037442187406" calcext:value-type="float">
            <text:p>1.9703744219</text:p>
          </table:table-cell>
          <table:table-cell office:value-type="float" office:value="1.93958732153228" calcext:value-type="float">
            <text:p>1.9395873215</text:p>
          </table:table-cell>
          <table:table-cell office:value-type="float" office:value="1.90974751658563" calcext:value-type="float">
            <text:p>1.9097475166</text:p>
          </table:table-cell>
          <table:table-cell office:value-type="float" office:value="1.88081194815251" calcext:value-type="float">
            <text:p>1.8808119482</text:p>
          </table:table-cell>
          <table:table-cell office:value-type="float" office:value="1.85274012803083" calcext:value-type="float">
            <text:p>1.852740128</text:p>
          </table:table-cell>
          <table:table-cell office:value-type="float" office:value="1.82549394967744" calcext:value-type="float">
            <text:p>1.8254939497</text:p>
          </table:table-cell>
          <table:table-cell office:value-type="float" office:value="1.79903751562414" calcext:value-type="float">
            <text:p>1.7990375156</text:p>
          </table:table-cell>
          <table:table-cell office:value-type="float" office:value="1.77782579181797" calcext:value-type="float">
            <text:p>1.7778257918</text:p>
          </table:table-cell>
          <table:table-cell office:value-type="float" office:value="1.75278599193321" calcext:value-type="float">
            <text:p>1.7527859919</text:p>
          </table:table-cell>
          <table:table-cell office:value-type="float" office:value="1.72844174204525" calcext:value-type="float">
            <text:p>1.728441742</text:p>
          </table:table-cell>
          <table:table-cell office:value-type="float" office:value="1.70476445790765" calcext:value-type="float">
            <text:p>1.7047644579</text:p>
          </table:table-cell>
          <table:table-cell office:value-type="float" office:value="1.68172710036835" calcext:value-type="float">
            <text:p>1.6817271004</text:p>
          </table:table-cell>
          <table:table-cell office:value-type="float" office:value="1.65930407236344" calcext:value-type="float">
            <text:p>1.6593040724</text:p>
          </table:table-cell>
          <table:table-cell office:value-type="float" office:value="1.63747112404287" calcext:value-type="float">
            <text:p>1.637471124</text:p>
          </table:table-cell>
          <table:table-cell office:value-type="float" office:value="1.61620526528907" calcext:value-type="float">
            <text:p>1.6162052653</text:p>
          </table:table-cell>
          <table:table-cell office:value-type="float" office:value="1.59548468496485" calcext:value-type="float">
            <text:p>1.595484685</text:p>
          </table:table-cell>
          <table:table-cell office:value-type="float" office:value="1.57528867629441" calcext:value-type="float">
            <text:p>1.5752886763</text:p>
          </table:table-cell>
          <table:table-cell office:value-type="float" office:value="1.55559756784073" calcext:value-type="float">
            <text:p>1.5555975678</text:p>
          </table:table-cell>
          <table:table-cell office:value-type="float" office:value="1.53639265959578" calcext:value-type="float">
            <text:p>1.5363926596</text:p>
          </table:table-cell>
          <table:table-cell office:value-type="float" office:value="1.51765616374705" calcext:value-type="float">
            <text:p>1.5176561637</text:p>
          </table:table-cell>
          <table:table-cell office:value-type="float" office:value="1.499371149726" calcext:value-type="float">
            <text:p>1.4993711497</text:p>
          </table:table-cell>
          <table:table-cell office:value-type="float" office:value="1.48152149318164" calcext:value-type="float">
            <text:p>1.4815214932</text:p>
          </table:table-cell>
          <table:table-cell office:value-type="float" office:value="1.46409182855598" calcext:value-type="float">
            <text:p>1.4640918286</text:p>
          </table:table-cell>
          <table:table-cell office:value-type="float" office:value="1.44706750496812" calcext:value-type="float">
            <text:p>1.447067505</text:p>
          </table:table-cell>
          <table:table-cell office:value-type="float" office:value="1.4304345451409" calcext:value-type="float">
            <text:p>1.4304345451</text:p>
          </table:table-cell>
          <table:table-cell office:value-type="float" office:value="1.41775025314148" calcext:value-type="float">
            <text:p>1.4177502531</text:p>
          </table:table-cell>
          <table:table-cell office:value-type="float" office:value="1.4018204750163" calcext:value-type="float">
            <text:p>1.401820475</text:p>
          </table:table-cell>
          <table:table-cell office:value-type="float" office:value="1.38624469196056" calcext:value-type="float">
            <text:p>1.386244692</text:p>
          </table:table-cell>
          <table:table-cell office:value-type="float" office:value="1.37101123380715" calcext:value-type="float">
            <text:p>1.3710112338</text:p>
          </table:table-cell>
          <table:table-cell office:value-type="float" office:value="1.3561089377875" calcext:value-type="float">
            <text:p>1.3561089378</text:p>
          </table:table-cell>
          <table:table-cell office:value-type="float" office:value="1.34152712125215" calcext:value-type="float">
            <text:p>1.3415271213</text:p>
          </table:table-cell>
          <table:table-cell office:value-type="float" office:value="1.32725555613245" calcext:value-type="float">
            <text:p>1.3272555561</text:p>
          </table:table-cell>
          <table:table-cell office:value-type="float" office:value="1.31328444501527" calcext:value-type="float">
            <text:p>1.313284445</text:p>
          </table:table-cell>
          <table:table-cell office:value-type="float" office:value="1.29960439871302" calcext:value-type="float">
            <text:p>1.2996043987</text:p>
          </table:table-cell>
          <table:table-cell office:value-type="float" office:value="1.28620641522114" calcext:value-type="float">
            <text:p>1.2862064152</text:p>
          </table:table-cell>
          <table:table-cell office:value-type="float" office:value="1.27308185996378" calcext:value-type="float">
            <text:p>1.27308186</text:p>
          </table:table-cell>
          <table:table-cell office:value-type="float" office:value="1.26022244723687" calcext:value-type="float">
            <text:p>1.2602224472</text:p>
          </table:table-cell>
          <table:table-cell office:value-type="float" office:value="1.2476202227645" calcext:value-type="float">
            <text:p>1.2476202228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3.89911502872251" calcext:value-type="float">
            <text:p>3.8991150287</text:p>
          </table:table-cell>
          <table:table-cell office:value-type="string" calcext:value-type="string">
            <text:p><text:s/>global min</text:p>
          </table:table-cell>
          <table:table-cell office:value-type="float" office:value="-9.38439761251404" calcext:value-type="float">
            <text:p>-9.3843976125</text:p>
          </table:table-cell>
          <table:table-cell office:value-type="string" calcext:value-type="string">
            <text:p><text:s/>range</text:p>
          </table:table-cell>
          <table:table-cell office:value-type="float" office:value="13.2835126412365" calcext:value-type="float">
            <text:p>13.2835126412</text:p>
          </table:table-cell>
          <table:table-cell office:value-type="string" calcext:value-type="string">
            <text:p><text:s/>regret</text:p>
          </table:table-cell>
          <table:table-cell office:value-type="float" office:value="3.13548026784243" calcext:value-type="float">
            <text:p>3.1354802678</text:p>
          </table:table-cell>
          <table:table-cell office:value-type="float" office:value="4.84805600268448" calcext:value-type="float">
            <text:p>4.8480560027</text:p>
          </table:table-cell>
          <table:table-cell office:value-type="float" office:value="6.16867586648718" calcext:value-type="float">
            <text:p>6.1686758665</text:p>
          </table:table-cell>
          <table:table-cell office:value-type="float" office:value="7.65052994777494" calcext:value-type="float">
            <text:p>7.6505299478</text:p>
          </table:table-cell>
          <table:table-cell office:value-type="float" office:value="7.31059056648235" calcext:value-type="float">
            <text:p>7.3105905665</text:p>
          </table:table-cell>
          <table:table-cell office:value-type="float" office:value="7.17299053076753" calcext:value-type="float">
            <text:p>7.1729905308</text:p>
          </table:table-cell>
          <table:table-cell office:value-type="float" office:value="7.69837321649814" calcext:value-type="float">
            <text:p>7.6983732165</text:p>
          </table:table-cell>
          <table:table-cell office:value-type="float" office:value="7.3153890373988" calcext:value-type="float">
            <text:p>7.3153890374</text:p>
          </table:table-cell>
          <table:table-cell office:value-type="float" office:value="6.95277834833178" calcext:value-type="float">
            <text:p>6.9527783483</text:p>
          </table:table-cell>
          <table:table-cell office:value-type="float" office:value="6.52427792884042" calcext:value-type="float">
            <text:p>6.5242779288</text:p>
          </table:table-cell>
          <table:table-cell office:value-type="float" office:value="6.7674974897987" calcext:value-type="float">
            <text:p>6.7674974898</text:p>
          </table:table-cell>
          <table:table-cell office:value-type="float" office:value="6.33708770590878" calcext:value-type="float">
            <text:p>6.3370877059</text:p>
          </table:table-cell>
          <table:table-cell office:value-type="float" office:value="6.0843120388537" calcext:value-type="float">
            <text:p>6.0843120389</text:p>
          </table:table-cell>
          <table:table-cell office:value-type="float" office:value="5.92833331488762" calcext:value-type="float">
            <text:p>5.9283333149</text:p>
          </table:table-cell>
          <table:table-cell office:value-type="float" office:value="5.95525709354582" calcext:value-type="float">
            <text:p>5.9552570935</text:p>
          </table:table-cell>
          <table:table-cell office:value-type="float" office:value="5.9027661551883" calcext:value-type="float">
            <text:p>5.9027661552</text:p>
          </table:table-cell>
          <table:table-cell office:value-type="float" office:value="5.76520330819767" calcext:value-type="float">
            <text:p>5.7652033082</text:p>
          </table:table-cell>
          <table:table-cell office:value-type="float" office:value="5.57818985035749" calcext:value-type="float">
            <text:p>5.5781898504</text:p>
          </table:table-cell>
          <table:table-cell office:value-type="float" office:value="5.47359267601913" calcext:value-type="float">
            <text:p>5.473592676</text:p>
          </table:table-cell>
          <table:table-cell office:value-type="float" office:value="5.22356037664732" calcext:value-type="float">
            <text:p>5.2235603766</text:p>
          </table:table-cell>
          <table:table-cell office:value-type="float" office:value="4.99734067721568" calcext:value-type="float">
            <text:p>4.9973406772</text:p>
          </table:table-cell>
          <table:table-cell office:value-type="float" office:value="4.79168640500509" calcext:value-type="float">
            <text:p>4.791686405</text:p>
          </table:table-cell>
          <table:table-cell office:value-type="float" office:value="4.60391511298674" calcext:value-type="float">
            <text:p>4.603915113</text:p>
          </table:table-cell>
          <table:table-cell office:value-type="float" office:value="4.43179142863658" calcext:value-type="float">
            <text:p>4.4317914286</text:p>
          </table:table-cell>
          <table:table-cell office:value-type="float" office:value="4.27343763903443" calcext:value-type="float">
            <text:p>4.273437639</text:p>
          </table:table-cell>
          <table:table-cell office:value-type="float" office:value="4.1272649101709" calcext:value-type="float">
            <text:p>4.1272649102</text:p>
          </table:table-cell>
          <table:table-cell office:value-type="float" office:value="3.99191979085283" calcext:value-type="float">
            <text:p>3.9919197909</text:p>
          </table:table-cell>
          <table:table-cell office:value-type="float" office:value="3.85111221473121" calcext:value-type="float">
            <text:p>3.8511122147</text:p>
          </table:table-cell>
          <table:table-cell office:value-type="float" office:value="3.72001550592832" calcext:value-type="float">
            <text:p>3.7200155059</text:p>
          </table:table-cell>
          <table:table-cell office:value-type="float" office:value="3.59765857771229" calcext:value-type="float">
            <text:p>3.5976585777</text:p>
          </table:table-cell>
          <table:table-cell office:value-type="float" office:value="3.48319564486503" calcext:value-type="float">
            <text:p>3.4831956449</text:p>
          </table:table-cell>
          <table:table-cell office:value-type="float" office:value="3.37588664532073" calcext:value-type="float">
            <text:p>3.3758866453</text:p>
          </table:table-cell>
          <table:table-cell office:value-type="float" office:value="3.27508122150639" calcext:value-type="float">
            <text:p>3.2750812215</text:p>
          </table:table-cell>
          <table:table-cell office:value-type="float" office:value="3.18020552850466" calcext:value-type="float">
            <text:p>3.1802055285</text:p>
          </table:table-cell>
          <table:table-cell office:value-type="float" office:value="3.09075130367445" calcext:value-type="float">
            <text:p>3.0907513037</text:p>
          </table:table-cell>
          <table:table-cell office:value-type="float" office:value="3.00626675800148" calcext:value-type="float">
            <text:p>3.006266758</text:p>
          </table:table-cell>
          <table:table-cell office:value-type="float" office:value="2.92634894452704" calcext:value-type="float">
            <text:p>2.9263489445</text:p>
          </table:table-cell>
          <table:table-cell office:value-type="float" office:value="2.85063733176179" calcext:value-type="float">
            <text:p>2.8506373318</text:p>
          </table:table-cell>
          <table:table-cell office:value-type="float" office:value="2.77880836580501" calcext:value-type="float">
            <text:p>2.7788083658</text:p>
          </table:table-cell>
          <table:table-cell office:value-type="float" office:value="2.71057084814607" calcext:value-type="float">
            <text:p>2.7105708481</text:p>
          </table:table-cell>
          <table:table-cell office:value-type="float" office:value="2.64566198988513" calcext:value-type="float">
            <text:p>2.6456619899</text:p>
          </table:table-cell>
          <table:table-cell office:value-type="float" office:value="2.58384402963661" calcext:value-type="float">
            <text:p>2.5838440296</text:p>
          </table:table-cell>
          <table:table-cell office:value-type="float" office:value="2.52490132335314" calcext:value-type="float">
            <text:p>2.5249013234</text:p>
          </table:table-cell>
          <table:table-cell office:value-type="float" office:value="2.46863783099165" calcext:value-type="float">
            <text:p>2.468637831</text:p>
          </table:table-cell>
          <table:table-cell office:value-type="float" office:value="2.41487493829067" calcext:value-type="float">
            <text:p>2.4148749383</text:p>
          </table:table-cell>
          <table:table-cell office:value-type="float" office:value="2.36344956266364" calcext:value-type="float">
            <text:p>2.3634495627</text:p>
          </table:table-cell>
          <table:table-cell office:value-type="float" office:value="2.31421250089308" calcext:value-type="float">
            <text:p>2.3142125009</text:p>
          </table:table-cell>
          <table:table-cell office:value-type="float" office:value="2.26702698336297" calcext:value-type="float">
            <text:p>2.2670269834</text:p>
          </table:table-cell>
          <table:table-cell office:value-type="float" office:value="2.22176740532387" calcext:value-type="float">
            <text:p>2.2217674053</text:p>
          </table:table-cell>
          <table:table-cell office:value-type="float" office:value="2.17831821040634" calcext:value-type="float">
            <text:p>2.1783182104</text:p>
          </table:table-cell>
          <table:table-cell office:value-type="float" office:value="2.13657290548558" calcext:value-type="float">
            <text:p>2.1365729055</text:p>
          </table:table-cell>
          <table:table-cell office:value-type="float" office:value="2.09643318921562" calcext:value-type="float">
            <text:p>2.0964331892</text:p>
          </table:table-cell>
          <table:table-cell office:value-type="float" office:value="2.05780817921999" calcext:value-type="float">
            <text:p>2.0578081792</text:p>
          </table:table-cell>
          <table:table-cell office:value-type="float" office:value="2.02061372515013" calcext:value-type="float">
            <text:p>2.0206137252</text:p>
          </table:table-cell>
          <table:table-cell office:value-type="float" office:value="1.98477179668281" calcext:value-type="float">
            <text:p>1.9847717967</text:p>
          </table:table-cell>
          <table:table-cell office:value-type="float" office:value="1.95020993708932" calcext:value-type="float">
            <text:p>1.9502099371</text:p>
          </table:table-cell>
          <table:table-cell office:value-type="float" office:value="1.91686077432367" calcext:value-type="float">
            <text:p>1.9168607743</text:p>
          </table:table-cell>
          <table:table-cell office:value-type="float" office:value="1.88466158268787" calcext:value-type="float">
            <text:p>1.8846615827</text:p>
          </table:table-cell>
          <table:table-cell office:value-type="float" office:value="1.85355388907363" calcext:value-type="float">
            <text:p>1.8535538891</text:p>
          </table:table-cell>
          <table:table-cell office:value-type="float" office:value="1.82348311857986" calcext:value-type="float">
            <text:p>1.8234831186</text:p>
          </table:table-cell>
          <table:table-cell office:value-type="float" office:value="1.79439827498752" calcext:value-type="float">
            <text:p>1.794398275</text:p>
          </table:table-cell>
          <table:table-cell office:value-type="float" office:value="1.76625165215623" calcext:value-type="float">
            <text:p>1.7662516522</text:p>
          </table:table-cell>
          <table:table-cell office:value-type="float" office:value="1.73899857290688" calcext:value-type="float">
            <text:p>1.7389985729</text:p>
          </table:table-cell>
          <table:table-cell office:value-type="float" office:value="1.71259715238408" calcext:value-type="float">
            <text:p>1.7125971524</text:p>
          </table:table-cell>
          <table:table-cell office:value-type="float" office:value="1.68700808326198" calcext:value-type="float">
            <text:p>1.6870080833</text:p>
          </table:table-cell>
          <table:table-cell office:value-type="float" office:value="1.66219444047691" calcext:value-type="float">
            <text:p>1.6621944405</text:p>
          </table:table-cell>
          <table:table-cell office:value-type="float" office:value="1.63812150344662" calcext:value-type="float">
            <text:p>1.6381215034</text:p>
          </table:table-cell>
          <table:table-cell office:value-type="float" office:value="1.61475659397604" calcext:value-type="float">
            <text:p>1.614756594</text:p>
          </table:table-cell>
          <table:table-cell office:value-type="float" office:value="1.59206892825824" calcext:value-type="float">
            <text:p>1.5920689283</text:p>
          </table:table-cell>
          <table:table-cell office:value-type="float" office:value="1.57002948156094" calcext:value-type="float">
            <text:p>1.5700294816</text:p>
          </table:table-cell>
          <table:table-cell office:value-type="float" office:value="1.54861086434807" calcext:value-type="float">
            <text:p>1.5486108643</text:p>
          </table:table-cell>
          <table:table-cell office:value-type="float" office:value="1.52778720872445" calcext:value-type="float">
            <text:p>1.5277872087</text:p>
          </table:table-cell>
          <table:table-cell office:value-type="float" office:value="1.50753406421381" calcext:value-type="float">
            <text:p>1.5075340642</text:p>
          </table:table-cell>
          <table:table-cell office:value-type="float" office:value="1.48782830198724" calcext:value-type="float">
            <text:p>1.487828302</text:p>
          </table:table-cell>
          <table:table-cell office:value-type="float" office:value="1.46864802675337" calcext:value-type="float">
            <text:p>1.4686480268</text:p>
          </table:table-cell>
          <table:table-cell office:value-type="float" office:value="1.44997249560461" calcext:value-type="float">
            <text:p>1.4499724956</text:p>
          </table:table-cell>
          <table:table-cell office:value-type="float" office:value="1.43178204318698" calcext:value-type="float">
            <text:p>1.4317820432</text:p>
          </table:table-cell>
          <table:table-cell office:value-type="float" office:value="1.41405801262622" calcext:value-type="float">
            <text:p>1.4140580126</text:p>
          </table:table-cell>
          <table:table-cell office:value-type="float" office:value="1.3967826916999" calcext:value-type="float">
            <text:p>1.3967826917</text:p>
          </table:table-cell>
          <table:table-cell office:value-type="float" office:value="1.37993925379675" calcext:value-type="float">
            <text:p>1.3799392538</text:p>
          </table:table-cell>
          <table:table-cell office:value-type="float" office:value="1.36351170324923" calcext:value-type="float">
            <text:p>1.3635117032</text:p>
          </table:table-cell>
          <table:table-cell office:value-type="float" office:value="1.34748482466628" calcext:value-type="float">
            <text:p>1.3474848247</text:p>
          </table:table-cell>
          <table:table-cell office:value-type="float" office:value="1.3318441359287" calcext:value-type="float">
            <text:p>1.3318441359</text:p>
          </table:table-cell>
          <table:table-cell office:value-type="float" office:value="1.31657584454202" calcext:value-type="float">
            <text:p>1.3165758445</text:p>
          </table:table-cell>
          <table:table-cell office:value-type="float" office:value="1.30166680707032" calcext:value-type="float">
            <text:p>1.3016668071</text:p>
          </table:table-cell>
          <table:table-cell office:value-type="float" office:value="1.28710449140028" calcext:value-type="float">
            <text:p>1.2871044914</text:p>
          </table:table-cell>
          <table:table-cell office:value-type="float" office:value="1.27287694160772" calcext:value-type="float">
            <text:p>1.2728769416</text:p>
          </table:table-cell>
          <table:table-cell office:value-type="float" office:value="1.25897274521954" calcext:value-type="float">
            <text:p>1.2589727452</text:p>
          </table:table-cell>
          <table:table-cell office:value-type="float" office:value="1.24538100268277" calcext:value-type="float">
            <text:p>1.2453810027</text:p>
          </table:table-cell>
          <table:table-cell office:value-type="float" office:value="1.23209129886905" calcext:value-type="float">
            <text:p>1.2320912989</text:p>
          </table:table-cell>
          <table:table-cell office:value-type="float" office:value="1.21909367645782" calcext:value-type="float">
            <text:p>1.2190936765</text:p>
          </table:table-cell>
          <table:table-cell office:value-type="float" office:value="1.20637861105553" calcext:value-type="float">
            <text:p>1.2063786111</text:p>
          </table:table-cell>
          <table:table-cell office:value-type="float" office:value="1.19393698791996" calcext:value-type="float">
            <text:p>1.1939369879</text:p>
          </table:table-cell>
          <table:table-cell office:value-type="float" office:value="1.18176008017025" calcext:value-type="float">
            <text:p>1.1817600802</text:p>
          </table:table-cell>
          <table:table-cell office:value-type="float" office:value="1.16983952837317" calcext:value-type="float">
            <text:p>1.1698395284</text:p>
          </table:table-cell>
          <table:table-cell office:value-type="float" office:value="1.1581673214052" calcext:value-type="float">
            <text:p>1.1581673214</text:p>
          </table:table-cell>
          <table:table-cell office:value-type="float" office:value="1.14673577849841" calcext:value-type="float">
            <text:p>1.1467357785</text:p>
          </table:table-cell>
          <table:table-cell office:value-type="float" office:value="1.13553753238565" calcext:value-type="float">
            <text:p>1.1355375324</text:p>
          </table:table-cell>
          <table:table-cell office:value-type="float" office:value="1.12456551346708" calcext:value-type="float">
            <text:p>1.1245655135</text:p>
          </table:table-cell>
          <table:table-cell office:value-type="float" office:value="1.11381293492688" calcext:value-type="float">
            <text:p>1.1138129349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13.7284873396141" calcext:value-type="float">
            <text:p>13.7284873396</text:p>
          </table:table-cell>
          <table:table-cell office:value-type="string" calcext:value-type="string">
            <text:p><text:s/>global min</text:p>
          </table:table-cell>
          <table:table-cell office:value-type="float" office:value="-7.87057084526833" calcext:value-type="float">
            <text:p>-7.8705708453</text:p>
          </table:table-cell>
          <table:table-cell office:value-type="string" calcext:value-type="string">
            <text:p><text:s/>range</text:p>
          </table:table-cell>
          <table:table-cell office:value-type="float" office:value="21.5990581848824" calcext:value-type="float">
            <text:p>21.5990581849</text:p>
          </table:table-cell>
          <table:table-cell office:value-type="string" calcext:value-type="string">
            <text:p><text:s/>regret</text:p>
          </table:table-cell>
          <table:table-cell office:value-type="float" office:value="18.6962971201465" calcext:value-type="float">
            <text:p>18.6962971201</text:p>
          </table:table-cell>
          <table:table-cell office:value-type="float" office:value="12.316023121203" calcext:value-type="float">
            <text:p>12.3160231212</text:p>
          </table:table-cell>
          <table:table-cell office:value-type="float" office:value="9.95254105151107" calcext:value-type="float">
            <text:p>9.9525410515</text:p>
          </table:table-cell>
          <table:table-cell office:value-type="float" office:value="8.85965064392302" calcext:value-type="float">
            <text:p>8.8596506439</text:p>
          </table:table-cell>
          <table:table-cell office:value-type="float" office:value="7.94258028415327" calcext:value-type="float">
            <text:p>7.9425802842</text:p>
          </table:table-cell>
          <table:table-cell office:value-type="float" office:value="6.61881690346106" calcext:value-type="float">
            <text:p>6.6188169035</text:p>
          </table:table-cell>
          <table:table-cell office:value-type="float" office:value="6.84454883051675" calcext:value-type="float">
            <text:p>6.8445488305</text:p>
          </table:table-cell>
          <table:table-cell office:value-type="float" office:value="6.31730582429846" calcext:value-type="float">
            <text:p>6.3173058243</text:p>
          </table:table-cell>
          <table:table-cell office:value-type="float" office:value="6.11703463124806" calcext:value-type="float">
            <text:p>6.1170346312</text:p>
          </table:table-cell>
          <table:table-cell office:value-type="float" office:value="6.36194033354339" calcext:value-type="float">
            <text:p>6.3619403335</text:p>
          </table:table-cell>
          <table:table-cell office:value-type="float" office:value="6.26757803563853" calcext:value-type="float">
            <text:p>6.2675780356</text:p>
          </table:table-cell>
          <table:table-cell office:value-type="float" office:value="5.89687655938396" calcext:value-type="float">
            <text:p>5.8968765594</text:p>
          </table:table-cell>
          <table:table-cell office:value-type="float" office:value="7.05054255466408" calcext:value-type="float">
            <text:p>7.0505425547</text:p>
          </table:table-cell>
          <table:table-cell office:value-type="float" office:value="6.56789380666128" calcext:value-type="float">
            <text:p>6.5678938067</text:p>
          </table:table-cell>
          <table:table-cell office:value-type="float" office:value="6.14959822505885" calcext:value-type="float">
            <text:p>6.1495982251</text:p>
          </table:table-cell>
          <table:table-cell office:value-type="float" office:value="5.78358959115673" calcext:value-type="float">
            <text:p>5.7835895912</text:p>
          </table:table-cell>
          <table:table-cell office:value-type="float" office:value="5.46064079653721" calcext:value-type="float">
            <text:p>5.4606407965</text:p>
          </table:table-cell>
          <table:table-cell office:value-type="float" office:value="5.17357520131985" calcext:value-type="float">
            <text:p>5.1735752013</text:p>
          </table:table-cell>
          <table:table-cell office:value-type="float" office:value="4.91672703717801" calcext:value-type="float">
            <text:p>4.9167270372</text:p>
          </table:table-cell>
          <table:table-cell office:value-type="float" office:value="4.68556368945035" calcext:value-type="float">
            <text:p>4.6855636895</text:p>
          </table:table-cell>
          <table:table-cell office:value-type="float" office:value="4.47641589864914" calcext:value-type="float">
            <text:p>4.4764158986</text:p>
          </table:table-cell>
          <table:table-cell office:value-type="float" office:value="4.28628154337531" calcext:value-type="float">
            <text:p>4.2862815434</text:p>
          </table:table-cell>
          <table:table-cell office:value-type="float" office:value="4.1126806102992" calcext:value-type="float">
            <text:p>4.1126806103</text:p>
          </table:table-cell>
          <table:table-cell office:value-type="float" office:value="3.95354642164611" calcext:value-type="float">
            <text:p>3.9535464216</text:p>
          </table:table-cell>
          <table:table-cell office:value-type="float" office:value="3.80714296808526" calcext:value-type="float">
            <text:p>3.8071429681</text:p>
          </table:table-cell>
          <table:table-cell office:value-type="float" office:value="3.67200131864447" calcext:value-type="float">
            <text:p>3.6720013186</text:p>
          </table:table-cell>
          <table:table-cell office:value-type="float" office:value="3.54687016175486" calcext:value-type="float">
            <text:p>3.5468701618</text:p>
          </table:table-cell>
          <table:table-cell office:value-type="float" office:value="3.51545679494637" calcext:value-type="float">
            <text:p>3.5154567949</text:p>
          </table:table-cell>
          <table:table-cell office:value-type="float" office:value="3.44490297630064" calcext:value-type="float">
            <text:p>3.4449029763</text:p>
          </table:table-cell>
          <table:table-cell office:value-type="float" office:value="3.41898274012786" calcext:value-type="float">
            <text:p>3.4189827401</text:p>
          </table:table-cell>
          <table:table-cell office:value-type="float" office:value="3.35609284703407" calcext:value-type="float">
            <text:p>3.356092847</text:p>
          </table:table-cell>
          <table:table-cell office:value-type="float" office:value="3.26038557314628" calcext:value-type="float">
            <text:p>3.2603855731</text:p>
          </table:table-cell>
          <table:table-cell office:value-type="float" office:value="3.17047874010018" calcext:value-type="float">
            <text:p>3.1704787401</text:p>
          </table:table-cell>
          <table:table-cell office:value-type="float" office:value="3.08586054429208" calcext:value-type="float">
            <text:p>3.0858605443</text:p>
          </table:table-cell>
          <table:table-cell office:value-type="float" office:value="3.00607767395873" calcext:value-type="float">
            <text:p>3.006077674</text:p>
          </table:table-cell>
          <table:table-cell office:value-type="float" office:value="2.9966670688798" calcext:value-type="float">
            <text:p>2.9966670689</text:p>
          </table:table-cell>
          <table:table-cell office:value-type="float" office:value="2.95561165696906" calcext:value-type="float">
            <text:p>2.955611657</text:p>
          </table:table-cell>
          <table:table-cell office:value-type="float" office:value="2.94599806006189" calcext:value-type="float">
            <text:p>2.9459980601</text:p>
          </table:table-cell>
          <table:table-cell office:value-type="float" office:value="2.93885185060177" calcext:value-type="float">
            <text:p>2.9388518506</text:p>
          </table:table-cell>
          <table:table-cell office:value-type="float" office:value="2.90232097504129" calcext:value-type="float">
            <text:p>2.902320975</text:p>
          </table:table-cell>
          <table:table-cell office:value-type="float" office:value="2.8947105847841" calcext:value-type="float">
            <text:p>2.8947105848</text:p>
          </table:table-cell>
          <table:table-cell office:value-type="float" office:value="2.8892959492206" calcext:value-type="float">
            <text:p>2.8892959492</text:p>
          </table:table-cell>
          <table:table-cell office:value-type="float" office:value="2.85646620221971" calcext:value-type="float">
            <text:p>2.8564662022</text:p>
          </table:table-cell>
          <table:table-cell office:value-type="float" office:value="2.8504168561351" calcext:value-type="float">
            <text:p>2.8504168561</text:p>
          </table:table-cell>
          <table:table-cell office:value-type="float" office:value="2.79359559450153" calcext:value-type="float">
            <text:p>2.7935955945</text:p>
          </table:table-cell>
          <table:table-cell office:value-type="float" office:value="2.73924482250422" calcext:value-type="float">
            <text:p>2.7392448225</text:p>
          </table:table-cell>
          <table:table-cell office:value-type="float" office:value="2.73771399417683" calcext:value-type="float">
            <text:p>2.7377139942</text:p>
          </table:table-cell>
          <table:table-cell office:value-type="float" office:value="2.71146196988528" calcext:value-type="float">
            <text:p>2.7114619699</text:p>
          </table:table-cell>
          <table:table-cell office:value-type="float" office:value="2.70898917406102" calcext:value-type="float">
            <text:p>2.7089891741</text:p>
          </table:table-cell>
          <table:table-cell office:value-type="float" office:value="2.6606785922323" calcext:value-type="float">
            <text:p>2.6606785922</text:p>
          </table:table-cell>
          <table:table-cell office:value-type="float" office:value="2.61426254302431" calcext:value-type="float">
            <text:p>2.614262543</text:p>
          </table:table-cell>
          <table:table-cell office:value-type="float" office:value="2.61528241510302" calcext:value-type="float">
            <text:p>2.6152824151</text:p>
          </table:table-cell>
          <table:table-cell office:value-type="float" office:value="2.59381702667056" calcext:value-type="float">
            <text:p>2.5938170267</text:p>
          </table:table-cell>
          <table:table-cell office:value-type="float" office:value="2.59375180348215" calcext:value-type="float">
            <text:p>2.5937518035</text:p>
          </table:table-cell>
          <table:table-cell office:value-type="float" office:value="2.55192831764838" calcext:value-type="float">
            <text:p>2.5519283176</text:p>
          </table:table-cell>
          <table:table-cell office:value-type="float" office:value="2.51159852773725" calcext:value-type="float">
            <text:p>2.5115985277</text:p>
          </table:table-cell>
          <table:table-cell office:value-type="float" office:value="2.51433006042812" calcext:value-type="float">
            <text:p>2.5143300604</text:p>
          </table:table-cell>
          <table:table-cell office:value-type="float" office:value="2.49645569435492" calcext:value-type="float">
            <text:p>2.4964556944</text:p>
          </table:table-cell>
          <table:table-cell office:value-type="float" office:value="2.49804619062851" calcext:value-type="float">
            <text:p>2.4980461906</text:p>
          </table:table-cell>
          <table:table-cell office:value-type="float" office:value="2.46130308882845" calcext:value-type="float">
            <text:p>2.4613030888</text:p>
          </table:table-cell>
          <table:table-cell office:value-type="float" office:value="2.42576467889069" calcext:value-type="float">
            <text:p>2.4257646789</text:p>
          </table:table-cell>
          <table:table-cell office:value-type="float" office:value="2.42966034360402" calcext:value-type="float">
            <text:p>2.4296603436</text:p>
          </table:table-cell>
          <table:table-cell office:value-type="float" office:value="2.43221009964993" calcext:value-type="float">
            <text:p>2.4322100996</text:p>
          </table:table-cell>
          <table:table-cell office:value-type="float" office:value="2.39879213063391" calcext:value-type="float">
            <text:p>2.3987921306</text:p>
          </table:table-cell>
          <table:table-cell office:value-type="float" office:value="2.36640240681839" calcext:value-type="float">
            <text:p>2.3664024068</text:p>
          </table:table-cell>
          <table:table-cell office:value-type="float" office:value="2.33499418978515" calcext:value-type="float">
            <text:p>2.3349941898</text:p>
          </table:table-cell>
          <table:table-cell office:value-type="float" office:value="2.3399539166707" calcext:value-type="float">
            <text:p>2.3399539167</text:p>
          </table:table-cell>
          <table:table-cell office:value-type="float" office:value="2.3436354028152" calcext:value-type="float">
            <text:p>2.3436354028</text:p>
          </table:table-cell>
          <table:table-cell office:value-type="float" office:value="2.31392271701534" calcext:value-type="float">
            <text:p>2.313922717</text:p>
          </table:table-cell>
          <table:table-cell office:value-type="float" office:value="2.28505896509548" calcext:value-type="float">
            <text:p>2.2850589651</text:p>
          </table:table-cell>
          <table:table-cell office:value-type="float" office:value="2.25700827660998" calcext:value-type="float">
            <text:p>2.2570082766</text:p>
          </table:table-cell>
          <table:table-cell office:value-type="float" office:value="2.22973677391574" calcext:value-type="float">
            <text:p>2.2297367739</text:p>
          </table:table-cell>
          <table:table-cell office:value-type="float" office:value="2.23573073442535" calcext:value-type="float">
            <text:p>2.2357307344</text:p>
          </table:table-cell>
          <table:table-cell office:value-type="float" office:value="2.24052214307496" calcext:value-type="float">
            <text:p>2.2405221431</text:p>
          </table:table-cell>
          <table:table-cell office:value-type="float" office:value="2.21456131560229" calcext:value-type="float">
            <text:p>2.2145613156</text:p>
          </table:table-cell>
          <table:table-cell office:value-type="float" office:value="2.18928366779996" calcext:value-type="float">
            <text:p>2.1892836678</text:p>
          </table:table-cell>
          <table:table-cell office:value-type="float" office:value="2.1646625822782" calcext:value-type="float">
            <text:p>2.1646625823</text:p>
          </table:table-cell>
          <table:table-cell office:value-type="float" office:value="2.14067280664162" calcext:value-type="float">
            <text:p>2.1406728066</text:p>
          </table:table-cell>
          <table:table-cell office:value-type="float" office:value="2.14733892163498" calcext:value-type="float">
            <text:p>2.1473389216</text:p>
          </table:table-cell>
          <table:table-cell office:value-type="float" office:value="2.15287587229575" calcext:value-type="float">
            <text:p>2.1528758723</text:p>
          </table:table-cell>
          <table:table-cell office:value-type="float" office:value="2.12992012180599" calcext:value-type="float">
            <text:p>2.1299201218</text:p>
          </table:table-cell>
          <table:table-cell office:value-type="float" office:value="2.10752426766963" calcext:value-type="float">
            <text:p>2.1075242677</text:p>
          </table:table-cell>
          <table:table-cell office:value-type="float" office:value="2.08566807266909" calcext:value-type="float">
            <text:p>2.0856680727</text:p>
          </table:table-cell>
          <table:table-cell office:value-type="float" office:value="2.0643322632638" calcext:value-type="float">
            <text:p>2.0643322633</text:p>
          </table:table-cell>
          <table:table-cell office:value-type="float" office:value="2.07142595300326" calcext:value-type="float">
            <text:p>2.071425953</text:p>
          </table:table-cell>
          <table:table-cell office:value-type="float" office:value="2.07745931371829" calcext:value-type="float">
            <text:p>2.0774593137</text:p>
          </table:table-cell>
          <table:table-cell office:value-type="float" office:value="2.05695357542986" calcext:value-type="float">
            <text:p>2.0569535754</text:p>
          </table:table-cell>
          <table:table-cell office:value-type="float" office:value="2.03691387664799" calcext:value-type="float">
            <text:p>2.0369138766</text:p>
          </table:table-cell>
          <table:table-cell office:value-type="float" office:value="2.01732450817582" calcext:value-type="float">
            <text:p>2.0173245082</text:p>
          </table:table-cell>
          <table:table-cell office:value-type="float" office:value="2.02454641243072" calcext:value-type="float">
            <text:p>2.0245464124</text:p>
          </table:table-cell>
          <table:table-cell office:value-type="float" office:value="2.03076342959628" calcext:value-type="float">
            <text:p>2.0307634296</text:p>
          </table:table-cell>
          <table:table-cell office:value-type="float" office:value="2.01187969756398" calcext:value-type="float">
            <text:p>2.0118796976</text:p>
          </table:table-cell>
          <table:table-cell office:value-type="float" office:value="1.99340206729582" calcext:value-type="float">
            <text:p>1.9934020673</text:p>
          </table:table-cell>
          <table:table-cell office:value-type="float" office:value="1.97531757809719" calcext:value-type="float">
            <text:p>1.9753175781</text:p>
          </table:table-cell>
          <table:table-cell office:value-type="float" office:value="1.95761381498696" calcext:value-type="float">
            <text:p>1.957613815</text:p>
          </table:table-cell>
          <table:table-cell office:value-type="float" office:value="1.96500633661331" calcext:value-type="float">
            <text:p>1.9650063366</text:p>
          </table:table-cell>
          <table:table-cell office:value-type="float" office:value="1.97145261123067" calcext:value-type="float">
            <text:p>1.9714526112</text:p>
          </table:table-cell>
          <table:table-cell office:value-type="float" office:value="1.95433023848979" calcext:value-type="float">
            <text:p>1.9543302385</text:p>
          </table:table-cell>
          <table:table-cell office:value-type="float" office:value="1.93755377226893" calcext:value-type="float">
            <text:p>1.9375537723</text:p>
          </table:table-cell>
          <table:table-cell office:value-type="float" office:value="1.92111283537249" calcext:value-type="float">
            <text:p>1.9211128354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5.13358935262614" calcext:value-type="float">
            <text:p>5.1335893526</text:p>
          </table:table-cell>
          <table:table-cell office:value-type="string" calcext:value-type="string">
            <text:p><text:s/>global min</text:p>
          </table:table-cell>
          <table:table-cell office:value-type="float" office:value="-12.1181080641411" calcext:value-type="float">
            <text:p>-12.1181080641</text:p>
          </table:table-cell>
          <table:table-cell office:value-type="string" calcext:value-type="string">
            <text:p><text:s/>range</text:p>
          </table:table-cell>
          <table:table-cell office:value-type="float" office:value="17.2516974167672" calcext:value-type="float">
            <text:p>17.2516974168</text:p>
          </table:table-cell>
          <table:table-cell office:value-type="string" calcext:value-type="string">
            <text:p><text:s/>regret</text:p>
          </table:table-cell>
          <table:table-cell office:value-type="float" office:value="2.95847434537644" calcext:value-type="float">
            <text:p>2.9584743454</text:p>
          </table:table-cell>
          <table:table-cell office:value-type="float" office:value="9.23574753501629" calcext:value-type="float">
            <text:p>9.235747535</text:p>
          </table:table-cell>
          <table:table-cell office:value-type="float" office:value="10.8688824207209" calcext:value-type="float">
            <text:p>10.8688824207</text:p>
          </table:table-cell>
          <table:table-cell office:value-type="float" office:value="9.81631151670862" calcext:value-type="float">
            <text:p>9.8163115167</text:p>
          </table:table-cell>
          <table:table-cell office:value-type="float" office:value="8.45221775735281" calcext:value-type="float">
            <text:p>8.4522177574</text:p>
          </table:table-cell>
          <table:table-cell office:value-type="float" office:value="8.75112659518456" calcext:value-type="float">
            <text:p>8.7511265952</text:p>
          </table:table-cell>
          <table:table-cell office:value-type="float" office:value="8.5831504213865" calcext:value-type="float">
            <text:p>8.5831504214</text:p>
          </table:table-cell>
          <table:table-cell office:value-type="float" office:value="8.83644635486971" calcext:value-type="float">
            <text:p>8.8364463549</text:p>
          </table:table-cell>
          <table:table-cell office:value-type="float" office:value="8.7496229633907" calcext:value-type="float">
            <text:p>8.7496229634</text:p>
          </table:table-cell>
          <table:table-cell office:value-type="float" office:value="8.0899857296863" calcext:value-type="float">
            <text:p>8.0899857297</text:p>
          </table:table-cell>
          <table:table-cell office:value-type="float" office:value="7.7981573056695" calcext:value-type="float">
            <text:p>7.7981573057</text:p>
          </table:table-cell>
          <table:table-cell office:value-type="float" office:value="7.44222457304177" calcext:value-type="float">
            <text:p>7.442224573</text:p>
          </table:table-cell>
          <table:table-cell office:value-type="float" office:value="6.90210686003819" calcext:value-type="float">
            <text:p>6.90210686</text:p>
          </table:table-cell>
          <table:table-cell office:value-type="float" office:value="6.83085924162898" calcext:value-type="float">
            <text:p>6.8308592416</text:p>
          </table:table-cell>
          <table:table-cell office:value-type="float" office:value="6.63558226358901" calcext:value-type="float">
            <text:p>6.6355822636</text:p>
          </table:table-cell>
          <table:table-cell office:value-type="float" office:value="6.37001861854743" calcext:value-type="float">
            <text:p>6.3700186185</text:p>
          </table:table-cell>
          <table:table-cell office:value-type="float" office:value="6.28898383201266" calcext:value-type="float">
            <text:p>6.288983832</text:p>
          </table:table-cell>
          <table:table-cell office:value-type="float" office:value="6.00736290460547" calcext:value-type="float">
            <text:p>6.0073629046</text:p>
          </table:table-cell>
          <table:table-cell office:value-type="float" office:value="5.81012614144284" calcext:value-type="float">
            <text:p>5.8101261414</text:p>
          </table:table-cell>
          <table:table-cell office:value-type="float" office:value="5.77067602788431" calcext:value-type="float">
            <text:p>5.7706760279</text:p>
          </table:table-cell>
          <table:table-cell office:value-type="float" office:value="5.72608826822313" calcext:value-type="float">
            <text:p>5.7260882682</text:p>
          </table:table-cell>
          <table:table-cell office:value-type="float" office:value="5.57708305449503" calcext:value-type="float">
            <text:p>5.5770830545</text:p>
          </table:table-cell>
          <table:table-cell office:value-type="float" office:value="5.58207269983521" calcext:value-type="float">
            <text:p>5.5820726998</text:p>
          </table:table-cell>
          <table:table-cell office:value-type="float" office:value="5.54015295251006" calcext:value-type="float">
            <text:p>5.5401529525</text:p>
          </table:table-cell>
          <table:table-cell office:value-type="float" office:value="5.36813545966015" calcext:value-type="float">
            <text:p>5.3681354597</text:p>
          </table:table-cell>
          <table:table-cell office:value-type="float" office:value="5.24893218546595" calcext:value-type="float">
            <text:p>5.2489321855</text:p>
          </table:table-cell>
          <table:table-cell office:value-type="float" office:value="5.08259485074969" calcext:value-type="float">
            <text:p>5.0825948507</text:p>
          </table:table-cell>
          <table:table-cell office:value-type="float" office:value="5.13451721518676" calcext:value-type="float">
            <text:p>5.1345172152</text:p>
          </table:table-cell>
          <table:table-cell office:value-type="float" office:value="5.03171491901986" calcext:value-type="float">
            <text:p>5.031714919</text:p>
          </table:table-cell>
          <table:table-cell office:value-type="float" office:value="4.95471481872778" calcext:value-type="float">
            <text:p>4.9547148187</text:p>
          </table:table-cell>
          <table:table-cell office:value-type="float" office:value="4.86807402878852" calcext:value-type="float">
            <text:p>4.8680740288</text:p>
          </table:table-cell>
          <table:table-cell office:value-type="float" office:value="4.73962872001786" calcext:value-type="float">
            <text:p>4.73962872</text:p>
          </table:table-cell>
          <table:table-cell office:value-type="float" office:value="4.68567592263206" calcext:value-type="float">
            <text:p>4.6856759226</text:p>
          </table:table-cell>
          <table:table-cell office:value-type="float" office:value="4.60987608988602" calcext:value-type="float">
            <text:p>4.6098760899</text:p>
          </table:table-cell>
          <table:table-cell office:value-type="float" office:value="4.49981746297862" calcext:value-type="float">
            <text:p>4.499817463</text:p>
          </table:table-cell>
          <table:table-cell office:value-type="float" office:value="4.39555631316708" calcext:value-type="float">
            <text:p>4.3955563132</text:p>
          </table:table-cell>
          <table:table-cell office:value-type="float" office:value="4.29693090118318" calcext:value-type="float">
            <text:p>4.2969309012</text:p>
          </table:table-cell>
          <table:table-cell office:value-type="float" office:value="4.20349630035633" calcext:value-type="float">
            <text:p>4.2034963004</text:p>
          </table:table-cell>
          <table:table-cell office:value-type="float" office:value="4.1148532175206" calcext:value-type="float">
            <text:p>4.1148532175</text:p>
          </table:table-cell>
          <table:table-cell office:value-type="float" office:value="4.03064228882666" calcext:value-type="float">
            <text:p>4.0306422888</text:p>
          </table:table-cell>
          <table:table-cell office:value-type="float" office:value="3.95053921031291" calcext:value-type="float">
            <text:p>3.9505392103</text:p>
          </table:table-cell>
          <table:table-cell office:value-type="float" office:value="3.87425056410934" calcext:value-type="float">
            <text:p>3.8742505641</text:p>
          </table:table-cell>
          <table:table-cell office:value-type="float" office:value="3.80151022703152" calcext:value-type="float">
            <text:p>3.801510227</text:p>
          </table:table-cell>
          <table:table-cell office:value-type="float" office:value="3.73207626891178" calcext:value-type="float">
            <text:p>3.7320762689</text:p>
          </table:table-cell>
          <table:table-cell office:value-type="float" office:value="3.67778020709449" calcext:value-type="float">
            <text:p>3.6777802071</text:p>
          </table:table-cell>
          <table:table-cell office:value-type="float" office:value="3.62681035894864" calcext:value-type="float">
            <text:p>3.6268103589</text:p>
          </table:table-cell>
          <table:table-cell office:value-type="float" office:value="3.57964763619556" calcext:value-type="float">
            <text:p>3.5796476362</text:p>
          </table:table-cell>
          <table:table-cell office:value-type="float" office:value="3.53445002689053" calcext:value-type="float">
            <text:p>3.5344500269</text:p>
          </table:table-cell>
          <table:table-cell office:value-type="float" office:value="3.49109721796529" calcext:value-type="float">
            <text:p>3.491097218</text:p>
          </table:table-cell>
          <table:table-cell office:value-type="float" office:value="3.44011907903826" calcext:value-type="float">
            <text:p>3.440119079</text:p>
          </table:table-cell>
          <table:table-cell office:value-type="float" office:value="3.41400854041529" calcext:value-type="float">
            <text:p>3.4140085404</text:p>
          </table:table-cell>
          <table:table-cell office:value-type="float" office:value="3.37547303751411" calcext:value-type="float">
            <text:p>3.3754730375</text:p>
          </table:table-cell>
          <table:table-cell office:value-type="float" office:value="3.33839170453373" calcext:value-type="float">
            <text:p>3.3383917045</text:p>
          </table:table-cell>
          <table:table-cell office:value-type="float" office:value="3.30268375425633" calcext:value-type="float">
            <text:p>3.3026837543</text:p>
          </table:table-cell>
          <table:table-cell office:value-type="float" office:value="3.26827427489811" calcext:value-type="float">
            <text:p>3.2682742749</text:p>
          </table:table-cell>
          <table:table-cell office:value-type="float" office:value="3.23509370551696" calcext:value-type="float">
            <text:p>3.2350937055</text:p>
          </table:table-cell>
          <table:table-cell office:value-type="float" office:value="3.20307736664042" calcext:value-type="float">
            <text:p>3.2030773666</text:p>
          </table:table-cell>
          <table:table-cell office:value-type="float" office:value="3.17216503944927" calcext:value-type="float">
            <text:p>3.1721650394</text:p>
          </table:table-cell>
          <table:table-cell office:value-type="float" office:value="3.14230058775613" calcext:value-type="float">
            <text:p>3.1423005878</text:p>
          </table:table-cell>
          <table:table-cell office:value-type="float" office:value="3.1134316177861" calcext:value-type="float">
            <text:p>3.1134316178</text:p>
          </table:table-cell>
          <table:table-cell office:value-type="float" office:value="3.08550917142164" calcext:value-type="float">
            <text:p>3.0855091714</text:p>
          </table:table-cell>
          <table:table-cell office:value-type="float" office:value="3.05848744913345" calcext:value-type="float">
            <text:p>3.0584874491</text:p>
          </table:table-cell>
          <table:table-cell office:value-type="float" office:value="3.03232355929886" calcext:value-type="float">
            <text:p>3.0323235593</text:p>
          </table:table-cell>
          <table:table-cell office:value-type="float" office:value="3.00697729102159" calcext:value-type="float">
            <text:p>3.006977291</text:p>
          </table:table-cell>
          <table:table-cell office:value-type="float" office:value="2.98241090792209" calcext:value-type="float">
            <text:p>2.9824109079</text:p>
          </table:table-cell>
          <table:table-cell office:value-type="float" office:value="2.95858896067409" calcext:value-type="float">
            <text:p>2.9585889607</text:p>
          </table:table-cell>
          <table:table-cell office:value-type="float" office:value="2.93547811632901" calcext:value-type="float">
            <text:p>2.9354781163</text:p>
          </table:table-cell>
          <table:table-cell office:value-type="float" office:value="2.90616505978909" calcext:value-type="float">
            <text:p>2.9061650598</text:p>
          </table:table-cell>
          <table:table-cell office:value-type="float" office:value="2.87770165706191" calcext:value-type="float">
            <text:p>2.8777016571</text:p>
          </table:table-cell>
          <table:table-cell office:value-type="float" office:value="2.85005149441265" calcext:value-type="float">
            <text:p>2.8500514944</text:p>
          </table:table-cell>
          <table:table-cell office:value-type="float" office:value="2.83960684814299" calcext:value-type="float">
            <text:p>2.8396068481</text:p>
          </table:table-cell>
          <table:table-cell office:value-type="float" office:value="2.81325384013564" calcext:value-type="float">
            <text:p>2.8132538401</text:p>
          </table:table-cell>
          <table:table-cell office:value-type="float" office:value="2.78762283234767" calcext:value-type="float">
            <text:p>2.7876228323</text:p>
          </table:table-cell>
          <table:table-cell office:value-type="float" office:value="2.76268455449992" calcext:value-type="float">
            <text:p>2.7626845545</text:p>
          </table:table-cell>
          <table:table-cell office:value-type="float" office:value="2.75396184856347" calcext:value-type="float">
            <text:p>2.7539618486</text:p>
          </table:table-cell>
          <table:table-cell office:value-type="float" office:value="2.73012274886677" calcext:value-type="float">
            <text:p>2.7301227489</text:p>
          </table:table-cell>
          <table:table-cell office:value-type="float" office:value="2.70690284656478" calcext:value-type="float">
            <text:p>2.7069028466</text:p>
          </table:table-cell>
          <table:table-cell office:value-type="float" office:value="2.68427832637311" calcext:value-type="float">
            <text:p>2.6842783264</text:p>
          </table:table-cell>
          <table:table-cell office:value-type="float" office:value="2.66222657884451" calcext:value-type="float">
            <text:p>2.6622265788</text:p>
          </table:table-cell>
          <table:table-cell office:value-type="float" office:value="2.65530476672478" calcext:value-type="float">
            <text:p>2.6553047667</text:p>
          </table:table-cell>
          <table:table-cell office:value-type="float" office:value="2.63415520505675" calcext:value-type="float">
            <text:p>2.6341552051</text:p>
          </table:table-cell>
          <table:table-cell office:value-type="float" office:value="2.61352148635623" calcext:value-type="float">
            <text:p>2.6135214864</text:p>
          </table:table-cell>
          <table:table-cell office:value-type="float" office:value="2.59338496569668" calcext:value-type="float">
            <text:p>2.5933849657</text:p>
          </table:table-cell>
          <table:table-cell office:value-type="float" office:value="2.57372788600522" calcext:value-type="float">
            <text:p>2.573727886</text:p>
          </table:table-cell>
          <table:table-cell office:value-type="float" office:value="2.55453332583591" calcext:value-type="float">
            <text:p>2.5545333258</text:p>
          </table:table-cell>
          <table:table-cell office:value-type="float" office:value="2.54934667796883" calcext:value-type="float">
            <text:p>2.549346678</text:p>
          </table:table-cell>
          <table:table-cell office:value-type="float" office:value="2.53087361582681" calcext:value-type="float">
            <text:p>2.5308736158</text:p>
          </table:table-cell>
          <table:table-cell office:value-type="float" office:value="2.51282039600621" calcext:value-type="float">
            <text:p>2.512820396</text:p>
          </table:table-cell>
          <table:table-cell office:value-type="float" office:value="2.49517286651866" calcext:value-type="float">
            <text:p>2.4951728665</text:p>
          </table:table-cell>
          <table:table-cell office:value-type="float" office:value="2.47791750435305" calcext:value-type="float">
            <text:p>2.4779175044</text:p>
          </table:table-cell>
          <table:table-cell office:value-type="float" office:value="2.46104138091636" calcext:value-type="float">
            <text:p>2.4610413809</text:p>
          </table:table-cell>
          <table:table-cell office:value-type="float" office:value="2.44453212972829" calcext:value-type="float">
            <text:p>2.4445321297</text:p>
          </table:table-cell>
          <table:table-cell office:value-type="float" office:value="2.42837791620017" calcext:value-type="float">
            <text:p>2.4283779162</text:p>
          </table:table-cell>
          <table:table-cell office:value-type="float" office:value="2.42497476399875" calcext:value-type="float">
            <text:p>2.424974764</text:p>
          </table:table-cell>
          <table:table-cell office:value-type="float" office:value="2.40936650618418" calcext:value-type="float">
            <text:p>2.4093665062</text:p>
          </table:table-cell>
          <table:table-cell office:value-type="float" office:value="2.3940834204074" calcext:value-type="float">
            <text:p>2.3940834204</text:p>
          </table:table-cell>
          <table:table-cell office:value-type="float" office:value="2.37911544980128" calcext:value-type="float">
            <text:p>2.3791154498</text:p>
          </table:table-cell>
          <table:table-cell office:value-type="float" office:value="2.36445294798304" calcext:value-type="float">
            <text:p>2.364452948</text:p>
          </table:table-cell>
          <table:table-cell office:value-type="float" office:value="2.35008665832275" calcext:value-type="float">
            <text:p>2.3500866583</text:p>
          </table:table-cell>
          <table:table-cell office:value-type="float" office:value="2.33600769445566" calcext:value-type="float">
            <text:p>2.3360076945</text:p>
          </table:table-cell>
        </table:table-row>
        <table:table-row table:style-name="ro1">
          <table:table-cell table:number-columns-repeated="108"/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table:formula="of:=AVERAGE([.C1:.C25])" office:value-type="float" office:value="7.7845231257651" calcext:value-type="float">
            <text:p>7.7845231258</text:p>
          </table:table-cell>
          <table:table-cell office:value-type="string" calcext:value-type="string">
            <text:p>global min</text:p>
          </table:table-cell>
          <table:table-cell table:formula="of:=AVERAGE([.E1:.E25])" office:value-type="float" office:value="-9.06586817747156" calcext:value-type="float">
            <text:p>-9.0658681775</text:p>
          </table:table-cell>
          <table:table-cell office:value-type="string" calcext:value-type="string">
            <text:p>range</text:p>
          </table:table-cell>
          <table:table-cell table:formula="of:=AVERAGE([.G1:.G25])" office:value-type="float" office:value="16.8503913032367" calcext:value-type="float">
            <text:p>16.8503913032</text:p>
          </table:table-cell>
          <table:table-cell office:value-type="string" calcext:value-type="string">
            <text:p><text:s/>regret</text:p>
          </table:table-cell>
          <table:table-cell table:formula="of:=AVERAGE([.I1:.I25])" office:value-type="float" office:value="7.08312169603172" calcext:value-type="float">
            <text:p>7.083121696</text:p>
          </table:table-cell>
          <table:table-cell table:formula="of:=AVERAGE([.J1:.J25])" office:value-type="float" office:value="8.02959291692186" calcext:value-type="float">
            <text:p>8.0295929169</text:p>
          </table:table-cell>
          <table:table-cell table:formula="of:=AVERAGE([.K1:.K25])" office:value-type="float" office:value="8.0470771303145" calcext:value-type="float">
            <text:p>8.0470771303</text:p>
          </table:table-cell>
          <table:table-cell table:formula="of:=AVERAGE([.L1:.L25])" office:value-type="float" office:value="8.16169628030915" calcext:value-type="float">
            <text:p>8.1616962803</text:p>
          </table:table-cell>
          <table:table-cell table:formula="of:=AVERAGE([.M1:.M25])" office:value-type="float" office:value="7.77085828085533" calcext:value-type="float">
            <text:p>7.7708582809</text:p>
          </table:table-cell>
          <table:table-cell table:formula="of:=AVERAGE([.N1:.N25])" office:value-type="float" office:value="7.5576912214209" calcext:value-type="float">
            <text:p>7.5576912214</text:p>
          </table:table-cell>
          <table:table-cell table:formula="of:=AVERAGE([.O1:.O25])" office:value-type="float" office:value="7.48985701009187" calcext:value-type="float">
            <text:p>7.4898570101</text:p>
          </table:table-cell>
          <table:table-cell table:formula="of:=AVERAGE([.P1:.P25])" office:value-type="float" office:value="7.36665481997199" calcext:value-type="float">
            <text:p>7.36665482</text:p>
          </table:table-cell>
          <table:table-cell table:formula="of:=AVERAGE([.Q1:.Q25])" office:value-type="float" office:value="7.1889916161986" calcext:value-type="float">
            <text:p>7.1889916162</text:p>
          </table:table-cell>
          <table:table-cell table:formula="of:=AVERAGE([.R1:.R25])" office:value-type="float" office:value="7.14539749671194" calcext:value-type="float">
            <text:p>7.1453974967</text:p>
          </table:table-cell>
          <table:table-cell table:formula="of:=AVERAGE([.S1:.S25])" office:value-type="float" office:value="7.17192954145161" calcext:value-type="float">
            <text:p>7.1719295415</text:p>
          </table:table-cell>
          <table:table-cell table:formula="of:=AVERAGE([.T1:.T25])" office:value-type="float" office:value="6.9629367016787" calcext:value-type="float">
            <text:p>6.9629367017</text:p>
          </table:table-cell>
          <table:table-cell table:formula="of:=AVERAGE([.U1:.U25])" office:value-type="float" office:value="6.75510396625636" calcext:value-type="float">
            <text:p>6.7551039663</text:p>
          </table:table-cell>
          <table:table-cell table:formula="of:=AVERAGE([.V1:.V25])" office:value-type="float" office:value="6.57414457486358" calcext:value-type="float">
            <text:p>6.5741445749</text:p>
          </table:table-cell>
          <table:table-cell table:formula="of:=AVERAGE([.W1:.W25])" office:value-type="float" office:value="6.36278906446053" calcext:value-type="float">
            <text:p>6.3627890645</text:p>
          </table:table-cell>
          <table:table-cell table:formula="of:=AVERAGE([.X1:.X25])" office:value-type="float" office:value="6.16445223089788" calcext:value-type="float">
            <text:p>6.1644522309</text:p>
          </table:table-cell>
          <table:table-cell table:formula="of:=AVERAGE([.Y1:.Y25])" office:value-type="float" office:value="5.97752194428932" calcext:value-type="float">
            <text:p>5.9775219443</text:p>
          </table:table-cell>
          <table:table-cell table:formula="of:=AVERAGE([.Z1:.Z25])" office:value-type="float" office:value="5.84017533851575" calcext:value-type="float">
            <text:p>5.8401753385</text:p>
          </table:table-cell>
          <table:table-cell table:formula="of:=AVERAGE([.AA1:.AA25])" office:value-type="float" office:value="5.61668558166266" calcext:value-type="float">
            <text:p>5.6166855817</text:p>
          </table:table-cell>
          <table:table-cell table:formula="of:=AVERAGE([.AB1:.AB25])" office:value-type="float" office:value="5.4177079261988" calcext:value-type="float">
            <text:p>5.4177079262</text:p>
          </table:table-cell>
          <table:table-cell table:formula="of:=AVERAGE([.AC1:.AC25])" office:value-type="float" office:value="5.22972908652238" calcext:value-type="float">
            <text:p>5.2297290865</text:p>
          </table:table-cell>
          <table:table-cell table:formula="of:=AVERAGE([.AD1:.AD25])" office:value-type="float" office:value="5.07364753034629" calcext:value-type="float">
            <text:p>5.0736475303</text:p>
          </table:table-cell>
          <table:table-cell table:formula="of:=AVERAGE([.AE1:.AE25])" office:value-type="float" office:value="4.94498943460071" calcext:value-type="float">
            <text:p>4.9449894346</text:p>
          </table:table-cell>
          <table:table-cell table:formula="of:=AVERAGE([.AF1:.AF25])" office:value-type="float" office:value="4.81405021469751" calcext:value-type="float">
            <text:p>4.8140502147</text:p>
          </table:table-cell>
          <table:table-cell table:formula="of:=AVERAGE([.AG1:.AG25])" office:value-type="float" office:value="4.66175257850636" calcext:value-type="float">
            <text:p>4.6617525785</text:p>
          </table:table-cell>
          <table:table-cell table:formula="of:=AVERAGE([.AH1:.AH25])" office:value-type="float" office:value="4.53628192955648" calcext:value-type="float">
            <text:p>4.5362819296</text:p>
          </table:table-cell>
          <table:table-cell table:formula="of:=AVERAGE([.AI1:.AI25])" office:value-type="float" office:value="4.40699625634259" calcext:value-type="float">
            <text:p>4.4069962563</text:p>
          </table:table-cell>
          <table:table-cell table:formula="of:=AVERAGE([.AJ1:.AJ25])" office:value-type="float" office:value="4.28891601957494" calcext:value-type="float">
            <text:p>4.2889160196</text:p>
          </table:table-cell>
          <table:table-cell table:formula="of:=AVERAGE([.AK1:.AK25])" office:value-type="float" office:value="4.17506054404319" calcext:value-type="float">
            <text:p>4.175060544</text:p>
          </table:table-cell>
          <table:table-cell table:formula="of:=AVERAGE([.AL1:.AL25])" office:value-type="float" office:value="4.08567589759995" calcext:value-type="float">
            <text:p>4.0856758976</text:p>
          </table:table-cell>
          <table:table-cell table:formula="of:=AVERAGE([.AM1:.AM25])" office:value-type="float" office:value="3.97999749814478" calcext:value-type="float">
            <text:p>3.9799974981</text:p>
          </table:table-cell>
          <table:table-cell table:formula="of:=AVERAGE([.AN1:.AN25])" office:value-type="float" office:value="3.88113074677702" calcext:value-type="float">
            <text:p>3.8811307468</text:p>
          </table:table-cell>
          <table:table-cell table:formula="of:=AVERAGE([.AO1:.AO25])" office:value-type="float" office:value="3.78562851784091" calcext:value-type="float">
            <text:p>3.7856285178</text:p>
          </table:table-cell>
          <table:table-cell table:formula="of:=AVERAGE([.AP1:.AP25])" office:value-type="float" office:value="3.69598828482153" calcext:value-type="float">
            <text:p>3.6959882848</text:p>
          </table:table-cell>
          <table:table-cell table:formula="of:=AVERAGE([.AQ1:.AQ25])" office:value-type="float" office:value="3.61031734364042" calcext:value-type="float">
            <text:p>3.6103173436</text:p>
          </table:table-cell>
          <table:table-cell table:formula="of:=AVERAGE([.AR1:.AR25])" office:value-type="float" office:value="3.53062508480037" calcext:value-type="float">
            <text:p>3.5306250848</text:p>
          </table:table-cell>
          <table:table-cell table:formula="of:=AVERAGE([.AS1:.AS25])" office:value-type="float" office:value="3.47068561380457" calcext:value-type="float">
            <text:p>3.4706856138</text:p>
          </table:table-cell>
          <table:table-cell table:formula="of:=AVERAGE([.AT1:.AT25])" office:value-type="float" office:value="3.40545346059078" calcext:value-type="float">
            <text:p>3.4054534606</text:p>
          </table:table-cell>
          <table:table-cell table:formula="of:=AVERAGE([.AU1:.AU25])" office:value-type="float" office:value="3.3365725364107" calcext:value-type="float">
            <text:p>3.3365725364</text:p>
          </table:table-cell>
          <table:table-cell table:formula="of:=AVERAGE([.AV1:.AV25])" office:value-type="float" office:value="3.2716712428873" calcext:value-type="float">
            <text:p>3.2716712429</text:p>
          </table:table-cell>
          <table:table-cell table:formula="of:=AVERAGE([.AW1:.AW25])" office:value-type="float" office:value="3.20933822744325" calcext:value-type="float">
            <text:p>3.2093382274</text:p>
          </table:table-cell>
          <table:table-cell table:formula="of:=AVERAGE([.AX1:.AX25])" office:value-type="float" office:value="3.15521119858255" calcext:value-type="float">
            <text:p>3.1552111986</text:p>
          </table:table-cell>
          <table:table-cell table:formula="of:=AVERAGE([.AY1:.AY25])" office:value-type="float" office:value="3.09848576628252" calcext:value-type="float">
            <text:p>3.0984857663</text:p>
          </table:table-cell>
          <table:table-cell table:formula="of:=AVERAGE([.AZ1:.AZ25])" office:value-type="float" office:value="3.05136768131363" calcext:value-type="float">
            <text:p>3.0513676813</text:p>
          </table:table-cell>
          <table:table-cell table:formula="of:=AVERAGE([.BA1:.BA25])" office:value-type="float" office:value="3.00754231992552" calcext:value-type="float">
            <text:p>3.0075423199</text:p>
          </table:table-cell>
          <table:table-cell table:formula="of:=AVERAGE([.BB1:.BB25])" office:value-type="float" office:value="2.96019494617204" calcext:value-type="float">
            <text:p>2.9601949462</text:p>
          </table:table-cell>
          <table:table-cell table:formula="of:=AVERAGE([.BC1:.BC25])" office:value-type="float" office:value="2.91362058785172" calcext:value-type="float">
            <text:p>2.9136205879</text:p>
          </table:table-cell>
          <table:table-cell table:formula="of:=AVERAGE([.BD1:.BD25])" office:value-type="float" office:value="2.87290879251941" calcext:value-type="float">
            <text:p>2.8729087925</text:p>
          </table:table-cell>
          <table:table-cell table:formula="of:=AVERAGE([.BE1:.BE25])" office:value-type="float" office:value="2.83121519499784" calcext:value-type="float">
            <text:p>2.831215195</text:p>
          </table:table-cell>
          <table:table-cell table:formula="of:=AVERAGE([.BF1:.BF25])" office:value-type="float" office:value="2.79686988868573" calcext:value-type="float">
            <text:p>2.7968698887</text:p>
          </table:table-cell>
          <table:table-cell table:formula="of:=AVERAGE([.BG1:.BG25])" office:value-type="float" office:value="2.75590868961665" calcext:value-type="float">
            <text:p>2.7559086896</text:p>
          </table:table-cell>
          <table:table-cell table:formula="of:=AVERAGE([.BH1:.BH25])" office:value-type="float" office:value="2.71707370632162" calcext:value-type="float">
            <text:p>2.7170737063</text:p>
          </table:table-cell>
          <table:table-cell table:formula="of:=AVERAGE([.BI1:.BI25])" office:value-type="float" office:value="2.67916865809444" calcext:value-type="float">
            <text:p>2.6791686581</text:p>
          </table:table-cell>
          <table:table-cell table:formula="of:=AVERAGE([.BJ1:.BJ25])" office:value-type="float" office:value="2.64352739280419" calcext:value-type="float">
            <text:p>2.6435273928</text:p>
          </table:table-cell>
          <table:table-cell table:formula="of:=AVERAGE([.BK1:.BK25])" office:value-type="float" office:value="2.60840846516197" calcext:value-type="float">
            <text:p>2.6084084652</text:p>
          </table:table-cell>
          <table:table-cell table:formula="of:=AVERAGE([.BL1:.BL25])" office:value-type="float" office:value="2.57422144968293" calcext:value-type="float">
            <text:p>2.5742214497</text:p>
          </table:table-cell>
          <table:table-cell table:formula="of:=AVERAGE([.BM1:.BM25])" office:value-type="float" office:value="2.54770051430363" calcext:value-type="float">
            <text:p>2.5477005143</text:p>
          </table:table-cell>
          <table:table-cell table:formula="of:=AVERAGE([.BN1:.BN25])" office:value-type="float" office:value="2.51579329156998" calcext:value-type="float">
            <text:p>2.5157932916</text:p>
          </table:table-cell>
          <table:table-cell table:formula="of:=AVERAGE([.BO1:.BO25])" office:value-type="float" office:value="2.48666648601331" calcext:value-type="float">
            <text:p>2.486666486</text:p>
          </table:table-cell>
          <table:table-cell table:formula="of:=AVERAGE([.BP1:.BP25])" office:value-type="float" office:value="2.45709961929731" calcext:value-type="float">
            <text:p>2.4570996193</text:p>
          </table:table-cell>
          <table:table-cell table:formula="of:=AVERAGE([.BQ1:.BQ25])" office:value-type="float" office:value="2.42953127815522" calcext:value-type="float">
            <text:p>2.4295312782</text:p>
          </table:table-cell>
          <table:table-cell table:formula="of:=AVERAGE([.BR1:.BR25])" office:value-type="float" office:value="2.40213085846238" calcext:value-type="float">
            <text:p>2.4021308585</text:p>
          </table:table-cell>
          <table:table-cell table:formula="of:=AVERAGE([.BS1:.BS25])" office:value-type="float" office:value="2.37983510659416" calcext:value-type="float">
            <text:p>2.3798351066</text:p>
          </table:table-cell>
          <table:table-cell table:formula="of:=AVERAGE([.BT1:.BT25])" office:value-type="float" office:value="2.35406745269736" calcext:value-type="float">
            <text:p>2.3540674527</text:p>
          </table:table-cell>
          <table:table-cell table:formula="of:=AVERAGE([.BU1:.BU25])" office:value-type="float" office:value="2.3290926496897" calcext:value-type="float">
            <text:p>2.3290926497</text:p>
          </table:table-cell>
          <table:table-cell table:formula="of:=AVERAGE([.BV1:.BV25])" office:value-type="float" office:value="2.30487465889439" calcext:value-type="float">
            <text:p>2.3048746589</text:p>
          </table:table-cell>
          <table:table-cell table:formula="of:=AVERAGE([.BW1:.BW25])" office:value-type="float" office:value="2.28202263220562" calcext:value-type="float">
            <text:p>2.2820226322</text:p>
          </table:table-cell>
          <table:table-cell table:formula="of:=AVERAGE([.BX1:.BX25])" office:value-type="float" office:value="2.25910346660738" calcext:value-type="float">
            <text:p>2.2591034666</text:p>
          </table:table-cell>
          <table:table-cell table:formula="of:=AVERAGE([.BY1:.BY25])" office:value-type="float" office:value="2.23821593532195" calcext:value-type="float">
            <text:p>2.2382159353</text:p>
          </table:table-cell>
          <table:table-cell table:formula="of:=AVERAGE([.BZ1:.BZ25])" office:value-type="float" office:value="2.21694550317383" calcext:value-type="float">
            <text:p>2.2169455032</text:p>
          </table:table-cell>
          <table:table-cell table:formula="of:=AVERAGE([.CA1:.CA25])" office:value-type="float" office:value="2.19627423812847" calcext:value-type="float">
            <text:p>2.1962742381</text:p>
          </table:table-cell>
          <table:table-cell table:formula="of:=AVERAGE([.CB1:.CB25])" office:value-type="float" office:value="2.17708814874159" calcext:value-type="float">
            <text:p>2.1770881487</text:p>
          </table:table-cell>
          <table:table-cell table:formula="of:=AVERAGE([.CC1:.CC25])" office:value-type="float" office:value="2.15752921088148" calcext:value-type="float">
            <text:p>2.1575292109</text:p>
          </table:table-cell>
          <table:table-cell table:formula="of:=AVERAGE([.CD1:.CD25])" office:value-type="float" office:value="2.13907394647623" calcext:value-type="float">
            <text:p>2.1390739465</text:p>
          </table:table-cell>
          <table:table-cell table:formula="of:=AVERAGE([.CE1:.CE25])" office:value-type="float" office:value="2.1205434363226" calcext:value-type="float">
            <text:p>2.1205434363</text:p>
          </table:table-cell>
          <table:table-cell table:formula="of:=AVERAGE([.CF1:.CF25])" office:value-type="float" office:value="2.102500571173" calcext:value-type="float">
            <text:p>2.1025005712</text:p>
          </table:table-cell>
          <table:table-cell table:formula="of:=AVERAGE([.CG1:.CG25])" office:value-type="float" office:value="2.08492635187145" calcext:value-type="float">
            <text:p>2.0849263519</text:p>
          </table:table-cell>
          <table:table-cell table:formula="of:=AVERAGE([.CH1:.CH25])" office:value-type="float" office:value="2.06780275357763" calcext:value-type="float">
            <text:p>2.0678027536</text:p>
          </table:table-cell>
          <table:table-cell table:formula="of:=AVERAGE([.CI1:.CI25])" office:value-type="float" office:value="2.05077660714387" calcext:value-type="float">
            <text:p>2.0507766071</text:p>
          </table:table-cell>
          <table:table-cell table:formula="of:=AVERAGE([.CJ1:.CJ25])" office:value-type="float" office:value="2.03417611437096" calcext:value-type="float">
            <text:p>2.0341761144</text:p>
          </table:table-cell>
          <table:table-cell table:formula="of:=AVERAGE([.CK1:.CK25])" office:value-type="float" office:value="2.01845640850013" calcext:value-type="float">
            <text:p>2.0184564085</text:p>
          </table:table-cell>
          <table:table-cell table:formula="of:=AVERAGE([.CL1:.CL25])" office:value-type="float" office:value="2.00260763477586" calcext:value-type="float">
            <text:p>2.0026076348</text:p>
          </table:table-cell>
          <table:table-cell table:formula="of:=AVERAGE([.CM1:.CM25])" office:value-type="float" office:value="1.98722278286835" calcext:value-type="float">
            <text:p>1.9872227829</text:p>
          </table:table-cell>
          <table:table-cell table:formula="of:=AVERAGE([.CN1:.CN25])" office:value-type="float" office:value="1.97805509147458" calcext:value-type="float">
            <text:p>1.9780550915</text:p>
          </table:table-cell>
          <table:table-cell table:formula="of:=AVERAGE([.CO1:.CO25])" office:value-type="float" office:value="1.96328664551972" calcext:value-type="float">
            <text:p>1.9632866455</text:p>
          </table:table-cell>
          <table:table-cell table:formula="of:=AVERAGE([.CP1:.CP25])" office:value-type="float" office:value="1.94886165179636" calcext:value-type="float">
            <text:p>1.9488616518</text:p>
          </table:table-cell>
          <table:table-cell table:formula="of:=AVERAGE([.CQ1:.CQ25])" office:value-type="float" office:value="1.93586537554467" calcext:value-type="float">
            <text:p>1.9358653755</text:p>
          </table:table-cell>
          <table:table-cell table:formula="of:=AVERAGE([.CR1:.CR25])" office:value-type="float" office:value="1.92398086671855" calcext:value-type="float">
            <text:p>1.9239808667</text:p>
          </table:table-cell>
          <table:table-cell table:formula="of:=AVERAGE([.CS1:.CS25])" office:value-type="float" office:value="1.91048374670274" calcext:value-type="float">
            <text:p>1.9104837467</text:p>
          </table:table-cell>
          <table:table-cell table:formula="of:=AVERAGE([.CT1:.CT25])" office:value-type="float" office:value="1.89728656268727" calcext:value-type="float">
            <text:p>1.8972865627</text:p>
          </table:table-cell>
          <table:table-cell table:formula="of:=AVERAGE([.CU1:.CU25])" office:value-type="float" office:value="1.88437942667215" calcext:value-type="float">
            <text:p>1.8843794267</text:p>
          </table:table-cell>
          <table:table-cell table:formula="of:=AVERAGE([.CV1:.CV25])" office:value-type="float" office:value="1.87577033197012" calcext:value-type="float">
            <text:p>1.875770332</text:p>
          </table:table-cell>
          <table:table-cell table:formula="of:=AVERAGE([.CW1:.CW25])" office:value-type="float" office:value="1.86348445440684" calcext:value-type="float">
            <text:p>1.8634844544</text:p>
          </table:table-cell>
          <table:table-cell table:formula="of:=AVERAGE([.CX1:.CX25])" office:value-type="float" office:value="1.85145997849384" calcext:value-type="float">
            <text:p>1.8514599785</text:p>
          </table:table-cell>
          <table:table-cell table:formula="of:=AVERAGE([.CY1:.CY25])" office:value-type="float" office:value="1.8401259587692" calcext:value-type="float">
            <text:p>1.8401259588</text:p>
          </table:table-cell>
          <table:table-cell table:formula="of:=AVERAGE([.CZ1:.CZ25])" office:value-type="float" office:value="1.82859531043395" calcext:value-type="float">
            <text:p>1.8285953104</text:p>
          </table:table-cell>
          <table:table-cell table:formula="of:=AVERAGE([.DA1:.DA25])" office:value-type="float" office:value="1.8173024074252" calcext:value-type="float">
            <text:p>1.8173024074</text:p>
          </table:table-cell>
          <table:table-cell table:formula="of:=AVERAGE([.DB1:.DB25])" office:value-type="float" office:value="1.80674660629864" calcext:value-type="float">
            <text:p>1.8067466063</text:p>
          </table:table-cell>
          <table:table-cell table:formula="of:=AVERAGE([.DC1:.DC25])" office:value-type="float" office:value="1.79640405367969" calcext:value-type="float">
            <text:p>1.7964040537</text:p>
          </table:table-cell>
          <table:table-cell table:formula="of:=AVERAGE([.DD1:.DD25])" office:value-type="float" office:value="1.78678217121964" calcext:value-type="float">
            <text:p>1.7867821712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table:formula="of:=AVERAGE([.C26:.C50])" office:value-type="float" office:value="7.7845231257651" calcext:value-type="float">
            <text:p>7.7845231258</text:p>
          </table:table-cell>
          <table:table-cell office:value-type="string" calcext:value-type="string">
            <text:p>global min</text:p>
          </table:table-cell>
          <table:table-cell table:formula="of:=AVERAGE([.E26:.E50])" office:value-type="float" office:value="-9.06586817747156" calcext:value-type="float">
            <text:p>-9.0658681775</text:p>
          </table:table-cell>
          <table:table-cell office:value-type="string" calcext:value-type="string">
            <text:p>range</text:p>
          </table:table-cell>
          <table:table-cell table:formula="of:=AVERAGE([.G26:.G50])" office:value-type="float" office:value="16.8503913032367" calcext:value-type="float">
            <text:p>16.8503913032</text:p>
          </table:table-cell>
          <table:table-cell office:value-type="string" calcext:value-type="string">
            <text:p><text:s/>regret</text:p>
          </table:table-cell>
          <table:table-cell table:formula="of:=AVERAGE([.I26:.I50])" office:value-type="float" office:value="7.08312169603172" calcext:value-type="float">
            <text:p>7.083121696</text:p>
          </table:table-cell>
          <table:table-cell table:formula="of:=AVERAGE([.J26:.J50])" office:value-type="float" office:value="8.02959291692186" calcext:value-type="float">
            <text:p>8.0295929169</text:p>
          </table:table-cell>
          <table:table-cell table:formula="of:=AVERAGE([.K26:.K50])" office:value-type="float" office:value="7.87252812682517" calcext:value-type="float">
            <text:p>7.8725281268</text:p>
          </table:table-cell>
          <table:table-cell table:formula="of:=AVERAGE([.L26:.L50])" office:value-type="float" office:value="8.3164002728147" calcext:value-type="float">
            <text:p>8.3164002728</text:p>
          </table:table-cell>
          <table:table-cell table:formula="of:=AVERAGE([.M26:.M50])" office:value-type="float" office:value="8.09546009412077" calcext:value-type="float">
            <text:p>8.0954600941</text:p>
          </table:table-cell>
          <table:table-cell table:formula="of:=AVERAGE([.N26:.N50])" office:value-type="float" office:value="7.72891028705564" calcext:value-type="float">
            <text:p>7.7289102871</text:p>
          </table:table-cell>
          <table:table-cell table:formula="of:=AVERAGE([.O26:.O50])" office:value-type="float" office:value="7.74744504670907" calcext:value-type="float">
            <text:p>7.7474450467</text:p>
          </table:table-cell>
          <table:table-cell table:formula="of:=AVERAGE([.P26:.P50])" office:value-type="float" office:value="7.60727482400969" calcext:value-type="float">
            <text:p>7.607274824</text:p>
          </table:table-cell>
          <table:table-cell table:formula="of:=AVERAGE([.Q26:.Q50])" office:value-type="float" office:value="7.56320059720563" calcext:value-type="float">
            <text:p>7.5632005972</text:p>
          </table:table-cell>
          <table:table-cell table:formula="of:=AVERAGE([.R26:.R50])" office:value-type="float" office:value="7.32711089012783" calcext:value-type="float">
            <text:p>7.3271108901</text:p>
          </table:table-cell>
          <table:table-cell table:formula="of:=AVERAGE([.S26:.S50])" office:value-type="float" office:value="7.19350338881332" calcext:value-type="float">
            <text:p>7.1935033888</text:p>
          </table:table-cell>
          <table:table-cell table:formula="of:=AVERAGE([.T26:.T50])" office:value-type="float" office:value="6.96309624938572" calcext:value-type="float">
            <text:p>6.9630962494</text:p>
          </table:table-cell>
          <table:table-cell table:formula="of:=AVERAGE([.U26:.U50])" office:value-type="float" office:value="6.78813554249945" calcext:value-type="float">
            <text:p>6.7881355425</text:p>
          </table:table-cell>
          <table:table-cell table:formula="of:=AVERAGE([.V26:.V50])" office:value-type="float" office:value="6.64334395966327" calcext:value-type="float">
            <text:p>6.6433439597</text:p>
          </table:table-cell>
          <table:table-cell table:formula="of:=AVERAGE([.W26:.W50])" office:value-type="float" office:value="6.48003433123792" calcext:value-type="float">
            <text:p>6.4800343312</text:p>
          </table:table-cell>
          <table:table-cell table:formula="of:=AVERAGE([.X26:.X50])" office:value-type="float" office:value="6.37275697516911" calcext:value-type="float">
            <text:p>6.3727569752</text:p>
          </table:table-cell>
          <table:table-cell table:formula="of:=AVERAGE([.Y26:.Y50])" office:value-type="float" office:value="6.15426593616738" calcext:value-type="float">
            <text:p>6.1542659362</text:p>
          </table:table-cell>
          <table:table-cell table:formula="of:=AVERAGE([.Z26:.Z50])" office:value-type="float" office:value="5.91430829607521" calcext:value-type="float">
            <text:p>5.9143082961</text:p>
          </table:table-cell>
          <table:table-cell table:formula="of:=AVERAGE([.AA26:.AA50])" office:value-type="float" office:value="5.73823554843451" calcext:value-type="float">
            <text:p>5.7382355484</text:p>
          </table:table-cell>
          <table:table-cell table:formula="of:=AVERAGE([.AB26:.AB50])" office:value-type="float" office:value="5.53543479752072" calcext:value-type="float">
            <text:p>5.5354347975</text:p>
          </table:table-cell>
          <table:table-cell table:formula="of:=AVERAGE([.AC26:.AC50])" office:value-type="float" office:value="5.36920924051221" calcext:value-type="float">
            <text:p>5.3692092405</text:p>
          </table:table-cell>
          <table:table-cell table:formula="of:=AVERAGE([.AD26:.AD50])" office:value-type="float" office:value="5.21590366788294" calcext:value-type="float">
            <text:p>5.2159036679</text:p>
          </table:table-cell>
          <table:table-cell table:formula="of:=AVERAGE([.AE26:.AE50])" office:value-type="float" office:value="5.052464704675" calcext:value-type="float">
            <text:p>5.0524647047</text:p>
          </table:table-cell>
          <table:table-cell table:formula="of:=AVERAGE([.AF26:.AF50])" office:value-type="float" office:value="4.90754255771145" calcext:value-type="float">
            <text:p>4.9075425577</text:p>
          </table:table-cell>
          <table:table-cell table:formula="of:=AVERAGE([.AG26:.AG50])" office:value-type="float" office:value="4.75989062423876" calcext:value-type="float">
            <text:p>4.7598906242</text:p>
          </table:table-cell>
          <table:table-cell table:formula="of:=AVERAGE([.AH26:.AH50])" office:value-type="float" office:value="4.64530106050824" calcext:value-type="float">
            <text:p>4.6453010605</text:p>
          </table:table-cell>
          <table:table-cell table:formula="of:=AVERAGE([.AI26:.AI50])" office:value-type="float" office:value="4.52887560735103" calcext:value-type="float">
            <text:p>4.5288756074</text:p>
          </table:table-cell>
          <table:table-cell table:formula="of:=AVERAGE([.AJ26:.AJ50])" office:value-type="float" office:value="4.40307474016574" calcext:value-type="float">
            <text:p>4.4030747402</text:p>
          </table:table-cell>
          <table:table-cell table:formula="of:=AVERAGE([.AK26:.AK50])" office:value-type="float" office:value="4.27603819289577" calcext:value-type="float">
            <text:p>4.2760381929</text:p>
          </table:table-cell>
          <table:table-cell table:formula="of:=AVERAGE([.AL26:.AL50])" office:value-type="float" office:value="4.16340140339162" calcext:value-type="float">
            <text:p>4.1634014034</text:p>
          </table:table-cell>
          <table:table-cell table:formula="of:=AVERAGE([.AM26:.AM50])" office:value-type="float" office:value="4.06724552721418" calcext:value-type="float">
            <text:p>4.0672455272</text:p>
          </table:table-cell>
          <table:table-cell table:formula="of:=AVERAGE([.AN26:.AN50])" office:value-type="float" office:value="3.95817542307248" calcext:value-type="float">
            <text:p>3.9581754231</text:p>
          </table:table-cell>
          <table:table-cell table:formula="of:=AVERAGE([.AO26:.AO50])" office:value-type="float" office:value="3.85902765805677" calcext:value-type="float">
            <text:p>3.8590276581</text:p>
          </table:table-cell>
          <table:table-cell table:formula="of:=AVERAGE([.AP26:.AP50])" office:value-type="float" office:value="3.77358771217732" calcext:value-type="float">
            <text:p>3.7735877122</text:p>
          </table:table-cell>
          <table:table-cell table:formula="of:=AVERAGE([.AQ26:.AQ50])" office:value-type="float" office:value="3.68302580632052" calcext:value-type="float">
            <text:p>3.6830258063</text:p>
          </table:table-cell>
          <table:table-cell table:formula="of:=AVERAGE([.AR26:.AR50])" office:value-type="float" office:value="3.61260728069828" calcext:value-type="float">
            <text:p>3.6126072807</text:p>
          </table:table-cell>
          <table:table-cell table:formula="of:=AVERAGE([.AS26:.AS50])" office:value-type="float" office:value="3.54525308681788" calcext:value-type="float">
            <text:p>3.5452530868</text:p>
          </table:table-cell>
          <table:table-cell table:formula="of:=AVERAGE([.AT26:.AT50])" office:value-type="float" office:value="3.48146019276385" calcext:value-type="float">
            <text:p>3.4814601928</text:p>
          </table:table-cell>
          <table:table-cell table:formula="of:=AVERAGE([.AU26:.AU50])" office:value-type="float" office:value="3.40842108306639" calcext:value-type="float">
            <text:p>3.4084210831</text:p>
          </table:table-cell>
          <table:table-cell table:formula="of:=AVERAGE([.AV26:.AV50])" office:value-type="float" office:value="3.3403508277037" calcext:value-type="float">
            <text:p>3.3403508277</text:p>
          </table:table-cell>
          <table:table-cell table:formula="of:=AVERAGE([.AW26:.AW50])" office:value-type="float" office:value="3.28054441492384" calcext:value-type="float">
            <text:p>3.2805444149</text:p>
          </table:table-cell>
          <table:table-cell table:formula="of:=AVERAGE([.AX26:.AX50])" office:value-type="float" office:value="3.22316298918083" calcext:value-type="float">
            <text:p>3.2231629892</text:p>
          </table:table-cell>
          <table:table-cell table:formula="of:=AVERAGE([.AY26:.AY50])" office:value-type="float" office:value="3.16253694765984" calcext:value-type="float">
            <text:p>3.1625369477</text:p>
          </table:table-cell>
          <table:table-cell table:formula="of:=AVERAGE([.AZ26:.AZ50])" office:value-type="float" office:value="3.10567816088645" calcext:value-type="float">
            <text:p>3.1056781609</text:p>
          </table:table-cell>
          <table:table-cell table:formula="of:=AVERAGE([.BA26:.BA50])" office:value-type="float" office:value="3.05002830008863" calcext:value-type="float">
            <text:p>3.0500283001</text:p>
          </table:table-cell>
          <table:table-cell table:formula="of:=AVERAGE([.BB26:.BB50])" office:value-type="float" office:value="2.99651014639204" calcext:value-type="float">
            <text:p>2.9965101464</text:p>
          </table:table-cell>
          <table:table-cell table:formula="of:=AVERAGE([.BC26:.BC50])" office:value-type="float" office:value="2.94731760115613" calcext:value-type="float">
            <text:p>2.9473176012</text:p>
          </table:table-cell>
          <table:table-cell table:formula="of:=AVERAGE([.BD26:.BD50])" office:value-type="float" office:value="2.90537518405995" calcext:value-type="float">
            <text:p>2.9053751841</text:p>
          </table:table-cell>
          <table:table-cell table:formula="of:=AVERAGE([.BE26:.BE50])" office:value-type="float" office:value="2.86002697831573" calcext:value-type="float">
            <text:p>2.8600269783</text:p>
          </table:table-cell>
          <table:table-cell table:formula="of:=AVERAGE([.BF26:.BF50])" office:value-type="float" office:value="2.81492339062249" calcext:value-type="float">
            <text:p>2.8149233906</text:p>
          </table:table-cell>
          <table:table-cell table:formula="of:=AVERAGE([.BG26:.BG50])" office:value-type="float" office:value="2.7727038938489" calcext:value-type="float">
            <text:p>2.7727038938</text:p>
          </table:table-cell>
          <table:table-cell table:formula="of:=AVERAGE([.BH26:.BH50])" office:value-type="float" office:value="2.73296296156176" calcext:value-type="float">
            <text:p>2.7329629616</text:p>
          </table:table-cell>
          <table:table-cell table:formula="of:=AVERAGE([.BI26:.BI50])" office:value-type="float" office:value="2.69341410111318" calcext:value-type="float">
            <text:p>2.6934141011</text:p>
          </table:table-cell>
          <table:table-cell table:formula="of:=AVERAGE([.BJ26:.BJ50])" office:value-type="float" office:value="2.65745688732527" calcext:value-type="float">
            <text:p>2.6574568873</text:p>
          </table:table-cell>
          <table:table-cell table:formula="of:=AVERAGE([.BK26:.BK50])" office:value-type="float" office:value="2.61994688391669" calcext:value-type="float">
            <text:p>2.6199468839</text:p>
          </table:table-cell>
          <table:table-cell table:formula="of:=AVERAGE([.BL26:.BL50])" office:value-type="float" office:value="2.58368903041755" calcext:value-type="float">
            <text:p>2.5836890304</text:p>
          </table:table-cell>
          <table:table-cell table:formula="of:=AVERAGE([.BM26:.BM50])" office:value-type="float" office:value="2.55036923199451" calcext:value-type="float">
            <text:p>2.550369232</text:p>
          </table:table-cell>
          <table:table-cell table:formula="of:=AVERAGE([.BN26:.BN50])" office:value-type="float" office:value="2.51762507250705" calcext:value-type="float">
            <text:p>2.5176250725</text:p>
          </table:table-cell>
          <table:table-cell table:formula="of:=AVERAGE([.BO26:.BO50])" office:value-type="float" office:value="2.49190320267048" calcext:value-type="float">
            <text:p>2.4919032027</text:p>
          </table:table-cell>
          <table:table-cell table:formula="of:=AVERAGE([.BP26:.BP50])" office:value-type="float" office:value="2.46001933317515" calcext:value-type="float">
            <text:p>2.4600193332</text:p>
          </table:table-cell>
          <table:table-cell table:formula="of:=AVERAGE([.BQ26:.BQ50])" office:value-type="float" office:value="2.42988459867071" calcext:value-type="float">
            <text:p>2.4298845987</text:p>
          </table:table-cell>
          <table:table-cell table:formula="of:=AVERAGE([.BR26:.BR50])" office:value-type="float" office:value="2.40217076245207" calcext:value-type="float">
            <text:p>2.4021707625</text:p>
          </table:table-cell>
          <table:table-cell table:formula="of:=AVERAGE([.BS26:.BS50])" office:value-type="float" office:value="2.37522119930159" calcext:value-type="float">
            <text:p>2.3752211993</text:p>
          </table:table-cell>
          <table:table-cell table:formula="of:=AVERAGE([.BT26:.BT50])" office:value-type="float" office:value="2.34731941631195" calcext:value-type="float">
            <text:p>2.3473194163</text:p>
          </table:table-cell>
          <table:table-cell table:formula="of:=AVERAGE([.BU26:.BU50])" office:value-type="float" office:value="2.32027614972199" calcext:value-type="float">
            <text:p>2.3202761497</text:p>
          </table:table-cell>
          <table:table-cell table:formula="of:=AVERAGE([.BV26:.BV50])" office:value-type="float" office:value="2.294052376059" calcext:value-type="float">
            <text:p>2.2940523761</text:p>
          </table:table-cell>
          <table:table-cell table:formula="of:=AVERAGE([.BW26:.BW50])" office:value-type="float" office:value="2.27005497448009" calcext:value-type="float">
            <text:p>2.2700549745</text:p>
          </table:table-cell>
          <table:table-cell table:formula="of:=AVERAGE([.BX26:.BX50])" office:value-type="float" office:value="2.24641683660423" calcext:value-type="float">
            <text:p>2.2464168366</text:p>
          </table:table-cell>
          <table:table-cell table:formula="of:=AVERAGE([.BY26:.BY50])" office:value-type="float" office:value="2.22799972452925" calcext:value-type="float">
            <text:p>2.2279997245</text:p>
          </table:table-cell>
          <table:table-cell table:formula="of:=AVERAGE([.BZ26:.BZ50])" office:value-type="float" office:value="2.20450482671047" calcext:value-type="float">
            <text:p>2.2045048267</text:p>
          </table:table-cell>
          <table:table-cell table:formula="of:=AVERAGE([.CA26:.CA50])" office:value-type="float" office:value="2.18215902493993" calcext:value-type="float">
            <text:p>2.1821590249</text:p>
          </table:table-cell>
          <table:table-cell table:formula="of:=AVERAGE([.CB26:.CB50])" office:value-type="float" office:value="2.15980340172151" calcext:value-type="float">
            <text:p>2.1598034017</text:p>
          </table:table-cell>
          <table:table-cell table:formula="of:=AVERAGE([.CC26:.CC50])" office:value-type="float" office:value="2.13933680218542" calcext:value-type="float">
            <text:p>2.1393368022</text:p>
          </table:table-cell>
          <table:table-cell table:formula="of:=AVERAGE([.CD26:.CD50])" office:value-type="float" office:value="2.11938173187105" calcext:value-type="float">
            <text:p>2.1193817319</text:p>
          </table:table-cell>
          <table:table-cell table:formula="of:=AVERAGE([.CE26:.CE50])" office:value-type="float" office:value="2.09935584020281" calcext:value-type="float">
            <text:p>2.0993558402</text:p>
          </table:table-cell>
          <table:table-cell table:formula="of:=AVERAGE([.CF26:.CF50])" office:value-type="float" office:value="2.0792431081376" calcext:value-type="float">
            <text:p>2.0792431081</text:p>
          </table:table-cell>
          <table:table-cell table:formula="of:=AVERAGE([.CG26:.CG50])" office:value-type="float" office:value="2.05967571911263" calcext:value-type="float">
            <text:p>2.0596757191</text:p>
          </table:table-cell>
          <table:table-cell table:formula="of:=AVERAGE([.CH26:.CH50])" office:value-type="float" office:value="2.04045105794751" calcext:value-type="float">
            <text:p>2.0404510579</text:p>
          </table:table-cell>
          <table:table-cell table:formula="of:=AVERAGE([.CI26:.CI50])" office:value-type="float" office:value="2.02345845058141" calcext:value-type="float">
            <text:p>2.0234584506</text:p>
          </table:table-cell>
          <table:table-cell table:formula="of:=AVERAGE([.CJ26:.CJ50])" office:value-type="float" office:value="2.00785572813944" calcext:value-type="float">
            <text:p>2.0078557281</text:p>
          </table:table-cell>
          <table:table-cell table:formula="of:=AVERAGE([.CK26:.CK50])" office:value-type="float" office:value="1.99704324372494" calcext:value-type="float">
            <text:p>1.9970432437</text:p>
          </table:table-cell>
          <table:table-cell table:formula="of:=AVERAGE([.CL26:.CL50])" office:value-type="float" office:value="1.97975265848522" calcext:value-type="float">
            <text:p>1.9797526585</text:p>
          </table:table-cell>
          <table:table-cell table:formula="of:=AVERAGE([.CM26:.CM50])" office:value-type="float" office:value="1.96302171890641" calcext:value-type="float">
            <text:p>1.9630217189</text:p>
          </table:table-cell>
          <table:table-cell table:formula="of:=AVERAGE([.CN26:.CN50])" office:value-type="float" office:value="1.94735586830616" calcext:value-type="float">
            <text:p>1.9473558683</text:p>
          </table:table-cell>
          <table:table-cell table:formula="of:=AVERAGE([.CO26:.CO50])" office:value-type="float" office:value="1.93211964558278" calcext:value-type="float">
            <text:p>1.9321196456</text:p>
          </table:table-cell>
          <table:table-cell table:formula="of:=AVERAGE([.CP26:.CP50])" office:value-type="float" office:value="1.91804998108303" calcext:value-type="float">
            <text:p>1.9180499811</text:p>
          </table:table-cell>
          <table:table-cell table:formula="of:=AVERAGE([.CQ26:.CQ50])" office:value-type="float" office:value="1.90266107617481" calcext:value-type="float">
            <text:p>1.9026610762</text:p>
          </table:table-cell>
          <table:table-cell table:formula="of:=AVERAGE([.CR26:.CR50])" office:value-type="float" office:value="1.88766898300481" calcext:value-type="float">
            <text:p>1.887668983</text:p>
          </table:table-cell>
          <table:table-cell table:formula="of:=AVERAGE([.CS26:.CS50])" office:value-type="float" office:value="1.87445879409377" calcext:value-type="float">
            <text:p>1.8744587941</text:p>
          </table:table-cell>
          <table:table-cell table:formula="of:=AVERAGE([.CT26:.CT50])" office:value-type="float" office:value="1.86263345953191" calcext:value-type="float">
            <text:p>1.8626334595</text:p>
          </table:table-cell>
          <table:table-cell table:formula="of:=AVERAGE([.CU26:.CU50])" office:value-type="float" office:value="1.8495714869419" calcext:value-type="float">
            <text:p>1.8495714869</text:p>
          </table:table-cell>
          <table:table-cell table:formula="of:=AVERAGE([.CV26:.CV50])" office:value-type="float" office:value="1.83567724520879" calcext:value-type="float">
            <text:p>1.8356772452</text:p>
          </table:table-cell>
          <table:table-cell table:formula="of:=AVERAGE([.CW26:.CW50])" office:value-type="float" office:value="1.82209527647767" calcext:value-type="float">
            <text:p>1.8220952765</text:p>
          </table:table-cell>
          <table:table-cell table:formula="of:=AVERAGE([.CX26:.CX50])" office:value-type="float" office:value="1.80927979328911" calcext:value-type="float">
            <text:p>1.8092797933</text:p>
          </table:table-cell>
          <table:table-cell table:formula="of:=AVERAGE([.CY26:.CY50])" office:value-type="float" office:value="1.79624303970972" calcext:value-type="float">
            <text:p>1.7962430397</text:p>
          </table:table-cell>
          <table:table-cell table:formula="of:=AVERAGE([.CZ26:.CZ50])" office:value-type="float" office:value="1.78446698341677" calcext:value-type="float">
            <text:p>1.7844669834</text:p>
          </table:table-cell>
          <table:table-cell table:formula="of:=AVERAGE([.DA26:.DA50])" office:value-type="float" office:value="1.77290197945291" calcext:value-type="float">
            <text:p>1.7729019795</text:p>
          </table:table-cell>
          <table:table-cell table:formula="of:=AVERAGE([.DB26:.DB50])" office:value-type="float" office:value="1.76063551234877" calcext:value-type="float">
            <text:p>1.7606355123</text:p>
          </table:table-cell>
          <table:table-cell table:formula="of:=AVERAGE([.DC26:.DC50])" office:value-type="float" office:value="1.7508588249219" calcext:value-type="float">
            <text:p>1.7508588249</text:p>
          </table:table-cell>
          <table:table-cell table:formula="of:=AVERAGE([.DD26:.DD50])" office:value-type="float" office:value="1.73905811870516" calcext:value-type="float">
            <text:p>1.7390581187</text:p>
          </table:table-cell>
        </table:table-row>
      </table:table>
      <table:table table:name="normalized" table:style-name="ta1">
        <table:shapes>
          <draw:frame draw:z-index="0" draw:style-name="gr1" draw:text-style-name="P1" svg:width="486.26pt" svg:height="286.89pt" svg:x="74.92pt" svg:y="716.03pt">
            <loext:p draw:notify-on-update-of-ranges="normalized.I52:normalized.DD52 normalized.I53:normalized.DD5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9" table:number-columns-repeated="108" table:default-cell-style-name="Default"/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4.8259020477177" calcext:value-type="float">
            <text:p>4.8259020477</text:p>
          </table:table-cell>
          <table:table-cell office:value-type="string" calcext:value-type="string">
            <text:p><text:s/>global min</text:p>
          </table:table-cell>
          <table:table-cell office:value-type="float" office:value="-12.7464077423388" calcext:value-type="float">
            <text:p>-12.7464077423</text:p>
          </table:table-cell>
          <table:table-cell office:value-type="string" calcext:value-type="string">
            <text:p><text:s/>range</text:p>
          </table:table-cell>
          <table:table-cell office:value-type="float" office:value="17.5723097900565" calcext:value-type="float">
            <text:p>17.5723097901</text:p>
          </table:table-cell>
          <table:table-cell office:value-type="string" calcext:value-type="string">
            <text:p><text:s/>regret</text:p>
          </table:table-cell>
          <table:table-cell table:formula="of:=[result_0509_server.I1] / [.$G1] * 100" office:value-type="float" office:value="22.0402281706877" calcext:value-type="float">
            <text:p>22.0402281707</text:p>
          </table:table-cell>
          <table:table-cell table:formula="of:=[result_0509_server.J1] / [.$G1] * 100" office:value-type="float" office:value="23.5200256949039" calcext:value-type="float">
            <text:p>23.5200256949</text:p>
          </table:table-cell>
          <table:table-cell table:formula="of:=[result_0509_server.K1] / [.$G1] * 100" office:value-type="float" office:value="24.4141719483727" calcext:value-type="float">
            <text:p>24.4141719484</text:p>
          </table:table-cell>
          <table:table-cell table:formula="of:=[result_0509_server.L1] / [.$G1] * 100" office:value-type="float" office:value="38.7505063758319" calcext:value-type="float">
            <text:p>38.7505063758</text:p>
          </table:table-cell>
          <table:table-cell table:formula="of:=[result_0509_server.M1] / [.$G1] * 100" office:value-type="float" office:value="37.1994145890074" calcext:value-type="float">
            <text:p>37.199414589</text:p>
          </table:table-cell>
          <table:table-cell table:formula="of:=[result_0509_server.N1] / [.$G1] * 100" office:value-type="float" office:value="36.4244956747672" calcext:value-type="float">
            <text:p>36.4244956748</text:p>
          </table:table-cell>
          <table:table-cell table:formula="of:=[result_0509_server.O1] / [.$G1] * 100" office:value-type="float" office:value="32.3183858247125" calcext:value-type="float">
            <text:p>32.3183858247</text:p>
          </table:table-cell>
          <table:table-cell table:formula="of:=[result_0509_server.P1] / [.$G1] * 100" office:value-type="float" office:value="33.1948923375554" calcext:value-type="float">
            <text:p>33.1948923376</text:p>
          </table:table-cell>
          <table:table-cell table:formula="of:=[result_0509_server.Q1] / [.$G1] * 100" office:value-type="float" office:value="37.5971245945996" calcext:value-type="float">
            <text:p>37.5971245946</text:p>
          </table:table-cell>
          <table:table-cell table:formula="of:=[result_0509_server.R1] / [.$G1] * 100" office:value-type="float" office:value="36.3546224776828" calcext:value-type="float">
            <text:p>36.3546224777</text:p>
          </table:table-cell>
          <table:table-cell table:formula="of:=[result_0509_server.S1] / [.$G1] * 100" office:value-type="float" office:value="36.2694690203227" calcext:value-type="float">
            <text:p>36.2694690203</text:p>
          </table:table-cell>
          <table:table-cell table:formula="of:=[result_0509_server.T1] / [.$G1] * 100" office:value-type="float" office:value="38.3806494625975" calcext:value-type="float">
            <text:p>38.3806494626</text:p>
          </table:table-cell>
          <table:table-cell table:formula="of:=[result_0509_server.U1] / [.$G1] * 100" office:value-type="float" office:value="37.6605582997026" calcext:value-type="float">
            <text:p>37.6605582997</text:p>
          </table:table-cell>
          <table:table-cell table:formula="of:=[result_0509_server.V1] / [.$G1] * 100" office:value-type="float" office:value="37.3079814044112" calcext:value-type="float">
            <text:p>37.3079814044</text:p>
          </table:table-cell>
          <table:table-cell table:formula="of:=[result_0509_server.W1] / [.$G1] * 100" office:value-type="float" office:value="37.8377087991679" calcext:value-type="float">
            <text:p>37.8377087992</text:p>
          </table:table-cell>
          <table:table-cell table:formula="of:=[result_0509_server.X1] / [.$G1] * 100" office:value-type="float" office:value="36.9178296161376" calcext:value-type="float">
            <text:p>36.9178296161</text:p>
          </table:table-cell>
          <table:table-cell table:formula="of:=[result_0509_server.Y1] / [.$G1] * 100" office:value-type="float" office:value="36.397930069516" calcext:value-type="float">
            <text:p>36.3979300695</text:p>
          </table:table-cell>
          <table:table-cell table:formula="of:=[result_0509_server.Z1] / [.$G1] * 100" office:value-type="float" office:value="36.1881896252316" calcext:value-type="float">
            <text:p>36.1881896252</text:p>
          </table:table-cell>
          <table:table-cell table:formula="of:=[result_0509_server.AA1] / [.$G1] * 100" office:value-type="float" office:value="36.5151243621757" calcext:value-type="float">
            <text:p>36.5151243622</text:p>
          </table:table-cell>
          <table:table-cell table:formula="of:=[result_0509_server.AB1] / [.$G1] * 100" office:value-type="float" office:value="35.8058888954959" calcext:value-type="float">
            <text:p>35.8058888955</text:p>
          </table:table-cell>
          <table:table-cell table:formula="of:=[result_0509_server.AC1] / [.$G1] * 100" office:value-type="float" office:value="34.3020556649674" calcext:value-type="float">
            <text:p>34.302055665</text:p>
          </table:table-cell>
          <table:table-cell table:formula="of:=[result_0509_server.AD1] / [.$G1] * 100" office:value-type="float" office:value="32.912005177185" calcext:value-type="float">
            <text:p>32.9120051772</text:p>
          </table:table-cell>
          <table:table-cell table:formula="of:=[result_0509_server.AE1] / [.$G1] * 100" office:value-type="float" office:value="31.6428286448621" calcext:value-type="float">
            <text:p>31.6428286449</text:p>
          </table:table-cell>
          <table:table-cell table:formula="of:=[result_0509_server.AF1] / [.$G1] * 100" office:value-type="float" office:value="30.479416823566" calcext:value-type="float">
            <text:p>30.4794168236</text:p>
          </table:table-cell>
          <table:table-cell table:formula="of:=[result_0509_server.AG1] / [.$G1] * 100" office:value-type="float" office:value="29.4090779479737" calcext:value-type="float">
            <text:p>29.409077948</text:p>
          </table:table-cell>
          <table:table-cell table:formula="of:=[result_0509_server.AH1] / [.$G1] * 100" office:value-type="float" office:value="28.4210728320423" calcext:value-type="float">
            <text:p>28.421072832</text:p>
          </table:table-cell>
          <table:table-cell table:formula="of:=[result_0509_server.AI1] / [.$G1] * 100" office:value-type="float" office:value="27.5062532802539" calcext:value-type="float">
            <text:p>27.5062532803</text:p>
          </table:table-cell>
          <table:table-cell table:formula="of:=[result_0509_server.AJ1] / [.$G1] * 100" office:value-type="float" office:value="26.6567779821647" calcext:value-type="float">
            <text:p>26.6567779822</text:p>
          </table:table-cell>
          <table:table-cell table:formula="of:=[result_0509_server.AK1] / [.$G1] * 100" office:value-type="float" office:value="25.865887187392" calcext:value-type="float">
            <text:p>25.8658871874</text:p>
          </table:table-cell>
          <table:table-cell table:formula="of:=[result_0509_server.AL1] / [.$G1] * 100" office:value-type="float" office:value="25.1277224456042" calcext:value-type="float">
            <text:p>25.1277224456</text:p>
          </table:table-cell>
          <table:table-cell table:formula="of:=[result_0509_server.AM1] / [.$G1] * 100" office:value-type="float" office:value="24.4371812355446" calcext:value-type="float">
            <text:p>24.4371812355</text:p>
          </table:table-cell>
          <table:table-cell table:formula="of:=[result_0509_server.AN1] / [.$G1] * 100" office:value-type="float" office:value="23.7897988511137" calcext:value-type="float">
            <text:p>23.7897988511</text:p>
          </table:table-cell>
          <table:table-cell table:formula="of:=[result_0509_server.AO1] / [.$G1] * 100" office:value-type="float" office:value="23.181651762709" calcext:value-type="float">
            <text:p>23.1816517627</text:p>
          </table:table-cell>
          <table:table-cell table:formula="of:=[result_0509_server.AP1] / [.$G1] * 100" office:value-type="float" office:value="22.6092780324457" calcext:value-type="float">
            <text:p>22.6092780324</text:p>
          </table:table-cell>
          <table:table-cell table:formula="of:=[result_0509_server.AQ1] / [.$G1] * 100" office:value-type="float" office:value="22.0696113724831" calcext:value-type="float">
            <text:p>22.0696113725</text:p>
          </table:table-cell>
          <table:table-cell table:formula="of:=[result_0509_server.AR1] / [.$G1] * 100" office:value-type="float" office:value="21.5599261936297" calcext:value-type="float">
            <text:p>21.5599261936</text:p>
          </table:table-cell>
          <table:table-cell table:formula="of:=[result_0509_server.AS1] / [.$G1] * 100" office:value-type="float" office:value="21.0777915649844" calcext:value-type="float">
            <text:p>21.077791565</text:p>
          </table:table-cell>
          <table:table-cell table:formula="of:=[result_0509_server.AT1] / [.$G1] * 100" office:value-type="float" office:value="20.62103244311" calcext:value-type="float">
            <text:p>20.6210324431</text:p>
          </table:table-cell>
          <table:table-cell table:formula="of:=[result_0509_server.AU1] / [.$G1] * 100" office:value-type="float" office:value="20.1876968659471" calcext:value-type="float">
            <text:p>20.1876968659</text:p>
          </table:table-cell>
          <table:table-cell table:formula="of:=[result_0509_server.AV1] / [.$G1] * 100" office:value-type="float" office:value="19.7760280676424" calcext:value-type="float">
            <text:p>19.7760280676</text:p>
          </table:table-cell>
          <table:table-cell table:formula="of:=[result_0509_server.AW1] / [.$G1] * 100" office:value-type="float" office:value="19.384440674133" calcext:value-type="float">
            <text:p>19.3844406741</text:p>
          </table:table-cell>
          <table:table-cell table:formula="of:=[result_0509_server.AX1] / [.$G1] * 100" office:value-type="float" office:value="19.0115002993621" calcext:value-type="float">
            <text:p>19.0115002994</text:p>
          </table:table-cell>
          <table:table-cell table:formula="of:=[result_0509_server.AY1] / [.$G1] * 100" office:value-type="float" office:value="18.6559059885341" calcext:value-type="float">
            <text:p>18.6559059885</text:p>
          </table:table-cell>
          <table:table-cell table:formula="of:=[result_0509_server.AZ1] / [.$G1] * 100" office:value-type="float" office:value="18.316475055471" calcext:value-type="float">
            <text:p>18.3164750555</text:p>
          </table:table-cell>
          <table:table-cell table:formula="of:=[result_0509_server.BA1] / [.$G1] * 100" office:value-type="float" office:value="17.9921299416551" calcext:value-type="float">
            <text:p>17.9921299417</text:p>
          </table:table-cell>
          <table:table-cell table:formula="of:=[result_0509_server.BB1] / [.$G1] * 100" office:value-type="float" office:value="17.6818867893095" calcext:value-type="float">
            <text:p>17.6818867893</text:p>
          </table:table-cell>
          <table:table-cell table:formula="of:=[result_0509_server.BC1] / [.$G1] * 100" office:value-type="float" office:value="17.3848454732339" calcext:value-type="float">
            <text:p>17.3848454732</text:p>
          </table:table-cell>
          <table:table-cell table:formula="of:=[result_0509_server.BD1] / [.$G1] * 100" office:value-type="float" office:value="17.1001808786615" calcext:value-type="float">
            <text:p>17.1001808787</text:p>
          </table:table-cell>
          <table:table-cell table:formula="of:=[result_0509_server.BE1] / [.$G1] * 100" office:value-type="float" office:value="17.2669360057599" calcext:value-type="float">
            <text:p>17.2669360058</text:p>
          </table:table-cell>
          <table:table-cell table:formula="of:=[result_0509_server.BF1] / [.$G1] * 100" office:value-type="float" office:value="16.9960161843198" calcext:value-type="float">
            <text:p>16.9960161843</text:p>
          </table:table-cell>
          <table:table-cell table:formula="of:=[result_0509_server.BG1] / [.$G1] * 100" office:value-type="float" office:value="16.7357206696029" calcext:value-type="float">
            <text:p>16.7357206696</text:p>
          </table:table-cell>
          <table:table-cell table:formula="of:=[result_0509_server.BH1] / [.$G1] * 100" office:value-type="float" office:value="16.4854365208367" calcext:value-type="float">
            <text:p>16.4854365208</text:p>
          </table:table-cell>
          <table:table-cell table:formula="of:=[result_0509_server.BI1] / [.$G1] * 100" office:value-type="float" office:value="16.2445970569295" calcext:value-type="float">
            <text:p>16.2445970569</text:p>
          </table:table-cell>
          <table:table-cell table:formula="of:=[result_0509_server.BJ1] / [.$G1] * 100" office:value-type="float" office:value="16.012677573167" calcext:value-type="float">
            <text:p>16.0126775732</text:p>
          </table:table-cell>
          <table:table-cell table:formula="of:=[result_0509_server.BK1] / [.$G1] * 100" office:value-type="float" office:value="15.7891915251777" calcext:value-type="float">
            <text:p>15.7891915252</text:p>
          </table:table-cell>
          <table:table-cell table:formula="of:=[result_0509_server.BL1] / [.$G1] * 100" office:value-type="float" office:value="15.5736871217595" calcext:value-type="float">
            <text:p>15.5736871218</text:p>
          </table:table-cell>
          <table:table-cell table:formula="of:=[result_0509_server.BM1] / [.$G1] * 100" office:value-type="float" office:value="15.3657442763559" calcext:value-type="float">
            <text:p>15.3657442764</text:p>
          </table:table-cell>
          <table:table-cell table:formula="of:=[result_0509_server.BN1] / [.$G1] * 100" office:value-type="float" office:value="15.1649718738974" calcext:value-type="float">
            <text:p>15.1649718739</text:p>
          </table:table-cell>
          <table:table-cell table:formula="of:=[result_0509_server.BO1] / [.$G1] * 100" office:value-type="float" office:value="14.9710053155899" calcext:value-type="float">
            <text:p>14.9710053156</text:p>
          </table:table-cell>
          <table:table-cell table:formula="of:=[result_0509_server.BP1] / [.$G1] * 100" office:value-type="float" office:value="14.783504309226" calcext:value-type="float">
            <text:p>14.7835043092</text:p>
          </table:table-cell>
          <table:table-cell table:formula="of:=[result_0509_server.BQ1] / [.$G1] * 100" office:value-type="float" office:value="14.6021508768413" calcext:value-type="float">
            <text:p>14.6021508768</text:p>
          </table:table-cell>
          <table:table-cell table:formula="of:=[result_0509_server.BR1] / [.$G1] * 100" office:value-type="float" office:value="14.4266475551786" calcext:value-type="float">
            <text:p>14.4266475552</text:p>
          </table:table-cell>
          <table:table-cell table:formula="of:=[result_0509_server.BS1] / [.$G1] * 100" office:value-type="float" office:value="14.256715767537" calcext:value-type="float">
            <text:p>14.2567157675</text:p>
          </table:table-cell>
          <table:table-cell table:formula="of:=[result_0509_server.BT1] / [.$G1] * 100" office:value-type="float" office:value="14.0920943482592" calcext:value-type="float">
            <text:p>14.0920943483</text:p>
          </table:table-cell>
          <table:table-cell table:formula="of:=[result_0509_server.BU1] / [.$G1] * 100" office:value-type="float" office:value="13.9325382034207" calcext:value-type="float">
            <text:p>13.9325382034</text:p>
          </table:table-cell>
          <table:table-cell table:formula="of:=[result_0509_server.BV1] / [.$G1] * 100" office:value-type="float" office:value="13.7778170932743" calcext:value-type="float">
            <text:p>13.7778170933</text:p>
          </table:table-cell>
          <table:table-cell table:formula="of:=[result_0509_server.BW1] / [.$G1] * 100" office:value-type="float" office:value="13.6277145237292" calcext:value-type="float">
            <text:p>13.6277145237</text:p>
          </table:table-cell>
          <table:table-cell table:formula="of:=[result_0509_server.BX1] / [.$G1] * 100" office:value-type="float" office:value="13.4820267356414" calcext:value-type="float">
            <text:p>13.4820267356</text:p>
          </table:table-cell>
          <table:table-cell table:formula="of:=[result_0509_server.BY1] / [.$G1] * 100" office:value-type="float" office:value="13.3405617819909" calcext:value-type="float">
            <text:p>13.340561782</text:p>
          </table:table-cell>
          <table:table-cell table:formula="of:=[result_0509_server.BZ1] / [.$G1] * 100" office:value-type="float" office:value="13.203138684159" calcext:value-type="float">
            <text:p>13.2031386842</text:p>
          </table:table-cell>
          <table:table-cell table:formula="of:=[result_0509_server.CA1] / [.$G1] * 100" office:value-type="float" office:value="13.0695866595054" calcext:value-type="float">
            <text:p>13.0695866595</text:p>
          </table:table-cell>
          <table:table-cell table:formula="of:=[result_0509_server.CB1] / [.$G1] * 100" office:value-type="float" office:value="12.9397444133145" calcext:value-type="float">
            <text:p>12.9397444133</text:p>
          </table:table-cell>
          <table:table-cell table:formula="of:=[result_0509_server.CC1] / [.$G1] * 100" office:value-type="float" office:value="12.813459488937" calcext:value-type="float">
            <text:p>12.8134594889</text:p>
          </table:table-cell>
          <table:table-cell table:formula="of:=[result_0509_server.CD1] / [.$G1] * 100" office:value-type="float" office:value="12.6905876706237" calcext:value-type="float">
            <text:p>12.6905876706</text:p>
          </table:table-cell>
          <table:table-cell table:formula="of:=[result_0509_server.CE1] / [.$G1] * 100" office:value-type="float" office:value="12.5709924341322" calcext:value-type="float">
            <text:p>12.5709924341</text:p>
          </table:table-cell>
          <table:table-cell table:formula="of:=[result_0509_server.CF1] / [.$G1] * 100" office:value-type="float" office:value="12.4545444407062" calcext:value-type="float">
            <text:p>12.4545444407</text:p>
          </table:table-cell>
          <table:table-cell table:formula="of:=[result_0509_server.CG1] / [.$G1] * 100" office:value-type="float" office:value="12.3411210704861" calcext:value-type="float">
            <text:p>12.3411210705</text:p>
          </table:table-cell>
          <table:table-cell table:formula="of:=[result_0509_server.CH1] / [.$G1] * 100" office:value-type="float" office:value="12.2306059918101" calcext:value-type="float">
            <text:p>12.2306059918</text:p>
          </table:table-cell>
          <table:table-cell table:formula="of:=[result_0509_server.CI1] / [.$G1] * 100" office:value-type="float" office:value="12.1228887632271" calcext:value-type="float">
            <text:p>12.1228887632</text:p>
          </table:table-cell>
          <table:table-cell table:formula="of:=[result_0509_server.CJ1] / [.$G1] * 100" office:value-type="float" office:value="12.0178644653587" calcext:value-type="float">
            <text:p>12.0178644654</text:p>
          </table:table-cell>
          <table:table-cell table:formula="of:=[result_0509_server.CK1] / [.$G1] * 100" office:value-type="float" office:value="11.9154333600303" calcext:value-type="float">
            <text:p>11.91543336</text:p>
          </table:table-cell>
          <table:table-cell table:formula="of:=[result_0509_server.CL1] / [.$G1] * 100" office:value-type="float" office:value="11.815500574344" calcext:value-type="float">
            <text:p>11.8155005743</text:p>
          </table:table-cell>
          <table:table-cell table:formula="of:=[result_0509_server.CM1] / [.$G1] * 100" office:value-type="float" office:value="11.71797580759" calcext:value-type="float">
            <text:p>11.7179758076</text:p>
          </table:table-cell>
          <table:table-cell table:formula="of:=[result_0509_server.CN1] / [.$G1] * 100" office:value-type="float" office:value="11.622773059092" calcext:value-type="float">
            <text:p>11.6227730591</text:p>
          </table:table-cell>
          <table:table-cell table:formula="of:=[result_0509_server.CO1] / [.$G1] * 100" office:value-type="float" office:value="11.5298103752645" calcext:value-type="float">
            <text:p>11.5298103753</text:p>
          </table:table-cell>
          <table:table-cell table:formula="of:=[result_0509_server.CP1] / [.$G1] * 100" office:value-type="float" office:value="11.4390096143167" calcext:value-type="float">
            <text:p>11.4390096143</text:p>
          </table:table-cell>
          <table:table-cell table:formula="of:=[result_0509_server.CQ1] / [.$G1] * 100" office:value-type="float" office:value="11.3502962271838" calcext:value-type="float">
            <text:p>11.3502962272</text:p>
          </table:table-cell>
          <table:table-cell table:formula="of:=[result_0509_server.CR1] / [.$G1] * 100" office:value-type="float" office:value="11.2635990533949" calcext:value-type="float">
            <text:p>11.2635990534</text:p>
          </table:table-cell>
          <table:table-cell table:formula="of:=[result_0509_server.CS1] / [.$G1] * 100" office:value-type="float" office:value="11.1788501307023" calcext:value-type="float">
            <text:p>11.1788501307</text:p>
          </table:table-cell>
          <table:table-cell table:formula="of:=[result_0509_server.CT1] / [.$G1] * 100" office:value-type="float" office:value="11.095984517403" calcext:value-type="float">
            <text:p>11.0959845174</text:p>
          </table:table-cell>
          <table:table-cell table:formula="of:=[result_0509_server.CU1] / [.$G1] * 100" office:value-type="float" office:value="11.0149401263739" calcext:value-type="float">
            <text:p>11.0149401264</text:p>
          </table:table-cell>
          <table:table-cell table:formula="of:=[result_0509_server.CV1] / [.$G1] * 100" office:value-type="float" office:value="10.9356575699324" calcext:value-type="float">
            <text:p>10.9356575699</text:p>
          </table:table-cell>
          <table:table-cell table:formula="of:=[result_0509_server.CW1] / [.$G1] * 100" office:value-type="float" office:value="10.8580800147047" calcext:value-type="float">
            <text:p>10.8580800147</text:p>
          </table:table-cell>
          <table:table-cell table:formula="of:=[result_0509_server.CX1] / [.$G1] * 100" office:value-type="float" office:value="10.7821530457585" calcext:value-type="float">
            <text:p>10.7821530458</text:p>
          </table:table-cell>
          <table:table-cell table:formula="of:=[result_0509_server.CY1] / [.$G1] * 100" office:value-type="float" office:value="10.7078245393164" calcext:value-type="float">
            <text:p>10.7078245393</text:p>
          </table:table-cell>
          <table:table-cell table:formula="of:=[result_0509_server.CZ1] / [.$G1] * 100" office:value-type="float" office:value="10.6350445434251" calcext:value-type="float">
            <text:p>10.6350445434</text:p>
          </table:table-cell>
          <table:table-cell table:formula="of:=[result_0509_server.DA1] / [.$G1] * 100" office:value-type="float" office:value="10.5637651660058" calcext:value-type="float">
            <text:p>10.563765166</text:p>
          </table:table-cell>
          <table:table-cell table:formula="of:=[result_0509_server.DB1] / [.$G1] * 100" office:value-type="float" office:value="10.4939404697584" calcext:value-type="float">
            <text:p>10.4939404698</text:p>
          </table:table-cell>
          <table:table-cell table:formula="of:=[result_0509_server.DC1] / [.$G1] * 100" office:value-type="float" office:value="10.4255263734352" calcext:value-type="float">
            <text:p>10.4255263734</text:p>
          </table:table-cell>
          <table:table-cell table:formula="of:=[result_0509_server.DD1] / [.$G1] * 100" office:value-type="float" office:value="10.3584805590384" calcext:value-type="float">
            <text:p>10.358480559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13.683401949805" calcext:value-type="float">
            <text:p>13.6834019498</text:p>
          </table:table-cell>
          <table:table-cell office:value-type="string" calcext:value-type="string">
            <text:p><text:s/>global min</text:p>
          </table:table-cell>
          <table:table-cell office:value-type="float" office:value="-3.54793296649282" calcext:value-type="float">
            <text:p>-3.5479329665</text:p>
          </table:table-cell>
          <table:table-cell office:value-type="string" calcext:value-type="string">
            <text:p><text:s/>range</text:p>
          </table:table-cell>
          <table:table-cell office:value-type="float" office:value="17.2313349162978" calcext:value-type="float">
            <text:p>17.2313349163</text:p>
          </table:table-cell>
          <table:table-cell office:value-type="string" calcext:value-type="string">
            <text:p><text:s/>regret</text:p>
          </table:table-cell>
          <table:table-cell table:formula="of:=[result_0509_server.I2] / [.$G2] * 100" office:value-type="float" office:value="44.1482109473898" calcext:value-type="float">
            <text:p>44.1482109474</text:p>
          </table:table-cell>
          <table:table-cell table:formula="of:=[result_0509_server.J2] / [.$G2] * 100" office:value-type="float" office:value="59.0154571737056" calcext:value-type="float">
            <text:p>59.0154571737</text:p>
          </table:table-cell>
          <table:table-cell table:formula="of:=[result_0509_server.K2] / [.$G2] * 100" office:value-type="float" office:value="72.0513538133271" calcext:value-type="float">
            <text:p>72.0513538133</text:p>
          </table:table-cell>
          <table:table-cell table:formula="of:=[result_0509_server.L2] / [.$G2] * 100" office:value-type="float" office:value="66.5176958726522" calcext:value-type="float">
            <text:p>66.5176958727</text:p>
          </table:table-cell>
          <table:table-cell table:formula="of:=[result_0509_server.M2] / [.$G2] * 100" office:value-type="float" office:value="63.3736617797422" calcext:value-type="float">
            <text:p>63.3736617797</text:p>
          </table:table-cell>
          <table:table-cell table:formula="of:=[result_0509_server.N2] / [.$G2] * 100" office:value-type="float" office:value="57.2319385107349" calcext:value-type="float">
            <text:p>57.2319385107</text:p>
          </table:table-cell>
          <table:table-cell table:formula="of:=[result_0509_server.O2] / [.$G2] * 100" office:value-type="float" office:value="51.1136329359918" calcext:value-type="float">
            <text:p>51.113632936</text:p>
          </table:table-cell>
          <table:table-cell table:formula="of:=[result_0509_server.P2] / [.$G2] * 100" office:value-type="float" office:value="47.7725179419496" calcext:value-type="float">
            <text:p>47.7725179419</text:p>
          </table:table-cell>
          <table:table-cell table:formula="of:=[result_0509_server.Q2] / [.$G2] * 100" office:value-type="float" office:value="46.8685614759405" calcext:value-type="float">
            <text:p>46.8685614759</text:p>
          </table:table-cell>
          <table:table-cell table:formula="of:=[result_0509_server.R2] / [.$G2] * 100" office:value-type="float" office:value="47.9400890890711" calcext:value-type="float">
            <text:p>47.9400890891</text:p>
          </table:table-cell>
          <table:table-cell table:formula="of:=[result_0509_server.S2] / [.$G2] * 100" office:value-type="float" office:value="43.8616366818551" calcext:value-type="float">
            <text:p>43.8616366819</text:p>
          </table:table-cell>
          <table:table-cell table:formula="of:=[result_0509_server.T2] / [.$G2] * 100" office:value-type="float" office:value="40.2065002917005" calcext:value-type="float">
            <text:p>40.2065002917</text:p>
          </table:table-cell>
          <table:table-cell table:formula="of:=[result_0509_server.U2] / [.$G2] * 100" office:value-type="float" office:value="37.1136925769543" calcext:value-type="float">
            <text:p>37.113692577</text:p>
          </table:table-cell>
          <table:table-cell table:formula="of:=[result_0509_server.V2] / [.$G2] * 100" office:value-type="float" office:value="34.4627145357433" calcext:value-type="float">
            <text:p>34.4627145357</text:p>
          </table:table-cell>
          <table:table-cell table:formula="of:=[result_0509_server.W2] / [.$G2] * 100" office:value-type="float" office:value="32.1652002333604" calcext:value-type="float">
            <text:p>32.1652002334</text:p>
          </table:table-cell>
          <table:table-cell table:formula="of:=[result_0509_server.X2] / [.$G2] * 100" office:value-type="float" office:value="30.1548752187754" calcext:value-type="float">
            <text:p>30.1548752188</text:p>
          </table:table-cell>
          <table:table-cell table:formula="of:=[result_0509_server.Y2] / [.$G2] * 100" office:value-type="float" office:value="28.3810590294356" calcext:value-type="float">
            <text:p>28.3810590294</text:p>
          </table:table-cell>
          <table:table-cell table:formula="of:=[result_0509_server.Z2] / [.$G2] * 100" office:value-type="float" office:value="26.8043335278003" calcext:value-type="float">
            <text:p>26.8043335278</text:p>
          </table:table-cell>
          <table:table-cell table:formula="of:=[result_0509_server.AA2] / [.$G2] * 100" office:value-type="float" office:value="25.3935791316003" calcext:value-type="float">
            <text:p>25.3935791316</text:p>
          </table:table-cell>
          <table:table-cell table:formula="of:=[result_0509_server.AB2] / [.$G2] * 100" office:value-type="float" office:value="24.1239001750203" calcext:value-type="float">
            <text:p>24.123900175</text:p>
          </table:table-cell>
          <table:table-cell table:formula="of:=[result_0509_server.AC2] / [.$G2] * 100" office:value-type="float" office:value="22.9751430238289" calcext:value-type="float">
            <text:p>22.9751430238</text:p>
          </table:table-cell>
          <table:table-cell table:formula="of:=[result_0509_server.AD2] / [.$G2] * 100" office:value-type="float" office:value="21.9308183409275" calcext:value-type="float">
            <text:p>21.9308183409</text:p>
          </table:table-cell>
          <table:table-cell table:formula="of:=[result_0509_server.AE2] / [.$G2] * 100" office:value-type="float" office:value="23.7620780878527" calcext:value-type="float">
            <text:p>23.7620780879</text:p>
          </table:table-cell>
          <table:table-cell table:formula="of:=[result_0509_server.AF2] / [.$G2] * 100" office:value-type="float" office:value="22.7719915008588" calcext:value-type="float">
            <text:p>22.7719915009</text:p>
          </table:table-cell>
          <table:table-cell table:formula="of:=[result_0509_server.AG2] / [.$G2] * 100" office:value-type="float" office:value="21.8611118408245" calcext:value-type="float">
            <text:p>21.8611118408</text:p>
          </table:table-cell>
          <table:table-cell table:formula="of:=[result_0509_server.AH2] / [.$G2] * 100" office:value-type="float" office:value="21.0202998469466" calcext:value-type="float">
            <text:p>21.0202998469</text:p>
          </table:table-cell>
          <table:table-cell table:formula="of:=[result_0509_server.AI2] / [.$G2] * 100" office:value-type="float" office:value="20.2417702229856" calcext:value-type="float">
            <text:p>20.241770223</text:p>
          </table:table-cell>
          <table:table-cell table:formula="of:=[result_0509_server.AJ2] / [.$G2] * 100" office:value-type="float" office:value="19.518849857879" calcext:value-type="float">
            <text:p>19.5188498579</text:p>
          </table:table-cell>
          <table:table-cell table:formula="of:=[result_0509_server.AK2] / [.$G2] * 100" office:value-type="float" office:value="18.8457860696762" calcext:value-type="float">
            <text:p>18.8457860697</text:p>
          </table:table-cell>
          <table:table-cell table:formula="of:=[result_0509_server.AL2] / [.$G2] * 100" office:value-type="float" office:value="18.217593200687" calcext:value-type="float">
            <text:p>18.2175932007</text:p>
          </table:table-cell>
          <table:table-cell table:formula="of:=[result_0509_server.AM2] / [.$G2] * 100" office:value-type="float" office:value="17.6299289038907" calcext:value-type="float">
            <text:p>17.6299289039</text:p>
          </table:table-cell>
          <table:table-cell table:formula="of:=[result_0509_server.AN2] / [.$G2] * 100" office:value-type="float" office:value="17.0789936256441" calcext:value-type="float">
            <text:p>17.0789936256</text:p>
          </table:table-cell>
          <table:table-cell table:formula="of:=[result_0509_server.AO2] / [.$G2] * 100" office:value-type="float" office:value="16.561448364261" calcext:value-type="float">
            <text:p>16.5614483643</text:p>
          </table:table-cell>
          <table:table-cell table:formula="of:=[result_0509_server.AP2] / [.$G2] * 100" office:value-type="float" office:value="16.0743469417827" calcext:value-type="float">
            <text:p>16.0743469418</text:p>
          </table:table-cell>
          <table:table-cell table:formula="of:=[result_0509_server.AQ2] / [.$G2] * 100" office:value-type="float" office:value="15.6150798863032" calcext:value-type="float">
            <text:p>15.6150798863</text:p>
          </table:table-cell>
          <table:table-cell table:formula="of:=[result_0509_server.AR2] / [.$G2] * 100" office:value-type="float" office:value="15.1813276672392" calcext:value-type="float">
            <text:p>15.1813276672</text:p>
          </table:table-cell>
          <table:table-cell table:formula="of:=[result_0509_server.AS2] / [.$G2] * 100" office:value-type="float" office:value="14.7710215140706" calcext:value-type="float">
            <text:p>14.7710215141</text:p>
          </table:table-cell>
          <table:table-cell table:formula="of:=[result_0509_server.AT2] / [.$G2] * 100" office:value-type="float" office:value="14.3823104215951" calcext:value-type="float">
            <text:p>14.3823104216</text:p>
          </table:table-cell>
          <table:table-cell table:formula="of:=[result_0509_server.AU2] / [.$G2] * 100" office:value-type="float" office:value="14.0135332312977" calcext:value-type="float">
            <text:p>14.0135332313</text:p>
          </table:table-cell>
          <table:table-cell table:formula="of:=[result_0509_server.AV2] / [.$G2] * 100" office:value-type="float" office:value="13.6631949005153" calcext:value-type="float">
            <text:p>13.6631949005</text:p>
          </table:table-cell>
          <table:table-cell table:formula="of:=[result_0509_server.AW2] / [.$G2] * 100" office:value-type="float" office:value="13.3299462444052" calcext:value-type="float">
            <text:p>13.3299462444</text:p>
          </table:table-cell>
          <table:table-cell table:formula="of:=[result_0509_server.AX2] / [.$G2] * 100" office:value-type="float" office:value="13.0125665719193" calcext:value-type="float">
            <text:p>13.0125665719</text:p>
          </table:table-cell>
          <table:table-cell table:formula="of:=[result_0509_server.AY2] / [.$G2] * 100" office:value-type="float" office:value="12.7099487446654" calcext:value-type="float">
            <text:p>12.7099487447</text:p>
          </table:table-cell>
          <table:table-cell table:formula="of:=[result_0509_server.AZ2] / [.$G2] * 100" office:value-type="float" office:value="12.4210862731957" calcext:value-type="float">
            <text:p>12.4210862732</text:p>
          </table:table-cell>
          <table:table-cell table:formula="of:=[result_0509_server.BA2] / [.$G2] * 100" office:value-type="float" office:value="12.1450621337914" calcext:value-type="float">
            <text:p>12.1450621338</text:p>
          </table:table-cell>
          <table:table-cell table:formula="of:=[result_0509_server.BB2] / [.$G2] * 100" office:value-type="float" office:value="11.8810390439263" calcext:value-type="float">
            <text:p>11.8810390439</text:p>
          </table:table-cell>
          <table:table-cell table:formula="of:=[result_0509_server.BC2] / [.$G2] * 100" office:value-type="float" office:value="11.6282509791619" calcext:value-type="float">
            <text:p>11.6282509792</text:p>
          </table:table-cell>
          <table:table-cell table:formula="of:=[result_0509_server.BD2] / [.$G2] * 100" office:value-type="float" office:value="11.3859957504294" calcext:value-type="float">
            <text:p>11.3859957504</text:p>
          </table:table-cell>
          <table:table-cell table:formula="of:=[result_0509_server.BE2] / [.$G2] * 100" office:value-type="float" office:value="11.1536284902166" calcext:value-type="float">
            <text:p>11.1536284902</text:p>
          </table:table-cell>
          <table:table-cell table:formula="of:=[result_0509_server.BF2] / [.$G2] * 100" office:value-type="float" office:value="10.9305559204122" calcext:value-type="float">
            <text:p>10.9305559204</text:p>
          </table:table-cell>
          <table:table-cell table:formula="of:=[result_0509_server.BG2] / [.$G2] * 100" office:value-type="float" office:value="10.7162312945218" calcext:value-type="float">
            <text:p>10.7162312945</text:p>
          </table:table-cell>
          <table:table-cell table:formula="of:=[result_0509_server.BH2] / [.$G2] * 100" office:value-type="float" office:value="10.5101499234733" calcext:value-type="float">
            <text:p>10.5101499235</text:p>
          </table:table-cell>
          <table:table-cell table:formula="of:=[result_0509_server.BI2] / [.$G2] * 100" office:value-type="float" office:value="10.3118452079361" calcext:value-type="float">
            <text:p>10.3118452079</text:p>
          </table:table-cell>
          <table:table-cell table:formula="of:=[result_0509_server.BJ2] / [.$G2] * 100" office:value-type="float" office:value="10.1208851114928" calcext:value-type="float">
            <text:p>10.1208851115</text:p>
          </table:table-cell>
          <table:table-cell table:formula="of:=[result_0509_server.BK2] / [.$G2] * 100" office:value-type="float" office:value="9.93686901855659" calcext:value-type="float">
            <text:p>9.9368690186</text:p>
          </table:table-cell>
          <table:table-cell table:formula="of:=[result_0509_server.BL2] / [.$G2] * 100" office:value-type="float" office:value="9.75942492893948" calcext:value-type="float">
            <text:p>9.7594249289</text:p>
          </table:table-cell>
          <table:table-cell table:formula="of:=[result_0509_server.BM2] / [.$G2] * 100" office:value-type="float" office:value="9.58820694773005" calcext:value-type="float">
            <text:p>9.5882069477</text:p>
          </table:table-cell>
          <table:table-cell table:formula="of:=[result_0509_server.BN2] / [.$G2] * 100" office:value-type="float" office:value="9.42289303483815" calcext:value-type="float">
            <text:p>9.4228930348</text:p>
          </table:table-cell>
          <table:table-cell table:formula="of:=[result_0509_server.BO2] / [.$G2] * 100" office:value-type="float" office:value="9.26318298340023" calcext:value-type="float">
            <text:p>9.2631829834</text:p>
          </table:table-cell>
          <table:table-cell table:formula="of:=[result_0509_server.BP2] / [.$G2] * 100" office:value-type="float" office:value="9.10879660034352" calcext:value-type="float">
            <text:p>9.1087966003</text:p>
          </table:table-cell>
          <table:table-cell table:formula="of:=[result_0509_server.BQ2] / [.$G2] * 100" office:value-type="float" office:value="8.9594720659117" calcext:value-type="float">
            <text:p>8.9594720659</text:p>
          </table:table-cell>
          <table:table-cell table:formula="of:=[result_0509_server.BR2] / [.$G2] * 100" office:value-type="float" office:value="8.81496445194536" calcext:value-type="float">
            <text:p>8.8149644519</text:p>
          </table:table-cell>
          <table:table-cell table:formula="of:=[result_0509_server.BS2] / [.$G2] * 100" office:value-type="float" office:value="8.67504438127953" calcext:value-type="float">
            <text:p>8.6750443813</text:p>
          </table:table-cell>
          <table:table-cell table:formula="of:=[result_0509_server.BT2] / [.$G2] * 100" office:value-type="float" office:value="8.53949681282209" calcext:value-type="float">
            <text:p>8.5394968128</text:p>
          </table:table-cell>
          <table:table-cell table:formula="of:=[result_0509_server.BU2] / [.$G2] * 100" office:value-type="float" office:value="8.40811993877863" calcext:value-type="float">
            <text:p>8.4081199388</text:p>
          </table:table-cell>
          <table:table-cell table:formula="of:=[result_0509_server.BV2] / [.$G2] * 100" office:value-type="float" office:value="8.28072418213051" calcext:value-type="float">
            <text:p>8.2807241821</text:p>
          </table:table-cell>
          <table:table-cell table:formula="of:=[result_0509_server.BW2] / [.$G2] * 100" office:value-type="float" office:value="8.15713128388972" calcext:value-type="float">
            <text:p>8.1571312839</text:p>
          </table:table-cell>
          <table:table-cell table:formula="of:=[result_0509_server.BX2] / [.$G2] * 100" office:value-type="float" office:value="8.03717347089138" calcext:value-type="float">
            <text:p>8.0371734709</text:p>
          </table:table-cell>
          <table:table-cell table:formula="of:=[result_0509_server.BY2] / [.$G2] * 100" office:value-type="float" office:value="7.92069269595092" calcext:value-type="float">
            <text:p>7.920692696</text:p>
          </table:table-cell>
          <table:table-cell table:formula="of:=[result_0509_server.BZ2] / [.$G2] * 100" office:value-type="float" office:value="7.80753994315161" calcext:value-type="float">
            <text:p>7.8075399432</text:p>
          </table:table-cell>
          <table:table-cell table:formula="of:=[result_0509_server.CA2] / [.$G2] * 100" office:value-type="float" office:value="7.69757459183963" calcext:value-type="float">
            <text:p>7.6975745918</text:p>
          </table:table-cell>
          <table:table-cell table:formula="of:=[result_0509_server.CB2] / [.$G2] * 100" office:value-type="float" office:value="7.59066383361964" calcext:value-type="float">
            <text:p>7.5906638336</text:p>
          </table:table-cell>
          <table:table-cell table:formula="of:=[result_0509_server.CC2] / [.$G2] * 100" office:value-type="float" office:value="7.48668213726863" calcext:value-type="float">
            <text:p>7.4866821373</text:p>
          </table:table-cell>
          <table:table-cell table:formula="of:=[result_0509_server.CD2] / [.$G2] * 100" office:value-type="float" office:value="7.38551075703528" calcext:value-type="float">
            <text:p>7.385510757</text:p>
          </table:table-cell>
          <table:table-cell table:formula="of:=[result_0509_server.CE2] / [.$G2] * 100" office:value-type="float" office:value="7.2870372802748" calcext:value-type="float">
            <text:p>7.2870372803</text:p>
          </table:table-cell>
          <table:table-cell table:formula="of:=[result_0509_server.CF2] / [.$G2] * 100" office:value-type="float" office:value="7.19115521079751" calcext:value-type="float">
            <text:p>7.1911552108</text:p>
          </table:table-cell>
          <table:table-cell table:formula="of:=[result_0509_server.CG2] / [.$G2] * 100" office:value-type="float" office:value="7.09776358468328" calcext:value-type="float">
            <text:p>7.0977635847</text:p>
          </table:table-cell>
          <table:table-cell table:formula="of:=[result_0509_server.CH2] / [.$G2] * 100" office:value-type="float" office:value="7.00676661564886" calcext:value-type="float">
            <text:p>7.0067666156</text:p>
          </table:table-cell>
          <table:table-cell table:formula="of:=[result_0509_server.CI2] / [.$G2] * 100" office:value-type="float" office:value="6.91807336734954" calcext:value-type="float">
            <text:p>6.9180733673</text:p>
          </table:table-cell>
          <table:table-cell table:formula="of:=[result_0509_server.CJ2] / [.$G2] * 100" office:value-type="float" office:value="6.83159745025767" calcext:value-type="float">
            <text:p>6.8315974503</text:p>
          </table:table-cell>
          <table:table-cell table:formula="of:=[result_0509_server.CK2] / [.$G2] * 100" office:value-type="float" office:value="6.74725674099518" calcext:value-type="float">
            <text:p>6.747256741</text:p>
          </table:table-cell>
          <table:table-cell table:formula="of:=[result_0509_server.CL2] / [.$G2] * 100" office:value-type="float" office:value="6.6649731222026" calcext:value-type="float">
            <text:p>6.6649731222</text:p>
          </table:table-cell>
          <table:table-cell table:formula="of:=[result_0509_server.CM2] / [.$G2] * 100" office:value-type="float" office:value="6.58467224121222" calcext:value-type="float">
            <text:p>6.5846722412</text:p>
          </table:table-cell>
          <table:table-cell table:formula="of:=[result_0509_server.CN2] / [.$G2] * 100" office:value-type="float" office:value="6.50628328595969" calcext:value-type="float">
            <text:p>6.506283286</text:p>
          </table:table-cell>
          <table:table-cell table:formula="of:=[result_0509_server.CO2] / [.$G2] * 100" office:value-type="float" office:value="6.42973877671308" calcext:value-type="float">
            <text:p>6.4297387767</text:p>
          </table:table-cell>
          <table:table-cell table:formula="of:=[result_0509_server.CP2] / [.$G2] * 100" office:value-type="float" office:value="6.35497437233269" calcext:value-type="float">
            <text:p>6.3549743723</text:p>
          </table:table-cell>
          <table:table-cell table:formula="of:=[result_0509_server.CQ2] / [.$G2] * 100" office:value-type="float" office:value="6.28192868989212" calcext:value-type="float">
            <text:p>6.2819286899</text:p>
          </table:table-cell>
          <table:table-cell table:formula="of:=[result_0509_server.CR2] / [.$G2] * 100" office:value-type="float" office:value="6.21054313659784" calcext:value-type="float">
            <text:p>6.2105431366</text:p>
          </table:table-cell>
          <table:table-cell table:formula="of:=[result_0509_server.CS2] / [.$G2] * 100" office:value-type="float" office:value="6.14076175304057" calcext:value-type="float">
            <text:p>6.140761753</text:p>
          </table:table-cell>
          <table:table-cell table:formula="of:=[result_0509_server.CT2] / [.$G2] * 100" office:value-type="float" office:value="6.0725310668957" calcext:value-type="float">
            <text:p>6.0725310669</text:p>
          </table:table-cell>
          <table:table-cell table:formula="of:=[result_0509_server.CU2] / [.$G2] * 100" office:value-type="float" office:value="6.00579995627046" calcext:value-type="float">
            <text:p>6.0057999563</text:p>
          </table:table-cell>
          <table:table-cell table:formula="of:=[result_0509_server.CV2] / [.$G2] * 100" office:value-type="float" office:value="5.94051952196319" calcext:value-type="float">
            <text:p>5.940519522</text:p>
          </table:table-cell>
          <table:table-cell table:formula="of:=[result_0509_server.CW2] / [.$G2] * 100" office:value-type="float" office:value="5.87664296796359" calcext:value-type="float">
            <text:p>5.876642968</text:p>
          </table:table-cell>
          <table:table-cell table:formula="of:=[result_0509_server.CX2] / [.$G2] * 100" office:value-type="float" office:value="5.81412548958099" calcext:value-type="float">
            <text:p>5.8141254896</text:p>
          </table:table-cell>
          <table:table-cell table:formula="of:=[result_0509_server.CY2] / [.$G2] * 100" office:value-type="float" office:value="5.75292416863802" calcext:value-type="float">
            <text:p>5.7529241686</text:p>
          </table:table-cell>
          <table:table-cell table:formula="of:=[result_0509_server.CZ2] / [.$G2] * 100" office:value-type="float" office:value="5.69299787521471" calcext:value-type="float">
            <text:p>5.6929978752</text:p>
          </table:table-cell>
          <table:table-cell table:formula="of:=[result_0509_server.DA2] / [.$G2] * 100" office:value-type="float" office:value="5.63430717547023" calcext:value-type="float">
            <text:p>5.6343071755</text:p>
          </table:table-cell>
          <table:table-cell table:formula="of:=[result_0509_server.DB2] / [.$G2] * 100" office:value-type="float" office:value="5.57681424510829" calcext:value-type="float">
            <text:p>5.5768142451</text:p>
          </table:table-cell>
          <table:table-cell table:formula="of:=[result_0509_server.DC2] / [.$G2] * 100" office:value-type="float" office:value="5.52048278808699" calcext:value-type="float">
            <text:p>5.5204827881</text:p>
          </table:table-cell>
          <table:table-cell table:formula="of:=[result_0509_server.DD2] / [.$G2] * 100" office:value-type="float" office:value="5.46527796020612" calcext:value-type="float">
            <text:p>5.4652779602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5.0744623315404" calcext:value-type="float">
            <text:p>5.0744623315</text:p>
          </table:table-cell>
          <table:table-cell office:value-type="string" calcext:value-type="string">
            <text:p><text:s/>global min</text:p>
          </table:table-cell>
          <table:table-cell office:value-type="float" office:value="-8.34518580338201" calcext:value-type="float">
            <text:p>-8.3451858034</text:p>
          </table:table-cell>
          <table:table-cell office:value-type="string" calcext:value-type="string">
            <text:p><text:s/>range</text:p>
          </table:table-cell>
          <table:table-cell office:value-type="float" office:value="13.4196481349224" calcext:value-type="float">
            <text:p>13.4196481349</text:p>
          </table:table-cell>
          <table:table-cell office:value-type="string" calcext:value-type="string">
            <text:p><text:s/>regret</text:p>
          </table:table-cell>
          <table:table-cell table:formula="of:=[result_0509_server.I3] / [.$G3] * 100" office:value-type="float" office:value="49.0927726572767" calcext:value-type="float">
            <text:p>49.0927726573</text:p>
          </table:table-cell>
          <table:table-cell table:formula="of:=[result_0509_server.J3] / [.$G3] * 100" office:value-type="float" office:value="50.7516930345618" calcext:value-type="float">
            <text:p>50.7516930346</text:p>
          </table:table-cell>
          <table:table-cell table:formula="of:=[result_0509_server.K3] / [.$G3] * 100" office:value-type="float" office:value="49.8976348198615" calcext:value-type="float">
            <text:p>49.8976348199</text:p>
          </table:table-cell>
          <table:table-cell table:formula="of:=[result_0509_server.L3] / [.$G3] * 100" office:value-type="float" office:value="44.7205210254962" calcext:value-type="float">
            <text:p>44.7205210255</text:p>
          </table:table-cell>
          <table:table-cell table:formula="of:=[result_0509_server.M3] / [.$G3] * 100" office:value-type="float" office:value="48.9435327537706" calcext:value-type="float">
            <text:p>48.9435327538</text:p>
          </table:table-cell>
          <table:table-cell table:formula="of:=[result_0509_server.N3] / [.$G3] * 100" office:value-type="float" office:value="51.8434536266042" calcext:value-type="float">
            <text:p>51.8434536266</text:p>
          </table:table-cell>
          <table:table-cell table:formula="of:=[result_0509_server.O3] / [.$G3] * 100" office:value-type="float" office:value="44.803735158191" calcext:value-type="float">
            <text:p>44.8037351582</text:p>
          </table:table-cell>
          <table:table-cell table:formula="of:=[result_0509_server.P3] / [.$G3] * 100" office:value-type="float" office:value="41.8431667570753" calcext:value-type="float">
            <text:p>41.8431667571</text:p>
          </table:table-cell>
          <table:table-cell table:formula="of:=[result_0509_server.Q3] / [.$G3] * 100" office:value-type="float" office:value="47.665926921428" calcext:value-type="float">
            <text:p>47.6659269214</text:p>
          </table:table-cell>
          <table:table-cell table:formula="of:=[result_0509_server.R3] / [.$G3] * 100" office:value-type="float" office:value="48.1046157920598" calcext:value-type="float">
            <text:p>48.1046157921</text:p>
          </table:table-cell>
          <table:table-cell table:formula="of:=[result_0509_server.S3] / [.$G3] * 100" office:value-type="float" office:value="47.2734376624535" calcext:value-type="float">
            <text:p>47.2734376625</text:p>
          </table:table-cell>
          <table:table-cell table:formula="of:=[result_0509_server.T3] / [.$G3] * 100" office:value-type="float" office:value="49.3820851957136" calcext:value-type="float">
            <text:p>49.3820851957</text:p>
          </table:table-cell>
          <table:table-cell table:formula="of:=[result_0509_server.U3] / [.$G3] * 100" office:value-type="float" office:value="46.2891376559436" calcext:value-type="float">
            <text:p>46.2891376559</text:p>
          </table:table-cell>
          <table:table-cell table:formula="of:=[result_0509_server.V3] / [.$G3] * 100" office:value-type="float" office:value="47.5392097768657" calcext:value-type="float">
            <text:p>47.5392097769</text:p>
          </table:table-cell>
          <table:table-cell table:formula="of:=[result_0509_server.W3] / [.$G3] * 100" office:value-type="float" office:value="45.7200973688652" calcext:value-type="float">
            <text:p>45.7200973689</text:p>
          </table:table-cell>
          <table:table-cell table:formula="of:=[result_0509_server.X3] / [.$G3] * 100" office:value-type="float" office:value="45.651308406123" calcext:value-type="float">
            <text:p>45.6513084061</text:p>
          </table:table-cell>
          <table:table-cell table:formula="of:=[result_0509_server.Y3] / [.$G3] * 100" office:value-type="float" office:value="43.5538372999585" calcext:value-type="float">
            <text:p>43.5538373</text:p>
          </table:table-cell>
          <table:table-cell table:formula="of:=[result_0509_server.Z3] / [.$G3] * 100" office:value-type="float" office:value="46.2447572818289" calcext:value-type="float">
            <text:p>46.2447572818</text:p>
          </table:table-cell>
          <table:table-cell table:formula="of:=[result_0509_server.AA3] / [.$G3] * 100" office:value-type="float" office:value="43.9458450221385" calcext:value-type="float">
            <text:p>43.9458450221</text:p>
          </table:table-cell>
          <table:table-cell table:formula="of:=[result_0509_server.AB3] / [.$G3] * 100" office:value-type="float" office:value="41.8768239884172" calcext:value-type="float">
            <text:p>41.8768239884</text:p>
          </table:table-cell>
          <table:table-cell table:formula="of:=[result_0509_server.AC3] / [.$G3] * 100" office:value-type="float" office:value="40.004852576955" calcext:value-type="float">
            <text:p>40.004852577</text:p>
          </table:table-cell>
          <table:table-cell table:formula="of:=[result_0509_server.AD3] / [.$G3] * 100" office:value-type="float" office:value="38.3030603847167" calcext:value-type="float">
            <text:p>38.3030603847</text:p>
          </table:table-cell>
          <table:table-cell table:formula="of:=[result_0509_server.AE3] / [.$G3] * 100" office:value-type="float" office:value="36.7492501222382" calcext:value-type="float">
            <text:p>36.7492501222</text:p>
          </table:table-cell>
          <table:table-cell table:formula="of:=[result_0509_server.AF3] / [.$G3] * 100" office:value-type="float" office:value="35.3249240482996" calcext:value-type="float">
            <text:p>35.3249240483</text:p>
          </table:table-cell>
          <table:table-cell table:formula="of:=[result_0509_server.AG3] / [.$G3] * 100" office:value-type="float" office:value="34.0145440602761" calcext:value-type="float">
            <text:p>34.0145440603</text:p>
          </table:table-cell>
          <table:table-cell table:formula="of:=[result_0509_server.AH3] / [.$G3] * 100" office:value-type="float" office:value="32.8049625328698" calcext:value-type="float">
            <text:p>32.8049625329</text:p>
          </table:table-cell>
          <table:table-cell table:formula="of:=[result_0509_server.AI3] / [.$G3] * 100" office:value-type="float" office:value="33.1273968445233" calcext:value-type="float">
            <text:p>33.1273968445</text:p>
          </table:table-cell>
          <table:table-cell table:formula="of:=[result_0509_server.AJ3] / [.$G3] * 100" office:value-type="float" office:value="32.0358978267801" calcext:value-type="float">
            <text:p>32.0358978268</text:p>
          </table:table-cell>
          <table:table-cell table:formula="of:=[result_0509_server.AK3] / [.$G3] * 100" office:value-type="float" office:value="31.019674603364" calcext:value-type="float">
            <text:p>31.0196746034</text:p>
          </table:table-cell>
          <table:table-cell table:formula="of:=[result_0509_server.AL3] / [.$G3] * 100" office:value-type="float" office:value="30.0711995948422" calcext:value-type="float">
            <text:p>30.0711995948</text:p>
          </table:table-cell>
          <table:table-cell table:formula="of:=[result_0509_server.AM3] / [.$G3] * 100" office:value-type="float" office:value="29.1839165223542" calcext:value-type="float">
            <text:p>29.1839165224</text:p>
          </table:table-cell>
          <table:table-cell table:formula="of:=[result_0509_server.AN3] / [.$G3] * 100" office:value-type="float" office:value="28.3520886418966" calcext:value-type="float">
            <text:p>28.3520886419</text:p>
          </table:table-cell>
          <table:table-cell table:formula="of:=[result_0509_server.AO3] / [.$G3] * 100" office:value-type="float" office:value="27.5706745723758" calcext:value-type="float">
            <text:p>27.5706745724</text:p>
          </table:table-cell>
          <table:table-cell table:formula="of:=[result_0509_server.AP3] / [.$G3] * 100" office:value-type="float" office:value="26.8352260363562" calcext:value-type="float">
            <text:p>26.8352260364</text:p>
          </table:table-cell>
          <table:table-cell table:formula="of:=[result_0509_server.AQ3] / [.$G3] * 100" office:value-type="float" office:value="26.1418031309664" calcext:value-type="float">
            <text:p>26.141803131</text:p>
          </table:table-cell>
          <table:table-cell table:formula="of:=[result_0509_server.AR3] / [.$G3] * 100" office:value-type="float" office:value="25.4869037203204" calcext:value-type="float">
            <text:p>25.4869037203</text:p>
          </table:table-cell>
          <table:table-cell table:formula="of:=[result_0509_server.AS3] / [.$G3] * 100" office:value-type="float" office:value="24.8674042778175" calcext:value-type="float">
            <text:p>24.8674042778</text:p>
          </table:table-cell>
          <table:table-cell table:formula="of:=[result_0509_server.AT3] / [.$G3] * 100" office:value-type="float" office:value="24.2805100691305" calcext:value-type="float">
            <text:p>24.2805100691</text:p>
          </table:table-cell>
          <table:table-cell table:formula="of:=[result_0509_server.AU3] / [.$G3] * 100" office:value-type="float" office:value="23.7237129993506" calcext:value-type="float">
            <text:p>23.7237129994</text:p>
          </table:table-cell>
          <table:table-cell table:formula="of:=[result_0509_server.AV3] / [.$G3] * 100" office:value-type="float" office:value="23.1947557830596" calcext:value-type="float">
            <text:p>23.1947557831</text:p>
          </table:table-cell>
          <table:table-cell table:formula="of:=[result_0509_server.AW3] / [.$G3] * 100" office:value-type="float" office:value="22.6916013578072" calcext:value-type="float">
            <text:p>22.6916013578</text:p>
          </table:table-cell>
          <table:table-cell table:formula="of:=[result_0509_server.AX3] / [.$G3] * 100" office:value-type="float" office:value="22.2124066670907" calcext:value-type="float">
            <text:p>22.2124066671</text:p>
          </table:table-cell>
          <table:table-cell table:formula="of:=[result_0509_server.AY3] / [.$G3] * 100" office:value-type="float" office:value="21.7555001015237" calcext:value-type="float">
            <text:p>21.7555001015</text:p>
          </table:table-cell>
          <table:table-cell table:formula="of:=[result_0509_server.AZ3] / [.$G3] * 100" office:value-type="float" office:value="21.3193620162098" calcext:value-type="float">
            <text:p>21.3193620162</text:p>
          </table:table-cell>
          <table:table-cell table:formula="of:=[result_0509_server.BA3] / [.$G3] * 100" office:value-type="float" office:value="20.9026078457987" calcext:value-type="float">
            <text:p>20.9026078458</text:p>
          </table:table-cell>
          <table:table-cell table:formula="of:=[result_0509_server.BB3] / [.$G3] * 100" office:value-type="float" office:value="20.5039734219273" calcext:value-type="float">
            <text:p>20.5039734219</text:p>
          </table:table-cell>
          <table:table-cell table:formula="of:=[result_0509_server.BC3] / [.$G3] * 100" office:value-type="float" office:value="20.122302165029" calcext:value-type="float">
            <text:p>20.122302165</text:p>
          </table:table-cell>
          <table:table-cell table:formula="of:=[result_0509_server.BD3] / [.$G3] * 100" office:value-type="float" office:value="19.7565338771683" calcext:value-type="float">
            <text:p>19.7565338772</text:p>
          </table:table-cell>
          <table:table-cell table:formula="of:=[result_0509_server.BE3] / [.$G3] * 100" office:value-type="float" office:value="19.4056949071794" calcext:value-type="float">
            <text:p>19.4056949072</text:p>
          </table:table-cell>
          <table:table-cell table:formula="of:=[result_0509_server.BF3] / [.$G3] * 100" office:value-type="float" office:value="19.06888949599" calcext:value-type="float">
            <text:p>19.068889496</text:p>
          </table:table-cell>
          <table:table-cell table:formula="of:=[result_0509_server.BG3] / [.$G3] * 100" office:value-type="float" office:value="18.7452921401414" calcext:value-type="float">
            <text:p>18.7452921401</text:p>
          </table:table-cell>
          <table:table-cell table:formula="of:=[result_0509_server.BH3] / [.$G3] * 100" office:value-type="float" office:value="18.4341408364408" calcext:value-type="float">
            <text:p>18.4341408364</text:p>
          </table:table-cell>
          <table:table-cell table:formula="of:=[result_0509_server.BI3] / [.$G3] * 100" office:value-type="float" office:value="18.1347310913705" calcext:value-type="float">
            <text:p>18.1347310914</text:p>
          </table:table-cell>
          <table:table-cell table:formula="of:=[result_0509_server.BJ3] / [.$G3] * 100" office:value-type="float" office:value="17.8464105961175" calcext:value-type="float">
            <text:p>17.8464105961</text:p>
          </table:table-cell>
          <table:table-cell table:formula="of:=[result_0509_server.BK3] / [.$G3] * 100" office:value-type="float" office:value="17.5685744825102" calcext:value-type="float">
            <text:p>17.5685744825</text:p>
          </table:table-cell>
          <table:table-cell table:formula="of:=[result_0509_server.BL3] / [.$G3] * 100" office:value-type="float" office:value="17.3006610872459" calcext:value-type="float">
            <text:p>17.3006610872</text:p>
          </table:table-cell>
          <table:table-cell table:formula="of:=[result_0509_server.BM3] / [.$G3] * 100" office:value-type="float" office:value="17.0421481619909" calcext:value-type="float">
            <text:p>17.042148162</text:p>
          </table:table-cell>
          <table:table-cell table:formula="of:=[result_0509_server.BN3] / [.$G3] * 100" office:value-type="float" office:value="16.7925494755379" calcext:value-type="float">
            <text:p>16.7925494755</text:p>
          </table:table-cell>
          <table:table-cell table:formula="of:=[result_0509_server.BO3] / [.$G3] * 100" office:value-type="float" office:value="16.5514117615069" calcext:value-type="float">
            <text:p>16.5514117615</text:p>
          </table:table-cell>
          <table:table-cell table:formula="of:=[result_0509_server.BP3] / [.$G3] * 100" office:value-type="float" office:value="16.318311971277" calcext:value-type="float">
            <text:p>16.3183119713</text:p>
          </table:table-cell>
          <table:table-cell table:formula="of:=[result_0509_server.BQ3] / [.$G3] * 100" office:value-type="float" office:value="16.0928547971202" calcext:value-type="float">
            <text:p>16.0928547971</text:p>
          </table:table-cell>
          <table:table-cell table:formula="of:=[result_0509_server.BR3] / [.$G3] * 100" office:value-type="float" office:value="15.874670435033" calcext:value-type="float">
            <text:p>15.874670435</text:p>
          </table:table-cell>
          <table:table-cell table:formula="of:=[result_0509_server.BS3] / [.$G3] * 100" office:value-type="float" office:value="15.663412560631" calcext:value-type="float">
            <text:p>15.6634125606</text:p>
          </table:table-cell>
          <table:table-cell table:formula="of:=[result_0509_server.BT3] / [.$G3] * 100" office:value-type="float" office:value="15.4587564948041" calcext:value-type="float">
            <text:p>15.4587564948</text:p>
          </table:table-cell>
          <table:table-cell table:formula="of:=[result_0509_server.BU3] / [.$G3] * 100" office:value-type="float" office:value="15.260397538695" calcext:value-type="float">
            <text:p>15.2603975387</text:p>
          </table:table-cell>
          <table:table-cell table:formula="of:=[result_0509_server.BV3] / [.$G3] * 100" office:value-type="float" office:value="15.0680494600438" calcext:value-type="float">
            <text:p>15.06804946</text:p>
          </table:table-cell>
          <table:table-cell table:formula="of:=[result_0509_server.BW3] / [.$G3] * 100" office:value-type="float" office:value="14.8814431150836" calcext:value-type="float">
            <text:p>14.8814431151</text:p>
          </table:table-cell>
          <table:table-cell table:formula="of:=[result_0509_server.BX3] / [.$G3] * 100" office:value-type="float" office:value="14.700325192034" calcext:value-type="float">
            <text:p>14.700325192</text:p>
          </table:table-cell>
          <table:table-cell table:formula="of:=[result_0509_server.BY3] / [.$G3] * 100" office:value-type="float" office:value="14.5244570638554" calcext:value-type="float">
            <text:p>14.5244570639</text:p>
          </table:table-cell>
          <table:table-cell table:formula="of:=[result_0509_server.BZ3] / [.$G3] * 100" office:value-type="float" office:value="14.3536137393391" calcext:value-type="float">
            <text:p>14.3536137393</text:p>
          </table:table-cell>
          <table:table-cell table:formula="of:=[result_0509_server.CA3] / [.$G3] * 100" office:value-type="float" office:value="14.1875829028373" calcext:value-type="float">
            <text:p>14.1875829028</text:p>
          </table:table-cell>
          <table:table-cell table:formula="of:=[result_0509_server.CB3] / [.$G3] * 100" office:value-type="float" office:value="14.1958730015142" calcext:value-type="float">
            <text:p>14.1958730015</text:p>
          </table:table-cell>
          <table:table-cell table:formula="of:=[result_0509_server.CC3] / [.$G3] * 100" office:value-type="float" office:value="14.0365517870785" calcext:value-type="float">
            <text:p>14.0365517871</text:p>
          </table:table-cell>
          <table:table-cell table:formula="of:=[result_0509_server.CD3] / [.$G3] * 100" office:value-type="float" office:value="13.8815365514114" calcext:value-type="float">
            <text:p>13.8815365514</text:p>
          </table:table-cell>
          <table:table-cell table:formula="of:=[result_0509_server.CE3] / [.$G3] * 100" office:value-type="float" office:value="13.7306550553621" calcext:value-type="float">
            <text:p>13.7306550554</text:p>
          </table:table-cell>
          <table:table-cell table:formula="of:=[result_0509_server.CF3] / [.$G3] * 100" office:value-type="float" office:value="13.5837441249983" calcext:value-type="float">
            <text:p>13.583744125</text:p>
          </table:table-cell>
          <table:table-cell table:formula="of:=[result_0509_server.CG3] / [.$G3] * 100" office:value-type="float" office:value="13.4406490629556" calcext:value-type="float">
            <text:p>13.440649063</text:p>
          </table:table-cell>
          <table:table-cell table:formula="of:=[result_0509_server.CH3] / [.$G3] * 100" office:value-type="float" office:value="13.3012231050678" calcext:value-type="float">
            <text:p>13.3012231051</text:p>
          </table:table-cell>
          <table:table-cell table:formula="of:=[result_0509_server.CI3] / [.$G3] * 100" office:value-type="float" office:value="13.1653269182659" calcext:value-type="float">
            <text:p>13.1653269183</text:p>
          </table:table-cell>
          <table:table-cell table:formula="of:=[result_0509_server.CJ3] / [.$G3] * 100" office:value-type="float" office:value="13.0328281361339" calcext:value-type="float">
            <text:p>13.0328281361</text:p>
          </table:table-cell>
          <table:table-cell table:formula="of:=[result_0509_server.CK3] / [.$G3] * 100" office:value-type="float" office:value="12.9036009288695" calcext:value-type="float">
            <text:p>12.9036009289</text:p>
          </table:table-cell>
          <table:table-cell table:formula="of:=[result_0509_server.CL3] / [.$G3] * 100" office:value-type="float" office:value="12.777525604709" calcext:value-type="float">
            <text:p>12.7775256047</text:p>
          </table:table-cell>
          <table:table-cell table:formula="of:=[result_0509_server.CM3] / [.$G3] * 100" office:value-type="float" office:value="12.6544882401669" calcext:value-type="float">
            <text:p>12.6544882402</text:p>
          </table:table-cell>
          <table:table-cell table:formula="of:=[result_0509_server.CN3] / [.$G3] * 100" office:value-type="float" office:value="12.5343803366852" calcext:value-type="float">
            <text:p>12.5343803367</text:p>
          </table:table-cell>
          <table:table-cell table:formula="of:=[result_0509_server.CO3] / [.$G3] * 100" office:value-type="float" office:value="12.4170985015209" calcext:value-type="float">
            <text:p>12.4170985015</text:p>
          </table:table-cell>
          <table:table-cell table:formula="of:=[result_0509_server.CP3] / [.$G3] * 100" office:value-type="float" office:value="12.3025441508952" calcext:value-type="float">
            <text:p>12.3025441509</text:p>
          </table:table-cell>
          <table:table-cell table:formula="of:=[result_0509_server.CQ3] / [.$G3] * 100" office:value-type="float" office:value="12.1906232336172" calcext:value-type="float">
            <text:p>12.1906232336</text:p>
          </table:table-cell>
          <table:table-cell table:formula="of:=[result_0509_server.CR3] / [.$G3] * 100" office:value-type="float" office:value="12.0812459735501" calcext:value-type="float">
            <text:p>12.0812459736</text:p>
          </table:table-cell>
          <table:table-cell table:formula="of:=[result_0509_server.CS3] / [.$G3] * 100" office:value-type="float" office:value="11.9743266294395" calcext:value-type="float">
            <text:p>11.9743266294</text:p>
          </table:table-cell>
          <table:table-cell table:formula="of:=[result_0509_server.CT3] / [.$G3] * 100" office:value-type="float" office:value="11.8697832707537" calcext:value-type="float">
            <text:p>11.8697832708</text:p>
          </table:table-cell>
          <table:table-cell table:formula="of:=[result_0509_server.CU3] / [.$G3] * 100" office:value-type="float" office:value="11.7675375683027" calcext:value-type="float">
            <text:p>11.7675375683</text:p>
          </table:table-cell>
          <table:table-cell table:formula="of:=[result_0509_server.CV3] / [.$G3] * 100" office:value-type="float" office:value="11.6675145985137" calcext:value-type="float">
            <text:p>11.6675145985</text:p>
          </table:table-cell>
          <table:table-cell table:formula="of:=[result_0509_server.CW3] / [.$G3] * 100" office:value-type="float" office:value="11.569642660333" calcext:value-type="float">
            <text:p>11.5696426603</text:p>
          </table:table-cell>
          <table:table-cell table:formula="of:=[result_0509_server.CX3] / [.$G3] * 100" office:value-type="float" office:value="11.4738531038157" calcext:value-type="float">
            <text:p>11.4738531038</text:p>
          </table:table-cell>
          <table:table-cell table:formula="of:=[result_0509_server.CY3] / [.$G3] * 100" office:value-type="float" office:value="11.380080169541" calcext:value-type="float">
            <text:p>11.3800801695</text:p>
          </table:table-cell>
          <table:table-cell table:formula="of:=[result_0509_server.CZ3] / [.$G3] * 100" office:value-type="float" office:value="11.2882608380635" calcext:value-type="float">
            <text:p>11.2882608381</text:p>
          </table:table-cell>
          <table:table-cell table:formula="of:=[result_0509_server.DA3] / [.$G3] * 100" office:value-type="float" office:value="11.1983346886785" calcext:value-type="float">
            <text:p>11.1983346887</text:p>
          </table:table-cell>
          <table:table-cell table:formula="of:=[result_0509_server.DB3] / [.$G3] * 100" office:value-type="float" office:value="11.1102437668319" calcext:value-type="float">
            <text:p>11.1102437668</text:p>
          </table:table-cell>
          <table:table-cell table:formula="of:=[result_0509_server.DC3] / [.$G3] * 100" office:value-type="float" office:value="11.0239324595681" calcext:value-type="float">
            <text:p>11.0239324596</text:p>
          </table:table-cell>
          <table:table-cell table:formula="of:=[result_0509_server.DD3] / [.$G3] * 100" office:value-type="float" office:value="10.9393473784495" calcext:value-type="float">
            <text:p>10.9393473784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10.3386768396991" calcext:value-type="float">
            <text:p>10.3386768397</text:p>
          </table:table-cell>
          <table:table-cell office:value-type="string" calcext:value-type="string">
            <text:p><text:s/>global min</text:p>
          </table:table-cell>
          <table:table-cell office:value-type="float" office:value="-4.97309172795802" calcext:value-type="float">
            <text:p>-4.973091728</text:p>
          </table:table-cell>
          <table:table-cell office:value-type="string" calcext:value-type="string">
            <text:p><text:s/>range</text:p>
          </table:table-cell>
          <table:table-cell office:value-type="float" office:value="15.3117685676571" calcext:value-type="float">
            <text:p>15.3117685677</text:p>
          </table:table-cell>
          <table:table-cell office:value-type="string" calcext:value-type="string">
            <text:p><text:s/>regret</text:p>
          </table:table-cell>
          <table:table-cell table:formula="of:=[result_0509_server.I4] / [.$G4] * 100" office:value-type="float" office:value="66.727767526778" calcext:value-type="float">
            <text:p>66.7277675268</text:p>
          </table:table-cell>
          <table:table-cell table:formula="of:=[result_0509_server.J4] / [.$G4] * 100" office:value-type="float" office:value="33.3638837633891" calcext:value-type="float">
            <text:p>33.3638837634</text:p>
          </table:table-cell>
          <table:table-cell table:formula="of:=[result_0509_server.K4] / [.$G4] * 100" office:value-type="float" office:value="41.4741011232871" calcext:value-type="float">
            <text:p>41.4741011233</text:p>
          </table:table-cell>
          <table:table-cell table:formula="of:=[result_0509_server.L4] / [.$G4] * 100" office:value-type="float" office:value="44.9548508413085" calcext:value-type="float">
            <text:p>44.9548508413</text:p>
          </table:table-cell>
          <table:table-cell table:formula="of:=[result_0509_server.M4] / [.$G4] * 100" office:value-type="float" office:value="52.9401567612438" calcext:value-type="float">
            <text:p>52.9401567612</text:p>
          </table:table-cell>
          <table:table-cell table:formula="of:=[result_0509_server.N4] / [.$G4] * 100" office:value-type="float" office:value="49.9198389373393" calcext:value-type="float">
            <text:p>49.9198389373</text:p>
          </table:table-cell>
          <table:table-cell table:formula="of:=[result_0509_server.O4] / [.$G4] * 100" office:value-type="float" office:value="52.2399251166333" calcext:value-type="float">
            <text:p>52.2399251166</text:p>
          </table:table-cell>
          <table:table-cell table:formula="of:=[result_0509_server.P4] / [.$G4] * 100" office:value-type="float" office:value="57.5161147038403" calcext:value-type="float">
            <text:p>57.5161147038</text:p>
          </table:table-cell>
          <table:table-cell table:formula="of:=[result_0509_server.Q4] / [.$G4] * 100" office:value-type="float" office:value="51.1254352923025" calcext:value-type="float">
            <text:p>51.1254352923</text:p>
          </table:table-cell>
          <table:table-cell table:formula="of:=[result_0509_server.R4] / [.$G4] * 100" office:value-type="float" office:value="53.8170152602385" calcext:value-type="float">
            <text:p>53.8170152602</text:p>
          </table:table-cell>
          <table:table-cell table:formula="of:=[result_0509_server.S4] / [.$G4] * 100" office:value-type="float" office:value="48.9245593274896" calcext:value-type="float">
            <text:p>48.9245593275</text:p>
          </table:table-cell>
          <table:table-cell table:formula="of:=[result_0509_server.T4] / [.$G4] * 100" office:value-type="float" office:value="44.8475127168654" calcext:value-type="float">
            <text:p>44.8475127169</text:p>
          </table:table-cell>
          <table:table-cell table:formula="of:=[result_0509_server.U4] / [.$G4] * 100" office:value-type="float" office:value="41.3977040463373" calcext:value-type="float">
            <text:p>41.3977040463</text:p>
          </table:table-cell>
          <table:table-cell table:formula="of:=[result_0509_server.V4] / [.$G4] * 100" office:value-type="float" office:value="38.4407251858846" calcext:value-type="float">
            <text:p>38.4407251859</text:p>
          </table:table-cell>
          <table:table-cell table:formula="of:=[result_0509_server.W4] / [.$G4] * 100" office:value-type="float" office:value="35.8780101734924" calcext:value-type="float">
            <text:p>35.8780101735</text:p>
          </table:table-cell>
          <table:table-cell table:formula="of:=[result_0509_server.X4] / [.$G4] * 100" office:value-type="float" office:value="33.6356345376491" calcext:value-type="float">
            <text:p>33.6356345376</text:p>
          </table:table-cell>
          <table:table-cell table:formula="of:=[result_0509_server.Y4] / [.$G4] * 100" office:value-type="float" office:value="31.6570678001403" calcext:value-type="float">
            <text:p>31.6570678001</text:p>
          </table:table-cell>
          <table:table-cell table:formula="of:=[result_0509_server.Z4] / [.$G4] * 100" office:value-type="float" office:value="29.8983418112436" calcext:value-type="float">
            <text:p>29.8983418112</text:p>
          </table:table-cell>
          <table:table-cell table:formula="of:=[result_0509_server.AA4] / [.$G4] * 100" office:value-type="float" office:value="28.3247448738098" calcext:value-type="float">
            <text:p>28.3247448738</text:p>
          </table:table-cell>
          <table:table-cell table:formula="of:=[result_0509_server.AB4] / [.$G4] * 100" office:value-type="float" office:value="26.9085076301192" calcext:value-type="float">
            <text:p>26.9085076301</text:p>
          </table:table-cell>
          <table:table-cell table:formula="of:=[result_0509_server.AC4] / [.$G4] * 100" office:value-type="float" office:value="25.6271501239231" calcext:value-type="float">
            <text:p>25.6271501239</text:p>
          </table:table-cell>
          <table:table-cell table:formula="of:=[result_0509_server.AD4] / [.$G4] * 100" office:value-type="float" office:value="24.4622796637448" calcext:value-type="float">
            <text:p>24.4622796637</text:p>
          </table:table-cell>
          <table:table-cell table:formula="of:=[result_0509_server.AE4] / [.$G4] * 100" office:value-type="float" office:value="23.3987022870602" calcext:value-type="float">
            <text:p>23.3987022871</text:p>
          </table:table-cell>
          <table:table-cell table:formula="of:=[result_0509_server.AF4] / [.$G4] * 100" office:value-type="float" office:value="25.8119085063873" calcext:value-type="float">
            <text:p>25.8119085064</text:p>
          </table:table-cell>
          <table:table-cell table:formula="of:=[result_0509_server.AG4] / [.$G4] * 100" office:value-type="float" office:value="24.7794321661318" calcext:value-type="float">
            <text:p>24.7794321661</text:p>
          </table:table-cell>
          <table:table-cell table:formula="of:=[result_0509_server.AH4] / [.$G4] * 100" office:value-type="float" office:value="23.826377082819" calcext:value-type="float">
            <text:p>23.8263770828</text:p>
          </table:table-cell>
          <table:table-cell table:formula="of:=[result_0509_server.AI4] / [.$G4] * 100" office:value-type="float" office:value="22.9439186723443" calcext:value-type="float">
            <text:p>22.9439186723</text:p>
          </table:table-cell>
          <table:table-cell table:formula="of:=[result_0509_server.AJ4] / [.$G4] * 100" office:value-type="float" office:value="22.1244930054748" calcext:value-type="float">
            <text:p>22.1244930055</text:p>
          </table:table-cell>
          <table:table-cell table:formula="of:=[result_0509_server.AK4] / [.$G4] * 100" office:value-type="float" office:value="21.3615794535619" calcext:value-type="float">
            <text:p>21.3615794536</text:p>
          </table:table-cell>
          <table:table-cell table:formula="of:=[result_0509_server.AL4] / [.$G4] * 100" office:value-type="float" office:value="20.6495268051098" calcext:value-type="float">
            <text:p>20.6495268051</text:p>
          </table:table-cell>
          <table:table-cell table:formula="of:=[result_0509_server.AM4] / [.$G4] * 100" office:value-type="float" office:value="19.9834130372031" calcext:value-type="float">
            <text:p>19.9834130372</text:p>
          </table:table-cell>
          <table:table-cell table:formula="of:=[result_0509_server.AN4] / [.$G4] * 100" office:value-type="float" office:value="19.3589313797904" calcext:value-type="float">
            <text:p>19.3589313798</text:p>
          </table:table-cell>
          <table:table-cell table:formula="of:=[result_0509_server.AO4] / [.$G4] * 100" office:value-type="float" office:value="18.7722970955544" calcext:value-type="float">
            <text:p>18.7722970956</text:p>
          </table:table-cell>
          <table:table-cell table:formula="of:=[result_0509_server.AP4] / [.$G4] * 100" office:value-type="float" office:value="18.220170710391" calcext:value-type="float">
            <text:p>18.2201707104</text:p>
          </table:table-cell>
          <table:table-cell table:formula="of:=[result_0509_server.AQ4] / [.$G4] * 100" office:value-type="float" office:value="17.6995944043799" calcext:value-type="float">
            <text:p>17.6995944044</text:p>
          </table:table-cell>
          <table:table-cell table:formula="of:=[result_0509_server.AR4] / [.$G4] * 100" office:value-type="float" office:value="17.2079390042582" calcext:value-type="float">
            <text:p>17.2079390043</text:p>
          </table:table-cell>
          <table:table-cell table:formula="of:=[result_0509_server.AS4] / [.$G4] * 100" office:value-type="float" office:value="16.7428595717106" calcext:value-type="float">
            <text:p>16.7428595717</text:p>
          </table:table-cell>
          <table:table-cell table:formula="of:=[result_0509_server.AT4] / [.$G4] * 100" office:value-type="float" office:value="16.3022580040341" calcext:value-type="float">
            <text:p>16.302258004</text:p>
          </table:table-cell>
          <table:table-cell table:formula="of:=[result_0509_server.AU4] / [.$G4] * 100" office:value-type="float" office:value="15.884251388546" calcext:value-type="float">
            <text:p>15.8842513885</text:p>
          </table:table-cell>
          <table:table-cell table:formula="of:=[result_0509_server.AV4] / [.$G4] * 100" office:value-type="float" office:value="15.4871451038324" calcext:value-type="float">
            <text:p>15.4871451038</text:p>
          </table:table-cell>
          <table:table-cell table:formula="of:=[result_0509_server.AW4] / [.$G4] * 100" office:value-type="float" office:value="15.1094098573974" calcext:value-type="float">
            <text:p>15.1094098574</text:p>
          </table:table-cell>
          <table:table-cell table:formula="of:=[result_0509_server.AX4] / [.$G4] * 100" office:value-type="float" office:value="14.7496620036498" calcext:value-type="float">
            <text:p>14.7496620036</text:p>
          </table:table-cell>
          <table:table-cell table:formula="of:=[result_0509_server.AY4] / [.$G4] * 100" office:value-type="float" office:value="14.4066466082162" calcext:value-type="float">
            <text:p>14.4066466082</text:p>
          </table:table-cell>
          <table:table-cell table:formula="of:=[result_0509_server.AZ4] / [.$G4] * 100" office:value-type="float" office:value="14.0792228216658" calcext:value-type="float">
            <text:p>14.0792228217</text:p>
          </table:table-cell>
          <table:table-cell table:formula="of:=[result_0509_server.BA4] / [.$G4] * 100" office:value-type="float" office:value="13.7663512034066" calcext:value-type="float">
            <text:p>13.7663512034</text:p>
          </table:table-cell>
          <table:table-cell table:formula="of:=[result_0509_server.BB4] / [.$G4] * 100" office:value-type="float" office:value="13.4670826989847" calcext:value-type="float">
            <text:p>13.467082699</text:p>
          </table:table-cell>
          <table:table-cell table:formula="of:=[result_0509_server.BC4] / [.$G4] * 100" office:value-type="float" office:value="13.1805490245382" calcext:value-type="float">
            <text:p>13.1805490245</text:p>
          </table:table-cell>
          <table:table-cell table:formula="of:=[result_0509_server.BD4] / [.$G4] * 100" office:value-type="float" office:value="12.9059542531936" calcext:value-type="float">
            <text:p>12.9059542532</text:p>
          </table:table-cell>
          <table:table-cell table:formula="of:=[result_0509_server.BE4] / [.$G4] * 100" office:value-type="float" office:value="12.6425674316999" calcext:value-type="float">
            <text:p>12.6425674317</text:p>
          </table:table-cell>
          <table:table-cell table:formula="of:=[result_0509_server.BF4] / [.$G4] * 100" office:value-type="float" office:value="12.3897160830659" calcext:value-type="float">
            <text:p>12.3897160831</text:p>
          </table:table-cell>
          <table:table-cell table:formula="of:=[result_0509_server.BG4] / [.$G4] * 100" office:value-type="float" office:value="12.146780473594" calcext:value-type="float">
            <text:p>12.1467804736</text:p>
          </table:table-cell>
          <table:table-cell table:formula="of:=[result_0509_server.BH4] / [.$G4] * 100" office:value-type="float" office:value="11.9131885414095" calcext:value-type="float">
            <text:p>11.9131885414</text:p>
          </table:table-cell>
          <table:table-cell table:formula="of:=[result_0509_server.BI4] / [.$G4] * 100" office:value-type="float" office:value="11.6884113991188" calcext:value-type="float">
            <text:p>11.6884113991</text:p>
          </table:table-cell>
          <table:table-cell table:formula="of:=[result_0509_server.BJ4] / [.$G4] * 100" office:value-type="float" office:value="11.4719593361721" calcext:value-type="float">
            <text:p>11.4719593362</text:p>
          </table:table-cell>
          <table:table-cell table:formula="of:=[result_0509_server.BK4] / [.$G4] * 100" office:value-type="float" office:value="11.2633782573326" calcext:value-type="float">
            <text:p>11.2633782573</text:p>
          </table:table-cell>
          <table:table-cell table:formula="of:=[result_0509_server.BL4] / [.$G4] * 100" office:value-type="float" office:value="11.0622465027374" calcext:value-type="float">
            <text:p>11.0622465027</text:p>
          </table:table-cell>
          <table:table-cell table:formula="of:=[result_0509_server.BM4] / [.$G4] * 100" office:value-type="float" office:value="10.8681720026894" calcext:value-type="float">
            <text:p>10.8681720027</text:p>
          </table:table-cell>
          <table:table-cell table:formula="of:=[result_0509_server.BN4] / [.$G4] * 100" office:value-type="float" office:value="10.6807897267809" calcext:value-type="float">
            <text:p>10.6807897268</text:p>
          </table:table-cell>
          <table:table-cell table:formula="of:=[result_0509_server.BO4] / [.$G4] * 100" office:value-type="float" office:value="10.4997593924288" calcext:value-type="float">
            <text:p>10.4997593924</text:p>
          </table:table-cell>
          <table:table-cell table:formula="of:=[result_0509_server.BP4] / [.$G4] * 100" office:value-type="float" office:value="10.3247634025549" calcext:value-type="float">
            <text:p>10.3247634026</text:p>
          </table:table-cell>
          <table:table-cell table:formula="of:=[result_0509_server.BQ4] / [.$G4] * 100" office:value-type="float" office:value="10.1555049861196" calcext:value-type="float">
            <text:p>10.1555049861</text:p>
          </table:table-cell>
          <table:table-cell table:formula="of:=[result_0509_server.BR4] / [.$G4] * 100" office:value-type="float" office:value="9.9917065186015" calcext:value-type="float">
            <text:p>9.9917065186</text:p>
          </table:table-cell>
          <table:table-cell table:formula="of:=[result_0509_server.BS4] / [.$G4] * 100" office:value-type="float" office:value="9.83310800243325" calcext:value-type="float">
            <text:p>9.8331080024</text:p>
          </table:table-cell>
          <table:table-cell table:formula="of:=[result_0509_server.BT4] / [.$G4] * 100" office:value-type="float" office:value="9.67946568989522" calcext:value-type="float">
            <text:p>9.6794656899</text:p>
          </table:table-cell>
          <table:table-cell table:formula="of:=[result_0509_server.BU4] / [.$G4] * 100" office:value-type="float" office:value="9.53055083312764" calcext:value-type="float">
            <text:p>9.5305508331</text:p>
          </table:table-cell>
          <table:table-cell table:formula="of:=[result_0509_server.BV4] / [.$G4] * 100" office:value-type="float" office:value="9.38614854777718" calcext:value-type="float">
            <text:p>9.3861485478</text:p>
          </table:table-cell>
          <table:table-cell table:formula="of:=[result_0509_server.BW4] / [.$G4] * 100" office:value-type="float" office:value="9.24605677840738" calcext:value-type="float">
            <text:p>9.2460567784</text:p>
          </table:table-cell>
          <table:table-cell table:formula="of:=[result_0509_server.BX4] / [.$G4] * 100" office:value-type="float" office:value="9.11008535519552" calcext:value-type="float">
            <text:p>9.1100853552</text:p>
          </table:table-cell>
          <table:table-cell table:formula="of:=[result_0509_server.BY4] / [.$G4] * 100" office:value-type="float" office:value="8.97805513265642" calcext:value-type="float">
            <text:p>8.9780551327</text:p>
          </table:table-cell>
          <table:table-cell table:formula="of:=[result_0509_server.BZ4] / [.$G4] * 100" office:value-type="float" office:value="8.8497972021899" calcext:value-type="float">
            <text:p>8.8497972022</text:p>
          </table:table-cell>
          <table:table-cell table:formula="of:=[result_0509_server.CA4] / [.$G4] * 100" office:value-type="float" office:value="8.72515217117314" calcext:value-type="float">
            <text:p>8.7251521712</text:p>
          </table:table-cell>
          <table:table-cell table:formula="of:=[result_0509_server.CB4] / [.$G4] * 100" office:value-type="float" office:value="8.60396950212912" calcext:value-type="float">
            <text:p>8.6039695021</text:p>
          </table:table-cell>
          <table:table-cell table:formula="of:=[result_0509_server.CC4] / [.$G4] * 100" office:value-type="float" office:value="8.48610690620954" calcext:value-type="float">
            <text:p>8.4861069062</text:p>
          </table:table-cell>
          <table:table-cell table:formula="of:=[result_0509_server.CD4] / [.$G4] * 100" office:value-type="float" office:value="8.37142978585533" calcext:value-type="float">
            <text:p>8.3714297859</text:p>
          </table:table-cell>
          <table:table-cell table:formula="of:=[result_0509_server.CE4] / [.$G4] * 100" office:value-type="float" office:value="8.25981072204391" calcext:value-type="float">
            <text:p>8.259810722</text:p>
          </table:table-cell>
          <table:table-cell table:formula="of:=[result_0509_server.CF4] / [.$G4] * 100" office:value-type="float" office:value="8.15112900201706" calcext:value-type="float">
            <text:p>8.151129002</text:p>
          </table:table-cell>
          <table:table-cell table:formula="of:=[result_0509_server.CG4] / [.$G4] * 100" office:value-type="float" office:value="8.04527018380903" calcext:value-type="float">
            <text:p>8.0452701838</text:p>
          </table:table-cell>
          <table:table-cell table:formula="of:=[result_0509_server.CH4] / [.$G4] * 100" office:value-type="float" office:value="7.94212569427299" calcext:value-type="float">
            <text:p>7.9421256943</text:p>
          </table:table-cell>
          <table:table-cell table:formula="of:=[result_0509_server.CI4] / [.$G4] * 100" office:value-type="float" office:value="7.84159245763666" calcext:value-type="float">
            <text:p>7.8415924576</text:p>
          </table:table-cell>
          <table:table-cell table:formula="of:=[result_0509_server.CJ4] / [.$G4] * 100" office:value-type="float" office:value="7.74357255191622" calcext:value-type="float">
            <text:p>7.7435725519</text:p>
          </table:table-cell>
          <table:table-cell table:formula="of:=[result_0509_server.CK4] / [.$G4] * 100" office:value-type="float" office:value="7.64797289078145" calcext:value-type="float">
            <text:p>7.6479728908</text:p>
          </table:table-cell>
          <table:table-cell table:formula="of:=[result_0509_server.CL4] / [.$G4] * 100" office:value-type="float" office:value="7.5547049286987" calcext:value-type="float">
            <text:p>7.5547049287</text:p>
          </table:table-cell>
          <table:table-cell table:formula="of:=[result_0509_server.CM4] / [.$G4] * 100" office:value-type="float" office:value="7.46368438738907" calcext:value-type="float">
            <text:p>7.4636843874</text:p>
          </table:table-cell>
          <table:table-cell table:formula="of:=[result_0509_server.CN4] / [.$G4] * 100" office:value-type="float" office:value="7.37483100182492" calcext:value-type="float">
            <text:p>7.3748310018</text:p>
          </table:table-cell>
          <table:table-cell table:formula="of:=[result_0509_server.CO4] / [.$G4] * 100" office:value-type="float" office:value="7.28806828415643" calcext:value-type="float">
            <text:p>7.2880682842</text:p>
          </table:table-cell>
          <table:table-cell table:formula="of:=[result_0509_server.CP4] / [.$G4] * 100" office:value-type="float" office:value="7.20332330410808" calcext:value-type="float">
            <text:p>7.2033233041</text:p>
          </table:table-cell>
          <table:table-cell table:formula="of:=[result_0509_server.CQ4] / [.$G4] * 100" office:value-type="float" office:value="7.12052648452064" calcext:value-type="float">
            <text:p>7.1205264845</text:p>
          </table:table-cell>
          <table:table-cell table:formula="of:=[result_0509_server.CR4] / [.$G4] * 100" office:value-type="float" office:value="7.03961141083287" calcext:value-type="float">
            <text:p>7.0396114108</text:p>
          </table:table-cell>
          <table:table-cell table:formula="of:=[result_0509_server.CS4] / [.$G4] * 100" office:value-type="float" office:value="6.96051465340779" calcext:value-type="float">
            <text:p>6.9605146534</text:p>
          </table:table-cell>
          <table:table-cell table:formula="of:=[result_0509_server.CT4] / [.$G4] * 100" office:value-type="float" office:value="6.88317560170325" calcext:value-type="float">
            <text:p>6.8831756017</text:p>
          </table:table-cell>
          <table:table-cell table:formula="of:=[result_0509_server.CU4] / [.$G4] * 100" office:value-type="float" office:value="6.80753630937686" calcext:value-type="float">
            <text:p>6.8075363094</text:p>
          </table:table-cell>
          <table:table-cell table:formula="of:=[result_0509_server.CV4] / [.$G4] * 100" office:value-type="float" office:value="6.73354134949233" calcext:value-type="float">
            <text:p>6.7335413495</text:p>
          </table:table-cell>
          <table:table-cell table:formula="of:=[result_0509_server.CW4] / [.$G4] * 100" office:value-type="float" office:value="6.66113767906769" calcext:value-type="float">
            <text:p>6.6611376791</text:p>
          </table:table-cell>
          <table:table-cell table:formula="of:=[result_0509_server.CX4] / [.$G4] * 100" office:value-type="float" office:value="6.59027451226912" calcext:value-type="float">
            <text:p>6.5902745123</text:p>
          </table:table-cell>
          <table:table-cell table:formula="of:=[result_0509_server.CY4] / [.$G4] * 100" office:value-type="float" office:value="6.52090320161363" calcext:value-type="float">
            <text:p>6.5209032016</text:p>
          </table:table-cell>
          <table:table-cell table:formula="of:=[result_0509_server.CZ4] / [.$G4] * 100" office:value-type="float" office:value="6.45297712659682" calcext:value-type="float">
            <text:p>6.4529771266</text:p>
          </table:table-cell>
          <table:table-cell table:formula="of:=[result_0509_server.DA4] / [.$G4] * 100" office:value-type="float" office:value="6.38645158920923" calcext:value-type="float">
            <text:p>6.3864515892</text:p>
          </table:table-cell>
          <table:table-cell table:formula="of:=[result_0509_server.DB4] / [.$G4] * 100" office:value-type="float" office:value="6.32128371584995" calcext:value-type="float">
            <text:p>6.3212837158</text:p>
          </table:table-cell>
          <table:table-cell table:formula="of:=[result_0509_server.DC4] / [.$G4] * 100" office:value-type="float" office:value="6.2574323651848" calcext:value-type="float">
            <text:p>6.2574323652</text:p>
          </table:table-cell>
          <table:table-cell table:formula="of:=[result_0509_server.DD4] / [.$G4] * 100" office:value-type="float" office:value="6.19485804153295" calcext:value-type="float">
            <text:p>6.1948580415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8.36664849565915" calcext:value-type="float">
            <text:p>8.3666484957</text:p>
          </table:table-cell>
          <table:table-cell office:value-type="string" calcext:value-type="string">
            <text:p><text:s/>global min</text:p>
          </table:table-cell>
          <table:table-cell office:value-type="float" office:value="-9.17187702455543" calcext:value-type="float">
            <text:p>-9.1718770246</text:p>
          </table:table-cell>
          <table:table-cell office:value-type="string" calcext:value-type="string">
            <text:p><text:s/>range</text:p>
          </table:table-cell>
          <table:table-cell office:value-type="float" office:value="17.5385255202146" calcext:value-type="float">
            <text:p>17.5385255202</text:p>
          </table:table-cell>
          <table:table-cell office:value-type="string" calcext:value-type="string">
            <text:p><text:s/>regret</text:p>
          </table:table-cell>
          <table:table-cell table:formula="of:=[result_0509_server.I5] / [.$G5] * 100" office:value-type="float" office:value="58.7433057913624" calcext:value-type="float">
            <text:p>58.7433057914</text:p>
          </table:table-cell>
          <table:table-cell table:formula="of:=[result_0509_server.J5] / [.$G5] * 100" office:value-type="float" office:value="42.9181385485019" calcext:value-type="float">
            <text:p>42.9181385485</text:p>
          </table:table-cell>
          <table:table-cell table:formula="of:=[result_0509_server.K5] / [.$G5] * 100" office:value-type="float" office:value="41.661441013338" calcext:value-type="float">
            <text:p>41.6614410133</text:p>
          </table:table-cell>
          <table:table-cell table:formula="of:=[result_0509_server.L5] / [.$G5] * 100" office:value-type="float" office:value="43.6480378989152" calcext:value-type="float">
            <text:p>43.6480378989</text:p>
          </table:table-cell>
          <table:table-cell table:formula="of:=[result_0509_server.M5] / [.$G5] * 100" office:value-type="float" office:value="48.6997452122296" calcext:value-type="float">
            <text:p>48.6997452122</text:p>
          </table:table-cell>
          <table:table-cell table:formula="of:=[result_0509_server.N5] / [.$G5] * 100" office:value-type="float" office:value="53.8776888615284" calcext:value-type="float">
            <text:p>53.8776888615</text:p>
          </table:table-cell>
          <table:table-cell table:formula="of:=[result_0509_server.O5] / [.$G5] * 100" office:value-type="float" office:value="53.8594784500598" calcext:value-type="float">
            <text:p>53.8594784501</text:p>
          </table:table-cell>
          <table:table-cell table:formula="of:=[result_0509_server.P5] / [.$G5] * 100" office:value-type="float" office:value="50.7265552000827" calcext:value-type="float">
            <text:p>50.7265552001</text:p>
          </table:table-cell>
          <table:table-cell table:formula="of:=[result_0509_server.Q5] / [.$G5] * 100" office:value-type="float" office:value="50.0788382265278" calcext:value-type="float">
            <text:p>50.0788382265</text:p>
          </table:table-cell>
          <table:table-cell table:formula="of:=[result_0509_server.R5] / [.$G5] * 100" office:value-type="float" office:value="46.3755321205206" calcext:value-type="float">
            <text:p>46.3755321205</text:p>
          </table:table-cell>
          <table:table-cell table:formula="of:=[result_0509_server.S5] / [.$G5] * 100" office:value-type="float" office:value="46.4771950841429" calcext:value-type="float">
            <text:p>46.4771950841</text:p>
          </table:table-cell>
          <table:table-cell table:formula="of:=[result_0509_server.T5] / [.$G5] * 100" office:value-type="float" office:value="47.4689907147589" calcext:value-type="float">
            <text:p>47.4689907148</text:p>
          </table:table-cell>
          <table:table-cell table:formula="of:=[result_0509_server.U5] / [.$G5] * 100" office:value-type="float" office:value="43.907759508885" calcext:value-type="float">
            <text:p>43.9077595089</text:p>
          </table:table-cell>
          <table:table-cell table:formula="of:=[result_0509_server.V5] / [.$G5] * 100" office:value-type="float" office:value="44.0146313329131" calcext:value-type="float">
            <text:p>44.0146313329</text:p>
          </table:table-cell>
          <table:table-cell table:formula="of:=[result_0509_server.W5] / [.$G5] * 100" office:value-type="float" office:value="41.7240519833321" calcext:value-type="float">
            <text:p>41.7240519833</text:p>
          </table:table-cell>
          <table:table-cell table:formula="of:=[result_0509_server.X5] / [.$G5] * 100" office:value-type="float" office:value="39.9100022490252" calcext:value-type="float">
            <text:p>39.910002249</text:p>
          </table:table-cell>
          <table:table-cell table:formula="of:=[result_0509_server.Y5] / [.$G5] * 100" office:value-type="float" office:value="39.9046525762874" calcext:value-type="float">
            <text:p>39.9046525763</text:p>
          </table:table-cell>
          <table:table-cell table:formula="of:=[result_0509_server.Z5] / [.$G5] * 100" office:value-type="float" office:value="38.2241686047825" calcext:value-type="float">
            <text:p>38.2241686048</text:p>
          </table:table-cell>
          <table:table-cell table:formula="of:=[result_0509_server.AA5] / [.$G5] * 100" office:value-type="float" office:value="36.8405833474035" calcext:value-type="float">
            <text:p>36.8405833474</text:p>
          </table:table-cell>
          <table:table-cell table:formula="of:=[result_0509_server.AB5] / [.$G5] * 100" office:value-type="float" office:value="35.3622055245107" calcext:value-type="float">
            <text:p>35.3622055245</text:p>
          </table:table-cell>
          <table:table-cell table:formula="of:=[result_0509_server.AC5] / [.$G5] * 100" office:value-type="float" office:value="34.0246255895123" calcext:value-type="float">
            <text:p>34.0246255895</text:p>
          </table:table-cell>
          <table:table-cell table:formula="of:=[result_0509_server.AD5] / [.$G5] * 100" office:value-type="float" office:value="32.808643830423" calcext:value-type="float">
            <text:p>32.8086438304</text:p>
          </table:table-cell>
          <table:table-cell table:formula="of:=[result_0509_server.AE5] / [.$G5] * 100" office:value-type="float" office:value="33.8609734076239" calcext:value-type="float">
            <text:p>33.8609734076</text:p>
          </table:table-cell>
          <table:table-cell table:formula="of:=[result_0509_server.AF5] / [.$G5] * 100" office:value-type="float" office:value="32.753142302704" calcext:value-type="float">
            <text:p>32.7531423027</text:p>
          </table:table-cell>
          <table:table-cell table:formula="of:=[result_0509_server.AG5] / [.$G5] * 100" office:value-type="float" office:value="31.7339376861777" calcext:value-type="float">
            <text:p>31.7339376862</text:p>
          </table:table-cell>
          <table:table-cell table:formula="of:=[result_0509_server.AH5] / [.$G5] * 100" office:value-type="float" office:value="30.7931334247688" calcext:value-type="float">
            <text:p>30.7931334248</text:p>
          </table:table-cell>
          <table:table-cell table:formula="of:=[result_0509_server.AI5] / [.$G5] * 100" office:value-type="float" office:value="29.9220183679087" calcext:value-type="float">
            <text:p>29.9220183679</text:p>
          </table:table-cell>
          <table:table-cell table:formula="of:=[result_0509_server.AJ5] / [.$G5] * 100" office:value-type="float" office:value="29.1131258151101" calcext:value-type="float">
            <text:p>29.1131258151</text:p>
          </table:table-cell>
          <table:table-cell table:formula="of:=[result_0509_server.AK5] / [.$G5] * 100" office:value-type="float" office:value="28.3600189556079" calcext:value-type="float">
            <text:p>28.3600189556</text:p>
          </table:table-cell>
          <table:table-cell table:formula="of:=[result_0509_server.AL5] / [.$G5] * 100" office:value-type="float" office:value="27.6571192200725" calcext:value-type="float">
            <text:p>27.6571192201</text:p>
          </table:table-cell>
          <table:table-cell table:formula="of:=[result_0509_server.AM5] / [.$G5] * 100" office:value-type="float" office:value="26.9995678545717" calcext:value-type="float">
            <text:p>26.9995678546</text:p>
          </table:table-cell>
          <table:table-cell table:formula="of:=[result_0509_server.AN5] / [.$G5] * 100" office:value-type="float" office:value="26.3831134494147" calcext:value-type="float">
            <text:p>26.3831134494</text:p>
          </table:table-cell>
          <table:table-cell table:formula="of:=[result_0509_server.AO5] / [.$G5] * 100" office:value-type="float" office:value="25.8040199172974" calcext:value-type="float">
            <text:p>25.8040199173</text:p>
          </table:table-cell>
          <table:table-cell table:formula="of:=[result_0509_server.AP5] / [.$G5] * 100" office:value-type="float" office:value="25.2589907105989" calcext:value-type="float">
            <text:p>25.2589907106</text:p>
          </table:table-cell>
          <table:table-cell table:formula="of:=[result_0509_server.AQ5] / [.$G5] * 100" office:value-type="float" office:value="24.7451060299974" calcext:value-type="float">
            <text:p>24.74510603</text:p>
          </table:table-cell>
          <table:table-cell table:formula="of:=[result_0509_server.AR5] / [.$G5] * 100" office:value-type="float" office:value="24.2597704983182" calcext:value-type="float">
            <text:p>24.2597704983</text:p>
          </table:table-cell>
          <table:table-cell table:formula="of:=[result_0509_server.AS5] / [.$G5] * 100" office:value-type="float" office:value="23.8006693197027" calcext:value-type="float">
            <text:p>23.8006693197</text:p>
          </table:table-cell>
          <table:table-cell table:formula="of:=[result_0509_server.AT5] / [.$G5] * 100" office:value-type="float" office:value="23.3657313610144" calcext:value-type="float">
            <text:p>23.365731361</text:p>
          </table:table-cell>
          <table:table-cell table:formula="of:=[result_0509_server.AU5] / [.$G5] * 100" office:value-type="float" office:value="22.9530979130281" calcext:value-type="float">
            <text:p>22.953097913</text:p>
          </table:table-cell>
          <table:table-cell table:formula="of:=[result_0509_server.AV5] / [.$G5] * 100" office:value-type="float" office:value="22.561096137441" calcext:value-type="float">
            <text:p>22.5610961374</text:p>
          </table:table-cell>
          <table:table-cell table:formula="of:=[result_0509_server.AW5] / [.$G5] * 100" office:value-type="float" office:value="22.1882163996875" calcext:value-type="float">
            <text:p>22.1882163997</text:p>
          </table:table-cell>
          <table:table-cell table:formula="of:=[result_0509_server.AX5] / [.$G5] * 100" office:value-type="float" office:value="21.8330928399222" calcext:value-type="float">
            <text:p>21.8330928399</text:p>
          </table:table-cell>
          <table:table-cell table:formula="of:=[result_0509_server.AY5] / [.$G5] * 100" office:value-type="float" office:value="21.4944866550298" calcext:value-type="float">
            <text:p>21.494486655</text:p>
          </table:table-cell>
          <table:table-cell table:formula="of:=[result_0509_server.AZ5] / [.$G5] * 100" office:value-type="float" office:value="21.1712716603597" calcext:value-type="float">
            <text:p>21.1712716604</text:p>
          </table:table-cell>
          <table:table-cell table:formula="of:=[result_0509_server.BA5] / [.$G5] * 100" office:value-type="float" office:value="20.8624217765639" calcext:value-type="float">
            <text:p>20.8624217766</text:p>
          </table:table-cell>
          <table:table-cell table:formula="of:=[result_0509_server.BB5] / [.$G5] * 100" office:value-type="float" office:value="20.5670001485853" calcext:value-type="float">
            <text:p>20.5670001486</text:p>
          </table:table-cell>
          <table:table-cell table:formula="of:=[result_0509_server.BC5] / [.$G5] * 100" office:value-type="float" office:value="20.2841496537121" calcext:value-type="float">
            <text:p>20.2841496537</text:p>
          </table:table-cell>
          <table:table-cell table:formula="of:=[result_0509_server.BD5] / [.$G5] * 100" office:value-type="float" office:value="20.0130845961253" calcext:value-type="float">
            <text:p>20.0130845961</text:p>
          </table:table-cell>
          <table:table-cell table:formula="of:=[result_0509_server.BE5] / [.$G5] * 100" office:value-type="float" office:value="19.75308341844" calcext:value-type="float">
            <text:p>19.7530834184</text:p>
          </table:table-cell>
          <table:table-cell table:formula="of:=[result_0509_server.BF5] / [.$G5] * 100" office:value-type="float" office:value="20.5612034348723" calcext:value-type="float">
            <text:p>20.5612034349</text:p>
          </table:table-cell>
          <table:table-cell table:formula="of:=[result_0509_server.BG5] / [.$G5] * 100" office:value-type="float" office:value="20.2149221743333" calcext:value-type="float">
            <text:p>20.2149221743</text:p>
          </table:table-cell>
          <table:table-cell table:formula="of:=[result_0509_server.BH5] / [.$G5] * 100" office:value-type="float" office:value="19.997859192454" calcext:value-type="float">
            <text:p>19.9978591925</text:p>
          </table:table-cell>
          <table:table-cell table:formula="of:=[result_0509_server.BI5] / [.$G5] * 100" office:value-type="float" office:value="19.7889872664946" calcext:value-type="float">
            <text:p>19.7889872665</text:p>
          </table:table-cell>
          <table:table-cell table:formula="of:=[result_0509_server.BJ5] / [.$G5] * 100" office:value-type="float" office:value="19.5878513377929" calcext:value-type="float">
            <text:p>19.5878513378</text:p>
          </table:table-cell>
          <table:table-cell table:formula="of:=[result_0509_server.BK5] / [.$G5] * 100" office:value-type="float" office:value="19.3940294428623" calcext:value-type="float">
            <text:p>19.3940294429</text:p>
          </table:table-cell>
          <table:table-cell table:formula="of:=[result_0509_server.BL5] / [.$G5] * 100" office:value-type="float" office:value="19.2071297584649" calcext:value-type="float">
            <text:p>19.2071297585</text:p>
          </table:table-cell>
          <table:table-cell table:formula="of:=[result_0509_server.BM5] / [.$G5] * 100" office:value-type="float" office:value="19.0267879577305" calcext:value-type="float">
            <text:p>19.0267879577</text:p>
          </table:table-cell>
          <table:table-cell table:formula="of:=[result_0509_server.BN5] / [.$G5] * 100" office:value-type="float" office:value="18.8526648397801" calcext:value-type="float">
            <text:p>18.8526648398</text:p>
          </table:table-cell>
          <table:table-cell table:formula="of:=[result_0509_server.BO5] / [.$G5] * 100" office:value-type="float" office:value="18.6844442004043" calcext:value-type="float">
            <text:p>18.6844442004</text:p>
          </table:table-cell>
          <table:table-cell table:formula="of:=[result_0509_server.BP5] / [.$G5] * 100" office:value-type="float" office:value="18.5218309156744" calcext:value-type="float">
            <text:p>18.5218309157</text:p>
          </table:table-cell>
          <table:table-cell table:formula="of:=[result_0509_server.BQ5] / [.$G5] * 100" office:value-type="float" office:value="18.3645492140503" calcext:value-type="float">
            <text:p>18.3645492141</text:p>
          </table:table-cell>
          <table:table-cell table:formula="of:=[result_0509_server.BR5] / [.$G5] * 100" office:value-type="float" office:value="18.2123411157044" calcext:value-type="float">
            <text:p>18.2123411157</text:p>
          </table:table-cell>
          <table:table-cell table:formula="of:=[result_0509_server.BS5] / [.$G5] * 100" office:value-type="float" office:value="18.0649650204807" calcext:value-type="float">
            <text:p>18.0649650205</text:p>
          </table:table-cell>
          <table:table-cell table:formula="of:=[result_0509_server.BT5] / [.$G5] * 100" office:value-type="float" office:value="17.9221944282326" calcext:value-type="float">
            <text:p>17.9221944282</text:p>
          </table:table-cell>
          <table:table-cell table:formula="of:=[result_0509_server.BU5] / [.$G5] * 100" office:value-type="float" office:value="17.7838167772846" calcext:value-type="float">
            <text:p>17.7838167773</text:p>
          </table:table-cell>
          <table:table-cell table:formula="of:=[result_0509_server.BV5] / [.$G5] * 100" office:value-type="float" office:value="17.6496323884864" calcext:value-type="float">
            <text:p>17.6496323885</text:p>
          </table:table-cell>
          <table:table-cell table:formula="of:=[result_0509_server.BW5] / [.$G5] * 100" office:value-type="float" office:value="17.5194535038315" calcext:value-type="float">
            <text:p>17.5194535038</text:p>
          </table:table-cell>
          <table:table-cell table:formula="of:=[result_0509_server.BX5] / [.$G5] * 100" office:value-type="float" office:value="17.3931034099017" calcext:value-type="float">
            <text:p>17.3931034099</text:p>
          </table:table-cell>
          <table:table-cell table:formula="of:=[result_0509_server.BY5] / [.$G5] * 100" office:value-type="float" office:value="17.2704156375352" calcext:value-type="float">
            <text:p>17.2704156375</text:p>
          </table:table-cell>
          <table:table-cell table:formula="of:=[result_0509_server.BZ5] / [.$G5] * 100" office:value-type="float" office:value="17.1512332300934" calcext:value-type="float">
            <text:p>17.1512332301</text:p>
          </table:table-cell>
          <table:table-cell table:formula="of:=[result_0509_server.CA5] / [.$G5] * 100" office:value-type="float" office:value="17.0354080735654" calcext:value-type="float">
            <text:p>17.0354080736</text:p>
          </table:table-cell>
          <table:table-cell table:formula="of:=[result_0509_server.CB5] / [.$G5] * 100" office:value-type="float" office:value="16.9228002824965" calcext:value-type="float">
            <text:p>16.9228002825</text:p>
          </table:table-cell>
          <table:table-cell table:formula="of:=[result_0509_server.CC5] / [.$G5] * 100" office:value-type="float" office:value="16.8132776363884" calcext:value-type="float">
            <text:p>16.8132776364</text:p>
          </table:table-cell>
          <table:table-cell table:formula="of:=[result_0509_server.CD5] / [.$G5] * 100" office:value-type="float" office:value="16.7067150617968" calcext:value-type="float">
            <text:p>16.7067150618</text:p>
          </table:table-cell>
          <table:table-cell table:formula="of:=[result_0509_server.CE5] / [.$G5] * 100" office:value-type="float" office:value="16.6029941558609" calcext:value-type="float">
            <text:p>16.6029941559</text:p>
          </table:table-cell>
          <table:table-cell table:formula="of:=[result_0509_server.CF5] / [.$G5] * 100" office:value-type="float" office:value="16.5020027474497" calcext:value-type="float">
            <text:p>16.5020027474</text:p>
          </table:table-cell>
          <table:table-cell table:formula="of:=[result_0509_server.CG5] / [.$G5] * 100" office:value-type="float" office:value="16.4036344925037" calcext:value-type="float">
            <text:p>16.4036344925</text:p>
          </table:table-cell>
          <table:table-cell table:formula="of:=[result_0509_server.CH5] / [.$G5] * 100" office:value-type="float" office:value="16.307788500505" calcext:value-type="float">
            <text:p>16.3077885005</text:p>
          </table:table-cell>
          <table:table-cell table:formula="of:=[result_0509_server.CI5] / [.$G5] * 100" office:value-type="float" office:value="16.2143689893164" calcext:value-type="float">
            <text:p>16.2143689893</text:p>
          </table:table-cell>
          <table:table-cell table:formula="of:=[result_0509_server.CJ5] / [.$G5] * 100" office:value-type="float" office:value="16.1232849659076" calcext:value-type="float">
            <text:p>16.1232849659</text:p>
          </table:table-cell>
          <table:table-cell table:formula="of:=[result_0509_server.CK5] / [.$G5] * 100" office:value-type="float" office:value="16.034449930731" calcext:value-type="float">
            <text:p>16.0344499307</text:p>
          </table:table-cell>
          <table:table-cell table:formula="of:=[result_0509_server.CL5] / [.$G5] * 100" office:value-type="float" office:value="15.9477816037295" calcext:value-type="float">
            <text:p>15.9477816037</text:p>
          </table:table-cell>
          <table:table-cell table:formula="of:=[result_0509_server.CM5] / [.$G5] * 100" office:value-type="float" office:value="15.8632016701497" calcext:value-type="float">
            <text:p>15.8632016701</text:p>
          </table:table-cell>
          <table:table-cell table:formula="of:=[result_0509_server.CN5] / [.$G5] * 100" office:value-type="float" office:value="15.7806355445123" calcext:value-type="float">
            <text:p>15.7806355445</text:p>
          </table:table-cell>
          <table:table-cell table:formula="of:=[result_0509_server.CO5] / [.$G5] * 100" office:value-type="float" office:value="15.7000121512428" calcext:value-type="float">
            <text:p>15.7000121512</text:p>
          </table:table-cell>
          <table:table-cell table:formula="of:=[result_0509_server.CP5] / [.$G5] * 100" office:value-type="float" office:value="15.6212637206075" calcext:value-type="float">
            <text:p>15.6212637206</text:p>
          </table:table-cell>
          <table:table-cell table:formula="of:=[result_0509_server.CQ5] / [.$G5] * 100" office:value-type="float" office:value="15.5443255987225" calcext:value-type="float">
            <text:p>15.5443255987</text:p>
          </table:table-cell>
          <table:table-cell table:formula="of:=[result_0509_server.CR5] / [.$G5] * 100" office:value-type="float" office:value="15.4691360705166" calcext:value-type="float">
            <text:p>15.4691360705</text:p>
          </table:table-cell>
          <table:table-cell table:formula="of:=[result_0509_server.CS5] / [.$G5] * 100" office:value-type="float" office:value="15.39563619463" calcext:value-type="float">
            <text:p>15.3956361946</text:p>
          </table:table-cell>
          <table:table-cell table:formula="of:=[result_0509_server.CT5] / [.$G5] * 100" office:value-type="float" office:value="15.3237696493186" calcext:value-type="float">
            <text:p>15.3237696493</text:p>
          </table:table-cell>
          <table:table-cell table:formula="of:=[result_0509_server.CU5] / [.$G5] * 100" office:value-type="float" office:value="15.2534825885196" calcext:value-type="float">
            <text:p>15.2534825885</text:p>
          </table:table-cell>
          <table:table-cell table:formula="of:=[result_0509_server.CV5] / [.$G5] * 100" office:value-type="float" office:value="15.1847235073032" calcext:value-type="float">
            <text:p>15.1847235073</text:p>
          </table:table-cell>
          <table:table-cell table:formula="of:=[result_0509_server.CW5] / [.$G5] * 100" office:value-type="float" office:value="15.1174431160053" calcext:value-type="float">
            <text:p>15.117443116</text:p>
          </table:table-cell>
          <table:table-cell table:formula="of:=[result_0509_server.CX5] / [.$G5] * 100" office:value-type="float" office:value="15.0515942223947" calcext:value-type="float">
            <text:p>15.0515942224</text:p>
          </table:table-cell>
          <table:table-cell table:formula="of:=[result_0509_server.CY5] / [.$G5] * 100" office:value-type="float" office:value="14.9871316212812" calcext:value-type="float">
            <text:p>14.9871316213</text:p>
          </table:table-cell>
          <table:table-cell table:formula="of:=[result_0509_server.CZ5] / [.$G5] * 100" office:value-type="float" office:value="14.9240119910242" calcext:value-type="float">
            <text:p>14.924011991</text:p>
          </table:table-cell>
          <table:table-cell table:formula="of:=[result_0509_server.DA5] / [.$G5] * 100" office:value-type="float" office:value="14.8621937964425" calcext:value-type="float">
            <text:p>14.8621937964</text:p>
          </table:table-cell>
          <table:table-cell table:formula="of:=[result_0509_server.DB5] / [.$G5] * 100" office:value-type="float" office:value="14.8016371976687" calcext:value-type="float">
            <text:p>14.8016371977</text:p>
          </table:table-cell>
          <table:table-cell table:formula="of:=[result_0509_server.DC5] / [.$G5] * 100" office:value-type="float" office:value="14.7423039645267" calcext:value-type="float">
            <text:p>14.7423039645</text:p>
          </table:table-cell>
          <table:table-cell table:formula="of:=[result_0509_server.DD5] / [.$G5] * 100" office:value-type="float" office:value="14.6841573960474" calcext:value-type="float">
            <text:p>14.684157396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6.70393049715103" calcext:value-type="float">
            <text:p>6.7039304972</text:p>
          </table:table-cell>
          <table:table-cell office:value-type="string" calcext:value-type="string">
            <text:p><text:s/>global min</text:p>
          </table:table-cell>
          <table:table-cell office:value-type="float" office:value="-15.0884585355411" calcext:value-type="float">
            <text:p>-15.0884585355</text:p>
          </table:table-cell>
          <table:table-cell office:value-type="string" calcext:value-type="string">
            <text:p><text:s/>range</text:p>
          </table:table-cell>
          <table:table-cell office:value-type="float" office:value="21.7923890326921" calcext:value-type="float">
            <text:p>21.7923890327</text:p>
          </table:table-cell>
          <table:table-cell office:value-type="string" calcext:value-type="string">
            <text:p><text:s/>regret</text:p>
          </table:table-cell>
          <table:table-cell table:formula="of:=[result_0509_server.I6] / [.$G6] * 100" office:value-type="float" office:value="43.2927868623949" calcext:value-type="float">
            <text:p>43.2927868624</text:p>
          </table:table-cell>
          <table:table-cell table:formula="of:=[result_0509_server.J6] / [.$G6] * 100" office:value-type="float" office:value="61.9362936099104" calcext:value-type="float">
            <text:p>61.9362936099</text:p>
          </table:table-cell>
          <table:table-cell table:formula="of:=[result_0509_server.K6] / [.$G6] * 100" office:value-type="float" office:value="58.7827034793092" calcext:value-type="float">
            <text:p>58.7827034793</text:p>
          </table:table-cell>
          <table:table-cell table:formula="of:=[result_0509_server.L6] / [.$G6] * 100" office:value-type="float" office:value="47.5792036254839" calcext:value-type="float">
            <text:p>47.5792036255</text:p>
          </table:table-cell>
          <table:table-cell table:formula="of:=[result_0509_server.M6] / [.$G6] * 100" office:value-type="float" office:value="44.8322443488041" calcext:value-type="float">
            <text:p>44.8322443488</text:p>
          </table:table-cell>
          <table:table-cell table:formula="of:=[result_0509_server.N6] / [.$G6] * 100" office:value-type="float" office:value="40.7571823657477" calcext:value-type="float">
            <text:p>40.7571823657</text:p>
          </table:table-cell>
          <table:table-cell table:formula="of:=[result_0509_server.O6] / [.$G6] * 100" office:value-type="float" office:value="39.3889958124258" calcext:value-type="float">
            <text:p>39.3889958124</text:p>
          </table:table-cell>
          <table:table-cell table:formula="of:=[result_0509_server.P6] / [.$G6] * 100" office:value-type="float" office:value="35.7592697880466" calcext:value-type="float">
            <text:p>35.759269788</text:p>
          </table:table-cell>
          <table:table-cell table:formula="of:=[result_0509_server.Q6] / [.$G6] * 100" office:value-type="float" office:value="34.9696569327339" calcext:value-type="float">
            <text:p>34.9696569327</text:p>
          </table:table-cell>
          <table:table-cell table:formula="of:=[result_0509_server.R6] / [.$G6] * 100" office:value-type="float" office:value="35.1090453481487" calcext:value-type="float">
            <text:p>35.1090453481</text:p>
          </table:table-cell>
          <table:table-cell table:formula="of:=[result_0509_server.S6] / [.$G6] * 100" office:value-type="float" office:value="39.1760592653104" calcext:value-type="float">
            <text:p>39.1760592653</text:p>
          </table:table-cell>
          <table:table-cell table:formula="of:=[result_0509_server.T6] / [.$G6] * 100" office:value-type="float" office:value="35.9578859971338" calcext:value-type="float">
            <text:p>35.9578859971</text:p>
          </table:table-cell>
          <table:table-cell table:formula="of:=[result_0509_server.U6] / [.$G6] * 100" office:value-type="float" office:value="33.8186498392264" calcext:value-type="float">
            <text:p>33.8186498392</text:p>
          </table:table-cell>
          <table:table-cell table:formula="of:=[result_0509_server.V6] / [.$G6] * 100" office:value-type="float" office:value="33.4508301687887" calcext:value-type="float">
            <text:p>33.4508301688</text:p>
          </table:table-cell>
          <table:table-cell table:formula="of:=[result_0509_server.W6] / [.$G6] * 100" office:value-type="float" office:value="31.4046771757486" calcext:value-type="float">
            <text:p>31.4046771757</text:p>
          </table:table-cell>
          <table:table-cell table:formula="of:=[result_0509_server.X6] / [.$G6] * 100" office:value-type="float" office:value="29.9511233487854" calcext:value-type="float">
            <text:p>29.9511233488</text:p>
          </table:table-cell>
          <table:table-cell table:formula="of:=[result_0509_server.Y6] / [.$G6] * 100" office:value-type="float" office:value="29.2721245632127" calcext:value-type="float">
            <text:p>29.2721245632</text:p>
          </table:table-cell>
          <table:table-cell table:formula="of:=[result_0509_server.Z6] / [.$G6] * 100" office:value-type="float" office:value="28.5411883952962" calcext:value-type="float">
            <text:p>28.5411883953</text:p>
          </table:table-cell>
          <table:table-cell table:formula="of:=[result_0509_server.AA6] / [.$G6] * 100" office:value-type="float" office:value="27.4678530031405" calcext:value-type="float">
            <text:p>27.4678530031</text:p>
          </table:table-cell>
          <table:table-cell table:formula="of:=[result_0509_server.AB6] / [.$G6] * 100" office:value-type="float" office:value="26.5018511502003" calcext:value-type="float">
            <text:p>26.5018511502</text:p>
          </table:table-cell>
          <table:table-cell table:formula="of:=[result_0509_server.AC6] / [.$G6] * 100" office:value-type="float" office:value="25.6278494737307" calcext:value-type="float">
            <text:p>25.6278494737</text:p>
          </table:table-cell>
          <table:table-cell table:formula="of:=[result_0509_server.AD6] / [.$G6] * 100" office:value-type="float" office:value="25.5510180238034" calcext:value-type="float">
            <text:p>25.5510180238</text:p>
          </table:table-cell>
          <table:table-cell table:formula="of:=[result_0509_server.AE6] / [.$G6] * 100" office:value-type="float" office:value="24.6851940456764" calcext:value-type="float">
            <text:p>24.6851940457</text:p>
          </table:table-cell>
          <table:table-cell table:formula="of:=[result_0509_server.AF6] / [.$G6] * 100" office:value-type="float" office:value="23.9961366247873" calcext:value-type="float">
            <text:p>23.9961366248</text:p>
          </table:table-cell>
          <table:table-cell table:formula="of:=[result_0509_server.AG6] / [.$G6] * 100" office:value-type="float" office:value="23.3622037975693" calcext:value-type="float">
            <text:p>23.3622037976</text:p>
          </table:table-cell>
          <table:table-cell table:formula="of:=[result_0509_server.AH6] / [.$G6] * 100" office:value-type="float" office:value="22.7112711745698" calcext:value-type="float">
            <text:p>22.7112711746</text:p>
          </table:table-cell>
          <table:table-cell table:formula="of:=[result_0509_server.AI6] / [.$G6] * 100" office:value-type="float" office:value="22.1718839438205" calcext:value-type="float">
            <text:p>22.1718839438</text:p>
          </table:table-cell>
          <table:table-cell table:formula="of:=[result_0509_server.AJ6] / [.$G6] * 100" office:value-type="float" office:value="21.6710243724104" calcext:value-type="float">
            <text:p>21.6710243724</text:p>
          </table:table-cell>
          <table:table-cell table:formula="of:=[result_0509_server.AK6] / [.$G6] * 100" office:value-type="float" office:value="21.2047068404078" calcext:value-type="float">
            <text:p>21.2047068404</text:p>
          </table:table-cell>
          <table:table-cell table:formula="of:=[result_0509_server.AL6] / [.$G6] * 100" office:value-type="float" office:value="20.7694771438722" calcext:value-type="float">
            <text:p>20.7694771439</text:p>
          </table:table-cell>
          <table:table-cell table:formula="of:=[result_0509_server.AM6] / [.$G6] * 100" office:value-type="float" office:value="20.3623267825969" calcext:value-type="float">
            <text:p>20.3623267826</text:p>
          </table:table-cell>
          <table:table-cell table:formula="of:=[result_0509_server.AN6] / [.$G6] * 100" office:value-type="float" office:value="19.9806233189013" calcext:value-type="float">
            <text:p>19.9806233189</text:p>
          </table:table-cell>
          <table:table-cell table:formula="of:=[result_0509_server.AO6] / [.$G6] * 100" office:value-type="float" office:value="19.6220533984599" calcext:value-type="float">
            <text:p>19.6220533985</text:p>
          </table:table-cell>
          <table:table-cell table:formula="of:=[result_0509_server.AP6] / [.$G6] * 100" office:value-type="float" office:value="19.2845758262798" calcext:value-type="float">
            <text:p>19.2845758263</text:p>
          </table:table-cell>
          <table:table-cell table:formula="of:=[result_0509_server.AQ6] / [.$G6] * 100" office:value-type="float" office:value="18.8946469891543" calcext:value-type="float">
            <text:p>18.8946469892</text:p>
          </table:table-cell>
          <table:table-cell table:formula="of:=[result_0509_server.AR6] / [.$G6] * 100" office:value-type="float" office:value="18.596123904576" calcext:value-type="float">
            <text:p>18.5961239046</text:p>
          </table:table-cell>
          <table:table-cell table:formula="of:=[result_0509_server.AS6] / [.$G6] * 100" office:value-type="float" office:value="18.3137372029479" calcext:value-type="float">
            <text:p>18.3137372029</text:p>
          </table:table-cell>
          <table:table-cell table:formula="of:=[result_0509_server.AT6] / [.$G6] * 100" office:value-type="float" office:value="18.0462129593003" calcext:value-type="float">
            <text:p>18.0462129593</text:p>
          </table:table-cell>
          <table:table-cell table:formula="of:=[result_0509_server.AU6] / [.$G6] * 100" office:value-type="float" office:value="17.7924079076346" calcext:value-type="float">
            <text:p>17.7924079076</text:p>
          </table:table-cell>
          <table:table-cell table:formula="of:=[result_0509_server.AV6] / [.$G6] * 100" office:value-type="float" office:value="17.5512931085521" calcext:value-type="float">
            <text:p>17.5512931086</text:p>
          </table:table-cell>
          <table:table-cell table:formula="of:=[result_0509_server.AW6] / [.$G6] * 100" office:value-type="float" office:value="17.3219400069859" calcext:value-type="float">
            <text:p>17.321940007</text:p>
          </table:table-cell>
          <table:table-cell table:formula="of:=[result_0509_server.AX6] / [.$G6] * 100" office:value-type="float" office:value="17.1035084816848" calcext:value-type="float">
            <text:p>17.1035084817</text:p>
          </table:table-cell>
          <table:table-cell table:formula="of:=[result_0509_server.AY6] / [.$G6] * 100" office:value-type="float" office:value="16.8952365622116" calcext:value-type="float">
            <text:p>16.8952365622</text:p>
          </table:table-cell>
          <table:table-cell table:formula="of:=[result_0509_server.AZ6] / [.$G6] * 100" office:value-type="float" office:value="16.696431548169" calcext:value-type="float">
            <text:p>16.6964315482</text:p>
          </table:table-cell>
          <table:table-cell table:formula="of:=[result_0509_server.BA6] / [.$G6] * 100" office:value-type="float" office:value="16.5064623125283" calcext:value-type="float">
            <text:p>16.5064623125</text:p>
          </table:table-cell>
          <table:table-cell table:formula="of:=[result_0509_server.BB6] / [.$G6] * 100" office:value-type="float" office:value="16.324752608872" calcext:value-type="float">
            <text:p>16.3247526089</text:p>
          </table:table-cell>
          <table:table-cell table:formula="of:=[result_0509_server.BC6] / [.$G6] * 100" office:value-type="float" office:value="16.1507752330308" calcext:value-type="float">
            <text:p>16.150775233</text:p>
          </table:table-cell>
          <table:table-cell table:formula="of:=[result_0509_server.BD6] / [.$G6] * 100" office:value-type="float" office:value="15.9840469145164" calcext:value-type="float">
            <text:p>15.9840469145</text:p>
          </table:table-cell>
          <table:table-cell table:formula="of:=[result_0509_server.BE6] / [.$G6] * 100" office:value-type="float" office:value="15.8241238334923" calcext:value-type="float">
            <text:p>15.8241238335</text:p>
          </table:table-cell>
          <table:table-cell table:formula="of:=[result_0509_server.BF6] / [.$G6] * 100" office:value-type="float" office:value="15.6705976757092" calcext:value-type="float">
            <text:p>15.6705976757</text:p>
          </table:table-cell>
          <table:table-cell table:formula="of:=[result_0509_server.BG6] / [.$G6] * 100" office:value-type="float" office:value="15.5230921515647" calcext:value-type="float">
            <text:p>15.5230921516</text:p>
          </table:table-cell>
          <table:table-cell table:formula="of:=[result_0509_server.BH6] / [.$G6] * 100" office:value-type="float" office:value="15.3812599168103" calcext:value-type="float">
            <text:p>15.3812599168</text:p>
          </table:table-cell>
          <table:table-cell table:formula="of:=[result_0509_server.BI6] / [.$G6] * 100" office:value-type="float" office:value="15.244779841858" calcext:value-type="float">
            <text:p>15.2447798419</text:p>
          </table:table-cell>
          <table:table-cell table:formula="of:=[result_0509_server.BJ6] / [.$G6] * 100" office:value-type="float" office:value="15.1133545844965" calcext:value-type="float">
            <text:p>15.1133545845</text:p>
          </table:table-cell>
          <table:table-cell table:formula="of:=[result_0509_server.BK6] / [.$G6] * 100" office:value-type="float" office:value="14.9867084274027" calcext:value-type="float">
            <text:p>14.9867084274</text:p>
          </table:table-cell>
          <table:table-cell table:formula="of:=[result_0509_server.BL6] / [.$G6] * 100" office:value-type="float" office:value="14.864585347348" calcext:value-type="float">
            <text:p>14.8645853473</text:p>
          </table:table-cell>
          <table:table-cell table:formula="of:=[result_0509_server.BM6] / [.$G6] * 100" office:value-type="float" office:value="14.7467472876461" calcext:value-type="float">
            <text:p>14.7467472876</text:p>
          </table:table-cell>
          <table:table-cell table:formula="of:=[result_0509_server.BN6] / [.$G6] * 100" office:value-type="float" office:value="14.6034922585415" calcext:value-type="float">
            <text:p>14.6034922585</text:p>
          </table:table-cell>
          <table:table-cell table:formula="of:=[result_0509_server.BO6] / [.$G6] * 100" office:value-type="float" office:value="14.4940740159279" calcext:value-type="float">
            <text:p>14.4940740159</text:p>
          </table:table-cell>
          <table:table-cell table:formula="of:=[result_0509_server.BP6] / [.$G6] * 100" office:value-type="float" office:value="14.388303048068" calcext:value-type="float">
            <text:p>14.3883030481</text:p>
          </table:table-cell>
          <table:table-cell table:formula="of:=[result_0509_server.BQ6] / [.$G6] * 100" office:value-type="float" office:value="14.2859999807938" calcext:value-type="float">
            <text:p>14.2859999808</text:p>
          </table:table-cell>
          <table:table-cell table:formula="of:=[result_0509_server.BR6] / [.$G6] * 100" office:value-type="float" office:value="14.1869970124638" calcext:value-type="float">
            <text:p>14.1869970125</text:p>
          </table:table-cell>
          <table:table-cell table:formula="of:=[result_0509_server.BS6] / [.$G6] * 100" office:value-type="float" office:value="14.0911369955094" calcext:value-type="float">
            <text:p>14.0911369955</text:p>
          </table:table-cell>
          <table:table-cell table:formula="of:=[result_0509_server.BT6] / [.$G6] * 100" office:value-type="float" office:value="13.9982726040849" calcext:value-type="float">
            <text:p>13.9982726041</text:p>
          </table:table-cell>
          <table:table-cell table:formula="of:=[result_0509_server.BU6] / [.$G6] * 100" office:value-type="float" office:value="13.9082655785503" calcext:value-type="float">
            <text:p>13.9082655786</text:p>
          </table:table-cell>
          <table:table-cell table:formula="of:=[result_0509_server.BV6] / [.$G6] * 100" office:value-type="float" office:value="13.820986038638" calcext:value-type="float">
            <text:p>13.8209860386</text:p>
          </table:table-cell>
          <table:table-cell table:formula="of:=[result_0509_server.BW6] / [.$G6] * 100" office:value-type="float" office:value="13.736311858126" calcext:value-type="float">
            <text:p>13.7363118581</text:p>
          </table:table-cell>
          <table:table-cell table:formula="of:=[result_0509_server.BX6] / [.$G6] * 100" office:value-type="float" office:value="13.6172053091372" calcext:value-type="float">
            <text:p>13.6172053091</text:p>
          </table:table-cell>
          <table:table-cell table:formula="of:=[result_0509_server.BY6] / [.$G6] * 100" office:value-type="float" office:value="13.5379387966039" calcext:value-type="float">
            <text:p>13.5379387966</text:p>
          </table:table-cell>
          <table:table-cell table:formula="of:=[result_0509_server.BZ6] / [.$G6] * 100" office:value-type="float" office:value="13.4609370415715" calcext:value-type="float">
            <text:p>13.4609370416</text:p>
          </table:table-cell>
          <table:table-cell table:formula="of:=[result_0509_server.CA6] / [.$G6] * 100" office:value-type="float" office:value="13.3861043500611" calcext:value-type="float">
            <text:p>13.3861043501</text:p>
          </table:table-cell>
          <table:table-cell table:formula="of:=[result_0509_server.CB6] / [.$G6] * 100" office:value-type="float" office:value="13.3133503444261" calcext:value-type="float">
            <text:p>13.3133503444</text:p>
          </table:table-cell>
          <table:table-cell table:formula="of:=[result_0509_server.CC6] / [.$G6] * 100" office:value-type="float" office:value="13.2425895992194" calcext:value-type="float">
            <text:p>13.2425895992</text:p>
          </table:table-cell>
          <table:table-cell table:formula="of:=[result_0509_server.CD6] / [.$G6] * 100" office:value-type="float" office:value="13.1737413065859" calcext:value-type="float">
            <text:p>13.1737413066</text:p>
          </table:table-cell>
          <table:table-cell table:formula="of:=[result_0509_server.CE6] / [.$G6] * 100" office:value-type="float" office:value="13.1067289684225" calcext:value-type="float">
            <text:p>13.1067289684</text:p>
          </table:table-cell>
          <table:table-cell table:formula="of:=[result_0509_server.CF6] / [.$G6] * 100" office:value-type="float" office:value="13.0414801128425" calcext:value-type="float">
            <text:p>13.0414801128</text:p>
          </table:table-cell>
          <table:table-cell table:formula="of:=[result_0509_server.CG6] / [.$G6] * 100" office:value-type="float" office:value="12.977926032732" calcext:value-type="float">
            <text:p>12.9779260327</text:p>
          </table:table-cell>
          <table:table-cell table:formula="of:=[result_0509_server.CH6] / [.$G6] * 100" office:value-type="float" office:value="12.9160015444193" calcext:value-type="float">
            <text:p>12.9160015444</text:p>
          </table:table-cell>
          <table:table-cell table:formula="of:=[result_0509_server.CI6] / [.$G6] * 100" office:value-type="float" office:value="12.8556447646714" calcext:value-type="float">
            <text:p>12.8556447647</text:p>
          </table:table-cell>
          <table:table-cell table:formula="of:=[result_0509_server.CJ6] / [.$G6] * 100" office:value-type="float" office:value="12.7967969044172" calcext:value-type="float">
            <text:p>12.7967969044</text:p>
          </table:table-cell>
          <table:table-cell table:formula="of:=[result_0509_server.CK6] / [.$G6] * 100" office:value-type="float" office:value="12.7394020777496" calcext:value-type="float">
            <text:p>12.7394020777</text:p>
          </table:table-cell>
          <table:table-cell table:formula="of:=[result_0509_server.CL6] / [.$G6] * 100" office:value-type="float" office:value="12.6834071249031" calcext:value-type="float">
            <text:p>12.6834071249</text:p>
          </table:table-cell>
          <table:table-cell table:formula="of:=[result_0509_server.CM6] / [.$G6] * 100" office:value-type="float" office:value="12.6287614480288" calcext:value-type="float">
            <text:p>12.628761448</text:p>
          </table:table-cell>
          <table:table-cell table:formula="of:=[result_0509_server.CN6] / [.$G6] * 100" office:value-type="float" office:value="12.5754168586992" calcext:value-type="float">
            <text:p>12.5754168587</text:p>
          </table:table-cell>
          <table:table-cell table:formula="of:=[result_0509_server.CO6] / [.$G6] * 100" office:value-type="float" office:value="12.5233274361772" calcext:value-type="float">
            <text:p>12.5233274362</text:p>
          </table:table-cell>
          <table:table-cell table:formula="of:=[result_0509_server.CP6] / [.$G6] * 100" office:value-type="float" office:value="12.4724493955745" calcext:value-type="float">
            <text:p>12.4724493956</text:p>
          </table:table-cell>
          <table:table-cell table:formula="of:=[result_0509_server.CQ6] / [.$G6] * 100" office:value-type="float" office:value="12.5486000917559" calcext:value-type="float">
            <text:p>12.5486000918</text:p>
          </table:table-cell>
          <table:table-cell table:formula="of:=[result_0509_server.CR6] / [.$G6] * 100" office:value-type="float" office:value="12.7166763559709" calcext:value-type="float">
            <text:p>12.716676356</text:p>
          </table:table-cell>
          <table:table-cell table:formula="of:=[result_0509_server.CS6] / [.$G6] * 100" office:value-type="float" office:value="12.6653408457279" calcext:value-type="float">
            <text:p>12.6653408457</text:p>
          </table:table-cell>
          <table:table-cell table:formula="of:=[result_0509_server.CT6] / [.$G6] * 100" office:value-type="float" office:value="12.6151461246013" calcext:value-type="float">
            <text:p>12.6151461246</text:p>
          </table:table-cell>
          <table:table-cell table:formula="of:=[result_0509_server.CU6] / [.$G6] * 100" office:value-type="float" office:value="12.5660545841588" calcext:value-type="float">
            <text:p>12.5660545842</text:p>
          </table:table-cell>
          <table:table-cell table:formula="of:=[result_0509_server.CV6] / [.$G6] * 100" office:value-type="float" office:value="12.5180302511173" calcext:value-type="float">
            <text:p>12.5180302511</text:p>
          </table:table-cell>
          <table:table-cell table:formula="of:=[result_0509_server.CW6] / [.$G6] * 100" office:value-type="float" office:value="12.4710386994315" calcext:value-type="float">
            <text:p>12.4710386994</text:p>
          </table:table-cell>
          <table:table-cell table:formula="of:=[result_0509_server.CX6] / [.$G6] * 100" office:value-type="float" office:value="12.4250469679943" calcext:value-type="float">
            <text:p>12.425046968</text:p>
          </table:table-cell>
          <table:table-cell table:formula="of:=[result_0509_server.CY6] / [.$G6] * 100" office:value-type="float" office:value="12.3800234835348" calcext:value-type="float">
            <text:p>12.3800234835</text:p>
          </table:table-cell>
          <table:table-cell table:formula="of:=[result_0509_server.CZ6] / [.$G6] * 100" office:value-type="float" office:value="12.3359379883348" calcext:value-type="float">
            <text:p>12.3359379883</text:p>
          </table:table-cell>
          <table:table-cell table:formula="of:=[result_0509_server.DA6] / [.$G6] * 100" office:value-type="float" office:value="12.2927614724173" calcext:value-type="float">
            <text:p>12.2927614724</text:p>
          </table:table-cell>
          <table:table-cell table:formula="of:=[result_0509_server.DB6] / [.$G6] * 100" office:value-type="float" office:value="12.2504661098859" calcext:value-type="float">
            <text:p>12.2504661099</text:p>
          </table:table-cell>
          <table:table-cell table:formula="of:=[result_0509_server.DC6] / [.$G6] * 100" office:value-type="float" office:value="12.2090251991228" calcext:value-type="float">
            <text:p>12.2090251991</text:p>
          </table:table-cell>
          <table:table-cell table:formula="of:=[result_0509_server.DD6] / [.$G6] * 100" office:value-type="float" office:value="12.1684131065749" calcext:value-type="float">
            <text:p>12.1684131066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4.94739250146458" calcext:value-type="float">
            <text:p>4.9473925015</text:p>
          </table:table-cell>
          <table:table-cell office:value-type="string" calcext:value-type="string">
            <text:p><text:s/>global min</text:p>
          </table:table-cell>
          <table:table-cell office:value-type="float" office:value="-9.92582406623839" calcext:value-type="float">
            <text:p>-9.9258240662</text:p>
          </table:table-cell>
          <table:table-cell office:value-type="string" calcext:value-type="string">
            <text:p><text:s/>range</text:p>
          </table:table-cell>
          <table:table-cell office:value-type="float" office:value="14.873216567703" calcext:value-type="float">
            <text:p>14.8732165677</text:p>
          </table:table-cell>
          <table:table-cell office:value-type="string" calcext:value-type="string">
            <text:p><text:s/>regret</text:p>
          </table:table-cell>
          <table:table-cell table:formula="of:=[result_0509_server.I7] / [.$G7] * 100" office:value-type="float" office:value="37.7420251286476" calcext:value-type="float">
            <text:p>37.7420251286</text:p>
          </table:table-cell>
          <table:table-cell table:formula="of:=[result_0509_server.J7] / [.$G7] * 100" office:value-type="float" office:value="61.8844841267401" calcext:value-type="float">
            <text:p>61.8844841267</text:p>
          </table:table-cell>
          <table:table-cell table:formula="of:=[result_0509_server.K7] / [.$G7] * 100" office:value-type="float" office:value="46.6451649412535" calcext:value-type="float">
            <text:p>46.6451649413</text:p>
          </table:table-cell>
          <table:table-cell table:formula="of:=[result_0509_server.L7] / [.$G7] * 100" office:value-type="float" office:value="56.6517751999556" calcext:value-type="float">
            <text:p>56.6517752</text:p>
          </table:table-cell>
          <table:table-cell table:formula="of:=[result_0509_server.M7] / [.$G7] * 100" office:value-type="float" office:value="54.1562411343301" calcext:value-type="float">
            <text:p>54.1562411343</text:p>
          </table:table-cell>
          <table:table-cell table:formula="of:=[result_0509_server.N7] / [.$G7] * 100" office:value-type="float" office:value="60.3555496395043" calcext:value-type="float">
            <text:p>60.3555496395</text:p>
          </table:table-cell>
          <table:table-cell table:formula="of:=[result_0509_server.O7] / [.$G7] * 100" office:value-type="float" office:value="53.4646270915332" calcext:value-type="float">
            <text:p>53.4646270915</text:p>
          </table:table-cell>
          <table:table-cell table:formula="of:=[result_0509_server.P7] / [.$G7] * 100" office:value-type="float" office:value="50.331232321295" calcext:value-type="float">
            <text:p>50.3312323213</text:p>
          </table:table-cell>
          <table:table-cell table:formula="of:=[result_0509_server.Q7] / [.$G7] * 100" office:value-type="float" office:value="50.616955908128" calcext:value-type="float">
            <text:p>50.6169559081</text:p>
          </table:table-cell>
          <table:table-cell table:formula="of:=[result_0509_server.R7] / [.$G7] * 100" office:value-type="float" office:value="52.2019931472139" calcext:value-type="float">
            <text:p>52.2019931472</text:p>
          </table:table-cell>
          <table:table-cell table:formula="of:=[result_0509_server.S7] / [.$G7] * 100" office:value-type="float" office:value="50.7066752397919" calcext:value-type="float">
            <text:p>50.7066752398</text:p>
          </table:table-cell>
          <table:table-cell table:formula="of:=[result_0509_server.T7] / [.$G7] * 100" office:value-type="float" office:value="47.5374736584942" calcext:value-type="float">
            <text:p>47.5374736585</text:p>
          </table:table-cell>
          <table:table-cell table:formula="of:=[result_0509_server.U7] / [.$G7] * 100" office:value-type="float" office:value="44.342221350644" calcext:value-type="float">
            <text:p>44.3422213506</text:p>
          </table:table-cell>
          <table:table-cell table:formula="of:=[result_0509_server.V7] / [.$G7] * 100" office:value-type="float" office:value="41.700995088227" calcext:value-type="float">
            <text:p>41.7009950882</text:p>
          </table:table-cell>
          <table:table-cell table:formula="of:=[result_0509_server.W7] / [.$G7] * 100" office:value-type="float" office:value="39.3807682436505" calcext:value-type="float">
            <text:p>39.3807682437</text:p>
          </table:table-cell>
          <table:table-cell table:formula="of:=[result_0509_server.X7] / [.$G7] * 100" office:value-type="float" office:value="38.1626232010759" calcext:value-type="float">
            <text:p>38.1626232011</text:p>
          </table:table-cell>
          <table:table-cell table:formula="of:=[result_0509_server.Y7] / [.$G7] * 100" office:value-type="float" office:value="37.9186129827143" calcext:value-type="float">
            <text:p>37.9186129827</text:p>
          </table:table-cell>
          <table:table-cell table:formula="of:=[result_0509_server.Z7] / [.$G7] * 100" office:value-type="float" office:value="38.5529927636511" calcext:value-type="float">
            <text:p>38.5529927637</text:p>
          </table:table-cell>
          <table:table-cell table:formula="of:=[result_0509_server.AA7] / [.$G7] * 100" office:value-type="float" office:value="36.8144343370424" calcext:value-type="float">
            <text:p>36.814434337</text:p>
          </table:table-cell>
          <table:table-cell table:formula="of:=[result_0509_server.AB7] / [.$G7] * 100" office:value-type="float" office:value="36.436611561438" calcext:value-type="float">
            <text:p>36.4366115614</text:p>
          </table:table-cell>
          <table:table-cell table:formula="of:=[result_0509_server.AC7] / [.$G7] * 100" office:value-type="float" office:value="35.5039921790418" calcext:value-type="float">
            <text:p>35.503992179</text:p>
          </table:table-cell>
          <table:table-cell table:formula="of:=[result_0509_server.AD7] / [.$G7] * 100" office:value-type="float" office:value="34.0617792276948" calcext:value-type="float">
            <text:p>34.0617792277</text:p>
          </table:table-cell>
          <table:table-cell table:formula="of:=[result_0509_server.AE7] / [.$G7] * 100" office:value-type="float" office:value="33.0131582411345" calcext:value-type="float">
            <text:p>33.0131582411</text:p>
          </table:table-cell>
          <table:table-cell table:formula="of:=[result_0509_server.AF7] / [.$G7] * 100" office:value-type="float" office:value="33.3656307766953" calcext:value-type="float">
            <text:p>33.3656307767</text:p>
          </table:table-cell>
          <table:table-cell table:formula="of:=[result_0509_server.AG7] / [.$G7] * 100" office:value-type="float" office:value="32.6123331172618" calcext:value-type="float">
            <text:p>32.6123331173</text:p>
          </table:table-cell>
          <table:table-cell table:formula="of:=[result_0509_server.AH7] / [.$G7] * 100" office:value-type="float" office:value="33.7859546177589" calcext:value-type="float">
            <text:p>33.7859546178</text:p>
          </table:table-cell>
          <table:table-cell table:formula="of:=[result_0509_server.AI7] / [.$G7] * 100" office:value-type="float" office:value="33.0262098861036" calcext:value-type="float">
            <text:p>33.0262098861</text:p>
          </table:table-cell>
          <table:table-cell table:formula="of:=[result_0509_server.AJ7] / [.$G7] * 100" office:value-type="float" office:value="32.017661349098" calcext:value-type="float">
            <text:p>32.0176613491</text:p>
          </table:table-cell>
          <table:table-cell table:formula="of:=[result_0509_server.AK7] / [.$G7] * 100" office:value-type="float" office:value="31.07866788361" calcext:value-type="float">
            <text:p>31.0786678836</text:p>
          </table:table-cell>
          <table:table-cell table:formula="of:=[result_0509_server.AL7] / [.$G7] * 100" office:value-type="float" office:value="30.7737617791277" calcext:value-type="float">
            <text:p>30.7737617791</text:p>
          </table:table-cell>
          <table:table-cell table:formula="of:=[result_0509_server.AM7] / [.$G7] * 100" office:value-type="float" office:value="30.4676015431898" calcext:value-type="float">
            <text:p>30.4676015432</text:p>
          </table:table-cell>
          <table:table-cell table:formula="of:=[result_0509_server.AN7] / [.$G7] * 100" office:value-type="float" office:value="29.665078084026" calcext:value-type="float">
            <text:p>29.665078084</text:p>
          </table:table-cell>
          <table:table-cell table:formula="of:=[result_0509_server.AO7] / [.$G7] * 100" office:value-type="float" office:value="29.0031350565412" calcext:value-type="float">
            <text:p>29.0031350565</text:p>
          </table:table-cell>
          <table:table-cell table:formula="of:=[result_0509_server.AP7] / [.$G7] * 100" office:value-type="float" office:value="28.2908914034062" calcext:value-type="float">
            <text:p>28.2908914034</text:p>
          </table:table-cell>
          <table:table-cell table:formula="of:=[result_0509_server.AQ7] / [.$G7] * 100" office:value-type="float" office:value="27.7060361683669" calcext:value-type="float">
            <text:p>27.7060361684</text:p>
          </table:table-cell>
          <table:table-cell table:formula="of:=[result_0509_server.AR7] / [.$G7] * 100" office:value-type="float" office:value="27.0693921317441" calcext:value-type="float">
            <text:p>27.0693921317</text:p>
          </table:table-cell>
          <table:table-cell table:formula="of:=[result_0509_server.AS7] / [.$G7] * 100" office:value-type="float" office:value="26.5491641870222" calcext:value-type="float">
            <text:p>26.549164187</text:p>
          </table:table-cell>
          <table:table-cell table:formula="of:=[result_0509_server.AT7] / [.$G7] * 100" office:value-type="float" office:value="25.9764717307833" calcext:value-type="float">
            <text:p>25.9764717308</text:p>
          </table:table-cell>
          <table:table-cell table:formula="of:=[result_0509_server.AU7] / [.$G7] * 100" office:value-type="float" office:value="25.5109457422256" calcext:value-type="float">
            <text:p>25.5109457422</text:p>
          </table:table-cell>
          <table:table-cell table:formula="of:=[result_0509_server.AV7] / [.$G7] * 100" office:value-type="float" office:value="24.9928433699186" calcext:value-type="float">
            <text:p>24.9928433699</text:p>
          </table:table-cell>
          <table:table-cell table:formula="of:=[result_0509_server.AW7] / [.$G7] * 100" office:value-type="float" office:value="24.5740169017994" calcext:value-type="float">
            <text:p>24.5740169018</text:p>
          </table:table-cell>
          <table:table-cell table:formula="of:=[result_0509_server.AX7] / [.$G7] * 100" office:value-type="float" office:value="24.9007584358526" calcext:value-type="float">
            <text:p>24.9007584359</text:p>
          </table:table-cell>
          <table:table-cell table:formula="of:=[result_0509_server.AY7] / [.$G7] * 100" office:value-type="float" office:value="24.5035537786707" calcext:value-type="float">
            <text:p>24.5035537787</text:p>
          </table:table-cell>
          <table:table-cell table:formula="of:=[result_0509_server.AZ7] / [.$G7] * 100" office:value-type="float" office:value="24.055446893927" calcext:value-type="float">
            <text:p>24.0554468939</text:p>
          </table:table-cell>
          <table:table-cell table:formula="of:=[result_0509_server.BA7] / [.$G7] * 100" office:value-type="float" office:value="23.6946804779959" calcext:value-type="float">
            <text:p>23.694680478</text:p>
          </table:table-cell>
          <table:table-cell table:formula="of:=[result_0509_server.BB7] / [.$G7] * 100" office:value-type="float" office:value="23.2836407034732" calcext:value-type="float">
            <text:p>23.2836407035</text:p>
          </table:table-cell>
          <table:table-cell table:formula="of:=[result_0509_server.BC7] / [.$G7] * 100" office:value-type="float" office:value="22.9546474582297" calcext:value-type="float">
            <text:p>22.9546474582</text:p>
          </table:table-cell>
          <table:table-cell table:formula="of:=[result_0509_server.BD7] / [.$G7] * 100" office:value-type="float" office:value="22.6393622648714" calcext:value-type="float">
            <text:p>22.6393622649</text:p>
          </table:table-cell>
          <table:table-cell table:formula="of:=[result_0509_server.BE7] / [.$G7] * 100" office:value-type="float" office:value="22.2750252972199" calcext:value-type="float">
            <text:p>22.2750252972</text:p>
          </table:table-cell>
          <table:table-cell table:formula="of:=[result_0509_server.BF7] / [.$G7] * 100" office:value-type="float" office:value="21.9859439548161" calcext:value-type="float">
            <text:p>21.9859439548</text:p>
          </table:table-cell>
          <table:table-cell table:formula="of:=[result_0509_server.BG7] / [.$G7] * 100" office:value-type="float" office:value="21.7081991356438" calcext:value-type="float">
            <text:p>21.7081991356</text:p>
          </table:table-cell>
          <table:table-cell table:formula="of:=[result_0509_server.BH7] / [.$G7] * 100" office:value-type="float" office:value="21.3827885916882" calcext:value-type="float">
            <text:p>21.3827885917</text:p>
          </table:table-cell>
          <table:table-cell table:formula="of:=[result_0509_server.BI7] / [.$G7] * 100" office:value-type="float" office:value="21.1269049989588" calcext:value-type="float">
            <text:p>21.126904999</text:p>
          </table:table-cell>
          <table:table-cell table:formula="of:=[result_0509_server.BJ7] / [.$G7] * 100" office:value-type="float" office:value="20.8804985763305" calcext:value-type="float">
            <text:p>20.8804985763</text:p>
          </table:table-cell>
          <table:table-cell table:formula="of:=[result_0509_server.BK7] / [.$G7] * 100" office:value-type="float" office:value="20.6430523872523" calcext:value-type="float">
            <text:p>20.6430523873</text:p>
          </table:table-cell>
          <table:table-cell table:formula="of:=[result_0509_server.BL7] / [.$G7] * 100" office:value-type="float" office:value="20.359905931229" calcext:value-type="float">
            <text:p>20.3599059312</text:p>
          </table:table-cell>
          <table:table-cell table:formula="of:=[result_0509_server.BM7] / [.$G7] * 100" office:value-type="float" office:value="20.1399243916817" calcext:value-type="float">
            <text:p>20.1399243917</text:p>
          </table:table-cell>
          <table:table-cell table:formula="of:=[result_0509_server.BN7] / [.$G7] * 100" office:value-type="float" office:value="19.9275284224636" calcext:value-type="float">
            <text:p>19.9275284225</text:p>
          </table:table-cell>
          <table:table-cell table:formula="of:=[result_0509_server.BO7] / [.$G7] * 100" office:value-type="float" office:value="19.7223323166088" calcext:value-type="float">
            <text:p>19.7223323166</text:p>
          </table:table-cell>
          <table:table-cell table:formula="of:=[result_0509_server.BP7] / [.$G7] * 100" office:value-type="float" office:value="19.4734076254977" calcext:value-type="float">
            <text:p>19.4734076255</text:p>
          </table:table-cell>
          <table:table-cell table:formula="of:=[result_0509_server.BQ7] / [.$G7] * 100" office:value-type="float" office:value="19.2823838640475" calcext:value-type="float">
            <text:p>19.282383864</text:p>
          </table:table-cell>
          <table:table-cell table:formula="of:=[result_0509_server.BR7] / [.$G7] * 100" office:value-type="float" office:value="19.0975221594182" calcext:value-type="float">
            <text:p>19.0975221594</text:p>
          </table:table-cell>
          <table:table-cell table:formula="of:=[result_0509_server.BS7] / [.$G7] * 100" office:value-type="float" office:value="18.9185290803327" calcext:value-type="float">
            <text:p>18.9185290803</text:p>
          </table:table-cell>
          <table:table-cell table:formula="of:=[result_0509_server.BT7] / [.$G7] * 100" office:value-type="float" office:value="18.7451295349686" calcext:value-type="float">
            <text:p>18.745129535</text:p>
          </table:table-cell>
          <table:table-cell table:formula="of:=[result_0509_server.BU7] / [.$G7] * 100" office:value-type="float" office:value="18.5770653602311" calcext:value-type="float">
            <text:p>18.5770653602</text:p>
          </table:table-cell>
          <table:table-cell table:formula="of:=[result_0509_server.BV7] / [.$G7] * 100" office:value-type="float" office:value="18.4140940392735" calcext:value-type="float">
            <text:p>18.4140940393</text:p>
          </table:table-cell>
          <table:table-cell table:formula="of:=[result_0509_server.BW7] / [.$G7] * 100" office:value-type="float" office:value="18.2107023498806" calcext:value-type="float">
            <text:p>18.2107023499</text:p>
          </table:table-cell>
          <table:table-cell table:formula="of:=[result_0509_server.BX7] / [.$G7] * 100" office:value-type="float" office:value="18.0579119943975" calcext:value-type="float">
            <text:p>18.0579119944</text:p>
          </table:table-cell>
          <table:table-cell table:formula="of:=[result_0509_server.BY7] / [.$G7] * 100" office:value-type="float" office:value="17.9095503448704" calcext:value-type="float">
            <text:p>17.9095503449</text:p>
          </table:table-cell>
          <table:table-cell table:formula="of:=[result_0509_server.BZ7] / [.$G7] * 100" office:value-type="float" office:value="17.7654275996156" calcext:value-type="float">
            <text:p>17.7654275996</text:p>
          </table:table-cell>
          <table:table-cell table:formula="of:=[result_0509_server.CA7] / [.$G7] * 100" office:value-type="float" office:value="17.6253646500018" calcext:value-type="float">
            <text:p>17.62536465</text:p>
          </table:table-cell>
          <table:table-cell table:formula="of:=[result_0509_server.CB7] / [.$G7] * 100" office:value-type="float" office:value="17.4891923378772" calcext:value-type="float">
            <text:p>17.4891923379</text:p>
          </table:table-cell>
          <table:table-cell table:formula="of:=[result_0509_server.CC7] / [.$G7] * 100" office:value-type="float" office:value="17.3567507740299" calcext:value-type="float">
            <text:p>17.356750774</text:p>
          </table:table-cell>
          <table:table-cell table:formula="of:=[result_0509_server.CD7] / [.$G7] * 100" office:value-type="float" office:value="17.2278887119083" calcext:value-type="float">
            <text:p>17.2278887119</text:p>
          </table:table-cell>
          <table:table-cell table:formula="of:=[result_0509_server.CE7] / [.$G7] * 100" office:value-type="float" office:value="17.1024629714433" calcext:value-type="float">
            <text:p>17.1024629714</text:p>
          </table:table-cell>
          <table:table-cell table:formula="of:=[result_0509_server.CF7] / [.$G7] * 100" office:value-type="float" office:value="16.9803379083589" calcext:value-type="float">
            <text:p>16.9803379084</text:p>
          </table:table-cell>
          <table:table-cell table:formula="of:=[result_0509_server.CG7] / [.$G7] * 100" office:value-type="float" office:value="16.8613849248352" calcext:value-type="float">
            <text:p>16.8613849248</text:p>
          </table:table-cell>
          <table:table-cell table:formula="of:=[result_0509_server.CH7] / [.$G7] * 100" office:value-type="float" office:value="16.7454820178121" calcext:value-type="float">
            <text:p>16.7454820178</text:p>
          </table:table-cell>
          <table:table-cell table:formula="of:=[result_0509_server.CI7] / [.$G7] * 100" office:value-type="float" office:value="16.6325133615996" calcext:value-type="float">
            <text:p>16.6325133616</text:p>
          </table:table-cell>
          <table:table-cell table:formula="of:=[result_0509_server.CJ7] / [.$G7] * 100" office:value-type="float" office:value="16.5223689217925" calcext:value-type="float">
            <text:p>16.5223689218</text:p>
          </table:table-cell>
          <table:table-cell table:formula="of:=[result_0509_server.CK7] / [.$G7] * 100" office:value-type="float" office:value="16.4149440977832" calcext:value-type="float">
            <text:p>16.4149440978</text:p>
          </table:table-cell>
          <table:table-cell table:formula="of:=[result_0509_server.CL7] / [.$G7] * 100" office:value-type="float" office:value="16.3101393914325" calcext:value-type="float">
            <text:p>16.3101393914</text:p>
          </table:table-cell>
          <table:table-cell table:formula="of:=[result_0509_server.CM7] / [.$G7] * 100" office:value-type="float" office:value="16.1713045897279" calcext:value-type="float">
            <text:p>16.1713045897</text:p>
          </table:table-cell>
          <table:table-cell table:formula="of:=[result_0509_server.CN7] / [.$G7] * 100" office:value-type="float" office:value="16.0718957038624" calcext:value-type="float">
            <text:p>16.0718957039</text:p>
          </table:table-cell>
          <table:table-cell table:formula="of:=[result_0509_server.CO7] / [.$G7] * 100" office:value-type="float" office:value="15.9748258506056" calcext:value-type="float">
            <text:p>15.9748258506</text:p>
          </table:table-cell>
          <table:table-cell table:formula="of:=[result_0509_server.CP7] / [.$G7] * 100" office:value-type="float" office:value="15.8800134357966" calcext:value-type="float">
            <text:p>15.8800134358</text:p>
          </table:table-cell>
          <table:table-cell table:formula="of:=[result_0509_server.CQ7] / [.$G7] * 100" office:value-type="float" office:value="15.7873806167303" calcext:value-type="float">
            <text:p>15.7873806167</text:p>
          </table:table-cell>
          <table:table-cell table:formula="of:=[result_0509_server.CR7] / [.$G7] * 100" office:value-type="float" office:value="15.6968530890065" calcext:value-type="float">
            <text:p>15.696853089</text:p>
          </table:table-cell>
          <table:table-cell table:formula="of:=[result_0509_server.CS7] / [.$G7] * 100" office:value-type="float" office:value="15.6083598877483" calcext:value-type="float">
            <text:p>15.6083598877</text:p>
          </table:table-cell>
          <table:table-cell table:formula="of:=[result_0509_server.CT7] / [.$G7] * 100" office:value-type="float" office:value="15.5218332020736" calcext:value-type="float">
            <text:p>15.5218332021</text:p>
          </table:table-cell>
          <table:table-cell table:formula="of:=[result_0509_server.CU7] / [.$G7] * 100" office:value-type="float" office:value="15.4372082017984" calcext:value-type="float">
            <text:p>15.4372082018</text:p>
          </table:table-cell>
          <table:table-cell table:formula="of:=[result_0509_server.CV7] / [.$G7] * 100" office:value-type="float" office:value="15.3544228754423" calcext:value-type="float">
            <text:p>15.3544228754</text:p>
          </table:table-cell>
          <table:table-cell table:formula="of:=[result_0509_server.CW7] / [.$G7] * 100" office:value-type="float" office:value="15.2734178786852" calcext:value-type="float">
            <text:p>15.2734178787</text:p>
          </table:table-cell>
          <table:table-cell table:formula="of:=[result_0509_server.CX7] / [.$G7] * 100" office:value-type="float" office:value="15.1941363924974" calcext:value-type="float">
            <text:p>15.1941363925</text:p>
          </table:table-cell>
          <table:table-cell table:formula="of:=[result_0509_server.CY7] / [.$G7] * 100" office:value-type="float" office:value="15.1165239902293" calcext:value-type="float">
            <text:p>15.1165239902</text:p>
          </table:table-cell>
          <table:table-cell table:formula="of:=[result_0509_server.CZ7] / [.$G7] * 100" office:value-type="float" office:value="15.0405285130085" calcext:value-type="float">
            <text:p>15.040528513</text:p>
          </table:table-cell>
          <table:table-cell table:formula="of:=[result_0509_server.DA7] / [.$G7] * 100" office:value-type="float" office:value="14.9660999528438" calcext:value-type="float">
            <text:p>14.9660999528</text:p>
          </table:table-cell>
          <table:table-cell table:formula="of:=[result_0509_server.DB7] / [.$G7] * 100" office:value-type="float" office:value="14.9783492040421" calcext:value-type="float">
            <text:p>14.978349204</text:p>
          </table:table-cell>
          <table:table-cell table:formula="of:=[result_0509_server.DC7] / [.$G7] * 100" office:value-type="float" office:value="14.9903509956202" calcext:value-type="float">
            <text:p>14.9903509956</text:p>
          </table:table-cell>
          <table:table-cell table:formula="of:=[result_0509_server.DD7] / [.$G7] * 100" office:value-type="float" office:value="15.0884792586017" calcext:value-type="float">
            <text:p>15.0884792586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6.08026420404055" calcext:value-type="float">
            <text:p>6.080264204</text:p>
          </table:table-cell>
          <table:table-cell office:value-type="string" calcext:value-type="string">
            <text:p><text:s/>global min</text:p>
          </table:table-cell>
          <table:table-cell office:value-type="float" office:value="-6.59466365337448" calcext:value-type="float">
            <text:p>-6.5946636534</text:p>
          </table:table-cell>
          <table:table-cell office:value-type="string" calcext:value-type="string">
            <text:p><text:s/>range</text:p>
          </table:table-cell>
          <table:table-cell office:value-type="float" office:value="12.674927857415" calcext:value-type="float">
            <text:p>12.6749278574</text:p>
          </table:table-cell>
          <table:table-cell office:value-type="string" calcext:value-type="string">
            <text:p><text:s/>regret</text:p>
          </table:table-cell>
          <table:table-cell table:formula="of:=[result_0509_server.I8] / [.$G8] * 100" office:value-type="float" office:value="33.8914173005434" calcext:value-type="float">
            <text:p>33.8914173005</text:p>
          </table:table-cell>
          <table:table-cell table:formula="of:=[result_0509_server.J8] / [.$G8] * 100" office:value-type="float" office:value="63.2721674710671" calcext:value-type="float">
            <text:p>63.2721674711</text:p>
          </table:table-cell>
          <table:table-cell table:formula="of:=[result_0509_server.K8] / [.$G8] * 100" office:value-type="float" office:value="55.0764396590149" calcext:value-type="float">
            <text:p>55.076439659</text:p>
          </table:table-cell>
          <table:table-cell table:formula="of:=[result_0509_server.L8] / [.$G8] * 100" office:value-type="float" office:value="56.2171388326815" calcext:value-type="float">
            <text:p>56.2171388327</text:p>
          </table:table-cell>
          <table:table-cell table:formula="of:=[result_0509_server.M8] / [.$G8] * 100" office:value-type="float" office:value="54.4493645144178" calcext:value-type="float">
            <text:p>54.4493645144</text:p>
          </table:table-cell>
          <table:table-cell table:formula="of:=[result_0509_server.N8] / [.$G8] * 100" office:value-type="float" office:value="49.5461050606502" calcext:value-type="float">
            <text:p>49.5461050607</text:p>
          </table:table-cell>
          <table:table-cell table:formula="of:=[result_0509_server.O8] / [.$G8] * 100" office:value-type="float" office:value="46.3411771811738" calcext:value-type="float">
            <text:p>46.3411771812</text:p>
          </table:table-cell>
          <table:table-cell table:formula="of:=[result_0509_server.P8] / [.$G8] * 100" office:value-type="float" office:value="45.1300933250882" calcext:value-type="float">
            <text:p>45.1300933251</text:p>
          </table:table-cell>
          <table:table-cell table:formula="of:=[result_0509_server.Q8] / [.$G8] * 100" office:value-type="float" office:value="42.6412566945121" calcext:value-type="float">
            <text:p>42.6412566945</text:p>
          </table:table-cell>
          <table:table-cell table:formula="of:=[result_0509_server.R8] / [.$G8] * 100" office:value-type="float" office:value="42.8684110818289" calcext:value-type="float">
            <text:p>42.8684110818</text:p>
          </table:table-cell>
          <table:table-cell table:formula="of:=[result_0509_server.S8] / [.$G8] * 100" office:value-type="float" office:value="46.5590295754626" calcext:value-type="float">
            <text:p>46.5590295755</text:p>
          </table:table-cell>
          <table:table-cell table:formula="of:=[result_0509_server.T8] / [.$G8] * 100" office:value-type="float" office:value="46.6898006230374" calcext:value-type="float">
            <text:p>46.689800623</text:p>
          </table:table-cell>
          <table:table-cell table:formula="of:=[result_0509_server.U8] / [.$G8] * 100" office:value-type="float" office:value="46.4017312900408" calcext:value-type="float">
            <text:p>46.40173129</text:p>
          </table:table-cell>
          <table:table-cell table:formula="of:=[result_0509_server.V8] / [.$G8] * 100" office:value-type="float" office:value="45.5358778145669" calcext:value-type="float">
            <text:p>45.5358778146</text:p>
          </table:table-cell>
          <table:table-cell table:formula="of:=[result_0509_server.W8] / [.$G8] * 100" office:value-type="float" office:value="45.6739503256094" calcext:value-type="float">
            <text:p>45.6739503256</text:p>
          </table:table-cell>
          <table:table-cell table:formula="of:=[result_0509_server.X8] / [.$G8] * 100" office:value-type="float" office:value="43.5399851707082" calcext:value-type="float">
            <text:p>43.5399851707</text:p>
          </table:table-cell>
          <table:table-cell table:formula="of:=[result_0509_server.Y8] / [.$G8] * 100" office:value-type="float" office:value="43.4931795636998" calcext:value-type="float">
            <text:p>43.4931795637</text:p>
          </table:table-cell>
          <table:table-cell table:formula="of:=[result_0509_server.Z8] / [.$G8] * 100" office:value-type="float" office:value="41.0768918101609" calcext:value-type="float">
            <text:p>41.0768918102</text:p>
          </table:table-cell>
          <table:table-cell table:formula="of:=[result_0509_server.AA8] / [.$G8] * 100" office:value-type="float" office:value="38.9149501359419" calcext:value-type="float">
            <text:p>38.9149501359</text:p>
          </table:table-cell>
          <table:table-cell table:formula="of:=[result_0509_server.AB8] / [.$G8] * 100" office:value-type="float" office:value="36.9692026291448" calcext:value-type="float">
            <text:p>36.9692026291</text:p>
          </table:table-cell>
          <table:table-cell table:formula="of:=[result_0509_server.AC8] / [.$G8] * 100" office:value-type="float" office:value="35.2087644087093" calcext:value-type="float">
            <text:p>35.2087644087</text:p>
          </table:table-cell>
          <table:table-cell table:formula="of:=[result_0509_server.AD8] / [.$G8] * 100" office:value-type="float" office:value="33.6083660264953" calcext:value-type="float">
            <text:p>33.6083660265</text:p>
          </table:table-cell>
          <table:table-cell table:formula="of:=[result_0509_server.AE8] / [.$G8] * 100" office:value-type="float" office:value="32.1471327209955" calcext:value-type="float">
            <text:p>32.147132721</text:p>
          </table:table-cell>
          <table:table-cell table:formula="of:=[result_0509_server.AF8] / [.$G8] * 100" office:value-type="float" office:value="30.8076688576206" calcext:value-type="float">
            <text:p>30.8076688576</text:p>
          </table:table-cell>
          <table:table-cell table:formula="of:=[result_0509_server.AG8] / [.$G8] * 100" office:value-type="float" office:value="29.5753621033158" calcext:value-type="float">
            <text:p>29.5753621033</text:p>
          </table:table-cell>
          <table:table-cell table:formula="of:=[result_0509_server.AH8] / [.$G8] * 100" office:value-type="float" office:value="28.4378481762652" calcext:value-type="float">
            <text:p>28.4378481763</text:p>
          </table:table-cell>
          <table:table-cell table:formula="of:=[result_0509_server.AI8] / [.$G8] * 100" office:value-type="float" office:value="27.3845945401072" calcext:value-type="float">
            <text:p>27.3845945401</text:p>
          </table:table-cell>
          <table:table-cell table:formula="of:=[result_0509_server.AJ8] / [.$G8] * 100" office:value-type="float" office:value="26.4065733065319" calcext:value-type="float">
            <text:p>26.4065733065</text:p>
          </table:table-cell>
          <table:table-cell table:formula="of:=[result_0509_server.AK8] / [.$G8] * 100" office:value-type="float" office:value="25.7785606279201" calcext:value-type="float">
            <text:p>25.7785606279</text:p>
          </table:table-cell>
          <table:table-cell table:formula="of:=[result_0509_server.AL8] / [.$G8] * 100" office:value-type="float" office:value="24.9192752736561" calcext:value-type="float">
            <text:p>24.9192752737</text:p>
          </table:table-cell>
          <table:table-cell table:formula="of:=[result_0509_server.AM8] / [.$G8] * 100" office:value-type="float" office:value="24.1154276841833" calcext:value-type="float">
            <text:p>24.1154276842</text:p>
          </table:table-cell>
          <table:table-cell table:formula="of:=[result_0509_server.AN8] / [.$G8] * 100" office:value-type="float" office:value="23.3618205690526" calcext:value-type="float">
            <text:p>23.3618205691</text:p>
          </table:table-cell>
          <table:table-cell table:formula="of:=[result_0509_server.AO8] / [.$G8] * 100" office:value-type="float" office:value="22.6538866124146" calcext:value-type="float">
            <text:p>22.6538866124</text:p>
          </table:table-cell>
          <table:table-cell table:formula="of:=[result_0509_server.AP8] / [.$G8] * 100" office:value-type="float" office:value="21.9875958296965" calcext:value-type="float">
            <text:p>21.9875958297</text:p>
          </table:table-cell>
          <table:table-cell table:formula="of:=[result_0509_server.AQ8] / [.$G8] * 100" office:value-type="float" office:value="21.3593788059909" calcext:value-type="float">
            <text:p>21.359378806</text:p>
          </table:table-cell>
          <table:table-cell table:formula="of:=[result_0509_server.AR8] / [.$G8] * 100" office:value-type="float" office:value="20.7660627280467" calcext:value-type="float">
            <text:p>20.766062728</text:p>
          </table:table-cell>
          <table:table-cell table:formula="of:=[result_0509_server.AS8] / [.$G8] * 100" office:value-type="float" office:value="20.2048177894509" calcext:value-type="float">
            <text:p>20.2048177895</text:p>
          </table:table-cell>
          <table:table-cell table:formula="of:=[result_0509_server.AT8] / [.$G8] * 100" office:value-type="float" office:value="19.6731120581495" calcext:value-type="float">
            <text:p>19.6731120581</text:p>
          </table:table-cell>
          <table:table-cell table:formula="of:=[result_0509_server.AU8] / [.$G8] * 100" office:value-type="float" office:value="19.1686732874278" calcext:value-type="float">
            <text:p>19.1686732874</text:p>
          </table:table-cell>
          <table:table-cell table:formula="of:=[result_0509_server.AV8] / [.$G8] * 100" office:value-type="float" office:value="18.689456455242" calcext:value-type="float">
            <text:p>18.6894564552</text:p>
          </table:table-cell>
          <table:table-cell table:formula="of:=[result_0509_server.AW8] / [.$G8] * 100" office:value-type="float" office:value="18.2336160538947" calcext:value-type="float">
            <text:p>18.2336160539</text:p>
          </table:table-cell>
          <table:table-cell table:formula="of:=[result_0509_server.AX8] / [.$G8] * 100" office:value-type="float" office:value="17.7994823383257" calcext:value-type="float">
            <text:p>17.7994823383</text:p>
          </table:table-cell>
          <table:table-cell table:formula="of:=[result_0509_server.AY8] / [.$G8] * 100" office:value-type="float" office:value="17.3855408885973" calcext:value-type="float">
            <text:p>17.3855408886</text:p>
          </table:table-cell>
          <table:table-cell table:formula="of:=[result_0509_server.AZ8] / [.$G8] * 100" office:value-type="float" office:value="16.990414959311" calcext:value-type="float">
            <text:p>16.9904149593</text:p>
          </table:table-cell>
          <table:table-cell table:formula="of:=[result_0509_server.BA8] / [.$G8] * 100" office:value-type="float" office:value="16.6128501824374" calcext:value-type="float">
            <text:p>16.6128501824</text:p>
          </table:table-cell>
          <table:table-cell table:formula="of:=[result_0509_server.BB8] / [.$G8] * 100" office:value-type="float" office:value="16.2517012654278" calcext:value-type="float">
            <text:p>16.2517012654</text:p>
          </table:table-cell>
          <table:table-cell table:formula="of:=[result_0509_server.BC8] / [.$G8] * 100" office:value-type="float" office:value="15.90592038744" calcext:value-type="float">
            <text:p>15.9059203874</text:p>
          </table:table-cell>
          <table:table-cell table:formula="of:=[result_0509_server.BD8] / [.$G8] * 100" office:value-type="float" office:value="15.574547046035" calcext:value-type="float">
            <text:p>15.574547046</text:p>
          </table:table-cell>
          <table:table-cell table:formula="of:=[result_0509_server.BE8] / [.$G8] * 100" office:value-type="float" office:value="15.2566991471363" calcext:value-type="float">
            <text:p>15.2566991471</text:p>
          </table:table-cell>
          <table:table-cell table:formula="of:=[result_0509_server.BF8] / [.$G8] * 100" office:value-type="float" office:value="14.9515651641937" calcext:value-type="float">
            <text:p>14.9515651642</text:p>
          </table:table-cell>
          <table:table-cell table:formula="of:=[result_0509_server.BG8] / [.$G8] * 100" office:value-type="float" office:value="14.6583972197977" calcext:value-type="float">
            <text:p>14.6583972198</text:p>
          </table:table-cell>
          <table:table-cell table:formula="of:=[result_0509_server.BH8] / [.$G8] * 100" office:value-type="float" office:value="14.3765049655708" calcext:value-type="float">
            <text:p>14.3765049656</text:p>
          </table:table-cell>
          <table:table-cell table:formula="of:=[result_0509_server.BI8] / [.$G8] * 100" office:value-type="float" office:value="14.1052501548997" calcext:value-type="float">
            <text:p>14.1052501549</text:p>
          </table:table-cell>
          <table:table-cell table:formula="of:=[result_0509_server.BJ8] / [.$G8] * 100" office:value-type="float" office:value="13.8440418186978" calcext:value-type="float">
            <text:p>13.8440418187</text:p>
          </table:table-cell>
          <table:table-cell table:formula="of:=[result_0509_server.BK8] / [.$G8] * 100" office:value-type="float" office:value="13.5923319674488" calcext:value-type="float">
            <text:p>13.5923319674</text:p>
          </table:table-cell>
          <table:table-cell table:formula="of:=[result_0509_server.BL8] / [.$G8] * 100" office:value-type="float" office:value="13.3496117537444" calcext:value-type="float">
            <text:p>13.3496117537</text:p>
          </table:table-cell>
          <table:table-cell table:formula="of:=[result_0509_server.BM8] / [.$G8] * 100" office:value-type="float" office:value="13.1154080387663" calcext:value-type="float">
            <text:p>13.1154080388</text:p>
          </table:table-cell>
          <table:table-cell table:formula="of:=[result_0509_server.BN8] / [.$G8] * 100" office:value-type="float" office:value="12.8892803139601" calcext:value-type="float">
            <text:p>12.889280314</text:p>
          </table:table-cell>
          <table:table-cell table:formula="of:=[result_0509_server.BO8] / [.$G8] * 100" office:value-type="float" office:value="12.6708179357573" calcext:value-type="float">
            <text:p>12.6708179358</text:p>
          </table:table-cell>
          <table:table-cell table:formula="of:=[result_0509_server.BP8] / [.$G8] * 100" office:value-type="float" office:value="12.459637636828" calcext:value-type="float">
            <text:p>12.4596376368</text:p>
          </table:table-cell>
          <table:table-cell table:formula="of:=[result_0509_server.BQ8] / [.$G8] * 100" office:value-type="float" office:value="12.2553812821259" calcext:value-type="float">
            <text:p>12.2553812821</text:p>
          </table:table-cell>
          <table:table-cell table:formula="of:=[result_0509_server.BR8] / [.$G8] * 100" office:value-type="float" office:value="12.0577138420917" calcext:value-type="float">
            <text:p>12.0577138421</text:p>
          </table:table-cell>
          <table:table-cell table:formula="of:=[result_0509_server.BS8] / [.$G8] * 100" office:value-type="float" office:value="11.8663215588838" calcext:value-type="float">
            <text:p>11.8663215589</text:p>
          </table:table-cell>
          <table:table-cell table:formula="of:=[result_0509_server.BT8] / [.$G8] * 100" office:value-type="float" office:value="11.6809102845263" calcext:value-type="float">
            <text:p>11.6809102845</text:p>
          </table:table-cell>
          <table:table-cell table:formula="of:=[result_0509_server.BU8] / [.$G8] * 100" office:value-type="float" office:value="11.5012039724567" calcext:value-type="float">
            <text:p>11.5012039725</text:p>
          </table:table-cell>
          <table:table-cell table:formula="of:=[result_0509_server.BV8] / [.$G8] * 100" office:value-type="float" office:value="11.3269433062073" calcext:value-type="float">
            <text:p>11.3269433062</text:p>
          </table:table-cell>
          <table:table-cell table:formula="of:=[result_0509_server.BW8] / [.$G8] * 100" office:value-type="float" office:value="11.1578844508908" calcext:value-type="float">
            <text:p>11.1578844509</text:p>
          </table:table-cell>
          <table:table-cell table:formula="of:=[result_0509_server.BX8] / [.$G8] * 100" office:value-type="float" office:value="10.9937979148482" calcext:value-type="float">
            <text:p>10.9937979148</text:p>
          </table:table-cell>
          <table:table-cell table:formula="of:=[result_0509_server.BY8] / [.$G8] * 100" office:value-type="float" office:value="10.8344675102852" calcext:value-type="float">
            <text:p>10.8344675103</text:p>
          </table:table-cell>
          <table:table-cell table:formula="of:=[result_0509_server.BZ8] / [.$G8] * 100" office:value-type="float" office:value="10.6796894029955" calcext:value-type="float">
            <text:p>10.679689403</text:p>
          </table:table-cell>
          <table:table-cell table:formula="of:=[result_0509_server.CA8] / [.$G8] * 100" office:value-type="float" office:value="10.5292712423899" calcext:value-type="float">
            <text:p>10.5292712424</text:p>
          </table:table-cell>
          <table:table-cell table:formula="of:=[result_0509_server.CB8] / [.$G8] * 100" office:value-type="float" office:value="10.3830313640233" calcext:value-type="float">
            <text:p>10.383031364</text:p>
          </table:table-cell>
          <table:table-cell table:formula="of:=[result_0509_server.CC8] / [.$G8] * 100" office:value-type="float" office:value="10.2407980576669" calcext:value-type="float">
            <text:p>10.2407980577</text:p>
          </table:table-cell>
          <table:table-cell table:formula="of:=[result_0509_server.CD8] / [.$G8] * 100" office:value-type="float" office:value="10.1024088947254" calcext:value-type="float">
            <text:p>10.1024088947</text:p>
          </table:table-cell>
          <table:table-cell table:formula="of:=[result_0509_server.CE8] / [.$G8] * 100" office:value-type="float" office:value="9.96771010946239" calcext:value-type="float">
            <text:p>9.9677101095</text:p>
          </table:table-cell>
          <table:table-cell table:formula="of:=[result_0509_server.CF8] / [.$G8] * 100" office:value-type="float" office:value="9.83655602907475" calcext:value-type="float">
            <text:p>9.8365560291</text:p>
          </table:table-cell>
          <table:table-cell table:formula="of:=[result_0509_server.CG8] / [.$G8] * 100" office:value-type="float" office:value="9.70880854817767" calcext:value-type="float">
            <text:p>9.7088085482</text:p>
          </table:table-cell>
          <table:table-cell table:formula="of:=[result_0509_server.CH8] / [.$G8] * 100" office:value-type="float" office:value="9.58433664371385" calcext:value-type="float">
            <text:p>9.5843366437</text:p>
          </table:table-cell>
          <table:table-cell table:formula="of:=[result_0509_server.CI8] / [.$G8] * 100" office:value-type="float" office:value="9.46301592670484" calcext:value-type="float">
            <text:p>9.4630159267</text:p>
          </table:table-cell>
          <table:table-cell table:formula="of:=[result_0509_server.CJ8] / [.$G8] * 100" office:value-type="float" office:value="9.34472822762102" calcext:value-type="float">
            <text:p>9.3447282276</text:p>
          </table:table-cell>
          <table:table-cell table:formula="of:=[result_0509_server.CK8] / [.$G8] * 100" office:value-type="float" office:value="9.22936121246523" calcext:value-type="float">
            <text:p>9.2293612125</text:p>
          </table:table-cell>
          <table:table-cell table:formula="of:=[result_0509_server.CL8] / [.$G8] * 100" office:value-type="float" office:value="9.11680802694738" calcext:value-type="float">
            <text:p>9.1168080269</text:p>
          </table:table-cell>
          <table:table-cell table:formula="of:=[result_0509_server.CM8] / [.$G8] * 100" office:value-type="float" office:value="9.0069669663817" calcext:value-type="float">
            <text:p>9.0069669664</text:p>
          </table:table-cell>
          <table:table-cell table:formula="of:=[result_0509_server.CN8] / [.$G8] * 100" office:value-type="float" office:value="8.8997411691629" calcext:value-type="float">
            <text:p>8.8997411692</text:p>
          </table:table-cell>
          <table:table-cell table:formula="of:=[result_0509_server.CO8] / [.$G8] * 100" office:value-type="float" office:value="8.79503833187862" calcext:value-type="float">
            <text:p>8.7950383319</text:p>
          </table:table-cell>
          <table:table-cell table:formula="of:=[result_0509_server.CP8] / [.$G8] * 100" office:value-type="float" office:value="8.69277044429859" calcext:value-type="float">
            <text:p>8.6927704443</text:p>
          </table:table-cell>
          <table:table-cell table:formula="of:=[result_0509_server.CQ8] / [.$G8] * 100" office:value-type="float" office:value="8.59285354264001" calcext:value-type="float">
            <text:p>8.5928535426</text:p>
          </table:table-cell>
          <table:table-cell table:formula="of:=[result_0509_server.CR8] / [.$G8] * 100" office:value-type="float" office:value="8.49520747965544" calcext:value-type="float">
            <text:p>8.4952074797</text:p>
          </table:table-cell>
          <table:table-cell table:formula="of:=[result_0509_server.CS8] / [.$G8] * 100" office:value-type="float" office:value="8.39975571022117" calcext:value-type="float">
            <text:p>8.3997557102</text:p>
          </table:table-cell>
          <table:table-cell table:formula="of:=[result_0509_server.CT8] / [.$G8] * 100" office:value-type="float" office:value="8.30642509121871" calcext:value-type="float">
            <text:p>8.3064250912</text:p>
          </table:table-cell>
          <table:table-cell table:formula="of:=[result_0509_server.CU8] / [.$G8] * 100" office:value-type="float" office:value="8.21514569461188" calcext:value-type="float">
            <text:p>8.2151456946</text:p>
          </table:table-cell>
          <table:table-cell table:formula="of:=[result_0509_server.CV8] / [.$G8] * 100" office:value-type="float" office:value="8.12585063271392" calcext:value-type="float">
            <text:p>8.1258506327</text:p>
          </table:table-cell>
          <table:table-cell table:formula="of:=[result_0509_server.CW8] / [.$G8] * 100" office:value-type="float" office:value="8.03847589472777" calcext:value-type="float">
            <text:p>8.0384758947</text:p>
          </table:table-cell>
          <table:table-cell table:formula="of:=[result_0509_server.CX8] / [.$G8] * 100" office:value-type="float" office:value="7.95296019371998" calcext:value-type="float">
            <text:p>7.9529601937</text:p>
          </table:table-cell>
          <table:table-cell table:formula="of:=[result_0509_server.CY8] / [.$G8] * 100" office:value-type="float" office:value="7.95549961933124" calcext:value-type="float">
            <text:p>7.9554996193</text:p>
          </table:table-cell>
          <table:table-cell table:formula="of:=[result_0509_server.CZ8] / [.$G8] * 100" office:value-type="float" office:value="7.87262983162988" calcext:value-type="float">
            <text:p>7.8726298316</text:p>
          </table:table-cell>
          <table:table-cell table:formula="of:=[result_0509_server.DA8] / [.$G8] * 100" office:value-type="float" office:value="7.79146869934504" calcext:value-type="float">
            <text:p>7.7914686993</text:p>
          </table:table-cell>
          <table:table-cell table:formula="of:=[result_0509_server.DB8] / [.$G8] * 100" office:value-type="float" office:value="7.71196391669866" calcext:value-type="float">
            <text:p>7.7119639167</text:p>
          </table:table-cell>
          <table:table-cell table:formula="of:=[result_0509_server.DC8] / [.$G8] * 100" office:value-type="float" office:value="7.63406529127746" calcext:value-type="float">
            <text:p>7.6340652913</text:p>
          </table:table-cell>
          <table:table-cell table:formula="of:=[result_0509_server.DD8] / [.$G8] * 100" office:value-type="float" office:value="7.55772463836468" calcext:value-type="float">
            <text:p>7.5577246384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5.54281623200301" calcext:value-type="float">
            <text:p>5.542816232</text:p>
          </table:table-cell>
          <table:table-cell office:value-type="string" calcext:value-type="string">
            <text:p><text:s/>global min</text:p>
          </table:table-cell>
          <table:table-cell office:value-type="float" office:value="-9.06087594839505" calcext:value-type="float">
            <text:p>-9.0608759484</text:p>
          </table:table-cell>
          <table:table-cell office:value-type="string" calcext:value-type="string">
            <text:p><text:s/>range</text:p>
          </table:table-cell>
          <table:table-cell office:value-type="float" office:value="14.6036921803981" calcext:value-type="float">
            <text:p>14.6036921804</text:p>
          </table:table-cell>
          <table:table-cell office:value-type="string" calcext:value-type="string">
            <text:p><text:s/>regret</text:p>
          </table:table-cell>
          <table:table-cell table:formula="of:=[result_0509_server.I9] / [.$G9] * 100" office:value-type="float" office:value="43.7497602821935" calcext:value-type="float">
            <text:p>43.7497602822</text:p>
          </table:table-cell>
          <table:table-cell table:formula="of:=[result_0509_server.J9] / [.$G9] * 100" office:value-type="float" office:value="55.2594302016754" calcext:value-type="float">
            <text:p>55.2594302017</text:p>
          </table:table-cell>
          <table:table-cell table:formula="of:=[result_0509_server.K9] / [.$G9] * 100" office:value-type="float" office:value="61.4877512151536" calcext:value-type="float">
            <text:p>61.4877512152</text:p>
          </table:table-cell>
          <table:table-cell table:formula="of:=[result_0509_server.L9] / [.$G9] * 100" office:value-type="float" office:value="63.5404677215912" calcext:value-type="float">
            <text:p>63.5404677216</text:p>
          </table:table-cell>
          <table:table-cell table:formula="of:=[result_0509_server.M9] / [.$G9] * 100" office:value-type="float" office:value="53.3887885146318" calcext:value-type="float">
            <text:p>53.3887885146</text:p>
          </table:table-cell>
          <table:table-cell table:formula="of:=[result_0509_server.N9] / [.$G9] * 100" office:value-type="float" office:value="46.2466116569445" calcext:value-type="float">
            <text:p>46.2466116569</text:p>
          </table:table-cell>
          <table:table-cell table:formula="of:=[result_0509_server.O9] / [.$G9] * 100" office:value-type="float" office:value="51.734062860347" calcext:value-type="float">
            <text:p>51.7340628603</text:p>
          </table:table-cell>
          <table:table-cell table:formula="of:=[result_0509_server.P9] / [.$G9] * 100" office:value-type="float" office:value="47.9400518055584" calcext:value-type="float">
            <text:p>47.9400518056</text:p>
          </table:table-cell>
          <table:table-cell table:formula="of:=[result_0509_server.Q9] / [.$G9] * 100" office:value-type="float" office:value="46.3015570549974" calcext:value-type="float">
            <text:p>46.301557055</text:p>
          </table:table-cell>
          <table:table-cell table:formula="of:=[result_0509_server.R9] / [.$G9] * 100" office:value-type="float" office:value="44.3829064148201" calcext:value-type="float">
            <text:p>44.3829064148</text:p>
          </table:table-cell>
          <table:table-cell table:formula="of:=[result_0509_server.S9] / [.$G9] * 100" office:value-type="float" office:value="48.4256339546877" calcext:value-type="float">
            <text:p>48.4256339547</text:p>
          </table:table-cell>
          <table:table-cell table:formula="of:=[result_0509_server.T9] / [.$G9] * 100" office:value-type="float" office:value="44.5693590448674" calcext:value-type="float">
            <text:p>44.5693590449</text:p>
          </table:table-cell>
          <table:table-cell table:formula="of:=[result_0509_server.U9] / [.$G9] * 100" office:value-type="float" office:value="43.9324948008101" calcext:value-type="float">
            <text:p>43.9324948008</text:p>
          </table:table-cell>
          <table:table-cell table:formula="of:=[result_0509_server.V9] / [.$G9] * 100" office:value-type="float" office:value="42.7866252137896" calcext:value-type="float">
            <text:p>42.7866252138</text:p>
          </table:table-cell>
          <table:table-cell table:formula="of:=[result_0509_server.W9] / [.$G9] * 100" office:value-type="float" office:value="43.543332001617" calcext:value-type="float">
            <text:p>43.5433320016</text:p>
          </table:table-cell>
          <table:table-cell table:formula="of:=[result_0509_server.X9] / [.$G9] * 100" office:value-type="float" office:value="41.6611042405908" calcext:value-type="float">
            <text:p>41.6611042406</text:p>
          </table:table-cell>
          <table:table-cell table:formula="of:=[result_0509_server.Y9] / [.$G9] * 100" office:value-type="float" office:value="39.4048081646904" calcext:value-type="float">
            <text:p>39.4048081647</text:p>
          </table:table-cell>
          <table:table-cell table:formula="of:=[result_0509_server.Z9] / [.$G9] * 100" office:value-type="float" office:value="39.4734142494636" calcext:value-type="float">
            <text:p>39.4734142495</text:p>
          </table:table-cell>
          <table:table-cell table:formula="of:=[result_0509_server.AA9] / [.$G9] * 100" office:value-type="float" office:value="37.5733005334626" calcext:value-type="float">
            <text:p>37.5733005335</text:p>
          </table:table-cell>
          <table:table-cell table:formula="of:=[result_0509_server.AB9] / [.$G9] * 100" office:value-type="float" office:value="35.9868769763526" calcext:value-type="float">
            <text:p>35.9868769764</text:p>
          </table:table-cell>
          <table:table-cell table:formula="of:=[result_0509_server.AC9] / [.$G9] * 100" office:value-type="float" office:value="34.2732161679548" calcext:value-type="float">
            <text:p>34.273216168</text:p>
          </table:table-cell>
          <table:table-cell table:formula="of:=[result_0509_server.AD9] / [.$G9] * 100" office:value-type="float" office:value="33.106198979439" calcext:value-type="float">
            <text:p>33.1061989794</text:p>
          </table:table-cell>
          <table:table-cell table:formula="of:=[result_0509_server.AE9] / [.$G9] * 100" office:value-type="float" office:value="31.8274097766198" calcext:value-type="float">
            <text:p>31.8274097766</text:p>
          </table:table-cell>
          <table:table-cell table:formula="of:=[result_0509_server.AF9] / [.$G9] * 100" office:value-type="float" office:value="30.6551863407022" calcext:value-type="float">
            <text:p>30.6551863407</text:p>
          </table:table-cell>
          <table:table-cell table:formula="of:=[result_0509_server.AG9] / [.$G9] * 100" office:value-type="float" office:value="29.8885379337839" calcext:value-type="float">
            <text:p>29.8885379338</text:p>
          </table:table-cell>
          <table:table-cell table:formula="of:=[result_0509_server.AH9] / [.$G9] * 100" office:value-type="float" office:value="30.7146555473857" calcext:value-type="float">
            <text:p>30.7146555474</text:p>
          </table:table-cell>
          <table:table-cell table:formula="of:=[result_0509_server.AI9] / [.$G9] * 100" office:value-type="float" office:value="29.6374478911251" calcext:value-type="float">
            <text:p>29.6374478911</text:p>
          </table:table-cell>
          <table:table-cell table:formula="of:=[result_0509_server.AJ9] / [.$G9] * 100" office:value-type="float" office:value="28.6371836388831" calcext:value-type="float">
            <text:p>28.6371836389</text:p>
          </table:table-cell>
          <table:table-cell table:formula="of:=[result_0509_server.AK9] / [.$G9] * 100" office:value-type="float" office:value="27.7059031281751" calcext:value-type="float">
            <text:p>27.7059031282</text:p>
          </table:table-cell>
          <table:table-cell table:formula="of:=[result_0509_server.AL9] / [.$G9] * 100" office:value-type="float" office:value="26.8367079848476" calcext:value-type="float">
            <text:p>26.8367079848</text:p>
          </table:table-cell>
          <table:table-cell table:formula="of:=[result_0509_server.AM9] / [.$G9] * 100" office:value-type="float" office:value="26.0235899475412" calcext:value-type="float">
            <text:p>26.0235899475</text:p>
          </table:table-cell>
          <table:table-cell table:formula="of:=[result_0509_server.AN9] / [.$G9] * 100" office:value-type="float" office:value="25.2612917875665" calcext:value-type="float">
            <text:p>25.2612917876</text:p>
          </table:table-cell>
          <table:table-cell table:formula="of:=[result_0509_server.AO9] / [.$G9] * 100" office:value-type="float" office:value="24.5451935160751" calcext:value-type="float">
            <text:p>24.5451935161</text:p>
          </table:table-cell>
          <table:table-cell table:formula="of:=[result_0509_server.AP9] / [.$G9] * 100" office:value-type="float" office:value="23.8712186723185" calcext:value-type="float">
            <text:p>23.8712186723</text:p>
          </table:table-cell>
          <table:table-cell table:formula="of:=[result_0509_server.AQ9] / [.$G9] * 100" office:value-type="float" office:value="23.2357566767766" calcext:value-type="float">
            <text:p>23.2357566768</text:p>
          </table:table-cell>
          <table:table-cell table:formula="of:=[result_0509_server.AR9] / [.$G9] * 100" office:value-type="float" office:value="22.6355981254314" calcext:value-type="float">
            <text:p>22.6355981254</text:p>
          </table:table-cell>
          <table:table-cell table:formula="of:=[result_0509_server.AS9] / [.$G9] * 100" office:value-type="float" office:value="22.0678805768616" calcext:value-type="float">
            <text:p>22.0678805769</text:p>
          </table:table-cell>
          <table:table-cell table:formula="of:=[result_0509_server.AT9] / [.$G9] * 100" office:value-type="float" office:value="21.5300428992692" calcext:value-type="float">
            <text:p>21.5300428993</text:p>
          </table:table-cell>
          <table:table-cell table:formula="of:=[result_0509_server.AU9] / [.$G9] * 100" office:value-type="float" office:value="21.0197866410405" calcext:value-type="float">
            <text:p>21.019786641</text:p>
          </table:table-cell>
          <table:table-cell table:formula="of:=[result_0509_server.AV9] / [.$G9] * 100" office:value-type="float" office:value="20.5350431957233" calcext:value-type="float">
            <text:p>20.5350431957</text:p>
          </table:table-cell>
          <table:table-cell table:formula="of:=[result_0509_server.AW9] / [.$G9] * 100" office:value-type="float" office:value="20.0739457721288" calcext:value-type="float">
            <text:p>20.0739457721</text:p>
          </table:table-cell>
          <table:table-cell table:formula="of:=[result_0509_server.AX9] / [.$G9] * 100" office:value-type="float" office:value="19.6348053687055" calcext:value-type="float">
            <text:p>19.6348053687</text:p>
          </table:table-cell>
          <table:table-cell table:formula="of:=[result_0509_server.AY9] / [.$G9] * 100" office:value-type="float" office:value="19.2160901003252" calcext:value-type="float">
            <text:p>19.2160901003</text:p>
          </table:table-cell>
          <table:table-cell table:formula="of:=[result_0509_server.AZ9] / [.$G9] * 100" office:value-type="float" office:value="18.8164073441439" calcext:value-type="float">
            <text:p>18.8164073441</text:p>
          </table:table-cell>
          <table:table-cell table:formula="of:=[result_0509_server.BA9] / [.$G9] * 100" office:value-type="float" office:value="18.4344882660152" calcext:value-type="float">
            <text:p>18.434488266</text:p>
          </table:table-cell>
          <table:table-cell table:formula="of:=[result_0509_server.BB9] / [.$G9] * 100" office:value-type="float" office:value="18.0691743651964" calcext:value-type="float">
            <text:p>18.0691743652</text:p>
          </table:table-cell>
          <table:table-cell table:formula="of:=[result_0509_server.BC9] / [.$G9] * 100" office:value-type="float" office:value="17.7194057367528" calcext:value-type="float">
            <text:p>17.7194057368</text:p>
          </table:table-cell>
          <table:table-cell table:formula="of:=[result_0509_server.BD9] / [.$G9] * 100" office:value-type="float" office:value="17.3842108011611" calcext:value-type="float">
            <text:p>17.3842108012</text:p>
          </table:table-cell>
          <table:table-cell table:formula="of:=[result_0509_server.BE9] / [.$G9] * 100" office:value-type="float" office:value="17.0626972915119" calcext:value-type="float">
            <text:p>17.0626972915</text:p>
          </table:table-cell>
          <table:table-cell table:formula="of:=[result_0509_server.BF9] / [.$G9] * 100" office:value-type="float" office:value="16.7540443222487" calcext:value-type="float">
            <text:p>16.7540443222</text:p>
          </table:table-cell>
          <table:table-cell table:formula="of:=[result_0509_server.BG9] / [.$G9] * 100" office:value-type="float" office:value="16.4574953909957" calcext:value-type="float">
            <text:p>16.457495391</text:p>
          </table:table-cell>
          <table:table-cell table:formula="of:=[result_0509_server.BH9] / [.$G9] * 100" office:value-type="float" office:value="16.1723521878679" calcext:value-type="float">
            <text:p>16.1723521879</text:p>
          </table:table-cell>
          <table:table-cell table:formula="of:=[result_0509_server.BI9] / [.$G9] * 100" office:value-type="float" office:value="15.8979691056129" calcext:value-type="float">
            <text:p>15.8979691056</text:p>
          </table:table-cell>
          <table:table-cell table:formula="of:=[result_0509_server.BJ9] / [.$G9] * 100" office:value-type="float" office:value="15.6337483597376" calcext:value-type="float">
            <text:p>15.6337483597</text:p>
          </table:table-cell>
          <table:table-cell table:formula="of:=[result_0509_server.BK9] / [.$G9] * 100" office:value-type="float" office:value="15.3791356409852" calcext:value-type="float">
            <text:p>15.379135641</text:p>
          </table:table-cell>
          <table:table-cell table:formula="of:=[result_0509_server.BL9] / [.$G9] * 100" office:value-type="float" office:value="15.1336162336167" calcext:value-type="float">
            <text:p>15.1336162336</text:p>
          </table:table-cell>
          <table:table-cell table:formula="of:=[result_0509_server.BM9] / [.$G9] * 100" office:value-type="float" office:value="14.8967115422962" calcext:value-type="float">
            <text:p>14.8967115423</text:p>
          </table:table-cell>
          <table:table-cell table:formula="of:=[result_0509_server.BN9] / [.$G9] * 100" office:value-type="float" office:value="14.6679759782627" calcext:value-type="float">
            <text:p>14.6679759783</text:p>
          </table:table-cell>
          <table:table-cell table:formula="of:=[result_0509_server.BO9] / [.$G9] * 100" office:value-type="float" office:value="14.4469941621625" calcext:value-type="float">
            <text:p>14.4469941622</text:p>
          </table:table-cell>
          <table:table-cell table:formula="of:=[result_0509_server.BP9] / [.$G9] * 100" office:value-type="float" office:value="14.2333784065989" calcext:value-type="float">
            <text:p>14.2333784066</text:p>
          </table:table-cell>
          <table:table-cell table:formula="of:=[result_0509_server.BQ9] / [.$G9] * 100" office:value-type="float" office:value="14.0267664462997" calcext:value-type="float">
            <text:p>14.0267664463</text:p>
          </table:table-cell>
          <table:table-cell table:formula="of:=[result_0509_server.BR9] / [.$G9] * 100" office:value-type="float" office:value="13.8268193879457" calcext:value-type="float">
            <text:p>13.8268193879</text:p>
          </table:table-cell>
          <table:table-cell table:formula="of:=[result_0509_server.BS9] / [.$G9] * 100" office:value-type="float" office:value="13.6332198552537" calcext:value-type="float">
            <text:p>13.6332198553</text:p>
          </table:table-cell>
          <table:table-cell table:formula="of:=[result_0509_server.BT9] / [.$G9] * 100" office:value-type="float" office:value="13.4456703079584" calcext:value-type="float">
            <text:p>13.445670308</text:p>
          </table:table-cell>
          <table:table-cell table:formula="of:=[result_0509_server.BU9] / [.$G9] * 100" office:value-type="float" office:value="13.2638915159644" calcext:value-type="float">
            <text:p>13.263891516</text:p>
          </table:table-cell>
          <table:table-cell table:formula="of:=[result_0509_server.BV9] / [.$G9] * 100" office:value-type="float" office:value="13.0876211722127" calcext:value-type="float">
            <text:p>13.0876211722</text:p>
          </table:table-cell>
          <table:table-cell table:formula="of:=[result_0509_server.BW9] / [.$G9] * 100" office:value-type="float" office:value="12.916612629767" calcext:value-type="float">
            <text:p>12.9166126298</text:p>
          </table:table-cell>
          <table:table-cell table:formula="of:=[result_0509_server.BX9] / [.$G9] * 100" office:value-type="float" office:value="12.7506337503344" calcext:value-type="float">
            <text:p>12.7506337503</text:p>
          </table:table-cell>
          <table:table-cell table:formula="of:=[result_0509_server.BY9] / [.$G9] * 100" office:value-type="float" office:value="12.5894658529143" calcext:value-type="float">
            <text:p>12.5894658529</text:p>
          </table:table-cell>
          <table:table-cell table:formula="of:=[result_0509_server.BZ9] / [.$G9] * 100" office:value-type="float" office:value="12.4329027525634" calcext:value-type="float">
            <text:p>12.4329027526</text:p>
          </table:table-cell>
          <table:table-cell table:formula="of:=[result_0509_server.CA9] / [.$G9] * 100" office:value-type="float" office:value="12.2807498803913" calcext:value-type="float">
            <text:p>12.2807498804</text:p>
          </table:table-cell>
          <table:table-cell table:formula="of:=[result_0509_server.CB9] / [.$G9] * 100" office:value-type="float" office:value="12.1328234768908" calcext:value-type="float">
            <text:p>12.1328234769</text:p>
          </table:table-cell>
          <table:table-cell table:formula="of:=[result_0509_server.CC9] / [.$G9] * 100" office:value-type="float" office:value="11.9889498515683" calcext:value-type="float">
            <text:p>11.9889498516</text:p>
          </table:table-cell>
          <table:table-cell table:formula="of:=[result_0509_server.CD9] / [.$G9] * 100" office:value-type="float" office:value="11.8489647026059" calcext:value-type="float">
            <text:p>11.8489647026</text:p>
          </table:table-cell>
          <table:table-cell table:formula="of:=[result_0509_server.CE9] / [.$G9] * 100" office:value-type="float" office:value="11.7127124909492" calcext:value-type="float">
            <text:p>11.7127124909</text:p>
          </table:table-cell>
          <table:table-cell table:formula="of:=[result_0509_server.CF9] / [.$G9] * 100" office:value-type="float" office:value="11.5800458638097" calcext:value-type="float">
            <text:p>11.5800458638</text:p>
          </table:table-cell>
          <table:table-cell table:formula="of:=[result_0509_server.CG9] / [.$G9] * 100" office:value-type="float" office:value="11.4508251230895" calcext:value-type="float">
            <text:p>11.4508251231</text:p>
          </table:table-cell>
          <table:table-cell table:formula="of:=[result_0509_server.CH9] / [.$G9] * 100" office:value-type="float" office:value="11.3249177346954" calcext:value-type="float">
            <text:p>11.3249177347</text:p>
          </table:table-cell>
          <table:table-cell table:formula="of:=[result_0509_server.CI9] / [.$G9] * 100" office:value-type="float" office:value="11.2021978751214" calcext:value-type="float">
            <text:p>11.2021978751</text:p>
          </table:table-cell>
          <table:table-cell table:formula="of:=[result_0509_server.CJ9] / [.$G9] * 100" office:value-type="float" office:value="11.0825460120367" calcext:value-type="float">
            <text:p>11.082546012</text:p>
          </table:table-cell>
          <table:table-cell table:formula="of:=[result_0509_server.CK9] / [.$G9] * 100" office:value-type="float" office:value="10.9658485159418" calcext:value-type="float">
            <text:p>10.9658485159</text:p>
          </table:table-cell>
          <table:table-cell table:formula="of:=[result_0509_server.CL9] / [.$G9] * 100" office:value-type="float" office:value="10.8519973002395" calcext:value-type="float">
            <text:p>10.8519973002</text:p>
          </table:table-cell>
          <table:table-cell table:formula="of:=[result_0509_server.CM9] / [.$G9] * 100" office:value-type="float" office:value="10.7408894873252" calcext:value-type="float">
            <text:p>10.7408894873</text:p>
          </table:table-cell>
          <table:table-cell table:formula="of:=[result_0509_server.CN9] / [.$G9] * 100" office:value-type="float" office:value="10.6324270985278" calcext:value-type="float">
            <text:p>10.6324270985</text:p>
          </table:table-cell>
          <table:table-cell table:formula="of:=[result_0509_server.CO9] / [.$G9] * 100" office:value-type="float" office:value="10.5265167659376" calcext:value-type="float">
            <text:p>10.5265167659</text:p>
          </table:table-cell>
          <table:table-cell table:formula="of:=[result_0509_server.CP9] / [.$G9] * 100" office:value-type="float" office:value="10.4230694643377" calcext:value-type="float">
            <text:p>10.4230694643</text:p>
          </table:table-cell>
          <table:table-cell table:formula="of:=[result_0509_server.CQ9] / [.$G9] * 100" office:value-type="float" office:value="10.3220002616252" calcext:value-type="float">
            <text:p>10.3220002616</text:p>
          </table:table-cell>
          <table:table-cell table:formula="of:=[result_0509_server.CR9] / [.$G9] * 100" office:value-type="float" office:value="10.223228086247" calcext:value-type="float">
            <text:p>10.2232280862</text:p>
          </table:table-cell>
          <table:table-cell table:formula="of:=[result_0509_server.CS9] / [.$G9] * 100" office:value-type="float" office:value="10.1266755103156" calcext:value-type="float">
            <text:p>10.1266755103</text:p>
          </table:table-cell>
          <table:table-cell table:formula="of:=[result_0509_server.CT9] / [.$G9] * 100" office:value-type="float" office:value="10.0322685471827" calcext:value-type="float">
            <text:p>10.0322685472</text:p>
          </table:table-cell>
          <table:table-cell table:formula="of:=[result_0509_server.CU9] / [.$G9] * 100" office:value-type="float" office:value="9.93993646236036" calcext:value-type="float">
            <text:p>9.9399364624</text:p>
          </table:table-cell>
          <table:table-cell table:formula="of:=[result_0509_server.CV9] / [.$G9] * 100" office:value-type="float" office:value="9.84961159677332" calcext:value-type="float">
            <text:p>9.8496115968</text:p>
          </table:table-cell>
          <table:table-cell table:formula="of:=[result_0509_server.CW9] / [.$G9] * 100" office:value-type="float" office:value="9.76122920141392" calcext:value-type="float">
            <text:p>9.7612292014</text:p>
          </table:table-cell>
          <table:table-cell table:formula="of:=[result_0509_server.CX9] / [.$G9] * 100" office:value-type="float" office:value="9.67472728255153" calcext:value-type="float">
            <text:p>9.6747272826</text:p>
          </table:table-cell>
          <table:table-cell table:formula="of:=[result_0509_server.CY9] / [.$G9] * 100" office:value-type="float" office:value="9.59004645671785" calcext:value-type="float">
            <text:p>9.5900464567</text:p>
          </table:table-cell>
          <table:table-cell table:formula="of:=[result_0509_server.CZ9] / [.$G9] * 100" office:value-type="float" office:value="9.50712981475567" calcext:value-type="float">
            <text:p>9.5071298148</text:p>
          </table:table-cell>
          <table:table-cell table:formula="of:=[result_0509_server.DA9] / [.$G9] * 100" office:value-type="float" office:value="9.42592279427726" calcext:value-type="float">
            <text:p>9.4259227943</text:p>
          </table:table-cell>
          <table:table-cell table:formula="of:=[result_0509_server.DB9] / [.$G9] * 100" office:value-type="float" office:value="9.34637305993108" calcext:value-type="float">
            <text:p>9.3463730599</text:p>
          </table:table-cell>
          <table:table-cell table:formula="of:=[result_0509_server.DC9] / [.$G9] * 100" office:value-type="float" office:value="9.26843039092517" calcext:value-type="float">
            <text:p>9.2684303909</text:p>
          </table:table-cell>
          <table:table-cell table:formula="of:=[result_0509_server.DD9] / [.$G9] * 100" office:value-type="float" office:value="9.19204657529947" calcext:value-type="float">
            <text:p>9.1920465753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13.4797146387694" calcext:value-type="float">
            <text:p>13.4797146388</text:p>
          </table:table-cell>
          <table:table-cell office:value-type="string" calcext:value-type="string">
            <text:p><text:s/>global min</text:p>
          </table:table-cell>
          <table:table-cell office:value-type="float" office:value="-10.1135849464894" calcext:value-type="float">
            <text:p>-10.1135849465</text:p>
          </table:table-cell>
          <table:table-cell office:value-type="string" calcext:value-type="string">
            <text:p><text:s/>range</text:p>
          </table:table-cell>
          <table:table-cell office:value-type="float" office:value="23.5932995852588" calcext:value-type="float">
            <text:p>23.5932995853</text:p>
          </table:table-cell>
          <table:table-cell office:value-type="string" calcext:value-type="string">
            <text:p><text:s/>regret</text:p>
          </table:table-cell>
          <table:table-cell table:formula="of:=[result_0509_server.I10] / [.$G10] * 100" office:value-type="float" office:value="52.5583370996494" calcext:value-type="float">
            <text:p>52.5583370996</text:p>
          </table:table-cell>
          <table:table-cell table:formula="of:=[result_0509_server.J10] / [.$G10] * 100" office:value-type="float" office:value="56.1585658969335" calcext:value-type="float">
            <text:p>56.1585658969</text:p>
          </table:table-cell>
          <table:table-cell table:formula="of:=[result_0509_server.K10] / [.$G10] * 100" office:value-type="float" office:value="52.6287645918336" calcext:value-type="float">
            <text:p>52.6287645918</text:p>
          </table:table-cell>
          <table:table-cell table:formula="of:=[result_0509_server.L10] / [.$G10] * 100" office:value-type="float" office:value="54.5903243596346" calcext:value-type="float">
            <text:p>54.5903243596</text:p>
          </table:table-cell>
          <table:table-cell table:formula="of:=[result_0509_server.M10] / [.$G10] * 100" office:value-type="float" office:value="45.6319648668802" calcext:value-type="float">
            <text:p>45.6319648669</text:p>
          </table:table-cell>
          <table:table-cell table:formula="of:=[result_0509_server.N10] / [.$G10] * 100" office:value-type="float" office:value="52.4975269176659" calcext:value-type="float">
            <text:p>52.4975269177</text:p>
          </table:table-cell>
          <table:table-cell table:formula="of:=[result_0509_server.O10] / [.$G10] * 100" office:value-type="float" office:value="54.3481052001495" calcext:value-type="float">
            <text:p>54.3481052001</text:p>
          </table:table-cell>
          <table:table-cell table:formula="of:=[result_0509_server.P10] / [.$G10] * 100" office:value-type="float" office:value="50.6278707829987" calcext:value-type="float">
            <text:p>50.627870783</text:p>
          </table:table-cell>
          <table:table-cell table:formula="of:=[result_0509_server.Q10] / [.$G10] * 100" office:value-type="float" office:value="45.4008084201496" calcext:value-type="float">
            <text:p>45.4008084201</text:p>
          </table:table-cell>
          <table:table-cell table:formula="of:=[result_0509_server.R10] / [.$G10] * 100" office:value-type="float" office:value="41.0966208415435" calcext:value-type="float">
            <text:p>41.0966208415</text:p>
          </table:table-cell>
          <table:table-cell table:formula="of:=[result_0509_server.S10] / [.$G10] * 100" office:value-type="float" office:value="45.4008653357767" calcext:value-type="float">
            <text:p>45.4008653358</text:p>
          </table:table-cell>
          <table:table-cell table:formula="of:=[result_0509_server.T10] / [.$G10] * 100" office:value-type="float" office:value="41.8140376106357" calcext:value-type="float">
            <text:p>41.8140376106</text:p>
          </table:table-cell>
          <table:table-cell table:formula="of:=[result_0509_server.U10] / [.$G10] * 100" office:value-type="float" office:value="38.7790295355165" calcext:value-type="float">
            <text:p>38.7790295355</text:p>
          </table:table-cell>
          <table:table-cell table:formula="of:=[result_0509_server.V10] / [.$G10] * 100" office:value-type="float" office:value="36.1775940425572" calcext:value-type="float">
            <text:p>36.1775940426</text:p>
          </table:table-cell>
          <table:table-cell table:formula="of:=[result_0509_server.W10] / [.$G10] * 100" office:value-type="float" office:value="33.9230166153259" calcext:value-type="float">
            <text:p>33.9230166153</text:p>
          </table:table-cell>
          <table:table-cell table:formula="of:=[result_0509_server.X10] / [.$G10] * 100" office:value-type="float" office:value="31.9502613664984" calcext:value-type="float">
            <text:p>31.9502613665</text:p>
          </table:table-cell>
          <table:table-cell table:formula="of:=[result_0509_server.Y10] / [.$G10] * 100" office:value-type="float" office:value="30.2095949704742" calcext:value-type="float">
            <text:p>30.2095949705</text:p>
          </table:table-cell>
          <table:table-cell table:formula="of:=[result_0509_server.Z10] / [.$G10] * 100" office:value-type="float" office:value="28.662335951786" calcext:value-type="float">
            <text:p>28.6623359518</text:p>
          </table:table-cell>
          <table:table-cell table:formula="of:=[result_0509_server.AA10] / [.$G10] * 100" office:value-type="float" office:value="27.277946303486" calcext:value-type="float">
            <text:p>27.2779463035</text:p>
          </table:table-cell>
          <table:table-cell table:formula="of:=[result_0509_server.AB10] / [.$G10] * 100" office:value-type="float" office:value="26.0319956200161" calcext:value-type="float">
            <text:p>26.03199562</text:p>
          </table:table-cell>
          <table:table-cell table:formula="of:=[result_0509_server.AC10] / [.$G10] * 100" office:value-type="float" office:value="24.9047069064004" calcext:value-type="float">
            <text:p>24.9047069064</text:p>
          </table:table-cell>
          <table:table-cell table:formula="of:=[result_0509_server.AD10] / [.$G10] * 100" office:value-type="float" office:value="23.8798989849316" calcext:value-type="float">
            <text:p>23.8798989849</text:p>
          </table:table-cell>
          <table:table-cell table:formula="of:=[result_0509_server.AE10] / [.$G10] * 100" office:value-type="float" office:value="22.9442047957644" calcext:value-type="float">
            <text:p>22.9442047958</text:p>
          </table:table-cell>
          <table:table-cell table:formula="of:=[result_0509_server.AF10] / [.$G10] * 100" office:value-type="float" office:value="22.0864851223611" calcext:value-type="float">
            <text:p>22.0864851224</text:p>
          </table:table-cell>
          <table:table-cell table:formula="of:=[result_0509_server.AG10] / [.$G10] * 100" office:value-type="float" office:value="21.2973830228302" calcext:value-type="float">
            <text:p>21.2973830228</text:p>
          </table:table-cell>
          <table:table-cell table:formula="of:=[result_0509_server.AH10] / [.$G10] * 100" office:value-type="float" office:value="20.5689810848016" calcext:value-type="float">
            <text:p>20.5689810848</text:p>
          </table:table-cell>
          <table:table-cell table:formula="of:=[result_0509_server.AI10] / [.$G10] * 100" office:value-type="float" office:value="19.8945348458862" calcext:value-type="float">
            <text:p>19.8945348459</text:p>
          </table:table-cell>
          <table:table-cell table:formula="of:=[result_0509_server.AJ10] / [.$G10] * 100" office:value-type="float" office:value="19.268263338322" calcext:value-type="float">
            <text:p>19.2682633383</text:p>
          </table:table-cell>
          <table:table-cell table:formula="of:=[result_0509_server.AK10] / [.$G10] * 100" office:value-type="float" office:value="18.6851829692104" calcext:value-type="float">
            <text:p>18.6851829692</text:p>
          </table:table-cell>
          <table:table-cell table:formula="of:=[result_0509_server.AL10] / [.$G10] * 100" office:value-type="float" office:value="20.2728947378174" calcext:value-type="float">
            <text:p>20.2728947378</text:p>
          </table:table-cell>
          <table:table-cell table:formula="of:=[result_0509_server.AM10] / [.$G10] * 100" office:value-type="float" office:value="19.6950249925357" calcext:value-type="float">
            <text:p>19.6950249925</text:p>
          </table:table-cell>
          <table:table-cell table:formula="of:=[result_0509_server.AN10] / [.$G10] * 100" office:value-type="float" office:value="19.1532721063342" calcext:value-type="float">
            <text:p>19.1532721063</text:p>
          </table:table-cell>
          <table:table-cell table:formula="of:=[result_0509_server.AO10] / [.$G10] * 100" office:value-type="float" office:value="18.6443527283873" calcext:value-type="float">
            <text:p>18.6443527284</text:p>
          </table:table-cell>
          <table:table-cell table:formula="of:=[result_0509_server.AP10] / [.$G10] * 100" office:value-type="float" office:value="18.1653697844373" calcext:value-type="float">
            <text:p>18.1653697844</text:p>
          </table:table-cell>
          <table:table-cell table:formula="of:=[result_0509_server.AQ10] / [.$G10] * 100" office:value-type="float" office:value="17.7137572944273" calcext:value-type="float">
            <text:p>17.7137572944</text:p>
          </table:table-cell>
          <table:table-cell table:formula="of:=[result_0509_server.AR10] / [.$G10] * 100" office:value-type="float" office:value="17.2872343871956" calcext:value-type="float">
            <text:p>17.2872343872</text:p>
          </table:table-cell>
          <table:table-cell table:formula="of:=[result_0509_server.AS10] / [.$G10] * 100" office:value-type="float" office:value="16.8837667722467" calcext:value-type="float">
            <text:p>16.8837667722</text:p>
          </table:table-cell>
          <table:table-cell table:formula="of:=[result_0509_server.AT10] / [.$G10] * 100" office:value-type="float" office:value="16.5015342949267" calcext:value-type="float">
            <text:p>16.5015342949</text:p>
          </table:table-cell>
          <table:table-cell table:formula="of:=[result_0509_server.AU10] / [.$G10] * 100" office:value-type="float" office:value="16.1389034831103" calcext:value-type="float">
            <text:p>16.1389034831</text:p>
          </table:table-cell>
          <table:table-cell table:formula="of:=[result_0509_server.AV10] / [.$G10] * 100" office:value-type="float" office:value="15.7944042118847" calcext:value-type="float">
            <text:p>15.7944042119</text:p>
          </table:table-cell>
          <table:table-cell table:formula="of:=[result_0509_server.AW10] / [.$G10] * 100" office:value-type="float" office:value="15.4667097831579" calcext:value-type="float">
            <text:p>15.4667097832</text:p>
          </table:table-cell>
          <table:table-cell table:formula="of:=[result_0509_server.AX10] / [.$G10] * 100" office:value-type="float" office:value="15.1546198510372" calcext:value-type="float">
            <text:p>15.154619851</text:p>
          </table:table-cell>
          <table:table-cell table:formula="of:=[result_0509_server.AY10] / [.$G10] * 100" office:value-type="float" office:value="14.8570457297128" calcext:value-type="float">
            <text:p>14.8570457297</text:p>
          </table:table-cell>
          <table:table-cell table:formula="of:=[result_0509_server.AZ10] / [.$G10] * 100" office:value-type="float" office:value="14.5729977048122" calcext:value-type="float">
            <text:p>14.5729977048</text:p>
          </table:table-cell>
          <table:table-cell table:formula="of:=[result_0509_server.BA10] / [.$G10] * 100" office:value-type="float" office:value="14.3015740365738" calcext:value-type="float">
            <text:p>14.3015740366</text:p>
          </table:table-cell>
          <table:table-cell table:formula="of:=[result_0509_server.BB10] / [.$G10] * 100" office:value-type="float" office:value="14.0419513973893" calcext:value-type="float">
            <text:p>14.0419513974</text:p>
          </table:table-cell>
          <table:table-cell table:formula="of:=[result_0509_server.BC10] / [.$G10] * 100" office:value-type="float" office:value="13.793376530085" calcext:value-type="float">
            <text:p>13.7933765301</text:p>
          </table:table-cell>
          <table:table-cell table:formula="of:=[result_0509_server.BD10] / [.$G10] * 100" office:value-type="float" office:value="13.5551589489184" calcext:value-type="float">
            <text:p>13.5551589489</text:p>
          </table:table-cell>
          <table:table-cell table:formula="of:=[result_0509_server.BE10] / [.$G10] * 100" office:value-type="float" office:value="13.32666453433" calcext:value-type="float">
            <text:p>13.3266645343</text:p>
          </table:table-cell>
          <table:table-cell table:formula="of:=[result_0509_server.BF10] / [.$G10] * 100" office:value-type="float" office:value="13.1073098963251" calcext:value-type="float">
            <text:p>13.1073098963</text:p>
          </table:table-cell>
          <table:table-cell table:formula="of:=[result_0509_server.BG10] / [.$G10] * 100" office:value-type="float" office:value="12.8965574009871" calcext:value-type="float">
            <text:p>12.896557401</text:p>
          </table:table-cell>
          <table:table-cell table:formula="of:=[result_0509_server.BH10] / [.$G10] * 100" office:value-type="float" office:value="12.6939107708544" calcext:value-type="float">
            <text:p>12.6939107709</text:p>
          </table:table-cell>
          <table:table-cell table:formula="of:=[result_0509_server.BI10] / [.$G10] * 100" office:value-type="float" office:value="12.4989111833682" calcext:value-type="float">
            <text:p>12.4989111834</text:p>
          </table:table-cell>
          <table:table-cell table:formula="of:=[result_0509_server.BJ10] / [.$G10] * 100" office:value-type="float" office:value="12.3111338028259" calcext:value-type="float">
            <text:p>12.3111338028</text:p>
          </table:table-cell>
          <table:table-cell table:formula="of:=[result_0509_server.BK10] / [.$G10] * 100" office:value-type="float" office:value="12.130184690667" calcext:value-type="float">
            <text:p>12.1301846907</text:p>
          </table:table-cell>
          <table:table-cell table:formula="of:=[result_0509_server.BL10] / [.$G10] * 100" office:value-type="float" office:value="11.9556980467995" calcext:value-type="float">
            <text:p>11.9556980468</text:p>
          </table:table-cell>
          <table:table-cell table:formula="of:=[result_0509_server.BM10] / [.$G10] * 100" office:value-type="float" office:value="11.7873337413133" calcext:value-type="float">
            <text:p>11.7873337413</text:p>
          </table:table-cell>
          <table:table-cell table:formula="of:=[result_0509_server.BN10] / [.$G10] * 100" office:value-type="float" office:value="11.6247751015336" calcext:value-type="float">
            <text:p>11.6247751015</text:p>
          </table:table-cell>
          <table:table-cell table:formula="of:=[result_0509_server.BO10] / [.$G10] * 100" office:value-type="float" office:value="11.4677269241192" calcext:value-type="float">
            <text:p>11.4677269241</text:p>
          </table:table-cell>
          <table:table-cell table:formula="of:=[result_0509_server.BP10] / [.$G10] * 100" office:value-type="float" office:value="11.315913685952" calcext:value-type="float">
            <text:p>11.315913686</text:p>
          </table:table-cell>
          <table:table-cell table:formula="of:=[result_0509_server.BQ10] / [.$G10] * 100" office:value-type="float" office:value="11.1690779310034" calcext:value-type="float">
            <text:p>11.169077931</text:p>
          </table:table-cell>
          <table:table-cell table:formula="of:=[result_0509_server.BR10] / [.$G10] * 100" office:value-type="float" office:value="11.0269788133112" calcext:value-type="float">
            <text:p>11.0269788133</text:p>
          </table:table-cell>
          <table:table-cell table:formula="of:=[result_0509_server.BS10] / [.$G10] * 100" office:value-type="float" office:value="10.8893907787203" calcext:value-type="float">
            <text:p>10.8893907787</text:p>
          </table:table-cell>
          <table:table-cell table:formula="of:=[result_0509_server.BT10] / [.$G10] * 100" office:value-type="float" office:value="10.7561023702104" calcext:value-type="float">
            <text:p>10.7561023702</text:p>
          </table:table-cell>
          <table:table-cell table:formula="of:=[result_0509_server.BU10] / [.$G10] * 100" office:value-type="float" office:value="10.6269151435008" calcext:value-type="float">
            <text:p>10.6269151435</text:p>
          </table:table-cell>
          <table:table-cell table:formula="of:=[result_0509_server.BV10] / [.$G10] * 100" office:value-type="float" office:value="10.501642681237" calcext:value-type="float">
            <text:p>10.5016426812</text:p>
          </table:table-cell>
          <table:table-cell table:formula="of:=[result_0509_server.BW10] / [.$G10] * 100" office:value-type="float" office:value="10.3801096954586" calcext:value-type="float">
            <text:p>10.3801096955</text:p>
          </table:table-cell>
          <table:table-cell table:formula="of:=[result_0509_server.BX10] / [.$G10] * 100" office:value-type="float" office:value="10.262151209262" calcext:value-type="float">
            <text:p>10.2621512093</text:p>
          </table:table-cell>
          <table:table-cell table:formula="of:=[result_0509_server.BY10] / [.$G10] * 100" office:value-type="float" office:value="10.1476118096217" calcext:value-type="float">
            <text:p>10.1476118096</text:p>
          </table:table-cell>
          <table:table-cell table:formula="of:=[result_0509_server.BZ10] / [.$G10] * 100" office:value-type="float" office:value="10.036344964257" calcext:value-type="float">
            <text:p>10.0363449643</text:p>
          </table:table-cell>
          <table:table-cell table:formula="of:=[result_0509_server.CA10] / [.$G10] * 100" office:value-type="float" office:value="9.92821239622642" calcext:value-type="float">
            <text:p>9.9282123962</text:p>
          </table:table-cell>
          <table:table-cell table:formula="of:=[result_0509_server.CB10] / [.$G10] * 100" office:value-type="float" office:value="9.82308351064113" calcext:value-type="float">
            <text:p>9.8230835106</text:p>
          </table:table-cell>
          <table:table-cell table:formula="of:=[result_0509_server.CC10] / [.$G10] * 100" office:value-type="float" office:value="9.72083486849655" calcext:value-type="float">
            <text:p>9.7208348685</text:p>
          </table:table-cell>
          <table:table-cell table:formula="of:=[result_0509_server.CD10] / [.$G10] * 100" office:value-type="float" office:value="9.62134970316667" calcext:value-type="float">
            <text:p>9.6213497032</text:p>
          </table:table-cell>
          <table:table-cell table:formula="of:=[result_0509_server.CE10] / [.$G10] * 100" office:value-type="float" office:value="9.52451747557895" calcext:value-type="float">
            <text:p>9.5245174756</text:p>
          </table:table-cell>
          <table:table-cell table:formula="of:=[result_0509_server.CF10] / [.$G10] * 100" office:value-type="float" office:value="9.43023346450667" calcext:value-type="float">
            <text:p>9.4302334645</text:p>
          </table:table-cell>
          <table:table-cell table:formula="of:=[result_0509_server.CG10] / [.$G10] * 100" office:value-type="float" office:value="9.33839838878692" calcext:value-type="float">
            <text:p>9.3383983888</text:p>
          </table:table-cell>
          <table:table-cell table:formula="of:=[result_0509_server.CH10] / [.$G10] * 100" office:value-type="float" office:value="9.24891805859847" calcext:value-type="float">
            <text:p>9.2489180586</text:p>
          </table:table-cell>
          <table:table-cell table:formula="of:=[result_0509_server.CI10] / [.$G10] * 100" office:value-type="float" office:value="9.16170305322489" calcext:value-type="float">
            <text:p>9.1617030532</text:p>
          </table:table-cell>
          <table:table-cell table:formula="of:=[result_0509_server.CJ10] / [.$G10] * 100" office:value-type="float" office:value="9.07666842298569" calcext:value-type="float">
            <text:p>9.076668423</text:p>
          </table:table-cell>
          <table:table-cell table:formula="of:=[result_0509_server.CK10] / [.$G10] * 100" office:value-type="float" office:value="8.99373341324617" calcext:value-type="float">
            <text:p>8.9937334132</text:p>
          </table:table-cell>
          <table:table-cell table:formula="of:=[result_0509_server.CL10] / [.$G10] * 100" office:value-type="float" office:value="8.91282120862229" calcext:value-type="float">
            <text:p>8.9128212086</text:p>
          </table:table-cell>
          <table:table-cell table:formula="of:=[result_0509_server.CM10] / [.$G10] * 100" office:value-type="float" office:value="8.83385869567607" calcext:value-type="float">
            <text:p>8.8338586957</text:p>
          </table:table-cell>
          <table:table-cell table:formula="of:=[result_0509_server.CN10] / [.$G10] * 100" office:value-type="float" office:value="8.75677624256191" calcext:value-type="float">
            <text:p>8.7567762426</text:p>
          </table:table-cell>
          <table:table-cell table:formula="of:=[result_0509_server.CO10] / [.$G10] * 100" office:value-type="float" office:value="8.68150749422691" calcext:value-type="float">
            <text:p>8.6815074942</text:p>
          </table:table-cell>
          <table:table-cell table:formula="of:=[result_0509_server.CP10] / [.$G10] * 100" office:value-type="float" office:value="8.60798918189968" calcext:value-type="float">
            <text:p>8.6079891819</text:p>
          </table:table-cell>
          <table:table-cell table:formula="of:=[result_0509_server.CQ10] / [.$G10] * 100" office:value-type="float" office:value="8.53616094571792" calcext:value-type="float">
            <text:p>8.5361609457</text:p>
          </table:table-cell>
          <table:table-cell table:formula="of:=[result_0509_server.CR10] / [.$G10] * 100" office:value-type="float" office:value="8.4659651694494" calcext:value-type="float">
            <text:p>8.4659651694</text:p>
          </table:table-cell>
          <table:table-cell table:formula="of:=[result_0509_server.CS10] / [.$G10] * 100" office:value-type="float" office:value="8.39734682635543" calcext:value-type="float">
            <text:p>8.3973468264</text:p>
          </table:table-cell>
          <table:table-cell table:formula="of:=[result_0509_server.CT10] / [.$G10] * 100" office:value-type="float" office:value="8.33025333533021" calcext:value-type="float">
            <text:p>8.3302533353</text:p>
          </table:table-cell>
          <table:table-cell table:formula="of:=[result_0509_server.CU10] / [.$G10] * 100" office:value-type="float" office:value="8.26463442652534" calcext:value-type="float">
            <text:p>8.2646344265</text:p>
          </table:table-cell>
          <table:table-cell table:formula="of:=[result_0509_server.CV10] / [.$G10] * 100" office:value-type="float" office:value="8.20044201573799" calcext:value-type="float">
            <text:p>8.2004420157</text:p>
          </table:table-cell>
          <table:table-cell table:formula="of:=[result_0509_server.CW10] / [.$G10] * 100" office:value-type="float" office:value="8.13763008690304" calcext:value-type="float">
            <text:p>8.1376300869</text:p>
          </table:table-cell>
          <table:table-cell table:formula="of:=[result_0509_server.CX10] / [.$G10] * 100" office:value-type="float" office:value="8.07615458208581" calcext:value-type="float">
            <text:p>8.0761545821</text:p>
          </table:table-cell>
          <table:table-cell table:formula="of:=[result_0509_server.CY10] / [.$G10] * 100" office:value-type="float" office:value="8.01597329842266" calcext:value-type="float">
            <text:p>8.0159732984</text:p>
          </table:table-cell>
          <table:table-cell table:formula="of:=[result_0509_server.CZ10] / [.$G10] * 100" office:value-type="float" office:value="7.95704579150249" calcext:value-type="float">
            <text:p>7.9570457915</text:p>
          </table:table-cell>
          <table:table-cell table:formula="of:=[result_0509_server.DA10] / [.$G10] * 100" office:value-type="float" office:value="7.89933328472503" calcext:value-type="float">
            <text:p>7.8993332847</text:p>
          </table:table-cell>
          <table:table-cell table:formula="of:=[result_0509_server.DB10] / [.$G10] * 100" office:value-type="float" office:value="7.8427985842083" calcext:value-type="float">
            <text:p>7.8427985842</text:p>
          </table:table-cell>
          <table:table-cell table:formula="of:=[result_0509_server.DC10] / [.$G10] * 100" office:value-type="float" office:value="7.78740599885354" calcext:value-type="float">
            <text:p>7.7874059989</text:p>
          </table:table-cell>
          <table:table-cell table:formula="of:=[result_0509_server.DD10] / [.$G10] * 100" office:value-type="float" office:value="7.73312126520588" calcext:value-type="float">
            <text:p>7.7331212652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10.9452369269716" calcext:value-type="float">
            <text:p>10.945236927</text:p>
          </table:table-cell>
          <table:table-cell office:value-type="string" calcext:value-type="string">
            <text:p><text:s/>global min</text:p>
          </table:table-cell>
          <table:table-cell office:value-type="float" office:value="-3.59562600985404" calcext:value-type="float">
            <text:p>-3.5956260099</text:p>
          </table:table-cell>
          <table:table-cell office:value-type="string" calcext:value-type="string">
            <text:p><text:s/>range</text:p>
          </table:table-cell>
          <table:table-cell office:value-type="float" office:value="14.5408629368256" calcext:value-type="float">
            <text:p>14.5408629368</text:p>
          </table:table-cell>
          <table:table-cell office:value-type="string" calcext:value-type="string">
            <text:p><text:s/>regret</text:p>
          </table:table-cell>
          <table:table-cell table:formula="of:=[result_0509_server.I11] / [.$G11] * 100" office:value-type="float" office:value="61.1725548709095" calcext:value-type="float">
            <text:p>61.1725548709</text:p>
          </table:table-cell>
          <table:table-cell table:formula="of:=[result_0509_server.J11] / [.$G11] * 100" office:value-type="float" office:value="70.678814210854" calcext:value-type="float">
            <text:p>70.6788142109</text:p>
          </table:table-cell>
          <table:table-cell table:formula="of:=[result_0509_server.K11] / [.$G11] * 100" office:value-type="float" office:value="66.0587898452992" calcext:value-type="float">
            <text:p>66.0587898453</text:p>
          </table:table-cell>
          <table:table-cell table:formula="of:=[result_0509_server.L11] / [.$G11] * 100" office:value-type="float" office:value="55.8485910287527" calcext:value-type="float">
            <text:p>55.8485910288</text:p>
          </table:table-cell>
          <table:table-cell table:formula="of:=[result_0509_server.M11] / [.$G11] * 100" office:value-type="float" office:value="50.1877366439862" calcext:value-type="float">
            <text:p>50.187736644</text:p>
          </table:table-cell>
          <table:table-cell table:formula="of:=[result_0509_server.N11] / [.$G11] * 100" office:value-type="float" office:value="48.0781802813722" calcext:value-type="float">
            <text:p>48.0781802814</text:p>
          </table:table-cell>
          <table:table-cell table:formula="of:=[result_0509_server.O11] / [.$G11] * 100" office:value-type="float" office:value="48.451627676784" calcext:value-type="float">
            <text:p>48.4516276768</text:p>
          </table:table-cell>
          <table:table-cell table:formula="of:=[result_0509_server.P11] / [.$G11] * 100" office:value-type="float" office:value="48.1816725356424" calcext:value-type="float">
            <text:p>48.1816725356</text:p>
          </table:table-cell>
          <table:table-cell table:formula="of:=[result_0509_server.Q11] / [.$G11] * 100" office:value-type="float" office:value="49.0722094276977" calcext:value-type="float">
            <text:p>49.0722094277</text:p>
          </table:table-cell>
          <table:table-cell table:formula="of:=[result_0509_server.R11] / [.$G11] * 100" office:value-type="float" office:value="47.0951561196136" calcext:value-type="float">
            <text:p>47.0951561196</text:p>
          </table:table-cell>
          <table:table-cell table:formula="of:=[result_0509_server.S11] / [.$G11] * 100" office:value-type="float" office:value="48.2307655387388" calcext:value-type="float">
            <text:p>48.2307655387</text:p>
          </table:table-cell>
          <table:table-cell table:formula="of:=[result_0509_server.T11] / [.$G11] * 100" office:value-type="float" office:value="47.4682563881648" calcext:value-type="float">
            <text:p>47.4682563882</text:p>
          </table:table-cell>
          <table:table-cell table:formula="of:=[result_0509_server.U11] / [.$G11] * 100" office:value-type="float" office:value="47.0033105969534" calcext:value-type="float">
            <text:p>47.003310597</text:p>
          </table:table-cell>
          <table:table-cell table:formula="of:=[result_0509_server.V11] / [.$G11] * 100" office:value-type="float" office:value="44.920805682277" calcext:value-type="float">
            <text:p>44.9208056823</text:p>
          </table:table-cell>
          <table:table-cell table:formula="of:=[result_0509_server.W11] / [.$G11] * 100" office:value-type="float" office:value="45.6248481733237" calcext:value-type="float">
            <text:p>45.6248481733</text:p>
          </table:table-cell>
          <table:table-cell table:formula="of:=[result_0509_server.X11] / [.$G11] * 100" office:value-type="float" office:value="43.3598523913074" calcext:value-type="float">
            <text:p>43.3598523913</text:p>
          </table:table-cell>
          <table:table-cell table:formula="of:=[result_0509_server.Y11] / [.$G11] * 100" office:value-type="float" office:value="41.3016191206651" calcext:value-type="float">
            <text:p>41.3016191207</text:p>
          </table:table-cell>
          <table:table-cell table:formula="of:=[result_0509_server.Z11] / [.$G11] * 100" office:value-type="float" office:value="39.4720784356496" calcext:value-type="float">
            <text:p>39.4720784356</text:p>
          </table:table-cell>
          <table:table-cell table:formula="of:=[result_0509_server.AA11] / [.$G11] * 100" office:value-type="float" office:value="37.8351209806359" calcext:value-type="float">
            <text:p>37.8351209806</text:p>
          </table:table-cell>
          <table:table-cell table:formula="of:=[result_0509_server.AB11] / [.$G11] * 100" office:value-type="float" office:value="36.3618592711234" calcext:value-type="float">
            <text:p>36.3618592711</text:p>
          </table:table-cell>
          <table:table-cell table:formula="of:=[result_0509_server.AC11] / [.$G11] * 100" office:value-type="float" office:value="35.0289082006122" calcext:value-type="float">
            <text:p>35.0289082006</text:p>
          </table:table-cell>
          <table:table-cell table:formula="of:=[result_0509_server.AD11] / [.$G11] * 100" office:value-type="float" office:value="33.8171345001474" calcext:value-type="float">
            <text:p>33.8171345001</text:p>
          </table:table-cell>
          <table:table-cell table:formula="of:=[result_0509_server.AE11] / [.$G11] * 100" office:value-type="float" office:value="32.7107324258101" calcext:value-type="float">
            <text:p>32.7107324258</text:p>
          </table:table-cell>
          <table:table-cell table:formula="of:=[result_0509_server.AF11] / [.$G11] * 100" office:value-type="float" office:value="31.6965305243341" calcext:value-type="float">
            <text:p>31.6965305243</text:p>
          </table:table-cell>
          <table:table-cell table:formula="of:=[result_0509_server.AG11] / [.$G11] * 100" office:value-type="float" office:value="30.7634647749762" calcext:value-type="float">
            <text:p>30.763464775</text:p>
          </table:table-cell>
          <table:table-cell table:formula="of:=[result_0509_server.AH11] / [.$G11] * 100" office:value-type="float" office:value="29.9021733140305" calcext:value-type="float">
            <text:p>29.902173314</text:p>
          </table:table-cell>
          <table:table-cell table:formula="of:=[result_0509_server.AI11] / [.$G11] * 100" office:value-type="float" office:value="29.1046812205623" calcext:value-type="float">
            <text:p>29.1046812206</text:p>
          </table:table-cell>
          <table:table-cell table:formula="of:=[result_0509_server.AJ11] / [.$G11] * 100" office:value-type="float" office:value="28.364152848056" calcext:value-type="float">
            <text:p>28.3641528481</text:p>
          </table:table-cell>
          <table:table-cell table:formula="of:=[result_0509_server.AK11] / [.$G11] * 100" office:value-type="float" office:value="27.6746953977916" calcext:value-type="float">
            <text:p>27.6746953978</text:p>
          </table:table-cell>
          <table:table-cell table:formula="of:=[result_0509_server.AL11] / [.$G11] * 100" office:value-type="float" office:value="27.0312017775448" calcext:value-type="float">
            <text:p>27.0312017775</text:p>
          </table:table-cell>
          <table:table-cell table:formula="of:=[result_0509_server.AM11] / [.$G11] * 100" office:value-type="float" office:value="26.4292238747332" calcext:value-type="float">
            <text:p>26.4292238747</text:p>
          </table:table-cell>
          <table:table-cell table:formula="of:=[result_0509_server.AN11] / [.$G11] * 100" office:value-type="float" office:value="25.8648695908474" calcext:value-type="float">
            <text:p>25.8648695908</text:p>
          </table:table-cell>
          <table:table-cell table:formula="of:=[result_0509_server.AO11] / [.$G11] * 100" office:value-type="float" office:value="25.3347185968941" calcext:value-type="float">
            <text:p>25.3347185969</text:p>
          </table:table-cell>
          <table:table-cell table:formula="of:=[result_0509_server.AP11] / [.$G11] * 100" office:value-type="float" office:value="24.8357529555263" calcext:value-type="float">
            <text:p>24.8357529555</text:p>
          </table:table-cell>
          <table:table-cell table:formula="of:=[result_0509_server.AQ11] / [.$G11] * 100" office:value-type="float" office:value="24.3652996365223" calcext:value-type="float">
            <text:p>24.3652996365</text:p>
          </table:table-cell>
          <table:table-cell table:formula="of:=[result_0509_server.AR11] / [.$G11] * 100" office:value-type="float" office:value="23.9209826130185" calcext:value-type="float">
            <text:p>23.920982613</text:p>
          </table:table-cell>
          <table:table-cell table:formula="of:=[result_0509_server.AS11] / [.$G11] * 100" office:value-type="float" office:value="23.5006827259204" calcext:value-type="float">
            <text:p>23.5006827259</text:p>
          </table:table-cell>
          <table:table-cell table:formula="of:=[result_0509_server.AT11] / [.$G11] * 100" office:value-type="float" office:value="23.1025038855117" calcext:value-type="float">
            <text:p>23.1025038855</text:p>
          </table:table-cell>
          <table:table-cell table:formula="of:=[result_0509_server.AU11] / [.$G11] * 100" office:value-type="float" office:value="22.7247444728162" calcext:value-type="float">
            <text:p>22.7247444728</text:p>
          </table:table-cell>
          <table:table-cell table:formula="of:=[result_0509_server.AV11] / [.$G11] * 100" office:value-type="float" office:value="22.3658730307554" calcext:value-type="float">
            <text:p>22.3658730308</text:p>
          </table:table-cell>
          <table:table-cell table:formula="of:=[result_0509_server.AW11] / [.$G11] * 100" office:value-type="float" office:value="22.0245075126977" calcext:value-type="float">
            <text:p>22.0245075127</text:p>
          </table:table-cell>
          <table:table-cell table:formula="of:=[result_0509_server.AX11] / [.$G11] * 100" office:value-type="float" office:value="21.6993974954998" calcext:value-type="float">
            <text:p>21.6993974955</text:p>
          </table:table-cell>
          <table:table-cell table:formula="of:=[result_0509_server.AY11] / [.$G11] * 100" office:value-type="float" office:value="21.3894088744507" calcext:value-type="float">
            <text:p>21.3894088745</text:p>
          </table:table-cell>
          <table:table-cell table:formula="of:=[result_0509_server.AZ11] / [.$G11] * 100" office:value-type="float" office:value="21.0935106452675" calcext:value-type="float">
            <text:p>21.0935106453</text:p>
          </table:table-cell>
          <table:table-cell table:formula="of:=[result_0509_server.BA11] / [.$G11] * 100" office:value-type="float" office:value="20.8107634484923" calcext:value-type="float">
            <text:p>20.8107634485</text:p>
          </table:table-cell>
          <table:table-cell table:formula="of:=[result_0509_server.BB11] / [.$G11] * 100" office:value-type="float" office:value="20.5403096080988" calcext:value-type="float">
            <text:p>20.5403096081</text:p>
          </table:table-cell>
          <table:table-cell table:formula="of:=[result_0509_server.BC11] / [.$G11] * 100" office:value-type="float" office:value="20.2813644417645" calcext:value-type="float">
            <text:p>20.2813644418</text:p>
          </table:table-cell>
          <table:table-cell table:formula="of:=[result_0509_server.BD11] / [.$G11] * 100" office:value-type="float" office:value="20.0332086573608" calcext:value-type="float">
            <text:p>20.0332086574</text:p>
          </table:table-cell>
          <table:table-cell table:formula="of:=[result_0509_server.BE11] / [.$G11] * 100" office:value-type="float" office:value="19.7951816804838" calcext:value-type="float">
            <text:p>19.7951816805</text:p>
          </table:table-cell>
          <table:table-cell table:formula="of:=[result_0509_server.BF11] / [.$G11] * 100" office:value-type="float" office:value="19.5666757826819" calcext:value-type="float">
            <text:p>19.5666757827</text:p>
          </table:table-cell>
          <table:table-cell table:formula="of:=[result_0509_server.BG11] / [.$G11] * 100" office:value-type="float" office:value="19.34713090048" calcext:value-type="float">
            <text:p>19.3471309005</text:p>
          </table:table-cell>
          <table:table-cell table:formula="of:=[result_0509_server.BH11] / [.$G11] * 100" office:value-type="float" office:value="19.136030052209" calcext:value-type="float">
            <text:p>19.1360300522</text:p>
          </table:table-cell>
          <table:table-cell table:formula="of:=[result_0509_server.BI11] / [.$G11] * 100" office:value-type="float" office:value="18.932895273684" calcext:value-type="float">
            <text:p>18.9328952737</text:p>
          </table:table-cell>
          <table:table-cell table:formula="of:=[result_0509_server.BJ11] / [.$G11] * 100" office:value-type="float" office:value="18.7372840054749" calcext:value-type="float">
            <text:p>18.7372840055</text:p>
          </table:table-cell>
          <table:table-cell table:formula="of:=[result_0509_server.BK11] / [.$G11] * 100" office:value-type="float" office:value="18.5487858742915" calcext:value-type="float">
            <text:p>18.5487858743</text:p>
          </table:table-cell>
          <table:table-cell table:formula="of:=[result_0509_server.BL11] / [.$G11] * 100" office:value-type="float" office:value="18.3670198192218" calcext:value-type="float">
            <text:p>18.3670198192</text:p>
          </table:table-cell>
          <table:table-cell table:formula="of:=[result_0509_server.BM11] / [.$G11] * 100" office:value-type="float" office:value="18.1916315204702" calcext:value-type="float">
            <text:p>18.1916315205</text:p>
          </table:table-cell>
          <table:table-cell table:formula="of:=[result_0509_server.BN11] / [.$G11] * 100" office:value-type="float" office:value="18.0222910940896" calcext:value-type="float">
            <text:p>18.0222910941</text:p>
          </table:table-cell>
          <table:table-cell table:formula="of:=[result_0509_server.BO11] / [.$G11] * 100" office:value-type="float" office:value="17.8586910211455" calcext:value-type="float">
            <text:p>17.8586910211</text:p>
          </table:table-cell>
          <table:table-cell table:formula="of:=[result_0509_server.BP11] / [.$G11] * 100" office:value-type="float" office:value="17.7005442839661" calcext:value-type="float">
            <text:p>17.700544284</text:p>
          </table:table-cell>
          <table:table-cell table:formula="of:=[result_0509_server.BQ11] / [.$G11] * 100" office:value-type="float" office:value="17.5475826857107" calcext:value-type="float">
            <text:p>17.5475826857</text:p>
          </table:table-cell>
          <table:table-cell table:formula="of:=[result_0509_server.BR11] / [.$G11] * 100" office:value-type="float" office:value="17.3995553325603" calcext:value-type="float">
            <text:p>17.3995553326</text:p>
          </table:table-cell>
          <table:table-cell table:formula="of:=[result_0509_server.BS11] / [.$G11] * 100" office:value-type="float" office:value="17.2562272604624" calcext:value-type="float">
            <text:p>17.2562272605</text:p>
          </table:table-cell>
          <table:table-cell table:formula="of:=[result_0509_server.BT11] / [.$G11] * 100" office:value-type="float" office:value="17.1173781906174" calcext:value-type="float">
            <text:p>17.1173781906</text:p>
          </table:table-cell>
          <table:table-cell table:formula="of:=[result_0509_server.BU11] / [.$G11] * 100" office:value-type="float" office:value="16.9828013998447" calcext:value-type="float">
            <text:p>16.9828013998</text:p>
          </table:table-cell>
          <table:table-cell table:formula="of:=[result_0509_server.BV11] / [.$G11] * 100" office:value-type="float" office:value="16.8523026936408" calcext:value-type="float">
            <text:p>16.8523026936</text:p>
          </table:table-cell>
          <table:table-cell table:formula="of:=[result_0509_server.BW11] / [.$G11] * 100" office:value-type="float" office:value="16.7256994712042" calcext:value-type="float">
            <text:p>16.7256994712</text:p>
          </table:table-cell>
          <table:table-cell table:formula="of:=[result_0509_server.BX11] / [.$G11] * 100" office:value-type="float" office:value="16.6028198729569" calcext:value-type="float">
            <text:p>16.602819873</text:p>
          </table:table-cell>
          <table:table-cell table:formula="of:=[result_0509_server.BY11] / [.$G11] * 100" office:value-type="float" office:value="16.483502002195" calcext:value-type="float">
            <text:p>16.4835020022</text:p>
          </table:table-cell>
          <table:table-cell table:formula="of:=[result_0509_server.BZ11] / [.$G11] * 100" office:value-type="float" office:value="16.3675932134549" calcext:value-type="float">
            <text:p>16.3675932135</text:p>
          </table:table-cell>
          <table:table-cell table:formula="of:=[result_0509_server.CA11] / [.$G11] * 100" office:value-type="float" office:value="16.2549494610173" calcext:value-type="float">
            <text:p>16.254949461</text:p>
          </table:table-cell>
          <table:table-cell table:formula="of:=[result_0509_server.CB11] / [.$G11] * 100" office:value-type="float" office:value="16.145434701703" calcext:value-type="float">
            <text:p>16.1454347017</text:p>
          </table:table-cell>
          <table:table-cell table:formula="of:=[result_0509_server.CC11] / [.$G11] * 100" office:value-type="float" office:value="16.0389203467535" calcext:value-type="float">
            <text:p>16.0389203468</text:p>
          </table:table-cell>
          <table:table-cell table:formula="of:=[result_0509_server.CD11] / [.$G11] * 100" office:value-type="float" office:value="15.935284758154" calcext:value-type="float">
            <text:p>15.9352847582</text:p>
          </table:table-cell>
          <table:table-cell table:formula="of:=[result_0509_server.CE11] / [.$G11] * 100" office:value-type="float" office:value="15.8344127852504" calcext:value-type="float">
            <text:p>15.8344127853</text:p>
          </table:table-cell>
          <table:table-cell table:formula="of:=[result_0509_server.CF11] / [.$G11] * 100" office:value-type="float" office:value="15.7361953379496" calcext:value-type="float">
            <text:p>15.7361953379</text:p>
          </table:table-cell>
          <table:table-cell table:formula="of:=[result_0509_server.CG11] / [.$G11] * 100" office:value-type="float" office:value="15.6405289931761" calcext:value-type="float">
            <text:p>15.6405289932</text:p>
          </table:table-cell>
          <table:table-cell table:formula="of:=[result_0509_server.CH11] / [.$G11] * 100" office:value-type="float" office:value="15.5473156316018" calcext:value-type="float">
            <text:p>15.5473156316</text:p>
          </table:table-cell>
          <table:table-cell table:formula="of:=[result_0509_server.CI11] / [.$G11] * 100" office:value-type="float" office:value="15.4564621019662" calcext:value-type="float">
            <text:p>15.456462102</text:p>
          </table:table-cell>
          <table:table-cell table:formula="of:=[result_0509_server.CJ11] / [.$G11] * 100" office:value-type="float" office:value="15.3678799105714" calcext:value-type="float">
            <text:p>15.3678799106</text:p>
          </table:table-cell>
          <table:table-cell table:formula="of:=[result_0509_server.CK11] / [.$G11] * 100" office:value-type="float" office:value="15.2814849337791" calcext:value-type="float">
            <text:p>15.2814849338</text:p>
          </table:table-cell>
          <table:table-cell table:formula="of:=[result_0509_server.CL11] / [.$G11] * 100" office:value-type="float" office:value="15.1971971515426" calcext:value-type="float">
            <text:p>15.1971971515</text:p>
          </table:table-cell>
          <table:table-cell table:formula="of:=[result_0509_server.CM11] / [.$G11] * 100" office:value-type="float" office:value="15.1149404002034" calcext:value-type="float">
            <text:p>15.1149404002</text:p>
          </table:table-cell>
          <table:table-cell table:formula="of:=[result_0509_server.CN11] / [.$G11] * 100" office:value-type="float" office:value="15.0346421429437" calcext:value-type="float">
            <text:p>15.0346421429</text:p>
          </table:table-cell>
          <table:table-cell table:formula="of:=[result_0509_server.CO11] / [.$G11] * 100" office:value-type="float" office:value="14.956233256443" calcext:value-type="float">
            <text:p>14.9562332564</text:p>
          </table:table-cell>
          <table:table-cell table:formula="of:=[result_0509_server.CP11] / [.$G11] * 100" office:value-type="float" office:value="14.8796478324191" calcext:value-type="float">
            <text:p>14.8796478324</text:p>
          </table:table-cell>
          <table:table-cell table:formula="of:=[result_0509_server.CQ11] / [.$G11] * 100" office:value-type="float" office:value="14.8048229928555" calcext:value-type="float">
            <text:p>14.8048229929</text:p>
          </table:table-cell>
          <table:table-cell table:formula="of:=[result_0509_server.CR11] / [.$G11] * 100" office:value-type="float" office:value="14.7316987178275" calcext:value-type="float">
            <text:p>14.7316987178</text:p>
          </table:table-cell>
          <table:table-cell table:formula="of:=[result_0509_server.CS11] / [.$G11] * 100" office:value-type="float" office:value="14.6602176849349" calcext:value-type="float">
            <text:p>14.6602176849</text:p>
          </table:table-cell>
          <table:table-cell table:formula="of:=[result_0509_server.CT11] / [.$G11] * 100" office:value-type="float" office:value="14.5903251194399" calcext:value-type="float">
            <text:p>14.5903251194</text:p>
          </table:table-cell>
          <table:table-cell table:formula="of:=[result_0509_server.CU11] / [.$G11] * 100" office:value-type="float" office:value="14.5219686542855" calcext:value-type="float">
            <text:p>14.5219686543</text:p>
          </table:table-cell>
          <table:table-cell table:formula="of:=[result_0509_server.CV11] / [.$G11] * 100" office:value-type="float" office:value="14.4550981992431" calcext:value-type="float">
            <text:p>14.4550981992</text:p>
          </table:table-cell>
          <table:table-cell table:formula="of:=[result_0509_server.CW11] / [.$G11] * 100" office:value-type="float" office:value="14.3896658185028" calcext:value-type="float">
            <text:p>14.3896658185</text:p>
          </table:table-cell>
          <table:table-cell table:formula="of:=[result_0509_server.CX11] / [.$G11] * 100" office:value-type="float" office:value="14.325625616076" calcext:value-type="float">
            <text:p>14.3256256161</text:p>
          </table:table-cell>
          <table:table-cell table:formula="of:=[result_0509_server.CY11] / [.$G11] * 100" office:value-type="float" office:value="14.2629336284371" calcext:value-type="float">
            <text:p>14.2629336284</text:p>
          </table:table-cell>
          <table:table-cell table:formula="of:=[result_0509_server.CZ11] / [.$G11] * 100" office:value-type="float" office:value="14.2015477238741" calcext:value-type="float">
            <text:p>14.2015477239</text:p>
          </table:table-cell>
          <table:table-cell table:formula="of:=[result_0509_server.DA11] / [.$G11] * 100" office:value-type="float" office:value="14.141427508065" calcext:value-type="float">
            <text:p>14.1414275081</text:p>
          </table:table-cell>
          <table:table-cell table:formula="of:=[result_0509_server.DB11] / [.$G11] * 100" office:value-type="float" office:value="14.0825342354357" calcext:value-type="float">
            <text:p>14.0825342354</text:p>
          </table:table-cell>
          <table:table-cell table:formula="of:=[result_0509_server.DC11] / [.$G11] * 100" office:value-type="float" office:value="14.0248307258897" calcext:value-type="float">
            <text:p>14.0248307259</text:p>
          </table:table-cell>
          <table:table-cell table:formula="of:=[result_0509_server.DD11] / [.$G11] * 100" office:value-type="float" office:value="13.9682812865347" calcext:value-type="float">
            <text:p>13.9682812865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7.92334764152072" calcext:value-type="float">
            <text:p>7.9233476415</text:p>
          </table:table-cell>
          <table:table-cell office:value-type="string" calcext:value-type="string">
            <text:p><text:s/>global min</text:p>
          </table:table-cell>
          <table:table-cell office:value-type="float" office:value="-3.85912535629595" calcext:value-type="float">
            <text:p>-3.8591253563</text:p>
          </table:table-cell>
          <table:table-cell office:value-type="string" calcext:value-type="string">
            <text:p><text:s/>range</text:p>
          </table:table-cell>
          <table:table-cell office:value-type="float" office:value="11.7824729978167" calcext:value-type="float">
            <text:p>11.7824729978</text:p>
          </table:table-cell>
          <table:table-cell office:value-type="string" calcext:value-type="string">
            <text:p><text:s/>regret</text:p>
          </table:table-cell>
          <table:table-cell table:formula="of:=[result_0509_server.I12] / [.$G12] * 100" office:value-type="float" office:value="14.7494020493051" calcext:value-type="float">
            <text:p>14.7494020493</text:p>
          </table:table-cell>
          <table:table-cell table:formula="of:=[result_0509_server.J12] / [.$G12] * 100" office:value-type="float" office:value="13.3122550410892" calcext:value-type="float">
            <text:p>13.3122550411</text:p>
          </table:table-cell>
          <table:table-cell table:formula="of:=[result_0509_server.K12] / [.$G12] * 100" office:value-type="float" office:value="14.623809602605" calcext:value-type="float">
            <text:p>14.6238096026</text:p>
          </table:table-cell>
          <table:table-cell table:formula="of:=[result_0509_server.L12] / [.$G12] * 100" office:value-type="float" office:value="19.7860402300412" calcext:value-type="float">
            <text:p>19.78604023</text:p>
          </table:table-cell>
          <table:table-cell table:formula="of:=[result_0509_server.M12] / [.$G12] * 100" office:value-type="float" office:value="18.4325566943437" calcext:value-type="float">
            <text:p>18.4325566943</text:p>
          </table:table-cell>
          <table:table-cell table:formula="of:=[result_0509_server.N12] / [.$G12] * 100" office:value-type="float" office:value="21.9253002720963" calcext:value-type="float">
            <text:p>21.9253002721</text:p>
          </table:table-cell>
          <table:table-cell table:formula="of:=[result_0509_server.O12] / [.$G12] * 100" office:value-type="float" office:value="28.4779372180976" calcext:value-type="float">
            <text:p>28.4779372181</text:p>
          </table:table-cell>
          <table:table-cell table:formula="of:=[result_0509_server.P12] / [.$G12] * 100" office:value-type="float" office:value="33.7708359845793" calcext:value-type="float">
            <text:p>33.7708359846</text:p>
          </table:table-cell>
          <table:table-cell table:formula="of:=[result_0509_server.Q12] / [.$G12] * 100" office:value-type="float" office:value="32.7036843383207" calcext:value-type="float">
            <text:p>32.7036843383</text:p>
          </table:table-cell>
          <table:table-cell table:formula="of:=[result_0509_server.R12] / [.$G12] * 100" office:value-type="float" office:value="37.7430998023598" calcext:value-type="float">
            <text:p>37.7430998024</text:p>
          </table:table-cell>
          <table:table-cell table:formula="of:=[result_0509_server.S12] / [.$G12] * 100" office:value-type="float" office:value="39.6657741914166" calcext:value-type="float">
            <text:p>39.6657741914</text:p>
          </table:table-cell>
          <table:table-cell table:formula="of:=[result_0509_server.T12] / [.$G12] * 100" office:value-type="float" office:value="40.6470895195166" calcext:value-type="float">
            <text:p>40.6470895195</text:p>
          </table:table-cell>
          <table:table-cell table:formula="of:=[result_0509_server.U12] / [.$G12] * 100" office:value-type="float" office:value="38.3418303365146" calcext:value-type="float">
            <text:p>38.3418303365</text:p>
          </table:table-cell>
          <table:table-cell table:formula="of:=[result_0509_server.V12] / [.$G12] * 100" office:value-type="float" office:value="40.4352976222475" calcext:value-type="float">
            <text:p>40.4352976222</text:p>
          </table:table-cell>
          <table:table-cell table:formula="of:=[result_0509_server.W12] / [.$G12] * 100" office:value-type="float" office:value="38.5312849829559" calcext:value-type="float">
            <text:p>38.531284983</text:p>
          </table:table-cell>
          <table:table-cell table:formula="of:=[result_0509_server.X12] / [.$G12] * 100" office:value-type="float" office:value="36.7654767432436" calcext:value-type="float">
            <text:p>36.7654767432</text:p>
          </table:table-cell>
          <table:table-cell table:formula="of:=[result_0509_server.Y12] / [.$G12] * 100" office:value-type="float" office:value="38.7126142324619" calcext:value-type="float">
            <text:p>38.7126142325</text:p>
          </table:table-cell>
          <table:table-cell table:formula="of:=[result_0509_server.Z12] / [.$G12] * 100" office:value-type="float" office:value="37.2216416658181" calcext:value-type="float">
            <text:p>37.2216416658</text:p>
          </table:table-cell>
          <table:table-cell table:formula="of:=[result_0509_server.AA12] / [.$G12] * 100" office:value-type="float" office:value="35.461660271165" calcext:value-type="float">
            <text:p>35.4616602712</text:p>
          </table:table-cell>
          <table:table-cell table:formula="of:=[result_0509_server.AB12] / [.$G12] * 100" office:value-type="float" office:value="33.8776770159772" calcext:value-type="float">
            <text:p>33.877677016</text:p>
          </table:table-cell>
          <table:table-cell table:formula="of:=[result_0509_server.AC12] / [.$G12] * 100" office:value-type="float" office:value="32.4445493089026" calcext:value-type="float">
            <text:p>32.4445493089</text:p>
          </table:table-cell>
          <table:table-cell table:formula="of:=[result_0509_server.AD12] / [.$G12] * 100" office:value-type="float" office:value="31.5095747054466" calcext:value-type="float">
            <text:p>31.5095747054</text:p>
          </table:table-cell>
          <table:table-cell table:formula="of:=[result_0509_server.AE12] / [.$G12] * 100" office:value-type="float" office:value="30.3040277690103" calcext:value-type="float">
            <text:p>30.304027769</text:p>
          </table:table-cell>
          <table:table-cell table:formula="of:=[result_0509_server.AF12] / [.$G12] * 100" office:value-type="float" office:value="29.1989430772769" calcext:value-type="float">
            <text:p>29.1989430773</text:p>
          </table:table-cell>
          <table:table-cell table:formula="of:=[result_0509_server.AG12] / [.$G12] * 100" office:value-type="float" office:value="28.1822651608822" calcext:value-type="float">
            <text:p>28.1822651609</text:p>
          </table:table-cell>
          <table:table-cell table:formula="of:=[result_0509_server.AH12] / [.$G12] * 100" office:value-type="float" office:value="27.2437932380563" calcext:value-type="float">
            <text:p>27.2437932381</text:p>
          </table:table-cell>
          <table:table-cell table:formula="of:=[result_0509_server.AI12] / [.$G12] * 100" office:value-type="float" office:value="26.3748377539583" calcext:value-type="float">
            <text:p>26.374837754</text:p>
          </table:table-cell>
          <table:table-cell table:formula="of:=[result_0509_server.AJ12] / [.$G12] * 100" office:value-type="float" office:value="25.5679505187243" calcext:value-type="float">
            <text:p>25.5679505187</text:p>
          </table:table-cell>
          <table:table-cell table:formula="of:=[result_0509_server.AK12] / [.$G12] * 100" office:value-type="float" office:value="24.8167106790239" calcext:value-type="float">
            <text:p>24.816710679</text:p>
          </table:table-cell>
          <table:table-cell table:formula="of:=[result_0509_server.AL12] / [.$G12] * 100" office:value-type="float" office:value="24.1155534953034" calcext:value-type="float">
            <text:p>24.1155534953</text:p>
          </table:table-cell>
          <table:table-cell table:formula="of:=[result_0509_server.AM12] / [.$G12] * 100" office:value-type="float" office:value="23.4596322589197" calcext:value-type="float">
            <text:p>23.4596322589</text:p>
          </table:table-cell>
          <table:table-cell table:formula="of:=[result_0509_server.AN12] / [.$G12] * 100" office:value-type="float" office:value="23.0976158768557" calcext:value-type="float">
            <text:p>23.0976158769</text:p>
          </table:table-cell>
          <table:table-cell table:formula="of:=[result_0509_server.AO12] / [.$G12] * 100" office:value-type="float" office:value="22.5122940371756" calcext:value-type="float">
            <text:p>22.5122940372</text:p>
          </table:table-cell>
          <table:table-cell table:formula="of:=[result_0509_server.AP12] / [.$G12] * 100" office:value-type="float" office:value="21.9614028939471" calcext:value-type="float">
            <text:p>21.9614028939</text:p>
          </table:table-cell>
          <table:table-cell table:formula="of:=[result_0509_server.AQ12] / [.$G12] * 100" office:value-type="float" office:value="21.4419912446174" calcext:value-type="float">
            <text:p>21.4419912446</text:p>
          </table:table-cell>
          <table:table-cell table:formula="of:=[result_0509_server.AR12] / [.$G12] * 100" office:value-type="float" office:value="20.9514357980283" calcext:value-type="float">
            <text:p>20.951435798</text:p>
          </table:table-cell>
          <table:table-cell table:formula="of:=[result_0509_server.AS12] / [.$G12] * 100" office:value-type="float" office:value="20.4873968620656" calcext:value-type="float">
            <text:p>20.4873968621</text:p>
          </table:table-cell>
          <table:table-cell table:formula="of:=[result_0509_server.AT12] / [.$G12] * 100" office:value-type="float" office:value="20.0477810279958" calcext:value-type="float">
            <text:p>20.047781028</text:p>
          </table:table-cell>
          <table:table-cell table:formula="of:=[result_0509_server.AU12] / [.$G12] * 100" office:value-type="float" office:value="19.6307095956731" calcext:value-type="float">
            <text:p>19.6307095957</text:p>
          </table:table-cell>
          <table:table-cell table:formula="of:=[result_0509_server.AV12] / [.$G12] * 100" office:value-type="float" office:value="19.2344917349665" calcext:value-type="float">
            <text:p>19.234491735</text:p>
          </table:table-cell>
          <table:table-cell table:formula="of:=[result_0509_server.AW12] / [.$G12] * 100" office:value-type="float" office:value="18.8576015747821" calcext:value-type="float">
            <text:p>18.8576015748</text:p>
          </table:table-cell>
          <table:table-cell table:formula="of:=[result_0509_server.AX12] / [.$G12] * 100" office:value-type="float" office:value="18.4986585650827" calcext:value-type="float">
            <text:p>18.4986585651</text:p>
          </table:table-cell>
          <table:table-cell table:formula="of:=[result_0509_server.AY12] / [.$G12] * 100" office:value-type="float" office:value="18.1564105790904" calcext:value-type="float">
            <text:p>18.1564105791</text:p>
          </table:table-cell>
          <table:table-cell table:formula="of:=[result_0509_server.AZ12] / [.$G12] * 100" office:value-type="float" office:value="17.8297193197339" calcext:value-type="float">
            <text:p>17.8297193197</text:p>
          </table:table-cell>
          <table:table-cell table:formula="of:=[result_0509_server.BA12] / [.$G12] * 100" office:value-type="float" office:value="17.5175476719045" calcext:value-type="float">
            <text:p>17.5175476719</text:p>
          </table:table-cell>
          <table:table-cell table:formula="of:=[result_0509_server.BB12] / [.$G12] * 100" office:value-type="float" office:value="17.2189487044155" calcext:value-type="float">
            <text:p>17.2189487044</text:p>
          </table:table-cell>
          <table:table-cell table:formula="of:=[result_0509_server.BC12] / [.$G12] * 100" office:value-type="float" office:value="16.9330560759686" calcext:value-type="float">
            <text:p>16.933056076</text:p>
          </table:table-cell>
          <table:table-cell table:formula="of:=[result_0509_server.BD12] / [.$G12] * 100" office:value-type="float" office:value="16.6590756403736" calcext:value-type="float">
            <text:p>16.6590756404</text:p>
          </table:table-cell>
          <table:table-cell table:formula="of:=[result_0509_server.BE12] / [.$G12] * 100" office:value-type="float" office:value="16.3962780797008" calcext:value-type="float">
            <text:p>16.3962780797</text:p>
          </table:table-cell>
          <table:table-cell table:formula="of:=[result_0509_server.BF12] / [.$G12] * 100" office:value-type="float" office:value="16.143992421455" calcext:value-type="float">
            <text:p>16.1439924215</text:p>
          </table:table-cell>
          <table:table-cell table:formula="of:=[result_0509_server.BG12] / [.$G12] * 100" office:value-type="float" office:value="16.0602888059926" calcext:value-type="float">
            <text:p>16.060288806</text:p>
          </table:table-cell>
          <table:table-cell table:formula="of:=[result_0509_server.BH12] / [.$G12] * 100" office:value-type="float" office:value="15.8241677744814" calcext:value-type="float">
            <text:p>15.8241677745</text:p>
          </table:table-cell>
          <table:table-cell table:formula="of:=[result_0509_server.BI12] / [.$G12] * 100" office:value-type="float" office:value="15.5969569705744" calcext:value-type="float">
            <text:p>15.5969569706</text:p>
          </table:table-cell>
          <table:table-cell table:formula="of:=[result_0509_server.BJ12] / [.$G12] * 100" office:value-type="float" office:value="15.3781613816269" calcext:value-type="float">
            <text:p>15.3781613816</text:p>
          </table:table-cell>
          <table:table-cell table:formula="of:=[result_0509_server.BK12] / [.$G12] * 100" office:value-type="float" office:value="15.1673219959138" calcext:value-type="float">
            <text:p>15.1673219959</text:p>
          </table:table-cell>
          <table:table-cell table:formula="of:=[result_0509_server.BL12] / [.$G12] * 100" office:value-type="float" office:value="14.964012588262" calcext:value-type="float">
            <text:p>14.9640125883</text:p>
          </table:table-cell>
          <table:table-cell table:formula="of:=[result_0509_server.BM12] / [.$G12] * 100" office:value-type="float" office:value="14.7678368440365" calcext:value-type="float">
            <text:p>14.767836844</text:p>
          </table:table-cell>
          <table:table-cell table:formula="of:=[result_0509_server.BN12] / [.$G12] * 100" office:value-type="float" office:value="14.5784257806464" calcext:value-type="float">
            <text:p>14.5784257806</text:p>
          </table:table-cell>
          <table:table-cell table:formula="of:=[result_0509_server.BO12] / [.$G12] * 100" office:value-type="float" office:value="14.3954354312694" calcext:value-type="float">
            <text:p>14.3954354313</text:p>
          </table:table-cell>
          <table:table-cell table:formula="of:=[result_0509_server.BP12] / [.$G12] * 100" office:value-type="float" office:value="14.2185447602051" calcext:value-type="float">
            <text:p>14.2185447602</text:p>
          </table:table-cell>
          <table:table-cell table:formula="of:=[result_0509_server.BQ12] / [.$G12] * 100" office:value-type="float" office:value="14.0474537832741" calcext:value-type="float">
            <text:p>14.0474537833</text:p>
          </table:table-cell>
          <table:table-cell table:formula="of:=[result_0509_server.BR12] / [.$G12] * 100" office:value-type="float" office:value="13.8818818701149" calcext:value-type="float">
            <text:p>13.8818818701</text:p>
          </table:table-cell>
          <table:table-cell table:formula="of:=[result_0509_server.BS12] / [.$G12] * 100" office:value-type="float" office:value="13.7215662081672" calcext:value-type="float">
            <text:p>13.7215662082</text:p>
          </table:table-cell>
          <table:table-cell table:formula="of:=[result_0509_server.BT12] / [.$G12] * 100" office:value-type="float" office:value="13.5662604106554" calcext:value-type="float">
            <text:p>13.5662604107</text:p>
          </table:table-cell>
          <table:table-cell table:formula="of:=[result_0509_server.BU12] / [.$G12] * 100" office:value-type="float" office:value="13.415733253067" calcext:value-type="float">
            <text:p>13.4157332531</text:p>
          </table:table-cell>
          <table:table-cell table:formula="of:=[result_0509_server.BV12] / [.$G12] * 100" office:value-type="float" office:value="13.2697675244964" calcext:value-type="float">
            <text:p>13.2697675245</text:p>
          </table:table-cell>
          <table:table-cell table:formula="of:=[result_0509_server.BW12] / [.$G12] * 100" office:value-type="float" office:value="13.1281589818534" calcext:value-type="float">
            <text:p>13.1281589819</text:p>
          </table:table-cell>
          <table:table-cell table:formula="of:=[result_0509_server.BX12] / [.$G12] * 100" office:value-type="float" office:value="12.9907153963468" calcext:value-type="float">
            <text:p>12.9907153963</text:p>
          </table:table-cell>
          <table:table-cell table:formula="of:=[result_0509_server.BY12] / [.$G12] * 100" office:value-type="float" office:value="12.8572556828839" calcext:value-type="float">
            <text:p>12.8572556829</text:p>
          </table:table-cell>
          <table:table-cell table:formula="of:=[result_0509_server.BZ12] / [.$G12] * 100" office:value-type="float" office:value="12.7276091040914" calcext:value-type="float">
            <text:p>12.7276091041</text:p>
          </table:table-cell>
          <table:table-cell table:formula="of:=[result_0509_server.CA12] / [.$G12] * 100" office:value-type="float" office:value="12.6016145416029" calcext:value-type="float">
            <text:p>12.6016145416</text:p>
          </table:table-cell>
          <table:table-cell table:formula="of:=[result_0509_server.CB12] / [.$G12] * 100" office:value-type="float" office:value="12.4791198280725" calcext:value-type="float">
            <text:p>12.4791198281</text:p>
          </table:table-cell>
          <table:table-cell table:formula="of:=[result_0509_server.CC12] / [.$G12] * 100" office:value-type="float" office:value="12.3599811340908" calcext:value-type="float">
            <text:p>12.3599811341</text:p>
          </table:table-cell>
          <table:table-cell table:formula="of:=[result_0509_server.CD12] / [.$G12] * 100" office:value-type="float" office:value="12.2440624048113" calcext:value-type="float">
            <text:p>12.2440624048</text:p>
          </table:table-cell>
          <table:table-cell table:formula="of:=[result_0509_server.CE12] / [.$G12] * 100" office:value-type="float" office:value="12.131234841646" calcext:value-type="float">
            <text:p>12.1312348416</text:p>
          </table:table-cell>
          <table:table-cell table:formula="of:=[result_0509_server.CF12] / [.$G12] * 100" office:value-type="float" office:value="12.0213764248797" calcext:value-type="float">
            <text:p>12.0213764249</text:p>
          </table:table-cell>
          <table:table-cell table:formula="of:=[result_0509_server.CG12] / [.$G12] * 100" office:value-type="float" office:value="11.9143714734839" calcext:value-type="float">
            <text:p>11.9143714735</text:p>
          </table:table-cell>
          <table:table-cell table:formula="of:=[result_0509_server.CH12] / [.$G12] * 100" office:value-type="float" office:value="11.8101102387907" calcext:value-type="float">
            <text:p>11.8101102388</text:p>
          </table:table-cell>
          <table:table-cell table:formula="of:=[result_0509_server.CI12] / [.$G12] * 100" office:value-type="float" office:value="11.7084885290264" calcext:value-type="float">
            <text:p>11.708488529</text:p>
          </table:table-cell>
          <table:table-cell table:formula="of:=[result_0509_server.CJ12] / [.$G12] * 100" office:value-type="float" office:value="11.6094073620062" calcext:value-type="float">
            <text:p>11.609407362</text:p>
          </table:table-cell>
          <table:table-cell table:formula="of:=[result_0509_server.CK12] / [.$G12] * 100" office:value-type="float" office:value="11.6126876172021" calcext:value-type="float">
            <text:p>11.6126876172</text:p>
          </table:table-cell>
          <table:table-cell table:formula="of:=[result_0509_server.CL12] / [.$G12] * 100" office:value-type="float" office:value="11.5171913678143" calcext:value-type="float">
            <text:p>11.5171913678</text:p>
          </table:table-cell>
          <table:table-cell table:formula="of:=[result_0509_server.CM12] / [.$G12] * 100" office:value-type="float" office:value="11.4239962328697" calcext:value-type="float">
            <text:p>11.4239962329</text:p>
          </table:table-cell>
          <table:table-cell table:formula="of:=[result_0509_server.CN12] / [.$G12] * 100" office:value-type="float" office:value="11.3330200297095" calcext:value-type="float">
            <text:p>11.3330200297</text:p>
          </table:table-cell>
          <table:table-cell table:formula="of:=[result_0509_server.CO12] / [.$G12] * 100" office:value-type="float" office:value="11.2441844430942" calcext:value-type="float">
            <text:p>11.2441844431</text:p>
          </table:table-cell>
          <table:table-cell table:formula="of:=[result_0509_server.CP12] / [.$G12] * 100" office:value-type="float" office:value="11.1574148003536" calcext:value-type="float">
            <text:p>11.1574148004</text:p>
          </table:table-cell>
          <table:table-cell table:formula="of:=[result_0509_server.CQ12] / [.$G12] * 100" office:value-type="float" office:value="11.072639862044" calcext:value-type="float">
            <text:p>11.072639862</text:p>
          </table:table-cell>
          <table:table-cell table:formula="of:=[result_0509_server.CR12] / [.$G12] * 100" office:value-type="float" office:value="10.9897916268777" calcext:value-type="float">
            <text:p>10.9897916269</text:p>
          </table:table-cell>
          <table:table-cell table:formula="of:=[result_0509_server.CS12] / [.$G12] * 100" office:value-type="float" office:value="10.908805149805" calcext:value-type="float">
            <text:p>10.9088051498</text:p>
          </table:table-cell>
          <table:table-cell table:formula="of:=[result_0509_server.CT12] / [.$G12] * 100" office:value-type="float" office:value="10.8296183722228" calcext:value-type="float">
            <text:p>10.8296183722</text:p>
          </table:table-cell>
          <table:table-cell table:formula="of:=[result_0509_server.CU12] / [.$G12] * 100" office:value-type="float" office:value="10.7521719633787" calcext:value-type="float">
            <text:p>10.7521719634</text:p>
          </table:table-cell>
          <table:table-cell table:formula="of:=[result_0509_server.CV12] / [.$G12] * 100" office:value-type="float" office:value="10.6764091721182" calcext:value-type="float">
            <text:p>10.6764091721</text:p>
          </table:table-cell>
          <table:table-cell table:formula="of:=[result_0509_server.CW12] / [.$G12] * 100" office:value-type="float" office:value="10.6022756881965" calcext:value-type="float">
            <text:p>10.6022756882</text:p>
          </table:table-cell>
          <table:table-cell table:formula="of:=[result_0509_server.CX12] / [.$G12] * 100" office:value-type="float" office:value="10.5297195124435" calcext:value-type="float">
            <text:p>10.5297195124</text:p>
          </table:table-cell>
          <table:table-cell table:formula="of:=[result_0509_server.CY12] / [.$G12] * 100" office:value-type="float" office:value="10.4586908351274" calcext:value-type="float">
            <text:p>10.4586908351</text:p>
          </table:table-cell>
          <table:table-cell table:formula="of:=[result_0509_server.CZ12] / [.$G12] * 100" office:value-type="float" office:value="10.389141921922" calcext:value-type="float">
            <text:p>10.3891419219</text:p>
          </table:table-cell>
          <table:table-cell table:formula="of:=[result_0509_server.DA12] / [.$G12] * 100" office:value-type="float" office:value="10.321027006927" calcext:value-type="float">
            <text:p>10.3210270069</text:p>
          </table:table-cell>
          <table:table-cell table:formula="of:=[result_0509_server.DB12] / [.$G12] * 100" office:value-type="float" office:value="10.254302192238" calcext:value-type="float">
            <text:p>10.2543021922</text:p>
          </table:table-cell>
          <table:table-cell table:formula="of:=[result_0509_server.DC12] / [.$G12] * 100" office:value-type="float" office:value="10.1889253536034" calcext:value-type="float">
            <text:p>10.1889253536</text:p>
          </table:table-cell>
          <table:table-cell table:formula="of:=[result_0509_server.DD12] / [.$G12] * 100" office:value-type="float" office:value="10.1248560517414" calcext:value-type="float">
            <text:p>10.1248560517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12.49019755239" calcext:value-type="float">
            <text:p>12.4901975524</text:p>
          </table:table-cell>
          <table:table-cell office:value-type="string" calcext:value-type="string">
            <text:p><text:s/>global min</text:p>
          </table:table-cell>
          <table:table-cell office:value-type="float" office:value="-2.70085359918085" calcext:value-type="float">
            <text:p>-2.7008535992</text:p>
          </table:table-cell>
          <table:table-cell office:value-type="string" calcext:value-type="string">
            <text:p><text:s/>range</text:p>
          </table:table-cell>
          <table:table-cell office:value-type="float" office:value="15.1910511515709" calcext:value-type="float">
            <text:p>15.1910511516</text:p>
          </table:table-cell>
          <table:table-cell office:value-type="string" calcext:value-type="string">
            <text:p><text:s/>regret</text:p>
          </table:table-cell>
          <table:table-cell table:formula="of:=[result_0509_server.I13] / [.$G13] * 100" office:value-type="float" office:value="70.8388305792216" calcext:value-type="float">
            <text:p>70.8388305792</text:p>
          </table:table-cell>
          <table:table-cell table:formula="of:=[result_0509_server.J13] / [.$G13] * 100" office:value-type="float" office:value="41.1524824505367" calcext:value-type="float">
            <text:p>41.1524824505</text:p>
          </table:table-cell>
          <table:table-cell table:formula="of:=[result_0509_server.K13] / [.$G13] * 100" office:value-type="float" office:value="45.3558574967282" calcext:value-type="float">
            <text:p>45.3558574967</text:p>
          </table:table-cell>
          <table:table-cell table:formula="of:=[result_0509_server.L13] / [.$G13] * 100" office:value-type="float" office:value="52.4629858692562" calcext:value-type="float">
            <text:p>52.4629858693</text:p>
          </table:table-cell>
          <table:table-cell table:formula="of:=[result_0509_server.M13] / [.$G13] * 100" office:value-type="float" office:value="51.1305101984677" calcext:value-type="float">
            <text:p>51.1305101985</text:p>
          </table:table-cell>
          <table:table-cell table:formula="of:=[result_0509_server.N13] / [.$G13] * 100" office:value-type="float" office:value="53.2953054372903" calcext:value-type="float">
            <text:p>53.2953054373</text:p>
          </table:table-cell>
          <table:table-cell table:formula="of:=[result_0509_server.O13] / [.$G13] * 100" office:value-type="float" office:value="49.8800294056875" calcext:value-type="float">
            <text:p>49.8800294057</text:p>
          </table:table-cell>
          <table:table-cell table:formula="of:=[result_0509_server.P13] / [.$G13] * 100" office:value-type="float" office:value="53.4435554194019" calcext:value-type="float">
            <text:p>53.4435554194</text:p>
          </table:table-cell>
          <table:table-cell table:formula="of:=[result_0509_server.Q13] / [.$G13] * 100" office:value-type="float" office:value="50.8037758457151" calcext:value-type="float">
            <text:p>50.8037758457</text:p>
          </table:table-cell>
          <table:table-cell table:formula="of:=[result_0509_server.R13] / [.$G13] * 100" office:value-type="float" office:value="46.8700116933287" calcext:value-type="float">
            <text:p>46.8700116933</text:p>
          </table:table-cell>
          <table:table-cell table:formula="of:=[result_0509_server.S13] / [.$G13] * 100" office:value-type="float" office:value="50.3952141377639" calcext:value-type="float">
            <text:p>50.3952141378</text:p>
          </table:table-cell>
          <table:table-cell table:formula="of:=[result_0509_server.T13] / [.$G13] * 100" office:value-type="float" office:value="47.1511241531045" calcext:value-type="float">
            <text:p>47.1511241531</text:p>
          </table:table-cell>
          <table:table-cell table:formula="of:=[result_0509_server.U13] / [.$G13] * 100" office:value-type="float" office:value="44.4061249353158" calcext:value-type="float">
            <text:p>44.4061249353</text:p>
          </table:table-cell>
          <table:table-cell table:formula="of:=[result_0509_server.V13] / [.$G13] * 100" office:value-type="float" office:value="42.0532684629256" calcext:value-type="float">
            <text:p>42.0532684629</text:p>
          </table:table-cell>
          <table:table-cell table:formula="of:=[result_0509_server.W13] / [.$G13] * 100" office:value-type="float" office:value="40.0141261868539" calcext:value-type="float">
            <text:p>40.0141261869</text:p>
          </table:table-cell>
          <table:table-cell table:formula="of:=[result_0509_server.X13] / [.$G13] * 100" office:value-type="float" office:value="38.2298766952913" calcext:value-type="float">
            <text:p>38.2298766953</text:p>
          </table:table-cell>
          <table:table-cell table:formula="of:=[result_0509_server.Y13] / [.$G13] * 100" office:value-type="float" office:value="36.6555389086184" calcext:value-type="float">
            <text:p>36.6555389086</text:p>
          </table:table-cell>
          <table:table-cell table:formula="of:=[result_0509_server.Z13] / [.$G13] * 100" office:value-type="float" office:value="35.2561275426869" calcext:value-type="float">
            <text:p>35.2561275427</text:p>
          </table:table-cell>
          <table:table-cell table:formula="of:=[result_0509_server.AA13] / [.$G13] * 100" office:value-type="float" office:value="34.0040226363272" calcext:value-type="float">
            <text:p>34.0040226363</text:p>
          </table:table-cell>
          <table:table-cell table:formula="of:=[result_0509_server.AB13] / [.$G13] * 100" office:value-type="float" office:value="32.8771282206034" calcext:value-type="float">
            <text:p>32.8771282206</text:p>
          </table:table-cell>
          <table:table-cell table:formula="of:=[result_0509_server.AC13] / [.$G13] * 100" office:value-type="float" office:value="31.8575570825676" calcext:value-type="float">
            <text:p>31.8575570826</text:p>
          </table:table-cell>
          <table:table-cell table:formula="of:=[result_0509_server.AD13] / [.$G13] * 100" office:value-type="float" office:value="33.8047379508306" calcext:value-type="float">
            <text:p>33.8047379508</text:p>
          </table:table-cell>
          <table:table-cell table:formula="of:=[result_0509_server.AE13] / [.$G13] * 100" office:value-type="float" office:value="32.833494314788" calcext:value-type="float">
            <text:p>32.8334943148</text:p>
          </table:table-cell>
          <table:table-cell table:formula="of:=[result_0509_server.AF13] / [.$G13] * 100" office:value-type="float" office:value="31.9431876484157" calcext:value-type="float">
            <text:p>31.9431876484</text:p>
          </table:table-cell>
          <table:table-cell table:formula="of:=[result_0509_server.AG13] / [.$G13] * 100" office:value-type="float" office:value="31.1241055153531" calcext:value-type="float">
            <text:p>31.1241055154</text:p>
          </table:table-cell>
          <table:table-cell table:formula="of:=[result_0509_server.AH13] / [.$G13] * 100" office:value-type="float" office:value="30.3680297002184" calcext:value-type="float">
            <text:p>30.3680297002</text:p>
          </table:table-cell>
          <table:table-cell table:formula="of:=[result_0509_server.AI13] / [.$G13] * 100" office:value-type="float" office:value="29.6679595010196" calcext:value-type="float">
            <text:p>29.667959501</text:p>
          </table:table-cell>
          <table:table-cell table:formula="of:=[result_0509_server.AJ13] / [.$G13] * 100" office:value-type="float" office:value="29.0178943160493" calcext:value-type="float">
            <text:p>29.017894316</text:p>
          </table:table-cell>
          <table:table-cell table:formula="of:=[result_0509_server.AK13] / [.$G13] * 100" office:value-type="float" office:value="28.4126612128012" calcext:value-type="float">
            <text:p>28.4126612128</text:p>
          </table:table-cell>
          <table:table-cell table:formula="of:=[result_0509_server.AL13] / [.$G13] * 100" office:value-type="float" office:value="27.8477769831028" calcext:value-type="float">
            <text:p>27.8477769831</text:p>
          </table:table-cell>
          <table:table-cell table:formula="of:=[result_0509_server.AM13] / [.$G13] * 100" office:value-type="float" office:value="27.3193368972561" calcext:value-type="float">
            <text:p>27.3193368973</text:p>
          </table:table-cell>
          <table:table-cell table:formula="of:=[result_0509_server.AN13] / [.$G13] * 100" office:value-type="float" office:value="26.8239243167746" calcext:value-type="float">
            <text:p>26.8239243168</text:p>
          </table:table-cell>
          <table:table-cell table:formula="of:=[result_0509_server.AO13] / [.$G13] * 100" office:value-type="float" office:value="26.3585367411709" calcext:value-type="float">
            <text:p>26.3585367412</text:p>
          </table:table-cell>
          <table:table-cell table:formula="of:=[result_0509_server.AP13] / [.$G13] * 100" office:value-type="float" office:value="25.9205249053086" calcext:value-type="float">
            <text:p>25.9205249053</text:p>
          </table:table-cell>
          <table:table-cell table:formula="of:=[result_0509_server.AQ13] / [.$G13] * 100" office:value-type="float" office:value="25.5075423172098" calcext:value-type="float">
            <text:p>25.5075423172</text:p>
          </table:table-cell>
          <table:table-cell table:formula="of:=[result_0509_server.AR13] / [.$G13] * 100" office:value-type="float" office:value="25.1175032062276" calcext:value-type="float">
            <text:p>25.1175032062</text:p>
          </table:table-cell>
          <table:table-cell table:formula="of:=[result_0509_server.AS13] / [.$G13] * 100" office:value-type="float" office:value="24.7485472904337" calcext:value-type="float">
            <text:p>24.7485472904</text:p>
          </table:table-cell>
          <table:table-cell table:formula="of:=[result_0509_server.AT13] / [.$G13] * 100" office:value-type="float" office:value="24.3990101070499" calcext:value-type="float">
            <text:p>24.3990101071</text:p>
          </table:table-cell>
          <table:table-cell table:formula="of:=[result_0509_server.AU13] / [.$G13] * 100" office:value-type="float" office:value="24.0673979074295" calcext:value-type="float">
            <text:p>24.0673979074</text:p>
          </table:table-cell>
          <table:table-cell table:formula="of:=[result_0509_server.AV13] / [.$G13] * 100" office:value-type="float" office:value="23.75236631779" calcext:value-type="float">
            <text:p>23.7523663178</text:p>
          </table:table-cell>
          <table:table-cell table:formula="of:=[result_0509_server.AW13] / [.$G13] * 100" office:value-type="float" office:value="23.4527021227671" calcext:value-type="float">
            <text:p>23.4527021228</text:p>
          </table:table-cell>
          <table:table-cell table:formula="of:=[result_0509_server.AX13] / [.$G13] * 100" office:value-type="float" office:value="23.1673076513168" calcext:value-type="float">
            <text:p>23.1673076513</text:p>
          </table:table-cell>
          <table:table-cell table:formula="of:=[result_0509_server.AY13] / [.$G13] * 100" office:value-type="float" office:value="22.8951873413292" calcext:value-type="float">
            <text:p>22.8951873413</text:p>
          </table:table-cell>
          <table:table-cell table:formula="of:=[result_0509_server.AZ13] / [.$G13] * 100" office:value-type="float" office:value="22.6354361363411" calcext:value-type="float">
            <text:p>22.6354361363</text:p>
          </table:table-cell>
          <table:table-cell table:formula="of:=[result_0509_server.BA13] / [.$G13] * 100" office:value-type="float" office:value="22.3872294293524" calcext:value-type="float">
            <text:p>22.3872294294</text:p>
          </table:table-cell>
          <table:table-cell table:formula="of:=[result_0509_server.BB13] / [.$G13] * 100" office:value-type="float" office:value="22.1498143183198" calcext:value-type="float">
            <text:p>22.1498143183</text:p>
          </table:table-cell>
          <table:table-cell table:formula="of:=[result_0509_server.BC13] / [.$G13] * 100" office:value-type="float" office:value="21.9225019779694" calcext:value-type="float">
            <text:p>21.922501978</text:p>
          </table:table-cell>
          <table:table-cell table:formula="of:=[result_0509_server.BD13] / [.$G13] * 100" office:value-type="float" office:value="21.7046609851336" calcext:value-type="float">
            <text:p>21.7046609851</text:p>
          </table:table-cell>
          <table:table-cell table:formula="of:=[result_0509_server.BE13] / [.$G13] * 100" office:value-type="float" office:value="21.4957114613932" calcext:value-type="float">
            <text:p>21.4957114614</text:p>
          </table:table-cell>
          <table:table-cell table:formula="of:=[result_0509_server.BF13] / [.$G13] * 100" office:value-type="float" office:value="21.2951199186024" calcext:value-type="float">
            <text:p>21.2951199186</text:p>
          </table:table-cell>
          <table:table-cell table:formula="of:=[result_0509_server.BG13] / [.$G13] * 100" office:value-type="float" office:value="21.1023947108229" calcext:value-type="float">
            <text:p>21.1023947108</text:p>
          </table:table-cell>
          <table:table-cell table:formula="of:=[result_0509_server.BH13] / [.$G13] * 100" office:value-type="float" office:value="20.917082011035" calcext:value-type="float">
            <text:p>20.917082011</text:p>
          </table:table-cell>
          <table:table-cell table:formula="of:=[result_0509_server.BI13] / [.$G13] * 100" office:value-type="float" office:value="20.7387622433146" calcext:value-type="float">
            <text:p>20.7387622433</text:p>
          </table:table-cell>
          <table:table-cell table:formula="of:=[result_0509_server.BJ13] / [.$G13] * 100" office:value-type="float" office:value="20.5670469114356" calcext:value-type="float">
            <text:p>20.5670469114</text:p>
          </table:table-cell>
          <table:table-cell table:formula="of:=[result_0509_server.BK13] / [.$G13] * 100" office:value-type="float" office:value="20.4015757734432" calcext:value-type="float">
            <text:p>20.4015757734</text:p>
          </table:table-cell>
          <table:table-cell table:formula="of:=[result_0509_server.BL13] / [.$G13] * 100" office:value-type="float" office:value="20.2420143189505" calcext:value-type="float">
            <text:p>20.242014319</text:p>
          </table:table-cell>
          <table:table-cell table:formula="of:=[result_0509_server.BM13] / [.$G13] * 100" office:value-type="float" office:value="20.0880515119839" calcext:value-type="float">
            <text:p>20.088051512</text:p>
          </table:table-cell>
          <table:table-cell table:formula="of:=[result_0509_server.BN13] / [.$G13] * 100" office:value-type="float" office:value="19.9393977673264" calcext:value-type="float">
            <text:p>19.9393977673</text:p>
          </table:table-cell>
          <table:table-cell table:formula="of:=[result_0509_server.BO13] / [.$G13] * 100" office:value-type="float" office:value="19.7957831326573" calcext:value-type="float">
            <text:p>19.7957831327</text:p>
          </table:table-cell>
          <table:table-cell table:formula="of:=[result_0509_server.BP13] / [.$G13] * 100" office:value-type="float" office:value="19.6569556524773" calcext:value-type="float">
            <text:p>19.6569556525</text:p>
          </table:table-cell>
          <table:table-cell table:formula="of:=[result_0509_server.BQ13] / [.$G13] * 100" office:value-type="float" office:value="19.5226798929588" calcext:value-type="float">
            <text:p>19.522679893</text:p>
          </table:table-cell>
          <table:table-cell table:formula="of:=[result_0509_server.BR13] / [.$G13] * 100" office:value-type="float" office:value="19.3927356095538" calcext:value-type="float">
            <text:p>19.3927356096</text:p>
          </table:table-cell>
          <table:table-cell table:formula="of:=[result_0509_server.BS13] / [.$G13] * 100" office:value-type="float" office:value="19.2669165414951" calcext:value-type="float">
            <text:p>19.2669165415</text:p>
          </table:table-cell>
          <table:table-cell table:formula="of:=[result_0509_server.BT13] / [.$G13] * 100" office:value-type="float" office:value="19.1450293193131" calcext:value-type="float">
            <text:p>19.1450293193</text:p>
          </table:table-cell>
          <table:table-cell table:formula="of:=[result_0509_server.BU13] / [.$G13] * 100" office:value-type="float" office:value="19.0268924731983" calcext:value-type="float">
            <text:p>19.0268924732</text:p>
          </table:table-cell>
          <table:table-cell table:formula="of:=[result_0509_server.BV13] / [.$G13] * 100" office:value-type="float" office:value="18.9123355315113" calcext:value-type="float">
            <text:p>18.9123355315</text:p>
          </table:table-cell>
          <table:table-cell table:formula="of:=[result_0509_server.BW13] / [.$G13] * 100" office:value-type="float" office:value="18.8011982000238" calcext:value-type="float">
            <text:p>18.8011982</text:p>
          </table:table-cell>
          <table:table-cell table:formula="of:=[result_0509_server.BX13] / [.$G13] * 100" office:value-type="float" office:value="18.6933296135801" calcext:value-type="float">
            <text:p>18.6933296136</text:p>
          </table:table-cell>
          <table:table-cell table:formula="of:=[result_0509_server.BY13] / [.$G13] * 100" office:value-type="float" office:value="18.5885876528304" calcext:value-type="float">
            <text:p>18.5885876528</text:p>
          </table:table-cell>
          <table:table-cell table:formula="of:=[result_0509_server.BZ13] / [.$G13] * 100" office:value-type="float" office:value="18.4868383195307" calcext:value-type="float">
            <text:p>18.4868383195</text:p>
          </table:table-cell>
          <table:table-cell table:formula="of:=[result_0509_server.CA13] / [.$G13] * 100" office:value-type="float" office:value="18.3879551646338" calcext:value-type="float">
            <text:p>18.3879551646</text:p>
          </table:table-cell>
          <table:table-cell table:formula="of:=[result_0509_server.CB13] / [.$G13] * 100" office:value-type="float" office:value="18.2918187640397" calcext:value-type="float">
            <text:p>18.291818764</text:p>
          </table:table-cell>
          <table:table-cell table:formula="of:=[result_0509_server.CC13] / [.$G13] * 100" office:value-type="float" office:value="18.1983162374343" calcext:value-type="float">
            <text:p>18.1983162374</text:p>
          </table:table-cell>
          <table:table-cell table:formula="of:=[result_0509_server.CD13] / [.$G13] * 100" office:value-type="float" office:value="18.1073408061426" calcext:value-type="float">
            <text:p>18.1073408061</text:p>
          </table:table-cell>
          <table:table-cell table:formula="of:=[result_0509_server.CE13] / [.$G13] * 100" office:value-type="float" office:value="18.0187913863521" calcext:value-type="float">
            <text:p>18.0187913864</text:p>
          </table:table-cell>
          <table:table-cell table:formula="of:=[result_0509_server.CF13] / [.$G13] * 100" office:value-type="float" office:value="17.9325722144508" calcext:value-type="float">
            <text:p>17.9325722145</text:p>
          </table:table-cell>
          <table:table-cell table:formula="of:=[result_0509_server.CG13] / [.$G13] * 100" office:value-type="float" office:value="17.8485925015599" calcext:value-type="float">
            <text:p>17.8485925016</text:p>
          </table:table-cell>
          <table:table-cell table:formula="of:=[result_0509_server.CH13] / [.$G13] * 100" office:value-type="float" office:value="17.7667661146405" calcext:value-type="float">
            <text:p>17.7667661146</text:p>
          </table:table-cell>
          <table:table-cell table:formula="of:=[result_0509_server.CI13] / [.$G13] * 100" office:value-type="float" office:value="17.6870112818204" calcext:value-type="float">
            <text:p>17.6870112818</text:p>
          </table:table-cell>
          <table:table-cell table:formula="of:=[result_0509_server.CJ13] / [.$G13] * 100" office:value-type="float" office:value="17.6092503198209" calcext:value-type="float">
            <text:p>17.6092503198</text:p>
          </table:table-cell>
          <table:table-cell table:formula="of:=[result_0509_server.CK13] / [.$G13] * 100" office:value-type="float" office:value="17.5334093815743" calcext:value-type="float">
            <text:p>17.5334093816</text:p>
          </table:table-cell>
          <table:table-cell table:formula="of:=[result_0509_server.CL13] / [.$G13] * 100" office:value-type="float" office:value="17.4594182223094" calcext:value-type="float">
            <text:p>17.4594182223</text:p>
          </table:table-cell>
          <table:table-cell table:formula="of:=[result_0509_server.CM13] / [.$G13] * 100" office:value-type="float" office:value="17.3872099825449" calcext:value-type="float">
            <text:p>17.3872099825</text:p>
          </table:table-cell>
          <table:table-cell table:formula="of:=[result_0509_server.CN13] / [.$G13] * 100" office:value-type="float" office:value="17.3167209865842" calcext:value-type="float">
            <text:p>17.3167209866</text:p>
          </table:table-cell>
          <table:table-cell table:formula="of:=[result_0509_server.CO13] / [.$G13] * 100" office:value-type="float" office:value="17.2478905552344" calcext:value-type="float">
            <text:p>17.2478905552</text:p>
          </table:table-cell>
          <table:table-cell table:formula="of:=[result_0509_server.CP13] / [.$G13] * 100" office:value-type="float" office:value="17.1806608315904" calcext:value-type="float">
            <text:p>17.1806608316</text:p>
          </table:table-cell>
          <table:table-cell table:formula="of:=[result_0509_server.CQ13] / [.$G13] * 100" office:value-type="float" office:value="17.1149766188348" calcext:value-type="float">
            <text:p>17.1149766188</text:p>
          </table:table-cell>
          <table:table-cell table:formula="of:=[result_0509_server.CR13] / [.$G13] * 100" office:value-type="float" office:value="17.0507852290963" calcext:value-type="float">
            <text:p>17.0507852291</text:p>
          </table:table-cell>
          <table:table-cell table:formula="of:=[result_0509_server.CS13] / [.$G13] * 100" office:value-type="float" office:value="16.9880363424981" calcext:value-type="float">
            <text:p>16.9880363425</text:p>
          </table:table-cell>
          <table:table-cell table:formula="of:=[result_0509_server.CT13] / [.$G13] * 100" office:value-type="float" office:value="16.9266818756021" calcext:value-type="float">
            <text:p>16.9266818756</text:p>
          </table:table-cell>
          <table:table-cell table:formula="of:=[result_0509_server.CU13] / [.$G13] * 100" office:value-type="float" office:value="16.8666758585279" calcext:value-type="float">
            <text:p>16.8666758585</text:p>
          </table:table-cell>
          <table:table-cell table:formula="of:=[result_0509_server.CV13] / [.$G13] * 100" office:value-type="float" office:value="16.8079743200857" calcext:value-type="float">
            <text:p>16.8079743201</text:p>
          </table:table-cell>
          <table:table-cell table:formula="of:=[result_0509_server.CW13] / [.$G13] * 100" office:value-type="float" office:value="16.7505351803198" calcext:value-type="float">
            <text:p>16.7505351803</text:p>
          </table:table-cell>
          <table:table-cell table:formula="of:=[result_0509_server.CX13] / [.$G13] * 100" office:value-type="float" office:value="16.6943181499105" calcext:value-type="float">
            <text:p>16.6943181499</text:p>
          </table:table-cell>
          <table:table-cell table:formula="of:=[result_0509_server.CY13] / [.$G13] * 100" office:value-type="float" office:value="16.639284635931" calcext:value-type="float">
            <text:p>16.6392846359</text:p>
          </table:table-cell>
          <table:table-cell table:formula="of:=[result_0509_server.CZ13] / [.$G13] * 100" office:value-type="float" office:value="16.5853976534927" calcext:value-type="float">
            <text:p>16.5853976535</text:p>
          </table:table-cell>
          <table:table-cell table:formula="of:=[result_0509_server.DA13] / [.$G13] * 100" office:value-type="float" office:value="16.5326217428571" calcext:value-type="float">
            <text:p>16.5326217429</text:p>
          </table:table-cell>
          <table:table-cell table:formula="of:=[result_0509_server.DB13] / [.$G13] * 100" office:value-type="float" office:value="16.4809228916224" calcext:value-type="float">
            <text:p>16.4809228916</text:p>
          </table:table-cell>
          <table:table-cell table:formula="of:=[result_0509_server.DC13] / [.$G13] * 100" office:value-type="float" office:value="16.4302684616247" calcext:value-type="float">
            <text:p>16.4302684616</text:p>
          </table:table-cell>
          <table:table-cell table:formula="of:=[result_0509_server.DD13] / [.$G13] * 100" office:value-type="float" office:value="16.380627120227" calcext:value-type="float">
            <text:p>16.3806271202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5.58235093924413" calcext:value-type="float">
            <text:p>5.5823509392</text:p>
          </table:table-cell>
          <table:table-cell office:value-type="string" calcext:value-type="string">
            <text:p><text:s/>global min</text:p>
          </table:table-cell>
          <table:table-cell office:value-type="float" office:value="-17.3830806342563" calcext:value-type="float">
            <text:p>-17.3830806343</text:p>
          </table:table-cell>
          <table:table-cell office:value-type="string" calcext:value-type="string">
            <text:p><text:s/>range</text:p>
          </table:table-cell>
          <table:table-cell office:value-type="float" office:value="22.9654315735004" calcext:value-type="float">
            <text:p>22.9654315735</text:p>
          </table:table-cell>
          <table:table-cell office:value-type="string" calcext:value-type="string">
            <text:p><text:s/>regret</text:p>
          </table:table-cell>
          <table:table-cell table:formula="of:=[result_0509_server.I14] / [.$G14] * 100" office:value-type="float" office:value="23.2442136519391" calcext:value-type="float">
            <text:p>23.2442136519</text:p>
          </table:table-cell>
          <table:table-cell table:formula="of:=[result_0509_server.J14] / [.$G14] * 100" office:value-type="float" office:value="51.1297589695244" calcext:value-type="float">
            <text:p>51.1297589695</text:p>
          </table:table-cell>
          <table:table-cell table:formula="of:=[result_0509_server.K14] / [.$G14] * 100" office:value-type="float" office:value="56.1299959265557" calcext:value-type="float">
            <text:p>56.1299959266</text:p>
          </table:table-cell>
          <table:table-cell table:formula="of:=[result_0509_server.L14] / [.$G14] * 100" office:value-type="float" office:value="45.71884428373" calcext:value-type="float">
            <text:p>45.7188442837</text:p>
          </table:table-cell>
          <table:table-cell table:formula="of:=[result_0509_server.M14] / [.$G14] * 100" office:value-type="float" office:value="37.1530854582266" calcext:value-type="float">
            <text:p>37.1530854582</text:p>
          </table:table-cell>
          <table:table-cell table:formula="of:=[result_0509_server.N14] / [.$G14] * 100" office:value-type="float" office:value="34.2273226383311" calcext:value-type="float">
            <text:p>34.2273226383</text:p>
          </table:table-cell>
          <table:table-cell table:formula="of:=[result_0509_server.O14] / [.$G14] * 100" office:value-type="float" office:value="33.4800165973406" calcext:value-type="float">
            <text:p>33.4800165973</text:p>
          </table:table-cell>
          <table:table-cell table:formula="of:=[result_0509_server.P14] / [.$G14] * 100" office:value-type="float" office:value="40.0554698981727" calcext:value-type="float">
            <text:p>40.0554698982</text:p>
          </table:table-cell>
          <table:table-cell table:formula="of:=[result_0509_server.Q14] / [.$G14] * 100" office:value-type="float" office:value="38.8825202596128" calcext:value-type="float">
            <text:p>38.8825202596</text:p>
          </table:table-cell>
          <table:table-cell table:formula="of:=[result_0509_server.R14] / [.$G14] * 100" office:value-type="float" office:value="40.9064107523546" calcext:value-type="float">
            <text:p>40.9064107524</text:p>
          </table:table-cell>
          <table:table-cell table:formula="of:=[result_0509_server.S14] / [.$G14] * 100" office:value-type="float" office:value="40.5481752564253" calcext:value-type="float">
            <text:p>40.5481752564</text:p>
          </table:table-cell>
          <table:table-cell table:formula="of:=[result_0509_server.T14] / [.$G14] * 100" office:value-type="float" office:value="38.1437177475234" calcext:value-type="float">
            <text:p>38.1437177475</text:p>
          </table:table-cell>
          <table:table-cell table:formula="of:=[result_0509_server.U14] / [.$G14] * 100" office:value-type="float" office:value="38.2845144186706" calcext:value-type="float">
            <text:p>38.2845144187</text:p>
          </table:table-cell>
          <table:table-cell table:formula="of:=[result_0509_server.V14] / [.$G14] * 100" office:value-type="float" office:value="38.0332685103826" calcext:value-type="float">
            <text:p>38.0332685104</text:p>
          </table:table-cell>
          <table:table-cell table:formula="of:=[result_0509_server.W14] / [.$G14] * 100" office:value-type="float" office:value="37.4532674294338" calcext:value-type="float">
            <text:p>37.4532674294</text:p>
          </table:table-cell>
          <table:table-cell table:formula="of:=[result_0509_server.X14] / [.$G14] * 100" office:value-type="float" office:value="35.2930663498574" calcext:value-type="float">
            <text:p>35.2930663499</text:p>
          </table:table-cell>
          <table:table-cell table:formula="of:=[result_0509_server.Y14] / [.$G14] * 100" office:value-type="float" office:value="34.9410060015193" calcext:value-type="float">
            <text:p>34.9410060015</text:p>
          </table:table-cell>
          <table:table-cell table:formula="of:=[result_0509_server.Z14] / [.$G14] * 100" office:value-type="float" office:value="33.1603973434467" calcext:value-type="float">
            <text:p>33.1603973434</text:p>
          </table:table-cell>
          <table:table-cell table:formula="of:=[result_0509_server.AA14] / [.$G14] * 100" office:value-type="float" office:value="31.4607658226717" calcext:value-type="float">
            <text:p>31.4607658227</text:p>
          </table:table-cell>
          <table:table-cell table:formula="of:=[result_0509_server.AB14] / [.$G14] * 100" office:value-type="float" office:value="29.9310974539743" calcext:value-type="float">
            <text:p>29.931097454</text:p>
          </table:table-cell>
          <table:table-cell table:formula="of:=[result_0509_server.AC14] / [.$G14] * 100" office:value-type="float" office:value="28.6434285350332" calcext:value-type="float">
            <text:p>28.643428535</text:p>
          </table:table-cell>
          <table:table-cell table:formula="of:=[result_0509_server.AD14] / [.$G14] * 100" office:value-type="float" office:value="28.5586678653572" calcext:value-type="float">
            <text:p>28.5586678654</text:p>
          </table:table-cell>
          <table:table-cell table:formula="of:=[result_0509_server.AE14] / [.$G14] * 100" office:value-type="float" office:value="27.4426410084378" calcext:value-type="float">
            <text:p>27.4426410084</text:p>
          </table:table-cell>
          <table:table-cell table:formula="of:=[result_0509_server.AF14] / [.$G14] * 100" office:value-type="float" office:value="26.3353392351164" calcext:value-type="float">
            <text:p>26.3353392351</text:p>
          </table:table-cell>
          <table:table-cell table:formula="of:=[result_0509_server.AG14] / [.$G14] * 100" office:value-type="float" office:value="25.3975276719602" calcext:value-type="float">
            <text:p>25.397527672</text:p>
          </table:table-cell>
          <table:table-cell table:formula="of:=[result_0509_server.AH14] / [.$G14] * 100" office:value-type="float" office:value="24.531855459816" calcext:value-type="float">
            <text:p>24.5318554598</text:p>
          </table:table-cell>
          <table:table-cell table:formula="of:=[result_0509_server.AI14] / [.$G14] * 100" office:value-type="float" office:value="23.6553940890348" calcext:value-type="float">
            <text:p>23.655394089</text:p>
          </table:table-cell>
          <table:table-cell table:formula="of:=[result_0509_server.AJ14] / [.$G14] * 100" office:value-type="float" office:value="22.9137746628625" calcext:value-type="float">
            <text:p>22.9137746629</text:p>
          </table:table-cell>
          <table:table-cell table:formula="of:=[result_0509_server.AK14] / [.$G14] * 100" office:value-type="float" office:value="22.8906822059192" calcext:value-type="float">
            <text:p>22.8906822059</text:p>
          </table:table-cell>
          <table:table-cell table:formula="of:=[result_0509_server.AL14] / [.$G14] * 100" office:value-type="float" office:value="22.2153559611697" calcext:value-type="float">
            <text:p>22.2153559612</text:p>
          </table:table-cell>
          <table:table-cell table:formula="of:=[result_0509_server.AM14] / [.$G14] * 100" office:value-type="float" office:value="21.5835991515654" calcext:value-type="float">
            <text:p>21.5835991516</text:p>
          </table:table-cell>
          <table:table-cell table:formula="of:=[result_0509_server.AN14] / [.$G14] * 100" office:value-type="float" office:value="20.9913271425614" calcext:value-type="float">
            <text:p>20.9913271426</text:p>
          </table:table-cell>
          <table:table-cell table:formula="of:=[result_0509_server.AO14] / [.$G14] * 100" office:value-type="float" office:value="20.4349504068303" calcext:value-type="float">
            <text:p>20.4349504068</text:p>
          </table:table-cell>
          <table:table-cell table:formula="of:=[result_0509_server.AP14] / [.$G14] * 100" office:value-type="float" office:value="19.8594341727683" calcext:value-type="float">
            <text:p>19.8594341728</text:p>
          </table:table-cell>
          <table:table-cell table:formula="of:=[result_0509_server.AQ14] / [.$G14] * 100" office:value-type="float" office:value="19.3168045806527" calcext:value-type="float">
            <text:p>19.3168045807</text:p>
          </table:table-cell>
          <table:table-cell table:formula="of:=[result_0509_server.AR14] / [.$G14] * 100" office:value-type="float" office:value="18.804321076988" calcext:value-type="float">
            <text:p>18.804321077</text:p>
          </table:table-cell>
          <table:table-cell table:formula="of:=[result_0509_server.AS14] / [.$G14] * 100" office:value-type="float" office:value="18.3195393843321" calcext:value-type="float">
            <text:p>18.3195393843</text:p>
          </table:table-cell>
          <table:table-cell table:formula="of:=[result_0509_server.AT14] / [.$G14] * 100" office:value-type="float" office:value="17.8602725176055" calcext:value-type="float">
            <text:p>17.8602725176</text:p>
          </table:table-cell>
          <table:table-cell table:formula="of:=[result_0509_server.AU14] / [.$G14] * 100" office:value-type="float" office:value="17.4245577978906" calcext:value-type="float">
            <text:p>17.4245577979</text:p>
          </table:table-cell>
          <table:table-cell table:formula="of:=[result_0509_server.AV14] / [.$G14] * 100" office:value-type="float" office:value="17.0106288141614" calcext:value-type="float">
            <text:p>17.0106288142</text:p>
          </table:table-cell>
          <table:table-cell table:formula="of:=[result_0509_server.AW14] / [.$G14] * 100" office:value-type="float" office:value="16.6168914881751" calcext:value-type="float">
            <text:p>16.6168914882</text:p>
          </table:table-cell>
          <table:table-cell table:formula="of:=[result_0509_server.AX14] / [.$G14] * 100" office:value-type="float" office:value="16.2419035586643" calcext:value-type="float">
            <text:p>16.2419035587</text:p>
          </table:table-cell>
          <table:table-cell table:formula="of:=[result_0509_server.AY14] / [.$G14] * 100" office:value-type="float" office:value="15.8843569282005" calcext:value-type="float">
            <text:p>15.8843569282</text:p>
          </table:table-cell>
          <table:table-cell table:formula="of:=[result_0509_server.AZ14] / [.$G14] * 100" office:value-type="float" office:value="15.5430624173033" calcext:value-type="float">
            <text:p>15.5430624173</text:p>
          </table:table-cell>
          <table:table-cell table:formula="of:=[result_0509_server.BA14] / [.$G14] * 100" office:value-type="float" office:value="15.2169365513348" calcext:value-type="float">
            <text:p>15.2169365513</text:p>
          </table:table-cell>
          <table:table-cell table:formula="of:=[result_0509_server.BB14] / [.$G14] * 100" office:value-type="float" office:value="14.9049900708432" calcext:value-type="float">
            <text:p>14.9049900708</text:p>
          </table:table-cell>
          <table:table-cell table:formula="of:=[result_0509_server.BC14] / [.$G14] * 100" office:value-type="float" office:value="14.6063179086704" calcext:value-type="float">
            <text:p>14.6063179087</text:p>
          </table:table-cell>
          <table:table-cell table:formula="of:=[result_0509_server.BD14] / [.$G14] * 100" office:value-type="float" office:value="14.3200904199215" calcext:value-type="float">
            <text:p>14.3200904199</text:p>
          </table:table-cell>
          <table:table-cell table:formula="of:=[result_0509_server.BE14] / [.$G14] * 100" office:value-type="float" office:value="14.0455456858154" calcext:value-type="float">
            <text:p>14.0455456858</text:p>
          </table:table-cell>
          <table:table-cell table:formula="of:=[result_0509_server.BF14] / [.$G14] * 100" office:value-type="float" office:value="13.7819827410735" calcext:value-type="float">
            <text:p>13.7819827411</text:p>
          </table:table-cell>
          <table:table-cell table:formula="of:=[result_0509_server.BG14] / [.$G14] * 100" office:value-type="float" office:value="13.5287555980862" calcext:value-type="float">
            <text:p>13.5287555981</text:p>
          </table:table-cell>
          <table:table-cell table:formula="of:=[result_0509_server.BH14] / [.$G14] * 100" office:value-type="float" office:value="13.2852679605985" calcext:value-type="float">
            <text:p>13.2852679606</text:p>
          </table:table-cell>
          <table:table-cell table:formula="of:=[result_0509_server.BI14] / [.$G14] * 100" office:value-type="float" office:value="13.0509685358461" calcext:value-type="float">
            <text:p>13.0509685358</text:p>
          </table:table-cell>
          <table:table-cell table:formula="of:=[result_0509_server.BJ14] / [.$G14] * 100" office:value-type="float" office:value="12.825346867566" calcext:value-type="float">
            <text:p>12.8253468676</text:p>
          </table:table-cell>
          <table:table-cell table:formula="of:=[result_0509_server.BK14] / [.$G14] * 100" office:value-type="float" office:value="12.607929623587" calcext:value-type="float">
            <text:p>12.6079296236</text:p>
          </table:table-cell>
          <table:table-cell table:formula="of:=[result_0509_server.BL14] / [.$G14] * 100" office:value-type="float" office:value="12.3982772811787" calcext:value-type="float">
            <text:p>12.3982772812</text:p>
          </table:table-cell>
          <table:table-cell table:formula="of:=[result_0509_server.BM14] / [.$G14] * 100" office:value-type="float" office:value="12.1959811613111" calcext:value-type="float">
            <text:p>12.1959811613</text:p>
          </table:table-cell>
          <table:table-cell table:formula="of:=[result_0509_server.BN14] / [.$G14] * 100" office:value-type="float" office:value="12.0006607697147" calcext:value-type="float">
            <text:p>12.0006607697</text:p>
          </table:table-cell>
          <table:table-cell table:formula="of:=[result_0509_server.BO14] / [.$G14] * 100" office:value-type="float" office:value="11.811961408342" calcext:value-type="float">
            <text:p>11.8119614083</text:p>
          </table:table-cell>
          <table:table-cell table:formula="of:=[result_0509_server.BP14] / [.$G14] * 100" office:value-type="float" office:value="11.6295520256817" calcext:value-type="float">
            <text:p>11.6295520257</text:p>
          </table:table-cell>
          <table:table-cell table:formula="of:=[result_0509_server.BQ14] / [.$G14] * 100" office:value-type="float" office:value="11.4531232785184" calcext:value-type="float">
            <text:p>11.4531232785</text:p>
          </table:table-cell>
          <table:table-cell table:formula="of:=[result_0509_server.BR14] / [.$G14] * 100" office:value-type="float" office:value="11.2823857812636" calcext:value-type="float">
            <text:p>11.2823857813</text:p>
          </table:table-cell>
          <table:table-cell table:formula="of:=[result_0509_server.BS14] / [.$G14] * 100" office:value-type="float" office:value="11.1170685220169" calcext:value-type="float">
            <text:p>11.117068522</text:p>
          </table:table-cell>
          <table:table-cell table:formula="of:=[result_0509_server.BT14] / [.$G14] * 100" office:value-type="float" office:value="10.9569174271217" calcext:value-type="float">
            <text:p>10.9569174271</text:p>
          </table:table-cell>
          <table:table-cell table:formula="of:=[result_0509_server.BU14] / [.$G14] * 100" office:value-type="float" office:value="10.8016940582232" calcext:value-type="float">
            <text:p>10.8016940582</text:p>
          </table:table-cell>
          <table:table-cell table:formula="of:=[result_0509_server.BV14] / [.$G14] * 100" office:value-type="float" office:value="10.6511744277762" calcext:value-type="float">
            <text:p>10.6511744278</text:p>
          </table:table-cell>
          <table:table-cell table:formula="of:=[result_0509_server.BW14] / [.$G14] * 100" office:value-type="float" office:value="10.5353367520813" calcext:value-type="float">
            <text:p>10.5353367521</text:p>
          </table:table-cell>
          <table:table-cell table:formula="of:=[result_0509_server.BX14] / [.$G14] * 100" office:value-type="float" office:value="10.4229060668479" calcext:value-type="float">
            <text:p>10.4229060668</text:p>
          </table:table-cell>
          <table:table-cell table:formula="of:=[result_0509_server.BY14] / [.$G14] * 100" office:value-type="float" office:value="10.313734242056" calcext:value-type="float">
            <text:p>10.3137342421</text:p>
          </table:table-cell>
          <table:table-cell table:formula="of:=[result_0509_server.BZ14] / [.$G14] * 100" office:value-type="float" office:value="10.2076816122583" calcext:value-type="float">
            <text:p>10.2076816123</text:p>
          </table:table-cell>
          <table:table-cell table:formula="of:=[result_0509_server.CA14] / [.$G14] * 100" office:value-type="float" office:value="10.104616380483" calcext:value-type="float">
            <text:p>10.1046163805</text:p>
          </table:table-cell>
          <table:table-cell table:formula="of:=[result_0509_server.CB14] / [.$G14] * 100" office:value-type="float" office:value="10.0044140718126" calcext:value-type="float">
            <text:p>10.0044140718</text:p>
          </table:table-cell>
          <table:table-cell table:formula="of:=[result_0509_server.CC14] / [.$G14] * 100" office:value-type="float" office:value="9.90695703187283" calcext:value-type="float">
            <text:p>9.9069570319</text:p>
          </table:table-cell>
          <table:table-cell table:formula="of:=[result_0509_server.CD14] / [.$G14] * 100" office:value-type="float" office:value="9.8121339659855" calcext:value-type="float">
            <text:p>9.812133966</text:p>
          </table:table-cell>
          <table:table-cell table:formula="of:=[result_0509_server.CE14] / [.$G14] * 100" office:value-type="float" office:value="9.71983951518855" calcext:value-type="float">
            <text:p>9.7198395152</text:p>
          </table:table-cell>
          <table:table-cell table:formula="of:=[result_0509_server.CF14] / [.$G14] * 100" office:value-type="float" office:value="9.62997386572833" calcext:value-type="float">
            <text:p>9.6299738657</text:p>
          </table:table-cell>
          <table:table-cell table:formula="of:=[result_0509_server.CG14] / [.$G14] * 100" office:value-type="float" office:value="9.54244238898136" calcext:value-type="float">
            <text:p>9.542442389</text:p>
          </table:table-cell>
          <table:table-cell table:formula="of:=[result_0509_server.CH14] / [.$G14] * 100" office:value-type="float" office:value="9.45715530907405" calcext:value-type="float">
            <text:p>9.4571553091</text:p>
          </table:table-cell>
          <table:table-cell table:formula="of:=[result_0509_server.CI14] / [.$G14] * 100" office:value-type="float" office:value="9.33744448237692" calcext:value-type="float">
            <text:p>9.3374444824</text:p>
          </table:table-cell>
          <table:table-cell table:formula="of:=[result_0509_server.CJ14] / [.$G14] * 100" office:value-type="float" office:value="9.22072642634722" calcext:value-type="float">
            <text:p>9.2207264263</text:p>
          </table:table-cell>
          <table:table-cell table:formula="of:=[result_0509_server.CK14] / [.$G14] * 100" office:value-type="float" office:value="9.10689029762689" calcext:value-type="float">
            <text:p>9.1068902976</text:p>
          </table:table-cell>
          <table:table-cell table:formula="of:=[result_0509_server.CL14] / [.$G14] * 100" office:value-type="float" office:value="8.99583065985095" calcext:value-type="float">
            <text:p>8.9958306599</text:p>
          </table:table-cell>
          <table:table-cell table:formula="of:=[result_0509_server.CM14] / [.$G14] * 100" office:value-type="float" office:value="8.88744715792504" calcext:value-type="float">
            <text:p>8.8874471579</text:p>
          </table:table-cell>
          <table:table-cell table:formula="of:=[result_0509_server.CN14] / [.$G14] * 100" office:value-type="float" office:value="8.78164421556876" calcext:value-type="float">
            <text:p>8.7816442156</text:p>
          </table:table-cell>
          <table:table-cell table:formula="of:=[result_0509_server.CO14] / [.$G14] * 100" office:value-type="float" office:value="8.67833075420914" calcext:value-type="float">
            <text:p>8.6783307542</text:p>
          </table:table-cell>
          <table:table-cell table:formula="of:=[result_0509_server.CP14] / [.$G14] * 100" office:value-type="float" office:value="8.57741993148577" calcext:value-type="float">
            <text:p>8.5774199315</text:p>
          </table:table-cell>
          <table:table-cell table:formula="of:=[result_0509_server.CQ14] / [.$G14] * 100" office:value-type="float" office:value="8.47882889779052" calcext:value-type="float">
            <text:p>8.4788288978</text:p>
          </table:table-cell>
          <table:table-cell table:formula="of:=[result_0509_server.CR14] / [.$G14] * 100" office:value-type="float" office:value="8.38247856940657" calcext:value-type="float">
            <text:p>8.3824785694</text:p>
          </table:table-cell>
          <table:table-cell table:formula="of:=[result_0509_server.CS14] / [.$G14] * 100" office:value-type="float" office:value="8.28829341694133" calcext:value-type="float">
            <text:p>8.2882934169</text:p>
          </table:table-cell>
          <table:table-cell table:formula="of:=[result_0509_server.CT14] / [.$G14] * 100" office:value-type="float" office:value="8.19620126786418" calcext:value-type="float">
            <text:p>8.1962012679</text:p>
          </table:table-cell>
          <table:table-cell table:formula="of:=[result_0509_server.CU14] / [.$G14] * 100" office:value-type="float" office:value="8.10613312206348" calcext:value-type="float">
            <text:p>8.1061331221</text:p>
          </table:table-cell>
          <table:table-cell table:formula="of:=[result_0509_server.CV14] / [.$G14] * 100" office:value-type="float" office:value="8.01802297943237" calcext:value-type="float">
            <text:p>8.0180229794</text:p>
          </table:table-cell>
          <table:table-cell table:formula="of:=[result_0509_server.CW14] / [.$G14] * 100" office:value-type="float" office:value="7.9440356563563" calcext:value-type="float">
            <text:p>7.9440356564</text:p>
          </table:table-cell>
          <table:table-cell table:formula="of:=[result_0509_server.CX14] / [.$G14] * 100" office:value-type="float" office:value="7.8716225316436" calcext:value-type="float">
            <text:p>7.8716225316</text:p>
          </table:table-cell>
          <table:table-cell table:formula="of:=[result_0509_server.CY14] / [.$G14] * 100" office:value-type="float" office:value="7.80073389376694" calcext:value-type="float">
            <text:p>7.8007338938</text:p>
          </table:table-cell>
          <table:table-cell table:formula="of:=[result_0509_server.CZ14] / [.$G14] * 100" office:value-type="float" office:value="7.73132210251272" calcext:value-type="float">
            <text:p>7.7313221025</text:p>
          </table:table-cell>
          <table:table-cell table:formula="of:=[result_0509_server.DA14] / [.$G14] * 100" office:value-type="float" office:value="7.66334148221218" calcext:value-type="float">
            <text:p>7.6633414822</text:p>
          </table:table-cell>
          <table:table-cell table:formula="of:=[result_0509_server.DB14] / [.$G14] * 100" office:value-type="float" office:value="7.59674822150962" calcext:value-type="float">
            <text:p>7.5967482215</text:p>
          </table:table-cell>
          <table:table-cell table:formula="of:=[result_0509_server.DC14] / [.$G14] * 100" office:value-type="float" office:value="7.53150027920506" calcext:value-type="float">
            <text:p>7.5315002792</text:p>
          </table:table-cell>
          <table:table-cell table:formula="of:=[result_0509_server.DD14] / [.$G14] * 100" office:value-type="float" office:value="7.46755729574663" calcext:value-type="float">
            <text:p>7.4675572957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10.8772880299497" calcext:value-type="float">
            <text:p>10.8772880299</text:p>
          </table:table-cell>
          <table:table-cell office:value-type="string" calcext:value-type="string">
            <text:p><text:s/>global min</text:p>
          </table:table-cell>
          <table:table-cell office:value-type="float" office:value="-13.4422147755853" calcext:value-type="float">
            <text:p>-13.4422147756</text:p>
          </table:table-cell>
          <table:table-cell office:value-type="string" calcext:value-type="string">
            <text:p><text:s/>range</text:p>
          </table:table-cell>
          <table:table-cell office:value-type="float" office:value="24.319502805535" calcext:value-type="float">
            <text:p>24.3195028055</text:p>
          </table:table-cell>
          <table:table-cell office:value-type="string" calcext:value-type="string">
            <text:p><text:s/>regret</text:p>
          </table:table-cell>
          <table:table-cell table:formula="of:=[result_0509_server.I15] / [.$G15] * 100" office:value-type="float" office:value="46.7747293971981" calcext:value-type="float">
            <text:p>46.7747293972</text:p>
          </table:table-cell>
          <table:table-cell table:formula="of:=[result_0509_server.J15] / [.$G15] * 100" office:value-type="float" office:value="73.3552286641468" calcext:value-type="float">
            <text:p>73.3552286641</text:p>
          </table:table-cell>
          <table:table-cell table:formula="of:=[result_0509_server.K15] / [.$G15] * 100" office:value-type="float" office:value="51.8270869809262" calcext:value-type="float">
            <text:p>51.8270869809</text:p>
          </table:table-cell>
          <table:table-cell table:formula="of:=[result_0509_server.L15] / [.$G15] * 100" office:value-type="float" office:value="52.8330770782665" calcext:value-type="float">
            <text:p>52.8330770783</text:p>
          </table:table-cell>
          <table:table-cell table:formula="of:=[result_0509_server.M15] / [.$G15] * 100" office:value-type="float" office:value="47.2991879506833" calcext:value-type="float">
            <text:p>47.2991879507</text:p>
          </table:table-cell>
          <table:table-cell table:formula="of:=[result_0509_server.N15] / [.$G15] * 100" office:value-type="float" office:value="46.6806978056678" calcext:value-type="float">
            <text:p>46.6806978057</text:p>
          </table:table-cell>
          <table:table-cell table:formula="of:=[result_0509_server.O15] / [.$G15] * 100" office:value-type="float" office:value="45.3622507569986" calcext:value-type="float">
            <text:p>45.362250757</text:p>
          </table:table-cell>
          <table:table-cell table:formula="of:=[result_0509_server.P15] / [.$G15] * 100" office:value-type="float" office:value="44.6498689604556" calcext:value-type="float">
            <text:p>44.6498689605</text:p>
          </table:table-cell>
          <table:table-cell table:formula="of:=[result_0509_server.Q15] / [.$G15] * 100" office:value-type="float" office:value="39.8646669292172" calcext:value-type="float">
            <text:p>39.8646669292</text:p>
          </table:table-cell>
          <table:table-cell table:formula="of:=[result_0509_server.R15] / [.$G15] * 100" office:value-type="float" office:value="39.5271278601683" calcext:value-type="float">
            <text:p>39.5271278602</text:p>
          </table:table-cell>
          <table:table-cell table:formula="of:=[result_0509_server.S15] / [.$G15] * 100" office:value-type="float" office:value="37.1093530675883" calcext:value-type="float">
            <text:p>37.1093530676</text:p>
          </table:table-cell>
          <table:table-cell table:formula="of:=[result_0509_server.T15] / [.$G15] * 100" office:value-type="float" office:value="35.4594881853783" calcext:value-type="float">
            <text:p>35.4594881854</text:p>
          </table:table-cell>
          <table:table-cell table:formula="of:=[result_0509_server.U15] / [.$G15] * 100" office:value-type="float" office:value="32.9592491215666" calcext:value-type="float">
            <text:p>32.9592491216</text:p>
          </table:table-cell>
          <table:table-cell table:formula="of:=[result_0509_server.V15] / [.$G15] * 100" office:value-type="float" office:value="30.8032201813639" calcext:value-type="float">
            <text:p>30.8032201814</text:p>
          </table:table-cell>
          <table:table-cell table:formula="of:=[result_0509_server.W15] / [.$G15] * 100" office:value-type="float" office:value="28.9346617665215" calcext:value-type="float">
            <text:p>28.9346617665</text:p>
          </table:table-cell>
          <table:table-cell table:formula="of:=[result_0509_server.X15] / [.$G15] * 100" office:value-type="float" office:value="27.2996731535344" calcext:value-type="float">
            <text:p>27.2996731535</text:p>
          </table:table-cell>
          <table:table-cell table:formula="of:=[result_0509_server.Y15] / [.$G15] * 100" office:value-type="float" office:value="25.8570361420753" calcext:value-type="float">
            <text:p>25.8570361421</text:p>
          </table:table-cell>
          <table:table-cell table:formula="of:=[result_0509_server.Z15] / [.$G15] * 100" office:value-type="float" office:value="24.5746921318894" calcext:value-type="float">
            <text:p>24.5746921319</text:p>
          </table:table-cell>
          <table:table-cell table:formula="of:=[result_0509_server.AA15] / [.$G15] * 100" office:value-type="float" office:value="23.427331701723" calcext:value-type="float">
            <text:p>23.4273317017</text:p>
          </table:table-cell>
          <table:table-cell table:formula="of:=[result_0509_server.AB15] / [.$G15] * 100" office:value-type="float" office:value="22.3947073145732" calcext:value-type="float">
            <text:p>22.3947073146</text:p>
          </table:table-cell>
          <table:table-cell table:formula="of:=[result_0509_server.AC15] / [.$G15] * 100" office:value-type="float" office:value="23.5610372523496" calcext:value-type="float">
            <text:p>23.5610372523</text:p>
          </table:table-cell>
          <table:table-cell table:formula="of:=[result_0509_server.AD15] / [.$G15] * 100" office:value-type="float" office:value="22.6162102844578" calcext:value-type="float">
            <text:p>22.6162102845</text:p>
          </table:table-cell>
          <table:table-cell table:formula="of:=[result_0509_server.AE15] / [.$G15] * 100" office:value-type="float" office:value="21.7535421833391" calcext:value-type="float">
            <text:p>21.7535421833</text:p>
          </table:table-cell>
          <table:table-cell table:formula="of:=[result_0509_server.AF15] / [.$G15] * 100" office:value-type="float" office:value="20.962763090647" calcext:value-type="float">
            <text:p>20.9627630906</text:p>
          </table:table-cell>
          <table:table-cell table:formula="of:=[result_0509_server.AG15] / [.$G15] * 100" office:value-type="float" office:value="20.2352463253702" calcext:value-type="float">
            <text:p>20.2352463254</text:p>
          </table:table-cell>
          <table:table-cell table:formula="of:=[result_0509_server.AH15] / [.$G15] * 100" office:value-type="float" office:value="19.5636923881917" calcext:value-type="float">
            <text:p>19.5636923882</text:p>
          </table:table-cell>
          <table:table-cell table:formula="of:=[result_0509_server.AI15] / [.$G15] * 100" office:value-type="float" office:value="18.9418831871005" calcext:value-type="float">
            <text:p>18.9418831871</text:p>
          </table:table-cell>
          <table:table-cell table:formula="of:=[result_0509_server.AJ15] / [.$G15] * 100" office:value-type="float" office:value="18.3644889289443" calcext:value-type="float">
            <text:p>18.3644889289</text:p>
          </table:table-cell>
          <table:table-cell table:formula="of:=[result_0509_server.AK15] / [.$G15] * 100" office:value-type="float" office:value="17.8269149644541" calcext:value-type="float">
            <text:p>17.8269149645</text:p>
          </table:table-cell>
          <table:table-cell table:formula="of:=[result_0509_server.AL15] / [.$G15] * 100" office:value-type="float" office:value="17.3251792642633" calcext:value-type="float">
            <text:p>17.3251792643</text:p>
          </table:table-cell>
          <table:table-cell table:formula="of:=[result_0509_server.AM15] / [.$G15] * 100" office:value-type="float" office:value="16.855813609246" calcext:value-type="float">
            <text:p>16.8558136092</text:p>
          </table:table-cell>
          <table:table-cell table:formula="of:=[result_0509_server.AN15] / [.$G15] * 100" office:value-type="float" office:value="16.4157833076674" calcext:value-type="float">
            <text:p>16.4157833077</text:p>
          </table:table-cell>
          <table:table-cell table:formula="of:=[result_0509_server.AO15] / [.$G15] * 100" office:value-type="float" office:value="16.0024215092147" calcext:value-type="float">
            <text:p>16.0024215092</text:p>
          </table:table-cell>
          <table:table-cell table:formula="of:=[result_0509_server.AP15] / [.$G15] * 100" office:value-type="float" office:value="15.6133751106709" calcext:value-type="float">
            <text:p>15.6133751107</text:p>
          </table:table-cell>
          <table:table-cell table:formula="of:=[result_0509_server.AQ15] / [.$G15] * 100" office:value-type="float" office:value="15.2465599349012" calcext:value-type="float">
            <text:p>15.2465599349</text:p>
          </table:table-cell>
          <table:table-cell table:formula="of:=[result_0509_server.AR15] / [.$G15] * 100" office:value-type="float" office:value="14.9001233800075" calcext:value-type="float">
            <text:p>14.90012338</text:p>
          </table:table-cell>
          <table:table-cell table:formula="of:=[result_0509_server.AS15] / [.$G15] * 100" office:value-type="float" office:value="14.5724131253783" calcext:value-type="float">
            <text:p>14.5724131254</text:p>
          </table:table-cell>
          <table:table-cell table:formula="of:=[result_0509_server.AT15] / [.$G15] * 100" office:value-type="float" office:value="14.2619507788875" calcext:value-type="float">
            <text:p>14.2619507789</text:p>
          </table:table-cell>
          <table:table-cell table:formula="of:=[result_0509_server.AU15] / [.$G15] * 100" office:value-type="float" office:value="13.9674095783706" calcext:value-type="float">
            <text:p>13.9674095784</text:p>
          </table:table-cell>
          <table:table-cell table:formula="of:=[result_0509_server.AV15] / [.$G15] * 100" office:value-type="float" office:value="13.6875954378796" calcext:value-type="float">
            <text:p>13.6875954379</text:p>
          </table:table-cell>
          <table:table-cell table:formula="of:=[result_0509_server.AW15] / [.$G15] * 100" office:value-type="float" office:value="13.4214307676564" calcext:value-type="float">
            <text:p>13.4214307677</text:p>
          </table:table-cell>
          <table:table-cell table:formula="of:=[result_0509_server.AX15] / [.$G15] * 100" office:value-type="float" office:value="13.167940605539" calcext:value-type="float">
            <text:p>13.1679406055</text:p>
          </table:table-cell>
          <table:table-cell table:formula="of:=[result_0509_server.AY15] / [.$G15] * 100" office:value-type="float" office:value="12.9262406835202" calcext:value-type="float">
            <text:p>12.9262406835</text:p>
          </table:table-cell>
          <table:table-cell table:formula="of:=[result_0509_server.AZ15] / [.$G15] * 100" office:value-type="float" office:value="12.6955271215931" calcext:value-type="float">
            <text:p>12.6955271216</text:p>
          </table:table-cell>
          <table:table-cell table:formula="of:=[result_0509_server.BA15] / [.$G15] * 100" office:value-type="float" office:value="12.4750674957517" calcext:value-type="float">
            <text:p>12.4750674958</text:p>
          </table:table-cell>
          <table:table-cell table:formula="of:=[result_0509_server.BB15] / [.$G15] * 100" office:value-type="float" office:value="12.2641930710338" calcext:value-type="float">
            <text:p>12.264193071</text:p>
          </table:table-cell>
          <table:table-cell table:formula="of:=[result_0509_server.BC15] / [.$G15] * 100" office:value-type="float" office:value="12.0622920260911" calcext:value-type="float">
            <text:p>12.0622920261</text:p>
          </table:table-cell>
          <table:table-cell table:formula="of:=[result_0509_server.BD15] / [.$G15] * 100" office:value-type="float" office:value="11.8688035246877" calcext:value-type="float">
            <text:p>11.8688035247</text:p>
          </table:table-cell>
          <table:table-cell table:formula="of:=[result_0509_server.BE15] / [.$G15] * 100" office:value-type="float" office:value="11.6832125131375" calcext:value-type="float">
            <text:p>11.6832125131</text:p>
          </table:table-cell>
          <table:table-cell table:formula="of:=[result_0509_server.BF15] / [.$G15] * 100" office:value-type="float" office:value="11.5050451420494" calcext:value-type="float">
            <text:p>11.505045142</text:p>
          </table:table-cell>
          <table:table-cell table:formula="of:=[result_0509_server.BG15] / [.$G15] * 100" office:value-type="float" office:value="11.3338647266901" calcext:value-type="float">
            <text:p>11.3338647267</text:p>
          </table:table-cell>
          <table:table-cell table:formula="of:=[result_0509_server.BH15] / [.$G15] * 100" office:value-type="float" office:value="11.1692681734601" calcext:value-type="float">
            <text:p>11.1692681735</text:p>
          </table:table-cell>
          <table:table-cell table:formula="of:=[result_0509_server.BI15] / [.$G15] * 100" office:value-type="float" office:value="11.010882810918" calcext:value-type="float">
            <text:p>11.0108828109</text:p>
          </table:table-cell>
          <table:table-cell table:formula="of:=[result_0509_server.BJ15] / [.$G15] * 100" office:value-type="float" office:value="10.8583635729145" calcext:value-type="float">
            <text:p>10.8583635729</text:p>
          </table:table-cell>
          <table:table-cell table:formula="of:=[result_0509_server.BK15] / [.$G15] * 100" office:value-type="float" office:value="10.7113904890202" calcext:value-type="float">
            <text:p>10.711390489</text:p>
          </table:table-cell>
          <table:table-cell table:formula="of:=[result_0509_server.BL15] / [.$G15] * 100" office:value-type="float" office:value="10.5696664438364" calcext:value-type="float">
            <text:p>10.5696664438</text:p>
          </table:table-cell>
          <table:table-cell table:formula="of:=[result_0509_server.BM15] / [.$G15] * 100" office:value-type="float" office:value="10.4329151721678" calcext:value-type="float">
            <text:p>10.4329151722</text:p>
          </table:table-cell>
          <table:table-cell table:formula="of:=[result_0509_server.BN15] / [.$G15] * 100" office:value-type="float" office:value="10.3008794615913" calcext:value-type="float">
            <text:p>10.3008794616</text:p>
          </table:table-cell>
          <table:table-cell table:formula="of:=[result_0509_server.BO15] / [.$G15] * 100" office:value-type="float" office:value="10.173319537814" calcext:value-type="float">
            <text:p>10.1733195378</text:p>
          </table:table-cell>
          <table:table-cell table:formula="of:=[result_0509_server.BP15] / [.$G15] * 100" office:value-type="float" office:value="10.0500116114959" calcext:value-type="float">
            <text:p>10.0500116115</text:p>
          </table:table-cell>
          <table:table-cell table:formula="of:=[result_0509_server.BQ15] / [.$G15] * 100" office:value-type="float" office:value="9.93074656800789" calcext:value-type="float">
            <text:p>9.930746568</text:p>
          </table:table-cell>
          <table:table-cell table:formula="of:=[result_0509_server.BR15] / [.$G15] * 100" office:value-type="float" office:value="9.81532878398724" calcext:value-type="float">
            <text:p>9.815328784</text:p>
          </table:table-cell>
          <table:table-cell table:formula="of:=[result_0509_server.BS15] / [.$G15] * 100" office:value-type="float" office:value="9.70357505660217" calcext:value-type="float">
            <text:p>9.7035750566</text:p>
          </table:table-cell>
          <table:table-cell table:formula="of:=[result_0509_server.BT15] / [.$G15] * 100" office:value-type="float" office:value="9.59531363319792" calcext:value-type="float">
            <text:p>9.5953136332</text:p>
          </table:table-cell>
          <table:table-cell table:formula="of:=[result_0509_server.BU15] / [.$G15] * 100" office:value-type="float" office:value="9.49038333051376" calcext:value-type="float">
            <text:p>9.4903833305</text:p>
          </table:table-cell>
          <table:table-cell table:formula="of:=[result_0509_server.BV15] / [.$G15] * 100" office:value-type="float" office:value="9.38863273397156" calcext:value-type="float">
            <text:p>9.388632734</text:p>
          </table:table-cell>
          <table:table-cell table:formula="of:=[result_0509_server.BW15] / [.$G15] * 100" office:value-type="float" office:value="9.28991946866941" calcext:value-type="float">
            <text:p>9.2899194687</text:p>
          </table:table-cell>
          <table:table-cell table:formula="of:=[result_0509_server.BX15] / [.$G15] * 100" office:value-type="float" office:value="9.19410953469972" calcext:value-type="float">
            <text:p>9.1941095347</text:p>
          </table:table-cell>
          <table:table-cell table:formula="of:=[result_0509_server.BY15] / [.$G15] * 100" office:value-type="float" office:value="9.10107670026533" calcext:value-type="float">
            <text:p>9.1010767003</text:p>
          </table:table-cell>
          <table:table-cell table:formula="of:=[result_0509_server.BZ15] / [.$G15] * 100" office:value-type="float" office:value="9.01070194681483" calcext:value-type="float">
            <text:p>9.0107019468</text:p>
          </table:table-cell>
          <table:table-cell table:formula="of:=[result_0509_server.CA15] / [.$G15] * 100" office:value-type="float" office:value="8.92287296106711" calcext:value-type="float">
            <text:p>8.9228729611</text:p>
          </table:table-cell>
          <table:table-cell table:formula="of:=[result_0509_server.CB15] / [.$G15] * 100" office:value-type="float" office:value="8.83748366936797" calcext:value-type="float">
            <text:p>8.8374836694</text:p>
          </table:table-cell>
          <table:table-cell table:formula="of:=[result_0509_server.CC15] / [.$G15] * 100" office:value-type="float" office:value="8.75443381031812" calcext:value-type="float">
            <text:p>8.7544338103</text:p>
          </table:table-cell>
          <table:table-cell table:formula="of:=[result_0509_server.CD15] / [.$G15] * 100" office:value-type="float" office:value="8.6736285420534" calcext:value-type="float">
            <text:p>8.6736285421</text:p>
          </table:table-cell>
          <table:table-cell table:formula="of:=[result_0509_server.CE15] / [.$G15] * 100" office:value-type="float" office:value="8.59497808094238" calcext:value-type="float">
            <text:p>8.5949780809</text:p>
          </table:table-cell>
          <table:table-cell table:formula="of:=[result_0509_server.CF15] / [.$G15] * 100" office:value-type="float" office:value="8.518397368808" calcext:value-type="float">
            <text:p>8.5183973688</text:p>
          </table:table-cell>
          <table:table-cell table:formula="of:=[result_0509_server.CG15] / [.$G15] * 100" office:value-type="float" office:value="8.44380576607971" calcext:value-type="float">
            <text:p>8.4438057661</text:p>
          </table:table-cell>
          <table:table-cell table:formula="of:=[result_0509_server.CH15] / [.$G15] * 100" office:value-type="float" office:value="8.37112676854956" calcext:value-type="float">
            <text:p>8.3711267685</text:p>
          </table:table-cell>
          <table:table-cell table:formula="of:=[result_0509_server.CI15] / [.$G15] * 100" office:value-type="float" office:value="8.30028774564042" calcext:value-type="float">
            <text:p>8.3002877456</text:p>
          </table:table-cell>
          <table:table-cell table:formula="of:=[result_0509_server.CJ15] / [.$G15] * 100" office:value-type="float" office:value="8.23121969830404" calcext:value-type="float">
            <text:p>8.2312196983</text:p>
          </table:table-cell>
          <table:table-cell table:formula="of:=[result_0509_server.CK15] / [.$G15] * 100" office:value-type="float" office:value="8.16385703485246" calcext:value-type="float">
            <text:p>8.1638570349</text:p>
          </table:table-cell>
          <table:table-cell table:formula="of:=[result_0509_server.CL15] / [.$G15] * 100" office:value-type="float" office:value="8.09813736319243" calcext:value-type="float">
            <text:p>8.0981373632</text:p>
          </table:table-cell>
          <table:table-cell table:formula="of:=[result_0509_server.CM15] / [.$G15] * 100" office:value-type="float" office:value="8.03400129807838" calcext:value-type="float">
            <text:p>8.0340012981</text:p>
          </table:table-cell>
          <table:table-cell table:formula="of:=[result_0509_server.CN15] / [.$G15] * 100" office:value-type="float" office:value="8.57643226015219" calcext:value-type="float">
            <text:p>8.5764322602</text:p>
          </table:table-cell>
          <table:table-cell table:formula="of:=[result_0509_server.CO15] / [.$G15] * 100" office:value-type="float" office:value="8.50817828013541" calcext:value-type="float">
            <text:p>8.5081782801</text:p>
          </table:table-cell>
          <table:table-cell table:formula="of:=[result_0509_server.CP15] / [.$G15] * 100" office:value-type="float" office:value="8.44151160197951" calcext:value-type="float">
            <text:p>8.441511602</text:p>
          </table:table-cell>
          <table:table-cell table:formula="of:=[result_0509_server.CQ15] / [.$G15] * 100" office:value-type="float" office:value="8.37637749113756" calcext:value-type="float">
            <text:p>8.3763774911</text:p>
          </table:table-cell>
          <table:table-cell table:formula="of:=[result_0509_server.CR15] / [.$G15] * 100" office:value-type="float" office:value="8.31272370099656" calcext:value-type="float">
            <text:p>8.312723701</text:p>
          </table:table-cell>
          <table:table-cell table:formula="of:=[result_0509_server.CS15] / [.$G15] * 100" office:value-type="float" office:value="8.25050033310589" calcext:value-type="float">
            <text:p>8.2505003331</text:p>
          </table:table-cell>
          <table:table-cell table:formula="of:=[result_0509_server.CT15] / [.$G15] * 100" office:value-type="float" office:value="8.18965970672395" calcext:value-type="float">
            <text:p>8.1896597067</text:p>
          </table:table-cell>
          <table:table-cell table:formula="of:=[result_0509_server.CU15] / [.$G15] * 100" office:value-type="float" office:value="8.13015623696573" calcext:value-type="float">
            <text:p>8.130156237</text:p>
          </table:table-cell>
          <table:table-cell table:formula="of:=[result_0509_server.CV15] / [.$G15] * 100" office:value-type="float" office:value="8.07194632089793" calcext:value-type="float">
            <text:p>8.0719463209</text:p>
          </table:table-cell>
          <table:table-cell table:formula="of:=[result_0509_server.CW15] / [.$G15] * 100" office:value-type="float" office:value="8.01498823098213" calcext:value-type="float">
            <text:p>8.014988231</text:p>
          </table:table-cell>
          <table:table-cell table:formula="of:=[result_0509_server.CX15] / [.$G15] * 100" office:value-type="float" office:value="7.95924201531989" calcext:value-type="float">
            <text:p>7.9592420153</text:p>
          </table:table-cell>
          <table:table-cell table:formula="of:=[result_0509_server.CY15] / [.$G15] * 100" office:value-type="float" office:value="7.90466940419784" calcext:value-type="float">
            <text:p>7.9046694042</text:p>
          </table:table-cell>
          <table:table-cell table:formula="of:=[result_0509_server.CZ15] / [.$G15] * 100" office:value-type="float" office:value="7.85123372247423" calcext:value-type="float">
            <text:p>7.8512337225</text:p>
          </table:table-cell>
          <table:table-cell table:formula="of:=[result_0509_server.DA15] / [.$G15] * 100" office:value-type="float" office:value="7.79889980738406" calcext:value-type="float">
            <text:p>7.7988998074</text:p>
          </table:table-cell>
          <table:table-cell table:formula="of:=[result_0509_server.DB15] / [.$G15] * 100" office:value-type="float" office:value="7.74763393137737" calcext:value-type="float">
            <text:p>7.7476339314</text:p>
          </table:table-cell>
          <table:table-cell table:formula="of:=[result_0509_server.DC15] / [.$G15] * 100" office:value-type="float" office:value="7.69740372963344" calcext:value-type="float">
            <text:p>7.6974037296</text:p>
          </table:table-cell>
          <table:table-cell table:formula="of:=[result_0509_server.DD15] / [.$G15] * 100" office:value-type="float" office:value="7.64817813192441" calcext:value-type="float">
            <text:p>7.6481781319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5.89151786180074" calcext:value-type="float">
            <text:p>5.8915178618</text:p>
          </table:table-cell>
          <table:table-cell office:value-type="string" calcext:value-type="string">
            <text:p><text:s/>global min</text:p>
          </table:table-cell>
          <table:table-cell office:value-type="float" office:value="-12.429723864423" calcext:value-type="float">
            <text:p>-12.4297238644</text:p>
          </table:table-cell>
          <table:table-cell office:value-type="string" calcext:value-type="string">
            <text:p><text:s/>range</text:p>
          </table:table-cell>
          <table:table-cell office:value-type="float" office:value="18.3212417262238" calcext:value-type="float">
            <text:p>18.3212417262</text:p>
          </table:table-cell>
          <table:table-cell office:value-type="string" calcext:value-type="string">
            <text:p><text:s/>regret</text:p>
          </table:table-cell>
          <table:table-cell table:formula="of:=[result_0509_server.I16] / [.$G16] * 100" office:value-type="float" office:value="33.8493436658892" calcext:value-type="float">
            <text:p>33.8493436659</text:p>
          </table:table-cell>
          <table:table-cell table:formula="of:=[result_0509_server.J16] / [.$G16] * 100" office:value-type="float" office:value="47.6400164975998" calcext:value-type="float">
            <text:p>47.6400164976</text:p>
          </table:table-cell>
          <table:table-cell table:formula="of:=[result_0509_server.K16] / [.$G16] * 100" office:value-type="float" office:value="56.5862574528376" calcext:value-type="float">
            <text:p>56.5862574528</text:p>
          </table:table-cell>
          <table:table-cell table:formula="of:=[result_0509_server.L16] / [.$G16] * 100" office:value-type="float" office:value="49.2439317911064" calcext:value-type="float">
            <text:p>49.2439317911</text:p>
          </table:table-cell>
          <table:table-cell table:formula="of:=[result_0509_server.M16] / [.$G16] * 100" office:value-type="float" office:value="46.7382937053007" calcext:value-type="float">
            <text:p>46.7382937053</text:p>
          </table:table-cell>
          <table:table-cell table:formula="of:=[result_0509_server.N16] / [.$G16] * 100" office:value-type="float" office:value="44.7933744097687" calcext:value-type="float">
            <text:p>44.7933744098</text:p>
          </table:table-cell>
          <table:table-cell table:formula="of:=[result_0509_server.O16] / [.$G16] * 100" office:value-type="float" office:value="45.2532034769402" calcext:value-type="float">
            <text:p>45.2532034769</text:p>
          </table:table-cell>
          <table:table-cell table:formula="of:=[result_0509_server.P16] / [.$G16] * 100" office:value-type="float" office:value="44.0233278989191" calcext:value-type="float">
            <text:p>44.0233278989</text:p>
          </table:table-cell>
          <table:table-cell table:formula="of:=[result_0509_server.Q16] / [.$G16] * 100" office:value-type="float" office:value="44.7550360834906" calcext:value-type="float">
            <text:p>44.7550360835</text:p>
          </table:table-cell>
          <table:table-cell table:formula="of:=[result_0509_server.R16] / [.$G16] * 100" office:value-type="float" office:value="46.2163354819227" calcext:value-type="float">
            <text:p>46.2163354819</text:p>
          </table:table-cell>
          <table:table-cell table:formula="of:=[result_0509_server.S16] / [.$G16] * 100" office:value-type="float" office:value="42.5530588916771" calcext:value-type="float">
            <text:p>42.5530588917</text:p>
          </table:table-cell>
          <table:table-cell table:formula="of:=[result_0509_server.T16] / [.$G16] * 100" office:value-type="float" office:value="42.2837599875431" calcext:value-type="float">
            <text:p>42.2837599875</text:p>
          </table:table-cell>
          <table:table-cell table:formula="of:=[result_0509_server.U16] / [.$G16] * 100" office:value-type="float" office:value="43.0982589176687" calcext:value-type="float">
            <text:p>43.0982589177</text:p>
          </table:table-cell>
          <table:table-cell table:formula="of:=[result_0509_server.V16] / [.$G16] * 100" office:value-type="float" office:value="43.0802762479502" calcext:value-type="float">
            <text:p>43.080276248</text:p>
          </table:table-cell>
          <table:table-cell table:formula="of:=[result_0509_server.W16] / [.$G16] * 100" office:value-type="float" office:value="40.774789243331" calcext:value-type="float">
            <text:p>40.7747892433</text:p>
          </table:table-cell>
          <table:table-cell table:formula="of:=[result_0509_server.X16] / [.$G16] * 100" office:value-type="float" office:value="41.6111448158645" calcext:value-type="float">
            <text:p>41.6111448159</text:p>
          </table:table-cell>
          <table:table-cell table:formula="of:=[result_0509_server.Y16] / [.$G16] * 100" office:value-type="float" office:value="39.1634304149313" calcext:value-type="float">
            <text:p>39.1634304149</text:p>
          </table:table-cell>
          <table:table-cell table:formula="of:=[result_0509_server.Z16] / [.$G16] * 100" office:value-type="float" office:value="36.9876842807684" calcext:value-type="float">
            <text:p>36.9876842808</text:p>
          </table:table-cell>
          <table:table-cell table:formula="of:=[result_0509_server.AA16] / [.$G16] * 100" office:value-type="float" office:value="35.0409640554649" calcext:value-type="float">
            <text:p>35.0409640555</text:p>
          </table:table-cell>
          <table:table-cell table:formula="of:=[result_0509_server.AB16] / [.$G16] * 100" office:value-type="float" office:value="33.5792479749322" calcext:value-type="float">
            <text:p>33.5792479749</text:p>
          </table:table-cell>
          <table:table-cell table:formula="of:=[result_0509_server.AC16] / [.$G16] * 100" office:value-type="float" office:value="31.9802361666021" calcext:value-type="float">
            <text:p>31.9802361666</text:p>
          </table:table-cell>
          <table:table-cell table:formula="of:=[result_0509_server.AD16] / [.$G16] * 100" office:value-type="float" office:value="30.5265890681202" calcext:value-type="float">
            <text:p>30.5265890681</text:p>
          </table:table-cell>
          <table:table-cell table:formula="of:=[result_0509_server.AE16] / [.$G16] * 100" office:value-type="float" office:value="29.4518087801502" calcext:value-type="float">
            <text:p>29.4518087802</text:p>
          </table:table-cell>
          <table:table-cell table:formula="of:=[result_0509_server.AF16] / [.$G16] * 100" office:value-type="float" office:value="28.2246500809773" calcext:value-type="float">
            <text:p>28.224650081</text:p>
          </table:table-cell>
          <table:table-cell table:formula="of:=[result_0509_server.AG16] / [.$G16] * 100" office:value-type="float" office:value="27.3279297755306" calcext:value-type="float">
            <text:p>27.3279297755</text:p>
          </table:table-cell>
          <table:table-cell table:formula="of:=[result_0509_server.AH16] / [.$G16] * 100" office:value-type="float" office:value="26.2768555533949" calcext:value-type="float">
            <text:p>26.2768555534</text:p>
          </table:table-cell>
          <table:table-cell table:formula="of:=[result_0509_server.AI16] / [.$G16] * 100" office:value-type="float" office:value="25.3036386810469" calcext:value-type="float">
            <text:p>25.303638681</text:p>
          </table:table-cell>
          <table:table-cell table:formula="of:=[result_0509_server.AJ16] / [.$G16] * 100" office:value-type="float" office:value="24.6073173868956" calcext:value-type="float">
            <text:p>24.6073173869</text:p>
          </table:table-cell>
          <table:table-cell table:formula="of:=[result_0509_server.AK16] / [.$G16] * 100" office:value-type="float" office:value="23.7587892011406" calcext:value-type="float">
            <text:p>23.7587892011</text:p>
          </table:table-cell>
          <table:table-cell table:formula="of:=[result_0509_server.AL16] / [.$G16] * 100" office:value-type="float" office:value="23.160384309263" calcext:value-type="float">
            <text:p>23.1603843093</text:p>
          </table:table-cell>
          <table:table-cell table:formula="of:=[result_0509_server.AM16] / [.$G16] * 100" office:value-type="float" office:value="22.4132751379964" calcext:value-type="float">
            <text:p>22.413275138</text:p>
          </table:table-cell>
          <table:table-cell table:formula="of:=[result_0509_server.AN16] / [.$G16] * 100" office:value-type="float" office:value="21.8943178663344" calcext:value-type="float">
            <text:p>21.8943178663</text:p>
          </table:table-cell>
          <table:table-cell table:formula="of:=[result_0509_server.AO16] / [.$G16] * 100" office:value-type="float" office:value="21.2308536885667" calcext:value-type="float">
            <text:p>21.2308536886</text:p>
          </table:table-cell>
          <table:table-cell table:formula="of:=[result_0509_server.AP16] / [.$G16] * 100" office:value-type="float" office:value="20.7772004166916" calcext:value-type="float">
            <text:p>20.7772004167</text:p>
          </table:table-cell>
          <table:table-cell table:formula="of:=[result_0509_server.AQ16] / [.$G16] * 100" office:value-type="float" office:value="20.1835661190718" calcext:value-type="float">
            <text:p>20.1835661191</text:p>
          </table:table-cell>
          <table:table-cell table:formula="of:=[result_0509_server.AR16] / [.$G16] * 100" office:value-type="float" office:value="19.7842071281201" calcext:value-type="float">
            <text:p>19.7842071281</text:p>
          </table:table-cell>
          <table:table-cell table:formula="of:=[result_0509_server.AS16] / [.$G16] * 100" office:value-type="float" office:value="19.4064351096523" calcext:value-type="float">
            <text:p>19.4064351097</text:p>
          </table:table-cell>
          <table:table-cell table:formula="of:=[result_0509_server.AT16] / [.$G16] * 100" office:value-type="float" office:value="19.9479467956345" calcext:value-type="float">
            <text:p>19.9479467956</text:p>
          </table:table-cell>
          <table:table-cell table:formula="of:=[result_0509_server.AU16] / [.$G16] * 100" office:value-type="float" office:value="19.4364609803619" calcext:value-type="float">
            <text:p>19.4364609804</text:p>
          </table:table-cell>
          <table:table-cell table:formula="of:=[result_0509_server.AV16] / [.$G16] * 100" office:value-type="float" office:value="19.0957155169731" calcext:value-type="float">
            <text:p>19.095715517</text:p>
          </table:table-cell>
          <table:table-cell table:formula="of:=[result_0509_server.AW16] / [.$G16] * 100" office:value-type="float" office:value="18.6299663580225" calcext:value-type="float">
            <text:p>18.629966358</text:p>
          </table:table-cell>
          <table:table-cell table:formula="of:=[result_0509_server.AX16] / [.$G16] * 100" office:value-type="float" office:value="18.3246491219937" calcext:value-type="float">
            <text:p>18.324649122</text:p>
          </table:table-cell>
          <table:table-cell table:formula="of:=[result_0509_server.AY16] / [.$G16] * 100" office:value-type="float" office:value="17.8984944912497" calcext:value-type="float">
            <text:p>17.8984944912</text:p>
          </table:table-cell>
          <table:table-cell table:formula="of:=[result_0509_server.AZ16] / [.$G16] * 100" office:value-type="float" office:value="17.6236796720124" calcext:value-type="float">
            <text:p>17.623679672</text:p>
          </table:table-cell>
          <table:table-cell table:formula="of:=[result_0509_server.BA16] / [.$G16] * 100" office:value-type="float" office:value="17.2320423459677" calcext:value-type="float">
            <text:p>17.232042346</text:p>
          </table:table-cell>
          <table:table-cell table:formula="of:=[result_0509_server.BB16] / [.$G16] * 100" office:value-type="float" office:value="16.9836640872469" calcext:value-type="float">
            <text:p>16.9836640872</text:p>
          </table:table-cell>
          <table:table-cell table:formula="of:=[result_0509_server.BC16] / [.$G16] * 100" office:value-type="float" office:value="16.6223095321991" calcext:value-type="float">
            <text:p>16.6223095322</text:p>
          </table:table-cell>
          <table:table-cell table:formula="of:=[result_0509_server.BD16] / [.$G16] * 100" office:value-type="float" office:value="16.3969831345452" calcext:value-type="float">
            <text:p>16.3969831345</text:p>
          </table:table-cell>
          <table:table-cell table:formula="of:=[result_0509_server.BE16] / [.$G16] * 100" office:value-type="float" office:value="16.062350825677" calcext:value-type="float">
            <text:p>16.0623508257</text:p>
          </table:table-cell>
          <table:table-cell table:formula="of:=[result_0509_server.BF16] / [.$G16] * 100" office:value-type="float" office:value="15.8572366580596" calcext:value-type="float">
            <text:p>15.8572366581</text:p>
          </table:table-cell>
          <table:table-cell table:formula="of:=[result_0509_server.BG16] / [.$G16] * 100" office:value-type="float" office:value="15.5463104490781" calcext:value-type="float">
            <text:p>15.5463104491</text:p>
          </table:table-cell>
          <table:table-cell table:formula="of:=[result_0509_server.BH16] / [.$G16] * 100" office:value-type="float" office:value="15.3590091413037" calcext:value-type="float">
            <text:p>15.3590091413</text:p>
          </table:table-cell>
          <table:table-cell table:formula="of:=[result_0509_server.BI16] / [.$G16] * 100" office:value-type="float" office:value="15.0692165159961" calcext:value-type="float">
            <text:p>15.069216516</text:p>
          </table:table-cell>
          <table:table-cell table:formula="of:=[result_0509_server.BJ16] / [.$G16] * 100" office:value-type="float" office:value="14.8976873665297" calcext:value-type="float">
            <text:p>14.8976873665</text:p>
          </table:table-cell>
          <table:table-cell table:formula="of:=[result_0509_server.BK16] / [.$G16] * 100" office:value-type="float" office:value="14.6268203235019" calcext:value-type="float">
            <text:p>14.6268203235</text:p>
          </table:table-cell>
          <table:table-cell table:formula="of:=[result_0509_server.BL16] / [.$G16] * 100" office:value-type="float" office:value="14.3656271034394" calcext:value-type="float">
            <text:p>14.3656271034</text:p>
          </table:table-cell>
          <table:table-cell table:formula="of:=[result_0509_server.BM16] / [.$G16] * 100" office:value-type="float" office:value="14.2154694778494" calcext:value-type="float">
            <text:p>14.2154694778</text:p>
          </table:table-cell>
          <table:table-cell table:formula="of:=[result_0509_server.BN16] / [.$G16] * 100" office:value-type="float" office:value="13.9703751765071" calcext:value-type="float">
            <text:p>13.9703751765</text:p>
          </table:table-cell>
          <table:table-cell table:formula="of:=[result_0509_server.BO16] / [.$G16] * 100" office:value-type="float" office:value="13.8320068251225" calcext:value-type="float">
            <text:p>13.8320068251</text:p>
          </table:table-cell>
          <table:table-cell table:formula="of:=[result_0509_server.BP16] / [.$G16] * 100" office:value-type="float" office:value="13.6014733780371" calcext:value-type="float">
            <text:p>13.601473378</text:p>
          </table:table-cell>
          <table:table-cell table:formula="of:=[result_0509_server.BQ16] / [.$G16] * 100" office:value-type="float" office:value="13.3784984046267" calcext:value-type="float">
            <text:p>13.3784984046</text:p>
          </table:table-cell>
          <table:table-cell table:formula="of:=[result_0509_server.BR16] / [.$G16] * 100" office:value-type="float" office:value="13.162716172294" calcext:value-type="float">
            <text:p>13.1627161723</text:p>
          </table:table-cell>
          <table:table-cell table:formula="of:=[result_0509_server.BS16] / [.$G16] * 100" office:value-type="float" office:value="13.0459530972546" calcext:value-type="float">
            <text:p>13.0459530973</text:p>
          </table:table-cell>
          <table:table-cell table:formula="of:=[result_0509_server.BT16] / [.$G16] * 100" office:value-type="float" office:value="12.84211008011" calcext:value-type="float">
            <text:p>12.8421100801</text:p>
          </table:table-cell>
          <table:table-cell table:formula="of:=[result_0509_server.BU16] / [.$G16] * 100" office:value-type="float" office:value="12.6445391558006" calcext:value-type="float">
            <text:p>12.6445391558</text:p>
          </table:table-cell>
          <table:table-cell table:formula="of:=[result_0509_server.BV16] / [.$G16] * 100" office:value-type="float" office:value="12.4529552291976" calcext:value-type="float">
            <text:p>12.4529552292</text:p>
          </table:table-cell>
          <table:table-cell table:formula="of:=[result_0509_server.BW16] / [.$G16] * 100" office:value-type="float" office:value="12.3537565309232" calcext:value-type="float">
            <text:p>12.3537565309</text:p>
          </table:table-cell>
          <table:table-cell table:formula="of:=[result_0509_server.BX16] / [.$G16] * 100" office:value-type="float" office:value="12.1720836407625" calcext:value-type="float">
            <text:p>12.1720836408</text:p>
          </table:table-cell>
          <table:table-cell table:formula="of:=[result_0509_server.BY16] / [.$G16] * 100" office:value-type="float" office:value="11.9956766314761" calcext:value-type="float">
            <text:p>11.9956766315</text:p>
          </table:table-cell>
          <table:table-cell table:formula="of:=[result_0509_server.BZ16] / [.$G16] * 100" office:value-type="float" office:value="11.824309822455" calcext:value-type="float">
            <text:p>11.8243098225</text:p>
          </table:table-cell>
          <table:table-cell table:formula="of:=[result_0509_server.CA16] / [.$G16] * 100" office:value-type="float" office:value="11.6577702474909" calcext:value-type="float">
            <text:p>11.6577702475</text:p>
          </table:table-cell>
          <table:table-cell table:formula="of:=[result_0509_server.CB16] / [.$G16] * 100" office:value-type="float" office:value="11.4958567718312" calcext:value-type="float">
            <text:p>11.4958567718</text:p>
          </table:table-cell>
          <table:table-cell table:formula="of:=[result_0509_server.CC16] / [.$G16] * 100" office:value-type="float" office:value="11.3383792818062" calcext:value-type="float">
            <text:p>11.3383792818</text:p>
          </table:table-cell>
          <table:table-cell table:formula="of:=[result_0509_server.CD16] / [.$G16] * 100" office:value-type="float" office:value="11.2636260813063" calcext:value-type="float">
            <text:p>11.2636260813</text:p>
          </table:table-cell>
          <table:table-cell table:formula="of:=[result_0509_server.CE16] / [.$G16] * 100" office:value-type="float" office:value="11.1134444002221" calcext:value-type="float">
            <text:p>11.1134444002</text:p>
          </table:table-cell>
          <table:table-cell table:formula="of:=[result_0509_server.CF16] / [.$G16] * 100" office:value-type="float" office:value="10.9672148686403" calcext:value-type="float">
            <text:p>10.9672148686</text:p>
          </table:table-cell>
          <table:table-cell table:formula="of:=[result_0509_server.CG16] / [.$G16] * 100" office:value-type="float" office:value="10.8247835067099" calcext:value-type="float">
            <text:p>10.8247835067</text:p>
          </table:table-cell>
          <table:table-cell table:formula="of:=[result_0509_server.CH16] / [.$G16] * 100" office:value-type="float" office:value="10.6860042309828" calcext:value-type="float">
            <text:p>10.686004231</text:p>
          </table:table-cell>
          <table:table-cell table:formula="of:=[result_0509_server.CI16] / [.$G16] * 100" office:value-type="float" office:value="10.5507383546413" calcext:value-type="float">
            <text:p>10.5507383546</text:p>
          </table:table-cell>
          <table:table-cell table:formula="of:=[result_0509_server.CJ16] / [.$G16] * 100" office:value-type="float" office:value="10.4188541252083" calcext:value-type="float">
            <text:p>10.4188541252</text:p>
          </table:table-cell>
          <table:table-cell table:formula="of:=[result_0509_server.CK16] / [.$G16] * 100" office:value-type="float" office:value="10.290226296502" calcext:value-type="float">
            <text:p>10.2902262965</text:p>
          </table:table-cell>
          <table:table-cell table:formula="of:=[result_0509_server.CL16] / [.$G16] * 100" office:value-type="float" office:value="10.1647357319105" calcext:value-type="float">
            <text:p>10.1647357319</text:p>
          </table:table-cell>
          <table:table-cell table:formula="of:=[result_0509_server.CM16] / [.$G16] * 100" office:value-type="float" office:value="10.0422690363453" calcext:value-type="float">
            <text:p>10.0422690363</text:p>
          </table:table-cell>
          <table:table-cell table:formula="of:=[result_0509_server.CN16] / [.$G16] * 100" office:value-type="float" office:value="9.92271821448404" calcext:value-type="float">
            <text:p>9.9227182145</text:p>
          </table:table-cell>
          <table:table-cell table:formula="of:=[result_0509_server.CO16] / [.$G16] * 100" office:value-type="float" office:value="9.8059803531372" calcext:value-type="float">
            <text:p>9.8059803531</text:p>
          </table:table-cell>
          <table:table-cell table:formula="of:=[result_0509_server.CP16] / [.$G16] * 100" office:value-type="float" office:value="9.69195732577514" calcext:value-type="float">
            <text:p>9.6919573258</text:p>
          </table:table-cell>
          <table:table-cell table:formula="of:=[result_0509_server.CQ16] / [.$G16] * 100" office:value-type="float" office:value="9.58055551743288" calcext:value-type="float">
            <text:p>9.5805555174</text:p>
          </table:table-cell>
          <table:table-cell table:formula="of:=[result_0509_server.CR16] / [.$G16] * 100" office:value-type="float" office:value="9.47168556837113" calcext:value-type="float">
            <text:p>9.4716855684</text:p>
          </table:table-cell>
          <table:table-cell table:formula="of:=[result_0509_server.CS16] / [.$G16] * 100" office:value-type="float" office:value="9.36526213501868" calcext:value-type="float">
            <text:p>9.365262135</text:p>
          </table:table-cell>
          <table:table-cell table:formula="of:=[result_0509_server.CT16] / [.$G16] * 100" office:value-type="float" office:value="9.2612036668518" calcext:value-type="float">
            <text:p>9.2612036669</text:p>
          </table:table-cell>
          <table:table-cell table:formula="of:=[result_0509_server.CU16] / [.$G16] * 100" office:value-type="float" office:value="9.1594321979853" calcext:value-type="float">
            <text:p>9.159432198</text:p>
          </table:table-cell>
          <table:table-cell table:formula="of:=[result_0509_server.CV16] / [.$G16] * 100" office:value-type="float" office:value="9.05987315235505" calcext:value-type="float">
            <text:p>9.0598731524</text:p>
          </table:table-cell>
          <table:table-cell table:formula="of:=[result_0509_server.CW16] / [.$G16] * 100" office:value-type="float" office:value="8.96245516146951" calcext:value-type="float">
            <text:p>8.9624551615</text:p>
          </table:table-cell>
          <table:table-cell table:formula="of:=[result_0509_server.CX16] / [.$G16] * 100" office:value-type="float" office:value="8.8671098937943" calcext:value-type="float">
            <text:p>8.8671098938</text:p>
          </table:table-cell>
          <table:table-cell table:formula="of:=[result_0509_server.CY16] / [.$G16] * 100" office:value-type="float" office:value="8.77377189491225" calcext:value-type="float">
            <text:p>8.7737718949</text:p>
          </table:table-cell>
          <table:table-cell table:formula="of:=[result_0509_server.CZ16] / [.$G16] * 100" office:value-type="float" office:value="8.68237843767358" calcext:value-type="float">
            <text:p>8.6823784377</text:p>
          </table:table-cell>
          <table:table-cell table:formula="of:=[result_0509_server.DA16] / [.$G16] * 100" office:value-type="float" office:value="8.59286938161507" calcext:value-type="float">
            <text:p>8.5928693816</text:p>
          </table:table-cell>
          <table:table-cell table:formula="of:=[result_0509_server.DB16] / [.$G16] * 100" office:value-type="float" office:value="8.50518704098635" calcext:value-type="float">
            <text:p>8.505187041</text:p>
          </table:table-cell>
          <table:table-cell table:formula="of:=[result_0509_server.DC16] / [.$G16] * 100" office:value-type="float" office:value="8.41927606077434" calcext:value-type="float">
            <text:p>8.4192760608</text:p>
          </table:table-cell>
          <table:table-cell table:formula="of:=[result_0509_server.DD16] / [.$G16] * 100" office:value-type="float" office:value="8.33508330016663" calcext:value-type="float">
            <text:p>8.3350833002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6.60983802415159" calcext:value-type="float">
            <text:p>6.6098380242</text:p>
          </table:table-cell>
          <table:table-cell office:value-type="string" calcext:value-type="string">
            <text:p><text:s/>global min</text:p>
          </table:table-cell>
          <table:table-cell office:value-type="float" office:value="-6.79815271784085" calcext:value-type="float">
            <text:p>-6.7981527178</text:p>
          </table:table-cell>
          <table:table-cell office:value-type="string" calcext:value-type="string">
            <text:p><text:s/>range</text:p>
          </table:table-cell>
          <table:table-cell office:value-type="float" office:value="13.4079907419924" calcext:value-type="float">
            <text:p>13.407990742</text:p>
          </table:table-cell>
          <table:table-cell office:value-type="string" calcext:value-type="string">
            <text:p><text:s/>regret</text:p>
          </table:table-cell>
          <table:table-cell table:formula="of:=[result_0509_server.I17] / [.$G17] * 100" office:value-type="float" office:value="54.2905328995149" calcext:value-type="float">
            <text:p>54.2905328995</text:p>
          </table:table-cell>
          <table:table-cell table:formula="of:=[result_0509_server.J17] / [.$G17] * 100" office:value-type="float" office:value="65.513527709405" calcext:value-type="float">
            <text:p>65.5135277094</text:p>
          </table:table-cell>
          <table:table-cell table:formula="of:=[result_0509_server.K17] / [.$G17] * 100" office:value-type="float" office:value="63.1123807860252" calcext:value-type="float">
            <text:p>63.112380786</text:p>
          </table:table-cell>
          <table:table-cell table:formula="of:=[result_0509_server.L17] / [.$G17] * 100" office:value-type="float" office:value="56.7674524008974" calcext:value-type="float">
            <text:p>56.7674524009</text:p>
          </table:table-cell>
          <table:table-cell table:formula="of:=[result_0509_server.M17] / [.$G17] * 100" office:value-type="float" office:value="57.4269976620317" calcext:value-type="float">
            <text:p>57.426997662</text:p>
          </table:table-cell>
          <table:table-cell table:formula="of:=[result_0509_server.N17] / [.$G17] * 100" office:value-type="float" office:value="52.3393708500887" calcext:value-type="float">
            <text:p>52.3393708501</text:p>
          </table:table-cell>
          <table:table-cell table:formula="of:=[result_0509_server.O17] / [.$G17] * 100" office:value-type="float" office:value="52.0114786949106" calcext:value-type="float">
            <text:p>52.0114786949</text:p>
          </table:table-cell>
          <table:table-cell table:formula="of:=[result_0509_server.P17] / [.$G17] * 100" office:value-type="float" office:value="48.2168076714021" calcext:value-type="float">
            <text:p>48.2168076714</text:p>
          </table:table-cell>
          <table:table-cell table:formula="of:=[result_0509_server.Q17] / [.$G17] * 100" office:value-type="float" office:value="53.5271297329297" calcext:value-type="float">
            <text:p>53.5271297329</text:p>
          </table:table-cell>
          <table:table-cell table:formula="of:=[result_0509_server.R17] / [.$G17] * 100" office:value-type="float" office:value="51.9186737680558" calcext:value-type="float">
            <text:p>51.9186737681</text:p>
          </table:table-cell>
          <table:table-cell table:formula="of:=[result_0509_server.S17] / [.$G17] * 100" office:value-type="float" office:value="51.3615175373367" calcext:value-type="float">
            <text:p>51.3615175373</text:p>
          </table:table-cell>
          <table:table-cell table:formula="of:=[result_0509_server.T17] / [.$G17] * 100" office:value-type="float" office:value="51.7676294167541" calcext:value-type="float">
            <text:p>51.7676294168</text:p>
          </table:table-cell>
          <table:table-cell table:formula="of:=[result_0509_server.U17] / [.$G17] * 100" office:value-type="float" office:value="50.7227444878338" calcext:value-type="float">
            <text:p>50.7227444878</text:p>
          </table:table-cell>
          <table:table-cell table:formula="of:=[result_0509_server.V17] / [.$G17] * 100" office:value-type="float" office:value="50.292243397547" calcext:value-type="float">
            <text:p>50.2922433975</text:p>
          </table:table-cell>
          <table:table-cell table:formula="of:=[result_0509_server.W17] / [.$G17] * 100" office:value-type="float" office:value="50.3984239159598" calcext:value-type="float">
            <text:p>50.398423916</text:p>
          </table:table-cell>
          <table:table-cell table:formula="of:=[result_0509_server.X17] / [.$G17] * 100" office:value-type="float" office:value="49.176484189504" calcext:value-type="float">
            <text:p>49.1764841895</text:p>
          </table:table-cell>
          <table:table-cell table:formula="of:=[result_0509_server.Y17] / [.$G17] * 100" office:value-type="float" office:value="49.4189331921691" calcext:value-type="float">
            <text:p>49.4189331922</text:p>
          </table:table-cell>
          <table:table-cell table:formula="of:=[result_0509_server.Z17] / [.$G17] * 100" office:value-type="float" office:value="47.4766983289485" calcext:value-type="float">
            <text:p>47.4766983289</text:p>
          </table:table-cell>
          <table:table-cell table:formula="of:=[result_0509_server.AA17] / [.$G17] * 100" office:value-type="float" office:value="45.802483319586" calcext:value-type="float">
            <text:p>45.8024833196</text:p>
          </table:table-cell>
          <table:table-cell table:formula="of:=[result_0509_server.AB17] / [.$G17] * 100" office:value-type="float" office:value="44.1806073857575" calcext:value-type="float">
            <text:p>44.1806073858</text:p>
          </table:table-cell>
          <table:table-cell table:formula="of:=[result_0509_server.AC17] / [.$G17] * 100" office:value-type="float" office:value="42.7131958265793" calcext:value-type="float">
            <text:p>42.7131958266</text:p>
          </table:table-cell>
          <table:table-cell table:formula="of:=[result_0509_server.AD17] / [.$G17] * 100" office:value-type="float" office:value="41.3791853182355" calcext:value-type="float">
            <text:p>41.3791853182</text:p>
          </table:table-cell>
          <table:table-cell table:formula="of:=[result_0509_server.AE17] / [.$G17] * 100" office:value-type="float" office:value="40.1611757236608" calcext:value-type="float">
            <text:p>40.1611757237</text:p>
          </table:table-cell>
          <table:table-cell table:formula="of:=[result_0509_server.AF17] / [.$G17] * 100" office:value-type="float" office:value="38.6971941565301" calcext:value-type="float">
            <text:p>38.6971941565</text:p>
          </table:table-cell>
          <table:table-cell table:formula="of:=[result_0509_server.AG17] / [.$G17] * 100" office:value-type="float" office:value="37.3503311147698" calcext:value-type="float">
            <text:p>37.3503311148</text:p>
          </table:table-cell>
          <table:table-cell table:formula="of:=[result_0509_server.AH17] / [.$G17] * 100" office:value-type="float" office:value="36.1070729223757" calcext:value-type="float">
            <text:p>36.1070729224</text:p>
          </table:table-cell>
          <table:table-cell table:formula="of:=[result_0509_server.AI17] / [.$G17] * 100" office:value-type="float" office:value="34.9559079294182" calcext:value-type="float">
            <text:p>34.9559079294</text:p>
          </table:table-cell>
          <table:table-cell table:formula="of:=[result_0509_server.AJ17] / [.$G17] * 100" office:value-type="float" office:value="33.8869690073863" calcext:value-type="float">
            <text:p>33.8869690074</text:p>
          </table:table-cell>
          <table:table-cell table:formula="of:=[result_0509_server.AK17] / [.$G17] * 100" office:value-type="float" office:value="32.8917500110117" calcext:value-type="float">
            <text:p>32.891750011</text:p>
          </table:table-cell>
          <table:table-cell table:formula="of:=[result_0509_server.AL17] / [.$G17] * 100" office:value-type="float" office:value="31.9628789477288" calcext:value-type="float">
            <text:p>31.9628789477</text:p>
          </table:table-cell>
          <table:table-cell table:formula="of:=[result_0509_server.AM17] / [.$G17] * 100" office:value-type="float" office:value="31.0939350498189" calcext:value-type="float">
            <text:p>31.0939350498</text:p>
          </table:table-cell>
          <table:table-cell table:formula="of:=[result_0509_server.AN17] / [.$G17] * 100" office:value-type="float" office:value="30.2793001455284" calcext:value-type="float">
            <text:p>30.2793001455</text:p>
          </table:table-cell>
          <table:table-cell table:formula="of:=[result_0509_server.AO17] / [.$G17] * 100" office:value-type="float" office:value="29.5140370536192" calcext:value-type="float">
            <text:p>29.5140370536</text:p>
          </table:table-cell>
          <table:table-cell table:formula="of:=[result_0509_server.AP17] / [.$G17] * 100" office:value-type="float" office:value="28.7937894377046" calcext:value-type="float">
            <text:p>28.7937894377</text:p>
          </table:table-cell>
          <table:table-cell table:formula="of:=[result_0509_server.AQ17] / [.$G17] * 100" office:value-type="float" office:value="28.1146988284137" calcext:value-type="float">
            <text:p>28.1146988284</text:p>
          </table:table-cell>
          <table:table-cell table:formula="of:=[result_0509_server.AR17] / [.$G17] * 100" office:value-type="float" office:value="27.4733354751946" calcext:value-type="float">
            <text:p>27.4733354752</text:p>
          </table:table-cell>
          <table:table-cell table:formula="of:=[result_0509_server.AS17] / [.$G17] * 100" office:value-type="float" office:value="26.8666404113386" calcext:value-type="float">
            <text:p>26.8666404113</text:p>
          </table:table-cell>
          <table:table-cell table:formula="of:=[result_0509_server.AT17] / [.$G17] * 100" office:value-type="float" office:value="26.2918766666329" calcext:value-type="float">
            <text:p>26.2918766666</text:p>
          </table:table-cell>
          <table:table-cell table:formula="of:=[result_0509_server.AU17] / [.$G17] * 100" office:value-type="float" office:value="25.7465879857584" calcext:value-type="float">
            <text:p>25.7465879858</text:p>
          </table:table-cell>
          <table:table-cell table:formula="of:=[result_0509_server.AV17] / [.$G17] * 100" office:value-type="float" office:value="25.2285637389274" calcext:value-type="float">
            <text:p>25.2285637389</text:p>
          </table:table-cell>
          <table:table-cell table:formula="of:=[result_0509_server.AW17] / [.$G17] * 100" office:value-type="float" office:value="24.7358089675517" calcext:value-type="float">
            <text:p>24.7358089676</text:p>
          </table:table-cell>
          <table:table-cell table:formula="of:=[result_0509_server.AX17] / [.$G17] * 100" office:value-type="float" office:value="24.2665187090987" calcext:value-type="float">
            <text:p>24.2665187091</text:p>
          </table:table-cell>
          <table:table-cell table:formula="of:=[result_0509_server.AY17] / [.$G17] * 100" office:value-type="float" office:value="23.8190559045272" calcext:value-type="float">
            <text:p>23.8190559045</text:p>
          </table:table-cell>
          <table:table-cell table:formula="of:=[result_0509_server.AZ17] / [.$G17] * 100" office:value-type="float" office:value="23.3919323183453" calcext:value-type="float">
            <text:p>23.3919323183</text:p>
          </table:table-cell>
          <table:table-cell table:formula="of:=[result_0509_server.BA17] / [.$G17] * 100" office:value-type="float" office:value="22.9837920026604" calcext:value-type="float">
            <text:p>22.9837920027</text:p>
          </table:table-cell>
          <table:table-cell table:formula="of:=[result_0509_server.BB17] / [.$G17] * 100" office:value-type="float" office:value="22.5933969180921" calcext:value-type="float">
            <text:p>22.5933969181</text:p>
          </table:table-cell>
          <table:table-cell table:formula="of:=[result_0509_server.BC17] / [.$G17] * 100" office:value-type="float" office:value="22.2196143903141" calcext:value-type="float">
            <text:p>22.2196143903</text:p>
          </table:table-cell>
          <table:table-cell table:formula="of:=[result_0509_server.BD17] / [.$G17] * 100" office:value-type="float" office:value="21.8614061345268" calcext:value-type="float">
            <text:p>21.8614061345</text:p>
          </table:table-cell>
          <table:table-cell table:formula="of:=[result_0509_server.BE17] / [.$G17] * 100" office:value-type="float" office:value="21.5178186238737" calcext:value-type="float">
            <text:p>21.5178186239</text:p>
          </table:table-cell>
          <table:table-cell table:formula="of:=[result_0509_server.BF17] / [.$G17] * 100" office:value-type="float" office:value="21.1879746136466" calcext:value-type="float">
            <text:p>21.1879746136</text:p>
          </table:table-cell>
          <table:table-cell table:formula="of:=[result_0509_server.BG17] / [.$G17] * 100" office:value-type="float" office:value="20.8710656626443" calcext:value-type="float">
            <text:p>20.8710656626</text:p>
          </table:table-cell>
          <table:table-cell table:formula="of:=[result_0509_server.BH17] / [.$G17] * 100" office:value-type="float" office:value="20.5663455174496" calcext:value-type="float">
            <text:p>20.5663455174</text:p>
          </table:table-cell>
          <table:table-cell table:formula="of:=[result_0509_server.BI17] / [.$G17] * 100" office:value-type="float" office:value="20.2731242456586" calcext:value-type="float">
            <text:p>20.2731242457</text:p>
          </table:table-cell>
          <table:table-cell table:formula="of:=[result_0509_server.BJ17] / [.$G17] * 100" office:value-type="float" office:value="19.9907630209709" calcext:value-type="float">
            <text:p>19.990763021</text:p>
          </table:table-cell>
          <table:table-cell table:formula="of:=[result_0509_server.BK17] / [.$G17] * 100" office:value-type="float" office:value="19.7186694771809" calcext:value-type="float">
            <text:p>19.7186694772</text:p>
          </table:table-cell>
          <table:table-cell table:formula="of:=[result_0509_server.BL17] / [.$G17] * 100" office:value-type="float" office:value="19.4562935599549" calcext:value-type="float">
            <text:p>19.45629356</text:p>
          </table:table-cell>
          <table:table-cell table:formula="of:=[result_0509_server.BM17] / [.$G17] * 100" office:value-type="float" office:value="19.2031238152631" calcext:value-type="float">
            <text:p>19.2031238153</text:p>
          </table:table-cell>
          <table:table-cell table:formula="of:=[result_0509_server.BN17] / [.$G17] * 100" office:value-type="float" office:value="18.9586840617676" calcext:value-type="float">
            <text:p>18.9586840618</text:p>
          </table:table-cell>
          <table:table-cell table:formula="of:=[result_0509_server.BO17] / [.$G17] * 100" office:value-type="float" office:value="18.722530401611" calcext:value-type="float">
            <text:p>18.7225304016</text:p>
          </table:table-cell>
          <table:table-cell table:formula="of:=[result_0509_server.BP17] / [.$G17] * 100" office:value-type="float" office:value="18.4942485301262" calcext:value-type="float">
            <text:p>18.4942485301</text:p>
          </table:table-cell>
          <table:table-cell table:formula="of:=[result_0509_server.BQ17] / [.$G17] * 100" office:value-type="float" office:value="18.4101619090259" calcext:value-type="float">
            <text:p>18.410161909</text:p>
          </table:table-cell>
          <table:table-cell table:formula="of:=[result_0509_server.BR17] / [.$G17] * 100" office:value-type="float" office:value="18.1942821703727" calcext:value-type="float">
            <text:p>18.1942821704</text:p>
          </table:table-cell>
          <table:table-cell table:formula="of:=[result_0509_server.BS17] / [.$G17] * 100" office:value-type="float" office:value="17.9852557567561" calcext:value-type="float">
            <text:p>17.9852557568</text:p>
          </table:table-cell>
          <table:table-cell table:formula="of:=[result_0509_server.BT17] / [.$G17] * 100" office:value-type="float" office:value="17.7827614185649" calcext:value-type="float">
            <text:p>17.7827614186</text:p>
          </table:table-cell>
          <table:table-cell table:formula="of:=[result_0509_server.BU17] / [.$G17] * 100" office:value-type="float" office:value="17.5864976753951" calcext:value-type="float">
            <text:p>17.5864976754</text:p>
          </table:table-cell>
          <table:table-cell table:formula="of:=[result_0509_server.BV17] / [.$G17] * 100" office:value-type="float" office:value="17.3961813183819" calcext:value-type="float">
            <text:p>17.3961813184</text:p>
          </table:table-cell>
          <table:table-cell table:formula="of:=[result_0509_server.BW17] / [.$G17] * 100" office:value-type="float" office:value="17.2115460466526" calcext:value-type="float">
            <text:p>17.2115460467</text:p>
          </table:table-cell>
          <table:table-cell table:formula="of:=[result_0509_server.BX17] / [.$G17] * 100" office:value-type="float" office:value="17.0323412240919" calcext:value-type="float">
            <text:p>17.0323412241</text:p>
          </table:table-cell>
          <table:table-cell table:formula="of:=[result_0509_server.BY17] / [.$G17] * 100" office:value-type="float" office:value="16.8583307442141" calcext:value-type="float">
            <text:p>16.8583307442</text:p>
          </table:table-cell>
          <table:table-cell table:formula="of:=[result_0509_server.BZ17] / [.$G17] * 100" office:value-type="float" office:value="16.6892919923328" calcext:value-type="float">
            <text:p>16.6892919923</text:p>
          </table:table-cell>
          <table:table-cell table:formula="of:=[result_0509_server.CA17] / [.$G17] * 100" office:value-type="float" office:value="16.5250148954341" calcext:value-type="float">
            <text:p>16.5250148954</text:p>
          </table:table-cell>
          <table:table-cell table:formula="of:=[result_0509_server.CB17] / [.$G17] * 100" office:value-type="float" office:value="16.365301051227" calcext:value-type="float">
            <text:p>16.3653010512</text:p>
          </table:table-cell>
          <table:table-cell table:formula="of:=[result_0509_server.CC17] / [.$G17] * 100" office:value-type="float" office:value="16.209962928779" calcext:value-type="float">
            <text:p>16.2099629288</text:p>
          </table:table-cell>
          <table:table-cell table:formula="of:=[result_0509_server.CD17] / [.$G17] * 100" office:value-type="float" office:value="16.0588231339647" calcext:value-type="float">
            <text:p>16.058823134</text:p>
          </table:table-cell>
          <table:table-cell table:formula="of:=[result_0509_server.CE17] / [.$G17] * 100" office:value-type="float" office:value="15.9117137336788" calcext:value-type="float">
            <text:p>15.9117137337</text:p>
          </table:table-cell>
          <table:table-cell table:formula="of:=[result_0509_server.CF17] / [.$G17] * 100" office:value-type="float" office:value="15.7684756334005" calcext:value-type="float">
            <text:p>15.7684756334</text:p>
          </table:table-cell>
          <table:table-cell table:formula="of:=[result_0509_server.CG17] / [.$G17] * 100" office:value-type="float" office:value="15.6289580032592" calcext:value-type="float">
            <text:p>15.6289580033</text:p>
          </table:table-cell>
          <table:table-cell table:formula="of:=[result_0509_server.CH17] / [.$G17] * 100" office:value-type="float" office:value="15.4930177482498" calcext:value-type="float">
            <text:p>15.4930177482</text:p>
          </table:table-cell>
          <table:table-cell table:formula="of:=[result_0509_server.CI17] / [.$G17] * 100" office:value-type="float" office:value="15.3605190186836" calcext:value-type="float">
            <text:p>15.3605190187</text:p>
          </table:table-cell>
          <table:table-cell table:formula="of:=[result_0509_server.CJ17] / [.$G17] * 100" office:value-type="float" office:value="15.2313327573566" calcext:value-type="float">
            <text:p>15.2313327574</text:p>
          </table:table-cell>
          <table:table-cell table:formula="of:=[result_0509_server.CK17] / [.$G17] * 100" office:value-type="float" office:value="15.1053362802599" calcext:value-type="float">
            <text:p>15.1053362803</text:p>
          </table:table-cell>
          <table:table-cell table:formula="of:=[result_0509_server.CL17] / [.$G17] * 100" office:value-type="float" office:value="14.9824128879705" calcext:value-type="float">
            <text:p>14.982412888</text:p>
          </table:table-cell>
          <table:table-cell table:formula="of:=[result_0509_server.CM17] / [.$G17] * 100" office:value-type="float" office:value="14.8624515051337" calcext:value-type="float">
            <text:p>14.8624515051</text:p>
          </table:table-cell>
          <table:table-cell table:formula="of:=[result_0509_server.CN17] / [.$G17] * 100" office:value-type="float" office:value="14.7453463456979" calcext:value-type="float">
            <text:p>14.7453463457</text:p>
          </table:table-cell>
          <table:table-cell table:formula="of:=[result_0509_server.CO17] / [.$G17] * 100" office:value-type="float" office:value="14.6309966017782" calcext:value-type="float">
            <text:p>14.6309966018</text:p>
          </table:table-cell>
          <table:table-cell table:formula="of:=[result_0509_server.CP17] / [.$G17] * 100" office:value-type="float" office:value="14.5193061542287" calcext:value-type="float">
            <text:p>14.5193061542</text:p>
          </table:table-cell>
          <table:table-cell table:formula="of:=[result_0509_server.CQ17] / [.$G17] * 100" office:value-type="float" office:value="14.4101833031746" calcext:value-type="float">
            <text:p>14.4101833032</text:p>
          </table:table-cell>
          <table:table-cell table:formula="of:=[result_0509_server.CR17] / [.$G17] * 100" office:value-type="float" office:value="14.3035405169173" calcext:value-type="float">
            <text:p>14.3035405169</text:p>
          </table:table-cell>
          <table:table-cell table:formula="of:=[result_0509_server.CS17] / [.$G17] * 100" office:value-type="float" office:value="14.1992941977668" calcext:value-type="float">
            <text:p>14.1992941978</text:p>
          </table:table-cell>
          <table:table-cell table:formula="of:=[result_0509_server.CT17] / [.$G17] * 100" office:value-type="float" office:value="14.0973644634863" calcext:value-type="float">
            <text:p>14.0973644635</text:p>
          </table:table-cell>
          <table:table-cell table:formula="of:=[result_0509_server.CU17] / [.$G17] * 100" office:value-type="float" office:value="13.997674943146" calcext:value-type="float">
            <text:p>13.9976749431</text:p>
          </table:table-cell>
          <table:table-cell table:formula="of:=[result_0509_server.CV17] / [.$G17] * 100" office:value-type="float" office:value="13.9001525862914" calcext:value-type="float">
            <text:p>13.9001525863</text:p>
          </table:table-cell>
          <table:table-cell table:formula="of:=[result_0509_server.CW17] / [.$G17] * 100" office:value-type="float" office:value="13.804727484423" calcext:value-type="float">
            <text:p>13.8047274844</text:p>
          </table:table-cell>
          <table:table-cell table:formula="of:=[result_0509_server.CX17] / [.$G17] * 100" office:value-type="float" office:value="13.7113327038709" calcext:value-type="float">
            <text:p>13.7113327039</text:p>
          </table:table-cell>
          <table:table-cell table:formula="of:=[result_0509_server.CY17] / [.$G17] * 100" office:value-type="float" office:value="13.6199041292251" calcext:value-type="float">
            <text:p>13.6199041292</text:p>
          </table:table-cell>
          <table:table-cell table:formula="of:=[result_0509_server.CZ17] / [.$G17] * 100" office:value-type="float" office:value="13.5303803165511" calcext:value-type="float">
            <text:p>13.5303803166</text:p>
          </table:table-cell>
          <table:table-cell table:formula="of:=[result_0509_server.DA17] / [.$G17] * 100" office:value-type="float" office:value="13.4427023556849" calcext:value-type="float">
            <text:p>13.4427023557</text:p>
          </table:table-cell>
          <table:table-cell table:formula="of:=[result_0509_server.DB17] / [.$G17] * 100" office:value-type="float" office:value="13.3568137409587" calcext:value-type="float">
            <text:p>13.356813741</text:p>
          </table:table-cell>
          <table:table-cell table:formula="of:=[result_0509_server.DC17] / [.$G17] * 100" office:value-type="float" office:value="13.2726602497624" calcext:value-type="float">
            <text:p>13.2726602498</text:p>
          </table:table-cell>
          <table:table-cell table:formula="of:=[result_0509_server.DD17] / [.$G17] * 100" office:value-type="float" office:value="13.19018982839" calcext:value-type="float">
            <text:p>13.1901898284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3.58134841443335" calcext:value-type="float">
            <text:p>3.5813484144</text:p>
          </table:table-cell>
          <table:table-cell office:value-type="string" calcext:value-type="string">
            <text:p><text:s/>global min</text:p>
          </table:table-cell>
          <table:table-cell office:value-type="float" office:value="-17.2224707949843" calcext:value-type="float">
            <text:p>-17.222470795</text:p>
          </table:table-cell>
          <table:table-cell office:value-type="string" calcext:value-type="string">
            <text:p><text:s/>range</text:p>
          </table:table-cell>
          <table:table-cell office:value-type="float" office:value="20.8038192094177" calcext:value-type="float">
            <text:p>20.8038192094</text:p>
          </table:table-cell>
          <table:table-cell office:value-type="string" calcext:value-type="string">
            <text:p><text:s/>regret</text:p>
          </table:table-cell>
          <table:table-cell table:formula="of:=[result_0509_server.I18] / [.$G18] * 100" office:value-type="float" office:value="13.0959229056271" calcext:value-type="float">
            <text:p>13.0959229056</text:p>
          </table:table-cell>
          <table:table-cell table:formula="of:=[result_0509_server.J18] / [.$G18] * 100" office:value-type="float" office:value="19.5981814945697" calcext:value-type="float">
            <text:p>19.5981814946</text:p>
          </table:table-cell>
          <table:table-cell table:formula="of:=[result_0509_server.K18] / [.$G18] * 100" office:value-type="float" office:value="30.3417051478476" calcext:value-type="float">
            <text:p>30.3417051478</text:p>
          </table:table-cell>
          <table:table-cell table:formula="of:=[result_0509_server.L18] / [.$G18] * 100" office:value-type="float" office:value="47.1596384841489" calcext:value-type="float">
            <text:p>47.1596384841</text:p>
          </table:table-cell>
          <table:table-cell table:formula="of:=[result_0509_server.M18] / [.$G18] * 100" office:value-type="float" office:value="47.7502788404329" calcext:value-type="float">
            <text:p>47.7502788404</text:p>
          </table:table-cell>
          <table:table-cell table:formula="of:=[result_0509_server.N18] / [.$G18] * 100" office:value-type="float" office:value="44.0412152676108" calcext:value-type="float">
            <text:p>44.0412152676</text:p>
          </table:table-cell>
          <table:table-cell table:formula="of:=[result_0509_server.O18] / [.$G18] * 100" office:value-type="float" office:value="41.9756872863521" calcext:value-type="float">
            <text:p>41.9756872864</text:p>
          </table:table-cell>
          <table:table-cell table:formula="of:=[result_0509_server.P18] / [.$G18] * 100" office:value-type="float" office:value="39.1142371996465" calcext:value-type="float">
            <text:p>39.1142371996</text:p>
          </table:table-cell>
          <table:table-cell table:formula="of:=[result_0509_server.Q18] / [.$G18] * 100" office:value-type="float" office:value="37.9000882914829" calcext:value-type="float">
            <text:p>37.9000882915</text:p>
          </table:table-cell>
          <table:table-cell table:formula="of:=[result_0509_server.R18] / [.$G18] * 100" office:value-type="float" office:value="40.577742766037" calcext:value-type="float">
            <text:p>40.577742766</text:p>
          </table:table-cell>
          <table:table-cell table:formula="of:=[result_0509_server.S18] / [.$G18] * 100" office:value-type="float" office:value="40.1859466690243" calcext:value-type="float">
            <text:p>40.185946669</text:p>
          </table:table-cell>
          <table:table-cell table:formula="of:=[result_0509_server.T18] / [.$G18] * 100" office:value-type="float" office:value="39.2073663602943" calcext:value-type="float">
            <text:p>39.2073663603</text:p>
          </table:table-cell>
          <table:table-cell table:formula="of:=[result_0509_server.U18] / [.$G18] * 100" office:value-type="float" office:value="36.9372202284813" calcext:value-type="float">
            <text:p>36.9372202285</text:p>
          </table:table-cell>
          <table:table-cell table:formula="of:=[result_0509_server.V18] / [.$G18] * 100" office:value-type="float" office:value="34.8355328208551" calcext:value-type="float">
            <text:p>34.8355328209</text:p>
          </table:table-cell>
          <table:table-cell table:formula="of:=[result_0509_server.W18] / [.$G18] * 100" office:value-type="float" office:value="33.3814120792952" calcext:value-type="float">
            <text:p>33.3814120793</text:p>
          </table:table-cell>
          <table:table-cell table:formula="of:=[result_0509_server.X18] / [.$G18] * 100" office:value-type="float" office:value="35.9300119038165" calcext:value-type="float">
            <text:p>35.9300119038</text:p>
          </table:table-cell>
          <table:table-cell table:formula="of:=[result_0509_server.Y18] / [.$G18] * 100" office:value-type="float" office:value="34.7032821855864" calcext:value-type="float">
            <text:p>34.7032821856</text:p>
          </table:table-cell>
          <table:table-cell table:formula="of:=[result_0509_server.Z18] / [.$G18] * 100" office:value-type="float" office:value="33.6561454573706" calcext:value-type="float">
            <text:p>33.6561454574</text:p>
          </table:table-cell>
          <table:table-cell table:formula="of:=[result_0509_server.AA18] / [.$G18] * 100" office:value-type="float" office:value="32.2917580186009" calcext:value-type="float">
            <text:p>32.2917580186</text:p>
          </table:table-cell>
          <table:table-cell table:formula="of:=[result_0509_server.AB18] / [.$G18] * 100" office:value-type="float" office:value="32.0399641247177" calcext:value-type="float">
            <text:p>32.0399641247</text:p>
          </table:table-cell>
          <table:table-cell table:formula="of:=[result_0509_server.AC18] / [.$G18] * 100" office:value-type="float" office:value="30.5701475843341" calcext:value-type="float">
            <text:p>30.5701475843</text:p>
          </table:table-cell>
          <table:table-cell table:formula="of:=[result_0509_server.AD18] / [.$G18] * 100" office:value-type="float" office:value="29.3640517177565" calcext:value-type="float">
            <text:p>29.3640517178</text:p>
          </table:table-cell>
          <table:table-cell table:formula="of:=[result_0509_server.AE18] / [.$G18] * 100" office:value-type="float" office:value="29.4068738342387" calcext:value-type="float">
            <text:p>29.4068738342</text:p>
          </table:table-cell>
          <table:table-cell table:formula="of:=[result_0509_server.AF18] / [.$G18] * 100" office:value-type="float" office:value="28.7518918775143" calcext:value-type="float">
            <text:p>28.7518918775</text:p>
          </table:table-cell>
          <table:table-cell table:formula="of:=[result_0509_server.AG18] / [.$G18] * 100" office:value-type="float" office:value="28.2557261117363" calcext:value-type="float">
            <text:p>28.2557261117</text:p>
          </table:table-cell>
          <table:table-cell table:formula="of:=[result_0509_server.AH18] / [.$G18] * 100" office:value-type="float" office:value="27.2407455721775" calcext:value-type="float">
            <text:p>27.2407455722</text:p>
          </table:table-cell>
          <table:table-cell table:formula="of:=[result_0509_server.AI18] / [.$G18] * 100" office:value-type="float" office:value="26.642046665917" calcext:value-type="float">
            <text:p>26.6420466659</text:p>
          </table:table-cell>
          <table:table-cell table:formula="of:=[result_0509_server.AJ18] / [.$G18] * 100" office:value-type="float" office:value="27.1876637220624" calcext:value-type="float">
            <text:p>27.1876637221</text:p>
          </table:table-cell>
          <table:table-cell table:formula="of:=[result_0509_server.AK18] / [.$G18] * 100" office:value-type="float" office:value="26.2643416902514" calcext:value-type="float">
            <text:p>26.2643416903</text:p>
          </table:table-cell>
          <table:table-cell table:formula="of:=[result_0509_server.AL18] / [.$G18] * 100" office:value-type="float" office:value="25.4613079832119" calcext:value-type="float">
            <text:p>25.4613079832</text:p>
          </table:table-cell>
          <table:table-cell table:formula="of:=[result_0509_server.AM18] / [.$G18] * 100" office:value-type="float" office:value="24.6575133966507" calcext:value-type="float">
            <text:p>24.6575133967</text:p>
          </table:table-cell>
          <table:table-cell table:formula="of:=[result_0509_server.AN18] / [.$G18] * 100" office:value-type="float" office:value="23.9039559717495" calcext:value-type="float">
            <text:p>23.9039559717</text:p>
          </table:table-cell>
          <table:table-cell table:formula="of:=[result_0509_server.AO18] / [.$G18] * 100" office:value-type="float" office:value="23.1960686938121" calcext:value-type="float">
            <text:p>23.1960686938</text:p>
          </table:table-cell>
          <table:table-cell table:formula="of:=[result_0509_server.AP18] / [.$G18] * 100" office:value-type="float" office:value="22.5298218439887" calcext:value-type="float">
            <text:p>22.529821844</text:p>
          </table:table-cell>
          <table:table-cell table:formula="of:=[result_0509_server.AQ18] / [.$G18] * 100" office:value-type="float" office:value="21.9223636794793" calcext:value-type="float">
            <text:p>21.9223636795</text:p>
          </table:table-cell>
          <table:table-cell table:formula="of:=[result_0509_server.AR18] / [.$G18] * 100" office:value-type="float" office:value="21.3403127246711" calcext:value-type="float">
            <text:p>21.3403127247</text:p>
          </table:table-cell>
          <table:table-cell table:formula="of:=[result_0509_server.AS18] / [.$G18] * 100" office:value-type="float" office:value="20.7897239836363" calcext:value-type="float">
            <text:p>20.7897239836</text:p>
          </table:table-cell>
          <table:table-cell table:formula="of:=[result_0509_server.AT18] / [.$G18] * 100" office:value-type="float" office:value="20.2681135973928" calcext:value-type="float">
            <text:p>20.2681135974</text:p>
          </table:table-cell>
          <table:table-cell table:formula="of:=[result_0509_server.AU18] / [.$G18] * 100" office:value-type="float" office:value="19.7705556260279" calcext:value-type="float">
            <text:p>19.770555626</text:p>
          </table:table-cell>
          <table:table-cell table:formula="of:=[result_0509_server.AV18] / [.$G18] * 100" office:value-type="float" office:value="19.2978755532313" calcext:value-type="float">
            <text:p>19.2978755532</text:p>
          </table:table-cell>
          <table:table-cell table:formula="of:=[result_0509_server.AW18] / [.$G18] * 100" office:value-type="float" office:value="18.8482530449613" calcext:value-type="float">
            <text:p>18.848253045</text:p>
          </table:table-cell>
          <table:table-cell table:formula="of:=[result_0509_server.AX18] / [.$G18] * 100" office:value-type="float" office:value="18.4089390551096" calcext:value-type="float">
            <text:p>18.4089390551</text:p>
          </table:table-cell>
          <table:table-cell table:formula="of:=[result_0509_server.AY18] / [.$G18] * 100" office:value-type="float" office:value="18.0009021634597" calcext:value-type="float">
            <text:p>18.0009021635</text:p>
          </table:table-cell>
          <table:table-cell table:formula="of:=[result_0509_server.AZ18] / [.$G18] * 100" office:value-type="float" office:value="17.6114124032483" calcext:value-type="float">
            <text:p>17.6114124032</text:p>
          </table:table-cell>
          <table:table-cell table:formula="of:=[result_0509_server.BA18] / [.$G18] * 100" office:value-type="float" office:value="17.2288713603137" calcext:value-type="float">
            <text:p>17.2288713603</text:p>
          </table:table-cell>
          <table:table-cell table:formula="of:=[result_0509_server.BB18] / [.$G18] * 100" office:value-type="float" office:value="16.8730992158322" calcext:value-type="float">
            <text:p>16.8730992158</text:p>
          </table:table-cell>
          <table:table-cell table:formula="of:=[result_0509_server.BC18] / [.$G18] * 100" office:value-type="float" office:value="16.5324663115414" calcext:value-type="float">
            <text:p>16.5324663115</text:p>
          </table:table-cell>
          <table:table-cell table:formula="of:=[result_0509_server.BD18] / [.$G18] * 100" office:value-type="float" office:value="16.2060264449293" calcext:value-type="float">
            <text:p>16.2060264449</text:p>
          </table:table-cell>
          <table:table-cell table:formula="of:=[result_0509_server.BE18] / [.$G18] * 100" office:value-type="float" office:value="15.8833945883224" calcext:value-type="float">
            <text:p>15.8833945883</text:p>
          </table:table-cell>
          <table:table-cell table:formula="of:=[result_0509_server.BF18] / [.$G18] * 100" office:value-type="float" office:value="15.5829937508392" calcext:value-type="float">
            <text:p>15.5829937508</text:p>
          </table:table-cell>
          <table:table-cell table:formula="of:=[result_0509_server.BG18] / [.$G18] * 100" office:value-type="float" office:value="15.2943733383553" calcext:value-type="float">
            <text:p>15.2943733384</text:p>
          </table:table-cell>
          <table:table-cell table:formula="of:=[result_0509_server.BH18] / [.$G18] * 100" office:value-type="float" office:value="15.016853710967" calcext:value-type="float">
            <text:p>15.016853711</text:p>
          </table:table-cell>
          <table:table-cell table:formula="of:=[result_0509_server.BI18] / [.$G18] * 100" office:value-type="float" office:value="14.7410086498391" calcext:value-type="float">
            <text:p>14.7410086498</text:p>
          </table:table-cell>
          <table:table-cell table:formula="of:=[result_0509_server.BJ18] / [.$G18] * 100" office:value-type="float" office:value="14.4840150214007" calcext:value-type="float">
            <text:p>14.4840150214</text:p>
          </table:table-cell>
          <table:table-cell table:formula="of:=[result_0509_server.BK18] / [.$G18] * 100" office:value-type="float" office:value="14.2363666158145" calcext:value-type="float">
            <text:p>14.2363666158</text:p>
          </table:table-cell>
          <table:table-cell table:formula="of:=[result_0509_server.BL18] / [.$G18] * 100" office:value-type="float" office:value="13.9975627961422" calcext:value-type="float">
            <text:p>13.9975627961</text:p>
          </table:table-cell>
          <table:table-cell table:formula="of:=[result_0509_server.BM18] / [.$G18] * 100" office:value-type="float" office:value="13.7671380578618" calcext:value-type="float">
            <text:p>13.7671380579</text:p>
          </table:table-cell>
          <table:table-cell table:formula="of:=[result_0509_server.BN18] / [.$G18] * 100" office:value-type="float" office:value="13.5446590002118" calcext:value-type="float">
            <text:p>13.5446590002</text:p>
          </table:table-cell>
          <table:table-cell table:formula="of:=[result_0509_server.BO18] / [.$G18] * 100" office:value-type="float" office:value="13.3218184319233" calcext:value-type="float">
            <text:p>13.3218184319</text:p>
          </table:table-cell>
          <table:table-cell table:formula="of:=[result_0509_server.BP18] / [.$G18] * 100" office:value-type="float" office:value="13.1141773366273" calcext:value-type="float">
            <text:p>13.1141773366</text:p>
          </table:table-cell>
          <table:table-cell table:formula="of:=[result_0509_server.BQ18] / [.$G18] * 100" office:value-type="float" office:value="12.9133441460951" calcext:value-type="float">
            <text:p>12.9133441461</text:p>
          </table:table-cell>
          <table:table-cell table:formula="of:=[result_0509_server.BR18] / [.$G18] * 100" office:value-type="float" office:value="12.71898944558" calcext:value-type="float">
            <text:p>12.7189894456</text:p>
          </table:table-cell>
          <table:table-cell table:formula="of:=[result_0509_server.BS18] / [.$G18] * 100" office:value-type="float" office:value="12.5308047355576" calcext:value-type="float">
            <text:p>12.5308047356</text:p>
          </table:table-cell>
          <table:table-cell table:formula="of:=[result_0509_server.BT18] / [.$G18] * 100" office:value-type="float" office:value="12.3485007977233" calcext:value-type="float">
            <text:p>12.3485007977</text:p>
          </table:table-cell>
          <table:table-cell table:formula="of:=[result_0509_server.BU18] / [.$G18] * 100" office:value-type="float" office:value="12.1718062118223" calcext:value-type="float">
            <text:p>12.1718062118</text:p>
          </table:table-cell>
          <table:table-cell table:formula="of:=[result_0509_server.BV18] / [.$G18] * 100" office:value-type="float" office:value="12.0004660073123" calcext:value-type="float">
            <text:p>12.0004660073</text:p>
          </table:table-cell>
          <table:table-cell table:formula="of:=[result_0509_server.BW18] / [.$G18] * 100" office:value-type="float" office:value="11.8342404357728" calcext:value-type="float">
            <text:p>11.8342404358</text:p>
          </table:table-cell>
          <table:table-cell table:formula="of:=[result_0509_server.BX18] / [.$G18] * 100" office:value-type="float" office:value="11.6660466862936" calcext:value-type="float">
            <text:p>11.6660466863</text:p>
          </table:table-cell>
          <table:table-cell table:formula="of:=[result_0509_server.BY18] / [.$G18] * 100" office:value-type="float" office:value="11.5094859040888" calcext:value-type="float">
            <text:p>11.5094859041</text:p>
          </table:table-cell>
          <table:table-cell table:formula="of:=[result_0509_server.BZ18] / [.$G18] * 100" office:value-type="float" office:value="11.3573982870899" calcext:value-type="float">
            <text:p>11.3573982871</text:p>
          </table:table-cell>
          <table:table-cell table:formula="of:=[result_0509_server.CA18] / [.$G18] * 100" office:value-type="float" office:value="11.2095948283163" calcext:value-type="float">
            <text:p>11.2095948283</text:p>
          </table:table-cell>
          <table:table-cell table:formula="of:=[result_0509_server.CB18] / [.$G18] * 100" office:value-type="float" office:value="11.0658970211752" calcext:value-type="float">
            <text:p>11.0658970212</text:p>
          </table:table-cell>
          <table:table-cell table:formula="of:=[result_0509_server.CC18] / [.$G18] * 100" office:value-type="float" office:value="10.9261361402573" calcext:value-type="float">
            <text:p>10.9261361403</text:p>
          </table:table-cell>
          <table:table-cell table:formula="of:=[result_0509_server.CD18] / [.$G18] * 100" office:value-type="float" office:value="10.7901525804452" calcext:value-type="float">
            <text:p>10.7901525804</text:p>
          </table:table-cell>
          <table:table-cell table:formula="of:=[result_0509_server.CE18] / [.$G18] * 100" office:value-type="float" office:value="10.6577952488947" calcext:value-type="float">
            <text:p>10.6577952489</text:p>
          </table:table-cell>
          <table:table-cell table:formula="of:=[result_0509_server.CF18] / [.$G18] * 100" office:value-type="float" office:value="10.5289210050167" calcext:value-type="float">
            <text:p>10.528921005</text:p>
          </table:table-cell>
          <table:table-cell table:formula="of:=[result_0509_server.CG18] / [.$G18] * 100" office:value-type="float" office:value="10.4033941440965" calcext:value-type="float">
            <text:p>10.4033941441</text:p>
          </table:table-cell>
          <table:table-cell table:formula="of:=[result_0509_server.CH18] / [.$G18] * 100" office:value-type="float" office:value="10.2810859206358" calcext:value-type="float">
            <text:p>10.2810859206</text:p>
          </table:table-cell>
          <table:table-cell table:formula="of:=[result_0509_server.CI18] / [.$G18] * 100" office:value-type="float" office:value="10.1618741078956" calcext:value-type="float">
            <text:p>10.1618741079</text:p>
          </table:table-cell>
          <table:table-cell table:formula="of:=[result_0509_server.CJ18] / [.$G18] * 100" office:value-type="float" office:value="10.045642590474" calcext:value-type="float">
            <text:p>10.0456425905</text:p>
          </table:table-cell>
          <table:table-cell table:formula="of:=[result_0509_server.CK18] / [.$G18] * 100" office:value-type="float" office:value="9.93228098706274" calcext:value-type="float">
            <text:p>9.9322809871</text:p>
          </table:table-cell>
          <table:table-cell table:formula="of:=[result_0509_server.CL18] / [.$G18] * 100" office:value-type="float" office:value="9.81599787101547" calcext:value-type="float">
            <text:p>9.815997871</text:p>
          </table:table-cell>
          <table:table-cell table:formula="of:=[result_0509_server.CM18] / [.$G18] * 100" office:value-type="float" office:value="9.7081346763546" calcext:value-type="float">
            <text:p>9.7081346764</text:p>
          </table:table-cell>
          <table:table-cell table:formula="of:=[result_0509_server.CN18] / [.$G18] * 100" office:value-type="float" office:value="9.60283965299517" calcext:value-type="float">
            <text:p>9.602839653</text:p>
          </table:table-cell>
          <table:table-cell table:formula="of:=[result_0509_server.CO18] / [.$G18] * 100" office:value-type="float" office:value="9.50002215959715" calcext:value-type="float">
            <text:p>9.5000221596</text:p>
          </table:table-cell>
          <table:table-cell table:formula="of:=[result_0509_server.CP18] / [.$G18] * 100" office:value-type="float" office:value="9.39959577069673" calcext:value-type="float">
            <text:p>9.3995957707</text:p>
          </table:table-cell>
          <table:table-cell table:formula="of:=[result_0509_server.CQ18] / [.$G18] * 100" office:value-type="float" office:value="9.30147803441473" calcext:value-type="float">
            <text:p>9.3014780344</text:p>
          </table:table-cell>
          <table:table-cell table:formula="of:=[result_0509_server.CR18] / [.$G18] * 100" office:value-type="float" office:value="9.20559024668459" calcext:value-type="float">
            <text:p>9.2055902467</text:p>
          </table:table-cell>
          <table:table-cell table:formula="of:=[result_0509_server.CS18] / [.$G18] * 100" office:value-type="float" office:value="9.11185724070123" calcext:value-type="float">
            <text:p>9.1118572407</text:p>
          </table:table-cell>
          <table:table-cell table:formula="of:=[result_0509_server.CT18] / [.$G18] * 100" office:value-type="float" office:value="9.02020719040634" calcext:value-type="float">
            <text:p>9.0202071904</text:p>
          </table:table-cell>
          <table:table-cell table:formula="of:=[result_0509_server.CU18] / [.$G18] * 100" office:value-type="float" office:value="8.93057142693115" calcext:value-type="float">
            <text:p>8.9305714269</text:p>
          </table:table-cell>
          <table:table-cell table:formula="of:=[result_0509_server.CV18] / [.$G18] * 100" office:value-type="float" office:value="8.84288426700975" calcext:value-type="float">
            <text:p>8.842884267</text:p>
          </table:table-cell>
          <table:table-cell table:formula="of:=[result_0509_server.CW18] / [.$G18] * 100" office:value-type="float" office:value="8.75708285246299" calcext:value-type="float">
            <text:p>8.7570828525</text:p>
          </table:table-cell>
          <table:table-cell table:formula="of:=[result_0509_server.CX18] / [.$G18] * 100" office:value-type="float" office:value="8.67310699992789" calcext:value-type="float">
            <text:p>8.6731069999</text:p>
          </table:table-cell>
          <table:table-cell table:formula="of:=[result_0509_server.CY18] / [.$G18] * 100" office:value-type="float" office:value="8.5908990600777" calcext:value-type="float">
            <text:p>8.5908990601</text:p>
          </table:table-cell>
          <table:table-cell table:formula="of:=[result_0509_server.CZ18] / [.$G18] * 100" office:value-type="float" office:value="8.51040378564113" calcext:value-type="float">
            <text:p>8.5104037856</text:p>
          </table:table-cell>
          <table:table-cell table:formula="of:=[result_0509_server.DA18] / [.$G18] * 100" office:value-type="float" office:value="8.43156820758465" calcext:value-type="float">
            <text:p>8.4315682076</text:p>
          </table:table-cell>
          <table:table-cell table:formula="of:=[result_0509_server.DB18] / [.$G18] * 100" office:value-type="float" office:value="8.35434151887622" calcext:value-type="float">
            <text:p>8.3543415189</text:p>
          </table:table-cell>
          <table:table-cell table:formula="of:=[result_0509_server.DC18] / [.$G18] * 100" office:value-type="float" office:value="8.27867496529329" calcext:value-type="float">
            <text:p>8.2786749653</text:p>
          </table:table-cell>
          <table:table-cell table:formula="of:=[result_0509_server.DD18] / [.$G18] * 100" office:value-type="float" office:value="8.20452174278198" calcext:value-type="float">
            <text:p>8.2045217428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5.13751478376989" calcext:value-type="float">
            <text:p>5.1375147838</text:p>
          </table:table-cell>
          <table:table-cell office:value-type="string" calcext:value-type="string">
            <text:p><text:s/>global min</text:p>
          </table:table-cell>
          <table:table-cell office:value-type="float" office:value="-9.19295087937265" calcext:value-type="float">
            <text:p>-9.1929508794</text:p>
          </table:table-cell>
          <table:table-cell office:value-type="string" calcext:value-type="string">
            <text:p><text:s/>range</text:p>
          </table:table-cell>
          <table:table-cell office:value-type="float" office:value="14.3304656631425" calcext:value-type="float">
            <text:p>14.3304656631</text:p>
          </table:table-cell>
          <table:table-cell office:value-type="string" calcext:value-type="string">
            <text:p><text:s/>regret</text:p>
          </table:table-cell>
          <table:table-cell table:formula="of:=[result_0509_server.I19] / [.$G19] * 100" office:value-type="float" office:value="30.1300151137097" calcext:value-type="float">
            <text:p>30.1300151137</text:p>
          </table:table-cell>
          <table:table-cell table:formula="of:=[result_0509_server.J19] / [.$G19] * 100" office:value-type="float" office:value="19.2469680744987" calcext:value-type="float">
            <text:p>19.2469680745</text:p>
          </table:table-cell>
          <table:table-cell table:formula="of:=[result_0509_server.K19] / [.$G19] * 100" office:value-type="float" office:value="22.3727214744755" calcext:value-type="float">
            <text:p>22.3727214745</text:p>
          </table:table-cell>
          <table:table-cell table:formula="of:=[result_0509_server.L19] / [.$G19] * 100" office:value-type="float" office:value="18.6918784950262" calcext:value-type="float">
            <text:p>18.691878495</text:p>
          </table:table-cell>
          <table:table-cell table:formula="of:=[result_0509_server.M19] / [.$G19] * 100" office:value-type="float" office:value="20.8013169494014" calcext:value-type="float">
            <text:p>20.8013169494</text:p>
          </table:table-cell>
          <table:table-cell table:formula="of:=[result_0509_server.N19] / [.$G19] * 100" office:value-type="float" office:value="19.358723910258" calcext:value-type="float">
            <text:p>19.3587239103</text:p>
          </table:table-cell>
          <table:table-cell table:formula="of:=[result_0509_server.O19] / [.$G19] * 100" office:value-type="float" office:value="19.3079076130753" calcext:value-type="float">
            <text:p>19.3079076131</text:p>
          </table:table-cell>
          <table:table-cell table:formula="of:=[result_0509_server.P19] / [.$G19] * 100" office:value-type="float" office:value="20.3496758759772" calcext:value-type="float">
            <text:p>20.349675876</text:p>
          </table:table-cell>
          <table:table-cell table:formula="of:=[result_0509_server.Q19] / [.$G19] * 100" office:value-type="float" office:value="19.4516617003518" calcext:value-type="float">
            <text:p>19.4516617004</text:p>
          </table:table-cell>
          <table:table-cell table:formula="of:=[result_0509_server.R19] / [.$G19] * 100" office:value-type="float" office:value="21.1815624159775" calcext:value-type="float">
            <text:p>21.181562416</text:p>
          </table:table-cell>
          <table:table-cell table:formula="of:=[result_0509_server.S19] / [.$G19] * 100" office:value-type="float" office:value="20.5333944971649" calcext:value-type="float">
            <text:p>20.5333944972</text:p>
          </table:table-cell>
          <table:table-cell table:formula="of:=[result_0509_server.T19] / [.$G19] * 100" office:value-type="float" office:value="24.8453477952898" calcext:value-type="float">
            <text:p>24.8453477953</text:p>
          </table:table-cell>
          <table:table-cell table:formula="of:=[result_0509_server.U19] / [.$G19] * 100" office:value-type="float" office:value="23.916885281376" calcext:value-type="float">
            <text:p>23.9168852814</text:p>
          </table:table-cell>
          <table:table-cell table:formula="of:=[result_0509_server.V19] / [.$G19] * 100" office:value-type="float" office:value="28.8851557951834" calcext:value-type="float">
            <text:p>28.8851557952</text:p>
          </table:table-cell>
          <table:table-cell table:formula="of:=[result_0509_server.W19] / [.$G19] * 100" office:value-type="float" office:value="28.3892899387339" calcext:value-type="float">
            <text:p>28.3892899387</text:p>
          </table:table-cell>
          <table:table-cell table:formula="of:=[result_0509_server.X19] / [.$G19] * 100" office:value-type="float" office:value="27.3575944339675" calcext:value-type="float">
            <text:p>27.357594434</text:p>
          </table:table-cell>
          <table:table-cell table:formula="of:=[result_0509_server.Y19] / [.$G19] * 100" office:value-type="float" office:value="26.7749839577647" calcext:value-type="float">
            <text:p>26.7749839578</text:p>
          </table:table-cell>
          <table:table-cell table:formula="of:=[result_0509_server.Z19] / [.$G19] * 100" office:value-type="float" office:value="29.5788142344577" calcext:value-type="float">
            <text:p>29.5788142345</text:p>
          </table:table-cell>
          <table:table-cell table:formula="of:=[result_0509_server.AA19] / [.$G19] * 100" office:value-type="float" office:value="28.4622409081856" calcext:value-type="float">
            <text:p>28.4622409082</text:p>
          </table:table-cell>
          <table:table-cell table:formula="of:=[result_0509_server.AB19] / [.$G19] * 100" office:value-type="float" office:value="27.4573249145407" calcext:value-type="float">
            <text:p>27.4573249145</text:p>
          </table:table-cell>
          <table:table-cell table:formula="of:=[result_0509_server.AC19] / [.$G19] * 100" office:value-type="float" office:value="26.6150886377803" calcext:value-type="float">
            <text:p>26.6150886378</text:p>
          </table:table-cell>
          <table:table-cell table:formula="of:=[result_0509_server.AD19] / [.$G19] * 100" office:value-type="float" office:value="25.7854901103943" calcext:value-type="float">
            <text:p>25.7854901104</text:p>
          </table:table-cell>
          <table:table-cell table:formula="of:=[result_0509_server.AE19] / [.$G19] * 100" office:value-type="float" office:value="25.0650602749308" calcext:value-type="float">
            <text:p>25.0650602749</text:p>
          </table:table-cell>
          <table:table-cell table:formula="of:=[result_0509_server.AF19] / [.$G19] * 100" office:value-type="float" office:value="24.3691794732789" calcext:value-type="float">
            <text:p>24.3691794733</text:p>
          </table:table-cell>
          <table:table-cell table:formula="of:=[result_0509_server.AG19] / [.$G19] * 100" office:value-type="float" office:value="23.7289691357593" calcext:value-type="float">
            <text:p>23.7289691358</text:p>
          </table:table-cell>
          <table:table-cell table:formula="of:=[result_0509_server.AH19] / [.$G19] * 100" office:value-type="float" office:value="23.1380057472797" calcext:value-type="float">
            <text:p>23.1380057473</text:p>
          </table:table-cell>
          <table:table-cell table:formula="of:=[result_0509_server.AI19] / [.$G19] * 100" office:value-type="float" office:value="22.5908174246133" calcext:value-type="float">
            <text:p>22.5908174246</text:p>
          </table:table-cell>
          <table:table-cell table:formula="of:=[result_0509_server.AJ19] / [.$G19] * 100" office:value-type="float" office:value="22.0827139821374" calcext:value-type="float">
            <text:p>22.0827139821</text:p>
          </table:table-cell>
          <table:table-cell table:formula="of:=[result_0509_server.AK19] / [.$G19] * 100" office:value-type="float" office:value="21.6096521563839" calcext:value-type="float">
            <text:p>21.6096521564</text:p>
          </table:table-cell>
          <table:table-cell table:formula="of:=[result_0509_server.AL19] / [.$G19] * 100" office:value-type="float" office:value="21.1681277856808" calcext:value-type="float">
            <text:p>21.1681277857</text:p>
          </table:table-cell>
          <table:table-cell table:formula="of:=[result_0509_server.AM19] / [.$G19] * 100" office:value-type="float" office:value="20.7550888582487" calcext:value-type="float">
            <text:p>20.7550888582</text:p>
          </table:table-cell>
          <table:table-cell table:formula="of:=[result_0509_server.AN19] / [.$G19] * 100" office:value-type="float" office:value="20.3678648637812" calcext:value-type="float">
            <text:p>20.3678648638</text:p>
          </table:table-cell>
          <table:table-cell table:formula="of:=[result_0509_server.AO19] / [.$G19] * 100" office:value-type="float" office:value="20.0041089901905" calcext:value-type="float">
            <text:p>20.0041089902</text:p>
          </table:table-cell>
          <table:table-cell table:formula="of:=[result_0509_server.AP19] / [.$G19] * 100" office:value-type="float" office:value="19.6617505209286" calcext:value-type="float">
            <text:p>19.6617505209</text:p>
          </table:table-cell>
          <table:table-cell table:formula="of:=[result_0509_server.AQ19] / [.$G19] * 100" office:value-type="float" office:value="19.3389553927675" calcext:value-type="float">
            <text:p>19.3389553928</text:p>
          </table:table-cell>
          <table:table-cell table:formula="of:=[result_0509_server.AR19] / [.$G19] * 100" office:value-type="float" office:value="19.0340933272819" calcext:value-type="float">
            <text:p>19.0340933273</text:p>
          </table:table-cell>
          <table:table-cell table:formula="of:=[result_0509_server.AS19] / [.$G19] * 100" office:value-type="float" office:value="18.7457102923631" calcext:value-type="float">
            <text:p>18.7457102924</text:p>
          </table:table-cell>
          <table:table-cell table:formula="of:=[result_0509_server.AT19] / [.$G19] * 100" office:value-type="float" office:value="18.4725053119138" calcext:value-type="float">
            <text:p>18.4725053119</text:p>
          </table:table-cell>
          <table:table-cell table:formula="of:=[result_0509_server.AU19] / [.$G19] * 100" office:value-type="float" office:value="18.2133108432824" calcext:value-type="float">
            <text:p>18.2133108433</text:p>
          </table:table-cell>
          <table:table-cell table:formula="of:=[result_0509_server.AV19] / [.$G19] * 100" office:value-type="float" office:value="17.9670760980825" calcext:value-type="float">
            <text:p>17.9670760981</text:p>
          </table:table-cell>
          <table:table-cell table:formula="of:=[result_0509_server.AW19] / [.$G19] * 100" office:value-type="float" office:value="17.732852803868" calcext:value-type="float">
            <text:p>17.7328528039</text:p>
          </table:table-cell>
          <table:table-cell table:formula="of:=[result_0509_server.AX19] / [.$G19] * 100" office:value-type="float" office:value="17.5097829998542" calcext:value-type="float">
            <text:p>17.5097829999</text:p>
          </table:table-cell>
          <table:table-cell table:formula="of:=[result_0509_server.AY19] / [.$G19] * 100" office:value-type="float" office:value="17.2970885355619" calcext:value-type="float">
            <text:p>17.2970885356</text:p>
          </table:table-cell>
          <table:table-cell table:formula="of:=[result_0509_server.AZ19] / [.$G19] * 100" office:value-type="float" office:value="17.0940620014648" calcext:value-type="float">
            <text:p>17.0940620015</text:p>
          </table:table-cell>
          <table:table-cell table:formula="of:=[result_0509_server.BA19] / [.$G19] * 100" office:value-type="float" office:value="16.9000588688831" calcext:value-type="float">
            <text:p>16.9000588689</text:p>
          </table:table-cell>
          <table:table-cell table:formula="of:=[result_0509_server.BB19] / [.$G19] * 100" office:value-type="float" office:value="16.7144906551093" calcext:value-type="float">
            <text:p>16.7144906551</text:p>
          </table:table-cell>
          <table:table-cell table:formula="of:=[result_0509_server.BC19] / [.$G19] * 100" office:value-type="float" office:value="16.5368189610705" calcext:value-type="float">
            <text:p>16.5368189611</text:p>
          </table:table-cell>
          <table:table-cell table:formula="of:=[result_0509_server.BD19] / [.$G19] * 100" office:value-type="float" office:value="17.1534879262421" calcext:value-type="float">
            <text:p>17.1534879262</text:p>
          </table:table-cell>
          <table:table-cell table:formula="of:=[result_0509_server.BE19] / [.$G19] * 100" office:value-type="float" office:value="16.9741090101002" calcext:value-type="float">
            <text:p>16.9741090101</text:p>
          </table:table-cell>
          <table:table-cell table:formula="of:=[result_0509_server.BF19] / [.$G19] * 100" office:value-type="float" office:value="16.801905250604" calcext:value-type="float">
            <text:p>16.8019052506</text:p>
          </table:table-cell>
          <table:table-cell table:formula="of:=[result_0509_server.BG19] / [.$G19] * 100" office:value-type="float" office:value="16.6364545797154" calcext:value-type="float">
            <text:p>16.6364545797</text:p>
          </table:table-cell>
          <table:table-cell table:formula="of:=[result_0509_server.BH19] / [.$G19] * 100" office:value-type="float" office:value="16.4773673961688" calcext:value-type="float">
            <text:p>16.4773673962</text:p>
          </table:table-cell>
          <table:table-cell table:formula="of:=[result_0509_server.BI19] / [.$G19] * 100" office:value-type="float" office:value="16.3242835025672" calcext:value-type="float">
            <text:p>16.3242835026</text:p>
          </table:table-cell>
          <table:table-cell table:formula="of:=[result_0509_server.BJ19] / [.$G19] * 100" office:value-type="float" office:value="16.1768693828028" calcext:value-type="float">
            <text:p>16.1768693828</text:p>
          </table:table-cell>
          <table:table-cell table:formula="of:=[result_0509_server.BK19] / [.$G19] * 100" office:value-type="float" office:value="16.0348157764843" calcext:value-type="float">
            <text:p>16.0348157765</text:p>
          </table:table-cell>
          <table:table-cell table:formula="of:=[result_0509_server.BL19] / [.$G19] * 100" office:value-type="float" office:value="15.8978355132486" calcext:value-type="float">
            <text:p>15.8978355132</text:p>
          </table:table-cell>
          <table:table-cell table:formula="of:=[result_0509_server.BM19] / [.$G19] * 100" office:value-type="float" office:value="15.7656615750388" calcext:value-type="float">
            <text:p>15.765661575</text:p>
          </table:table-cell>
          <table:table-cell table:formula="of:=[result_0509_server.BN19] / [.$G19] * 100" office:value-type="float" office:value="15.6380453588362" calcext:value-type="float">
            <text:p>15.6380453588</text:p>
          </table:table-cell>
          <table:table-cell table:formula="of:=[result_0509_server.BO19] / [.$G19] * 100" office:value-type="float" office:value="15.5147551160642" calcext:value-type="float">
            <text:p>15.5147551161</text:p>
          </table:table-cell>
          <table:table-cell table:formula="of:=[result_0509_server.BP19] / [.$G19] * 100" office:value-type="float" office:value="15.3955745480513" calcext:value-type="float">
            <text:p>15.3955745481</text:p>
          </table:table-cell>
          <table:table-cell table:formula="of:=[result_0509_server.BQ19] / [.$G19] * 100" office:value-type="float" office:value="15.2803015396453" calcext:value-type="float">
            <text:p>15.2803015396</text:p>
          </table:table-cell>
          <table:table-cell table:formula="of:=[result_0509_server.BR19] / [.$G19] * 100" office:value-type="float" office:value="15.1687470153814" calcext:value-type="float">
            <text:p>15.1687470154</text:p>
          </table:table-cell>
          <table:table-cell table:formula="of:=[result_0509_server.BS19] / [.$G19] * 100" office:value-type="float" office:value="15.0607339045864" calcext:value-type="float">
            <text:p>15.0607339046</text:p>
          </table:table-cell>
          <table:table-cell table:formula="of:=[result_0509_server.BT19] / [.$G19] * 100" office:value-type="float" office:value="14.9560962035035" calcext:value-type="float">
            <text:p>14.9560962035</text:p>
          </table:table-cell>
          <table:table-cell table:formula="of:=[result_0509_server.BU19] / [.$G19] * 100" office:value-type="float" office:value="14.8546781239925" calcext:value-type="float">
            <text:p>14.854678124</text:p>
          </table:table-cell>
          <table:table-cell table:formula="of:=[result_0509_server.BV19] / [.$G19] * 100" office:value-type="float" office:value="14.7563333196182" calcext:value-type="float">
            <text:p>14.7563333196</text:p>
          </table:table-cell>
          <table:table-cell table:formula="of:=[result_0509_server.BW19] / [.$G19] * 100" office:value-type="float" office:value="14.6609241810461" calcext:value-type="float">
            <text:p>14.660924181</text:p>
          </table:table-cell>
          <table:table-cell table:formula="of:=[result_0509_server.BX19] / [.$G19] * 100" office:value-type="float" office:value="14.5683211936085" calcext:value-type="float">
            <text:p>14.5683211936</text:p>
          </table:table-cell>
          <table:table-cell table:formula="of:=[result_0509_server.BY19] / [.$G19] * 100" office:value-type="float" office:value="14.6517892216407" calcext:value-type="float">
            <text:p>14.6517892216</text:p>
          </table:table-cell>
          <table:table-cell table:formula="of:=[result_0509_server.BZ19] / [.$G19] * 100" office:value-type="float" office:value="14.5619625332643" calcext:value-type="float">
            <text:p>14.5619625333</text:p>
          </table:table-cell>
          <table:table-cell table:formula="of:=[result_0509_server.CA19] / [.$G19] * 100" office:value-type="float" office:value="14.4746661741378" calcext:value-type="float">
            <text:p>14.4746661741</text:p>
          </table:table-cell>
          <table:table-cell table:formula="of:=[result_0509_server.CB19] / [.$G19] * 100" office:value-type="float" office:value="14.389794713876" calcext:value-type="float">
            <text:p>14.3897947139</text:p>
          </table:table-cell>
          <table:table-cell table:formula="of:=[result_0509_server.CC19] / [.$G19] * 100" office:value-type="float" office:value="14.3072484991009" calcext:value-type="float">
            <text:p>14.3072484991</text:p>
          </table:table-cell>
          <table:table-cell table:formula="of:=[result_0509_server.CD19] / [.$G19] * 100" office:value-type="float" office:value="14.2269332631034" calcext:value-type="float">
            <text:p>14.2269332631</text:p>
          </table:table-cell>
          <table:table-cell table:formula="of:=[result_0509_server.CE19] / [.$G19] * 100" office:value-type="float" office:value="14.1487597667325" calcext:value-type="float">
            <text:p>14.1487597667</text:p>
          </table:table-cell>
          <table:table-cell table:formula="of:=[result_0509_server.CF19] / [.$G19] * 100" office:value-type="float" office:value="14.0726434676345" calcext:value-type="float">
            <text:p>14.0726434676</text:p>
          </table:table-cell>
          <table:table-cell table:formula="of:=[result_0509_server.CG19] / [.$G19] * 100" office:value-type="float" office:value="13.9985042152664" calcext:value-type="float">
            <text:p>13.9985042153</text:p>
          </table:table-cell>
          <table:table-cell table:formula="of:=[result_0509_server.CH19] / [.$G19] * 100" office:value-type="float" office:value="13.9262659693693" calcext:value-type="float">
            <text:p>13.9262659694</text:p>
          </table:table-cell>
          <table:table-cell table:formula="of:=[result_0509_server.CI19] / [.$G19] * 100" office:value-type="float" office:value="13.8558565398239" calcext:value-type="float">
            <text:p>13.8558565398</text:p>
          </table:table-cell>
          <table:table-cell table:formula="of:=[result_0509_server.CJ19] / [.$G19] * 100" office:value-type="float" office:value="13.7872073460172" calcext:value-type="float">
            <text:p>13.787207346</text:p>
          </table:table-cell>
          <table:table-cell table:formula="of:=[result_0509_server.CK19] / [.$G19] * 100" office:value-type="float" office:value="13.7202531940329" calcext:value-type="float">
            <text:p>13.720253194</text:p>
          </table:table-cell>
          <table:table-cell table:formula="of:=[result_0509_server.CL19] / [.$G19] * 100" office:value-type="float" office:value="13.6549320701457" calcext:value-type="float">
            <text:p>13.6549320701</text:p>
          </table:table-cell>
          <table:table-cell table:formula="of:=[result_0509_server.CM19] / [.$G19] * 100" office:value-type="float" office:value="13.5911849492438" calcext:value-type="float">
            <text:p>13.5911849492</text:p>
          </table:table-cell>
          <table:table-cell table:formula="of:=[result_0509_server.CN19] / [.$G19] * 100" office:value-type="float" office:value="13.5289556169349" calcext:value-type="float">
            <text:p>13.5289556169</text:p>
          </table:table-cell>
          <table:table-cell table:formula="of:=[result_0509_server.CO19] / [.$G19] * 100" office:value-type="float" office:value="13.4681905042096" calcext:value-type="float">
            <text:p>13.4681905042</text:p>
          </table:table-cell>
          <table:table-cell table:formula="of:=[result_0509_server.CP19] / [.$G19] * 100" office:value-type="float" office:value="13.4088385336407" calcext:value-type="float">
            <text:p>13.4088385336</text:p>
          </table:table-cell>
          <table:table-cell table:formula="of:=[result_0509_server.CQ19] / [.$G19] * 100" office:value-type="float" office:value="13.3508509761884" calcext:value-type="float">
            <text:p>13.3508509762</text:p>
          </table:table-cell>
          <table:table-cell table:formula="of:=[result_0509_server.CR19] / [.$G19] * 100" office:value-type="float" office:value="13.2941813177691" calcext:value-type="float">
            <text:p>13.2941813178</text:p>
          </table:table-cell>
          <table:table-cell table:formula="of:=[result_0509_server.CS19] / [.$G19] * 100" office:value-type="float" office:value="13.2387851348198" calcext:value-type="float">
            <text:p>13.2387851348</text:p>
          </table:table-cell>
          <table:table-cell table:formula="of:=[result_0509_server.CT19] / [.$G19] * 100" office:value-type="float" office:value="13.1846199781584" calcext:value-type="float">
            <text:p>13.1846199782</text:p>
          </table:table-cell>
          <table:table-cell table:formula="of:=[result_0509_server.CU19] / [.$G19] * 100" office:value-type="float" office:value="13.1316452645005" calcext:value-type="float">
            <text:p>13.1316452645</text:p>
          </table:table-cell>
          <table:table-cell table:formula="of:=[result_0509_server.CV19] / [.$G19] * 100" office:value-type="float" office:value="13.0798221750525" calcext:value-type="float">
            <text:p>13.0798221751</text:p>
          </table:table-cell>
          <table:table-cell table:formula="of:=[result_0509_server.CW19] / [.$G19] * 100" office:value-type="float" office:value="13.0291135606464" calcext:value-type="float">
            <text:p>13.0291135606</text:p>
          </table:table-cell>
          <table:table-cell table:formula="of:=[result_0509_server.CX19] / [.$G19] * 100" office:value-type="float" office:value="12.9794838529299" calcext:value-type="float">
            <text:p>12.9794838529</text:p>
          </table:table-cell>
          <table:table-cell table:formula="of:=[result_0509_server.CY19] / [.$G19] * 100" office:value-type="float" office:value="12.9308989811652" calcext:value-type="float">
            <text:p>12.9308989812</text:p>
          </table:table-cell>
          <table:table-cell table:formula="of:=[result_0509_server.CZ19] / [.$G19] * 100" office:value-type="float" office:value="12.883326294229" calcext:value-type="float">
            <text:p>12.8833262942</text:p>
          </table:table-cell>
          <table:table-cell table:formula="of:=[result_0509_server.DA19] / [.$G19] * 100" office:value-type="float" office:value="12.8367344874357" calcext:value-type="float">
            <text:p>12.8367344874</text:p>
          </table:table-cell>
          <table:table-cell table:formula="of:=[result_0509_server.DB19] / [.$G19] * 100" office:value-type="float" office:value="12.7910935338424" calcext:value-type="float">
            <text:p>12.7910935338</text:p>
          </table:table-cell>
          <table:table-cell table:formula="of:=[result_0509_server.DC19] / [.$G19] * 100" office:value-type="float" office:value="12.7463746197156" calcext:value-type="float">
            <text:p>12.7463746197</text:p>
          </table:table-cell>
          <table:table-cell table:formula="of:=[result_0509_server.DD19] / [.$G19] * 100" office:value-type="float" office:value="12.7025500838713" calcext:value-type="float">
            <text:p>12.7025500839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9.384486665417" calcext:value-type="float">
            <text:p>9.3844866654</text:p>
          </table:table-cell>
          <table:table-cell office:value-type="string" calcext:value-type="string">
            <text:p><text:s/>global min</text:p>
          </table:table-cell>
          <table:table-cell office:value-type="float" office:value="-7.55358324948806" calcext:value-type="float">
            <text:p>-7.5535832495</text:p>
          </table:table-cell>
          <table:table-cell office:value-type="string" calcext:value-type="string">
            <text:p><text:s/>range</text:p>
          </table:table-cell>
          <table:table-cell office:value-type="float" office:value="16.9380699149051" calcext:value-type="float">
            <text:p>16.9380699149</text:p>
          </table:table-cell>
          <table:table-cell office:value-type="string" calcext:value-type="string">
            <text:p><text:s/>regret</text:p>
          </table:table-cell>
          <table:table-cell table:formula="of:=[result_0509_server.I20] / [.$G20] * 100" office:value-type="float" office:value="25.8793812889969" calcext:value-type="float">
            <text:p>25.879381289</text:p>
          </table:table-cell>
          <table:table-cell table:formula="of:=[result_0509_server.J20] / [.$G20] * 100" office:value-type="float" office:value="28.9923952071444" calcext:value-type="float">
            <text:p>28.9923952071</text:p>
          </table:table-cell>
          <table:table-cell table:formula="of:=[result_0509_server.K20] / [.$G20] * 100" office:value-type="float" office:value="34.8947800228316" calcext:value-type="float">
            <text:p>34.8947800228</text:p>
          </table:table-cell>
          <table:table-cell table:formula="of:=[result_0509_server.L20] / [.$G20] * 100" office:value-type="float" office:value="44.2019872702139" calcext:value-type="float">
            <text:p>44.2019872702</text:p>
          </table:table-cell>
          <table:table-cell table:formula="of:=[result_0509_server.M20] / [.$G20] * 100" office:value-type="float" office:value="37.4634539049511" calcext:value-type="float">
            <text:p>37.463453905</text:p>
          </table:table-cell>
          <table:table-cell table:formula="of:=[result_0509_server.N20] / [.$G20] * 100" office:value-type="float" office:value="42.9056931063179" calcext:value-type="float">
            <text:p>42.9056931063</text:p>
          </table:table-cell>
          <table:table-cell table:formula="of:=[result_0509_server.O20] / [.$G20] * 100" office:value-type="float" office:value="49.3765572873217" calcext:value-type="float">
            <text:p>49.3765572873</text:p>
          </table:table-cell>
          <table:table-cell table:formula="of:=[result_0509_server.P20] / [.$G20] * 100" office:value-type="float" office:value="50.9211400939461" calcext:value-type="float">
            <text:p>50.9211400939</text:p>
          </table:table-cell>
          <table:table-cell table:formula="of:=[result_0509_server.Q20] / [.$G20] * 100" office:value-type="float" office:value="46.9304671480813" calcext:value-type="float">
            <text:p>46.9304671481</text:p>
          </table:table-cell>
          <table:table-cell table:formula="of:=[result_0509_server.R20] / [.$G20] * 100" office:value-type="float" office:value="46.7211745490487" calcext:value-type="float">
            <text:p>46.721174549</text:p>
          </table:table-cell>
          <table:table-cell table:formula="of:=[result_0509_server.S20] / [.$G20] * 100" office:value-type="float" office:value="44.9234644277728" calcext:value-type="float">
            <text:p>44.9234644278</text:p>
          </table:table-cell>
          <table:table-cell table:formula="of:=[result_0509_server.T20] / [.$G20] * 100" office:value-type="float" office:value="45.5854095440469" calcext:value-type="float">
            <text:p>45.585409544</text:p>
          </table:table-cell>
          <table:table-cell table:formula="of:=[result_0509_server.U20] / [.$G20] * 100" office:value-type="float" office:value="46.2906145738506" calcext:value-type="float">
            <text:p>46.2906145739</text:p>
          </table:table-cell>
          <table:table-cell table:formula="of:=[result_0509_server.V20] / [.$G20] * 100" office:value-type="float" office:value="42.9841421042898" calcext:value-type="float">
            <text:p>42.9841421043</text:p>
          </table:table-cell>
          <table:table-cell table:formula="of:=[result_0509_server.W20] / [.$G20] * 100" office:value-type="float" office:value="41.1487775377399" calcext:value-type="float">
            <text:p>41.1487775377</text:p>
          </table:table-cell>
          <table:table-cell table:formula="of:=[result_0509_server.X20] / [.$G20] * 100" office:value-type="float" office:value="41.6091923473795" calcext:value-type="float">
            <text:p>41.6091923474</text:p>
          </table:table-cell>
          <table:table-cell table:formula="of:=[result_0509_server.Y20] / [.$G20] * 100" office:value-type="float" office:value="40.0706324214184" calcext:value-type="float">
            <text:p>40.0706324214</text:p>
          </table:table-cell>
          <table:table-cell table:formula="of:=[result_0509_server.Z20] / [.$G20] * 100" office:value-type="float" office:value="41.3193253873494" calcext:value-type="float">
            <text:p>41.3193253873</text:p>
          </table:table-cell>
          <table:table-cell table:formula="of:=[result_0509_server.AA20] / [.$G20] * 100" office:value-type="float" office:value="39.8097576833955" calcext:value-type="float">
            <text:p>39.8097576834</text:p>
          </table:table-cell>
          <table:table-cell table:formula="of:=[result_0509_server.AB20] / [.$G20] * 100" office:value-type="float" office:value="38.3840481333646" calcext:value-type="float">
            <text:p>38.3840481334</text:p>
          </table:table-cell>
          <table:table-cell table:formula="of:=[result_0509_server.AC20] / [.$G20] * 100" office:value-type="float" office:value="37.0941204452415" calcext:value-type="float">
            <text:p>37.0941204452</text:p>
          </table:table-cell>
          <table:table-cell table:formula="of:=[result_0509_server.AD20] / [.$G20] * 100" office:value-type="float" office:value="36.4641497482598" calcext:value-type="float">
            <text:p>36.4641497483</text:p>
          </table:table-cell>
          <table:table-cell table:formula="of:=[result_0509_server.AE20] / [.$G20] * 100" office:value-type="float" office:value="35.3698635280215" calcext:value-type="float">
            <text:p>35.369863528</text:p>
          </table:table-cell>
          <table:table-cell table:formula="of:=[result_0509_server.AF20] / [.$G20] * 100" office:value-type="float" office:value="34.3667678261364" calcext:value-type="float">
            <text:p>34.3667678261</text:p>
          </table:table-cell>
          <table:table-cell table:formula="of:=[result_0509_server.AG20] / [.$G20] * 100" office:value-type="float" office:value="33.4439197804021" calcext:value-type="float">
            <text:p>33.4439197804</text:p>
          </table:table-cell>
          <table:table-cell table:formula="of:=[result_0509_server.AH20] / [.$G20] * 100" office:value-type="float" office:value="32.5920600458781" calcext:value-type="float">
            <text:p>32.5920600459</text:p>
          </table:table-cell>
          <table:table-cell table:formula="of:=[result_0509_server.AI20] / [.$G20] * 100" office:value-type="float" office:value="31.80330103243" calcext:value-type="float">
            <text:p>31.8033010324</text:p>
          </table:table-cell>
          <table:table-cell table:formula="of:=[result_0509_server.AJ20] / [.$G20] * 100" office:value-type="float" office:value="31.0708819485139" calcext:value-type="float">
            <text:p>31.0708819485</text:p>
          </table:table-cell>
          <table:table-cell table:formula="of:=[result_0509_server.AK20] / [.$G20] * 100" office:value-type="float" office:value="30.3889745255575" calcext:value-type="float">
            <text:p>30.3889745256</text:p>
          </table:table-cell>
          <table:table-cell table:formula="of:=[result_0509_server.AL20] / [.$G20] * 100" office:value-type="float" office:value="29.7525275974648" calcext:value-type="float">
            <text:p>29.7525275975</text:p>
          </table:table-cell>
          <table:table-cell table:formula="of:=[result_0509_server.AM20] / [.$G20] * 100" office:value-type="float" office:value="29.1571417615072" calcext:value-type="float">
            <text:p>29.1571417615</text:p>
          </table:table-cell>
          <table:table-cell table:formula="of:=[result_0509_server.AN20] / [.$G20] * 100" office:value-type="float" office:value="28.598967540297" calcext:value-type="float">
            <text:p>28.5989675403</text:p>
          </table:table-cell>
          <table:table-cell table:formula="of:=[result_0509_server.AO20] / [.$G20] * 100" office:value-type="float" office:value="28.0746220597661" calcext:value-type="float">
            <text:p>28.0746220598</text:p>
          </table:table-cell>
          <table:table-cell table:formula="of:=[result_0509_server.AP20] / [.$G20] * 100" office:value-type="float" office:value="27.5811204310312" calcext:value-type="float">
            <text:p>27.581120431</text:p>
          </table:table-cell>
          <table:table-cell table:formula="of:=[result_0509_server.AQ20] / [.$G20] * 100" office:value-type="float" office:value="27.1158188953668" calcext:value-type="float">
            <text:p>27.1158188954</text:p>
          </table:table-cell>
          <table:table-cell table:formula="of:=[result_0509_server.AR20] / [.$G20] * 100" office:value-type="float" office:value="26.6763674450172" calcext:value-type="float">
            <text:p>26.676367445</text:p>
          </table:table-cell>
          <table:table-cell table:formula="of:=[result_0509_server.AS20] / [.$G20] * 100" office:value-type="float" office:value="26.2606701271189" calcext:value-type="float">
            <text:p>26.2606701271</text:p>
          </table:table-cell>
          <table:table-cell table:formula="of:=[result_0509_server.AT20] / [.$G20] * 100" office:value-type="float" office:value="25.8668516154257" calcext:value-type="float">
            <text:p>25.8668516154</text:p>
          </table:table-cell>
          <table:table-cell table:formula="of:=[result_0509_server.AU20] / [.$G20] * 100" office:value-type="float" office:value="25.493228924845" calcext:value-type="float">
            <text:p>25.4932289248</text:p>
          </table:table-cell>
          <table:table-cell table:formula="of:=[result_0509_server.AV20] / [.$G20] * 100" office:value-type="float" office:value="25.1382873687933" calcext:value-type="float">
            <text:p>25.1382873688</text:p>
          </table:table-cell>
          <table:table-cell table:formula="of:=[result_0509_server.AW20] / [.$G20] * 100" office:value-type="float" office:value="24.8006600349881" calcext:value-type="float">
            <text:p>24.800660035</text:p>
          </table:table-cell>
          <table:table-cell table:formula="of:=[result_0509_server.AX20] / [.$G20] * 100" office:value-type="float" office:value="24.4791101932688" calcext:value-type="float">
            <text:p>24.4791101933</text:p>
          </table:table-cell>
          <table:table-cell table:formula="of:=[result_0509_server.AY20] / [.$G20] * 100" office:value-type="float" office:value="24.1725161581411" calcext:value-type="float">
            <text:p>24.1725161581</text:p>
          </table:table-cell>
          <table:table-cell table:formula="of:=[result_0509_server.AZ20] / [.$G20] * 100" office:value-type="float" office:value="23.8798582155192" calcext:value-type="float">
            <text:p>23.8798582155</text:p>
          </table:table-cell>
          <table:table-cell table:formula="of:=[result_0509_server.BA20] / [.$G20] * 100" office:value-type="float" office:value="23.6002072925695" calcext:value-type="float">
            <text:p>23.6002072926</text:p>
          </table:table-cell>
          <table:table-cell table:formula="of:=[result_0509_server.BB20] / [.$G20] * 100" office:value-type="float" office:value="23.3327151054001" calcext:value-type="float">
            <text:p>23.3327151054</text:p>
          </table:table-cell>
          <table:table-cell table:formula="of:=[result_0509_server.BC20] / [.$G20] * 100" office:value-type="float" office:value="23.0766055644933" calcext:value-type="float">
            <text:p>23.0766055645</text:p>
          </table:table-cell>
          <table:table-cell table:formula="of:=[result_0509_server.BD20] / [.$G20] * 100" office:value-type="float" office:value="22.8311672544576" calcext:value-type="float">
            <text:p>22.8311672545</text:p>
          </table:table-cell>
          <table:table-cell table:formula="of:=[result_0509_server.BE20] / [.$G20] * 100" office:value-type="float" office:value="22.5957468346274" calcext:value-type="float">
            <text:p>22.5957468346</text:p>
          </table:table-cell>
          <table:table-cell table:formula="of:=[result_0509_server.BF20] / [.$G20] * 100" office:value-type="float" office:value="22.3697432315904" calcext:value-type="float">
            <text:p>22.3697432316</text:p>
          </table:table-cell>
          <table:table-cell table:formula="of:=[result_0509_server.BG20] / [.$G20] * 100" office:value-type="float" office:value="22.152602514947" calcext:value-type="float">
            <text:p>22.1526025149</text:p>
          </table:table-cell>
          <table:table-cell table:formula="of:=[result_0509_server.BH20] / [.$G20] * 100" office:value-type="float" office:value="21.9438133643284" calcext:value-type="float">
            <text:p>21.9438133643</text:p>
          </table:table-cell>
          <table:table-cell table:formula="of:=[result_0509_server.BI20] / [.$G20] * 100" office:value-type="float" office:value="21.7429030495822" calcext:value-type="float">
            <text:p>21.7429030496</text:p>
          </table:table-cell>
          <table:table-cell table:formula="of:=[result_0509_server.BJ20] / [.$G20] * 100" office:value-type="float" office:value="21.5494338576044" calcext:value-type="float">
            <text:p>21.5494338576</text:p>
          </table:table-cell>
          <table:table-cell table:formula="of:=[result_0509_server.BK20] / [.$G20] * 100" office:value-type="float" office:value="21.3629999089712" calcext:value-type="float">
            <text:p>21.362999909</text:p>
          </table:table-cell>
          <table:table-cell table:formula="of:=[result_0509_server.BL20] / [.$G20] * 100" office:value-type="float" office:value="21.1832243156463" calcext:value-type="float">
            <text:p>21.1832243156</text:p>
          </table:table-cell>
          <table:table-cell table:formula="of:=[result_0509_server.BM20] / [.$G20] * 100" office:value-type="float" office:value="21.8072640834197" calcext:value-type="float">
            <text:p>21.8072640834</text:p>
          </table:table-cell>
          <table:table-cell table:formula="of:=[result_0509_server.BN20] / [.$G20] * 100" office:value-type="float" office:value="21.6260279213396" calcext:value-type="float">
            <text:p>21.6260279213</text:p>
          </table:table-cell>
          <table:table-cell table:formula="of:=[result_0509_server.BO20] / [.$G20] * 100" office:value-type="float" office:value="21.4509353579742" calcext:value-type="float">
            <text:p>21.450935358</text:p>
          </table:table-cell>
          <table:table-cell table:formula="of:=[result_0509_server.BP20] / [.$G20] * 100" office:value-type="float" office:value="21.2816792133876" calcext:value-type="float">
            <text:p>21.2816792134</text:p>
          </table:table-cell>
          <table:table-cell table:formula="of:=[result_0509_server.BQ20] / [.$G20] * 100" office:value-type="float" office:value="21.1179724505907" calcext:value-type="float">
            <text:p>21.1179724506</text:p>
          </table:table-cell>
          <table:table-cell table:formula="of:=[result_0509_server.BR20] / [.$G20] * 100" office:value-type="float" office:value="20.9595465511099" calcext:value-type="float">
            <text:p>20.9595465511</text:p>
          </table:table-cell>
          <table:table-cell table:formula="of:=[result_0509_server.BS20] / [.$G20] * 100" office:value-type="float" office:value="21.3314982058704" calcext:value-type="float">
            <text:p>21.3314982059</text:p>
          </table:table-cell>
          <table:table-cell table:formula="of:=[result_0509_server.BT20] / [.$G20] * 100" office:value-type="float" office:value="21.174686775822" calcext:value-type="float">
            <text:p>21.1746867758</text:p>
          </table:table-cell>
          <table:table-cell table:formula="of:=[result_0509_server.BU20] / [.$G20] * 100" office:value-type="float" office:value="21.0227003128521" calcext:value-type="float">
            <text:p>21.0227003129</text:p>
          </table:table-cell>
          <table:table-cell table:formula="of:=[result_0509_server.BV20] / [.$G20] * 100" office:value-type="float" office:value="20.8753195002753" calcext:value-type="float">
            <text:p>20.8753195003</text:p>
          </table:table-cell>
          <table:table-cell table:formula="of:=[result_0509_server.BW20] / [.$G20] * 100" office:value-type="float" office:value="20.7323381149395" calcext:value-type="float">
            <text:p>20.7323381149</text:p>
          </table:table-cell>
          <table:table-cell table:formula="of:=[result_0509_server.BX20] / [.$G20] * 100" office:value-type="float" office:value="20.5935620644666" calcext:value-type="float">
            <text:p>20.5935620645</text:p>
          </table:table-cell>
          <table:table-cell table:formula="of:=[result_0509_server.BY20] / [.$G20] * 100" office:value-type="float" office:value="20.4588085082102" calcext:value-type="float">
            <text:p>20.4588085082</text:p>
          </table:table-cell>
          <table:table-cell table:formula="of:=[result_0509_server.BZ20] / [.$G20] * 100" office:value-type="float" office:value="20.3279050535612" calcext:value-type="float">
            <text:p>20.3279050536</text:p>
          </table:table-cell>
          <table:table-cell table:formula="of:=[result_0509_server.CA20] / [.$G20] * 100" office:value-type="float" office:value="20.2006890201699" calcext:value-type="float">
            <text:p>20.2006890202</text:p>
          </table:table-cell>
          <table:table-cell table:formula="of:=[result_0509_server.CB20] / [.$G20] * 100" office:value-type="float" office:value="20.0770067654839" calcext:value-type="float">
            <text:p>20.0770067655</text:p>
          </table:table-cell>
          <table:table-cell table:formula="of:=[result_0509_server.CC20] / [.$G20] * 100" office:value-type="float" office:value="19.9567130657208" calcext:value-type="float">
            <text:p>19.9567130657</text:p>
          </table:table-cell>
          <table:table-cell table:formula="of:=[result_0509_server.CD20] / [.$G20] * 100" office:value-type="float" office:value="19.8396705470324" calcext:value-type="float">
            <text:p>19.839670547</text:p>
          </table:table-cell>
          <table:table-cell table:formula="of:=[result_0509_server.CE20] / [.$G20] * 100" office:value-type="float" office:value="19.7257491621757" calcext:value-type="float">
            <text:p>19.7257491622</text:p>
          </table:table-cell>
          <table:table-cell table:formula="of:=[result_0509_server.CF20] / [.$G20] * 100" office:value-type="float" office:value="19.6148257084994" calcext:value-type="float">
            <text:p>19.6148257085</text:p>
          </table:table-cell>
          <table:table-cell table:formula="of:=[result_0509_server.CG20] / [.$G20] * 100" office:value-type="float" office:value="19.5067833834901" calcext:value-type="float">
            <text:p>19.5067833835</text:p>
          </table:table-cell>
          <table:table-cell table:formula="of:=[result_0509_server.CH20] / [.$G20] * 100" office:value-type="float" office:value="19.4015113745066" calcext:value-type="float">
            <text:p>19.4015113745</text:p>
          </table:table-cell>
          <table:table-cell table:formula="of:=[result_0509_server.CI20] / [.$G20] * 100" office:value-type="float" office:value="19.2989044796746" calcext:value-type="float">
            <text:p>19.2989044797</text:p>
          </table:table-cell>
          <table:table-cell table:formula="of:=[result_0509_server.CJ20] / [.$G20] * 100" office:value-type="float" office:value="19.1988627572134" calcext:value-type="float">
            <text:p>19.1988627572</text:p>
          </table:table-cell>
          <table:table-cell table:formula="of:=[result_0509_server.CK20] / [.$G20] * 100" office:value-type="float" office:value="19.1012912007389" calcext:value-type="float">
            <text:p>19.1012912007</text:p>
          </table:table-cell>
          <table:table-cell table:formula="of:=[result_0509_server.CL20] / [.$G20] * 100" office:value-type="float" office:value="19.0060994383247" calcext:value-type="float">
            <text:p>19.0060994383</text:p>
          </table:table-cell>
          <table:table-cell table:formula="of:=[result_0509_server.CM20] / [.$G20] * 100" office:value-type="float" office:value="18.9132014533182" calcext:value-type="float">
            <text:p>18.9132014533</text:p>
          </table:table-cell>
          <table:table-cell table:formula="of:=[result_0509_server.CN20] / [.$G20] * 100" office:value-type="float" office:value="18.8225153250974" calcext:value-type="float">
            <text:p>18.8225153251</text:p>
          </table:table-cell>
          <table:table-cell table:formula="of:=[result_0509_server.CO20] / [.$G20] * 100" office:value-type="float" office:value="18.733962988129" calcext:value-type="float">
            <text:p>18.7339629881</text:p>
          </table:table-cell>
          <table:table-cell table:formula="of:=[result_0509_server.CP20] / [.$G20] * 100" office:value-type="float" office:value="18.6474700078342" calcext:value-type="float">
            <text:p>18.6474700078</text:p>
          </table:table-cell>
          <table:table-cell table:formula="of:=[result_0509_server.CQ20] / [.$G20] * 100" office:value-type="float" office:value="18.562965371914" calcext:value-type="float">
            <text:p>18.5629653719</text:p>
          </table:table-cell>
          <table:table-cell table:formula="of:=[result_0509_server.CR20] / [.$G20] * 100" office:value-type="float" office:value="18.4803812959011" calcext:value-type="float">
            <text:p>18.4803812959</text:p>
          </table:table-cell>
          <table:table-cell table:formula="of:=[result_0509_server.CS20] / [.$G20] * 100" office:value-type="float" office:value="18.3996530418211" calcext:value-type="float">
            <text:p>18.3996530418</text:p>
          </table:table-cell>
          <table:table-cell table:formula="of:=[result_0509_server.CT20] / [.$G20] * 100" office:value-type="float" office:value="18.3207187489429" calcext:value-type="float">
            <text:p>18.3207187489</text:p>
          </table:table-cell>
          <table:table-cell table:formula="of:=[result_0509_server.CU20] / [.$G20] * 100" office:value-type="float" office:value="18.2435192756883" calcext:value-type="float">
            <text:p>18.2435192757</text:p>
          </table:table-cell>
          <table:table-cell table:formula="of:=[result_0509_server.CV20] / [.$G20] * 100" office:value-type="float" office:value="18.1679980518524" calcext:value-type="float">
            <text:p>18.1679980519</text:p>
          </table:table-cell>
          <table:table-cell table:formula="of:=[result_0509_server.CW20] / [.$G20] * 100" office:value-type="float" office:value="18.0941009403569" calcext:value-type="float">
            <text:p>18.0941009404</text:p>
          </table:table-cell>
          <table:table-cell table:formula="of:=[result_0509_server.CX20] / [.$G20] * 100" office:value-type="float" office:value="18.0217761078295" calcext:value-type="float">
            <text:p>18.0217761078</text:p>
          </table:table-cell>
          <table:table-cell table:formula="of:=[result_0509_server.CY20] / [.$G20] * 100" office:value-type="float" office:value="17.9509739033553" calcext:value-type="float">
            <text:p>17.9509739034</text:p>
          </table:table-cell>
          <table:table-cell table:formula="of:=[result_0509_server.CZ20] / [.$G20] * 100" office:value-type="float" office:value="17.8816467448076" calcext:value-type="float">
            <text:p>17.8816467448</text:p>
          </table:table-cell>
          <table:table-cell table:formula="of:=[result_0509_server.DA20] / [.$G20] * 100" office:value-type="float" office:value="17.8137490122094" calcext:value-type="float">
            <text:p>17.8137490122</text:p>
          </table:table-cell>
          <table:table-cell table:formula="of:=[result_0509_server.DB20] / [.$G20] * 100" office:value-type="float" office:value="17.7472369476233" calcext:value-type="float">
            <text:p>17.7472369476</text:p>
          </table:table-cell>
          <table:table-cell table:formula="of:=[result_0509_server.DC20] / [.$G20] * 100" office:value-type="float" office:value="17.6820685611098" calcext:value-type="float">
            <text:p>17.6820685611</text:p>
          </table:table-cell>
          <table:table-cell table:formula="of:=[result_0509_server.DD20] / [.$G20] * 100" office:value-type="float" office:value="17.6182035423264" calcext:value-type="float">
            <text:p>17.6182035423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4.92860112156353" calcext:value-type="float">
            <text:p>4.9286011216</text:p>
          </table:table-cell>
          <table:table-cell office:value-type="string" calcext:value-type="string">
            <text:p><text:s/>global min</text:p>
          </table:table-cell>
          <table:table-cell office:value-type="float" office:value="-4.33112088028824" calcext:value-type="float">
            <text:p>-4.3311208803</text:p>
          </table:table-cell>
          <table:table-cell office:value-type="string" calcext:value-type="string">
            <text:p><text:s/>range</text:p>
          </table:table-cell>
          <table:table-cell office:value-type="float" office:value="9.25972200185177" calcext:value-type="float">
            <text:p>9.2597220019</text:p>
          </table:table-cell>
          <table:table-cell office:value-type="string" calcext:value-type="string">
            <text:p><text:s/>regret</text:p>
          </table:table-cell>
          <table:table-cell table:formula="of:=[result_0509_server.I21] / [.$G21] * 100" office:value-type="float" office:value="36.1505010622194" calcext:value-type="float">
            <text:p>36.1505010622</text:p>
          </table:table-cell>
          <table:table-cell table:formula="of:=[result_0509_server.J21] / [.$G21] * 100" office:value-type="float" office:value="24.7159101957269" calcext:value-type="float">
            <text:p>24.7159101957</text:p>
          </table:table-cell>
          <table:table-cell table:formula="of:=[result_0509_server.K21] / [.$G21] * 100" office:value-type="float" office:value="32.2738885246838" calcext:value-type="float">
            <text:p>32.2738885247</text:p>
          </table:table-cell>
          <table:table-cell table:formula="of:=[result_0509_server.L21] / [.$G21] * 100" office:value-type="float" office:value="41.6177369211359" calcext:value-type="float">
            <text:p>41.6177369211</text:p>
          </table:table-cell>
          <table:table-cell table:formula="of:=[result_0509_server.M21] / [.$G21] * 100" office:value-type="float" office:value="45.4292013441246" calcext:value-type="float">
            <text:p>45.4292013441</text:p>
          </table:table-cell>
          <table:table-cell table:formula="of:=[result_0509_server.N21] / [.$G21] * 100" office:value-type="float" office:value="44.7835938099295" calcext:value-type="float">
            <text:p>44.7835938099</text:p>
          </table:table-cell>
          <table:table-cell table:formula="of:=[result_0509_server.O21] / [.$G21] * 100" office:value-type="float" office:value="47.7038843085753" calcext:value-type="float">
            <text:p>47.7038843086</text:p>
          </table:table-cell>
          <table:table-cell table:formula="of:=[result_0509_server.P21] / [.$G21] * 100" office:value-type="float" office:value="47.3454187151874" calcext:value-type="float">
            <text:p>47.3454187152</text:p>
          </table:table-cell>
          <table:table-cell table:formula="of:=[result_0509_server.Q21] / [.$G21] * 100" office:value-type="float" office:value="48.4062518586495" calcext:value-type="float">
            <text:p>48.4062518586</text:p>
          </table:table-cell>
          <table:table-cell table:formula="of:=[result_0509_server.R21] / [.$G21] * 100" office:value-type="float" office:value="50.2406387941374" calcext:value-type="float">
            <text:p>50.2406387941</text:p>
          </table:table-cell>
          <table:table-cell table:formula="of:=[result_0509_server.S21] / [.$G21] * 100" office:value-type="float" office:value="50.3826979774061" calcext:value-type="float">
            <text:p>50.3826979774</text:p>
          </table:table-cell>
          <table:table-cell table:formula="of:=[result_0509_server.T21] / [.$G21] * 100" office:value-type="float" office:value="52.875185029582" calcext:value-type="float">
            <text:p>52.8751850296</text:p>
          </table:table-cell>
          <table:table-cell table:formula="of:=[result_0509_server.U21] / [.$G21] * 100" office:value-type="float" office:value="53.0340583384915" calcext:value-type="float">
            <text:p>53.0340583385</text:p>
          </table:table-cell>
          <table:table-cell table:formula="of:=[result_0509_server.V21] / [.$G21] * 100" office:value-type="float" office:value="52.1716682202244" calcext:value-type="float">
            <text:p>52.1716682202</text:p>
          </table:table-cell>
          <table:table-cell table:formula="of:=[result_0509_server.W21] / [.$G21] * 100" office:value-type="float" office:value="53.7296107956098" calcext:value-type="float">
            <text:p>53.7296107956</text:p>
          </table:table-cell>
          <table:table-cell table:formula="of:=[result_0509_server.X21] / [.$G21] * 100" office:value-type="float" office:value="51.1194383277153" calcext:value-type="float">
            <text:p>51.1194383277</text:p>
          </table:table-cell>
          <table:table-cell table:formula="of:=[result_0509_server.Y21] / [.$G21] * 100" office:value-type="float" office:value="51.0472336231348" calcext:value-type="float">
            <text:p>51.0472336231</text:p>
          </table:table-cell>
          <table:table-cell table:formula="of:=[result_0509_server.Z21] / [.$G21] * 100" office:value-type="float" office:value="48.9491272734737" calcext:value-type="float">
            <text:p>48.9491272735</text:p>
          </table:table-cell>
          <table:table-cell table:formula="of:=[result_0509_server.AA21] / [.$G21] * 100" office:value-type="float" office:value="49.0257521216766" calcext:value-type="float">
            <text:p>49.0257521217</text:p>
          </table:table-cell>
          <table:table-cell table:formula="of:=[result_0509_server.AB21] / [.$G21] * 100" office:value-type="float" office:value="47.2385304820546" calcext:value-type="float">
            <text:p>47.2385304821</text:p>
          </table:table-cell>
          <table:table-cell table:formula="of:=[result_0509_server.AC21] / [.$G21] * 100" office:value-type="float" office:value="45.6215204271583" calcext:value-type="float">
            <text:p>45.6215204272</text:p>
          </table:table-cell>
          <table:table-cell table:formula="of:=[result_0509_server.AD21] / [.$G21] * 100" office:value-type="float" office:value="44.1515112863437" calcext:value-type="float">
            <text:p>44.1515112863</text:p>
          </table:table-cell>
          <table:table-cell table:formula="of:=[result_0509_server.AE21] / [.$G21] * 100" office:value-type="float" office:value="44.8426309594957" calcext:value-type="float">
            <text:p>44.8426309595</text:p>
          </table:table-cell>
          <table:table-cell table:formula="of:=[result_0509_server.AF21] / [.$G21] * 100" office:value-type="float" office:value="45.9398389358331" calcext:value-type="float">
            <text:p>45.9398389358</text:p>
          </table:table-cell>
          <table:table-cell table:formula="of:=[result_0509_server.AG21] / [.$G21] * 100" office:value-type="float" office:value="44.6334981515691" calcext:value-type="float">
            <text:p>44.6334981516</text:p>
          </table:table-cell>
          <table:table-cell table:formula="of:=[result_0509_server.AH21] / [.$G21] * 100" office:value-type="float" office:value="43.4276451199409" calcext:value-type="float">
            <text:p>43.4276451199</text:p>
          </table:table-cell>
          <table:table-cell table:formula="of:=[result_0509_server.AI21] / [.$G21] * 100" office:value-type="float" office:value="42.3111145350999" calcext:value-type="float">
            <text:p>42.3111145351</text:p>
          </table:table-cell>
          <table:table-cell table:formula="of:=[result_0509_server.AJ21] / [.$G21] * 100" office:value-type="float" office:value="41.2743361348905" calcext:value-type="float">
            <text:p>41.2743361349</text:p>
          </table:table-cell>
          <table:table-cell table:formula="of:=[result_0509_server.AK21] / [.$G21] * 100" office:value-type="float" office:value="40.3090596933162" calcext:value-type="float">
            <text:p>40.3090596933</text:p>
          </table:table-cell>
          <table:table-cell table:formula="of:=[result_0509_server.AL21] / [.$G21] * 100" office:value-type="float" office:value="39.5909415853295" calcext:value-type="float">
            <text:p>39.5909415853</text:p>
          </table:table-cell>
          <table:table-cell table:formula="of:=[result_0509_server.AM21] / [.$G21] * 100" office:value-type="float" office:value="38.7422440931974" calcext:value-type="float">
            <text:p>38.7422440932</text:p>
          </table:table-cell>
          <table:table-cell table:formula="of:=[result_0509_server.AN21] / [.$G21] * 100" office:value-type="float" office:value="37.9465901943235" calcext:value-type="float">
            <text:p>37.9465901943</text:p>
          </table:table-cell>
          <table:table-cell table:formula="of:=[result_0509_server.AO21] / [.$G21] * 100" office:value-type="float" office:value="37.1991577438663" calcext:value-type="float">
            <text:p>37.1991577439</text:p>
          </table:table-cell>
          <table:table-cell table:formula="of:=[result_0509_server.AP21] / [.$G21] * 100" office:value-type="float" office:value="36.4956919081419" calcext:value-type="float">
            <text:p>36.4956919081</text:p>
          </table:table-cell>
          <table:table-cell table:formula="of:=[result_0509_server.AQ21] / [.$G21] * 100" office:value-type="float" office:value="35.832424120173" calcext:value-type="float">
            <text:p>35.8324241202</text:p>
          </table:table-cell>
          <table:table-cell table:formula="of:=[result_0509_server.AR21] / [.$G21] * 100" office:value-type="float" office:value="35.206004542647" calcext:value-type="float">
            <text:p>35.2060045426</text:p>
          </table:table-cell>
          <table:table-cell table:formula="of:=[result_0509_server.AS21] / [.$G21] * 100" office:value-type="float" office:value="34.6134454828251" calcext:value-type="float">
            <text:p>34.6134454828</text:p>
          </table:table-cell>
          <table:table-cell table:formula="of:=[result_0509_server.AT21] / [.$G21] * 100" office:value-type="float" office:value="34.0520737419411" calcext:value-type="float">
            <text:p>34.0520737419</text:p>
          </table:table-cell>
          <table:table-cell table:formula="of:=[result_0509_server.AU21] / [.$G21] * 100" office:value-type="float" office:value="33.5194902954614" calcext:value-type="float">
            <text:p>33.5194902955</text:p>
          </table:table-cell>
          <table:table-cell table:formula="of:=[result_0509_server.AV21] / [.$G21] * 100" office:value-type="float" office:value="33.0135360213058" calcext:value-type="float">
            <text:p>33.0135360213</text:p>
          </table:table-cell>
          <table:table-cell table:formula="of:=[result_0509_server.AW21] / [.$G21] * 100" office:value-type="float" office:value="32.5322624434503" calcext:value-type="float">
            <text:p>32.5322624435</text:p>
          </table:table-cell>
          <table:table-cell table:formula="of:=[result_0509_server.AX21] / [.$G21] * 100" office:value-type="float" office:value="32.0739066550166" calcext:value-type="float">
            <text:p>32.073906655</text:p>
          </table:table-cell>
          <table:table-cell table:formula="of:=[result_0509_server.AY21] / [.$G21] * 100" office:value-type="float" office:value="31.6368697404636" calcext:value-type="float">
            <text:p>31.6368697405</text:p>
          </table:table-cell>
          <table:table-cell table:formula="of:=[result_0509_server.AZ21] / [.$G21] * 100" office:value-type="float" office:value="31.2196981402083" calcext:value-type="float">
            <text:p>31.2196981402</text:p>
          </table:table-cell>
          <table:table-cell table:formula="of:=[result_0509_server.BA21] / [.$G21] * 100" office:value-type="float" office:value="30.8210674999645" calcext:value-type="float">
            <text:p>30.8210675</text:p>
          </table:table-cell>
          <table:table-cell table:formula="of:=[result_0509_server.BB21] / [.$G21] * 100" office:value-type="float" office:value="30.4397686266878" calcext:value-type="float">
            <text:p>30.4397686267</text:p>
          </table:table-cell>
          <table:table-cell table:formula="of:=[result_0509_server.BC21] / [.$G21] * 100" office:value-type="float" office:value="30.0746952373802" calcext:value-type="float">
            <text:p>30.0746952374</text:p>
          </table:table-cell>
          <table:table-cell table:formula="of:=[result_0509_server.BD21] / [.$G21] * 100" office:value-type="float" office:value="29.7248332392938" calcext:value-type="float">
            <text:p>29.7248332393</text:p>
          </table:table-cell>
          <table:table-cell table:formula="of:=[result_0509_server.BE21] / [.$G21] * 100" office:value-type="float" office:value="29.389251322762" calcext:value-type="float">
            <text:p>29.3892513228</text:p>
          </table:table-cell>
          <table:table-cell table:formula="of:=[result_0509_server.BF21] / [.$G21] * 100" office:value-type="float" office:value="29.0670926828915" calcext:value-type="float">
            <text:p>29.0670926829</text:p>
          </table:table-cell>
          <table:table-cell table:formula="of:=[result_0509_server.BG21] / [.$G21] * 100" office:value-type="float" office:value="28.7575677151727" calcext:value-type="float">
            <text:p>28.7575677152</text:p>
          </table:table-cell>
          <table:table-cell table:formula="of:=[result_0509_server.BH21] / [.$G21] * 100" office:value-type="float" office:value="28.4599475539047" calcext:value-type="float">
            <text:p>28.4599475539</text:p>
          </table:table-cell>
          <table:table-cell table:formula="of:=[result_0509_server.BI21] / [.$G21] * 100" office:value-type="float" office:value="28.1735583421185" calcext:value-type="float">
            <text:p>28.1735583421</text:p>
          </table:table-cell>
          <table:table-cell table:formula="of:=[result_0509_server.BJ21] / [.$G21] * 100" office:value-type="float" office:value="27.8977761381762" calcext:value-type="float">
            <text:p>27.8977761382</text:p>
          </table:table-cell>
          <table:table-cell table:formula="of:=[result_0509_server.BK21] / [.$G21] * 100" office:value-type="float" office:value="27.6320223780136" calcext:value-type="float">
            <text:p>27.632022378</text:p>
          </table:table-cell>
          <table:table-cell table:formula="of:=[result_0509_server.BL21] / [.$G21] * 100" office:value-type="float" office:value="27.3757598235711" calcext:value-type="float">
            <text:p>27.3757598236</text:p>
          </table:table-cell>
          <table:table-cell table:formula="of:=[result_0509_server.BM21] / [.$G21] * 100" office:value-type="float" office:value="27.1284889377055" calcext:value-type="float">
            <text:p>27.1284889377</text:p>
          </table:table-cell>
          <table:table-cell table:formula="of:=[result_0509_server.BN21] / [.$G21] * 100" office:value-type="float" office:value="26.8897446341112" calcext:value-type="float">
            <text:p>26.8897446341</text:p>
          </table:table-cell>
          <table:table-cell table:formula="of:=[result_0509_server.BO21] / [.$G21] * 100" office:value-type="float" office:value="26.6590933577573" calcext:value-type="float">
            <text:p>26.6590933578</text:p>
          </table:table-cell>
          <table:table-cell table:formula="of:=[result_0509_server.BP21] / [.$G21] * 100" office:value-type="float" office:value="26.436130457282" calcext:value-type="float">
            <text:p>26.4361304573</text:p>
          </table:table-cell>
          <table:table-cell table:formula="of:=[result_0509_server.BQ21] / [.$G21] * 100" office:value-type="float" office:value="26.2204778158386" calcext:value-type="float">
            <text:p>26.2204778158</text:p>
          </table:table-cell>
          <table:table-cell table:formula="of:=[result_0509_server.BR21] / [.$G21] * 100" office:value-type="float" office:value="26.011781711216" calcext:value-type="float">
            <text:p>26.0117817112</text:p>
          </table:table-cell>
          <table:table-cell table:formula="of:=[result_0509_server.BS21] / [.$G21] * 100" office:value-type="float" office:value="25.8097108797559" calcext:value-type="float">
            <text:p>25.8097108798</text:p>
          </table:table-cell>
          <table:table-cell table:formula="of:=[result_0509_server.BT21] / [.$G21] * 100" office:value-type="float" office:value="25.613954761779" calcext:value-type="float">
            <text:p>25.6139547618</text:p>
          </table:table-cell>
          <table:table-cell table:formula="of:=[result_0509_server.BU21] / [.$G21] * 100" office:value-type="float" office:value="25.4242219089706" calcext:value-type="float">
            <text:p>25.424221909</text:p>
          </table:table-cell>
          <table:table-cell table:formula="of:=[result_0509_server.BV21] / [.$G21] * 100" office:value-type="float" office:value="25.2402385365504" calcext:value-type="float">
            <text:p>25.2402385366</text:p>
          </table:table-cell>
          <table:table-cell table:formula="of:=[result_0509_server.BW21] / [.$G21] * 100" office:value-type="float" office:value="25.0617472050979" calcext:value-type="float">
            <text:p>25.0617472051</text:p>
          </table:table-cell>
          <table:table-cell table:formula="of:=[result_0509_server.BX21] / [.$G21] * 100" office:value-type="float" office:value="24.8885056186881" calcext:value-type="float">
            <text:p>24.8885056187</text:p>
          </table:table-cell>
          <table:table-cell table:formula="of:=[result_0509_server.BY21] / [.$G21] * 100" office:value-type="float" office:value="24.7202855275366" calcext:value-type="float">
            <text:p>24.7202855275</text:p>
          </table:table-cell>
          <table:table-cell table:formula="of:=[result_0509_server.BZ21] / [.$G21] * 100" office:value-type="float" office:value="24.5568717247038" calcext:value-type="float">
            <text:p>24.5568717247</text:p>
          </table:table-cell>
          <table:table-cell table:formula="of:=[result_0509_server.CA21] / [.$G21] * 100" office:value-type="float" office:value="24.3980611275844" calcext:value-type="float">
            <text:p>24.3980611276</text:p>
          </table:table-cell>
          <table:table-cell table:formula="of:=[result_0509_server.CB21] / [.$G21] * 100" office:value-type="float" office:value="24.2436619359408" calcext:value-type="float">
            <text:p>24.2436619359</text:p>
          </table:table-cell>
          <table:table-cell table:formula="of:=[result_0509_server.CC21] / [.$G21] * 100" office:value-type="float" office:value="24.0934928591365" calcext:value-type="float">
            <text:p>24.0934928591</text:p>
          </table:table-cell>
          <table:table-cell table:formula="of:=[result_0509_server.CD21] / [.$G21] * 100" office:value-type="float" office:value="23.9473824060298" calcext:value-type="float">
            <text:p>23.947382406</text:p>
          </table:table-cell>
          <table:table-cell table:formula="of:=[result_0509_server.CE21] / [.$G21] * 100" office:value-type="float" office:value="23.8051682316725" calcext:value-type="float">
            <text:p>23.8051682317</text:p>
          </table:table-cell>
          <table:table-cell table:formula="of:=[result_0509_server.CF21] / [.$G21] * 100" office:value-type="float" office:value="23.6666965355878" calcext:value-type="float">
            <text:p>23.6666965356</text:p>
          </table:table-cell>
          <table:table-cell table:formula="of:=[result_0509_server.CG21] / [.$G21] * 100" office:value-type="float" office:value="23.5318215069338" calcext:value-type="float">
            <text:p>23.5318215069</text:p>
          </table:table-cell>
          <table:table-cell table:formula="of:=[result_0509_server.CH21] / [.$G21] * 100" office:value-type="float" office:value="23.4004048123479" calcext:value-type="float">
            <text:p>23.4004048123</text:p>
          </table:table-cell>
          <table:table-cell table:formula="of:=[result_0509_server.CI21] / [.$G21] * 100" office:value-type="float" office:value="23.2723151226882" calcext:value-type="float">
            <text:p>23.2723151227</text:p>
          </table:table-cell>
          <table:table-cell table:formula="of:=[result_0509_server.CJ21] / [.$G21] * 100" office:value-type="float" office:value="23.1474276752701" calcext:value-type="float">
            <text:p>23.1474276753</text:p>
          </table:table-cell>
          <table:table-cell table:formula="of:=[result_0509_server.CK21] / [.$G21] * 100" office:value-type="float" office:value="23.025623868529" calcext:value-type="float">
            <text:p>23.0256238685</text:p>
          </table:table-cell>
          <table:table-cell table:formula="of:=[result_0509_server.CL21] / [.$G21] * 100" office:value-type="float" office:value="22.9067908863425" calcext:value-type="float">
            <text:p>22.9067908863</text:p>
          </table:table-cell>
          <table:table-cell table:formula="of:=[result_0509_server.CM21] / [.$G21] * 100" office:value-type="float" office:value="22.7908213495098" calcext:value-type="float">
            <text:p>22.7908213495</text:p>
          </table:table-cell>
          <table:table-cell table:formula="of:=[result_0509_server.CN21] / [.$G21] * 100" office:value-type="float" office:value="22.6776129921256" calcext:value-type="float">
            <text:p>22.6776129921</text:p>
          </table:table-cell>
          <table:table-cell table:formula="of:=[result_0509_server.CO21] / [.$G21] * 100" office:value-type="float" office:value="22.5670683607974" calcext:value-type="float">
            <text:p>22.5670683608</text:p>
          </table:table-cell>
          <table:table-cell table:formula="of:=[result_0509_server.CP21] / [.$G21] * 100" office:value-type="float" office:value="22.459094534849" calcext:value-type="float">
            <text:p>22.4590945348</text:p>
          </table:table-cell>
          <table:table-cell table:formula="of:=[result_0509_server.CQ21] / [.$G21] * 100" office:value-type="float" office:value="22.353602865819" calcext:value-type="float">
            <text:p>22.3536028658</text:p>
          </table:table-cell>
          <table:table-cell table:formula="of:=[result_0509_server.CR21] / [.$G21] * 100" office:value-type="float" office:value="22.2505087347214" calcext:value-type="float">
            <text:p>22.2505087347</text:p>
          </table:table-cell>
          <table:table-cell table:formula="of:=[result_0509_server.CS21] / [.$G21] * 100" office:value-type="float" office:value="22.149731325671" calcext:value-type="float">
            <text:p>22.1497313257</text:p>
          </table:table-cell>
          <table:table-cell table:formula="of:=[result_0509_server.CT21] / [.$G21] * 100" office:value-type="float" office:value="22.0511934145995" calcext:value-type="float">
            <text:p>22.0511934146</text:p>
          </table:table-cell>
          <table:table-cell table:formula="of:=[result_0509_server.CU21] / [.$G21] * 100" office:value-type="float" office:value="21.9548211719032" calcext:value-type="float">
            <text:p>21.9548211719</text:p>
          </table:table-cell>
          <table:table-cell table:formula="of:=[result_0509_server.CV21] / [.$G21] * 100" office:value-type="float" office:value="21.8605439779611" calcext:value-type="float">
            <text:p>21.860543978</text:p>
          </table:table-cell>
          <table:table-cell table:formula="of:=[result_0509_server.CW21] / [.$G21] * 100" office:value-type="float" office:value="21.7682942505555" calcext:value-type="float">
            <text:p>21.7682942506</text:p>
          </table:table-cell>
          <table:table-cell table:formula="of:=[result_0509_server.CX21] / [.$G21] * 100" office:value-type="float" office:value="21.6780072833073" calcext:value-type="float">
            <text:p>21.6780072833</text:p>
          </table:table-cell>
          <table:table-cell table:formula="of:=[result_0509_server.CY21] / [.$G21] * 100" office:value-type="float" office:value="21.5896210943171" calcext:value-type="float">
            <text:p>21.5896210943</text:p>
          </table:table-cell>
          <table:table-cell table:formula="of:=[result_0509_server.CZ21] / [.$G21] * 100" office:value-type="float" office:value="21.5030762842642" calcext:value-type="float">
            <text:p>21.5030762843</text:p>
          </table:table-cell>
          <table:table-cell table:formula="of:=[result_0509_server.DA21] / [.$G21] * 100" office:value-type="float" office:value="21.4183159032845" calcext:value-type="float">
            <text:p>21.4183159033</text:p>
          </table:table-cell>
          <table:table-cell table:formula="of:=[result_0509_server.DB21] / [.$G21] * 100" office:value-type="float" office:value="21.3352853259982" calcext:value-type="float">
            <text:p>21.335285326</text:p>
          </table:table-cell>
          <table:table-cell table:formula="of:=[result_0509_server.DC21] / [.$G21] * 100" office:value-type="float" office:value="21.2539321341118" calcext:value-type="float">
            <text:p>21.2539321341</text:p>
          </table:table-cell>
          <table:table-cell table:formula="of:=[result_0509_server.DD21] / [.$G21] * 100" office:value-type="float" office:value="21.174206006063" calcext:value-type="float">
            <text:p>21.1742060061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9.45694872410264" calcext:value-type="float">
            <text:p>9.4569487241</text:p>
          </table:table-cell>
          <table:table-cell office:value-type="string" calcext:value-type="string">
            <text:p><text:s/>global min</text:p>
          </table:table-cell>
          <table:table-cell office:value-type="float" office:value="-9.19682273853046" calcext:value-type="float">
            <text:p>-9.1968227385</text:p>
          </table:table-cell>
          <table:table-cell office:value-type="string" calcext:value-type="string">
            <text:p><text:s/>range</text:p>
          </table:table-cell>
          <table:table-cell office:value-type="float" office:value="18.6537714626331" calcext:value-type="float">
            <text:p>18.6537714626</text:p>
          </table:table-cell>
          <table:table-cell office:value-type="string" calcext:value-type="string">
            <text:p><text:s/>regret</text:p>
          </table:table-cell>
          <table:table-cell table:formula="of:=[result_0509_server.I22] / [.$G22] * 100" office:value-type="float" office:value="49.3461458287568" calcext:value-type="float">
            <text:p>49.3461458288</text:p>
          </table:table-cell>
          <table:table-cell table:formula="of:=[result_0509_server.J22] / [.$G22] * 100" office:value-type="float" office:value="49.9861677559549" calcext:value-type="float">
            <text:p>49.986167756</text:p>
          </table:table-cell>
          <table:table-cell table:formula="of:=[result_0509_server.K22] / [.$G22] * 100" office:value-type="float" office:value="47.6818077954509" calcext:value-type="float">
            <text:p>47.6818077955</text:p>
          </table:table-cell>
          <table:table-cell table:formula="of:=[result_0509_server.L22] / [.$G22] * 100" office:value-type="float" office:value="57.0334026557955" calcext:value-type="float">
            <text:p>57.0334026558</text:p>
          </table:table-cell>
          <table:table-cell table:formula="of:=[result_0509_server.M22] / [.$G22] * 100" office:value-type="float" office:value="49.3074639327812" calcext:value-type="float">
            <text:p>49.3074639328</text:p>
          </table:table-cell>
          <table:table-cell table:formula="of:=[result_0509_server.N22] / [.$G22] * 100" office:value-type="float" office:value="43.6690327609224" calcext:value-type="float">
            <text:p>43.6690327609</text:p>
          </table:table-cell>
          <table:table-cell table:formula="of:=[result_0509_server.O22] / [.$G22] * 100" office:value-type="float" office:value="42.4166080649457" calcext:value-type="float">
            <text:p>42.4166080649</text:p>
          </table:table-cell>
          <table:table-cell table:formula="of:=[result_0509_server.P22] / [.$G22] * 100" office:value-type="float" office:value="45.5315244551091" calcext:value-type="float">
            <text:p>45.5315244551</text:p>
          </table:table-cell>
          <table:table-cell table:formula="of:=[result_0509_server.Q22] / [.$G22] * 100" office:value-type="float" office:value="44.6696998599274" calcext:value-type="float">
            <text:p>44.6696998599</text:p>
          </table:table-cell>
          <table:table-cell table:formula="of:=[result_0509_server.R22] / [.$G22] * 100" office:value-type="float" office:value="43.9824844813432" calcext:value-type="float">
            <text:p>43.9824844813</text:p>
          </table:table-cell>
          <table:table-cell table:formula="of:=[result_0509_server.S22] / [.$G22] * 100" office:value-type="float" office:value="43.6249097461415" calcext:value-type="float">
            <text:p>43.6249097461</text:p>
          </table:table-cell>
          <table:table-cell table:formula="of:=[result_0509_server.T22] / [.$G22] * 100" office:value-type="float" office:value="40.3009429583076" calcext:value-type="float">
            <text:p>40.3009429583</text:p>
          </table:table-cell>
          <table:table-cell table:formula="of:=[result_0509_server.U22] / [.$G22] * 100" office:value-type="float" office:value="39.3641163324261" calcext:value-type="float">
            <text:p>39.3641163324</text:p>
          </table:table-cell>
          <table:table-cell table:formula="of:=[result_0509_server.V22] / [.$G22] * 100" office:value-type="float" office:value="37.1218012828796" calcext:value-type="float">
            <text:p>37.1218012829</text:p>
          </table:table-cell>
          <table:table-cell table:formula="of:=[result_0509_server.W22] / [.$G22] * 100" office:value-type="float" office:value="36.8561720542089" calcext:value-type="float">
            <text:p>36.8561720542</text:p>
          </table:table-cell>
          <table:table-cell table:formula="of:=[result_0509_server.X22] / [.$G22] * 100" office:value-type="float" office:value="34.7862430690793" calcext:value-type="float">
            <text:p>34.7862430691</text:p>
          </table:table-cell>
          <table:table-cell table:formula="of:=[result_0509_server.Y22] / [.$G22] * 100" office:value-type="float" office:value="32.9598351410238" calcext:value-type="float">
            <text:p>32.959835141</text:p>
          </table:table-cell>
          <table:table-cell table:formula="of:=[result_0509_server.Z22] / [.$G22] * 100" office:value-type="float" office:value="33.427083090922" calcext:value-type="float">
            <text:p>33.4270830909</text:p>
          </table:table-cell>
          <table:table-cell table:formula="of:=[result_0509_server.AA22] / [.$G22] * 100" office:value-type="float" office:value="31.8644633646701" calcext:value-type="float">
            <text:p>31.8644633647</text:p>
          </table:table-cell>
          <table:table-cell table:formula="of:=[result_0509_server.AB22] / [.$G22] * 100" office:value-type="float" office:value="30.4581056110434" calcext:value-type="float">
            <text:p>30.458105611</text:p>
          </table:table-cell>
          <table:table-cell table:formula="of:=[result_0509_server.AC22] / [.$G22] * 100" office:value-type="float" office:value="29.0110915998651" calcext:value-type="float">
            <text:p>29.0110915999</text:p>
          </table:table-cell>
          <table:table-cell table:formula="of:=[result_0509_server.AD22] / [.$G22] * 100" office:value-type="float" office:value="27.6956243169757" calcext:value-type="float">
            <text:p>27.695624317</text:p>
          </table:table-cell>
          <table:table-cell table:formula="of:=[result_0509_server.AE22] / [.$G22] * 100" office:value-type="float" office:value="26.494545493468" calcext:value-type="float">
            <text:p>26.4945454935</text:p>
          </table:table-cell>
          <table:table-cell table:formula="of:=[result_0509_server.AF22] / [.$G22] * 100" office:value-type="float" office:value="25.3935565719193" calcext:value-type="float">
            <text:p>25.3935565719</text:p>
          </table:table-cell>
          <table:table-cell table:formula="of:=[result_0509_server.AG22] / [.$G22] * 100" office:value-type="float" office:value="24.3806467640945" calcext:value-type="float">
            <text:p>24.3806467641</text:p>
          </table:table-cell>
          <table:table-cell table:formula="of:=[result_0509_server.AH22] / [.$G22] * 100" office:value-type="float" office:value="23.4456530953331" calcext:value-type="float">
            <text:p>23.4456530953</text:p>
          </table:table-cell>
          <table:table-cell table:formula="of:=[result_0509_server.AI22] / [.$G22] * 100" office:value-type="float" office:value="22.5799182168504" calcext:value-type="float">
            <text:p>22.5799182169</text:p>
          </table:table-cell>
          <table:table-cell table:formula="of:=[result_0509_server.AJ22] / [.$G22] * 100" office:value-type="float" office:value="21.7760215439735" calcext:value-type="float">
            <text:p>21.776021544</text:p>
          </table:table-cell>
          <table:table-cell table:formula="of:=[result_0509_server.AK22] / [.$G22] * 100" office:value-type="float" office:value="21.0275660209503" calcext:value-type="float">
            <text:p>21.027566021</text:p>
          </table:table-cell>
          <table:table-cell table:formula="of:=[result_0509_server.AL22] / [.$G22] * 100" office:value-type="float" office:value="20.3290075327952" calcext:value-type="float">
            <text:p>20.3290075328</text:p>
          </table:table-cell>
          <table:table-cell table:formula="of:=[result_0509_server.AM22] / [.$G22] * 100" office:value-type="float" office:value="19.6755173341986" calcext:value-type="float">
            <text:p>19.6755173342</text:p>
          </table:table-cell>
          <table:table-cell table:formula="of:=[result_0509_server.AN22] / [.$G22] * 100" office:value-type="float" office:value="19.0628702730142" calcext:value-type="float">
            <text:p>19.062870273</text:p>
          </table:table-cell>
          <table:table-cell table:formula="of:=[result_0509_server.AO22] / [.$G22] * 100" office:value-type="float" office:value="18.4873533367501" calcext:value-type="float">
            <text:p>18.4873533368</text:p>
          </table:table-cell>
          <table:table-cell table:formula="of:=[result_0509_server.AP22] / [.$G22] * 100" office:value-type="float" office:value="17.9456903379133" calcext:value-type="float">
            <text:p>17.9456903379</text:p>
          </table:table-cell>
          <table:table-cell table:formula="of:=[result_0509_server.AQ22] / [.$G22] * 100" office:value-type="float" office:value="17.4349795104386" calcext:value-type="float">
            <text:p>17.4349795104</text:p>
          </table:table-cell>
          <table:table-cell table:formula="of:=[result_0509_server.AR22] / [.$G22] * 100" office:value-type="float" office:value="16.9526415067125" calcext:value-type="float">
            <text:p>16.9526415067</text:p>
          </table:table-cell>
          <table:table-cell table:formula="of:=[result_0509_server.AS22] / [.$G22] * 100" office:value-type="float" office:value="18.50096233251" calcext:value-type="float">
            <text:p>18.5009623325</text:p>
          </table:table-cell>
          <table:table-cell table:formula="of:=[result_0509_server.AT22] / [.$G22] * 100" office:value-type="float" office:value="18.0159583599781" calcext:value-type="float">
            <text:p>18.01595836</text:p>
          </table:table-cell>
          <table:table-cell table:formula="of:=[result_0509_server.AU22] / [.$G22] * 100" office:value-type="float" office:value="17.5558263860376" calcext:value-type="float">
            <text:p>17.555826386</text:p>
          </table:table-cell>
          <table:table-cell table:formula="of:=[result_0509_server.AV22] / [.$G22] * 100" office:value-type="float" office:value="17.1187010107942" calcext:value-type="float">
            <text:p>17.1187010108</text:p>
          </table:table-cell>
          <table:table-cell table:formula="of:=[result_0509_server.AW22] / [.$G22] * 100" office:value-type="float" office:value="16.702898824587" calcext:value-type="float">
            <text:p>16.7028988246</text:p>
          </table:table-cell>
          <table:table-cell table:formula="of:=[result_0509_server.AX22] / [.$G22] * 100" office:value-type="float" office:value="16.3068967424849" calcext:value-type="float">
            <text:p>16.3068967425</text:p>
          </table:table-cell>
          <table:table-cell table:formula="of:=[result_0509_server.AY22] / [.$G22] * 100" office:value-type="float" office:value="15.9293133618759" calcext:value-type="float">
            <text:p>15.9293133619</text:p>
          </table:table-cell>
          <table:table-cell table:formula="of:=[result_0509_server.AZ22] / [.$G22] * 100" office:value-type="float" office:value="15.5688928622037" calcext:value-type="float">
            <text:p>15.5688928622</text:p>
          </table:table-cell>
          <table:table-cell table:formula="of:=[result_0509_server.BA22] / [.$G22] * 100" office:value-type="float" office:value="15.2244910514058" calcext:value-type="float">
            <text:p>15.2244910514</text:p>
          </table:table-cell>
          <table:table-cell table:formula="of:=[result_0509_server.BB22] / [.$G22] * 100" office:value-type="float" office:value="14.8950632323817" calcext:value-type="float">
            <text:p>14.8950632324</text:p>
          </table:table-cell>
          <table:table-cell table:formula="of:=[result_0509_server.BC22] / [.$G22] * 100" office:value-type="float" office:value="14.5796536184226" calcext:value-type="float">
            <text:p>14.5796536184</text:p>
          </table:table-cell>
          <table:table-cell table:formula="of:=[result_0509_server.BD22] / [.$G22] * 100" office:value-type="float" office:value="14.2773860717116" calcext:value-type="float">
            <text:p>14.2773860717</text:p>
          </table:table-cell>
          <table:table-cell table:formula="of:=[result_0509_server.BE22] / [.$G22] * 100" office:value-type="float" office:value="13.9874559758869" calcext:value-type="float">
            <text:p>13.9874559759</text:p>
          </table:table-cell>
          <table:table-cell table:formula="of:=[result_0509_server.BF22] / [.$G22] * 100" office:value-type="float" office:value="13.7091230838951" calcext:value-type="float">
            <text:p>13.7091230839</text:p>
          </table:table-cell>
          <table:table-cell table:formula="of:=[result_0509_server.BG22] / [.$G22] * 100" office:value-type="float" office:value="13.4417052072756" calcext:value-type="float">
            <text:p>13.4417052073</text:p>
          </table:table-cell>
          <table:table-cell table:formula="of:=[result_0509_server.BH22] / [.$G22] * 100" office:value-type="float" office:value="13.1845726336029" calcext:value-type="float">
            <text:p>13.1845726336</text:p>
          </table:table-cell>
          <table:table-cell table:formula="of:=[result_0509_server.BI22] / [.$G22] * 100" office:value-type="float" office:value="12.937143175918" calcext:value-type="float">
            <text:p>12.9371431759</text:p>
          </table:table-cell>
          <table:table-cell table:formula="of:=[result_0509_server.BJ22] / [.$G22] * 100" office:value-type="float" office:value="12.6988777722213" calcext:value-type="float">
            <text:p>12.6988777722</text:p>
          </table:table-cell>
          <table:table-cell table:formula="of:=[result_0509_server.BK22] / [.$G22] * 100" office:value-type="float" office:value="12.4692765650227" calcext:value-type="float">
            <text:p>12.469276565</text:p>
          </table:table-cell>
          <table:table-cell table:formula="of:=[result_0509_server.BL22] / [.$G22] * 100" office:value-type="float" office:value="12.2478754009384" calcext:value-type="float">
            <text:p>12.2478754009</text:p>
          </table:table-cell>
          <table:table-cell table:formula="of:=[result_0509_server.BM22] / [.$G22] * 100" office:value-type="float" office:value="12.0342426987517" calcext:value-type="float">
            <text:p>12.0342426988</text:p>
          </table:table-cell>
          <table:table-cell table:formula="of:=[result_0509_server.BN22] / [.$G22] * 100" office:value-type="float" office:value="11.8279766414681" calcext:value-type="float">
            <text:p>11.8279766415</text:p>
          </table:table-cell>
          <table:table-cell table:formula="of:=[result_0509_server.BO22] / [.$G22] * 100" office:value-type="float" office:value="11.6287026539228" calcext:value-type="float">
            <text:p>11.6287026539</text:p>
          </table:table-cell>
          <table:table-cell table:formula="of:=[result_0509_server.BP22] / [.$G22] * 100" office:value-type="float" office:value="11.4360711326291" calcext:value-type="float">
            <text:p>11.4360711326</text:p>
          </table:table-cell>
          <table:table-cell table:formula="of:=[result_0509_server.BQ22] / [.$G22] * 100" office:value-type="float" office:value="11.2497553989187" calcext:value-type="float">
            <text:p>11.2497553989</text:p>
          </table:table-cell>
          <table:table-cell table:formula="of:=[result_0509_server.BR22] / [.$G22] * 100" office:value-type="float" office:value="11.0694498501668" calcext:value-type="float">
            <text:p>11.0694498502</text:p>
          </table:table-cell>
          <table:table-cell table:formula="of:=[result_0509_server.BS22] / [.$G22] * 100" office:value-type="float" office:value="10.8948682870896" calcext:value-type="float">
            <text:p>10.8948682871</text:p>
          </table:table-cell>
          <table:table-cell table:formula="of:=[result_0509_server.BT22] / [.$G22] * 100" office:value-type="float" office:value="10.7257423978585" calcext:value-type="float">
            <text:p>10.7257423979</text:p>
          </table:table-cell>
          <table:table-cell table:formula="of:=[result_0509_server.BU22] / [.$G22] * 100" office:value-type="float" office:value="10.5618203821422" calcext:value-type="float">
            <text:p>10.5618203821</text:p>
          </table:table-cell>
          <table:table-cell table:formula="of:=[result_0509_server.BV22] / [.$G22] * 100" office:value-type="float" office:value="10.4028657002355" calcext:value-type="float">
            <text:p>10.4028657002</text:p>
          </table:table-cell>
          <table:table-cell table:formula="of:=[result_0509_server.BW22] / [.$G22] * 100" office:value-type="float" office:value="10.2486559342065" calcext:value-type="float">
            <text:p>10.2486559342</text:p>
          </table:table-cell>
          <table:table-cell table:formula="of:=[result_0509_server.BX22] / [.$G22] * 100" office:value-type="float" office:value="10.0989817495314" calcext:value-type="float">
            <text:p>10.0989817495</text:p>
          </table:table-cell>
          <table:table-cell table:formula="of:=[result_0509_server.BY22] / [.$G22] * 100" office:value-type="float" office:value="9.95364594702079" calcext:value-type="float">
            <text:p>9.953645947</text:p>
          </table:table-cell>
          <table:table-cell table:formula="of:=[result_0509_server.BZ22] / [.$G22] * 100" office:value-type="float" office:value="9.81246259601048" calcext:value-type="float">
            <text:p>9.812462596</text:p>
          </table:table-cell>
          <table:table-cell table:formula="of:=[result_0509_server.CA22] / [.$G22] * 100" office:value-type="float" office:value="9.67525624080328" calcext:value-type="float">
            <text:p>9.6752562408</text:p>
          </table:table-cell>
          <table:table-cell table:formula="of:=[result_0509_server.CB22] / [.$G22] * 100" office:value-type="float" office:value="9.54186117324075" calcext:value-type="float">
            <text:p>9.5418611732</text:p>
          </table:table-cell>
          <table:table-cell table:formula="of:=[result_0509_server.CC22] / [.$G22] * 100" office:value-type="float" office:value="9.41212076506345" calcext:value-type="float">
            <text:p>9.4121207651</text:p>
          </table:table-cell>
          <table:table-cell table:formula="of:=[result_0509_server.CD22] / [.$G22] * 100" office:value-type="float" office:value="9.28588685440447" calcext:value-type="float">
            <text:p>9.2858868544</text:p>
          </table:table-cell>
          <table:table-cell table:formula="of:=[result_0509_server.CE22] / [.$G22] * 100" office:value-type="float" office:value="9.16301918136306" calcext:value-type="float">
            <text:p>9.1630191814</text:p>
          </table:table-cell>
          <table:table-cell table:formula="of:=[result_0509_server.CF22] / [.$G22] * 100" office:value-type="float" office:value="9.04338486813856" calcext:value-type="float">
            <text:p>9.0433848681</text:p>
          </table:table-cell>
          <table:table-cell table:formula="of:=[result_0509_server.CG22] / [.$G22] * 100" office:value-type="float" office:value="8.92685793967311" calcext:value-type="float">
            <text:p>8.9268579397</text:p>
          </table:table-cell>
          <table:table-cell table:formula="of:=[result_0509_server.CH22] / [.$G22] * 100" office:value-type="float" office:value="8.81331888116832" calcext:value-type="float">
            <text:p>8.8133188812</text:p>
          </table:table-cell>
          <table:table-cell table:formula="of:=[result_0509_server.CI22] / [.$G22] * 100" office:value-type="float" office:value="8.70265422920792" calcext:value-type="float">
            <text:p>8.7026542292</text:p>
          </table:table-cell>
          <table:table-cell table:formula="of:=[result_0509_server.CJ22] / [.$G22] * 100" office:value-type="float" office:value="8.59475619354656" calcext:value-type="float">
            <text:p>8.5947561935</text:p>
          </table:table-cell>
          <table:table-cell table:formula="of:=[result_0509_server.CK22] / [.$G22] * 100" office:value-type="float" office:value="8.48952230691387" calcext:value-type="float">
            <text:p>8.4895223069</text:p>
          </table:table-cell>
          <table:table-cell table:formula="of:=[result_0509_server.CL22] / [.$G22] * 100" office:value-type="float" office:value="8.38685510044298" calcext:value-type="float">
            <text:p>8.3868551004</text:p>
          </table:table-cell>
          <table:table-cell table:formula="of:=[result_0509_server.CM22] / [.$G22] * 100" office:value-type="float" office:value="8.28666180256169" calcext:value-type="float">
            <text:p>8.2866618026</text:p>
          </table:table-cell>
          <table:table-cell table:formula="of:=[result_0509_server.CN22] / [.$G22] * 100" office:value-type="float" office:value="8.18885405939191" calcext:value-type="float">
            <text:p>8.1888540594</text:p>
          </table:table-cell>
          <table:table-cell table:formula="of:=[result_0509_server.CO22] / [.$G22] * 100" office:value-type="float" office:value="8.09334767488496" calcext:value-type="float">
            <text:p>8.0933476749</text:p>
          </table:table-cell>
          <table:table-cell table:formula="of:=[result_0509_server.CP22] / [.$G22] * 100" office:value-type="float" office:value="8.00006236908743" calcext:value-type="float">
            <text:p>8.0000623691</text:p>
          </table:table-cell>
          <table:table-cell table:formula="of:=[result_0509_server.CQ22] / [.$G22] * 100" office:value-type="float" office:value="7.90892155307836" calcext:value-type="float">
            <text:p>7.9089215531</text:p>
          </table:table-cell>
          <table:table-cell table:formula="of:=[result_0509_server.CR22] / [.$G22] * 100" office:value-type="float" office:value="7.81985211925131" calcext:value-type="float">
            <text:p>7.8198521193</text:p>
          </table:table-cell>
          <table:table-cell table:formula="of:=[result_0509_server.CS22] / [.$G22] * 100" office:value-type="float" office:value="7.73278424573498" calcext:value-type="float">
            <text:p>7.7327842457</text:p>
          </table:table-cell>
          <table:table-cell table:formula="of:=[result_0509_server.CT22] / [.$G22] * 100" office:value-type="float" office:value="7.64765121385239" calcext:value-type="float">
            <text:p>7.6476512139</text:p>
          </table:table-cell>
          <table:table-cell table:formula="of:=[result_0509_server.CU22] / [.$G22] * 100" office:value-type="float" office:value="7.5643892376155" calcext:value-type="float">
            <text:p>7.5643892376</text:p>
          </table:table-cell>
          <table:table-cell table:formula="of:=[result_0509_server.CV22] / [.$G22] * 100" office:value-type="float" office:value="8.02136078183511" calcext:value-type="float">
            <text:p>8.0213607818</text:p>
          </table:table-cell>
          <table:table-cell table:formula="of:=[result_0509_server.CW22] / [.$G22] * 100" office:value-type="float" office:value="7.93587100328097" calcext:value-type="float">
            <text:p>7.9358710033</text:p>
          </table:table-cell>
          <table:table-cell table:formula="of:=[result_0509_server.CX22] / [.$G22] * 100" office:value-type="float" office:value="7.85220015618538" calcext:value-type="float">
            <text:p>7.8522001562</text:p>
          </table:table-cell>
          <table:table-cell table:formula="of:=[result_0509_server.CY22] / [.$G22] * 100" office:value-type="float" office:value="7.77029080060768" calcext:value-type="float">
            <text:p>7.7702908006</text:p>
          </table:table-cell>
          <table:table-cell table:formula="of:=[result_0509_server.CZ22] / [.$G22] * 100" office:value-type="float" office:value="7.69008788993774" calcext:value-type="float">
            <text:p>7.6900878899</text:p>
          </table:table-cell>
          <table:table-cell table:formula="of:=[result_0509_server.DA22] / [.$G22] * 100" office:value-type="float" office:value="7.61153864752914" calcext:value-type="float">
            <text:p>7.6115386475</text:p>
          </table:table-cell>
          <table:table-cell table:formula="of:=[result_0509_server.DB22] / [.$G22] * 100" office:value-type="float" office:value="7.53459245088391" calcext:value-type="float">
            <text:p>7.5345924509</text:p>
          </table:table-cell>
          <table:table-cell table:formula="of:=[result_0509_server.DC22] / [.$G22] * 100" office:value-type="float" office:value="7.4592007228578" calcext:value-type="float">
            <text:p>7.4592007229</text:p>
          </table:table-cell>
          <table:table-cell table:formula="of:=[result_0509_server.DD22] / [.$G22] * 100" office:value-type="float" office:value="7.38531682939219" calcext:value-type="float">
            <text:p>7.3853168294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3.89911502872251" calcext:value-type="float">
            <text:p>3.8991150287</text:p>
          </table:table-cell>
          <table:table-cell office:value-type="string" calcext:value-type="string">
            <text:p><text:s/>global min</text:p>
          </table:table-cell>
          <table:table-cell office:value-type="float" office:value="-9.38439761251404" calcext:value-type="float">
            <text:p>-9.3843976125</text:p>
          </table:table-cell>
          <table:table-cell office:value-type="string" calcext:value-type="string">
            <text:p><text:s/>range</text:p>
          </table:table-cell>
          <table:table-cell office:value-type="float" office:value="13.2835126412365" calcext:value-type="float">
            <text:p>13.2835126412</text:p>
          </table:table-cell>
          <table:table-cell office:value-type="string" calcext:value-type="string">
            <text:p><text:s/>regret</text:p>
          </table:table-cell>
          <table:table-cell table:formula="of:=[result_0509_server.I23] / [.$G23] * 100" office:value-type="float" office:value="23.604300703632" calcext:value-type="float">
            <text:p>23.6043007036</text:p>
          </table:table-cell>
          <table:table-cell table:formula="of:=[result_0509_server.J23] / [.$G23] * 100" office:value-type="float" office:value="36.4967921785574" calcext:value-type="float">
            <text:p>36.4967921786</text:p>
          </table:table-cell>
          <table:table-cell table:formula="of:=[result_0509_server.K23] / [.$G23] * 100" office:value-type="float" office:value="35.9267486423687" calcext:value-type="float">
            <text:p>35.9267486424</text:p>
          </table:table-cell>
          <table:table-cell table:formula="of:=[result_0509_server.L23] / [.$G23] * 100" office:value-type="float" office:value="44.2807981769652" calcext:value-type="float">
            <text:p>44.280798177</text:p>
          </table:table-cell>
          <table:table-cell table:formula="of:=[result_0509_server.M23] / [.$G23] * 100" office:value-type="float" office:value="51.0299450803913" calcext:value-type="float">
            <text:p>51.0299450804</text:p>
          </table:table-cell>
          <table:table-cell table:formula="of:=[result_0509_server.N23] / [.$G23] * 100" office:value-type="float" office:value="49.7206621651483" calcext:value-type="float">
            <text:p>49.7206621651</text:p>
          </table:table-cell>
          <table:table-cell table:formula="of:=[result_0509_server.O23] / [.$G23] * 100" office:value-type="float" office:value="47.7812659069571" calcext:value-type="float">
            <text:p>47.781265907</text:p>
          </table:table-cell>
          <table:table-cell table:formula="of:=[result_0509_server.P23] / [.$G23] * 100" office:value-type="float" office:value="44.9333741671737" calcext:value-type="float">
            <text:p>44.9333741672</text:p>
          </table:table-cell>
          <table:table-cell table:formula="of:=[result_0509_server.Q23] / [.$G23] * 100" office:value-type="float" office:value="46.0390538828813" calcext:value-type="float">
            <text:p>46.0390538829</text:p>
          </table:table-cell>
          <table:table-cell table:formula="of:=[result_0509_server.R23] / [.$G23] * 100" office:value-type="float" office:value="43.1992037604208" calcext:value-type="float">
            <text:p>43.1992037604</text:p>
          </table:table-cell>
          <table:table-cell table:formula="of:=[result_0509_server.S23] / [.$G23] * 100" office:value-type="float" office:value="46.7586788214457" calcext:value-type="float">
            <text:p>46.7586788214</text:p>
          </table:table-cell>
          <table:table-cell table:formula="of:=[result_0509_server.T23] / [.$G23] * 100" office:value-type="float" office:value="44.8903942475452" calcext:value-type="float">
            <text:p>44.8903942475</text:p>
          </table:table-cell>
          <table:table-cell table:formula="of:=[result_0509_server.U23] / [.$G23] * 100" office:value-type="float" office:value="43.3929275065259" calcext:value-type="float">
            <text:p>43.3929275065</text:p>
          </table:table-cell>
          <table:table-cell table:formula="of:=[result_0509_server.V23] / [.$G23] * 100" office:value-type="float" office:value="42.4908663522855" calcext:value-type="float">
            <text:p>42.4908663523</text:p>
          </table:table-cell>
          <table:table-cell table:formula="of:=[result_0509_server.W23] / [.$G23] * 100" office:value-type="float" office:value="41.2972361337956" calcext:value-type="float">
            <text:p>41.2972361338</text:p>
          </table:table-cell>
          <table:table-cell table:formula="of:=[result_0509_server.X23] / [.$G23] * 100" office:value-type="float" office:value="41.5814021865071" calcext:value-type="float">
            <text:p>41.5814021865</text:p>
          </table:table-cell>
          <table:table-cell table:formula="of:=[result_0509_server.Y23] / [.$G23] * 100" office:value-type="float" office:value="39.8606525653713" calcext:value-type="float">
            <text:p>39.8606525654</text:p>
          </table:table-cell>
          <table:table-cell table:formula="of:=[result_0509_server.Z23] / [.$G23] * 100" office:value-type="float" office:value="39.0313650571405" calcext:value-type="float">
            <text:p>39.0313650571</text:p>
          </table:table-cell>
          <table:table-cell table:formula="of:=[result_0509_server.AA23] / [.$G23] * 100" office:value-type="float" office:value="39.3257873719671" calcext:value-type="float">
            <text:p>39.325787372</text:p>
          </table:table-cell>
          <table:table-cell table:formula="of:=[result_0509_server.AB23] / [.$G23] * 100" office:value-type="float" office:value="39.2332998311675" calcext:value-type="float">
            <text:p>39.2332998312</text:p>
          </table:table-cell>
          <table:table-cell table:formula="of:=[result_0509_server.AC23] / [.$G23] * 100" office:value-type="float" office:value="38.6433240903758" calcext:value-type="float">
            <text:p>38.6433240904</text:p>
          </table:table-cell>
          <table:table-cell table:formula="of:=[result_0509_server.AD23] / [.$G23] * 100" office:value-type="float" office:value="37.171885699717" calcext:value-type="float">
            <text:p>37.1718856997</text:p>
          </table:table-cell>
          <table:table-cell table:formula="of:=[result_0509_server.AE23] / [.$G23] * 100" office:value-type="float" office:value="36.2531465910076" calcext:value-type="float">
            <text:p>36.253146591</text:p>
          </table:table-cell>
          <table:table-cell table:formula="of:=[result_0509_server.AF23] / [.$G23] * 100" office:value-type="float" office:value="35.4109690746906" calcext:value-type="float">
            <text:p>35.4109690747</text:p>
          </table:table-cell>
          <table:table-cell table:formula="of:=[result_0509_server.AG23] / [.$G23] * 100" office:value-type="float" office:value="34.2453974915382" calcext:value-type="float">
            <text:p>34.2453974915</text:p>
          </table:table-cell>
          <table:table-cell table:formula="of:=[result_0509_server.AH23] / [.$G23] * 100" office:value-type="float" office:value="33.5452239803022" calcext:value-type="float">
            <text:p>33.5452239803</text:p>
          </table:table-cell>
          <table:table-cell table:formula="of:=[result_0509_server.AI23] / [.$G23] * 100" office:value-type="float" office:value="32.5350927031015" calcext:value-type="float">
            <text:p>32.5350927031</text:p>
          </table:table-cell>
          <table:table-cell table:formula="of:=[result_0509_server.AJ23] / [.$G23] * 100" office:value-type="float" office:value="31.5971136599865" calcext:value-type="float">
            <text:p>31.59711366</text:p>
          </table:table-cell>
          <table:table-cell table:formula="of:=[result_0509_server.AK23] / [.$G23] * 100" office:value-type="float" office:value="31.0606920234146" calcext:value-type="float">
            <text:p>31.0606920234</text:p>
          </table:table-cell>
          <table:table-cell table:formula="of:=[result_0509_server.AL23] / [.$G23] * 100" office:value-type="float" office:value="30.2343916058301" calcext:value-type="float">
            <text:p>30.2343916058</text:p>
          </table:table-cell>
          <table:table-cell table:formula="of:=[result_0509_server.AM23] / [.$G23] * 100" office:value-type="float" office:value="29.461400892606" calcext:value-type="float">
            <text:p>29.4614008926</text:p>
          </table:table-cell>
          <table:table-cell table:formula="of:=[result_0509_server.AN23] / [.$G23] * 100" office:value-type="float" office:value="28.7367220989583" calcext:value-type="float">
            <text:p>28.736722099</text:p>
          </table:table-cell>
          <table:table-cell table:formula="of:=[result_0509_server.AO23] / [.$G23] * 100" office:value-type="float" office:value="28.0559632321984" calcext:value-type="float">
            <text:p>28.0559632322</text:p>
          </table:table-cell>
          <table:table-cell table:formula="of:=[result_0509_server.AP23] / [.$G23] * 100" office:value-type="float" office:value="27.4152490046597" calcext:value-type="float">
            <text:p>27.4152490047</text:p>
          </table:table-cell>
          <table:table-cell table:formula="of:=[result_0509_server.AQ23] / [.$G23] * 100" office:value-type="float" office:value="26.8111470186946" calcext:value-type="float">
            <text:p>26.8111470187</text:p>
          </table:table-cell>
          <table:table-cell table:formula="of:=[result_0509_server.AR23] / [.$G23] * 100" office:value-type="float" office:value="26.2406062541721" calcext:value-type="float">
            <text:p>26.2406062542</text:p>
          </table:table-cell>
          <table:table-cell table:formula="of:=[result_0509_server.AS23] / [.$G23] * 100" office:value-type="float" office:value="25.700905530975" calcext:value-type="float">
            <text:p>25.700905531</text:p>
          </table:table-cell>
          <table:table-cell table:formula="of:=[result_0509_server.AT23] / [.$G23] * 100" office:value-type="float" office:value="25.1896101089988" calcext:value-type="float">
            <text:p>25.189610109</text:p>
          </table:table-cell>
          <table:table-cell table:formula="of:=[result_0509_server.AU23] / [.$G23] * 100" office:value-type="float" office:value="24.7045349650728" calcext:value-type="float">
            <text:p>24.7045349651</text:p>
          </table:table-cell>
          <table:table-cell table:formula="of:=[result_0509_server.AV23] / [.$G23] * 100" office:value-type="float" office:value="24.243713578343" calcext:value-type="float">
            <text:p>24.2437135783</text:p>
          </table:table-cell>
          <table:table-cell table:formula="of:=[result_0509_server.AW23] / [.$G23] * 100" office:value-type="float" office:value="23.8053712836488" calcext:value-type="float">
            <text:p>23.8053712836</text:p>
          </table:table-cell>
          <table:table-cell table:formula="of:=[result_0509_server.AX23] / [.$G23] * 100" office:value-type="float" office:value="23.3879024315591" calcext:value-type="float">
            <text:p>23.3879024316</text:p>
          </table:table-cell>
          <table:table-cell table:formula="of:=[result_0509_server.AY23] / [.$G23] * 100" office:value-type="float" office:value="22.9898507353806" calcext:value-type="float">
            <text:p>22.9898507354</text:p>
          </table:table-cell>
          <table:table-cell table:formula="of:=[result_0509_server.AZ23] / [.$G23] * 100" office:value-type="float" office:value="22.6098922981193" calcext:value-type="float">
            <text:p>22.6098922981</text:p>
          </table:table-cell>
          <table:table-cell table:formula="of:=[result_0509_server.BA23] / [.$G23] * 100" office:value-type="float" office:value="22.246820902514" calcext:value-type="float">
            <text:p>22.2468209025</text:p>
          </table:table-cell>
          <table:table-cell table:formula="of:=[result_0509_server.BB23] / [.$G23] * 100" office:value-type="float" office:value="22.1119092785332" calcext:value-type="float">
            <text:p>22.1119092785</text:p>
          </table:table-cell>
          <table:table-cell table:formula="of:=[result_0509_server.BC23] / [.$G23] * 100" office:value-type="float" office:value="21.7748831129449" calcext:value-type="float">
            <text:p>21.7748831129</text:p>
          </table:table-cell>
          <table:table-cell table:formula="of:=[result_0509_server.BD23] / [.$G23] * 100" office:value-type="float" office:value="21.4518997042561" calcext:value-type="float">
            <text:p>21.4518997043</text:p>
          </table:table-cell>
          <table:table-cell table:formula="of:=[result_0509_server.BE23] / [.$G23] * 100" office:value-type="float" office:value="21.1420992918403" calcext:value-type="float">
            <text:p>21.1420992918</text:p>
          </table:table-cell>
          <table:table-cell table:formula="of:=[result_0509_server.BF23] / [.$G23] * 100" office:value-type="float" office:value="20.8446908959211" calcext:value-type="float">
            <text:p>20.8446908959</text:p>
          </table:table-cell>
          <table:table-cell table:formula="of:=[result_0509_server.BG23] / [.$G23] * 100" office:value-type="float" office:value="20.5589455743517" calcext:value-type="float">
            <text:p>20.5589455744</text:p>
          </table:table-cell>
          <table:table-cell table:formula="of:=[result_0509_server.BH23] / [.$G23] * 100" office:value-type="float" office:value="20.2841904574581" calcext:value-type="float">
            <text:p>20.2841904575</text:p>
          </table:table-cell>
          <table:table-cell table:formula="of:=[result_0509_server.BI23] / [.$G23] * 100" office:value-type="float" office:value="20.019803458183" calcext:value-type="float">
            <text:p>20.0198034582</text:p>
          </table:table-cell>
          <table:table-cell table:formula="of:=[result_0509_server.BJ23] / [.$G23] * 100" office:value-type="float" office:value="19.7652085699922" calcext:value-type="float">
            <text:p>19.76520857</text:p>
          </table:table-cell>
          <table:table-cell table:formula="of:=[result_0509_server.BK23] / [.$G23] * 100" office:value-type="float" office:value="19.5198716777357" calcext:value-type="float">
            <text:p>19.5198716777</text:p>
          </table:table-cell>
          <table:table-cell table:formula="of:=[result_0509_server.BL23] / [.$G23] * 100" office:value-type="float" office:value="19.2832968173455" calcext:value-type="float">
            <text:p>19.2832968173</text:p>
          </table:table-cell>
          <table:table-cell table:formula="of:=[result_0509_server.BM23] / [.$G23] * 100" office:value-type="float" office:value="19.0550228292496" calcext:value-type="float">
            <text:p>19.0550228292</text:p>
          </table:table-cell>
          <table:table-cell table:formula="of:=[result_0509_server.BN23] / [.$G23] * 100" office:value-type="float" office:value="18.8346203579846" calcext:value-type="float">
            <text:p>18.834620358</text:p>
          </table:table-cell>
          <table:table-cell table:formula="of:=[result_0509_server.BO23] / [.$G23] * 100" office:value-type="float" office:value="18.621689156932" calcext:value-type="float">
            <text:p>18.6216891569</text:p>
          </table:table-cell>
          <table:table-cell table:formula="of:=[result_0509_server.BP23] / [.$G23] * 100" office:value-type="float" office:value="18.4158556625812" calcext:value-type="float">
            <text:p>18.4158556626</text:p>
          </table:table-cell>
          <table:table-cell table:formula="of:=[result_0509_server.BQ23] / [.$G23] * 100" office:value-type="float" office:value="18.2167708073894" calcext:value-type="float">
            <text:p>18.2167708074</text:p>
          </table:table-cell>
          <table:table-cell table:formula="of:=[result_0509_server.BR23] / [.$G23] * 100" office:value-type="float" office:value="18.0241080443006" calcext:value-type="float">
            <text:p>18.0241080443</text:p>
          </table:table-cell>
          <table:table-cell table:formula="of:=[result_0509_server.BS23] / [.$G23] * 100" office:value-type="float" office:value="17.837561559405" calcext:value-type="float">
            <text:p>17.8375615594</text:p>
          </table:table-cell>
          <table:table-cell table:formula="of:=[result_0509_server.BT23] / [.$G23] * 100" office:value-type="float" office:value="17.6568446521624" calcext:value-type="float">
            <text:p>17.6568446522</text:p>
          </table:table-cell>
          <table:table-cell table:formula="of:=[result_0509_server.BU23] / [.$G23] * 100" office:value-type="float" office:value="17.4816882651428" calcext:value-type="float">
            <text:p>17.4816882651</text:p>
          </table:table-cell>
          <table:table-cell table:formula="of:=[result_0509_server.BV23] / [.$G23] * 100" office:value-type="float" office:value="17.3118396474267" calcext:value-type="float">
            <text:p>17.3118396474</text:p>
          </table:table-cell>
          <table:table-cell table:formula="of:=[result_0509_server.BW23] / [.$G23] * 100" office:value-type="float" office:value="17.1470611377021" calcext:value-type="float">
            <text:p>17.1470611377</text:p>
          </table:table-cell>
          <table:table-cell table:formula="of:=[result_0509_server.BX23] / [.$G23] * 100" office:value-type="float" office:value="16.9871290547342" calcext:value-type="float">
            <text:p>16.9871290547</text:p>
          </table:table-cell>
          <table:table-cell table:formula="of:=[result_0509_server.BY23] / [.$G23] * 100" office:value-type="float" office:value="16.8318326843161" calcext:value-type="float">
            <text:p>16.8318326843</text:p>
          </table:table-cell>
          <table:table-cell table:formula="of:=[result_0509_server.BZ23] / [.$G23] * 100" office:value-type="float" office:value="16.6809733530527" calcext:value-type="float">
            <text:p>16.6809733531</text:p>
          </table:table-cell>
          <table:table-cell table:formula="of:=[result_0509_server.CA23] / [.$G23] * 100" office:value-type="float" office:value="16.5343635804165" calcext:value-type="float">
            <text:p>16.5343635804</text:p>
          </table:table-cell>
          <table:table-cell table:formula="of:=[result_0509_server.CB23] / [.$G23] * 100" office:value-type="float" office:value="16.3918263014646" calcext:value-type="float">
            <text:p>16.3918263015</text:p>
          </table:table-cell>
          <table:table-cell table:formula="of:=[result_0509_server.CC23] / [.$G23] * 100" office:value-type="float" office:value="16.2531941534429" calcext:value-type="float">
            <text:p>16.2531941534</text:p>
          </table:table-cell>
          <table:table-cell table:formula="of:=[result_0509_server.CD23] / [.$G23] * 100" office:value-type="float" office:value="16.1183088202326" calcext:value-type="float">
            <text:p>16.1183088202</text:p>
          </table:table-cell>
          <table:table-cell table:formula="of:=[result_0509_server.CE23] / [.$G23] * 100" office:value-type="float" office:value="15.9870204292413" calcext:value-type="float">
            <text:p>15.9870204292</text:p>
          </table:table-cell>
          <table:table-cell table:formula="of:=[result_0509_server.CF23] / [.$G23] * 100" office:value-type="float" office:value="15.8591869959076" calcext:value-type="float">
            <text:p>15.8591869959</text:p>
          </table:table-cell>
          <table:table-cell table:formula="of:=[result_0509_server.CG23] / [.$G23] * 100" office:value-type="float" office:value="15.7346739114917" calcext:value-type="float">
            <text:p>15.7346739115</text:p>
          </table:table-cell>
          <table:table-cell table:formula="of:=[result_0509_server.CH23] / [.$G23] * 100" office:value-type="float" office:value="15.6133534702659" calcext:value-type="float">
            <text:p>15.6133534703</text:p>
          </table:table-cell>
          <table:table-cell table:formula="of:=[result_0509_server.CI23] / [.$G23] * 100" office:value-type="float" office:value="15.4951044326154" calcext:value-type="float">
            <text:p>15.4951044326</text:p>
          </table:table-cell>
          <table:table-cell table:formula="of:=[result_0509_server.CJ23] / [.$G23] * 100" office:value-type="float" office:value="15.3798116209063" calcext:value-type="float">
            <text:p>15.3798116209</text:p>
          </table:table-cell>
          <table:table-cell table:formula="of:=[result_0509_server.CK23] / [.$G23] * 100" office:value-type="float" office:value="15.2673655452887" calcext:value-type="float">
            <text:p>15.2673655453</text:p>
          </table:table-cell>
          <table:table-cell table:formula="of:=[result_0509_server.CL23] / [.$G23] * 100" office:value-type="float" office:value="15.1576620568813" calcext:value-type="float">
            <text:p>15.1576620569</text:p>
          </table:table-cell>
          <table:table-cell table:formula="of:=[result_0509_server.CM23] / [.$G23] * 100" office:value-type="float" office:value="15.0506020260259" calcext:value-type="float">
            <text:p>15.050602026</text:p>
          </table:table-cell>
          <table:table-cell table:formula="of:=[result_0509_server.CN23] / [.$G23] * 100" office:value-type="float" office:value="14.9460910435242" calcext:value-type="float">
            <text:p>14.9460910435</text:p>
          </table:table-cell>
          <table:table-cell table:formula="of:=[result_0509_server.CO23] / [.$G23] * 100" office:value-type="float" office:value="14.8440391429637" calcext:value-type="float">
            <text:p>14.844039143</text:p>
          </table:table-cell>
          <table:table-cell table:formula="of:=[result_0509_server.CP23] / [.$G23] * 100" office:value-type="float" office:value="14.7443605424162" calcext:value-type="float">
            <text:p>14.7443605424</text:p>
          </table:table-cell>
          <table:table-cell table:formula="of:=[result_0509_server.CQ23] / [.$G23] * 100" office:value-type="float" office:value="14.6469734039503" calcext:value-type="float">
            <text:p>14.646973404</text:p>
          </table:table-cell>
          <table:table-cell table:formula="of:=[result_0509_server.CR23] / [.$G23] * 100" office:value-type="float" office:value="14.5517996095405" calcext:value-type="float">
            <text:p>14.5517996095</text:p>
          </table:table-cell>
          <table:table-cell table:formula="of:=[result_0509_server.CS23] / [.$G23] * 100" office:value-type="float" office:value="14.4587645520836" calcext:value-type="float">
            <text:p>14.4587645521</text:p>
          </table:table-cell>
          <table:table-cell table:formula="of:=[result_0509_server.CT23] / [.$G23] * 100" office:value-type="float" office:value="14.367796940348" calcext:value-type="float">
            <text:p>14.3677969403</text:p>
          </table:table-cell>
          <table:table-cell table:formula="of:=[result_0509_server.CU23] / [.$G23] * 100" office:value-type="float" office:value="14.2788286167824" calcext:value-type="float">
            <text:p>14.2788286168</text:p>
          </table:table-cell>
          <table:table-cell table:formula="of:=[result_0509_server.CV23] / [.$G23] * 100" office:value-type="float" office:value="14.1917943872074" calcext:value-type="float">
            <text:p>14.1917943872</text:p>
          </table:table-cell>
          <table:table-cell table:formula="of:=[result_0509_server.CW23] / [.$G23] * 100" office:value-type="float" office:value="14.1066318614943" calcext:value-type="float">
            <text:p>14.1066318615</text:p>
          </table:table-cell>
          <table:table-cell table:formula="of:=[result_0509_server.CX23] / [.$G23] * 100" office:value-type="float" office:value="14.0232813044133" calcext:value-type="float">
            <text:p>14.0232813044</text:p>
          </table:table-cell>
          <table:table-cell table:formula="of:=[result_0509_server.CY23] / [.$G23] * 100" office:value-type="float" office:value="13.9416854959024" calcext:value-type="float">
            <text:p>13.9416854959</text:p>
          </table:table-cell>
          <table:table-cell table:formula="of:=[result_0509_server.CZ23] / [.$G23] * 100" office:value-type="float" office:value="13.8617896000688" calcext:value-type="float">
            <text:p>13.8617896001</text:p>
          </table:table-cell>
          <table:table-cell table:formula="of:=[result_0509_server.DA23] / [.$G23] * 100" office:value-type="float" office:value="13.7835410422937" calcext:value-type="float">
            <text:p>13.7835410423</text:p>
          </table:table-cell>
          <table:table-cell table:formula="of:=[result_0509_server.DB23] / [.$G23] * 100" office:value-type="float" office:value="13.706889393861" calcext:value-type="float">
            <text:p>13.7068893939</text:p>
          </table:table-cell>
          <table:table-cell table:formula="of:=[result_0509_server.DC23] / [.$G23] * 100" office:value-type="float" office:value="13.6317862635783" calcext:value-type="float">
            <text:p>13.6317862636</text:p>
          </table:table-cell>
          <table:table-cell table:formula="of:=[result_0509_server.DD23] / [.$G23] * 100" office:value-type="float" office:value="13.5581851959014" calcext:value-type="float">
            <text:p>13.5581851959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13.7284873396141" calcext:value-type="float">
            <text:p>13.7284873396</text:p>
          </table:table-cell>
          <table:table-cell office:value-type="string" calcext:value-type="string">
            <text:p><text:s/>global min</text:p>
          </table:table-cell>
          <table:table-cell office:value-type="float" office:value="-7.87057084526833" calcext:value-type="float">
            <text:p>-7.8705708453</text:p>
          </table:table-cell>
          <table:table-cell office:value-type="string" calcext:value-type="string">
            <text:p><text:s/>range</text:p>
          </table:table-cell>
          <table:table-cell office:value-type="float" office:value="21.5990581848824" calcext:value-type="float">
            <text:p>21.5990581849</text:p>
          </table:table-cell>
          <table:table-cell office:value-type="string" calcext:value-type="string">
            <text:p><text:s/>regret</text:p>
          </table:table-cell>
          <table:table-cell table:formula="of:=[result_0509_server.I24] / [.$G24] * 100" office:value-type="float" office:value="86.5607053794244" calcext:value-type="float">
            <text:p>86.5607053794</text:p>
          </table:table-cell>
          <table:table-cell table:formula="of:=[result_0509_server.J24] / [.$G24] * 100" office:value-type="float" office:value="57.0211118271038" calcext:value-type="float">
            <text:p>57.0211118271</text:p>
          </table:table-cell>
          <table:table-cell table:formula="of:=[result_0509_server.K24] / [.$G24] * 100" office:value-type="float" office:value="45.6222153013847" calcext:value-type="float">
            <text:p>45.6222153014</text:p>
          </table:table-cell>
          <table:table-cell table:formula="of:=[result_0509_server.L24] / [.$G24] * 100" office:value-type="float" office:value="40.676410060198" calcext:value-type="float">
            <text:p>40.6764100602</text:p>
          </table:table-cell>
          <table:table-cell table:formula="of:=[result_0509_server.M24] / [.$G24] * 100" office:value-type="float" office:value="37.5201834891622" calcext:value-type="float">
            <text:p>37.5201834892</text:p>
          </table:table-cell>
          <table:table-cell table:formula="of:=[result_0509_server.N24] / [.$G24] * 100" office:value-type="float" office:value="31.7516646109056" calcext:value-type="float">
            <text:p>31.7516646109</text:p>
          </table:table-cell>
          <table:table-cell table:formula="of:=[result_0509_server.O24] / [.$G24] * 100" office:value-type="float" office:value="35.8072679895793" calcext:value-type="float">
            <text:p>35.8072679896</text:p>
          </table:table-cell>
          <table:table-cell table:formula="of:=[result_0509_server.P24] / [.$G24] * 100" office:value-type="float" office:value="32.8514516855782" calcext:value-type="float">
            <text:p>32.8514516856</text:p>
          </table:table-cell>
          <table:table-cell table:formula="of:=[result_0509_server.Q24] / [.$G24] * 100" office:value-type="float" office:value="29.9827380796153" calcext:value-type="float">
            <text:p>29.9827380796</text:p>
          </table:table-cell>
          <table:table-cell table:formula="of:=[result_0509_server.R24] / [.$G24] * 100" office:value-type="float" office:value="30.6494782876165" calcext:value-type="float">
            <text:p>30.6494782876</text:p>
          </table:table-cell>
          <table:table-cell table:formula="of:=[result_0509_server.S24] / [.$G24] * 100" office:value-type="float" office:value="30.103981610265" calcext:value-type="float">
            <text:p>30.1039816103</text:p>
          </table:table-cell>
          <table:table-cell table:formula="of:=[result_0509_server.T24] / [.$G24] * 100" office:value-type="float" office:value="27.6879927699106" calcext:value-type="float">
            <text:p>27.6879927699</text:p>
          </table:table-cell>
          <table:table-cell table:formula="of:=[result_0509_server.U24] / [.$G24] * 100" office:value-type="float" office:value="31.9331684381029" calcext:value-type="float">
            <text:p>31.9331684381</text:p>
          </table:table-cell>
          <table:table-cell table:formula="of:=[result_0509_server.V24] / [.$G24] * 100" office:value-type="float" office:value="29.7316646586679" calcext:value-type="float">
            <text:p>29.7316646587</text:p>
          </table:table-cell>
          <table:table-cell table:formula="of:=[result_0509_server.W24] / [.$G24] * 100" office:value-type="float" office:value="27.8236947164909" calcext:value-type="float">
            <text:p>27.8236947165</text:p>
          </table:table-cell>
          <table:table-cell table:formula="of:=[result_0509_server.X24] / [.$G24] * 100" office:value-type="float" office:value="26.3059819404454" calcext:value-type="float">
            <text:p>26.3059819404</text:p>
          </table:table-cell>
          <table:table-cell table:formula="of:=[result_0509_server.Y24] / [.$G24] * 100" office:value-type="float" office:value="24.8239897984199" calcext:value-type="float">
            <text:p>24.8239897984</text:p>
          </table:table-cell>
          <table:table-cell table:formula="of:=[result_0509_server.Z24] / [.$G24] * 100" office:value-type="float" office:value="24.1111364358771" calcext:value-type="float">
            <text:p>24.1111364359</text:p>
          </table:table-cell>
          <table:table-cell table:formula="of:=[result_0509_server.AA24] / [.$G24] * 100" office:value-type="float" office:value="23.02846032345" calcext:value-type="float">
            <text:p>23.0284603235</text:p>
          </table:table-cell>
          <table:table-cell table:formula="of:=[result_0509_server.AB24] / [.$G24] * 100" office:value-type="float" office:value="21.9326430835782" calcext:value-type="float">
            <text:p>21.9326430836</text:p>
          </table:table-cell>
          <table:table-cell table:formula="of:=[result_0509_server.AC24] / [.$G24] * 100" office:value-type="float" office:value="20.9411893903608" calcext:value-type="float">
            <text:p>20.9411893904</text:p>
          </table:table-cell>
          <table:table-cell table:formula="of:=[result_0509_server.AD24] / [.$G24] * 100" office:value-type="float" office:value="20.0398678510722" calcext:value-type="float">
            <text:p>20.0398678511</text:p>
          </table:table-cell>
          <table:table-cell table:formula="of:=[result_0509_server.AE24] / [.$G24] * 100" office:value-type="float" office:value="19.3224949140587" calcext:value-type="float">
            <text:p>19.3224949141</text:p>
          </table:table-cell>
          <table:table-cell table:formula="of:=[result_0509_server.AF24] / [.$G24] * 100" office:value-type="float" office:value="18.5637291062235" calcext:value-type="float">
            <text:p>18.5637291062</text:p>
          </table:table-cell>
          <table:table-cell table:formula="of:=[result_0509_server.AG24] / [.$G24] * 100" office:value-type="float" office:value="17.8656645630151" calcext:value-type="float">
            <text:p>17.865664563</text:p>
          </table:table-cell>
          <table:table-cell table:formula="of:=[result_0509_server.AH24] / [.$G24] * 100" office:value-type="float" office:value="17.2212972923611" calcext:value-type="float">
            <text:p>17.2212972924</text:p>
          </table:table-cell>
          <table:table-cell table:formula="of:=[result_0509_server.AI24] / [.$G24] * 100" office:value-type="float" office:value="16.6246609306445" calcext:value-type="float">
            <text:p>16.6246609306</text:p>
          </table:table-cell>
          <table:table-cell table:formula="of:=[result_0509_server.AJ24] / [.$G24] * 100" office:value-type="float" office:value="16.0706414519077" calcext:value-type="float">
            <text:p>16.0706414519</text:p>
          </table:table-cell>
          <table:table-cell table:formula="of:=[result_0509_server.AK24] / [.$G24] * 100" office:value-type="float" office:value="15.5548302130837" calcext:value-type="float">
            <text:p>15.5548302131</text:p>
          </table:table-cell>
          <table:table-cell table:formula="of:=[result_0509_server.AL24] / [.$G24] * 100" office:value-type="float" office:value="15.0734063901813" calcext:value-type="float">
            <text:p>15.0734063902</text:p>
          </table:table-cell>
          <table:table-cell table:formula="of:=[result_0509_server.AM24] / [.$G24] * 100" office:value-type="float" office:value="14.6230421687566" calcext:value-type="float">
            <text:p>14.6230421688</text:p>
          </table:table-cell>
          <table:table-cell table:formula="of:=[result_0509_server.AN24] / [.$G24] * 100" office:value-type="float" office:value="14.2767061728505" calcext:value-type="float">
            <text:p>14.2767061729</text:p>
          </table:table-cell>
          <table:table-cell table:formula="of:=[result_0509_server.AO24] / [.$G24] * 100" office:value-type="float" office:value="13.8777791835524" calcext:value-type="float">
            <text:p>13.8777791836</text:p>
          </table:table-cell>
          <table:table-cell table:formula="of:=[result_0509_server.AP24] / [.$G24] * 100" office:value-type="float" office:value="13.5023184877424" calcext:value-type="float">
            <text:p>13.5023184877</text:p>
          </table:table-cell>
          <table:table-cell table:formula="of:=[result_0509_server.AQ24] / [.$G24] * 100" office:value-type="float" office:value="13.1483126888358" calcext:value-type="float">
            <text:p>13.1483126888</text:p>
          </table:table-cell>
          <table:table-cell table:formula="of:=[result_0509_server.AR24] / [.$G24] * 100" office:value-type="float" office:value="12.8139738787574" calcext:value-type="float">
            <text:p>12.8139738788</text:p>
          </table:table-cell>
          <table:table-cell table:formula="of:=[result_0509_server.AS24] / [.$G24] * 100" office:value-type="float" office:value="12.4977074367914" calcext:value-type="float">
            <text:p>12.4977074368</text:p>
          </table:table-cell>
          <table:table-cell table:formula="of:=[result_0509_server.AT24] / [.$G24] * 100" office:value-type="float" office:value="12.198086597034" calcext:value-type="float">
            <text:p>12.198086597</text:p>
          </table:table-cell>
          <table:table-cell table:formula="of:=[result_0509_server.AU24] / [.$G24] * 100" office:value-type="float" office:value="11.9138309285463" calcext:value-type="float">
            <text:p>11.9138309285</text:p>
          </table:table-cell>
          <table:table-cell table:formula="of:=[result_0509_server.AV24] / [.$G24] * 100" office:value-type="float" office:value="11.6437880434829" calcext:value-type="float">
            <text:p>11.6437880435</text:p>
          </table:table-cell>
          <table:table-cell table:formula="of:=[result_0509_server.AW24] / [.$G24] * 100" office:value-type="float" office:value="11.3869179820812" calcext:value-type="float">
            <text:p>11.3869179821</text:p>
          </table:table-cell>
          <table:table-cell table:formula="of:=[result_0509_server.AX24] / [.$G24] * 100" office:value-type="float" office:value="11.1422798283653" calcext:value-type="float">
            <text:p>11.1422798284</text:p>
          </table:table-cell>
          <table:table-cell table:formula="of:=[result_0509_server.AY24] / [.$G24] * 100" office:value-type="float" office:value="10.9090201934269" calcext:value-type="float">
            <text:p>10.9090201934</text:p>
          </table:table-cell>
          <table:table-cell table:formula="of:=[result_0509_server.AZ24] / [.$G24] * 100" office:value-type="float" office:value="10.6863632691675" calcext:value-type="float">
            <text:p>10.6863632692</text:p>
          </table:table-cell>
          <table:table-cell table:formula="of:=[result_0509_server.BA24] / [.$G24] * 100" office:value-type="float" office:value="10.4736022082085" calcext:value-type="float">
            <text:p>10.4736022082</text:p>
          </table:table-cell>
          <table:table-cell table:formula="of:=[result_0509_server.BB24] / [.$G24] * 100" office:value-type="float" office:value="10.2700916281607" calcext:value-type="float">
            <text:p>10.2700916282</text:p>
          </table:table-cell>
          <table:table-cell table:formula="of:=[result_0509_server.BC24] / [.$G24] * 100" office:value-type="float" office:value="10.0752410727959" calcext:value-type="float">
            <text:p>10.0752410728</text:p>
          </table:table-cell>
          <table:table-cell table:formula="of:=[result_0509_server.BD24] / [.$G24] * 100" office:value-type="float" office:value="9.88850929057122" calcext:value-type="float">
            <text:p>9.8885092906</text:p>
          </table:table-cell>
          <table:table-cell table:formula="of:=[result_0509_server.BE24] / [.$G24] * 100" office:value-type="float" office:value="9.70939921374353" calcext:value-type="float">
            <text:p>9.7093992137</text:p>
          </table:table-cell>
          <table:table-cell table:formula="of:=[result_0509_server.BF24] / [.$G24] * 100" office:value-type="float" office:value="9.53745353998891" calcext:value-type="float">
            <text:p>9.53745354</text:p>
          </table:table-cell>
          <table:table-cell table:formula="of:=[result_0509_server.BG24] / [.$G24] * 100" office:value-type="float" office:value="9.37225083383251" calcext:value-type="float">
            <text:p>9.3722508338</text:p>
          </table:table-cell>
          <table:table-cell table:formula="of:=[result_0509_server.BH24] / [.$G24] * 100" office:value-type="float" office:value="9.21340207791289" calcext:value-type="float">
            <text:p>9.2134020779</text:p>
          </table:table-cell>
          <table:table-cell table:formula="of:=[result_0509_server.BI24] / [.$G24] * 100" office:value-type="float" office:value="9.0605476146695" calcext:value-type="float">
            <text:p>9.0605476147</text:p>
          </table:table-cell>
          <table:table-cell table:formula="of:=[result_0509_server.BJ24] / [.$G24] * 100" office:value-type="float" office:value="8.91335442784253" calcext:value-type="float">
            <text:p>8.9133544278</text:p>
          </table:table-cell>
          <table:table-cell table:formula="of:=[result_0509_server.BK24] / [.$G24] * 100" office:value-type="float" office:value="8.77151372053654" calcext:value-type="float">
            <text:p>8.7715137205</text:p>
          </table:table-cell>
          <table:table-cell table:formula="of:=[result_0509_server.BL24] / [.$G24] * 100" office:value-type="float" office:value="8.63473875277717" calcext:value-type="float">
            <text:p>8.6347387528</text:p>
          </table:table-cell>
          <table:table-cell table:formula="of:=[result_0509_server.BM24] / [.$G24] * 100" office:value-type="float" office:value="8.50276290669356" calcext:value-type="float">
            <text:p>8.5027629067</text:p>
          </table:table-cell>
          <table:table-cell table:formula="of:=[result_0509_server.BN24] / [.$G24] * 100" office:value-type="float" office:value="8.37533795185426" calcext:value-type="float">
            <text:p>8.3753379519</text:p>
          </table:table-cell>
          <table:table-cell table:formula="of:=[result_0509_server.BO24] / [.$G24] * 100" office:value-type="float" office:value="8.25223248700945" calcext:value-type="float">
            <text:p>8.252232487</text:p>
          </table:table-cell>
          <table:table-cell table:formula="of:=[result_0509_server.BP24] / [.$G24] * 100" office:value-type="float" office:value="8.13323053765955" calcext:value-type="float">
            <text:p>8.1332305377</text:p>
          </table:table-cell>
          <table:table-cell table:formula="of:=[result_0509_server.BQ24] / [.$G24] * 100" office:value-type="float" office:value="8.01813029156697" calcext:value-type="float">
            <text:p>8.0181302916</text:p>
          </table:table-cell>
          <table:table-cell table:formula="of:=[result_0509_server.BR24] / [.$G24] * 100" office:value-type="float" office:value="7.90674295663868" calcext:value-type="float">
            <text:p>7.9067429566</text:p>
          </table:table-cell>
          <table:table-cell table:formula="of:=[result_0509_server.BS24] / [.$G24] * 100" office:value-type="float" office:value="7.79889172758109" calcext:value-type="float">
            <text:p>7.7988917276</text:p>
          </table:table-cell>
          <table:table-cell table:formula="of:=[result_0509_server.BT24] / [.$G24] * 100" office:value-type="float" office:value="7.69441084943162" calcext:value-type="float">
            <text:p>7.6944108494</text:p>
          </table:table-cell>
          <table:table-cell table:formula="of:=[result_0509_server.BU24] / [.$G24] * 100" office:value-type="float" office:value="7.59314476753283" calcext:value-type="float">
            <text:p>7.5931447675</text:p>
          </table:table-cell>
          <table:table-cell table:formula="of:=[result_0509_server.BV24] / [.$G24] * 100" office:value-type="float" office:value="7.49494735478256" calcext:value-type="float">
            <text:p>7.4949473548</text:p>
          </table:table-cell>
          <table:table-cell table:formula="of:=[result_0509_server.BW24] / [.$G24] * 100" office:value-type="float" office:value="7.3996812080845" calcext:value-type="float">
            <text:p>7.3996812081</text:p>
          </table:table-cell>
          <table:table-cell table:formula="of:=[result_0509_server.BX24] / [.$G24] * 100" office:value-type="float" office:value="7.30721700687753" calcext:value-type="float">
            <text:p>7.3072170069</text:p>
          </table:table-cell>
          <table:table-cell table:formula="of:=[result_0509_server.BY24] / [.$G24] * 100" office:value-type="float" office:value="7.21743292744474" calcext:value-type="float">
            <text:p>7.2174329274</text:p>
          </table:table-cell>
          <table:table-cell table:formula="of:=[result_0509_server.BZ24] / [.$G24] * 100" office:value-type="float" office:value="7.13021410742426" calcext:value-type="float">
            <text:p>7.1302141074</text:p>
          </table:table-cell>
          <table:table-cell table:formula="of:=[result_0509_server.CA24] / [.$G24] * 100" office:value-type="float" office:value="7.0454521555734" calcext:value-type="float">
            <text:p>7.0454521556</text:p>
          </table:table-cell>
          <table:table-cell table:formula="of:=[result_0509_server.CB24] / [.$G24] * 100" office:value-type="float" office:value="6.96304470238506" calcext:value-type="float">
            <text:p>6.9630447024</text:p>
          </table:table-cell>
          <table:table-cell table:formula="of:=[result_0509_server.CC24] / [.$G24] * 100" office:value-type="float" office:value="6.88289498764024" calcext:value-type="float">
            <text:p>6.8828949876</text:p>
          </table:table-cell>
          <table:table-cell table:formula="of:=[result_0509_server.CD24] / [.$G24] * 100" office:value-type="float" office:value="6.80491148140204" calcext:value-type="float">
            <text:p>6.8049114814</text:p>
          </table:table-cell>
          <table:table-cell table:formula="of:=[result_0509_server.CE24] / [.$G24] * 100" office:value-type="float" office:value="6.72900753533015" calcext:value-type="float">
            <text:p>6.7290075353</text:p>
          </table:table-cell>
          <table:table-cell table:formula="of:=[result_0509_server.CF24] / [.$G24] * 100" office:value-type="float" office:value="6.65510106152338" calcext:value-type="float">
            <text:p>6.6551010615</text:p>
          </table:table-cell>
          <table:table-cell table:formula="of:=[result_0509_server.CG24] / [.$G24] * 100" office:value-type="float" office:value="6.58311423638684" calcext:value-type="float">
            <text:p>6.5831142364</text:p>
          </table:table-cell>
          <table:table-cell table:formula="of:=[result_0509_server.CH24] / [.$G24] * 100" office:value-type="float" office:value="6.51297322727949" calcext:value-type="float">
            <text:p>6.5129732273</text:p>
          </table:table-cell>
          <table:table-cell table:formula="of:=[result_0509_server.CI24] / [.$G24] * 100" office:value-type="float" office:value="6.44460793992171" calcext:value-type="float">
            <text:p>6.4446079399</text:p>
          </table:table-cell>
          <table:table-cell table:formula="of:=[result_0509_server.CJ24] / [.$G24] * 100" office:value-type="float" office:value="6.37795178474783" calcext:value-type="float">
            <text:p>6.3779517847</text:p>
          </table:table-cell>
          <table:table-cell table:formula="of:=[result_0509_server.CK24] / [.$G24] * 100" office:value-type="float" office:value="6.31294146056588" calcext:value-type="float">
            <text:p>6.3129414606</text:p>
          </table:table-cell>
          <table:table-cell table:formula="of:=[result_0509_server.CL24] / [.$G24] * 100" office:value-type="float" office:value="6.24951675404698" calcext:value-type="float">
            <text:p>6.249516754</text:p>
          </table:table-cell>
          <table:table-cell table:formula="of:=[result_0509_server.CM24] / [.$G24] * 100" office:value-type="float" office:value="6.21687547146524" calcext:value-type="float">
            <text:p>6.2168754715</text:p>
          </table:table-cell>
          <table:table-cell table:formula="of:=[result_0509_server.CN24] / [.$G24] * 100" office:value-type="float" office:value="6.15610451973367" calcext:value-type="float">
            <text:p>6.1561045197</text:p>
          </table:table-cell>
          <table:table-cell table:formula="of:=[result_0509_server.CO24] / [.$G24] * 100" office:value-type="float" office:value="6.09676347274871" calcext:value-type="float">
            <text:p>6.0967634727</text:p>
          </table:table-cell>
          <table:table-cell table:formula="of:=[result_0509_server.CP24] / [.$G24] * 100" office:value-type="float" office:value="6.03880245011226" calcext:value-type="float">
            <text:p>6.0388024501</text:p>
          </table:table-cell>
          <table:table-cell table:formula="of:=[result_0509_server.CQ24] / [.$G24] * 100" office:value-type="float" office:value="5.98217386477778" calcext:value-type="float">
            <text:p>5.9821738648</text:p>
          </table:table-cell>
          <table:table-cell table:formula="of:=[result_0509_server.CR24] / [.$G24] * 100" office:value-type="float" office:value="5.92683229274633" calcext:value-type="float">
            <text:p>5.9268322927</text:p>
          </table:table-cell>
          <table:table-cell table:formula="of:=[result_0509_server.CS24] / [.$G24] * 100" office:value-type="float" office:value="5.87273435154708" calcext:value-type="float">
            <text:p>5.8727343515</text:p>
          </table:table-cell>
          <table:table-cell table:formula="of:=[result_0509_server.CT24] / [.$G24] * 100" office:value-type="float" office:value="5.81983858681894" calcext:value-type="float">
            <text:p>5.8198385868</text:p>
          </table:table-cell>
          <table:table-cell table:formula="of:=[result_0509_server.CU24] / [.$G24] * 100" office:value-type="float" office:value="5.76810536637051" calcext:value-type="float">
            <text:p>5.7681053664</text:p>
          </table:table-cell>
          <table:table-cell table:formula="of:=[result_0509_server.CV24] / [.$G24] * 100" office:value-type="float" office:value="5.71749678114923" calcext:value-type="float">
            <text:p>5.7174967811</text:p>
          </table:table-cell>
          <table:table-cell table:formula="of:=[result_0509_server.CW24] / [.$G24] * 100" office:value-type="float" office:value="5.66797655259937" calcext:value-type="float">
            <text:p>5.6679765526</text:p>
          </table:table-cell>
          <table:table-cell table:formula="of:=[result_0509_server.CX24] / [.$G24] * 100" office:value-type="float" office:value="5.61950994593355" calcext:value-type="float">
            <text:p>5.6195099459</text:p>
          </table:table-cell>
          <table:table-cell table:formula="of:=[result_0509_server.CY24] / [.$G24] * 100" office:value-type="float" office:value="5.57206368888173" calcext:value-type="float">
            <text:p>5.5720636889</text:p>
          </table:table-cell>
          <table:table-cell table:formula="of:=[result_0509_server.CZ24] / [.$G24] * 100" office:value-type="float" office:value="5.52560589551853" calcext:value-type="float">
            <text:p>5.5256058955</text:p>
          </table:table-cell>
          <table:table-cell table:formula="of:=[result_0509_server.DA24] / [.$G24] * 100" office:value-type="float" office:value="5.48010599480199" calcext:value-type="float">
            <text:p>5.4801059948</text:p>
          </table:table-cell>
          <table:table-cell table:formula="of:=[result_0509_server.DB24] / [.$G24] * 100" office:value-type="float" office:value="5.43553466348779" calcext:value-type="float">
            <text:p>5.4355346635</text:p>
          </table:table-cell>
          <table:table-cell table:formula="of:=[result_0509_server.DC24] / [.$G24] * 100" office:value-type="float" office:value="5.39186376310927" calcext:value-type="float">
            <text:p>5.3918637631</text:p>
          </table:table-cell>
          <table:table-cell table:formula="of:=[result_0509_server.DD24] / [.$G24] * 100" office:value-type="float" office:value="5.3490662807383" calcext:value-type="float">
            <text:p>5.3490662807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5.13358935262614" calcext:value-type="float">
            <text:p>5.1335893526</text:p>
          </table:table-cell>
          <table:table-cell office:value-type="string" calcext:value-type="string">
            <text:p><text:s/>global min</text:p>
          </table:table-cell>
          <table:table-cell office:value-type="float" office:value="-12.1181080641411" calcext:value-type="float">
            <text:p>-12.1181080641</text:p>
          </table:table-cell>
          <table:table-cell office:value-type="string" calcext:value-type="string">
            <text:p><text:s/>range</text:p>
          </table:table-cell>
          <table:table-cell office:value-type="float" office:value="17.2516974167672" calcext:value-type="float">
            <text:p>17.2516974168</text:p>
          </table:table-cell>
          <table:table-cell office:value-type="string" calcext:value-type="string">
            <text:p><text:s/>regret</text:p>
          </table:table-cell>
          <table:table-cell table:formula="of:=[result_0509_server.I25] / [.$G25] * 100" office:value-type="float" office:value="17.1488884479335" calcext:value-type="float">
            <text:p>17.1488884479</text:p>
          </table:table-cell>
          <table:table-cell table:formula="of:=[result_0509_server.J25] / [.$G25] * 100" office:value-type="float" office:value="53.5352974950739" calcext:value-type="float">
            <text:p>53.5352974951</text:p>
          </table:table-cell>
          <table:table-cell table:formula="of:=[result_0509_server.K25] / [.$G25] * 100" office:value-type="float" office:value="66.7318157549079" calcext:value-type="float">
            <text:p>66.7318157549</text:p>
          </table:table-cell>
          <table:table-cell table:formula="of:=[result_0509_server.L25] / [.$G25] * 100" office:value-type="float" office:value="55.7146584243027" calcext:value-type="float">
            <text:p>55.7146584243</text:p>
          </table:table-cell>
          <table:table-cell table:formula="of:=[result_0509_server.M25] / [.$G25] * 100" office:value-type="float" office:value="53.4900052779697" calcext:value-type="float">
            <text:p>53.490005278</text:p>
          </table:table-cell>
          <table:table-cell table:formula="of:=[result_0509_server.N25] / [.$G25] * 100" office:value-type="float" office:value="48.0199312586671" calcext:value-type="float">
            <text:p>48.0199312587</text:p>
          </table:table-cell>
          <table:table-cell table:formula="of:=[result_0509_server.O25] / [.$G25] * 100" office:value-type="float" office:value="47.9860029944204" calcext:value-type="float">
            <text:p>47.9860029944</text:p>
          </table:table-cell>
          <table:table-cell table:formula="of:=[result_0509_server.P25] / [.$G25] * 100" office:value-type="float" office:value="43.625174398046" calcext:value-type="float">
            <text:p>43.625174398</text:p>
          </table:table-cell>
          <table:table-cell table:formula="of:=[result_0509_server.Q25] / [.$G25] * 100" office:value-type="float" office:value="42.1510774966153" calcext:value-type="float">
            <text:p>42.1510774966</text:p>
          </table:table-cell>
          <table:table-cell table:formula="of:=[result_0509_server.R25] / [.$G25] * 100" office:value-type="float" office:value="38.6829997092817" calcext:value-type="float">
            <text:p>38.6829997093</text:p>
          </table:table-cell>
          <table:table-cell table:formula="of:=[result_0509_server.S25] / [.$G25] * 100" office:value-type="float" office:value="39.5679295320464" calcext:value-type="float">
            <text:p>39.567929532</text:p>
          </table:table-cell>
          <table:table-cell table:formula="of:=[result_0509_server.T25] / [.$G25] * 100" office:value-type="float" office:value="38.6176545111842" calcext:value-type="float">
            <text:p>38.6176545112</text:p>
          </table:table-cell>
          <table:table-cell table:formula="of:=[result_0509_server.U25] / [.$G25] * 100" office:value-type="float" office:value="39.0190916618896" calcext:value-type="float">
            <text:p>39.0190916619</text:p>
          </table:table-cell>
          <table:table-cell table:formula="of:=[result_0509_server.V25] / [.$G25] * 100" office:value-type="float" office:value="39.3684724999985" calcext:value-type="float">
            <text:p>39.3684725</text:p>
          </table:table-cell>
          <table:table-cell table:formula="of:=[result_0509_server.W25] / [.$G25] * 100" office:value-type="float" office:value="38.4410178465079" calcext:value-type="float">
            <text:p>38.4410178465</text:p>
          </table:table-cell>
          <table:table-cell table:formula="of:=[result_0509_server.X25] / [.$G25] * 100" office:value-type="float" office:value="37.8579550032166" calcext:value-type="float">
            <text:p>37.8579550032</text:p>
          </table:table-cell>
          <table:table-cell table:formula="of:=[result_0509_server.Y25] / [.$G25] * 100" office:value-type="float" office:value="37.2290853822623" calcext:value-type="float">
            <text:p>37.2290853823</text:p>
          </table:table-cell>
          <table:table-cell table:formula="of:=[result_0509_server.Z25] / [.$G25] * 100" office:value-type="float" office:value="36.1504721544581" calcext:value-type="float">
            <text:p>36.1504721545</text:p>
          </table:table-cell>
          <table:table-cell table:formula="of:=[result_0509_server.AA25] / [.$G25] * 100" office:value-type="float" office:value="35.1413727409544" calcext:value-type="float">
            <text:p>35.141372741</text:p>
          </table:table-cell>
          <table:table-cell table:formula="of:=[result_0509_server.AB25] / [.$G25] * 100" office:value-type="float" office:value="34.7712461111077" calcext:value-type="float">
            <text:p>34.7712461111</text:p>
          </table:table-cell>
          <table:table-cell table:formula="of:=[result_0509_server.AC25] / [.$G25] * 100" office:value-type="float" office:value="34.1321537886119" calcext:value-type="float">
            <text:p>34.1321537886</text:p>
          </table:table-cell>
          <table:table-cell table:formula="of:=[result_0509_server.AD25] / [.$G25] * 100" office:value-type="float" office:value="33.6778926839616" calcext:value-type="float">
            <text:p>33.677892684</text:p>
          </table:table-cell>
          <table:table-cell table:formula="of:=[result_0509_server.AE25] / [.$G25] * 100" office:value-type="float" office:value="32.5690299628207" calcext:value-type="float">
            <text:p>32.5690299628</text:p>
          </table:table-cell>
          <table:table-cell table:formula="of:=[result_0509_server.AF25] / [.$G25] * 100" office:value-type="float" office:value="31.5525724684416" calcext:value-type="float">
            <text:p>31.5525724684</text:p>
          </table:table-cell>
          <table:table-cell table:formula="of:=[result_0509_server.AG25] / [.$G25] * 100" office:value-type="float" office:value="30.6174315736128" calcext:value-type="float">
            <text:p>30.6174315736</text:p>
          </table:table-cell>
          <table:table-cell table:formula="of:=[result_0509_server.AH25] / [.$G25] * 100" office:value-type="float" office:value="29.7370590148384" calcext:value-type="float">
            <text:p>29.7370590148</text:p>
          </table:table-cell>
          <table:table-cell table:formula="of:=[result_0509_server.AI25] / [.$G25] * 100" office:value-type="float" office:value="28.9384290549453" calcext:value-type="float">
            <text:p>28.9384290549</text:p>
          </table:table-cell>
          <table:table-cell table:formula="of:=[result_0509_server.AJ25] / [.$G25] * 100" office:value-type="float" office:value="28.1809046260357" calcext:value-type="float">
            <text:p>28.180904626</text:p>
          </table:table-cell>
          <table:table-cell table:formula="of:=[result_0509_server.AK25] / [.$G25] * 100" office:value-type="float" office:value="27.4910130905766" calcext:value-type="float">
            <text:p>27.4910130906</text:p>
          </table:table-cell>
          <table:table-cell table:formula="of:=[result_0509_server.AL25] / [.$G25] * 100" office:value-type="float" office:value="26.8322374890734" calcext:value-type="float">
            <text:p>26.8322374891</text:p>
          </table:table-cell>
          <table:table-cell table:formula="of:=[result_0509_server.AM25] / [.$G25] * 100" office:value-type="float" office:value="26.21596353928" calcext:value-type="float">
            <text:p>26.2159635393</text:p>
          </table:table-cell>
          <table:table-cell table:formula="of:=[result_0509_server.AN25] / [.$G25] * 100" office:value-type="float" office:value="25.6521537442312" calcext:value-type="float">
            <text:p>25.6521537442</text:p>
          </table:table-cell>
          <table:table-cell table:formula="of:=[result_0509_server.AO25] / [.$G25] * 100" office:value-type="float" office:value="25.108989844269" calcext:value-type="float">
            <text:p>25.1089898443</text:p>
          </table:table-cell>
          <table:table-cell table:formula="of:=[result_0509_server.AP25] / [.$G25] * 100" office:value-type="float" office:value="24.5977767619517" calcext:value-type="float">
            <text:p>24.597776762</text:p>
          </table:table-cell>
          <table:table-cell table:formula="of:=[result_0509_server.AQ25] / [.$G25] * 100" office:value-type="float" office:value="24.1157758557667" calcext:value-type="float">
            <text:p>24.1157758558</text:p>
          </table:table-cell>
          <table:table-cell table:formula="of:=[result_0509_server.AR25] / [.$G25] * 100" office:value-type="float" office:value="23.6605527777031" calcext:value-type="float">
            <text:p>23.6605527777</text:p>
          </table:table-cell>
          <table:table-cell table:formula="of:=[result_0509_server.AS25] / [.$G25] * 100" office:value-type="float" office:value="23.2299363525078" calcext:value-type="float">
            <text:p>23.2299363525</text:p>
          </table:table-cell>
          <table:table-cell table:formula="of:=[result_0509_server.AT25] / [.$G25] * 100" office:value-type="float" office:value="22.8219839496913" calcext:value-type="float">
            <text:p>22.8219839497</text:p>
          </table:table-cell>
          <table:table-cell table:formula="of:=[result_0509_server.AU25] / [.$G25] * 100" office:value-type="float" office:value="22.4463959022049" calcext:value-type="float">
            <text:p>22.4463959022</text:p>
          </table:table-cell>
          <table:table-cell table:formula="of:=[result_0509_server.AV25] / [.$G25] * 100" office:value-type="float" office:value="22.0784296307867" calcext:value-type="float">
            <text:p>22.0784296308</text:p>
          </table:table-cell>
          <table:table-cell table:formula="of:=[result_0509_server.AW25] / [.$G25] * 100" office:value-type="float" office:value="21.7284129335841" calcext:value-type="float">
            <text:p>21.7284129336</text:p>
          </table:table-cell>
          <table:table-cell table:formula="of:=[result_0509_server.AX25] / [.$G25] * 100" office:value-type="float" office:value="21.395063698153" calcext:value-type="float">
            <text:p>21.3950636982</text:p>
          </table:table-cell>
          <table:table-cell table:formula="of:=[result_0509_server.AY25] / [.$G25] * 100" office:value-type="float" office:value="21.0772190783233" calcext:value-type="float">
            <text:p>21.0772190783</text:p>
          </table:table-cell>
          <table:table-cell table:formula="of:=[result_0509_server.AZ25] / [.$G25] * 100" office:value-type="float" office:value="21.7117047256818" calcext:value-type="float">
            <text:p>21.7117047257</text:p>
          </table:table-cell>
          <table:table-cell table:formula="of:=[result_0509_server.BA25] / [.$G25] * 100" office:value-type="float" office:value="22.5830850516451" calcext:value-type="float">
            <text:p>22.5830850516</text:p>
          </table:table-cell>
          <table:table-cell table:formula="of:=[result_0509_server.BB25] / [.$G25] * 100" office:value-type="float" office:value="22.3771275208722" calcext:value-type="float">
            <text:p>22.3771275209</text:p>
          </table:table-cell>
          <table:table-cell table:formula="of:=[result_0509_server.BC25] / [.$G25] * 100" office:value-type="float" office:value="22.2355805793938" calcext:value-type="float">
            <text:p>22.2355805794</text:p>
          </table:table-cell>
          <table:table-cell table:formula="of:=[result_0509_server.BD25] / [.$G25] * 100" office:value-type="float" office:value="21.8861192168759" calcext:value-type="float">
            <text:p>21.8861192169</text:p>
          </table:table-cell>
          <table:table-cell table:formula="of:=[result_0509_server.BE25] / [.$G25] * 100" office:value-type="float" office:value="21.5509215834404" calcext:value-type="float">
            <text:p>21.5509215834</text:p>
          </table:table-cell>
          <table:table-cell table:formula="of:=[result_0509_server.BF25] / [.$G25] * 100" office:value-type="float" office:value="21.2291318553423" calcext:value-type="float">
            <text:p>21.2291318553</text:p>
          </table:table-cell>
          <table:table-cell table:formula="of:=[result_0509_server.BG25] / [.$G25] * 100" office:value-type="float" office:value="20.9199613322677" calcext:value-type="float">
            <text:p>20.9199613323</text:p>
          </table:table-cell>
          <table:table-cell table:formula="of:=[result_0509_server.BH25] / [.$G25] * 100" office:value-type="float" office:value="20.6226819831575" calcext:value-type="float">
            <text:p>20.6226819832</text:p>
          </table:table-cell>
          <table:table-cell table:formula="of:=[result_0509_server.BI25] / [.$G25] * 100" office:value-type="float" office:value="20.3366207226929" calcext:value-type="float">
            <text:p>20.3366207227</text:p>
          </table:table-cell>
          <table:table-cell table:formula="of:=[result_0509_server.BJ25] / [.$G25] * 100" office:value-type="float" office:value="20.061154323727" calcext:value-type="float">
            <text:p>20.0611543237</text:p>
          </table:table-cell>
          <table:table-cell table:formula="of:=[result_0509_server.BK25] / [.$G25] * 100" office:value-type="float" office:value="19.7957048847235" calcext:value-type="float">
            <text:p>19.7957048847</text:p>
          </table:table-cell>
          <table:table-cell table:formula="of:=[result_0509_server.BL25] / [.$G25] * 100" office:value-type="float" office:value="19.5397357828273" calcext:value-type="float">
            <text:p>19.5397357828</text:p>
          </table:table-cell>
          <table:table-cell table:formula="of:=[result_0509_server.BM25] / [.$G25] * 100" office:value-type="float" office:value="19.2927480529275" calcext:value-type="float">
            <text:p>19.2927480529</text:p>
          </table:table-cell>
          <table:table-cell table:formula="of:=[result_0509_server.BN25] / [.$G25] * 100" office:value-type="float" office:value="19.0542771413" calcext:value-type="float">
            <text:p>19.0542771413</text:p>
          </table:table-cell>
          <table:table-cell table:formula="of:=[result_0509_server.BO25] / [.$G25] * 100" office:value-type="float" office:value="18.9384737854825" calcext:value-type="float">
            <text:p>18.9384737855</text:p>
          </table:table-cell>
          <table:table-cell table:formula="of:=[result_0509_server.BP25] / [.$G25] * 100" office:value-type="float" office:value="18.7590667240198" calcext:value-type="float">
            <text:p>18.759066724</text:p>
          </table:table-cell>
          <table:table-cell table:formula="of:=[result_0509_server.BQ25] / [.$G25] * 100" office:value-type="float" office:value="18.5855418612936" calcext:value-type="float">
            <text:p>18.5855418613</text:p>
          </table:table-cell>
          <table:table-cell table:formula="of:=[result_0509_server.BR25] / [.$G25] * 100" office:value-type="float" office:value="18.4176145747844" calcext:value-type="float">
            <text:p>18.4176145748</text:p>
          </table:table-cell>
          <table:table-cell table:formula="of:=[result_0509_server.BS25] / [.$G25] * 100" office:value-type="float" office:value="18.2550183132437" calcext:value-type="float">
            <text:p>18.2550183132</text:p>
          </table:table-cell>
          <table:table-cell table:formula="of:=[result_0509_server.BT25] / [.$G25] * 100" office:value-type="float" office:value="18.0975031848762" calcext:value-type="float">
            <text:p>18.0975031849</text:p>
          </table:table-cell>
          <table:table-cell table:formula="of:=[result_0509_server.BU25] / [.$G25] * 100" office:value-type="float" office:value="17.944834675843" calcext:value-type="float">
            <text:p>17.9448346758</text:p>
          </table:table-cell>
          <table:table-cell table:formula="of:=[result_0509_server.BV25] / [.$G25] * 100" office:value-type="float" office:value="17.7967924852655" calcext:value-type="float">
            <text:p>17.7967924853</text:p>
          </table:table-cell>
          <table:table-cell table:formula="of:=[result_0509_server.BW25] / [.$G25] * 100" office:value-type="float" office:value="17.6531694645559" calcext:value-type="float">
            <text:p>17.6531694646</text:p>
          </table:table-cell>
          <table:table-cell table:formula="of:=[result_0509_server.BX25] / [.$G25] * 100" office:value-type="float" office:value="17.5137706503378" calcext:value-type="float">
            <text:p>17.5137706503</text:p>
          </table:table-cell>
          <table:table-cell table:formula="of:=[result_0509_server.BY25] / [.$G25] * 100" office:value-type="float" office:value="17.3784123814592" calcext:value-type="float">
            <text:p>17.3784123815</text:p>
          </table:table-cell>
          <table:table-cell table:formula="of:=[result_0509_server.BZ25] / [.$G25] * 100" office:value-type="float" office:value="17.2469214916916" calcext:value-type="float">
            <text:p>17.2469214917</text:p>
          </table:table-cell>
          <table:table-cell table:formula="of:=[result_0509_server.CA25] / [.$G25] * 100" office:value-type="float" office:value="17.1191345706497" calcext:value-type="float">
            <text:p>17.1191345706</text:p>
          </table:table-cell>
          <table:table-cell table:formula="of:=[result_0509_server.CB25] / [.$G25] * 100" office:value-type="float" office:value="16.9948972863036" calcext:value-type="float">
            <text:p>16.9948972863</text:p>
          </table:table-cell>
          <table:table-cell table:formula="of:=[result_0509_server.CC25] / [.$G25] * 100" office:value-type="float" office:value="16.8740637631723" calcext:value-type="float">
            <text:p>16.8740637632</text:p>
          </table:table-cell>
          <table:table-cell table:formula="of:=[result_0509_server.CD25] / [.$G25] * 100" office:value-type="float" office:value="16.7564960109365" calcext:value-type="float">
            <text:p>16.7564960109</text:p>
          </table:table-cell>
          <table:table-cell table:formula="of:=[result_0509_server.CE25] / [.$G25] * 100" office:value-type="float" office:value="16.6420633987603" calcext:value-type="float">
            <text:p>16.6420633988</text:p>
          </table:table-cell>
          <table:table-cell table:formula="of:=[result_0509_server.CF25] / [.$G25] * 100" office:value-type="float" office:value="16.530642171115" calcext:value-type="float">
            <text:p>16.5306421711</text:p>
          </table:table-cell>
          <table:table-cell table:formula="of:=[result_0509_server.CG25] / [.$G25] * 100" office:value-type="float" office:value="16.4221150013307" calcext:value-type="float">
            <text:p>16.4221150013</text:p>
          </table:table-cell>
          <table:table-cell table:formula="of:=[result_0509_server.CH25] / [.$G25] * 100" office:value-type="float" office:value="16.3163705794896" calcext:value-type="float">
            <text:p>16.3163705795</text:p>
          </table:table-cell>
          <table:table-cell table:formula="of:=[result_0509_server.CI25] / [.$G25] * 100" office:value-type="float" office:value="16.2133032316191" calcext:value-type="float">
            <text:p>16.2133032316</text:p>
          </table:table-cell>
          <table:table-cell table:formula="of:=[result_0509_server.CJ25] / [.$G25] * 100" office:value-type="float" office:value="16.1128125674454" calcext:value-type="float">
            <text:p>16.1128125674</text:p>
          </table:table-cell>
          <table:table-cell table:formula="of:=[result_0509_server.CK25] / [.$G25] * 100" office:value-type="float" office:value="16.0148031542389" calcext:value-type="float">
            <text:p>16.0148031542</text:p>
          </table:table-cell>
          <table:table-cell table:formula="of:=[result_0509_server.CL25] / [.$G25] * 100" office:value-type="float" office:value="15.9191842145253" calcext:value-type="float">
            <text:p>15.9191842145</text:p>
          </table:table-cell>
          <table:table-cell table:formula="of:=[result_0509_server.CM25] / [.$G25] * 100" office:value-type="float" office:value="15.8258693456482" calcext:value-type="float">
            <text:p>15.8258693456</text:p>
          </table:table-cell>
          <table:table-cell table:formula="of:=[result_0509_server.CN25] / [.$G25] * 100" office:value-type="float" office:value="15.7347762593634" calcext:value-type="float">
            <text:p>15.7347762594</text:p>
          </table:table-cell>
          <table:table-cell table:formula="of:=[result_0509_server.CO25] / [.$G25] * 100" office:value-type="float" office:value="15.6458265398146" calcext:value-type="float">
            <text:p>15.6458265398</text:p>
          </table:table-cell>
          <table:table-cell table:formula="of:=[result_0509_server.CP25] / [.$G25] * 100" office:value-type="float" office:value="15.558945418395" calcext:value-type="float">
            <text:p>15.5589454184</text:p>
          </table:table-cell>
          <table:table-cell table:formula="of:=[result_0509_server.CQ25] / [.$G25] * 100" office:value-type="float" office:value="15.4740615641343" calcext:value-type="float">
            <text:p>15.4740615641</text:p>
          </table:table-cell>
          <table:table-cell table:formula="of:=[result_0509_server.CR25] / [.$G25] * 100" office:value-type="float" office:value="15.3911068883796" calcext:value-type="float">
            <text:p>15.3911068884</text:p>
          </table:table-cell>
          <table:table-cell table:formula="of:=[result_0509_server.CS25] / [.$G25] * 100" office:value-type="float" office:value="15.3100163626419" calcext:value-type="float">
            <text:p>15.3100163626</text:p>
          </table:table-cell>
          <table:table-cell table:formula="of:=[result_0509_server.CT25] / [.$G25] * 100" office:value-type="float" office:value="15.2307278485873" calcext:value-type="float">
            <text:p>15.2307278486</text:p>
          </table:table-cell>
          <table:table-cell table:formula="of:=[result_0509_server.CU25] / [.$G25] * 100" office:value-type="float" office:value="15.1531819392371" calcext:value-type="float">
            <text:p>15.1531819392</text:p>
          </table:table-cell>
          <table:table-cell table:formula="of:=[result_0509_server.CV25] / [.$G25] * 100" office:value-type="float" office:value="15.077321810525" calcext:value-type="float">
            <text:p>15.0773218105</text:p>
          </table:table-cell>
          <table:table-cell table:formula="of:=[result_0509_server.CW25] / [.$G25] * 100" office:value-type="float" office:value="15.0030930824303" calcext:value-type="float">
            <text:p>15.0030930824</text:p>
          </table:table-cell>
          <table:table-cell table:formula="of:=[result_0509_server.CX25] / [.$G25] * 100" office:value-type="float" office:value="14.930443688976" calcext:value-type="float">
            <text:p>14.930443689</text:p>
          </table:table-cell>
          <table:table-cell table:formula="of:=[result_0509_server.CY25] / [.$G25] * 100" office:value-type="float" office:value="14.8593237564365" calcext:value-type="float">
            <text:p>14.8593237564</text:p>
          </table:table-cell>
          <table:table-cell table:formula="of:=[result_0509_server.CZ25] / [.$G25] * 100" office:value-type="float" office:value="14.7896854891582" calcext:value-type="float">
            <text:p>14.7896854892</text:p>
          </table:table-cell>
          <table:table-cell table:formula="of:=[result_0509_server.DA25] / [.$G25] * 100" office:value-type="float" office:value="14.7214830624424" calcext:value-type="float">
            <text:p>14.7214830624</text:p>
          </table:table-cell>
          <table:table-cell table:formula="of:=[result_0509_server.DB25] / [.$G25] * 100" office:value-type="float" office:value="14.6546725219861" calcext:value-type="float">
            <text:p>14.654672522</text:p>
          </table:table-cell>
          <table:table-cell table:formula="of:=[result_0509_server.DC25] / [.$G25] * 100" office:value-type="float" office:value="14.5892116894177" calcext:value-type="float">
            <text:p>14.5892116894</text:p>
          </table:table-cell>
          <table:table-cell table:formula="of:=[result_0509_server.DD25] / [.$G25] * 100" office:value-type="float" office:value="14.5250600735008" calcext:value-type="float">
            <text:p>14.5250600735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4.8259020477177" calcext:value-type="float">
            <text:p>4.8259020477</text:p>
          </table:table-cell>
          <table:table-cell office:value-type="string" calcext:value-type="string">
            <text:p><text:s/>global min</text:p>
          </table:table-cell>
          <table:table-cell office:value-type="float" office:value="-12.7464077423388" calcext:value-type="float">
            <text:p>-12.7464077423</text:p>
          </table:table-cell>
          <table:table-cell office:value-type="string" calcext:value-type="string">
            <text:p><text:s/>range</text:p>
          </table:table-cell>
          <table:table-cell office:value-type="float" office:value="17.5723097900565" calcext:value-type="float">
            <text:p>17.5723097901</text:p>
          </table:table-cell>
          <table:table-cell office:value-type="string" calcext:value-type="string">
            <text:p><text:s/>regret</text:p>
          </table:table-cell>
          <table:table-cell table:formula="of:=[result_0509_server.I26] / [.$G26] * 100" office:value-type="float" office:value="22.0402281706877" calcext:value-type="float">
            <text:p>22.0402281707</text:p>
          </table:table-cell>
          <table:table-cell table:formula="of:=[result_0509_server.J26] / [.$G26] * 100" office:value-type="float" office:value="23.5200256949039" calcext:value-type="float">
            <text:p>23.5200256949</text:p>
          </table:table-cell>
          <table:table-cell table:formula="of:=[result_0509_server.K26] / [.$G26] * 100" office:value-type="float" office:value="25.8896349655328" calcext:value-type="float">
            <text:p>25.8896349655</text:p>
          </table:table-cell>
          <table:table-cell table:formula="of:=[result_0509_server.L26] / [.$G26] * 100" office:value-type="float" office:value="41.7188731424005" calcext:value-type="float">
            <text:p>41.7188731424</text:p>
          </table:table-cell>
          <table:table-cell table:formula="of:=[result_0509_server.M26] / [.$G26] * 100" office:value-type="float" office:value="43.2924040488393" calcext:value-type="float">
            <text:p>43.2924040488</text:p>
          </table:table-cell>
          <table:table-cell table:formula="of:=[result_0509_server.N26] / [.$G26] * 100" office:value-type="float" office:value="43.842364614681" calcext:value-type="float">
            <text:p>43.8423646147</text:p>
          </table:table-cell>
          <table:table-cell table:formula="of:=[result_0509_server.O26] / [.$G26] * 100" office:value-type="float" office:value="40.0598968621601" calcext:value-type="float">
            <text:p>40.0598968622</text:p>
          </table:table-cell>
          <table:table-cell table:formula="of:=[result_0509_server.P26] / [.$G26] * 100" office:value-type="float" office:value="37.4253042008583" calcext:value-type="float">
            <text:p>37.4253042009</text:p>
          </table:table-cell>
          <table:table-cell table:formula="of:=[result_0509_server.Q26] / [.$G26] * 100" office:value-type="float" office:value="37.16344194601" calcext:value-type="float">
            <text:p>37.163441946</text:p>
          </table:table-cell>
          <table:table-cell table:formula="of:=[result_0509_server.R26] / [.$G26] * 100" office:value-type="float" office:value="41.9017231759361" calcext:value-type="float">
            <text:p>41.9017231759</text:p>
          </table:table-cell>
          <table:table-cell table:formula="of:=[result_0509_server.S26] / [.$G26] * 100" office:value-type="float" office:value="42.0652123064963" calcext:value-type="float">
            <text:p>42.0652123065</text:p>
          </table:table-cell>
          <table:table-cell table:formula="of:=[result_0509_server.T26] / [.$G26] * 100" office:value-type="float" office:value="43.4019400084998" calcext:value-type="float">
            <text:p>43.4019400085</text:p>
          </table:table-cell>
          <table:table-cell table:formula="of:=[result_0509_server.U26] / [.$G26] * 100" office:value-type="float" office:value="42.820890310821" calcext:value-type="float">
            <text:p>42.8208903108</text:p>
          </table:table-cell>
          <table:table-cell table:formula="of:=[result_0509_server.V26] / [.$G26] * 100" office:value-type="float" office:value="42.3359611508554" calcext:value-type="float">
            <text:p>42.3359611509</text:p>
          </table:table-cell>
          <table:table-cell table:formula="of:=[result_0509_server.W26] / [.$G26] * 100" office:value-type="float" office:value="41.5148566170538" calcext:value-type="float">
            <text:p>41.5148566171</text:p>
          </table:table-cell>
          <table:table-cell table:formula="of:=[result_0509_server.X26] / [.$G26] * 100" office:value-type="float" office:value="40.9323755173802" calcext:value-type="float">
            <text:p>40.9323755174</text:p>
          </table:table-cell>
          <table:table-cell table:formula="of:=[result_0509_server.Y26] / [.$G26] * 100" office:value-type="float" office:value="38.696374864256" calcext:value-type="float">
            <text:p>38.6963748643</text:p>
          </table:table-cell>
          <table:table-cell table:formula="of:=[result_0509_server.Z26] / [.$G26] * 100" office:value-type="float" office:value="37.5408401989204" calcext:value-type="float">
            <text:p>37.5408401989</text:p>
          </table:table-cell>
          <table:table-cell table:formula="of:=[result_0509_server.AA26] / [.$G26] * 100" office:value-type="float" office:value="37.7775221558619" calcext:value-type="float">
            <text:p>37.7775221559</text:p>
          </table:table-cell>
          <table:table-cell table:formula="of:=[result_0509_server.AB26] / [.$G26] * 100" office:value-type="float" office:value="36.0346642687823" calcext:value-type="float">
            <text:p>36.0346642688</text:p>
          </table:table-cell>
          <table:table-cell table:formula="of:=[result_0509_server.AC26] / [.$G26] * 100" office:value-type="float" office:value="34.4577928471389" calcext:value-type="float">
            <text:p>34.4577928471</text:p>
          </table:table-cell>
          <table:table-cell table:formula="of:=[result_0509_server.AD26] / [.$G26] * 100" office:value-type="float" office:value="33.8794500826976" calcext:value-type="float">
            <text:p>33.8794500827</text:p>
          </table:table-cell>
          <table:table-cell table:formula="of:=[result_0509_server.AE26] / [.$G26] * 100" office:value-type="float" office:value="32.5334028797224" calcext:value-type="float">
            <text:p>32.5334028797</text:p>
          </table:table-cell>
          <table:table-cell table:formula="of:=[result_0509_server.AF26] / [.$G26] * 100" office:value-type="float" office:value="31.2995262769952" calcext:value-type="float">
            <text:p>31.299526277</text:p>
          </table:table-cell>
          <table:table-cell table:formula="of:=[result_0509_server.AG26] / [.$G26] * 100" office:value-type="float" office:value="30.1643598024862" calcext:value-type="float">
            <text:p>30.1643598025</text:p>
          </table:table-cell>
          <table:table-cell table:formula="of:=[result_0509_server.AH26] / [.$G26] * 100" office:value-type="float" office:value="29.1491503045959" calcext:value-type="float">
            <text:p>29.1491503046</text:p>
          </table:table-cell>
          <table:table-cell table:formula="of:=[result_0509_server.AI26] / [.$G26] * 100" office:value-type="float" office:value="28.1777137901394" calcext:value-type="float">
            <text:p>28.1777137901</text:p>
          </table:table-cell>
          <table:table-cell table:formula="of:=[result_0509_server.AJ26] / [.$G26] * 100" office:value-type="float" office:value="27.275665598144" calcext:value-type="float">
            <text:p>27.2756655981</text:p>
          </table:table-cell>
          <table:table-cell table:formula="of:=[result_0509_server.AK26] / [.$G26] * 100" office:value-type="float" office:value="26.4358276262862" calcext:value-type="float">
            <text:p>26.4358276263</text:p>
          </table:table-cell>
          <table:table-cell table:formula="of:=[result_0509_server.AL26] / [.$G26] * 100" office:value-type="float" office:value="25.6802638006547" calcext:value-type="float">
            <text:p>25.6802638007</text:p>
          </table:table-cell>
          <table:table-cell table:formula="of:=[result_0509_server.AM26] / [.$G26] * 100" office:value-type="float" office:value="24.9460734978681" calcext:value-type="float">
            <text:p>24.9460734979</text:p>
          </table:table-cell>
          <table:table-cell table:formula="of:=[result_0509_server.AN26] / [.$G26] * 100" office:value-type="float" office:value="24.2577700890057" calcext:value-type="float">
            <text:p>24.257770089</text:p>
          </table:table-cell>
          <table:table-cell table:formula="of:=[result_0509_server.AO26] / [.$G26] * 100" office:value-type="float" office:value="23.611182038256" calcext:value-type="float">
            <text:p>23.6111820383</text:p>
          </table:table-cell>
          <table:table-cell table:formula="of:=[result_0509_server.AP26] / [.$G26] * 100" office:value-type="float" office:value="23.0026285787271" calcext:value-type="float">
            <text:p>23.0026285787</text:p>
          </table:table-cell>
          <table:table-cell table:formula="of:=[result_0509_server.AQ26] / [.$G26] * 100" office:value-type="float" office:value="22.4288496025997" calcext:value-type="float">
            <text:p>22.4288496026</text:p>
          </table:table-cell>
          <table:table-cell table:formula="of:=[result_0509_server.AR26] / [.$G26] * 100" office:value-type="float" office:value="21.9105180263425" calcext:value-type="float">
            <text:p>21.9105180263</text:p>
          </table:table-cell>
          <table:table-cell table:formula="of:=[result_0509_server.AS26] / [.$G26] * 100" office:value-type="float" office:value="21.3972706314215" calcext:value-type="float">
            <text:p>21.3972706314</text:p>
          </table:table-cell>
          <table:table-cell table:formula="of:=[result_0509_server.AT26] / [.$G26] * 100" office:value-type="float" office:value="20.911036257286" calcext:value-type="float">
            <text:p>20.9110362573</text:p>
          </table:table-cell>
          <table:table-cell table:formula="of:=[result_0509_server.AU26] / [.$G26] * 100" office:value-type="float" office:value="20.4497369792599" calcext:value-type="float">
            <text:p>20.4497369793</text:p>
          </table:table-cell>
          <table:table-cell table:formula="of:=[result_0509_server.AV26] / [.$G26] * 100" office:value-type="float" office:value="20.0115026651351" calcext:value-type="float">
            <text:p>20.0115026651</text:p>
          </table:table-cell>
          <table:table-cell table:formula="of:=[result_0509_server.AW26] / [.$G26] * 100" office:value-type="float" office:value="19.5946456346262" calcext:value-type="float">
            <text:p>19.5946456346</text:p>
          </table:table-cell>
          <table:table-cell table:formula="of:=[result_0509_server.AX26] / [.$G26] * 100" office:value-type="float" office:value="19.1976389389035" calcext:value-type="float">
            <text:p>19.1976389389</text:p>
          </table:table-cell>
          <table:table-cell table:formula="of:=[result_0509_server.AY26] / [.$G26] * 100" office:value-type="float" office:value="18.8190976708887" calcext:value-type="float">
            <text:p>18.8190976709</text:p>
          </table:table-cell>
          <table:table-cell table:formula="of:=[result_0509_server.AZ26] / [.$G26] * 100" office:value-type="float" office:value="18.4577628241473" calcext:value-type="float">
            <text:p>18.4577628241</text:p>
          </table:table-cell>
          <table:table-cell table:formula="of:=[result_0509_server.BA26] / [.$G26] * 100" office:value-type="float" office:value="18.1313439359961" calcext:value-type="float">
            <text:p>18.131343936</text:p>
          </table:table-cell>
          <table:table-cell table:formula="of:=[result_0509_server.BB26] / [.$G26] * 100" office:value-type="float" office:value="17.8006704681324" calcext:value-type="float">
            <text:p>17.8006704681</text:p>
          </table:table-cell>
          <table:table-cell table:formula="of:=[result_0509_server.BC26] / [.$G26] * 100" office:value-type="float" office:value="17.4840682116672" calcext:value-type="float">
            <text:p>17.4840682117</text:p>
          </table:table-cell>
          <table:table-cell table:formula="of:=[result_0509_server.BD26] / [.$G26] * 100" office:value-type="float" office:value="17.1806577158881" calcext:value-type="float">
            <text:p>17.1806577159</text:p>
          </table:table-cell>
          <table:table-cell table:formula="of:=[result_0509_server.BE26] / [.$G26] * 100" office:value-type="float" office:value="16.8896313219776" calcext:value-type="float">
            <text:p>16.889631322</text:p>
          </table:table-cell>
          <table:table-cell table:formula="of:=[result_0509_server.BF26] / [.$G26] * 100" office:value-type="float" office:value="16.6102459838234" calcext:value-type="float">
            <text:p>16.6102459838</text:p>
          </table:table-cell>
          <table:table-cell table:formula="of:=[result_0509_server.BG26] / [.$G26] * 100" office:value-type="float" office:value="16.34181693344" calcext:value-type="float">
            <text:p>16.3418169334</text:p>
          </table:table-cell>
          <table:table-cell table:formula="of:=[result_0509_server.BH26] / [.$G26] * 100" office:value-type="float" office:value="16.0837120773021" calcext:value-type="float">
            <text:p>16.0837120773</text:p>
          </table:table-cell>
          <table:table-cell table:formula="of:=[result_0509_server.BI26] / [.$G26] * 100" office:value-type="float" office:value="15.8353470270562" calcext:value-type="float">
            <text:p>15.8353470271</text:p>
          </table:table-cell>
          <table:table-cell table:formula="of:=[result_0509_server.BJ26] / [.$G26] * 100" office:value-type="float" office:value="15.596180682375" calcext:value-type="float">
            <text:p>15.5961806824</text:p>
          </table:table-cell>
          <table:table-cell table:formula="of:=[result_0509_server.BK26] / [.$G26] * 100" office:value-type="float" office:value="15.3657112956821" calcext:value-type="float">
            <text:p>15.3657112957</text:p>
          </table:table-cell>
          <table:table-cell table:formula="of:=[result_0509_server.BL26] / [.$G26] * 100" office:value-type="float" office:value="15.143472958514" calcext:value-type="float">
            <text:p>15.1434729585</text:p>
          </table:table-cell>
          <table:table-cell table:formula="of:=[result_0509_server.BM26] / [.$G26] * 100" office:value-type="float" office:value="14.9290324577378" calcext:value-type="float">
            <text:p>14.9290324577</text:p>
          </table:table-cell>
          <table:table-cell table:formula="of:=[result_0509_server.BN26] / [.$G26] * 100" office:value-type="float" office:value="14.7219864569884" calcext:value-type="float">
            <text:p>14.721986457</text:p>
          </table:table-cell>
          <table:table-cell table:formula="of:=[result_0509_server.BO26] / [.$G26] * 100" office:value-type="float" office:value="14.5219589647389" calcext:value-type="float">
            <text:p>14.5219589647</text:p>
          </table:table-cell>
          <table:table-cell table:formula="of:=[result_0509_server.BP26] / [.$G26] * 100" office:value-type="float" office:value="14.3285990555644" calcext:value-type="float">
            <text:p>14.3285990556</text:p>
          </table:table-cell>
          <table:table-cell table:formula="of:=[result_0509_server.BQ26] / [.$G26] * 100" office:value-type="float" office:value="14.1415788155432" calcext:value-type="float">
            <text:p>14.1415788155</text:p>
          </table:table-cell>
          <table:table-cell table:formula="of:=[result_0509_server.BR26] / [.$G26] * 100" office:value-type="float" office:value="13.9742777517012" calcext:value-type="float">
            <text:p>13.9742777517</text:p>
          </table:table-cell>
          <table:table-cell table:formula="of:=[result_0509_server.BS26] / [.$G26] * 100" office:value-type="float" office:value="13.7988188098372" calcext:value-type="float">
            <text:p>13.7988188098</text:p>
          </table:table-cell>
          <table:table-cell table:formula="of:=[result_0509_server.BT26] / [.$G26] * 100" office:value-type="float" office:value="13.6288429599065" calcext:value-type="float">
            <text:p>13.6288429599</text:p>
          </table:table-cell>
          <table:table-cell table:formula="of:=[result_0509_server.BU26] / [.$G26] * 100" office:value-type="float" office:value="13.4640971361274" calcext:value-type="float">
            <text:p>13.4640971361</text:p>
          </table:table-cell>
          <table:table-cell table:formula="of:=[result_0509_server.BV26] / [.$G26] * 100" office:value-type="float" office:value="13.3043436100387" calcext:value-type="float">
            <text:p>13.30434361</text:p>
          </table:table-cell>
          <table:table-cell table:formula="of:=[result_0509_server.BW26] / [.$G26] * 100" office:value-type="float" office:value="13.1493588459227" calcext:value-type="float">
            <text:p>13.1493588459</text:p>
          </table:table-cell>
          <table:table-cell table:formula="of:=[result_0509_server.BX26] / [.$G26] * 100" office:value-type="float" office:value="12.9989324572219" calcext:value-type="float">
            <text:p>12.9989324572</text:p>
          </table:table-cell>
          <table:table-cell table:formula="of:=[result_0509_server.BY26] / [.$G26] * 100" office:value-type="float" office:value="12.8528662537009" calcext:value-type="float">
            <text:p>12.8528662537</text:p>
          </table:table-cell>
          <table:table-cell table:formula="of:=[result_0509_server.BZ26] / [.$G26] * 100" office:value-type="float" office:value="12.7109733702804" calcext:value-type="float">
            <text:p>12.7109733703</text:p>
          </table:table-cell>
          <table:table-cell table:formula="of:=[result_0509_server.CA26] / [.$G26] * 100" office:value-type="float" office:value="12.5730774694915" calcext:value-type="float">
            <text:p>12.5730774695</text:p>
          </table:table-cell>
          <table:table-cell table:formula="of:=[result_0509_server.CB26] / [.$G26] * 100" office:value-type="float" office:value="12.4390120103912" calcext:value-type="float">
            <text:p>12.4390120104</text:p>
          </table:table-cell>
          <table:table-cell table:formula="of:=[result_0509_server.CC26] / [.$G26] * 100" office:value-type="float" office:value="12.3086195775676" calcext:value-type="float">
            <text:p>12.3086195776</text:p>
          </table:table-cell>
          <table:table-cell table:formula="of:=[result_0509_server.CD26] / [.$G26] * 100" office:value-type="float" office:value="12.1817512645501" calcext:value-type="float">
            <text:p>12.1817512646</text:p>
          </table:table-cell>
          <table:table-cell table:formula="of:=[result_0509_server.CE26] / [.$G26] * 100" office:value-type="float" office:value="12.0582661065464" calcext:value-type="float">
            <text:p>12.0582661065</text:p>
          </table:table-cell>
          <table:table-cell table:formula="of:=[result_0509_server.CF26] / [.$G26] * 100" office:value-type="float" office:value="11.9380305579637" calcext:value-type="float">
            <text:p>11.938030558</text:p>
          </table:table-cell>
          <table:table-cell table:formula="of:=[result_0509_server.CG26] / [.$G26] * 100" office:value-type="float" office:value="11.820918010643" calcext:value-type="float">
            <text:p>11.8209180106</text:p>
          </table:table-cell>
          <table:table-cell table:formula="of:=[result_0509_server.CH26] / [.$G26] * 100" office:value-type="float" office:value="11.7068083491511" calcext:value-type="float">
            <text:p>11.7068083492</text:p>
          </table:table-cell>
          <table:table-cell table:formula="of:=[result_0509_server.CI26] / [.$G26] * 100" office:value-type="float" office:value="11.5955875398488" calcext:value-type="float">
            <text:p>11.5955875398</text:p>
          </table:table-cell>
          <table:table-cell table:formula="of:=[result_0509_server.CJ26] / [.$G26] * 100" office:value-type="float" office:value="11.487147250779" calcext:value-type="float">
            <text:p>11.4871472508</text:p>
          </table:table-cell>
          <table:table-cell table:formula="of:=[result_0509_server.CK26] / [.$G26] * 100" office:value-type="float" office:value="11.7879561736732" calcext:value-type="float">
            <text:p>11.7879561737</text:p>
          </table:table-cell>
          <table:table-cell table:formula="of:=[result_0509_server.CL26] / [.$G26] * 100" office:value-type="float" office:value="11.6798148107536" calcext:value-type="float">
            <text:p>11.6798148108</text:p>
          </table:table-cell>
          <table:table-cell table:formula="of:=[result_0509_server.CM26] / [.$G26] * 100" office:value-type="float" office:value="11.574279263808" calcext:value-type="float">
            <text:p>11.5742792638</text:p>
          </table:table-cell>
          <table:table-cell table:formula="of:=[result_0509_server.CN26] / [.$G26] * 100" office:value-type="float" office:value="11.4712564679802" calcext:value-type="float">
            <text:p>11.471256468</text:p>
          </table:table-cell>
          <table:table-cell table:formula="of:=[result_0509_server.CO26] / [.$G26] * 100" office:value-type="float" office:value="11.3706577379365" calcext:value-type="float">
            <text:p>11.3706577379</text:p>
          </table:table-cell>
          <table:table-cell table:formula="of:=[result_0509_server.CP26] / [.$G26] * 100" office:value-type="float" office:value="11.2723985132427" calcext:value-type="float">
            <text:p>11.2723985132</text:p>
          </table:table-cell>
          <table:table-cell table:formula="of:=[result_0509_server.CQ26] / [.$G26] * 100" office:value-type="float" office:value="11.1763981213005" calcext:value-type="float">
            <text:p>11.1763981213</text:p>
          </table:table-cell>
          <table:table-cell table:formula="of:=[result_0509_server.CR26] / [.$G26] * 100" office:value-type="float" office:value="11.0825795564479" calcext:value-type="float">
            <text:p>11.0825795564</text:p>
          </table:table-cell>
          <table:table-cell table:formula="of:=[result_0509_server.CS26] / [.$G26] * 100" office:value-type="float" office:value="10.9908692739515" calcext:value-type="float">
            <text:p>10.990869274</text:p>
          </table:table-cell>
          <table:table-cell table:formula="of:=[result_0509_server.CT26] / [.$G26] * 100" office:value-type="float" office:value="10.9011969977328" calcext:value-type="float">
            <text:p>10.9011969977</text:p>
          </table:table-cell>
          <table:table-cell table:formula="of:=[result_0509_server.CU26] / [.$G26] * 100" office:value-type="float" office:value="10.8134955407717" calcext:value-type="float">
            <text:p>10.8134955408</text:p>
          </table:table-cell>
          <table:table-cell table:formula="of:=[result_0509_server.CV26] / [.$G26] * 100" office:value-type="float" office:value="10.7277006372227" calcext:value-type="float">
            <text:p>10.7277006372</text:p>
          </table:table-cell>
          <table:table-cell table:formula="of:=[result_0509_server.CW26] / [.$G26] * 100" office:value-type="float" office:value="10.643750785363" calcext:value-type="float">
            <text:p>10.6437507854</text:p>
          </table:table-cell>
          <table:table-cell table:formula="of:=[result_0509_server.CX26] / [.$G26] * 100" office:value-type="float" office:value="10.5615871005642" calcext:value-type="float">
            <text:p>10.5615871006</text:p>
          </table:table-cell>
          <table:table-cell table:formula="of:=[result_0509_server.CY26] / [.$G26] * 100" office:value-type="float" office:value="10.4811531775505" calcext:value-type="float">
            <text:p>10.4811531776</text:p>
          </table:table-cell>
          <table:table-cell table:formula="of:=[result_0509_server.CZ26] / [.$G26] * 100" office:value-type="float" office:value="10.4023949612663" calcext:value-type="float">
            <text:p>10.4023949613</text:p>
          </table:table-cell>
          <table:table-cell table:formula="of:=[result_0509_server.DA26] / [.$G26] * 100" office:value-type="float" office:value="10.3252606257303" calcext:value-type="float">
            <text:p>10.3252606257</text:p>
          </table:table-cell>
          <table:table-cell table:formula="of:=[result_0509_server.DB26] / [.$G26] * 100" office:value-type="float" office:value="10.2497004603072" calcext:value-type="float">
            <text:p>10.2497004603</text:p>
          </table:table-cell>
          <table:table-cell table:formula="of:=[result_0509_server.DC26] / [.$G26] * 100" office:value-type="float" office:value="10.1756667628725" calcext:value-type="float">
            <text:p>10.1756667629</text:p>
          </table:table-cell>
          <table:table-cell table:formula="of:=[result_0509_server.DD26] / [.$G26] * 100" office:value-type="float" office:value="10.1031137393865" calcext:value-type="float">
            <text:p>10.1031137394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13.683401949805" calcext:value-type="float">
            <text:p>13.6834019498</text:p>
          </table:table-cell>
          <table:table-cell office:value-type="string" calcext:value-type="string">
            <text:p><text:s/>global min</text:p>
          </table:table-cell>
          <table:table-cell office:value-type="float" office:value="-3.54793296649282" calcext:value-type="float">
            <text:p>-3.5479329665</text:p>
          </table:table-cell>
          <table:table-cell office:value-type="string" calcext:value-type="string">
            <text:p><text:s/>range</text:p>
          </table:table-cell>
          <table:table-cell office:value-type="float" office:value="17.2313349162978" calcext:value-type="float">
            <text:p>17.2313349163</text:p>
          </table:table-cell>
          <table:table-cell office:value-type="string" calcext:value-type="string">
            <text:p><text:s/>regret</text:p>
          </table:table-cell>
          <table:table-cell table:formula="of:=[result_0509_server.I27] / [.$G27] * 100" office:value-type="float" office:value="44.1482109473898" calcext:value-type="float">
            <text:p>44.1482109474</text:p>
          </table:table-cell>
          <table:table-cell table:formula="of:=[result_0509_server.J27] / [.$G27] * 100" office:value-type="float" office:value="59.0154571737056" calcext:value-type="float">
            <text:p>59.0154571737</text:p>
          </table:table-cell>
          <table:table-cell table:formula="of:=[result_0509_server.K27] / [.$G27] * 100" office:value-type="float" office:value="71.2359134165538" calcext:value-type="float">
            <text:p>71.2359134166</text:p>
          </table:table-cell>
          <table:table-cell table:formula="of:=[result_0509_server.L27] / [.$G27] * 100" office:value-type="float" office:value="65.9061155750722" calcext:value-type="float">
            <text:p>65.9061155751</text:p>
          </table:table-cell>
          <table:table-cell table:formula="of:=[result_0509_server.M27] / [.$G27] * 100" office:value-type="float" office:value="64.9791197539242" calcext:value-type="float">
            <text:p>64.9791197539</text:p>
          </table:table-cell>
          <table:table-cell table:formula="of:=[result_0509_server.N27] / [.$G27] * 100" office:value-type="float" office:value="60.734293227247" calcext:value-type="float">
            <text:p>60.7342932272</text:p>
          </table:table-cell>
          <table:table-cell table:formula="of:=[result_0509_server.O27] / [.$G27] * 100" office:value-type="float" office:value="53.6433919570148" calcext:value-type="float">
            <text:p>53.643391957</text:p>
          </table:table-cell>
          <table:table-cell table:formula="of:=[result_0509_server.P27] / [.$G27] * 100" office:value-type="float" office:value="49.2964255473696" calcext:value-type="float">
            <text:p>49.2964255474</text:p>
          </table:table-cell>
          <table:table-cell table:formula="of:=[result_0509_server.Q27] / [.$G27] * 100" office:value-type="float" office:value="48.6365366140448" calcext:value-type="float">
            <text:p>48.636536614</text:p>
          </table:table-cell>
          <table:table-cell table:formula="of:=[result_0509_server.R27] / [.$G27] * 100" office:value-type="float" office:value="44.3686154464367" calcext:value-type="float">
            <text:p>44.3686154464</text:p>
          </table:table-cell>
          <table:table-cell table:formula="of:=[result_0509_server.S27] / [.$G27] * 100" office:value-type="float" office:value="45.6451065932001" calcext:value-type="float">
            <text:p>45.6451065932</text:p>
          </table:table-cell>
          <table:table-cell table:formula="of:=[result_0509_server.T27] / [.$G27] * 100" office:value-type="float" office:value="41.8413477104335" calcext:value-type="float">
            <text:p>41.8413477104</text:p>
          </table:table-cell>
          <table:table-cell table:formula="of:=[result_0509_server.U27] / [.$G27] * 100" office:value-type="float" office:value="38.6227825019385" calcext:value-type="float">
            <text:p>38.6227825019</text:p>
          </table:table-cell>
          <table:table-cell table:formula="of:=[result_0509_server.V27] / [.$G27] * 100" office:value-type="float" office:value="35.8640123232286" calcext:value-type="float">
            <text:p>35.8640123232</text:p>
          </table:table-cell>
          <table:table-cell table:formula="of:=[result_0509_server.W27] / [.$G27] * 100" office:value-type="float" office:value="33.4730781683468" calcext:value-type="float">
            <text:p>33.4730781683</text:p>
          </table:table-cell>
          <table:table-cell table:formula="of:=[result_0509_server.X27] / [.$G27] * 100" office:value-type="float" office:value="31.381010782825" calcext:value-type="float">
            <text:p>31.3810107828</text:p>
          </table:table-cell>
          <table:table-cell table:formula="of:=[result_0509_server.Y27] / [.$G27] * 100" office:value-type="float" office:value="29.5350689720707" calcext:value-type="float">
            <text:p>29.5350689721</text:p>
          </table:table-cell>
          <table:table-cell table:formula="of:=[result_0509_server.Z27] / [.$G27] * 100" office:value-type="float" office:value="27.8942318069556" calcext:value-type="float">
            <text:p>27.894231807</text:p>
          </table:table-cell>
          <table:table-cell table:formula="of:=[result_0509_server.AA27] / [.$G27] * 100" office:value-type="float" office:value="26.4261143434317" calcext:value-type="float">
            <text:p>26.4261143434</text:p>
          </table:table-cell>
          <table:table-cell table:formula="of:=[result_0509_server.AB27] / [.$G27] * 100" office:value-type="float" office:value="25.10480862626" calcext:value-type="float">
            <text:p>25.1048086263</text:p>
          </table:table-cell>
          <table:table-cell table:formula="of:=[result_0509_server.AC27] / [.$G27] * 100" office:value-type="float" office:value="23.9093415488191" calcext:value-type="float">
            <text:p>23.9093415488</text:p>
          </table:table-cell>
          <table:table-cell table:formula="of:=[result_0509_server.AD27] / [.$G27] * 100" office:value-type="float" office:value="22.8225532966001" calcext:value-type="float">
            <text:p>22.8225532966</text:p>
          </table:table-cell>
          <table:table-cell table:formula="of:=[result_0509_server.AE27] / [.$G27] * 100" office:value-type="float" office:value="21.8302683706609" calcext:value-type="float">
            <text:p>21.8302683707</text:p>
          </table:table-cell>
          <table:table-cell table:formula="of:=[result_0509_server.AF27] / [.$G27] * 100" office:value-type="float" office:value="20.9206738552167" calcext:value-type="float">
            <text:p>20.9206738552</text:p>
          </table:table-cell>
          <table:table-cell table:formula="of:=[result_0509_server.AG27] / [.$G27] * 100" office:value-type="float" office:value="20.083846901008" calcext:value-type="float">
            <text:p>20.083846901</text:p>
          </table:table-cell>
          <table:table-cell table:formula="of:=[result_0509_server.AH27] / [.$G27] * 100" office:value-type="float" office:value="19.3113912509693" calcext:value-type="float">
            <text:p>19.311391251</text:p>
          </table:table-cell>
          <table:table-cell table:formula="of:=[result_0509_server.AI27] / [.$G27] * 100" office:value-type="float" office:value="18.5961545379704" calcext:value-type="float">
            <text:p>18.596154538</text:p>
          </table:table-cell>
          <table:table-cell table:formula="of:=[result_0509_server.AJ27] / [.$G27] * 100" office:value-type="float" office:value="17.9320061616143" calcext:value-type="float">
            <text:p>17.9320061616</text:p>
          </table:table-cell>
          <table:table-cell table:formula="of:=[result_0509_server.AK27] / [.$G27] * 100" office:value-type="float" office:value="17.3136611215586" calcext:value-type="float">
            <text:p>17.3136611216</text:p>
          </table:table-cell>
          <table:table-cell table:formula="of:=[result_0509_server.AL27] / [.$G27] * 100" office:value-type="float" office:value="16.7365390841733" calcext:value-type="float">
            <text:p>16.7365390842</text:p>
          </table:table-cell>
          <table:table-cell table:formula="of:=[result_0509_server.AM27] / [.$G27] * 100" office:value-type="float" office:value="16.1966507266194" calcext:value-type="float">
            <text:p>16.1966507266</text:p>
          </table:table-cell>
          <table:table-cell table:formula="of:=[result_0509_server.AN27] / [.$G27] * 100" office:value-type="float" office:value="15.6905053914126" calcext:value-type="float">
            <text:p>15.6905053914</text:p>
          </table:table-cell>
          <table:table-cell table:formula="of:=[result_0509_server.AO27] / [.$G27] * 100" office:value-type="float" office:value="15.2150355310667" calcext:value-type="float">
            <text:p>15.2150355311</text:p>
          </table:table-cell>
          <table:table-cell table:formula="of:=[result_0509_server.AP27] / [.$G27] * 100" office:value-type="float" office:value="14.7675344860353" calcext:value-type="float">
            <text:p>14.767534486</text:p>
          </table:table-cell>
          <table:table-cell table:formula="of:=[result_0509_server.AQ27] / [.$G27] * 100" office:value-type="float" office:value="14.3456049292915" calcext:value-type="float">
            <text:p>14.3456049293</text:p>
          </table:table-cell>
          <table:table-cell table:formula="of:=[result_0509_server.AR27] / [.$G27] * 100" office:value-type="float" office:value="13.9471159034778" calcext:value-type="float">
            <text:p>13.9471159035</text:p>
          </table:table-cell>
          <table:table-cell table:formula="of:=[result_0509_server.AS27] / [.$G27] * 100" office:value-type="float" office:value="15.1568577745518" calcext:value-type="float">
            <text:p>15.1568577746</text:p>
          </table:table-cell>
          <table:table-cell table:formula="of:=[result_0509_server.AT27] / [.$G27] * 100" office:value-type="float" office:value="14.7579930962741" calcext:value-type="float">
            <text:p>14.7579930963</text:p>
          </table:table-cell>
          <table:table-cell table:formula="of:=[result_0509_server.AU27] / [.$G27] * 100" office:value-type="float" office:value="14.3795830168825" calcext:value-type="float">
            <text:p>14.3795830169</text:p>
          </table:table-cell>
          <table:table-cell table:formula="of:=[result_0509_server.AV27] / [.$G27] * 100" office:value-type="float" office:value="14.0200934414604" calcext:value-type="float">
            <text:p>14.0200934415</text:p>
          </table:table-cell>
          <table:table-cell table:formula="of:=[result_0509_server.AW27] / [.$G27] * 100" office:value-type="float" office:value="13.6781399428882" calcext:value-type="float">
            <text:p>13.6781399429</text:p>
          </table:table-cell>
          <table:table-cell table:formula="of:=[result_0509_server.AX27] / [.$G27] * 100" office:value-type="float" office:value="13.352469944248" calcext:value-type="float">
            <text:p>13.3524699442</text:p>
          </table:table-cell>
          <table:table-cell table:formula="of:=[result_0509_server.AY27] / [.$G27] * 100" office:value-type="float" office:value="13.041947387405" calcext:value-type="float">
            <text:p>13.0419473874</text:p>
          </table:table-cell>
          <table:table-cell table:formula="of:=[result_0509_server.AZ27] / [.$G27] * 100" office:value-type="float" office:value="12.7455394922367" calcext:value-type="float">
            <text:p>12.7455394922</text:p>
          </table:table-cell>
          <table:table-cell table:formula="of:=[result_0509_server.BA27] / [.$G27] * 100" office:value-type="float" office:value="12.4623052812981" calcext:value-type="float">
            <text:p>12.4623052813</text:p>
          </table:table-cell>
          <table:table-cell table:formula="of:=[result_0509_server.BB27] / [.$G27] * 100" office:value-type="float" office:value="12.1913856012699" calcext:value-type="float">
            <text:p>12.1913856013</text:p>
          </table:table-cell>
          <table:table-cell table:formula="of:=[result_0509_server.BC27] / [.$G27] * 100" office:value-type="float" office:value="11.9319944182642" calcext:value-type="float">
            <text:p>11.9319944183</text:p>
          </table:table-cell>
          <table:table-cell table:formula="of:=[result_0509_server.BD27] / [.$G27] * 100" office:value-type="float" office:value="11.683411201217" calcext:value-type="float">
            <text:p>11.6834112012</text:p>
          </table:table-cell>
          <table:table-cell table:formula="of:=[result_0509_server.BE27] / [.$G27] * 100" office:value-type="float" office:value="11.4449742379269" calcext:value-type="float">
            <text:p>11.4449742379</text:p>
          </table:table-cell>
          <table:table-cell table:formula="of:=[result_0509_server.BF27] / [.$G27] * 100" office:value-type="float" office:value="11.2160747531683" calcext:value-type="float">
            <text:p>11.2160747532</text:p>
          </table:table-cell>
          <table:table-cell table:formula="of:=[result_0509_server.BG27] / [.$G27] * 100" office:value-type="float" office:value="10.9961517187925" calcext:value-type="float">
            <text:p>10.9961517188</text:p>
          </table:table-cell>
          <table:table-cell table:formula="of:=[result_0509_server.BH27] / [.$G27] * 100" office:value-type="float" office:value="10.7846872626618" calcext:value-type="float">
            <text:p>10.7846872627</text:p>
          </table:table-cell>
          <table:table-cell table:formula="of:=[result_0509_server.BI27] / [.$G27] * 100" office:value-type="float" office:value="10.5812025973286" calcext:value-type="float">
            <text:p>10.5812025973</text:p>
          </table:table-cell>
          <table:table-cell table:formula="of:=[result_0509_server.BJ27] / [.$G27] * 100" office:value-type="float" office:value="10.3852544010818" calcext:value-type="float">
            <text:p>10.3852544011</text:p>
          </table:table-cell>
          <table:table-cell table:formula="of:=[result_0509_server.BK27] / [.$G27] * 100" office:value-type="float" office:value="10.1964315937894" calcext:value-type="float">
            <text:p>10.1964315938</text:p>
          </table:table-cell>
          <table:table-cell table:formula="of:=[result_0509_server.BL27] / [.$G27] * 100" office:value-type="float" office:value="10.014352458186" calcext:value-type="float">
            <text:p>10.0143524582</text:p>
          </table:table-cell>
          <table:table-cell table:formula="of:=[result_0509_server.BM27] / [.$G27] * 100" office:value-type="float" office:value="9.83866206418276" calcext:value-type="float">
            <text:p>9.8386620642</text:p>
          </table:table-cell>
          <table:table-cell table:formula="of:=[result_0509_server.BN27] / [.$G27] * 100" office:value-type="float" office:value="9.66902995962786" calcext:value-type="float">
            <text:p>9.6690299596</text:p>
          </table:table-cell>
          <table:table-cell table:formula="of:=[result_0509_server.BO27] / [.$G27] * 100" office:value-type="float" office:value="9.50514809590538" calcext:value-type="float">
            <text:p>9.5051480959</text:p>
          </table:table-cell>
          <table:table-cell table:formula="of:=[result_0509_server.BP27] / [.$G27] * 100" office:value-type="float" office:value="9.34672896097359" calcext:value-type="float">
            <text:p>9.346728961</text:p>
          </table:table-cell>
          <table:table-cell table:formula="of:=[result_0509_server.BQ27] / [.$G27] * 100" office:value-type="float" office:value="9.1935038960396" calcext:value-type="float">
            <text:p>9.193503896</text:p>
          </table:table-cell>
          <table:table-cell table:formula="of:=[result_0509_server.BR27] / [.$G27] * 100" office:value-type="float" office:value="9.04522157513576" calcext:value-type="float">
            <text:p>9.0452215751</text:p>
          </table:table-cell>
          <table:table-cell table:formula="of:=[result_0509_server.BS27] / [.$G27] * 100" office:value-type="float" office:value="8.90164662949867" calcext:value-type="float">
            <text:p>8.9016466295</text:p>
          </table:table-cell>
          <table:table-cell table:formula="of:=[result_0509_server.BT27] / [.$G27] * 100" office:value-type="float" office:value="8.76255840091278" calcext:value-type="float">
            <text:p>8.7625584009</text:p>
          </table:table-cell>
          <table:table-cell table:formula="of:=[result_0509_server.BU27] / [.$G27] * 100" office:value-type="float" office:value="8.62774981012949" calcext:value-type="float">
            <text:p>8.6277498101</text:p>
          </table:table-cell>
          <table:table-cell table:formula="of:=[result_0509_server.BV27] / [.$G27] * 100" office:value-type="float" office:value="8.49702632815785" calcext:value-type="float">
            <text:p>8.4970263282</text:p>
          </table:table-cell>
          <table:table-cell table:formula="of:=[result_0509_server.BW27] / [.$G27] * 100" office:value-type="float" office:value="8.37020503967787" calcext:value-type="float">
            <text:p>8.3702050397</text:p>
          </table:table-cell>
          <table:table-cell table:formula="of:=[result_0509_server.BX27] / [.$G27] * 100" office:value-type="float" office:value="8.24711378909438" calcext:value-type="float">
            <text:p>8.2471137891</text:p>
          </table:table-cell>
          <table:table-cell table:formula="of:=[result_0509_server.BY27] / [.$G27] * 100" office:value-type="float" office:value="8.12759040084661" calcext:value-type="float">
            <text:p>8.1275904008</text:p>
          </table:table-cell>
          <table:table-cell table:formula="of:=[result_0509_server.BZ27] / [.$G27] * 100" office:value-type="float" office:value="8.01148196654883" calcext:value-type="float">
            <text:p>8.0114819665</text:p>
          </table:table-cell>
          <table:table-cell table:formula="of:=[result_0509_server.CA27] / [.$G27] * 100" office:value-type="float" office:value="7.89864419237209" calcext:value-type="float">
            <text:p>7.8986441924</text:p>
          </table:table-cell>
          <table:table-cell table:formula="of:=[result_0509_server.CB27] / [.$G27] * 100" office:value-type="float" office:value="7.78894080081134" calcext:value-type="float">
            <text:p>7.7889408008</text:p>
          </table:table-cell>
          <table:table-cell table:formula="of:=[result_0509_server.CC27] / [.$G27] * 100" office:value-type="float" office:value="7.68224298162212" calcext:value-type="float">
            <text:p>7.6822429816</text:p>
          </table:table-cell>
          <table:table-cell table:formula="of:=[result_0509_server.CD27] / [.$G27] * 100" office:value-type="float" office:value="7.57842888727589" calcext:value-type="float">
            <text:p>7.5784288873</text:p>
          </table:table-cell>
          <table:table-cell table:formula="of:=[result_0509_server.CE27] / [.$G27] * 100" office:value-type="float" office:value="7.47738316877888" calcext:value-type="float">
            <text:p>7.4773831688</text:p>
          </table:table-cell>
          <table:table-cell table:formula="of:=[result_0509_server.CF27] / [.$G27] * 100" office:value-type="float" office:value="7.37899654813706" calcext:value-type="float">
            <text:p>7.3789965481</text:p>
          </table:table-cell>
          <table:table-cell table:formula="of:=[result_0509_server.CG27] / [.$G27] * 100" office:value-type="float" office:value="7.28316542413527" calcext:value-type="float">
            <text:p>7.2831654241</text:p>
          </table:table-cell>
          <table:table-cell table:formula="of:=[result_0509_server.CH27] / [.$G27] * 100" office:value-type="float" office:value="7.18979150844124" calcext:value-type="float">
            <text:p>7.1897915084</text:p>
          </table:table-cell>
          <table:table-cell table:formula="of:=[result_0509_server.CI27] / [.$G27] * 100" office:value-type="float" office:value="7.09878148934703" calcext:value-type="float">
            <text:p>7.0987814893</text:p>
          </table:table-cell>
          <table:table-cell table:formula="of:=[result_0509_server.CJ27] / [.$G27] * 100" office:value-type="float" office:value="7.01004672073019" calcext:value-type="float">
            <text:p>7.0100467207</text:p>
          </table:table-cell>
          <table:table-cell table:formula="of:=[result_0509_server.CK27] / [.$G27] * 100" office:value-type="float" office:value="6.92350293405452" calcext:value-type="float">
            <text:p>6.9235029341</text:p>
          </table:table-cell>
          <table:table-cell table:formula="of:=[result_0509_server.CL27] / [.$G27] * 100" office:value-type="float" office:value="6.83906997144413" calcext:value-type="float">
            <text:p>6.8390699714</text:p>
          </table:table-cell>
          <table:table-cell table:formula="of:=[result_0509_server.CM27] / [.$G27] * 100" office:value-type="float" office:value="6.75667153805322" calcext:value-type="float">
            <text:p>6.7566715381</text:p>
          </table:table-cell>
          <table:table-cell table:formula="of:=[result_0509_server.CN27] / [.$G27] * 100" office:value-type="float" office:value="6.67623497212402" calcext:value-type="float">
            <text:p>6.6762349721</text:p>
          </table:table-cell>
          <table:table-cell table:formula="of:=[result_0509_server.CO27] / [.$G27] * 100" office:value-type="float" office:value="6.59769103127548" calcext:value-type="float">
            <text:p>6.5976910313</text:p>
          </table:table-cell>
          <table:table-cell table:formula="of:=[result_0509_server.CP27] / [.$G27] * 100" office:value-type="float" office:value="6.52097369370254" calcext:value-type="float">
            <text:p>6.5209736937</text:p>
          </table:table-cell>
          <table:table-cell table:formula="of:=[result_0509_server.CQ27] / [.$G27] * 100" office:value-type="float" office:value="6.44601997308526" calcext:value-type="float">
            <text:p>6.4460199731</text:p>
          </table:table-cell>
          <table:table-cell table:formula="of:=[result_0509_server.CR27] / [.$G27] * 100" office:value-type="float" office:value="6.37276974611839" calcext:value-type="float">
            <text:p>6.3727697461</text:p>
          </table:table-cell>
          <table:table-cell table:formula="of:=[result_0509_server.CS27] / [.$G27] * 100" office:value-type="float" office:value="6.30116559166759" calcext:value-type="float">
            <text:p>6.3011655917</text:p>
          </table:table-cell>
          <table:table-cell table:formula="of:=[result_0509_server.CT27] / [.$G27] * 100" office:value-type="float" office:value="6.2311526406491" calcext:value-type="float">
            <text:p>6.2311526406</text:p>
          </table:table-cell>
          <table:table-cell table:formula="of:=[result_0509_server.CU27] / [.$G27] * 100" office:value-type="float" office:value="6.16267843580679" calcext:value-type="float">
            <text:p>6.1626784358</text:p>
          </table:table-cell>
          <table:table-cell table:formula="of:=[result_0509_server.CV27] / [.$G27] * 100" office:value-type="float" office:value="6.09569280063494" calcext:value-type="float">
            <text:p>6.0956928006</text:p>
          </table:table-cell>
          <table:table-cell table:formula="of:=[result_0509_server.CW27] / [.$G27] * 100" office:value-type="float" office:value="6.03014771675715" calcext:value-type="float">
            <text:p>6.0301477168</text:p>
          </table:table-cell>
          <table:table-cell table:formula="of:=[result_0509_server.CX27] / [.$G27] * 100" office:value-type="float" office:value="5.96599720913209" calcext:value-type="float">
            <text:p>5.9659972091</text:p>
          </table:table-cell>
          <table:table-cell table:formula="of:=[result_0509_server.CY27] / [.$G27] * 100" office:value-type="float" office:value="5.90319723850964" calcext:value-type="float">
            <text:p>5.9031972385</text:p>
          </table:table-cell>
          <table:table-cell table:formula="of:=[result_0509_server.CZ27] / [.$G27] * 100" office:value-type="float" office:value="5.84170560060852" calcext:value-type="float">
            <text:p>5.8417056006</text:p>
          </table:table-cell>
          <table:table-cell table:formula="of:=[result_0509_server.DA27] / [.$G27] * 100" office:value-type="float" office:value="5.78148183153006" calcext:value-type="float">
            <text:p>5.7814818315</text:p>
          </table:table-cell>
          <table:table-cell table:formula="of:=[result_0509_server.DB27] / [.$G27] * 100" office:value-type="float" office:value="5.72248711896343" calcext:value-type="float">
            <text:p>5.722487119</text:p>
          </table:table-cell>
          <table:table-cell table:formula="of:=[result_0509_server.DC27] / [.$G27] * 100" office:value-type="float" office:value="5.66468421877188" calcext:value-type="float">
            <text:p>5.6646842188</text:p>
          </table:table-cell>
          <table:table-cell table:formula="of:=[result_0509_server.DD27] / [.$G27] * 100" office:value-type="float" office:value="5.60803737658416" calcext:value-type="float">
            <text:p>5.6080373766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5.0744623315404" calcext:value-type="float">
            <text:p>5.0744623315</text:p>
          </table:table-cell>
          <table:table-cell office:value-type="string" calcext:value-type="string">
            <text:p><text:s/>global min</text:p>
          </table:table-cell>
          <table:table-cell office:value-type="float" office:value="-8.34518580338201" calcext:value-type="float">
            <text:p>-8.3451858034</text:p>
          </table:table-cell>
          <table:table-cell office:value-type="string" calcext:value-type="string">
            <text:p><text:s/>range</text:p>
          </table:table-cell>
          <table:table-cell office:value-type="float" office:value="13.4196481349224" calcext:value-type="float">
            <text:p>13.4196481349</text:p>
          </table:table-cell>
          <table:table-cell office:value-type="string" calcext:value-type="string">
            <text:p><text:s/>regret</text:p>
          </table:table-cell>
          <table:table-cell table:formula="of:=[result_0509_server.I28] / [.$G28] * 100" office:value-type="float" office:value="49.0927726572767" calcext:value-type="float">
            <text:p>49.0927726573</text:p>
          </table:table-cell>
          <table:table-cell table:formula="of:=[result_0509_server.J28] / [.$G28] * 100" office:value-type="float" office:value="50.7516930345618" calcext:value-type="float">
            <text:p>50.7516930346</text:p>
          </table:table-cell>
          <table:table-cell table:formula="of:=[result_0509_server.K28] / [.$G28] * 100" office:value-type="float" office:value="49.2410829077576" calcext:value-type="float">
            <text:p>49.2410829078</text:p>
          </table:table-cell>
          <table:table-cell table:formula="of:=[result_0509_server.L28] / [.$G28] * 100" office:value-type="float" office:value="42.6753323253553" calcext:value-type="float">
            <text:p>42.6753323254</text:p>
          </table:table-cell>
          <table:table-cell table:formula="of:=[result_0509_server.M28] / [.$G28] * 100" office:value-type="float" office:value="41.5474544209022" calcext:value-type="float">
            <text:p>41.5474544209</text:p>
          </table:table-cell>
          <table:table-cell table:formula="of:=[result_0509_server.N28] / [.$G28] * 100" office:value-type="float" office:value="47.2527312227157" calcext:value-type="float">
            <text:p>47.2527312227</text:p>
          </table:table-cell>
          <table:table-cell table:formula="of:=[result_0509_server.O28] / [.$G28] * 100" office:value-type="float" office:value="52.203122259236" calcext:value-type="float">
            <text:p>52.2031222592</text:p>
          </table:table-cell>
          <table:table-cell table:formula="of:=[result_0509_server.P28] / [.$G28] * 100" office:value-type="float" office:value="46.8686493036561" calcext:value-type="float">
            <text:p>46.8686493037</text:p>
          </table:table-cell>
          <table:table-cell table:formula="of:=[result_0509_server.Q28] / [.$G28] * 100" office:value-type="float" office:value="43.2446269789161" calcext:value-type="float">
            <text:p>43.2446269789</text:p>
          </table:table-cell>
          <table:table-cell table:formula="of:=[result_0509_server.R28] / [.$G28] * 100" office:value-type="float" office:value="43.0446771535112" calcext:value-type="float">
            <text:p>43.0446771535</text:p>
          </table:table-cell>
          <table:table-cell table:formula="of:=[result_0509_server.S28] / [.$G28] * 100" office:value-type="float" office:value="44.7550725817481" calcext:value-type="float">
            <text:p>44.7550725817</text:p>
          </table:table-cell>
          <table:table-cell table:formula="of:=[result_0509_server.T28] / [.$G28] * 100" office:value-type="float" office:value="45.906898924478" calcext:value-type="float">
            <text:p>45.9068989245</text:p>
          </table:table-cell>
          <table:table-cell table:formula="of:=[result_0509_server.U28] / [.$G28] * 100" office:value-type="float" office:value="42.4372862087326" calcext:value-type="float">
            <text:p>42.4372862087</text:p>
          </table:table-cell>
          <table:table-cell table:formula="of:=[result_0509_server.V28] / [.$G28] * 100" office:value-type="float" office:value="42.3852185970146" calcext:value-type="float">
            <text:p>42.385218597</text:p>
          </table:table-cell>
          <table:table-cell table:formula="of:=[result_0509_server.W28] / [.$G28] * 100" office:value-type="float" office:value="43.488125276752" calcext:value-type="float">
            <text:p>43.4881252768</text:p>
          </table:table-cell>
          <table:table-cell table:formula="of:=[result_0509_server.X28] / [.$G28] * 100" office:value-type="float" office:value="42.0770800258322" calcext:value-type="float">
            <text:p>42.0770800258</text:p>
          </table:table-cell>
          <table:table-cell table:formula="of:=[result_0509_server.Y28] / [.$G28] * 100" office:value-type="float" office:value="40.5575680489012" calcext:value-type="float">
            <text:p>40.5575680489</text:p>
          </table:table-cell>
          <table:table-cell table:formula="of:=[result_0509_server.Z28] / [.$G28] * 100" office:value-type="float" office:value="38.554047164389" calcext:value-type="float">
            <text:p>38.5540471644</text:p>
          </table:table-cell>
          <table:table-cell table:formula="of:=[result_0509_server.AA28] / [.$G28] * 100" office:value-type="float" office:value="36.7149506218624" calcext:value-type="float">
            <text:p>36.7149506219</text:p>
          </table:table-cell>
          <table:table-cell table:formula="of:=[result_0509_server.AB28] / [.$G28] * 100" office:value-type="float" office:value="37.0737647813161" calcext:value-type="float">
            <text:p>37.0737647813</text:p>
          </table:table-cell>
          <table:table-cell table:formula="of:=[result_0509_server.AC28] / [.$G28] * 100" office:value-type="float" office:value="35.8591972946612" calcext:value-type="float">
            <text:p>35.8591972947</text:p>
          </table:table-cell>
          <table:table-cell table:formula="of:=[result_0509_server.AD28] / [.$G28] * 100" office:value-type="float" office:value="34.2692014972289" calcext:value-type="float">
            <text:p>34.2692014972</text:p>
          </table:table-cell>
          <table:table-cell table:formula="of:=[result_0509_server.AE28] / [.$G28] * 100" office:value-type="float" office:value="33.344536323196" calcext:value-type="float">
            <text:p>33.3445363232</text:p>
          </table:table-cell>
          <table:table-cell table:formula="of:=[result_0509_server.AF28] / [.$G28] * 100" office:value-type="float" office:value="32.1833069430758" calcext:value-type="float">
            <text:p>32.1833069431</text:p>
          </table:table-cell>
          <table:table-cell table:formula="of:=[result_0509_server.AG28] / [.$G28] * 100" office:value-type="float" office:value="31.4873534656556" calcext:value-type="float">
            <text:p>31.4873534657</text:p>
          </table:table-cell>
          <table:table-cell table:formula="of:=[result_0509_server.AH28] / [.$G28] * 100" office:value-type="float" office:value="32.9483337780342" calcext:value-type="float">
            <text:p>32.948333778</text:p>
          </table:table-cell>
          <table:table-cell table:formula="of:=[result_0509_server.AI28] / [.$G28] * 100" office:value-type="float" office:value="33.7435284175432" calcext:value-type="float">
            <text:p>33.7435284175</text:p>
          </table:table-cell>
          <table:table-cell table:formula="of:=[result_0509_server.AJ28] / [.$G28] * 100" office:value-type="float" office:value="32.7788718501806" calcext:value-type="float">
            <text:p>32.7788718502</text:p>
          </table:table-cell>
          <table:table-cell table:formula="of:=[result_0509_server.AK28] / [.$G28] * 100" office:value-type="float" office:value="31.7445440935649" calcext:value-type="float">
            <text:p>31.7445440936</text:p>
          </table:table-cell>
          <table:table-cell table:formula="of:=[result_0509_server.AL28] / [.$G28] * 100" office:value-type="float" office:value="30.713123744439" calcext:value-type="float">
            <text:p>30.7131237444</text:p>
          </table:table-cell>
          <table:table-cell table:formula="of:=[result_0509_server.AM28] / [.$G28] * 100" office:value-type="float" office:value="32.5693418774202" calcext:value-type="float">
            <text:p>32.5693418774</text:p>
          </table:table-cell>
          <table:table-cell table:formula="of:=[result_0509_server.AN28] / [.$G28] * 100" office:value-type="float" office:value="31.7042822021304" calcext:value-type="float">
            <text:p>31.7042822021</text:p>
          </table:table-cell>
          <table:table-cell table:formula="of:=[result_0509_server.AO28] / [.$G28] * 100" office:value-type="float" office:value="31.0215393226326" calcext:value-type="float">
            <text:p>31.0215393226</text:p>
          </table:table-cell>
          <table:table-cell table:formula="of:=[result_0509_server.AP28] / [.$G28] * 100" office:value-type="float" office:value="30.132727390196" calcext:value-type="float">
            <text:p>30.1327273902</text:p>
          </table:table-cell>
          <table:table-cell table:formula="of:=[result_0509_server.AQ28] / [.$G28] * 100" office:value-type="float" office:value="29.523204929643" calcext:value-type="float">
            <text:p>29.5232049296</text:p>
          </table:table-cell>
          <table:table-cell table:formula="of:=[result_0509_server.AR28] / [.$G28] * 100" office:value-type="float" office:value="28.9579427698948" calcext:value-type="float">
            <text:p>28.9579427699</text:p>
          </table:table-cell>
          <table:table-cell table:formula="of:=[result_0509_server.AS28] / [.$G28] * 100" office:value-type="float" office:value="28.4824012707507" calcext:value-type="float">
            <text:p>28.4824012708</text:p>
          </table:table-cell>
          <table:table-cell table:formula="of:=[result_0509_server.AT28] / [.$G28] * 100" office:value-type="float" office:value="27.9644286391742" calcext:value-type="float">
            <text:p>27.9644286392</text:p>
          </table:table-cell>
          <table:table-cell table:formula="of:=[result_0509_server.AU28] / [.$G28] * 100" office:value-type="float" office:value="27.4200367389747" calcext:value-type="float">
            <text:p>27.420036739</text:p>
          </table:table-cell>
          <table:table-cell table:formula="of:=[result_0509_server.AV28] / [.$G28] * 100" office:value-type="float" office:value="27.0968587350518" calcext:value-type="float">
            <text:p>27.0968587351</text:p>
          </table:table-cell>
          <table:table-cell table:formula="of:=[result_0509_server.AW28] / [.$G28] * 100" office:value-type="float" office:value="26.600182778865" calcext:value-type="float">
            <text:p>26.6001827789</text:p>
          </table:table-cell>
          <table:table-cell table:formula="of:=[result_0509_server.AX28] / [.$G28] * 100" office:value-type="float" office:value="26.1271580586871" calcext:value-type="float">
            <text:p>26.1271580587</text:p>
          </table:table-cell>
          <table:table-cell table:formula="of:=[result_0509_server.AY28] / [.$G28] * 100" office:value-type="float" office:value="25.5842791947251" calcext:value-type="float">
            <text:p>25.5842791947</text:p>
          </table:table-cell>
          <table:table-cell table:formula="of:=[result_0509_server.AZ28] / [.$G28] * 100" office:value-type="float" office:value="25.0660766427615" calcext:value-type="float">
            <text:p>25.0660766428</text:p>
          </table:table-cell>
          <table:table-cell table:formula="of:=[result_0509_server.BA28] / [.$G28] * 100" office:value-type="float" office:value="24.5709053153296" calcext:value-type="float">
            <text:p>24.5709053153</text:p>
          </table:table-cell>
          <table:table-cell table:formula="of:=[result_0509_server.BB28] / [.$G28] * 100" office:value-type="float" office:value="24.0972631760469" calcext:value-type="float">
            <text:p>24.097263176</text:p>
          </table:table-cell>
          <table:table-cell table:formula="of:=[result_0509_server.BC28] / [.$G28] * 100" office:value-type="float" office:value="23.6437760214145" calcext:value-type="float">
            <text:p>23.6437760214</text:p>
          </table:table-cell>
          <table:table-cell table:formula="of:=[result_0509_server.BD28] / [.$G28] * 100" office:value-type="float" office:value="23.2091841648918" calcext:value-type="float">
            <text:p>23.2091841649</text:p>
          </table:table-cell>
          <table:table-cell table:formula="of:=[result_0509_server.BE28] / [.$G28] * 100" office:value-type="float" office:value="22.7518933374407" calcext:value-type="float">
            <text:p>22.7518933374</text:p>
          </table:table-cell>
          <table:table-cell table:formula="of:=[result_0509_server.BF28] / [.$G28] * 100" office:value-type="float" office:value="22.4728442961088" calcext:value-type="float">
            <text:p>22.4728442961</text:p>
          </table:table-cell>
          <table:table-cell table:formula="of:=[result_0509_server.BG28] / [.$G28] * 100" office:value-type="float" office:value="22.1642227320947" calcext:value-type="float">
            <text:p>22.1642227321</text:p>
          </table:table-cell>
          <table:table-cell table:formula="of:=[result_0509_server.BH28] / [.$G28] * 100" office:value-type="float" office:value="21.867471228235" calcext:value-type="float">
            <text:p>21.8674712282</text:p>
          </table:table-cell>
          <table:table-cell table:formula="of:=[result_0509_server.BI28] / [.$G28] * 100" office:value-type="float" office:value="21.5073937882368" calcext:value-type="float">
            <text:p>21.5073937882</text:p>
          </table:table-cell>
          <table:table-cell table:formula="of:=[result_0509_server.BJ28] / [.$G28] * 100" office:value-type="float" office:value="21.1606525497199" calcext:value-type="float">
            <text:p>21.1606525497</text:p>
          </table:table-cell>
          <table:table-cell table:formula="of:=[result_0509_server.BK28] / [.$G28] * 100" office:value-type="float" office:value="20.8265200835127" calcext:value-type="float">
            <text:p>20.8265200835</text:p>
          </table:table-cell>
          <table:table-cell table:formula="of:=[result_0509_server.BL28] / [.$G28] * 100" office:value-type="float" office:value="20.50432091967" calcext:value-type="float">
            <text:p>20.5043209197</text:p>
          </table:table-cell>
          <table:table-cell table:formula="of:=[result_0509_server.BM28] / [.$G28] * 100" office:value-type="float" office:value="20.1934269896464" calcext:value-type="float">
            <text:p>20.1934269896</text:p>
          </table:table-cell>
          <table:table-cell table:formula="of:=[result_0509_server.BN28] / [.$G28] * 100" office:value-type="float" office:value="19.8932535399684" calcext:value-type="float">
            <text:p>19.89325354</text:p>
          </table:table-cell>
          <table:table-cell table:formula="of:=[result_0509_server.BO28] / [.$G28] * 100" office:value-type="float" office:value="19.603255461466" calcext:value-type="float">
            <text:p>19.6032554615</text:p>
          </table:table-cell>
          <table:table-cell table:formula="of:=[result_0509_server.BP28] / [.$G28] * 100" office:value-type="float" office:value="19.2899000974381" calcext:value-type="float">
            <text:p>19.2899000974</text:p>
          </table:table-cell>
          <table:table-cell table:formula="of:=[result_0509_server.BQ28] / [.$G28] * 100" office:value-type="float" office:value="19.1179253625759" calcext:value-type="float">
            <text:p>19.1179253626</text:p>
          </table:table-cell>
          <table:table-cell table:formula="of:=[result_0509_server.BR28] / [.$G28] * 100" office:value-type="float" office:value="18.9181708330406" calcext:value-type="float">
            <text:p>18.918170833</text:p>
          </table:table-cell>
          <table:table-cell table:formula="of:=[result_0509_server.BS28] / [.$G28] * 100" office:value-type="float" office:value="18.7247577171414" calcext:value-type="float">
            <text:p>18.7247577171</text:p>
          </table:table-cell>
          <table:table-cell table:formula="of:=[result_0509_server.BT28] / [.$G28] * 100" office:value-type="float" office:value="18.4756734857537" calcext:value-type="float">
            <text:p>18.4756734858</text:p>
          </table:table-cell>
          <table:table-cell table:formula="of:=[result_0509_server.BU28] / [.$G28] * 100" office:value-type="float" office:value="18.2342533845625" calcext:value-type="float">
            <text:p>18.2342533846</text:p>
          </table:table-cell>
          <table:table-cell table:formula="of:=[result_0509_server.BV28] / [.$G28] * 100" office:value-type="float" office:value="18.0001490440134" calcext:value-type="float">
            <text:p>18.000149044</text:p>
          </table:table-cell>
          <table:table-cell table:formula="of:=[result_0509_server.BW28] / [.$G28] * 100" office:value-type="float" office:value="17.7730328927345" calcext:value-type="float">
            <text:p>17.7730328927</text:p>
          </table:table-cell>
          <table:table-cell table:formula="of:=[result_0509_server.BX28] / [.$G28] * 100" office:value-type="float" office:value="17.5525966282579" calcext:value-type="float">
            <text:p>17.5525966283</text:p>
          </table:table-cell>
          <table:table-cell table:formula="of:=[result_0509_server.BY28] / [.$G28] * 100" office:value-type="float" office:value="17.3385498207226" calcext:value-type="float">
            <text:p>17.3385498207</text:p>
          </table:table-cell>
          <table:table-cell table:formula="of:=[result_0509_server.BZ28] / [.$G28] * 100" office:value-type="float" office:value="17.1306186362598" calcext:value-type="float">
            <text:p>17.1306186363</text:p>
          </table:table-cell>
          <table:table-cell table:formula="of:=[result_0509_server.CA28] / [.$G28] * 100" office:value-type="float" office:value="16.9285446682608" calcext:value-type="float">
            <text:p>16.9285446683</text:p>
          </table:table-cell>
          <table:table-cell table:formula="of:=[result_0509_server.CB28] / [.$G28] * 100" office:value-type="float" office:value="16.7320838660394" calcext:value-type="float">
            <text:p>16.732083866</text:p>
          </table:table-cell>
          <table:table-cell table:formula="of:=[result_0509_server.CC28] / [.$G28] * 100" office:value-type="float" office:value="16.5410055515501" calcext:value-type="float">
            <text:p>16.5410055516</text:p>
          </table:table-cell>
          <table:table-cell table:formula="of:=[result_0509_server.CD28] / [.$G28] * 100" office:value-type="float" office:value="16.3550915158309" calcext:value-type="float">
            <text:p>16.3550915158</text:p>
          </table:table-cell>
          <table:table-cell table:formula="of:=[result_0509_server.CE28] / [.$G28] * 100" office:value-type="float" office:value="16.1741351877308" calcext:value-type="float">
            <text:p>16.1741351877</text:p>
          </table:table-cell>
          <table:table-cell table:formula="of:=[result_0509_server.CF28] / [.$G28] * 100" office:value-type="float" office:value="15.997940868265" calcext:value-type="float">
            <text:p>15.9979408683</text:p>
          </table:table-cell>
          <table:table-cell table:formula="of:=[result_0509_server.CG28] / [.$G28] * 100" office:value-type="float" office:value="15.8263230246294" calcext:value-type="float">
            <text:p>15.8263230246</text:p>
          </table:table-cell>
          <table:table-cell table:formula="of:=[result_0509_server.CH28] / [.$G28] * 100" office:value-type="float" office:value="15.6337026476442" calcext:value-type="float">
            <text:p>15.6337026476</text:p>
          </table:table-cell>
          <table:table-cell table:formula="of:=[result_0509_server.CI28] / [.$G28] * 100" office:value-type="float" office:value="15.5471930099632" calcext:value-type="float">
            <text:p>15.54719301</text:p>
          </table:table-cell>
          <table:table-cell table:formula="of:=[result_0509_server.CJ28] / [.$G28] * 100" office:value-type="float" office:value="15.4370174039811" calcext:value-type="float">
            <text:p>15.437017404</text:p>
          </table:table-cell>
          <table:table-cell table:formula="of:=[result_0509_server.CK28] / [.$G28] * 100" office:value-type="float" office:value="15.2807994966272" calcext:value-type="float">
            <text:p>15.2807994966</text:p>
          </table:table-cell>
          <table:table-cell table:formula="of:=[result_0509_server.CL28] / [.$G28] * 100" office:value-type="float" office:value="15.1283917821358" calcext:value-type="float">
            <text:p>15.1283917821</text:p>
          </table:table-cell>
          <table:table-cell table:formula="of:=[result_0509_server.CM28] / [.$G28] * 100" office:value-type="float" office:value="14.9796565426923" calcext:value-type="float">
            <text:p>14.9796565427</text:p>
          </table:table-cell>
          <table:table-cell table:formula="of:=[result_0509_server.CN28] / [.$G28] * 100" office:value-type="float" office:value="14.8344626184737" calcext:value-type="float">
            <text:p>14.8344626185</text:p>
          </table:table-cell>
          <table:table-cell table:formula="of:=[result_0509_server.CO28] / [.$G28] * 100" office:value-type="float" office:value="14.6926850218836" calcext:value-type="float">
            <text:p>14.6926850219</text:p>
          </table:table-cell>
          <table:table-cell table:formula="of:=[result_0509_server.CP28] / [.$G28] * 100" office:value-type="float" office:value="14.5542045787027" calcext:value-type="float">
            <text:p>14.5542045787</text:p>
          </table:table-cell>
          <table:table-cell table:formula="of:=[result_0509_server.CQ28] / [.$G28] * 100" office:value-type="float" office:value="14.4189075939857" calcext:value-type="float">
            <text:p>14.418907594</text:p>
          </table:table-cell>
          <table:table-cell table:formula="of:=[result_0509_server.CR28] / [.$G28] * 100" office:value-type="float" office:value="14.2866855407396" calcext:value-type="float">
            <text:p>14.2866855407</text:p>
          </table:table-cell>
          <table:table-cell table:formula="of:=[result_0509_server.CS28] / [.$G28] * 100" office:value-type="float" office:value="14.1574347695889" calcext:value-type="float">
            <text:p>14.1574347696</text:p>
          </table:table-cell>
          <table:table-cell table:formula="of:=[result_0509_server.CT28] / [.$G28] * 100" office:value-type="float" office:value="14.0310562377971" calcext:value-type="float">
            <text:p>14.0310562378</text:p>
          </table:table-cell>
          <table:table-cell table:formula="of:=[result_0509_server.CU28] / [.$G28] * 100" office:value-type="float" office:value="13.9074552561545" calcext:value-type="float">
            <text:p>13.9074552562</text:p>
          </table:table-cell>
          <table:table-cell table:formula="of:=[result_0509_server.CV28] / [.$G28] * 100" office:value-type="float" office:value="13.7865412523737" calcext:value-type="float">
            <text:p>13.7865412524</text:p>
          </table:table-cell>
          <table:table-cell table:formula="of:=[result_0509_server.CW28] / [.$G28] * 100" office:value-type="float" office:value="13.6682275497496" calcext:value-type="float">
            <text:p>13.6682275497</text:p>
          </table:table-cell>
          <table:table-cell table:formula="of:=[result_0509_server.CX28] / [.$G28] * 100" office:value-type="float" office:value="13.5524311599472" calcext:value-type="float">
            <text:p>13.5524311599</text:p>
          </table:table-cell>
          <table:table-cell table:formula="of:=[result_0509_server.CY28] / [.$G28] * 100" office:value-type="float" office:value="13.4390725888775" calcext:value-type="float">
            <text:p>13.4390725889</text:p>
          </table:table-cell>
          <table:table-cell table:formula="of:=[result_0509_server.CZ28] / [.$G28] * 100" office:value-type="float" office:value="13.328075654705" calcext:value-type="float">
            <text:p>13.3280756547</text:p>
          </table:table-cell>
          <table:table-cell table:formula="of:=[result_0509_server.DA28] / [.$G28] * 100" office:value-type="float" office:value="13.2193673171135" calcext:value-type="float">
            <text:p>13.2193673171</text:p>
          </table:table-cell>
          <table:table-cell table:formula="of:=[result_0509_server.DB28] / [.$G28] * 100" office:value-type="float" office:value="13.1128775170239" calcext:value-type="float">
            <text:p>13.112877517</text:p>
          </table:table-cell>
          <table:table-cell table:formula="of:=[result_0509_server.DC28] / [.$G28] * 100" office:value-type="float" office:value="13.0085390260269" calcext:value-type="float">
            <text:p>13.008539026</text:p>
          </table:table-cell>
          <table:table-cell table:formula="of:=[result_0509_server.DD28] / [.$G28] * 100" office:value-type="float" office:value="12.9062873048499" calcext:value-type="float">
            <text:p>12.9062873048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10.3386768396991" calcext:value-type="float">
            <text:p>10.3386768397</text:p>
          </table:table-cell>
          <table:table-cell office:value-type="string" calcext:value-type="string">
            <text:p><text:s/>global min</text:p>
          </table:table-cell>
          <table:table-cell office:value-type="float" office:value="-4.97309172795802" calcext:value-type="float">
            <text:p>-4.973091728</text:p>
          </table:table-cell>
          <table:table-cell office:value-type="string" calcext:value-type="string">
            <text:p><text:s/>range</text:p>
          </table:table-cell>
          <table:table-cell office:value-type="float" office:value="15.3117685676571" calcext:value-type="float">
            <text:p>15.3117685677</text:p>
          </table:table-cell>
          <table:table-cell office:value-type="string" calcext:value-type="string">
            <text:p><text:s/>regret</text:p>
          </table:table-cell>
          <table:table-cell table:formula="of:=[result_0509_server.I29] / [.$G29] * 100" office:value-type="float" office:value="66.727767526778" calcext:value-type="float">
            <text:p>66.7277675268</text:p>
          </table:table-cell>
          <table:table-cell table:formula="of:=[result_0509_server.J29] / [.$G29] * 100" office:value-type="float" office:value="33.3638837633891" calcext:value-type="float">
            <text:p>33.3638837634</text:p>
          </table:table-cell>
          <table:table-cell table:formula="of:=[result_0509_server.K29] / [.$G29] * 100" office:value-type="float" office:value="43.7725023613583" calcext:value-type="float">
            <text:p>43.7725023614</text:p>
          </table:table-cell>
          <table:table-cell table:formula="of:=[result_0509_server.L29] / [.$G29] * 100" office:value-type="float" office:value="44.1288170513533" calcext:value-type="float">
            <text:p>44.1288170514</text:p>
          </table:table-cell>
          <table:table-cell table:formula="of:=[result_0509_server.M29] / [.$G29] * 100" office:value-type="float" office:value="51.6590298991144" calcext:value-type="float">
            <text:p>51.6590298991</text:p>
          </table:table-cell>
          <table:table-cell table:formula="of:=[result_0509_server.N29] / [.$G29] * 100" office:value-type="float" office:value="55.8368066087858" calcext:value-type="float">
            <text:p>55.8368066088</text:p>
          </table:table-cell>
          <table:table-cell table:formula="of:=[result_0509_server.O29] / [.$G29] * 100" office:value-type="float" office:value="59.0806179481156" calcext:value-type="float">
            <text:p>59.0806179481</text:p>
          </table:table-cell>
          <table:table-cell table:formula="of:=[result_0509_server.P29] / [.$G29] * 100" office:value-type="float" office:value="56.1868263314082" calcext:value-type="float">
            <text:p>56.1868263314</text:p>
          </table:table-cell>
          <table:table-cell table:formula="of:=[result_0509_server.Q29] / [.$G29] * 100" office:value-type="float" office:value="59.6961223205074" calcext:value-type="float">
            <text:p>59.6961223205</text:p>
          </table:table-cell>
          <table:table-cell table:formula="of:=[result_0509_server.R29] / [.$G29] * 100" office:value-type="float" office:value="53.7265100884566" calcext:value-type="float">
            <text:p>53.7265100885</text:p>
          </table:table-cell>
          <table:table-cell table:formula="of:=[result_0509_server.S29] / [.$G29] * 100" office:value-type="float" office:value="48.8422818985969" calcext:value-type="float">
            <text:p>48.8422818986</text:p>
          </table:table-cell>
          <table:table-cell table:formula="of:=[result_0509_server.T29] / [.$G29] * 100" office:value-type="float" office:value="44.7720917403805" calcext:value-type="float">
            <text:p>44.7720917404</text:p>
          </table:table-cell>
          <table:table-cell table:formula="of:=[result_0509_server.U29] / [.$G29] * 100" office:value-type="float" office:value="41.3280846834282" calcext:value-type="float">
            <text:p>41.3280846834</text:p>
          </table:table-cell>
          <table:table-cell table:formula="of:=[result_0509_server.V29] / [.$G29] * 100" office:value-type="float" office:value="38.3760786346119" calcext:value-type="float">
            <text:p>38.3760786346</text:p>
          </table:table-cell>
          <table:table-cell table:formula="of:=[result_0509_server.W29] / [.$G29] * 100" office:value-type="float" office:value="41.0284918177498" calcext:value-type="float">
            <text:p>41.0284918177</text:p>
          </table:table-cell>
          <table:table-cell table:formula="of:=[result_0509_server.X29] / [.$G29] * 100" office:value-type="float" office:value="38.4642110791405" calcext:value-type="float">
            <text:p>38.4642110791</text:p>
          </table:table-cell>
          <table:table-cell table:formula="of:=[result_0509_server.Y29] / [.$G29] * 100" office:value-type="float" office:value="36.2016104274263" calcext:value-type="float">
            <text:p>36.2016104274</text:p>
          </table:table-cell>
          <table:table-cell table:formula="of:=[result_0509_server.Z29] / [.$G29] * 100" office:value-type="float" office:value="34.1904098481249" calcext:value-type="float">
            <text:p>34.1904098481</text:p>
          </table:table-cell>
          <table:table-cell table:formula="of:=[result_0509_server.AA29] / [.$G29] * 100" office:value-type="float" office:value="32.3909145929604" calcext:value-type="float">
            <text:p>32.390914593</text:p>
          </table:table-cell>
          <table:table-cell table:formula="of:=[result_0509_server.AB29] / [.$G29] * 100" office:value-type="float" office:value="30.7713688633124" calcext:value-type="float">
            <text:p>30.7713688633</text:p>
          </table:table-cell>
          <table:table-cell table:formula="of:=[result_0509_server.AC29] / [.$G29] * 100" office:value-type="float" office:value="29.3060655841071" calcext:value-type="float">
            <text:p>29.3060655841</text:p>
          </table:table-cell>
          <table:table-cell table:formula="of:=[result_0509_server.AD29] / [.$G29] * 100" office:value-type="float" office:value="27.9739716939203" calcext:value-type="float">
            <text:p>27.9739716939</text:p>
          </table:table-cell>
          <table:table-cell table:formula="of:=[result_0509_server.AE29] / [.$G29] * 100" office:value-type="float" office:value="26.7577120550542" calcext:value-type="float">
            <text:p>26.7577120551</text:p>
          </table:table-cell>
          <table:table-cell table:formula="of:=[result_0509_server.AF29] / [.$G29] * 100" office:value-type="float" office:value="25.6428073860936" calcext:value-type="float">
            <text:p>25.6428073861</text:p>
          </table:table-cell>
          <table:table-cell table:formula="of:=[result_0509_server.AG29] / [.$G29] * 100" office:value-type="float" office:value="24.6170950906499" calcext:value-type="float">
            <text:p>24.6170950906</text:p>
          </table:table-cell>
          <table:table-cell table:formula="of:=[result_0509_server.AH29] / [.$G29] * 100" office:value-type="float" office:value="23.6702837410095" calcext:value-type="float">
            <text:p>23.670283741</text:p>
          </table:table-cell>
          <table:table-cell table:formula="of:=[result_0509_server.AI29] / [.$G29] * 100" office:value-type="float" office:value="22.7936065654166" calcext:value-type="float">
            <text:p>22.7936065654</text:p>
          </table:table-cell>
          <table:table-cell table:formula="of:=[result_0509_server.AJ29] / [.$G29] * 100" office:value-type="float" office:value="21.9795491880803" calcext:value-type="float">
            <text:p>21.9795491881</text:p>
          </table:table-cell>
          <table:table-cell table:formula="of:=[result_0509_server.AK29] / [.$G29] * 100" office:value-type="float" office:value="21.2216336988361" calcext:value-type="float">
            <text:p>21.2216336988</text:p>
          </table:table-cell>
          <table:table-cell table:formula="of:=[result_0509_server.AL29] / [.$G29] * 100" office:value-type="float" office:value="20.5142459088749" calcext:value-type="float">
            <text:p>20.5142459089</text:p>
          </table:table-cell>
          <table:table-cell table:formula="of:=[result_0509_server.AM29] / [.$G29] * 100" office:value-type="float" office:value="19.8524960408467" calcext:value-type="float">
            <text:p>19.8524960408</text:p>
          </table:table-cell>
          <table:table-cell table:formula="of:=[result_0509_server.AN29] / [.$G29] * 100" office:value-type="float" office:value="19.2321055395703" calcext:value-type="float">
            <text:p>19.2321055396</text:p>
          </table:table-cell>
          <table:table-cell table:formula="of:=[result_0509_server.AO29] / [.$G29] * 100" office:value-type="float" office:value="18.6493144626135" calcext:value-type="float">
            <text:p>18.6493144626</text:p>
          </table:table-cell>
          <table:table-cell table:formula="of:=[result_0509_server.AP29] / [.$G29] * 100" office:value-type="float" office:value="18.1008052137132" calcext:value-type="float">
            <text:p>18.1008052137</text:p>
          </table:table-cell>
          <table:table-cell table:formula="of:=[result_0509_server.AQ29] / [.$G29] * 100" office:value-type="float" office:value="17.5836393504642" calcext:value-type="float">
            <text:p>17.5836393505</text:p>
          </table:table-cell>
          <table:table-cell table:formula="of:=[result_0509_server.AR29] / [.$G29] * 100" office:value-type="float" office:value="19.1327294842669" calcext:value-type="float">
            <text:p>19.1327294843</text:p>
          </table:table-cell>
          <table:table-cell table:formula="of:=[result_0509_server.AS29] / [.$G29] * 100" office:value-type="float" office:value="18.6156286873948" calcext:value-type="float">
            <text:p>18.6156286874</text:p>
          </table:table-cell>
          <table:table-cell table:formula="of:=[result_0509_server.AT29] / [.$G29] * 100" office:value-type="float" office:value="20.1214322139334" calcext:value-type="float">
            <text:p>20.1214322139</text:p>
          </table:table-cell>
          <table:table-cell table:formula="of:=[result_0509_server.AU29] / [.$G29] * 100" office:value-type="float" office:value="19.6054980546018" calcext:value-type="float">
            <text:p>19.6054980546</text:p>
          </table:table-cell>
          <table:table-cell table:formula="of:=[result_0509_server.AV29] / [.$G29] * 100" office:value-type="float" office:value="19.1153606032367" calcext:value-type="float">
            <text:p>19.1153606032</text:p>
          </table:table-cell>
          <table:table-cell table:formula="of:=[result_0509_server.AW29] / [.$G29] * 100" office:value-type="float" office:value="18.6491322958407" calcext:value-type="float">
            <text:p>18.6491322958</text:p>
          </table:table-cell>
          <table:table-cell table:formula="of:=[result_0509_server.AX29] / [.$G29] * 100" office:value-type="float" office:value="18.2051053364159" calcext:value-type="float">
            <text:p>18.2051053364</text:p>
          </table:table-cell>
          <table:table-cell table:formula="of:=[result_0509_server.AY29] / [.$G29] * 100" office:value-type="float" office:value="17.7817307937086" calcext:value-type="float">
            <text:p>17.7817307937</text:p>
          </table:table-cell>
          <table:table-cell table:formula="of:=[result_0509_server.AZ29] / [.$G29] * 100" office:value-type="float" office:value="17.3776005483971" calcext:value-type="float">
            <text:p>17.3776005484</text:p>
          </table:table-cell>
          <table:table-cell table:formula="of:=[result_0509_server.BA29] / [.$G29] * 100" office:value-type="float" office:value="16.9914316473215" calcext:value-type="float">
            <text:p>16.9914316473</text:p>
          </table:table-cell>
          <table:table-cell table:formula="of:=[result_0509_server.BB29] / [.$G29] * 100" office:value-type="float" office:value="16.6220526984667" calcext:value-type="float">
            <text:p>16.6220526985</text:p>
          </table:table-cell>
          <table:table-cell table:formula="of:=[result_0509_server.BC29] / [.$G29] * 100" office:value-type="float" office:value="16.2683920027547" calcext:value-type="float">
            <text:p>16.2683920028</text:p>
          </table:table-cell>
          <table:table-cell table:formula="of:=[result_0509_server.BD29] / [.$G29] * 100" office:value-type="float" office:value="15.929467169364" calcext:value-type="float">
            <text:p>15.9294671694</text:p>
          </table:table-cell>
          <table:table-cell table:formula="of:=[result_0509_server.BE29] / [.$G29] * 100" office:value-type="float" office:value="15.6043760026422" calcext:value-type="float">
            <text:p>15.6043760026</text:p>
          </table:table-cell>
          <table:table-cell table:formula="of:=[result_0509_server.BF29] / [.$G29] * 100" office:value-type="float" office:value="15.2922884825894" calcext:value-type="float">
            <text:p>15.2922884826</text:p>
          </table:table-cell>
          <table:table-cell table:formula="of:=[result_0509_server.BG29] / [.$G29] * 100" office:value-type="float" office:value="14.9924396888132" calcext:value-type="float">
            <text:p>14.9924396888</text:p>
          </table:table-cell>
          <table:table-cell table:formula="of:=[result_0509_server.BH29] / [.$G29] * 100" office:value-type="float" office:value="14.7041235409514" calcext:value-type="float">
            <text:p>14.704123541</text:p>
          </table:table-cell>
          <table:table-cell table:formula="of:=[result_0509_server.BI29] / [.$G29] * 100" office:value-type="float" office:value="14.4266872477258" calcext:value-type="float">
            <text:p>14.4266872477</text:p>
          </table:table-cell>
          <table:table-cell table:formula="of:=[result_0509_server.BJ29] / [.$G29] * 100" office:value-type="float" office:value="14.1595263727679" calcext:value-type="float">
            <text:p>14.1595263728</text:p>
          </table:table-cell>
          <table:table-cell table:formula="of:=[result_0509_server.BK29] / [.$G29] * 100" office:value-type="float" office:value="13.9020804387176" calcext:value-type="float">
            <text:p>13.9020804387</text:p>
          </table:table-cell>
          <table:table-cell table:formula="of:=[result_0509_server.BL29] / [.$G29] * 100" office:value-type="float" office:value="13.6538290023119" calcext:value-type="float">
            <text:p>13.6538290023</text:p>
          </table:table-cell>
          <table:table-cell table:formula="of:=[result_0509_server.BM29] / [.$G29] * 100" office:value-type="float" office:value="13.4142881426223" calcext:value-type="float">
            <text:p>13.4142881426</text:p>
          </table:table-cell>
          <table:table-cell table:formula="of:=[result_0509_server.BN29] / [.$G29] * 100" office:value-type="float" office:value="13.1830073125771" calcext:value-type="float">
            <text:p>13.1830073126</text:p>
          </table:table-cell>
          <table:table-cell table:formula="of:=[result_0509_server.BO29] / [.$G29] * 100" office:value-type="float" office:value="12.959566510669" calcext:value-type="float">
            <text:p>12.9595665107</text:p>
          </table:table-cell>
          <table:table-cell table:formula="of:=[result_0509_server.BP29] / [.$G29] * 100" office:value-type="float" office:value="12.7435737354912" calcext:value-type="float">
            <text:p>12.7435737355</text:p>
          </table:table-cell>
          <table:table-cell table:formula="of:=[result_0509_server.BQ29] / [.$G29] * 100" office:value-type="float" office:value="12.5346626906471" calcext:value-type="float">
            <text:p>12.5346626906</text:p>
          </table:table-cell>
          <table:table-cell table:formula="of:=[result_0509_server.BR29] / [.$G29] * 100" office:value-type="float" office:value="12.3324907117656" calcext:value-type="float">
            <text:p>12.3324907118</text:p>
          </table:table-cell>
          <table:table-cell table:formula="of:=[result_0509_server.BS29] / [.$G29] * 100" office:value-type="float" office:value="12.136736890944" calcext:value-type="float">
            <text:p>12.1367368909</text:p>
          </table:table-cell>
          <table:table-cell table:formula="of:=[result_0509_server.BT29] / [.$G29] * 100" office:value-type="float" office:value="11.947100377023" calcext:value-type="float">
            <text:p>11.947100377</text:p>
          </table:table-cell>
          <table:table-cell table:formula="of:=[result_0509_server.BU29] / [.$G29] * 100" office:value-type="float" office:value="11.763298832761" calcext:value-type="float">
            <text:p>11.7632988328</text:p>
          </table:table-cell>
          <table:table-cell table:formula="of:=[result_0509_server.BV29] / [.$G29] * 100" office:value-type="float" office:value="11.5850670322647" calcext:value-type="float">
            <text:p>11.5850670323</text:p>
          </table:table-cell>
          <table:table-cell table:formula="of:=[result_0509_server.BW29] / [.$G29] * 100" office:value-type="float" office:value="11.412155584022" calcext:value-type="float">
            <text:p>11.412155584</text:p>
          </table:table-cell>
          <table:table-cell table:formula="of:=[result_0509_server.BX29] / [.$G29] * 100" office:value-type="float" office:value="11.2443297666099" calcext:value-type="float">
            <text:p>11.2443297666</text:p>
          </table:table-cell>
          <table:table-cell table:formula="of:=[result_0509_server.BY29] / [.$G29] * 100" office:value-type="float" office:value="11.0813684656445" calcext:value-type="float">
            <text:p>11.0813684656</text:p>
          </table:table-cell>
          <table:table-cell table:formula="of:=[result_0509_server.BZ29] / [.$G29] * 100" office:value-type="float" office:value="10.9230632018496" calcext:value-type="float">
            <text:p>10.9230632018</text:p>
          </table:table-cell>
          <table:table-cell table:formula="of:=[result_0509_server.CA29] / [.$G29] * 100" office:value-type="float" office:value="10.7692172412601" calcext:value-type="float">
            <text:p>10.7692172413</text:p>
          </table:table-cell>
          <table:table-cell table:formula="of:=[result_0509_server.CB29] / [.$G29] * 100" office:value-type="float" office:value="10.619644779576" calcext:value-type="float">
            <text:p>10.6196447796</text:p>
          </table:table-cell>
          <table:table-cell table:formula="of:=[result_0509_server.CC29] / [.$G29] * 100" office:value-type="float" office:value="10.4741701935544" calcext:value-type="float">
            <text:p>10.4741701936</text:p>
          </table:table-cell>
          <table:table-cell table:formula="of:=[result_0509_server.CD29] / [.$G29] * 100" office:value-type="float" office:value="10.3326273531009" calcext:value-type="float">
            <text:p>10.3326273531</text:p>
          </table:table-cell>
          <table:table-cell table:formula="of:=[result_0509_server.CE29] / [.$G29] * 100" office:value-type="float" office:value="10.1948589883929" calcext:value-type="float">
            <text:p>10.1948589884</text:p>
          </table:table-cell>
          <table:table-cell table:formula="of:=[result_0509_server.CF29] / [.$G29] * 100" office:value-type="float" office:value="10.0607161069667" calcext:value-type="float">
            <text:p>10.060716107</text:p>
          </table:table-cell>
          <table:table-cell table:formula="of:=[result_0509_server.CG29] / [.$G29] * 100" office:value-type="float" office:value="9.9300574562269" calcext:value-type="float">
            <text:p>9.9300574562</text:p>
          </table:table-cell>
          <table:table-cell table:formula="of:=[result_0509_server.CH29] / [.$G29] * 100" office:value-type="float" office:value="9.80274902730089" calcext:value-type="float">
            <text:p>9.8027490273</text:p>
          </table:table-cell>
          <table:table-cell table:formula="of:=[result_0509_server.CI29] / [.$G29] * 100" office:value-type="float" office:value="9.67866359657558" calcext:value-type="float">
            <text:p>9.6786635966</text:p>
          </table:table-cell>
          <table:table-cell table:formula="of:=[result_0509_server.CJ29] / [.$G29] * 100" office:value-type="float" office:value="9.5576803016184" calcext:value-type="float">
            <text:p>9.5576803016</text:p>
          </table:table-cell>
          <table:table-cell table:formula="of:=[result_0509_server.CK29] / [.$G29] * 100" office:value-type="float" office:value="9.43968424851194" calcext:value-type="float">
            <text:p>9.4396842485</text:p>
          </table:table-cell>
          <table:table-cell table:formula="of:=[result_0509_server.CL29] / [.$G29] * 100" office:value-type="float" office:value="9.32456614792033" calcext:value-type="float">
            <text:p>9.3245661479</text:p>
          </table:table-cell>
          <table:table-cell table:formula="of:=[result_0509_server.CM29] / [.$G29] * 100" office:value-type="float" office:value="9.21222197746346" calcext:value-type="float">
            <text:p>9.2122219775</text:p>
          </table:table-cell>
          <table:table-cell table:formula="of:=[result_0509_server.CN29] / [.$G29] * 100" office:value-type="float" office:value="9.10255266820797" calcext:value-type="float">
            <text:p>9.1025526682</text:p>
          </table:table-cell>
          <table:table-cell table:formula="of:=[result_0509_server.CO29] / [.$G29] * 100" office:value-type="float" office:value="8.99546381328786" calcext:value-type="float">
            <text:p>8.9954638133</text:p>
          </table:table-cell>
          <table:table-cell table:formula="of:=[result_0509_server.CP29] / [.$G29] * 100" office:value-type="float" office:value="8.89086539685431" calcext:value-type="float">
            <text:p>8.8908653969</text:p>
          </table:table-cell>
          <table:table-cell table:formula="of:=[result_0509_server.CQ29] / [.$G29] * 100" office:value-type="float" office:value="8.78867154171806" calcext:value-type="float">
            <text:p>8.7886715417</text:p>
          </table:table-cell>
          <table:table-cell table:formula="of:=[result_0509_server.CR29] / [.$G29] * 100" office:value-type="float" office:value="8.6888002741985" calcext:value-type="float">
            <text:p>8.6888002742</text:p>
          </table:table-cell>
          <table:table-cell table:formula="of:=[result_0509_server.CS29] / [.$G29] * 100" office:value-type="float" office:value="8.59117330482551" calcext:value-type="float">
            <text:p>8.5911733048</text:p>
          </table:table-cell>
          <table:table-cell table:formula="of:=[result_0509_server.CT29] / [.$G29] * 100" office:value-type="float" office:value="8.49571582366077" calcext:value-type="float">
            <text:p>8.4957158237</text:p>
          </table:table-cell>
          <table:table-cell table:formula="of:=[result_0509_server.CU29] / [.$G29] * 100" office:value-type="float" office:value="8.40235630911504" calcext:value-type="float">
            <text:p>8.4023563091</text:p>
          </table:table-cell>
          <table:table-cell table:formula="of:=[result_0509_server.CV29] / [.$G29] * 100" office:value-type="float" office:value="8.31102634923334" calcext:value-type="float">
            <text:p>8.3110263492</text:p>
          </table:table-cell>
          <table:table-cell table:formula="of:=[result_0509_server.CW29] / [.$G29] * 100" office:value-type="float" office:value="8.22166047451046" calcext:value-type="float">
            <text:p>8.2216604745</text:p>
          </table:table-cell>
          <table:table-cell table:formula="of:=[result_0509_server.CX29] / [.$G29] * 100" office:value-type="float" office:value="8.13419600137736" calcext:value-type="float">
            <text:p>8.1341960014</text:p>
          </table:table-cell>
          <table:table-cell table:formula="of:=[result_0509_server.CY29] / [.$G29] * 100" office:value-type="float" office:value="8.04857288557334" calcext:value-type="float">
            <text:p>8.0485728856</text:p>
          </table:table-cell>
          <table:table-cell table:formula="of:=[result_0509_server.CZ29] / [.$G29] * 100" office:value-type="float" office:value="7.96473358468195" calcext:value-type="float">
            <text:p>7.9647335847</text:p>
          </table:table-cell>
          <table:table-cell table:formula="of:=[result_0509_server.DA29] / [.$G29] * 100" office:value-type="float" office:value="7.88262292916978" calcext:value-type="float">
            <text:p>7.8826229292</text:p>
          </table:table-cell>
          <table:table-cell table:formula="of:=[result_0509_server.DB29] / [.$G29] * 100" office:value-type="float" office:value="7.80218800132111" calcext:value-type="float">
            <text:p>7.8021880013</text:p>
          </table:table-cell>
          <table:table-cell table:formula="of:=[result_0509_server.DC29] / [.$G29] * 100" office:value-type="float" office:value="7.72337802150977" calcext:value-type="float">
            <text:p>7.7233780215</text:p>
          </table:table-cell>
          <table:table-cell table:formula="of:=[result_0509_server.DD29] / [.$G29] * 100" office:value-type="float" office:value="7.64614424129473" calcext:value-type="float">
            <text:p>7.6461442413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8.36664849565915" calcext:value-type="float">
            <text:p>8.3666484957</text:p>
          </table:table-cell>
          <table:table-cell office:value-type="string" calcext:value-type="string">
            <text:p><text:s/>global min</text:p>
          </table:table-cell>
          <table:table-cell office:value-type="float" office:value="-9.17187702455543" calcext:value-type="float">
            <text:p>-9.1718770246</text:p>
          </table:table-cell>
          <table:table-cell office:value-type="string" calcext:value-type="string">
            <text:p><text:s/>range</text:p>
          </table:table-cell>
          <table:table-cell office:value-type="float" office:value="17.5385255202146" calcext:value-type="float">
            <text:p>17.5385255202</text:p>
          </table:table-cell>
          <table:table-cell office:value-type="string" calcext:value-type="string">
            <text:p><text:s/>regret</text:p>
          </table:table-cell>
          <table:table-cell table:formula="of:=[result_0509_server.I30] / [.$G30] * 100" office:value-type="float" office:value="58.7433057913624" calcext:value-type="float">
            <text:p>58.7433057914</text:p>
          </table:table-cell>
          <table:table-cell table:formula="of:=[result_0509_server.J30] / [.$G30] * 100" office:value-type="float" office:value="42.9181385485019" calcext:value-type="float">
            <text:p>42.9181385485</text:p>
          </table:table-cell>
          <table:table-cell table:formula="of:=[result_0509_server.K30] / [.$G30] * 100" office:value-type="float" office:value="34.3873842571316" calcext:value-type="float">
            <text:p>34.3873842571</text:p>
          </table:table-cell>
          <table:table-cell table:formula="of:=[result_0509_server.L30] / [.$G30] * 100" office:value-type="float" office:value="29.1327410114915" calcext:value-type="float">
            <text:p>29.1327410115</text:p>
          </table:table-cell>
          <table:table-cell table:formula="of:=[result_0509_server.M30] / [.$G30] * 100" office:value-type="float" office:value="38.8900254367526" calcext:value-type="float">
            <text:p>38.8900254368</text:p>
          </table:table-cell>
          <table:table-cell table:formula="of:=[result_0509_server.N30] / [.$G30] * 100" office:value-type="float" office:value="33.8557558855634" calcext:value-type="float">
            <text:p>33.8557558856</text:p>
          </table:table-cell>
          <table:table-cell table:formula="of:=[result_0509_server.O30] / [.$G30] * 100" office:value-type="float" office:value="36.8444479287898" calcext:value-type="float">
            <text:p>36.8444479288</text:p>
          </table:table-cell>
          <table:table-cell table:formula="of:=[result_0509_server.P30] / [.$G30] * 100" office:value-type="float" office:value="39.6437270093851" calcext:value-type="float">
            <text:p>39.6437270094</text:p>
          </table:table-cell>
          <table:table-cell table:formula="of:=[result_0509_server.Q30] / [.$G30] * 100" office:value-type="float" office:value="45.3882184622328" calcext:value-type="float">
            <text:p>45.3882184622</text:p>
          </table:table-cell>
          <table:table-cell table:formula="of:=[result_0509_server.R30] / [.$G30] * 100" office:value-type="float" office:value="45.5194270747267" calcext:value-type="float">
            <text:p>45.5194270747</text:p>
          </table:table-cell>
          <table:table-cell table:formula="of:=[result_0509_server.S30] / [.$G30] * 100" office:value-type="float" office:value="42.9166419254234" calcext:value-type="float">
            <text:p>42.9166419254</text:p>
          </table:table-cell>
          <table:table-cell table:formula="of:=[result_0509_server.T30] / [.$G30] * 100" office:value-type="float" office:value="41.5129661683957" calcext:value-type="float">
            <text:p>41.5129661684</text:p>
          </table:table-cell>
          <table:table-cell table:formula="of:=[result_0509_server.U30] / [.$G30] * 100" office:value-type="float" office:value="41.9730322108549" calcext:value-type="float">
            <text:p>41.9730322109</text:p>
          </table:table-cell>
          <table:table-cell table:formula="of:=[result_0509_server.V30] / [.$G30] * 100" office:value-type="float" office:value="43.5007918608408" calcext:value-type="float">
            <text:p>43.5007918608</text:p>
          </table:table-cell>
          <table:table-cell table:formula="of:=[result_0509_server.W30] / [.$G30] * 100" office:value-type="float" office:value="43.82185467983" calcext:value-type="float">
            <text:p>43.8218546798</text:p>
          </table:table-cell>
          <table:table-cell table:formula="of:=[result_0509_server.X30] / [.$G30] * 100" office:value-type="float" office:value="44.4594020709252" calcext:value-type="float">
            <text:p>44.4594020709</text:p>
          </table:table-cell>
          <table:table-cell table:formula="of:=[result_0509_server.Y30] / [.$G30] * 100" office:value-type="float" office:value="42.1116800830906" calcext:value-type="float">
            <text:p>42.1116800831</text:p>
          </table:table-cell>
          <table:table-cell table:formula="of:=[result_0509_server.Z30] / [.$G30] * 100" office:value-type="float" office:value="40.0248160939043" calcext:value-type="float">
            <text:p>40.0248160939</text:p>
          </table:table-cell>
          <table:table-cell table:formula="of:=[result_0509_server.AA30] / [.$G30] * 100" office:value-type="float" office:value="38.1576219983166" calcext:value-type="float">
            <text:p>38.1576219983</text:p>
          </table:table-cell>
          <table:table-cell table:formula="of:=[result_0509_server.AB30] / [.$G30] * 100" office:value-type="float" office:value="36.4771473122877" calcext:value-type="float">
            <text:p>36.4771473123</text:p>
          </table:table-cell>
          <table:table-cell table:formula="of:=[result_0509_server.AC30] / [.$G30] * 100" office:value-type="float" office:value="36.1612023072542" calcext:value-type="float">
            <text:p>36.1612023073</text:p>
          </table:table-cell>
          <table:table-cell table:formula="of:=[result_0509_server.AD30] / [.$G30] * 100" office:value-type="float" office:value="34.7242443968216" calcext:value-type="float">
            <text:p>34.7242443968</text:p>
          </table:table-cell>
          <table:table-cell table:formula="of:=[result_0509_server.AE30] / [.$G30] * 100" office:value-type="float" office:value="33.4122393481657" calcext:value-type="float">
            <text:p>33.4122393482</text:p>
          </table:table-cell>
          <table:table-cell table:formula="of:=[result_0509_server.AF30] / [.$G30] * 100" office:value-type="float" office:value="33.814929679117" calcext:value-type="float">
            <text:p>33.8149296791</text:p>
          </table:table-cell>
          <table:table-cell table:formula="of:=[result_0509_server.AG30] / [.$G30] * 100" office:value-type="float" office:value="32.6442576230618" calcext:value-type="float">
            <text:p>32.6442576231</text:p>
          </table:table-cell>
          <table:table-cell table:formula="of:=[result_0509_server.AH30] / [.$G30] * 100" office:value-type="float" office:value="31.5636372636263" calcext:value-type="float">
            <text:p>31.5636372636</text:p>
          </table:table-cell>
          <table:table-cell table:formula="of:=[result_0509_server.AI30] / [.$G30] * 100" office:value-type="float" office:value="30.5630628567415" calcext:value-type="float">
            <text:p>30.5630628567</text:p>
          </table:table-cell>
          <table:table-cell table:formula="of:=[result_0509_server.AJ30] / [.$G30] * 100" office:value-type="float" office:value="29.6339580503486" calcext:value-type="float">
            <text:p>29.6339580503</text:p>
          </table:table-cell>
          <table:table-cell table:formula="of:=[result_0509_server.AK30] / [.$G30] * 100" office:value-type="float" office:value="28.7689294374999" calcext:value-type="float">
            <text:p>28.7689294375</text:p>
          </table:table-cell>
          <table:table-cell table:formula="of:=[result_0509_server.AL30] / [.$G30] * 100" office:value-type="float" office:value="27.9615693988411" calcext:value-type="float">
            <text:p>27.9615693988</text:p>
          </table:table-cell>
          <table:table-cell table:formula="of:=[result_0509_server.AM30] / [.$G30] * 100" office:value-type="float" office:value="27.206297104612" calcext:value-type="float">
            <text:p>27.2062971046</text:p>
          </table:table-cell>
          <table:table-cell table:formula="of:=[result_0509_server.AN30] / [.$G30] * 100" office:value-type="float" office:value="26.4982293287722" calcext:value-type="float">
            <text:p>26.4982293288</text:p>
          </table:table-cell>
          <table:table-cell table:formula="of:=[result_0509_server.AO30] / [.$G30] * 100" office:value-type="float" office:value="25.8330747514681" calcext:value-type="float">
            <text:p>25.8330747515</text:p>
          </table:table-cell>
          <table:table-cell table:formula="of:=[result_0509_server.AP30] / [.$G30] * 100" office:value-type="float" office:value="25.2070469140054" calcext:value-type="float">
            <text:p>25.207046914</text:p>
          </table:table-cell>
          <table:table-cell table:formula="of:=[result_0509_server.AQ30] / [.$G30] * 100" office:value-type="float" office:value="24.6167920958263" calcext:value-type="float">
            <text:p>24.6167920958</text:p>
          </table:table-cell>
          <table:table-cell table:formula="of:=[result_0509_server.AR30] / [.$G30] * 100" office:value-type="float" office:value="24.0593292119906" calcext:value-type="float">
            <text:p>24.059329212</text:p>
          </table:table-cell>
          <table:table-cell table:formula="of:=[result_0509_server.AS30] / [.$G30] * 100" office:value-type="float" office:value="23.5319994570107" calcext:value-type="float">
            <text:p>23.531999457</text:p>
          </table:table-cell>
          <table:table-cell table:formula="of:=[result_0509_server.AT30] / [.$G30] * 100" office:value-type="float" office:value="23.0324238996614" calcext:value-type="float">
            <text:p>23.0324238997</text:p>
          </table:table-cell>
          <table:table-cell table:formula="of:=[result_0509_server.AU30] / [.$G30] * 100" office:value-type="float" office:value="22.5584676016634" calcext:value-type="float">
            <text:p>22.5584676017</text:p>
          </table:table-cell>
          <table:table-cell table:formula="of:=[result_0509_server.AV30] / [.$G30] * 100" office:value-type="float" office:value="22.1082091185653" calcext:value-type="float">
            <text:p>22.1082091186</text:p>
          </table:table-cell>
          <table:table-cell table:formula="of:=[result_0509_server.AW30] / [.$G30] * 100" office:value-type="float" office:value="21.7867319965662" calcext:value-type="float">
            <text:p>21.7867319966</text:p>
          </table:table-cell>
          <table:table-cell table:formula="of:=[result_0509_server.AX30] / [.$G30] * 100" office:value-type="float" office:value="21.3723590088735" calcext:value-type="float">
            <text:p>21.3723590089</text:p>
          </table:table-cell>
          <table:table-cell table:formula="of:=[result_0509_server.AY30] / [.$G30] * 100" office:value-type="float" office:value="20.9810978290797" calcext:value-type="float">
            <text:p>20.9810978291</text:p>
          </table:table-cell>
          <table:table-cell table:formula="of:=[result_0509_server.AZ30] / [.$G30] * 100" office:value-type="float" office:value="20.6076212483673" calcext:value-type="float">
            <text:p>20.6076212484</text:p>
          </table:table-cell>
          <table:table-cell table:formula="of:=[result_0509_server.BA30] / [.$G30] * 100" office:value-type="float" office:value="20.2507436267978" calcext:value-type="float">
            <text:p>20.2507436268</text:p>
          </table:table-cell>
          <table:table-cell table:formula="of:=[result_0509_server.BB30] / [.$G30] * 100" office:value-type="float" office:value="19.9093824235574" calcext:value-type="float">
            <text:p>19.9093824236</text:p>
          </table:table-cell>
          <table:table-cell table:formula="of:=[result_0509_server.BC30] / [.$G30] * 100" office:value-type="float" office:value="19.5825472289654" calcext:value-type="float">
            <text:p>19.582547229</text:p>
          </table:table-cell>
          <table:table-cell table:formula="of:=[result_0509_server.BD30] / [.$G30] * 100" office:value-type="float" office:value="19.2693301674815" calcext:value-type="float">
            <text:p>19.2693301675</text:p>
          </table:table-cell>
          <table:table-cell table:formula="of:=[result_0509_server.BE30] / [.$G30] * 100" office:value-type="float" office:value="18.9688974758541" calcext:value-type="float">
            <text:p>18.9688974759</text:p>
          </table:table-cell>
          <table:table-cell table:formula="of:=[result_0509_server.BF30] / [.$G30] * 100" office:value-type="float" office:value="18.6804820918918" calcext:value-type="float">
            <text:p>18.6804820919</text:p>
          </table:table-cell>
          <table:table-cell table:formula="of:=[result_0509_server.BG30] / [.$G30] * 100" office:value-type="float" office:value="18.4033771151436" calcext:value-type="float">
            <text:p>18.4033771151</text:p>
          </table:table-cell>
          <table:table-cell table:formula="of:=[result_0509_server.BH30] / [.$G30] * 100" office:value-type="float" office:value="18.1369300221166" calcext:value-type="float">
            <text:p>18.1369300221</text:p>
          </table:table-cell>
          <table:table-cell table:formula="of:=[result_0509_server.BI30] / [.$G30] * 100" office:value-type="float" office:value="17.8805375363736" calcext:value-type="float">
            <text:p>17.8805375364</text:p>
          </table:table-cell>
          <table:table-cell table:formula="of:=[result_0509_server.BJ30] / [.$G30] * 100" office:value-type="float" office:value="17.6336410686211" calcext:value-type="float">
            <text:p>17.6336410686</text:p>
          </table:table-cell>
          <table:table-cell table:formula="of:=[result_0509_server.BK30] / [.$G30] * 100" office:value-type="float" office:value="17.3957226542414" calcext:value-type="float">
            <text:p>17.3957226542</text:p>
          </table:table-cell>
          <table:table-cell table:formula="of:=[result_0509_server.BL30] / [.$G30] * 100" office:value-type="float" office:value="17.1663013260895" calcext:value-type="float">
            <text:p>17.1663013261</text:p>
          </table:table-cell>
          <table:table-cell table:formula="of:=[result_0509_server.BM30] / [.$G30] * 100" office:value-type="float" office:value="16.9449298691009" calcext:value-type="float">
            <text:p>16.9449298691</text:p>
          </table:table-cell>
          <table:table-cell table:formula="of:=[result_0509_server.BN30] / [.$G30] * 100" office:value-type="float" office:value="16.7311919106291" calcext:value-type="float">
            <text:p>16.7311919106</text:p>
          </table:table-cell>
          <table:table-cell table:formula="of:=[result_0509_server.BO30] / [.$G30] * 100" office:value-type="float" office:value="16.5246993066818" calcext:value-type="float">
            <text:p>16.5246993067</text:p>
          </table:table-cell>
          <table:table-cell table:formula="of:=[result_0509_server.BP30] / [.$G30] * 100" office:value-type="float" office:value="16.3250897895328" calcext:value-type="float">
            <text:p>16.3250897895</text:p>
          </table:table-cell>
          <table:table-cell table:formula="of:=[result_0509_server.BQ30] / [.$G30] * 100" office:value-type="float" office:value="16.1320248467164" calcext:value-type="float">
            <text:p>16.1320248467</text:p>
          </table:table-cell>
          <table:table-cell table:formula="of:=[result_0509_server.BR30] / [.$G30] * 100" office:value-type="float" office:value="15.9451878052813" calcext:value-type="float">
            <text:p>15.9451878053</text:p>
          </table:table-cell>
          <table:table-cell table:formula="of:=[result_0509_server.BS30] / [.$G30] * 100" office:value-type="float" office:value="15.7642820984948" calcext:value-type="float">
            <text:p>15.7642820985</text:p>
          </table:table-cell>
          <table:table-cell table:formula="of:=[result_0509_server.BT30] / [.$G30] * 100" office:value-type="float" office:value="15.5890296950455" calcext:value-type="float">
            <text:p>15.589029695</text:p>
          </table:table-cell>
          <table:table-cell table:formula="of:=[result_0509_server.BU30] / [.$G30] * 100" office:value-type="float" office:value="15.4191696732408" calcext:value-type="float">
            <text:p>15.4191696732</text:p>
          </table:table-cell>
          <table:table-cell table:formula="of:=[result_0509_server.BV30] / [.$G30] * 100" office:value-type="float" office:value="15.2544569248241" calcext:value-type="float">
            <text:p>15.2544569248</text:p>
          </table:table-cell>
          <table:table-cell table:formula="of:=[result_0509_server.BW30] / [.$G30] * 100" office:value-type="float" office:value="15.0946609748676" calcext:value-type="float">
            <text:p>15.0946609749</text:p>
          </table:table-cell>
          <table:table-cell table:formula="of:=[result_0509_server.BX30] / [.$G30] * 100" office:value-type="float" office:value="14.9395649057921" calcext:value-type="float">
            <text:p>14.9395649058</text:p>
          </table:table-cell>
          <table:table-cell table:formula="of:=[result_0509_server.BY30] / [.$G30] * 100" office:value-type="float" office:value="14.7889643749507" calcext:value-type="float">
            <text:p>14.788964375</text:p>
          </table:table-cell>
          <table:table-cell table:formula="of:=[result_0509_server.BZ30] / [.$G30] * 100" office:value-type="float" office:value="14.6426667164191" calcext:value-type="float">
            <text:p>14.6426667164</text:p>
          </table:table-cell>
          <table:table-cell table:formula="of:=[result_0509_server.CA30] / [.$G30] * 100" office:value-type="float" office:value="14.5004901186912" calcext:value-type="float">
            <text:p>14.5004901187</text:p>
          </table:table-cell>
          <table:table-cell table:formula="of:=[result_0509_server.CB30] / [.$G30] * 100" office:value-type="float" office:value="14.3622628709002" calcext:value-type="float">
            <text:p>14.3622628709</text:p>
          </table:table-cell>
          <table:table-cell table:formula="of:=[result_0509_server.CC30] / [.$G30] * 100" office:value-type="float" office:value="14.2278226709939" calcext:value-type="float">
            <text:p>14.227822671</text:p>
          </table:table-cell>
          <table:table-cell table:formula="of:=[result_0509_server.CD30] / [.$G30] * 100" office:value-type="float" office:value="14.0970159900039" calcext:value-type="float">
            <text:p>14.09701599</text:p>
          </table:table-cell>
          <table:table-cell table:formula="of:=[result_0509_server.CE30] / [.$G30] * 100" office:value-type="float" office:value="13.9696974871737" calcext:value-type="float">
            <text:p>13.9696974872</text:p>
          </table:table-cell>
          <table:table-cell table:formula="of:=[result_0509_server.CF30] / [.$G30] * 100" office:value-type="float" office:value="13.8457294712601" calcext:value-type="float">
            <text:p>13.8457294713</text:p>
          </table:table-cell>
          <table:table-cell table:formula="of:=[result_0509_server.CG30] / [.$G30] * 100" office:value-type="float" office:value="13.7249814038117" calcext:value-type="float">
            <text:p>13.7249814038</text:p>
          </table:table-cell>
          <table:table-cell table:formula="of:=[result_0509_server.CH30] / [.$G30] * 100" office:value-type="float" office:value="13.6073294406569" calcext:value-type="float">
            <text:p>13.6073294407</text:p>
          </table:table-cell>
          <table:table-cell table:formula="of:=[result_0509_server.CI30] / [.$G30] * 100" office:value-type="float" office:value="13.4926560082149" calcext:value-type="float">
            <text:p>13.4926560082</text:p>
          </table:table-cell>
          <table:table-cell table:formula="of:=[result_0509_server.CJ30] / [.$G30] * 100" office:value-type="float" office:value="13.3808494115839" calcext:value-type="float">
            <text:p>13.3808494116</text:p>
          </table:table-cell>
          <table:table-cell table:formula="of:=[result_0509_server.CK30] / [.$G30] * 100" office:value-type="float" office:value="13.2718034716599" calcext:value-type="float">
            <text:p>13.2718034717</text:p>
          </table:table-cell>
          <table:table-cell table:formula="of:=[result_0509_server.CL30] / [.$G30] * 100" office:value-type="float" office:value="13.1654171888072" calcext:value-type="float">
            <text:p>13.1654171888</text:p>
          </table:table-cell>
          <table:table-cell table:formula="of:=[result_0509_server.CM30] / [.$G30] * 100" office:value-type="float" office:value="13.0615944308425" calcext:value-type="float">
            <text:p>13.0615944308</text:p>
          </table:table-cell>
          <table:table-cell table:formula="of:=[result_0509_server.CN30] / [.$G30] * 100" office:value-type="float" office:value="12.9602436433055" calcext:value-type="float">
            <text:p>12.9602436433</text:p>
          </table:table-cell>
          <table:table-cell table:formula="of:=[result_0509_server.CO30] / [.$G30] * 100" office:value-type="float" office:value="12.8612775801812" calcext:value-type="float">
            <text:p>12.8612775802</text:p>
          </table:table-cell>
          <table:table-cell table:formula="of:=[result_0509_server.CP30] / [.$G30] * 100" office:value-type="float" office:value="12.7646130534086" calcext:value-type="float">
            <text:p>12.7646130534</text:p>
          </table:table-cell>
          <table:table-cell table:formula="of:=[result_0509_server.CQ30] / [.$G30] * 100" office:value-type="float" office:value="12.6701706996653" calcext:value-type="float">
            <text:p>12.6701706997</text:p>
          </table:table-cell>
          <table:table-cell table:formula="of:=[result_0509_server.CR30] / [.$G30] * 100" office:value-type="float" office:value="12.5778747630525" calcext:value-type="float">
            <text:p>12.5778747631</text:p>
          </table:table-cell>
          <table:table-cell table:formula="of:=[result_0509_server.CS30] / [.$G30] * 100" office:value-type="float" office:value="12.487652892431" calcext:value-type="float">
            <text:p>12.4876528924</text:p>
          </table:table-cell>
          <table:table-cell table:formula="of:=[result_0509_server.CT30] / [.$G30] * 100" office:value-type="float" office:value="12.3994359522677" calcext:value-type="float">
            <text:p>12.3994359523</text:p>
          </table:table-cell>
          <table:table-cell table:formula="of:=[result_0509_server.CU30] / [.$G30] * 100" office:value-type="float" office:value="12.3131578459542" calcext:value-type="float">
            <text:p>12.313157846</text:p>
          </table:table-cell>
          <table:table-cell table:formula="of:=[result_0509_server.CV30] / [.$G30] * 100" office:value-type="float" office:value="12.2287553506474" calcext:value-type="float">
            <text:p>12.2287553506</text:p>
          </table:table-cell>
          <table:table-cell table:formula="of:=[result_0509_server.CW30] / [.$G30] * 100" office:value-type="float" office:value="12.1461679627667" calcext:value-type="float">
            <text:p>12.1461679628</text:p>
          </table:table-cell>
          <table:table-cell table:formula="of:=[result_0509_server.CX30] / [.$G30] * 100" office:value-type="float" office:value="12.0653377533515" calcext:value-type="float">
            <text:p>12.0653377534</text:p>
          </table:table-cell>
          <table:table-cell table:formula="of:=[result_0509_server.CY30] / [.$G30] * 100" office:value-type="float" office:value="11.9862092325556" calcext:value-type="float">
            <text:p>11.9862092326</text:p>
          </table:table-cell>
          <table:table-cell table:formula="of:=[result_0509_server.CZ30] / [.$G30] * 100" office:value-type="float" office:value="11.9087292226096" calcext:value-type="float">
            <text:p>11.9087292226</text:p>
          </table:table-cell>
          <table:table-cell table:formula="of:=[result_0509_server.DA30] / [.$G30] * 100" office:value-type="float" office:value="11.8328467386418" calcext:value-type="float">
            <text:p>11.8328467386</text:p>
          </table:table-cell>
          <table:table-cell table:formula="of:=[result_0509_server.DB30] / [.$G30] * 100" office:value-type="float" office:value="11.7585128767959" calcext:value-type="float">
            <text:p>11.7585128768</text:p>
          </table:table-cell>
          <table:table-cell table:formula="of:=[result_0509_server.DC30] / [.$G30] * 100" office:value-type="float" office:value="11.6856807091286" calcext:value-type="float">
            <text:p>11.6856807091</text:p>
          </table:table-cell>
          <table:table-cell table:formula="of:=[result_0509_server.DD30] / [.$G30] * 100" office:value-type="float" office:value="11.6143051848147" calcext:value-type="float">
            <text:p>11.6143051848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6.70393049715103" calcext:value-type="float">
            <text:p>6.7039304972</text:p>
          </table:table-cell>
          <table:table-cell office:value-type="string" calcext:value-type="string">
            <text:p><text:s/>global min</text:p>
          </table:table-cell>
          <table:table-cell office:value-type="float" office:value="-15.0884585355411" calcext:value-type="float">
            <text:p>-15.0884585355</text:p>
          </table:table-cell>
          <table:table-cell office:value-type="string" calcext:value-type="string">
            <text:p><text:s/>range</text:p>
          </table:table-cell>
          <table:table-cell office:value-type="float" office:value="21.7923890326921" calcext:value-type="float">
            <text:p>21.7923890327</text:p>
          </table:table-cell>
          <table:table-cell office:value-type="string" calcext:value-type="string">
            <text:p><text:s/>regret</text:p>
          </table:table-cell>
          <table:table-cell table:formula="of:=[result_0509_server.I31] / [.$G31] * 100" office:value-type="float" office:value="43.2927868623949" calcext:value-type="float">
            <text:p>43.2927868624</text:p>
          </table:table-cell>
          <table:table-cell table:formula="of:=[result_0509_server.J31] / [.$G31] * 100" office:value-type="float" office:value="61.9362936099104" calcext:value-type="float">
            <text:p>61.9362936099</text:p>
          </table:table-cell>
          <table:table-cell table:formula="of:=[result_0509_server.K31] / [.$G31] * 100" office:value-type="float" office:value="47.7258135430215" calcext:value-type="float">
            <text:p>47.725813543</text:p>
          </table:table-cell>
          <table:table-cell table:formula="of:=[result_0509_server.L31] / [.$G31] * 100" office:value-type="float" office:value="56.4857153741613" calcext:value-type="float">
            <text:p>56.4857153742</text:p>
          </table:table-cell>
          <table:table-cell table:formula="of:=[result_0509_server.M31] / [.$G31] * 100" office:value-type="float" office:value="50.6874168464165" calcext:value-type="float">
            <text:p>50.6874168464</text:p>
          </table:table-cell>
          <table:table-cell table:formula="of:=[result_0509_server.N31] / [.$G31] * 100" office:value-type="float" office:value="46.4894806220893" calcext:value-type="float">
            <text:p>46.4894806221</text:p>
          </table:table-cell>
          <table:table-cell table:formula="of:=[result_0509_server.O31] / [.$G31] * 100" office:value-type="float" office:value="44.1967885496251" calcext:value-type="float">
            <text:p>44.1967885496</text:p>
          </table:table-cell>
          <table:table-cell table:formula="of:=[result_0509_server.P31] / [.$G31] * 100" office:value-type="float" office:value="42.0894683224987" calcext:value-type="float">
            <text:p>42.0894683225</text:p>
          </table:table-cell>
          <table:table-cell table:formula="of:=[result_0509_server.Q31] / [.$G31] * 100" office:value-type="float" office:value="38.1368812114474" calcext:value-type="float">
            <text:p>38.1368812114</text:p>
          </table:table-cell>
          <table:table-cell table:formula="of:=[result_0509_server.R31] / [.$G31] * 100" office:value-type="float" office:value="37.1376285435367" calcext:value-type="float">
            <text:p>37.1376285435</text:p>
          </table:table-cell>
          <table:table-cell table:formula="of:=[result_0509_server.S31] / [.$G31] * 100" office:value-type="float" office:value="34.1860795939875" calcext:value-type="float">
            <text:p>34.186079594</text:p>
          </table:table-cell>
          <table:table-cell table:formula="of:=[result_0509_server.T31] / [.$G31] * 100" office:value-type="float" office:value="32.038108729366" calcext:value-type="float">
            <text:p>32.0381087294</text:p>
          </table:table-cell>
          <table:table-cell table:formula="of:=[result_0509_server.U31] / [.$G31] * 100" office:value-type="float" office:value="31.5819905648294" calcext:value-type="float">
            <text:p>31.5819905648</text:p>
          </table:table-cell>
          <table:table-cell table:formula="of:=[result_0509_server.V31] / [.$G31] * 100" office:value-type="float" office:value="31.8513915040894" calcext:value-type="float">
            <text:p>31.8513915041</text:p>
          </table:table-cell>
          <table:table-cell table:formula="of:=[result_0509_server.W31] / [.$G31] * 100" office:value-type="float" office:value="30.0393380770498" calcext:value-type="float">
            <text:p>30.039338077</text:p>
          </table:table-cell>
          <table:table-cell table:formula="of:=[result_0509_server.X31] / [.$G31] * 100" office:value-type="float" office:value="28.1618794472342" calcext:value-type="float">
            <text:p>28.1618794472</text:p>
          </table:table-cell>
          <table:table-cell table:formula="of:=[result_0509_server.Y31] / [.$G31] * 100" office:value-type="float" office:value="26.5052983032792" calcext:value-type="float">
            <text:p>26.5052983033</text:p>
          </table:table-cell>
          <table:table-cell table:formula="of:=[result_0509_server.Z31] / [.$G31] * 100" office:value-type="float" office:value="25.0327817308748" calcext:value-type="float">
            <text:p>25.0327817309</text:p>
          </table:table-cell>
          <table:table-cell table:formula="of:=[result_0509_server.AA31] / [.$G31] * 100" office:value-type="float" office:value="23.7152669029341" calcext:value-type="float">
            <text:p>23.7152669029</text:p>
          </table:table-cell>
          <table:table-cell table:formula="of:=[result_0509_server.AB31] / [.$G31] * 100" office:value-type="float" office:value="22.5295035577874" calcext:value-type="float">
            <text:p>22.5295035578</text:p>
          </table:table-cell>
          <table:table-cell table:formula="of:=[result_0509_server.AC31] / [.$G31] * 100" office:value-type="float" office:value="21.4566700550356" calcext:value-type="float">
            <text:p>21.456670055</text:p>
          </table:table-cell>
          <table:table-cell table:formula="of:=[result_0509_server.AD31] / [.$G31] * 100" office:value-type="float" office:value="20.4813668707158" calcext:value-type="float">
            <text:p>20.4813668707</text:p>
          </table:table-cell>
          <table:table-cell table:formula="of:=[result_0509_server.AE31] / [.$G31] * 100" office:value-type="float" office:value="19.5908726589455" calcext:value-type="float">
            <text:p>19.5908726589</text:p>
          </table:table-cell>
          <table:table-cell table:formula="of:=[result_0509_server.AF31] / [.$G31] * 100" office:value-type="float" office:value="18.7745862981561" calcext:value-type="float">
            <text:p>18.7745862982</text:p>
          </table:table-cell>
          <table:table-cell table:formula="of:=[result_0509_server.AG31] / [.$G31] * 100" office:value-type="float" office:value="18.0236028462299" calcext:value-type="float">
            <text:p>18.0236028462</text:p>
          </table:table-cell>
          <table:table-cell table:formula="of:=[result_0509_server.AH31] / [.$G31] * 100" office:value-type="float" office:value="17.3303873521441" calcext:value-type="float">
            <text:p>17.3303873521</text:p>
          </table:table-cell>
          <table:table-cell table:formula="of:=[result_0509_server.AI31] / [.$G31] * 100" office:value-type="float" office:value="16.6885211539165" calcext:value-type="float">
            <text:p>16.6885211539</text:p>
          </table:table-cell>
          <table:table-cell table:formula="of:=[result_0509_server.AJ31] / [.$G31] * 100" office:value-type="float" office:value="16.0925025412767" calcext:value-type="float">
            <text:p>16.0925025413</text:p>
          </table:table-cell>
          <table:table-cell table:formula="of:=[result_0509_server.AK31] / [.$G31] * 100" office:value-type="float" office:value="15.537588660543" calcext:value-type="float">
            <text:p>15.5375886605</text:p>
          </table:table-cell>
          <table:table-cell table:formula="of:=[result_0509_server.AL31] / [.$G31] * 100" office:value-type="float" office:value="15.0196690385249" calcext:value-type="float">
            <text:p>15.0196690385</text:p>
          </table:table-cell>
          <table:table-cell table:formula="of:=[result_0509_server.AM31] / [.$G31] * 100" office:value-type="float" office:value="14.5351635856692" calcext:value-type="float">
            <text:p>14.5351635857</text:p>
          </table:table-cell>
          <table:table-cell table:formula="of:=[result_0509_server.AN31] / [.$G31] * 100" office:value-type="float" office:value="14.0809397236171" calcext:value-type="float">
            <text:p>14.0809397236</text:p>
          </table:table-cell>
          <table:table-cell table:formula="of:=[result_0509_server.AO31] / [.$G31] * 100" office:value-type="float" office:value="13.6542445804772" calcext:value-type="float">
            <text:p>13.6542445805</text:p>
          </table:table-cell>
          <table:table-cell table:formula="of:=[result_0509_server.AP31] / [.$G31] * 100" office:value-type="float" office:value="13.2526491516396" calcext:value-type="float">
            <text:p>13.2526491516</text:p>
          </table:table-cell>
          <table:table-cell table:formula="of:=[result_0509_server.AQ31] / [.$G31] * 100" office:value-type="float" office:value="12.8740020330213" calcext:value-type="float">
            <text:p>12.874002033</text:p>
          </table:table-cell>
          <table:table-cell table:formula="of:=[result_0509_server.AR31] / [.$G31] * 100" office:value-type="float" office:value="12.5163908654374" calcext:value-type="float">
            <text:p>12.5163908654</text:p>
          </table:table-cell>
          <table:table-cell table:formula="of:=[result_0509_server.AS31] / [.$G31] * 100" office:value-type="float" office:value="12.1781100312364" calcext:value-type="float">
            <text:p>12.1781100312</text:p>
          </table:table-cell>
          <table:table-cell table:formula="of:=[result_0509_server.AT31] / [.$G31] * 100" office:value-type="float" office:value="11.857633451467" calcext:value-type="float">
            <text:p>11.8576334515</text:p>
          </table:table-cell>
          <table:table-cell table:formula="of:=[result_0509_server.AU31] / [.$G31] * 100" office:value-type="float" office:value="11.5535915680961" calcext:value-type="float">
            <text:p>11.5535915681</text:p>
          </table:table-cell>
          <table:table-cell table:formula="of:=[result_0509_server.AV31] / [.$G31] * 100" office:value-type="float" office:value="11.2647517788937" calcext:value-type="float">
            <text:p>11.2647517789</text:p>
          </table:table-cell>
          <table:table-cell table:formula="of:=[result_0509_server.AW31] / [.$G31] * 100" office:value-type="float" office:value="11.3950032304523" calcext:value-type="float">
            <text:p>11.3950032305</text:p>
          </table:table-cell>
          <table:table-cell table:formula="of:=[result_0509_server.AX31] / [.$G31] * 100" office:value-type="float" office:value="11.1236936297272" calcext:value-type="float">
            <text:p>11.1236936297</text:p>
          </table:table-cell>
          <table:table-cell table:formula="of:=[result_0509_server.AY31] / [.$G31] * 100" office:value-type="float" office:value="10.8650030801987" calcext:value-type="float">
            <text:p>10.8650030802</text:p>
          </table:table-cell>
          <table:table-cell table:formula="of:=[result_0509_server.AZ31] / [.$G31] * 100" office:value-type="float" office:value="10.6180711920124" calcext:value-type="float">
            <text:p>10.618071192</text:p>
          </table:table-cell>
          <table:table-cell table:formula="of:=[result_0509_server.BA31] / [.$G31] * 100" office:value-type="float" office:value="10.3821140544121" calcext:value-type="float">
            <text:p>10.3821140544</text:p>
          </table:table-cell>
          <table:table-cell table:formula="of:=[result_0509_server.BB31] / [.$G31] * 100" office:value-type="float" office:value="10.1564159227944" calcext:value-type="float">
            <text:p>10.1564159228</text:p>
          </table:table-cell>
          <table:table-cell table:formula="of:=[result_0509_server.BC31] / [.$G31] * 100" office:value-type="float" office:value="9.94032196699031" calcext:value-type="float">
            <text:p>9.940321967</text:p>
          </table:table-cell>
          <table:table-cell table:formula="of:=[result_0509_server.BD31] / [.$G31] * 100" office:value-type="float" office:value="9.73323192601134" calcext:value-type="float">
            <text:p>9.733231926</text:p>
          </table:table-cell>
          <table:table-cell table:formula="of:=[result_0509_server.BE31] / [.$G31] * 100" office:value-type="float" office:value="9.5345945397662" calcext:value-type="float">
            <text:p>9.5345945398</text:p>
          </table:table-cell>
          <table:table-cell table:formula="of:=[result_0509_server.BF31] / [.$G31] * 100" office:value-type="float" office:value="9.3439026489709" calcext:value-type="float">
            <text:p>9.343902649</text:p>
          </table:table-cell>
          <table:table-cell table:formula="of:=[result_0509_server.BG31] / [.$G31] * 100" office:value-type="float" office:value="9.1606888715401" calcext:value-type="float">
            <text:p>9.1606888715</text:p>
          </table:table-cell>
          <table:table-cell table:formula="of:=[result_0509_server.BH31] / [.$G31] * 100" office:value-type="float" office:value="8.98452177785662" calcext:value-type="float">
            <text:p>8.9845217779</text:p>
          </table:table-cell>
          <table:table-cell table:formula="of:=[result_0509_server.BI31] / [.$G31] * 100" office:value-type="float" office:value="8.81500249902914" calcext:value-type="float">
            <text:p>8.815002499</text:p>
          </table:table-cell>
          <table:table-cell table:formula="of:=[result_0509_server.BJ31] / [.$G31] * 100" office:value-type="float" office:value="8.65176171201008" calcext:value-type="float">
            <text:p>8.651761712</text:p>
          </table:table-cell>
          <table:table-cell table:formula="of:=[result_0509_server.BK31] / [.$G31] * 100" office:value-type="float" office:value="8.49445695360988" calcext:value-type="float">
            <text:p>8.4944569536</text:p>
          </table:table-cell>
          <table:table-cell table:formula="of:=[result_0509_server.BL31] / [.$G31] * 100" office:value-type="float" office:value="8.34277022229542" calcext:value-type="float">
            <text:p>8.3427702223</text:p>
          </table:table-cell>
          <table:table-cell table:formula="of:=[result_0509_server.BM31] / [.$G31] * 100" office:value-type="float" office:value="8.19640583243059" calcext:value-type="float">
            <text:p>8.1964058324</text:p>
          </table:table-cell>
          <table:table-cell table:formula="of:=[result_0509_server.BN31] / [.$G31] * 100" office:value-type="float" office:value="8.05508849049213" calcext:value-type="float">
            <text:p>8.0550884905</text:p>
          </table:table-cell>
          <table:table-cell table:formula="of:=[result_0509_server.BO31] / [.$G31] * 100" office:value-type="float" office:value="7.91856156692447" calcext:value-type="float">
            <text:p>7.9185615669</text:p>
          </table:table-cell>
          <table:table-cell table:formula="of:=[result_0509_server.BP31] / [.$G31] * 100" office:value-type="float" office:value="7.7865855408091" calcext:value-type="float">
            <text:p>7.7865855408</text:p>
          </table:table-cell>
          <table:table-cell table:formula="of:=[result_0509_server.BQ31] / [.$G31] * 100" office:value-type="float" office:value="7.65893659751711" calcext:value-type="float">
            <text:p>7.6589365975</text:p>
          </table:table-cell>
          <table:table-cell table:formula="of:=[result_0509_server.BR31] / [.$G31] * 100" office:value-type="float" office:value="7.53540536207328" calcext:value-type="float">
            <text:p>7.5354053621</text:p>
          </table:table-cell>
          <table:table-cell table:formula="of:=[result_0509_server.BS31] / [.$G31] * 100" office:value-type="float" office:value="7.41579575315148" calcext:value-type="float">
            <text:p>7.4157957532</text:p>
          </table:table-cell>
          <table:table-cell table:formula="of:=[result_0509_server.BT31] / [.$G31] * 100" office:value-type="float" office:value="7.29992394450852" calcext:value-type="float">
            <text:p>7.2999239445</text:p>
          </table:table-cell>
          <table:table-cell table:formula="of:=[result_0509_server.BU31] / [.$G31] * 100" office:value-type="float" office:value="7.18761742228531" calcext:value-type="float">
            <text:p>7.1876174223</text:p>
          </table:table-cell>
          <table:table-cell table:formula="of:=[result_0509_server.BV31] / [.$G31] * 100" office:value-type="float" office:value="7.07871412800827" calcext:value-type="float">
            <text:p>7.078714128</text:p>
          </table:table-cell>
          <table:table-cell table:formula="of:=[result_0509_server.BW31] / [.$G31] * 100" office:value-type="float" office:value="6.9730616783365" calcext:value-type="float">
            <text:p>6.9730616783</text:p>
          </table:table-cell>
          <table:table-cell table:formula="of:=[result_0509_server.BX31] / [.$G31] * 100" office:value-type="float" office:value="6.87051665365506" calcext:value-type="float">
            <text:p>6.8705166537</text:p>
          </table:table-cell>
          <table:table-cell table:formula="of:=[result_0509_server.BY31] / [.$G31] * 100" office:value-type="float" office:value="6.77094394852963" calcext:value-type="float">
            <text:p>6.7709439485</text:p>
          </table:table-cell>
          <table:table-cell table:formula="of:=[result_0509_server.BZ31] / [.$G31] * 100" office:value-type="float" office:value="6.67421617783635" calcext:value-type="float">
            <text:p>6.6742161778</text:p>
          </table:table-cell>
          <table:table-cell table:formula="of:=[result_0509_server.CA31] / [.$G31] * 100" office:value-type="float" office:value="6.58021313307811" calcext:value-type="float">
            <text:p>6.5802131331</text:p>
          </table:table-cell>
          <table:table-cell table:formula="of:=[result_0509_server.CB31] / [.$G31] * 100" office:value-type="float" office:value="6.48882128400754" calcext:value-type="float">
            <text:p>6.488821284</text:p>
          </table:table-cell>
          <table:table-cell table:formula="of:=[result_0509_server.CC31] / [.$G31] * 100" office:value-type="float" office:value="6.39993332121296" calcext:value-type="float">
            <text:p>6.3999333212</text:p>
          </table:table-cell>
          <table:table-cell table:formula="of:=[result_0509_server.CD31] / [.$G31] * 100" office:value-type="float" office:value="6.31344773579116" calcext:value-type="float">
            <text:p>6.3134477358</text:p>
          </table:table-cell>
          <table:table-cell table:formula="of:=[result_0509_server.CE31] / [.$G31] * 100" office:value-type="float" office:value="6.22926843264725" calcext:value-type="float">
            <text:p>6.2292684326</text:p>
          </table:table-cell>
          <table:table-cell table:formula="of:=[result_0509_server.CF31] / [.$G31] * 100" office:value-type="float" office:value="6.14730437432297" calcext:value-type="float">
            <text:p>6.1473043743</text:p>
          </table:table-cell>
          <table:table-cell table:formula="of:=[result_0509_server.CG31] / [.$G31] * 100" office:value-type="float" office:value="6.06746925257849" calcext:value-type="float">
            <text:p>6.0674692526</text:p>
          </table:table-cell>
          <table:table-cell table:formula="of:=[result_0509_server.CH31] / [.$G31] * 100" office:value-type="float" office:value="5.98968118523773" calcext:value-type="float">
            <text:p>5.9896811852</text:p>
          </table:table-cell>
          <table:table-cell table:formula="of:=[result_0509_server.CI31] / [.$G31] * 100" office:value-type="float" office:value="5.91386243605754" calcext:value-type="float">
            <text:p>5.9138624361</text:p>
          </table:table-cell>
          <table:table-cell table:formula="of:=[result_0509_server.CJ31] / [.$G31] * 100" office:value-type="float" office:value="5.83993915560681" calcext:value-type="float">
            <text:p>5.8399391556</text:p>
          </table:table-cell>
          <table:table-cell table:formula="of:=[result_0509_server.CK31] / [.$G31] * 100" office:value-type="float" office:value="5.76784114134004" calcext:value-type="float">
            <text:p>5.7678411413</text:p>
          </table:table-cell>
          <table:table-cell table:formula="of:=[result_0509_server.CL31] / [.$G31] * 100" office:value-type="float" office:value="5.69750161522616" calcext:value-type="float">
            <text:p>5.6975016152</text:p>
          </table:table-cell>
          <table:table-cell table:formula="of:=[result_0509_server.CM31] / [.$G31] * 100" office:value-type="float" office:value="5.62885701745233" calcext:value-type="float">
            <text:p>5.6288570175</text:p>
          </table:table-cell>
          <table:table-cell table:formula="of:=[result_0509_server.CN31] / [.$G31] * 100" office:value-type="float" office:value="5.56184681486365" calcext:value-type="float">
            <text:p>5.5618468149</text:p>
          </table:table-cell>
          <table:table-cell table:formula="of:=[result_0509_server.CO31] / [.$G31] * 100" office:value-type="float" office:value="5.49641332292406" calcext:value-type="float">
            <text:p>5.4964133229</text:p>
          </table:table-cell>
          <table:table-cell table:formula="of:=[result_0509_server.CP31] / [.$G31] * 100" office:value-type="float" office:value="5.43250154009935" calcext:value-type="float">
            <text:p>5.4325015401</text:p>
          </table:table-cell>
          <table:table-cell table:formula="of:=[result_0509_server.CQ31] / [.$G31] * 100" office:value-type="float" office:value="5.37005899366143" calcext:value-type="float">
            <text:p>5.3700589937</text:p>
          </table:table-cell>
          <table:table-cell table:formula="of:=[result_0509_server.CR31] / [.$G31] * 100" office:value-type="float" office:value="5.30903559600618" calcext:value-type="float">
            <text:p>5.309035596</text:p>
          </table:table-cell>
          <table:table-cell table:formula="of:=[result_0509_server.CS31] / [.$G31] * 100" office:value-type="float" office:value="5.43135350282838" calcext:value-type="float">
            <text:p>5.4313535028</text:p>
          </table:table-cell>
          <table:table-cell table:formula="of:=[result_0509_server.CT31] / [.$G31] * 100" office:value-type="float" office:value="5.37100513057474" calcext:value-type="float">
            <text:p>5.3710051306</text:p>
          </table:table-cell>
          <table:table-cell table:formula="of:=[result_0509_server.CU31] / [.$G31] * 100" office:value-type="float" office:value="5.3119830961728" calcext:value-type="float">
            <text:p>5.3119830962</text:p>
          </table:table-cell>
          <table:table-cell table:formula="of:=[result_0509_server.CV31] / [.$G31] * 100" office:value-type="float" office:value="5.25424414947529" calcext:value-type="float">
            <text:p>5.2542441495</text:p>
          </table:table-cell>
          <table:table-cell table:formula="of:=[result_0509_server.CW31] / [.$G31] * 100" office:value-type="float" office:value="5.19774690055619" calcext:value-type="float">
            <text:p>5.1977469006</text:p>
          </table:table-cell>
          <table:table-cell table:formula="of:=[result_0509_server.CX31] / [.$G31] * 100" office:value-type="float" office:value="5.14245172076304" calcext:value-type="float">
            <text:p>5.1424517208</text:p>
          </table:table-cell>
          <table:table-cell table:formula="of:=[result_0509_server.CY31] / [.$G31] * 100" office:value-type="float" office:value="5.08832065001818" calcext:value-type="float">
            <text:p>5.08832065</text:p>
          </table:table-cell>
          <table:table-cell table:formula="of:=[result_0509_server.CZ31] / [.$G31] * 100" office:value-type="float" office:value="5.03531730991379" calcext:value-type="float">
            <text:p>5.0353173099</text:p>
          </table:table-cell>
          <table:table-cell table:formula="of:=[result_0509_server.DA31] / [.$G31] * 100" office:value-type="float" office:value="4.98340682218273" calcext:value-type="float">
            <text:p>4.9834068222</text:p>
          </table:table-cell>
          <table:table-cell table:formula="of:=[result_0509_server.DB31] / [.$G31] * 100" office:value-type="float" office:value="4.93255573216045" calcext:value-type="float">
            <text:p>4.9325557322</text:p>
          </table:table-cell>
          <table:table-cell table:formula="of:=[result_0509_server.DC31] / [.$G31] * 100" office:value-type="float" office:value="4.88273193688609" calcext:value-type="float">
            <text:p>4.8827319369</text:p>
          </table:table-cell>
          <table:table-cell table:formula="of:=[result_0509_server.DD31] / [.$G31] * 100" office:value-type="float" office:value="4.83390461751727" calcext:value-type="float">
            <text:p>4.8339046175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4.94739250146458" calcext:value-type="float">
            <text:p>4.9473925015</text:p>
          </table:table-cell>
          <table:table-cell office:value-type="string" calcext:value-type="string">
            <text:p><text:s/>global min</text:p>
          </table:table-cell>
          <table:table-cell office:value-type="float" office:value="-9.92582406623839" calcext:value-type="float">
            <text:p>-9.9258240662</text:p>
          </table:table-cell>
          <table:table-cell office:value-type="string" calcext:value-type="string">
            <text:p><text:s/>range</text:p>
          </table:table-cell>
          <table:table-cell office:value-type="float" office:value="14.873216567703" calcext:value-type="float">
            <text:p>14.8732165677</text:p>
          </table:table-cell>
          <table:table-cell office:value-type="string" calcext:value-type="string">
            <text:p><text:s/>regret</text:p>
          </table:table-cell>
          <table:table-cell table:formula="of:=[result_0509_server.I32] / [.$G32] * 100" office:value-type="float" office:value="37.7420251286476" calcext:value-type="float">
            <text:p>37.7420251286</text:p>
          </table:table-cell>
          <table:table-cell table:formula="of:=[result_0509_server.J32] / [.$G32] * 100" office:value-type="float" office:value="61.8844841267401" calcext:value-type="float">
            <text:p>61.8844841267</text:p>
          </table:table-cell>
          <table:table-cell table:formula="of:=[result_0509_server.K32] / [.$G32] * 100" office:value-type="float" office:value="46.8763783576069" calcext:value-type="float">
            <text:p>46.8763783576</text:p>
          </table:table-cell>
          <table:table-cell table:formula="of:=[result_0509_server.L32] / [.$G32] * 100" office:value-type="float" office:value="58.616318673282" calcext:value-type="float">
            <text:p>58.6163186733</text:p>
          </table:table-cell>
          <table:table-cell table:formula="of:=[result_0509_server.M32] / [.$G32] * 100" office:value-type="float" office:value="58.4061424359871" calcext:value-type="float">
            <text:p>58.406142436</text:p>
          </table:table-cell>
          <table:table-cell table:formula="of:=[result_0509_server.N32] / [.$G32] * 100" office:value-type="float" office:value="57.1040359102699" calcext:value-type="float">
            <text:p>57.1040359103</text:p>
          </table:table-cell>
          <table:table-cell table:formula="of:=[result_0509_server.O32] / [.$G32] * 100" office:value-type="float" office:value="56.5038514377731" calcext:value-type="float">
            <text:p>56.5038514378</text:p>
          </table:table-cell>
          <table:table-cell table:formula="of:=[result_0509_server.P32] / [.$G32] * 100" office:value-type="float" office:value="56.3675152018092" calcext:value-type="float">
            <text:p>56.3675152018</text:p>
          </table:table-cell>
          <table:table-cell table:formula="of:=[result_0509_server.Q32] / [.$G32] * 100" office:value-type="float" office:value="56.3701871371457" calcext:value-type="float">
            <text:p>56.3701871371</text:p>
          </table:table-cell>
          <table:table-cell table:formula="of:=[result_0509_server.R32] / [.$G32] * 100" office:value-type="float" office:value="51.110699148372" calcext:value-type="float">
            <text:p>51.1106991484</text:p>
          </table:table-cell>
          <table:table-cell table:formula="of:=[result_0509_server.S32] / [.$G32] * 100" office:value-type="float" office:value="47.4978416192755" calcext:value-type="float">
            <text:p>47.4978416193</text:p>
          </table:table-cell>
          <table:table-cell table:formula="of:=[result_0509_server.T32] / [.$G32] * 100" office:value-type="float" office:value="43.8086028885328" calcext:value-type="float">
            <text:p>43.8086028885</text:p>
          </table:table-cell>
          <table:table-cell table:formula="of:=[result_0509_server.U32] / [.$G32] * 100" office:value-type="float" office:value="41.7197078078207" calcext:value-type="float">
            <text:p>41.7197078078</text:p>
          </table:table-cell>
          <table:table-cell table:formula="of:=[result_0509_server.V32] / [.$G32] * 100" office:value-type="float" office:value="42.1537608835701" calcext:value-type="float">
            <text:p>42.1537608836</text:p>
          </table:table-cell>
          <table:table-cell table:formula="of:=[result_0509_server.W32] / [.$G32] * 100" office:value-type="float" office:value="40.3123894440561" calcext:value-type="float">
            <text:p>40.3123894441</text:p>
          </table:table-cell>
          <table:table-cell table:formula="of:=[result_0509_server.X32] / [.$G32] * 100" office:value-type="float" office:value="43.5182571405578" calcext:value-type="float">
            <text:p>43.5182571406</text:p>
          </table:table-cell>
          <table:table-cell table:formula="of:=[result_0509_server.Y32] / [.$G32] * 100" office:value-type="float" office:value="41.2996708121993" calcext:value-type="float">
            <text:p>41.2996708122</text:p>
          </table:table-cell>
          <table:table-cell table:formula="of:=[result_0509_server.Z32] / [.$G32] * 100" office:value-type="float" office:value="40.3429275122766" calcext:value-type="float">
            <text:p>40.3429275123</text:p>
          </table:table-cell>
          <table:table-cell table:formula="of:=[result_0509_server.AA32] / [.$G32] * 100" office:value-type="float" office:value="38.6318231475498" calcext:value-type="float">
            <text:p>38.6318231475</text:p>
          </table:table-cell>
          <table:table-cell table:formula="of:=[result_0509_server.AB32] / [.$G32] * 100" office:value-type="float" office:value="38.2549481958996" calcext:value-type="float">
            <text:p>38.2549481959</text:p>
          </table:table-cell>
          <table:table-cell table:formula="of:=[result_0509_server.AC32] / [.$G32] * 100" office:value-type="float" office:value="37.8222622708272" calcext:value-type="float">
            <text:p>37.8222622708</text:p>
          </table:table-cell>
          <table:table-cell table:formula="of:=[result_0509_server.AD32] / [.$G32] * 100" office:value-type="float" office:value="36.6408446919002" calcext:value-type="float">
            <text:p>36.6408446919</text:p>
          </table:table-cell>
          <table:table-cell table:formula="of:=[result_0509_server.AE32] / [.$G32] * 100" office:value-type="float" office:value="35.2944881653214" calcext:value-type="float">
            <text:p>35.2944881653</text:p>
          </table:table-cell>
          <table:table-cell table:formula="of:=[result_0509_server.AF32] / [.$G32] * 100" office:value-type="float" office:value="33.8810929087104" calcext:value-type="float">
            <text:p>33.8810929087</text:p>
          </table:table-cell>
          <table:table-cell table:formula="of:=[result_0509_server.AG32] / [.$G32] * 100" office:value-type="float" office:value="32.782989013533" calcext:value-type="float">
            <text:p>32.7829890135</text:p>
          </table:table-cell>
          <table:table-cell table:formula="of:=[result_0509_server.AH32] / [.$G32] * 100" office:value-type="float" office:value="33.0512930326791" calcext:value-type="float">
            <text:p>33.0512930327</text:p>
          </table:table-cell>
          <table:table-cell table:formula="of:=[result_0509_server.AI32] / [.$G32] * 100" office:value-type="float" office:value="32.4300066703778" calcext:value-type="float">
            <text:p>32.4300066704</text:p>
          </table:table-cell>
          <table:table-cell table:formula="of:=[result_0509_server.AJ32] / [.$G32] * 100" office:value-type="float" office:value="31.4876617961519" calcext:value-type="float">
            <text:p>31.4876617962</text:p>
          </table:table-cell>
          <table:table-cell table:formula="of:=[result_0509_server.AK32] / [.$G32] * 100" office:value-type="float" office:value="30.6235526145354" calcext:value-type="float">
            <text:p>30.6235526145</text:p>
          </table:table-cell>
          <table:table-cell table:formula="of:=[result_0509_server.AL32] / [.$G32] * 100" office:value-type="float" office:value="30.4295401038431" calcext:value-type="float">
            <text:p>30.4295401038</text:p>
          </table:table-cell>
          <table:table-cell table:formula="of:=[result_0509_server.AM32] / [.$G32] * 100" office:value-type="float" office:value="29.7002310094298" calcext:value-type="float">
            <text:p>29.7002310094</text:p>
          </table:table-cell>
          <table:table-cell table:formula="of:=[result_0509_server.AN32] / [.$G32] * 100" office:value-type="float" office:value="28.8543728435222" calcext:value-type="float">
            <text:p>28.8543728435</text:p>
          </table:table-cell>
          <table:table-cell table:formula="of:=[result_0509_server.AO32] / [.$G32] * 100" office:value-type="float" office:value="28.0597788088817" calcext:value-type="float">
            <text:p>28.0597788089</text:p>
          </table:table-cell>
          <table:table-cell table:formula="of:=[result_0509_server.AP32] / [.$G32] * 100" office:value-type="float" office:value="27.3119255998083" calcext:value-type="float">
            <text:p>27.3119255998</text:p>
          </table:table-cell>
          <table:table-cell table:formula="of:=[result_0509_server.AQ32] / [.$G32] * 100" office:value-type="float" office:value="26.6068068598248" calcext:value-type="float">
            <text:p>26.6068068598</text:p>
          </table:table-cell>
          <table:table-cell table:formula="of:=[result_0509_server.AR32] / [.$G32] * 100" office:value-type="float" office:value="25.9408613831737" calcext:value-type="float">
            <text:p>25.9408613832</text:p>
          </table:table-cell>
          <table:table-cell table:formula="of:=[result_0509_server.AS32] / [.$G32] * 100" office:value-type="float" office:value="25.3109129593146" calcext:value-type="float">
            <text:p>25.3109129593</text:p>
          </table:table-cell>
          <table:table-cell table:formula="of:=[result_0509_server.AT32] / [.$G32] * 100" office:value-type="float" office:value="24.7141197156585" calcext:value-type="float">
            <text:p>24.7141197157</text:p>
          </table:table-cell>
          <table:table-cell table:formula="of:=[result_0509_server.AU32] / [.$G32] * 100" office:value-type="float" office:value="24.1479312537284" calcext:value-type="float">
            <text:p>24.1479312537</text:p>
          </table:table-cell>
          <table:table-cell table:formula="of:=[result_0509_server.AV32] / [.$G32] * 100" office:value-type="float" office:value="23.6380433895975" calcext:value-type="float">
            <text:p>23.6380433896</text:p>
          </table:table-cell>
          <table:table-cell table:formula="of:=[result_0509_server.AW32] / [.$G32] * 100" office:value-type="float" office:value="23.2522608234373" calcext:value-type="float">
            <text:p>23.2522608234</text:p>
          </table:table-cell>
          <table:table-cell table:formula="of:=[result_0509_server.AX32] / [.$G32] * 100" office:value-type="float" office:value="22.7613205586027" calcext:value-type="float">
            <text:p>22.7613205586</text:p>
          </table:table-cell>
          <table:table-cell table:formula="of:=[result_0509_server.AY32] / [.$G32] * 100" office:value-type="float" office:value="22.2932147246907" calcext:value-type="float">
            <text:p>22.2932147247</text:p>
          </table:table-cell>
          <table:table-cell table:formula="of:=[result_0509_server.AZ32] / [.$G32] * 100" office:value-type="float" office:value="21.8463864286838" calcext:value-type="float">
            <text:p>21.8463864287</text:p>
          </table:table-cell>
          <table:table-cell table:formula="of:=[result_0509_server.BA32] / [.$G32] * 100" office:value-type="float" office:value="21.4194171680549" calcext:value-type="float">
            <text:p>21.4194171681</text:p>
          </table:table-cell>
          <table:table-cell table:formula="of:=[result_0509_server.BB32] / [.$G32] * 100" office:value-type="float" office:value="21.011011788323" calcext:value-type="float">
            <text:p>21.0110117883</text:p>
          </table:table-cell>
          <table:table-cell table:formula="of:=[result_0509_server.BC32] / [.$G32] * 100" office:value-type="float" office:value="20.6199853609201" calcext:value-type="float">
            <text:p>20.6199853609</text:p>
          </table:table-cell>
          <table:table-cell table:formula="of:=[result_0509_server.BD32] / [.$G32] * 100" office:value-type="float" office:value="20.2452517013256" calcext:value-type="float">
            <text:p>20.2452517013</text:p>
          </table:table-cell>
          <table:table-cell table:formula="of:=[result_0509_server.BE32] / [.$G32] * 100" office:value-type="float" office:value="19.8858132931432" calcext:value-type="float">
            <text:p>19.8858132931</text:p>
          </table:table-cell>
          <table:table-cell table:formula="of:=[result_0509_server.BF32] / [.$G32] * 100" office:value-type="float" office:value="19.5407524212881" calcext:value-type="float">
            <text:p>19.5407524213</text:p>
          </table:table-cell>
          <table:table-cell table:formula="of:=[result_0509_server.BG32] / [.$G32] * 100" office:value-type="float" office:value="19.2092233483292" calcext:value-type="float">
            <text:p>19.2092233483</text:p>
          </table:table-cell>
          <table:table-cell table:formula="of:=[result_0509_server.BH32] / [.$G32] * 100" office:value-type="float" office:value="18.890445393561" calcext:value-type="float">
            <text:p>18.8904453936</text:p>
          </table:table-cell>
          <table:table-cell table:formula="of:=[result_0509_server.BI32] / [.$G32] * 100" office:value-type="float" office:value="18.5836967955766" calcext:value-type="float">
            <text:p>18.5836967956</text:p>
          </table:table-cell>
          <table:table-cell table:formula="of:=[result_0509_server.BJ32] / [.$G32] * 100" office:value-type="float" office:value="18.2883092567768" calcext:value-type="float">
            <text:p>18.2883092568</text:p>
          </table:table-cell>
          <table:table-cell table:formula="of:=[result_0509_server.BK32] / [.$G32] * 100" office:value-type="float" office:value="18.0036630830242" calcext:value-type="float">
            <text:p>18.003663083</text:p>
          </table:table-cell>
          <table:table-cell table:formula="of:=[result_0509_server.BL32] / [.$G32] * 100" office:value-type="float" office:value="17.7291828440486" calcext:value-type="float">
            <text:p>17.729182844</text:p>
          </table:table-cell>
          <table:table-cell table:formula="of:=[result_0509_server.BM32] / [.$G32] * 100" office:value-type="float" office:value="17.4643334906509" calcext:value-type="float">
            <text:p>17.4643334907</text:p>
          </table:table-cell>
          <table:table-cell table:formula="of:=[result_0509_server.BN32] / [.$G32] * 100" office:value-type="float" office:value="17.2086168735774" calcext:value-type="float">
            <text:p>17.2086168736</text:p>
          </table:table-cell>
          <table:table-cell table:formula="of:=[result_0509_server.BO32] / [.$G32] * 100" office:value-type="float" office:value="16.9615686164047" calcext:value-type="float">
            <text:p>16.9615686164</text:p>
          </table:table-cell>
          <table:table-cell table:formula="of:=[result_0509_server.BP32] / [.$G32] * 100" office:value-type="float" office:value="16.7227553011377" calcext:value-type="float">
            <text:p>16.7227553011</text:p>
          </table:table-cell>
          <table:table-cell table:formula="of:=[result_0509_server.BQ32] / [.$G32] * 100" office:value-type="float" office:value="16.4917719306335" calcext:value-type="float">
            <text:p>16.4917719306</text:p>
          </table:table-cell>
          <table:table-cell table:formula="of:=[result_0509_server.BR32] / [.$G32] * 100" office:value-type="float" office:value="16.2682396365973" calcext:value-type="float">
            <text:p>16.2682396366</text:p>
          </table:table-cell>
          <table:table-cell table:formula="of:=[result_0509_server.BS32] / [.$G32] * 100" office:value-type="float" office:value="16.0518036058638" calcext:value-type="float">
            <text:p>16.0518036059</text:p>
          </table:table-cell>
          <table:table-cell table:formula="of:=[result_0509_server.BT32] / [.$G32] * 100" office:value-type="float" office:value="15.8421312010907" calcext:value-type="float">
            <text:p>15.8421312011</text:p>
          </table:table-cell>
          <table:table-cell table:formula="of:=[result_0509_server.BU32] / [.$G32] * 100" office:value-type="float" office:value="15.638910254926" calcext:value-type="float">
            <text:p>15.6389102549</text:p>
          </table:table-cell>
          <table:table-cell table:formula="of:=[result_0509_server.BV32] / [.$G32] * 100" office:value-type="float" office:value="15.4418475192512" calcext:value-type="float">
            <text:p>15.4418475193</text:p>
          </table:table-cell>
          <table:table-cell table:formula="of:=[result_0509_server.BW32] / [.$G32] * 100" office:value-type="float" office:value="15.250667253298" calcext:value-type="float">
            <text:p>15.2506672533</text:p>
          </table:table-cell>
          <table:table-cell table:formula="of:=[result_0509_server.BX32] / [.$G32] * 100" office:value-type="float" office:value="15.0651099363434" calcext:value-type="float">
            <text:p>15.0651099363</text:p>
          </table:table-cell>
          <table:table-cell table:formula="of:=[result_0509_server.BY32] / [.$G32] * 100" office:value-type="float" office:value="14.884931092344" calcext:value-type="float">
            <text:p>14.8849310923</text:p>
          </table:table-cell>
          <table:table-cell table:formula="of:=[result_0509_server.BZ32] / [.$G32] * 100" office:value-type="float" office:value="14.709900215316" calcext:value-type="float">
            <text:p>14.7099002153</text:p>
          </table:table-cell>
          <table:table-cell table:formula="of:=[result_0509_server.CA32] / [.$G32] * 100" office:value-type="float" office:value="14.5397997855282" calcext:value-type="float">
            <text:p>14.5397997855</text:p>
          </table:table-cell>
          <table:table-cell table:formula="of:=[result_0509_server.CB32] / [.$G32] * 100" office:value-type="float" office:value="14.3744243676791" calcext:value-type="float">
            <text:p>14.3744243677</text:p>
          </table:table-cell>
          <table:table-cell table:formula="of:=[result_0509_server.CC32] / [.$G32] * 100" office:value-type="float" office:value="14.2135797831956" calcext:value-type="float">
            <text:p>14.2135797832</text:p>
          </table:table-cell>
          <table:table-cell table:formula="of:=[result_0509_server.CD32] / [.$G32] * 100" office:value-type="float" office:value="14.0570823496441" calcext:value-type="float">
            <text:p>14.0570823496</text:p>
          </table:table-cell>
          <table:table-cell table:formula="of:=[result_0509_server.CE32] / [.$G32] * 100" office:value-type="float" office:value="13.9047581809874" calcext:value-type="float">
            <text:p>13.904758181</text:p>
          </table:table-cell>
          <table:table-cell table:formula="of:=[result_0509_server.CF32] / [.$G32] * 100" office:value-type="float" office:value="13.7564425430847" calcext:value-type="float">
            <text:p>13.7564425431</text:p>
          </table:table-cell>
          <table:table-cell table:formula="of:=[result_0509_server.CG32] / [.$G32] * 100" office:value-type="float" office:value="13.6119792594133" calcext:value-type="float">
            <text:p>13.6119792594</text:p>
          </table:table-cell>
          <table:table-cell table:formula="of:=[result_0509_server.CH32] / [.$G32] * 100" office:value-type="float" office:value="13.4712201625026" calcext:value-type="float">
            <text:p>13.4712201625</text:p>
          </table:table-cell>
          <table:table-cell table:formula="of:=[result_0509_server.CI32] / [.$G32] * 100" office:value-type="float" office:value="13.3340245870328" calcext:value-type="float">
            <text:p>13.334024587</text:p>
          </table:table-cell>
          <table:table-cell table:formula="of:=[result_0509_server.CJ32] / [.$G32] * 100" office:value-type="float" office:value="13.2002589009498" calcext:value-type="float">
            <text:p>13.2002589009</text:p>
          </table:table-cell>
          <table:table-cell table:formula="of:=[result_0509_server.CK32] / [.$G32] * 100" office:value-type="float" office:value="13.0697960713131" calcext:value-type="float">
            <text:p>13.0697960713</text:p>
          </table:table-cell>
          <table:table-cell table:formula="of:=[result_0509_server.CL32] / [.$G32] * 100" office:value-type="float" office:value="12.9561694934738" calcext:value-type="float">
            <text:p>12.9561694935</text:p>
          </table:table-cell>
          <table:table-cell table:formula="of:=[result_0509_server.CM32] / [.$G32] * 100" office:value-type="float" office:value="12.8728945621314" calcext:value-type="float">
            <text:p>12.8728945621</text:p>
          </table:table-cell>
          <table:table-cell table:formula="of:=[result_0509_server.CN32] / [.$G32] * 100" office:value-type="float" office:value="12.8127524623088" calcext:value-type="float">
            <text:p>12.8127524623</text:p>
          </table:table-cell>
          <table:table-cell table:formula="of:=[result_0509_server.CO32] / [.$G32] * 100" office:value-type="float" office:value="12.6663615364762" calcext:value-type="float">
            <text:p>12.6663615365</text:p>
          </table:table-cell>
          <table:table-cell table:formula="of:=[result_0509_server.CP32] / [.$G32] * 100" office:value-type="float" office:value="12.574739319191" calcext:value-type="float">
            <text:p>12.5747393192</text:p>
          </table:table-cell>
          <table:table-cell table:formula="of:=[result_0509_server.CQ32] / [.$G32] * 100" office:value-type="float" office:value="12.4733333119416" calcext:value-type="float">
            <text:p>12.4733333119</text:p>
          </table:table-cell>
          <table:table-cell table:formula="of:=[result_0509_server.CR32] / [.$G32] * 100" office:value-type="float" office:value="12.3615087254466" calcext:value-type="float">
            <text:p>12.3615087254</text:p>
          </table:table-cell>
          <table:table-cell table:formula="of:=[result_0509_server.CS32] / [.$G32] * 100" office:value-type="float" office:value="12.2521970510077" calcext:value-type="float">
            <text:p>12.252197051</text:p>
          </table:table-cell>
          <table:table-cell table:formula="of:=[result_0509_server.CT32] / [.$G32] * 100" office:value-type="float" office:value="12.1453145248897" calcext:value-type="float">
            <text:p>12.1453145249</text:p>
          </table:table-cell>
          <table:table-cell table:formula="of:=[result_0509_server.CU32] / [.$G32] * 100" office:value-type="float" office:value="12.0407810652798" calcext:value-type="float">
            <text:p>12.0407810653</text:p>
          </table:table-cell>
          <table:table-cell table:formula="of:=[result_0509_server.CV32] / [.$G32] * 100" office:value-type="float" office:value="11.9385200721831" calcext:value-type="float">
            <text:p>11.9385200722</text:p>
          </table:table-cell>
          <table:table-cell table:formula="of:=[result_0509_server.CW32] / [.$G32] * 100" office:value-type="float" office:value="11.8384582402283" calcext:value-type="float">
            <text:p>11.8384582402</text:p>
          </table:table-cell>
          <table:table-cell table:formula="of:=[result_0509_server.CX32] / [.$G32] * 100" office:value-type="float" office:value="11.7405253834214" calcext:value-type="float">
            <text:p>11.7405253834</text:p>
          </table:table-cell>
          <table:table-cell table:formula="of:=[result_0509_server.CY32] / [.$G32] * 100" office:value-type="float" office:value="11.6446542709684" calcext:value-type="float">
            <text:p>11.644654271</text:p>
          </table:table-cell>
          <table:table-cell table:formula="of:=[result_0509_server.CZ32] / [.$G32] * 100" office:value-type="float" office:value="11.5507804733582" calcext:value-type="float">
            <text:p>11.5507804734</text:p>
          </table:table-cell>
          <table:table-cell table:formula="of:=[result_0509_server.DA32] / [.$G32] * 100" office:value-type="float" office:value="11.4588422179668" calcext:value-type="float">
            <text:p>11.458842218</text:p>
          </table:table-cell>
          <table:table-cell table:formula="of:=[result_0509_server.DB32] / [.$G32] * 100" office:value-type="float" office:value="11.3687802535016" calcext:value-type="float">
            <text:p>11.3687802535</text:p>
          </table:table-cell>
          <table:table-cell table:formula="of:=[result_0509_server.DC32] / [.$G32] * 100" office:value-type="float" office:value="11.2805377226621" calcext:value-type="float">
            <text:p>11.2805377227</text:p>
          </table:table-cell>
          <table:table-cell table:formula="of:=[result_0509_server.DD32] / [.$G32] * 100" office:value-type="float" office:value="11.1940600424393" calcext:value-type="float">
            <text:p>11.1940600424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6.08026420404055" calcext:value-type="float">
            <text:p>6.080264204</text:p>
          </table:table-cell>
          <table:table-cell office:value-type="string" calcext:value-type="string">
            <text:p><text:s/>global min</text:p>
          </table:table-cell>
          <table:table-cell office:value-type="float" office:value="-6.59466365337448" calcext:value-type="float">
            <text:p>-6.5946636534</text:p>
          </table:table-cell>
          <table:table-cell office:value-type="string" calcext:value-type="string">
            <text:p><text:s/>range</text:p>
          </table:table-cell>
          <table:table-cell office:value-type="float" office:value="12.674927857415" calcext:value-type="float">
            <text:p>12.6749278574</text:p>
          </table:table-cell>
          <table:table-cell office:value-type="string" calcext:value-type="string">
            <text:p><text:s/>regret</text:p>
          </table:table-cell>
          <table:table-cell table:formula="of:=[result_0509_server.I33] / [.$G33] * 100" office:value-type="float" office:value="33.8914173005434" calcext:value-type="float">
            <text:p>33.8914173005</text:p>
          </table:table-cell>
          <table:table-cell table:formula="of:=[result_0509_server.J33] / [.$G33] * 100" office:value-type="float" office:value="63.2721674710671" calcext:value-type="float">
            <text:p>63.2721674711</text:p>
          </table:table-cell>
          <table:table-cell table:formula="of:=[result_0509_server.K33] / [.$G33] * 100" office:value-type="float" office:value="62.0137409144399" calcext:value-type="float">
            <text:p>62.0137409144</text:p>
          </table:table-cell>
          <table:table-cell table:formula="of:=[result_0509_server.L33] / [.$G33] * 100" office:value-type="float" office:value="57.1308447762578" calcext:value-type="float">
            <text:p>57.1308447763</text:p>
          </table:table-cell>
          <table:table-cell table:formula="of:=[result_0509_server.M33] / [.$G33] * 100" office:value-type="float" office:value="53.7971009612974" calcext:value-type="float">
            <text:p>53.7971009613</text:p>
          </table:table-cell>
          <table:table-cell table:formula="of:=[result_0509_server.N33] / [.$G33] * 100" office:value-type="float" office:value="50.1129625073053" calcext:value-type="float">
            <text:p>50.1129625073</text:p>
          </table:table-cell>
          <table:table-cell table:formula="of:=[result_0509_server.O33] / [.$G33] * 100" office:value-type="float" office:value="45.1913621768621" calcext:value-type="float">
            <text:p>45.1913621769</text:p>
          </table:table-cell>
          <table:table-cell table:formula="of:=[result_0509_server.P33] / [.$G33] * 100" office:value-type="float" office:value="44.8628151940479" calcext:value-type="float">
            <text:p>44.862815194</text:p>
          </table:table-cell>
          <table:table-cell table:formula="of:=[result_0509_server.Q33] / [.$G33] * 100" office:value-type="float" office:value="44.6382292993386" calcext:value-type="float">
            <text:p>44.6382292993</text:p>
          </table:table-cell>
          <table:table-cell table:formula="of:=[result_0509_server.R33] / [.$G33] * 100" office:value-type="float" office:value="41.7320239414108" calcext:value-type="float">
            <text:p>41.7320239414</text:p>
          </table:table-cell>
          <table:table-cell table:formula="of:=[result_0509_server.S33] / [.$G33] * 100" office:value-type="float" office:value="42.0415315991145" calcext:value-type="float">
            <text:p>42.0415315991</text:p>
          </table:table-cell>
          <table:table-cell table:formula="of:=[result_0509_server.T33] / [.$G33] * 100" office:value-type="float" office:value="45.4075172318015" calcext:value-type="float">
            <text:p>45.4075172318</text:p>
          </table:table-cell>
          <table:table-cell table:formula="of:=[result_0509_server.U33] / [.$G33] * 100" office:value-type="float" office:value="46.2811138696145" calcext:value-type="float">
            <text:p>46.2811138696</text:p>
          </table:table-cell>
          <table:table-cell table:formula="of:=[result_0509_server.V33] / [.$G33] * 100" office:value-type="float" office:value="45.0830194252076" calcext:value-type="float">
            <text:p>45.0830194252</text:p>
          </table:table-cell>
          <table:table-cell table:formula="of:=[result_0509_server.W33] / [.$G33] * 100" office:value-type="float" office:value="45.3064691601825" calcext:value-type="float">
            <text:p>45.3064691602</text:p>
          </table:table-cell>
          <table:table-cell table:formula="of:=[result_0509_server.X33] / [.$G33] * 100" office:value-type="float" office:value="43.1954715781205" calcext:value-type="float">
            <text:p>43.1954715781</text:p>
          </table:table-cell>
          <table:table-cell table:formula="of:=[result_0509_server.Y33] / [.$G33] * 100" office:value-type="float" office:value="43.3339530989791" calcext:value-type="float">
            <text:p>43.333953099</text:p>
          </table:table-cell>
          <table:table-cell table:formula="of:=[result_0509_server.Z33] / [.$G33] * 100" office:value-type="float" office:value="41.6307989077268" calcext:value-type="float">
            <text:p>41.6307989077</text:p>
          </table:table-cell>
          <table:table-cell table:formula="of:=[result_0509_server.AA33] / [.$G33] * 100" office:value-type="float" office:value="41.6319721112445" calcext:value-type="float">
            <text:p>41.6319721112</text:p>
          </table:table-cell>
          <table:table-cell table:formula="of:=[result_0509_server.AB33] / [.$G33] * 100" office:value-type="float" office:value="39.5503735056823" calcext:value-type="float">
            <text:p>39.5503735057</text:p>
          </table:table-cell>
          <table:table-cell table:formula="of:=[result_0509_server.AC33] / [.$G33] * 100" office:value-type="float" office:value="37.6670223863641" calcext:value-type="float">
            <text:p>37.6670223864</text:p>
          </table:table-cell>
          <table:table-cell table:formula="of:=[result_0509_server.AD33] / [.$G33] * 100" office:value-type="float" office:value="35.9548850051657" calcext:value-type="float">
            <text:p>35.9548850052</text:p>
          </table:table-cell>
          <table:table-cell table:formula="of:=[result_0509_server.AE33] / [.$G33] * 100" office:value-type="float" office:value="34.3916291353759" calcext:value-type="float">
            <text:p>34.3916291354</text:p>
          </table:table-cell>
          <table:table-cell table:formula="of:=[result_0509_server.AF33] / [.$G33] * 100" office:value-type="float" office:value="32.9586445880685" calcext:value-type="float">
            <text:p>32.9586445881</text:p>
          </table:table-cell>
          <table:table-cell table:formula="of:=[result_0509_server.AG33] / [.$G33] * 100" office:value-type="float" office:value="31.6402988045459" calcext:value-type="float">
            <text:p>31.6402988045</text:p>
          </table:table-cell>
          <table:table-cell table:formula="of:=[result_0509_server.AH33] / [.$G33] * 100" office:value-type="float" office:value="30.4233642351402" calcext:value-type="float">
            <text:p>30.4233642351</text:p>
          </table:table-cell>
          <table:table-cell table:formula="of:=[result_0509_server.AI33] / [.$G33] * 100" office:value-type="float" office:value="29.296572967172" calcext:value-type="float">
            <text:p>29.2965729672</text:p>
          </table:table-cell>
          <table:table-cell table:formula="of:=[result_0509_server.AJ33] / [.$G33] * 100" office:value-type="float" office:value="28.250266789773" calcext:value-type="float">
            <text:p>28.2502667898</text:p>
          </table:table-cell>
          <table:table-cell table:formula="of:=[result_0509_server.AK33] / [.$G33] * 100" office:value-type="float" office:value="27.2761196590912" calcext:value-type="float">
            <text:p>27.2761196591</text:p>
          </table:table-cell>
          <table:table-cell table:formula="of:=[result_0509_server.AL33] / [.$G33] * 100" office:value-type="float" office:value="26.3669156704548" calcext:value-type="float">
            <text:p>26.3669156705</text:p>
          </table:table-cell>
          <table:table-cell table:formula="of:=[result_0509_server.AM33] / [.$G33] * 100" office:value-type="float" office:value="25.516370003666" calcext:value-type="float">
            <text:p>25.5163700037</text:p>
          </table:table-cell>
          <table:table-cell table:formula="of:=[result_0509_server.AN33] / [.$G33] * 100" office:value-type="float" office:value="24.7189834410514" calcext:value-type="float">
            <text:p>24.7189834411</text:p>
          </table:table-cell>
          <table:table-cell table:formula="of:=[result_0509_server.AO33] / [.$G33] * 100" office:value-type="float" office:value="23.9699233367772" calcext:value-type="float">
            <text:p>23.9699233368</text:p>
          </table:table-cell>
          <table:table-cell table:formula="of:=[result_0509_server.AP33] / [.$G33] * 100" office:value-type="float" office:value="23.2649255915778" calcext:value-type="float">
            <text:p>23.2649255916</text:p>
          </table:table-cell>
          <table:table-cell table:formula="of:=[result_0509_server.AQ33] / [.$G33] * 100" office:value-type="float" office:value="22.6002134318184" calcext:value-type="float">
            <text:p>22.6002134318</text:p>
          </table:table-cell>
          <table:table-cell table:formula="of:=[result_0509_server.AR33] / [.$G33] * 100" office:value-type="float" office:value="21.972429725379" calcext:value-type="float">
            <text:p>21.9724297254</text:p>
          </table:table-cell>
          <table:table-cell table:formula="of:=[result_0509_server.AS33] / [.$G33] * 100" office:value-type="float" office:value="21.3785802733417" calcext:value-type="float">
            <text:p>21.3785802733</text:p>
          </table:table-cell>
          <table:table-cell table:formula="of:=[result_0509_server.AT33] / [.$G33] * 100" office:value-type="float" office:value="20.8159860556223" calcext:value-type="float">
            <text:p>20.8159860556</text:p>
          </table:table-cell>
          <table:table-cell table:formula="of:=[result_0509_server.AU33] / [.$G33] * 100" office:value-type="float" office:value="20.2822428234268" calcext:value-type="float">
            <text:p>20.2822428234</text:p>
          </table:table-cell>
          <table:table-cell table:formula="of:=[result_0509_server.AV33] / [.$G33] * 100" office:value-type="float" office:value="19.7751867528411" calcext:value-type="float">
            <text:p>19.7751867528</text:p>
          </table:table-cell>
          <table:table-cell table:formula="of:=[result_0509_server.AW33] / [.$G33] * 100" office:value-type="float" office:value="19.2928651247231" calcext:value-type="float">
            <text:p>19.2928651247</text:p>
          </table:table-cell>
          <table:table-cell table:formula="of:=[result_0509_server.AX33] / [.$G33] * 100" office:value-type="float" office:value="18.833511193182" calcext:value-type="float">
            <text:p>18.8335111932</text:p>
          </table:table-cell>
          <table:table-cell table:formula="of:=[result_0509_server.AY33] / [.$G33] * 100" office:value-type="float" office:value="18.3955225607825" calcext:value-type="float">
            <text:p>18.3955225608</text:p>
          </table:table-cell>
          <table:table-cell table:formula="of:=[result_0509_server.AZ33] / [.$G33] * 100" office:value-type="float" office:value="17.9774425025829" calcext:value-type="float">
            <text:p>17.9774425026</text:p>
          </table:table-cell>
          <table:table-cell table:formula="of:=[result_0509_server.BA33] / [.$G33] * 100" office:value-type="float" office:value="17.5779437803032" calcext:value-type="float">
            <text:p>17.5779437803</text:p>
          </table:table-cell>
          <table:table-cell table:formula="of:=[result_0509_server.BB33] / [.$G33] * 100" office:value-type="float" office:value="17.195814567688" calcext:value-type="float">
            <text:p>17.1958145677</text:p>
          </table:table-cell>
          <table:table-cell table:formula="of:=[result_0509_server.BC33] / [.$G33] * 100" office:value-type="float" office:value="16.8299461726308" calcext:value-type="float">
            <text:p>16.8299461726</text:p>
          </table:table-cell>
          <table:table-cell table:formula="of:=[result_0509_server.BD33] / [.$G33] * 100" office:value-type="float" office:value="16.4793222940343" calcext:value-type="float">
            <text:p>16.479322294</text:p>
          </table:table-cell>
          <table:table-cell table:formula="of:=[result_0509_server.BE33] / [.$G33] * 100" office:value-type="float" office:value="16.143009594156" calcext:value-type="float">
            <text:p>16.1430095942</text:p>
          </table:table-cell>
          <table:table-cell table:formula="of:=[result_0509_server.BF33] / [.$G33] * 100" office:value-type="float" office:value="15.8201494022729" calcext:value-type="float">
            <text:p>15.8201494023</text:p>
          </table:table-cell>
          <table:table-cell table:formula="of:=[result_0509_server.BG33] / [.$G33] * 100" office:value-type="float" office:value="15.5099503943852" calcext:value-type="float">
            <text:p>15.5099503944</text:p>
          </table:table-cell>
          <table:table-cell table:formula="of:=[result_0509_server.BH33] / [.$G33] * 100" office:value-type="float" office:value="15.2116821175701" calcext:value-type="float">
            <text:p>15.2116821176</text:p>
          </table:table-cell>
          <table:table-cell table:formula="of:=[result_0509_server.BI33] / [.$G33] * 100" office:value-type="float" office:value="14.9246692474273" calcext:value-type="float">
            <text:p>14.9246692474</text:p>
          </table:table-cell>
          <table:table-cell table:formula="of:=[result_0509_server.BJ33] / [.$G33] * 100" office:value-type="float" office:value="14.648286483586" calcext:value-type="float">
            <text:p>14.6482864836</text:p>
          </table:table-cell>
          <table:table-cell table:formula="of:=[result_0509_server.BK33] / [.$G33] * 100" office:value-type="float" office:value="14.3819540020663" calcext:value-type="float">
            <text:p>14.3819540021</text:p>
          </table:table-cell>
          <table:table-cell table:formula="of:=[result_0509_server.BL33] / [.$G33] * 100" office:value-type="float" office:value="14.1251333948865" calcext:value-type="float">
            <text:p>14.1251333949</text:p>
          </table:table-cell>
          <table:table-cell table:formula="of:=[result_0509_server.BM33] / [.$G33] * 100" office:value-type="float" office:value="13.8773240370815" calcext:value-type="float">
            <text:p>13.8773240371</text:p>
          </table:table-cell>
          <table:table-cell table:formula="of:=[result_0509_server.BN33] / [.$G33] * 100" office:value-type="float" office:value="13.6380598295456" calcext:value-type="float">
            <text:p>13.6380598295</text:p>
          </table:table-cell>
          <table:table-cell table:formula="of:=[result_0509_server.BO33] / [.$G33] * 100" office:value-type="float" office:value="13.4069062731126" calcext:value-type="float">
            <text:p>13.4069062731</text:p>
          </table:table-cell>
          <table:table-cell table:formula="of:=[result_0509_server.BP33] / [.$G33] * 100" office:value-type="float" office:value="13.1834578352274" calcext:value-type="float">
            <text:p>13.1834578352</text:p>
          </table:table-cell>
          <table:table-cell table:formula="of:=[result_0509_server.BQ33] / [.$G33] * 100" office:value-type="float" office:value="12.9673355756335" calcext:value-type="float">
            <text:p>12.9673355756</text:p>
          </table:table-cell>
          <table:table-cell table:formula="of:=[result_0509_server.BR33] / [.$G33] * 100" office:value-type="float" office:value="12.758185001833" calcext:value-type="float">
            <text:p>12.7581850018</text:p>
          </table:table-cell>
          <table:table-cell table:formula="of:=[result_0509_server.BS33] / [.$G33] * 100" office:value-type="float" office:value="12.555674128788" calcext:value-type="float">
            <text:p>12.5556741288</text:p>
          </table:table-cell>
          <table:table-cell table:formula="of:=[result_0509_server.BT33] / [.$G33] * 100" office:value-type="float" office:value="12.3594917205257" calcext:value-type="float">
            <text:p>12.3594917205</text:p>
          </table:table-cell>
          <table:table-cell table:formula="of:=[result_0509_server.BU33] / [.$G33] * 100" office:value-type="float" office:value="12.1693456940561" calcext:value-type="float">
            <text:p>12.1693456941</text:p>
          </table:table-cell>
          <table:table-cell table:formula="of:=[result_0509_server.BV33] / [.$G33] * 100" office:value-type="float" office:value="11.9849616683886" calcext:value-type="float">
            <text:p>11.9849616684</text:p>
          </table:table-cell>
          <table:table-cell table:formula="of:=[result_0509_server.BW33] / [.$G33] * 100" office:value-type="float" office:value="11.8060816434872" calcext:value-type="float">
            <text:p>11.8060816435</text:p>
          </table:table-cell>
          <table:table-cell table:formula="of:=[result_0509_server.BX33] / [.$G33] * 100" office:value-type="float" office:value="11.6324627957889" calcext:value-type="float">
            <text:p>11.6324627958</text:p>
          </table:table-cell>
          <table:table-cell table:formula="of:=[result_0509_server.BY33] / [.$G33] * 100" office:value-type="float" office:value="11.4638763784586" calcext:value-type="float">
            <text:p>11.4638763785</text:p>
          </table:table-cell>
          <table:table-cell table:formula="of:=[result_0509_server.BZ33] / [.$G33] * 100" office:value-type="float" office:value="11.3001067159092" calcext:value-type="float">
            <text:p>11.3001067159</text:p>
          </table:table-cell>
          <table:table-cell table:formula="of:=[result_0509_server.CA33] / [.$G33] * 100" office:value-type="float" office:value="11.1409502832908" calcext:value-type="float">
            <text:p>11.1409502833</text:p>
          </table:table-cell>
          <table:table-cell table:formula="of:=[result_0509_server.CB33] / [.$G33] * 100" office:value-type="float" office:value="10.9862148626895" calcext:value-type="float">
            <text:p>10.9862148627</text:p>
          </table:table-cell>
          <table:table-cell table:formula="of:=[result_0509_server.CC33] / [.$G33] * 100" office:value-type="float" office:value="10.8357187686801" calcext:value-type="float">
            <text:p>10.8357187687</text:p>
          </table:table-cell>
          <table:table-cell table:formula="of:=[result_0509_server.CD33] / [.$G33] * 100" office:value-type="float" office:value="10.6892901366709" calcext:value-type="float">
            <text:p>10.6892901367</text:p>
          </table:table-cell>
          <table:table-cell table:formula="of:=[result_0509_server.CE33] / [.$G33] * 100" office:value-type="float" office:value="10.5467662681819" calcext:value-type="float">
            <text:p>10.5467662682</text:p>
          </table:table-cell>
          <table:table-cell table:formula="of:=[result_0509_server.CF33] / [.$G33] * 100" office:value-type="float" office:value="10.4079930278111" calcext:value-type="float">
            <text:p>10.4079930278</text:p>
          </table:table-cell>
          <table:table-cell table:formula="of:=[result_0509_server.CG33] / [.$G33] * 100" office:value-type="float" office:value="10.2728242871902" calcext:value-type="float">
            <text:p>10.2728242872</text:p>
          </table:table-cell>
          <table:table-cell table:formula="of:=[result_0509_server.CH33] / [.$G33] * 100" office:value-type="float" office:value="10.1411214117134" calcext:value-type="float">
            <text:p>10.1411214117</text:p>
          </table:table-cell>
          <table:table-cell table:formula="of:=[result_0509_server.CI33] / [.$G33] * 100" office:value-type="float" office:value="10.0127527862487" calcext:value-type="float">
            <text:p>10.0127527862</text:p>
          </table:table-cell>
          <table:table-cell table:formula="of:=[result_0509_server.CJ33] / [.$G33] * 100" office:value-type="float" office:value="9.88759337642056" calcext:value-type="float">
            <text:p>9.8875933764</text:p>
          </table:table-cell>
          <table:table-cell table:formula="of:=[result_0509_server.CK33] / [.$G33] * 100" office:value-type="float" office:value="9.76552432239065" calcext:value-type="float">
            <text:p>9.7655243224</text:p>
          </table:table-cell>
          <table:table-cell table:formula="of:=[result_0509_server.CL33] / [.$G33] * 100" office:value-type="float" office:value="9.64643256236151" calcext:value-type="float">
            <text:p>9.6464325624</text:p>
          </table:table-cell>
          <table:table-cell table:formula="of:=[result_0509_server.CM33] / [.$G33] * 100" office:value-type="float" office:value="9.53021048329695" calcext:value-type="float">
            <text:p>9.5302104833</text:p>
          </table:table-cell>
          <table:table-cell table:formula="of:=[result_0509_server.CN33] / [.$G33] * 100" office:value-type="float" office:value="9.41675559659101" calcext:value-type="float">
            <text:p>9.4167555966</text:p>
          </table:table-cell>
          <table:table-cell table:formula="of:=[result_0509_server.CO33] / [.$G33] * 100" office:value-type="float" office:value="9.30597023663115" calcext:value-type="float">
            <text:p>9.3059702366</text:p>
          </table:table-cell>
          <table:table-cell table:formula="of:=[result_0509_server.CP33] / [.$G33] * 100" office:value-type="float" office:value="9.19776128039124" calcext:value-type="float">
            <text:p>9.1977612804</text:p>
          </table:table-cell>
          <table:table-cell table:formula="of:=[result_0509_server.CQ33] / [.$G33] * 100" office:value-type="float" office:value="9.09203988636373" calcext:value-type="float">
            <text:p>9.0920398864</text:p>
          </table:table-cell>
          <table:table-cell table:formula="of:=[result_0509_server.CR33] / [.$G33] * 100" office:value-type="float" office:value="8.98872125129143" calcext:value-type="float">
            <text:p>8.9887212513</text:p>
          </table:table-cell>
          <table:table-cell table:formula="of:=[result_0509_server.CS33] / [.$G33] * 100" office:value-type="float" office:value="8.88772438329939" calcext:value-type="float">
            <text:p>8.8877243833</text:p>
          </table:table-cell>
          <table:table-cell table:formula="of:=[result_0509_server.CT33] / [.$G33] * 100" office:value-type="float" office:value="8.78897189015161" calcext:value-type="float">
            <text:p>8.7889718902</text:p>
          </table:table-cell>
          <table:table-cell table:formula="of:=[result_0509_server.CU33] / [.$G33] * 100" office:value-type="float" office:value="8.69238978146861" calcext:value-type="float">
            <text:p>8.6923897815</text:p>
          </table:table-cell>
          <table:table-cell table:formula="of:=[result_0509_server.CV33] / [.$G33] * 100" office:value-type="float" office:value="8.59790728384395" calcext:value-type="float">
            <text:p>8.5979072838</text:p>
          </table:table-cell>
          <table:table-cell table:formula="of:=[result_0509_server.CW33] / [.$G33] * 100" office:value-type="float" office:value="8.50545666788865" calcext:value-type="float">
            <text:p>8.5054566679</text:p>
          </table:table-cell>
          <table:table-cell table:formula="of:=[result_0509_server.CX33] / [.$G33] * 100" office:value-type="float" office:value="8.41497308631536" calcext:value-type="float">
            <text:p>8.4149730863</text:p>
          </table:table-cell>
          <table:table-cell table:formula="of:=[result_0509_server.CY33] / [.$G33] * 100" office:value-type="float" office:value="8.32639442224894" calcext:value-type="float">
            <text:p>8.3263944222</text:p>
          </table:table-cell>
          <table:table-cell table:formula="of:=[result_0509_server.CZ33] / [.$G33] * 100" office:value-type="float" office:value="8.23966114701717" calcext:value-type="float">
            <text:p>8.239661147</text:p>
          </table:table-cell>
          <table:table-cell table:formula="of:=[result_0509_server.DA33] / [.$G33] * 100" office:value-type="float" office:value="8.15471618673859" calcext:value-type="float">
            <text:p>8.1547161867</text:p>
          </table:table-cell>
          <table:table-cell table:formula="of:=[result_0509_server.DB33] / [.$G33] * 100" office:value-type="float" office:value="8.07150479707802" calcext:value-type="float">
            <text:p>8.0715047971</text:p>
          </table:table-cell>
          <table:table-cell table:formula="of:=[result_0509_server.DC33] / [.$G33] * 100" office:value-type="float" office:value="7.98997444559239" calcext:value-type="float">
            <text:p>7.9899744456</text:p>
          </table:table-cell>
          <table:table-cell table:formula="of:=[result_0509_server.DD33] / [.$G33] * 100" office:value-type="float" office:value="7.91007470113645" calcext:value-type="float">
            <text:p>7.9100747011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5.54281623200301" calcext:value-type="float">
            <text:p>5.542816232</text:p>
          </table:table-cell>
          <table:table-cell office:value-type="string" calcext:value-type="string">
            <text:p><text:s/>global min</text:p>
          </table:table-cell>
          <table:table-cell office:value-type="float" office:value="-9.06087594839505" calcext:value-type="float">
            <text:p>-9.0608759484</text:p>
          </table:table-cell>
          <table:table-cell office:value-type="string" calcext:value-type="string">
            <text:p><text:s/>range</text:p>
          </table:table-cell>
          <table:table-cell office:value-type="float" office:value="14.6036921803981" calcext:value-type="float">
            <text:p>14.6036921804</text:p>
          </table:table-cell>
          <table:table-cell office:value-type="string" calcext:value-type="string">
            <text:p><text:s/>regret</text:p>
          </table:table-cell>
          <table:table-cell table:formula="of:=[result_0509_server.I34] / [.$G34] * 100" office:value-type="float" office:value="43.7497602821935" calcext:value-type="float">
            <text:p>43.7497602822</text:p>
          </table:table-cell>
          <table:table-cell table:formula="of:=[result_0509_server.J34] / [.$G34] * 100" office:value-type="float" office:value="55.2594302016754" calcext:value-type="float">
            <text:p>55.2594302017</text:p>
          </table:table-cell>
          <table:table-cell table:formula="of:=[result_0509_server.K34] / [.$G34] * 100" office:value-type="float" office:value="56.1536738125114" calcext:value-type="float">
            <text:p>56.1536738125</text:p>
          </table:table-cell>
          <table:table-cell table:formula="of:=[result_0509_server.L34] / [.$G34] * 100" office:value-type="float" office:value="65.7056357855478" calcext:value-type="float">
            <text:p>65.7056357855</text:p>
          </table:table-cell>
          <table:table-cell table:formula="of:=[result_0509_server.M34] / [.$G34] * 100" office:value-type="float" office:value="57.657099961929" calcext:value-type="float">
            <text:p>57.6570999619</text:p>
          </table:table-cell>
          <table:table-cell table:formula="of:=[result_0509_server.N34] / [.$G34] * 100" office:value-type="float" office:value="48.6094589091815" calcext:value-type="float">
            <text:p>48.6094589092</text:p>
          </table:table-cell>
          <table:table-cell table:formula="of:=[result_0509_server.O34] / [.$G34] * 100" office:value-type="float" office:value="54.0752185052069" calcext:value-type="float">
            <text:p>54.0752185052</text:p>
          </table:table-cell>
          <table:table-cell table:formula="of:=[result_0509_server.P34] / [.$G34] * 100" office:value-type="float" office:value="48.702809566728" calcext:value-type="float">
            <text:p>48.7028095667</text:p>
          </table:table-cell>
          <table:table-cell table:formula="of:=[result_0509_server.Q34] / [.$G34] * 100" office:value-type="float" office:value="45.9466710092057" calcext:value-type="float">
            <text:p>45.9466710092</text:p>
          </table:table-cell>
          <table:table-cell table:formula="of:=[result_0509_server.R34] / [.$G34] * 100" office:value-type="float" office:value="46.2888654048053" calcext:value-type="float">
            <text:p>46.2888654048</text:p>
          </table:table-cell>
          <table:table-cell table:formula="of:=[result_0509_server.S34] / [.$G34] * 100" office:value-type="float" office:value="45.4062410710026" calcext:value-type="float">
            <text:p>45.406241071</text:p>
          </table:table-cell>
          <table:table-cell table:formula="of:=[result_0509_server.T34] / [.$G34] * 100" office:value-type="float" office:value="42.9215502233257" calcext:value-type="float">
            <text:p>42.9215502233</text:p>
          </table:table-cell>
          <table:table-cell table:formula="of:=[result_0509_server.U34] / [.$G34] * 100" office:value-type="float" office:value="46.8849903622226" calcext:value-type="float">
            <text:p>46.8849903622</text:p>
          </table:table-cell>
          <table:table-cell table:formula="of:=[result_0509_server.V34] / [.$G34] * 100" office:value-type="float" office:value="44.4806111964136" calcext:value-type="float">
            <text:p>44.4806111964</text:p>
          </table:table-cell>
          <table:table-cell table:formula="of:=[result_0509_server.W34] / [.$G34] * 100" office:value-type="float" office:value="44.5115252638579" calcext:value-type="float">
            <text:p>44.5115252639</text:p>
          </table:table-cell>
          <table:table-cell table:formula="of:=[result_0509_server.X34] / [.$G34] * 100" office:value-type="float" office:value="42.7273917348977" calcext:value-type="float">
            <text:p>42.7273917349</text:p>
          </table:table-cell>
          <table:table-cell table:formula="of:=[result_0509_server.Y34] / [.$G34] * 100" office:value-type="float" office:value="43.3639607506304" calcext:value-type="float">
            <text:p>43.3639607506</text:p>
          </table:table-cell>
          <table:table-cell table:formula="of:=[result_0509_server.Z34] / [.$G34] * 100" office:value-type="float" office:value="41.0454100882815" calcext:value-type="float">
            <text:p>41.0454100883</text:p>
          </table:table-cell>
          <table:table-cell table:formula="of:=[result_0509_server.AA34] / [.$G34] * 100" office:value-type="float" office:value="40.2249559095146" calcext:value-type="float">
            <text:p>40.2249559095</text:p>
          </table:table-cell>
          <table:table-cell table:formula="of:=[result_0509_server.AB34] / [.$G34] * 100" office:value-type="float" office:value="38.3718458839305" calcext:value-type="float">
            <text:p>38.3718458839</text:p>
          </table:table-cell>
          <table:table-cell table:formula="of:=[result_0509_server.AC34] / [.$G34] * 100" office:value-type="float" office:value="38.9233032522073" calcext:value-type="float">
            <text:p>38.9233032522</text:p>
          </table:table-cell>
          <table:table-cell table:formula="of:=[result_0509_server.AD34] / [.$G34] * 100" office:value-type="float" office:value="37.6534062446111" calcext:value-type="float">
            <text:p>37.6534062446</text:p>
          </table:table-cell>
          <table:table-cell table:formula="of:=[result_0509_server.AE34] / [.$G34] * 100" office:value-type="float" office:value="36.1599568839882" calcext:value-type="float">
            <text:p>36.159956884</text:p>
          </table:table-cell>
          <table:table-cell table:formula="of:=[result_0509_server.AF34] / [.$G34] * 100" office:value-type="float" office:value="34.8072106519303" calcext:value-type="float">
            <text:p>34.8072106519</text:p>
          </table:table-cell>
          <table:table-cell table:formula="of:=[result_0509_server.AG34] / [.$G34] * 100" office:value-type="float" office:value="33.8744812725629" calcext:value-type="float">
            <text:p>33.8744812726</text:p>
          </table:table-cell>
          <table:table-cell table:formula="of:=[result_0509_server.AH34] / [.$G34] * 100" office:value-type="float" office:value="32.6710165907016" calcext:value-type="float">
            <text:p>32.6710165907</text:p>
          </table:table-cell>
          <table:table-cell table:formula="of:=[result_0509_server.AI34] / [.$G34] * 100" office:value-type="float" office:value="31.5566974408301" calcext:value-type="float">
            <text:p>31.5566974408</text:p>
          </table:table-cell>
          <table:table-cell table:formula="of:=[result_0509_server.AJ34] / [.$G34] * 100" office:value-type="float" office:value="30.5219725159493" calcext:value-type="float">
            <text:p>30.5219725159</text:p>
          </table:table-cell>
          <table:table-cell table:formula="of:=[result_0509_server.AK34] / [.$G34] * 100" office:value-type="float" office:value="29.5586079307156" calcext:value-type="float">
            <text:p>29.5586079307</text:p>
          </table:table-cell>
          <table:table-cell table:formula="of:=[result_0509_server.AL34] / [.$G34] * 100" office:value-type="float" office:value="28.6594676511641" calcext:value-type="float">
            <text:p>28.6594676512</text:p>
          </table:table-cell>
          <table:table-cell table:formula="of:=[result_0509_server.AM34] / [.$G34] * 100" office:value-type="float" office:value="27.8183364219062" calcext:value-type="float">
            <text:p>27.8183364219</text:p>
          </table:table-cell>
          <table:table-cell table:formula="of:=[result_0509_server.AN34] / [.$G34] * 100" office:value-type="float" office:value="27.0297758944769" calcext:value-type="float">
            <text:p>27.0297758945</text:p>
          </table:table-cell>
          <table:table-cell table:formula="of:=[result_0509_server.AO34] / [.$G34] * 100" office:value-type="float" office:value="26.2890069141647" calcext:value-type="float">
            <text:p>26.2890069142</text:p>
          </table:table-cell>
          <table:table-cell table:formula="of:=[result_0509_server.AP34] / [.$G34] * 100" office:value-type="float" office:value="25.591812579753" calcext:value-type="float">
            <text:p>25.5918125798</text:p>
          </table:table-cell>
          <table:table-cell table:formula="of:=[result_0509_server.AQ34] / [.$G34] * 100" office:value-type="float" office:value="24.9344579215935" calcext:value-type="float">
            <text:p>24.9344579216</text:p>
          </table:table-cell>
          <table:table-cell table:formula="of:=[result_0509_server.AR34] / [.$G34] * 100" office:value-type="float" office:value="24.3136229666651" calcext:value-type="float">
            <text:p>24.3136229667</text:p>
          </table:table-cell>
          <table:table-cell table:formula="of:=[result_0509_server.AS34] / [.$G34] * 100" office:value-type="float" office:value="23.726346657949" calcext:value-type="float">
            <text:p>23.7263466579</text:p>
          </table:table-cell>
          <table:table-cell table:formula="of:=[result_0509_server.AT34] / [.$G34] * 100" office:value-type="float" office:value="23.1699796286391" calcext:value-type="float">
            <text:p>23.1699796286</text:p>
          </table:table-cell>
          <table:table-cell table:formula="of:=[result_0509_server.AU34] / [.$G34] * 100" office:value-type="float" office:value="22.6421442418578" calcext:value-type="float">
            <text:p>22.6421442419</text:p>
          </table:table-cell>
          <table:table-cell table:formula="of:=[result_0509_server.AV34] / [.$G34] * 100" office:value-type="float" office:value="22.1407006244156" calcext:value-type="float">
            <text:p>22.1407006244</text:p>
          </table:table-cell>
          <table:table-cell table:formula="of:=[result_0509_server.AW34] / [.$G34] * 100" office:value-type="float" office:value="21.6637176712389" calcext:value-type="float">
            <text:p>21.6637176712</text:p>
          </table:table-cell>
          <table:table-cell table:formula="of:=[result_0509_server.AX34] / [.$G34] * 100" office:value-type="float" office:value="21.209448192023" calcext:value-type="float">
            <text:p>21.209448192</text:p>
          </table:table-cell>
          <table:table-cell table:formula="of:=[result_0509_server.AY34] / [.$G34] * 100" office:value-type="float" office:value="20.7763075257939" calcext:value-type="float">
            <text:p>20.7763075258</text:p>
          </table:table-cell>
          <table:table-cell table:formula="of:=[result_0509_server.AZ34] / [.$G34] * 100" office:value-type="float" office:value="20.3628550716661" calcext:value-type="float">
            <text:p>20.3628550717</text:p>
          </table:table-cell>
          <table:table-cell table:formula="of:=[result_0509_server.BA34] / [.$G34] * 100" office:value-type="float" office:value="19.9677782821662" calcext:value-type="float">
            <text:p>19.9677782822</text:p>
          </table:table-cell>
          <table:table-cell table:formula="of:=[result_0509_server.BB34] / [.$G34] * 100" office:value-type="float" office:value="19.5898787443836" calcext:value-type="float">
            <text:p>19.5898787444</text:p>
          </table:table-cell>
          <table:table-cell table:formula="of:=[result_0509_server.BC34] / [.$G34] * 100" office:value-type="float" office:value="19.2280600379961" calcext:value-type="float">
            <text:p>19.228060038</text:p>
          </table:table-cell>
          <table:table-cell table:formula="of:=[result_0509_server.BD34] / [.$G34] * 100" office:value-type="float" office:value="18.8813171110414" calcext:value-type="float">
            <text:p>18.881317111</text:p>
          </table:table-cell>
          <table:table-cell table:formula="of:=[result_0509_server.BE34] / [.$G34] * 100" office:value-type="float" office:value="18.5487269566155" calcext:value-type="float">
            <text:p>18.5487269566</text:p>
          </table:table-cell>
          <table:table-cell table:formula="of:=[result_0509_server.BF34] / [.$G34] * 100" office:value-type="float" office:value="18.2294404083666" calcext:value-type="float">
            <text:p>18.2294404084</text:p>
          </table:table-cell>
          <table:table-cell table:formula="of:=[result_0509_server.BG34] / [.$G34] * 100" office:value-type="float" office:value="17.9226749012255" calcext:value-type="float">
            <text:p>17.9226749012</text:p>
          </table:table-cell>
          <table:table-cell table:formula="of:=[result_0509_server.BH34] / [.$G34] * 100" office:value-type="float" office:value="17.627708067436" calcext:value-type="float">
            <text:p>17.6277080674</text:p>
          </table:table-cell>
          <table:table-cell table:formula="of:=[result_0509_server.BI34] / [.$G34] * 100" office:value-type="float" office:value="17.343872057563" calcext:value-type="float">
            <text:p>17.3438720576</text:p>
          </table:table-cell>
          <table:table-cell table:formula="of:=[result_0509_server.BJ34] / [.$G34] * 100" office:value-type="float" office:value="17.0705484925002" calcext:value-type="float">
            <text:p>17.0705484925</text:p>
          </table:table-cell>
          <table:table-cell table:formula="of:=[result_0509_server.BK34] / [.$G34] * 100" office:value-type="float" office:value="16.8071639661669" calcext:value-type="float">
            <text:p>16.8071639662</text:p>
          </table:table-cell>
          <table:table-cell table:formula="of:=[result_0509_server.BL34] / [.$G34] * 100" office:value-type="float" office:value="16.5531860300598" calcext:value-type="float">
            <text:p>16.5531860301</text:p>
          </table:table-cell>
          <table:table-cell table:formula="of:=[result_0509_server.BM34] / [.$G34] * 100" office:value-type="float" office:value="16.3081196004828" calcext:value-type="float">
            <text:p>16.3081196005</text:p>
          </table:table-cell>
          <table:table-cell table:formula="of:=[result_0509_server.BN34] / [.$G34] * 100" office:value-type="float" office:value="16.071503737443" calcext:value-type="float">
            <text:p>16.0715037374</text:p>
          </table:table-cell>
          <table:table-cell table:formula="of:=[result_0509_server.BO34] / [.$G34] * 100" office:value-type="float" office:value="15.8429087511163" calcext:value-type="float">
            <text:p>15.8429087511</text:p>
          </table:table-cell>
          <table:table-cell table:formula="of:=[result_0509_server.BP34] / [.$G34] * 100" office:value-type="float" office:value="15.6219335976672" calcext:value-type="float">
            <text:p>15.6219335977</text:p>
          </table:table-cell>
          <table:table-cell table:formula="of:=[result_0509_server.BQ34] / [.$G34] * 100" office:value-type="float" office:value="15.4082035312164" calcext:value-type="float">
            <text:p>15.4082035312</text:p>
          </table:table-cell>
          <table:table-cell table:formula="of:=[result_0509_server.BR34] / [.$G34] * 100" office:value-type="float" office:value="15.2013679830383" calcext:value-type="float">
            <text:p>15.201367983</text:p>
          </table:table-cell>
          <table:table-cell table:formula="of:=[result_0509_server.BS34] / [.$G34] * 100" office:value-type="float" office:value="15.0010986427388" calcext:value-type="float">
            <text:p>15.0010986427</text:p>
          </table:table-cell>
          <table:table-cell table:formula="of:=[result_0509_server.BT34] / [.$G34] * 100" office:value-type="float" office:value="14.8070877193237" calcext:value-type="float">
            <text:p>14.8070877193</text:p>
          </table:table-cell>
          <table:table-cell table:formula="of:=[result_0509_server.BU34] / [.$G34] * 100" office:value-type="float" office:value="14.6190463627828" calcext:value-type="float">
            <text:p>14.6190463628</text:p>
          </table:table-cell>
          <table:table-cell table:formula="of:=[result_0509_server.BV34] / [.$G34] * 100" office:value-type="float" office:value="14.4367032291675" calcext:value-type="float">
            <text:p>14.4367032292</text:p>
          </table:table-cell>
          <table:table-cell table:formula="of:=[result_0509_server.BW34] / [.$G34] * 100" office:value-type="float" office:value="14.2598031741675" calcext:value-type="float">
            <text:p>14.2598031742</text:p>
          </table:table-cell>
          <table:table-cell table:formula="of:=[result_0509_server.BX34] / [.$G34] * 100" office:value-type="float" office:value="14.0881060619617" calcext:value-type="float">
            <text:p>14.088106062</text:p>
          </table:table-cell>
          <table:table-cell table:formula="of:=[result_0509_server.BY34] / [.$G34] * 100" office:value-type="float" office:value="13.9213856776459" calcext:value-type="float">
            <text:p>13.9213856776</text:p>
          </table:table-cell>
          <table:table-cell table:formula="of:=[result_0509_server.BZ34] / [.$G34] * 100" office:value-type="float" office:value="13.7594287328819" calcext:value-type="float">
            <text:p>13.7594287329</text:p>
          </table:table-cell>
          <table:table-cell table:formula="of:=[result_0509_server.CA34] / [.$G34] * 100" office:value-type="float" office:value="13.6020339555762" calcext:value-type="float">
            <text:p>13.6020339556</text:p>
          </table:table-cell>
          <table:table-cell table:formula="of:=[result_0509_server.CB34] / [.$G34] * 100" office:value-type="float" office:value="13.4490112554177" calcext:value-type="float">
            <text:p>13.4490112554</text:p>
          </table:table-cell>
          <table:table-cell table:formula="of:=[result_0509_server.CC34] / [.$G34] * 100" office:value-type="float" office:value="13.3001809580034" calcext:value-type="float">
            <text:p>13.300180958</text:p>
          </table:table-cell>
          <table:table-cell table:formula="of:=[result_0509_server.CD34] / [.$G34] * 100" office:value-type="float" office:value="13.1553731010597" calcext:value-type="float">
            <text:p>13.1553731011</text:p>
          </table:table-cell>
          <table:table-cell table:formula="of:=[result_0509_server.CE34] / [.$G34] * 100" office:value-type="float" office:value="13.0144267869679" calcext:value-type="float">
            <text:p>13.014426787</text:p>
          </table:table-cell>
          <table:table-cell table:formula="of:=[result_0509_server.CF34] / [.$G34] * 100" office:value-type="float" office:value="12.8771895864047" calcext:value-type="float">
            <text:p>12.8771895864</text:p>
          </table:table-cell>
          <table:table-cell table:formula="of:=[result_0509_server.CG34] / [.$G34] * 100" office:value-type="float" office:value="12.7435169884536" calcext:value-type="float">
            <text:p>12.7435169885</text:p>
          </table:table-cell>
          <table:table-cell table:formula="of:=[result_0509_server.CH34] / [.$G34] * 100" office:value-type="float" office:value="12.6132718930141" calcext:value-type="float">
            <text:p>12.613271893</text:p>
          </table:table-cell>
          <table:table-cell table:formula="of:=[result_0509_server.CI34] / [.$G34] * 100" office:value-type="float" office:value="12.4863241417629" calcext:value-type="float">
            <text:p>12.4863241418</text:p>
          </table:table-cell>
          <table:table-cell table:formula="of:=[result_0509_server.CJ34] / [.$G34] * 100" office:value-type="float" office:value="12.362550084293" calcext:value-type="float">
            <text:p>12.3625500843</text:p>
          </table:table-cell>
          <table:table-cell table:formula="of:=[result_0509_server.CK34] / [.$G34] * 100" office:value-type="float" office:value="12.2418321763902" calcext:value-type="float">
            <text:p>12.2418321764</text:p>
          </table:table-cell>
          <table:table-cell table:formula="of:=[result_0509_server.CL34] / [.$G34] * 100" office:value-type="float" office:value="12.1240586077046" calcext:value-type="float">
            <text:p>12.1240586077</text:p>
          </table:table-cell>
          <table:table-cell table:formula="of:=[result_0509_server.CM34] / [.$G34] * 100" office:value-type="float" office:value="12.0091229563367" calcext:value-type="float">
            <text:p>12.0091229563</text:p>
          </table:table-cell>
          <table:table-cell table:formula="of:=[result_0509_server.CN34] / [.$G34] * 100" office:value-type="float" office:value="11.8969238680967" calcext:value-type="float">
            <text:p>11.8969238681</text:p>
          </table:table-cell>
          <table:table-cell table:formula="of:=[result_0509_server.CO34] / [.$G34] * 100" office:value-type="float" office:value="11.7873647584034" calcext:value-type="float">
            <text:p>11.7873647584</text:p>
          </table:table-cell>
          <table:table-cell table:formula="of:=[result_0509_server.CP34] / [.$G34] * 100" office:value-type="float" office:value="11.6803535349821" calcext:value-type="float">
            <text:p>11.680353535</text:p>
          </table:table-cell>
          <table:table-cell table:formula="of:=[result_0509_server.CQ34] / [.$G34] * 100" office:value-type="float" office:value="11.5758023396854" calcext:value-type="float">
            <text:p>11.5758023397</text:p>
          </table:table-cell>
          <table:table-cell table:formula="of:=[result_0509_server.CR34] / [.$G34] * 100" office:value-type="float" office:value="11.4736273079182" calcext:value-type="float">
            <text:p>11.4736273079</text:p>
          </table:table-cell>
          <table:table-cell table:formula="of:=[result_0509_server.CS34] / [.$G34] * 100" office:value-type="float" office:value="11.3737483442806" calcext:value-type="float">
            <text:p>11.3737483443</text:p>
          </table:table-cell>
          <table:table-cell table:formula="of:=[result_0509_server.CT34] / [.$G34] * 100" office:value-type="float" office:value="11.2760889131683" calcext:value-type="float">
            <text:p>11.2760889132</text:p>
          </table:table-cell>
          <table:table-cell table:formula="of:=[result_0509_server.CU34] / [.$G34] * 100" office:value-type="float" office:value="11.1805758431793" calcext:value-type="float">
            <text:p>11.1805758432</text:p>
          </table:table-cell>
          <table:table-cell table:formula="of:=[result_0509_server.CV34] / [.$G34] * 100" office:value-type="float" office:value="11.087139144277" calcext:value-type="float">
            <text:p>11.0871391443</text:p>
          </table:table-cell>
          <table:table-cell table:formula="of:=[result_0509_server.CW34] / [.$G34] * 100" office:value-type="float" office:value="10.995711836749" calcext:value-type="float">
            <text:p>10.9957118367</text:p>
          </table:table-cell>
          <table:table-cell table:formula="of:=[result_0509_server.CX34] / [.$G34] * 100" office:value-type="float" office:value="10.9062297910832" calcext:value-type="float">
            <text:p>10.9062297911</text:p>
          </table:table-cell>
          <table:table-cell table:formula="of:=[result_0509_server.CY34] / [.$G34] * 100" office:value-type="float" office:value="10.8186315779579" calcext:value-type="float">
            <text:p>10.818631578</text:p>
          </table:table-cell>
          <table:table-cell table:formula="of:=[result_0509_server.CZ34] / [.$G34] * 100" office:value-type="float" office:value="10.7328583276059" calcext:value-type="float">
            <text:p>10.7328583276</text:p>
          </table:table-cell>
          <table:table-cell table:formula="of:=[result_0509_server.DA34] / [.$G34] * 100" office:value-type="float" office:value="10.6488535978798" calcext:value-type="float">
            <text:p>10.6488535979</text:p>
          </table:table-cell>
          <table:table-cell table:formula="of:=[result_0509_server.DB34] / [.$G34] * 100" office:value-type="float" office:value="10.5665632503929" calcext:value-type="float">
            <text:p>10.5665632504</text:p>
          </table:table-cell>
          <table:table-cell table:formula="of:=[result_0509_server.DC34] / [.$G34] * 100" office:value-type="float" office:value="10.4859353341685" calcext:value-type="float">
            <text:p>10.4859353342</text:p>
          </table:table-cell>
          <table:table-cell table:formula="of:=[result_0509_server.DD34] / [.$G34] * 100" office:value-type="float" office:value="10.4069199762684" calcext:value-type="float">
            <text:p>10.4069199763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13.4797146387694" calcext:value-type="float">
            <text:p>13.4797146388</text:p>
          </table:table-cell>
          <table:table-cell office:value-type="string" calcext:value-type="string">
            <text:p><text:s/>global min</text:p>
          </table:table-cell>
          <table:table-cell office:value-type="float" office:value="-10.1135849464894" calcext:value-type="float">
            <text:p>-10.1135849465</text:p>
          </table:table-cell>
          <table:table-cell office:value-type="string" calcext:value-type="string">
            <text:p><text:s/>range</text:p>
          </table:table-cell>
          <table:table-cell office:value-type="float" office:value="23.5932995852588" calcext:value-type="float">
            <text:p>23.5932995853</text:p>
          </table:table-cell>
          <table:table-cell office:value-type="string" calcext:value-type="string">
            <text:p><text:s/>regret</text:p>
          </table:table-cell>
          <table:table-cell table:formula="of:=[result_0509_server.I35] / [.$G35] * 100" office:value-type="float" office:value="52.5583370996494" calcext:value-type="float">
            <text:p>52.5583370996</text:p>
          </table:table-cell>
          <table:table-cell table:formula="of:=[result_0509_server.J35] / [.$G35] * 100" office:value-type="float" office:value="56.1585658969335" calcext:value-type="float">
            <text:p>56.1585658969</text:p>
          </table:table-cell>
          <table:table-cell table:formula="of:=[result_0509_server.K35] / [.$G35] * 100" office:value-type="float" office:value="51.9987217869053" calcext:value-type="float">
            <text:p>51.9987217869</text:p>
          </table:table-cell>
          <table:table-cell table:formula="of:=[result_0509_server.L35] / [.$G35] * 100" office:value-type="float" office:value="59.9846973444222" calcext:value-type="float">
            <text:p>59.9846973444</text:p>
          </table:table-cell>
          <table:table-cell table:formula="of:=[result_0509_server.M35] / [.$G35] * 100" office:value-type="float" office:value="64.8722859976035" calcext:value-type="float">
            <text:p>64.8722859976</text:p>
          </table:table-cell>
          <table:table-cell table:formula="of:=[result_0509_server.N35] / [.$G35] * 100" office:value-type="float" office:value="54.318811040163" calcext:value-type="float">
            <text:p>54.3188110402</text:p>
          </table:table-cell>
          <table:table-cell table:formula="of:=[result_0509_server.O35] / [.$G35] * 100" office:value-type="float" office:value="58.8039237665549" calcext:value-type="float">
            <text:p>58.8039237666</text:p>
          </table:table-cell>
          <table:table-cell table:formula="of:=[result_0509_server.P35] / [.$G35] * 100" office:value-type="float" office:value="52.4949559202096" calcext:value-type="float">
            <text:p>52.4949559202</text:p>
          </table:table-cell>
          <table:table-cell table:formula="of:=[result_0509_server.Q35] / [.$G35] * 100" office:value-type="float" office:value="47.0604396532263" calcext:value-type="float">
            <text:p>47.0604396532</text:p>
          </table:table-cell>
          <table:table-cell table:formula="of:=[result_0509_server.R35] / [.$G35] * 100" office:value-type="float" office:value="42.5902889513123" calcext:value-type="float">
            <text:p>42.5902889513</text:p>
          </table:table-cell>
          <table:table-cell table:formula="of:=[result_0509_server.S35] / [.$G35] * 100" office:value-type="float" office:value="38.7184445011929" calcext:value-type="float">
            <text:p>38.7184445012</text:p>
          </table:table-cell>
          <table:table-cell table:formula="of:=[result_0509_server.T35] / [.$G35] * 100" office:value-type="float" office:value="35.4919074594268" calcext:value-type="float">
            <text:p>35.4919074594</text:p>
          </table:table-cell>
          <table:table-cell table:formula="of:=[result_0509_server.U35] / [.$G35] * 100" office:value-type="float" office:value="32.7617607317786" calcext:value-type="float">
            <text:p>32.7617607318</text:p>
          </table:table-cell>
          <table:table-cell table:formula="of:=[result_0509_server.V35] / [.$G35] * 100" office:value-type="float" office:value="30.421634965223" calcext:value-type="float">
            <text:p>30.4216349652</text:p>
          </table:table-cell>
          <table:table-cell table:formula="of:=[result_0509_server.W35] / [.$G35] * 100" office:value-type="float" office:value="28.3935259675415" calcext:value-type="float">
            <text:p>28.3935259675</text:p>
          </table:table-cell>
          <table:table-cell table:formula="of:=[result_0509_server.X35] / [.$G35] * 100" office:value-type="float" office:value="26.6189305945701" calcext:value-type="float">
            <text:p>26.6189305946</text:p>
          </table:table-cell>
          <table:table-cell table:formula="of:=[result_0509_server.Y35] / [.$G35] * 100" office:value-type="float" office:value="25.0531111478307" calcext:value-type="float">
            <text:p>25.0531111478</text:p>
          </table:table-cell>
          <table:table-cell table:formula="of:=[result_0509_server.Z35] / [.$G35] * 100" office:value-type="float" office:value="23.6612716396179" calcext:value-type="float">
            <text:p>23.6612716396</text:p>
          </table:table-cell>
          <table:table-cell table:formula="of:=[result_0509_server.AA35] / [.$G35] * 100" office:value-type="float" office:value="26.1992904797191" calcext:value-type="float">
            <text:p>26.1992904797</text:p>
          </table:table-cell>
          <table:table-cell table:formula="of:=[result_0509_server.AB35] / [.$G35] * 100" office:value-type="float" office:value="24.8893259557332" calcext:value-type="float">
            <text:p>24.8893259557</text:p>
          </table:table-cell>
          <table:table-cell table:formula="of:=[result_0509_server.AC35] / [.$G35] * 100" office:value-type="float" office:value="23.7041199578411" calcext:value-type="float">
            <text:p>23.7041199578</text:p>
          </table:table-cell>
          <table:table-cell table:formula="of:=[result_0509_server.AD35] / [.$G35] * 100" office:value-type="float" office:value="22.6266599597574" calcext:value-type="float">
            <text:p>22.6266599598</text:p>
          </table:table-cell>
          <table:table-cell table:formula="of:=[result_0509_server.AE35] / [.$G35] * 100" office:value-type="float" office:value="21.6428921354201" calcext:value-type="float">
            <text:p>21.6428921354</text:p>
          </table:table-cell>
          <table:table-cell table:formula="of:=[result_0509_server.AF35] / [.$G35] * 100" office:value-type="float" office:value="20.741104963111" calcext:value-type="float">
            <text:p>20.7411049631</text:p>
          </table:table-cell>
          <table:table-cell table:formula="of:=[result_0509_server.AG35] / [.$G35] * 100" office:value-type="float" office:value="19.9114607645866" calcext:value-type="float">
            <text:p>19.9114607646</text:p>
          </table:table-cell>
          <table:table-cell table:formula="of:=[result_0509_server.AH35] / [.$G35] * 100" office:value-type="float" office:value="19.145635350564" calcext:value-type="float">
            <text:p>19.1456353506</text:p>
          </table:table-cell>
          <table:table-cell table:formula="of:=[result_0509_server.AI35] / [.$G35] * 100" office:value-type="float" office:value="18.4365377449876" calcext:value-type="float">
            <text:p>18.436537745</text:p>
          </table:table-cell>
          <table:table-cell table:formula="of:=[result_0509_server.AJ35] / [.$G35] * 100" office:value-type="float" office:value="17.7780899683808" calcext:value-type="float">
            <text:p>17.7780899684</text:p>
          </table:table-cell>
          <table:table-cell table:formula="of:=[result_0509_server.AK35] / [.$G35] * 100" office:value-type="float" office:value="17.1650523832643" calcext:value-type="float">
            <text:p>17.1650523833</text:p>
          </table:table-cell>
          <table:table-cell table:formula="of:=[result_0509_server.AL35] / [.$G35] * 100" office:value-type="float" office:value="16.5928839704888" calcext:value-type="float">
            <text:p>16.5928839705</text:p>
          </table:table-cell>
          <table:table-cell table:formula="of:=[result_0509_server.AM35] / [.$G35] * 100" office:value-type="float" office:value="16.0576296488601" calcext:value-type="float">
            <text:p>16.0576296489</text:p>
          </table:table-cell>
          <table:table-cell table:formula="of:=[result_0509_server.AN35] / [.$G35] * 100" office:value-type="float" office:value="15.5558287223332" calcext:value-type="float">
            <text:p>15.5558287223</text:p>
          </table:table-cell>
          <table:table-cell table:formula="of:=[result_0509_server.AO35] / [.$G35] * 100" office:value-type="float" office:value="15.0844399731716" calcext:value-type="float">
            <text:p>15.0844399732</text:p>
          </table:table-cell>
          <table:table-cell table:formula="of:=[result_0509_server.AP35] / [.$G35] * 100" office:value-type="float" office:value="14.6407799739607" calcext:value-type="float">
            <text:p>14.640779974</text:p>
          </table:table-cell>
          <table:table-cell table:formula="of:=[result_0509_server.AQ35] / [.$G35] * 100" office:value-type="float" office:value="14.2224719747047" calcext:value-type="float">
            <text:p>14.2224719747</text:p>
          </table:table-cell>
          <table:table-cell table:formula="of:=[result_0509_server.AR35] / [.$G35] * 100" office:value-type="float" office:value="13.8274033087407" calcext:value-type="float">
            <text:p>13.8274033087</text:p>
          </table:table-cell>
          <table:table-cell table:formula="of:=[result_0509_server.AS35] / [.$G35] * 100" office:value-type="float" office:value="13.4536897058017" calcext:value-type="float">
            <text:p>13.4536897058</text:p>
          </table:table-cell>
          <table:table-cell table:formula="of:=[result_0509_server.AT35] / [.$G35] * 100" office:value-type="float" office:value="13.0996452398596" calcext:value-type="float">
            <text:p>13.0996452399</text:p>
          </table:table-cell>
          <table:table-cell table:formula="of:=[result_0509_server.AU35] / [.$G35] * 100" office:value-type="float" office:value="12.763756900376" calcext:value-type="float">
            <text:p>12.7637569004</text:p>
          </table:table-cell>
          <table:table-cell table:formula="of:=[result_0509_server.AV35] / [.$G35] * 100" office:value-type="float" office:value="12.4446629778666" calcext:value-type="float">
            <text:p>12.4446629779</text:p>
          </table:table-cell>
          <table:table-cell table:formula="of:=[result_0509_server.AW35] / [.$G35] * 100" office:value-type="float" office:value="12.1411346125528" calcext:value-type="float">
            <text:p>12.1411346126</text:p>
          </table:table-cell>
          <table:table-cell table:formula="of:=[result_0509_server.AX35] / [.$G35] * 100" office:value-type="float" office:value="11.8520599789206" calcext:value-type="float">
            <text:p>11.8520599789</text:p>
          </table:table-cell>
          <table:table-cell table:formula="of:=[result_0509_server.AY35] / [.$G35] * 100" office:value-type="float" office:value="11.5764306770852" calcext:value-type="float">
            <text:p>11.5764306771</text:p>
          </table:table-cell>
          <table:table-cell table:formula="of:=[result_0509_server.AZ35] / [.$G35] * 100" office:value-type="float" office:value="11.3133299798787" calcext:value-type="float">
            <text:p>11.3133299799</text:p>
          </table:table-cell>
          <table:table-cell table:formula="of:=[result_0509_server.BA35] / [.$G35] * 100" office:value-type="float" office:value="11.0619226469925" calcext:value-type="float">
            <text:p>11.061922647</text:p>
          </table:table-cell>
          <table:table-cell table:formula="of:=[result_0509_server.BB35] / [.$G35] * 100" office:value-type="float" office:value="10.8214460677101" calcext:value-type="float">
            <text:p>10.8214460677</text:p>
          </table:table-cell>
          <table:table-cell table:formula="of:=[result_0509_server.BC35] / [.$G35] * 100" office:value-type="float" office:value="10.5912025343545" calcext:value-type="float">
            <text:p>10.5912025344</text:p>
          </table:table-cell>
          <table:table-cell table:formula="of:=[result_0509_server.BD35] / [.$G35] * 100" office:value-type="float" office:value="10.3705524815555" calcext:value-type="float">
            <text:p>10.3705524816</text:p>
          </table:table-cell>
          <table:table-cell table:formula="of:=[result_0509_server.BE35] / [.$G35] * 100" office:value-type="float" office:value="10.1589085533605" calcext:value-type="float">
            <text:p>10.1589085534</text:p>
          </table:table-cell>
          <table:table-cell table:formula="of:=[result_0509_server.BF35] / [.$G35] * 100" office:value-type="float" office:value="9.95573038229326" calcext:value-type="float">
            <text:p>9.9557303823</text:p>
          </table:table-cell>
          <table:table-cell table:formula="of:=[result_0509_server.BG35] / [.$G35] * 100" office:value-type="float" office:value="9.76051998264044" calcext:value-type="float">
            <text:p>9.7605199826</text:p>
          </table:table-cell>
          <table:table-cell table:formula="of:=[result_0509_server.BH35] / [.$G35] * 100" office:value-type="float" office:value="9.572817675282" calcext:value-type="float">
            <text:p>9.5728176753</text:p>
          </table:table-cell>
          <table:table-cell table:formula="of:=[result_0509_server.BI35] / [.$G35] * 100" office:value-type="float" office:value="9.39219847386159" calcext:value-type="float">
            <text:p>9.3921984739</text:p>
          </table:table-cell>
          <table:table-cell table:formula="of:=[result_0509_server.BJ35] / [.$G35] * 100" office:value-type="float" office:value="9.21826887249375" calcext:value-type="float">
            <text:p>9.2182688725</text:p>
          </table:table-cell>
          <table:table-cell table:formula="of:=[result_0509_server.BK35] / [.$G35] * 100" office:value-type="float" office:value="9.05066398390298" calcext:value-type="float">
            <text:p>9.0506639839</text:p>
          </table:table-cell>
          <table:table-cell table:formula="of:=[result_0509_server.BL35] / [.$G35] * 100" office:value-type="float" office:value="8.88904498419043" calcext:value-type="float">
            <text:p>8.8890449842</text:p>
          </table:table-cell>
          <table:table-cell table:formula="of:=[result_0509_server.BM35] / [.$G35] * 100" office:value-type="float" office:value="8.73309682657306" calcext:value-type="float">
            <text:p>8.7330968266</text:p>
          </table:table-cell>
          <table:table-cell table:formula="of:=[result_0509_server.BN35] / [.$G35] * 100" office:value-type="float" office:value="8.58252619163213" calcext:value-type="float">
            <text:p>8.5825261916</text:p>
          </table:table-cell>
          <table:table-cell table:formula="of:=[result_0509_server.BO35] / [.$G35] * 100" office:value-type="float" office:value="8.43705964601125" calcext:value-type="float">
            <text:p>8.437059646</text:p>
          </table:table-cell>
          <table:table-cell table:formula="of:=[result_0509_server.BP35] / [.$G35] * 100" office:value-type="float" office:value="8.29644198524438" calcext:value-type="float">
            <text:p>8.2964419852</text:p>
          </table:table-cell>
          <table:table-cell table:formula="of:=[result_0509_server.BQ35] / [.$G35] * 100" office:value-type="float" office:value="8.16043473958465" calcext:value-type="float">
            <text:p>8.1604347396</text:p>
          </table:table-cell>
          <table:table-cell table:formula="of:=[result_0509_server.BR35] / [.$G35] * 100" office:value-type="float" office:value="8.02881482443004" calcext:value-type="float">
            <text:p>8.0288148244</text:p>
          </table:table-cell>
          <table:table-cell table:formula="of:=[result_0509_server.BS35] / [.$G35] * 100" office:value-type="float" office:value="7.90137331928039" calcext:value-type="float">
            <text:p>7.9013733193</text:p>
          </table:table-cell>
          <table:table-cell table:formula="of:=[result_0509_server.BT35] / [.$G35] * 100" office:value-type="float" office:value="7.77791436116662" calcext:value-type="float">
            <text:p>7.7779143612</text:p>
          </table:table-cell>
          <table:table-cell table:formula="of:=[result_0509_server.BU35] / [.$G35] * 100" office:value-type="float" office:value="7.65825414022559" calcext:value-type="float">
            <text:p>7.6582541402</text:p>
          </table:table-cell>
          <table:table-cell table:formula="of:=[result_0509_server.BV35] / [.$G35] * 100" office:value-type="float" office:value="7.54221998658583" calcext:value-type="float">
            <text:p>7.5422199866</text:p>
          </table:table-cell>
          <table:table-cell table:formula="of:=[result_0509_server.BW35] / [.$G35] * 100" office:value-type="float" office:value="7.42964953902484" calcext:value-type="float">
            <text:p>7.429649539</text:p>
          </table:table-cell>
          <table:table-cell table:formula="of:=[result_0509_server.BX35] / [.$G35] * 100" office:value-type="float" office:value="7.32038998698034" calcext:value-type="float">
            <text:p>7.320389987</text:p>
          </table:table-cell>
          <table:table-cell table:formula="of:=[result_0509_server.BY35] / [.$G35] * 100" office:value-type="float" office:value="7.21429737847339" calcext:value-type="float">
            <text:p>7.2142973785</text:p>
          </table:table-cell>
          <table:table-cell table:formula="of:=[result_0509_server.BZ35] / [.$G35] * 100" office:value-type="float" office:value="7.11123598735232" calcext:value-type="float">
            <text:p>7.1112359874</text:p>
          </table:table-cell>
          <table:table-cell table:formula="of:=[result_0509_server.CA35] / [.$G35] * 100" office:value-type="float" office:value="7.01107773400935" calcext:value-type="float">
            <text:p>7.011077734</text:p>
          </table:table-cell>
          <table:table-cell table:formula="of:=[result_0509_server.CB35] / [.$G35] * 100" office:value-type="float" office:value="6.91370165437035" calcext:value-type="float">
            <text:p>6.9137016544</text:p>
          </table:table-cell>
          <table:table-cell table:formula="of:=[result_0509_server.CC35] / [.$G35] * 100" office:value-type="float" office:value="6.81899341252964" calcext:value-type="float">
            <text:p>6.8189934125</text:p>
          </table:table-cell>
          <table:table-cell table:formula="of:=[result_0509_server.CD35] / [.$G35] * 100" office:value-type="float" office:value="6.72684485290085" calcext:value-type="float">
            <text:p>6.7268448529</text:p>
          </table:table-cell>
          <table:table-cell table:formula="of:=[result_0509_server.CE35] / [.$G35] * 100" office:value-type="float" office:value="6.63715358819551" calcext:value-type="float">
            <text:p>6.6371535882</text:p>
          </table:table-cell>
          <table:table-cell table:formula="of:=[result_0509_server.CF35] / [.$G35] * 100" office:value-type="float" office:value="6.54982261992978" calcext:value-type="float">
            <text:p>6.5498226199</text:p>
          </table:table-cell>
          <table:table-cell table:formula="of:=[result_0509_server.CG35] / [.$G35] * 100" office:value-type="float" office:value="6.46475998850213" calcext:value-type="float">
            <text:p>6.4647599885</text:p>
          </table:table-cell>
          <table:table-cell table:formula="of:=[result_0509_server.CH35] / [.$G35] * 100" office:value-type="float" office:value="6.38187845018802" calcext:value-type="float">
            <text:p>6.3818784502</text:p>
          </table:table-cell>
          <table:table-cell table:formula="of:=[result_0509_server.CI35] / [.$G35] * 100" office:value-type="float" office:value="6.30109517866665" calcext:value-type="float">
            <text:p>6.3010951787</text:p>
          </table:table-cell>
          <table:table-cell table:formula="of:=[result_0509_server.CJ35] / [.$G35] * 100" office:value-type="float" office:value="6.22233148893331" calcext:value-type="float">
            <text:p>6.2223314889</text:p>
          </table:table-cell>
          <table:table-cell table:formula="of:=[result_0509_server.CK35] / [.$G35] * 100" office:value-type="float" office:value="6.14551258166252" calcext:value-type="float">
            <text:p>6.1455125817</text:p>
          </table:table-cell>
          <table:table-cell table:formula="of:=[result_0509_server.CL35] / [.$G35] * 100" office:value-type="float" office:value="6.07056730627637" calcext:value-type="float">
            <text:p>6.0705673063</text:p>
          </table:table-cell>
          <table:table-cell table:formula="of:=[result_0509_server.CM35] / [.$G35] * 100" office:value-type="float" office:value="5.99742794114051" calcext:value-type="float">
            <text:p>5.9974279411</text:p>
          </table:table-cell>
          <table:table-cell table:formula="of:=[result_0509_server.CN35] / [.$G35] * 100" office:value-type="float" office:value="5.92602998946026" calcext:value-type="float">
            <text:p>5.9260299895</text:p>
          </table:table-cell>
          <table:table-cell table:formula="of:=[result_0509_server.CO35] / [.$G35] * 100" office:value-type="float" office:value="5.85631198958428" calcext:value-type="float">
            <text:p>5.8563119896</text:p>
          </table:table-cell>
          <table:table-cell table:formula="of:=[result_0509_server.CP35] / [.$G35] * 100" office:value-type="float" office:value="5.78821533854261" calcext:value-type="float">
            <text:p>5.7882153385</text:p>
          </table:table-cell>
          <table:table-cell table:formula="of:=[result_0509_server.CQ35] / [.$G35] * 100" office:value-type="float" office:value="5.72168412775475" calcext:value-type="float">
            <text:p>5.7216841278</text:p>
          </table:table-cell>
          <table:table-cell table:formula="of:=[result_0509_server.CR35] / [.$G35] * 100" office:value-type="float" office:value="5.65666498993935" calcext:value-type="float">
            <text:p>5.6566649899</text:p>
          </table:table-cell>
          <table:table-cell table:formula="of:=[result_0509_server.CS35] / [.$G35] * 100" office:value-type="float" office:value="5.59310695634455" calcext:value-type="float">
            <text:p>5.5931069563</text:p>
          </table:table-cell>
          <table:table-cell table:formula="of:=[result_0509_server.CT35] / [.$G35] * 100" office:value-type="float" office:value="5.53096132349627" calcext:value-type="float">
            <text:p>5.5309613235</text:p>
          </table:table-cell>
          <table:table-cell table:formula="of:=[result_0509_server.CU35] / [.$G35] * 100" office:value-type="float" office:value="5.47018152873255" calcext:value-type="float">
            <text:p>5.4701815287</text:p>
          </table:table-cell>
          <table:table-cell table:formula="of:=[result_0509_server.CV35] / [.$G35] * 100" office:value-type="float" office:value="5.41072303385502" calcext:value-type="float">
            <text:p>5.4107230339</text:p>
          </table:table-cell>
          <table:table-cell table:formula="of:=[result_0509_server.CW35] / [.$G35] * 100" office:value-type="float" office:value="5.35254321628671" calcext:value-type="float">
            <text:p>5.3525432163</text:p>
          </table:table-cell>
          <table:table-cell table:formula="of:=[result_0509_server.CX35] / [.$G35] * 100" office:value-type="float" office:value="5.29560126717729" calcext:value-type="float">
            <text:p>5.2956012672</text:p>
          </table:table-cell>
          <table:table-cell table:formula="of:=[result_0509_server.CY35] / [.$G35] * 100" office:value-type="float" office:value="5.23985809594381" calcext:value-type="float">
            <text:p>5.2398580959</text:p>
          </table:table-cell>
          <table:table-cell table:formula="of:=[result_0509_server.CZ35] / [.$G35] * 100" office:value-type="float" office:value="5.18527624077775" calcext:value-type="float">
            <text:p>5.1852762408</text:p>
          </table:table-cell>
          <table:table-cell table:formula="of:=[result_0509_server.DA35] / [.$G35] * 100" office:value-type="float" office:value="5.13181978468727" calcext:value-type="float">
            <text:p>5.1318197847</text:p>
          </table:table-cell>
          <table:table-cell table:formula="of:=[result_0509_server.DB35] / [.$G35] * 100" office:value-type="float" office:value="5.07945427668024" calcext:value-type="float">
            <text:p>5.0794542767</text:p>
          </table:table-cell>
          <table:table-cell table:formula="of:=[result_0509_server.DC35] / [.$G35] * 100" office:value-type="float" office:value="5.02814665772387" calcext:value-type="float">
            <text:p>5.0281466577</text:p>
          </table:table-cell>
          <table:table-cell table:formula="of:=[result_0509_server.DD35] / [.$G35] * 100" office:value-type="float" office:value="4.97786519114663" calcext:value-type="float">
            <text:p>4.9778651911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10.9452369269716" calcext:value-type="float">
            <text:p>10.945236927</text:p>
          </table:table-cell>
          <table:table-cell office:value-type="string" calcext:value-type="string">
            <text:p><text:s/>global min</text:p>
          </table:table-cell>
          <table:table-cell office:value-type="float" office:value="-3.59562600985404" calcext:value-type="float">
            <text:p>-3.5956260099</text:p>
          </table:table-cell>
          <table:table-cell office:value-type="string" calcext:value-type="string">
            <text:p><text:s/>range</text:p>
          </table:table-cell>
          <table:table-cell office:value-type="float" office:value="14.5408629368256" calcext:value-type="float">
            <text:p>14.5408629368</text:p>
          </table:table-cell>
          <table:table-cell office:value-type="string" calcext:value-type="string">
            <text:p><text:s/>regret</text:p>
          </table:table-cell>
          <table:table-cell table:formula="of:=[result_0509_server.I36] / [.$G36] * 100" office:value-type="float" office:value="61.1725548709095" calcext:value-type="float">
            <text:p>61.1725548709</text:p>
          </table:table-cell>
          <table:table-cell table:formula="of:=[result_0509_server.J36] / [.$G36] * 100" office:value-type="float" office:value="70.678814210854" calcext:value-type="float">
            <text:p>70.6788142109</text:p>
          </table:table-cell>
          <table:table-cell table:formula="of:=[result_0509_server.K36] / [.$G36] * 100" office:value-type="float" office:value="53.7391520783556" calcext:value-type="float">
            <text:p>53.7391520784</text:p>
          </table:table-cell>
          <table:table-cell table:formula="of:=[result_0509_server.L36] / [.$G36] * 100" office:value-type="float" office:value="47.1542587698783" calcext:value-type="float">
            <text:p>47.1542587699</text:p>
          </table:table-cell>
          <table:table-cell table:formula="of:=[result_0509_server.M36] / [.$G36] * 100" office:value-type="float" office:value="46.2542481228549" calcext:value-type="float">
            <text:p>46.2542481229</text:p>
          </table:table-cell>
          <table:table-cell table:formula="of:=[result_0509_server.N36] / [.$G36] * 100" office:value-type="float" office:value="45.97812307322" calcext:value-type="float">
            <text:p>45.9781230732</text:p>
          </table:table-cell>
          <table:table-cell table:formula="of:=[result_0509_server.O36] / [.$G36] * 100" office:value-type="float" office:value="46.0697857333443" calcext:value-type="float">
            <text:p>46.0697857333</text:p>
          </table:table-cell>
          <table:table-cell table:formula="of:=[result_0509_server.P36] / [.$G36] * 100" office:value-type="float" office:value="47.4851676999046" calcext:value-type="float">
            <text:p>47.4851676999</text:p>
          </table:table-cell>
          <table:table-cell table:formula="of:=[result_0509_server.Q36] / [.$G36] * 100" office:value-type="float" office:value="49.3188904771352" calcext:value-type="float">
            <text:p>49.3188904771</text:p>
          </table:table-cell>
          <table:table-cell table:formula="of:=[result_0509_server.R36] / [.$G36] * 100" office:value-type="float" office:value="48.3539047932577" calcext:value-type="float">
            <text:p>48.3539047933</text:p>
          </table:table-cell>
          <table:table-cell table:formula="of:=[result_0509_server.S36] / [.$G36] * 100" office:value-type="float" office:value="46.1650612329463" calcext:value-type="float">
            <text:p>46.1650612329</text:p>
          </table:table-cell>
          <table:table-cell table:formula="of:=[result_0509_server.T36] / [.$G36] * 100" office:value-type="float" office:value="46.8578587565237" calcext:value-type="float">
            <text:p>46.8578587565</text:p>
          </table:table-cell>
          <table:table-cell table:formula="of:=[result_0509_server.U36] / [.$G36] * 100" office:value-type="float" office:value="45.6635886347604" calcext:value-type="float">
            <text:p>45.6635886348</text:p>
          </table:table-cell>
          <table:table-cell table:formula="of:=[result_0509_server.V36] / [.$G36] * 100" office:value-type="float" office:value="45.811622220289" calcext:value-type="float">
            <text:p>45.8116222203</text:p>
          </table:table-cell>
          <table:table-cell table:formula="of:=[result_0509_server.W36] / [.$G36] * 100" office:value-type="float" office:value="43.3831751163407" calcext:value-type="float">
            <text:p>43.3831751163</text:p>
          </table:table-cell>
          <table:table-cell table:formula="of:=[result_0509_server.X36] / [.$G36] * 100" office:value-type="float" office:value="44.7792098912355" calcext:value-type="float">
            <text:p>44.7792098912</text:p>
          </table:table-cell>
          <table:table-cell table:formula="of:=[result_0509_server.Y36] / [.$G36] * 100" office:value-type="float" office:value="42.6971925835783" calcext:value-type="float">
            <text:p>42.6971925836</text:p>
          </table:table-cell>
          <table:table-cell table:formula="of:=[result_0509_server.Z36] / [.$G36] * 100" office:value-type="float" office:value="40.8465105323275" calcext:value-type="float">
            <text:p>40.8465105323</text:p>
          </table:table-cell>
          <table:table-cell table:formula="of:=[result_0509_server.AA36] / [.$G36] * 100" office:value-type="float" office:value="38.8644981935898" calcext:value-type="float">
            <text:p>38.8644981936</text:p>
          </table:table-cell>
          <table:table-cell table:formula="of:=[result_0509_server.AB36] / [.$G36] * 100" office:value-type="float" office:value="37.0806870887259" calcext:value-type="float">
            <text:p>37.0806870887</text:p>
          </table:table-cell>
          <table:table-cell table:formula="of:=[result_0509_server.AC36] / [.$G36] * 100" office:value-type="float" office:value="35.4667627557538" calcext:value-type="float">
            <text:p>35.4667627558</text:p>
          </table:table-cell>
          <table:table-cell table:formula="of:=[result_0509_server.AD36] / [.$G36] * 100" office:value-type="float" office:value="33.9995588166882" calcext:value-type="float">
            <text:p>33.9995588167</text:p>
          </table:table-cell>
          <table:table-cell table:formula="of:=[result_0509_server.AE36] / [.$G36] * 100" office:value-type="float" office:value="32.6599378288458" calcext:value-type="float">
            <text:p>32.6599378288</text:p>
          </table:table-cell>
          <table:table-cell table:formula="of:=[result_0509_server.AF36] / [.$G36] * 100" office:value-type="float" office:value="31.4319519233235" calcext:value-type="float">
            <text:p>31.4319519233</text:p>
          </table:table-cell>
          <table:table-cell table:formula="of:=[result_0509_server.AG36] / [.$G36] * 100" office:value-type="float" office:value="30.5500704728332" calcext:value-type="float">
            <text:p>30.5500704728</text:p>
          </table:table-cell>
          <table:table-cell table:formula="of:=[result_0509_server.AH36] / [.$G36] * 100" office:value-type="float" office:value="29.4976937660439" calcext:value-type="float">
            <text:p>29.497693766</text:p>
          </table:table-cell>
          <table:table-cell table:formula="of:=[result_0509_server.AI36] / [.$G36] * 100" office:value-type="float" office:value="28.5232708893871" calcext:value-type="float">
            <text:p>28.5232708894</text:p>
          </table:table-cell>
          <table:table-cell table:formula="of:=[result_0509_server.AJ36] / [.$G36] * 100" office:value-type="float" office:value="27.6184496467772" calcext:value-type="float">
            <text:p>27.6184496468</text:p>
          </table:table-cell>
          <table:table-cell table:formula="of:=[result_0509_server.AK36] / [.$G36] * 100" office:value-type="float" office:value="26.776029869175" calcext:value-type="float">
            <text:p>26.7760298692</text:p>
          </table:table-cell>
          <table:table-cell table:formula="of:=[result_0509_server.AL36] / [.$G36] * 100" office:value-type="float" office:value="25.9897714100795" calcext:value-type="float">
            <text:p>25.9897714101</text:p>
          </table:table-cell>
          <table:table-cell table:formula="of:=[result_0509_server.AM36] / [.$G36] * 100" office:value-type="float" office:value="25.2542393031838" calcext:value-type="float">
            <text:p>25.2542393032</text:p>
          </table:table-cell>
          <table:table-cell table:formula="of:=[result_0509_server.AN36] / [.$G36] * 100" office:value-type="float" office:value="24.564677952969" calcext:value-type="float">
            <text:p>24.564677953</text:p>
          </table:table-cell>
          <table:table-cell table:formula="of:=[result_0509_server.AO36] / [.$G36] * 100" office:value-type="float" office:value="23.916908199737" calcext:value-type="float">
            <text:p>23.9169081997</text:p>
          </table:table-cell>
          <table:table-cell table:formula="of:=[result_0509_server.AP36] / [.$G36] * 100" office:value-type="float" office:value="23.3072425496362" calcext:value-type="float">
            <text:p>23.3072425496</text:p>
          </table:table-cell>
          <table:table-cell table:formula="of:=[result_0509_server.AQ36] / [.$G36] * 100" office:value-type="float" office:value="22.7324149366841" calcext:value-type="float">
            <text:p>22.7324149367</text:p>
          </table:table-cell>
          <table:table-cell table:formula="of:=[result_0509_server.AR36] / [.$G36] * 100" office:value-type="float" office:value="22.1895221911182" calcext:value-type="float">
            <text:p>22.1895221911</text:p>
          </table:table-cell>
          <table:table-cell table:formula="of:=[result_0509_server.AS36] / [.$G36] * 100" office:value-type="float" office:value="21.6759749993667" calcext:value-type="float">
            <text:p>21.6759749994</text:p>
          </table:table-cell>
          <table:table-cell table:formula="of:=[result_0509_server.AT36] / [.$G36] * 100" office:value-type="float" office:value="21.189456607181" calcext:value-type="float">
            <text:p>21.1894566072</text:p>
          </table:table-cell>
          <table:table-cell table:formula="of:=[result_0509_server.AU36] / [.$G36] * 100" office:value-type="float" office:value="20.7278878761331" calcext:value-type="float">
            <text:p>20.7278878761</text:p>
          </table:table-cell>
          <table:table-cell table:formula="of:=[result_0509_server.AV36] / [.$G36] * 100" office:value-type="float" office:value="20.2893975816375" calcext:value-type="float">
            <text:p>20.2893975816</text:p>
          </table:table-cell>
          <table:table-cell table:formula="of:=[result_0509_server.AW36] / [.$G36] * 100" office:value-type="float" office:value="19.8722970576052" calcext:value-type="float">
            <text:p>19.8722970576</text:p>
          </table:table-cell>
          <table:table-cell table:formula="of:=[result_0509_server.AX36] / [.$G36] * 100" office:value-type="float" office:value="19.4750584632887" calcext:value-type="float">
            <text:p>19.4750584633</text:p>
          </table:table-cell>
          <table:table-cell table:formula="of:=[result_0509_server.AY36] / [.$G36] * 100" office:value-type="float" office:value="19.0962960826613" calcext:value-type="float">
            <text:p>19.0962960827</text:p>
          </table:table-cell>
          <table:table-cell table:formula="of:=[result_0509_server.AZ36] / [.$G36] * 100" office:value-type="float" office:value="18.7347501738806" calcext:value-type="float">
            <text:p>18.7347501739</text:p>
          </table:table-cell>
          <table:table-cell table:formula="of:=[result_0509_server.BA36] / [.$G36] * 100" office:value-type="float" office:value="18.3892729721569" calcext:value-type="float">
            <text:p>18.3892729722</text:p>
          </table:table-cell>
          <table:table-cell table:formula="of:=[result_0509_server.BB36] / [.$G36] * 100" office:value-type="float" office:value="18.0588165183342" calcext:value-type="float">
            <text:p>18.0588165183</text:p>
          </table:table-cell>
          <table:table-cell table:formula="of:=[result_0509_server.BC36] / [.$G36] * 100" office:value-type="float" office:value="17.7424220412698" calcext:value-type="float">
            <text:p>17.7424220413</text:p>
          </table:table-cell>
          <table:table-cell table:formula="of:=[result_0509_server.BD36] / [.$G36] * 100" office:value-type="float" office:value="17.4392106674166" calcext:value-type="float">
            <text:p>17.4392106674</text:p>
          </table:table-cell>
          <table:table-cell table:formula="of:=[result_0509_server.BE36] / [.$G36] * 100" office:value-type="float" office:value="17.1483752680063" calcext:value-type="float">
            <text:p>17.148375268</text:p>
          </table:table-cell>
          <table:table-cell table:formula="of:=[result_0509_server.BF36] / [.$G36] * 100" office:value-type="float" office:value="16.8691732845724" calcext:value-type="float">
            <text:p>16.8691732846</text:p>
          </table:table-cell>
          <table:table-cell table:formula="of:=[result_0509_server.BG36] / [.$G36] * 100" office:value-type="float" office:value="16.600920398528" calcext:value-type="float">
            <text:p>16.6009203985</text:p>
          </table:table-cell>
          <table:table-cell table:formula="of:=[result_0509_server.BH36] / [.$G36] * 100" office:value-type="float" office:value="16.3429849311777" calcext:value-type="float">
            <text:p>16.3429849312</text:p>
          </table:table-cell>
          <table:table-cell table:formula="of:=[result_0509_server.BI36] / [.$G36] * 100" office:value-type="float" office:value="16.0947828776897" calcext:value-type="float">
            <text:p>16.0947828777</text:p>
          </table:table-cell>
          <table:table-cell table:formula="of:=[result_0509_server.BJ36] / [.$G36] * 100" office:value-type="float" office:value="15.8557734928494" calcext:value-type="float">
            <text:p>15.8557734928</text:p>
          </table:table-cell>
          <table:table-cell table:formula="of:=[result_0509_server.BK36] / [.$G36] * 100" office:value-type="float" office:value="15.6254553583668" calcext:value-type="float">
            <text:p>15.6254553584</text:p>
          </table:table-cell>
          <table:table-cell table:formula="of:=[result_0509_server.BL36] / [.$G36] * 100" office:value-type="float" office:value="15.4033628715444" calcext:value-type="float">
            <text:p>15.4033628715</text:p>
          </table:table-cell>
          <table:table-cell table:formula="of:=[result_0509_server.BM36] / [.$G36] * 100" office:value-type="float" office:value="15.1890631035579" calcext:value-type="float">
            <text:p>15.1890631036</text:p>
          </table:table-cell>
          <table:table-cell table:formula="of:=[result_0509_server.BN36] / [.$G36] * 100" office:value-type="float" office:value="14.9821529827433" calcext:value-type="float">
            <text:p>14.9821529827</text:p>
          </table:table-cell>
          <table:table-cell table:formula="of:=[result_0509_server.BO36] / [.$G36] * 100" office:value-type="float" office:value="14.7822567643292" calcext:value-type="float">
            <text:p>14.7822567643</text:p>
          </table:table-cell>
          <table:table-cell table:formula="of:=[result_0509_server.BP36] / [.$G36] * 100" office:value-type="float" office:value="14.5890237531956" calcext:value-type="float">
            <text:p>14.5890237532</text:p>
          </table:table-cell>
          <table:table-cell table:formula="of:=[result_0509_server.BQ36] / [.$G36] * 100" office:value-type="float" office:value="14.4021262506237" calcext:value-type="float">
            <text:p>14.4021262506</text:p>
          </table:table-cell>
          <table:table-cell table:formula="of:=[result_0509_server.BR36] / [.$G36] * 100" office:value-type="float" office:value="14.2212576997477" calcext:value-type="float">
            <text:p>14.2212576997</text:p>
          </table:table-cell>
          <table:table-cell table:formula="of:=[result_0509_server.BS36] / [.$G36] * 100" office:value-type="float" office:value="14.0461310076297" calcext:value-type="float">
            <text:p>14.0461310076</text:p>
          </table:table-cell>
          <table:table-cell table:formula="of:=[result_0509_server.BT36] / [.$G36] * 100" office:value-type="float" office:value="13.8764770246403" calcext:value-type="float">
            <text:p>13.8764770246</text:p>
          </table:table-cell>
          <table:table-cell table:formula="of:=[result_0509_server.BU36] / [.$G36] * 100" office:value-type="float" office:value="13.7120431642045" calcext:value-type="float">
            <text:p>13.7120431642</text:p>
          </table:table-cell>
          <table:table-cell table:formula="of:=[result_0509_server.BV36] / [.$G36] * 100" office:value-type="float" office:value="13.5525921480243" calcext:value-type="float">
            <text:p>13.552592148</text:p>
          </table:table-cell>
          <table:table-cell table:formula="of:=[result_0509_server.BW36] / [.$G36] * 100" office:value-type="float" office:value="13.3979008636704" calcext:value-type="float">
            <text:p>13.3979008637</text:p>
          </table:table-cell>
          <table:table-cell table:formula="of:=[result_0509_server.BX36] / [.$G36] * 100" office:value-type="float" office:value="13.2477593229739" calcext:value-type="float">
            <text:p>13.247759323</text:p>
          </table:table-cell>
          <table:table-cell table:formula="of:=[result_0509_server.BY36] / [.$G36] * 100" office:value-type="float" office:value="13.1019697109933" calcext:value-type="float">
            <text:p>13.101969711</text:p>
          </table:table-cell>
          <table:table-cell table:formula="of:=[result_0509_server.BZ36] / [.$G36] * 100" office:value-type="float" office:value="12.9603455164978" calcext:value-type="float">
            <text:p>12.9603455165</text:p>
          </table:table-cell>
          <table:table-cell table:formula="of:=[result_0509_server.CA36] / [.$G36] * 100" office:value-type="float" office:value="12.8227107359318" calcext:value-type="float">
            <text:p>12.8227107359</text:p>
          </table:table-cell>
          <table:table-cell table:formula="of:=[result_0509_server.CB36] / [.$G36] * 100" office:value-type="float" office:value="12.6888991437149" calcext:value-type="float">
            <text:p>12.6888991437</text:p>
          </table:table-cell>
          <table:table-cell table:formula="of:=[result_0509_server.CC36] / [.$G36] * 100" office:value-type="float" office:value="12.5587536225176" calcext:value-type="float">
            <text:p>12.5587536225</text:p>
          </table:table-cell>
          <table:table-cell table:formula="of:=[result_0509_server.CD36] / [.$G36] * 100" office:value-type="float" office:value="12.4321255478392" calcext:value-type="float">
            <text:p>12.4321255478</text:p>
          </table:table-cell>
          <table:table-cell table:formula="of:=[result_0509_server.CE36] / [.$G36] * 100" office:value-type="float" office:value="12.3088742218187" calcext:value-type="float">
            <text:p>12.3088742218</text:p>
          </table:table-cell>
          <table:table-cell table:formula="of:=[result_0509_server.CF36] / [.$G36] * 100" office:value-type="float" office:value="12.1888663517463" calcext:value-type="float">
            <text:p>12.1888663517</text:p>
          </table:table-cell>
          <table:table-cell table:formula="of:=[result_0509_server.CG36] / [.$G36] * 100" office:value-type="float" office:value="12.0719755692082" calcext:value-type="float">
            <text:p>12.0719755692</text:p>
          </table:table-cell>
          <table:table-cell table:formula="of:=[result_0509_server.CH36] / [.$G36] * 100" office:value-type="float" office:value="11.9580819862223" calcext:value-type="float">
            <text:p>11.9580819862</text:p>
          </table:table-cell>
          <table:table-cell table:formula="of:=[result_0509_server.CI36] / [.$G36] * 100" office:value-type="float" office:value="11.8470717850842" calcext:value-type="float">
            <text:p>11.8470717851</text:p>
          </table:table-cell>
          <table:table-cell table:formula="of:=[result_0509_server.CJ36] / [.$G36] * 100" office:value-type="float" office:value="11.7388368389745" calcext:value-type="float">
            <text:p>11.738836839</text:p>
          </table:table-cell>
          <table:table-cell table:formula="of:=[result_0509_server.CK36] / [.$G36] * 100" office:value-type="float" office:value="11.6332743606701" calcext:value-type="float">
            <text:p>11.6332743607</text:p>
          </table:table-cell>
          <table:table-cell table:formula="of:=[result_0509_server.CL36] / [.$G36] * 100" office:value-type="float" office:value="11.5302865769584" calcext:value-type="float">
            <text:p>11.530286577</text:p>
          </table:table-cell>
          <table:table-cell table:formula="of:=[result_0509_server.CM36] / [.$G36] * 100" office:value-type="float" office:value="11.4297804265892" calcext:value-type="float">
            <text:p>11.4297804266</text:p>
          </table:table-cell>
          <table:table-cell table:formula="of:=[result_0509_server.CN36] / [.$G36] * 100" office:value-type="float" office:value="11.3316672798001" calcext:value-type="float">
            <text:p>11.3316672798</text:p>
          </table:table-cell>
          <table:table-cell table:formula="of:=[result_0509_server.CO36] / [.$G36] * 100" office:value-type="float" office:value="11.2358626776414" calcext:value-type="float">
            <text:p>11.2358626776</text:p>
          </table:table-cell>
          <table:table-cell table:formula="of:=[result_0509_server.CP36] / [.$G36] * 100" office:value-type="float" office:value="11.1422860894865" calcext:value-type="float">
            <text:p>11.1422860895</text:p>
          </table:table-cell>
          <table:table-cell table:formula="of:=[result_0509_server.CQ36] / [.$G36] * 100" office:value-type="float" office:value="11.0508606872661" calcext:value-type="float">
            <text:p>11.0508606873</text:p>
          </table:table-cell>
          <table:table-cell table:formula="of:=[result_0509_server.CR36] / [.$G36] * 100" office:value-type="float" office:value="10.9615131350961" calcext:value-type="float">
            <text:p>10.9615131351</text:p>
          </table:table-cell>
          <table:table-cell table:formula="of:=[result_0509_server.CS36] / [.$G36] * 100" office:value-type="float" office:value="10.8741733930873" calcext:value-type="float">
            <text:p>10.8741733931</text:p>
          </table:table-cell>
          <table:table-cell table:formula="of:=[result_0509_server.CT36] / [.$G36] * 100" office:value-type="float" office:value="10.7887745342342" calcext:value-type="float">
            <text:p>10.7887745342</text:p>
          </table:table-cell>
          <table:table-cell table:formula="of:=[result_0509_server.CU36] / [.$G36] * 100" office:value-type="float" office:value="10.7052525733779" calcext:value-type="float">
            <text:p>10.7052525734</text:p>
          </table:table-cell>
          <table:table-cell table:formula="of:=[result_0509_server.CV36] / [.$G36] * 100" office:value-type="float" office:value="10.6235463073228" calcext:value-type="float">
            <text:p>10.6235463073</text:p>
          </table:table-cell>
          <table:table-cell table:formula="of:=[result_0509_server.CW36] / [.$G36] * 100" office:value-type="float" office:value="10.543597165269" calcext:value-type="float">
            <text:p>10.5435971653</text:p>
          </table:table-cell>
          <table:table-cell table:formula="of:=[result_0509_server.CX36] / [.$G36] * 100" office:value-type="float" office:value="10.4653490687907" calcext:value-type="float">
            <text:p>10.4653490688</text:p>
          </table:table-cell>
          <table:table-cell table:formula="of:=[result_0509_server.CY36] / [.$G36] * 100" office:value-type="float" office:value="10.3887483006593" calcext:value-type="float">
            <text:p>10.3887483007</text:p>
          </table:table-cell>
          <table:table-cell table:formula="of:=[result_0509_server.CZ36] / [.$G36] * 100" office:value-type="float" office:value="10.313743381864" calcext:value-type="float">
            <text:p>10.3137433819</text:p>
          </table:table-cell>
          <table:table-cell table:formula="of:=[result_0509_server.DA36] / [.$G36] * 100" office:value-type="float" office:value="10.2402849562398" calcext:value-type="float">
            <text:p>10.2402849562</text:p>
          </table:table-cell>
          <table:table-cell table:formula="of:=[result_0509_server.DB36] / [.$G36] * 100" office:value-type="float" office:value="10.1683256821589" calcext:value-type="float">
            <text:p>10.1683256822</text:p>
          </table:table-cell>
          <table:table-cell table:formula="of:=[result_0509_server.DC36] / [.$G36] * 100" office:value-type="float" office:value="10.0978201307867" calcext:value-type="float">
            <text:p>10.0978201308</text:p>
          </table:table-cell>
          <table:table-cell table:formula="of:=[result_0509_server.DD36] / [.$G36] * 100" office:value-type="float" office:value="10.0287246904419" calcext:value-type="float">
            <text:p>10.0287246904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7.92334764152072" calcext:value-type="float">
            <text:p>7.9233476415</text:p>
          </table:table-cell>
          <table:table-cell office:value-type="string" calcext:value-type="string">
            <text:p><text:s/>global min</text:p>
          </table:table-cell>
          <table:table-cell office:value-type="float" office:value="-3.85912535629595" calcext:value-type="float">
            <text:p>-3.8591253563</text:p>
          </table:table-cell>
          <table:table-cell office:value-type="string" calcext:value-type="string">
            <text:p><text:s/>range</text:p>
          </table:table-cell>
          <table:table-cell office:value-type="float" office:value="11.7824729978167" calcext:value-type="float">
            <text:p>11.7824729978</text:p>
          </table:table-cell>
          <table:table-cell office:value-type="string" calcext:value-type="string">
            <text:p><text:s/>regret</text:p>
          </table:table-cell>
          <table:table-cell table:formula="of:=[result_0509_server.I37] / [.$G37] * 100" office:value-type="float" office:value="14.7494020493051" calcext:value-type="float">
            <text:p>14.7494020493</text:p>
          </table:table-cell>
          <table:table-cell table:formula="of:=[result_0509_server.J37] / [.$G37] * 100" office:value-type="float" office:value="13.3122550410892" calcext:value-type="float">
            <text:p>13.3122550411</text:p>
          </table:table-cell>
          <table:table-cell table:formula="of:=[result_0509_server.K37] / [.$G37] * 100" office:value-type="float" office:value="15.892270383766" calcext:value-type="float">
            <text:p>15.8922703838</text:p>
          </table:table-cell>
          <table:table-cell table:formula="of:=[result_0509_server.L37] / [.$G37] * 100" office:value-type="float" office:value="21.9672098030581" calcext:value-type="float">
            <text:p>21.9672098031</text:p>
          </table:table-cell>
          <table:table-cell table:formula="of:=[result_0509_server.M37] / [.$G37] * 100" office:value-type="float" office:value="20.0114718453603" calcext:value-type="float">
            <text:p>20.0114718454</text:p>
          </table:table-cell>
          <table:table-cell table:formula="of:=[result_0509_server.N37] / [.$G37] * 100" office:value-type="float" office:value="30.8407676737252" calcext:value-type="float">
            <text:p>30.8407676737</text:p>
          </table:table-cell>
          <table:table-cell table:formula="of:=[result_0509_server.O37] / [.$G37] * 100" office:value-type="float" office:value="30.4365252262846" calcext:value-type="float">
            <text:p>30.4365252263</text:p>
          </table:table-cell>
          <table:table-cell table:formula="of:=[result_0509_server.P37] / [.$G37] * 100" office:value-type="float" office:value="34.0222151100019" calcext:value-type="float">
            <text:p>34.02221511</text:p>
          </table:table-cell>
          <table:table-cell table:formula="of:=[result_0509_server.Q37] / [.$G37] * 100" office:value-type="float" office:value="40.8923746412393" calcext:value-type="float">
            <text:p>40.8923746412</text:p>
          </table:table-cell>
          <table:table-cell table:formula="of:=[result_0509_server.R37] / [.$G37] * 100" office:value-type="float" office:value="38.8823003783377" calcext:value-type="float">
            <text:p>38.8823003783</text:p>
          </table:table-cell>
          <table:table-cell table:formula="of:=[result_0509_server.S37] / [.$G37] * 100" office:value-type="float" office:value="41.2213207160733" calcext:value-type="float">
            <text:p>41.2213207161</text:p>
          </table:table-cell>
          <table:table-cell table:formula="of:=[result_0509_server.T37] / [.$G37] * 100" office:value-type="float" office:value="43.3183685014936" calcext:value-type="float">
            <text:p>43.3183685015</text:p>
          </table:table-cell>
          <table:table-cell table:formula="of:=[result_0509_server.U37] / [.$G37] * 100" office:value-type="float" office:value="44.2468743265066" calcext:value-type="float">
            <text:p>44.2468743265</text:p>
          </table:table-cell>
          <table:table-cell table:formula="of:=[result_0509_server.V37] / [.$G37] * 100" office:value-type="float" office:value="42.4814692233429" calcext:value-type="float">
            <text:p>42.4814692233</text:p>
          </table:table-cell>
          <table:table-cell table:formula="of:=[result_0509_server.W37] / [.$G37] * 100" office:value-type="float" office:value="40.4410451439783" calcext:value-type="float">
            <text:p>40.441045144</text:p>
          </table:table-cell>
          <table:table-cell table:formula="of:=[result_0509_server.X37] / [.$G37] * 100" office:value-type="float" office:value="38.8537691393146" calcext:value-type="float">
            <text:p>38.8537691393</text:p>
          </table:table-cell>
          <table:table-cell table:formula="of:=[result_0509_server.Y37] / [.$G37] * 100" office:value-type="float" office:value="37.2667890742299" calcext:value-type="float">
            <text:p>37.2667890742</text:p>
          </table:table-cell>
          <table:table-cell table:formula="of:=[result_0509_server.Z37] / [.$G37] * 100" office:value-type="float" office:value="35.8561401274878" calcext:value-type="float">
            <text:p>35.8561401275</text:p>
          </table:table-cell>
          <table:table-cell table:formula="of:=[result_0509_server.AA37] / [.$G37] * 100" office:value-type="float" office:value="34.5939805435608" calcext:value-type="float">
            <text:p>34.5939805436</text:p>
          </table:table-cell>
          <table:table-cell table:formula="of:=[result_0509_server.AB37] / [.$G37] * 100" office:value-type="float" office:value="36.3503706656316" calcext:value-type="float">
            <text:p>36.3503706656</text:p>
          </table:table-cell>
          <table:table-cell table:formula="of:=[result_0509_server.AC37] / [.$G37] * 100" office:value-type="float" office:value="35.7425720815498" calcext:value-type="float">
            <text:p>35.7425720815</text:p>
          </table:table-cell>
          <table:table-cell table:formula="of:=[result_0509_server.AD37] / [.$G37] * 100" office:value-type="float" office:value="34.6576873520646" calcext:value-type="float">
            <text:p>34.6576873521</text:p>
          </table:table-cell>
          <table:table-cell table:formula="of:=[result_0509_server.AE37] / [.$G37] * 100" office:value-type="float" office:value="33.6671404251432" calcext:value-type="float">
            <text:p>33.6671404251</text:p>
          </table:table-cell>
          <table:table-cell table:formula="of:=[result_0509_server.AF37] / [.$G37] * 100" office:value-type="float" office:value="32.7591390754652" calcext:value-type="float">
            <text:p>32.7591390755</text:p>
          </table:table-cell>
          <table:table-cell table:formula="of:=[result_0509_server.AG37] / [.$G37] * 100" office:value-type="float" office:value="31.9237778337616" calcext:value-type="float">
            <text:p>31.9237778338</text:p>
          </table:table-cell>
          <table:table-cell table:formula="of:=[result_0509_server.AH37] / [.$G37] * 100" office:value-type="float" office:value="31.152675149112" calcext:value-type="float">
            <text:p>31.1526751491</text:p>
          </table:table-cell>
          <table:table-cell table:formula="of:=[result_0509_server.AI37] / [.$G37] * 100" office:value-type="float" office:value="30.4386911818439" calcext:value-type="float">
            <text:p>30.4386911818</text:p>
          </table:table-cell>
          <table:table-cell table:formula="of:=[result_0509_server.AJ37] / [.$G37] * 100" office:value-type="float" office:value="29.7757060693807" calcext:value-type="float">
            <text:p>29.7757060694</text:p>
          </table:table-cell>
          <table:table-cell table:formula="of:=[result_0509_server.AK37] / [.$G37] * 100" office:value-type="float" office:value="29.1584440681218" calcext:value-type="float">
            <text:p>29.1584440681</text:p>
          </table:table-cell>
          <table:table-cell table:formula="of:=[result_0509_server.AL37] / [.$G37] * 100" office:value-type="float" office:value="28.5823328669468" calcext:value-type="float">
            <text:p>28.5823328669</text:p>
          </table:table-cell>
          <table:table-cell table:formula="of:=[result_0509_server.AM37] / [.$G37] * 100" office:value-type="float" office:value="28.0433901303638" calcext:value-type="float">
            <text:p>28.0433901304</text:p>
          </table:table-cell>
          <table:table-cell table:formula="of:=[result_0509_server.AN37] / [.$G37] * 100" office:value-type="float" office:value="27.5381313148173" calcext:value-type="float">
            <text:p>27.5381313148</text:p>
          </table:table-cell>
          <table:table-cell table:formula="of:=[result_0509_server.AO37] / [.$G37] * 100" office:value-type="float" office:value="27.0634942456674" calcext:value-type="float">
            <text:p>27.0634942457</text:p>
          </table:table-cell>
          <table:table-cell table:formula="of:=[result_0509_server.AP37] / [.$G37] * 100" office:value-type="float" office:value="26.6167770041147" calcext:value-type="float">
            <text:p>26.6167770041</text:p>
          </table:table-cell>
          <table:table-cell table:formula="of:=[result_0509_server.AQ37] / [.$G37] * 100" office:value-type="float" office:value="26.1955864620792" calcext:value-type="float">
            <text:p>26.1955864621</text:p>
          </table:table-cell>
          <table:table-cell table:formula="of:=[result_0509_server.AR37] / [.$G37] * 100" office:value-type="float" office:value="25.7977953946013" calcext:value-type="float">
            <text:p>25.7977953946</text:p>
          </table:table-cell>
          <table:table-cell table:formula="of:=[result_0509_server.AS37] / [.$G37] * 100" office:value-type="float" office:value="25.421506546987" calcext:value-type="float">
            <text:p>25.421506547</text:p>
          </table:table-cell>
          <table:table-cell table:formula="of:=[result_0509_server.AT37] / [.$G37] * 100" office:value-type="float" office:value="25.065022375563" calcext:value-type="float">
            <text:p>25.0650223756</text:p>
          </table:table-cell>
          <table:table-cell table:formula="of:=[result_0509_server.AU37] / [.$G37] * 100" office:value-type="float" office:value="24.7268194436991" calcext:value-type="float">
            <text:p>24.7268194437</text:p>
          </table:table-cell>
          <table:table-cell table:formula="of:=[result_0509_server.AV37] / [.$G37] * 100" office:value-type="float" office:value="24.4055266584285" calcext:value-type="float">
            <text:p>24.4055266584</text:p>
          </table:table-cell>
          <table:table-cell table:formula="of:=[result_0509_server.AW37] / [.$G37] * 100" office:value-type="float" office:value="24.0999066919515" calcext:value-type="float">
            <text:p>24.099906692</text:p>
          </table:table-cell>
          <table:table-cell table:formula="of:=[result_0509_server.AX37] / [.$G37] * 100" office:value-type="float" office:value="23.8088400572116" calcext:value-type="float">
            <text:p>23.8088400572</text:p>
          </table:table-cell>
          <table:table-cell table:formula="of:=[result_0509_server.AY37] / [.$G37] * 100" office:value-type="float" office:value="23.5313114054828" calcext:value-type="float">
            <text:p>23.5313114055</text:p>
          </table:table-cell>
          <table:table-cell table:formula="of:=[result_0509_server.AZ37] / [.$G37] * 100" office:value-type="float" office:value="23.2663976924689" calcext:value-type="float">
            <text:p>23.2663976925</text:p>
          </table:table-cell>
          <table:table-cell table:formula="of:=[result_0509_server.BA37] / [.$G37] * 100" office:value-type="float" office:value="23.0132579222557" calcext:value-type="float">
            <text:p>23.0132579223</text:p>
          </table:table-cell>
          <table:table-cell table:formula="of:=[result_0509_server.BB37] / [.$G37] * 100" office:value-type="float" office:value="22.7711242290082" calcext:value-type="float">
            <text:p>22.771124229</text:p>
          </table:table-cell>
          <table:table-cell table:formula="of:=[result_0509_server.BC37] / [.$G37] * 100" office:value-type="float" office:value="22.5392940971756" calcext:value-type="float">
            <text:p>22.5392940972</text:p>
          </table:table-cell>
          <table:table-cell table:formula="of:=[result_0509_server.BD37] / [.$G37] * 100" office:value-type="float" office:value="23.6309050445139" calcext:value-type="float">
            <text:p>23.6309050445</text:p>
          </table:table-cell>
          <table:table-cell table:formula="of:=[result_0509_server.BE37] / [.$G37] * 100" office:value-type="float" office:value="23.3909908197865" calcext:value-type="float">
            <text:p>23.3909908198</text:p>
          </table:table-cell>
          <table:table-cell table:formula="of:=[result_0509_server.BF37] / [.$G37] * 100" office:value-type="float" office:value="23.1606731640482" calcext:value-type="float">
            <text:p>23.160673164</text:p>
          </table:table-cell>
          <table:table-cell table:formula="of:=[result_0509_server.BG37] / [.$G37] * 100" office:value-type="float" office:value="22.9393875732408" calcext:value-type="float">
            <text:p>22.9393875732</text:p>
          </table:table-cell>
          <table:table-cell table:formula="of:=[result_0509_server.BH37] / [.$G37] * 100" office:value-type="float" office:value="22.7266129666954" calcext:value-type="float">
            <text:p>22.7266129667</text:p>
          </table:table-cell>
          <table:table-cell table:formula="of:=[result_0509_server.BI37] / [.$G37] * 100" office:value-type="float" office:value="22.5218675905855" calcext:value-type="float">
            <text:p>22.5218675906</text:p>
          </table:table-cell>
          <table:table-cell table:formula="of:=[result_0509_server.BJ37] / [.$G37] * 100" office:value-type="float" office:value="22.3247053765538" calcext:value-type="float">
            <text:p>22.3247053766</text:p>
          </table:table-cell>
          <table:table-cell table:formula="of:=[result_0509_server.BK37] / [.$G37] * 100" office:value-type="float" office:value="22.1347126975778" calcext:value-type="float">
            <text:p>22.1347126976</text:p>
          </table:table-cell>
          <table:table-cell table:formula="of:=[result_0509_server.BL37] / [.$G37] * 100" office:value-type="float" office:value="21.9515054714223" calcext:value-type="float">
            <text:p>21.9515054714</text:p>
          </table:table-cell>
          <table:table-cell table:formula="of:=[result_0509_server.BM37] / [.$G37] * 100" office:value-type="float" office:value="21.7747265689917" calcext:value-type="float">
            <text:p>21.774726569</text:p>
          </table:table-cell>
          <table:table-cell table:formula="of:=[result_0509_server.BN37] / [.$G37] * 100" office:value-type="float" office:value="21.6040434907827" calcext:value-type="float">
            <text:p>21.6040434908</text:p>
          </table:table-cell>
          <table:table-cell table:formula="of:=[result_0509_server.BO37] / [.$G37] * 100" office:value-type="float" office:value="21.4391462796317" calcext:value-type="float">
            <text:p>21.4391462796</text:p>
          </table:table-cell>
          <table:table-cell table:formula="of:=[result_0509_server.BP37] / [.$G37] * 100" office:value-type="float" office:value="21.2797456421857" calcext:value-type="float">
            <text:p>21.2797456422</text:p>
          </table:table-cell>
          <table:table-cell table:formula="of:=[result_0509_server.BQ37] / [.$G37] * 100" office:value-type="float" office:value="21.1255712551478" calcext:value-type="float">
            <text:p>21.1255712551</text:p>
          </table:table-cell>
          <table:table-cell table:formula="of:=[result_0509_server.BR37] / [.$G37] * 100" office:value-type="float" office:value="20.9763702354337" calcext:value-type="float">
            <text:p>20.9763702354</text:p>
          </table:table-cell>
          <table:table-cell table:formula="of:=[result_0509_server.BS37] / [.$G37] * 100" office:value-type="float" office:value="20.831905756028" calcext:value-type="float">
            <text:p>20.831905756</text:p>
          </table:table-cell>
          <table:table-cell table:formula="of:=[result_0509_server.BT37] / [.$G37] * 100" office:value-type="float" office:value="20.6919557916037" calcext:value-type="float">
            <text:p>20.6919557916</text:p>
          </table:table-cell>
          <table:table-cell table:formula="of:=[result_0509_server.BU37] / [.$G37] * 100" office:value-type="float" office:value="20.5563119799309" calcext:value-type="float">
            <text:p>20.5563119799</text:p>
          </table:table-cell>
          <table:table-cell table:formula="of:=[result_0509_server.BV37] / [.$G37] * 100" office:value-type="float" office:value="20.4247785867937" calcext:value-type="float">
            <text:p>20.4247785868</text:p>
          </table:table-cell>
          <table:table-cell table:formula="of:=[result_0509_server.BW37] / [.$G37] * 100" office:value-type="float" office:value="20.2971715636008" calcext:value-type="float">
            <text:p>20.2971715636</text:p>
          </table:table-cell>
          <table:table-cell table:formula="of:=[result_0509_server.BX37] / [.$G37] * 100" office:value-type="float" office:value="20.173317688149" calcext:value-type="float">
            <text:p>20.1733176881</text:p>
          </table:table-cell>
          <table:table-cell table:formula="of:=[result_0509_server.BY37] / [.$G37] * 100" office:value-type="float" office:value="20.0530537801015" calcext:value-type="float">
            <text:p>20.0530537801</text:p>
          </table:table-cell>
          <table:table-cell table:formula="of:=[result_0509_server.BZ37] / [.$G37] * 100" office:value-type="float" office:value="19.9362259837126" calcext:value-type="float">
            <text:p>19.9362259837</text:p>
          </table:table-cell>
          <table:table-cell table:formula="of:=[result_0509_server.CA37] / [.$G37] * 100" office:value-type="float" office:value="19.8226891111655" calcext:value-type="float">
            <text:p>19.8226891112</text:p>
          </table:table-cell>
          <table:table-cell table:formula="of:=[result_0509_server.CB37] / [.$G37] * 100" office:value-type="float" office:value="19.7123060406337" calcext:value-type="float">
            <text:p>19.7123060406</text:p>
          </table:table-cell>
          <table:table-cell table:formula="of:=[result_0509_server.CC37] / [.$G37] * 100" office:value-type="float" office:value="19.6049471638151" calcext:value-type="float">
            <text:p>19.6049471638</text:p>
          </table:table-cell>
          <table:table-cell table:formula="of:=[result_0509_server.CD37] / [.$G37] * 100" office:value-type="float" office:value="19.5004898782618" calcext:value-type="float">
            <text:p>19.5004898783</text:p>
          </table:table-cell>
          <table:table-cell table:formula="of:=[result_0509_server.CE37] / [.$G37] * 100" office:value-type="float" office:value="19.3988181203233" calcext:value-type="float">
            <text:p>19.3988181203</text:p>
          </table:table-cell>
          <table:table-cell table:formula="of:=[result_0509_server.CF37] / [.$G37] * 100" office:value-type="float" office:value="19.2998219349621" calcext:value-type="float">
            <text:p>19.299821935</text:p>
          </table:table-cell>
          <table:table-cell table:formula="of:=[result_0509_server.CG37] / [.$G37] * 100" office:value-type="float" office:value="19.2033970790908" calcext:value-type="float">
            <text:p>19.2033970791</text:p>
          </table:table-cell>
          <table:table-cell table:formula="of:=[result_0509_server.CH37] / [.$G37] * 100" office:value-type="float" office:value="19.1094446554213" calcext:value-type="float">
            <text:p>19.1094446554</text:p>
          </table:table-cell>
          <table:table-cell table:formula="of:=[result_0509_server.CI37] / [.$G37] * 100" office:value-type="float" office:value="19.0178707741233" calcext:value-type="float">
            <text:p>19.0178707741</text:p>
          </table:table-cell>
          <table:table-cell table:formula="of:=[result_0509_server.CJ37] / [.$G37] * 100" office:value-type="float" office:value="18.9285862398576" calcext:value-type="float">
            <text:p>18.9285862399</text:p>
          </table:table-cell>
          <table:table-cell table:formula="of:=[result_0509_server.CK37] / [.$G37] * 100" office:value-type="float" office:value="18.8415062619936" calcext:value-type="float">
            <text:p>18.841506262</text:p>
          </table:table-cell>
          <table:table-cell table:formula="of:=[result_0509_server.CL37] / [.$G37] * 100" office:value-type="float" office:value="18.7565501860287" calcext:value-type="float">
            <text:p>18.756550186</text:p>
          </table:table-cell>
          <table:table-cell table:formula="of:=[result_0509_server.CM37] / [.$G37] * 100" office:value-type="float" office:value="18.6736412444244" calcext:value-type="float">
            <text:p>18.6736412444</text:p>
          </table:table-cell>
          <table:table-cell table:formula="of:=[result_0509_server.CN37] / [.$G37] * 100" office:value-type="float" office:value="18.707475375997" calcext:value-type="float">
            <text:p>18.707475376</text:p>
          </table:table-cell>
          <table:table-cell table:formula="of:=[result_0509_server.CO37] / [.$G37] * 100" office:value-type="float" office:value="18.627094583725" calcext:value-type="float">
            <text:p>18.6270945837</text:p>
          </table:table-cell>
          <table:table-cell table:formula="of:=[result_0509_server.CP37] / [.$G37] * 100" office:value-type="float" office:value="18.5485831122035" calcext:value-type="float">
            <text:p>18.5485831122</text:p>
          </table:table-cell>
          <table:table-cell table:formula="of:=[result_0509_server.CQ37] / [.$G37] * 100" office:value-type="float" office:value="18.4718765020962" calcext:value-type="float">
            <text:p>18.4718765021</text:p>
          </table:table-cell>
          <table:table-cell table:formula="of:=[result_0509_server.CR37] / [.$G37] * 100" office:value-type="float" office:value="18.3969132240368" calcext:value-type="float">
            <text:p>18.396913224</text:p>
          </table:table-cell>
          <table:table-cell table:formula="of:=[result_0509_server.CS37] / [.$G37] * 100" office:value-type="float" office:value="18.3236345140238" calcext:value-type="float">
            <text:p>18.323634514</text:p>
          </table:table-cell>
          <table:table-cell table:formula="of:=[result_0509_server.CT37] / [.$G37] * 100" office:value-type="float" office:value="18.2519842197887" calcext:value-type="float">
            <text:p>18.2519842198</text:p>
          </table:table-cell>
          <table:table-cell table:formula="of:=[result_0509_server.CU37] / [.$G37] * 100" office:value-type="float" office:value="18.1819086572952" calcext:value-type="float">
            <text:p>18.1819086573</text:p>
          </table:table-cell>
          <table:table-cell table:formula="of:=[result_0509_server.CV37] / [.$G37] * 100" office:value-type="float" office:value="18.1133564765949" calcext:value-type="float">
            <text:p>18.1133564766</text:p>
          </table:table-cell>
          <table:table-cell table:formula="of:=[result_0509_server.CW37] / [.$G37] * 100" office:value-type="float" office:value="18.0462785363398" calcext:value-type="float">
            <text:p>18.0462785363</text:p>
          </table:table-cell>
          <table:table-cell table:formula="of:=[result_0509_server.CX37] / [.$G37] * 100" office:value-type="float" office:value="17.980627786303" calcext:value-type="float">
            <text:p>17.9806277863</text:p>
          </table:table-cell>
          <table:table-cell table:formula="of:=[result_0509_server.CY37] / [.$G37] * 100" office:value-type="float" office:value="17.9163591573195" calcext:value-type="float">
            <text:p>17.9163591573</text:p>
          </table:table-cell>
          <table:table-cell table:formula="of:=[result_0509_server.CZ37] / [.$G37] * 100" office:value-type="float" office:value="17.8534294581065" calcext:value-type="float">
            <text:p>17.8534294581</text:p>
          </table:table-cell>
          <table:table-cell table:formula="of:=[result_0509_server.DA37] / [.$G37] * 100" office:value-type="float" office:value="17.791797278465" calcext:value-type="float">
            <text:p>17.7917972785</text:p>
          </table:table-cell>
          <table:table-cell table:formula="of:=[result_0509_server.DB37] / [.$G37] * 100" office:value-type="float" office:value="17.7314228984079" calcext:value-type="float">
            <text:p>17.7314228984</text:p>
          </table:table-cell>
          <table:table-cell table:formula="of:=[result_0509_server.DC37] / [.$G37] * 100" office:value-type="float" office:value="17.6722682027965" calcext:value-type="float">
            <text:p>17.6722682028</text:p>
          </table:table-cell>
          <table:table-cell table:formula="of:=[result_0509_server.DD37] / [.$G37] * 100" office:value-type="float" office:value="17.6142966010972" calcext:value-type="float">
            <text:p>17.6142966011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12.49019755239" calcext:value-type="float">
            <text:p>12.4901975524</text:p>
          </table:table-cell>
          <table:table-cell office:value-type="string" calcext:value-type="string">
            <text:p><text:s/>global min</text:p>
          </table:table-cell>
          <table:table-cell office:value-type="float" office:value="-2.70085359918085" calcext:value-type="float">
            <text:p>-2.7008535992</text:p>
          </table:table-cell>
          <table:table-cell office:value-type="string" calcext:value-type="string">
            <text:p><text:s/>range</text:p>
          </table:table-cell>
          <table:table-cell office:value-type="float" office:value="15.1910511515709" calcext:value-type="float">
            <text:p>15.1910511516</text:p>
          </table:table-cell>
          <table:table-cell office:value-type="string" calcext:value-type="string">
            <text:p><text:s/>regret</text:p>
          </table:table-cell>
          <table:table-cell table:formula="of:=[result_0509_server.I38] / [.$G38] * 100" office:value-type="float" office:value="70.8388305792216" calcext:value-type="float">
            <text:p>70.8388305792</text:p>
          </table:table-cell>
          <table:table-cell table:formula="of:=[result_0509_server.J38] / [.$G38] * 100" office:value-type="float" office:value="41.1524824505367" calcext:value-type="float">
            <text:p>41.1524824505</text:p>
          </table:table-cell>
          <table:table-cell table:formula="of:=[result_0509_server.K38] / [.$G38] * 100" office:value-type="float" office:value="44.5580564315092" calcext:value-type="float">
            <text:p>44.5580564315</text:p>
          </table:table-cell>
          <table:table-cell table:formula="of:=[result_0509_server.L38] / [.$G38] * 100" office:value-type="float" office:value="52.5879259756314" calcext:value-type="float">
            <text:p>52.5879259756</text:p>
          </table:table-cell>
          <table:table-cell table:formula="of:=[result_0509_server.M38] / [.$G38] * 100" office:value-type="float" office:value="48.9649094192964" calcext:value-type="float">
            <text:p>48.9649094193</text:p>
          </table:table-cell>
          <table:table-cell table:formula="of:=[result_0509_server.N38] / [.$G38] * 100" office:value-type="float" office:value="51.969457716926" calcext:value-type="float">
            <text:p>51.9694577169</text:p>
          </table:table-cell>
          <table:table-cell table:formula="of:=[result_0509_server.O38] / [.$G38] * 100" office:value-type="float" office:value="48.2850205324252" calcext:value-type="float">
            <text:p>48.2850205324</text:p>
          </table:table-cell>
          <table:table-cell table:formula="of:=[result_0509_server.P38] / [.$G38] * 100" office:value-type="float" office:value="51.7001006548301" calcext:value-type="float">
            <text:p>51.7001006548</text:p>
          </table:table-cell>
          <table:table-cell table:formula="of:=[result_0509_server.Q38] / [.$G38] * 100" office:value-type="float" office:value="50.159860447764" calcext:value-type="float">
            <text:p>50.1598604478</text:p>
          </table:table-cell>
          <table:table-cell table:formula="of:=[result_0509_server.R38] / [.$G38] * 100" office:value-type="float" office:value="54.0474578099477" calcext:value-type="float">
            <text:p>54.0474578099</text:p>
          </table:table-cell>
          <table:table-cell table:formula="of:=[result_0509_server.S38] / [.$G38] * 100" office:value-type="float" office:value="50.176428401939" calcext:value-type="float">
            <text:p>50.1764284019</text:p>
          </table:table-cell>
          <table:table-cell table:formula="of:=[result_0509_server.T38] / [.$G38] * 100" office:value-type="float" office:value="46.9505705619317" calcext:value-type="float">
            <text:p>46.9505705619</text:p>
          </table:table-cell>
          <table:table-cell table:formula="of:=[result_0509_server.U38] / [.$G38] * 100" office:value-type="float" office:value="44.220998543464" calcext:value-type="float">
            <text:p>44.2209985435</text:p>
          </table:table-cell>
          <table:table-cell table:formula="of:=[result_0509_server.V38] / [.$G38] * 100" office:value-type="float" office:value="41.8813653847774" calcext:value-type="float">
            <text:p>41.8813653848</text:p>
          </table:table-cell>
          <table:table-cell table:formula="of:=[result_0509_server.W38] / [.$G38] * 100" office:value-type="float" office:value="39.8536833139157" calcext:value-type="float">
            <text:p>39.8536833139</text:p>
          </table:table-cell>
          <table:table-cell table:formula="of:=[result_0509_server.X38] / [.$G38] * 100" office:value-type="float" office:value="38.0794615019117" calcext:value-type="float">
            <text:p>38.0794615019</text:p>
          </table:table-cell>
          <table:table-cell table:formula="of:=[result_0509_server.Y38] / [.$G38] * 100" office:value-type="float" office:value="36.5139716677905" calcext:value-type="float">
            <text:p>36.5139716678</text:p>
          </table:table-cell>
          <table:table-cell table:formula="of:=[result_0509_server.Z38] / [.$G38] * 100" office:value-type="float" office:value="35.1224251485716" calcext:value-type="float">
            <text:p>35.1224251486</text:p>
          </table:table-cell>
          <table:table-cell table:formula="of:=[result_0509_server.AA38] / [.$G38] * 100" office:value-type="float" office:value="33.8773572103233" calcext:value-type="float">
            <text:p>33.8773572103</text:p>
          </table:table-cell>
          <table:table-cell table:formula="of:=[result_0509_server.AB38] / [.$G38] * 100" office:value-type="float" office:value="32.7567960658996" calcext:value-type="float">
            <text:p>32.7567960659</text:p>
          </table:table-cell>
          <table:table-cell table:formula="of:=[result_0509_server.AC38] / [.$G38] * 100" office:value-type="float" office:value="31.7429550304688" calcext:value-type="float">
            <text:p>31.7429550305</text:p>
          </table:table-cell>
          <table:table-cell table:formula="of:=[result_0509_server.AD38] / [.$G38] * 100" office:value-type="float" office:value="30.8212813618953" calcext:value-type="float">
            <text:p>30.8212813619</text:p>
          </table:table-cell>
          <table:table-cell table:formula="of:=[result_0509_server.AE38] / [.$G38] * 100" office:value-type="float" office:value="29.9797532297195" calcext:value-type="float">
            <text:p>29.9797532297</text:p>
          </table:table-cell>
          <table:table-cell table:formula="of:=[result_0509_server.AF38] / [.$G38] * 100" office:value-type="float" office:value="29.2083524418917" calcext:value-type="float">
            <text:p>29.2083524419</text:p>
          </table:table-cell>
          <table:table-cell table:formula="of:=[result_0509_server.AG38] / [.$G38] * 100" office:value-type="float" office:value="28.4986637170901" calcext:value-type="float">
            <text:p>28.4986637171</text:p>
          </table:table-cell>
          <table:table-cell table:formula="of:=[result_0509_server.AH38] / [.$G38] * 100" office:value-type="float" office:value="27.8435664326578" calcext:value-type="float">
            <text:p>27.8435664327</text:p>
          </table:table-cell>
          <table:table-cell table:formula="of:=[result_0509_server.AI38] / [.$G38] * 100" office:value-type="float" office:value="29.2648726044783" calcext:value-type="float">
            <text:p>29.2648726045</text:p>
          </table:table-cell>
          <table:table-cell table:formula="of:=[result_0509_server.AJ38] / [.$G38] * 100" office:value-type="float" office:value="28.6292033800987" calcext:value-type="float">
            <text:p>28.6292033801</text:p>
          </table:table-cell>
          <table:table-cell table:formula="of:=[result_0509_server.AK38] / [.$G38] * 100" office:value-type="float" office:value="28.037373412573" calcext:value-type="float">
            <text:p>28.0373734126</text:p>
          </table:table-cell>
          <table:table-cell table:formula="of:=[result_0509_server.AL38] / [.$G38] * 100" office:value-type="float" office:value="27.4849987762155" calcext:value-type="float">
            <text:p>27.4849987762</text:p>
          </table:table-cell>
          <table:table-cell table:formula="of:=[result_0509_server.AM38] / [.$G38] * 100" office:value-type="float" office:value="26.9682612131716" calcext:value-type="float">
            <text:p>26.9682612132</text:p>
          </table:table-cell>
          <table:table-cell table:formula="of:=[result_0509_server.AN38] / [.$G38] * 100" office:value-type="float" office:value="26.4838197478178" calcext:value-type="float">
            <text:p>26.4838197478</text:p>
          </table:table-cell>
          <table:table-cell table:formula="of:=[result_0509_server.AO38] / [.$G38] * 100" office:value-type="float" office:value="26.0287383712734" calcext:value-type="float">
            <text:p>26.0287383713</text:p>
          </table:table-cell>
          <table:table-cell table:formula="of:=[result_0509_server.AP38] / [.$G38] * 100" office:value-type="float" office:value="25.6004264874669" calcext:value-type="float">
            <text:p>25.6004264875</text:p>
          </table:table-cell>
          <table:table-cell table:formula="of:=[result_0509_server.AQ38] / [.$G38] * 100" office:value-type="float" office:value="25.1965895684493" calcext:value-type="float">
            <text:p>25.1965895684</text:p>
          </table:table-cell>
          <table:table-cell table:formula="of:=[result_0509_server.AR38] / [.$G38] * 100" office:value-type="float" office:value="24.8151880338216" calcext:value-type="float">
            <text:p>24.8151880338</text:p>
          </table:table-cell>
          <table:table-cell table:formula="of:=[result_0509_server.AS38] / [.$G38] * 100" office:value-type="float" office:value="24.4544027983629" calcext:value-type="float">
            <text:p>24.4544027984</text:p>
          </table:table-cell>
          <table:table-cell table:formula="of:=[result_0509_server.AT38] / [.$G38] * 100" office:value-type="float" office:value="24.1126062595074" calcext:value-type="float">
            <text:p>24.1126062595</text:p>
          </table:table-cell>
          <table:table-cell table:formula="of:=[result_0509_server.AU38] / [.$G38] * 100" office:value-type="float" office:value="23.7883377482854" calcext:value-type="float">
            <text:p>23.7883377483</text:p>
          </table:table-cell>
          <table:table-cell table:formula="of:=[result_0509_server.AV38] / [.$G38] * 100" office:value-type="float" office:value="23.4802826626246" calcext:value-type="float">
            <text:p>23.4802826626</text:p>
          </table:table-cell>
          <table:table-cell table:formula="of:=[result_0509_server.AW38] / [.$G38] * 100" office:value-type="float" office:value="23.1872546543131" calcext:value-type="float">
            <text:p>23.1872546543</text:p>
          </table:table-cell>
          <table:table-cell table:formula="of:=[result_0509_server.AX38] / [.$G38] * 100" office:value-type="float" office:value="22.908180360683" calcext:value-type="float">
            <text:p>22.9081803607</text:p>
          </table:table-cell>
          <table:table-cell table:formula="of:=[result_0509_server.AY38] / [.$G38] * 100" office:value-type="float" office:value="22.6420862667567" calcext:value-type="float">
            <text:p>22.6420862668</text:p>
          </table:table-cell>
          <table:table-cell table:formula="of:=[result_0509_server.AZ38] / [.$G38] * 100" office:value-type="float" office:value="22.388087358918" calcext:value-type="float">
            <text:p>22.3880873589</text:p>
          </table:table-cell>
          <table:table-cell table:formula="of:=[result_0509_server.BA38] / [.$G38] * 100" office:value-type="float" office:value="22.1453772914276" calcext:value-type="float">
            <text:p>22.1453772914</text:p>
          </table:table-cell>
          <table:table-cell table:formula="of:=[result_0509_server.BB38] / [.$G38] * 100" office:value-type="float" office:value="21.9132198355672" calcext:value-type="float">
            <text:p>21.9132198356</text:p>
          </table:table-cell>
          <table:table-cell table:formula="of:=[result_0509_server.BC38] / [.$G38] * 100" office:value-type="float" office:value="21.6909414203818" calcext:value-type="float">
            <text:p>21.6909414204</text:p>
          </table:table-cell>
          <table:table-cell table:formula="of:=[result_0509_server.BD38] / [.$G38] * 100" office:value-type="float" office:value="21.4779246058291" calcext:value-type="float">
            <text:p>21.4779246058</text:p>
          </table:table-cell>
          <table:table-cell table:formula="of:=[result_0509_server.BE38] / [.$G38] * 100" office:value-type="float" office:value="21.2736023551357" calcext:value-type="float">
            <text:p>21.2736023551</text:p>
          </table:table-cell>
          <table:table-cell table:formula="of:=[result_0509_server.BF38] / [.$G38] * 100" office:value-type="float" office:value="21.07745299447" calcext:value-type="float">
            <text:p>21.0774529945</text:p>
          </table:table-cell>
          <table:table-cell table:formula="of:=[result_0509_server.BG38] / [.$G38] * 100" office:value-type="float" office:value="20.8889957655952" calcext:value-type="float">
            <text:p>20.8889957656</text:p>
          </table:table-cell>
          <table:table-cell table:formula="of:=[result_0509_server.BH38] / [.$G38] * 100" office:value-type="float" office:value="20.707786891677" calcext:value-type="float">
            <text:p>20.7077868917</text:p>
          </table:table-cell>
          <table:table-cell table:formula="of:=[result_0509_server.BI38] / [.$G38] * 100" office:value-type="float" office:value="20.5334160884727" calcext:value-type="float">
            <text:p>20.5334160885</text:p>
          </table:table-cell>
          <table:table-cell table:formula="of:=[result_0509_server.BJ38] / [.$G38] * 100" office:value-type="float" office:value="20.3655034631649" calcext:value-type="float">
            <text:p>20.3655034632</text:p>
          </table:table-cell>
          <table:table-cell table:formula="of:=[result_0509_server.BK38] / [.$G38] * 100" office:value-type="float" office:value="20.2036967515047" calcext:value-type="float">
            <text:p>20.2036967515</text:p>
          </table:table-cell>
          <table:table-cell table:formula="of:=[result_0509_server.BL38] / [.$G38] * 100" office:value-type="float" office:value="20.0476688509751" calcext:value-type="float">
            <text:p>20.047668851</text:p>
          </table:table-cell>
          <table:table-cell table:formula="of:=[result_0509_server.BM38] / [.$G38] * 100" office:value-type="float" office:value="19.8971156136221" calcext:value-type="float">
            <text:p>19.8971156136</text:p>
          </table:table-cell>
          <table:table-cell table:formula="of:=[result_0509_server.BN38] / [.$G38] * 100" office:value-type="float" office:value="19.7517538672123" calcext:value-type="float">
            <text:p>19.7517538672</text:p>
          </table:table-cell>
          <table:table-cell table:formula="of:=[result_0509_server.BO38] / [.$G38] * 100" office:value-type="float" office:value="19.6113196376299" calcext:value-type="float">
            <text:p>19.6113196376</text:p>
          </table:table-cell>
          <table:table-cell table:formula="of:=[result_0509_server.BP38] / [.$G38] * 100" office:value-type="float" office:value="19.4755665490336" calcext:value-type="float">
            <text:p>19.475566549</text:p>
          </table:table-cell>
          <table:table-cell table:formula="of:=[result_0509_server.BQ38] / [.$G38] * 100" office:value-type="float" office:value="19.3442643813749" calcext:value-type="float">
            <text:p>19.3442643814</text:p>
          </table:table-cell>
          <table:table-cell table:formula="of:=[result_0509_server.BR38] / [.$G38] * 100" office:value-type="float" office:value="19.2171977675116" calcext:value-type="float">
            <text:p>19.2171977675</text:p>
          </table:table-cell>
          <table:table-cell table:formula="of:=[result_0509_server.BS38] / [.$G38] * 100" office:value-type="float" office:value="19.0941650144059" calcext:value-type="float">
            <text:p>19.0941650144</text:p>
          </table:table-cell>
          <table:table-cell table:formula="of:=[result_0509_server.BT38] / [.$G38] * 100" office:value-type="float" office:value="18.9749770348348" calcext:value-type="float">
            <text:p>18.9749770348</text:p>
          </table:table-cell>
          <table:table-cell table:formula="of:=[result_0509_server.BU38] / [.$G38] * 100" office:value-type="float" office:value="18.8594563777119" calcext:value-type="float">
            <text:p>18.8594563777</text:p>
          </table:table-cell>
          <table:table-cell table:formula="of:=[result_0509_server.BV38] / [.$G38] * 100" office:value-type="float" office:value="18.7474363465625" calcext:value-type="float">
            <text:p>18.7474363466</text:p>
          </table:table-cell>
          <table:table-cell table:formula="of:=[result_0509_server.BW38] / [.$G38] * 100" office:value-type="float" office:value="18.63876019694" calcext:value-type="float">
            <text:p>18.6387601969</text:p>
          </table:table-cell>
          <table:table-cell table:formula="of:=[result_0509_server.BX38] / [.$G38] * 100" office:value-type="float" office:value="18.5332804046592" calcext:value-type="float">
            <text:p>18.5332804047</text:p>
          </table:table-cell>
          <table:table-cell table:formula="of:=[result_0509_server.BY38] / [.$G38] * 100" office:value-type="float" office:value="19.3847669711817" calcext:value-type="float">
            <text:p>19.3847669712</text:p>
          </table:table-cell>
          <table:table-cell table:formula="of:=[result_0509_server.BZ38] / [.$G38] * 100" office:value-type="float" office:value="19.2716436476199" calcext:value-type="float">
            <text:p>19.2716436476</text:p>
          </table:table-cell>
          <table:table-cell table:formula="of:=[result_0509_server.CA38] / [.$G38] * 100" office:value-type="float" office:value="19.1617068965527" calcext:value-type="float">
            <text:p>19.1617068966</text:p>
          </table:table-cell>
          <table:table-cell table:formula="of:=[result_0509_server.CB38] / [.$G38] * 100" office:value-type="float" office:value="19.0548239441263" calcext:value-type="float">
            <text:p>19.0548239441</text:p>
          </table:table-cell>
          <table:table-cell table:formula="of:=[result_0509_server.CC38] / [.$G38] * 100" office:value-type="float" office:value="18.9508692917664" calcext:value-type="float">
            <text:p>18.9508692918</text:p>
          </table:table-cell>
          <table:table-cell table:formula="of:=[result_0509_server.CD38] / [.$G38] * 100" office:value-type="float" office:value="18.8497242246054" calcext:value-type="float">
            <text:p>18.8497242246</text:p>
          </table:table-cell>
          <table:table-cell table:formula="of:=[result_0509_server.CE38] / [.$G38] * 100" office:value-type="float" office:value="18.7512763592353" calcext:value-type="float">
            <text:p>18.7512763592</text:p>
          </table:table-cell>
          <table:table-cell table:formula="of:=[result_0509_server.CF38] / [.$G38] * 100" office:value-type="float" office:value="18.6554192271645" calcext:value-type="float">
            <text:p>18.6554192272</text:p>
          </table:table-cell>
          <table:table-cell table:formula="of:=[result_0509_server.CG38] / [.$G38] * 100" office:value-type="float" office:value="18.5620518907319" calcext:value-type="float">
            <text:p>18.5620518907</text:p>
          </table:table-cell>
          <table:table-cell table:formula="of:=[result_0509_server.CH38] / [.$G38] * 100" office:value-type="float" office:value="18.4710785885667" calcext:value-type="float">
            <text:p>18.4710785886</text:p>
          </table:table-cell>
          <table:table-cell table:formula="of:=[result_0509_server.CI38] / [.$G38] * 100" office:value-type="float" office:value="18.3824084079754" calcext:value-type="float">
            <text:p>18.382408408</text:p>
          </table:table-cell>
          <table:table-cell table:formula="of:=[result_0509_server.CJ38] / [.$G38] * 100" office:value-type="float" office:value="18.2959549818989" calcext:value-type="float">
            <text:p>18.2959549819</text:p>
          </table:table-cell>
          <table:table-cell table:formula="of:=[result_0509_server.CK38] / [.$G38] * 100" office:value-type="float" office:value="18.211636208318" calcext:value-type="float">
            <text:p>18.2116362083</text:p>
          </table:table-cell>
          <table:table-cell table:formula="of:=[result_0509_server.CL38] / [.$G38] * 100" office:value-type="float" office:value="18.1293739901904" calcext:value-type="float">
            <text:p>18.1293739902</text:p>
          </table:table-cell>
          <table:table-cell table:formula="of:=[result_0509_server.CM38] / [.$G38] * 100" office:value-type="float" office:value="18.0490939941863" calcext:value-type="float">
            <text:p>18.0490939942</text:p>
          </table:table-cell>
          <table:table-cell table:formula="of:=[result_0509_server.CN38] / [.$G38] * 100" office:value-type="float" office:value="17.9707254266585" calcext:value-type="float">
            <text:p>17.9707254267</text:p>
          </table:table-cell>
          <table:table-cell table:formula="of:=[result_0509_server.CO38] / [.$G38] * 100" office:value-type="float" office:value="17.8942008254255" calcext:value-type="float">
            <text:p>17.8942008254</text:p>
          </table:table-cell>
          <table:table-cell table:formula="of:=[result_0509_server.CP38] / [.$G38] * 100" office:value-type="float" office:value="17.8194558660816" calcext:value-type="float">
            <text:p>17.8194558661</text:p>
          </table:table-cell>
          <table:table-cell table:formula="of:=[result_0509_server.CQ38] / [.$G38] * 100" office:value-type="float" office:value="17.7464291816652" calcext:value-type="float">
            <text:p>17.7464291817</text:p>
          </table:table-cell>
          <table:table-cell table:formula="of:=[result_0509_server.CR38] / [.$G38] * 100" office:value-type="float" office:value="17.6750621946218" calcext:value-type="float">
            <text:p>17.6750621946</text:p>
          </table:table-cell>
          <table:table-cell table:formula="of:=[result_0509_server.CS38] / [.$G38] * 100" office:value-type="float" office:value="17.6052989600963" calcext:value-type="float">
            <text:p>17.6052989601</text:p>
          </table:table-cell>
          <table:table-cell table:formula="of:=[result_0509_server.CT38] / [.$G38] * 100" office:value-type="float" office:value="17.5370860196714" calcext:value-type="float">
            <text:p>17.5370860197</text:p>
          </table:table-cell>
          <table:table-cell table:formula="of:=[result_0509_server.CU38] / [.$G38] * 100" office:value-type="float" office:value="17.4703722647503" calcext:value-type="float">
            <text:p>17.4703722648</text:p>
          </table:table-cell>
          <table:table-cell table:formula="of:=[result_0509_server.CV38] / [.$G38] * 100" office:value-type="float" office:value="17.4051088088492" calcext:value-type="float">
            <text:p>17.4051088088</text:p>
          </table:table-cell>
          <table:table-cell table:formula="of:=[result_0509_server.CW38] / [.$G38] * 100" office:value-type="float" office:value="17.3412488681288" calcext:value-type="float">
            <text:p>17.3412488681</text:p>
          </table:table-cell>
          <table:table-cell table:formula="of:=[result_0509_server.CX38] / [.$G38] * 100" office:value-type="float" office:value="17.2787476495514" calcext:value-type="float">
            <text:p>17.2787476496</text:p>
          </table:table-cell>
          <table:table-cell table:formula="of:=[result_0509_server.CY38] / [.$G38] * 100" office:value-type="float" office:value="17.2175622461019" calcext:value-type="float">
            <text:p>17.2175622461</text:p>
          </table:table-cell>
          <table:table-cell table:formula="of:=[result_0509_server.CZ38] / [.$G38] * 100" office:value-type="float" office:value="17.1576515385576" calcext:value-type="float">
            <text:p>17.1576515386</text:p>
          </table:table-cell>
          <table:table-cell table:formula="of:=[result_0509_server.DA38] / [.$G38] * 100" office:value-type="float" office:value="17.0989761033339" calcext:value-type="float">
            <text:p>17.0989761033</text:p>
          </table:table-cell>
          <table:table-cell table:formula="of:=[result_0509_server.DB38] / [.$G38] * 100" office:value-type="float" office:value="17.0414981259718" calcext:value-type="float">
            <text:p>17.041498126</text:p>
          </table:table-cell>
          <table:table-cell table:formula="of:=[result_0509_server.DC38] / [.$G38] * 100" office:value-type="float" office:value="16.9851813198696" calcext:value-type="float">
            <text:p>16.9851813199</text:p>
          </table:table-cell>
          <table:table-cell table:formula="of:=[result_0509_server.DD38] / [.$G38] * 100" office:value-type="float" office:value="16.9299908498894" calcext:value-type="float">
            <text:p>16.9299908499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5.58235093924413" calcext:value-type="float">
            <text:p>5.5823509392</text:p>
          </table:table-cell>
          <table:table-cell office:value-type="string" calcext:value-type="string">
            <text:p><text:s/>global min</text:p>
          </table:table-cell>
          <table:table-cell office:value-type="float" office:value="-17.3830806342563" calcext:value-type="float">
            <text:p>-17.3830806343</text:p>
          </table:table-cell>
          <table:table-cell office:value-type="string" calcext:value-type="string">
            <text:p><text:s/>range</text:p>
          </table:table-cell>
          <table:table-cell office:value-type="float" office:value="22.9654315735004" calcext:value-type="float">
            <text:p>22.9654315735</text:p>
          </table:table-cell>
          <table:table-cell office:value-type="string" calcext:value-type="string">
            <text:p><text:s/>regret</text:p>
          </table:table-cell>
          <table:table-cell table:formula="of:=[result_0509_server.I39] / [.$G39] * 100" office:value-type="float" office:value="23.2442136519391" calcext:value-type="float">
            <text:p>23.2442136519</text:p>
          </table:table-cell>
          <table:table-cell table:formula="of:=[result_0509_server.J39] / [.$G39] * 100" office:value-type="float" office:value="51.1297589695244" calcext:value-type="float">
            <text:p>51.1297589695</text:p>
          </table:table-cell>
          <table:table-cell table:formula="of:=[result_0509_server.K39] / [.$G39] * 100" office:value-type="float" office:value="56.9547871106563" calcext:value-type="float">
            <text:p>56.9547871107</text:p>
          </table:table-cell>
          <table:table-cell table:formula="of:=[result_0509_server.L39] / [.$G39] * 100" office:value-type="float" office:value="54.777412268902" calcext:value-type="float">
            <text:p>54.7774122689</text:p>
          </table:table-cell>
          <table:table-cell table:formula="of:=[result_0509_server.M39] / [.$G39] * 100" office:value-type="float" office:value="49.8571066878888" calcext:value-type="float">
            <text:p>49.8571066879</text:p>
          </table:table-cell>
          <table:table-cell table:formula="of:=[result_0509_server.N39] / [.$G39] * 100" office:value-type="float" office:value="44.4592318668682" calcext:value-type="float">
            <text:p>44.4592318669</text:p>
          </table:table-cell>
          <table:table-cell table:formula="of:=[result_0509_server.O39] / [.$G39] * 100" office:value-type="float" office:value="43.8628513923656" calcext:value-type="float">
            <text:p>43.8628513924</text:p>
          </table:table-cell>
          <table:table-cell table:formula="of:=[result_0509_server.P39] / [.$G39] * 100" office:value-type="float" office:value="49.7913342232467" calcext:value-type="float">
            <text:p>49.7913342232</text:p>
          </table:table-cell>
          <table:table-cell table:formula="of:=[result_0509_server.Q39] / [.$G39] * 100" office:value-type="float" office:value="52.0463554178297" calcext:value-type="float">
            <text:p>52.0463554178</text:p>
          </table:table-cell>
          <table:table-cell table:formula="of:=[result_0509_server.R39] / [.$G39] * 100" office:value-type="float" office:value="48.4131577519414" calcext:value-type="float">
            <text:p>48.4131577519</text:p>
          </table:table-cell>
          <table:table-cell table:formula="of:=[result_0509_server.S39] / [.$G39] * 100" office:value-type="float" office:value="46.6472374970768" calcext:value-type="float">
            <text:p>46.6472374971</text:p>
          </table:table-cell>
          <table:table-cell table:formula="of:=[result_0509_server.T39] / [.$G39] * 100" office:value-type="float" office:value="45.3187681180335" calcext:value-type="float">
            <text:p>45.318768118</text:p>
          </table:table-cell>
          <table:table-cell table:formula="of:=[result_0509_server.U39] / [.$G39] * 100" office:value-type="float" office:value="41.947303795366" calcext:value-type="float">
            <text:p>41.9473037954</text:p>
          </table:table-cell>
          <table:table-cell table:formula="of:=[result_0509_server.V39] / [.$G39] * 100" office:value-type="float" office:value="41.5597926554988" calcext:value-type="float">
            <text:p>41.5597926555</text:p>
          </table:table-cell>
          <table:table-cell table:formula="of:=[result_0509_server.W39] / [.$G39] * 100" office:value-type="float" office:value="40.8311677568589" calcext:value-type="float">
            <text:p>40.8311677569</text:p>
          </table:table-cell>
          <table:table-cell table:formula="of:=[result_0509_server.X39] / [.$G39] * 100" office:value-type="float" office:value="38.7918241951209" calcext:value-type="float">
            <text:p>38.7918241951</text:p>
          </table:table-cell>
          <table:table-cell table:formula="of:=[result_0509_server.Y39] / [.$G39] * 100" office:value-type="float" office:value="38.0987669455742" calcext:value-type="float">
            <text:p>38.0987669456</text:p>
          </table:table-cell>
          <table:table-cell table:formula="of:=[result_0509_server.Z39] / [.$G39] * 100" office:value-type="float" office:value="36.142727123943" calcext:value-type="float">
            <text:p>36.1427271239</text:p>
          </table:table-cell>
          <table:table-cell table:formula="of:=[result_0509_server.AA39] / [.$G39] * 100" office:value-type="float" office:value="34.4309630907663" calcext:value-type="float">
            <text:p>34.4309630908</text:p>
          </table:table-cell>
          <table:table-cell table:formula="of:=[result_0509_server.AB39] / [.$G39] * 100" office:value-type="float" office:value="32.8148744310796" calcext:value-type="float">
            <text:p>32.8148744311</text:p>
          </table:table-cell>
          <table:table-cell table:formula="of:=[result_0509_server.AC39] / [.$G39] * 100" office:value-type="float" office:value="31.3526989770774" calcext:value-type="float">
            <text:p>31.3526989771</text:p>
          </table:table-cell>
          <table:table-cell table:formula="of:=[result_0509_server.AD39] / [.$G39] * 100" office:value-type="float" office:value="31.0424354376283" calcext:value-type="float">
            <text:p>31.0424354376</text:p>
          </table:table-cell>
          <table:table-cell table:formula="of:=[result_0509_server.AE39] / [.$G39] * 100" office:value-type="float" office:value="29.7844682402111" calcext:value-type="float">
            <text:p>29.7844682402</text:p>
          </table:table-cell>
          <table:table-cell table:formula="of:=[result_0509_server.AF39] / [.$G39] * 100" office:value-type="float" office:value="28.6313316425787" calcext:value-type="float">
            <text:p>28.6313316426</text:p>
          </table:table-cell>
          <table:table-cell table:formula="of:=[result_0509_server.AG39] / [.$G39] * 100" office:value-type="float" office:value="27.5962225350823" calcext:value-type="float">
            <text:p>27.5962225351</text:p>
          </table:table-cell>
          <table:table-cell table:formula="of:=[result_0509_server.AH39] / [.$G39] * 100" office:value-type="float" office:value="26.6407372050857" calcext:value-type="float">
            <text:p>26.6407372051</text:p>
          </table:table-cell>
          <table:table-cell table:formula="of:=[result_0509_server.AI39] / [.$G39] * 100" office:value-type="float" office:value="25.7321613788614" calcext:value-type="float">
            <text:p>25.7321613789</text:p>
          </table:table-cell>
          <table:table-cell table:formula="of:=[result_0509_server.AJ39] / [.$G39] * 100" office:value-type="float" office:value="24.9114986137296" calcext:value-type="float">
            <text:p>24.9114986137</text:p>
          </table:table-cell>
          <table:table-cell table:formula="of:=[result_0509_server.AK39] / [.$G39] * 100" office:value-type="float" office:value="24.1252121062573" calcext:value-type="float">
            <text:p>24.1252121063</text:p>
          </table:table-cell>
          <table:table-cell table:formula="of:=[result_0509_server.AL39] / [.$G39] * 100" office:value-type="float" office:value="23.3913446992831" calcext:value-type="float">
            <text:p>23.3913446993</text:p>
          </table:table-cell>
          <table:table-cell table:formula="of:=[result_0509_server.AM39] / [.$G39] * 100" office:value-type="float" office:value="22.7256111268924" calcext:value-type="float">
            <text:p>22.7256111269</text:p>
          </table:table-cell>
          <table:table-cell table:formula="of:=[result_0509_server.AN39] / [.$G39] * 100" office:value-type="float" office:value="22.0813479634593" calcext:value-type="float">
            <text:p>22.0813479635</text:p>
          </table:table-cell>
          <table:table-cell table:formula="of:=[result_0509_server.AO39] / [.$G39] * 100" office:value-type="float" office:value="21.4761310523554" calcext:value-type="float">
            <text:p>21.4761310524</text:p>
          </table:table-cell>
          <table:table-cell table:formula="of:=[result_0509_server.AP39] / [.$G39] * 100" office:value-type="float" office:value="20.9065151360224" calcext:value-type="float">
            <text:p>20.906515136</text:p>
          </table:table-cell>
          <table:table-cell table:formula="of:=[result_0509_server.AQ39] / [.$G39] * 100" office:value-type="float" office:value="20.3878605308551" calcext:value-type="float">
            <text:p>20.3878605309</text:p>
          </table:table-cell>
          <table:table-cell table:formula="of:=[result_0509_server.AR39] / [.$G39] * 100" office:value-type="float" office:value="19.8801196799156" calcext:value-type="float">
            <text:p>19.8801196799</text:p>
          </table:table-cell>
          <table:table-cell table:formula="of:=[result_0509_server.AS39] / [.$G39] * 100" office:value-type="float" office:value="19.3998242803782" calcext:value-type="float">
            <text:p>19.3998242804</text:p>
          </table:table-cell>
          <table:table-cell table:formula="of:=[result_0509_server.AT39] / [.$G39] * 100" office:value-type="float" office:value="18.9448075860797" calcext:value-type="float">
            <text:p>18.9448075861</text:p>
          </table:table-cell>
          <table:table-cell table:formula="of:=[result_0509_server.AU39] / [.$G39] * 100" office:value-type="float" office:value="18.5131250812323" calcext:value-type="float">
            <text:p>18.5131250812</text:p>
          </table:table-cell>
          <table:table-cell table:formula="of:=[result_0509_server.AV39] / [.$G39] * 100" office:value-type="float" office:value="18.1030267016273" calcext:value-type="float">
            <text:p>18.1030267016</text:p>
          </table:table-cell>
          <table:table-cell table:formula="of:=[result_0509_server.AW39] / [.$G39] * 100" office:value-type="float" office:value="17.7286505370796" calcext:value-type="float">
            <text:p>17.7286505371</text:p>
          </table:table-cell>
          <table:table-cell table:formula="of:=[result_0509_server.AX39] / [.$G39] * 100" office:value-type="float" office:value="17.8187245964579" calcext:value-type="float">
            <text:p>17.8187245965</text:p>
          </table:table-cell>
          <table:table-cell table:formula="of:=[result_0509_server.AY39] / [.$G39] * 100" office:value-type="float" office:value="17.4683729536373" calcext:value-type="float">
            <text:p>17.4683729536</text:p>
          </table:table-cell>
          <table:table-cell table:formula="of:=[result_0509_server.AZ39] / [.$G39] * 100" office:value-type="float" office:value="17.1339463854903" calcext:value-type="float">
            <text:p>17.1339463855</text:p>
          </table:table-cell>
          <table:table-cell table:formula="of:=[result_0509_server.BA39] / [.$G39] * 100" office:value-type="float" office:value="16.814383220372" calcext:value-type="float">
            <text:p>16.8143832204</text:p>
          </table:table-cell>
          <table:table-cell table:formula="of:=[result_0509_server.BB39] / [.$G39] * 100" office:value-type="float" office:value="16.4947051046472" calcext:value-type="float">
            <text:p>16.4947051046</text:p>
          </table:table-cell>
          <table:table-cell table:formula="of:=[result_0509_server.BC39] / [.$G39] * 100" office:value-type="float" office:value="16.1886303129959" calcext:value-type="float">
            <text:p>16.188630313</text:p>
          </table:table-cell>
          <table:table-cell table:formula="of:=[result_0509_server.BD39] / [.$G39] * 100" office:value-type="float" office:value="15.8953086376633" calcext:value-type="float">
            <text:p>15.8953086377</text:p>
          </table:table-cell>
          <table:table-cell table:formula="of:=[result_0509_server.BE39] / [.$G39] * 100" office:value-type="float" office:value="15.6139592756096" calcext:value-type="float">
            <text:p>15.6139592756</text:p>
          </table:table-cell>
          <table:table-cell table:formula="of:=[result_0509_server.BF39] / [.$G39] * 100" office:value-type="float" office:value="15.3438638880381" calcext:value-type="float">
            <text:p>15.343863888</text:p>
          </table:table-cell>
          <table:table-cell table:formula="of:=[result_0509_server.BG39] / [.$G39] * 100" office:value-type="float" office:value="15.0843604764497" calcext:value-type="float">
            <text:p>15.0843604764</text:p>
          </table:table-cell>
          <table:table-cell table:formula="of:=[result_0509_server.BH39] / [.$G39] * 100" office:value-type="float" office:value="14.8348379653071" calcext:value-type="float">
            <text:p>14.8348379653</text:p>
          </table:table-cell>
          <table:table-cell table:formula="of:=[result_0509_server.BI39] / [.$G39] * 100" office:value-type="float" office:value="14.5947313979812" calcext:value-type="float">
            <text:p>14.594731398</text:p>
          </table:table-cell>
          <table:table-cell table:formula="of:=[result_0509_server.BJ39] / [.$G39] * 100" office:value-type="float" office:value="14.3635176664821" calcext:value-type="float">
            <text:p>14.3635176665</text:p>
          </table:table-cell>
          <table:table-cell table:formula="of:=[result_0509_server.BK39] / [.$G39] * 100" office:value-type="float" office:value="14.1407117070376" calcext:value-type="float">
            <text:p>14.140711707</text:p>
          </table:table-cell>
          <table:table-cell table:formula="of:=[result_0509_server.BL39] / [.$G39] * 100" office:value-type="float" office:value="13.9258631032875" calcext:value-type="float">
            <text:p>13.9258631033</text:p>
          </table:table-cell>
          <table:table-cell table:formula="of:=[result_0509_server.BM39] / [.$G39] * 100" office:value-type="float" office:value="13.7185530470374" calcext:value-type="float">
            <text:p>13.718553047</text:p>
          </table:table-cell>
          <table:table-cell table:formula="of:=[result_0509_server.BN39] / [.$G39] * 100" office:value-type="float" office:value="13.5183916134166" calcext:value-type="float">
            <text:p>13.5183916134</text:p>
          </table:table-cell>
          <table:table-cell table:formula="of:=[result_0509_server.BO39] / [.$G39] * 100" office:value-type="float" office:value="13.3250153131389" calcext:value-type="float">
            <text:p>13.3250153131</text:p>
          </table:table-cell>
          <table:table-cell table:formula="of:=[result_0509_server.BP39] / [.$G39] * 100" office:value-type="float" office:value="13.1380848895372" calcext:value-type="float">
            <text:p>13.1380848895</text:p>
          </table:table-cell>
          <table:table-cell table:formula="of:=[result_0509_server.BQ39] / [.$G39] * 100" office:value-type="float" office:value="12.957283332283" calcext:value-type="float">
            <text:p>12.9572833323</text:p>
          </table:table-cell>
          <table:table-cell table:formula="of:=[result_0509_server.BR39] / [.$G39] * 100" office:value-type="float" office:value="12.7823140833273" calcext:value-type="float">
            <text:p>12.7823140833</text:p>
          </table:table-cell>
          <table:table-cell table:formula="of:=[result_0509_server.BS39] / [.$G39] * 100" office:value-type="float" office:value="12.6128994137036" calcext:value-type="float">
            <text:p>12.6128994137</text:p>
          </table:table-cell>
          <table:table-cell table:formula="of:=[result_0509_server.BT39] / [.$G39] * 100" office:value-type="float" office:value="12.4487789525056" calcext:value-type="float">
            <text:p>12.4487789525</text:p>
          </table:table-cell>
          <table:table-cell table:formula="of:=[result_0509_server.BU39] / [.$G39] * 100" office:value-type="float" office:value="12.2897083516522" calcext:value-type="float">
            <text:p>12.2897083517</text:p>
          </table:table-cell>
          <table:table-cell table:formula="of:=[result_0509_server.BV39] / [.$G39] * 100" office:value-type="float" office:value="12.1354580720367" calcext:value-type="float">
            <text:p>12.135458072</text:p>
          </table:table-cell>
          <table:table-cell table:formula="of:=[result_0509_server.BW39] / [.$G39] * 100" office:value-type="float" office:value="11.98581227838" calcext:value-type="float">
            <text:p>11.9858122784</text:p>
          </table:table-cell>
          <table:table-cell table:formula="of:=[result_0509_server.BX39] / [.$G39] * 100" office:value-type="float" office:value="11.8405678315954" calcext:value-type="float">
            <text:p>11.8405678316</text:p>
          </table:table-cell>
          <table:table-cell table:formula="of:=[result_0509_server.BY39] / [.$G39] * 100" office:value-type="float" office:value="11.6995333687757" calcext:value-type="float">
            <text:p>11.6995333688</text:p>
          </table:table-cell>
          <table:table-cell table:formula="of:=[result_0509_server.BZ39] / [.$G39] * 100" office:value-type="float" office:value="11.5625284620365" calcext:value-type="float">
            <text:p>11.562528462</text:p>
          </table:table-cell>
          <table:table-cell table:formula="of:=[result_0509_server.CA39] / [.$G39] * 100" office:value-type="float" office:value="11.4293828484449" calcext:value-type="float">
            <text:p>11.4293828484</text:p>
          </table:table-cell>
          <table:table-cell table:formula="of:=[result_0509_server.CB39] / [.$G39] * 100" office:value-type="float" office:value="11.2999357241197" calcext:value-type="float">
            <text:p>11.2999357241</text:p>
          </table:table-cell>
          <table:table-cell table:formula="of:=[result_0509_server.CC39] / [.$G39] * 100" office:value-type="float" office:value="11.1740350963514" calcext:value-type="float">
            <text:p>11.1740350964</text:p>
          </table:table-cell>
          <table:table-cell table:formula="of:=[result_0509_server.CD39] / [.$G39] * 100" office:value-type="float" office:value="11.0515371882525" calcext:value-type="float">
            <text:p>11.0515371883</text:p>
          </table:table-cell>
          <table:table-cell table:formula="of:=[result_0509_server.CE39] / [.$G39] * 100" office:value-type="float" office:value="10.9323058910362" calcext:value-type="float">
            <text:p>10.932305891</text:p>
          </table:table-cell>
          <table:table-cell table:formula="of:=[result_0509_server.CF39] / [.$G39] * 100" office:value-type="float" office:value="10.8162122595362" calcext:value-type="float">
            <text:p>10.8162122595</text:p>
          </table:table-cell>
          <table:table-cell table:formula="of:=[result_0509_server.CG39] / [.$G39] * 100" office:value-type="float" office:value="10.7031340470361" calcext:value-type="float">
            <text:p>10.703134047</text:p>
          </table:table-cell>
          <table:table-cell table:formula="of:=[result_0509_server.CH39] / [.$G39] * 100" office:value-type="float" office:value="10.5929552758822" calcext:value-type="float">
            <text:p>10.5929552759</text:p>
          </table:table-cell>
          <table:table-cell table:formula="of:=[result_0509_server.CI39] / [.$G39] * 100" office:value-type="float" office:value="10.4855658407069" calcext:value-type="float">
            <text:p>10.4855658407</text:p>
          </table:table-cell>
          <table:table-cell table:formula="of:=[result_0509_server.CJ39] / [.$G39] * 100" office:value-type="float" office:value="10.380861141411" calcext:value-type="float">
            <text:p>10.3808611414</text:p>
          </table:table-cell>
          <table:table-cell table:formula="of:=[result_0509_server.CK39] / [.$G39] * 100" office:value-type="float" office:value="10.2787417433323" calcext:value-type="float">
            <text:p>10.2787417433</text:p>
          </table:table-cell>
          <table:table-cell table:formula="of:=[result_0509_server.CL39] / [.$G39] * 100" office:value-type="float" office:value="10.1791130622798" calcext:value-type="float">
            <text:p>10.1791130623</text:p>
          </table:table-cell>
          <table:table-cell table:formula="of:=[result_0509_server.CM39] / [.$G39] * 100" office:value-type="float" office:value="10.0818850723371" calcext:value-type="float">
            <text:p>10.0818850723</text:p>
          </table:table-cell>
          <table:table-cell table:formula="of:=[result_0509_server.CN39] / [.$G39] * 100" office:value-type="float" office:value="9.9869720345358" calcext:value-type="float">
            <text:p>9.9869720345</text:p>
          </table:table-cell>
          <table:table-cell table:formula="of:=[result_0509_server.CO39] / [.$G39] * 100" office:value-type="float" office:value="9.89429224468282" calcext:value-type="float">
            <text:p>9.8942922447</text:p>
          </table:table-cell>
          <table:table-cell table:formula="of:=[result_0509_server.CP39] / [.$G39] * 100" office:value-type="float" office:value="9.80376779877992" calcext:value-type="float">
            <text:p>9.8037677988</text:p>
          </table:table-cell>
          <table:table-cell table:formula="of:=[result_0509_server.CQ39] / [.$G39] * 100" office:value-type="float" office:value="9.71532437462191" calcext:value-type="float">
            <text:p>9.7153243746</text:p>
          </table:table-cell>
          <table:table-cell table:formula="of:=[result_0509_server.CR39] / [.$G39] * 100" office:value-type="float" office:value="9.62889102828565" calcext:value-type="float">
            <text:p>9.6288910283</text:p>
          </table:table-cell>
          <table:table-cell table:formula="of:=[result_0509_server.CS39] / [.$G39] * 100" office:value-type="float" office:value="9.54440000433899" calcext:value-type="float">
            <text:p>9.5444000043</text:p>
          </table:table-cell>
          <table:table-cell table:formula="of:=[result_0509_server.CT39] / [.$G39] * 100" office:value-type="float" office:value="9.46178655870228" calcext:value-type="float">
            <text:p>9.4617865587</text:p>
          </table:table-cell>
          <table:table-cell table:formula="of:=[result_0509_server.CU39] / [.$G39] * 100" office:value-type="float" office:value="9.38807026635577" calcext:value-type="float">
            <text:p>9.3880702664</text:p>
          </table:table-cell>
          <table:table-cell table:formula="of:=[result_0509_server.CV39] / [.$G39] * 100" office:value-type="float" office:value="9.30895200147179" calcext:value-type="float">
            <text:p>9.3089520015</text:p>
          </table:table-cell>
          <table:table-cell table:formula="of:=[result_0509_server.CW39] / [.$G39] * 100" office:value-type="float" office:value="9.23153520464989" calcext:value-type="float">
            <text:p>9.2315352046</text:p>
          </table:table-cell>
          <table:table-cell table:formula="of:=[result_0509_server.CX39] / [.$G39] * 100" office:value-type="float" office:value="9.15576557371777" calcext:value-type="float">
            <text:p>9.1557655737</text:p>
          </table:table-cell>
          <table:table-cell table:formula="of:=[result_0509_server.CY39] / [.$G39] * 100" office:value-type="float" office:value="9.08159109291055" calcext:value-type="float">
            <text:p>9.0815910929</text:p>
          </table:table-cell>
          <table:table-cell table:formula="of:=[result_0509_server.CZ39] / [.$G39] * 100" office:value-type="float" office:value="9.00896191378685" calcext:value-type="float">
            <text:p>9.0089619138</text:p>
          </table:table-cell>
          <table:table-cell table:formula="of:=[result_0509_server.DA39] / [.$G39] * 100" office:value-type="float" office:value="8.93783024351103" calcext:value-type="float">
            <text:p>8.9378302435</text:p>
          </table:table-cell>
          <table:table-cell table:formula="of:=[result_0509_server.DB39] / [.$G39] * 100" office:value-type="float" office:value="8.86815023997552" calcext:value-type="float">
            <text:p>8.86815024</text:p>
          </table:table-cell>
          <table:table-cell table:formula="of:=[result_0509_server.DC39] / [.$G39] * 100" office:value-type="float" office:value="8.79987791327912" calcext:value-type="float">
            <text:p>8.7998779133</text:p>
          </table:table-cell>
          <table:table-cell table:formula="of:=[result_0509_server.DD39] / [.$G39] * 100" office:value-type="float" office:value="8.73297103311667" calcext:value-type="float">
            <text:p>8.7329710331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10.8772880299497" calcext:value-type="float">
            <text:p>10.8772880299</text:p>
          </table:table-cell>
          <table:table-cell office:value-type="string" calcext:value-type="string">
            <text:p><text:s/>global min</text:p>
          </table:table-cell>
          <table:table-cell office:value-type="float" office:value="-13.4422147755853" calcext:value-type="float">
            <text:p>-13.4422147756</text:p>
          </table:table-cell>
          <table:table-cell office:value-type="string" calcext:value-type="string">
            <text:p><text:s/>range</text:p>
          </table:table-cell>
          <table:table-cell office:value-type="float" office:value="24.319502805535" calcext:value-type="float">
            <text:p>24.3195028055</text:p>
          </table:table-cell>
          <table:table-cell office:value-type="string" calcext:value-type="string">
            <text:p><text:s/>regret</text:p>
          </table:table-cell>
          <table:table-cell table:formula="of:=[result_0509_server.I40] / [.$G40] * 100" office:value-type="float" office:value="46.7747293971981" calcext:value-type="float">
            <text:p>46.7747293972</text:p>
          </table:table-cell>
          <table:table-cell table:formula="of:=[result_0509_server.J40] / [.$G40] * 100" office:value-type="float" office:value="73.3552286641468" calcext:value-type="float">
            <text:p>73.3552286641</text:p>
          </table:table-cell>
          <table:table-cell table:formula="of:=[result_0509_server.K40] / [.$G40] * 100" office:value-type="float" office:value="51.8270869809262" calcext:value-type="float">
            <text:p>51.8270869809</text:p>
          </table:table-cell>
          <table:table-cell table:formula="of:=[result_0509_server.L40] / [.$G40] * 100" office:value-type="float" office:value="53.6996047165377" calcext:value-type="float">
            <text:p>53.6996047165</text:p>
          </table:table-cell>
          <table:table-cell table:formula="of:=[result_0509_server.M40] / [.$G40] * 100" office:value-type="float" office:value="48.3708450426226" calcext:value-type="float">
            <text:p>48.3708450426</text:p>
          </table:table-cell>
          <table:table-cell table:formula="of:=[result_0509_server.N40] / [.$G40] * 100" office:value-type="float" office:value="46.0405528461259" calcext:value-type="float">
            <text:p>46.0405528461</text:p>
          </table:table-cell>
          <table:table-cell table:formula="of:=[result_0509_server.O40] / [.$G40] * 100" office:value-type="float" office:value="46.8955115381472" calcext:value-type="float">
            <text:p>46.8955115381</text:p>
          </table:table-cell>
          <table:table-cell table:formula="of:=[result_0509_server.P40] / [.$G40] * 100" office:value-type="float" office:value="46.3948112366941" calcext:value-type="float">
            <text:p>46.3948112367</text:p>
          </table:table-cell>
          <table:table-cell table:formula="of:=[result_0509_server.Q40] / [.$G40] * 100" office:value-type="float" office:value="44.901342369439" calcext:value-type="float">
            <text:p>44.9013423694</text:p>
          </table:table-cell>
          <table:table-cell table:formula="of:=[result_0509_server.R40] / [.$G40] * 100" office:value-type="float" office:value="40.5695132004261" calcext:value-type="float">
            <text:p>40.5695132004</text:p>
          </table:table-cell>
          <table:table-cell table:formula="of:=[result_0509_server.S40] / [.$G40] * 100" office:value-type="float" office:value="41.2549662251875" calcext:value-type="float">
            <text:p>41.2549662252</text:p>
          </table:table-cell>
          <table:table-cell table:formula="of:=[result_0509_server.T40] / [.$G40] * 100" office:value-type="float" office:value="38.0881258209425" calcext:value-type="float">
            <text:p>38.0881258209</text:p>
          </table:table-cell>
          <table:table-cell table:formula="of:=[result_0509_server.U40] / [.$G40] * 100" office:value-type="float" office:value="35.3856838620874" calcext:value-type="float">
            <text:p>35.3856838621</text:p>
          </table:table-cell>
          <table:table-cell table:formula="of:=[result_0509_server.V40] / [.$G40] * 100" office:value-type="float" office:value="33.0693050402116" calcext:value-type="float">
            <text:p>33.0693050402</text:p>
          </table:table-cell>
          <table:table-cell table:formula="of:=[result_0509_server.W40] / [.$G40] * 100" office:value-type="float" office:value="31.0617767279192" calcext:value-type="float">
            <text:p>31.0617767279</text:p>
          </table:table-cell>
          <table:table-cell table:formula="of:=[result_0509_server.X40] / [.$G40] * 100" office:value-type="float" office:value="29.2938434298448" calcext:value-type="float">
            <text:p>29.2938434298</text:p>
          </table:table-cell>
          <table:table-cell table:formula="of:=[result_0509_server.Y40] / [.$G40] * 100" office:value-type="float" office:value="27.733902284485" calcext:value-type="float">
            <text:p>27.7339022845</text:p>
          </table:table-cell>
          <table:table-cell table:formula="of:=[result_0509_server.Z40] / [.$G40] * 100" office:value-type="float" office:value="26.3573732884484" calcext:value-type="float">
            <text:p>26.3573732884</text:p>
          </table:table-cell>
          <table:table-cell table:formula="of:=[result_0509_server.AA40] / [.$G40] * 100" office:value-type="float" office:value="25.1161875342526" calcext:value-type="float">
            <text:p>25.1161875343</text:p>
          </table:table-cell>
          <table:table-cell table:formula="of:=[result_0509_server.AB40] / [.$G40] * 100" office:value-type="float" office:value="23.9991203554764" calcext:value-type="float">
            <text:p>23.9991203555</text:p>
          </table:table-cell>
          <table:table-cell table:formula="of:=[result_0509_server.AC40] / [.$G40] * 100" office:value-type="float" office:value="23.6806372185998" calcext:value-type="float">
            <text:p>23.6806372186</text:p>
          </table:table-cell>
          <table:table-cell table:formula="of:=[result_0509_server.AD40] / [.$G40] * 100" office:value-type="float" office:value="24.7002977546394" calcext:value-type="float">
            <text:p>24.7002977546</text:p>
          </table:table-cell>
          <table:table-cell table:formula="of:=[result_0509_server.AE40] / [.$G40] * 100" office:value-type="float" office:value="25.0554373128075" calcext:value-type="float">
            <text:p>25.0554373128</text:p>
          </table:table-cell>
          <table:table-cell table:formula="of:=[result_0509_server.AF40] / [.$G40] * 100" office:value-type="float" office:value="24.7073472033137" calcext:value-type="float">
            <text:p>24.7073472033</text:p>
          </table:table-cell>
          <table:table-cell table:formula="of:=[result_0509_server.AG40] / [.$G40] * 100" office:value-type="float" office:value="23.8373085294142" calcext:value-type="float">
            <text:p>23.8373085294</text:p>
          </table:table-cell>
          <table:table-cell table:formula="of:=[result_0509_server.AH40] / [.$G40] * 100" office:value-type="float" office:value="23.027213738234" calcext:value-type="float">
            <text:p>23.0272137382</text:p>
          </table:table-cell>
          <table:table-cell table:formula="of:=[result_0509_server.AI40] / [.$G40] * 100" office:value-type="float" office:value="22.2771259686226" calcext:value-type="float">
            <text:p>22.2771259686</text:p>
          </table:table-cell>
          <table:table-cell table:formula="of:=[result_0509_server.AJ40] / [.$G40] * 100" office:value-type="float" office:value="21.5806158968407" calcext:value-type="float">
            <text:p>21.5806158968</text:p>
          </table:table-cell>
          <table:table-cell table:formula="of:=[result_0509_server.AK40] / [.$G40] * 100" office:value-type="float" office:value="20.938400878185" calcext:value-type="float">
            <text:p>20.9384008782</text:p>
          </table:table-cell>
          <table:table-cell table:formula="of:=[result_0509_server.AL40] / [.$G40] * 100" office:value-type="float" office:value="20.3329489808698" calcext:value-type="float">
            <text:p>20.3329489809</text:p>
          </table:table-cell>
          <table:table-cell table:formula="of:=[result_0509_server.AM40] / [.$G40] * 100" office:value-type="float" office:value="19.7665584962846" calcext:value-type="float">
            <text:p>19.7665584963</text:p>
          </table:table-cell>
          <table:table-cell table:formula="of:=[result_0509_server.AN40] / [.$G40] * 100" office:value-type="float" office:value="19.2412404293953" calcext:value-type="float">
            <text:p>19.2412404294</text:p>
          </table:table-cell>
          <table:table-cell table:formula="of:=[result_0509_server.AO40] / [.$G40] * 100" office:value-type="float" office:value="18.7422587181629" calcext:value-type="float">
            <text:p>18.7422587182</text:p>
          </table:table-cell>
          <table:table-cell table:formula="of:=[result_0509_server.AP40] / [.$G40] * 100" office:value-type="float" office:value="18.2726288722972" calcext:value-type="float">
            <text:p>18.2726288723</text:p>
          </table:table-cell>
          <table:table-cell table:formula="of:=[result_0509_server.AQ40] / [.$G40] * 100" office:value-type="float" office:value="17.8350217718266" calcext:value-type="float">
            <text:p>17.8350217718</text:p>
          </table:table-cell>
          <table:table-cell table:formula="of:=[result_0509_server.AR40] / [.$G40] * 100" office:value-type="float" office:value="17.4166834992406" calcext:value-type="float">
            <text:p>17.4166834992</text:p>
          </table:table-cell>
          <table:table-cell table:formula="of:=[result_0509_server.AS40] / [.$G40] * 100" office:value-type="float" office:value="17.0209581062538" calcext:value-type="float">
            <text:p>17.0209581063</text:p>
          </table:table-cell>
          <table:table-cell table:formula="of:=[result_0509_server.AT40] / [.$G40] * 100" office:value-type="float" office:value="16.6460603655294" calcext:value-type="float">
            <text:p>16.6460603655</text:p>
          </table:table-cell>
          <table:table-cell table:formula="of:=[result_0509_server.AU40] / [.$G40] * 100" office:value-type="float" office:value="16.2950429293832" calcext:value-type="float">
            <text:p>16.2950429294</text:p>
          </table:table-cell>
          <table:table-cell table:formula="of:=[result_0509_server.AV40] / [.$G40] * 100" office:value-type="float" office:value="15.9570379551168" calcext:value-type="float">
            <text:p>15.9570379551</text:p>
          </table:table-cell>
          <table:table-cell table:formula="of:=[result_0509_server.AW40] / [.$G40] * 100" office:value-type="float" office:value="15.6355210283756" calcext:value-type="float">
            <text:p>15.6355210284</text:p>
          </table:table-cell>
          <table:table-cell table:formula="of:=[result_0509_server.AX40] / [.$G40] * 100" office:value-type="float" office:value="15.3336367266482" calcext:value-type="float">
            <text:p>15.3336367266</text:p>
          </table:table-cell>
          <table:table-cell table:formula="of:=[result_0509_server.AY40] / [.$G40] * 100" office:value-type="float" office:value="15.0415717785571" calcext:value-type="float">
            <text:p>15.0415717786</text:p>
          </table:table-cell>
          <table:table-cell table:formula="of:=[result_0509_server.AZ40] / [.$G40] * 100" office:value-type="float" office:value="14.7627825099246" calcext:value-type="float">
            <text:p>14.7627825099</text:p>
          </table:table-cell>
          <table:table-cell table:formula="of:=[result_0509_server.BA40] / [.$G40] * 100" office:value-type="float" office:value="14.4963838754536" calcext:value-type="float">
            <text:p>14.4963838755</text:p>
          </table:table-cell>
          <table:table-cell table:formula="of:=[result_0509_server.BB40] / [.$G40] * 100" office:value-type="float" office:value="14.2455142337225" calcext:value-type="float">
            <text:p>14.2455142337</text:p>
          </table:table-cell>
          <table:table-cell table:formula="of:=[result_0509_server.BC40] / [.$G40] * 100" office:value-type="float" office:value="14.001457419361" calcext:value-type="float">
            <text:p>14.0014574194</text:p>
          </table:table-cell>
          <table:table-cell table:formula="of:=[result_0509_server.BD40] / [.$G40] * 100" office:value-type="float" office:value="13.7675696389311" calcext:value-type="float">
            <text:p>13.7675696389</text:p>
          </table:table-cell>
          <table:table-cell table:formula="of:=[result_0509_server.BE40] / [.$G40] * 100" office:value-type="float" office:value="13.5432282985188" calcext:value-type="float">
            <text:p>13.5432282985</text:p>
          </table:table-cell>
          <table:table-cell table:formula="of:=[result_0509_server.BF40] / [.$G40] * 100" office:value-type="float" office:value="13.331491339665" calcext:value-type="float">
            <text:p>13.3314913397</text:p>
          </table:table-cell>
          <table:table-cell table:formula="of:=[result_0509_server.BG40] / [.$G40] * 100" office:value-type="float" office:value="13.1244982537643" calcext:value-type="float">
            <text:p>13.1244982538</text:p>
          </table:table-cell>
          <table:table-cell table:formula="of:=[result_0509_server.BH40] / [.$G40] * 100" office:value-type="float" office:value="12.9254664403982" calcext:value-type="float">
            <text:p>12.9254664404</text:p>
          </table:table-cell>
          <table:table-cell table:formula="of:=[result_0509_server.BI40] / [.$G40] * 100" office:value-type="float" office:value="12.7339452614988" calcext:value-type="float">
            <text:p>12.7339452615</text:p>
          </table:table-cell>
          <table:table-cell table:formula="of:=[result_0509_server.BJ40] / [.$G40] * 100" office:value-type="float" office:value="12.552879244727" calcext:value-type="float">
            <text:p>12.5528792447</text:p>
          </table:table-cell>
          <table:table-cell table:formula="of:=[result_0509_server.BK40] / [.$G40] * 100" office:value-type="float" office:value="12.3750967849816" calcext:value-type="float">
            <text:p>12.375096785</text:p>
          </table:table-cell>
          <table:table-cell table:formula="of:=[result_0509_server.BL40] / [.$G40] * 100" office:value-type="float" office:value="12.2036636987985" calcext:value-type="float">
            <text:p>12.2036636988</text:p>
          </table:table-cell>
          <table:table-cell table:formula="of:=[result_0509_server.BM40] / [.$G40] * 100" office:value-type="float" office:value="12.0382458086219" calcext:value-type="float">
            <text:p>12.0382458086</text:p>
          </table:table-cell>
          <table:table-cell table:formula="of:=[result_0509_server.BN40] / [.$G40] * 100" office:value-type="float" office:value="11.8816619215047" calcext:value-type="float">
            <text:p>11.8816619215</text:p>
          </table:table-cell>
          <table:table-cell table:formula="of:=[result_0509_server.BO40] / [.$G40] * 100" office:value-type="float" office:value="11.727309074678" calcext:value-type="float">
            <text:p>11.7273090747</text:p>
          </table:table-cell>
          <table:table-cell table:formula="of:=[result_0509_server.BP40] / [.$G40] * 100" office:value-type="float" office:value="11.5781013227455" calcext:value-type="float">
            <text:p>11.5781013227</text:p>
          </table:table-cell>
          <table:table-cell table:formula="of:=[result_0509_server.BQ40] / [.$G40] * 100" office:value-type="float" office:value="11.4337856282534" calcext:value-type="float">
            <text:p>11.4337856283</text:p>
          </table:table-cell>
          <table:table-cell table:formula="of:=[result_0509_server.BR40] / [.$G40] * 100" office:value-type="float" office:value="11.2941252787449" calcext:value-type="float">
            <text:p>11.2941252787</text:p>
          </table:table-cell>
          <table:table-cell table:formula="of:=[result_0509_server.BS40] / [.$G40] * 100" office:value-type="float" office:value="11.1617801212383" calcext:value-type="float">
            <text:p>11.1617801212</text:p>
          </table:table-cell>
          <table:table-cell table:formula="of:=[result_0509_server.BT40] / [.$G40] * 100" office:value-type="float" office:value="11.0307342436991" calcext:value-type="float">
            <text:p>11.0307342437</text:p>
          </table:table-cell>
          <table:table-cell table:formula="of:=[result_0509_server.BU40] / [.$G40] * 100" office:value-type="float" office:value="10.9037205470072" calcext:value-type="float">
            <text:p>10.903720547</text:p>
          </table:table-cell>
          <table:table-cell table:formula="of:=[result_0509_server.BV40] / [.$G40] * 100" office:value-type="float" office:value="10.7805557502151" calcext:value-type="float">
            <text:p>10.7805557502</text:p>
          </table:table-cell>
          <table:table-cell table:formula="of:=[result_0509_server.BW40] / [.$G40] * 100" office:value-type="float" office:value="10.6637770129854" calcext:value-type="float">
            <text:p>10.663777013</text:p>
          </table:table-cell>
          <table:table-cell table:formula="of:=[result_0509_server.BX40] / [.$G40] * 100" office:value-type="float" office:value="10.5477632915993" calcext:value-type="float">
            <text:p>10.5477632916</text:p>
          </table:table-cell>
          <table:table-cell table:formula="of:=[result_0509_server.BY40] / [.$G40] * 100" office:value-type="float" office:value="10.4351122867751" calcext:value-type="float">
            <text:p>10.4351122868</text:p>
          </table:table-cell>
          <table:table-cell table:formula="of:=[result_0509_server.BZ40] / [.$G40] * 100" office:value-type="float" office:value="10.3256798820887" calcext:value-type="float">
            <text:p>10.3256798821</text:p>
          </table:table-cell>
          <table:table-cell table:formula="of:=[result_0509_server.CA40] / [.$G40] * 100" office:value-type="float" office:value="10.2193300803512" calcext:value-type="float">
            <text:p>10.2193300804</text:p>
          </table:table-cell>
          <table:table-cell table:formula="of:=[result_0509_server.CB40] / [.$G40] * 100" office:value-type="float" office:value="10.1184557786217" calcext:value-type="float">
            <text:p>10.1184557786</text:p>
          </table:table-cell>
          <table:table-cell table:formula="of:=[result_0509_server.CC40] / [.$G40] * 100" office:value-type="float" office:value="10.0178583564314" calcext:value-type="float">
            <text:p>10.0178583564</text:p>
          </table:table-cell>
          <table:table-cell table:formula="of:=[result_0509_server.CD40] / [.$G40] * 100" office:value-type="float" office:value="9.91997978348944" calcext:value-type="float">
            <text:p>9.9199797835</text:p>
          </table:table-cell>
          <table:table-cell table:formula="of:=[result_0509_server.CE40] / [.$G40] * 100" office:value-type="float" office:value="9.82471130582597" calcext:value-type="float">
            <text:p>9.8247113058</text:p>
          </table:table-cell>
          <table:table-cell table:formula="of:=[result_0509_server.CF40] / [.$G40] * 100" office:value-type="float" office:value="9.73194989336417" calcext:value-type="float">
            <text:p>9.7319498934</text:p>
          </table:table-cell>
          <table:table-cell table:formula="of:=[result_0509_server.CG40] / [.$G40] * 100" office:value-type="float" office:value="9.64395548378574" calcext:value-type="float">
            <text:p>9.6439554838</text:p>
          </table:table-cell>
          <table:table-cell table:formula="of:=[result_0509_server.CH40] / [.$G40] * 100" office:value-type="float" office:value="9.5558899514132" calcext:value-type="float">
            <text:p>9.5558899514</text:p>
          </table:table-cell>
          <table:table-cell table:formula="of:=[result_0509_server.CI40] / [.$G40] * 100" office:value-type="float" office:value="9.47005392618937" calcext:value-type="float">
            <text:p>9.4700539262</text:p>
          </table:table-cell>
          <table:table-cell table:formula="of:=[result_0509_server.CJ40] / [.$G40] * 100" office:value-type="float" office:value="9.38636380159608" calcext:value-type="float">
            <text:p>9.3863638016</text:p>
          </table:table-cell>
          <table:table-cell table:formula="of:=[result_0509_server.CK40] / [.$G40] * 100" office:value-type="float" office:value="9.30474009983228" calcext:value-type="float">
            <text:p>9.3047400998</text:p>
          </table:table-cell>
          <table:table-cell table:formula="of:=[result_0509_server.CL40] / [.$G40] * 100" office:value-type="float" office:value="9.22732107856394" calcext:value-type="float">
            <text:p>9.2273210786</text:p>
          </table:table-cell>
          <table:table-cell table:formula="of:=[result_0509_server.CM40] / [.$G40] * 100" office:value-type="float" office:value="9.14958039037312" calcext:value-type="float">
            <text:p>9.1495803904</text:p>
          </table:table-cell>
          <table:table-cell table:formula="of:=[result_0509_server.CN40] / [.$G40] * 100" office:value-type="float" office:value="9.0736906709488" calcext:value-type="float">
            <text:p>9.0736906709</text:p>
          </table:table-cell>
          <table:table-cell table:formula="of:=[result_0509_server.CO40] / [.$G40] * 100" office:value-type="float" office:value="8.99958659198149" calcext:value-type="float">
            <text:p>8.999586592</text:p>
          </table:table-cell>
          <table:table-cell table:formula="of:=[result_0509_server.CP40] / [.$G40] * 100" office:value-type="float" office:value="8.92720586368784" calcext:value-type="float">
            <text:p>8.9272058637</text:p>
          </table:table-cell>
          <table:table-cell table:formula="of:=[result_0509_server.CQ40] / [.$G40] * 100" office:value-type="float" office:value="8.85857568543658" calcext:value-type="float">
            <text:p>8.8585756854</text:p>
          </table:table-cell>
          <table:table-cell table:formula="of:=[result_0509_server.CR40] / [.$G40] * 100" office:value-type="float" office:value="8.78944237036032" calcext:value-type="float">
            <text:p>8.7894423704</text:p>
          </table:table-cell>
          <table:table-cell table:formula="of:=[result_0509_server.CS40] / [.$G40] * 100" office:value-type="float" office:value="8.72186261292626" calcext:value-type="float">
            <text:p>8.7218626129</text:p>
          </table:table-cell>
          <table:table-cell table:formula="of:=[result_0509_server.CT40] / [.$G40] * 100" office:value-type="float" office:value="8.65578462787962" calcext:value-type="float">
            <text:p>8.6557846279</text:p>
          </table:table-cell>
          <table:table-cell table:formula="of:=[result_0509_server.CU40] / [.$G40] * 100" office:value-type="float" office:value="8.59115890624059" calcext:value-type="float">
            <text:p>8.5911589062</text:p>
          </table:table-cell>
          <table:table-cell table:formula="of:=[result_0509_server.CV40] / [.$G40] * 100" office:value-type="float" office:value="8.52793809159375" calcext:value-type="float">
            <text:p>8.5279380916</text:p>
          </table:table-cell>
          <table:table-cell table:formula="of:=[result_0509_server.CW40] / [.$G40] * 100" office:value-type="float" office:value="8.46802886862849" calcext:value-type="float">
            <text:p>8.4680288686</text:p>
          </table:table-cell>
          <table:table-cell table:formula="of:=[result_0509_server.CX40] / [.$G40] * 100" office:value-type="float" office:value="8.40746307171468" calcext:value-type="float">
            <text:p>8.4074630717</text:p>
          </table:table-cell>
          <table:table-cell table:formula="of:=[result_0509_server.CY40] / [.$G40] * 100" office:value-type="float" office:value="8.34817234420956" calcext:value-type="float">
            <text:p>8.3481723442</text:p>
          </table:table-cell>
          <table:table-cell table:formula="of:=[result_0509_server.CZ40] / [.$G40] * 100" office:value-type="float" office:value="8.29011684019413" calcext:value-type="float">
            <text:p>8.2901168402</text:p>
          </table:table-cell>
          <table:table-cell table:formula="of:=[result_0509_server.DA40] / [.$G40] * 100" office:value-type="float" office:value="8.23325835688002" calcext:value-type="float">
            <text:p>8.2332583569</text:p>
          </table:table-cell>
          <table:table-cell table:formula="of:=[result_0509_server.DB40] / [.$G40] * 100" office:value-type="float" office:value="8.17756025077643" calcext:value-type="float">
            <text:p>8.1775602508</text:p>
          </table:table-cell>
          <table:table-cell table:formula="of:=[result_0509_server.DC40] / [.$G40] * 100" office:value-type="float" office:value="8.12482105991834" calcext:value-type="float">
            <text:p>8.1248210599</text:p>
          </table:table-cell>
          <table:table-cell table:formula="of:=[result_0509_server.DD40] / [.$G40] * 100" office:value-type="float" office:value="8.07132128890646" calcext:value-type="float">
            <text:p>8.0713212889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5.89151786180074" calcext:value-type="float">
            <text:p>5.8915178618</text:p>
          </table:table-cell>
          <table:table-cell office:value-type="string" calcext:value-type="string">
            <text:p><text:s/>global min</text:p>
          </table:table-cell>
          <table:table-cell office:value-type="float" office:value="-12.429723864423" calcext:value-type="float">
            <text:p>-12.4297238644</text:p>
          </table:table-cell>
          <table:table-cell office:value-type="string" calcext:value-type="string">
            <text:p><text:s/>range</text:p>
          </table:table-cell>
          <table:table-cell office:value-type="float" office:value="18.3212417262238" calcext:value-type="float">
            <text:p>18.3212417262</text:p>
          </table:table-cell>
          <table:table-cell office:value-type="string" calcext:value-type="string">
            <text:p><text:s/>regret</text:p>
          </table:table-cell>
          <table:table-cell table:formula="of:=[result_0509_server.I41] / [.$G41] * 100" office:value-type="float" office:value="33.8493436658892" calcext:value-type="float">
            <text:p>33.8493436659</text:p>
          </table:table-cell>
          <table:table-cell table:formula="of:=[result_0509_server.J41] / [.$G41] * 100" office:value-type="float" office:value="47.6400164975998" calcext:value-type="float">
            <text:p>47.6400164976</text:p>
          </table:table-cell>
          <table:table-cell table:formula="of:=[result_0509_server.K41] / [.$G41] * 100" office:value-type="float" office:value="58.5528079047559" calcext:value-type="float">
            <text:p>58.5528079048</text:p>
          </table:table-cell>
          <table:table-cell table:formula="of:=[result_0509_server.L41] / [.$G41] * 100" office:value-type="float" office:value="51.465686366502" calcext:value-type="float">
            <text:p>51.4656863665</text:p>
          </table:table-cell>
          <table:table-cell table:formula="of:=[result_0509_server.M41] / [.$G41] * 100" office:value-type="float" office:value="50.1614192731233" calcext:value-type="float">
            <text:p>50.1614192731</text:p>
          </table:table-cell>
          <table:table-cell table:formula="of:=[result_0509_server.N41] / [.$G41] * 100" office:value-type="float" office:value="47.8443728199596" calcext:value-type="float">
            <text:p>47.84437282</text:p>
          </table:table-cell>
          <table:table-cell table:formula="of:=[result_0509_server.O41] / [.$G41] * 100" office:value-type="float" office:value="47.8683449713895" calcext:value-type="float">
            <text:p>47.8683449714</text:p>
          </table:table-cell>
          <table:table-cell table:formula="of:=[result_0509_server.P41] / [.$G41] * 100" office:value-type="float" office:value="46.5164009759666" calcext:value-type="float">
            <text:p>46.516400976</text:p>
          </table:table-cell>
          <table:table-cell table:formula="of:=[result_0509_server.Q41] / [.$G41] * 100" office:value-type="float" office:value="47.6728317866542" calcext:value-type="float">
            <text:p>47.6728317867</text:p>
          </table:table-cell>
          <table:table-cell table:formula="of:=[result_0509_server.R41] / [.$G41] * 100" office:value-type="float" office:value="49.7375388206944" calcext:value-type="float">
            <text:p>49.7375388207</text:p>
          </table:table-cell>
          <table:table-cell table:formula="of:=[result_0509_server.S41] / [.$G41] * 100" office:value-type="float" office:value="49.0784250143688" calcext:value-type="float">
            <text:p>49.0784250144</text:p>
          </table:table-cell>
          <table:table-cell table:formula="of:=[result_0509_server.T41] / [.$G41] * 100" office:value-type="float" office:value="45.4819140122732" calcext:value-type="float">
            <text:p>45.4819140123</text:p>
          </table:table-cell>
          <table:table-cell table:formula="of:=[result_0509_server.U41] / [.$G41] * 100" office:value-type="float" office:value="46.4811724877941" calcext:value-type="float">
            <text:p>46.4811724878</text:p>
          </table:table-cell>
          <table:table-cell table:formula="of:=[result_0509_server.V41] / [.$G41] * 100" office:value-type="float" office:value="46.5208516408809" calcext:value-type="float">
            <text:p>46.5208516409</text:p>
          </table:table-cell>
          <table:table-cell table:formula="of:=[result_0509_server.W41] / [.$G41] * 100" office:value-type="float" office:value="43.9859929433997" calcext:value-type="float">
            <text:p>43.9859929434</text:p>
          </table:table-cell>
          <table:table-cell table:formula="of:=[result_0509_server.X41] / [.$G41] * 100" office:value-type="float" office:value="43.9574635317906" calcext:value-type="float">
            <text:p>43.9574635318</text:p>
          </table:table-cell>
          <table:table-cell table:formula="of:=[result_0509_server.Y41] / [.$G41] * 100" office:value-type="float" office:value="42.0757264509923" calcext:value-type="float">
            <text:p>42.075726451</text:p>
          </table:table-cell>
          <table:table-cell table:formula="of:=[result_0509_server.Z41] / [.$G41] * 100" office:value-type="float" office:value="41.7896887354264" calcext:value-type="float">
            <text:p>41.7896887354</text:p>
          </table:table-cell>
          <table:table-cell table:formula="of:=[result_0509_server.AA41] / [.$G41] * 100" office:value-type="float" office:value="39.895844193815" calcext:value-type="float">
            <text:p>39.8958441938</text:p>
          </table:table-cell>
          <table:table-cell table:formula="of:=[result_0509_server.AB41] / [.$G41] * 100" office:value-type="float" office:value="38.4307338980473" calcext:value-type="float">
            <text:p>38.430733898</text:p>
          </table:table-cell>
          <table:table-cell table:formula="of:=[result_0509_server.AC41] / [.$G41] * 100" office:value-type="float" office:value="37.0232255181775" calcext:value-type="float">
            <text:p>37.0232255182</text:p>
          </table:table-cell>
          <table:table-cell table:formula="of:=[result_0509_server.AD41] / [.$G41] * 100" office:value-type="float" office:value="35.7436724455686" calcext:value-type="float">
            <text:p>35.7436724456</text:p>
          </table:table-cell>
          <table:table-cell table:formula="of:=[result_0509_server.AE41] / [.$G41] * 100" office:value-type="float" office:value="34.5463166034504" calcext:value-type="float">
            <text:p>34.5463166035</text:p>
          </table:table-cell>
          <table:table-cell table:formula="of:=[result_0509_server.AF41] / [.$G41] * 100" office:value-type="float" office:value="34.5195674871479" calcext:value-type="float">
            <text:p>34.5195674871</text:p>
          </table:table-cell>
          <table:table-cell table:formula="of:=[result_0509_server.AG41] / [.$G41] * 100" office:value-type="float" office:value="33.466964310736" calcext:value-type="float">
            <text:p>33.4669643107</text:p>
          </table:table-cell>
          <table:table-cell table:formula="of:=[result_0509_server.AH41] / [.$G41] * 100" office:value-type="float" office:value="32.5210448341993" calcext:value-type="float">
            <text:p>32.5210448342</text:p>
          </table:table-cell>
          <table:table-cell table:formula="of:=[result_0509_server.AI41] / [.$G41] * 100" office:value-type="float" office:value="31.6204316209642" calcext:value-type="float">
            <text:p>31.620431621</text:p>
          </table:table-cell>
          <table:table-cell table:formula="of:=[result_0509_server.AJ41] / [.$G41] * 100" office:value-type="float" office:value="30.7841479229601" calcext:value-type="float">
            <text:p>30.784147923</text:p>
          </table:table-cell>
          <table:table-cell table:formula="of:=[result_0509_server.AK41] / [.$G41] * 100" office:value-type="float" office:value="30.0055389627495" calcext:value-type="float">
            <text:p>30.0055389627</text:p>
          </table:table-cell>
          <table:table-cell table:formula="of:=[result_0509_server.AL41] / [.$G41] * 100" office:value-type="float" office:value="29.3011229280172" calcext:value-type="float">
            <text:p>29.301122928</text:p>
          </table:table-cell>
          <table:table-cell table:formula="of:=[result_0509_server.AM41] / [.$G41] * 100" office:value-type="float" office:value="28.6205863199151" calcext:value-type="float">
            <text:p>28.6205863199</text:p>
          </table:table-cell>
          <table:table-cell table:formula="of:=[result_0509_server.AN41] / [.$G41] * 100" office:value-type="float" office:value="27.9825832498193" calcext:value-type="float">
            <text:p>27.9825832498</text:p>
          </table:table-cell>
          <table:table-cell table:formula="of:=[result_0509_server.AO41] / [.$G41] * 100" office:value-type="float" office:value="27.3832470324567" calcext:value-type="float">
            <text:p>27.3832470325</text:p>
          </table:table-cell>
          <table:table-cell table:formula="of:=[result_0509_server.AP41] / [.$G41] * 100" office:value-type="float" office:value="28.0998845120453" calcext:value-type="float">
            <text:p>28.099884512</text:p>
          </table:table-cell>
          <table:table-cell table:formula="of:=[result_0509_server.AQ41] / [.$G41] * 100" office:value-type="float" office:value="27.5314446138969" calcext:value-type="float">
            <text:p>27.5314446139</text:p>
          </table:table-cell>
          <table:table-cell table:formula="of:=[result_0509_server.AR41] / [.$G41] * 100" office:value-type="float" office:value="26.9945847100901" calcext:value-type="float">
            <text:p>26.9945847101</text:p>
          </table:table-cell>
          <table:table-cell table:formula="of:=[result_0509_server.AS41] / [.$G41] * 100" office:value-type="float" office:value="26.4867442605431" calcext:value-type="float">
            <text:p>26.4867442605</text:p>
          </table:table-cell>
          <table:table-cell table:formula="of:=[result_0509_server.AT41] / [.$G41] * 100" office:value-type="float" office:value="26.0232261989704" calcext:value-type="float">
            <text:p>26.023226199</text:p>
          </table:table-cell>
          <table:table-cell table:formula="of:=[result_0509_server.AU41] / [.$G41] * 100" office:value-type="float" office:value="25.5663354778904" calcext:value-type="float">
            <text:p>25.5663354779</text:p>
          </table:table-cell>
          <table:table-cell table:formula="of:=[result_0509_server.AV41] / [.$G41] * 100" office:value-type="float" office:value="25.1322892928644" calcext:value-type="float">
            <text:p>25.1322892929</text:p>
          </table:table-cell>
          <table:table-cell table:formula="of:=[result_0509_server.AW41] / [.$G41] * 100" office:value-type="float" office:value="24.7194160924739" calcext:value-type="float">
            <text:p>24.7194160925</text:p>
          </table:table-cell>
          <table:table-cell table:formula="of:=[result_0509_server.AX41] / [.$G41] * 100" office:value-type="float" office:value="24.3262035206733" calcext:value-type="float">
            <text:p>24.3262035207</text:p>
          </table:table-cell>
          <table:table-cell table:formula="of:=[result_0509_server.AY41] / [.$G41] * 100" office:value-type="float" office:value="23.9512799057007" calcext:value-type="float">
            <text:p>23.9512799057</text:p>
          </table:table-cell>
          <table:table-cell table:formula="of:=[result_0509_server.AZ41] / [.$G41] * 100" office:value-type="float" office:value="23.5933982732268" calcext:value-type="float">
            <text:p>23.5933982732</text:p>
          </table:table-cell>
          <table:table-cell table:formula="of:=[result_0509_server.BA41] / [.$G41] * 100" office:value-type="float" office:value="23.2662795987281" calcext:value-type="float">
            <text:p>23.2662795987</text:p>
          </table:table-cell>
          <table:table-cell table:formula="of:=[result_0509_server.BB41] / [.$G41] * 100" office:value-type="float" office:value="22.9388493482525" calcext:value-type="float">
            <text:p>22.9388493483</text:p>
          </table:table-cell>
          <table:table-cell table:formula="of:=[result_0509_server.BC41] / [.$G41] * 100" office:value-type="float" office:value="22.6253522999248" calcext:value-type="float">
            <text:p>22.6253522999</text:p>
          </table:table-cell>
          <table:table-cell table:formula="of:=[result_0509_server.BD41] / [.$G41] * 100" office:value-type="float" office:value="22.3249176286107" calcext:value-type="float">
            <text:p>22.3249176286</text:p>
          </table:table-cell>
          <table:table-cell table:formula="of:=[result_0509_server.BE41] / [.$G41] * 100" office:value-type="float" office:value="22.0367455969422" calcext:value-type="float">
            <text:p>22.0367455969</text:p>
          </table:table-cell>
          <table:table-cell table:formula="of:=[result_0509_server.BF41] / [.$G41] * 100" office:value-type="float" office:value="21.7601004465403" calcext:value-type="float">
            <text:p>21.7601004465</text:p>
          </table:table-cell>
          <table:table-cell table:formula="of:=[result_0509_server.BG41] / [.$G41] * 100" office:value-type="float" office:value="21.494304125566" calcext:value-type="float">
            <text:p>21.4943041256</text:p>
          </table:table-cell>
          <table:table-cell table:formula="of:=[result_0509_server.BH41] / [.$G41] * 100" office:value-type="float" office:value="21.2387307400139" calcext:value-type="float">
            <text:p>21.23873074</text:p>
          </table:table-cell>
          <table:table-cell table:formula="of:=[result_0509_server.BI41] / [.$G41] * 100" office:value-type="float" office:value="20.9928016331617" calcext:value-type="float">
            <text:p>20.9928016332</text:p>
          </table:table-cell>
          <table:table-cell table:formula="of:=[result_0509_server.BJ41] / [.$G41] * 100" office:value-type="float" office:value="20.7559810117486" calcext:value-type="float">
            <text:p>20.7559810117</text:p>
          </table:table-cell>
          <table:table-cell table:formula="of:=[result_0509_server.BK41] / [.$G41] * 100" office:value-type="float" office:value="20.53992786464" calcext:value-type="float">
            <text:p>20.5399278646</text:p>
          </table:table-cell>
          <table:table-cell table:formula="of:=[result_0509_server.BL41] / [.$G41] * 100" office:value-type="float" office:value="20.3196521541438" calcext:value-type="float">
            <text:p>20.3196521541</text:p>
          </table:table-cell>
          <table:table-cell table:formula="of:=[result_0509_server.BM41] / [.$G41] * 100" office:value-type="float" office:value="20.1071054159457" calcext:value-type="float">
            <text:p>20.1071054159</text:p>
          </table:table-cell>
          <table:table-cell table:formula="of:=[result_0509_server.BN41] / [.$G41] * 100" office:value-type="float" office:value="19.9018878756165" calcext:value-type="float">
            <text:p>19.9018878756</text:p>
          </table:table-cell>
          <table:table-cell table:formula="of:=[result_0509_server.BO41] / [.$G41] * 100" office:value-type="float" office:value="19.7036268620781" calcext:value-type="float">
            <text:p>19.7036268621</text:p>
          </table:table-cell>
          <table:table-cell table:formula="of:=[result_0509_server.BP41] / [.$G41] * 100" office:value-type="float" office:value="19.511974548991" calcext:value-type="float">
            <text:p>19.511974549</text:p>
          </table:table-cell>
          <table:table-cell table:formula="of:=[result_0509_server.BQ41] / [.$G41] * 100" office:value-type="float" office:value="19.3266059183002" calcext:value-type="float">
            <text:p>19.3266059183</text:p>
          </table:table-cell>
          <table:table-cell table:formula="of:=[result_0509_server.BR41] / [.$G41] * 100" office:value-type="float" office:value="19.1472169208575" calcext:value-type="float">
            <text:p>19.1472169209</text:p>
          </table:table-cell>
          <table:table-cell table:formula="of:=[result_0509_server.BS41] / [.$G41] * 100" office:value-type="float" office:value="18.9735228122224" calcext:value-type="float">
            <text:p>18.9735228122</text:p>
          </table:table-cell>
          <table:table-cell table:formula="of:=[result_0509_server.BT41] / [.$G41] * 100" office:value-type="float" office:value="18.8052566444822" calcext:value-type="float">
            <text:p>18.8052566445</text:p>
          </table:table-cell>
          <table:table-cell table:formula="of:=[result_0509_server.BU41] / [.$G41] * 100" office:value-type="float" office:value="18.6421678972879" calcext:value-type="float">
            <text:p>18.6421678973</text:p>
          </table:table-cell>
          <table:table-cell table:formula="of:=[result_0509_server.BV41] / [.$G41] * 100" office:value-type="float" office:value="18.4840212333419" calcext:value-type="float">
            <text:p>18.4840212333</text:p>
          </table:table-cell>
          <table:table-cell table:formula="of:=[result_0509_server.BW41] / [.$G41] * 100" office:value-type="float" office:value="18.3305953653346" calcext:value-type="float">
            <text:p>18.3305953653</text:p>
          </table:table-cell>
          <table:table-cell table:formula="of:=[result_0509_server.BX41] / [.$G41] * 100" office:value-type="float" office:value="18.1816820228569" calcext:value-type="float">
            <text:p>18.1816820229</text:p>
          </table:table-cell>
          <table:table-cell table:formula="of:=[result_0509_server.BY41] / [.$G41] * 100" office:value-type="float" office:value="18.0467744271746" calcext:value-type="float">
            <text:p>18.0467744272</text:p>
          </table:table-cell>
          <table:table-cell table:formula="of:=[result_0509_server.BZ41] / [.$G41] * 100" office:value-type="float" office:value="17.9061703364557" calcext:value-type="float">
            <text:p>17.9061703365</text:p>
          </table:table-cell>
          <table:table-cell table:formula="of:=[result_0509_server.CA41] / [.$G41] * 100" office:value-type="float" office:value="17.7695269243486" calcext:value-type="float">
            <text:p>17.7695269243</text:p>
          </table:table-cell>
          <table:table-cell table:formula="of:=[result_0509_server.CB41] / [.$G41] * 100" office:value-type="float" office:value="17.6366791625778" calcext:value-type="float">
            <text:p>17.6366791626</text:p>
          </table:table-cell>
          <table:table-cell table:formula="of:=[result_0509_server.CC41] / [.$G41] * 100" office:value-type="float" office:value="17.5074710655131" calcext:value-type="float">
            <text:p>17.5074710655</text:p>
          </table:table-cell>
          <table:table-cell table:formula="of:=[result_0509_server.CD41] / [.$G41] * 100" office:value-type="float" office:value="17.3817550791798" calcext:value-type="float">
            <text:p>17.3817550792</text:p>
          </table:table-cell>
          <table:table-cell table:formula="of:=[result_0509_server.CE41] / [.$G41] * 100" office:value-type="float" office:value="17.2593915191487" calcext:value-type="float">
            <text:p>17.2593915191</text:p>
          </table:table-cell>
          <table:table-cell table:formula="of:=[result_0509_server.CF41] / [.$G41] * 100" office:value-type="float" office:value="17.1402480528027" calcext:value-type="float">
            <text:p>17.1402480528</text:p>
          </table:table-cell>
          <table:table-cell table:formula="of:=[result_0509_server.CG41] / [.$G41] * 100" office:value-type="float" office:value="17.0241992219462" calcext:value-type="float">
            <text:p>17.0241992219</text:p>
          </table:table-cell>
          <table:table-cell table:formula="of:=[result_0509_server.CH41] / [.$G41] * 100" office:value-type="float" office:value="16.9111260021373" calcext:value-type="float">
            <text:p>16.9111260021</text:p>
          </table:table-cell>
          <table:table-cell table:formula="of:=[result_0509_server.CI41] / [.$G41] * 100" office:value-type="float" office:value="16.8009153954881" calcext:value-type="float">
            <text:p>16.8009153955</text:p>
          </table:table-cell>
          <table:table-cell table:formula="of:=[result_0509_server.CJ41] / [.$G41] * 100" office:value-type="float" office:value="16.6934600540051" calcext:value-type="float">
            <text:p>16.693460054</text:p>
          </table:table-cell>
          <table:table-cell table:formula="of:=[result_0509_server.CK41] / [.$G41] * 100" office:value-type="float" office:value="16.5886579308304" calcext:value-type="float">
            <text:p>16.5886579308</text:p>
          </table:table-cell>
          <table:table-cell table:formula="of:=[result_0509_server.CL41] / [.$G41] * 100" office:value-type="float" office:value="16.4864119570014" calcext:value-type="float">
            <text:p>16.486411957</text:p>
          </table:table-cell>
          <table:table-cell table:formula="of:=[result_0509_server.CM41] / [.$G41] * 100" office:value-type="float" office:value="16.3866297415779" calcext:value-type="float">
            <text:p>16.3866297416</text:p>
          </table:table-cell>
          <table:table-cell table:formula="of:=[result_0509_server.CN41] / [.$G41] * 100" office:value-type="float" office:value="16.2892232931883" calcext:value-type="float">
            <text:p>16.2892232932</text:p>
          </table:table-cell>
          <table:table-cell table:formula="of:=[result_0509_server.CO41] / [.$G41] * 100" office:value-type="float" office:value="16.1941087612314" calcext:value-type="float">
            <text:p>16.1941087612</text:p>
          </table:table-cell>
          <table:table-cell table:formula="of:=[result_0509_server.CP41] / [.$G41] * 100" office:value-type="float" office:value="16.1012061951339" calcext:value-type="float">
            <text:p>16.1012061951</text:p>
          </table:table-cell>
          <table:table-cell table:formula="of:=[result_0509_server.CQ41] / [.$G41] * 100" office:value-type="float" office:value="16.0104393202111" calcext:value-type="float">
            <text:p>16.0104393202</text:p>
          </table:table-cell>
          <table:table-cell table:formula="of:=[result_0509_server.CR41] / [.$G41] * 100" office:value-type="float" office:value="15.9217353288093" calcext:value-type="float">
            <text:p>15.9217353288</text:p>
          </table:table-cell>
          <table:table-cell table:formula="of:=[result_0509_server.CS41] / [.$G41] * 100" office:value-type="float" office:value="15.8350246855289" calcext:value-type="float">
            <text:p>15.8350246855</text:p>
          </table:table-cell>
          <table:table-cell table:formula="of:=[result_0509_server.CT41] / [.$G41] * 100" office:value-type="float" office:value="15.7502409454325" calcext:value-type="float">
            <text:p>15.7502409454</text:p>
          </table:table-cell>
          <table:table-cell table:formula="of:=[result_0509_server.CU41] / [.$G41] * 100" office:value-type="float" office:value="15.6746675056011" calcext:value-type="float">
            <text:p>15.6746675056</text:p>
          </table:table-cell>
          <table:table-cell table:formula="of:=[result_0509_server.CV41] / [.$G41] * 100" office:value-type="float" office:value="15.5934699031147" calcext:value-type="float">
            <text:p>15.5934699031</text:p>
          </table:table-cell>
          <table:table-cell table:formula="of:=[result_0509_server.CW41] / [.$G41] * 100" office:value-type="float" office:value="15.514018485628" calcext:value-type="float">
            <text:p>15.5140184856</text:p>
          </table:table-cell>
          <table:table-cell table:formula="of:=[result_0509_server.CX41] / [.$G41] * 100" office:value-type="float" office:value="15.4362575238325" calcext:value-type="float">
            <text:p>15.4362575238</text:p>
          </table:table-cell>
          <table:table-cell table:formula="of:=[result_0509_server.CY41] / [.$G41] * 100" office:value-type="float" office:value="15.3601336349169" calcext:value-type="float">
            <text:p>15.3601336349</text:p>
          </table:table-cell>
          <table:table-cell table:formula="of:=[result_0509_server.CZ41] / [.$G41] * 100" office:value-type="float" office:value="15.2855956603537" calcext:value-type="float">
            <text:p>15.2855956604</text:p>
          </table:table-cell>
          <table:table-cell table:formula="of:=[result_0509_server.DA41] / [.$G41] * 100" office:value-type="float" office:value="15.2125945512455" calcext:value-type="float">
            <text:p>15.2125945512</text:p>
          </table:table-cell>
          <table:table-cell table:formula="of:=[result_0509_server.DB41] / [.$G41] * 100" office:value-type="float" office:value="15.1410832606904" calcext:value-type="float">
            <text:p>15.1410832607</text:p>
          </table:table-cell>
          <table:table-cell table:formula="of:=[result_0509_server.DC41] / [.$G41] * 100" office:value-type="float" office:value="15.0710166426718" calcext:value-type="float">
            <text:p>15.0710166427</text:p>
          </table:table-cell>
          <table:table-cell table:formula="of:=[result_0509_server.DD41] / [.$G41] * 100" office:value-type="float" office:value="15.0023513570136" calcext:value-type="float">
            <text:p>15.002351357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6.60983802415159" calcext:value-type="float">
            <text:p>6.6098380242</text:p>
          </table:table-cell>
          <table:table-cell office:value-type="string" calcext:value-type="string">
            <text:p><text:s/>global min</text:p>
          </table:table-cell>
          <table:table-cell office:value-type="float" office:value="-6.79815271784085" calcext:value-type="float">
            <text:p>-6.7981527178</text:p>
          </table:table-cell>
          <table:table-cell office:value-type="string" calcext:value-type="string">
            <text:p><text:s/>range</text:p>
          </table:table-cell>
          <table:table-cell office:value-type="float" office:value="13.4079907419924" calcext:value-type="float">
            <text:p>13.407990742</text:p>
          </table:table-cell>
          <table:table-cell office:value-type="string" calcext:value-type="string">
            <text:p><text:s/>regret</text:p>
          </table:table-cell>
          <table:table-cell table:formula="of:=[result_0509_server.I42] / [.$G42] * 100" office:value-type="float" office:value="54.2905328995149" calcext:value-type="float">
            <text:p>54.2905328995</text:p>
          </table:table-cell>
          <table:table-cell table:formula="of:=[result_0509_server.J42] / [.$G42] * 100" office:value-type="float" office:value="65.513527709405" calcext:value-type="float">
            <text:p>65.5135277094</text:p>
          </table:table-cell>
          <table:table-cell table:formula="of:=[result_0509_server.K42] / [.$G42] * 100" office:value-type="float" office:value="61.1418333904248" calcext:value-type="float">
            <text:p>61.1418333904</text:p>
          </table:table-cell>
          <table:table-cell table:formula="of:=[result_0509_server.L42] / [.$G42] * 100" office:value-type="float" office:value="55.6670570678967" calcext:value-type="float">
            <text:p>55.6670570679</text:p>
          </table:table-cell>
          <table:table-cell table:formula="of:=[result_0509_server.M42] / [.$G42] * 100" office:value-type="float" office:value="60.6708330645599" calcext:value-type="float">
            <text:p>60.6708330646</text:p>
          </table:table-cell>
          <table:table-cell table:formula="of:=[result_0509_server.N42] / [.$G42] * 100" office:value-type="float" office:value="52.1776912718691" calcext:value-type="float">
            <text:p>52.1776912719</text:p>
          </table:table-cell>
          <table:table-cell table:formula="of:=[result_0509_server.O42] / [.$G42] * 100" office:value-type="float" office:value="53.8403231546661" calcext:value-type="float">
            <text:p>53.8403231547</text:p>
          </table:table-cell>
          <table:table-cell table:formula="of:=[result_0509_server.P42] / [.$G42] * 100" office:value-type="float" office:value="52.7276034490241" calcext:value-type="float">
            <text:p>52.727603449</text:p>
          </table:table-cell>
          <table:table-cell table:formula="of:=[result_0509_server.Q42] / [.$G42] * 100" office:value-type="float" office:value="50.59852515638" calcext:value-type="float">
            <text:p>50.5985251564</text:p>
          </table:table-cell>
          <table:table-cell table:formula="of:=[result_0509_server.R42] / [.$G42] * 100" office:value-type="float" office:value="50.4552406345585" calcext:value-type="float">
            <text:p>50.4552406346</text:p>
          </table:table-cell>
          <table:table-cell table:formula="of:=[result_0509_server.S42] / [.$G42] * 100" office:value-type="float" office:value="50.9822682256641" calcext:value-type="float">
            <text:p>50.9822682257</text:p>
          </table:table-cell>
          <table:table-cell table:formula="of:=[result_0509_server.T42] / [.$G42] * 100" office:value-type="float" office:value="51.3441073041415" calcext:value-type="float">
            <text:p>51.3441073041</text:p>
          </table:table-cell>
          <table:table-cell table:formula="of:=[result_0509_server.U42] / [.$G42] * 100" office:value-type="float" office:value="49.6503921947018" calcext:value-type="float">
            <text:p>49.6503921947</text:p>
          </table:table-cell>
          <table:table-cell table:formula="of:=[result_0509_server.V42] / [.$G42] * 100" office:value-type="float" office:value="48.4334857314664" calcext:value-type="float">
            <text:p>48.4334857315</text:p>
          </table:table-cell>
          <table:table-cell table:formula="of:=[result_0509_server.W42] / [.$G42] * 100" office:value-type="float" office:value="47.6743706839646" calcext:value-type="float">
            <text:p>47.674370684</text:p>
          </table:table-cell>
          <table:table-cell table:formula="of:=[result_0509_server.X42] / [.$G42] * 100" office:value-type="float" office:value="47.6936195186463" calcext:value-type="float">
            <text:p>47.6936195186</text:p>
          </table:table-cell>
          <table:table-cell table:formula="of:=[result_0509_server.Y42] / [.$G42] * 100" office:value-type="float" office:value="50.0747653654355" calcext:value-type="float">
            <text:p>50.0747653654</text:p>
          </table:table-cell>
          <table:table-cell table:formula="of:=[result_0509_server.Z42] / [.$G42] * 100" office:value-type="float" office:value="50.4155938853037" calcext:value-type="float">
            <text:p>50.4155938853</text:p>
          </table:table-cell>
          <table:table-cell table:formula="of:=[result_0509_server.AA42] / [.$G42] * 100" office:value-type="float" office:value="49.7328031589293" calcext:value-type="float">
            <text:p>49.7328031589</text:p>
          </table:table-cell>
          <table:table-cell table:formula="of:=[result_0509_server.AB42] / [.$G42] * 100" office:value-type="float" office:value="47.9144112331336" calcext:value-type="float">
            <text:p>47.9144112331</text:p>
          </table:table-cell>
          <table:table-cell table:formula="of:=[result_0509_server.AC42] / [.$G42] * 100" office:value-type="float" office:value="46.2691994907471" calcext:value-type="float">
            <text:p>46.2691994907</text:p>
          </table:table-cell>
          <table:table-cell table:formula="of:=[result_0509_server.AD42] / [.$G42] * 100" office:value-type="float" office:value="44.3944912462824" calcext:value-type="float">
            <text:p>44.3944912463</text:p>
          </table:table-cell>
          <table:table-cell table:formula="of:=[result_0509_server.AE42] / [.$G42] * 100" office:value-type="float" office:value="42.682801110032" calcext:value-type="float">
            <text:p>42.68280111</text:p>
          </table:table-cell>
          <table:table-cell table:formula="of:=[result_0509_server.AF42] / [.$G42] * 100" office:value-type="float" office:value="41.1137518184691" calcext:value-type="float">
            <text:p>41.1137518185</text:p>
          </table:table-cell>
          <table:table-cell table:formula="of:=[result_0509_server.AG42] / [.$G42] * 100" office:value-type="float" office:value="39.6702264702313" calcext:value-type="float">
            <text:p>39.6702264702</text:p>
          </table:table-cell>
          <table:table-cell table:formula="of:=[result_0509_server.AH42] / [.$G42] * 100" office:value-type="float" office:value="38.3377415333964" calcext:value-type="float">
            <text:p>38.3377415334</text:p>
          </table:table-cell>
          <table:table-cell table:formula="of:=[result_0509_server.AI42] / [.$G42] * 100" office:value-type="float" office:value="37.1039591844752" calcext:value-type="float">
            <text:p>37.1039591845</text:p>
          </table:table-cell>
          <table:table-cell table:formula="of:=[result_0509_server.AJ42] / [.$G42] * 100" office:value-type="float" office:value="35.9583041461912" calcext:value-type="float">
            <text:p>35.9583041462</text:p>
          </table:table-cell>
          <table:table-cell table:formula="of:=[result_0509_server.AK42] / [.$G42] * 100" office:value-type="float" office:value="34.8916598002027" calcext:value-type="float">
            <text:p>34.8916598002</text:p>
          </table:table-cell>
          <table:table-cell table:formula="of:=[result_0509_server.AL42] / [.$G42] * 100" office:value-type="float" office:value="33.89612507728" calcext:value-type="float">
            <text:p>33.8961250773</text:p>
          </table:table-cell>
          <table:table-cell table:formula="of:=[result_0509_server.AM42] / [.$G42] * 100" office:value-type="float" office:value="32.9648184009976" calcext:value-type="float">
            <text:p>32.964818401</text:p>
          </table:table-cell>
          <table:table-cell table:formula="of:=[result_0509_server.AN42] / [.$G42] * 100" office:value-type="float" office:value="32.0917183919827" calcext:value-type="float">
            <text:p>32.091718392</text:p>
          </table:table-cell>
          <table:table-cell table:formula="of:=[result_0509_server.AO42] / [.$G42] * 100" office:value-type="float" office:value="31.2715335350294" calcext:value-type="float">
            <text:p>31.271533535</text:p>
          </table:table-cell>
          <table:table-cell table:formula="of:=[result_0509_server.AP42] / [.$G42] * 100" office:value-type="float" office:value="30.4995948461322" calcext:value-type="float">
            <text:p>30.4995948461</text:p>
          </table:table-cell>
          <table:table-cell table:formula="of:=[result_0509_server.AQ42] / [.$G42] * 100" office:value-type="float" office:value="29.7717669394577" calcext:value-type="float">
            <text:p>29.7717669395</text:p>
          </table:table-cell>
          <table:table-cell table:formula="of:=[result_0509_server.AR42] / [.$G42] * 100" office:value-type="float" office:value="29.0843739164872" calcext:value-type="float">
            <text:p>29.0843739165</text:p>
          </table:table-cell>
          <table:table-cell table:formula="of:=[result_0509_server.AS42] / [.$G42] * 100" office:value-type="float" office:value="28.4341372731369" calcext:value-type="float">
            <text:p>28.4341372731</text:p>
          </table:table-cell>
          <table:table-cell table:formula="of:=[result_0509_server.AT42] / [.$G42] * 100" office:value-type="float" office:value="27.8181236110155" calcext:value-type="float">
            <text:p>27.818123611</text:p>
          </table:table-cell>
          <table:table-cell table:formula="of:=[result_0509_server.AU42] / [.$G42] * 100" office:value-type="float" office:value="27.2337003931054" calcext:value-type="float">
            <text:p>27.2337003931</text:p>
          </table:table-cell>
          <table:table-cell table:formula="of:=[result_0509_server.AV42] / [.$G42] * 100" office:value-type="float" office:value="26.6784983360909" calcext:value-type="float">
            <text:p>26.6784983361</text:p>
          </table:table-cell>
          <table:table-cell table:formula="of:=[result_0509_server.AW42] / [.$G42] * 100" office:value-type="float" office:value="26.1503793062478" calcext:value-type="float">
            <text:p>26.1503793062</text:p>
          </table:table-cell>
          <table:table-cell table:formula="of:=[result_0509_server.AX42] / [.$G42] * 100" office:value-type="float" office:value="25.6474088016353" calcext:value-type="float">
            <text:p>25.6474088016</text:p>
          </table:table-cell>
          <table:table-cell table:formula="of:=[result_0509_server.AY42] / [.$G42] * 100" office:value-type="float" office:value="25.1678322739815" calcext:value-type="float">
            <text:p>25.167832274</text:p>
          </table:table-cell>
          <table:table-cell table:formula="of:=[result_0509_server.AZ42] / [.$G42] * 100" office:value-type="float" office:value="24.710054679403" calcext:value-type="float">
            <text:p>24.7100546794</text:p>
          </table:table-cell>
          <table:table-cell table:formula="of:=[result_0509_server.BA42] / [.$G42] * 100" office:value-type="float" office:value="24.2726227556945" calcext:value-type="float">
            <text:p>24.2726227557</text:p>
          </table:table-cell>
          <table:table-cell table:formula="of:=[result_0509_server.BB42] / [.$G42] * 100" office:value-type="float" office:value="23.8542096112777" calcext:value-type="float">
            <text:p>23.8542096113</text:p>
          </table:table-cell>
          <table:table-cell table:formula="of:=[result_0509_server.BC42] / [.$G42] * 100" office:value-type="float" office:value="23.453601281517" calcext:value-type="float">
            <text:p>23.4536012815</text:p>
          </table:table-cell>
          <table:table-cell table:formula="of:=[result_0509_server.BD42] / [.$G42] * 100" office:value-type="float" office:value="23.0696849654963" calcext:value-type="float">
            <text:p>23.0696849655</text:p>
          </table:table-cell>
          <table:table-cell table:formula="of:=[result_0509_server.BE42] / [.$G42] * 100" office:value-type="float" office:value="22.7014387031907" calcext:value-type="float">
            <text:p>22.7014387032</text:p>
          </table:table-cell>
          <table:table-cell table:formula="of:=[result_0509_server.BF42] / [.$G42] * 100" office:value-type="float" office:value="22.3479222913774" calcext:value-type="float">
            <text:p>22.3479222914</text:p>
          </table:table-cell>
          <table:table-cell table:formula="of:=[result_0509_server.BG42] / [.$G42] * 100" office:value-type="float" office:value="22.0082692682626" calcext:value-type="float">
            <text:p>22.0082692683</text:p>
          </table:table-cell>
          <table:table-cell table:formula="of:=[result_0509_server.BH42] / [.$G42] * 100" office:value-type="float" office:value="21.6816798229599" calcext:value-type="float">
            <text:p>21.681679823</text:p>
          </table:table-cell>
          <table:table-cell table:formula="of:=[result_0509_server.BI42] / [.$G42] * 100" office:value-type="float" office:value="21.3674145076687" calcext:value-type="float">
            <text:p>21.3674145077</text:p>
          </table:table-cell>
          <table:table-cell table:formula="of:=[result_0509_server.BJ42] / [.$G42] * 100" office:value-type="float" office:value="21.0647886484994" calcext:value-type="float">
            <text:p>21.0647886485</text:p>
          </table:table-cell>
          <table:table-cell table:formula="of:=[result_0509_server.BK42] / [.$G42] * 100" office:value-type="float" office:value="20.773167366027" calcext:value-type="float">
            <text:p>20.773167366</text:p>
          </table:table-cell>
          <table:table-cell table:formula="of:=[result_0509_server.BL42] / [.$G42] * 100" office:value-type="float" office:value="20.4919611293573" calcext:value-type="float">
            <text:p>20.4919611294</text:p>
          </table:table-cell>
          <table:table-cell table:formula="of:=[result_0509_server.BM42] / [.$G42] * 100" office:value-type="float" office:value="20.2206217781848" calcext:value-type="float">
            <text:p>20.2206217782</text:p>
          </table:table-cell>
          <table:table-cell table:formula="of:=[result_0509_server.BN42] / [.$G42] * 100" office:value-type="float" office:value="19.9586389563631" calcext:value-type="float">
            <text:p>19.9586389564</text:p>
          </table:table-cell>
          <table:table-cell table:formula="of:=[result_0509_server.BO42] / [.$G42] * 100" office:value-type="float" office:value="19.7055369081624" calcext:value-type="float">
            <text:p>19.7055369082</text:p>
          </table:table-cell>
          <table:table-cell table:formula="of:=[result_0509_server.BP42] / [.$G42] * 100" office:value-type="float" office:value="19.4608715949018" calcext:value-type="float">
            <text:p>19.4608715949</text:p>
          </table:table-cell>
          <table:table-cell table:formula="of:=[result_0509_server.BQ42] / [.$G42] * 100" office:value-type="float" office:value="19.2242280951906" calcext:value-type="float">
            <text:p>19.2242280952</text:p>
          </table:table-cell>
          <table:table-cell table:formula="of:=[result_0509_server.BR42] / [.$G42] * 100" office:value-type="float" office:value="18.9952182567605" calcext:value-type="float">
            <text:p>18.9952182568</text:p>
          </table:table-cell>
          <table:table-cell table:formula="of:=[result_0509_server.BS42] / [.$G42] * 100" office:value-type="float" office:value="18.7734785719313" calcext:value-type="float">
            <text:p>18.7734785719</text:p>
          </table:table-cell>
          <table:table-cell table:formula="of:=[result_0509_server.BT42] / [.$G42] * 100" office:value-type="float" office:value="18.5586682522531" calcext:value-type="float">
            <text:p>18.5586682523</text:p>
          </table:table-cell>
          <table:table-cell table:formula="of:=[result_0509_server.BU42] / [.$G42] * 100" office:value-type="float" office:value="18.3504674808726" calcext:value-type="float">
            <text:p>18.3504674809</text:p>
          </table:table-cell>
          <table:table-cell table:formula="of:=[result_0509_server.BV42] / [.$G42] * 100" office:value-type="float" office:value="18.1485758237765" calcext:value-type="float">
            <text:p>18.1485758238</text:p>
          </table:table-cell>
          <table:table-cell table:formula="of:=[result_0509_server.BW42] / [.$G42] * 100" office:value-type="float" office:value="17.95271078331" calcext:value-type="float">
            <text:p>17.9527107833</text:p>
          </table:table-cell>
          <table:table-cell table:formula="of:=[result_0509_server.BX42] / [.$G42] * 100" office:value-type="float" office:value="17.7626064793278" calcext:value-type="float">
            <text:p>17.7626064793</text:p>
          </table:table-cell>
          <table:table-cell table:formula="of:=[result_0509_server.BY42] / [.$G42] * 100" office:value-type="float" office:value="17.5780124450263" calcext:value-type="float">
            <text:p>17.578012445</text:p>
          </table:table-cell>
          <table:table-cell table:formula="of:=[result_0509_server.BZ42] / [.$G42] * 100" office:value-type="float" office:value="17.3986925259906" calcext:value-type="float">
            <text:p>17.398692526</text:p>
          </table:table-cell>
          <table:table-cell table:formula="of:=[result_0509_server.CA42] / [.$G42] * 100" office:value-type="float" office:value="17.2244238722798" calcext:value-type="float">
            <text:p>17.2244238723</text:p>
          </table:table-cell>
          <table:table-cell table:formula="of:=[result_0509_server.CB42] / [.$G42] * 100" office:value-type="float" office:value="17.0549960145053" calcext:value-type="float">
            <text:p>17.0549960145</text:p>
          </table:table-cell>
          <table:table-cell table:formula="of:=[result_0509_server.CC42] / [.$G42] * 100" office:value-type="float" office:value="16.8902100158481" calcext:value-type="float">
            <text:p>16.8902100158</text:p>
          </table:table-cell>
          <table:table-cell table:formula="of:=[result_0509_server.CD42] / [.$G42] * 100" office:value-type="float" office:value="16.7298776928302" calcext:value-type="float">
            <text:p>16.7298776928</text:p>
          </table:table-cell>
          <table:table-cell table:formula="of:=[result_0509_server.CE42] / [.$G42] * 100" office:value-type="float" office:value="16.5738208984261" calcext:value-type="float">
            <text:p>16.5738208984</text:p>
          </table:table-cell>
          <table:table-cell table:formula="of:=[result_0509_server.CF42] / [.$G42] * 100" office:value-type="float" office:value="16.4218708617695" calcext:value-type="float">
            <text:p>16.4218708618</text:p>
          </table:table-cell>
          <table:table-cell table:formula="of:=[result_0509_server.CG42] / [.$G42] * 100" office:value-type="float" office:value="16.2738675793117" calcext:value-type="float">
            <text:p>16.2738675793</text:p>
          </table:table-cell>
          <table:table-cell table:formula="of:=[result_0509_server.CH42] / [.$G42] * 100" office:value-type="float" office:value="16.1296592528144" calcext:value-type="float">
            <text:p>16.1296592528</text:p>
          </table:table-cell>
          <table:table-cell table:formula="of:=[result_0509_server.CI42] / [.$G42] * 100" office:value-type="float" office:value="15.989101770026" calcext:value-type="float">
            <text:p>15.98910177</text:p>
          </table:table-cell>
          <table:table-cell table:formula="of:=[result_0509_server.CJ42] / [.$G42] * 100" office:value-type="float" office:value="15.9563000559383" calcext:value-type="float">
            <text:p>15.9563000559</text:p>
          </table:table-cell>
          <table:table-cell table:formula="of:=[result_0509_server.CK42] / [.$G42] * 100" office:value-type="float" office:value="15.8213533652789" calcext:value-type="float">
            <text:p>15.8213533653</text:p>
          </table:table-cell>
          <table:table-cell table:formula="of:=[result_0509_server.CL42] / [.$G42] * 100" office:value-type="float" office:value="15.6896980573185" calcext:value-type="float">
            <text:p>15.6896980573</text:p>
          </table:table-cell>
          <table:table-cell table:formula="of:=[result_0509_server.CM42] / [.$G42] * 100" office:value-type="float" office:value="15.5612151664173" calcext:value-type="float">
            <text:p>15.5612151664</text:p>
          </table:table-cell>
          <table:table-cell table:formula="of:=[result_0509_server.CN42] / [.$G42] * 100" office:value-type="float" office:value="15.4357913919662" calcext:value-type="float">
            <text:p>15.435791392</text:p>
          </table:table-cell>
          <table:table-cell table:formula="of:=[result_0509_server.CO42] / [.$G42] * 100" office:value-type="float" office:value="15.3133187651493" calcext:value-type="float">
            <text:p>15.3133187651</text:p>
          </table:table-cell>
          <table:table-cell table:formula="of:=[result_0509_server.CP42] / [.$G42] * 100" office:value-type="float" office:value="15.1936943389559" calcext:value-type="float">
            <text:p>15.193694339</text:p>
          </table:table-cell>
          <table:table-cell table:formula="of:=[result_0509_server.CQ42] / [.$G42] * 100" office:value-type="float" office:value="15.0768198995716" calcext:value-type="float">
            <text:p>15.0768198996</text:p>
          </table:table-cell>
          <table:table-cell table:formula="of:=[result_0509_server.CR42] / [.$G42] * 100" office:value-type="float" office:value="14.9626016974461" calcext:value-type="float">
            <text:p>14.9626016974</text:p>
          </table:table-cell>
          <table:table-cell table:formula="of:=[result_0509_server.CS42] / [.$G42] * 100" office:value-type="float" office:value="14.8509501964919" calcext:value-type="float">
            <text:p>14.8509501965</text:p>
          </table:table-cell>
          <table:table-cell table:formula="of:=[result_0509_server.CT42] / [.$G42] * 100" office:value-type="float" office:value="14.7417798400033" calcext:value-type="float">
            <text:p>14.74177984</text:p>
          </table:table-cell>
          <table:table-cell table:formula="of:=[result_0509_server.CU42] / [.$G42] * 100" office:value-type="float" office:value="14.6350088320091" calcext:value-type="float">
            <text:p>14.635008832</text:p>
          </table:table-cell>
          <table:table-cell table:formula="of:=[result_0509_server.CV42] / [.$G42] * 100" office:value-type="float" office:value="14.5305589328843" calcext:value-type="float">
            <text:p>14.5305589329</text:p>
          </table:table-cell>
          <table:table-cell table:formula="of:=[result_0509_server.CW42] / [.$G42] * 100" office:value-type="float" office:value="14.4283552681491" calcext:value-type="float">
            <text:p>14.4283552681</text:p>
          </table:table-cell>
          <table:table-cell table:formula="of:=[result_0509_server.CX42] / [.$G42] * 100" office:value-type="float" office:value="14.3283261494723" calcext:value-type="float">
            <text:p>14.3283261495</text:p>
          </table:table-cell>
          <table:table-cell table:formula="of:=[result_0509_server.CY42] / [.$G42] * 100" office:value-type="float" office:value="14.2304029069781" calcext:value-type="float">
            <text:p>14.230402907</text:p>
          </table:table-cell>
          <table:table-cell table:formula="of:=[result_0509_server.CZ42] / [.$G42] * 100" office:value-type="float" office:value="14.1345197320359" calcext:value-type="float">
            <text:p>14.134519732</text:p>
          </table:table-cell>
          <table:table-cell table:formula="of:=[result_0509_server.DA42] / [.$G42] * 100" office:value-type="float" office:value="14.0406135297729" calcext:value-type="float">
            <text:p>14.0406135298</text:p>
          </table:table-cell>
          <table:table-cell table:formula="of:=[result_0509_server.DB42] / [.$G42] * 100" office:value-type="float" office:value="13.9486237806172" calcext:value-type="float">
            <text:p>13.9486237806</text:p>
          </table:table-cell>
          <table:table-cell table:formula="of:=[result_0509_server.DC42] / [.$G42] * 100" office:value-type="float" office:value="13.8584924102325" calcext:value-type="float">
            <text:p>13.8584924102</text:p>
          </table:table-cell>
          <table:table-cell table:formula="of:=[result_0509_server.DD42] / [.$G42] * 100" office:value-type="float" office:value="13.7701636672554" calcext:value-type="float">
            <text:p>13.7701636673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3.58134841443335" calcext:value-type="float">
            <text:p>3.5813484144</text:p>
          </table:table-cell>
          <table:table-cell office:value-type="string" calcext:value-type="string">
            <text:p><text:s/>global min</text:p>
          </table:table-cell>
          <table:table-cell office:value-type="float" office:value="-17.2224707949843" calcext:value-type="float">
            <text:p>-17.222470795</text:p>
          </table:table-cell>
          <table:table-cell office:value-type="string" calcext:value-type="string">
            <text:p><text:s/>range</text:p>
          </table:table-cell>
          <table:table-cell office:value-type="float" office:value="20.8038192094177" calcext:value-type="float">
            <text:p>20.8038192094</text:p>
          </table:table-cell>
          <table:table-cell office:value-type="string" calcext:value-type="string">
            <text:p><text:s/>regret</text:p>
          </table:table-cell>
          <table:table-cell table:formula="of:=[result_0509_server.I43] / [.$G43] * 100" office:value-type="float" office:value="13.0959229056271" calcext:value-type="float">
            <text:p>13.0959229056</text:p>
          </table:table-cell>
          <table:table-cell table:formula="of:=[result_0509_server.J43] / [.$G43] * 100" office:value-type="float" office:value="19.5981814945697" calcext:value-type="float">
            <text:p>19.5981814946</text:p>
          </table:table-cell>
          <table:table-cell table:formula="of:=[result_0509_server.K43] / [.$G43] * 100" office:value-type="float" office:value="28.2351460524782" calcext:value-type="float">
            <text:p>28.2351460525</text:p>
          </table:table-cell>
          <table:table-cell table:formula="of:=[result_0509_server.L43] / [.$G43] * 100" office:value-type="float" office:value="45.4040726734154" calcext:value-type="float">
            <text:p>45.4040726734</text:p>
          </table:table-cell>
          <table:table-cell table:formula="of:=[result_0509_server.M43] / [.$G43] * 100" office:value-type="float" office:value="47.2288575226821" calcext:value-type="float">
            <text:p>47.2288575227</text:p>
          </table:table-cell>
          <table:table-cell table:formula="of:=[result_0509_server.N43] / [.$G43] * 100" office:value-type="float" office:value="43.1870411096884" calcext:value-type="float">
            <text:p>43.1870411097</text:p>
          </table:table-cell>
          <table:table-cell table:formula="of:=[result_0509_server.O43] / [.$G43] * 100" office:value-type="float" office:value="41.3162664917881" calcext:value-type="float">
            <text:p>41.3162664918</text:p>
          </table:table-cell>
          <table:table-cell table:formula="of:=[result_0509_server.P43] / [.$G43] * 100" office:value-type="float" office:value="38.1064920286974" calcext:value-type="float">
            <text:p>38.1064920287</text:p>
          </table:table-cell>
          <table:table-cell table:formula="of:=[result_0509_server.Q43] / [.$G43] * 100" office:value-type="float" office:value="36.9887428210821" calcext:value-type="float">
            <text:p>36.9887428211</text:p>
          </table:table-cell>
          <table:table-cell table:formula="of:=[result_0509_server.R43] / [.$G43] * 100" office:value-type="float" office:value="37.1164526855295" calcext:value-type="float">
            <text:p>37.1164526855</text:p>
          </table:table-cell>
          <table:table-cell table:formula="of:=[result_0509_server.S43] / [.$G43] * 100" office:value-type="float" office:value="36.4566276021448" calcext:value-type="float">
            <text:p>36.4566276021</text:p>
          </table:table-cell>
          <table:table-cell table:formula="of:=[result_0509_server.T43] / [.$G43] * 100" office:value-type="float" office:value="39.3123028797242" calcext:value-type="float">
            <text:p>39.3123028797</text:p>
          </table:table-cell>
          <table:table-cell table:formula="of:=[result_0509_server.U43] / [.$G43] * 100" office:value-type="float" office:value="37.2096860715506" calcext:value-type="float">
            <text:p>37.2096860716</text:p>
          </table:table-cell>
          <table:table-cell table:formula="of:=[result_0509_server.V43] / [.$G43] * 100" office:value-type="float" office:value="35.4929946267707" calcext:value-type="float">
            <text:p>35.4929946268</text:p>
          </table:table-cell>
          <table:table-cell table:formula="of:=[result_0509_server.W43] / [.$G43] * 100" office:value-type="float" office:value="34.0143342474956" calcext:value-type="float">
            <text:p>34.0143342475</text:p>
          </table:table-cell>
          <table:table-cell table:formula="of:=[result_0509_server.X43] / [.$G43] * 100" office:value-type="float" office:value="36.2360197307529" calcext:value-type="float">
            <text:p>36.2360197308</text:p>
          </table:table-cell>
          <table:table-cell table:formula="of:=[result_0509_server.Y43] / [.$G43] * 100" office:value-type="float" office:value="35.1435891046172" calcext:value-type="float">
            <text:p>35.1435891046</text:p>
          </table:table-cell>
          <table:table-cell table:formula="of:=[result_0509_server.Z43] / [.$G43] * 100" office:value-type="float" office:value="34.6904699831216" calcext:value-type="float">
            <text:p>34.6904699831</text:p>
          </table:table-cell>
          <table:table-cell table:formula="of:=[result_0509_server.AA43] / [.$G43] * 100" office:value-type="float" office:value="33.4473092035951" calcext:value-type="float">
            <text:p>33.4473092036</text:p>
          </table:table-cell>
          <table:table-cell table:formula="of:=[result_0509_server.AB43] / [.$G43] * 100" office:value-type="float" office:value="32.8502228808691" calcext:value-type="float">
            <text:p>32.8502228809</text:p>
          </table:table-cell>
          <table:table-cell table:formula="of:=[result_0509_server.AC43] / [.$G43] * 100" office:value-type="float" office:value="31.4030166391589" calcext:value-type="float">
            <text:p>31.4030166392</text:p>
          </table:table-cell>
          <table:table-cell table:formula="of:=[result_0509_server.AD43] / [.$G43] * 100" office:value-type="float" office:value="30.0281906824206" calcext:value-type="float">
            <text:p>30.0281906824</text:p>
          </table:table-cell>
          <table:table-cell table:formula="of:=[result_0509_server.AE43] / [.$G43] * 100" office:value-type="float" office:value="29.1361103883784" calcext:value-type="float">
            <text:p>29.1361103884</text:p>
          </table:table-cell>
          <table:table-cell table:formula="of:=[result_0509_server.AF43] / [.$G43] * 100" office:value-type="float" office:value="27.9580788186194" calcext:value-type="float">
            <text:p>27.9580788186</text:p>
          </table:table-cell>
          <table:table-cell table:formula="of:=[result_0509_server.AG43] / [.$G43] * 100" office:value-type="float" office:value="28.3377182664412" calcext:value-type="float">
            <text:p>28.3377182664</text:p>
          </table:table-cell>
          <table:table-cell table:formula="of:=[result_0509_server.AH43] / [.$G43] * 100" office:value-type="float" office:value="28.6241506920534" calcext:value-type="float">
            <text:p>28.6241506921</text:p>
          </table:table-cell>
          <table:table-cell table:formula="of:=[result_0509_server.AI43] / [.$G43] * 100" office:value-type="float" office:value="27.7969236083434" calcext:value-type="float">
            <text:p>27.7969236083</text:p>
          </table:table-cell>
          <table:table-cell table:formula="of:=[result_0509_server.AJ43] / [.$G43] * 100" office:value-type="float" office:value="27.0000866682955" calcext:value-type="float">
            <text:p>27.0000866683</text:p>
          </table:table-cell>
          <table:table-cell table:formula="of:=[result_0509_server.AK43] / [.$G43] * 100" office:value-type="float" office:value="26.0877966383479" calcext:value-type="float">
            <text:p>26.0877966383</text:p>
          </table:table-cell>
          <table:table-cell table:formula="of:=[result_0509_server.AL43] / [.$G43] * 100" office:value-type="float" office:value="25.2342708553383" calcext:value-type="float">
            <text:p>25.2342708553</text:p>
          </table:table-cell>
          <table:table-cell table:formula="of:=[result_0509_server.AM43] / [.$G43] * 100" office:value-type="float" office:value="24.4358112518776" calcext:value-type="float">
            <text:p>24.4358112519</text:p>
          </table:table-cell>
          <table:table-cell table:formula="of:=[result_0509_server.AN43] / [.$G43] * 100" office:value-type="float" office:value="23.6872553736333" calcext:value-type="float">
            <text:p>23.6872553736</text:p>
          </table:table-cell>
          <table:table-cell table:formula="of:=[result_0509_server.AO43] / [.$G43] * 100" office:value-type="float" office:value="22.9840665183129" calcext:value-type="float">
            <text:p>22.9840665183</text:p>
          </table:table-cell>
          <table:table-cell table:formula="of:=[result_0509_server.AP43] / [.$G43] * 100" office:value-type="float" office:value="22.3222417133054" calcext:value-type="float">
            <text:p>22.3222417133</text:p>
          </table:table-cell>
          <table:table-cell table:formula="of:=[result_0509_server.AQ43] / [.$G43] * 100" office:value-type="float" office:value="21.6982354685841" calcext:value-type="float">
            <text:p>21.6982354686</text:p>
          </table:table-cell>
          <table:table-cell table:formula="of:=[result_0509_server.AR43] / [.$G43] * 100" office:value-type="float" office:value="21.1088962374584" calcext:value-type="float">
            <text:p>21.1088962375</text:p>
          </table:table-cell>
          <table:table-cell table:formula="of:=[result_0509_server.AS43] / [.$G43] * 100" office:value-type="float" office:value="20.5514131809881" calcext:value-type="float">
            <text:p>20.551413181</text:p>
          </table:table-cell>
          <table:table-cell table:formula="of:=[result_0509_server.AT43] / [.$G43] * 100" office:value-type="float" office:value="20.0232713380163" calcext:value-type="float">
            <text:p>20.023271338</text:p>
          </table:table-cell>
          <table:table-cell table:formula="of:=[result_0509_server.AU43] / [.$G43] * 100" office:value-type="float" office:value="19.5222136921199" calcext:value-type="float">
            <text:p>19.5222136921</text:p>
          </table:table-cell>
          <table:table-cell table:formula="of:=[result_0509_server.AV43] / [.$G43] * 100" office:value-type="float" office:value="19.0462089285184" calcext:value-type="float">
            <text:p>19.0462089285</text:p>
          </table:table-cell>
          <table:table-cell table:formula="of:=[result_0509_server.AW43] / [.$G43] * 100" office:value-type="float" office:value="18.5934239094829" calcext:value-type="float">
            <text:p>18.5934239095</text:p>
          </table:table-cell>
          <table:table-cell table:formula="of:=[result_0509_server.AX43] / [.$G43] * 100" office:value-type="float" office:value="18.1622000818299" calcext:value-type="float">
            <text:p>18.1622000818</text:p>
          </table:table-cell>
          <table:table-cell table:formula="of:=[result_0509_server.AY43] / [.$G43] * 100" office:value-type="float" office:value="17.7510331763934" calcext:value-type="float">
            <text:p>17.7510331764</text:p>
          </table:table-cell>
          <table:table-cell table:formula="of:=[result_0509_server.AZ43] / [.$G43] * 100" office:value-type="float" office:value="17.3585556757494" calcext:value-type="float">
            <text:p>17.3585556757</text:p>
          </table:table-cell>
          <table:table-cell table:formula="of:=[result_0509_server.BA43] / [.$G43] * 100" office:value-type="float" office:value="16.9835216195785" calcext:value-type="float">
            <text:p>16.9835216196</text:p>
          </table:table-cell>
          <table:table-cell table:formula="of:=[result_0509_server.BB43] / [.$G43] * 100" office:value-type="float" office:value="16.6247933919367" calcext:value-type="float">
            <text:p>16.6247933919</text:p>
          </table:table-cell>
          <table:table-cell table:formula="of:=[result_0509_server.BC43] / [.$G43] * 100" office:value-type="float" office:value="16.2813301952585" calcext:value-type="float">
            <text:p>16.2813301953</text:p>
          </table:table-cell>
          <table:table-cell table:formula="of:=[result_0509_server.BD43] / [.$G43] * 100" office:value-type="float" office:value="15.9521779651085" calcext:value-type="float">
            <text:p>15.9521779651</text:p>
          </table:table-cell>
          <table:table-cell table:formula="of:=[result_0509_server.BE43] / [.$G43] * 100" office:value-type="float" office:value="15.6364605198626" calcext:value-type="float">
            <text:p>15.6364605199</text:p>
          </table:table-cell>
          <table:table-cell table:formula="of:=[result_0509_server.BF43] / [.$G43] * 100" office:value-type="float" office:value="15.3333717724265" calcext:value-type="float">
            <text:p>15.3333717724</text:p>
          </table:table-cell>
          <table:table-cell table:formula="of:=[result_0509_server.BG43] / [.$G43] * 100" office:value-type="float" office:value="15.0421688582233" calcext:value-type="float">
            <text:p>15.0421688582</text:p>
          </table:table-cell>
          <table:table-cell table:formula="of:=[result_0509_server.BH43] / [.$G43] * 100" office:value-type="float" office:value="14.7633516840231" calcext:value-type="float">
            <text:p>14.763351684</text:p>
          </table:table-cell>
          <table:table-cell table:formula="of:=[result_0509_server.BI43] / [.$G43] * 100" office:value-type="float" office:value="14.4938926550426" calcext:value-type="float">
            <text:p>14.493892655</text:p>
          </table:table-cell>
          <table:table-cell table:formula="of:=[result_0509_server.BJ43] / [.$G43] * 100" office:value-type="float" office:value="14.2344135900985" calcext:value-type="float">
            <text:p>14.2344135901</text:p>
          </table:table-cell>
          <table:table-cell table:formula="of:=[result_0509_server.BK43] / [.$G43] * 100" office:value-type="float" office:value="13.9843701275159" calcext:value-type="float">
            <text:p>13.9843701275</text:p>
          </table:table-cell>
          <table:table-cell table:formula="of:=[result_0509_server.BL43] / [.$G43] * 100" office:value-type="float" office:value="13.7432567885971" calcext:value-type="float">
            <text:p>13.7432567886</text:p>
          </table:table-cell>
          <table:table-cell table:formula="of:=[result_0509_server.BM43] / [.$G43] * 100" office:value-type="float" office:value="13.5106035668333" calcext:value-type="float">
            <text:p>13.5106035668</text:p>
          </table:table-cell>
          <table:table-cell table:formula="of:=[result_0509_server.BN43] / [.$G43] * 100" office:value-type="float" office:value="13.2859728699578" calcext:value-type="float">
            <text:p>13.28597287</text:p>
          </table:table-cell>
          <table:table-cell table:formula="of:=[result_0509_server.BO43] / [.$G43] * 100" office:value-type="float" office:value="13.717986615873" calcext:value-type="float">
            <text:p>13.7179866159</text:p>
          </table:table-cell>
          <table:table-cell table:formula="of:=[result_0509_server.BP43] / [.$G43] * 100" office:value-type="float" office:value="13.4973872247428" calcext:value-type="float">
            <text:p>13.4973872247</text:p>
          </table:table-cell>
          <table:table-cell table:formula="of:=[result_0509_server.BQ43] / [.$G43] * 100" office:value-type="float" office:value="13.2840206005348" calcext:value-type="float">
            <text:p>13.2840206005</text:p>
          </table:table-cell>
          <table:table-cell table:formula="of:=[result_0509_server.BR43] / [.$G43] * 100" office:value-type="float" office:value="13.0775367706562" calcext:value-type="float">
            <text:p>13.0775367707</text:p>
          </table:table-cell>
          <table:table-cell table:formula="of:=[result_0509_server.BS43] / [.$G43] * 100" office:value-type="float" office:value="12.8776079829959" calcext:value-type="float">
            <text:p>12.877607983</text:p>
          </table:table-cell>
          <table:table-cell table:formula="of:=[result_0509_server.BT43] / [.$G43] * 100" office:value-type="float" office:value="12.68392696995" calcext:value-type="float">
            <text:p>12.68392697</text:p>
          </table:table-cell>
          <table:table-cell table:formula="of:=[result_0509_server.BU43] / [.$G43] * 100" office:value-type="float" office:value="12.4962053726902" calcext:value-type="float">
            <text:p>12.4962053727</text:p>
          </table:table-cell>
          <table:table-cell table:formula="of:=[result_0509_server.BV43] / [.$G43] * 100" office:value-type="float" office:value="12.3141723086806" calcext:value-type="float">
            <text:p>12.3141723087</text:p>
          </table:table-cell>
          <table:table-cell table:formula="of:=[result_0509_server.BW43] / [.$G43] * 100" office:value-type="float" office:value="12.1375730674773" calcext:value-type="float">
            <text:p>12.1375730675</text:p>
          </table:table-cell>
          <table:table-cell table:formula="of:=[result_0509_server.BX43] / [.$G43] * 100" office:value-type="float" office:value="11.9661679216035" calcext:value-type="float">
            <text:p>11.9661679216</text:p>
          </table:table-cell>
          <table:table-cell table:formula="of:=[result_0509_server.BY43] / [.$G43] * 100" office:value-type="float" office:value="11.7997310408275" calcext:value-type="float">
            <text:p>11.7997310408</text:p>
          </table:table-cell>
          <table:table-cell table:formula="of:=[result_0509_server.BZ43] / [.$G43] * 100" office:value-type="float" office:value="11.6380494995022" calcext:value-type="float">
            <text:p>11.6380494995</text:p>
          </table:table-cell>
          <table:table-cell table:formula="of:=[result_0509_server.CA43] / [.$G43] * 100" office:value-type="float" office:value="11.4817907149996" calcext:value-type="float">
            <text:p>11.481790715</text:p>
          </table:table-cell>
          <table:table-cell table:formula="of:=[result_0509_server.CB43] / [.$G43] * 100" office:value-type="float" office:value="11.3290161654587" calcext:value-type="float">
            <text:p>11.3290161655</text:p>
          </table:table-cell>
          <table:table-cell table:formula="of:=[result_0509_server.CC43] / [.$G43] * 100" office:value-type="float" office:value="11.1804272200149" calcext:value-type="float">
            <text:p>11.18042722</text:p>
          </table:table-cell>
          <table:table-cell table:formula="of:=[result_0509_server.CD43] / [.$G43] * 100" office:value-type="float" office:value="11.0358541920155" calcext:value-type="float">
            <text:p>11.035854192</text:p>
          </table:table-cell>
          <table:table-cell table:formula="of:=[result_0509_server.CE43] / [.$G43] * 100" office:value-type="float" office:value="10.8951364447627" calcext:value-type="float">
            <text:p>10.8951364448</text:p>
          </table:table-cell>
          <table:table-cell table:formula="of:=[result_0509_server.CF43] / [.$G43] * 100" office:value-type="float" office:value="10.7581217961219" calcext:value-type="float">
            <text:p>10.7581217961</text:p>
          </table:table-cell>
          <table:table-cell table:formula="of:=[result_0509_server.CG43] / [.$G43] * 100" office:value-type="float" office:value="10.6246659695237" calcext:value-type="float">
            <text:p>10.6246659695</text:p>
          </table:table-cell>
          <table:table-cell table:formula="of:=[result_0509_server.CH43] / [.$G43] * 100" office:value-type="float" office:value="10.4946320871972" calcext:value-type="float">
            <text:p>10.4946320872</text:p>
          </table:table-cell>
          <table:table-cell table:formula="of:=[result_0509_server.CI43] / [.$G43] * 100" office:value-type="float" office:value="10.3678902018916" calcext:value-type="float">
            <text:p>10.3678902019</text:p>
          </table:table-cell>
          <table:table-cell table:formula="of:=[result_0509_server.CJ43] / [.$G43] * 100" office:value-type="float" office:value="10.2443168637188" calcext:value-type="float">
            <text:p>10.2443168637</text:p>
          </table:table-cell>
          <table:table-cell table:formula="of:=[result_0509_server.CK43] / [.$G43] * 100" office:value-type="float" office:value="10.123794719081" calcext:value-type="float">
            <text:p>10.1237947191</text:p>
          </table:table-cell>
          <table:table-cell table:formula="of:=[result_0509_server.CL43] / [.$G43] * 100" office:value-type="float" office:value="10.0062121389466" calcext:value-type="float">
            <text:p>10.0062121389</text:p>
          </table:table-cell>
          <table:table-cell table:formula="of:=[result_0509_server.CM43] / [.$G43] * 100" office:value-type="float" office:value="9.8914628739961" calcext:value-type="float">
            <text:p>9.891462874</text:p>
          </table:table-cell>
          <table:table-cell table:formula="of:=[result_0509_server.CN43] / [.$G43] * 100" office:value-type="float" office:value="9.7794457344016" calcext:value-type="float">
            <text:p>9.7794457344</text:p>
          </table:table-cell>
          <table:table-cell table:formula="of:=[result_0509_server.CO43] / [.$G43] * 100" office:value-type="float" office:value="9.67006429220935" calcext:value-type="float">
            <text:p>9.6700642922</text:p>
          </table:table-cell>
          <table:table-cell table:formula="of:=[result_0509_server.CP43] / [.$G43] * 100" office:value-type="float" office:value="9.56322660448666" calcext:value-type="float">
            <text:p>9.5632266045</text:p>
          </table:table-cell>
          <table:table-cell table:formula="of:=[result_0509_server.CQ43] / [.$G43] * 100" office:value-type="float" office:value="9.45884495556222" calcext:value-type="float">
            <text:p>9.4588449556</text:p>
          </table:table-cell>
          <table:table-cell table:formula="of:=[result_0509_server.CR43] / [.$G43] * 100" office:value-type="float" office:value="9.35683561684059" calcext:value-type="float">
            <text:p>9.3568356168</text:p>
          </table:table-cell>
          <table:table-cell table:formula="of:=[result_0509_server.CS43] / [.$G43] * 100" office:value-type="float" office:value="9.25711862280933" calcext:value-type="float">
            <text:p>9.2571186228</text:p>
          </table:table-cell>
          <table:table-cell table:formula="of:=[result_0509_server.CT43] / [.$G43] * 100" office:value-type="float" office:value="9.35247350732947" calcext:value-type="float">
            <text:p>9.3524735073</text:p>
          </table:table-cell>
          <table:table-cell table:formula="of:=[result_0509_server.CU43] / [.$G43] * 100" office:value-type="float" office:value="9.25567353252161" calcext:value-type="float">
            <text:p>9.2556735325</text:p>
          </table:table-cell>
          <table:table-cell table:formula="of:=[result_0509_server.CV43] / [.$G43] * 100" office:value-type="float" office:value="9.16097790499216" calcext:value-type="float">
            <text:p>9.160977905</text:p>
          </table:table-cell>
          <table:table-cell table:formula="of:=[result_0509_server.CW43] / [.$G43] * 100" office:value-type="float" office:value="9.06765581083162" calcext:value-type="float">
            <text:p>9.0676558108</text:p>
          </table:table-cell>
          <table:table-cell table:formula="of:=[result_0509_server.CX43] / [.$G43] * 100" office:value-type="float" office:value="8.97631929314252" calcext:value-type="float">
            <text:p>8.9763192931</text:p>
          </table:table-cell>
          <table:table-cell table:formula="of:=[result_0509_server.CY43] / [.$G43] * 100" office:value-type="float" office:value="8.88690564951006" calcext:value-type="float">
            <text:p>8.8869056495</text:p>
          </table:table-cell>
          <table:table-cell table:formula="of:=[result_0509_server.CZ43] / [.$G43] * 100" office:value-type="float" office:value="8.79935479011995" calcext:value-type="float">
            <text:p>8.7993547901</text:p>
          </table:table-cell>
          <table:table-cell table:formula="of:=[result_0509_server.DA43] / [.$G43] * 100" office:value-type="float" office:value="8.71360910308838" calcext:value-type="float">
            <text:p>8.7136091031</text:p>
          </table:table-cell>
          <table:table-cell table:formula="of:=[result_0509_server.DB43] / [.$G43] * 100" office:value-type="float" office:value="8.62961332803709" calcext:value-type="float">
            <text:p>8.629613328</text:p>
          </table:table-cell>
          <table:table-cell table:formula="of:=[result_0509_server.DC43] / [.$G43] * 100" office:value-type="float" office:value="8.54731443733024" calcext:value-type="float">
            <text:p>8.5473144373</text:p>
          </table:table-cell>
          <table:table-cell table:formula="of:=[result_0509_server.DD43] / [.$G43] * 100" office:value-type="float" office:value="8.46666152443752" calcext:value-type="float">
            <text:p>8.4666615244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5.13751478376989" calcext:value-type="float">
            <text:p>5.1375147838</text:p>
          </table:table-cell>
          <table:table-cell office:value-type="string" calcext:value-type="string">
            <text:p><text:s/>global min</text:p>
          </table:table-cell>
          <table:table-cell office:value-type="float" office:value="-9.19295087937265" calcext:value-type="float">
            <text:p>-9.1929508794</text:p>
          </table:table-cell>
          <table:table-cell office:value-type="string" calcext:value-type="string">
            <text:p><text:s/>range</text:p>
          </table:table-cell>
          <table:table-cell office:value-type="float" office:value="14.3304656631425" calcext:value-type="float">
            <text:p>14.3304656631</text:p>
          </table:table-cell>
          <table:table-cell office:value-type="string" calcext:value-type="string">
            <text:p><text:s/>regret</text:p>
          </table:table-cell>
          <table:table-cell table:formula="of:=[result_0509_server.I44] / [.$G44] * 100" office:value-type="float" office:value="30.1300151137097" calcext:value-type="float">
            <text:p>30.1300151137</text:p>
          </table:table-cell>
          <table:table-cell table:formula="of:=[result_0509_server.J44] / [.$G44] * 100" office:value-type="float" office:value="19.2469680744987" calcext:value-type="float">
            <text:p>19.2469680745</text:p>
          </table:table-cell>
          <table:table-cell table:formula="of:=[result_0509_server.K44] / [.$G44] * 100" office:value-type="float" office:value="15.60470415194" calcext:value-type="float">
            <text:p>15.6047041519</text:p>
          </table:table-cell>
          <table:table-cell table:formula="of:=[result_0509_server.L44] / [.$G44] * 100" office:value-type="float" office:value="12.6932099585941" calcext:value-type="float">
            <text:p>12.6932099586</text:p>
          </table:table-cell>
          <table:table-cell table:formula="of:=[result_0509_server.M44] / [.$G44] * 100" office:value-type="float" office:value="15.8133989902724" calcext:value-type="float">
            <text:p>15.8133989903</text:p>
          </table:table-cell>
          <table:table-cell table:formula="of:=[result_0509_server.N44] / [.$G44] * 100" office:value-type="float" office:value="14.9905216616653" calcext:value-type="float">
            <text:p>14.9905216617</text:p>
          </table:table-cell>
          <table:table-cell table:formula="of:=[result_0509_server.O44] / [.$G44] * 100" office:value-type="float" office:value="16.1220152645601" calcext:value-type="float">
            <text:p>16.1220152646</text:p>
          </table:table-cell>
          <table:table-cell table:formula="of:=[result_0509_server.P44] / [.$G44] * 100" office:value-type="float" office:value="15.5131899374751" calcext:value-type="float">
            <text:p>15.5131899375</text:p>
          </table:table-cell>
          <table:table-cell table:formula="of:=[result_0509_server.Q44] / [.$G44] * 100" office:value-type="float" office:value="16.0912783290319" calcext:value-type="float">
            <text:p>16.091278329</text:p>
          </table:table-cell>
          <table:table-cell table:formula="of:=[result_0509_server.R44] / [.$G44] * 100" office:value-type="float" office:value="17.0011249185949" calcext:value-type="float">
            <text:p>17.0011249186</text:p>
          </table:table-cell>
          <table:table-cell table:formula="of:=[result_0509_server.S44] / [.$G44] * 100" office:value-type="float" office:value="21.5834150146297" calcext:value-type="float">
            <text:p>21.5834150146</text:p>
          </table:table-cell>
          <table:table-cell table:formula="of:=[result_0509_server.T44] / [.$G44] * 100" office:value-type="float" office:value="21.5225999213875" calcext:value-type="float">
            <text:p>21.5225999214</text:p>
          </table:table-cell>
          <table:table-cell table:formula="of:=[result_0509_server.U44] / [.$G44] * 100" office:value-type="float" office:value="21.0666304225897" calcext:value-type="float">
            <text:p>21.0666304226</text:p>
          </table:table-cell>
          <table:table-cell table:formula="of:=[result_0509_server.V44] / [.$G44] * 100" office:value-type="float" office:value="26.1359292681759" calcext:value-type="float">
            <text:p>26.1359292682</text:p>
          </table:table-cell>
          <table:table-cell table:formula="of:=[result_0509_server.W44] / [.$G44] * 100" office:value-type="float" office:value="25.8545272018051" calcext:value-type="float">
            <text:p>25.8545272018</text:p>
          </table:table-cell>
          <table:table-cell table:formula="of:=[result_0509_server.X44] / [.$G44] * 100" office:value-type="float" office:value="29.7092671947038" calcext:value-type="float">
            <text:p>29.7092671947</text:p>
          </table:table-cell>
          <table:table-cell table:formula="of:=[result_0509_server.Y44] / [.$G44] * 100" office:value-type="float" office:value="29.0011299207057" calcext:value-type="float">
            <text:p>29.0011299207</text:p>
          </table:table-cell>
          <table:table-cell table:formula="of:=[result_0509_server.Z44] / [.$G44] * 100" office:value-type="float" office:value="28.3159487460055" calcext:value-type="float">
            <text:p>28.315948746</text:p>
          </table:table-cell>
          <table:table-cell table:formula="of:=[result_0509_server.AA44] / [.$G44] * 100" office:value-type="float" office:value="27.6345155445568" calcext:value-type="float">
            <text:p>27.6345155446</text:p>
          </table:table-cell>
          <table:table-cell table:formula="of:=[result_0509_server.AB44] / [.$G44] * 100" office:value-type="float" office:value="26.6709858190934" calcext:value-type="float">
            <text:p>26.6709858191</text:p>
          </table:table-cell>
          <table:table-cell table:formula="of:=[result_0509_server.AC44] / [.$G44] * 100" office:value-type="float" office:value="28.4571450914819" calcext:value-type="float">
            <text:p>28.4571450915</text:p>
          </table:table-cell>
          <table:table-cell table:formula="of:=[result_0509_server.AD44] / [.$G44] * 100" office:value-type="float" office:value="27.5486918342531" calcext:value-type="float">
            <text:p>27.5486918343</text:p>
          </table:table-cell>
          <table:table-cell table:formula="of:=[result_0509_server.AE44] / [.$G44] * 100" office:value-type="float" office:value="26.7145713647329" calcext:value-type="float">
            <text:p>26.7145713647</text:p>
          </table:table-cell>
          <table:table-cell table:formula="of:=[result_0509_server.AF44] / [.$G44] * 100" office:value-type="float" office:value="25.9499609343393" calcext:value-type="float">
            <text:p>25.9499609343</text:p>
          </table:table-cell>
          <table:table-cell table:formula="of:=[result_0509_server.AG44] / [.$G44] * 100" office:value-type="float" office:value="25.2465193383772" calcext:value-type="float">
            <text:p>25.2465193384</text:p>
          </table:table-cell>
          <table:table-cell table:formula="of:=[result_0509_server.AH44] / [.$G44] * 100" office:value-type="float" office:value="25.2191924126642" calcext:value-type="float">
            <text:p>25.2191924127</text:p>
          </table:table-cell>
          <table:table-cell table:formula="of:=[result_0509_server.AI44] / [.$G44] * 100" office:value-type="float" office:value="24.594923102391" calcext:value-type="float">
            <text:p>24.5949231024</text:p>
          </table:table-cell>
          <table:table-cell table:formula="of:=[result_0509_server.AJ44] / [.$G44] * 100" office:value-type="float" office:value="24.0152444571373" calcext:value-type="float">
            <text:p>24.0152444571</text:p>
          </table:table-cell>
          <table:table-cell table:formula="of:=[result_0509_server.AK44] / [.$G44] * 100" office:value-type="float" office:value="23.4755436494873" calcext:value-type="float">
            <text:p>23.4755436495</text:p>
          </table:table-cell>
          <table:table-cell table:formula="of:=[result_0509_server.AL44] / [.$G44] * 100" office:value-type="float" office:value="22.9718228956806" calcext:value-type="float">
            <text:p>22.9718228957</text:p>
          </table:table-cell>
          <table:table-cell table:formula="of:=[result_0509_server.AM44] / [.$G44] * 100" office:value-type="float" office:value="22.5881571579643" calcext:value-type="float">
            <text:p>22.588157158</text:p>
          </table:table-cell>
          <table:table-cell table:formula="of:=[result_0509_server.AN44] / [.$G44] * 100" office:value-type="float" office:value="22.1436497791307" calcext:value-type="float">
            <text:p>22.1436497791</text:p>
          </table:table-cell>
          <table:table-cell table:formula="of:=[result_0509_server.AO44] / [.$G44] * 100" office:value-type="float" office:value="21.7260822414384" calcext:value-type="float">
            <text:p>21.7260822414</text:p>
          </table:table-cell>
          <table:table-cell table:formula="of:=[result_0509_server.AP44] / [.$G44] * 100" office:value-type="float" office:value="21.333077500081" calcext:value-type="float">
            <text:p>21.3330775001</text:p>
          </table:table-cell>
          <table:table-cell table:formula="of:=[result_0509_server.AQ44] / [.$G44] * 100" office:value-type="float" office:value="20.9625301725156" calcext:value-type="float">
            <text:p>20.9625301725</text:p>
          </table:table-cell>
          <table:table-cell table:formula="of:=[result_0509_server.AR44] / [.$G44] * 100" office:value-type="float" office:value="20.6125688075925" calcext:value-type="float">
            <text:p>20.6125688076</text:p>
          </table:table-cell>
          <table:table-cell table:formula="of:=[result_0509_server.AS44] / [.$G44] * 100" office:value-type="float" office:value="20.2815242732059" calcext:value-type="float">
            <text:p>20.2815242732</text:p>
          </table:table-cell>
          <table:table-cell table:formula="of:=[result_0509_server.AT44] / [.$G44] * 100" office:value-type="float" office:value="19.7477999502268" calcext:value-type="float">
            <text:p>19.7477999502</text:p>
          </table:table-cell>
          <table:table-cell table:formula="of:=[result_0509_server.AU44] / [.$G44] * 100" office:value-type="float" office:value="19.2414461053492" calcext:value-type="float">
            <text:p>19.2414461053</text:p>
          </table:table-cell>
          <table:table-cell table:formula="of:=[result_0509_server.AV44] / [.$G44] * 100" office:value-type="float" office:value="18.9946774683318" calcext:value-type="float">
            <text:p>18.9946774683</text:p>
          </table:table-cell>
          <table:table-cell table:formula="of:=[result_0509_server.AW44] / [.$G44] * 100" office:value-type="float" office:value="18.7353907260625" calcext:value-type="float">
            <text:p>18.7353907261</text:p>
          </table:table-cell>
          <table:table-cell table:formula="of:=[result_0509_server.AX44] / [.$G44] * 100" office:value-type="float" office:value="18.4884509715202" calcext:value-type="float">
            <text:p>18.4884509715</text:p>
          </table:table-cell>
          <table:table-cell table:formula="of:=[result_0509_server.AY44] / [.$G44] * 100" office:value-type="float" office:value="18.2529967869567" calcext:value-type="float">
            <text:p>18.252996787</text:p>
          </table:table-cell>
          <table:table-cell table:formula="of:=[result_0509_server.AZ44] / [.$G44] * 100" office:value-type="float" office:value="18.0282450653279" calcext:value-type="float">
            <text:p>18.0282450653</text:p>
          </table:table-cell>
          <table:table-cell table:formula="of:=[result_0509_server.BA44] / [.$G44] * 100" office:value-type="float" office:value="17.8134823091048" calcext:value-type="float">
            <text:p>17.8134823091</text:p>
          </table:table-cell>
          <table:table-cell table:formula="of:=[result_0509_server.BB44] / [.$G44] * 100" office:value-type="float" office:value="17.6080570640218" calcext:value-type="float">
            <text:p>17.608057064</text:p>
          </table:table-cell>
          <table:table-cell table:formula="of:=[result_0509_server.BC44] / [.$G44] * 100" office:value-type="float" office:value="17.4113733187295" calcext:value-type="float">
            <text:p>17.4113733187</text:p>
          </table:table-cell>
          <table:table-cell table:formula="of:=[result_0509_server.BD44] / [.$G44] * 100" office:value-type="float" office:value="17.2228847294912" calcext:value-type="float">
            <text:p>17.2228847295</text:p>
          </table:table-cell>
          <table:table-cell table:formula="of:=[result_0509_server.BE44] / [.$G44] * 100" office:value-type="float" office:value="17.0420895520584" calcext:value-type="float">
            <text:p>17.0420895521</text:p>
          </table:table-cell>
          <table:table-cell table:formula="of:=[result_0509_server.BF44] / [.$G44] * 100" office:value-type="float" office:value="16.868526181723" calcext:value-type="float">
            <text:p>16.8685261817</text:p>
          </table:table-cell>
          <table:table-cell table:formula="of:=[result_0509_server.BG44] / [.$G44] * 100" office:value-type="float" office:value="16.7807431170461" calcext:value-type="float">
            <text:p>16.780743117</text:p>
          </table:table-cell>
          <table:table-cell table:formula="of:=[result_0509_server.BH44] / [.$G44] * 100" office:value-type="float" office:value="16.6188811539354" calcext:value-type="float">
            <text:p>16.6188811539</text:p>
          </table:table-cell>
          <table:table-cell table:formula="of:=[result_0509_server.BI44] / [.$G44] * 100" office:value-type="float" office:value="16.4631271894326" calcext:value-type="float">
            <text:p>16.4631271894</text:p>
          </table:table-cell>
          <table:table-cell table:formula="of:=[result_0509_server.BJ44] / [.$G44] * 100" office:value-type="float" office:value="16.5346917808844" calcext:value-type="float">
            <text:p>16.5346917809</text:p>
          </table:table-cell>
          <table:table-cell table:formula="of:=[result_0509_server.BK44] / [.$G44] * 100" office:value-type="float" office:value="16.3861323127827" calcext:value-type="float">
            <text:p>16.3861323128</text:p>
          </table:table-cell>
          <table:table-cell table:formula="of:=[result_0509_server.BL44] / [.$G44] * 100" office:value-type="float" office:value="16.2428785399703" calcext:value-type="float">
            <text:p>16.24287854</text:p>
          </table:table-cell>
          <table:table-cell table:formula="of:=[result_0509_server.BM44] / [.$G44] * 100" office:value-type="float" office:value="16.1046512153267" calcext:value-type="float">
            <text:p>16.1046512153</text:p>
          </table:table-cell>
          <table:table-cell table:formula="of:=[result_0509_server.BN44] / [.$G44] * 100" office:value-type="float" office:value="15.9711903501537" calcext:value-type="float">
            <text:p>15.9711903502</text:p>
          </table:table-cell>
          <table:table-cell table:formula="of:=[result_0509_server.BO44] / [.$G44] * 100" office:value-type="float" office:value="15.8422535821051" calcext:value-type="float">
            <text:p>15.8422535821</text:p>
          </table:table-cell>
          <table:table-cell table:formula="of:=[result_0509_server.BP44] / [.$G44] * 100" office:value-type="float" office:value="15.7176147063248" calcext:value-type="float">
            <text:p>15.7176147063</text:p>
          </table:table-cell>
          <table:table-cell table:formula="of:=[result_0509_server.BQ44] / [.$G44] * 100" office:value-type="float" office:value="15.5970623510619" calcext:value-type="float">
            <text:p>15.5970623511</text:p>
          </table:table-cell>
          <table:table-cell table:formula="of:=[result_0509_server.BR44] / [.$G44] * 100" office:value-type="float" office:value="15.4803987814526" calcext:value-type="float">
            <text:p>15.4803987815</text:p>
          </table:table-cell>
          <table:table-cell table:formula="of:=[result_0509_server.BS44] / [.$G44] * 100" office:value-type="float" office:value="15.3674388172278" calcext:value-type="float">
            <text:p>15.3674388172</text:p>
          </table:table-cell>
          <table:table-cell table:formula="of:=[result_0509_server.BT44] / [.$G44] * 100" office:value-type="float" office:value="15.258008851885" calcext:value-type="float">
            <text:p>15.2580088519</text:p>
          </table:table-cell>
          <table:table-cell table:formula="of:=[result_0509_server.BU44] / [.$G44] * 100" office:value-type="float" office:value="15.1519459623989" calcext:value-type="float">
            <text:p>15.1519459624</text:p>
          </table:table-cell>
          <table:table-cell table:formula="of:=[result_0509_server.BV44] / [.$G44] * 100" office:value-type="float" office:value="15.0490970998669" calcext:value-type="float">
            <text:p>15.0490970999</text:p>
          </table:table-cell>
          <table:table-cell table:formula="of:=[result_0509_server.BW44] / [.$G44] * 100" office:value-type="float" office:value="14.9493183526344" calcext:value-type="float">
            <text:p>14.9493183526</text:p>
          </table:table-cell>
          <table:table-cell table:formula="of:=[result_0509_server.BX44] / [.$G44] * 100" office:value-type="float" office:value="14.8524742744381" calcext:value-type="float">
            <text:p>14.8524742744</text:p>
          </table:table-cell>
          <table:table-cell table:formula="of:=[result_0509_server.BY44] / [.$G44] * 100" office:value-type="float" office:value="14.7584372709722" calcext:value-type="float">
            <text:p>14.758437271</text:p>
          </table:table-cell>
          <table:table-cell table:formula="of:=[result_0509_server.BZ44] / [.$G44] * 100" office:value-type="float" office:value="14.6670870390338" calcext:value-type="float">
            <text:p>14.667087039</text:p>
          </table:table-cell>
          <table:table-cell table:formula="of:=[result_0509_server.CA44] / [.$G44] * 100" office:value-type="float" office:value="14.5783100530656" calcext:value-type="float">
            <text:p>14.5783100531</text:p>
          </table:table-cell>
          <table:table-cell table:formula="of:=[result_0509_server.CB44] / [.$G44] * 100" office:value-type="float" office:value="14.4919990944853" calcext:value-type="float">
            <text:p>14.4919990945</text:p>
          </table:table-cell>
          <table:table-cell table:formula="of:=[result_0509_server.CC44] / [.$G44] * 100" office:value-type="float" office:value="14.4080528197018" calcext:value-type="float">
            <text:p>14.4080528197</text:p>
          </table:table-cell>
          <table:table-cell table:formula="of:=[result_0509_server.CD44] / [.$G44] * 100" office:value-type="float" office:value="14.3263753631556" calcext:value-type="float">
            <text:p>14.3263753632</text:p>
          </table:table-cell>
          <table:table-cell table:formula="of:=[result_0509_server.CE44] / [.$G44] * 100" office:value-type="float" office:value="14.2468759721174" calcext:value-type="float">
            <text:p>14.2468759721</text:p>
          </table:table-cell>
          <table:table-cell table:formula="of:=[result_0509_server.CF44] / [.$G44] * 100" office:value-type="float" office:value="14.169468670317" calcext:value-type="float">
            <text:p>14.1694686703</text:p>
          </table:table-cell>
          <table:table-cell table:formula="of:=[result_0509_server.CG44] / [.$G44] * 100" office:value-type="float" office:value="14.0940719477842" calcext:value-type="float">
            <text:p>14.0940719478</text:p>
          </table:table-cell>
          <table:table-cell table:formula="of:=[result_0509_server.CH44] / [.$G44] * 100" office:value-type="float" office:value="14.020608474547" calcext:value-type="float">
            <text:p>14.0206084745</text:p>
          </table:table-cell>
          <table:table-cell table:formula="of:=[result_0509_server.CI44] / [.$G44] * 100" office:value-type="float" office:value="13.9490048360754" calcext:value-type="float">
            <text:p>13.9490048361</text:p>
          </table:table-cell>
          <table:table-cell table:formula="of:=[result_0509_server.CJ44] / [.$G44] * 100" office:value-type="float" office:value="13.8791912885655" calcext:value-type="float">
            <text:p>13.8791912886</text:p>
          </table:table-cell>
          <table:table-cell table:formula="of:=[result_0509_server.CK44] / [.$G44] * 100" office:value-type="float" office:value="13.8111015323522" calcext:value-type="float">
            <text:p>13.8111015324</text:p>
          </table:table-cell>
          <table:table-cell table:formula="of:=[result_0509_server.CL44] / [.$G44] * 100" office:value-type="float" office:value="13.7446725019002" calcext:value-type="float">
            <text:p>13.7446725019</text:p>
          </table:table-cell>
          <table:table-cell table:formula="of:=[result_0509_server.CM44] / [.$G44] * 100" office:value-type="float" office:value="13.6798441709772" calcext:value-type="float">
            <text:p>13.679844171</text:p>
          </table:table-cell>
          <table:table-cell table:formula="of:=[result_0509_server.CN44] / [.$G44] * 100" office:value-type="float" office:value="13.6165593717428" calcext:value-type="float">
            <text:p>13.6165593717</text:p>
          </table:table-cell>
          <table:table-cell table:formula="of:=[result_0509_server.CO44] / [.$G44] * 100" office:value-type="float" office:value="13.554763626608" calcext:value-type="float">
            <text:p>13.5547636266</text:p>
          </table:table-cell>
          <table:table-cell table:formula="of:=[result_0509_server.CP44] / [.$G44] * 100" office:value-type="float" office:value="13.4944049918252" calcext:value-type="float">
            <text:p>13.4944049918</text:p>
          </table:table-cell>
          <table:table-cell table:formula="of:=[result_0509_server.CQ44] / [.$G44] * 100" office:value-type="float" office:value="13.435433911865" calcext:value-type="float">
            <text:p>13.4354339119</text:p>
          </table:table-cell>
          <table:table-cell table:formula="of:=[result_0509_server.CR44] / [.$G44] * 100" office:value-type="float" office:value="13.3778030837221" calcext:value-type="float">
            <text:p>13.3778030837</text:p>
          </table:table-cell>
          <table:table-cell table:formula="of:=[result_0509_server.CS44] / [.$G44] * 100" office:value-type="float" office:value="13.3214673303689" calcext:value-type="float">
            <text:p>13.3214673304</text:p>
          </table:table-cell>
          <table:table-cell table:formula="of:=[result_0509_server.CT44] / [.$G44] * 100" office:value-type="float" office:value="13.2663834826458" calcext:value-type="float">
            <text:p>13.2663834826</text:p>
          </table:table-cell>
          <table:table-cell table:formula="of:=[result_0509_server.CU44] / [.$G44] * 100" office:value-type="float" office:value="13.2125102689386" calcext:value-type="float">
            <text:p>13.2125102689</text:p>
          </table:table-cell>
          <table:table-cell table:formula="of:=[result_0509_server.CV44] / [.$G44] * 100" office:value-type="float" office:value="13.159808212051" calcext:value-type="float">
            <text:p>13.1598082121</text:p>
          </table:table-cell>
          <table:table-cell table:formula="of:=[result_0509_server.CW44] / [.$G44] * 100" office:value-type="float" office:value="13.108239532731" calcext:value-type="float">
            <text:p>13.1082395327</text:p>
          </table:table-cell>
          <table:table-cell table:formula="of:=[result_0509_server.CX44] / [.$G44] * 100" office:value-type="float" office:value="13.057768059354" calcext:value-type="float">
            <text:p>13.0577680594</text:p>
          </table:table-cell>
          <table:table-cell table:formula="of:=[result_0509_server.CY44] / [.$G44] * 100" office:value-type="float" office:value="13.0083591433111" calcext:value-type="float">
            <text:p>13.0083591433</text:p>
          </table:table-cell>
          <table:table-cell table:formula="of:=[result_0509_server.CZ44] / [.$G44] * 100" office:value-type="float" office:value="12.9599795796859" calcext:value-type="float">
            <text:p>12.9599795797</text:p>
          </table:table-cell>
          <table:table-cell table:formula="of:=[result_0509_server.DA44] / [.$G44] * 100" office:value-type="float" office:value="12.9125975328364" calcext:value-type="float">
            <text:p>12.9125975328</text:p>
          </table:table-cell>
          <table:table-cell table:formula="of:=[result_0509_server.DB44] / [.$G44] * 100" office:value-type="float" office:value="12.8661824665349" calcext:value-type="float">
            <text:p>12.8661824665</text:p>
          </table:table-cell>
          <table:table-cell table:formula="of:=[result_0509_server.DC44] / [.$G44] * 100" office:value-type="float" office:value="13.2087131226804" calcext:value-type="float">
            <text:p>13.2087131227</text:p>
          </table:table-cell>
          <table:table-cell table:formula="of:=[result_0509_server.DD44] / [.$G44] * 100" office:value-type="float" office:value="13.1602652018065" calcext:value-type="float">
            <text:p>13.1602652018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9.384486665417" calcext:value-type="float">
            <text:p>9.3844866654</text:p>
          </table:table-cell>
          <table:table-cell office:value-type="string" calcext:value-type="string">
            <text:p><text:s/>global min</text:p>
          </table:table-cell>
          <table:table-cell office:value-type="float" office:value="-7.55358324948806" calcext:value-type="float">
            <text:p>-7.5535832495</text:p>
          </table:table-cell>
          <table:table-cell office:value-type="string" calcext:value-type="string">
            <text:p><text:s/>range</text:p>
          </table:table-cell>
          <table:table-cell office:value-type="float" office:value="16.9380699149051" calcext:value-type="float">
            <text:p>16.9380699149</text:p>
          </table:table-cell>
          <table:table-cell office:value-type="string" calcext:value-type="string">
            <text:p><text:s/>regret</text:p>
          </table:table-cell>
          <table:table-cell table:formula="of:=[result_0509_server.I45] / [.$G45] * 100" office:value-type="float" office:value="25.8793812889969" calcext:value-type="float">
            <text:p>25.879381289</text:p>
          </table:table-cell>
          <table:table-cell table:formula="of:=[result_0509_server.J45] / [.$G45] * 100" office:value-type="float" office:value="28.9923952071444" calcext:value-type="float">
            <text:p>28.9923952071</text:p>
          </table:table-cell>
          <table:table-cell table:formula="of:=[result_0509_server.K45] / [.$G45] * 100" office:value-type="float" office:value="38.840251665" calcext:value-type="float">
            <text:p>38.840251665</text:p>
          </table:table-cell>
          <table:table-cell table:formula="of:=[result_0509_server.L45] / [.$G45] * 100" office:value-type="float" office:value="42.7033071182981" calcext:value-type="float">
            <text:p>42.7033071183</text:p>
          </table:table-cell>
          <table:table-cell table:formula="of:=[result_0509_server.M45] / [.$G45] * 100" office:value-type="float" office:value="36.3384298343716" calcext:value-type="float">
            <text:p>36.3384298344</text:p>
          </table:table-cell>
          <table:table-cell table:formula="of:=[result_0509_server.N45] / [.$G45] * 100" office:value-type="float" office:value="38.975507626213" calcext:value-type="float">
            <text:p>38.9755076262</text:p>
          </table:table-cell>
          <table:table-cell table:formula="of:=[result_0509_server.O45] / [.$G45] * 100" office:value-type="float" office:value="43.4242764100615" calcext:value-type="float">
            <text:p>43.4242764101</text:p>
          </table:table-cell>
          <table:table-cell table:formula="of:=[result_0509_server.P45] / [.$G45] * 100" office:value-type="float" office:value="45.5809607563299" calcext:value-type="float">
            <text:p>45.5809607563</text:p>
          </table:table-cell>
          <table:table-cell table:formula="of:=[result_0509_server.Q45] / [.$G45] * 100" office:value-type="float" office:value="49.850447591915" calcext:value-type="float">
            <text:p>49.8504475919</text:p>
          </table:table-cell>
          <table:table-cell table:formula="of:=[result_0509_server.R45] / [.$G45] * 100" office:value-type="float" office:value="46.4162835315258" calcext:value-type="float">
            <text:p>46.4162835315</text:p>
          </table:table-cell>
          <table:table-cell table:formula="of:=[result_0509_server.S45] / [.$G45] * 100" office:value-type="float" office:value="46.2962776196285" calcext:value-type="float">
            <text:p>46.2962776196</text:p>
          </table:table-cell>
          <table:table-cell table:formula="of:=[result_0509_server.T45] / [.$G45] * 100" office:value-type="float" office:value="46.6037209561037" calcext:value-type="float">
            <text:p>46.6037209561</text:p>
          </table:table-cell>
          <table:table-cell table:formula="of:=[result_0509_server.U45] / [.$G45] * 100" office:value-type="float" office:value="47.9397951741608" calcext:value-type="float">
            <text:p>47.9397951742</text:p>
          </table:table-cell>
          <table:table-cell table:formula="of:=[result_0509_server.V45] / [.$G45] * 100" office:value-type="float" office:value="45.7638019522581" calcext:value-type="float">
            <text:p>45.7638019523</text:p>
          </table:table-cell>
          <table:table-cell table:formula="of:=[result_0509_server.W45] / [.$G45] * 100" office:value-type="float" office:value="45.9658670915097" calcext:value-type="float">
            <text:p>45.9658670915</text:p>
          </table:table-cell>
          <table:table-cell table:formula="of:=[result_0509_server.X45] / [.$G45] * 100" office:value-type="float" office:value="47.6684217436851" calcext:value-type="float">
            <text:p>47.6684217437</text:p>
          </table:table-cell>
          <table:table-cell table:formula="of:=[result_0509_server.Y45] / [.$G45] * 100" office:value-type="float" office:value="45.7734365591178" calcext:value-type="float">
            <text:p>45.7734365591</text:p>
          </table:table-cell>
          <table:table-cell table:formula="of:=[result_0509_server.Z45] / [.$G45] * 100" office:value-type="float" office:value="44.0685836471506" calcext:value-type="float">
            <text:p>44.0685836472</text:p>
          </table:table-cell>
          <table:table-cell table:formula="of:=[result_0509_server.AA45] / [.$G45] * 100" office:value-type="float" office:value="42.3969313342901" calcext:value-type="float">
            <text:p>42.3969313343</text:p>
          </table:table-cell>
          <table:table-cell table:formula="of:=[result_0509_server.AB45] / [.$G45] * 100" office:value-type="float" office:value="40.7943907383007" calcext:value-type="float">
            <text:p>40.7943907383</text:p>
          </table:table-cell>
          <table:table-cell table:formula="of:=[result_0509_server.AC45] / [.$G45] * 100" office:value-type="float" office:value="39.1503337325338" calcext:value-type="float">
            <text:p>39.1503337325</text:p>
          </table:table-cell>
          <table:table-cell table:formula="of:=[result_0509_server.AD45] / [.$G45] * 100" office:value-type="float" office:value="37.8410512635324" calcext:value-type="float">
            <text:p>37.8410512635</text:p>
          </table:table-cell>
          <table:table-cell table:formula="of:=[result_0509_server.AE45] / [.$G45] * 100" office:value-type="float" office:value="36.4683618006482" calcext:value-type="float">
            <text:p>36.4683618006</text:p>
          </table:table-cell>
          <table:table-cell table:formula="of:=[result_0509_server.AF45] / [.$G45] * 100" office:value-type="float" office:value="35.2100631263376" calcext:value-type="float">
            <text:p>35.2100631263</text:p>
          </table:table-cell>
          <table:table-cell table:formula="of:=[result_0509_server.AG45] / [.$G45] * 100" office:value-type="float" office:value="34.2155053778642" calcext:value-type="float">
            <text:p>34.2155053779</text:p>
          </table:table-cell>
          <table:table-cell table:formula="of:=[result_0509_server.AH45] / [.$G45] * 100" office:value-type="float" office:value="33.1406472332232" calcext:value-type="float">
            <text:p>33.1406472332</text:p>
          </table:table-cell>
          <table:table-cell table:formula="of:=[result_0509_server.AI45] / [.$G45] * 100" office:value-type="float" office:value="32.1454082104073" calcext:value-type="float">
            <text:p>32.1454082104</text:p>
          </table:table-cell>
          <table:table-cell table:formula="of:=[result_0509_server.AJ45] / [.$G45] * 100" office:value-type="float" office:value="31.2212576892212" calcext:value-type="float">
            <text:p>31.2212576892</text:p>
          </table:table-cell>
          <table:table-cell table:formula="of:=[result_0509_server.AK45] / [.$G45] * 100" office:value-type="float" office:value="30.3608416867376" calcext:value-type="float">
            <text:p>30.3608416867</text:p>
          </table:table-cell>
          <table:table-cell table:formula="of:=[result_0509_server.AL45] / [.$G45] * 100" office:value-type="float" office:value="29.5577867510862" calcext:value-type="float">
            <text:p>29.5577867511</text:p>
          </table:table-cell>
          <table:table-cell table:formula="of:=[result_0509_server.AM45] / [.$G45] * 100" office:value-type="float" office:value="28.8065418112833" calcext:value-type="float">
            <text:p>28.8065418113</text:p>
          </table:table-cell>
          <table:table-cell table:formula="of:=[result_0509_server.AN45] / [.$G45] * 100" office:value-type="float" office:value="28.1022496802181" calcext:value-type="float">
            <text:p>28.1022496802</text:p>
          </table:table-cell>
          <table:table-cell table:formula="of:=[result_0509_server.AO45] / [.$G45] * 100" office:value-type="float" office:value="27.4406419207326" calcext:value-type="float">
            <text:p>27.4406419207</text:p>
          </table:table-cell>
          <table:table-cell table:formula="of:=[result_0509_server.AP45] / [.$G45] * 100" office:value-type="float" office:value="26.9378618470199" calcext:value-type="float">
            <text:p>26.937861847</text:p>
          </table:table-cell>
          <table:table-cell table:formula="of:=[result_0509_server.AQ45] / [.$G45] * 100" office:value-type="float" office:value="26.3473284690249" calcext:value-type="float">
            <text:p>26.347328469</text:p>
          </table:table-cell>
          <table:table-cell table:formula="of:=[result_0509_server.AR45] / [.$G45] * 100" office:value-type="float" office:value="25.7896025009186" calcext:value-type="float">
            <text:p>25.7896025009</text:p>
          </table:table-cell>
          <table:table-cell table:formula="of:=[result_0509_server.AS45] / [.$G45] * 100" office:value-type="float" office:value="25.2620238824396" calcext:value-type="float">
            <text:p>25.2620238824</text:p>
          </table:table-cell>
          <table:table-cell table:formula="of:=[result_0509_server.AT45] / [.$G45] * 100" office:value-type="float" office:value="24.76221255967" calcext:value-type="float">
            <text:p>24.7622125597</text:p>
          </table:table-cell>
          <table:table-cell table:formula="of:=[result_0509_server.AU45] / [.$G45] * 100" office:value-type="float" office:value="24.2880325867861" calcext:value-type="float">
            <text:p>24.2880325868</text:p>
          </table:table-cell>
          <table:table-cell table:formula="of:=[result_0509_server.AV45] / [.$G45] * 100" office:value-type="float" office:value="23.8375616125463" calcext:value-type="float">
            <text:p>23.8375616125</text:p>
          </table:table-cell>
          <table:table-cell table:formula="of:=[result_0509_server.AW45] / [.$G45] * 100" office:value-type="float" office:value="23.4090648321719" calcext:value-type="float">
            <text:p>23.4090648322</text:p>
          </table:table-cell>
          <table:table-cell table:formula="of:=[result_0509_server.AX45] / [.$G45] * 100" office:value-type="float" office:value="23.0009726603868" calcext:value-type="float">
            <text:p>23.0009726604</text:p>
          </table:table-cell>
          <table:table-cell table:formula="of:=[result_0509_server.AY45] / [.$G45] * 100" office:value-type="float" office:value="22.6118615198475" calcext:value-type="float">
            <text:p>22.6118615198</text:p>
          </table:table-cell>
          <table:table-cell table:formula="of:=[result_0509_server.AZ45] / [.$G45] * 100" office:value-type="float" office:value="22.2404372493326" calcext:value-type="float">
            <text:p>22.2404372493</text:p>
          </table:table-cell>
          <table:table-cell table:formula="of:=[result_0509_server.BA45] / [.$G45] * 100" office:value-type="float" office:value="21.8855207241741" calcext:value-type="float">
            <text:p>21.8855207242</text:p>
          </table:table-cell>
          <table:table-cell table:formula="of:=[result_0509_server.BB45] / [.$G45] * 100" office:value-type="float" office:value="21.5460353522833" calcext:value-type="float">
            <text:p>21.5460353523</text:p>
          </table:table-cell>
          <table:table-cell table:formula="of:=[result_0509_server.BC45] / [.$G45] * 100" office:value-type="float" office:value="21.2209961664303" calcext:value-type="float">
            <text:p>21.2209961664</text:p>
          </table:table-cell>
          <table:table-cell table:formula="of:=[result_0509_server.BD45] / [.$G45] * 100" office:value-type="float" office:value="20.909500279988" calcext:value-type="float">
            <text:p>20.90950028</text:p>
          </table:table-cell>
          <table:table-cell table:formula="of:=[result_0509_server.BE45] / [.$G45] * 100" office:value-type="float" office:value="20.6107185113596" calcext:value-type="float">
            <text:p>20.6107185114</text:p>
          </table:table-cell>
          <table:table-cell table:formula="of:=[result_0509_server.BF45] / [.$G45] * 100" office:value-type="float" office:value="20.3238880134763" calcext:value-type="float">
            <text:p>20.3238880135</text:p>
          </table:table-cell>
          <table:table-cell table:formula="of:=[result_0509_server.BG45] / [.$G45] * 100" office:value-type="float" office:value="20.0483057704119" calcext:value-type="float">
            <text:p>20.0483057704</text:p>
          </table:table-cell>
          <table:table-cell table:formula="of:=[result_0509_server.BH45] / [.$G45] * 100" office:value-type="float" office:value="19.7833228443886" calcext:value-type="float">
            <text:p>19.7833228444</text:p>
          </table:table-cell>
          <table:table-cell table:formula="of:=[result_0509_server.BI45] / [.$G45] * 100" office:value-type="float" office:value="19.5283392740642" calcext:value-type="float">
            <text:p>19.5283392741</text:p>
          </table:table-cell>
          <table:table-cell table:formula="of:=[result_0509_server.BJ45] / [.$G45] * 100" office:value-type="float" office:value="19.2827995396778" calcext:value-type="float">
            <text:p>19.2827995397</text:p>
          </table:table-cell>
          <table:table-cell table:formula="of:=[result_0509_server.BK45] / [.$G45] * 100" office:value-type="float" office:value="19.0461885229054" calcext:value-type="float">
            <text:p>19.0461885229</text:p>
          </table:table-cell>
          <table:table-cell table:formula="of:=[result_0509_server.BL45] / [.$G45] * 100" office:value-type="float" office:value="18.8180278995892" calcext:value-type="float">
            <text:p>18.8180278996</text:p>
          </table:table-cell>
          <table:table-cell table:formula="of:=[result_0509_server.BM45] / [.$G45] * 100" office:value-type="float" office:value="18.5978729121787" calcext:value-type="float">
            <text:p>18.5978729122</text:p>
          </table:table-cell>
          <table:table-cell table:formula="of:=[result_0509_server.BN45] / [.$G45] * 100" office:value-type="float" office:value="18.3853094760583" calcext:value-type="float">
            <text:p>18.3853094761</text:p>
          </table:table-cell>
          <table:table-cell table:formula="of:=[result_0509_server.BO45] / [.$G45] * 100" office:value-type="float" office:value="18.1799515801454" calcext:value-type="float">
            <text:p>18.1799515801</text:p>
          </table:table-cell>
          <table:table-cell table:formula="of:=[result_0509_server.BP45] / [.$G45] * 100" office:value-type="float" office:value="17.9814389474296" calcext:value-type="float">
            <text:p>17.9814389474</text:p>
          </table:table-cell>
          <table:table-cell table:formula="of:=[result_0509_server.BQ45] / [.$G45] * 100" office:value-type="float" office:value="17.7894349256225" calcext:value-type="float">
            <text:p>17.7894349256</text:p>
          </table:table-cell>
          <table:table-cell table:formula="of:=[result_0509_server.BR45] / [.$G45] * 100" office:value-type="float" office:value="17.6036245819382" calcext:value-type="float">
            <text:p>17.6036245819</text:p>
          </table:table-cell>
          <table:table-cell table:formula="of:=[result_0509_server.BS45] / [.$G45] * 100" office:value-type="float" office:value="17.4237129793233" calcext:value-type="float">
            <text:p>17.4237129793</text:p>
          </table:table-cell>
          <table:table-cell table:formula="of:=[result_0509_server.BT45] / [.$G45] * 100" office:value-type="float" office:value="17.24942361429" calcext:value-type="float">
            <text:p>17.2494236143</text:p>
          </table:table-cell>
          <table:table-cell table:formula="of:=[result_0509_server.BU45] / [.$G45] * 100" office:value-type="float" office:value="17.0804969989501" calcext:value-type="float">
            <text:p>17.080496999</text:p>
          </table:table-cell>
          <table:table-cell table:formula="of:=[result_0509_server.BV45] / [.$G45] * 100" office:value-type="float" office:value="16.9166893719538" calcext:value-type="float">
            <text:p>16.916689372</text:p>
          </table:table-cell>
          <table:table-cell table:formula="of:=[result_0509_server.BW45] / [.$G45] * 100" office:value-type="float" office:value="16.7577715248679" calcext:value-type="float">
            <text:p>16.7577715249</text:p>
          </table:table-cell>
          <table:table-cell table:formula="of:=[result_0509_server.BX45] / [.$G45] * 100" office:value-type="float" office:value="16.603527732108" calcext:value-type="float">
            <text:p>16.6035277321</text:p>
          </table:table-cell>
          <table:table-cell table:formula="of:=[result_0509_server.BY45] / [.$G45] * 100" office:value-type="float" office:value="16.4537547739209" calcext:value-type="float">
            <text:p>16.4537547739</text:p>
          </table:table-cell>
          <table:table-cell table:formula="of:=[result_0509_server.BZ45] / [.$G45] * 100" office:value-type="float" office:value="16.3082610431105" calcext:value-type="float">
            <text:p>16.3082610431</text:p>
          </table:table-cell>
          <table:table-cell table:formula="of:=[result_0509_server.CA45] / [.$G45] * 100" office:value-type="float" office:value="16.1668657272526" calcext:value-type="float">
            <text:p>16.1668657273</text:p>
          </table:table-cell>
          <table:table-cell table:formula="of:=[result_0509_server.CB45] / [.$G45] * 100" office:value-type="float" office:value="16.0293980590574" calcext:value-type="float">
            <text:p>16.0293980591</text:p>
          </table:table-cell>
          <table:table-cell table:formula="of:=[result_0509_server.CC45] / [.$G45] * 100" office:value-type="float" office:value="15.895696628347" calcext:value-type="float">
            <text:p>15.8956966283</text:p>
          </table:table-cell>
          <table:table-cell table:formula="of:=[result_0509_server.CD45] / [.$G45] * 100" office:value-type="float" office:value="15.7656087498179" calcext:value-type="float">
            <text:p>15.7656087498</text:p>
          </table:table-cell>
          <table:table-cell table:formula="of:=[result_0509_server.CE45] / [.$G45] * 100" office:value-type="float" office:value="15.6389898813829" calcext:value-type="float">
            <text:p>15.6389898814</text:p>
          </table:table-cell>
          <table:table-cell table:formula="of:=[result_0509_server.CF45] / [.$G45] * 100" office:value-type="float" office:value="15.5157030884331" calcext:value-type="float">
            <text:p>15.5157030884</text:p>
          </table:table-cell>
          <table:table-cell table:formula="of:=[result_0509_server.CG45] / [.$G45] * 100" office:value-type="float" office:value="15.3956185498456" calcext:value-type="float">
            <text:p>15.3956185498</text:p>
          </table:table-cell>
          <table:table-cell table:formula="of:=[result_0509_server.CH45] / [.$G45] * 100" office:value-type="float" office:value="15.2786131019911" calcext:value-type="float">
            <text:p>15.278613102</text:p>
          </table:table-cell>
          <table:table-cell table:formula="of:=[result_0509_server.CI45] / [.$G45] * 100" office:value-type="float" office:value="15.1645698173734" calcext:value-type="float">
            <text:p>15.1645698174</text:p>
          </table:table-cell>
          <table:table-cell table:formula="of:=[result_0509_server.CJ45] / [.$G45] * 100" office:value-type="float" office:value="15.0533776148713" calcext:value-type="float">
            <text:p>15.0533776149</text:p>
          </table:table-cell>
          <table:table-cell table:formula="of:=[result_0509_server.CK45] / [.$G45] * 100" office:value-type="float" office:value="15.5458447905544" calcext:value-type="float">
            <text:p>15.5458447906</text:p>
          </table:table-cell>
          <table:table-cell table:formula="of:=[result_0509_server.CL45] / [.$G45] * 100" office:value-type="float" office:value="15.4327148981963" calcext:value-type="float">
            <text:p>15.4327148982</text:p>
          </table:table-cell>
          <table:table-cell table:formula="of:=[result_0509_server.CM45] / [.$G45] * 100" office:value-type="float" office:value="15.3223110273409" calcext:value-type="float">
            <text:p>15.3223110273</text:p>
          </table:table-cell>
          <table:table-cell table:formula="of:=[result_0509_server.CN45] / [.$G45] * 100" office:value-type="float" office:value="15.2145358200773" calcext:value-type="float">
            <text:p>15.2145358201</text:p>
          </table:table-cell>
          <table:table-cell table:formula="of:=[result_0509_server.CO45] / [.$G45] * 100" office:value-type="float" office:value="15.1092965000434" calcext:value-type="float">
            <text:p>15.1092965</text:p>
          </table:table-cell>
          <table:table-cell table:formula="of:=[result_0509_server.CP45] / [.$G45] * 100" office:value-type="float" office:value="15.0065046060568" calcext:value-type="float">
            <text:p>15.0065046061</text:p>
          </table:table-cell>
          <table:table-cell table:formula="of:=[result_0509_server.CQ45] / [.$G45] * 100" office:value-type="float" office:value="14.9060757441159" calcext:value-type="float">
            <text:p>14.9060757441</text:p>
          </table:table-cell>
          <table:table-cell table:formula="of:=[result_0509_server.CR45] / [.$G45] * 100" office:value-type="float" office:value="14.80792935631" calcext:value-type="float">
            <text:p>14.8079293563</text:p>
          </table:table-cell>
          <table:table-cell table:formula="of:=[result_0509_server.CS45] / [.$G45] * 100" office:value-type="float" office:value="14.7119885053087" calcext:value-type="float">
            <text:p>14.7119885053</text:p>
          </table:table-cell>
          <table:table-cell table:formula="of:=[result_0509_server.CT45] / [.$G45] * 100" office:value-type="float" office:value="14.6181796732185" calcext:value-type="float">
            <text:p>14.6181796732</text:p>
          </table:table-cell>
          <table:table-cell table:formula="of:=[result_0509_server.CU45] / [.$G45] * 100" office:value-type="float" office:value="14.5264325737018" calcext:value-type="float">
            <text:p>14.5264325737</text:p>
          </table:table-cell>
          <table:table-cell table:formula="of:=[result_0509_server.CV45] / [.$G45] * 100" office:value-type="float" office:value="14.4366799763485" calcext:value-type="float">
            <text:p>14.4366799763</text:p>
          </table:table-cell>
          <table:table-cell table:formula="of:=[result_0509_server.CW45] / [.$G45] * 100" office:value-type="float" office:value="14.3488575423791" calcext:value-type="float">
            <text:p>14.3488575424</text:p>
          </table:table-cell>
          <table:table-cell table:formula="of:=[result_0509_server.CX45] / [.$G45] * 100" office:value-type="float" office:value="14.2629036708346" calcext:value-type="float">
            <text:p>14.2629036708</text:p>
          </table:table-cell>
          <table:table-cell table:formula="of:=[result_0509_server.CY45] / [.$G45] * 100" office:value-type="float" office:value="14.1787593544805" calcext:value-type="float">
            <text:p>14.1787593545</text:p>
          </table:table-cell>
          <table:table-cell table:formula="of:=[result_0509_server.CZ45] / [.$G45] * 100" office:value-type="float" office:value="14.0963680447171" calcext:value-type="float">
            <text:p>14.0963680447</text:p>
          </table:table-cell>
          <table:table-cell table:formula="of:=[result_0509_server.DA45] / [.$G45] * 100" office:value-type="float" office:value="14.0156755248458" calcext:value-type="float">
            <text:p>14.0156755248</text:p>
          </table:table-cell>
          <table:table-cell table:formula="of:=[result_0509_server.DB45] / [.$G45] * 100" office:value-type="float" office:value="13.9366297910943" calcext:value-type="float">
            <text:p>13.9366297911</text:p>
          </table:table-cell>
          <table:table-cell table:formula="of:=[result_0509_server.DC45] / [.$G45] * 100" office:value-type="float" office:value="13.8591809408529" calcext:value-type="float">
            <text:p>13.8591809409</text:p>
          </table:table-cell>
          <table:table-cell table:formula="of:=[result_0509_server.DD45] / [.$G45] * 100" office:value-type="float" office:value="13.7832810676163" calcext:value-type="float">
            <text:p>13.7832810676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4.92860112156353" calcext:value-type="float">
            <text:p>4.9286011216</text:p>
          </table:table-cell>
          <table:table-cell office:value-type="string" calcext:value-type="string">
            <text:p><text:s/>global min</text:p>
          </table:table-cell>
          <table:table-cell office:value-type="float" office:value="-4.33112088028824" calcext:value-type="float">
            <text:p>-4.3311208803</text:p>
          </table:table-cell>
          <table:table-cell office:value-type="string" calcext:value-type="string">
            <text:p><text:s/>range</text:p>
          </table:table-cell>
          <table:table-cell office:value-type="float" office:value="9.25972200185177" calcext:value-type="float">
            <text:p>9.2597220019</text:p>
          </table:table-cell>
          <table:table-cell office:value-type="string" calcext:value-type="string">
            <text:p><text:s/>regret</text:p>
          </table:table-cell>
          <table:table-cell table:formula="of:=[result_0509_server.I46] / [.$G46] * 100" office:value-type="float" office:value="36.1505010622194" calcext:value-type="float">
            <text:p>36.1505010622</text:p>
          </table:table-cell>
          <table:table-cell table:formula="of:=[result_0509_server.J46] / [.$G46] * 100" office:value-type="float" office:value="24.7159101957269" calcext:value-type="float">
            <text:p>24.7159101957</text:p>
          </table:table-cell>
          <table:table-cell table:formula="of:=[result_0509_server.K46] / [.$G46] * 100" office:value-type="float" office:value="40.1280674778768" calcext:value-type="float">
            <text:p>40.1280674779</text:p>
          </table:table-cell>
          <table:table-cell table:formula="of:=[result_0509_server.L46] / [.$G46] * 100" office:value-type="float" office:value="48.4336157352744" calcext:value-type="float">
            <text:p>48.4336157353</text:p>
          </table:table-cell>
          <table:table-cell table:formula="of:=[result_0509_server.M46] / [.$G46] * 100" office:value-type="float" office:value="51.1094092960525" calcext:value-type="float">
            <text:p>51.1094092961</text:p>
          </table:table-cell>
          <table:table-cell table:formula="of:=[result_0509_server.N46] / [.$G46] * 100" office:value-type="float" office:value="55.1941002290177" calcext:value-type="float">
            <text:p>55.194100229</text:p>
          </table:table-cell>
          <table:table-cell table:formula="of:=[result_0509_server.O46] / [.$G46] * 100" office:value-type="float" office:value="54.8695200095701" calcext:value-type="float">
            <text:p>54.8695200096</text:p>
          </table:table-cell>
          <table:table-cell table:formula="of:=[result_0509_server.P46] / [.$G46] * 100" office:value-type="float" office:value="53.5524977393608" calcext:value-type="float">
            <text:p>53.5524977394</text:p>
          </table:table-cell>
          <table:table-cell table:formula="of:=[result_0509_server.Q46] / [.$G46] * 100" office:value-type="float" office:value="51.912649307479" calcext:value-type="float">
            <text:p>51.9126493075</text:p>
          </table:table-cell>
          <table:table-cell table:formula="of:=[result_0509_server.R46] / [.$G46] * 100" office:value-type="float" office:value="50.8998821805711" calcext:value-type="float">
            <text:p>50.8998821806</text:p>
          </table:table-cell>
          <table:table-cell table:formula="of:=[result_0509_server.S46] / [.$G46] * 100" office:value-type="float" office:value="52.6148174053601" calcext:value-type="float">
            <text:p>52.6148174054</text:p>
          </table:table-cell>
          <table:table-cell table:formula="of:=[result_0509_server.T46] / [.$G46] * 100" office:value-type="float" office:value="53.6951157837554" calcext:value-type="float">
            <text:p>53.6951157838</text:p>
          </table:table-cell>
          <table:table-cell table:formula="of:=[result_0509_server.U46] / [.$G46] * 100" office:value-type="float" office:value="53.5958867535322" calcext:value-type="float">
            <text:p>53.5958867535</text:p>
          </table:table-cell>
          <table:table-cell table:formula="of:=[result_0509_server.V46] / [.$G46] * 100" office:value-type="float" office:value="54.1616567521154" calcext:value-type="float">
            <text:p>54.1616567521</text:p>
          </table:table-cell>
          <table:table-cell table:formula="of:=[result_0509_server.W46] / [.$G46] * 100" office:value-type="float" office:value="55.5040521160224" calcext:value-type="float">
            <text:p>55.504052116</text:p>
          </table:table-cell>
          <table:table-cell table:formula="of:=[result_0509_server.X46] / [.$G46] * 100" office:value-type="float" office:value="56.4038551912876" calcext:value-type="float">
            <text:p>56.4038551913</text:p>
          </table:table-cell>
          <table:table-cell table:formula="of:=[result_0509_server.Y46] / [.$G46] * 100" office:value-type="float" office:value="56.533144755384" calcext:value-type="float">
            <text:p>56.5331447554</text:p>
          </table:table-cell>
          <table:table-cell table:formula="of:=[result_0509_server.Z46] / [.$G46] * 100" office:value-type="float" office:value="54.1302655650424" calcext:value-type="float">
            <text:p>54.130265565</text:p>
          </table:table-cell>
          <table:table-cell table:formula="of:=[result_0509_server.AA46] / [.$G46] * 100" office:value-type="float" office:value="53.8333505766724" calcext:value-type="float">
            <text:p>53.8333505767</text:p>
          </table:table-cell>
          <table:table-cell table:formula="of:=[result_0509_server.AB46] / [.$G46] * 100" office:value-type="float" office:value="51.8057490143005" calcext:value-type="float">
            <text:p>51.8057490143</text:p>
          </table:table-cell>
          <table:table-cell table:formula="of:=[result_0509_server.AC46] / [.$G46] * 100" office:value-type="float" office:value="49.9712523626306" calcext:value-type="float">
            <text:p>49.9712523626</text:p>
          </table:table-cell>
          <table:table-cell table:formula="of:=[result_0509_server.AD46] / [.$G46] * 100" office:value-type="float" office:value="48.30352813384" calcext:value-type="float">
            <text:p>48.3035281338</text:p>
          </table:table-cell>
          <table:table-cell table:formula="of:=[result_0509_server.AE46] / [.$G46] * 100" office:value-type="float" office:value="46.780823403205" calcext:value-type="float">
            <text:p>46.7808234032</text:p>
          </table:table-cell>
          <table:table-cell table:formula="of:=[result_0509_server.AF46] / [.$G46] * 100" office:value-type="float" office:value="47.978330026786" calcext:value-type="float">
            <text:p>47.9783300268</text:p>
          </table:table-cell>
          <table:table-cell table:formula="of:=[result_0509_server.AG46] / [.$G46] * 100" office:value-type="float" office:value="47.6554887339137" calcext:value-type="float">
            <text:p>47.6554887339</text:p>
          </table:table-cell>
          <table:table-cell table:formula="of:=[result_0509_server.AH46] / [.$G46] * 100" office:value-type="float" office:value="47.9704434019648" calcext:value-type="float">
            <text:p>47.970443402</text:p>
          </table:table-cell>
          <table:table-cell table:formula="of:=[result_0509_server.AI46] / [.$G46] * 100" office:value-type="float" office:value="48.5064677809835" calcext:value-type="float">
            <text:p>48.506467781</text:p>
          </table:table-cell>
          <table:table-cell table:formula="of:=[result_0509_server.AJ46] / [.$G46] * 100" office:value-type="float" office:value="47.2484267648496" calcext:value-type="float">
            <text:p>47.2484267648</text:p>
          </table:table-cell>
          <table:table-cell table:formula="of:=[result_0509_server.AK46] / [.$G46] * 100" office:value-type="float" office:value="46.0771471981043" calcext:value-type="float">
            <text:p>46.0771471981</text:p>
          </table:table-cell>
          <table:table-cell table:formula="of:=[result_0509_server.AL46] / [.$G46] * 100" office:value-type="float" office:value="44.9839529358087" calcext:value-type="float">
            <text:p>44.9839529358</text:p>
          </table:table-cell>
          <table:table-cell table:formula="of:=[result_0509_server.AM46] / [.$G46] * 100" office:value-type="float" office:value="43.9612873355966" calcext:value-type="float">
            <text:p>43.9612873356</text:p>
          </table:table-cell>
          <table:table-cell table:formula="of:=[result_0509_server.AN46] / [.$G46] * 100" office:value-type="float" office:value="43.0025383353978" calcext:value-type="float">
            <text:p>43.0025383354</text:p>
          </table:table-cell>
          <table:table-cell table:formula="of:=[result_0509_server.AO46] / [.$G46] * 100" office:value-type="float" office:value="42.101895335211" calcext:value-type="float">
            <text:p>42.1018953352</text:p>
          </table:table-cell>
          <table:table-cell table:formula="of:=[result_0509_server.AP46] / [.$G46] * 100" office:value-type="float" office:value="41.2542313350352" calcext:value-type="float">
            <text:p>41.254231335</text:p>
          </table:table-cell>
          <table:table-cell table:formula="of:=[result_0509_server.AQ46] / [.$G46] * 100" office:value-type="float" office:value="40.4550052777267" calcext:value-type="float">
            <text:p>40.4550052777</text:p>
          </table:table-cell>
          <table:table-cell table:formula="of:=[result_0509_server.AR46] / [.$G46] * 100" office:value-type="float" office:value="39.7001806680462" calcext:value-type="float">
            <text:p>39.700180668</text:p>
          </table:table-cell>
          <table:table-cell table:formula="of:=[result_0509_server.AS46] / [.$G46] * 100" office:value-type="float" office:value="38.986157388619" calcext:value-type="float">
            <text:p>38.9861573886</text:p>
          </table:table-cell>
          <table:table-cell table:formula="of:=[result_0509_server.AT46] / [.$G46] * 100" office:value-type="float" office:value="38.309714281793" calcext:value-type="float">
            <text:p>38.3097142818</text:p>
          </table:table-cell>
          <table:table-cell table:formula="of:=[result_0509_server.AU46] / [.$G46] * 100" office:value-type="float" office:value="37.6679605650608" calcext:value-type="float">
            <text:p>37.6679605651</text:p>
          </table:table-cell>
          <table:table-cell table:formula="of:=[result_0509_server.AV46] / [.$G46] * 100" office:value-type="float" office:value="37.0582945341651" calcext:value-type="float">
            <text:p>37.0582945342</text:p>
          </table:table-cell>
          <table:table-cell table:formula="of:=[result_0509_server.AW46] / [.$G46] * 100" office:value-type="float" office:value="36.4783683096546" calcext:value-type="float">
            <text:p>36.4783683097</text:p>
          </table:table-cell>
          <table:table-cell table:formula="of:=[result_0509_server.AX46] / [.$G46] * 100" office:value-type="float" office:value="35.9260576196445" calcext:value-type="float">
            <text:p>35.9260576196</text:p>
          </table:table-cell>
          <table:table-cell table:formula="of:=[result_0509_server.AY46] / [.$G46] * 100" office:value-type="float" office:value="35.3994357989374" calcext:value-type="float">
            <text:p>35.3994357989</text:p>
          </table:table-cell>
          <table:table-cell table:formula="of:=[result_0509_server.AZ46] / [.$G46] * 100" office:value-type="float" office:value="34.8967513337168" calcext:value-type="float">
            <text:p>34.8967513337</text:p>
          </table:table-cell>
          <table:table-cell table:formula="of:=[result_0509_server.BA46] / [.$G46] * 100" office:value-type="float" office:value="34.4164084002839" calcext:value-type="float">
            <text:p>34.4164084003</text:p>
          </table:table-cell>
          <table:table-cell table:formula="of:=[result_0509_server.BB46] / [.$G46] * 100" office:value-type="float" office:value="33.9569499422176" calcext:value-type="float">
            <text:p>33.9569499422</text:p>
          </table:table-cell>
          <table:table-cell table:formula="of:=[result_0509_server.BC46] / [.$G46] * 100" office:value-type="float" office:value="33.5170429078989" calcext:value-type="float">
            <text:p>33.5170429079</text:p>
          </table:table-cell>
          <table:table-cell table:formula="of:=[result_0509_server.BD46] / [.$G46] * 100" office:value-type="float" office:value="33.0954653333434" calcext:value-type="float">
            <text:p>33.0954653333</text:p>
          </table:table-cell>
          <table:table-cell table:formula="of:=[result_0509_server.BE46] / [.$G46] * 100" office:value-type="float" office:value="32.6910950067289" calcext:value-type="float">
            <text:p>32.6910950067</text:p>
          </table:table-cell>
          <table:table-cell table:formula="of:=[result_0509_server.BF46] / [.$G46] * 100" office:value-type="float" office:value="32.302899493179" calcext:value-type="float">
            <text:p>32.3028994932</text:p>
          </table:table-cell>
          <table:table-cell table:formula="of:=[result_0509_server.BG46] / [.$G46] * 100" office:value-type="float" office:value="31.9299273331016" calcext:value-type="float">
            <text:p>31.9299273331</text:p>
          </table:table-cell>
          <table:table-cell table:formula="of:=[result_0509_server.BH46] / [.$G46] * 100" office:value-type="float" office:value="31.5713002561041" calcext:value-type="float">
            <text:p>31.5713002561</text:p>
          </table:table-cell>
          <table:table-cell table:formula="of:=[result_0509_server.BI46] / [.$G46] * 100" office:value-type="float" office:value="31.2262062763519" calcext:value-type="float">
            <text:p>31.2262062764</text:p>
          </table:table-cell>
          <table:table-cell table:formula="of:=[result_0509_server.BJ46] / [.$G46] * 100" office:value-type="float" office:value="30.8938935551091" calcext:value-type="float">
            <text:p>30.8938935551</text:p>
          </table:table-cell>
          <table:table-cell table:formula="of:=[result_0509_server.BK46] / [.$G46] * 100" office:value-type="float" office:value="30.5736649328204" calcext:value-type="float">
            <text:p>30.5736649328</text:p>
          </table:table-cell>
          <table:table-cell table:formula="of:=[result_0509_server.BL46] / [.$G46] * 100" office:value-type="float" office:value="30.2648730470421" calcext:value-type="float">
            <text:p>30.264873047</text:p>
          </table:table-cell>
          <table:table-cell table:formula="of:=[result_0509_server.BM46] / [.$G46] * 100" office:value-type="float" office:value="29.9669159642736" calcext:value-type="float">
            <text:p>29.9669159643</text:p>
          </table:table-cell>
          <table:table-cell table:formula="of:=[result_0509_server.BN46] / [.$G46] * 100" office:value-type="float" office:value="29.6792332636693" calcext:value-type="float">
            <text:p>29.6792332637</text:p>
          </table:table-cell>
          <table:table-cell table:formula="of:=[result_0509_server.BO46] / [.$G46] * 100" office:value-type="float" office:value="29.401302519018" calcext:value-type="float">
            <text:p>29.401302519</text:p>
          </table:table-cell>
          <table:table-cell table:formula="of:=[result_0509_server.BP46] / [.$G46] * 100" office:value-type="float" office:value="29.1326361325216" calcext:value-type="float">
            <text:p>29.1326361325</text:p>
          </table:table-cell>
          <table:table-cell table:formula="of:=[result_0509_server.BQ46] / [.$G46] * 100" office:value-type="float" office:value="28.8727784800087" calcext:value-type="float">
            <text:p>28.87277848</text:p>
          </table:table-cell>
          <table:table-cell table:formula="of:=[result_0509_server.BR46] / [.$G46] * 100" office:value-type="float" office:value="28.6213033324155" calcext:value-type="float">
            <text:p>28.6213033324</text:p>
          </table:table-cell>
          <table:table-cell table:formula="of:=[result_0509_server.BS46] / [.$G46] * 100" office:value-type="float" office:value="28.3778115228413" calcext:value-type="float">
            <text:p>28.3778115228</text:p>
          </table:table-cell>
          <table:table-cell table:formula="of:=[result_0509_server.BT46] / [.$G46] * 100" office:value-type="float" office:value="28.1419288323161" calcext:value-type="float">
            <text:p>28.1419288323</text:p>
          </table:table-cell>
          <table:table-cell table:formula="of:=[result_0509_server.BU46] / [.$G46] * 100" office:value-type="float" office:value="27.9133040707303" calcext:value-type="float">
            <text:p>27.9133040707</text:p>
          </table:table-cell>
          <table:table-cell table:formula="of:=[result_0509_server.BV46] / [.$G46] * 100" office:value-type="float" office:value="27.6916073322228" calcext:value-type="float">
            <text:p>27.6916073322</text:p>
          </table:table-cell>
          <table:table-cell table:formula="of:=[result_0509_server.BW46] / [.$G46] * 100" office:value-type="float" office:value="27.4765284068051" calcext:value-type="float">
            <text:p>27.4765284068</text:p>
          </table:table-cell>
          <table:table-cell table:formula="of:=[result_0509_server.BX46] / [.$G46] * 100" office:value-type="float" office:value="27.2677753321348" calcext:value-type="float">
            <text:p>27.2677753321</text:p>
          </table:table-cell>
          <table:table-cell table:formula="of:=[result_0509_server.BY46] / [.$G46] * 100" office:value-type="float" office:value="27.0650730712233" calcext:value-type="float">
            <text:p>27.0650730712</text:p>
          </table:table-cell>
          <table:table-cell table:formula="of:=[result_0509_server.BZ46] / [.$G46] * 100" office:value-type="float" office:value="26.8681623034805" calcext:value-type="float">
            <text:p>26.8681623035</text:p>
          </table:table-cell>
          <table:table-cell table:formula="of:=[result_0509_server.CA46] / [.$G46] * 100" office:value-type="float" office:value="26.6767983179278" calcext:value-type="float">
            <text:p>26.6767983179</text:p>
          </table:table-cell>
          <table:table-cell table:formula="of:=[result_0509_server.CB46] / [.$G46] * 100" office:value-type="float" office:value="26.4907499986404" calcext:value-type="float">
            <text:p>26.4907499986</text:p>
          </table:table-cell>
          <table:table-cell table:formula="of:=[result_0509_server.CC46] / [.$G46] * 100" office:value-type="float" office:value="26.30979889358" calcext:value-type="float">
            <text:p>26.3097988936</text:p>
          </table:table-cell>
          <table:table-cell table:formula="of:=[result_0509_server.CD46] / [.$G46] * 100" office:value-type="float" office:value="26.1337383589267" calcext:value-type="float">
            <text:p>26.1337383589</text:p>
          </table:table-cell>
          <table:table-cell table:formula="of:=[result_0509_server.CE46] / [.$G46] * 100" office:value-type="float" office:value="25.9623727718642" calcext:value-type="float">
            <text:p>25.9623727719</text:p>
          </table:table-cell>
          <table:table-cell table:formula="of:=[result_0509_server.CF46] / [.$G46] * 100" office:value-type="float" office:value="25.7955168055138" calcext:value-type="float">
            <text:p>25.7955168055</text:p>
          </table:table-cell>
          <table:table-cell table:formula="of:=[result_0509_server.CG46] / [.$G46] * 100" office:value-type="float" office:value="25.6329947603673" calcext:value-type="float">
            <text:p>25.6329947604</text:p>
          </table:table-cell>
          <table:table-cell table:formula="of:=[result_0509_server.CH46] / [.$G46] * 100" office:value-type="float" office:value="25.4746399471476" calcext:value-type="float">
            <text:p>25.4746399471</text:p>
          </table:table-cell>
          <table:table-cell table:formula="of:=[result_0509_server.CI46] / [.$G46] * 100" office:value-type="float" office:value="25.3202941165411" calcext:value-type="float">
            <text:p>25.3202941165</text:p>
          </table:table-cell>
          <table:table-cell table:formula="of:=[result_0509_server.CJ46] / [.$G46] * 100" office:value-type="float" office:value="25.1698069316998" calcext:value-type="float">
            <text:p>25.1698069317</text:p>
          </table:table-cell>
          <table:table-cell table:formula="of:=[result_0509_server.CK46] / [.$G46] * 100" office:value-type="float" office:value="25.0230354798175" calcext:value-type="float">
            <text:p>25.0230354798</text:p>
          </table:table-cell>
          <table:table-cell table:formula="of:=[result_0509_server.CL46] / [.$G46] * 100" office:value-type="float" office:value="24.8798438194445" calcext:value-type="float">
            <text:p>24.8798438194</text:p>
          </table:table-cell>
          <table:table-cell table:formula="of:=[result_0509_server.CM46] / [.$G46] * 100" office:value-type="float" office:value="24.7401025605263" calcext:value-type="float">
            <text:p>24.7401025605</text:p>
          </table:table-cell>
          <table:table-cell table:formula="of:=[result_0509_server.CN46] / [.$G46] * 100" office:value-type="float" office:value="24.6036884744396" calcext:value-type="float">
            <text:p>24.6036884744</text:p>
          </table:table-cell>
          <table:table-cell table:formula="of:=[result_0509_server.CO46] / [.$G46] * 100" office:value-type="float" office:value="24.4704841315547" calcext:value-type="float">
            <text:p>24.4704841316</text:p>
          </table:table-cell>
          <table:table-cell table:formula="of:=[result_0509_server.CP46] / [.$G46] * 100" office:value-type="float" office:value="24.340377564086" calcext:value-type="float">
            <text:p>24.3403775641</text:p>
          </table:table-cell>
          <table:table-cell table:formula="of:=[result_0509_server.CQ46] / [.$G46] * 100" office:value-type="float" office:value="24.2132619521911" calcext:value-type="float">
            <text:p>24.2132619522</text:p>
          </table:table-cell>
          <table:table-cell table:formula="of:=[result_0509_server.CR46] / [.$G46] * 100" office:value-type="float" office:value="24.0890353314757" calcext:value-type="float">
            <text:p>24.0890353315</text:p>
          </table:table-cell>
          <table:table-cell table:formula="of:=[result_0509_server.CS46] / [.$G46] * 100" office:value-type="float" office:value="23.9676003202145" calcext:value-type="float">
            <text:p>23.9676003202</text:p>
          </table:table-cell>
          <table:table-cell table:formula="of:=[result_0509_server.CT46] / [.$G46] * 100" office:value-type="float" office:value="23.8488638647593" calcext:value-type="float">
            <text:p>23.8488638648</text:p>
          </table:table-cell>
          <table:table-cell table:formula="of:=[result_0509_server.CU46] / [.$G46] * 100" office:value-type="float" office:value="23.7327370017314" calcext:value-type="float">
            <text:p>23.7327370017</text:p>
          </table:table-cell>
          <table:table-cell table:formula="of:=[result_0509_server.CV46] / [.$G46] * 100" office:value-type="float" office:value="23.6191346357261" calcext:value-type="float">
            <text:p>23.6191346357</text:p>
          </table:table-cell>
          <table:table-cell table:formula="of:=[result_0509_server.CW46] / [.$G46] * 100" office:value-type="float" office:value="23.5079753313552" calcext:value-type="float">
            <text:p>23.5079753314</text:p>
          </table:table-cell>
          <table:table-cell table:formula="of:=[result_0509_server.CX46] / [.$G46] * 100" office:value-type="float" office:value="23.3991811185666" calcext:value-type="float">
            <text:p>23.3991811186</text:p>
          </table:table-cell>
          <table:table-cell table:formula="of:=[result_0509_server.CY46] / [.$G46] * 100" office:value-type="float" office:value="23.2926773102579" calcext:value-type="float">
            <text:p>23.2926773103</text:p>
          </table:table-cell>
          <table:table-cell table:formula="of:=[result_0509_server.CZ46] / [.$G46] * 100" office:value-type="float" office:value="23.1883923312889" calcext:value-type="float">
            <text:p>23.1883923313</text:p>
          </table:table-cell>
          <table:table-cell table:formula="of:=[result_0509_server.DA46] / [.$G46] * 100" office:value-type="float" office:value="23.0862575580719" calcext:value-type="float">
            <text:p>23.0862575581</text:p>
          </table:table-cell>
          <table:table-cell table:formula="of:=[result_0509_server.DB46] / [.$G46] * 100" office:value-type="float" office:value="22.9862071679817" calcext:value-type="float">
            <text:p>22.986207168</text:p>
          </table:table-cell>
          <table:table-cell table:formula="of:=[result_0509_server.DC46] / [.$G46] * 100" office:value-type="float" office:value="22.8881779978933" calcext:value-type="float">
            <text:p>22.8881779979</text:p>
          </table:table-cell>
          <table:table-cell table:formula="of:=[result_0509_server.DD46] / [.$G46] * 100" office:value-type="float" office:value="22.7921094112068" calcext:value-type="float">
            <text:p>22.7921094112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9.45694872410264" calcext:value-type="float">
            <text:p>9.4569487241</text:p>
          </table:table-cell>
          <table:table-cell office:value-type="string" calcext:value-type="string">
            <text:p><text:s/>global min</text:p>
          </table:table-cell>
          <table:table-cell office:value-type="float" office:value="-9.19682273853046" calcext:value-type="float">
            <text:p>-9.1968227385</text:p>
          </table:table-cell>
          <table:table-cell office:value-type="string" calcext:value-type="string">
            <text:p><text:s/>range</text:p>
          </table:table-cell>
          <table:table-cell office:value-type="float" office:value="18.6537714626331" calcext:value-type="float">
            <text:p>18.6537714626</text:p>
          </table:table-cell>
          <table:table-cell office:value-type="string" calcext:value-type="string">
            <text:p><text:s/>regret</text:p>
          </table:table-cell>
          <table:table-cell table:formula="of:=[result_0509_server.I47] / [.$G47] * 100" office:value-type="float" office:value="49.3461458287568" calcext:value-type="float">
            <text:p>49.3461458288</text:p>
          </table:table-cell>
          <table:table-cell table:formula="of:=[result_0509_server.J47] / [.$G47] * 100" office:value-type="float" office:value="49.9861677559549" calcext:value-type="float">
            <text:p>49.986167756</text:p>
          </table:table-cell>
          <table:table-cell table:formula="of:=[result_0509_server.K47] / [.$G47] * 100" office:value-type="float" office:value="45.4930480795382" calcext:value-type="float">
            <text:p>45.4930480795</text:p>
          </table:table-cell>
          <table:table-cell table:formula="of:=[result_0509_server.L47] / [.$G47] * 100" office:value-type="float" office:value="55.4169791101242" calcext:value-type="float">
            <text:p>55.4169791101</text:p>
          </table:table-cell>
          <table:table-cell table:formula="of:=[result_0509_server.M47] / [.$G47] * 100" office:value-type="float" office:value="49.6096285371186" calcext:value-type="float">
            <text:p>49.6096285371</text:p>
          </table:table-cell>
          <table:table-cell table:formula="of:=[result_0509_server.N47] / [.$G47] * 100" office:value-type="float" office:value="45.905611561612" calcext:value-type="float">
            <text:p>45.9056115616</text:p>
          </table:table-cell>
          <table:table-cell table:formula="of:=[result_0509_server.O47] / [.$G47] * 100" office:value-type="float" office:value="41.8162701843022" calcext:value-type="float">
            <text:p>41.8162701843</text:p>
          </table:table-cell>
          <table:table-cell table:formula="of:=[result_0509_server.P47] / [.$G47] * 100" office:value-type="float" office:value="43.6852209892893" calcext:value-type="float">
            <text:p>43.6852209893</text:p>
          </table:table-cell>
          <table:table-cell table:formula="of:=[result_0509_server.Q47] / [.$G47] * 100" office:value-type="float" office:value="43.0330049267235" calcext:value-type="float">
            <text:p>43.0330049267</text:p>
          </table:table-cell>
          <table:table-cell table:formula="of:=[result_0509_server.R47] / [.$G47] * 100" office:value-type="float" office:value="42.8646735566522" calcext:value-type="float">
            <text:p>42.8646735567</text:p>
          </table:table-cell>
          <table:table-cell table:formula="of:=[result_0509_server.S47] / [.$G47] * 100" office:value-type="float" office:value="42.7277394194703" calcext:value-type="float">
            <text:p>42.7277394195</text:p>
          </table:table-cell>
          <table:table-cell table:formula="of:=[result_0509_server.T47] / [.$G47] * 100" office:value-type="float" office:value="39.1729954158727" calcext:value-type="float">
            <text:p>39.1729954159</text:p>
          </table:table-cell>
          <table:table-cell table:formula="of:=[result_0509_server.U47] / [.$G47] * 100" office:value-type="float" office:value="36.1651351051362" calcext:value-type="float">
            <text:p>36.1651351051</text:p>
          </table:table-cell>
          <table:table-cell table:formula="of:=[result_0509_server.V47] / [.$G47] * 100" office:value-type="float" office:value="36.5432407116515" calcext:value-type="float">
            <text:p>36.5432407117</text:p>
          </table:table-cell>
          <table:table-cell table:formula="of:=[result_0509_server.W47] / [.$G47] * 100" office:value-type="float" office:value="35.8832349451472" calcext:value-type="float">
            <text:p>35.8832349451</text:p>
          </table:table-cell>
          <table:table-cell table:formula="of:=[result_0509_server.X47] / [.$G47] * 100" office:value-type="float" office:value="33.6449584720942" calcext:value-type="float">
            <text:p>33.6449584721</text:p>
          </table:table-cell>
          <table:table-cell table:formula="of:=[result_0509_server.Y47] / [.$G47] * 100" office:value-type="float" office:value="31.6700086429298" calcext:value-type="float">
            <text:p>31.6700086429</text:p>
          </table:table-cell>
          <table:table-cell table:formula="of:=[result_0509_server.Z47] / [.$G47] * 100" office:value-type="float" office:value="29.9144976836725" calcext:value-type="float">
            <text:p>29.9144976837</text:p>
          </table:table-cell>
          <table:table-cell table:formula="of:=[result_0509_server.AA47] / [.$G47] * 100" office:value-type="float" office:value="28.3437773517055" calcext:value-type="float">
            <text:p>28.3437773517</text:p>
          </table:table-cell>
          <table:table-cell table:formula="of:=[result_0509_server.AB47] / [.$G47] * 100" office:value-type="float" office:value="26.9301290529351" calcext:value-type="float">
            <text:p>26.9301290529</text:p>
          </table:table-cell>
          <table:table-cell table:formula="of:=[result_0509_server.AC47] / [.$G47] * 100" office:value-type="float" office:value="26.0273469855942" calcext:value-type="float">
            <text:p>26.0273469856</text:p>
          </table:table-cell>
          <table:table-cell table:formula="of:=[result_0509_server.AD47] / [.$G47] * 100" office:value-type="float" office:value="27.6248028940231" calcext:value-type="float">
            <text:p>27.624802894</text:p>
          </table:table-cell>
          <table:table-cell table:formula="of:=[result_0509_server.AE47] / [.$G47] * 100" office:value-type="float" office:value="27.7875959110888" calcext:value-type="float">
            <text:p>27.7875959111</text:p>
          </table:table-cell>
          <table:table-cell table:formula="of:=[result_0509_server.AF47] / [.$G47] * 100" office:value-type="float" office:value="26.6297794147935" calcext:value-type="float">
            <text:p>26.6297794148</text:p>
          </table:table-cell>
          <table:table-cell table:formula="of:=[result_0509_server.AG47] / [.$G47] * 100" office:value-type="float" office:value="25.5645882382017" calcext:value-type="float">
            <text:p>25.5645882382</text:p>
          </table:table-cell>
          <table:table-cell table:formula="of:=[result_0509_server.AH47] / [.$G47] * 100" office:value-type="float" office:value="24.5813348444247" calcext:value-type="float">
            <text:p>24.5813348444</text:p>
          </table:table-cell>
          <table:table-cell table:formula="of:=[result_0509_server.AI47] / [.$G47] * 100" office:value-type="float" office:value="23.670915035372" calcext:value-type="float">
            <text:p>23.6709150354</text:p>
          </table:table-cell>
          <table:table-cell table:formula="of:=[result_0509_server.AJ47] / [.$G47] * 100" office:value-type="float" office:value="22.9590005088278" calcext:value-type="float">
            <text:p>22.9590005088</text:p>
          </table:table-cell>
          <table:table-cell table:formula="of:=[result_0509_server.AK47] / [.$G47] * 100" office:value-type="float" office:value="22.2961835358384" calcext:value-type="float">
            <text:p>22.2961835358</text:p>
          </table:table-cell>
          <table:table-cell table:formula="of:=[result_0509_server.AL47] / [.$G47] * 100" office:value-type="float" office:value="21.6775543610483" calcext:value-type="float">
            <text:p>21.677554361</text:p>
          </table:table-cell>
          <table:table-cell table:formula="of:=[result_0509_server.AM47] / [.$G47] * 100" office:value-type="float" office:value="20.9805626518628" calcext:value-type="float">
            <text:p>20.9805626519</text:p>
          </table:table-cell>
          <table:table-cell table:formula="of:=[result_0509_server.AN47] / [.$G47] * 100" office:value-type="float" office:value="20.3271329245015" calcext:value-type="float">
            <text:p>20.3271329245</text:p>
          </table:table-cell>
          <table:table-cell table:formula="of:=[result_0509_server.AO47] / [.$G47] * 100" office:value-type="float" office:value="19.7133049987983" calcext:value-type="float">
            <text:p>19.7133049988</text:p>
          </table:table-cell>
          <table:table-cell table:formula="of:=[result_0509_server.AP47] / [.$G47] * 100" office:value-type="float" office:value="19.1355845981366" calcext:value-type="float">
            <text:p>19.1355845981</text:p>
          </table:table-cell>
          <table:table-cell table:formula="of:=[result_0509_server.AQ47] / [.$G47] * 100" office:value-type="float" office:value="18.5908767917984" calcext:value-type="float">
            <text:p>18.5908767918</text:p>
          </table:table-cell>
          <table:table-cell table:formula="of:=[result_0509_server.AR47] / [.$G47] * 100" office:value-type="float" office:value="18.0764305302567" calcext:value-type="float">
            <text:p>18.0764305303</text:p>
          </table:table-cell>
          <table:table-cell table:formula="of:=[result_0509_server.AS47] / [.$G47] * 100" office:value-type="float" office:value="17.803329857514" calcext:value-type="float">
            <text:p>17.8033298575</text:p>
          </table:table-cell>
          <table:table-cell table:formula="of:=[result_0509_server.AT47] / [.$G47] * 100" office:value-type="float" office:value="17.3791492876927" calcext:value-type="float">
            <text:p>17.3791492877</text:p>
          </table:table-cell>
          <table:table-cell table:formula="of:=[result_0509_server.AU47] / [.$G47] * 100" office:value-type="float" office:value="16.9335300751878" calcext:value-type="float">
            <text:p>16.9335300752</text:p>
          </table:table-cell>
          <table:table-cell table:formula="of:=[result_0509_server.AV47] / [.$G47] * 100" office:value-type="float" office:value="16.5101918233081" calcext:value-type="float">
            <text:p>16.5101918233</text:p>
          </table:table-cell>
          <table:table-cell table:formula="of:=[result_0509_server.AW47] / [.$G47] * 100" office:value-type="float" office:value="16.1075042178616" calcext:value-type="float">
            <text:p>16.1075042179</text:p>
          </table:table-cell>
          <table:table-cell table:formula="of:=[result_0509_server.AX47] / [.$G47] * 100" office:value-type="float" office:value="15.7640985984912" calcext:value-type="float">
            <text:p>15.7640985985</text:p>
          </table:table-cell>
          <table:table-cell table:formula="of:=[result_0509_server.AY47] / [.$G47] * 100" office:value-type="float" office:value="15.3974916543403" calcext:value-type="float">
            <text:p>15.3974916543</text:p>
          </table:table-cell>
          <table:table-cell table:formula="of:=[result_0509_server.AZ47] / [.$G47] * 100" office:value-type="float" office:value="15.0475486621962" calcext:value-type="float">
            <text:p>15.0475486622</text:p>
          </table:table-cell>
          <table:table-cell table:formula="of:=[result_0509_server.BA47] / [.$G47] * 100" office:value-type="float" office:value="14.7131586919252" calcext:value-type="float">
            <text:p>14.7131586919</text:p>
          </table:table-cell>
          <table:table-cell table:formula="of:=[result_0509_server.BB47] / [.$G47] * 100" office:value-type="float" office:value="14.3933074160137" calcext:value-type="float">
            <text:p>14.393307416</text:p>
          </table:table-cell>
          <table:table-cell table:formula="of:=[result_0509_server.BC47] / [.$G47] * 100" office:value-type="float" office:value="14.0870668326943" calcext:value-type="float">
            <text:p>14.0870668327</text:p>
          </table:table-cell>
          <table:table-cell table:formula="of:=[result_0509_server.BD47] / [.$G47] * 100" office:value-type="float" office:value="13.7935862736799" calcext:value-type="float">
            <text:p>13.7935862737</text:p>
          </table:table-cell>
          <table:table-cell table:formula="of:=[result_0509_server.BE47] / [.$G47] * 100" office:value-type="float" office:value="13.5464614151212" calcext:value-type="float">
            <text:p>13.5464614151</text:p>
          </table:table-cell>
          <table:table-cell table:formula="of:=[result_0509_server.BF47] / [.$G47] * 100" office:value-type="float" office:value="13.2755321868188" calcext:value-type="float">
            <text:p>13.2755321868</text:p>
          </table:table-cell>
          <table:table-cell table:formula="of:=[result_0509_server.BG47] / [.$G47] * 100" office:value-type="float" office:value="13.0152276341361" calcext:value-type="float">
            <text:p>13.0152276341</text:p>
          </table:table-cell>
          <table:table-cell table:formula="of:=[result_0509_server.BH47] / [.$G47] * 100" office:value-type="float" office:value="12.7649347950181" calcext:value-type="float">
            <text:p>12.764934795</text:p>
          </table:table-cell>
          <table:table-cell table:formula="of:=[result_0509_server.BI47] / [.$G47] * 100" office:value-type="float" office:value="12.524086968697" calcext:value-type="float">
            <text:p>12.5240869687</text:p>
          </table:table-cell>
          <table:table-cell table:formula="of:=[result_0509_server.BJ47] / [.$G47] * 100" office:value-type="float" office:value="12.2921594322396" calcext:value-type="float">
            <text:p>12.2921594322</text:p>
          </table:table-cell>
          <table:table-cell table:formula="of:=[result_0509_server.BK47] / [.$G47] * 100" office:value-type="float" office:value="12.0686656243807" calcext:value-type="float">
            <text:p>12.0686656244</text:p>
          </table:table-cell>
          <table:table-cell table:formula="of:=[result_0509_server.BL47] / [.$G47] * 100" office:value-type="float" office:value="11.853153738231" calcext:value-type="float">
            <text:p>11.8531537382</text:p>
          </table:table-cell>
          <table:table-cell table:formula="of:=[result_0509_server.BM47] / [.$G47] * 100" office:value-type="float" office:value="11.645203672648" calcext:value-type="float">
            <text:p>11.6452036726</text:p>
          </table:table-cell>
          <table:table-cell table:formula="of:=[result_0509_server.BN47] / [.$G47] * 100" office:value-type="float" office:value="11.4734668542284" calcext:value-type="float">
            <text:p>11.4734668542</text:p>
          </table:table-cell>
          <table:table-cell table:formula="of:=[result_0509_server.BO47] / [.$G47] * 100" office:value-type="float" office:value="11.2790013143262" calcext:value-type="float">
            <text:p>11.2790013143</text:p>
          </table:table-cell>
          <table:table-cell table:formula="of:=[result_0509_server.BP47] / [.$G47] * 100" office:value-type="float" office:value="11.0910179590874" calcext:value-type="float">
            <text:p>11.0910179591</text:p>
          </table:table-cell>
          <table:table-cell table:formula="of:=[result_0509_server.BQ47] / [.$G47] * 100" office:value-type="float" office:value="10.909197992545" calcext:value-type="float">
            <text:p>10.9091979925</text:p>
          </table:table-cell>
          <table:table-cell table:formula="of:=[result_0509_server.BR47] / [.$G47] * 100" office:value-type="float" office:value="10.7332431862136" calcext:value-type="float">
            <text:p>10.7332431862</text:p>
          </table:table-cell>
          <table:table-cell table:formula="of:=[result_0509_server.BS47] / [.$G47] * 100" office:value-type="float" office:value="10.5628742467499" calcext:value-type="float">
            <text:p>10.5628742468</text:p>
          </table:table-cell>
          <table:table-cell table:formula="of:=[result_0509_server.BT47] / [.$G47] * 100" office:value-type="float" office:value="10.3978293366445" calcext:value-type="float">
            <text:p>10.3978293366</text:p>
          </table:table-cell>
          <table:table-cell table:formula="of:=[result_0509_server.BU47] / [.$G47] * 100" office:value-type="float" office:value="10.2378627314653" calcext:value-type="float">
            <text:p>10.2378627315</text:p>
          </table:table-cell>
          <table:table-cell table:formula="of:=[result_0509_server.BV47] / [.$G47] * 100" office:value-type="float" office:value="10.0827435991704" calcext:value-type="float">
            <text:p>10.0827435992</text:p>
          </table:table-cell>
          <table:table-cell table:formula="of:=[result_0509_server.BW47] / [.$G47] * 100" office:value-type="float" office:value="9.932254888735" calcext:value-type="float">
            <text:p>9.9322548887</text:p>
          </table:table-cell>
          <table:table-cell table:formula="of:=[result_0509_server.BX47] / [.$G47] * 100" office:value-type="float" office:value="9.78619231684186" calcext:value-type="float">
            <text:p>9.7861923168</text:p>
          </table:table-cell>
          <table:table-cell table:formula="of:=[result_0509_server.BY47] / [.$G47] * 100" office:value-type="float" office:value="9.64436344268471" calcext:value-type="float">
            <text:p>9.6443634427</text:p>
          </table:table-cell>
          <table:table-cell table:formula="of:=[result_0509_server.BZ47] / [.$G47] * 100" office:value-type="float" office:value="9.53065065356504" calcext:value-type="float">
            <text:p>9.5306506536</text:p>
          </table:table-cell>
          <table:table-cell table:formula="of:=[result_0509_server.CA47] / [.$G47] * 100" office:value-type="float" office:value="9.39641613731764" calcext:value-type="float">
            <text:p>9.3964161373</text:p>
          </table:table-cell>
          <table:table-cell table:formula="of:=[result_0509_server.CB47] / [.$G47] * 100" office:value-type="float" office:value="9.26591035763268" calcext:value-type="float">
            <text:p>9.2659103576</text:p>
          </table:table-cell>
          <table:table-cell table:formula="of:=[result_0509_server.CC47] / [.$G47] * 100" office:value-type="float" office:value="9.13898007876104" calcext:value-type="float">
            <text:p>9.1389800788</text:p>
          </table:table-cell>
          <table:table-cell table:formula="of:=[result_0509_server.CD47] / [.$G47] * 100" office:value-type="float" office:value="9.01548034796693" calcext:value-type="float">
            <text:p>9.015480348</text:p>
          </table:table-cell>
          <table:table-cell table:formula="of:=[result_0509_server.CE47] / [.$G47] * 100" office:value-type="float" office:value="8.89527394332738" calcext:value-type="float">
            <text:p>8.8952739433</text:p>
          </table:table-cell>
          <table:table-cell table:formula="of:=[result_0509_server.CF47] / [.$G47] * 100" office:value-type="float" office:value="8.77823086512571" calcext:value-type="float">
            <text:p>8.7782308651</text:p>
          </table:table-cell>
          <table:table-cell table:formula="of:=[result_0509_server.CG47] / [.$G47] * 100" office:value-type="float" office:value="8.66422786687734" calcext:value-type="float">
            <text:p>8.6642278669</text:p>
          </table:table-cell>
          <table:table-cell table:formula="of:=[result_0509_server.CH47] / [.$G47] * 100" office:value-type="float" office:value="8.55314802243019" calcext:value-type="float">
            <text:p>8.5531480224</text:p>
          </table:table-cell>
          <table:table-cell table:formula="of:=[result_0509_server.CI47] / [.$G47] * 100" office:value-type="float" office:value="8.44488032594374" calcext:value-type="float">
            <text:p>8.4448803259</text:p>
          </table:table-cell>
          <table:table-cell table:formula="of:=[result_0509_server.CJ47] / [.$G47] * 100" office:value-type="float" office:value="8.33931932186944" calcext:value-type="float">
            <text:p>8.3393193219</text:p>
          </table:table-cell>
          <table:table-cell table:formula="of:=[result_0509_server.CK47] / [.$G47] * 100" office:value-type="float" office:value="8.23636476234018" calcext:value-type="float">
            <text:p>8.2363647623</text:p>
          </table:table-cell>
          <table:table-cell table:formula="of:=[result_0509_server.CL47] / [.$G47] * 100" office:value-type="float" office:value="8.13592128962871" calcext:value-type="float">
            <text:p>8.1359212896</text:p>
          </table:table-cell>
          <table:table-cell table:formula="of:=[result_0509_server.CM47] / [.$G47] * 100" office:value-type="float" office:value="8.03789814156088" calcext:value-type="float">
            <text:p>8.0378981416</text:p>
          </table:table-cell>
          <table:table-cell table:formula="of:=[result_0509_server.CN47] / [.$G47] * 100" office:value-type="float" office:value="7.94220887797086" calcext:value-type="float">
            <text:p>7.942208878</text:p>
          </table:table-cell>
          <table:table-cell table:formula="of:=[result_0509_server.CO47] / [.$G47] * 100" office:value-type="float" office:value="7.84877112646535" calcext:value-type="float">
            <text:p>7.8487711265</text:p>
          </table:table-cell>
          <table:table-cell table:formula="of:=[result_0509_server.CP47] / [.$G47] * 100" office:value-type="float" office:value="7.75750634592506" calcext:value-type="float">
            <text:p>7.7575063459</text:p>
          </table:table-cell>
          <table:table-cell table:formula="of:=[result_0509_server.CQ47] / [.$G47] * 100" office:value-type="float" office:value="7.66833960631672" calcext:value-type="float">
            <text:p>7.6683396063</text:p>
          </table:table-cell>
          <table:table-cell table:formula="of:=[result_0509_server.CR47] / [.$G47] * 100" office:value-type="float" office:value="7.60034106765751" calcext:value-type="float">
            <text:p>7.6003410677</text:p>
          </table:table-cell>
          <table:table-cell table:formula="of:=[result_0509_server.CS47] / [.$G47] * 100" office:value-type="float" office:value="7.5149439770097" calcext:value-type="float">
            <text:p>7.514943977</text:p>
          </table:table-cell>
          <table:table-cell table:formula="of:=[result_0509_server.CT47] / [.$G47] * 100" office:value-type="float" office:value="7.43144459948735" calcext:value-type="float">
            <text:p>7.4314445995</text:p>
          </table:table-cell>
          <table:table-cell table:formula="of:=[result_0509_server.CU47] / [.$G47] * 100" office:value-type="float" office:value="7.34978037311937" calcext:value-type="float">
            <text:p>7.3497803731</text:p>
          </table:table-cell>
          <table:table-cell table:formula="of:=[result_0509_server.CV47] / [.$G47] * 100" office:value-type="float" office:value="7.26989145602021" calcext:value-type="float">
            <text:p>7.269891456</text:p>
          </table:table-cell>
          <table:table-cell table:formula="of:=[result_0509_server.CW47] / [.$G47] * 100" office:value-type="float" office:value="7.19172058014902" calcext:value-type="float">
            <text:p>7.1917205801</text:p>
          </table:table-cell>
          <table:table-cell table:formula="of:=[result_0509_server.CX47] / [.$G47] * 100" office:value-type="float" office:value="7.11521291440278" calcext:value-type="float">
            <text:p>7.1152129144</text:p>
          </table:table-cell>
          <table:table-cell table:formula="of:=[result_0509_server.CY47] / [.$G47] * 100" office:value-type="float" office:value="7.04031593635645" calcext:value-type="float">
            <text:p>7.0403159364</text:p>
          </table:table-cell>
          <table:table-cell table:formula="of:=[result_0509_server.CZ47] / [.$G47] * 100" office:value-type="float" office:value="6.96697931201936" calcext:value-type="float">
            <text:p>6.966979312</text:p>
          </table:table-cell>
          <table:table-cell table:formula="of:=[result_0509_server.DA47] / [.$G47] * 100" office:value-type="float" office:value="6.89515478302951" calcext:value-type="float">
            <text:p>6.895154783</text:p>
          </table:table-cell>
          <table:table-cell table:formula="of:=[result_0509_server.DB47] / [.$G47] * 100" office:value-type="float" office:value="6.82479606075369" calcext:value-type="float">
            <text:p>6.8247960608</text:p>
          </table:table-cell>
          <table:table-cell table:formula="of:=[result_0509_server.DC47] / [.$G47] * 100" office:value-type="float" office:value="6.75585872680667" calcext:value-type="float">
            <text:p>6.7558587268</text:p>
          </table:table-cell>
          <table:table-cell table:formula="of:=[result_0509_server.DD47] / [.$G47] * 100" office:value-type="float" office:value="6.68830013953859" calcext:value-type="float">
            <text:p>6.6883001395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3.89911502872251" calcext:value-type="float">
            <text:p>3.8991150287</text:p>
          </table:table-cell>
          <table:table-cell office:value-type="string" calcext:value-type="string">
            <text:p><text:s/>global min</text:p>
          </table:table-cell>
          <table:table-cell office:value-type="float" office:value="-9.38439761251404" calcext:value-type="float">
            <text:p>-9.3843976125</text:p>
          </table:table-cell>
          <table:table-cell office:value-type="string" calcext:value-type="string">
            <text:p><text:s/>range</text:p>
          </table:table-cell>
          <table:table-cell office:value-type="float" office:value="13.2835126412365" calcext:value-type="float">
            <text:p>13.2835126412</text:p>
          </table:table-cell>
          <table:table-cell office:value-type="string" calcext:value-type="string">
            <text:p><text:s/>regret</text:p>
          </table:table-cell>
          <table:table-cell table:formula="of:=[result_0509_server.I48] / [.$G48] * 100" office:value-type="float" office:value="23.604300703632" calcext:value-type="float">
            <text:p>23.6043007036</text:p>
          </table:table-cell>
          <table:table-cell table:formula="of:=[result_0509_server.J48] / [.$G48] * 100" office:value-type="float" office:value="36.4967921785574" calcext:value-type="float">
            <text:p>36.4967921786</text:p>
          </table:table-cell>
          <table:table-cell table:formula="of:=[result_0509_server.K48] / [.$G48] * 100" office:value-type="float" office:value="46.4385891976911" calcext:value-type="float">
            <text:p>46.4385891977</text:p>
          </table:table-cell>
          <table:table-cell table:formula="of:=[result_0509_server.L48] / [.$G48] * 100" office:value-type="float" office:value="57.5941782448802" calcext:value-type="float">
            <text:p>57.5941782449</text:p>
          </table:table-cell>
          <table:table-cell table:formula="of:=[result_0509_server.M48] / [.$G48] * 100" office:value-type="float" office:value="55.0350706468093" calcext:value-type="float">
            <text:p>55.0350706468</text:p>
          </table:table-cell>
          <table:table-cell table:formula="of:=[result_0509_server.N48] / [.$G48] * 100" office:value-type="float" office:value="53.9991997937364" calcext:value-type="float">
            <text:p>53.9991997937</text:p>
          </table:table-cell>
          <table:table-cell table:formula="of:=[result_0509_server.O48] / [.$G48] * 100" office:value-type="float" office:value="57.9543485553648" calcext:value-type="float">
            <text:p>57.9543485554</text:p>
          </table:table-cell>
          <table:table-cell table:formula="of:=[result_0509_server.P48] / [.$G48] * 100" office:value-type="float" office:value="55.07119415605" calcext:value-type="float">
            <text:p>55.0711941561</text:p>
          </table:table-cell>
          <table:table-cell table:formula="of:=[result_0509_server.Q48] / [.$G48] * 100" office:value-type="float" office:value="52.3414140228844" calcext:value-type="float">
            <text:p>52.3414140229</text:p>
          </table:table-cell>
          <table:table-cell table:formula="of:=[result_0509_server.R48] / [.$G48] * 100" office:value-type="float" office:value="49.1156074831206" calcext:value-type="float">
            <text:p>49.1156074831</text:p>
          </table:table-cell>
          <table:table-cell table:formula="of:=[result_0509_server.S48] / [.$G48] * 100" office:value-type="float" office:value="50.9465957730947" calcext:value-type="float">
            <text:p>50.9465957731</text:p>
          </table:table-cell>
          <table:table-cell table:formula="of:=[result_0509_server.T48] / [.$G48] * 100" office:value-type="float" office:value="47.7064152913614" calcext:value-type="float">
            <text:p>47.7064152914</text:p>
          </table:table-cell>
          <table:table-cell table:formula="of:=[result_0509_server.U48] / [.$G48] * 100" office:value-type="float" office:value="45.803487399605" calcext:value-type="float">
            <text:p>45.8034873996</text:p>
          </table:table-cell>
          <table:table-cell table:formula="of:=[result_0509_server.V48] / [.$G48] * 100" office:value-type="float" office:value="44.6292594060104" calcext:value-type="float">
            <text:p>44.629259406</text:p>
          </table:table-cell>
          <table:table-cell table:formula="of:=[result_0509_server.W48] / [.$G48] * 100" office:value-type="float" office:value="44.8319450915317" calcext:value-type="float">
            <text:p>44.8319450915</text:p>
          </table:table-cell>
          <table:table-cell table:formula="of:=[result_0509_server.X48] / [.$G48] * 100" office:value-type="float" office:value="44.4367865233487" calcext:value-type="float">
            <text:p>44.4367865233</text:p>
          </table:table-cell>
          <table:table-cell table:formula="of:=[result_0509_server.Y48] / [.$G48] * 100" office:value-type="float" office:value="43.401195631798" calcext:value-type="float">
            <text:p>43.4011956318</text:p>
          </table:table-cell>
          <table:table-cell table:formula="of:=[result_0509_server.Z48] / [.$G48] * 100" office:value-type="float" office:value="41.9933341504935" calcext:value-type="float">
            <text:p>41.9933341505</text:p>
          </table:table-cell>
          <table:table-cell table:formula="of:=[result_0509_server.AA48] / [.$G48] * 100" office:value-type="float" office:value="41.2059131033403" calcext:value-type="float">
            <text:p>41.2059131033</text:p>
          </table:table-cell>
          <table:table-cell table:formula="of:=[result_0509_server.AB48] / [.$G48] * 100" office:value-type="float" office:value="39.3236376380719" calcext:value-type="float">
            <text:p>39.3236376381</text:p>
          </table:table-cell>
          <table:table-cell table:formula="of:=[result_0509_server.AC48] / [.$G48] * 100" office:value-type="float" office:value="37.6206265028292" calcext:value-type="float">
            <text:p>37.6206265028</text:p>
          </table:table-cell>
          <table:table-cell table:formula="of:=[result_0509_server.AD48] / [.$G48] * 100" office:value-type="float" office:value="36.0724345616993" calcext:value-type="float">
            <text:p>36.0724345617</text:p>
          </table:table-cell>
          <table:table-cell table:formula="of:=[result_0509_server.AE48] / [.$G48] * 100" office:value-type="float" office:value="34.6588680067547" calcext:value-type="float">
            <text:p>34.6588680068</text:p>
          </table:table-cell>
          <table:table-cell table:formula="of:=[result_0509_server.AF48] / [.$G48] * 100" office:value-type="float" office:value="33.3630986647222" calcext:value-type="float">
            <text:p>33.3630986647</text:p>
          </table:table-cell>
          <table:table-cell table:formula="of:=[result_0509_server.AG48] / [.$G48] * 100" office:value-type="float" office:value="32.1709908700522" calcext:value-type="float">
            <text:p>32.1709908701</text:p>
          </table:table-cell>
          <table:table-cell table:formula="of:=[result_0509_server.AH48] / [.$G48] * 100" office:value-type="float" office:value="31.0705836749722" calcext:value-type="float">
            <text:p>31.070583675</text:p>
          </table:table-cell>
          <table:table-cell table:formula="of:=[result_0509_server.AI48] / [.$G48] * 100" office:value-type="float" office:value="30.0516881239723" calcext:value-type="float">
            <text:p>30.051688124</text:p>
          </table:table-cell>
          <table:table-cell table:formula="of:=[result_0509_server.AJ48] / [.$G48] * 100" office:value-type="float" office:value="28.9916704921563" calcext:value-type="float">
            <text:p>28.9916704922</text:p>
          </table:table-cell>
          <table:table-cell table:formula="of:=[result_0509_server.AK48] / [.$G48] * 100" office:value-type="float" office:value="28.0047575246034" calcext:value-type="float">
            <text:p>28.0047575246</text:p>
          </table:table-cell>
          <table:table-cell table:formula="of:=[result_0509_server.AL48] / [.$G48] * 100" office:value-type="float" office:value="27.0836387548874" calcext:value-type="float">
            <text:p>27.0836387549</text:p>
          </table:table-cell>
          <table:table-cell table:formula="of:=[result_0509_server.AM48] / [.$G48] * 100" office:value-type="float" office:value="26.2219470025723" calcext:value-type="float">
            <text:p>26.2219470026</text:p>
          </table:table-cell>
          <table:table-cell table:formula="of:=[result_0509_server.AN48] / [.$G48] * 100" office:value-type="float" office:value="25.414110984777" calcext:value-type="float">
            <text:p>25.4141109848</text:p>
          </table:table-cell>
          <table:table-cell table:formula="of:=[result_0509_server.AO48] / [.$G48] * 100" office:value-type="float" office:value="24.655234725636" calcext:value-type="float">
            <text:p>24.6552347256</text:p>
          </table:table-cell>
          <table:table-cell table:formula="of:=[result_0509_server.AP48] / [.$G48] * 100" office:value-type="float" office:value="23.9409982464445" calcext:value-type="float">
            <text:p>23.9409982464</text:p>
          </table:table-cell>
          <table:table-cell table:formula="of:=[result_0509_server.AQ48] / [.$G48] * 100" office:value-type="float" office:value="23.2675752803495" calcext:value-type="float">
            <text:p>23.2675752803</text:p>
          </table:table-cell>
          <table:table-cell table:formula="of:=[result_0509_server.AR48] / [.$G48] * 100" office:value-type="float" office:value="22.6315647012599" calcext:value-type="float">
            <text:p>22.6315647013</text:p>
          </table:table-cell>
          <table:table-cell table:formula="of:=[result_0509_server.AS48] / [.$G48] * 100" office:value-type="float" office:value="22.0299330723913" calcext:value-type="float">
            <text:p>22.0299330724</text:p>
          </table:table-cell>
          <table:table-cell table:formula="of:=[result_0509_server.AT48] / [.$G48] * 100" office:value-type="float" office:value="21.4599662660948" calcext:value-type="float">
            <text:p>21.4599662661</text:p>
          </table:table-cell>
          <table:table-cell table:formula="of:=[result_0509_server.AU48] / [.$G48] * 100" office:value-type="float" office:value="20.9192285267878" calcext:value-type="float">
            <text:p>20.9192285268</text:p>
          </table:table-cell>
          <table:table-cell table:formula="of:=[result_0509_server.AV48] / [.$G48] * 100" office:value-type="float" office:value="20.4055276744462" calcext:value-type="float">
            <text:p>20.4055276744</text:p>
          </table:table-cell>
          <table:table-cell table:formula="of:=[result_0509_server.AW48] / [.$G48] * 100" office:value-type="float" office:value="19.9168854002676" calcext:value-type="float">
            <text:p>19.9168854003</text:p>
          </table:table-cell>
          <table:table-cell table:formula="of:=[result_0509_server.AX48] / [.$G48] * 100" office:value-type="float" office:value="19.4515118058117" calcext:value-type="float">
            <text:p>19.4515118058</text:p>
          </table:table-cell>
          <table:table-cell table:formula="of:=[result_0509_server.AY48] / [.$G48] * 100" office:value-type="float" office:value="19.0077834948189" calcext:value-type="float">
            <text:p>19.0077834948</text:p>
          </table:table-cell>
          <table:table-cell table:formula="of:=[result_0509_server.AZ48] / [.$G48] * 100" office:value-type="float" office:value="18.5842246525077" calcext:value-type="float">
            <text:p>18.5842246525</text:p>
          </table:table-cell>
          <table:table-cell table:formula="of:=[result_0509_server.BA48] / [.$G48] * 100" office:value-type="float" office:value="18.1794906476325" calcext:value-type="float">
            <text:p>18.1794906476</text:p>
          </table:table-cell>
          <table:table-cell table:formula="of:=[result_0509_server.BB48] / [.$G48] * 100" office:value-type="float" office:value="17.792353773404" calcext:value-type="float">
            <text:p>17.7923537734</text:p>
          </table:table-cell>
          <table:table-cell table:formula="of:=[result_0509_server.BC48] / [.$G48] * 100" office:value-type="float" office:value="17.4216908087171" calcext:value-type="float">
            <text:p>17.4216908087</text:p>
          </table:table-cell>
          <table:table-cell table:formula="of:=[result_0509_server.BD48] / [.$G48] * 100" office:value-type="float" office:value="17.0664721342257" calcext:value-type="float">
            <text:p>17.0664721342</text:p>
          </table:table-cell>
          <table:table-cell table:formula="of:=[result_0509_server.BE48] / [.$G48] * 100" office:value-type="float" office:value="16.7257521811419" calcext:value-type="float">
            <text:p>16.7257521811</text:p>
          </table:table-cell>
          <table:table-cell table:formula="of:=[result_0509_server.BF48] / [.$G48] * 100" office:value-type="float" office:value="16.3986610261815" calcext:value-type="float">
            <text:p>16.3986610262</text:p>
          </table:table-cell>
          <table:table-cell table:formula="of:=[result_0509_server.BG48] / [.$G48] * 100" office:value-type="float" office:value="16.0843969753372" calcext:value-type="float">
            <text:p>16.0843969753</text:p>
          </table:table-cell>
          <table:table-cell table:formula="of:=[result_0509_server.BH48] / [.$G48] * 100" office:value-type="float" office:value="15.7822200033716" calcext:value-type="float">
            <text:p>15.7822200034</text:p>
          </table:table-cell>
          <table:table-cell table:formula="of:=[result_0509_server.BI48] / [.$G48] * 100" office:value-type="float" office:value="15.4914459360084" calcext:value-type="float">
            <text:p>15.491445936</text:p>
          </table:table-cell>
          <table:table-cell table:formula="of:=[result_0509_server.BJ48] / [.$G48] * 100" office:value-type="float" office:value="15.2114412785475" calcext:value-type="float">
            <text:p>15.2114412785</text:p>
          </table:table-cell>
          <table:table-cell table:formula="of:=[result_0509_server.BK48] / [.$G48] * 100" office:value-type="float" office:value="14.9416186086307" calcext:value-type="float">
            <text:p>14.9416186086</text:p>
          </table:table-cell>
          <table:table-cell table:formula="of:=[result_0509_server.BL48] / [.$G48] * 100" office:value-type="float" office:value="14.6814324626395" calcext:value-type="float">
            <text:p>14.6814324626</text:p>
          </table:table-cell>
          <table:table-cell table:formula="of:=[result_0509_server.BM48] / [.$G48] * 100" office:value-type="float" office:value="14.4303756551041" calcext:value-type="float">
            <text:p>14.4303756551</text:p>
          </table:table-cell>
          <table:table-cell table:formula="of:=[result_0509_server.BN48] / [.$G48] * 100" office:value-type="float" office:value="14.187975978863" calcext:value-type="float">
            <text:p>14.1879759789</text:p>
          </table:table-cell>
          <table:table-cell table:formula="of:=[result_0509_server.BO48] / [.$G48] * 100" office:value-type="float" office:value="13.9537932407997" calcext:value-type="float">
            <text:p>13.9537932408</text:p>
          </table:table-cell>
          <table:table-cell table:formula="of:=[result_0509_server.BP48] / [.$G48] * 100" office:value-type="float" office:value="13.7274165940051" calcext:value-type="float">
            <text:p>13.727416594</text:p>
          </table:table-cell>
          <table:table-cell table:formula="of:=[result_0509_server.BQ48] / [.$G48] * 100" office:value-type="float" office:value="13.5084621323512" calcext:value-type="float">
            <text:p>13.5084621324</text:p>
          </table:table-cell>
          <table:table-cell table:formula="of:=[result_0509_server.BR48] / [.$G48] * 100" office:value-type="float" office:value="13.2965707178475" calcext:value-type="float">
            <text:p>13.2965707178</text:p>
          </table:table-cell>
          <table:table-cell table:formula="of:=[result_0509_server.BS48] / [.$G48] * 100" office:value-type="float" office:value="13.0914060149154" calcext:value-type="float">
            <text:p>13.0914060149</text:p>
          </table:table-cell>
          <table:table-cell table:formula="of:=[result_0509_server.BT48] / [.$G48] * 100" office:value-type="float" office:value="12.8926527089499" calcext:value-type="float">
            <text:p>12.8926527089</text:p>
          </table:table-cell>
          <table:table-cell table:formula="of:=[result_0509_server.BU48] / [.$G48] * 100" office:value-type="float" office:value="12.7000148893218" calcext:value-type="float">
            <text:p>12.7000148893</text:p>
          </table:table-cell>
          <table:table-cell table:formula="of:=[result_0509_server.BV48] / [.$G48] * 100" office:value-type="float" office:value="12.5132145793794" calcext:value-type="float">
            <text:p>12.5132145794</text:p>
          </table:table-cell>
          <table:table-cell table:formula="of:=[result_0509_server.BW48] / [.$G48] * 100" office:value-type="float" office:value="12.331990398092" calcext:value-type="float">
            <text:p>12.3319903981</text:p>
          </table:table-cell>
          <table:table-cell table:formula="of:=[result_0509_server.BX48] / [.$G48] * 100" office:value-type="float" office:value="12.1560963397836" calcext:value-type="float">
            <text:p>12.1560963398</text:p>
          </table:table-cell>
          <table:table-cell table:formula="of:=[result_0509_server.BY48] / [.$G48] * 100" office:value-type="float" office:value="11.985300659977" calcext:value-type="float">
            <text:p>11.98530066</text:p>
          </table:table-cell>
          <table:table-cell table:formula="of:=[result_0509_server.BZ48] / [.$G48] * 100" office:value-type="float" office:value="11.8193848567362" calcext:value-type="float">
            <text:p>11.8193848567</text:p>
          </table:table-cell>
          <table:table-cell table:formula="of:=[result_0509_server.CA48] / [.$G48] * 100" office:value-type="float" office:value="11.6581427380937" calcext:value-type="float">
            <text:p>11.6581427381</text:p>
          </table:table-cell>
          <table:table-cell table:formula="of:=[result_0509_server.CB48] / [.$G48] * 100" office:value-type="float" office:value="11.5013795671913" calcext:value-type="float">
            <text:p>11.5013795672</text:p>
          </table:table-cell>
          <table:table-cell table:formula="of:=[result_0509_server.CC48] / [.$G48] * 100" office:value-type="float" office:value="11.3489112776836" calcext:value-type="float">
            <text:p>11.3489112777</text:p>
          </table:table-cell>
          <table:table-cell table:formula="of:=[result_0509_server.CD48] / [.$G48] * 100" office:value-type="float" office:value="11.2005637527571" calcext:value-type="float">
            <text:p>11.2005637528</text:p>
          </table:table-cell>
          <table:table-cell table:formula="of:=[result_0509_server.CE48] / [.$G48] * 100" office:value-type="float" office:value="11.0561721618286" calcext:value-type="float">
            <text:p>11.0561721618</text:p>
          </table:table-cell>
          <table:table-cell table:formula="of:=[result_0509_server.CF48] / [.$G48] * 100" office:value-type="float" office:value="10.9155803496088" calcext:value-type="float">
            <text:p>10.9155803496</text:p>
          </table:table-cell>
          <table:table-cell table:formula="of:=[result_0509_server.CG48] / [.$G48] * 100" office:value-type="float" office:value="10.7786402727713" calcext:value-type="float">
            <text:p>10.7786402728</text:p>
          </table:table-cell>
          <table:table-cell table:formula="of:=[result_0509_server.CH48] / [.$G48] * 100" office:value-type="float" office:value="10.6452114799553" calcext:value-type="float">
            <text:p>10.64521148</text:p>
          </table:table-cell>
          <table:table-cell table:formula="of:=[result_0509_server.CI48] / [.$G48] * 100" office:value-type="float" office:value="10.5151606312612" calcext:value-type="float">
            <text:p>10.5151606313</text:p>
          </table:table-cell>
          <table:table-cell table:formula="of:=[result_0509_server.CJ48] / [.$G48] * 100" office:value-type="float" office:value="10.3883610537845" calcext:value-type="float">
            <text:p>10.3883610538</text:p>
          </table:table-cell>
          <table:table-cell table:formula="of:=[result_0509_server.CK48] / [.$G48] * 100" office:value-type="float" office:value="10.2646923300726" calcext:value-type="float">
            <text:p>10.2646923301</text:p>
          </table:table-cell>
          <table:table-cell table:formula="of:=[result_0509_server.CL48] / [.$G48] * 100" office:value-type="float" office:value="10.1440399166952" calcext:value-type="float">
            <text:p>10.1440399167</text:p>
          </table:table-cell>
          <table:table-cell table:formula="of:=[result_0509_server.CM48] / [.$G48] * 100" office:value-type="float" office:value="10.026294790387" calcext:value-type="float">
            <text:p>10.0262947904</text:p>
          </table:table-cell>
          <table:table-cell table:formula="of:=[result_0509_server.CN48] / [.$G48] * 100" office:value-type="float" office:value="9.91135311946725" calcext:value-type="float">
            <text:p>9.9113531195</text:p>
          </table:table-cell>
          <table:table-cell table:formula="of:=[result_0509_server.CO48] / [.$G48] * 100" office:value-type="float" office:value="9.79911595845144" calcext:value-type="float">
            <text:p>9.7991159585</text:p>
          </table:table-cell>
          <table:table-cell table:formula="of:=[result_0509_server.CP48] / [.$G48] * 100" office:value-type="float" office:value="9.68948896397082" calcext:value-type="float">
            <text:p>9.689488964</text:p>
          </table:table-cell>
          <table:table-cell table:formula="of:=[result_0509_server.CQ48] / [.$G48] * 100" office:value-type="float" office:value="9.58238213028293" calcext:value-type="float">
            <text:p>9.5823821303</text:p>
          </table:table-cell>
          <table:table-cell table:formula="of:=[result_0509_server.CR48] / [.$G48] * 100" office:value-type="float" office:value="9.47770954281524" calcext:value-type="float">
            <text:p>9.4777095428</text:p>
          </table:table-cell>
          <table:table-cell table:formula="of:=[result_0509_server.CS48] / [.$G48] * 100" office:value-type="float" office:value="9.37538914832427" calcext:value-type="float">
            <text:p>9.3753891483</text:p>
          </table:table-cell>
          <table:table-cell table:formula="of:=[result_0509_server.CT48] / [.$G48] * 100" office:value-type="float" office:value="9.27534254037764" calcext:value-type="float">
            <text:p>9.2753425404</text:p>
          </table:table-cell>
          <table:table-cell table:formula="of:=[result_0509_server.CU48] / [.$G48] * 100" office:value-type="float" office:value="9.1774947589792" calcext:value-type="float">
            <text:p>9.177494759</text:p>
          </table:table-cell>
          <table:table-cell table:formula="of:=[result_0509_server.CV48] / [.$G48] * 100" office:value-type="float" office:value="9.08177410326335" calcext:value-type="float">
            <text:p>9.0817741033</text:p>
          </table:table-cell>
          <table:table-cell table:formula="of:=[result_0509_server.CW48] / [.$G48] * 100" office:value-type="float" office:value="8.9881119562726" calcext:value-type="float">
            <text:p>8.9881119563</text:p>
          </table:table-cell>
          <table:table-cell table:formula="of:=[result_0509_server.CX48] / [.$G48] * 100" office:value-type="float" office:value="8.89644262091992" calcext:value-type="float">
            <text:p>8.8964426209</text:p>
          </table:table-cell>
          <table:table-cell table:formula="of:=[result_0509_server.CY48] / [.$G48] * 100" office:value-type="float" office:value="8.80670316631155" calcext:value-type="float">
            <text:p>8.8067031663</text:p>
          </table:table-cell>
          <table:table-cell table:formula="of:=[result_0509_server.CZ48] / [.$G48] * 100" office:value-type="float" office:value="8.71883328367422" calcext:value-type="float">
            <text:p>8.7188332837</text:p>
          </table:table-cell>
          <table:table-cell table:formula="of:=[result_0509_server.DA48] / [.$G48] * 100" office:value-type="float" office:value="8.63277515119424" calcext:value-type="float">
            <text:p>8.6327751512</text:p>
          </table:table-cell>
          <table:table-cell table:formula="of:=[result_0509_server.DB48] / [.$G48] * 100" office:value-type="float" office:value="8.54847330713232" calcext:value-type="float">
            <text:p>8.5484733071</text:p>
          </table:table-cell>
          <table:table-cell table:formula="of:=[result_0509_server.DC48] / [.$G48] * 100" office:value-type="float" office:value="8.46587453062716" calcext:value-type="float">
            <text:p>8.4658745306</text:p>
          </table:table-cell>
          <table:table-cell table:formula="of:=[result_0509_server.DD48] / [.$G48] * 100" office:value-type="float" office:value="8.38492772965209" calcext:value-type="float">
            <text:p>8.3849277297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13.7284873396141" calcext:value-type="float">
            <text:p>13.7284873396</text:p>
          </table:table-cell>
          <table:table-cell office:value-type="string" calcext:value-type="string">
            <text:p><text:s/>global min</text:p>
          </table:table-cell>
          <table:table-cell office:value-type="float" office:value="-7.87057084526833" calcext:value-type="float">
            <text:p>-7.8705708453</text:p>
          </table:table-cell>
          <table:table-cell office:value-type="string" calcext:value-type="string">
            <text:p><text:s/>range</text:p>
          </table:table-cell>
          <table:table-cell office:value-type="float" office:value="21.5990581848824" calcext:value-type="float">
            <text:p>21.5990581849</text:p>
          </table:table-cell>
          <table:table-cell office:value-type="string" calcext:value-type="string">
            <text:p><text:s/>regret</text:p>
          </table:table-cell>
          <table:table-cell table:formula="of:=[result_0509_server.I49] / [.$G49] * 100" office:value-type="float" office:value="86.5607053794244" calcext:value-type="float">
            <text:p>86.5607053794</text:p>
          </table:table-cell>
          <table:table-cell table:formula="of:=[result_0509_server.J49] / [.$G49] * 100" office:value-type="float" office:value="57.0211118271038" calcext:value-type="float">
            <text:p>57.0211118271</text:p>
          </table:table-cell>
          <table:table-cell table:formula="of:=[result_0509_server.K49] / [.$G49] * 100" office:value-type="float" office:value="46.0785880862021" calcext:value-type="float">
            <text:p>46.0785880862</text:p>
          </table:table-cell>
          <table:table-cell table:formula="of:=[result_0509_server.L49] / [.$G49] * 100" office:value-type="float" office:value="41.018689648811" calcext:value-type="float">
            <text:p>41.0186896488</text:p>
          </table:table-cell>
          <table:table-cell table:formula="of:=[result_0509_server.M49] / [.$G49] * 100" office:value-type="float" office:value="36.7728084075093" calcext:value-type="float">
            <text:p>36.7728084075</text:p>
          </table:table-cell>
          <table:table-cell table:formula="of:=[result_0509_server.N49] / [.$G49] * 100" office:value-type="float" office:value="30.6440070062578" calcext:value-type="float">
            <text:p>30.6440070063</text:p>
          </table:table-cell>
          <table:table-cell table:formula="of:=[result_0509_server.O49] / [.$G49] * 100" office:value-type="float" office:value="31.6891077931693" calcext:value-type="float">
            <text:p>31.6891077932</text:p>
          </table:table-cell>
          <table:table-cell table:formula="of:=[result_0509_server.P49] / [.$G49] * 100" office:value-type="float" office:value="29.2480615137195" calcext:value-type="float">
            <text:p>29.2480615137</text:p>
          </table:table-cell>
          <table:table-cell table:formula="of:=[result_0509_server.Q49] / [.$G49] * 100" office:value-type="float" office:value="28.3208396351721" calcext:value-type="float">
            <text:p>28.3208396352</text:p>
          </table:table-cell>
          <table:table-cell table:formula="of:=[result_0509_server.R49] / [.$G49] * 100" office:value-type="float" office:value="29.4547117707023" calcext:value-type="float">
            <text:p>29.4547117707</text:p>
          </table:table-cell>
          <table:table-cell table:formula="of:=[result_0509_server.S49] / [.$G49] * 100" office:value-type="float" office:value="29.0178302312521" calcext:value-type="float">
            <text:p>29.0178302313</text:p>
          </table:table-cell>
          <table:table-cell table:formula="of:=[result_0509_server.T49] / [.$G49] * 100" office:value-type="float" office:value="27.3015448586147" calcext:value-type="float">
            <text:p>27.3015448586</text:p>
          </table:table-cell>
          <table:table-cell table:formula="of:=[result_0509_server.U49] / [.$G49] * 100" office:value-type="float" office:value="32.642824026461" calcext:value-type="float">
            <text:p>32.6428240265</text:p>
          </table:table-cell>
          <table:table-cell table:formula="of:=[result_0509_server.V49] / [.$G49] * 100" office:value-type="float" office:value="30.4082416485098" calcext:value-type="float">
            <text:p>30.4082416485</text:p>
          </table:table-cell>
          <table:table-cell table:formula="of:=[result_0509_server.W49] / [.$G49] * 100" office:value-type="float" office:value="28.4716035876188" calcext:value-type="float">
            <text:p>28.4716035876</text:p>
          </table:table-cell>
          <table:table-cell table:formula="of:=[result_0509_server.X49] / [.$G49] * 100" office:value-type="float" office:value="26.7770452843392" calcext:value-type="float">
            <text:p>26.7770452843</text:p>
          </table:table-cell>
          <table:table-cell table:formula="of:=[result_0509_server.Y49] / [.$G49] * 100" office:value-type="float" office:value="25.2818467814454" calcext:value-type="float">
            <text:p>25.2818467814</text:p>
          </table:table-cell>
          <table:table-cell table:formula="of:=[result_0509_server.Z49] / [.$G49] * 100" office:value-type="float" office:value="23.9527814455398" calcext:value-type="float">
            <text:p>23.9527814455</text:p>
          </table:table-cell>
          <table:table-cell table:formula="of:=[result_0509_server.AA49] / [.$G49] * 100" office:value-type="float" office:value="22.76361772394" calcext:value-type="float">
            <text:p>22.7636177239</text:p>
          </table:table-cell>
          <table:table-cell table:formula="of:=[result_0509_server.AB49] / [.$G49] * 100" office:value-type="float" office:value="21.6933703745003" calcext:value-type="float">
            <text:p>21.6933703745</text:p>
          </table:table-cell>
          <table:table-cell table:formula="of:=[result_0509_server.AC49] / [.$G49] * 100" office:value-type="float" office:value="20.7250513440548" calcext:value-type="float">
            <text:p>20.7250513441</text:p>
          </table:table-cell>
          <table:table-cell table:formula="of:=[result_0509_server.AD49] / [.$G49] * 100" office:value-type="float" office:value="19.844761316377" calcext:value-type="float">
            <text:p>19.8447613164</text:p>
          </table:table-cell>
          <table:table-cell table:formula="of:=[result_0509_server.AE49] / [.$G49] * 100" office:value-type="float" office:value="19.0410182476278" calcext:value-type="float">
            <text:p>19.0410182476</text:p>
          </table:table-cell>
          <table:table-cell table:formula="of:=[result_0509_server.AF49] / [.$G49] * 100" office:value-type="float" office:value="18.304253767941" calcext:value-type="float">
            <text:p>18.3042537679</text:p>
          </table:table-cell>
          <table:table-cell table:formula="of:=[result_0509_server.AG49] / [.$G49] * 100" office:value-type="float" office:value="17.6264304466292" calcext:value-type="float">
            <text:p>17.6264304466</text:p>
          </table:table-cell>
          <table:table-cell table:formula="of:=[result_0509_server.AH49] / [.$G49] * 100" office:value-type="float" office:value="17.0007473808028" calcext:value-type="float">
            <text:p>17.0007473808</text:p>
          </table:table-cell>
          <table:table-cell table:formula="of:=[result_0509_server.AI49] / [.$G49] * 100" office:value-type="float" office:value="16.4214112087414" calcext:value-type="float">
            <text:p>16.4214112087</text:p>
          </table:table-cell>
          <table:table-cell table:formula="of:=[result_0509_server.AJ49] / [.$G49] * 100" office:value-type="float" office:value="16.2759726135045" calcext:value-type="float">
            <text:p>16.2759726135</text:p>
          </table:table-cell>
          <table:table-cell table:formula="of:=[result_0509_server.AK49] / [.$G49] * 100" office:value-type="float" office:value="15.9493203213453" calcext:value-type="float">
            <text:p>15.9493203213</text:p>
          </table:table-cell>
          <table:table-cell table:formula="of:=[result_0509_server.AL49] / [.$G49] * 100" office:value-type="float" office:value="15.8293139953707" calcext:value-type="float">
            <text:p>15.8293139954</text:p>
          </table:table-cell>
          <table:table-cell table:formula="of:=[result_0509_server.AM49] / [.$G49] * 100" office:value-type="float" office:value="15.5381443871616" calcext:value-type="float">
            <text:p>15.5381443872</text:p>
          </table:table-cell>
          <table:table-cell table:formula="of:=[result_0509_server.AN49] / [.$G49] * 100" office:value-type="float" office:value="15.0950358355361" calcext:value-type="float">
            <text:p>15.0950358355</text:p>
          </table:table-cell>
          <table:table-cell table:formula="of:=[result_0509_server.AO49] / [.$G49] * 100" office:value-type="float" office:value="14.6787823476454" calcext:value-type="float">
            <text:p>14.6787823476</text:p>
          </table:table-cell>
          <table:table-cell table:formula="of:=[result_0509_server.AP49] / [.$G49] * 100" office:value-type="float" office:value="14.2870143590424" calcext:value-type="float">
            <text:p>14.287014359</text:p>
          </table:table-cell>
          <table:table-cell table:formula="of:=[result_0509_server.AQ49] / [.$G49] * 100" office:value-type="float" office:value="13.9176331126454" calcext:value-type="float">
            <text:p>13.9176331126</text:p>
          </table:table-cell>
          <table:table-cell table:formula="of:=[result_0509_server.AR49] / [.$G49] * 100" office:value-type="float" office:value="13.8740635967971" calcext:value-type="float">
            <text:p>13.8740635968</text:p>
          </table:table-cell>
          <table:table-cell table:formula="of:=[result_0509_server.AS49] / [.$G49] * 100" office:value-type="float" office:value="13.6839839574012" calcext:value-type="float">
            <text:p>13.6839839574</text:p>
          </table:table-cell>
          <table:table-cell table:formula="of:=[result_0509_server.AT49] / [.$G49] * 100" office:value-type="float" office:value="13.6394746235919" calcext:value-type="float">
            <text:p>13.6394746236</text:p>
          </table:table-cell>
          <table:table-cell table:formula="of:=[result_0509_server.AU49] / [.$G49] * 100" office:value-type="float" office:value="13.6063888779129" calcext:value-type="float">
            <text:p>13.6063888779</text:p>
          </table:table-cell>
          <table:table-cell table:formula="of:=[result_0509_server.AV49] / [.$G49] * 100" office:value-type="float" office:value="13.4372570794438" calcext:value-type="float">
            <text:p>13.4372570794</text:p>
          </table:table-cell>
          <table:table-cell table:formula="of:=[result_0509_server.AW49] / [.$G49] * 100" office:value-type="float" office:value="13.4020222548878" calcext:value-type="float">
            <text:p>13.4020222549</text:p>
          </table:table-cell>
          <table:table-cell table:formula="of:=[result_0509_server.AX49] / [.$G49] * 100" office:value-type="float" office:value="13.3769534045835" calcext:value-type="float">
            <text:p>13.3769534046</text:p>
          </table:table-cell>
          <table:table-cell table:formula="of:=[result_0509_server.AY49] / [.$G49] * 100" office:value-type="float" office:value="13.2249572077129" calcext:value-type="float">
            <text:p>13.2249572077</text:p>
          </table:table-cell>
          <table:table-cell table:formula="of:=[result_0509_server.AZ49] / [.$G49] * 100" office:value-type="float" office:value="13.1969497546433" calcext:value-type="float">
            <text:p>13.1969497546</text:p>
          </table:table-cell>
          <table:table-cell table:formula="of:=[result_0509_server.BA49] / [.$G49] * 100" office:value-type="float" office:value="12.9338768875433" calcext:value-type="float">
            <text:p>12.9338768875</text:p>
          </table:table-cell>
          <table:table-cell table:formula="of:=[result_0509_server.BB49] / [.$G49] * 100" office:value-type="float" office:value="12.6822419711868" calcext:value-type="float">
            <text:p>12.6822419712</text:p>
          </table:table-cell>
          <table:table-cell table:formula="of:=[result_0509_server.BC49] / [.$G49] * 100" office:value-type="float" office:value="12.6751544939724" calcext:value-type="float">
            <text:p>12.675154494</text:p>
          </table:table-cell>
          <table:table-cell table:formula="of:=[result_0509_server.BD49] / [.$G49] * 100" office:value-type="float" office:value="12.5536120449135" calcext:value-type="float">
            <text:p>12.5536120449</text:p>
          </table:table-cell>
          <table:table-cell table:formula="of:=[result_0509_server.BE49] / [.$G49] * 100" office:value-type="float" office:value="12.5421634169081" calcext:value-type="float">
            <text:p>12.5421634169</text:p>
          </table:table-cell>
          <table:table-cell table:formula="of:=[result_0509_server.BF49] / [.$G49] * 100" office:value-type="float" office:value="12.3184935632729" calcext:value-type="float">
            <text:p>12.3184935633</text:p>
          </table:table-cell>
          <table:table-cell table:formula="of:=[result_0509_server.BG49] / [.$G49] * 100" office:value-type="float" office:value="12.1035950764468" calcext:value-type="float">
            <text:p>12.1035950764</text:p>
          </table:table-cell>
          <table:table-cell table:formula="of:=[result_0509_server.BH49] / [.$G49] * 100" office:value-type="float" office:value="12.1083169123249" calcext:value-type="float">
            <text:p>12.1083169123</text:p>
          </table:table-cell>
          <table:table-cell table:formula="of:=[result_0509_server.BI49] / [.$G49] * 100" office:value-type="float" office:value="12.0089357807556" calcext:value-type="float">
            <text:p>12.0089357808</text:p>
          </table:table-cell>
          <table:table-cell table:formula="of:=[result_0509_server.BJ49] / [.$G49] * 100" office:value-type="float" office:value="12.0086338083832" calcext:value-type="float">
            <text:p>12.0086338084</text:p>
          </table:table-cell>
          <table:table-cell table:formula="of:=[result_0509_server.BK49] / [.$G49] * 100" office:value-type="float" office:value="11.8149981161425" calcext:value-type="float">
            <text:p>11.8149981161</text:p>
          </table:table-cell>
          <table:table-cell table:formula="of:=[result_0509_server.BL49] / [.$G49] * 100" office:value-type="float" office:value="11.628277984339" calcext:value-type="float">
            <text:p>11.6282779843</text:p>
          </table:table-cell>
          <table:table-cell table:formula="of:=[result_0509_server.BM49] / [.$G49] * 100" office:value-type="float" office:value="11.6409245204402" calcext:value-type="float">
            <text:p>11.6409245204</text:p>
          </table:table-cell>
          <table:table-cell table:formula="of:=[result_0509_server.BN49] / [.$G49] * 100" office:value-type="float" office:value="11.5581692173145" calcext:value-type="float">
            <text:p>11.5581692173</text:p>
          </table:table-cell>
          <table:table-cell table:formula="of:=[result_0509_server.BO49] / [.$G49] * 100" office:value-type="float" office:value="11.5655329470659" calcext:value-type="float">
            <text:p>11.5655329471</text:p>
          </table:table-cell>
          <table:table-cell table:formula="of:=[result_0509_server.BP49] / [.$G49] * 100" office:value-type="float" office:value="11.3954185768672" calcext:value-type="float">
            <text:p>11.3954185769</text:p>
          </table:table-cell>
          <table:table-cell table:formula="of:=[result_0509_server.BQ49] / [.$G49] * 100" office:value-type="float" office:value="11.2308817270029" calcext:value-type="float">
            <text:p>11.230881727</text:p>
          </table:table-cell>
          <table:table-cell table:formula="of:=[result_0509_server.BR49] / [.$G49] * 100" office:value-type="float" office:value="11.2489179982143" calcext:value-type="float">
            <text:p>11.2489179982</text:p>
          </table:table-cell>
          <table:table-cell table:formula="of:=[result_0509_server.BS49] / [.$G49] * 100" office:value-type="float" office:value="11.2607229390783" calcext:value-type="float">
            <text:p>11.2607229391</text:p>
          </table:table-cell>
          <table:table-cell table:formula="of:=[result_0509_server.BT49] / [.$G49] * 100" office:value-type="float" office:value="11.1060033733919" calcext:value-type="float">
            <text:p>11.1060033734</text:p>
          </table:table-cell>
          <table:table-cell table:formula="of:=[result_0509_server.BU49] / [.$G49] * 100" office:value-type="float" office:value="10.9560444097265" calcext:value-type="float">
            <text:p>10.9560444097</text:p>
          </table:table-cell>
          <table:table-cell table:formula="of:=[result_0509_server.BV49] / [.$G49] * 100" office:value-type="float" office:value="10.8106296570813" calcext:value-type="float">
            <text:p>10.8106296571</text:p>
          </table:table-cell>
          <table:table-cell table:formula="of:=[result_0509_server.BW49] / [.$G49] * 100" office:value-type="float" office:value="10.8335923568579" calcext:value-type="float">
            <text:p>10.8335923569</text:p>
          </table:table-cell>
          <table:table-cell table:formula="of:=[result_0509_server.BX49] / [.$G49] * 100" office:value-type="float" office:value="10.8506370173842" calcext:value-type="float">
            <text:p>10.8506370174</text:p>
          </table:table-cell>
          <table:table-cell table:formula="of:=[result_0509_server.BY49] / [.$G49] * 100" office:value-type="float" office:value="10.7130722886561" calcext:value-type="float">
            <text:p>10.7130722887</text:p>
          </table:table-cell>
          <table:table-cell table:formula="of:=[result_0509_server.BZ49] / [.$G49] * 100" office:value-type="float" office:value="10.5794379807488" calcext:value-type="float">
            <text:p>10.5794379807</text:p>
          </table:table-cell>
          <table:table-cell table:formula="of:=[result_0509_server.CA49] / [.$G49] * 100" office:value-type="float" office:value="10.4495680195431" calcext:value-type="float">
            <text:p>10.4495680195</text:p>
          </table:table-cell>
          <table:table-cell table:formula="of:=[result_0509_server.CB49] / [.$G49] * 100" office:value-type="float" office:value="10.3233055572598" calcext:value-type="float">
            <text:p>10.3233055573</text:p>
          </table:table-cell>
          <table:table-cell table:formula="of:=[result_0509_server.CC49] / [.$G49] * 100" office:value-type="float" office:value="10.3510565844495" calcext:value-type="float">
            <text:p>10.3510565844</text:p>
          </table:table-cell>
          <table:table-cell table:formula="of:=[result_0509_server.CD49] / [.$G49] * 100" office:value-type="float" office:value="10.3732399991549" calcext:value-type="float">
            <text:p>10.3732399992</text:p>
          </table:table-cell>
          <table:table-cell table:formula="of:=[result_0509_server.CE49] / [.$G49] * 100" office:value-type="float" office:value="10.2530457423014" calcext:value-type="float">
            <text:p>10.2530457423</text:p>
          </table:table-cell>
          <table:table-cell table:formula="of:=[result_0509_server.CF49] / [.$G49] * 100" office:value-type="float" office:value="10.1360144922073" calcext:value-type="float">
            <text:p>10.1360144922</text:p>
          </table:table-cell>
          <table:table-cell table:formula="of:=[result_0509_server.CG49] / [.$G49] * 100" office:value-type="float" office:value="10.0220230148428" calcext:value-type="float">
            <text:p>10.0220230148</text:p>
          </table:table-cell>
          <table:table-cell table:formula="of:=[result_0509_server.CH49] / [.$G49] * 100" office:value-type="float" office:value="9.91095439587231" calcext:value-type="float">
            <text:p>9.9109543959</text:p>
          </table:table-cell>
          <table:table-cell table:formula="of:=[result_0509_server.CI49] / [.$G49] * 100" office:value-type="float" office:value="9.94181738506517" calcext:value-type="float">
            <text:p>9.9418173851</text:p>
          </table:table-cell>
          <table:table-cell table:formula="of:=[result_0509_server.CJ49] / [.$G49] * 100" office:value-type="float" office:value="9.96745253365996" calcext:value-type="float">
            <text:p>9.9674525337</text:p>
          </table:table-cell>
          <table:table-cell table:formula="of:=[result_0509_server.CK49] / [.$G49] * 100" office:value-type="float" office:value="9.86117127688819" calcext:value-type="float">
            <text:p>9.8611712769</text:p>
          </table:table-cell>
          <table:table-cell table:formula="of:=[result_0509_server.CL49] / [.$G49] * 100" office:value-type="float" office:value="9.75748224589129" calcext:value-type="float">
            <text:p>9.7574822459</text:p>
          </table:table-cell>
          <table:table-cell table:formula="of:=[result_0509_server.CM49] / [.$G49] * 100" office:value-type="float" office:value="9.65629174576181" calcext:value-type="float">
            <text:p>9.6562917458</text:p>
          </table:table-cell>
          <table:table-cell table:formula="of:=[result_0509_server.CN49] / [.$G49] * 100" office:value-type="float" office:value="9.55751054325446" calcext:value-type="float">
            <text:p>9.5575105433</text:p>
          </table:table-cell>
          <table:table-cell table:formula="of:=[result_0509_server.CO49] / [.$G49] * 100" office:value-type="float" office:value="9.59035313147631" calcext:value-type="float">
            <text:p>9.5903531315</text:p>
          </table:table-cell>
          <table:table-cell table:formula="of:=[result_0509_server.CP49] / [.$G49] * 100" office:value-type="float" office:value="9.61828657497828" calcext:value-type="float">
            <text:p>9.618286575</text:p>
          </table:table-cell>
          <table:table-cell table:formula="of:=[result_0509_server.CQ49] / [.$G49] * 100" office:value-type="float" office:value="9.52334846187674" calcext:value-type="float">
            <text:p>9.5233484619</text:p>
          </table:table-cell>
          <table:table-cell table:formula="of:=[result_0509_server.CR49] / [.$G49] * 100" office:value-type="float" office:value="9.4305680331639" calcext:value-type="float">
            <text:p>9.4305680332</text:p>
          </table:table-cell>
          <table:table-cell table:formula="of:=[result_0509_server.CS49] / [.$G49] * 100" office:value-type="float" office:value="9.33987255790525" calcext:value-type="float">
            <text:p>9.3398725579</text:p>
          </table:table-cell>
          <table:table-cell table:formula="of:=[result_0509_server.CT49] / [.$G49] * 100" office:value-type="float" office:value="9.37330875772972" calcext:value-type="float">
            <text:p>9.3733087577</text:p>
          </table:table-cell>
          <table:table-cell table:formula="of:=[result_0509_server.CU49] / [.$G49] * 100" office:value-type="float" office:value="9.40209249965191" calcext:value-type="float">
            <text:p>9.4020924997</text:p>
          </table:table-cell>
          <table:table-cell table:formula="of:=[result_0509_server.CV49] / [.$G49] * 100" office:value-type="float" office:value="9.31466400221161" calcext:value-type="float">
            <text:p>9.3146640022</text:p>
          </table:table-cell>
          <table:table-cell table:formula="of:=[result_0509_server.CW49] / [.$G49] * 100" office:value-type="float" office:value="9.22911568751197" calcext:value-type="float">
            <text:p>9.2291156875</text:p>
          </table:table-cell>
          <table:table-cell table:formula="of:=[result_0509_server.CX49] / [.$G49] * 100" office:value-type="float" office:value="9.14538754972082" calcext:value-type="float">
            <text:p>9.1453875497</text:p>
          </table:table-cell>
          <table:table-cell table:formula="of:=[result_0509_server.CY49] / [.$G49] * 100" office:value-type="float" office:value="9.06342210956741" calcext:value-type="float">
            <text:p>9.0634221096</text:p>
          </table:table-cell>
          <table:table-cell table:formula="of:=[result_0509_server.CZ49] / [.$G49] * 100" office:value-type="float" office:value="9.09764823907302" calcext:value-type="float">
            <text:p>9.0976482391</text:p>
          </table:table-cell>
          <table:table-cell table:formula="of:=[result_0509_server.DA49] / [.$G49] * 100" office:value-type="float" office:value="9.12749340436764" calcext:value-type="float">
            <text:p>9.1274934044</text:p>
          </table:table-cell>
          <table:table-cell table:formula="of:=[result_0509_server.DB49] / [.$G49] * 100" office:value-type="float" office:value="9.04821970366126" calcext:value-type="float">
            <text:p>9.0482197037</text:p>
          </table:table-cell>
          <table:table-cell table:formula="of:=[result_0509_server.DC49] / [.$G49] * 100" office:value-type="float" office:value="8.97054749185805" calcext:value-type="float">
            <text:p>8.9705474919</text:p>
          </table:table-cell>
          <table:table-cell table:formula="of:=[result_0509_server.DD49] / [.$G49] * 100" office:value-type="float" office:value="8.89442872429092" calcext:value-type="float">
            <text:p>8.8944287243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5.13358935262614" calcext:value-type="float">
            <text:p>5.1335893526</text:p>
          </table:table-cell>
          <table:table-cell office:value-type="string" calcext:value-type="string">
            <text:p><text:s/>global min</text:p>
          </table:table-cell>
          <table:table-cell office:value-type="float" office:value="-12.1181080641411" calcext:value-type="float">
            <text:p>-12.1181080641</text:p>
          </table:table-cell>
          <table:table-cell office:value-type="string" calcext:value-type="string">
            <text:p><text:s/>range</text:p>
          </table:table-cell>
          <table:table-cell office:value-type="float" office:value="17.2516974167672" calcext:value-type="float">
            <text:p>17.2516974168</text:p>
          </table:table-cell>
          <table:table-cell office:value-type="string" calcext:value-type="string">
            <text:p><text:s/>regret</text:p>
          </table:table-cell>
          <table:table-cell table:formula="of:=[result_0509_server.I50] / [.$G50] * 100" office:value-type="float" office:value="17.1488884479335" calcext:value-type="float">
            <text:p>17.1488884479</text:p>
          </table:table-cell>
          <table:table-cell table:formula="of:=[result_0509_server.J50] / [.$G50] * 100" office:value-type="float" office:value="53.5352974950739" calcext:value-type="float">
            <text:p>53.5352974951</text:p>
          </table:table-cell>
          <table:table-cell table:formula="of:=[result_0509_server.K50] / [.$G50] * 100" office:value-type="float" office:value="63.0018145933702" calcext:value-type="float">
            <text:p>63.0018145934</text:p>
          </table:table-cell>
          <table:table-cell table:formula="of:=[result_0509_server.L50] / [.$G50] * 100" office:value-type="float" office:value="56.9005546501644" calcext:value-type="float">
            <text:p>56.9005546502</text:p>
          </table:table-cell>
          <table:table-cell table:formula="of:=[result_0509_server.M50] / [.$G50] * 100" office:value-type="float" office:value="48.9935427985073" calcext:value-type="float">
            <text:p>48.9935427985</text:p>
          </table:table-cell>
          <table:table-cell table:formula="of:=[result_0509_server.N50] / [.$G50] * 100" office:value-type="float" office:value="50.7261771625974" calcext:value-type="float">
            <text:p>50.7261771626</text:p>
          </table:table-cell>
          <table:table-cell table:formula="of:=[result_0509_server.O50] / [.$G50] * 100" office:value-type="float" office:value="49.7524980529997" calcext:value-type="float">
            <text:p>49.752498053</text:p>
          </table:table-cell>
          <table:table-cell table:formula="of:=[result_0509_server.P50] / [.$G50] * 100" office:value-type="float" office:value="51.2207358000693" calcext:value-type="float">
            <text:p>51.2207358001</text:p>
          </table:table-cell>
          <table:table-cell table:formula="of:=[result_0509_server.Q50] / [.$G50] * 100" office:value-type="float" office:value="50.7174613141939" calcext:value-type="float">
            <text:p>50.7174613142</text:p>
          </table:table-cell>
          <table:table-cell table:formula="of:=[result_0509_server.R50] / [.$G50] * 100" office:value-type="float" office:value="46.8938535974061" calcext:value-type="float">
            <text:p>46.8938535974</text:p>
          </table:table-cell>
          <table:table-cell table:formula="of:=[result_0509_server.S50] / [.$G50] * 100" office:value-type="float" office:value="45.2022610719473" calcext:value-type="float">
            <text:p>45.2022610719</text:p>
          </table:table-cell>
          <table:table-cell table:formula="of:=[result_0509_server.T50] / [.$G50] * 100" office:value-type="float" office:value="43.1390859302259" calcext:value-type="float">
            <text:p>43.1390859302</text:p>
          </table:table-cell>
          <table:table-cell table:formula="of:=[result_0509_server.U50] / [.$G50] * 100" office:value-type="float" office:value="40.0082768280524" calcext:value-type="float">
            <text:p>40.0082768281</text:p>
          </table:table-cell>
          <table:table-cell table:formula="of:=[result_0509_server.V50] / [.$G50] * 100" office:value-type="float" office:value="39.5952877946373" calcext:value-type="float">
            <text:p>39.5952877946</text:p>
          </table:table-cell>
          <table:table-cell table:formula="of:=[result_0509_server.W50] / [.$G50] * 100" office:value-type="float" office:value="38.4633587251524" calcext:value-type="float">
            <text:p>38.4633587252</text:p>
          </table:table-cell>
          <table:table-cell table:formula="of:=[result_0509_server.X50] / [.$G50] * 100" office:value-type="float" office:value="36.9240108069384" calcext:value-type="float">
            <text:p>36.9240108069</text:p>
          </table:table-cell>
          <table:table-cell table:formula="of:=[result_0509_server.Y50] / [.$G50] * 100" office:value-type="float" office:value="36.4542901494452" calcext:value-type="float">
            <text:p>36.4542901494</text:p>
          </table:table-cell>
          <table:table-cell table:formula="of:=[result_0509_server.Z50] / [.$G50] * 100" office:value-type="float" office:value="34.8218656951798" calcext:value-type="float">
            <text:p>34.8218656952</text:p>
          </table:table-cell>
          <table:table-cell table:formula="of:=[result_0509_server.AA50] / [.$G50] * 100" office:value-type="float" office:value="33.6785766703506" calcext:value-type="float">
            <text:p>33.6785766704</text:p>
          </table:table-cell>
          <table:table-cell table:formula="of:=[result_0509_server.AB50] / [.$G50] * 100" office:value-type="float" office:value="33.4499028615915" calcext:value-type="float">
            <text:p>33.4499028616</text:p>
          </table:table-cell>
          <table:table-cell table:formula="of:=[result_0509_server.AC50] / [.$G50] * 100" office:value-type="float" office:value="33.1914485275974" calcext:value-type="float">
            <text:p>33.1914485276</text:p>
          </table:table-cell>
          <table:table-cell table:formula="of:=[result_0509_server.AD50] / [.$G50] * 100" office:value-type="float" office:value="32.3277351773778" calcext:value-type="float">
            <text:p>32.3277351774</text:p>
          </table:table-cell>
          <table:table-cell table:formula="of:=[result_0509_server.AE50] / [.$G50] * 100" office:value-type="float" office:value="32.3566578115954" calcext:value-type="float">
            <text:p>32.3566578116</text:p>
          </table:table-cell>
          <table:table-cell table:formula="of:=[result_0509_server.AF50] / [.$G50] * 100" office:value-type="float" office:value="32.1136686939889" calcext:value-type="float">
            <text:p>32.113668694</text:p>
          </table:table-cell>
          <table:table-cell table:formula="of:=[result_0509_server.AG50] / [.$G50] * 100" office:value-type="float" office:value="31.1165639529637" calcext:value-type="float">
            <text:p>31.116563953</text:p>
          </table:table-cell>
          <table:table-cell table:formula="of:=[result_0509_server.AH50] / [.$G50] * 100" office:value-type="float" office:value="30.4255984710492" calcext:value-type="float">
            <text:p>30.425598471</text:p>
          </table:table-cell>
          <table:table-cell table:formula="of:=[result_0509_server.AI50] / [.$G50] * 100" office:value-type="float" office:value="29.4614189430997" calcext:value-type="float">
            <text:p>29.4614189431</text:p>
          </table:table-cell>
          <table:table-cell table:formula="of:=[result_0509_server.AJ50] / [.$G50] * 100" office:value-type="float" office:value="29.7623885415266" calcext:value-type="float">
            <text:p>29.7623885415</text:p>
          </table:table-cell>
          <table:table-cell table:formula="of:=[result_0509_server.AK50] / [.$G50] * 100" office:value-type="float" office:value="29.1664918382434" calcext:value-type="float">
            <text:p>29.1664918382</text:p>
          </table:table-cell>
          <table:table-cell table:formula="of:=[result_0509_server.AL50] / [.$G50] * 100" office:value-type="float" office:value="28.7201583648935" calcext:value-type="float">
            <text:p>28.7201583649</text:p>
          </table:table-cell>
          <table:table-cell table:formula="of:=[result_0509_server.AM50] / [.$G50] * 100" office:value-type="float" office:value="28.2179423345158" calcext:value-type="float">
            <text:p>28.2179423345</text:p>
          </table:table-cell>
          <table:table-cell table:formula="of:=[result_0509_server.AN50] / [.$G50] * 100" office:value-type="float" office:value="27.4734051120752" calcext:value-type="float">
            <text:p>27.4734051121</text:p>
          </table:table-cell>
          <table:table-cell table:formula="of:=[result_0509_server.AO50] / [.$G50] * 100" office:value-type="float" office:value="27.1606660459856" calcext:value-type="float">
            <text:p>27.160666046</text:p>
          </table:table-cell>
          <table:table-cell table:formula="of:=[result_0509_server.AP50] / [.$G50] * 100" office:value-type="float" office:value="26.7212899607525" calcext:value-type="float">
            <text:p>26.7212899608</text:p>
          </table:table-cell>
          <table:table-cell table:formula="of:=[result_0509_server.AQ50] / [.$G50] * 100" office:value-type="float" office:value="26.0833317109143" calcext:value-type="float">
            <text:p>26.0833317109</text:p>
          </table:table-cell>
          <table:table-cell table:formula="of:=[result_0509_server.AR50] / [.$G50] * 100" office:value-type="float" office:value="25.4789787171607" calcext:value-type="float">
            <text:p>25.4789787172</text:p>
          </table:table-cell>
          <table:table-cell table:formula="of:=[result_0509_server.AS50] / [.$G50] * 100" office:value-type="float" office:value="24.9072934527992" calcext:value-type="float">
            <text:p>24.9072934528</text:p>
          </table:table-cell>
          <table:table-cell table:formula="of:=[result_0509_server.AT50] / [.$G50] * 100" office:value-type="float" office:value="24.3656968865619" calcext:value-type="float">
            <text:p>24.3656968866</text:p>
          </table:table-cell>
          <table:table-cell table:formula="of:=[result_0509_server.AU50] / [.$G50] * 100" office:value-type="float" office:value="23.8518745032086" calcext:value-type="float">
            <text:p>23.8518745032</text:p>
          </table:table-cell>
          <table:table-cell table:formula="of:=[result_0509_server.AV50] / [.$G50] * 100" office:value-type="float" office:value="23.363743239023" calcext:value-type="float">
            <text:p>23.363743239</text:p>
          </table:table-cell>
          <table:table-cell table:formula="of:=[result_0509_server.AW50] / [.$G50] * 100" office:value-type="float" office:value="22.8994232560172" calcext:value-type="float">
            <text:p>22.899423256</text:p>
          </table:table-cell>
          <table:table-cell table:formula="of:=[result_0509_server.AX50] / [.$G50] * 100" office:value-type="float" office:value="22.4572137483926" calcext:value-type="float">
            <text:p>22.4572137484</text:p>
          </table:table-cell>
          <table:table-cell table:formula="of:=[result_0509_server.AY50] / [.$G50] * 100" office:value-type="float" office:value="22.0355721248436" calcext:value-type="float">
            <text:p>22.0355721248</text:p>
          </table:table-cell>
          <table:table-cell table:formula="of:=[result_0509_server.AZ50] / [.$G50] * 100" office:value-type="float" office:value="21.6330960296377" calcext:value-type="float">
            <text:p>21.6330960296</text:p>
          </table:table-cell>
          <table:table-cell table:formula="of:=[result_0509_server.BA50] / [.$G50] * 100" office:value-type="float" office:value="21.3183672206075" calcext:value-type="float">
            <text:p>21.3183672206</text:p>
          </table:table-cell>
          <table:table-cell table:formula="of:=[result_0509_server.BB50] / [.$G50] * 100" office:value-type="float" office:value="21.0229189124525" calcext:value-type="float">
            <text:p>21.0229189125</text:p>
          </table:table-cell>
          <table:table-cell table:formula="of:=[result_0509_server.BC50] / [.$G50] * 100" office:value-type="float" office:value="20.7495387249051" calcext:value-type="float">
            <text:p>20.7495387249</text:p>
          </table:table-cell>
          <table:table-cell table:formula="of:=[result_0509_server.BD50] / [.$G50] * 100" office:value-type="float" office:value="20.4875493785055" calcext:value-type="float">
            <text:p>20.4875493785</text:p>
          </table:table-cell>
          <table:table-cell table:formula="of:=[result_0509_server.BE50] / [.$G50] * 100" office:value-type="float" office:value="20.236253474816" calcext:value-type="float">
            <text:p>20.2362534748</text:p>
          </table:table-cell>
          <table:table-cell table:formula="of:=[result_0509_server.BF50] / [.$G50] * 100" office:value-type="float" office:value="19.9407571088904" calcext:value-type="float">
            <text:p>19.9407571089</text:p>
          </table:table-cell>
          <table:table-cell table:formula="of:=[result_0509_server.BG50] / [.$G50] * 100" office:value-type="float" office:value="19.7894065606388" calcext:value-type="float">
            <text:p>19.7894065606</text:p>
          </table:table-cell>
          <table:table-cell table:formula="of:=[result_0509_server.BH50] / [.$G50] * 100" office:value-type="float" office:value="19.5660343209674" calcext:value-type="float">
            <text:p>19.566034321</text:p>
          </table:table-cell>
          <table:table-cell table:formula="of:=[result_0509_server.BI50] / [.$G50] * 100" office:value-type="float" office:value="19.3510912224156" calcext:value-type="float">
            <text:p>19.3510912224</text:p>
          </table:table-cell>
          <table:table-cell table:formula="of:=[result_0509_server.BJ50] / [.$G50] * 100" office:value-type="float" office:value="19.1441089793657" calcext:value-type="float">
            <text:p>19.1441089794</text:p>
          </table:table-cell>
          <table:table-cell table:formula="of:=[result_0509_server.BK50] / [.$G50] * 100" office:value-type="float" office:value="18.9446533633358" calcext:value-type="float">
            <text:p>18.9446533633</text:p>
          </table:table-cell>
          <table:table-cell table:formula="of:=[result_0509_server.BL50] / [.$G50] * 100" office:value-type="float" office:value="18.7523211621641" calcext:value-type="float">
            <text:p>18.7523211622</text:p>
          </table:table-cell>
          <table:table-cell table:formula="of:=[result_0509_server.BM50] / [.$G50] * 100" office:value-type="float" office:value="18.5667374592792" calcext:value-type="float">
            <text:p>18.5667374593</text:p>
          </table:table-cell>
          <table:table-cell table:formula="of:=[result_0509_server.BN50] / [.$G50] * 100" office:value-type="float" office:value="18.3875531944248" calcext:value-type="float">
            <text:p>18.3875531944</text:p>
          </table:table-cell>
          <table:table-cell table:formula="of:=[result_0509_server.BO50] / [.$G50] * 100" office:value-type="float" office:value="18.2144429724467" calcext:value-type="float">
            <text:p>18.2144429724</text:p>
          </table:table-cell>
          <table:table-cell table:formula="of:=[result_0509_server.BP50] / [.$G50] * 100" office:value-type="float" office:value="18.0471030912014" calcext:value-type="float">
            <text:p>18.0471030912</text:p>
          </table:table-cell>
          <table:table-cell table:formula="of:=[result_0509_server.BQ50] / [.$G50] * 100" office:value-type="float" office:value="17.8852497634394" calcext:value-type="float">
            <text:p>17.8852497634</text:p>
          </table:table-cell>
          <table:table-cell table:formula="of:=[result_0509_server.BR50] / [.$G50] * 100" office:value-type="float" office:value="17.7286175107665" calcext:value-type="float">
            <text:p>17.7286175108</text:p>
          </table:table-cell>
          <table:table-cell table:formula="of:=[result_0509_server.BS50] / [.$G50] * 100" office:value-type="float" office:value="17.5769577105595" calcext:value-type="float">
            <text:p>17.5769577106</text:p>
          </table:table-cell>
          <table:table-cell table:formula="of:=[result_0509_server.BT50] / [.$G50] * 100" office:value-type="float" office:value="17.4300372791089" calcext:value-type="float">
            <text:p>17.4300372791</text:p>
          </table:table-cell>
          <table:table-cell table:formula="of:=[result_0509_server.BU50] / [.$G50] * 100" office:value-type="float" office:value="17.2876374763183" calcext:value-type="float">
            <text:p>17.2876374763</text:p>
          </table:table-cell>
          <table:table-cell table:formula="of:=[result_0509_server.BV50] / [.$G50] * 100" office:value-type="float" office:value="17.1495528190669" calcext:value-type="float">
            <text:p>17.1495528191</text:p>
          </table:table-cell>
          <table:table-cell table:formula="of:=[result_0509_server.BW50] / [.$G50] * 100" office:value-type="float" office:value="17.0155900918826" calcext:value-type="float">
            <text:p>17.0155900919</text:p>
          </table:table-cell>
          <table:table-cell table:formula="of:=[result_0509_server.BX50] / [.$G50] * 100" office:value-type="float" office:value="16.8456760490393" calcext:value-type="float">
            <text:p>16.845676049</text:p>
          </table:table-cell>
          <table:table-cell table:formula="of:=[result_0509_server.BY50] / [.$G50] * 100" office:value-type="float" office:value="16.6806870509161" calcext:value-type="float">
            <text:p>16.6806870509</text:p>
          </table:table-cell>
          <table:table-cell table:formula="of:=[result_0509_server.BZ50] / [.$G50] * 100" office:value-type="float" office:value="16.5204120241678" calcext:value-type="float">
            <text:p>16.5204120242</text:p>
          </table:table-cell>
          <table:table-cell table:formula="of:=[result_0509_server.CA50] / [.$G50] * 100" office:value-type="float" office:value="16.4598693076029" calcext:value-type="float">
            <text:p>16.4598693076</text:p>
          </table:table-cell>
          <table:table-cell table:formula="of:=[result_0509_server.CB50] / [.$G50] * 100" office:value-type="float" office:value="16.3071132780325" calcext:value-type="float">
            <text:p>16.307113278</text:p>
          </table:table-cell>
          <table:table-cell table:formula="of:=[result_0509_server.CC50] / [.$G50] * 100" office:value-type="float" office:value="16.1585423451627" calcext:value-type="float">
            <text:p>16.1585423452</text:p>
          </table:table-cell>
          <table:table-cell table:formula="of:=[result_0509_server.CD50] / [.$G50] * 100" office:value-type="float" office:value="16.013986842911" calcext:value-type="float">
            <text:p>16.0139868429</text:p>
          </table:table-cell>
          <table:table-cell table:formula="of:=[result_0509_server.CE50] / [.$G50] * 100" office:value-type="float" office:value="15.9634254069797" calcext:value-type="float">
            <text:p>15.963425407</text:p>
          </table:table-cell>
          <table:table-cell table:formula="of:=[result_0509_server.CF50] / [.$G50] * 100" office:value-type="float" office:value="15.8252413250265" calcext:value-type="float">
            <text:p>15.825241325</text:p>
          </table:table-cell>
          <table:table-cell table:formula="of:=[result_0509_server.CG50] / [.$G50] * 100" office:value-type="float" office:value="15.6906464400071" calcext:value-type="float">
            <text:p>15.69064644</text:p>
          </table:table-cell>
          <table:table-cell table:formula="of:=[result_0509_server.CH50] / [.$G50] * 100" office:value-type="float" office:value="15.5595027058857" calcext:value-type="float">
            <text:p>15.5595027059</text:p>
          </table:table-cell>
          <table:table-cell table:formula="of:=[result_0509_server.CI50] / [.$G50] * 100" office:value-type="float" office:value="15.431679066299" calcext:value-type="float">
            <text:p>15.4316790663</text:p>
          </table:table-cell>
          <table:table-cell table:formula="of:=[result_0509_server.CJ50] / [.$G50] * 100" office:value-type="float" office:value="15.391556567321" calcext:value-type="float">
            <text:p>15.3915565673</text:p>
          </table:table-cell>
          <table:table-cell table:formula="of:=[result_0509_server.CK50] / [.$G50] * 100" office:value-type="float" office:value="15.2689624761015" calcext:value-type="float">
            <text:p>15.2689624761</text:p>
          </table:table-cell>
          <table:table-cell table:formula="of:=[result_0509_server.CL50] / [.$G50] * 100" office:value-type="float" office:value="15.1493584846678" calcext:value-type="float">
            <text:p>15.1493584847</text:p>
          </table:table-cell>
          <table:table-cell table:formula="of:=[result_0509_server.CM50] / [.$G50] * 100" office:value-type="float" office:value="15.032636517124" calcext:value-type="float">
            <text:p>15.0326365171</text:p>
          </table:table-cell>
          <table:table-cell table:formula="of:=[result_0509_server.CN50] / [.$G50] * 100" office:value-type="float" office:value="14.9186936440456" calcext:value-type="float">
            <text:p>14.918693644</text:p>
          </table:table-cell>
          <table:table-cell table:formula="of:=[result_0509_server.CO50] / [.$G50] * 100" office:value-type="float" office:value="14.8074317797454" calcext:value-type="float">
            <text:p>14.8074317797</text:p>
          </table:table-cell>
          <table:table-cell table:formula="of:=[result_0509_server.CP50] / [.$G50] * 100" office:value-type="float" office:value="14.7773672142608" calcext:value-type="float">
            <text:p>14.7773672143</text:p>
          </table:table-cell>
          <table:table-cell table:formula="of:=[result_0509_server.CQ50] / [.$G50] * 100" office:value-type="float" office:value="14.6702875356892" calcext:value-type="float">
            <text:p>14.6702875357</text:p>
          </table:table-cell>
          <table:table-cell table:formula="of:=[result_0509_server.CR50] / [.$G50] * 100" office:value-type="float" office:value="14.5656414861761" calcext:value-type="float">
            <text:p>14.5656414862</text:p>
          </table:table-cell>
          <table:table-cell table:formula="of:=[result_0509_server.CS50] / [.$G50] * 100" office:value-type="float" office:value="14.4633470332813" calcext:value-type="float">
            <text:p>14.4633470333</text:p>
          </table:table-cell>
          <table:table-cell table:formula="of:=[result_0509_server.CT50] / [.$G50] * 100" office:value-type="float" office:value="14.3633257904508" calcext:value-type="float">
            <text:p>14.3633257905</text:p>
          </table:table-cell>
          <table:table-cell table:formula="of:=[result_0509_server.CU50] / [.$G50] * 100" office:value-type="float" office:value="14.2655028166935" calcext:value-type="float">
            <text:p>14.2655028167</text:p>
          </table:table-cell>
          <table:table-cell table:formula="of:=[result_0509_server.CV50] / [.$G50] * 100" office:value-type="float" office:value="14.1698064293222" calcext:value-type="float">
            <text:p>14.1698064293</text:p>
          </table:table-cell>
          <table:table-cell table:formula="of:=[result_0509_server.CW50] / [.$G50] * 100" office:value-type="float" office:value="14.0761680287761" calcext:value-type="float">
            <text:p>14.0761680288</text:p>
          </table:table-cell>
          <table:table-cell table:formula="of:=[result_0509_server.CX50] / [.$G50] * 100" office:value-type="float" office:value="14.0564415513217" calcext:value-type="float">
            <text:p>14.0564415513</text:p>
          </table:table-cell>
          <table:table-cell table:formula="of:=[result_0509_server.CY50] / [.$G50] * 100" office:value-type="float" office:value="13.9659678000292" calcext:value-type="float">
            <text:p>13.9659678</text:p>
          </table:table-cell>
          <table:table-cell table:formula="of:=[result_0509_server.CZ50] / [.$G50] * 100" office:value-type="float" office:value="13.8773789185553" calcext:value-type="float">
            <text:p>13.8773789186</text:p>
          </table:table-cell>
          <table:table-cell table:formula="of:=[result_0509_server.DA50] / [.$G50] * 100" office:value-type="float" office:value="13.7906166119571" calcext:value-type="float">
            <text:p>13.790616612</text:p>
          </table:table-cell>
          <table:table-cell table:formula="of:=[result_0509_server.DB50] / [.$G50] * 100" office:value-type="float" office:value="13.7056249646773" calcext:value-type="float">
            <text:p>13.7056249647</text:p>
          </table:table-cell>
          <table:table-cell table:formula="of:=[result_0509_server.DC50] / [.$G50] * 100" office:value-type="float" office:value="13.6223503203729" calcext:value-type="float">
            <text:p>13.6223503204</text:p>
          </table:table-cell>
          <table:table-cell table:formula="of:=[result_0509_server.DD50] / [.$G50] * 100" office:value-type="float" office:value="13.5407411689545" calcext:value-type="float">
            <text:p>13.540741169</text:p>
          </table:table-cell>
        </table:table-row>
        <table:table-row table:style-name="ro1">
          <table:table-cell table:number-columns-repeated="108"/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table:formula="of:=AVERAGE([.C1:.C25])" office:value-type="float" office:value="7.7845231257651" calcext:value-type="float">
            <text:p>7.7845231258</text:p>
          </table:table-cell>
          <table:table-cell office:value-type="string" calcext:value-type="string">
            <text:p>global min</text:p>
          </table:table-cell>
          <table:table-cell table:formula="of:=AVERAGE([.E1:.E25])" office:value-type="float" office:value="-9.06586817747156" calcext:value-type="float">
            <text:p>-9.0658681775</text:p>
          </table:table-cell>
          <table:table-cell office:value-type="string" calcext:value-type="string">
            <text:p>range</text:p>
          </table:table-cell>
          <table:table-cell table:formula="of:=AVERAGE([.G1:.G25])" office:value-type="float" office:value="16.8503913032367" calcext:value-type="float">
            <text:p>16.8503913032</text:p>
          </table:table-cell>
          <table:table-cell office:value-type="string" calcext:value-type="string">
            <text:p><text:s/>regret</text:p>
          </table:table-cell>
          <table:table-cell table:formula="of:=AVERAGE([.I1:.I25])" office:value-type="float" office:value="41.552883184448" calcext:value-type="float">
            <text:p>41.5528831844</text:p>
          </table:table-cell>
          <table:table-cell table:formula="of:=AVERAGE([.J1:.J25])" office:value-type="float" office:value="46.418201891727" calcext:value-type="float">
            <text:p>46.4182018917</text:p>
          </table:table-cell>
          <table:table-cell table:formula="of:=AVERAGE([.K1:.K25])" office:value-type="float" office:value="46.9463754943872" calcext:value-type="float">
            <text:p>46.9463754944</text:p>
          </table:table-cell>
          <table:table-cell table:formula="of:=AVERAGE([.L1:.L25])" office:value-type="float" office:value="47.9683181969355" calcext:value-type="float">
            <text:p>47.9683181969</text:p>
          </table:table-cell>
          <table:table-cell table:formula="of:=AVERAGE([.M1:.M25])" office:value-type="float" office:value="46.1910132642925" calcext:value-type="float">
            <text:p>46.1910132643</text:p>
          </table:table-cell>
          <table:table-cell table:formula="of:=AVERAGE([.N1:.N25])" office:value-type="float" office:value="44.9716183934345" calcext:value-type="float">
            <text:p>44.9716183934</text:p>
          </table:table-cell>
          <table:table-cell table:formula="of:=AVERAGE([.O1:.O25])" office:value-type="float" office:value="44.5953540363682" calcext:value-type="float">
            <text:p>44.5953540364</text:p>
          </table:table-cell>
          <table:table-cell table:formula="of:=AVERAGE([.P1:.P25])" office:value-type="float" office:value="43.9142119969091" calcext:value-type="float">
            <text:p>43.9142119969</text:p>
          </table:table-cell>
          <table:table-cell table:formula="of:=AVERAGE([.Q1:.Q25])" office:value-type="float" office:value="43.1362472982363" calcext:value-type="float">
            <text:p>43.1362472982</text:p>
          </table:table-cell>
          <table:table-cell table:formula="of:=AVERAGE([.R1:.R25])" office:value-type="float" office:value="42.9505180725918" calcext:value-type="float">
            <text:p>42.9505180726</text:p>
          </table:table-cell>
          <table:table-cell table:formula="of:=AVERAGE([.S1:.S25])" office:value-type="float" office:value="43.1607769219803" calcext:value-type="float">
            <text:p>43.160776922</text:p>
          </table:table-cell>
          <table:table-cell table:formula="of:=AVERAGE([.T1:.T25])" office:value-type="float" office:value="42.151426157198" calcext:value-type="float">
            <text:p>42.1514261572</text:p>
          </table:table-cell>
          <table:table-cell table:formula="of:=AVERAGE([.U1:.U25])" office:value-type="float" office:value="40.8938837631891" calcext:value-type="float">
            <text:p>40.8938837632</text:p>
          </table:table-cell>
          <table:table-cell table:formula="of:=AVERAGE([.V1:.V25])" office:value-type="float" office:value="39.944994736113" calcext:value-type="float">
            <text:p>39.9449947361</text:p>
          </table:table-cell>
          <table:table-cell table:formula="of:=AVERAGE([.W1:.W25])" office:value-type="float" office:value="38.8019770288372" calcext:value-type="float">
            <text:p>38.8019770288</text:p>
          </table:table-cell>
          <table:table-cell table:formula="of:=AVERAGE([.X1:.X25])" office:value-type="float" office:value="37.592725636244" calcext:value-type="float">
            <text:p>37.5927256362</text:p>
          </table:table-cell>
          <table:table-cell table:formula="of:=AVERAGE([.Y1:.Y25])" office:value-type="float" office:value="36.5485096043021" calcext:value-type="float">
            <text:p>36.5485096043</text:p>
          </table:table-cell>
          <table:table-cell table:formula="of:=AVERAGE([.Z1:.Z25])" office:value-type="float" office:value="35.7615761136601" calcext:value-type="float">
            <text:p>35.7615761137</text:p>
          </table:table-cell>
          <table:table-cell table:formula="of:=AVERAGE([.AA1:.AA25])" office:value-type="float" office:value="34.442012094827" calcext:value-type="float">
            <text:p>34.4420120948</text:p>
          </table:table-cell>
          <table:table-cell table:formula="of:=AVERAGE([.AB1:.AB25])" office:value-type="float" office:value="33.2288540431692" calcext:value-type="float">
            <text:p>33.2288540432</text:p>
          </table:table-cell>
          <table:table-cell table:formula="of:=AVERAGE([.AC1:.AC25])" office:value-type="float" office:value="32.0523961780559" calcext:value-type="float">
            <text:p>32.0523961781</text:p>
          </table:table-cell>
          <table:table-cell table:formula="of:=AVERAGE([.AD1:.AD25])" office:value-type="float" office:value="31.0874656698575" calcext:value-type="float">
            <text:p>31.0874656699</text:p>
          </table:table-cell>
          <table:table-cell table:formula="of:=AVERAGE([.AE1:.AE25])" office:value-type="float" office:value="30.3204799957226" calcext:value-type="float">
            <text:p>30.3204799957</text:p>
          </table:table-cell>
          <table:table-cell table:formula="of:=AVERAGE([.AF1:.AF25])" office:value-type="float" office:value="29.5783841620527" calcext:value-type="float">
            <text:p>29.5783841621</text:p>
          </table:table-cell>
          <table:table-cell table:formula="of:=AVERAGE([.AG1:.AG25])" office:value-type="float" office:value="28.6434419034686" calcext:value-type="float">
            <text:p>28.6434419035</text:p>
          </table:table-cell>
          <table:table-cell table:formula="of:=AVERAGE([.AH1:.AH25])" office:value-type="float" office:value="27.8970287505769" calcext:value-type="float">
            <text:p>27.8970287506</text:p>
          </table:table-cell>
          <table:table-cell table:formula="of:=AVERAGE([.AI1:.AI25])" office:value-type="float" office:value="27.115428456832" calcext:value-type="float">
            <text:p>27.1154284568</text:p>
          </table:table-cell>
          <table:table-cell table:formula="of:=AVERAGE([.AJ1:.AJ25])" office:value-type="float" office:value="26.3765070092432" calcext:value-type="float">
            <text:p>26.3765070092</text:p>
          </table:table-cell>
          <table:table-cell table:formula="of:=AVERAGE([.AK1:.AK25])" office:value-type="float" office:value="25.6753720321841" calcext:value-type="float">
            <text:p>25.6753720322</text:p>
          </table:table-cell>
          <table:table-cell table:formula="of:=AVERAGE([.AL1:.AL25])" office:value-type="float" office:value="25.0958222757432" calcext:value-type="float">
            <text:p>25.0958222757</text:p>
          </table:table-cell>
          <table:table-cell table:formula="of:=AVERAGE([.AM1:.AM25])" office:value-type="float" office:value="24.4536282611037" calcext:value-type="float">
            <text:p>24.4536282611</text:p>
          </table:table-cell>
          <table:table-cell table:formula="of:=AVERAGE([.AN1:.AN25])" office:value-type="float" office:value="23.8519192367806" calcext:value-type="float">
            <text:p>23.8519192368</text:p>
          </table:table-cell>
          <table:table-cell table:formula="of:=AVERAGE([.AO1:.AO25])" office:value-type="float" office:value="23.2700227256781" calcext:value-type="float">
            <text:p>23.2700227257</text:p>
          </table:table-cell>
          <table:table-cell table:formula="of:=AVERAGE([.AP1:.AP25])" office:value-type="float" office:value="22.7235425254675" calcext:value-type="float">
            <text:p>22.7235425255</text:p>
          </table:table-cell>
          <table:table-cell table:formula="of:=AVERAGE([.AQ1:.AQ25])" office:value-type="float" office:value="22.2030804232703" calcext:value-type="float">
            <text:p>22.2030804233</text:p>
          </table:table-cell>
          <table:table-cell table:formula="of:=AVERAGE([.AR1:.AR25])" office:value-type="float" office:value="21.7170695798123" calcext:value-type="float">
            <text:p>21.7170695798</text:p>
          </table:table-cell>
          <table:table-cell table:formula="of:=AVERAGE([.AS1:.AS25])" office:value-type="float" office:value="21.3407931689866" calcext:value-type="float">
            <text:p>21.340793169</text:p>
          </table:table-cell>
          <table:table-cell table:formula="of:=AVERAGE([.AT1:.AT25])" office:value-type="float" office:value="20.9390296521203" calcext:value-type="float">
            <text:p>20.9390296521</text:p>
          </table:table-cell>
          <table:table-cell table:formula="of:=AVERAGE([.AU1:.AU25])" office:value-type="float" office:value="20.5203220659755" calcext:value-type="float">
            <text:p>20.520322066</text:p>
          </table:table-cell>
          <table:table-cell table:formula="of:=AVERAGE([.AV1:.AV25])" office:value-type="float" office:value="20.1248760892034" calcext:value-type="float">
            <text:p>20.1248760892</text:p>
          </table:table-cell>
          <table:table-cell table:formula="of:=AVERAGE([.AW1:.AW25])" office:value-type="float" office:value="19.7460152477687" calcext:value-type="float">
            <text:p>19.7460152478</text:p>
          </table:table-cell>
          <table:table-cell table:formula="of:=AVERAGE([.AX1:.AX25])" office:value-type="float" office:value="19.4193064067423" calcext:value-type="float">
            <text:p>19.4193064067</text:p>
          </table:table-cell>
          <table:table-cell table:formula="of:=AVERAGE([.AY1:.AY25])" office:value-type="float" office:value="19.0744755970595" calcext:value-type="float">
            <text:p>19.0744755971</text:p>
          </table:table-cell>
          <table:table-cell table:formula="of:=AVERAGE([.AZ1:.AZ25])" office:value-type="float" office:value="18.785354712939" calcext:value-type="float">
            <text:p>18.7853547129</text:p>
          </table:table-cell>
          <table:table-cell table:formula="of:=AVERAGE([.BA1:.BA25])" office:value-type="float" office:value="18.5168084543094" calcext:value-type="float">
            <text:p>18.5168084543</text:p>
          </table:table-cell>
          <table:table-cell table:formula="of:=AVERAGE([.BB1:.BB25])" office:value-type="float" office:value="18.2296713793648" calcext:value-type="float">
            <text:p>18.2296713794</text:p>
          </table:table-cell>
          <table:table-cell table:formula="of:=AVERAGE([.BC1:.BC25])" office:value-type="float" office:value="17.9463049380893" calcext:value-type="float">
            <text:p>17.9463049381</text:p>
          </table:table-cell>
          <table:table-cell table:formula="of:=AVERAGE([.BD1:.BD25])" office:value-type="float" office:value="17.7025093190387" calcext:value-type="float">
            <text:p>17.702509319</text:p>
          </table:table-cell>
          <table:table-cell table:formula="of:=AVERAGE([.BE1:.BE25])" office:value-type="float" office:value="17.4478238819116" calcext:value-type="float">
            <text:p>17.4478238819</text:p>
          </table:table-cell>
          <table:table-cell table:formula="of:=AVERAGE([.BF1:.BF25])" office:value-type="float" office:value="17.2358401480238" calcext:value-type="float">
            <text:p>17.235840148</text:p>
          </table:table-cell>
          <table:table-cell table:formula="of:=AVERAGE([.BG1:.BG25])" office:value-type="float" office:value="16.9890544000358" calcext:value-type="float">
            <text:p>16.9890544</text:p>
          </table:table-cell>
          <table:table-cell table:formula="of:=AVERAGE([.BH1:.BH25])" office:value-type="float" office:value="16.7523036502177" calcext:value-type="float">
            <text:p>16.7523036502</text:p>
          </table:table-cell>
          <table:table-cell table:formula="of:=AVERAGE([.BI1:.BI25])" office:value-type="float" office:value="16.5220424967244" calcext:value-type="float">
            <text:p>16.5220424967</text:p>
          </table:table-cell>
          <table:table-cell table:formula="of:=AVERAGE([.BJ1:.BJ25])" office:value-type="float" office:value="16.3049561486847" calcext:value-type="float">
            <text:p>16.3049561487</text:p>
          </table:table-cell>
          <table:table-cell table:formula="of:=AVERAGE([.BK1:.BK25])" office:value-type="float" office:value="16.0915408369774" calcext:value-type="float">
            <text:p>16.091540837</text:p>
          </table:table-cell>
          <table:table-cell table:formula="of:=AVERAGE([.BL1:.BL25])" office:value-type="float" office:value="15.883580281169" calcext:value-type="float">
            <text:p>15.8835802812</text:p>
          </table:table-cell>
          <table:table-cell table:formula="of:=AVERAGE([.BM1:.BM25])" office:value-type="float" office:value="15.7210209197172" calcext:value-type="float">
            <text:p>15.7210209197</text:p>
          </table:table-cell>
          <table:table-cell table:formula="of:=AVERAGE([.BN1:.BN25])" office:value-type="float" office:value="15.5275329657738" calcext:value-type="float">
            <text:p>15.5275329658</text:p>
          </table:table-cell>
          <table:table-cell table:formula="of:=AVERAGE([.BO1:.BO25])" office:value-type="float" office:value="15.3499670845173" calcext:value-type="float">
            <text:p>15.3499670845</text:p>
          </table:table-cell>
          <table:table-cell table:formula="of:=AVERAGE([.BP1:.BP25])" office:value-type="float" office:value="15.1700385382499" calcext:value-type="float">
            <text:p>15.1700385383</text:p>
          </table:table-cell>
          <table:table-cell table:formula="of:=AVERAGE([.BQ1:.BQ25])" office:value-type="float" office:value="15.003467291111" calcext:value-type="float">
            <text:p>15.0034672911</text:p>
          </table:table-cell>
          <table:table-cell table:formula="of:=AVERAGE([.BR1:.BR25])" office:value-type="float" office:value="14.8368890864407" calcext:value-type="float">
            <text:p>14.8368890864</text:p>
          </table:table-cell>
          <table:table-cell table:formula="of:=AVERAGE([.BS1:.BS25])" office:value-type="float" office:value="14.7002997622762" calcext:value-type="float">
            <text:p>14.7002997623</text:p>
          </table:table-cell>
          <table:table-cell table:formula="of:=AVERAGE([.BT1:.BT25])" office:value-type="float" office:value="14.54366411914" calcext:value-type="float">
            <text:p>14.5436641191</text:p>
          </table:table-cell>
          <table:table-cell table:formula="of:=AVERAGE([.BU1:.BU25])" office:value-type="float" office:value="14.391848034254" calcext:value-type="float">
            <text:p>14.3918480343</text:p>
          </table:table-cell>
          <table:table-cell table:formula="of:=AVERAGE([.BV1:.BV25])" office:value-type="float" office:value="14.2446324367889" calcext:value-type="float">
            <text:p>14.2446324368</text:p>
          </table:table-cell>
          <table:table-cell table:formula="of:=AVERAGE([.BW1:.BW25])" office:value-type="float" office:value="14.1046741328751" calcext:value-type="float">
            <text:p>14.1046741329</text:p>
          </table:table-cell>
          <table:table-cell table:formula="of:=AVERAGE([.BX1:.BX25])" office:value-type="float" office:value="13.9654501486187" calcext:value-type="float">
            <text:p>13.9654501486</text:p>
          </table:table-cell>
          <table:table-cell table:formula="of:=AVERAGE([.BY1:.BY25])" office:value-type="float" office:value="13.8389229353569" calcext:value-type="float">
            <text:p>13.8389229354</text:p>
          </table:table-cell>
          <table:table-cell table:formula="of:=AVERAGE([.BZ1:.BZ25])" office:value-type="float" office:value="13.7091743887069" calcext:value-type="float">
            <text:p>13.7091743887</text:p>
          </table:table-cell>
          <table:table-cell table:formula="of:=AVERAGE([.CA1:.CA25])" office:value-type="float" office:value="13.5830807306949" calcext:value-type="float">
            <text:p>13.5830807307</text:p>
          </table:table-cell>
          <table:table-cell table:formula="of:=AVERAGE([.CB1:.CB25])" office:value-type="float" office:value="13.4672780329943" calcext:value-type="float">
            <text:p>13.467278033</text:p>
          </table:table-cell>
          <table:table-cell table:formula="of:=AVERAGE([.CC1:.CC25])" office:value-type="float" office:value="13.3479526444581" calcext:value-type="float">
            <text:p>13.3479526445</text:p>
          </table:table-cell>
          <table:table-cell table:formula="of:=AVERAGE([.CD1:.CD25])" office:value-type="float" office:value="13.2349909920688" calcext:value-type="float">
            <text:p>13.2349909921</text:p>
          </table:table-cell>
          <table:table-cell table:formula="of:=AVERAGE([.CE1:.CE25])" office:value-type="float" office:value="13.1219447744392" calcext:value-type="float">
            <text:p>13.1219447744</text:p>
          </table:table-cell>
          <table:table-cell table:formula="of:=AVERAGE([.CF1:.CF25])" office:value-type="float" office:value="13.0118734572737" calcext:value-type="float">
            <text:p>13.0118734573</text:p>
          </table:table-cell>
          <table:table-cell table:formula="of:=AVERAGE([.CG1:.CG25])" office:value-type="float" office:value="12.9046611353591" calcext:value-type="float">
            <text:p>12.9046611354</text:p>
          </table:table-cell>
          <table:table-cell table:formula="of:=AVERAGE([.CH1:.CH25])" office:value-type="float" office:value="12.8001978473398" calcext:value-type="float">
            <text:p>12.8001978473</text:p>
          </table:table-cell>
          <table:table-cell table:formula="of:=AVERAGE([.CI1:.CI25])" office:value-type="float" office:value="12.6969158829888" calcext:value-type="float">
            <text:p>12.696915883</text:p>
          </table:table-cell>
          <table:table-cell table:formula="of:=AVERAGE([.CJ1:.CJ25])" office:value-type="float" office:value="12.5962159677465" calcext:value-type="float">
            <text:p>12.5962159677</text:p>
          </table:table-cell>
          <table:table-cell table:formula="of:=AVERAGE([.CK1:.CK25])" office:value-type="float" office:value="12.5019990691104" calcext:value-type="float">
            <text:p>12.5019990691</text:p>
          </table:table-cell>
          <table:table-cell table:formula="of:=AVERAGE([.CL1:.CL25])" office:value-type="float" office:value="12.4059048264858" calcext:value-type="float">
            <text:p>12.4059048265</text:p>
          </table:table-cell>
          <table:table-cell table:formula="of:=AVERAGE([.CM1:.CM25])" office:value-type="float" office:value="12.312058808835" calcext:value-type="float">
            <text:p>12.3120588088</text:p>
          </table:table-cell>
          <table:table-cell table:formula="of:=AVERAGE([.CN1:.CN25])" office:value-type="float" office:value="12.2449373586078" calcext:value-type="float">
            <text:p>12.2449373586</text:p>
          </table:table-cell>
          <table:table-cell table:formula="of:=AVERAGE([.CO1:.CO25])" office:value-type="float" office:value="12.155478362196" calcext:value-type="float">
            <text:p>12.1554783622</text:p>
          </table:table-cell>
          <table:table-cell table:formula="of:=AVERAGE([.CP1:.CP25])" office:value-type="float" office:value="12.0680998075612" calcext:value-type="float">
            <text:p>12.0680998076</text:p>
          </table:table-cell>
          <table:table-cell table:formula="of:=AVERAGE([.CQ1:.CQ25])" office:value-type="float" office:value="11.9877643203981" calcext:value-type="float">
            <text:p>11.9877643204</text:p>
          </table:table-cell>
          <table:table-cell table:formula="of:=AVERAGE([.CR1:.CR25])" office:value-type="float" office:value="11.9130008903883" calcext:value-type="float">
            <text:p>11.9130008904</text:p>
          </table:table-cell>
          <table:table-cell table:formula="of:=AVERAGE([.CS1:.CS25])" office:value-type="float" office:value="11.8312921462672" calcext:value-type="float">
            <text:p>11.8312921463</text:p>
          </table:table-cell>
          <table:table-cell table:formula="of:=AVERAGE([.CT1:.CT25])" office:value-type="float" office:value="11.7513991520154" calcext:value-type="float">
            <text:p>11.751399152</text:p>
          </table:table-cell>
          <table:table-cell table:formula="of:=AVERAGE([.CU1:.CU25])" office:value-type="float" office:value="11.6732620477472" calcext:value-type="float">
            <text:p>11.6732620477</text:p>
          </table:table-cell>
          <table:table-cell table:formula="of:=AVERAGE([.CV1:.CV25])" office:value-type="float" office:value="11.6183605152802" calcext:value-type="float">
            <text:p>11.6183605153</text:p>
          </table:table-cell>
          <table:table-cell table:formula="of:=AVERAGE([.CW1:.CW25])" office:value-type="float" office:value="11.5438234209325" calcext:value-type="float">
            <text:p>11.5438234209</text:p>
          </table:table-cell>
          <table:table-cell table:formula="of:=AVERAGE([.CX1:.CX25])" office:value-type="float" office:value="11.4708722222092" calcext:value-type="float">
            <text:p>11.4708722222</text:p>
          </table:table-cell>
          <table:table-cell table:formula="of:=AVERAGE([.CY1:.CY25])" office:value-type="float" office:value="11.4029070300387" calcext:value-type="float">
            <text:p>11.40290703</text:p>
          </table:table-cell>
          <table:table-cell table:formula="of:=AVERAGE([.CZ1:.CZ25])" office:value-type="float" office:value="11.3329435270272" calcext:value-type="float">
            <text:p>11.332943527</text:p>
          </table:table-cell>
          <table:table-cell table:formula="of:=AVERAGE([.DA1:.DA25])" office:value-type="float" office:value="11.2644225704697" calcext:value-type="float">
            <text:p>11.2644225705</text:p>
          </table:table-cell>
          <table:table-cell table:formula="of:=AVERAGE([.DB1:.DB25])" office:value-type="float" office:value="11.2007063552268" calcext:value-type="float">
            <text:p>11.2007063552</text:p>
          </table:table-cell>
          <table:table-cell table:formula="of:=AVERAGE([.DC1:.DC25])" office:value-type="float" office:value="11.1382773362515" calcext:value-type="float">
            <text:p>11.1382773363</text:p>
          </table:table-cell>
          <table:table-cell table:formula="of:=AVERAGE([.DD1:.DD25])" office:value-type="float" office:value="11.0805515579451" calcext:value-type="float">
            <text:p>11.0805515579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table:formula="of:=AVERAGE([.C26:.C50])" office:value-type="float" office:value="7.7845231257651" calcext:value-type="float">
            <text:p>7.7845231258</text:p>
          </table:table-cell>
          <table:table-cell office:value-type="string" calcext:value-type="string">
            <text:p>global min</text:p>
          </table:table-cell>
          <table:table-cell table:formula="of:=AVERAGE([.E26:.E50])" office:value-type="float" office:value="-9.06586817747156" calcext:value-type="float">
            <text:p>-9.0658681775</text:p>
          </table:table-cell>
          <table:table-cell office:value-type="string" calcext:value-type="string">
            <text:p>range</text:p>
          </table:table-cell>
          <table:table-cell table:formula="of:=AVERAGE([.G26:.G50])" office:value-type="float" office:value="16.8503913032367" calcext:value-type="float">
            <text:p>16.8503913032</text:p>
          </table:table-cell>
          <table:table-cell office:value-type="string" calcext:value-type="string">
            <text:p><text:s/>regret</text:p>
          </table:table-cell>
          <table:table-cell table:formula="of:=AVERAGE([.I26:.I50])" office:value-type="float" office:value="41.552883184448" calcext:value-type="float">
            <text:p>41.5528831844</text:p>
          </table:table-cell>
          <table:table-cell table:formula="of:=AVERAGE([.J26:.J50])" office:value-type="float" office:value="46.418201891727" calcext:value-type="float">
            <text:p>46.4182018917</text:p>
          </table:table-cell>
          <table:table-cell table:formula="of:=AVERAGE([.K26:.K50])" office:value-type="float" office:value="46.2312419962924" calcext:value-type="float">
            <text:p>46.2312419963</text:p>
          </table:table-cell>
          <table:table-cell table:formula="of:=AVERAGE([.L26:.L50])" office:value-type="float" office:value="48.7587541266925" calcext:value-type="float">
            <text:p>48.7587541267</text:p>
          </table:table-cell>
          <table:table-cell table:formula="of:=AVERAGE([.M26:.M50])" office:value-type="float" office:value="47.6392023700718" calcext:value-type="float">
            <text:p>47.6392023701</text:p>
          </table:table-cell>
          <table:table-cell table:formula="of:=AVERAGE([.N26:.N50])" office:value-type="float" office:value="46.0435625586994" calcext:value-type="float">
            <text:p>46.0435625587</text:p>
          </table:table-cell>
          <table:table-cell table:formula="of:=AVERAGE([.O26:.O50])" office:value-type="float" office:value="46.1922114680711" calcext:value-type="float">
            <text:p>46.1922114681</text:p>
          </table:table-cell>
          <table:table-cell table:formula="of:=AVERAGE([.P26:.P50])" office:value-type="float" office:value="45.3821793147452" calcext:value-type="float">
            <text:p>45.3821793147</text:p>
          </table:table-cell>
          <table:table-cell table:formula="of:=AVERAGE([.Q26:.Q50])" office:value-type="float" office:value="45.2450949150799" calcext:value-type="float">
            <text:p>45.2450949151</text:p>
          </table:table-cell>
          <table:table-cell table:formula="of:=AVERAGE([.R26:.R50])" office:value-type="float" office:value="43.9056864816708" calcext:value-type="float">
            <text:p>43.9056864817</text:p>
          </table:table-cell>
          <table:table-cell table:formula="of:=AVERAGE([.S26:.S50])" office:value-type="float" office:value="43.2978290056329" calcext:value-type="float">
            <text:p>43.2978290056</text:p>
          </table:table-cell>
          <table:table-cell table:formula="of:=AVERAGE([.T26:.T50])" office:value-type="float" office:value="42.116657007881" calcext:value-type="float">
            <text:p>42.1166570079</text:p>
          </table:table-cell>
          <table:table-cell table:formula="of:=AVERAGE([.U26:.U50])" office:value-type="float" office:value="41.1375749951124" calcext:value-type="float">
            <text:p>41.1375749951</text:p>
          </table:table-cell>
          <table:table-cell table:formula="of:=AVERAGE([.V26:.V50])" office:value-type="float" office:value="40.357631383906" calcext:value-type="float">
            <text:p>40.3576313839</text:p>
          </table:table-cell>
          <table:table-cell table:formula="of:=AVERAGE([.W26:.W50])" office:value-type="float" office:value="39.5243915666032" calcext:value-type="float">
            <text:p>39.5243915666</text:p>
          </table:table-cell>
          <table:table-cell table:formula="of:=AVERAGE([.X26:.X50])" office:value-type="float" office:value="38.9914226450599" calcext:value-type="float">
            <text:p>38.9914226451</text:p>
          </table:table-cell>
          <table:table-cell table:formula="of:=AVERAGE([.Y26:.Y50])" office:value-type="float" office:value="37.7751220970477" calcext:value-type="float">
            <text:p>37.775122097</text:p>
          </table:table-cell>
          <table:table-cell table:formula="of:=AVERAGE([.Z26:.Z50])" office:value-type="float" office:value="36.3334296299514" calcext:value-type="float">
            <text:p>36.33342963</text:p>
          </table:table-cell>
          <table:table-cell table:formula="of:=AVERAGE([.AA26:.AA50])" office:value-type="float" office:value="35.2674423078833" calcext:value-type="float">
            <text:p>35.2674423079</text:p>
          </table:table-cell>
          <table:table-cell table:formula="of:=AVERAGE([.AB26:.AB50])" office:value-type="float" office:value="34.0769253227459" calcext:value-type="float">
            <text:p>34.0769253227</text:p>
          </table:table-cell>
          <table:table-cell table:formula="of:=AVERAGE([.AC26:.AC50])" office:value-type="float" office:value="33.0836499905004" calcext:value-type="float">
            <text:p>33.0836499905</text:p>
          </table:table-cell>
          <table:table-cell table:formula="of:=AVERAGE([.AD26:.AD50])" office:value-type="float" office:value="32.0790881607083" calcext:value-type="float">
            <text:p>32.0790881607</text:p>
          </table:table-cell>
          <table:table-cell table:formula="of:=AVERAGE([.AE26:.AE50])" office:value-type="float" office:value="31.0511143856036" calcext:value-type="float">
            <text:p>31.0511143856</text:p>
          </table:table-cell>
          <table:table-cell table:formula="of:=AVERAGE([.AF26:.AF50])" office:value-type="float" office:value="30.1961023436077" calcext:value-type="float">
            <text:p>30.1961023436</text:p>
          </table:table-cell>
          <table:table-cell table:formula="of:=AVERAGE([.AG26:.AG50])" office:value-type="float" office:value="29.3082713871165" calcext:value-type="float">
            <text:p>29.3082713871</text:p>
          </table:table-cell>
          <table:table-cell table:formula="of:=AVERAGE([.AH26:.AH50])" office:value-type="float" office:value="28.6527145467739" calcext:value-type="float">
            <text:p>28.6527145468</text:p>
          </table:table-cell>
          <table:table-cell table:formula="of:=AVERAGE([.AI26:.AI50])" office:value-type="float" office:value="27.9956828394815" calcext:value-type="float">
            <text:p>27.9956828395</text:p>
          </table:table-cell>
          <table:table-cell table:formula="of:=AVERAGE([.AJ26:.AJ50])" office:value-type="float" office:value="27.2185007148559" calcext:value-type="float">
            <text:p>27.2185007149</text:p>
          </table:table-cell>
          <table:table-cell table:formula="of:=AVERAGE([.AK26:.AK50])" office:value-type="float" office:value="26.4398503486347" calcext:value-type="float">
            <text:p>26.4398503486</text:p>
          </table:table-cell>
          <table:table-cell table:formula="of:=AVERAGE([.AL26:.AL50])" office:value-type="float" office:value="25.7484544809706" calcext:value-type="float">
            <text:p>25.748454481</text:p>
          </table:table-cell>
          <table:table-cell table:formula="of:=AVERAGE([.AM26:.AM50])" office:value-type="float" office:value="25.1796979536216" calcext:value-type="float">
            <text:p>25.1796979536</text:p>
          </table:table-cell>
          <table:table-cell table:formula="of:=AVERAGE([.AN26:.AN50])" office:value-type="float" office:value="24.5140676100569" calcext:value-type="float">
            <text:p>24.5140676101</text:p>
          </table:table-cell>
          <table:table-cell table:formula="of:=AVERAGE([.AO26:.AO50])" office:value-type="float" office:value="23.9092210003181" calcext:value-type="float">
            <text:p>23.9092210003</text:p>
          </table:table-cell>
          <table:table-cell table:formula="of:=AVERAGE([.AP26:.AP50])" office:value-type="float" office:value="23.3803281778779" calcext:value-type="float">
            <text:p>23.3803281779</text:p>
          </table:table-cell>
          <table:table-cell table:formula="of:=AVERAGE([.AQ26:.AQ50])" office:value-type="float" office:value="22.8283697694238" calcext:value-type="float">
            <text:p>22.8283697694</text:p>
          </table:table-cell>
          <table:table-cell table:formula="of:=AVERAGE([.AR26:.AR50])" office:value-type="float" office:value="22.4011558732053" calcext:value-type="float">
            <text:p>22.4011558732</text:p>
          </table:table-cell>
          <table:table-cell table:formula="of:=AVERAGE([.AS26:.AS50])" office:value-type="float" office:value="21.9852401911664" calcext:value-type="float">
            <text:p>21.9852401912</text:p>
          </table:table-cell>
          <table:table-cell table:formula="of:=AVERAGE([.AT26:.AT50])" office:value-type="float" office:value="21.5972506558028" calcext:value-type="float">
            <text:p>21.5972506558</text:p>
          </table:table-cell>
          <table:table-cell table:formula="of:=AVERAGE([.AU26:.AU50])" office:value-type="float" office:value="21.1473965224404" calcext:value-type="float">
            <text:p>21.1473965224</text:p>
          </table:table-cell>
          <table:table-cell table:formula="of:=AVERAGE([.AV26:.AV50])" office:value-type="float" office:value="20.7325956654095" calcext:value-type="float">
            <text:p>20.7325956654</text:p>
          </table:table-cell>
          <table:table-cell table:formula="of:=AVERAGE([.AW26:.AW50])" office:value-type="float" office:value="20.3595728954257" calcext:value-type="float">
            <text:p>20.3595728954</text:p>
          </table:table-cell>
          <table:table-cell table:formula="of:=AVERAGE([.AX26:.AX50])" office:value-type="float" office:value="19.9992110502737" calcext:value-type="float">
            <text:p>19.9992110503</text:p>
          </table:table-cell>
          <table:table-cell table:formula="of:=AVERAGE([.AY26:.AY50])" office:value-type="float" office:value="19.6277805549995" calcext:value-type="float">
            <text:p>19.627780555</text:p>
          </table:table-cell>
          <table:table-cell table:formula="of:=AVERAGE([.AZ26:.AZ50])" office:value-type="float" office:value="19.2779164570863" calcext:value-type="float">
            <text:p>19.2779164571</text:p>
          </table:table-cell>
          <table:table-cell table:formula="of:=AVERAGE([.BA26:.BA50])" office:value-type="float" office:value="18.9382923950244" calcext:value-type="float">
            <text:p>18.938292395</text:p>
          </table:table-cell>
          <table:table-cell table:formula="of:=AVERAGE([.BB26:.BB50])" office:value-type="float" office:value="18.611936726508" calcext:value-type="float">
            <text:p>18.6119367265</text:p>
          </table:table-cell>
          <table:table-cell table:formula="of:=AVERAGE([.BC26:.BC50])" office:value-type="float" office:value="18.3090474510876" calcext:value-type="float">
            <text:p>18.3090474511</text:p>
          </table:table-cell>
          <table:table-cell table:formula="of:=AVERAGE([.BD26:.BD50])" office:value-type="float" office:value="18.0667398104211" calcext:value-type="float">
            <text:p>18.0667398104</text:p>
          </table:table-cell>
          <table:table-cell table:formula="of:=AVERAGE([.BE26:.BE50])" office:value-type="float" office:value="17.7868063883228" calcext:value-type="float">
            <text:p>17.7868063883</text:p>
          </table:table-cell>
          <table:table-cell table:formula="of:=AVERAGE([.BF26:.BF50])" office:value-type="float" office:value="17.5125887050181" calcext:value-type="float">
            <text:p>17.512588705</text:p>
          </table:table-cell>
          <table:table-cell table:formula="of:=AVERAGE([.BG26:.BG50])" office:value-type="float" office:value="17.2558229149261" calcext:value-type="float">
            <text:p>17.2558229149</text:p>
          </table:table-cell>
          <table:table-cell table:formula="of:=AVERAGE([.BH26:.BH50])" office:value-type="float" office:value="17.0112224356534" calcext:value-type="float">
            <text:p>17.0112224357</text:p>
          </table:table-cell>
          <table:table-cell table:formula="of:=AVERAGE([.BI26:.BI50])" office:value-type="float" office:value="16.7686676772002" calcext:value-type="float">
            <text:p>16.7686676772</text:p>
          </table:table-cell>
          <table:table-cell table:formula="of:=AVERAGE([.BJ26:.BJ50])" office:value-type="float" office:value="16.5479088304105" calcext:value-type="float">
            <text:p>16.5479088304</text:p>
          </table:table-cell>
          <table:table-cell table:formula="of:=AVERAGE([.BK26:.BK50])" office:value-type="float" office:value="16.3190971277345" calcext:value-type="float">
            <text:p>16.3190971277</text:p>
          </table:table-cell>
          <table:table-cell table:formula="of:=AVERAGE([.BL26:.BL50])" office:value-type="float" office:value="16.0979797216941" calcext:value-type="float">
            <text:p>16.0979797217</text:p>
          </table:table-cell>
          <table:table-cell table:formula="of:=AVERAGE([.BM26:.BM50])" office:value-type="float" office:value="15.8923334245022" calcext:value-type="float">
            <text:p>15.8923334245</text:p>
          </table:table-cell>
          <table:table-cell table:formula="of:=AVERAGE([.BN26:.BN50])" office:value-type="float" office:value="15.6912666485916" calcext:value-type="float">
            <text:p>15.6912666486</text:p>
          </table:table-cell>
          <table:table-cell table:formula="of:=AVERAGE([.BO26:.BO50])" office:value-type="float" office:value="15.5252043521783" calcext:value-type="float">
            <text:p>15.5252043522</text:p>
          </table:table-cell>
          <table:table-cell table:formula="of:=AVERAGE([.BP26:.BP50])" office:value-type="float" office:value="15.3307386972742" calcext:value-type="float">
            <text:p>15.3307386973</text:p>
          </table:table-cell>
          <table:table-cell table:formula="of:=AVERAGE([.BQ26:.BQ50])" office:value-type="float" office:value="15.1478932327939" calcext:value-type="float">
            <text:p>15.1478932328</text:p>
          </table:table-cell>
          <table:table-cell table:formula="of:=AVERAGE([.BR26:.BR50])" office:value-type="float" office:value="14.9772509842714" calcext:value-type="float">
            <text:p>14.9772509843</text:p>
          </table:table-cell>
          <table:table-cell table:formula="of:=AVERAGE([.BS26:.BS50])" office:value-type="float" office:value="14.8113761002636" calcext:value-type="float">
            <text:p>14.8113761003</text:p>
          </table:table-cell>
          <table:table-cell table:formula="of:=AVERAGE([.BT26:.BT50])" office:value-type="float" office:value="14.6414565110325" calcext:value-type="float">
            <text:p>14.641456511</text:p>
          </table:table-cell>
          <table:table-cell table:formula="of:=AVERAGE([.BU26:.BU50])" office:value-type="float" office:value="14.4767652168546" calcext:value-type="float">
            <text:p>14.4767652169</text:p>
          </table:table-cell>
          <table:table-cell table:formula="of:=AVERAGE([.BV26:.BV50])" office:value-type="float" office:value="14.3170645679549" calcext:value-type="float">
            <text:p>14.317064568</text:p>
          </table:table-cell>
          <table:table-cell table:formula="of:=AVERAGE([.BW26:.BW50])" office:value-type="float" office:value="14.1688009510845" calcext:value-type="float">
            <text:p>14.1688009511</text:p>
          </table:table-cell>
          <table:table-cell table:formula="of:=AVERAGE([.BX26:.BX50])" office:value-type="float" office:value="14.022985880248" calcext:value-type="float">
            <text:p>14.0229858802</text:p>
          </table:table-cell>
          <table:table-cell table:formula="of:=AVERAGE([.BY26:.BY50])" office:value-type="float" office:value="13.9137766552209" calcext:value-type="float">
            <text:p>13.9137766552</text:p>
          </table:table-cell>
          <table:table-cell table:formula="of:=AVERAGE([.BZ26:.BZ50])" office:value-type="float" office:value="13.770656939016" calcext:value-type="float">
            <text:p>13.770656939</text:p>
          </table:table-cell>
          <table:table-cell table:formula="of:=AVERAGE([.CA26:.CA50])" office:value-type="float" office:value="13.6344632026574" calcext:value-type="float">
            <text:p>13.6344632027</text:p>
          </table:table-cell>
          <table:table-cell table:formula="of:=AVERAGE([.CB26:.CB50])" office:value-type="float" office:value="13.4983634255176" calcext:value-type="float">
            <text:p>13.4983634255</text:p>
          </table:table-cell>
          <table:table-cell table:formula="of:=AVERAGE([.CC26:.CC50])" office:value-type="float" office:value="13.3719151071541" calcext:value-type="float">
            <text:p>13.3719151072</text:p>
          </table:table-cell>
          <table:table-cell table:formula="of:=AVERAGE([.CD26:.CD50])" office:value-type="float" office:value="13.2486916075197" calcext:value-type="float">
            <text:p>13.2486916075</text:p>
          </table:table-cell>
          <table:table-cell table:formula="of:=AVERAGE([.CE26:.CE50])" office:value-type="float" office:value="13.1266881934392" calcext:value-type="float">
            <text:p>13.1266881934</text:p>
          </table:table-cell>
          <table:table-cell table:formula="of:=AVERAGE([.CF26:.CF50])" office:value-type="float" office:value="13.0043372671138" calcext:value-type="float">
            <text:p>13.0043372671</text:p>
          </table:table-cell>
          <table:table-cell table:formula="of:=AVERAGE([.CG26:.CG50])" office:value-type="float" office:value="12.8852585915486" calcext:value-type="float">
            <text:p>12.8852585915</text:p>
          </table:table-cell>
          <table:table-cell table:formula="of:=AVERAGE([.CH26:.CH50])" office:value-type="float" office:value="12.7681240001334" calcext:value-type="float">
            <text:p>12.7681240001</text:p>
          </table:table-cell>
          <table:table-cell table:formula="of:=AVERAGE([.CI26:.CI50])" office:value-type="float" office:value="12.6635690021505" calcext:value-type="float">
            <text:p>12.6635690022</text:p>
          </table:table-cell>
          <table:table-cell table:formula="of:=AVERAGE([.CJ26:.CJ50])" office:value-type="float" office:value="12.5679663753627" calcext:value-type="float">
            <text:p>12.5679663754</text:p>
          </table:table-cell>
          <table:table-cell table:formula="of:=AVERAGE([.CK26:.CK50])" office:value-type="float" office:value="12.5003651982035" calcext:value-type="float">
            <text:p>12.5003651982</text:p>
          </table:table-cell>
          <table:table-cell table:formula="of:=AVERAGE([.CL26:.CL50])" office:value-type="float" office:value="12.3952395875926" calcext:value-type="float">
            <text:p>12.3952395876</text:p>
          </table:table-cell>
          <table:table-cell table:formula="of:=AVERAGE([.CM26:.CM50])" office:value-type="float" office:value="12.2936641830719" calcext:value-type="float">
            <text:p>12.2936641831</text:p>
          </table:table-cell>
          <table:table-cell table:formula="of:=AVERAGE([.CN26:.CN50])" office:value-type="float" office:value="12.1999440063962" calcext:value-type="float">
            <text:p>12.1999440064</text:p>
          </table:table-cell>
          <table:table-cell table:formula="of:=AVERAGE([.CO26:.CO50])" office:value-type="float" office:value="12.105557680999" calcext:value-type="float">
            <text:p>12.105557681</text:p>
          </table:table-cell>
          <table:table-cell table:formula="of:=AVERAGE([.CP26:.CP50])" office:value-type="float" office:value="12.0183995351614" calcext:value-type="float">
            <text:p>12.0183995352</text:p>
          </table:table-cell>
          <table:table-cell table:formula="of:=AVERAGE([.CQ26:.CQ50])" office:value-type="float" office:value="11.9248554615172" calcext:value-type="float">
            <text:p>11.9248554615</text:p>
          </table:table-cell>
          <table:table-cell table:formula="of:=AVERAGE([.CR26:.CR50])" office:value-type="float" office:value="11.833611609919" calcext:value-type="float">
            <text:p>11.8336116099</text:p>
          </table:table-cell>
          <table:table-cell table:formula="of:=AVERAGE([.CS26:.CS50])" office:value-type="float" office:value="11.7509399172776" calcext:value-type="float">
            <text:p>11.7509399173</text:p>
          </table:table-cell>
          <table:table-cell table:formula="of:=AVERAGE([.CT26:.CT50])" office:value-type="float" office:value="11.6755063358439" calcext:value-type="float">
            <text:p>11.6755063358</text:p>
          </table:table-cell>
          <table:table-cell table:formula="of:=AVERAGE([.CU26:.CU50])" office:value-type="float" office:value="11.5945487013441" calcext:value-type="float">
            <text:p>11.5945487013</text:p>
          </table:table-cell>
          <table:table-cell table:formula="of:=AVERAGE([.CV26:.CV50])" office:value-type="float" office:value="11.5101566926205" calcext:value-type="float">
            <text:p>11.5101566926</text:p>
          </table:table-cell>
          <table:table-cell table:formula="of:=AVERAGE([.CW26:.CW50])" office:value-type="float" office:value="11.4276311287062" calcext:value-type="float">
            <text:p>11.4276311287</text:p>
          </table:table-cell>
          <table:table-cell table:formula="of:=AVERAGE([.CX26:.CX50])" office:value-type="float" office:value="11.3496609629911" calcext:value-type="float">
            <text:p>11.349660963</text:p>
          </table:table-cell>
          <table:table-cell table:formula="of:=AVERAGE([.CY26:.CY50])" office:value-type="float" office:value="11.270485771725" calcext:value-type="float">
            <text:p>11.2704857717</text:p>
          </table:table-cell>
          <table:table-cell table:formula="of:=AVERAGE([.CZ26:.CZ50])" office:value-type="float" office:value="11.1975394218631" calcext:value-type="float">
            <text:p>11.1975394219</text:p>
          </table:table-cell>
          <table:table-cell table:formula="of:=AVERAGE([.DA26:.DA50])" office:value-type="float" office:value="11.1259501096192" calcext:value-type="float">
            <text:p>11.1259501096</text:p>
          </table:table-cell>
          <table:table-cell table:formula="of:=AVERAGE([.DB26:.DB50])" office:value-type="float" office:value="11.0514814125078" calcext:value-type="float">
            <text:p>11.0514814125</text:p>
          </table:table-cell>
          <table:table-cell table:formula="of:=AVERAGE([.DC26:.DC50])" office:value-type="float" office:value="10.9941108033327" calcext:value-type="float">
            <text:p>10.9941108033</text:p>
          </table:table-cell>
          <table:table-cell table:formula="of:=AVERAGE([.DD26:.DD50])" office:value-type="float" office:value="10.9224498732265" calcext:value-type="float">
            <text:p>10.9224498732</text:p>
          </table:table-cell>
        </table:table-row>
      </table:table>
      <table:named-expressions/>
      <table:database-ranges>
        <table:database-range table:name="__Anonymous_Sheet_DB__0" table:target-range-address="result_0509_server.A1:result_0509_server.DD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3:29:29.765730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0T15:57:28.084543693</dc:date>
    <meta:editing-duration>PT3H14M45S</meta:editing-duration>
    <meta:editing-cycles>4</meta:editing-cycles>
    <meta:generator>LibreOffice/5.1.6.2$Linux_X86_64 LibreOffice_project/10m0$Build-2</meta:generator>
    <meta:document-statistic meta:table-count="2" meta:cell-count="112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55cm" svg:height="10.122cm" xlink:href=".." xlink:type="simple" chart:class="chart:scatter" chart:style-name="ch1">
        <chart:legend chart:legend-position="end" svg:x="14.442cm" svg:y="4.513cm" style:legend-expansion="high" chart:style-name="ch2"/>
        <chart:plot-area chart:style-name="ch3" table:cell-range-address="normalized.I52:normalized.DD53" chart:data-source-has-labels="row" svg:x="0.943cm" svg:y="0.496cm" svg:width="15.733cm" svg:height="8.883cm">
          <chartooo:coordinate-region svg:x="1.564cm" svg:y="0.695cm" svg:width="14.832cm" svg:height="8.037cm"/>
          <chart:axis chart:dimension="x" chart:name="primary-x" chart:style-name="ch4">
            <chart:title svg:x="8.249cm" svg:y="9.562cm" chart:style-name="ch5">
              <text:p>rounds</text:p>
            </chart:title>
          </chart:axis>
          <chart:axis chart:dimension="y" chart:name="primary-y" chart:style-name="ch6">
            <chart:title svg:x="0.04cm" svg:y="5.14cm" chart:style-name="ch7">
              <text:p>%</text:p>
            </chart:title>
            <chart:grid chart:style-name="ch8" chart:class="major"/>
          </chart:axis>
          <chart:series chart:style-name="ch9" chart:values-cell-range-address="normalized.I52:normalized.DD52" loext:label-string="decomposed" chart:class="chart:scatter">
            <chart:data-point chart:repeated="100"/>
          </chart:series>
          <chart:series chart:style-name="ch10" chart:values-cell-range-address="normalized.I53:normalized.DD53" loext:label-string="entire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omposed</text:p>
              </table:table-cell>
              <table:table-cell office:value-type="string">
                <text:p>enti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.552883184448">
                <text:p>41.552883184448</text:p>
                <draw:g>
                  <svg:desc>normalized.I52:normalized.DD52</svg:desc>
                </draw:g>
              </table:table-cell>
              <table:table-cell office:value-type="float" office:value="41.552883184448">
                <text:p>41.552883184448</text:p>
                <draw:g>
                  <svg:desc>normalized.I53:normalized.DD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.418201891727">
                <text:p>46.418201891727</text:p>
              </table:table-cell>
              <table:table-cell office:value-type="float" office:value="46.418201891727">
                <text:p>46.418201891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9463754943872">
                <text:p>46.9463754943872</text:p>
              </table:table-cell>
              <table:table-cell office:value-type="float" office:value="46.2312419962924">
                <text:p>46.2312419962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.9683181969355">
                <text:p>47.9683181969355</text:p>
              </table:table-cell>
              <table:table-cell office:value-type="float" office:value="48.7587541266925">
                <text:p>48.7587541266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1910132642925">
                <text:p>46.1910132642925</text:p>
              </table:table-cell>
              <table:table-cell office:value-type="float" office:value="47.6392023700718">
                <text:p>47.6392023700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.9716183934345">
                <text:p>44.9716183934345</text:p>
              </table:table-cell>
              <table:table-cell office:value-type="float" office:value="46.0435625586994">
                <text:p>46.0435625586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5953540363682">
                <text:p>44.5953540363682</text:p>
              </table:table-cell>
              <table:table-cell office:value-type="float" office:value="46.1922114680711">
                <text:p>46.1922114680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9142119969091">
                <text:p>43.9142119969091</text:p>
              </table:table-cell>
              <table:table-cell office:value-type="float" office:value="45.3821793147452">
                <text:p>45.3821793147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.1362472982363">
                <text:p>43.1362472982363</text:p>
              </table:table-cell>
              <table:table-cell office:value-type="float" office:value="45.2450949150799">
                <text:p>45.24509491507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9505180725918">
                <text:p>42.9505180725918</text:p>
              </table:table-cell>
              <table:table-cell office:value-type="float" office:value="43.9056864816708">
                <text:p>43.9056864816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.1607769219803">
                <text:p>43.1607769219803</text:p>
              </table:table-cell>
              <table:table-cell office:value-type="float" office:value="43.2978290056329">
                <text:p>43.29782900563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.151426157198">
                <text:p>42.151426157198</text:p>
              </table:table-cell>
              <table:table-cell office:value-type="float" office:value="42.116657007881">
                <text:p>42.1166570078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.8938837631891">
                <text:p>40.8938837631891</text:p>
              </table:table-cell>
              <table:table-cell office:value-type="float" office:value="41.1375749951124">
                <text:p>41.1375749951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.944994736113">
                <text:p>39.944994736113</text:p>
              </table:table-cell>
              <table:table-cell office:value-type="float" office:value="40.357631383906">
                <text:p>40.357631383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8019770288372">
                <text:p>38.8019770288372</text:p>
              </table:table-cell>
              <table:table-cell office:value-type="float" office:value="39.5243915666032">
                <text:p>39.52439156660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592725636244">
                <text:p>37.592725636244</text:p>
              </table:table-cell>
              <table:table-cell office:value-type="float" office:value="38.9914226450599">
                <text:p>38.99142264505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.5485096043021">
                <text:p>36.5485096043021</text:p>
              </table:table-cell>
              <table:table-cell office:value-type="float" office:value="37.7751220970477">
                <text:p>37.77512209704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.7615761136601">
                <text:p>35.7615761136601</text:p>
              </table:table-cell>
              <table:table-cell office:value-type="float" office:value="36.3334296299514">
                <text:p>36.33342962995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.442012094827">
                <text:p>34.442012094827</text:p>
              </table:table-cell>
              <table:table-cell office:value-type="float" office:value="35.2674423078833">
                <text:p>35.26744230788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.2288540431692">
                <text:p>33.2288540431692</text:p>
              </table:table-cell>
              <table:table-cell office:value-type="float" office:value="34.0769253227459">
                <text:p>34.07692532274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.0523961780559">
                <text:p>32.0523961780559</text:p>
              </table:table-cell>
              <table:table-cell office:value-type="float" office:value="33.0836499905004">
                <text:p>33.08364999050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.0874656698575">
                <text:p>31.0874656698575</text:p>
              </table:table-cell>
              <table:table-cell office:value-type="float" office:value="32.0790881607083">
                <text:p>32.07908816070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.3204799957226">
                <text:p>30.3204799957226</text:p>
              </table:table-cell>
              <table:table-cell office:value-type="float" office:value="31.0511143856036">
                <text:p>31.05111438560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.5783841620527">
                <text:p>29.5783841620527</text:p>
              </table:table-cell>
              <table:table-cell office:value-type="float" office:value="30.1961023436077">
                <text:p>30.19610234360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6434419034686">
                <text:p>28.6434419034686</text:p>
              </table:table-cell>
              <table:table-cell office:value-type="float" office:value="29.3082713871165">
                <text:p>29.30827138711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.8970287505769">
                <text:p>27.8970287505769</text:p>
              </table:table-cell>
              <table:table-cell office:value-type="float" office:value="28.6527145467739">
                <text:p>28.65271454677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.115428456832">
                <text:p>27.115428456832</text:p>
              </table:table-cell>
              <table:table-cell office:value-type="float" office:value="27.9956828394815">
                <text:p>27.99568283948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.3765070092432">
                <text:p>26.3765070092432</text:p>
              </table:table-cell>
              <table:table-cell office:value-type="float" office:value="27.2185007148559">
                <text:p>27.21850071485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.6753720321841">
                <text:p>25.6753720321841</text:p>
              </table:table-cell>
              <table:table-cell office:value-type="float" office:value="26.4398503486347">
                <text:p>26.43985034863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.0958222757432">
                <text:p>25.0958222757432</text:p>
              </table:table-cell>
              <table:table-cell office:value-type="float" office:value="25.7484544809706">
                <text:p>25.74845448097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.4536282611037">
                <text:p>24.4536282611037</text:p>
              </table:table-cell>
              <table:table-cell office:value-type="float" office:value="25.1796979536216">
                <text:p>25.17969795362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8519192367806">
                <text:p>23.8519192367806</text:p>
              </table:table-cell>
              <table:table-cell office:value-type="float" office:value="24.5140676100569">
                <text:p>24.51406761005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2700227256781">
                <text:p>23.2700227256781</text:p>
              </table:table-cell>
              <table:table-cell office:value-type="float" office:value="23.9092210003181">
                <text:p>23.90922100031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7235425254675">
                <text:p>22.7235425254675</text:p>
              </table:table-cell>
              <table:table-cell office:value-type="float" office:value="23.3803281778779">
                <text:p>23.38032817787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2030804232703">
                <text:p>22.2030804232703</text:p>
              </table:table-cell>
              <table:table-cell office:value-type="float" office:value="22.8283697694238">
                <text:p>22.82836976942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.7170695798123">
                <text:p>21.7170695798123</text:p>
              </table:table-cell>
              <table:table-cell office:value-type="float" office:value="22.4011558732053">
                <text:p>22.40115587320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.3407931689866">
                <text:p>21.3407931689866</text:p>
              </table:table-cell>
              <table:table-cell office:value-type="float" office:value="21.9852401911664">
                <text:p>21.9852401911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.9390296521203">
                <text:p>20.9390296521203</text:p>
              </table:table-cell>
              <table:table-cell office:value-type="float" office:value="21.5972506558028">
                <text:p>21.59725065580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.5203220659755">
                <text:p>20.5203220659755</text:p>
              </table:table-cell>
              <table:table-cell office:value-type="float" office:value="21.1473965224404">
                <text:p>21.14739652244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.1248760892034">
                <text:p>20.1248760892034</text:p>
              </table:table-cell>
              <table:table-cell office:value-type="float" office:value="20.7325956654095">
                <text:p>20.73259566540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7460152477687">
                <text:p>19.7460152477687</text:p>
              </table:table-cell>
              <table:table-cell office:value-type="float" office:value="20.3595728954257">
                <text:p>20.35957289542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4193064067423">
                <text:p>19.4193064067423</text:p>
              </table:table-cell>
              <table:table-cell office:value-type="float" office:value="19.9992110502737">
                <text:p>19.99921105027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0744755970595">
                <text:p>19.0744755970595</text:p>
              </table:table-cell>
              <table:table-cell office:value-type="float" office:value="19.6277805549995">
                <text:p>19.62778055499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785354712939">
                <text:p>18.785354712939</text:p>
              </table:table-cell>
              <table:table-cell office:value-type="float" office:value="19.2779164570863">
                <text:p>19.27791645708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5168084543094">
                <text:p>18.5168084543094</text:p>
              </table:table-cell>
              <table:table-cell office:value-type="float" office:value="18.9382923950244">
                <text:p>18.93829239502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.2296713793648">
                <text:p>18.2296713793648</text:p>
              </table:table-cell>
              <table:table-cell office:value-type="float" office:value="18.611936726508">
                <text:p>18.6119367265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9463049380893">
                <text:p>17.9463049380893</text:p>
              </table:table-cell>
              <table:table-cell office:value-type="float" office:value="18.3090474510876">
                <text:p>18.30904745108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7025093190387">
                <text:p>17.7025093190387</text:p>
              </table:table-cell>
              <table:table-cell office:value-type="float" office:value="18.0667398104211">
                <text:p>18.06673981042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4478238819116">
                <text:p>17.4478238819116</text:p>
              </table:table-cell>
              <table:table-cell office:value-type="float" office:value="17.7868063883228">
                <text:p>17.78680638832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2358401480238">
                <text:p>17.2358401480238</text:p>
              </table:table-cell>
              <table:table-cell office:value-type="float" office:value="17.5125887050181">
                <text:p>17.51258870501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9890544000358">
                <text:p>16.9890544000358</text:p>
              </table:table-cell>
              <table:table-cell office:value-type="float" office:value="17.2558229149261">
                <text:p>17.25582291492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7523036502177">
                <text:p>16.7523036502177</text:p>
              </table:table-cell>
              <table:table-cell office:value-type="float" office:value="17.0112224356534">
                <text:p>17.01122243565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5220424967244">
                <text:p>16.5220424967244</text:p>
              </table:table-cell>
              <table:table-cell office:value-type="float" office:value="16.7686676772002">
                <text:p>16.76866767720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3049561486847">
                <text:p>16.3049561486847</text:p>
              </table:table-cell>
              <table:table-cell office:value-type="float" office:value="16.5479088304105">
                <text:p>16.54790883041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0915408369774">
                <text:p>16.0915408369774</text:p>
              </table:table-cell>
              <table:table-cell office:value-type="float" office:value="16.3190971277345">
                <text:p>16.31909712773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883580281169">
                <text:p>15.883580281169</text:p>
              </table:table-cell>
              <table:table-cell office:value-type="float" office:value="16.0979797216941">
                <text:p>16.09797972169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7210209197172">
                <text:p>15.7210209197172</text:p>
              </table:table-cell>
              <table:table-cell office:value-type="float" office:value="15.8923334245022">
                <text:p>15.89233342450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5275329657738">
                <text:p>15.5275329657738</text:p>
              </table:table-cell>
              <table:table-cell office:value-type="float" office:value="15.6912666485916">
                <text:p>15.69126664859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3499670845173">
                <text:p>15.3499670845173</text:p>
              </table:table-cell>
              <table:table-cell office:value-type="float" office:value="15.5252043521783">
                <text:p>15.52520435217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1700385382499">
                <text:p>15.1700385382499</text:p>
              </table:table-cell>
              <table:table-cell office:value-type="float" office:value="15.3307386972742">
                <text:p>15.33073869727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003467291111">
                <text:p>15.003467291111</text:p>
              </table:table-cell>
              <table:table-cell office:value-type="float" office:value="15.1478932327939">
                <text:p>15.14789323279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8368890864407">
                <text:p>14.8368890864407</text:p>
              </table:table-cell>
              <table:table-cell office:value-type="float" office:value="14.9772509842714">
                <text:p>14.97725098427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.7002997622762">
                <text:p>14.7002997622762</text:p>
              </table:table-cell>
              <table:table-cell office:value-type="float" office:value="14.8113761002636">
                <text:p>14.81137610026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.54366411914">
                <text:p>14.54366411914</text:p>
              </table:table-cell>
              <table:table-cell office:value-type="float" office:value="14.6414565110325">
                <text:p>14.64145651103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.391848034254">
                <text:p>14.391848034254</text:p>
              </table:table-cell>
              <table:table-cell office:value-type="float" office:value="14.4767652168546">
                <text:p>14.47676521685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.2446324367889">
                <text:p>14.2446324367889</text:p>
              </table:table-cell>
              <table:table-cell office:value-type="float" office:value="14.3170645679549">
                <text:p>14.31706456795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1046741328751">
                <text:p>14.1046741328751</text:p>
              </table:table-cell>
              <table:table-cell office:value-type="float" office:value="14.1688009510845">
                <text:p>14.16880095108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9654501486187">
                <text:p>13.9654501486187</text:p>
              </table:table-cell>
              <table:table-cell office:value-type="float" office:value="14.022985880248">
                <text:p>14.0229858802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8389229353569">
                <text:p>13.8389229353569</text:p>
              </table:table-cell>
              <table:table-cell office:value-type="float" office:value="13.9137766552209">
                <text:p>13.91377665522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7091743887069">
                <text:p>13.7091743887069</text:p>
              </table:table-cell>
              <table:table-cell office:value-type="float" office:value="13.770656939016">
                <text:p>13.7706569390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.5830807306949">
                <text:p>13.5830807306949</text:p>
              </table:table-cell>
              <table:table-cell office:value-type="float" office:value="13.6344632026574">
                <text:p>13.63446320265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.4672780329943">
                <text:p>13.4672780329943</text:p>
              </table:table-cell>
              <table:table-cell office:value-type="float" office:value="13.4983634255176">
                <text:p>13.49836342551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.3479526444581">
                <text:p>13.3479526444581</text:p>
              </table:table-cell>
              <table:table-cell office:value-type="float" office:value="13.3719151071541">
                <text:p>13.37191510715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.2349909920688">
                <text:p>13.2349909920688</text:p>
              </table:table-cell>
              <table:table-cell office:value-type="float" office:value="13.2486916075197">
                <text:p>13.24869160751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.1219447744392">
                <text:p>13.1219447744392</text:p>
              </table:table-cell>
              <table:table-cell office:value-type="float" office:value="13.1266881934392">
                <text:p>13.12668819343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.0118734572737">
                <text:p>13.0118734572737</text:p>
              </table:table-cell>
              <table:table-cell office:value-type="float" office:value="13.0043372671138">
                <text:p>13.00433726711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9046611353591">
                <text:p>12.9046611353591</text:p>
              </table:table-cell>
              <table:table-cell office:value-type="float" office:value="12.8852585915486">
                <text:p>12.88525859154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8001978473398">
                <text:p>12.8001978473398</text:p>
              </table:table-cell>
              <table:table-cell office:value-type="float" office:value="12.7681240001334">
                <text:p>12.76812400013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6969158829888">
                <text:p>12.6969158829888</text:p>
              </table:table-cell>
              <table:table-cell office:value-type="float" office:value="12.6635690021505">
                <text:p>12.66356900215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5962159677465">
                <text:p>12.5962159677465</text:p>
              </table:table-cell>
              <table:table-cell office:value-type="float" office:value="12.5679663753627">
                <text:p>12.56796637536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5019990691104">
                <text:p>12.5019990691104</text:p>
              </table:table-cell>
              <table:table-cell office:value-type="float" office:value="12.5003651982035">
                <text:p>12.50036519820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4059048264858">
                <text:p>12.4059048264858</text:p>
              </table:table-cell>
              <table:table-cell office:value-type="float" office:value="12.3952395875926">
                <text:p>12.39523958759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312058808835">
                <text:p>12.312058808835</text:p>
              </table:table-cell>
              <table:table-cell office:value-type="float" office:value="12.2936641830719">
                <text:p>12.29366418307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2449373586078">
                <text:p>12.2449373586078</text:p>
              </table:table-cell>
              <table:table-cell office:value-type="float" office:value="12.1999440063962">
                <text:p>12.19994400639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155478362196">
                <text:p>12.155478362196</text:p>
              </table:table-cell>
              <table:table-cell office:value-type="float" office:value="12.105557680999">
                <text:p>12.1055576809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0680998075612">
                <text:p>12.0680998075612</text:p>
              </table:table-cell>
              <table:table-cell office:value-type="float" office:value="12.0183995351614">
                <text:p>12.01839953516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9877643203981">
                <text:p>11.9877643203981</text:p>
              </table:table-cell>
              <table:table-cell office:value-type="float" office:value="11.9248554615172">
                <text:p>11.9248554615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9130008903883">
                <text:p>11.9130008903883</text:p>
              </table:table-cell>
              <table:table-cell office:value-type="float" office:value="11.833611609919">
                <text:p>11.8336116099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8312921462672">
                <text:p>11.8312921462672</text:p>
              </table:table-cell>
              <table:table-cell office:value-type="float" office:value="11.7509399172776">
                <text:p>11.75093991727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7513991520154">
                <text:p>11.7513991520154</text:p>
              </table:table-cell>
              <table:table-cell office:value-type="float" office:value="11.6755063358439">
                <text:p>11.67550633584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6732620477472">
                <text:p>11.6732620477472</text:p>
              </table:table-cell>
              <table:table-cell office:value-type="float" office:value="11.5945487013441">
                <text:p>11.59454870134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6183605152802">
                <text:p>11.6183605152802</text:p>
              </table:table-cell>
              <table:table-cell office:value-type="float" office:value="11.5101566926205">
                <text:p>11.51015669262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5438234209325">
                <text:p>11.5438234209325</text:p>
              </table:table-cell>
              <table:table-cell office:value-type="float" office:value="11.4276311287062">
                <text:p>11.42763112870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4708722222092">
                <text:p>11.4708722222092</text:p>
              </table:table-cell>
              <table:table-cell office:value-type="float" office:value="11.3496609629911">
                <text:p>11.34966096299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4029070300387">
                <text:p>11.4029070300387</text:p>
              </table:table-cell>
              <table:table-cell office:value-type="float" office:value="11.270485771725">
                <text:p>11.2704857717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3329435270272">
                <text:p>11.3329435270272</text:p>
              </table:table-cell>
              <table:table-cell office:value-type="float" office:value="11.1975394218631">
                <text:p>11.19753942186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2644225704697">
                <text:p>11.2644225704697</text:p>
              </table:table-cell>
              <table:table-cell office:value-type="float" office:value="11.1259501096192">
                <text:p>11.12595010961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2007063552268">
                <text:p>11.2007063552268</text:p>
              </table:table-cell>
              <table:table-cell office:value-type="float" office:value="11.0514814125078">
                <text:p>11.05148141250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1382773362515">
                <text:p>11.1382773362515</text:p>
              </table:table-cell>
              <table:table-cell office:value-type="float" office:value="10.9941108033327">
                <text:p>10.99411080333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.0805515579451">
                <text:p>11.0805515579451</text:p>
              </table:table-cell>
              <table:table-cell office:value-type="float" office:value="10.9224498732265">
                <text:p>10.92244987322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9.005cm" xlink:href=".." xlink:type="simple" chart:class="chart:scatter" chart:style-name="ch1">
        <chart:legend chart:legend-position="end" svg:x="13.27cm" svg:y="3.954cm" style:legend-expansion="high" chart:style-name="ch2"/>
        <chart:plot-area chart:style-name="ch3" table:cell-range-address="result_0509_server.I52:result_0509_server.DD53" chart:data-source-has-labels="row" svg:x="0.319cm" svg:y="0.18cm" svg:width="12.632cm" svg:height="8.645cm">
          <chartooo:coordinate-region svg:x="0.755cm" svg:y="0.379cm" svg:width="11.91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_0509_server.I52:result_0509_server.DD52" loext:label-string="decomposed" chart:class="chart:scatter">
            <chart:data-point chart:repeated="100"/>
          </chart:series>
          <chart:series chart:style-name="ch7" chart:values-cell-range-address="result_0509_server.I53:result_0509_server.DD53" loext:label-string="entire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omposed</text:p>
              </table:table-cell>
              <table:table-cell office:value-type="string">
                <text:p>enti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08312169603172">
                <text:p>7.08312169603172</text:p>
                <draw:g>
                  <svg:desc>result_0509_server.I52:result_0509_server.DD52</svg:desc>
                </draw:g>
              </table:table-cell>
              <table:table-cell office:value-type="float" office:value="7.08312169603172">
                <text:p>7.08312169603172</text:p>
                <draw:g>
                  <svg:desc>result_0509_server.I53:result_0509_server.DD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02959291692186">
                <text:p>8.02959291692186</text:p>
              </table:table-cell>
              <table:table-cell office:value-type="float" office:value="8.02959291692186">
                <text:p>8.029592916921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0470771303145">
                <text:p>8.0470771303145</text:p>
              </table:table-cell>
              <table:table-cell office:value-type="float" office:value="7.87252812682517">
                <text:p>7.872528126825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16169628030915">
                <text:p>8.16169628030915</text:p>
              </table:table-cell>
              <table:table-cell office:value-type="float" office:value="8.3164002728147">
                <text:p>8.3164002728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77085828085533">
                <text:p>7.77085828085533</text:p>
              </table:table-cell>
              <table:table-cell office:value-type="float" office:value="8.09546009412077">
                <text:p>8.09546009412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5576912214209">
                <text:p>7.5576912214209</text:p>
              </table:table-cell>
              <table:table-cell office:value-type="float" office:value="7.72891028705564">
                <text:p>7.728910287055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48985701009187">
                <text:p>7.48985701009187</text:p>
              </table:table-cell>
              <table:table-cell office:value-type="float" office:value="7.74744504670907">
                <text:p>7.747445046709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36665481997199">
                <text:p>7.36665481997199</text:p>
              </table:table-cell>
              <table:table-cell office:value-type="float" office:value="7.60727482400969">
                <text:p>7.607274824009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1889916161986">
                <text:p>7.1889916161986</text:p>
              </table:table-cell>
              <table:table-cell office:value-type="float" office:value="7.56320059720563">
                <text:p>7.56320059720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14539749671194">
                <text:p>7.14539749671194</text:p>
              </table:table-cell>
              <table:table-cell office:value-type="float" office:value="7.32711089012783">
                <text:p>7.327110890127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17192954145161">
                <text:p>7.17192954145161</text:p>
              </table:table-cell>
              <table:table-cell office:value-type="float" office:value="7.19350338881332">
                <text:p>7.193503388813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9629367016787">
                <text:p>6.9629367016787</text:p>
              </table:table-cell>
              <table:table-cell office:value-type="float" office:value="6.96309624938572">
                <text:p>6.963096249385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75510396625636">
                <text:p>6.75510396625636</text:p>
              </table:table-cell>
              <table:table-cell office:value-type="float" office:value="6.78813554249945">
                <text:p>6.788135542499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7414457486358">
                <text:p>6.57414457486358</text:p>
              </table:table-cell>
              <table:table-cell office:value-type="float" office:value="6.64334395966327">
                <text:p>6.643343959663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36278906446053">
                <text:p>6.36278906446053</text:p>
              </table:table-cell>
              <table:table-cell office:value-type="float" office:value="6.48003433123792">
                <text:p>6.48003433123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16445223089788">
                <text:p>6.16445223089788</text:p>
              </table:table-cell>
              <table:table-cell office:value-type="float" office:value="6.37275697516911">
                <text:p>6.372756975169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97752194428932">
                <text:p>5.97752194428932</text:p>
              </table:table-cell>
              <table:table-cell office:value-type="float" office:value="6.15426593616738">
                <text:p>6.154265936167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84017533851575">
                <text:p>5.84017533851575</text:p>
              </table:table-cell>
              <table:table-cell office:value-type="float" office:value="5.91430829607521">
                <text:p>5.914308296075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61668558166266">
                <text:p>5.61668558166266</text:p>
              </table:table-cell>
              <table:table-cell office:value-type="float" office:value="5.73823554843451">
                <text:p>5.738235548434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4177079261988">
                <text:p>5.4177079261988</text:p>
              </table:table-cell>
              <table:table-cell office:value-type="float" office:value="5.53543479752072">
                <text:p>5.535434797520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22972908652238">
                <text:p>5.22972908652238</text:p>
              </table:table-cell>
              <table:table-cell office:value-type="float" office:value="5.36920924051221">
                <text:p>5.369209240512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07364753034629">
                <text:p>5.07364753034629</text:p>
              </table:table-cell>
              <table:table-cell office:value-type="float" office:value="5.21590366788294">
                <text:p>5.215903667882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94498943460071">
                <text:p>4.94498943460071</text:p>
              </table:table-cell>
              <table:table-cell office:value-type="float" office:value="5.052464704675">
                <text:p>5.052464704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1405021469751">
                <text:p>4.81405021469751</text:p>
              </table:table-cell>
              <table:table-cell office:value-type="float" office:value="4.90754255771145">
                <text:p>4.907542557711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66175257850636">
                <text:p>4.66175257850636</text:p>
              </table:table-cell>
              <table:table-cell office:value-type="float" office:value="4.75989062423876">
                <text:p>4.759890624238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53628192955648">
                <text:p>4.53628192955648</text:p>
              </table:table-cell>
              <table:table-cell office:value-type="float" office:value="4.64530106050824">
                <text:p>4.645301060508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40699625634259">
                <text:p>4.40699625634259</text:p>
              </table:table-cell>
              <table:table-cell office:value-type="float" office:value="4.52887560735103">
                <text:p>4.528875607351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28891601957494">
                <text:p>4.28891601957494</text:p>
              </table:table-cell>
              <table:table-cell office:value-type="float" office:value="4.40307474016574">
                <text:p>4.403074740165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17506054404319">
                <text:p>4.17506054404319</text:p>
              </table:table-cell>
              <table:table-cell office:value-type="float" office:value="4.27603819289577">
                <text:p>4.276038192895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08567589759995">
                <text:p>4.08567589759995</text:p>
              </table:table-cell>
              <table:table-cell office:value-type="float" office:value="4.16340140339162">
                <text:p>4.163401403391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97999749814478">
                <text:p>3.97999749814478</text:p>
              </table:table-cell>
              <table:table-cell office:value-type="float" office:value="4.06724552721418">
                <text:p>4.067245527214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8113074677702">
                <text:p>3.88113074677702</text:p>
              </table:table-cell>
              <table:table-cell office:value-type="float" office:value="3.95817542307248">
                <text:p>3.958175423072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78562851784091">
                <text:p>3.78562851784091</text:p>
              </table:table-cell>
              <table:table-cell office:value-type="float" office:value="3.85902765805677">
                <text:p>3.859027658056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69598828482153">
                <text:p>3.69598828482153</text:p>
              </table:table-cell>
              <table:table-cell office:value-type="float" office:value="3.77358771217732">
                <text:p>3.773587712177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61031734364042">
                <text:p>3.61031734364042</text:p>
              </table:table-cell>
              <table:table-cell office:value-type="float" office:value="3.68302580632052">
                <text:p>3.683025806320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3062508480037">
                <text:p>3.53062508480037</text:p>
              </table:table-cell>
              <table:table-cell office:value-type="float" office:value="3.61260728069828">
                <text:p>3.612607280698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47068561380457">
                <text:p>3.47068561380457</text:p>
              </table:table-cell>
              <table:table-cell office:value-type="float" office:value="3.54525308681788">
                <text:p>3.545253086817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0545346059078">
                <text:p>3.40545346059078</text:p>
              </table:table-cell>
              <table:table-cell office:value-type="float" office:value="3.48146019276385">
                <text:p>3.481460192763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3365725364107">
                <text:p>3.3365725364107</text:p>
              </table:table-cell>
              <table:table-cell office:value-type="float" office:value="3.40842108306639">
                <text:p>3.408421083066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2716712428873">
                <text:p>3.2716712428873</text:p>
              </table:table-cell>
              <table:table-cell office:value-type="float" office:value="3.3403508277037">
                <text:p>3.34035082770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20933822744325">
                <text:p>3.20933822744325</text:p>
              </table:table-cell>
              <table:table-cell office:value-type="float" office:value="3.28054441492384">
                <text:p>3.280544414923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15521119858255">
                <text:p>3.15521119858255</text:p>
              </table:table-cell>
              <table:table-cell office:value-type="float" office:value="3.22316298918083">
                <text:p>3.223162989180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09848576628252">
                <text:p>3.09848576628252</text:p>
              </table:table-cell>
              <table:table-cell office:value-type="float" office:value="3.16253694765984">
                <text:p>3.162536947659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05136768131363">
                <text:p>3.05136768131363</text:p>
              </table:table-cell>
              <table:table-cell office:value-type="float" office:value="3.10567816088645">
                <text:p>3.105678160886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00754231992552">
                <text:p>3.00754231992552</text:p>
              </table:table-cell>
              <table:table-cell office:value-type="float" office:value="3.05002830008863">
                <text:p>3.050028300088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96019494617204">
                <text:p>2.96019494617204</text:p>
              </table:table-cell>
              <table:table-cell office:value-type="float" office:value="2.99651014639204">
                <text:p>2.996510146392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91362058785172">
                <text:p>2.91362058785172</text:p>
              </table:table-cell>
              <table:table-cell office:value-type="float" office:value="2.94731760115613">
                <text:p>2.947317601156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87290879251941">
                <text:p>2.87290879251941</text:p>
              </table:table-cell>
              <table:table-cell office:value-type="float" office:value="2.90537518405995">
                <text:p>2.905375184059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83121519499784">
                <text:p>2.83121519499784</text:p>
              </table:table-cell>
              <table:table-cell office:value-type="float" office:value="2.86002697831573">
                <text:p>2.860026978315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79686988868573">
                <text:p>2.79686988868573</text:p>
              </table:table-cell>
              <table:table-cell office:value-type="float" office:value="2.81492339062249">
                <text:p>2.814923390622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75590868961665">
                <text:p>2.75590868961665</text:p>
              </table:table-cell>
              <table:table-cell office:value-type="float" office:value="2.7727038938489">
                <text:p>2.77270389384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71707370632162">
                <text:p>2.71707370632162</text:p>
              </table:table-cell>
              <table:table-cell office:value-type="float" office:value="2.73296296156176">
                <text:p>2.732962961561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7916865809444">
                <text:p>2.67916865809444</text:p>
              </table:table-cell>
              <table:table-cell office:value-type="float" office:value="2.69341410111318">
                <text:p>2.693414101113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4352739280419">
                <text:p>2.64352739280419</text:p>
              </table:table-cell>
              <table:table-cell office:value-type="float" office:value="2.65745688732527">
                <text:p>2.657456887325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0840846516197">
                <text:p>2.60840846516197</text:p>
              </table:table-cell>
              <table:table-cell office:value-type="float" office:value="2.61994688391669">
                <text:p>2.619946883916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57422144968293">
                <text:p>2.57422144968293</text:p>
              </table:table-cell>
              <table:table-cell office:value-type="float" office:value="2.58368903041755">
                <text:p>2.583689030417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54770051430363">
                <text:p>2.54770051430363</text:p>
              </table:table-cell>
              <table:table-cell office:value-type="float" office:value="2.55036923199451">
                <text:p>2.550369231994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51579329156998">
                <text:p>2.51579329156998</text:p>
              </table:table-cell>
              <table:table-cell office:value-type="float" office:value="2.51762507250705">
                <text:p>2.517625072507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48666648601331">
                <text:p>2.48666648601331</text:p>
              </table:table-cell>
              <table:table-cell office:value-type="float" office:value="2.49190320267048">
                <text:p>2.49190320267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5709961929731">
                <text:p>2.45709961929731</text:p>
              </table:table-cell>
              <table:table-cell office:value-type="float" office:value="2.46001933317515">
                <text:p>2.460019333175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2953127815522">
                <text:p>2.42953127815522</text:p>
              </table:table-cell>
              <table:table-cell office:value-type="float" office:value="2.42988459867071">
                <text:p>2.429884598670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0213085846238">
                <text:p>2.40213085846238</text:p>
              </table:table-cell>
              <table:table-cell office:value-type="float" office:value="2.40217076245207">
                <text:p>2.402170762452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37983510659416">
                <text:p>2.37983510659416</text:p>
              </table:table-cell>
              <table:table-cell office:value-type="float" office:value="2.37522119930159">
                <text:p>2.375221199301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5406745269736">
                <text:p>2.35406745269736</text:p>
              </table:table-cell>
              <table:table-cell office:value-type="float" office:value="2.34731941631195">
                <text:p>2.347319416311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3290926496897">
                <text:p>2.3290926496897</text:p>
              </table:table-cell>
              <table:table-cell office:value-type="float" office:value="2.32027614972199">
                <text:p>2.320276149721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30487465889439">
                <text:p>2.30487465889439</text:p>
              </table:table-cell>
              <table:table-cell office:value-type="float" office:value="2.294052376059">
                <text:p>2.2940523760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8202263220562">
                <text:p>2.28202263220562</text:p>
              </table:table-cell>
              <table:table-cell office:value-type="float" office:value="2.27005497448009">
                <text:p>2.270054974480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5910346660738">
                <text:p>2.25910346660738</text:p>
              </table:table-cell>
              <table:table-cell office:value-type="float" office:value="2.24641683660423">
                <text:p>2.246416836604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23821593532195">
                <text:p>2.23821593532195</text:p>
              </table:table-cell>
              <table:table-cell office:value-type="float" office:value="2.22799972452925">
                <text:p>2.227999724529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1694550317383">
                <text:p>2.21694550317383</text:p>
              </table:table-cell>
              <table:table-cell office:value-type="float" office:value="2.20450482671047">
                <text:p>2.204504826710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9627423812847">
                <text:p>2.19627423812847</text:p>
              </table:table-cell>
              <table:table-cell office:value-type="float" office:value="2.18215902493993">
                <text:p>2.182159024939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7708814874159">
                <text:p>2.17708814874159</text:p>
              </table:table-cell>
              <table:table-cell office:value-type="float" office:value="2.15980340172151">
                <text:p>2.159803401721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5752921088148">
                <text:p>2.15752921088148</text:p>
              </table:table-cell>
              <table:table-cell office:value-type="float" office:value="2.13933680218542">
                <text:p>2.139336802185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13907394647623">
                <text:p>2.13907394647623</text:p>
              </table:table-cell>
              <table:table-cell office:value-type="float" office:value="2.11938173187105">
                <text:p>2.119381731871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1205434363226">
                <text:p>2.1205434363226</text:p>
              </table:table-cell>
              <table:table-cell office:value-type="float" office:value="2.09935584020281">
                <text:p>2.099355840202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102500571173">
                <text:p>2.102500571173</text:p>
              </table:table-cell>
              <table:table-cell office:value-type="float" office:value="2.0792431081376">
                <text:p>2.07924310813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08492635187145">
                <text:p>2.08492635187145</text:p>
              </table:table-cell>
              <table:table-cell office:value-type="float" office:value="2.05967571911263">
                <text:p>2.059675719112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6780275357763">
                <text:p>2.06780275357763</text:p>
              </table:table-cell>
              <table:table-cell office:value-type="float" office:value="2.04045105794751">
                <text:p>2.040451057947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5077660714387">
                <text:p>2.05077660714387</text:p>
              </table:table-cell>
              <table:table-cell office:value-type="float" office:value="2.02345845058141">
                <text:p>2.023458450581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3417611437096">
                <text:p>2.03417611437096</text:p>
              </table:table-cell>
              <table:table-cell office:value-type="float" office:value="2.00785572813944">
                <text:p>2.007855728139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1845640850013">
                <text:p>2.01845640850013</text:p>
              </table:table-cell>
              <table:table-cell office:value-type="float" office:value="1.99704324372494">
                <text:p>1.997043243724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0260763477586">
                <text:p>2.00260763477586</text:p>
              </table:table-cell>
              <table:table-cell office:value-type="float" office:value="1.97975265848522">
                <text:p>1.979752658485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98722278286835">
                <text:p>1.98722278286835</text:p>
              </table:table-cell>
              <table:table-cell office:value-type="float" office:value="1.96302171890641">
                <text:p>1.963021718906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97805509147458">
                <text:p>1.97805509147458</text:p>
              </table:table-cell>
              <table:table-cell office:value-type="float" office:value="1.94735586830616">
                <text:p>1.947355868306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96328664551972">
                <text:p>1.96328664551972</text:p>
              </table:table-cell>
              <table:table-cell office:value-type="float" office:value="1.93211964558278">
                <text:p>1.932119645582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94886165179636">
                <text:p>1.94886165179636</text:p>
              </table:table-cell>
              <table:table-cell office:value-type="float" office:value="1.91804998108303">
                <text:p>1.918049981083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3586537554467">
                <text:p>1.93586537554467</text:p>
              </table:table-cell>
              <table:table-cell office:value-type="float" office:value="1.90266107617481">
                <text:p>1.902661076174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2398086671855">
                <text:p>1.92398086671855</text:p>
              </table:table-cell>
              <table:table-cell office:value-type="float" office:value="1.88766898300481">
                <text:p>1.887668983004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91048374670274">
                <text:p>1.91048374670274</text:p>
              </table:table-cell>
              <table:table-cell office:value-type="float" office:value="1.87445879409377">
                <text:p>1.874458794093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9728656268727">
                <text:p>1.89728656268727</text:p>
              </table:table-cell>
              <table:table-cell office:value-type="float" office:value="1.86263345953191">
                <text:p>1.862633459531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8437942667215">
                <text:p>1.88437942667215</text:p>
              </table:table-cell>
              <table:table-cell office:value-type="float" office:value="1.8495714869419">
                <text:p>1.84957148694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7577033197012">
                <text:p>1.87577033197012</text:p>
              </table:table-cell>
              <table:table-cell office:value-type="float" office:value="1.83567724520879">
                <text:p>1.835677245208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6348445440684">
                <text:p>1.86348445440684</text:p>
              </table:table-cell>
              <table:table-cell office:value-type="float" office:value="1.82209527647767">
                <text:p>1.822095276477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5145997849384">
                <text:p>1.85145997849384</text:p>
              </table:table-cell>
              <table:table-cell office:value-type="float" office:value="1.80927979328911">
                <text:p>1.809279793289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401259587692">
                <text:p>1.8401259587692</text:p>
              </table:table-cell>
              <table:table-cell office:value-type="float" office:value="1.79624303970972">
                <text:p>1.796243039709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82859531043395">
                <text:p>1.82859531043395</text:p>
              </table:table-cell>
              <table:table-cell office:value-type="float" office:value="1.78446698341677">
                <text:p>1.784466983416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8173024074252">
                <text:p>1.8173024074252</text:p>
              </table:table-cell>
              <table:table-cell office:value-type="float" office:value="1.77290197945291">
                <text:p>1.772901979452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0674660629864">
                <text:p>1.80674660629864</text:p>
              </table:table-cell>
              <table:table-cell office:value-type="float" office:value="1.76063551234877">
                <text:p>1.760635512348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79640405367969">
                <text:p>1.79640405367969</text:p>
              </table:table-cell>
              <table:table-cell office:value-type="float" office:value="1.7508588249219">
                <text:p>1.75085882492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78678217121964">
                <text:p>1.78678217121964</text:p>
              </table:table-cell>
              <table:table-cell office:value-type="float" office:value="1.73905811870516">
                <text:p>1.739058118705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